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85mm"/>
    </style:style>
    <style:style style:name="co2" style:family="table-column">
      <style:table-column-properties fo:break-before="auto" style:column-width="173.27mm"/>
    </style:style>
    <style:style style:name="co3" style:family="table-column">
      <style:table-column-properties fo:break-before="auto" style:column-width="32.51mm"/>
    </style:style>
    <style:style style:name="co4" style:family="table-column">
      <style:table-column-properties fo:break-before="auto" style:column-width="21.11mm"/>
    </style:style>
    <style:style style:name="co5" style:family="table-column">
      <style:table-column-properties fo:break-before="auto" style:column-width="17.04mm"/>
    </style:style>
    <style:style style:name="co6" style:family="table-column">
      <style:table-column-properties fo:break-before="auto" style:column-width="42.42mm"/>
    </style:style>
    <style:style style:name="co7" style:family="table-column">
      <style:table-column-properties fo:break-before="auto" style:column-width="15.65mm"/>
    </style:style>
    <style:style style:name="co8" style:family="table-column">
      <style:table-column-properties fo:break-before="auto" style:column-width="28.03mm"/>
    </style:style>
    <style:style style:name="co9" style:family="table-column">
      <style:table-column-properties fo:break-before="auto" style:column-width="17.41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0.51mm"/>
    </style:style>
    <style:style style:name="co12" style:family="table-column">
      <style:table-column-properties fo:break-before="auto" style:column-width="89.34mm"/>
    </style:style>
    <style:style style:name="co13" style:family="table-column">
      <style:table-column-properties fo:break-before="auto" style:column-width="11.43mm"/>
    </style:style>
    <style:style style:name="co14" style:family="table-column">
      <style:table-column-properties fo:break-before="auto" style:column-width="11.2mm"/>
    </style:style>
    <style:style style:name="co15" style:family="table-column">
      <style:table-column-properties fo:break-before="auto" style:column-width="51.21mm"/>
    </style:style>
    <style:style style:name="co16" style:family="table-column">
      <style:table-column-properties fo:break-before="auto" style:column-width="96.7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1" style:font-size-asian="10pt" style:language-asian="zh" style:country-asian="CN" style:font-style-asian="normal" style:font-weight-asian="bold" style:font-name-complex="Courier New" style:font-size-complex="5.65000009536743pt" style:language-complex="ar" style:country-complex="SA" style:font-style-complex="normal" style:font-weight-complex="bold" style:text-emphasize="none" style:font-relief="none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imSun1" style:font-size-asian="10pt" style:language-asian="zh" style:country-asian="CN" style:font-style-asian="normal" style:font-weight-asian="bold" style:font-name-complex="Courier New" style:font-size-complex="5.65000009536743pt" style:language-complex="ar" style:country-complex="SA" style:font-style-complex="normal" style:font-weight-complex="bold" style:text-emphasize="none" style:font-relief="none"/>
    </style:style>
    <style:style style:name="ce1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imSun1" style:font-size-asian="10pt" style:language-asian="zh" style:country-asian="CN" style:font-style-asian="normal" style:font-weight-asian="bold" style:font-name-complex="Courier New" style:font-size-complex="5.65000009536743pt" style:language-complex="ar" style:country-complex="SA" style:font-style-complex="normal" style:font-weight-complex="bold" style:text-emphasize="none" style:font-relief="none"/>
    </style:style>
    <style:style style:name="ce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text-underline-mode="continuous" style:text-overline-mode="continuous" style:text-line-through-mode="continuous" style:font-name-asian="SimSun1" style:font-size-asian="10pt" style:language-asian="zh" style:country-asian="CN" style:font-style-asian="normal" style:font-weight-asian="bold" style:font-name-complex="Courier New" style:font-size-complex="5.65000009536743pt" style:language-complex="ar" style:country-complex="SA" style:font-style-complex="normal" style:font-weight-complex="bold" style:text-emphasize="none" style:font-relief="none"/>
    </style:style>
    <style:style style:name="ce2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1" style:font-size-asian="10pt" style:language-asian="zh" style:country-asian="CN" style:font-style-asian="normal" style:font-weight-asian="bold" style:font-name-complex="Courier New" style:font-size-complex="5.65000009536743pt" style:language-complex="ar" style:country-complex="SA" style:font-style-complex="normal" style:font-weight-complex="bold" style:text-emphasize="none" style:font-relief="none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imSun1" style:font-size-asian="10pt" style:language-asian="zh" style:country-asian="CN" style:font-style-asian="normal" style:font-weight-asian="bold" style:font-name-complex="Courier New" style:font-size-complex="5.65000009536743pt" style:language-complex="ar" style:country-complex="SA" style:font-style-complex="normal" style:font-weight-complex="bold" style:text-emphasize="none" style:font-relief="none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urier New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imSun1" style:language-asian="none" style:country-asian="none" style:font-style-asian="normal" style:font-weight-asian="bold" style:font-name-complex="Courier New" style:language-complex="none" style:country-complex="none" style:font-style-complex="normal" style:font-weight-complex="bold" style:text-emphasize="none" style:font-relief="none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text-underline-mode="continuous" style:text-overline-mode="continuous" style:text-line-through-mode="continuous" style:font-name-asian="SimSun1" style:font-size-asian="10pt" style:language-asian="zh" style:country-asian="CN" style:font-style-asian="normal" style:font-weight-asian="bold" style:font-name-complex="Courier New" style:font-size-complex="5.65000009536743pt" style:language-complex="ar" style:country-complex="SA" style:font-style-complex="normal" style:font-weight-complex="bold" style:text-emphasize="none" style:font-relief="none"/>
    </style:style>
    <style:style style:name="ce81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text-underline-mode="continuous" style:text-overline-mode="continuous" style:text-line-through-mode="continuous" style:font-name-asian="SimSun1" style:font-size-asian="10pt" style:language-asian="zh" style:country-asian="CN" style:font-style-asian="normal" style:font-weight-asian="bold" style:font-name-complex="Courier New" style:font-size-complex="5.69999980926514pt" style:language-complex="ar" style:country-complex="SA" style:font-style-complex="normal" style:font-weight-complex="bold" style:text-emphasize="none" style:font-relief="none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language="fr" fo:country="FR" fo:font-style="normal" fo:text-shadow="none" style:text-underline-style="none" style:text-underline-mode="continuous" style:text-overline-mode="continuous" style:text-line-through-mode="continuous" style:font-name-asian="SimSun1" style:font-size-asian="10pt" style:language-asian="zh" style:country-asian="CN" style:font-style-asian="normal" style:font-name-complex="Courier New" style:font-size-complex="5.69999980926514pt" style:language-complex="ar" style:country-complex="SA" style:font-style-complex="normal" style:text-emphasize="none" style:font-relief="none"/>
    </style:style>
    <style:style style:name="ce35" style:family="table-cell" style:parent-style-name="Default" style:data-style-name="N41">
      <style:text-properties style:use-window-font-color="true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1" style:font-size-asian="10pt" style:language-asian="zh" style:country-asian="CN" style:font-style-asian="normal" style:font-weight-asian="bold" style:font-name-complex="Courier New" style:font-size-complex="5.65000009536743pt" style:language-complex="ar" style:country-complex="SA" style:font-style-complex="normal" style:font-weight-complex="bold" style:text-emphasize="none" style:font-relief="none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1" style:font-size-asian="10pt" style:language-asian="zh" style:country-asian="CN" style:font-style-asian="normal" style:font-weight-asian="normal" style:font-name-complex="Courier New" style:font-size-complex="5.65000009536743pt" style:language-complex="ar" style:country-complex="SA" style:font-style-complex="normal" style:font-weight-complex="normal" style:text-emphasize="none" style:font-relief="none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Courier New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1" style:language-asian="zh" style:country-asian="CN" style:font-style-asian="normal" style:font-weight-asian="bold" style:font-name-complex="Courier New" style:language-complex="ar" style:country-complex="SA" style:font-style-complex="normal" style:font-weight-complex="bold" style:text-emphasize="none" style:font-relief="none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1" style:font-size-asian="10pt" style:language-asian="zh" style:country-asian="CN" style:font-style-asian="normal" style:font-weight-asian="bold" style:font-name-complex="Courier New" style:font-size-complex="10pt" style:language-complex="ar" style:country-complex="SA" style:font-style-complex="normal" style:font-weight-complex="bold" style:text-emphasize="none" style:font-relief="none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1" style:font-size-asian="10pt" style:language-asian="zh" style:country-asian="CN" style:font-style-asian="normal" style:font-weight-asian="bold" style:font-name-complex="Courier New" style:font-size-complex="5.65000009536743pt" style:language-complex="ar" style:country-complex="SA" style:font-style-complex="normal" style:font-weight-complex="bold" style:text-emphasize="none" style:font-relief="none"/>
    </style:style>
    <style:style style:name="ce30" style:family="table-cell" style:parent-style-name="Default" style:data-style-name="N41">
      <style:text-properties style:use-window-font-color="true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1" style:font-size-asian="10pt" style:language-asian="zh" style:country-asian="CN" style:font-style-asian="normal" style:font-weight-asian="normal" style:font-name-complex="Courier New" style:font-size-complex="5.65000009536743pt" style:language-complex="ar" style:country-complex="SA" style:font-style-complex="normal" style:font-weight-complex="normal" style:text-emphasize="none" style:font-relief="none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imSun1" style:font-size-asian="10pt" style:language-asian="zh" style:country-asian="CN" style:font-style-asian="normal" style:font-weight-asian="normal" style:font-name-complex="Courier New" style:font-size-complex="5.65000009536743pt" style:language-complex="ar" style:country-complex="SA" style:font-style-complex="normal" style:font-weight-complex="normal" style:text-emphasize="none" style:font-relief="none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1" style:font-size-asian="10pt" style:language-asian="zh" style:country-asian="CN" style:font-style-asian="normal" style:font-weight-asian="normal" style:font-name-complex="Courier New" style:font-size-complex="5.65000009536743pt" style:language-complex="ar" style:country-complex="SA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1" style:font-size-asian="10pt" style:language-asian="zh" style:country-asian="CN" style:font-style-asian="normal" style:font-weight-asian="normal" style:font-name-complex="Courier New" style:font-size-complex="5.65000009536743pt" style:language-complex="ar" style:country-complex="SA" style:font-style-complex="normal" style:font-weight-complex="normal" style:text-emphasize="none" style:font-relief="none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SimSun1" style:font-size-asian="10pt" style:language-asian="zh" style:country-asian="CN" style:font-style-asian="normal" style:font-weight-asian="normal" style:font-name-complex="Courier New" style:font-size-complex="5.65000009536743pt" style:language-complex="ar" style:country-complex="SA" style:font-style-complex="normal" style:font-weight-complex="normal" style:text-emphasize="none" style:font-relief="none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1" style:font-size-asian="10pt" style:language-asian="none" style:country-asian="none" style:font-style-asian="normal" style:font-weight-asian="normal" style:font-name-complex="Courier New" style:font-size-complex="5.69999980926514pt" style:language-complex="none" style:country-complex="none" style:font-style-complex="normal" style:font-weight-complex="normal" style:text-emphasize="none" style:font-relief="non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urier New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1" style:language-asian="zh" style:country-asian="CN" style:font-style-asian="normal" style:font-weight-asian="normal" style:font-name-complex="Courier New" style:language-complex="ar" style:country-complex="SA" style:font-style-complex="normal" style:font-weight-complex="normal" style:text-emphasize="none" style:font-relief="none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SimSun1" style:font-size-asian="10pt" style:language-asian="zh" style:country-asian="CN" style:font-style-asian="normal" style:font-weight-asian="normal" style:font-name-complex="Courier New" style:font-size-complex="5.69999980926514pt" style:language-complex="ar" style:country-complex="SA" style:font-style-complex="normal" style:font-weight-complex="normal" style:text-emphasize="none" style:font-relief="none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1" style:font-size-asian="10pt" style:language-asian="zh" style:country-asian="CN" style:font-style-asian="normal" style:font-weight-asian="normal" style:font-name-complex="Courier New" style:font-size-complex="5.65000009536743pt" style:language-complex="ar" style:country-complex="SA" style:font-style-complex="normal" style:font-weight-complex="normal" style:text-emphasize="none" style:font-relief="none"/>
    </style:style>
    <style:style style:name="ce31" style:family="table-cell" style:parent-style-name="Default" style:data-style-name="N41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1" style:font-size-asian="10pt" style:language-asian="zh" style:country-asian="CN" style:font-style-asian="normal" style:font-weight-asian="normal" style:font-name-complex="Courier New" style:font-size-complex="5.65000009536743pt" style:language-complex="ar" style:country-complex="SA" style:font-style-complex="normal" style:font-weight-complex="normal" style:text-emphasize="none" style:font-relief="none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Courier New" fo:font-style="normal" fo:text-shadow="none" style:text-underline-style="none" fo:font-weight="normal" style:text-underline-mode="continuous" style:text-overline-mode="continuous" style:text-line-through-mode="continuous" style:font-name-asian="SimSun1" style:language-asian="zh" style:country-asian="CN" style:font-style-asian="normal" style:font-weight-asian="normal" style:font-name-complex="Courier New" style:language-complex="ar" style:country-complex="SA" style:font-style-complex="normal" style:font-weight-complex="normal" style:text-emphasize="none" style:font-relief="none"/>
    </style:style>
    <style:style style:name="ce36" style:family="table-cell" style:parent-style-name="Default" style:data-style-name="N44">
      <style:text-properties style:use-window-font-color="true" style:text-outline="false" style:text-line-through-style="none" style:text-line-through-type="none" style:font-name="Courier New" fo:font-style="normal" fo:text-shadow="none" style:text-underline-style="none" fo:font-weight="normal" style:text-underline-mode="continuous" style:text-overline-mode="continuous" style:text-line-through-mode="continuous" style:font-name-asian="SimSun1" style:language-asian="zh" style:country-asian="CN" style:font-style-asian="normal" style:font-weight-asian="normal" style:font-name-complex="Courier New" style:language-complex="ar" style:country-complex="SA" style:font-style-complex="normal" style:font-weight-complex="normal" style:text-emphasize="none" style:font-relief="none"/>
    </style:style>
    <style:style style:name="ce37" style:family="table-cell" style:parent-style-name="Default" style:data-style-name="N41"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SimSun1" style:font-size-asian="10pt" style:language-asian="zh" style:country-asian="CN" style:font-style-asian="normal" style:font-weight-asian="normal" style:font-name-complex="Courier New" style:font-size-complex="5.65000009536743pt" style:language-complex="ar" style:country-complex="SA" style:font-style-complex="normal" style:font-weight-complex="normal" style:text-emphasize="none" style:font-relief="none"/>
    </style:style>
    <style:style style:name="ce90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1" style:font-size-asian="10pt" style:language-asian="none" style:country-asian="none" style:font-style-asian="normal" style:font-weight-asian="normal" style:font-name-complex="Courier New" style:font-size-complex="5.65000009536743pt" style:language-complex="none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SimSun1" style:font-size-asian="10pt" style:language-asian="zh" style:country-asian="CN" style:font-style-asian="normal" style:font-weight-asian="normal" style:font-name-complex="Courier New" style:font-size-complex="5.69999980926514pt" style:language-complex="ar" style:country-complex="SA" style:font-style-complex="normal" style:font-weight-complex="normal" style:text-emphasize="none" style:font-relief="none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imSun1" style:font-size-asian="10pt" style:language-asian="zh" style:country-asian="CN" style:font-style-asian="normal" style:font-weight-asian="normal" style:font-name-complex="Courier New" style:font-size-complex="5.65000009536743pt" style:language-complex="ar" style:country-complex="SA" style:font-style-complex="normal" style:font-weight-complex="normal" style:text-emphasize="none" style:font-relief="none"/>
    </style:style>
    <style:style style:name="ce34" style:family="table-cell" style:parent-style-name="Default" style:data-style-name="N41"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imSun1" style:font-size-asian="10pt" style:language-asian="zh" style:country-asian="CN" style:font-style-asian="normal" style:font-weight-asian="normal" style:font-name-complex="Courier New" style:font-size-complex="5.65000009536743pt" style:language-complex="ar" style:country-complex="SA" style:font-style-complex="normal" style:font-weight-complex="normal" style:text-emphasize="none" style:font-relief="none"/>
    </style:style>
    <style:style style:name="ce32" style:family="table-cell" style:parent-style-name="Default" style:data-style-name="N44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SimSun1" style:font-size-asian="10pt" style:language-asian="zh" style:country-asian="CN" style:font-style-asian="normal" style:font-weight-asian="normal" style:font-name-complex="Courier New" style:font-size-complex="5.65000009536743pt" style:language-complex="ar" style:country-complex="SA" style:font-style-complex="normal" style:font-weight-complex="normal" style:text-emphasize="none" style:font-relief="none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transparent"/>
      <style:text-properties style:use-window-font-color="true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43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0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5" style:family="table-cell" style:parent-style-name="Default" style:data-style-name="N1"/>
    <style:style style:name="ce4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fo:font-weight="bold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/>
    </style:style>
    <style:style style:name="ce113" style:family="table-cell" style:parent-style-name="Default">
      <style:table-cell-properties style:text-align-source="value-type" style:repeat-content="false"/>
      <style:paragraph-properties fo:margin-left="0mm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ext-properties fo:font-weight="normal"/>
    </style:style>
    <style:style style:name="T1" style:family="text">
      <style:text-properties style:font-name="Courier New" fo:font-size="10pt" fo:font-weight="bold" fo:language="none" fo:country="none" style:language-asian="none" style:country-asian="none" style:language-complex="none" style:country-complex="none" style:font-name-complex="Courier New" style:font-size-asian="10pt" style:font-size-complex="5.69999980926514pt" style:font-weight-asian="bold" style:font-weight-complex="bold"/>
    </style:style>
    <style:style style:name="T2" style:family="text">
      <style:text-properties style:font-name="Courier New" fo:font-weight="bold" fo:language="none" fo:country="none" style:language-asian="none" style:country-asian="none" style:language-complex="none" style:country-complex="none" style:font-name-complex="Courier New" style:font-weight-asian="bold" style:font-weight-complex="bold" fo:font-size="8pt" style:font-size-asian="8pt" style:font-size-complex="4.59999990463257pt"/>
    </style:style>
    <style:style style:name="T3" style:family="text">
      <style:text-properties style:font-name="Courier New" fo:font-size="10pt" fo:font-weight="bold" fo:language="fr" fo:country="FR" style:language-asian="zh" style:country-asian="CN" style:language-complex="ar" style:country-complex="SA" style:font-name-complex="Courier New" style:font-size-asian="10pt" style:font-size-complex="5.69999980926514pt" style:font-weight-asian="bold" style:font-weight-complex="bold"/>
    </style:style>
    <style:style style:name="T4" style:family="text">
      <style:text-properties style:font-name="Courier New" fo:font-size="10pt" fo:font-weight="bold" style:language-asian="zh" style:country-asian="CN" style:language-complex="ar" style:country-complex="SA" style:font-name-complex="Courier New" style:font-size-asian="10pt" style:font-size-complex="5.69999980926514pt" style:font-weight-asian="bold" style:font-weight-complex="bold" fo:language="de" fo:country="DE"/>
    </style:style>
    <style:style style:name="T5" style:family="text">
      <style:text-properties style:font-name="Courier New" fo:font-size="10pt" fo:font-weight="bold" fo:language="de" fo:country="DE" style:language-asian="zh" style:country-asian="CN" style:language-complex="ar" style:country-complex="SA" style:font-name-complex="Courier New" style:font-size-asian="10pt" style:font-size-complex="5.69999980926514pt" style:font-weight-asian="bold" style:font-weight-complex="bold"/>
    </style:style>
    <style:style style:name="T6" style:family="text">
      <style:text-properties style:font-name="Courier New" fo:font-size="10pt" fo:font-weight="bold" style:language-asian="zh" style:country-asian="CN" style:language-complex="ar" style:country-complex="SA" style:font-name-complex="Courier New" style:font-size-asian="10pt" style:font-size-complex="5.69999980926514pt" style:font-weight-asian="bold" style:font-weight-complex="bold" fo:language="fr" fo:country="FR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fo:font-size="10pt" fo:language="fr" fo:country="FR" style:language-asian="zh" style:country-asian="CN" style:language-complex="ar" style:country-complex="SA" style:font-name-complex="Courier New" style:font-size-asian="10pt" style:font-size-complex="5.69999980926514pt"/>
    </style:style>
    <style:style style:name="T9" style:family="text">
      <style:text-properties style:font-name="Courier New" fo:font-size="10pt" fo:language="fr" fo:country="FR" style:language-asian="zh" style:country-asian="CN" style:language-complex="ar" style:country-complex="SA" style:font-name-complex="Courier New" style:font-size-asian="10pt" style:font-size-complex="5.69999980926514pt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ourier New" fo:font-weight="bold" fo:language="fr" fo:country="FR" style:language-asian="zh" style:country-asian="CN" style:language-complex="ar" style:country-complex="SA" style:font-name-complex="Courier New" style:font-size-asian="10pt" style:font-size-complex="5.69999980926514pt" style:font-weight-asian="bold" style:font-weight-complex="bold"/>
    </style:style>
    <style:style style:name="T12" style:family="text">
      <style:text-properties style:font-name="Courier New" fo:font-weight="bold" fo:language="fr" fo:country="FR" style:language-asian="zh" style:country-asian="CN" style:language-complex="ar" style:country-complex="SA" style:font-name-complex="Courier New" style:font-weight-asian="bold" style:font-weight-complex="bold" style:font-size-asian="8pt" style:font-size-complex="4.59999990463257pt"/>
    </style:style>
    <style:style style:name="T13" style:family="text">
      <style:text-properties style:font-name="Courier New" fo:font-size="10pt" fo:font-weight="bold" fo:language="en" fo:country="GB" style:language-asian="zh" style:country-asian="CN" style:language-complex="ar" style:country-complex="SA" style:font-name-complex="Courier New" style:font-size-asian="10pt" style:font-size-complex="5.69999980926514pt" style:font-weight-asian="bold" style:font-weight-complex="bold"/>
    </style:style>
    <style:style style:name="T14" style:family="text">
      <style:text-properties style:font-name="Courier New" fo:font-size="10pt" fo:language="de" fo:country="DE" style:language-asian="zh" style:country-asian="CN" style:language-complex="ar" style:country-complex="SA" style:font-name-complex="Courier New" style:font-size-asian="10pt" style:font-size-complex="5.69999980926514pt"/>
    </style:style>
    <style:style style:name="T15" style:family="text">
      <style:text-properties style:font-name="Courier New" fo:font-size="10pt" style:language-asian="zh" style:country-asian="CN" style:language-complex="ar" style:country-complex="SA" style:font-name-complex="Courier New" style:font-size-asian="10pt" style:font-size-complex="5.69999980926514pt" fo:language="fr" fo:country="FR"/>
    </style:style>
    <style:style style:name="T16" style:family="text">
      <style:text-properties style:font-name="Courier New" fo:font-size="10pt" fo:language="none" fo:country="none" style:language-asian="none" style:country-asian="none" style:language-complex="none" style:country-complex="none" style:font-name-complex="Courier New" style:font-size-asian="10pt" style:font-size-complex="5.69999980926514pt"/>
    </style:style>
    <style:style style:name="T17" style:family="text">
      <style:text-properties style:font-name="Courier New" fo:font-size="10pt" style:language-asian="zh" style:country-asian="CN" style:language-complex="ar" style:country-complex="SA" style:font-name-complex="Courier New" style:font-size-asian="10pt" style:font-size-complex="5.69999980926514pt" fo:language="de" fo:country="DE"/>
    </style:style>
    <style:style style:name="T18" style:family="text">
      <style:text-properties style:font-name="Courier New" fo:language="fr" fo:country="FR" style:language-asian="zh" style:country-asian="CN" style:language-complex="ar" style:country-complex="SA" style:font-name-complex="Courier New" fo:font-size="8pt" style:font-size-asian="8pt" style:font-size-complex="4.59999990463257pt"/>
    </style:style>
    <style:style style:name="T19" style:family="text">
      <style:text-properties style:font-name="Courier New" fo:font-size="10pt" style:language-asian="zh" style:country-asian="CN" style:language-complex="ar" style:country-complex="SA" style:font-name-complex="Courier New" style:font-size-asian="10pt" style:font-size-complex="5.69999980926514pt" fo:language="en" fo:country="GB"/>
    </style:style>
    <style:style style:name="T20" style:family="text">
      <style:text-properties style:font-name="Courier New" fo:font-size="10pt" fo:language="nl" fo:country="NL" style:language-asian="zh" style:country-asian="CN" style:language-complex="ar" style:country-complex="SA" style:font-name-complex="Courier New" style:font-size-asian="10pt" style:font-size-complex="5.69999980926514pt"/>
    </style:style>
    <style:style style:name="T21" style:family="text">
      <style:text-properties style:font-name="Courier New" fo:font-size="10pt" fo:language="en" fo:country="GB" style:language-asian="zh" style:country-asian="CN" style:language-complex="ar" style:country-complex="SA" style:font-name-complex="Courier New" style:font-size-asian="10pt" style:font-size-complex="5.69999980926514pt"/>
    </style:style>
    <style:style style:name="T22" style:family="text">
      <style:text-properties style:font-name="Courier New" style:language-asian="zh" style:country-asian="CN" style:language-complex="ar" style:country-complex="SA" style:font-name-complex="Courier New" fo:language="fr" fo:country="FR" fo:font-size="8pt" style:font-size-asian="8pt" style:font-size-complex="4.59999990463257pt"/>
    </style:style>
    <style:style style:name="T23" style:family="text">
      <style:text-properties fo:language="none" fo:country="none" style:language-asian="none" style:country-asian="none" style:language-complex="none" style:country-complex="none" style:font-name-complex="Courier New" style:font-size-asian="10pt" style:font-size-complex="5.69999980926514pt"/>
    </style:style>
    <style:style style:name="T24" style:family="text">
      <style:text-properties fo:language="none" fo:country="none" style:language-asian="none" style:country-asian="none" style:language-complex="none" style:country-complex="none" style:font-name-complex="Courier New" style:font-size-asian="8pt" style:font-size-complex="4.59999990463257pt"/>
    </style:style>
    <style:style style:name="T25" style:family="text">
      <style:text-properties style:font-name="Courier New" fo:font-size="10pt" fo:language="fr" fo:country="FR" style:language-asian="zh" style:country-asian="CN" style:language-complex="ar" style:country-complex="SA" style:font-name-complex="Courier New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05"/>
        <table:table-column table:style-name="co11" table:default-cell-style-name="Default"/>
        <table:table-column table:style-name="co12" table:default-cell-style-name="Default"/>
        <table:table-column table:style-name="co13" table:visibility="collapse" table:number-columns-repeated="2" table:default-cell-style-name="Default"/>
        <table:table-column table:style-name="co14" table:visibility="collapse" table:default-cell-style-name="Default"/>
        <table:table-column table:style-name="co15" table:default-cell-style-name="ce40"/>
        <table:table-column table:style-name="co16" table:default-cell-style-name="ce40"/>
        <table:table-column table:style-name="co17" table:number-columns-repeated="238" table:default-cell-style-name="Default"/>
        <table:table-column table:style-name="co18" table:number-columns-repeated="767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formula="of:=[.O1]+[.P1]" office:value-type="float" office:value="9507" calcext:value-type="float">
            <text:p>9507</text:p>
          </table:table-cell>
          <table:table-cell table:style-name="ce5" office:value-type="string" calcext:value-type="string">
            <text:p><text:s/>6:51:52 45:49:57 4810 <text:s/>4697 <text:s/>MONT BLANC</text:p>
          </table:table-cell>
          <table:table-cell table:formula="of:=LEFT([.C1];17)" office:value-type="string" office:string-value=" 6:51:52 45:49:57" calcext:value-type="string">
            <text:p><text:s/>6:51:52 45:49:57</text:p>
          </table:table-cell>
          <table:table-cell table:style-name="ce40" table:formula="of:=RIGHT([.D1];8)" office:value-type="string" office:string-value="45:49:57" calcext:value-type="string">
            <text:p>45:49:57</text:p>
          </table:table-cell>
          <table:table-cell table:style-name="ce40" table:formula="of:=LEFT([.C1];8)" office:value-type="string" office:string-value=" 6:51:52" calcext:value-type="string">
            <text:p><text:s/>6:51:52</text:p>
          </table:table-cell>
          <table:table-cell table:formula="of:=LEFT([.C1];22)" office:value-type="string" office:string-value=" 6:51:52 45:49:57 4810" calcext:value-type="string">
            <text:p><text:s/>6:51:52 45:49:57 4810</text:p>
          </table:table-cell>
          <table:table-cell table:style-name="ce40" table:formula="of:=RIGHT([.G1];4)" office:value-type="string" office:string-value="4810" calcext:value-type="string">
            <text:p>4810</text:p>
          </table:table-cell>
          <table:table-cell table:formula="of:=LEFT([.C1];28)" office:value-type="string" office:string-value=" 6:51:52 45:49:57 4810  4697" calcext:value-type="string">
            <text:p><text:s/>6:51:52 45:49:57 4810 <text:s/>4697</text:p>
          </table:table-cell>
          <table:table-cell table:style-name="ce40" table:formula="of:=RIGHT([.I1];4)" office:value-type="string" office:string-value="4697" calcext:value-type="string">
            <text:p>4697</text:p>
          </table:table-cell>
          <table:table-cell table:style-name="ce43" table:formula="of:=[.J1]/[.H1]*100" office:value-type="float" office:value="97.6507276507277" calcext:value-type="float">
            <text:p>97,7</text:p>
          </table:table-cell>
          <table:table-cell table:style-name="ce104" office:value-type="float" office:value="4753" calcext:value-type="float">
            <text:p>4753</text:p>
          </table:table-cell>
          <table:table-cell table:style-name="ce43" office:value-type="float" office:value="2808" calcext:value-type="float">
            <text:p>2808,0</text:p>
          </table:table-cell>
          <table:table-cell table:style-name="ce44" table:formula="of:=RIGHT([.C1];LEN([.C1])-30)" office:value-type="string" office:string-value="MONT BLANC" calcext:value-type="string">
            <text:p>MONT BLANC</text:p>
          </table:table-cell>
          <table:table-cell table:formula="of:=VALUE([.H1])" office:value-type="float" office:value="4810" calcext:value-type="float">
            <text:p>4810</text:p>
          </table:table-cell>
          <table:table-cell table:formula="of:=VALUE([.J1])" office:value-type="float" office:value="4697" calcext:value-type="float">
            <text:p>4697</text:p>
          </table:table-cell>
          <table:table-cell table:style-name="ce2" table:formula="of:=[.O1]+[.P1]" office:value-type="float" office:value="9507" calcext:value-type="float">
            <text:p>9507</text:p>
          </table:table-cell>
          <table:table-cell office:value-type="string" calcext:value-type="string">
            <text:p>1991, 2001 et 2002</text:p>
          </table:table-cell>
          <table:table-cell office:value-type="string" calcext:value-type="string">
            <text:p>Papa / Estelle et Claire / Manu</text:p>
          </table:table-cell>
          <table:table-cell table:number-columns-repeated="100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formula="of:=[.O2]+[.P2]" office:value-type="float" office:value="5903" calcext:value-type="float">
            <text:p>5903</text:p>
          </table:table-cell>
          <table:table-cell table:style-name="ce5" office:value-type="string" calcext:value-type="string">
            <text:p><text:s/>7:05:27 44:40:03 3841 <text:s/>2062 <text:s/>MONTE VISO</text:p>
          </table:table-cell>
          <table:table-cell table:formula="of:=LEFT([.C2];17)" office:value-type="string" office:string-value=" 7:05:27 44:40:03" calcext:value-type="string">
            <text:p><text:s/>7:05:27 44:40:03</text:p>
          </table:table-cell>
          <table:table-cell table:style-name="ce40" table:formula="of:=RIGHT([.D2];8)" office:value-type="string" office:string-value="44:40:03" calcext:value-type="string">
            <text:p>44:40:03</text:p>
          </table:table-cell>
          <table:table-cell table:style-name="ce40" table:formula="of:=LEFT([.C2];8)" office:value-type="string" office:string-value=" 7:05:27" calcext:value-type="string">
            <text:p><text:s/>7:05:27</text:p>
          </table:table-cell>
          <table:table-cell table:formula="of:=LEFT([.C2];22)" office:value-type="string" office:string-value=" 7:05:27 44:40:03 3841" calcext:value-type="string">
            <text:p><text:s/>7:05:27 44:40:03 3841</text:p>
          </table:table-cell>
          <table:table-cell table:style-name="ce40" table:formula="of:=RIGHT([.G2];4)" office:value-type="string" office:string-value="3841" calcext:value-type="string">
            <text:p>3841</text:p>
          </table:table-cell>
          <table:table-cell table:formula="of:=LEFT([.C2];28)" office:value-type="string" office:string-value=" 7:05:27 44:40:03 3841  2062" calcext:value-type="string">
            <text:p><text:s/>7:05:27 44:40:03 3841 <text:s/>2062</text:p>
          </table:table-cell>
          <table:table-cell table:style-name="ce40" table:formula="of:=RIGHT([.I2];4)" office:value-type="string" office:string-value="2062" calcext:value-type="string">
            <text:p>2062</text:p>
          </table:table-cell>
          <table:table-cell table:style-name="ce43" table:formula="of:=[.J2]/[.H2]*100" office:value-type="float" office:value="53.6839364748763" calcext:value-type="float">
            <text:p>53,7</text:p>
          </table:table-cell>
          <table:table-cell table:style-name="ce104" office:value-type="float" office:value="3236" calcext:value-type="float">
            <text:p>3236</text:p>
          </table:table-cell>
          <table:table-cell table:style-name="ce43" office:value-type="float" office:value="60.1" calcext:value-type="float">
            <text:p>60,1</text:p>
          </table:table-cell>
          <table:table-cell table:style-name="ce44" table:formula="of:=RIGHT([.C2];LEN([.C2])-30)" office:value-type="string" office:string-value="MONTE VISO" calcext:value-type="string">
            <text:p>MONTE VISO</text:p>
          </table:table-cell>
          <table:table-cell table:formula="of:=VALUE([.H2])" office:value-type="float" office:value="3841" calcext:value-type="float">
            <text:p>3841</text:p>
          </table:table-cell>
          <table:table-cell table:formula="of:=VALUE([.J2])" office:value-type="float" office:value="2062" calcext:value-type="float">
            <text:p>2062</text:p>
          </table:table-cell>
          <table:table-cell table:style-name="ce2" table:formula="of:=[.O2]+[.P2]" office:value-type="float" office:value="5903" calcext:value-type="float">
            <text:p>5903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table:formula="of:=[.O3]+[.P3]" office:value-type="float" office:value="4326" calcext:value-type="float">
            <text:p>4326</text:p>
          </table:table-cell>
          <table:table-cell table:style-name="ce9" office:value-type="string" calcext:value-type="string">
            <text:p><text:s/>0:02:10 42:40:36 3355 <text:s text:c="2"/>971 <text:s/>Monte Perdido</text:p>
          </table:table-cell>
          <table:table-cell table:formula="of:=LEFT([.C3];17)" office:value-type="string" office:string-value=" 0:02:10 42:40:36" calcext:value-type="string">
            <text:p><text:s/>0:02:10 42:40:36</text:p>
          </table:table-cell>
          <table:table-cell table:style-name="ce40" table:formula="of:=RIGHT([.D3];8)" office:value-type="string" office:string-value="42:40:36" calcext:value-type="string">
            <text:p>42:40:36</text:p>
          </table:table-cell>
          <table:table-cell table:style-name="ce40" table:formula="of:=LEFT([.C3];8)" office:value-type="string" office:string-value=" 0:02:10" calcext:value-type="string">
            <text:p><text:s/>0:02:10</text:p>
          </table:table-cell>
          <table:table-cell table:formula="of:=LEFT([.C3];22)" office:value-type="string" office:string-value=" 0:02:10 42:40:36 3355" calcext:value-type="string">
            <text:p><text:s/>0:02:10 42:40:36 3355</text:p>
          </table:table-cell>
          <table:table-cell table:style-name="ce40" table:formula="of:=RIGHT([.G3];4)" office:value-type="string" office:string-value="3355" calcext:value-type="string">
            <text:p>3355</text:p>
          </table:table-cell>
          <table:table-cell table:formula="of:=LEFT([.C3];28)" office:value-type="string" office:string-value=" 0:02:10 42:40:36 3355   971" calcext:value-type="string">
            <text:p><text:s/>0:02:10 42:40:36 3355 <text:s text:c="2"/>971</text:p>
          </table:table-cell>
          <table:table-cell table:style-name="ce40" table:formula="of:=RIGHT([.I3];4)" office:value-type="string" office:string-value=" 971" calcext:value-type="string">
            <text:p><text:s/>971</text:p>
          </table:table-cell>
          <table:table-cell table:style-name="ce43" table:formula="of:=[.J3]/[.H3]*100" office:value-type="float" office:value="28.9418777943368" calcext:value-type="float">
            <text:p>28,9</text:p>
          </table:table-cell>
          <table:table-cell table:style-name="ce104" office:value-type="float" office:value="3126" calcext:value-type="float">
            <text:p>3126</text:p>
          </table:table-cell>
          <table:table-cell table:style-name="ce43" office:value-type="float" office:value="32.9" calcext:value-type="float">
            <text:p>32,9</text:p>
          </table:table-cell>
          <table:table-cell table:style-name="ce44" table:formula="of:=RIGHT([.C3];LEN([.C3])-30)" office:value-type="string" office:string-value="Monte Perdido" calcext:value-type="string">
            <text:p>Monte Perdido</text:p>
          </table:table-cell>
          <table:table-cell table:formula="of:=VALUE([.H3])" office:value-type="float" office:value="3355" calcext:value-type="float">
            <text:p>3355</text:p>
          </table:table-cell>
          <table:table-cell table:formula="of:=VALUE([.J3])" office:value-type="float" office:value="971" calcext:value-type="float">
            <text:p>971</text:p>
          </table:table-cell>
          <table:table-cell table:style-name="ce2" table:formula="of:=[.O3]+[.P3]" office:value-type="float" office:value="4326" calcext:value-type="float">
            <text:p>43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table:formula="of:=[.O4]+[.P4]" office:value-type="float" office:value="4325" calcext:value-type="float">
            <text:p>4325</text:p>
          </table:table-cell>
          <table:table-cell table:style-name="ce5" office:value-type="string" calcext:value-type="string">
            <text:p>-0:08:47 42:46:31 3298 <text:s/>1027 <text:s/>VIGNEMALE / PIQUE LONGUE</text:p>
          </table:table-cell>
          <table:table-cell table:formula="of:=LEFT([.C4];17)" office:value-type="string" office:string-value="-0:08:47 42:46:31" calcext:value-type="string">
            <text:p>-0:08:47 42:46:31</text:p>
          </table:table-cell>
          <table:table-cell table:style-name="ce40" table:formula="of:=RIGHT([.D4];8)" office:value-type="string" office:string-value="42:46:31" calcext:value-type="string">
            <text:p>42:46:31</text:p>
          </table:table-cell>
          <table:table-cell table:style-name="ce40" table:formula="of:=LEFT([.C4];8)" office:value-type="string" office:string-value="-0:08:47" calcext:value-type="string">
            <text:p>-0:08:47</text:p>
          </table:table-cell>
          <table:table-cell table:formula="of:=LEFT([.C4];22)" office:value-type="string" office:string-value="-0:08:47 42:46:31 3298" calcext:value-type="string">
            <text:p>-0:08:47 42:46:31 3298</text:p>
          </table:table-cell>
          <table:table-cell table:style-name="ce40" table:formula="of:=RIGHT([.G4];4)" office:value-type="string" office:string-value="3298" calcext:value-type="string">
            <text:p>3298</text:p>
          </table:table-cell>
          <table:table-cell table:formula="of:=LEFT([.C4];28)" office:value-type="string" office:string-value="-0:08:47 42:46:31 3298  1027" calcext:value-type="string">
            <text:p>-0:08:47 42:46:31 3298 <text:s/>1027</text:p>
          </table:table-cell>
          <table:table-cell table:style-name="ce40" table:formula="of:=RIGHT([.I4];4)" office:value-type="string" office:string-value="1027" calcext:value-type="string">
            <text:p>1027</text:p>
          </table:table-cell>
          <table:table-cell table:style-name="ce43" table:formula="of:=[.J4]/[.H4]*100" office:value-type="float" office:value="31.1400848999394" calcext:value-type="float">
            <text:p>31,1</text:p>
          </table:table-cell>
          <table:table-cell table:style-name="ce104" office:value-type="float" office:value="2988" calcext:value-type="float">
            <text:p>2988</text:p>
          </table:table-cell>
          <table:table-cell table:style-name="ce43" office:value-type="float" office:value="17.2" calcext:value-type="float">
            <text:p>17,2</text:p>
          </table:table-cell>
          <table:table-cell table:style-name="ce47" table:formula="of:=RIGHT([.C4];LEN([.C4])-30)" office:value-type="string" office:string-value="VIGNEMALE / PIQUE LONGUE" calcext:value-type="string">
            <text:p>VIGNEMALE / PIQUE LONGUE</text:p>
          </table:table-cell>
          <table:table-cell table:formula="of:=VALUE([.H4])" office:value-type="float" office:value="3298" calcext:value-type="float">
            <text:p>3298</text:p>
          </table:table-cell>
          <table:table-cell table:formula="of:=VALUE([.J4])" office:value-type="float" office:value="1027" calcext:value-type="float">
            <text:p>1027</text:p>
          </table:table-cell>
          <table:table-cell table:style-name="ce2" table:formula="of:=[.O4]+[.P4]" office:value-type="float" office:value="4325" calcext:value-type="float">
            <text:p>432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stelle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table:formula="of:=[.O5]+[.P5]" office:value-type="float" office:value="4408" calcext:value-type="float">
            <text:p>4408</text:p>
          </table:table-cell>
          <table:table-cell table:style-name="ce5" office:value-type="string" calcext:value-type="string">
            <text:p><text:s/>6:23:48 44:53:51 3943 <text:s text:c="2"/>465 <text:s/>MONT PELVOUX</text:p>
          </table:table-cell>
          <table:table-cell table:formula="of:=LEFT([.C5];17)" office:value-type="string" office:string-value=" 6:23:48 44:53:51" calcext:value-type="string">
            <text:p><text:s/>6:23:48 44:53:51</text:p>
          </table:table-cell>
          <table:table-cell table:style-name="ce40" table:formula="of:=RIGHT([.D5];8)" office:value-type="string" office:string-value="44:53:51" calcext:value-type="string">
            <text:p>44:53:51</text:p>
          </table:table-cell>
          <table:table-cell table:style-name="ce40" table:formula="of:=LEFT([.C5];8)" office:value-type="string" office:string-value=" 6:23:48" calcext:value-type="string">
            <text:p><text:s/>6:23:48</text:p>
          </table:table-cell>
          <table:table-cell table:formula="of:=LEFT([.C5];22)" office:value-type="string" office:string-value=" 6:23:48 44:53:51 3943" calcext:value-type="string">
            <text:p><text:s/>6:23:48 44:53:51 3943</text:p>
          </table:table-cell>
          <table:table-cell table:style-name="ce40" table:formula="of:=RIGHT([.G5];4)" office:value-type="string" office:string-value="3943" calcext:value-type="string">
            <text:p>3943</text:p>
          </table:table-cell>
          <table:table-cell table:formula="of:=LEFT([.C5];28)" office:value-type="string" office:string-value=" 6:23:48 44:53:51 3943   465" calcext:value-type="string">
            <text:p><text:s/>6:23:48 44:53:51 3943 <text:s text:c="2"/>465</text:p>
          </table:table-cell>
          <table:table-cell table:style-name="ce40" table:formula="of:=RIGHT([.I5];4)" office:value-type="string" office:string-value=" 465" calcext:value-type="string">
            <text:p><text:s/>465</text:p>
          </table:table-cell>
          <table:table-cell table:style-name="ce43" table:formula="of:=[.J5]/[.H5]*100" office:value-type="float" office:value="11.7930509764139" calcext:value-type="float">
            <text:p>11,8</text:p>
          </table:table-cell>
          <table:table-cell table:style-name="ce104" office:value-type="float" office:value="2892" calcext:value-type="float">
            <text:p>2892</text:p>
          </table:table-cell>
          <table:table-cell table:style-name="ce43" office:value-type="float" office:value="3.4" calcext:value-type="float">
            <text:p>3,4</text:p>
          </table:table-cell>
          <table:table-cell table:style-name="ce44" table:formula="of:=RIGHT([.C5];LEN([.C5])-30)" office:value-type="string" office:string-value="MONT PELVOUX" calcext:value-type="string">
            <text:p>MONT PELVOUX</text:p>
          </table:table-cell>
          <table:table-cell table:formula="of:=VALUE([.H5])" office:value-type="float" office:value="3943" calcext:value-type="float">
            <text:p>3943</text:p>
          </table:table-cell>
          <table:table-cell table:formula="of:=VALUE([.J5])" office:value-type="float" office:value="465" calcext:value-type="float">
            <text:p>465</text:p>
          </table:table-cell>
          <table:table-cell table:style-name="ce2" table:formula="of:=[.O5]+[.P5]" office:value-type="float" office:value="4408" calcext:value-type="float">
            <text:p>4408</text:p>
          </table:table-cell>
          <table:table-cell office:value-type="string" calcext:value-type="string">
            <text:p>1991 ou 1992</text:p>
          </table:table-cell>
          <table:table-cell office:value-type="string" calcext:value-type="string">
            <text:p>Papa, Pierric</text:p>
          </table:table-cell>
          <table:table-cell table:number-columns-repeated="100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table:formula="of:=[.O6]+[.P6]" office:value-type="float" office:value="4537" calcext:value-type="float">
            <text:p>4537</text:p>
          </table:table-cell>
          <table:table-cell table:style-name="ce5" office:value-type="string" calcext:value-type="string">
            <text:p><text:s/>7:00:00 45:30:18 3747 <text:s text:c="2"/>790 <text:s/>AIGUILLE DE LA GRANDE SASSIERE</text:p>
          </table:table-cell>
          <table:table-cell table:formula="of:=LEFT([.C6];17)" office:value-type="string" office:string-value=" 7:00:00 45:30:18" calcext:value-type="string">
            <text:p><text:s/>7:00:00 45:30:18</text:p>
          </table:table-cell>
          <table:table-cell table:style-name="ce40" table:formula="of:=RIGHT([.D6];8)" office:value-type="string" office:string-value="45:30:18" calcext:value-type="string">
            <text:p>45:30:18</text:p>
          </table:table-cell>
          <table:table-cell table:style-name="ce40" table:formula="of:=LEFT([.C6];8)" office:value-type="string" office:string-value=" 7:00:00" calcext:value-type="string">
            <text:p><text:s/>7:00:00</text:p>
          </table:table-cell>
          <table:table-cell table:formula="of:=LEFT([.C6];22)" office:value-type="string" office:string-value=" 7:00:00 45:30:18 3747" calcext:value-type="string">
            <text:p><text:s/>7:00:00 45:30:18 3747</text:p>
          </table:table-cell>
          <table:table-cell table:style-name="ce40" table:formula="of:=RIGHT([.G6];4)" office:value-type="string" office:string-value="3747" calcext:value-type="string">
            <text:p>3747</text:p>
          </table:table-cell>
          <table:table-cell table:formula="of:=LEFT([.C6];28)" office:value-type="string" office:string-value=" 7:00:00 45:30:18 3747   790" calcext:value-type="string">
            <text:p><text:s/>7:00:00 45:30:18 3747 <text:s text:c="2"/>790</text:p>
          </table:table-cell>
          <table:table-cell table:style-name="ce40" table:formula="of:=RIGHT([.I6];4)" office:value-type="string" office:string-value=" 790" calcext:value-type="string">
            <text:p><text:s/>790</text:p>
          </table:table-cell>
          <table:table-cell table:style-name="ce43" table:formula="of:=[.J6]/[.H6]*100" office:value-type="float" office:value="21.0835334934614" calcext:value-type="float">
            <text:p>21,1</text:p>
          </table:table-cell>
          <table:table-cell table:style-name="ce104" office:value-type="float" office:value="2649" calcext:value-type="float">
            <text:p>2649</text:p>
          </table:table-cell>
          <table:table-cell table:style-name="ce43" office:value-type="float" office:value="11.1" calcext:value-type="float">
            <text:p>11,1</text:p>
          </table:table-cell>
          <table:table-cell table:style-name="ce44" table:formula="of:=RIGHT([.C6];LEN([.C6])-30)" office:value-type="string" office:string-value="AIGUILLE DE LA GRANDE SASSIERE" calcext:value-type="string">
            <text:p>AIGUILLE DE LA GRANDE SASSIERE</text:p>
          </table:table-cell>
          <table:table-cell table:formula="of:=VALUE([.H6])" office:value-type="float" office:value="3747" calcext:value-type="float">
            <text:p>3747</text:p>
          </table:table-cell>
          <table:table-cell table:formula="of:=VALUE([.J6])" office:value-type="float" office:value="790" calcext:value-type="float">
            <text:p>790</text:p>
          </table:table-cell>
          <table:table-cell table:style-name="ce2" table:formula="of:=[.O6]+[.P6]" office:value-type="float" office:value="4537" calcext:value-type="float">
            <text:p>4537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telle, Jacques</text:p>
          </table:table-cell>
          <table:table-cell table:number-columns-repeated="100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table:formula="of:=[.O7]+[.P7]" office:value-type="float" office:value="4877" calcext:value-type="float">
            <text:p>4877</text:p>
          </table:table-cell>
          <table:table-cell table:style-name="ce5" office:value-type="string" calcext:value-type="string">
            <text:p><text:s/>6:45:23 45:17:21 3697 <text:s/>1180 <text:s/>LA DENT PARRACHEE</text:p>
          </table:table-cell>
          <table:table-cell table:formula="of:=LEFT([.C7];17)" office:value-type="string" office:string-value=" 6:45:23 45:17:21" calcext:value-type="string">
            <text:p><text:s/>6:45:23 45:17:21</text:p>
          </table:table-cell>
          <table:table-cell table:style-name="ce40" table:formula="of:=RIGHT([.D7];8)" office:value-type="string" office:string-value="45:17:21" calcext:value-type="string">
            <text:p>45:17:21</text:p>
          </table:table-cell>
          <table:table-cell table:style-name="ce40" table:formula="of:=LEFT([.C7];8)" office:value-type="string" office:string-value=" 6:45:23" calcext:value-type="string">
            <text:p><text:s/>6:45:23</text:p>
          </table:table-cell>
          <table:table-cell table:formula="of:=LEFT([.C7];22)" office:value-type="string" office:string-value=" 6:45:23 45:17:21 3697" calcext:value-type="string">
            <text:p><text:s/>6:45:23 45:17:21 3697</text:p>
          </table:table-cell>
          <table:table-cell table:style-name="ce40" table:formula="of:=RIGHT([.G7];4)" office:value-type="string" office:string-value="3697" calcext:value-type="string">
            <text:p>3697</text:p>
          </table:table-cell>
          <table:table-cell table:formula="of:=LEFT([.C7];28)" office:value-type="string" office:string-value=" 6:45:23 45:17:21 3697  1180" calcext:value-type="string">
            <text:p><text:s/>6:45:23 45:17:21 3697 <text:s/>1180</text:p>
          </table:table-cell>
          <table:table-cell table:style-name="ce40" table:formula="of:=RIGHT([.I7];4)" office:value-type="string" office:string-value="1180" calcext:value-type="string">
            <text:p>1180</text:p>
          </table:table-cell>
          <table:table-cell table:style-name="ce43" table:formula="of:=[.J7]/[.H7]*100" office:value-type="float" office:value="31.9177711658101" calcext:value-type="float">
            <text:p>31,9</text:p>
          </table:table-cell>
          <table:table-cell table:style-name="ce104" office:value-type="float" office:value="2602" calcext:value-type="float">
            <text:p>2602</text:p>
          </table:table-cell>
          <table:table-cell table:style-name="ce43" office:value-type="float" office:value="13.1" calcext:value-type="float">
            <text:p>13,1</text:p>
          </table:table-cell>
          <table:table-cell table:style-name="ce44" table:formula="of:=RIGHT([.C7];LEN([.C7])-30)" office:value-type="string" office:string-value="LA DENT PARRACHEE" calcext:value-type="string">
            <text:p>LA DENT PARRACHEE</text:p>
          </table:table-cell>
          <table:table-cell table:formula="of:=VALUE([.H7])" office:value-type="float" office:value="3697" calcext:value-type="float">
            <text:p>3697</text:p>
          </table:table-cell>
          <table:table-cell table:formula="of:=VALUE([.J7])" office:value-type="float" office:value="1180" calcext:value-type="float">
            <text:p>1180</text:p>
          </table:table-cell>
          <table:table-cell table:style-name="ce2" table:formula="of:=[.O7]+[.P7]" office:value-type="float" office:value="4877" calcext:value-type="float">
            <text:p>4877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apa</text:p>
          </table:table-cell>
          <table:table-cell table:number-columns-repeated="100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" table:formula="of:=[.O8]+[.P8]" office:value-type="float" office:value="3875" calcext:value-type="float">
            <text:p>3875</text:p>
          </table:table-cell>
          <table:table-cell table:style-name="ce9" office:value-type="string" calcext:value-type="string">
            <text:p><text:s/>0:31:09 42:41:31 3222 <text:s text:c="2"/>653 <text:s/>Pic Perdiguère</text:p>
          </table:table-cell>
          <table:table-cell table:formula="of:=LEFT([.C8];17)" office:value-type="string" office:string-value=" 0:31:09 42:41:31" calcext:value-type="string">
            <text:p><text:s/>0:31:09 42:41:31</text:p>
          </table:table-cell>
          <table:table-cell table:style-name="ce40" table:formula="of:=RIGHT([.D8];8)" office:value-type="string" office:string-value="42:41:31" calcext:value-type="string">
            <text:p>42:41:31</text:p>
          </table:table-cell>
          <table:table-cell table:style-name="ce40" table:formula="of:=LEFT([.C8];8)" office:value-type="string" office:string-value=" 0:31:09" calcext:value-type="string">
            <text:p><text:s/>0:31:09</text:p>
          </table:table-cell>
          <table:table-cell table:formula="of:=LEFT([.C8];22)" office:value-type="string" office:string-value=" 0:31:09 42:41:31 3222" calcext:value-type="string">
            <text:p><text:s/>0:31:09 42:41:31 3222</text:p>
          </table:table-cell>
          <table:table-cell table:style-name="ce40" table:formula="of:=RIGHT([.G8];4)" office:value-type="string" office:string-value="3222" calcext:value-type="string">
            <text:p>3222</text:p>
          </table:table-cell>
          <table:table-cell table:formula="of:=LEFT([.C8];28)" office:value-type="string" office:string-value=" 0:31:09 42:41:31 3222   653" calcext:value-type="string">
            <text:p><text:s/>0:31:09 42:41:31 3222 <text:s text:c="2"/>653</text:p>
          </table:table-cell>
          <table:table-cell table:style-name="ce40" table:formula="of:=RIGHT([.I8];4)" office:value-type="string" office:string-value=" 653" calcext:value-type="string">
            <text:p><text:s/>653</text:p>
          </table:table-cell>
          <table:table-cell table:style-name="ce43" table:formula="of:=[.J8]/[.H8]*100" office:value-type="float" office:value="20.2669149596524" calcext:value-type="float">
            <text:p>20,3</text:p>
          </table:table-cell>
          <table:table-cell table:style-name="ce104" office:value-type="float" office:value="2601" calcext:value-type="float">
            <text:p>2601</text:p>
          </table:table-cell>
          <table:table-cell table:style-name="ce43" office:value-type="float" office:value="8" calcext:value-type="float">
            <text:p>8,0</text:p>
          </table:table-cell>
          <table:table-cell table:style-name="ce44" table:formula="of:=RIGHT([.C8];LEN([.C8])-30)" office:value-type="string" office:string-value="Pic Perdiguère" calcext:value-type="string">
            <text:p>Pic Perdiguère</text:p>
          </table:table-cell>
          <table:table-cell table:formula="of:=VALUE([.H8])" office:value-type="float" office:value="3222" calcext:value-type="float">
            <text:p>3222</text:p>
          </table:table-cell>
          <table:table-cell table:formula="of:=VALUE([.J8])" office:value-type="float" office:value="653" calcext:value-type="float">
            <text:p>653</text:p>
          </table:table-cell>
          <table:table-cell table:style-name="ce2" table:formula="of:=[.O8]+[.P8]" office:value-type="float" office:value="3875" calcext:value-type="float">
            <text:p>387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table:formula="of:=[.O9]+[.P9]" office:value-type="float" office:value="5053" calcext:value-type="float">
            <text:p>5053</text:p>
          </table:table-cell>
          <table:table-cell table:style-name="ce5" office:value-type="string" calcext:value-type="string">
            <text:p><text:s/>6:55:24 46:09:40 3257 <text:s/>1796 <text:s/>HAUTE CIME / DENTS DU MIDI</text:p>
          </table:table-cell>
          <table:table-cell table:formula="of:=LEFT([.C9];17)" office:value-type="string" office:string-value=" 6:55:24 46:09:40" calcext:value-type="string">
            <text:p><text:s/>6:55:24 46:09:40</text:p>
          </table:table-cell>
          <table:table-cell table:style-name="ce40" table:formula="of:=RIGHT([.D9];8)" office:value-type="string" office:string-value="46:09:40" calcext:value-type="string">
            <text:p>46:09:40</text:p>
          </table:table-cell>
          <table:table-cell table:style-name="ce40" table:formula="of:=LEFT([.C9];8)" office:value-type="string" office:string-value=" 6:55:24" calcext:value-type="string">
            <text:p><text:s/>6:55:24</text:p>
          </table:table-cell>
          <table:table-cell table:formula="of:=LEFT([.C9];22)" office:value-type="string" office:string-value=" 6:55:24 46:09:40 3257" calcext:value-type="string">
            <text:p><text:s/>6:55:24 46:09:40 3257</text:p>
          </table:table-cell>
          <table:table-cell table:style-name="ce40" table:formula="of:=RIGHT([.G9];4)" office:value-type="string" office:string-value="3257" calcext:value-type="string">
            <text:p>3257</text:p>
          </table:table-cell>
          <table:table-cell table:formula="of:=LEFT([.C9];28)" office:value-type="string" office:string-value=" 6:55:24 46:09:40 3257  1796" calcext:value-type="string">
            <text:p><text:s/>6:55:24 46:09:40 3257 <text:s/>1796</text:p>
          </table:table-cell>
          <table:table-cell table:style-name="ce40" table:formula="of:=RIGHT([.I9];4)" office:value-type="string" office:string-value="1796" calcext:value-type="string">
            <text:p>1796</text:p>
          </table:table-cell>
          <table:table-cell table:style-name="ce43" table:formula="of:=[.J9]/[.H9]*100" office:value-type="float" office:value="55.1427694197114" calcext:value-type="float">
            <text:p>55,1</text:p>
          </table:table-cell>
          <table:table-cell table:style-name="ce104" office:value-type="float" office:value="2547" calcext:value-type="float">
            <text:p>2547</text:p>
          </table:table-cell>
          <table:table-cell table:style-name="ce43" office:value-type="float" office:value="19" calcext:value-type="float">
            <text:p>19,0</text:p>
          </table:table-cell>
          <table:table-cell table:style-name="ce44" table:formula="of:=RIGHT([.C9];LEN([.C9])-30)" office:value-type="string" office:string-value="HAUTE CIME / DENTS DU MIDI" calcext:value-type="string">
            <text:p>HAUTE CIME / DENTS DU MIDI</text:p>
          </table:table-cell>
          <table:table-cell table:formula="of:=VALUE([.H9])" office:value-type="float" office:value="3257" calcext:value-type="float">
            <text:p>3257</text:p>
          </table:table-cell>
          <table:table-cell table:formula="of:=VALUE([.J9])" office:value-type="float" office:value="1796" calcext:value-type="float">
            <text:p>1796</text:p>
          </table:table-cell>
          <table:table-cell table:style-name="ce2" table:formula="of:=[.O9]+[.P9]" office:value-type="float" office:value="5053" calcext:value-type="float">
            <text:p>505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" table:formula="of:=[.O10]+[.P10]" office:value-type="float" office:value="3993" calcext:value-type="float">
            <text:p>3993</text:p>
          </table:table-cell>
          <table:table-cell table:style-name="ce5" office:value-type="string" calcext:value-type="string">
            <text:p>-0:17:21 42:50:24 3144 <text:s text:c="2"/>849 <text:s/>Pic du Balaïtous</text:p>
          </table:table-cell>
          <table:table-cell table:formula="of:=LEFT([.C10];17)" office:value-type="string" office:string-value="-0:17:21 42:50:24" calcext:value-type="string">
            <text:p>-0:17:21 42:50:24</text:p>
          </table:table-cell>
          <table:table-cell table:style-name="ce40" table:formula="of:=RIGHT([.D10];8)" office:value-type="string" office:string-value="42:50:24" calcext:value-type="string">
            <text:p>42:50:24</text:p>
          </table:table-cell>
          <table:table-cell table:style-name="ce40" table:formula="of:=LEFT([.C10];8)" office:value-type="string" office:string-value="-0:17:21" calcext:value-type="string">
            <text:p>-0:17:21</text:p>
          </table:table-cell>
          <table:table-cell table:formula="of:=LEFT([.C10];22)" office:value-type="string" office:string-value="-0:17:21 42:50:24 3144" calcext:value-type="string">
            <text:p>-0:17:21 42:50:24 3144</text:p>
          </table:table-cell>
          <table:table-cell table:style-name="ce40" table:formula="of:=RIGHT([.G10];4)" office:value-type="string" office:string-value="3144" calcext:value-type="string">
            <text:p>3144</text:p>
          </table:table-cell>
          <table:table-cell table:formula="of:=LEFT([.C10];28)" office:value-type="string" office:string-value="-0:17:21 42:50:24 3144   849" calcext:value-type="string">
            <text:p>-0:17:21 42:50:24 3144 <text:s text:c="2"/>849</text:p>
          </table:table-cell>
          <table:table-cell table:style-name="ce40" table:formula="of:=RIGHT([.I10];4)" office:value-type="string" office:string-value=" 849" calcext:value-type="string">
            <text:p><text:s/>849</text:p>
          </table:table-cell>
          <table:table-cell table:style-name="ce43" table:formula="of:=[.J10]/[.H10]*100" office:value-type="float" office:value="27.0038167938931" calcext:value-type="float">
            <text:p>27,0</text:p>
          </table:table-cell>
          <table:table-cell table:style-name="ce104" office:value-type="float" office:value="2536" calcext:value-type="float">
            <text:p>2536</text:p>
          </table:table-cell>
          <table:table-cell table:style-name="ce43" office:value-type="float" office:value="13.4" calcext:value-type="float">
            <text:p>13,4</text:p>
          </table:table-cell>
          <table:table-cell table:style-name="ce44" table:formula="of:=RIGHT([.C10];LEN([.C10])-30)" office:value-type="string" office:string-value="Pic du Balaïtous" calcext:value-type="string">
            <text:p>Pic du Balaïtous</text:p>
          </table:table-cell>
          <table:table-cell table:formula="of:=VALUE([.H10])" office:value-type="float" office:value="3144" calcext:value-type="float">
            <text:p>3144</text:p>
          </table:table-cell>
          <table:table-cell table:formula="of:=VALUE([.J10])" office:value-type="float" office:value="849" calcext:value-type="float">
            <text:p>849</text:p>
          </table:table-cell>
          <table:table-cell table:style-name="ce2" table:formula="of:=[.O10]+[.P10]" office:value-type="float" office:value="3993" calcext:value-type="float">
            <text:p>3993</text:p>
          </table:table-cell>
          <table:table-cell office:value-type="string" calcext:value-type="string">
            <text:p>2005 / 2020</text:p>
          </table:table-cell>
          <table:table-cell office:value-type="string" calcext:value-type="string">
            <text:p>Pierric, Laurent / Estelle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2" table:formula="of:=[.O11]+[.P11]" office:value-type="float" office:value="3792" calcext:value-type="float">
            <text:p>3792</text:p>
          </table:table-cell>
          <table:table-cell table:style-name="ce9" office:value-type="string" calcext:value-type="string">
            <text:p><text:s/>9:03:28 42:12:58 2622 <text:s/>1170 <text:s/>Monte Rotondo</text:p>
          </table:table-cell>
          <table:table-cell table:formula="of:=LEFT([.C11];17)" office:value-type="string" office:string-value=" 9:03:28 42:12:58" calcext:value-type="string">
            <text:p><text:s/>9:03:28 42:12:58</text:p>
          </table:table-cell>
          <table:table-cell table:style-name="ce40" table:formula="of:=RIGHT([.D11];8)" office:value-type="string" office:string-value="42:12:58" calcext:value-type="string">
            <text:p>42:12:58</text:p>
          </table:table-cell>
          <table:table-cell table:style-name="ce40" table:formula="of:=LEFT([.C11];8)" office:value-type="string" office:string-value=" 9:03:28" calcext:value-type="string">
            <text:p><text:s/>9:03:28</text:p>
          </table:table-cell>
          <table:table-cell table:formula="of:=LEFT([.C11];22)" office:value-type="string" office:string-value=" 9:03:28 42:12:58 2622" calcext:value-type="string">
            <text:p><text:s/>9:03:28 42:12:58 2622</text:p>
          </table:table-cell>
          <table:table-cell table:style-name="ce40" table:formula="of:=RIGHT([.G11];4)" office:value-type="string" office:string-value="2622" calcext:value-type="string">
            <text:p>2622</text:p>
          </table:table-cell>
          <table:table-cell table:formula="of:=LEFT([.C11];28)" office:value-type="string" office:string-value=" 9:03:28 42:12:58 2622  1170" calcext:value-type="string">
            <text:p><text:s/>9:03:28 42:12:58 2622 <text:s/>1170</text:p>
          </table:table-cell>
          <table:table-cell table:style-name="ce40" table:formula="of:=RIGHT([.I11];4)" office:value-type="string" office:string-value="1170" calcext:value-type="string">
            <text:p>1170</text:p>
          </table:table-cell>
          <table:table-cell table:style-name="ce43" table:formula="of:=[.J11]/[.H11]*100" office:value-type="float" office:value="44.6224256292906" calcext:value-type="float">
            <text:p>44,6</text:p>
          </table:table-cell>
          <table:table-cell table:style-name="ce104" office:value-type="float" office:value="2524" calcext:value-type="float">
            <text:p>2524</text:p>
          </table:table-cell>
          <table:table-cell table:style-name="ce43" office:value-type="float" office:value="20.4" calcext:value-type="float">
            <text:p>20,4</text:p>
          </table:table-cell>
          <table:table-cell table:style-name="ce51" table:formula="of:=RIGHT([.C11];LEN([.C11])-30)" office:value-type="string" office:string-value="Monte Rotondo" calcext:value-type="string">
            <text:p>Monte Rotondo</text:p>
          </table:table-cell>
          <table:table-cell table:formula="of:=VALUE([.H11])" office:value-type="float" office:value="2622" calcext:value-type="float">
            <text:p>2622</text:p>
          </table:table-cell>
          <table:table-cell table:formula="of:=VALUE([.J11])" office:value-type="float" office:value="1170" calcext:value-type="float">
            <text:p>1170</text:p>
          </table:table-cell>
          <table:table-cell table:style-name="ce2" table:formula="of:=[.O11]+[.P11]" office:value-type="float" office:value="3792" calcext:value-type="float">
            <text:p>379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2" table:formula="of:=[.O12]+[.P12]" office:value-type="float" office:value="3634" calcext:value-type="float">
            <text:p>3634</text:p>
          </table:table-cell>
          <table:table-cell table:style-name="ce5" office:value-type="string" calcext:value-type="string">
            <text:p><text:s/>6:08:37 45:09:17 3464 <text:s text:c="2"/>170 <text:s/>PIC DE L'ETENDARD</text:p>
          </table:table-cell>
          <table:table-cell table:formula="of:=LEFT([.C12];17)" office:value-type="string" office:string-value=" 6:08:37 45:09:17" calcext:value-type="string">
            <text:p><text:s/>6:08:37 45:09:17</text:p>
          </table:table-cell>
          <table:table-cell table:style-name="ce40" table:formula="of:=RIGHT([.D12];8)" office:value-type="string" office:string-value="45:09:17" calcext:value-type="string">
            <text:p>45:09:17</text:p>
          </table:table-cell>
          <table:table-cell table:style-name="ce40" table:formula="of:=LEFT([.C12];8)" office:value-type="string" office:string-value=" 6:08:37" calcext:value-type="string">
            <text:p><text:s/>6:08:37</text:p>
          </table:table-cell>
          <table:table-cell table:formula="of:=LEFT([.C12];22)" office:value-type="string" office:string-value=" 6:08:37 45:09:17 3464" calcext:value-type="string">
            <text:p><text:s/>6:08:37 45:09:17 3464</text:p>
          </table:table-cell>
          <table:table-cell table:style-name="ce40" table:formula="of:=RIGHT([.G12];4)" office:value-type="string" office:string-value="3464" calcext:value-type="string">
            <text:p>3464</text:p>
          </table:table-cell>
          <table:table-cell table:formula="of:=LEFT([.C12];28)" office:value-type="string" office:string-value=" 6:08:37 45:09:17 3464   170" calcext:value-type="string">
            <text:p><text:s/>6:08:37 45:09:17 3464 <text:s text:c="2"/>170</text:p>
          </table:table-cell>
          <table:table-cell table:style-name="ce40" table:formula="of:=RIGHT([.I12];4)" office:value-type="string" office:string-value=" 170" calcext:value-type="string">
            <text:p><text:s/>170</text:p>
          </table:table-cell>
          <table:table-cell table:style-name="ce43" table:formula="of:=[.J12]/[.H12]*100" office:value-type="float" office:value="4.90762124711316" calcext:value-type="float">
            <text:p>4,9</text:p>
          </table:table-cell>
          <table:table-cell table:style-name="ce104" office:value-type="float" office:value="2364" calcext:value-type="float">
            <text:p>2364</text:p>
          </table:table-cell>
          <table:table-cell table:style-name="ce43" office:value-type="float" office:value="2" calcext:value-type="float">
            <text:p>2,0</text:p>
          </table:table-cell>
          <table:table-cell table:style-name="ce44" table:formula="of:=RIGHT([.C12];LEN([.C12])-30)" office:value-type="string" office:string-value="PIC DE L'ETENDARD" calcext:value-type="string">
            <text:p>PIC DE L'ETENDARD</text:p>
          </table:table-cell>
          <table:table-cell table:formula="of:=VALUE([.H12])" office:value-type="float" office:value="3464" calcext:value-type="float">
            <text:p>3464</text:p>
          </table:table-cell>
          <table:table-cell table:formula="of:=VALUE([.J12])" office:value-type="float" office:value="170" calcext:value-type="float">
            <text:p>170</text:p>
          </table:table-cell>
          <table:table-cell table:style-name="ce2" table:formula="of:=[.O12]+[.P12]" office:value-type="float" office:value="3634" calcext:value-type="float">
            <text:p>3634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Estelle</text:p>
          </table:table-cell>
          <table:table-cell table:style-name="ce39" table:number-columns-repeated="100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table:formula="of:=[.O13]+[.P13]" office:value-type="float" office:value="4603" calcext:value-type="float">
            <text:p>4603</text:p>
          </table:table-cell>
          <table:table-cell table:style-name="ce5" office:value-type="string" calcext:value-type="string">
            <text:p><text:s/>7:18:21 44:10:41 3297 <text:s/>1306 <text:s/>CIME SUD DE L'ARGENTERA</text:p>
          </table:table-cell>
          <table:table-cell table:formula="of:=LEFT([.C13];17)" office:value-type="string" office:string-value=" 7:18:21 44:10:41" calcext:value-type="string">
            <text:p><text:s/>7:18:21 44:10:41</text:p>
          </table:table-cell>
          <table:table-cell table:style-name="ce40" table:formula="of:=RIGHT([.D13];8)" office:value-type="string" office:string-value="44:10:41" calcext:value-type="string">
            <text:p>44:10:41</text:p>
          </table:table-cell>
          <table:table-cell table:style-name="ce40" table:formula="of:=LEFT([.C13];8)" office:value-type="string" office:string-value=" 7:18:21" calcext:value-type="string">
            <text:p><text:s/>7:18:21</text:p>
          </table:table-cell>
          <table:table-cell table:formula="of:=LEFT([.C13];22)" office:value-type="string" office:string-value=" 7:18:21 44:10:41 3297" calcext:value-type="string">
            <text:p><text:s/>7:18:21 44:10:41 3297</text:p>
          </table:table-cell>
          <table:table-cell table:style-name="ce40" table:formula="of:=RIGHT([.G13];4)" office:value-type="string" office:string-value="3297" calcext:value-type="string">
            <text:p>3297</text:p>
          </table:table-cell>
          <table:table-cell table:formula="of:=LEFT([.C13];28)" office:value-type="string" office:string-value=" 7:18:21 44:10:41 3297  1306" calcext:value-type="string">
            <text:p><text:s/>7:18:21 44:10:41 3297 <text:s/>1306</text:p>
          </table:table-cell>
          <table:table-cell table:style-name="ce40" table:formula="of:=RIGHT([.I13];4)" office:value-type="string" office:string-value="1306" calcext:value-type="string">
            <text:p>1306</text:p>
          </table:table-cell>
          <table:table-cell table:style-name="ce43" table:formula="of:=[.J13]/[.H13]*100" office:value-type="float" office:value="39.6117682741887" calcext:value-type="float">
            <text:p>39,6</text:p>
          </table:table-cell>
          <table:table-cell table:style-name="ce104" office:value-type="float" office:value="2281" calcext:value-type="float">
            <text:p>2281</text:p>
          </table:table-cell>
          <table:table-cell table:style-name="ce43" office:value-type="float" office:value="52.9" calcext:value-type="float">
            <text:p>52,9</text:p>
          </table:table-cell>
          <table:table-cell table:style-name="ce44" table:formula="of:=RIGHT([.C13];LEN([.C13])-30)" office:value-type="string" office:string-value="CIME SUD DE L'ARGENTERA" calcext:value-type="string">
            <text:p>CIME SUD DE L'ARGENTERA</text:p>
          </table:table-cell>
          <table:table-cell table:formula="of:=VALUE([.H13])" office:value-type="float" office:value="3297" calcext:value-type="float">
            <text:p>3297</text:p>
          </table:table-cell>
          <table:table-cell table:formula="of:=VALUE([.J13])" office:value-type="float" office:value="1306" calcext:value-type="float">
            <text:p>1306</text:p>
          </table:table-cell>
          <table:table-cell table:style-name="ce2" table:formula="of:=[.O13]+[.P13]" office:value-type="float" office:value="4603" calcext:value-type="float">
            <text:p>4603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table:formula="of:=[.O14]+[.P14]" office:value-type="float" office:value="4261" calcext:value-type="float">
            <text:p>4261</text:p>
          </table:table-cell>
          <table:table-cell table:style-name="ce9" office:value-type="string" calcext:value-type="string">
            <text:p><text:s/>6:16:59 45:00:03 3809 <text:s text:c="2"/>452 <text:s/>LE RATEAU</text:p>
          </table:table-cell>
          <table:table-cell table:formula="of:=LEFT([.C14];17)" office:value-type="string" office:string-value=" 6:16:59 45:00:03" calcext:value-type="string">
            <text:p><text:s/>6:16:59 45:00:03</text:p>
          </table:table-cell>
          <table:table-cell table:style-name="ce40" table:formula="of:=RIGHT([.D14];8)" office:value-type="string" office:string-value="45:00:03" calcext:value-type="string">
            <text:p>45:00:03</text:p>
          </table:table-cell>
          <table:table-cell table:style-name="ce40" table:formula="of:=LEFT([.C14];8)" office:value-type="string" office:string-value=" 6:16:59" calcext:value-type="string">
            <text:p><text:s/>6:16:59</text:p>
          </table:table-cell>
          <table:table-cell table:formula="of:=LEFT([.C14];22)" office:value-type="string" office:string-value=" 6:16:59 45:00:03 3809" calcext:value-type="string">
            <text:p><text:s/>6:16:59 45:00:03 3809</text:p>
          </table:table-cell>
          <table:table-cell table:style-name="ce40" table:formula="of:=RIGHT([.G14];4)" office:value-type="string" office:string-value="3809" calcext:value-type="string">
            <text:p>3809</text:p>
          </table:table-cell>
          <table:table-cell table:formula="of:=LEFT([.C14];28)" office:value-type="string" office:string-value=" 6:16:59 45:00:03 3809   452" calcext:value-type="string">
            <text:p><text:s/>6:16:59 45:00:03 3809 <text:s text:c="2"/>452</text:p>
          </table:table-cell>
          <table:table-cell table:style-name="ce40" table:formula="of:=RIGHT([.I14];4)" office:value-type="string" office:string-value=" 452" calcext:value-type="string">
            <text:p><text:s/>452</text:p>
          </table:table-cell>
          <table:table-cell table:style-name="ce43" table:formula="of:=[.J14]/[.H14]*100" office:value-type="float" office:value="11.8666316618535" calcext:value-type="float">
            <text:p>11,9</text:p>
          </table:table-cell>
          <table:table-cell table:style-name="ce104" office:value-type="float" office:value="2242" calcext:value-type="float">
            <text:p>2242</text:p>
          </table:table-cell>
          <table:table-cell table:style-name="ce43" office:value-type="float" office:value="1.9" calcext:value-type="float">
            <text:p>1,9</text:p>
          </table:table-cell>
          <table:table-cell table:style-name="ce44" table:formula="of:=RIGHT([.C14];LEN([.C14])-30)" office:value-type="string" office:string-value="LE RATEAU" calcext:value-type="string">
            <text:p>LE RATEAU</text:p>
          </table:table-cell>
          <table:table-cell table:formula="of:=VALUE([.H14])" office:value-type="float" office:value="3809" calcext:value-type="float">
            <text:p>3809</text:p>
          </table:table-cell>
          <table:table-cell table:formula="of:=VALUE([.J14])" office:value-type="float" office:value="452" calcext:value-type="float">
            <text:p>452</text:p>
          </table:table-cell>
          <table:table-cell table:style-name="ce2" table:formula="of:=[.O14]+[.P14]" office:value-type="float" office:value="4261" calcext:value-type="float">
            <text:p>4261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" table:formula="of:=[.O15]+[.P15]" office:value-type="float" office:value="3925" calcext:value-type="float">
            <text:p>3925</text:p>
          </table:table-cell>
          <table:table-cell table:style-name="ce5" office:value-type="string" calcext:value-type="string">
            <text:p><text:s/>1:56:01 42:34:15 2921 <text:s/>1004 <text:s/>Pic Carlit</text:p>
          </table:table-cell>
          <table:table-cell table:formula="of:=LEFT([.C15];17)" office:value-type="string" office:string-value=" 1:56:01 42:34:15" calcext:value-type="string">
            <text:p><text:s/>1:56:01 42:34:15</text:p>
          </table:table-cell>
          <table:table-cell table:style-name="ce40" table:formula="of:=RIGHT([.D15];8)" office:value-type="string" office:string-value="42:34:15" calcext:value-type="string">
            <text:p>42:34:15</text:p>
          </table:table-cell>
          <table:table-cell table:style-name="ce40" table:formula="of:=LEFT([.C15];8)" office:value-type="string" office:string-value=" 1:56:01" calcext:value-type="string">
            <text:p><text:s/>1:56:01</text:p>
          </table:table-cell>
          <table:table-cell table:formula="of:=LEFT([.C15];22)" office:value-type="string" office:string-value=" 1:56:01 42:34:15 2921" calcext:value-type="string">
            <text:p><text:s/>1:56:01 42:34:15 2921</text:p>
          </table:table-cell>
          <table:table-cell table:style-name="ce40" table:formula="of:=RIGHT([.G15];4)" office:value-type="string" office:string-value="2921" calcext:value-type="string">
            <text:p>2921</text:p>
          </table:table-cell>
          <table:table-cell table:formula="of:=LEFT([.C15];28)" office:value-type="string" office:string-value=" 1:56:01 42:34:15 2921  1004" calcext:value-type="string">
            <text:p><text:s/>1:56:01 42:34:15 2921 <text:s/>1004</text:p>
          </table:table-cell>
          <table:table-cell table:style-name="ce40" table:formula="of:=RIGHT([.I15];4)" office:value-type="string" office:string-value="1004" calcext:value-type="string">
            <text:p>1004</text:p>
          </table:table-cell>
          <table:table-cell table:style-name="ce43" table:formula="of:=[.J15]/[.H15]*100" office:value-type="float" office:value="34.3717904827114" calcext:value-type="float">
            <text:p>34,4</text:p>
          </table:table-cell>
          <table:table-cell table:style-name="ce104" office:value-type="float" office:value="2236" calcext:value-type="float">
            <text:p>2236</text:p>
          </table:table-cell>
          <table:table-cell table:style-name="ce43" office:value-type="float" office:value="40.1" calcext:value-type="float">
            <text:p>40,1</text:p>
          </table:table-cell>
          <table:table-cell table:style-name="ce44" table:formula="of:=RIGHT([.C15];LEN([.C15])-30)" office:value-type="string" office:string-value="Pic Carlit" calcext:value-type="string">
            <text:p>Pic Carlit</text:p>
          </table:table-cell>
          <table:table-cell table:formula="of:=VALUE([.H15])" office:value-type="float" office:value="2921" calcext:value-type="float">
            <text:p>2921</text:p>
          </table:table-cell>
          <table:table-cell table:formula="of:=VALUE([.J15])" office:value-type="float" office:value="1004" calcext:value-type="float">
            <text:p>1004</text:p>
          </table:table-cell>
          <table:table-cell table:style-name="ce2" table:formula="of:=[.O15]+[.P15]" office:value-type="float" office:value="3925" calcext:value-type="float">
            <text:p>392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Estelle, Pierric, Laurent</text:p>
          </table:table-cell>
          <table:table-cell table:number-columns-repeated="100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2" table:formula="of:=[.O16]+[.P16]" office:value-type="float" office:value="3683" calcext:value-type="float">
            <text:p>3683</text:p>
          </table:table-cell>
          <table:table-cell table:style-name="ce5" office:value-type="string" calcext:value-type="string">
            <text:p>-0:28:08 42:42:52 2883 <text:s text:c="2"/>800 <text:s/>Collarada</text:p>
          </table:table-cell>
          <table:table-cell table:formula="of:=LEFT([.C16];17)" office:value-type="string" office:string-value="-0:28:08 42:42:52" calcext:value-type="string">
            <text:p>-0:28:08 42:42:52</text:p>
          </table:table-cell>
          <table:table-cell table:style-name="ce40" table:formula="of:=RIGHT([.D16];8)" office:value-type="string" office:string-value="42:42:52" calcext:value-type="string">
            <text:p>42:42:52</text:p>
          </table:table-cell>
          <table:table-cell table:style-name="ce40" table:formula="of:=LEFT([.C16];8)" office:value-type="string" office:string-value="-0:28:08" calcext:value-type="string">
            <text:p>-0:28:08</text:p>
          </table:table-cell>
          <table:table-cell table:formula="of:=LEFT([.C16];22)" office:value-type="string" office:string-value="-0:28:08 42:42:52 2883" calcext:value-type="string">
            <text:p>-0:28:08 42:42:52 2883</text:p>
          </table:table-cell>
          <table:table-cell table:style-name="ce40" table:formula="of:=RIGHT([.G16];4)" office:value-type="string" office:string-value="2883" calcext:value-type="string">
            <text:p>2883</text:p>
          </table:table-cell>
          <table:table-cell table:formula="of:=LEFT([.C16];28)" office:value-type="string" office:string-value="-0:28:08 42:42:52 2883   800" calcext:value-type="string">
            <text:p>-0:28:08 42:42:52 2883 <text:s text:c="2"/>800</text:p>
          </table:table-cell>
          <table:table-cell table:style-name="ce40" table:formula="of:=RIGHT([.I16];4)" office:value-type="string" office:string-value=" 800" calcext:value-type="string">
            <text:p><text:s/>800</text:p>
          </table:table-cell>
          <table:table-cell table:style-name="ce43" table:formula="of:=[.J16]/[.H16]*100" office:value-type="float" office:value="27.7488727020465" calcext:value-type="float">
            <text:p>27,7</text:p>
          </table:table-cell>
          <table:table-cell table:style-name="ce104" office:value-type="float" office:value="2227" calcext:value-type="float">
            <text:p>2227</text:p>
          </table:table-cell>
          <table:table-cell table:style-name="ce43" office:value-type="float" office:value="14.6" calcext:value-type="float">
            <text:p>14,6</text:p>
          </table:table-cell>
          <table:table-cell table:style-name="ce44" table:formula="of:=RIGHT([.C16];LEN([.C16])-30)" office:value-type="string" office:string-value="Collarada" calcext:value-type="string">
            <text:p>Collarada</text:p>
          </table:table-cell>
          <table:table-cell table:formula="of:=VALUE([.H16])" office:value-type="float" office:value="2883" calcext:value-type="float">
            <text:p>2883</text:p>
          </table:table-cell>
          <table:table-cell table:formula="of:=VALUE([.J16])" office:value-type="float" office:value="800" calcext:value-type="float">
            <text:p>800</text:p>
          </table:table-cell>
          <table:table-cell table:style-name="ce2" table:formula="of:=[.O16]+[.P16]" office:value-type="float" office:value="3683" calcext:value-type="float">
            <text:p>368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2" table:formula="of:=[.O17]+[.P17]" office:value-type="float" office:value="3643" calcext:value-type="float">
            <text:p>3643</text:p>
          </table:table-cell>
          <table:table-cell table:style-name="ce5" office:value-type="string" calcext:value-type="string">
            <text:p>-0:15:35 42:46:57 3082 <text:s text:c="2"/>561 <text:s/>PICOS DEL INFIERNO</text:p>
          </table:table-cell>
          <table:table-cell table:formula="of:=LEFT([.C17];17)" office:value-type="string" office:string-value="-0:15:35 42:46:57" calcext:value-type="string">
            <text:p>-0:15:35 42:46:57</text:p>
          </table:table-cell>
          <table:table-cell table:style-name="ce40" table:formula="of:=RIGHT([.D17];8)" office:value-type="string" office:string-value="42:46:57" calcext:value-type="string">
            <text:p>42:46:57</text:p>
          </table:table-cell>
          <table:table-cell table:style-name="ce40" table:formula="of:=LEFT([.C17];8)" office:value-type="string" office:string-value="-0:15:35" calcext:value-type="string">
            <text:p>-0:15:35</text:p>
          </table:table-cell>
          <table:table-cell table:formula="of:=LEFT([.C17];22)" office:value-type="string" office:string-value="-0:15:35 42:46:57 3082" calcext:value-type="string">
            <text:p>-0:15:35 42:46:57 3082</text:p>
          </table:table-cell>
          <table:table-cell table:style-name="ce40" table:formula="of:=RIGHT([.G17];4)" office:value-type="string" office:string-value="3082" calcext:value-type="string">
            <text:p>3082</text:p>
          </table:table-cell>
          <table:table-cell table:formula="of:=LEFT([.C17];28)" office:value-type="string" office:string-value="-0:15:35 42:46:57 3082   561" calcext:value-type="string">
            <text:p>-0:15:35 42:46:57 3082 <text:s text:c="2"/>561</text:p>
          </table:table-cell>
          <table:table-cell table:style-name="ce40" table:formula="of:=RIGHT([.I17];4)" office:value-type="string" office:string-value=" 561" calcext:value-type="string">
            <text:p><text:s/>561</text:p>
          </table:table-cell>
          <table:table-cell table:style-name="ce43" table:formula="of:=[.J17]/[.H17]*100" office:value-type="float" office:value="18.2024659312135" calcext:value-type="float">
            <text:p>18,2</text:p>
          </table:table-cell>
          <table:table-cell table:style-name="ce104" office:value-type="float" office:value="2157" calcext:value-type="float">
            <text:p>2157</text:p>
          </table:table-cell>
          <table:table-cell table:style-name="ce43" office:value-type="float" office:value="6.6" calcext:value-type="float">
            <text:p>6,6</text:p>
          </table:table-cell>
          <table:table-cell table:style-name="ce44" table:formula="of:=RIGHT([.C17];LEN([.C17])-30)" office:value-type="string" office:string-value="PICOS DEL INFIERNO" calcext:value-type="string">
            <text:p>PICOS DEL INFIERNO</text:p>
          </table:table-cell>
          <table:table-cell table:formula="of:=VALUE([.H17])" office:value-type="float" office:value="3082" calcext:value-type="float">
            <text:p>3082</text:p>
          </table:table-cell>
          <table:table-cell table:formula="of:=VALUE([.J17])" office:value-type="float" office:value="561" calcext:value-type="float">
            <text:p>561</text:p>
          </table:table-cell>
          <table:table-cell table:style-name="ce2" table:formula="of:=[.O17]+[.P17]" office:value-type="float" office:value="3643" calcext:value-type="float">
            <text:p>364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Pierric, Laurent</text:p>
          </table:table-cell>
          <table:table-cell table:number-columns-repeated="100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" table:formula="of:=[.O18]+[.P18]" office:value-type="float" office:value="3964" calcext:value-type="float">
            <text:p>3964</text:p>
          </table:table-cell>
          <table:table-cell table:style-name="ce5" office:value-type="string" calcext:value-type="string">
            <text:p><text:s/>7:06:10 45:19:57 3637 <text:s text:c="2"/>327 <text:s/>L'ALBARON</text:p>
          </table:table-cell>
          <table:table-cell table:formula="of:=LEFT([.C18];17)" office:value-type="string" office:string-value=" 7:06:10 45:19:57" calcext:value-type="string">
            <text:p><text:s/>7:06:10 45:19:57</text:p>
          </table:table-cell>
          <table:table-cell table:style-name="ce40" table:formula="of:=RIGHT([.D18];8)" office:value-type="string" office:string-value="45:19:57" calcext:value-type="string">
            <text:p>45:19:57</text:p>
          </table:table-cell>
          <table:table-cell table:style-name="ce40" table:formula="of:=LEFT([.C18];8)" office:value-type="string" office:string-value=" 7:06:10" calcext:value-type="string">
            <text:p><text:s/>7:06:10</text:p>
          </table:table-cell>
          <table:table-cell table:formula="of:=LEFT([.C18];22)" office:value-type="string" office:string-value=" 7:06:10 45:19:57 3637" calcext:value-type="string">
            <text:p><text:s/>7:06:10 45:19:57 3637</text:p>
          </table:table-cell>
          <table:table-cell table:style-name="ce40" table:formula="of:=RIGHT([.G18];4)" office:value-type="string" office:string-value="3637" calcext:value-type="string">
            <text:p>3637</text:p>
          </table:table-cell>
          <table:table-cell table:formula="of:=LEFT([.C18];28)" office:value-type="string" office:string-value=" 7:06:10 45:19:57 3637   327" calcext:value-type="string">
            <text:p><text:s/>7:06:10 45:19:57 3637 <text:s text:c="2"/>327</text:p>
          </table:table-cell>
          <table:table-cell table:style-name="ce40" table:formula="of:=RIGHT([.I18];4)" office:value-type="string" office:string-value=" 327" calcext:value-type="string">
            <text:p><text:s/>327</text:p>
          </table:table-cell>
          <table:table-cell table:style-name="ce43" table:formula="of:=[.J18]/[.H18]*100" office:value-type="float" office:value="8.99092658784713" calcext:value-type="float">
            <text:p>9,0</text:p>
          </table:table-cell>
          <table:table-cell table:style-name="ce104" office:value-type="float" office:value="2146" calcext:value-type="float">
            <text:p>2146</text:p>
          </table:table-cell>
          <table:table-cell table:style-name="ce43" office:value-type="float" office:value="3.3" calcext:value-type="float">
            <text:p>3,3</text:p>
          </table:table-cell>
          <table:table-cell table:style-name="ce44" table:formula="of:=RIGHT([.C18];LEN([.C18])-30)" office:value-type="string" office:string-value="L'ALBARON" calcext:value-type="string">
            <text:p>L'ALBARON</text:p>
          </table:table-cell>
          <table:table-cell table:formula="of:=VALUE([.H18])" office:value-type="float" office:value="3637" calcext:value-type="float">
            <text:p>3637</text:p>
          </table:table-cell>
          <table:table-cell table:formula="of:=VALUE([.J18])" office:value-type="float" office:value="327" calcext:value-type="float">
            <text:p>327</text:p>
          </table:table-cell>
          <table:table-cell table:style-name="ce2" table:formula="of:=[.O18]+[.P18]" office:value-type="float" office:value="3964" calcext:value-type="float">
            <text:p>3964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telle, Jacques</text:p>
          </table:table-cell>
          <table:table-cell table:number-columns-repeated="100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 table:formula="of:=[.O19]+[.P19]" office:value-type="float" office:value="4341" calcext:value-type="float">
            <text:p>4341</text:p>
          </table:table-cell>
          <table:table-cell table:style-name="ce10" office:value-type="string" calcext:value-type="string">
            <text:p><text:s/>6:47:16 44:49:21 3320 <text:s/>1021 <text:s/>PIC DE ROCHEBRUNE</text:p>
          </table:table-cell>
          <table:table-cell table:style-name="ce39" table:formula="of:=LEFT([.C19];17)" office:value-type="string" office:string-value=" 6:47:16 44:49:21" calcext:value-type="string">
            <text:p><text:s/>6:47:16 44:49:21</text:p>
          </table:table-cell>
          <table:table-cell table:style-name="ce42" table:formula="of:=RIGHT([.D19];8)" office:value-type="string" office:string-value="44:49:21" calcext:value-type="string">
            <text:p>44:49:21</text:p>
          </table:table-cell>
          <table:table-cell table:style-name="ce42" table:formula="of:=LEFT([.C19];8)" office:value-type="string" office:string-value=" 6:47:16" calcext:value-type="string">
            <text:p><text:s/>6:47:16</text:p>
          </table:table-cell>
          <table:table-cell table:style-name="ce39" table:formula="of:=LEFT([.C19];22)" office:value-type="string" office:string-value=" 6:47:16 44:49:21 3320" calcext:value-type="string">
            <text:p><text:s/>6:47:16 44:49:21 3320</text:p>
          </table:table-cell>
          <table:table-cell table:style-name="ce42" table:formula="of:=RIGHT([.G19];4)" office:value-type="string" office:string-value="3320" calcext:value-type="string">
            <text:p>3320</text:p>
          </table:table-cell>
          <table:table-cell table:style-name="ce39" table:formula="of:=LEFT([.C19];28)" office:value-type="string" office:string-value=" 6:47:16 44:49:21 3320  1021" calcext:value-type="string">
            <text:p><text:s/>6:47:16 44:49:21 3320 <text:s/>1021</text:p>
          </table:table-cell>
          <table:table-cell table:style-name="ce42" table:formula="of:=RIGHT([.I19];4)" office:value-type="string" office:string-value="1021" calcext:value-type="string">
            <text:p>1021</text:p>
          </table:table-cell>
          <table:table-cell table:style-name="ce43" table:formula="of:=[.J19]/[.H19]*100" office:value-type="float" office:value="30.7530120481928" calcext:value-type="float">
            <text:p>30,8</text:p>
          </table:table-cell>
          <table:table-cell table:style-name="ce104" office:value-type="float" office:value="2141" calcext:value-type="float">
            <text:p>2141</text:p>
          </table:table-cell>
          <table:table-cell table:style-name="ce43" office:value-type="float" office:value="24.3" calcext:value-type="float">
            <text:p>24,3</text:p>
          </table:table-cell>
          <table:table-cell table:style-name="ce47" table:formula="of:=RIGHT([.C19];LEN([.C19])-30)" office:value-type="string" office:string-value="PIC DE ROCHEBRUNE" calcext:value-type="string">
            <text:p>PIC DE ROCHEBRUNE</text:p>
          </table:table-cell>
          <table:table-cell table:style-name="ce39" table:formula="of:=VALUE([.H19])" office:value-type="float" office:value="3320" calcext:value-type="float">
            <text:p>3320</text:p>
          </table:table-cell>
          <table:table-cell table:style-name="ce39" table:formula="of:=VALUE([.J19])" office:value-type="float" office:value="1021" calcext:value-type="float">
            <text:p>1021</text:p>
          </table:table-cell>
          <table:table-cell table:style-name="ce4" table:formula="of:=[.O19]+[.P19]" office:value-type="float" office:value="4341" calcext:value-type="float">
            <text:p>4341</text:p>
          </table:table-cell>
          <table:table-cell table:style-name="ce42" office:value-type="float" office:value="2018" calcext:value-type="float">
            <text:p>2018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2" table:formula="of:=[.O20]+[.P20]" office:value-type="float" office:value="3578" calcext:value-type="float">
            <text:p>3578</text:p>
          </table:table-cell>
          <table:table-cell table:style-name="ce5" office:value-type="string" calcext:value-type="string">
            <text:p><text:s/>0:07:00 42:50:09 3091 <text:s text:c="2"/>487 <text:s/>Pic de Néouvielle</text:p>
          </table:table-cell>
          <table:table-cell table:formula="of:=LEFT([.C20];17)" office:value-type="string" office:string-value=" 0:07:00 42:50:09" calcext:value-type="string">
            <text:p><text:s/>0:07:00 42:50:09</text:p>
          </table:table-cell>
          <table:table-cell table:style-name="ce40" table:formula="of:=RIGHT([.D20];8)" office:value-type="string" office:string-value="42:50:09" calcext:value-type="string">
            <text:p>42:50:09</text:p>
          </table:table-cell>
          <table:table-cell table:style-name="ce40" table:formula="of:=LEFT([.C20];8)" office:value-type="string" office:string-value=" 0:07:00" calcext:value-type="string">
            <text:p><text:s/>0:07:00</text:p>
          </table:table-cell>
          <table:table-cell table:formula="of:=LEFT([.C20];22)" office:value-type="string" office:string-value=" 0:07:00 42:50:09 3091" calcext:value-type="string">
            <text:p><text:s/>0:07:00 42:50:09 3091</text:p>
          </table:table-cell>
          <table:table-cell table:style-name="ce40" table:formula="of:=RIGHT([.G20];4)" office:value-type="string" office:string-value="3091" calcext:value-type="string">
            <text:p>3091</text:p>
          </table:table-cell>
          <table:table-cell table:formula="of:=LEFT([.C20];28)" office:value-type="string" office:string-value=" 0:07:00 42:50:09 3091   487" calcext:value-type="string">
            <text:p><text:s/>0:07:00 42:50:09 3091 <text:s text:c="2"/>487</text:p>
          </table:table-cell>
          <table:table-cell table:style-name="ce40" table:formula="of:=RIGHT([.I20];4)" office:value-type="string" office:string-value=" 487" calcext:value-type="string">
            <text:p><text:s/>487</text:p>
          </table:table-cell>
          <table:table-cell table:style-name="ce43" table:formula="of:=[.J20]/[.H20]*100" office:value-type="float" office:value="15.7554189582659" calcext:value-type="float">
            <text:p>15,8</text:p>
          </table:table-cell>
          <table:table-cell table:style-name="ce104" office:value-type="float" office:value="2137" calcext:value-type="float">
            <text:p>2137</text:p>
          </table:table-cell>
          <table:table-cell table:style-name="ce43" office:value-type="float" office:value="3.9" calcext:value-type="float">
            <text:p>3,9</text:p>
          </table:table-cell>
          <table:table-cell table:style-name="ce44" table:formula="of:=RIGHT([.C20];LEN([.C20])-30)" office:value-type="string" office:string-value="Pic de Néouvielle" calcext:value-type="string">
            <text:p>Pic de Néouvielle</text:p>
          </table:table-cell>
          <table:table-cell table:formula="of:=VALUE([.H20])" office:value-type="float" office:value="3091" calcext:value-type="float">
            <text:p>3091</text:p>
          </table:table-cell>
          <table:table-cell table:formula="of:=VALUE([.J20])" office:value-type="float" office:value="487" calcext:value-type="float">
            <text:p>487</text:p>
          </table:table-cell>
          <table:table-cell table:style-name="ce2" table:formula="of:=[.O20]+[.P20]" office:value-type="float" office:value="3578" calcext:value-type="float">
            <text:p>357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stelle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table:formula="of:=[.O21]+[.P21]" office:value-type="float" office:value="4390" calcext:value-type="float">
            <text:p>4390</text:p>
          </table:table-cell>
          <table:table-cell table:style-name="ce5" office:value-type="string" calcext:value-type="string">
            <text:p><text:s/>6:33:22 45:57:20 2750 <text:s/>1640 <text:s/>POINTE PERCEE</text:p>
          </table:table-cell>
          <table:table-cell table:formula="of:=LEFT([.C21];17)" office:value-type="string" office:string-value=" 6:33:22 45:57:20" calcext:value-type="string">
            <text:p><text:s/>6:33:22 45:57:20</text:p>
          </table:table-cell>
          <table:table-cell table:style-name="ce40" table:formula="of:=RIGHT([.D21];8)" office:value-type="string" office:string-value="45:57:20" calcext:value-type="string">
            <text:p>45:57:20</text:p>
          </table:table-cell>
          <table:table-cell table:style-name="ce40" table:formula="of:=LEFT([.C21];8)" office:value-type="string" office:string-value=" 6:33:22" calcext:value-type="string">
            <text:p><text:s/>6:33:22</text:p>
          </table:table-cell>
          <table:table-cell table:formula="of:=LEFT([.C21];22)" office:value-type="string" office:string-value=" 6:33:22 45:57:20 2750" calcext:value-type="string">
            <text:p><text:s/>6:33:22 45:57:20 2750</text:p>
          </table:table-cell>
          <table:table-cell table:style-name="ce40" table:formula="of:=RIGHT([.G21];4)" office:value-type="string" office:string-value="2750" calcext:value-type="string">
            <text:p>2750</text:p>
          </table:table-cell>
          <table:table-cell table:formula="of:=LEFT([.C21];28)" office:value-type="string" office:string-value=" 6:33:22 45:57:20 2750  1640" calcext:value-type="string">
            <text:p><text:s/>6:33:22 45:57:20 2750 <text:s/>1640</text:p>
          </table:table-cell>
          <table:table-cell table:style-name="ce40" table:formula="of:=RIGHT([.I21];4)" office:value-type="string" office:string-value="1640" calcext:value-type="string">
            <text:p>1640</text:p>
          </table:table-cell>
          <table:table-cell table:style-name="ce43" table:formula="of:=[.J21]/[.H21]*100" office:value-type="float" office:value="59.6363636363636" calcext:value-type="float">
            <text:p>59,6</text:p>
          </table:table-cell>
          <table:table-cell table:style-name="ce104" office:value-type="float" office:value="2107" calcext:value-type="float">
            <text:p>2107</text:p>
          </table:table-cell>
          <table:table-cell table:style-name="ce43" office:value-type="float" office:value="17.6" calcext:value-type="float">
            <text:p>17,6</text:p>
          </table:table-cell>
          <table:table-cell table:style-name="ce44" table:formula="of:=RIGHT([.C21];LEN([.C21])-30)" office:value-type="string" office:string-value="POINTE PERCEE" calcext:value-type="string">
            <text:p>POINTE PERCEE</text:p>
          </table:table-cell>
          <table:table-cell table:formula="of:=VALUE([.H21])" office:value-type="float" office:value="2750" calcext:value-type="float">
            <text:p>2750</text:p>
          </table:table-cell>
          <table:table-cell table:formula="of:=VALUE([.J21])" office:value-type="float" office:value="1640" calcext:value-type="float">
            <text:p>1640</text:p>
          </table:table-cell>
          <table:table-cell table:style-name="ce2" table:formula="of:=[.O21]+[.P21]" office:value-type="float" office:value="4390" calcext:value-type="float">
            <text:p>439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éphane MARCHETTI</text:p>
          </table:table-cell>
          <table:table-cell table:number-columns-repeated="100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 table:formula="of:=[.O22]+[.P22]" office:value-type="float" office:value="3543" calcext:value-type="float">
            <text:p>3543</text:p>
          </table:table-cell>
          <table:table-cell table:style-name="ce9" office:value-type="string" calcext:value-type="string">
            <text:p><text:s/>9:08:01 42:03:35 2352 <text:s/>1191 <text:s/>Monte Renoso</text:p>
          </table:table-cell>
          <table:table-cell table:formula="of:=LEFT([.C22];17)" office:value-type="string" office:string-value=" 9:08:01 42:03:35" calcext:value-type="string">
            <text:p><text:s/>9:08:01 42:03:35</text:p>
          </table:table-cell>
          <table:table-cell table:style-name="ce40" table:formula="of:=RIGHT([.D22];8)" office:value-type="string" office:string-value="42:03:35" calcext:value-type="string">
            <text:p>42:03:35</text:p>
          </table:table-cell>
          <table:table-cell table:style-name="ce40" table:formula="of:=LEFT([.C22];8)" office:value-type="string" office:string-value=" 9:08:01" calcext:value-type="string">
            <text:p><text:s/>9:08:01</text:p>
          </table:table-cell>
          <table:table-cell table:formula="of:=LEFT([.C22];22)" office:value-type="string" office:string-value=" 9:08:01 42:03:35 2352" calcext:value-type="string">
            <text:p><text:s/>9:08:01 42:03:35 2352</text:p>
          </table:table-cell>
          <table:table-cell table:style-name="ce40" table:formula="of:=RIGHT([.G22];4)" office:value-type="string" office:string-value="2352" calcext:value-type="string">
            <text:p>2352</text:p>
          </table:table-cell>
          <table:table-cell table:formula="of:=LEFT([.C22];28)" office:value-type="string" office:string-value=" 9:08:01 42:03:35 2352  1191" calcext:value-type="string">
            <text:p><text:s/>9:08:01 42:03:35 2352 <text:s/>1191</text:p>
          </table:table-cell>
          <table:table-cell table:style-name="ce40" table:formula="of:=RIGHT([.I22];4)" office:value-type="string" office:string-value="1191" calcext:value-type="string">
            <text:p>1191</text:p>
          </table:table-cell>
          <table:table-cell table:style-name="ce43" table:formula="of:=[.J22]/[.H22]*100" office:value-type="float" office:value="50.6377551020408" calcext:value-type="float">
            <text:p>50,6</text:p>
          </table:table-cell>
          <table:table-cell table:style-name="ce104" office:value-type="float" office:value="2085" calcext:value-type="float">
            <text:p>2085</text:p>
          </table:table-cell>
          <table:table-cell table:style-name="ce43" office:value-type="float" office:value="9" calcext:value-type="float">
            <text:p>9,0</text:p>
          </table:table-cell>
          <table:table-cell table:style-name="ce51" table:formula="of:=RIGHT([.C22];LEN([.C22])-30)" office:value-type="string" office:string-value="Monte Renoso" calcext:value-type="string">
            <text:p>Monte Renoso</text:p>
          </table:table-cell>
          <table:table-cell table:formula="of:=VALUE([.H22])" office:value-type="float" office:value="2352" calcext:value-type="float">
            <text:p>2352</text:p>
          </table:table-cell>
          <table:table-cell table:formula="of:=VALUE([.J22])" office:value-type="float" office:value="1191" calcext:value-type="float">
            <text:p>1191</text:p>
          </table:table-cell>
          <table:table-cell table:style-name="ce2" table:formula="of:=[.O22]+[.P22]" office:value-type="float" office:value="3543" calcext:value-type="float">
            <text:p>354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table:formula="of:=[.O23]+[.P23]" office:value-type="float" office:value="4412" calcext:value-type="float">
            <text:p>4412</text:p>
          </table:table-cell>
          <table:table-cell table:style-name="ce7" office:value-type="string" calcext:value-type="string">
            <text:p><text:span text:style-name="T1"> 6:45:06 44:57:53 3131  1281  MONT CHABERTON</text:span></text:p>
          </table:table-cell>
          <table:table-cell table:style-name="ce38" table:formula="of:=LEFT([.C23];17)" office:value-type="string" office:string-value=" 6:45:06 44:57:53" calcext:value-type="string">
            <text:p><text:s/>6:45:06 44:57:53</text:p>
          </table:table-cell>
          <table:table-cell table:style-name="ce41" table:formula="of:=RIGHT([.D23];8)" office:value-type="string" office:string-value="44:57:53" calcext:value-type="string">
            <text:p>44:57:53</text:p>
          </table:table-cell>
          <table:table-cell table:style-name="ce41" table:formula="of:=LEFT([.C23];8)" office:value-type="string" office:string-value=" 6:45:06" calcext:value-type="string">
            <text:p><text:s/>6:45:06</text:p>
          </table:table-cell>
          <table:table-cell table:style-name="ce38" table:formula="of:=LEFT([.C23];22)" office:value-type="string" office:string-value=" 6:45:06 44:57:53 3131" calcext:value-type="string">
            <text:p><text:s/>6:45:06 44:57:53 3131</text:p>
          </table:table-cell>
          <table:table-cell table:style-name="ce41" table:formula="of:=RIGHT([.G23];4)" office:value-type="string" office:string-value="3131" calcext:value-type="string">
            <text:p>3131</text:p>
          </table:table-cell>
          <table:table-cell table:style-name="ce38" table:formula="of:=LEFT([.C23];28)" office:value-type="string" office:string-value=" 6:45:06 44:57:53 3131  1281" calcext:value-type="string">
            <text:p><text:s/>6:45:06 44:57:53 3131 <text:s/>1281</text:p>
          </table:table-cell>
          <table:table-cell table:style-name="ce41" table:formula="of:=RIGHT([.I23];4)" office:value-type="string" office:string-value="1281" calcext:value-type="string">
            <text:p>1281</text:p>
          </table:table-cell>
          <table:table-cell table:style-name="ce43" table:formula="of:=[.J23]/[.H23]*100" office:value-type="float" office:value="40.913446183328" calcext:value-type="float">
            <text:p>40,9</text:p>
          </table:table-cell>
          <table:table-cell table:style-name="ce104" office:value-type="float" office:value="2082" calcext:value-type="float">
            <text:p>2082</text:p>
          </table:table-cell>
          <table:table-cell table:style-name="ce43" office:value-type="float" office:value="11.2" calcext:value-type="float">
            <text:p>11,2</text:p>
          </table:table-cell>
          <table:table-cell table:style-name="ce45" table:formula="of:=RIGHT([.C23];LEN([.C23])-30)" office:value-type="string" office:string-value="MONT CHABERTON" calcext:value-type="string">
            <text:p>MONT CHABERTON</text:p>
          </table:table-cell>
          <table:table-cell table:style-name="ce38" table:formula="of:=VALUE([.H23])" office:value-type="float" office:value="3131" calcext:value-type="float">
            <text:p>3131</text:p>
          </table:table-cell>
          <table:table-cell table:style-name="ce38" table:formula="of:=VALUE([.J23])" office:value-type="float" office:value="1281" calcext:value-type="float">
            <text:p>1281</text:p>
          </table:table-cell>
          <table:table-cell table:style-name="ce3" table:formula="of:=[.O23]+[.P23]" office:value-type="float" office:value="4412" calcext:value-type="float">
            <text:p>4412</text:p>
          </table:table-cell>
          <table:table-cell table:style-name="ce41" office:value-type="float" office:value="2018" calcext:value-type="float">
            <text:p>2018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table:formula="of:=[.O24]+[.P24]" office:value-type="float" office:value="4354" calcext:value-type="float">
            <text:p>4354</text:p>
          </table:table-cell>
          <table:table-cell table:style-name="ce5" office:value-type="string" calcext:value-type="string">
            <text:p><text:s/>5:55:30 45:02:23 2857 <text:s/>1497 <text:s/>Le Taillefer</text:p>
          </table:table-cell>
          <table:table-cell table:formula="of:=LEFT([.C24];17)" office:value-type="string" office:string-value=" 5:55:30 45:02:23" calcext:value-type="string">
            <text:p><text:s/>5:55:30 45:02:23</text:p>
          </table:table-cell>
          <table:table-cell table:style-name="ce40" table:formula="of:=RIGHT([.D24];8)" office:value-type="string" office:string-value="45:02:23" calcext:value-type="string">
            <text:p>45:02:23</text:p>
          </table:table-cell>
          <table:table-cell table:style-name="ce40" table:formula="of:=LEFT([.C24];8)" office:value-type="string" office:string-value=" 5:55:30" calcext:value-type="string">
            <text:p><text:s/>5:55:30</text:p>
          </table:table-cell>
          <table:table-cell table:formula="of:=LEFT([.C24];22)" office:value-type="string" office:string-value=" 5:55:30 45:02:23 2857" calcext:value-type="string">
            <text:p><text:s/>5:55:30 45:02:23 2857</text:p>
          </table:table-cell>
          <table:table-cell table:style-name="ce40" table:formula="of:=RIGHT([.G24];4)" office:value-type="string" office:string-value="2857" calcext:value-type="string">
            <text:p>2857</text:p>
          </table:table-cell>
          <table:table-cell table:formula="of:=LEFT([.C24];28)" office:value-type="string" office:string-value=" 5:55:30 45:02:23 2857  1497" calcext:value-type="string">
            <text:p><text:s/>5:55:30 45:02:23 2857 <text:s/>1497</text:p>
          </table:table-cell>
          <table:table-cell table:style-name="ce40" table:formula="of:=RIGHT([.I24];4)" office:value-type="string" office:string-value="1497" calcext:value-type="string">
            <text:p>1497</text:p>
          </table:table-cell>
          <table:table-cell table:style-name="ce43" table:formula="of:=[.J24]/[.H24]*100" office:value-type="float" office:value="52.397619880994" calcext:value-type="float">
            <text:p>52,4</text:p>
          </table:table-cell>
          <table:table-cell table:style-name="ce104" office:value-type="float" office:value="2055" calcext:value-type="float">
            <text:p>2055</text:p>
          </table:table-cell>
          <table:table-cell table:style-name="ce43" office:value-type="float" office:value="8.7" calcext:value-type="float">
            <text:p>8,7</text:p>
          </table:table-cell>
          <table:table-cell table:style-name="ce44" table:formula="of:=RIGHT([.C24];LEN([.C24])-30)" office:value-type="string" office:string-value="Le Taillefer" calcext:value-type="string">
            <text:p>Le Taillefer</text:p>
          </table:table-cell>
          <table:table-cell table:formula="of:=VALUE([.H24])" office:value-type="float" office:value="2857" calcext:value-type="float">
            <text:p>2857</text:p>
          </table:table-cell>
          <table:table-cell table:formula="of:=VALUE([.J24])" office:value-type="float" office:value="1497" calcext:value-type="float">
            <text:p>1497</text:p>
          </table:table-cell>
          <table:table-cell table:style-name="ce2" table:formula="of:=[.O24]+[.P24]" office:value-type="float" office:value="4354" calcext:value-type="float">
            <text:p>4354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Pierric</text:p>
          </table:table-cell>
          <table:table-cell table:number-columns-repeated="100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table:formula="of:=[.O25]+[.P25]" office:value-type="float" office:value="4336" calcext:value-type="float">
            <text:p>4336</text:p>
          </table:table-cell>
          <table:table-cell table:style-name="ce5" office:value-type="string" calcext:value-type="string">
            <text:p><text:s/>7:00:52 45:37:51 3486 <text:s text:c="2"/>850 <text:s/>TESTA DEL RUTOR / RUITOR</text:p>
          </table:table-cell>
          <table:table-cell table:formula="of:=LEFT([.C25];17)" office:value-type="string" office:string-value=" 7:00:52 45:37:51" calcext:value-type="string">
            <text:p><text:s/>7:00:52 45:37:51</text:p>
          </table:table-cell>
          <table:table-cell table:style-name="ce40" table:formula="of:=RIGHT([.D25];8)" office:value-type="string" office:string-value="45:37:51" calcext:value-type="string">
            <text:p>45:37:51</text:p>
          </table:table-cell>
          <table:table-cell table:style-name="ce40" table:formula="of:=LEFT([.C25];8)" office:value-type="string" office:string-value=" 7:00:52" calcext:value-type="string">
            <text:p><text:s/>7:00:52</text:p>
          </table:table-cell>
          <table:table-cell table:formula="of:=LEFT([.C25];22)" office:value-type="string" office:string-value=" 7:00:52 45:37:51 3486" calcext:value-type="string">
            <text:p><text:s/>7:00:52 45:37:51 3486</text:p>
          </table:table-cell>
          <table:table-cell table:style-name="ce40" table:formula="of:=RIGHT([.G25];4)" office:value-type="string" office:string-value="3486" calcext:value-type="string">
            <text:p>3486</text:p>
          </table:table-cell>
          <table:table-cell table:formula="of:=LEFT([.C25];28)" office:value-type="string" office:string-value=" 7:00:52 45:37:51 3486   850" calcext:value-type="string">
            <text:p><text:s/>7:00:52 45:37:51 3486 <text:s text:c="2"/>850</text:p>
          </table:table-cell>
          <table:table-cell table:style-name="ce40" table:formula="of:=RIGHT([.I25];4)" office:value-type="string" office:string-value=" 850" calcext:value-type="string">
            <text:p><text:s/>850</text:p>
          </table:table-cell>
          <table:table-cell table:style-name="ce43" table:formula="of:=[.J25]/[.H25]*100" office:value-type="float" office:value="24.3832472748135" calcext:value-type="float">
            <text:p>24,4</text:p>
          </table:table-cell>
          <table:table-cell table:style-name="ce104" office:value-type="float" office:value="2050" calcext:value-type="float">
            <text:p>2050</text:p>
          </table:table-cell>
          <table:table-cell table:style-name="ce43" office:value-type="float" office:value="9.1" calcext:value-type="float">
            <text:p>9,1</text:p>
          </table:table-cell>
          <table:table-cell table:style-name="ce44" table:formula="of:=RIGHT([.C25];LEN([.C25])-30)" office:value-type="string" office:string-value="TESTA DEL RUTOR / RUITOR" calcext:value-type="string">
            <text:p>TESTA DEL RUTOR / RUITOR</text:p>
          </table:table-cell>
          <table:table-cell table:formula="of:=VALUE([.H25])" office:value-type="float" office:value="3486" calcext:value-type="float">
            <text:p>3486</text:p>
          </table:table-cell>
          <table:table-cell table:formula="of:=VALUE([.J25])" office:value-type="float" office:value="850" calcext:value-type="float">
            <text:p>850</text:p>
          </table:table-cell>
          <table:table-cell table:style-name="ce2" table:formula="of:=[.O25]+[.P25]" office:value-type="float" office:value="4336" calcext:value-type="float">
            <text:p>4336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 table:formula="of:=[.O26]+[.P26]" office:value-type="float" office:value="3789" calcext:value-type="float">
            <text:p>3789</text:p>
          </table:table-cell>
          <table:table-cell table:style-name="ce21" office:value-type="string" calcext:value-type="string">
            <text:p><text:s/>6:52:55 44:51:00 3293 <text:s text:c="2"/>496 <text:s/>GRAND GLAIZA</text:p>
          </table:table-cell>
          <table:table-cell table:style-name="ce39" table:formula="of:=LEFT([.C26];17)" office:value-type="string" office:string-value=" 6:52:55 44:51:00" calcext:value-type="string">
            <text:p><text:s/>6:52:55 44:51:00</text:p>
          </table:table-cell>
          <table:table-cell table:style-name="ce42" table:formula="of:=RIGHT([.D26];8)" office:value-type="string" office:string-value="44:51:00" calcext:value-type="string">
            <text:p>44:51:00</text:p>
          </table:table-cell>
          <table:table-cell table:style-name="ce42" table:formula="of:=LEFT([.C26];8)" office:value-type="string" office:string-value=" 6:52:55" calcext:value-type="string">
            <text:p><text:s/>6:52:55</text:p>
          </table:table-cell>
          <table:table-cell table:style-name="ce39" table:formula="of:=LEFT([.C26];22)" office:value-type="string" office:string-value=" 6:52:55 44:51:00 3293" calcext:value-type="string">
            <text:p><text:s/>6:52:55 44:51:00 3293</text:p>
          </table:table-cell>
          <table:table-cell table:style-name="ce42" table:formula="of:=RIGHT([.G26];4)" office:value-type="string" office:string-value="3293" calcext:value-type="string">
            <text:p>3293</text:p>
          </table:table-cell>
          <table:table-cell table:style-name="ce39" table:formula="of:=LEFT([.C26];28)" office:value-type="string" office:string-value=" 6:52:55 44:51:00 3293   496" calcext:value-type="string">
            <text:p><text:s/>6:52:55 44:51:00 3293 <text:s text:c="2"/>496</text:p>
          </table:table-cell>
          <table:table-cell table:style-name="ce42" table:formula="of:=RIGHT([.I26];4)" office:value-type="string" office:string-value=" 496" calcext:value-type="string">
            <text:p><text:s/>496</text:p>
          </table:table-cell>
          <table:table-cell table:style-name="ce43" table:formula="of:=[.J26]/[.H26]*100" office:value-type="float" office:value="15.0622532645005" calcext:value-type="float">
            <text:p>15,1</text:p>
          </table:table-cell>
          <table:table-cell table:style-name="ce104" office:value-type="float" office:value="2048" calcext:value-type="float">
            <text:p>2048</text:p>
          </table:table-cell>
          <table:table-cell table:style-name="ce43" office:value-type="float" office:value="4.2" calcext:value-type="float">
            <text:p>4,2</text:p>
          </table:table-cell>
          <table:table-cell table:style-name="ce47" table:formula="of:=RIGHT([.C26];LEN([.C26])-30)" office:value-type="string" office:string-value="GRAND GLAIZA" calcext:value-type="string">
            <text:p>GRAND GLAIZA</text:p>
          </table:table-cell>
          <table:table-cell table:style-name="ce39" table:formula="of:=VALUE([.H26])" office:value-type="float" office:value="3293" calcext:value-type="float">
            <text:p>3293</text:p>
          </table:table-cell>
          <table:table-cell table:style-name="ce39" table:formula="of:=VALUE([.J26])" office:value-type="float" office:value="496" calcext:value-type="float">
            <text:p>496</text:p>
          </table:table-cell>
          <table:table-cell table:style-name="ce4" table:formula="of:=[.O26]+[.P26]" office:value-type="float" office:value="3789" calcext:value-type="float">
            <text:p>3789</text:p>
          </table:table-cell>
          <table:table-cell table:style-name="ce42" office:value-type="float" office:value="2018" calcext:value-type="float">
            <text:p>2018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2" table:formula="of:=[.O27]+[.P27]" office:value-type="float" office:value="3357" calcext:value-type="float">
            <text:p>3357</text:p>
          </table:table-cell>
          <table:table-cell table:style-name="ce9" office:value-type="string" calcext:value-type="string">
            <text:p><text:s/>9:05:55 42:08:15 2389 <text:s text:c="2"/>968 <text:s/>Monte d‘Oro</text:p>
          </table:table-cell>
          <table:table-cell table:formula="of:=LEFT([.C27];17)" office:value-type="string" office:string-value=" 9:05:55 42:08:15" calcext:value-type="string">
            <text:p><text:s/>9:05:55 42:08:15</text:p>
          </table:table-cell>
          <table:table-cell table:style-name="ce40" table:formula="of:=RIGHT([.D27];8)" office:value-type="string" office:string-value="42:08:15" calcext:value-type="string">
            <text:p>42:08:15</text:p>
          </table:table-cell>
          <table:table-cell table:style-name="ce40" table:formula="of:=LEFT([.C27];8)" office:value-type="string" office:string-value=" 9:05:55" calcext:value-type="string">
            <text:p><text:s/>9:05:55</text:p>
          </table:table-cell>
          <table:table-cell table:formula="of:=LEFT([.C27];22)" office:value-type="string" office:string-value=" 9:05:55 42:08:15 2389" calcext:value-type="string">
            <text:p><text:s/>9:05:55 42:08:15 2389</text:p>
          </table:table-cell>
          <table:table-cell table:style-name="ce40" table:formula="of:=RIGHT([.G27];4)" office:value-type="string" office:string-value="2389" calcext:value-type="string">
            <text:p>2389</text:p>
          </table:table-cell>
          <table:table-cell table:formula="of:=LEFT([.C27];28)" office:value-type="string" office:string-value=" 9:05:55 42:08:15 2389   968" calcext:value-type="string">
            <text:p><text:s/>9:05:55 42:08:15 2389 <text:s text:c="2"/>968</text:p>
          </table:table-cell>
          <table:table-cell table:style-name="ce40" table:formula="of:=RIGHT([.I27];4)" office:value-type="string" office:string-value=" 968" calcext:value-type="string">
            <text:p><text:s/>968</text:p>
          </table:table-cell>
          <table:table-cell table:style-name="ce43" table:formula="of:=[.J27]/[.H27]*100" office:value-type="float" office:value="40.5190456257848" calcext:value-type="float">
            <text:p>40,5</text:p>
          </table:table-cell>
          <table:table-cell table:style-name="ce104" office:value-type="float" office:value="2036" calcext:value-type="float">
            <text:p>2036</text:p>
          </table:table-cell>
          <table:table-cell table:style-name="ce43" office:value-type="float" office:value="8.6" calcext:value-type="float">
            <text:p>8,6</text:p>
          </table:table-cell>
          <table:table-cell table:style-name="ce51" table:formula="of:=RIGHT([.C27];LEN([.C27])-30)" office:value-type="string" office:string-value="Monte d‘Oro" calcext:value-type="string">
            <text:p>Monte d‘Oro</text:p>
          </table:table-cell>
          <table:table-cell table:formula="of:=VALUE([.H27])" office:value-type="float" office:value="2389" calcext:value-type="float">
            <text:p>2389</text:p>
          </table:table-cell>
          <table:table-cell table:formula="of:=VALUE([.J27])" office:value-type="float" office:value="968" calcext:value-type="float">
            <text:p>968</text:p>
          </table:table-cell>
          <table:table-cell table:style-name="ce2" table:formula="of:=[.O27]+[.P27]" office:value-type="float" office:value="3357" calcext:value-type="float">
            <text:p>335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table:formula="of:=[.O28]+[.P28]" office:value-type="float" office:value="4301" calcext:value-type="float">
            <text:p>4301</text:p>
          </table:table-cell>
          <table:table-cell table:style-name="ce9" office:value-type="string" calcext:value-type="string">
            <text:p><text:s/>7:23:05 45:40:44 3559 <text:s text:c="2"/>742 <text:s/>MONTE EMILIUS</text:p>
          </table:table-cell>
          <table:table-cell table:formula="of:=LEFT([.C28];17)" office:value-type="string" office:string-value=" 7:23:05 45:40:44" calcext:value-type="string">
            <text:p><text:s/>7:23:05 45:40:44</text:p>
          </table:table-cell>
          <table:table-cell table:style-name="ce40" table:formula="of:=RIGHT([.D28];8)" office:value-type="string" office:string-value="45:40:44" calcext:value-type="string">
            <text:p>45:40:44</text:p>
          </table:table-cell>
          <table:table-cell table:style-name="ce40" table:formula="of:=LEFT([.C28];8)" office:value-type="string" office:string-value=" 7:23:05" calcext:value-type="string">
            <text:p><text:s/>7:23:05</text:p>
          </table:table-cell>
          <table:table-cell table:formula="of:=LEFT([.C28];22)" office:value-type="string" office:string-value=" 7:23:05 45:40:44 3559" calcext:value-type="string">
            <text:p><text:s/>7:23:05 45:40:44 3559</text:p>
          </table:table-cell>
          <table:table-cell table:style-name="ce40" table:formula="of:=RIGHT([.G28];4)" office:value-type="string" office:string-value="3559" calcext:value-type="string">
            <text:p>3559</text:p>
          </table:table-cell>
          <table:table-cell table:formula="of:=LEFT([.C28];28)" office:value-type="string" office:string-value=" 7:23:05 45:40:44 3559   742" calcext:value-type="string">
            <text:p><text:s/>7:23:05 45:40:44 3559 <text:s text:c="2"/>742</text:p>
          </table:table-cell>
          <table:table-cell table:style-name="ce40" table:formula="of:=RIGHT([.I28];4)" office:value-type="string" office:string-value=" 742" calcext:value-type="string">
            <text:p><text:s/>742</text:p>
          </table:table-cell>
          <table:table-cell table:style-name="ce43" table:formula="of:=[.J28]/[.H28]*100" office:value-type="float" office:value="20.8485529643158" calcext:value-type="float">
            <text:p>20,8</text:p>
          </table:table-cell>
          <table:table-cell table:style-name="ce104" office:value-type="float" office:value="2032" calcext:value-type="float">
            <text:p>2032</text:p>
          </table:table-cell>
          <table:table-cell table:style-name="ce43" office:value-type="float" office:value="12.5" calcext:value-type="float">
            <text:p>12,5</text:p>
          </table:table-cell>
          <table:table-cell table:style-name="ce44" table:formula="of:=RIGHT([.C28];LEN([.C28])-30)" office:value-type="string" office:string-value="MONTE EMILIUS" calcext:value-type="string">
            <text:p>MONTE EMILIUS</text:p>
          </table:table-cell>
          <table:table-cell table:formula="of:=VALUE([.H28])" office:value-type="float" office:value="3559" calcext:value-type="float">
            <text:p>3559</text:p>
          </table:table-cell>
          <table:table-cell table:formula="of:=VALUE([.J28])" office:value-type="float" office:value="742" calcext:value-type="float">
            <text:p>742</text:p>
          </table:table-cell>
          <table:table-cell table:style-name="ce2" table:formula="of:=[.O28]+[.P28]" office:value-type="float" office:value="4301" calcext:value-type="float">
            <text:p>430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2" table:formula="of:=[.O29]+[.P29]" office:value-type="float" office:value="3538" calcext:value-type="float">
            <text:p>3538</text:p>
          </table:table-cell>
          <table:table-cell table:style-name="ce5" office:value-type="string" calcext:value-type="string">
            <text:p><text:s/>1:00:45 42:32:15 2982 <text:s text:c="2"/>556 <text:s/>PEGUERA</text:p>
          </table:table-cell>
          <table:table-cell table:formula="of:=LEFT([.C29];17)" office:value-type="string" office:string-value=" 1:00:45 42:32:15" calcext:value-type="string">
            <text:p><text:s/>1:00:45 42:32:15</text:p>
          </table:table-cell>
          <table:table-cell table:style-name="ce40" table:formula="of:=RIGHT([.D29];8)" office:value-type="string" office:string-value="42:32:15" calcext:value-type="string">
            <text:p>42:32:15</text:p>
          </table:table-cell>
          <table:table-cell table:style-name="ce40" table:formula="of:=LEFT([.C29];8)" office:value-type="string" office:string-value=" 1:00:45" calcext:value-type="string">
            <text:p><text:s/>1:00:45</text:p>
          </table:table-cell>
          <table:table-cell table:formula="of:=LEFT([.C29];22)" office:value-type="string" office:string-value=" 1:00:45 42:32:15 2982" calcext:value-type="string">
            <text:p><text:s/>1:00:45 42:32:15 2982</text:p>
          </table:table-cell>
          <table:table-cell table:style-name="ce40" table:formula="of:=RIGHT([.G29];4)" office:value-type="string" office:string-value="2982" calcext:value-type="string">
            <text:p>2982</text:p>
          </table:table-cell>
          <table:table-cell table:formula="of:=LEFT([.C29];28)" office:value-type="string" office:string-value=" 1:00:45 42:32:15 2982   556" calcext:value-type="string">
            <text:p><text:s/>1:00:45 42:32:15 2982 <text:s text:c="2"/>556</text:p>
          </table:table-cell>
          <table:table-cell table:style-name="ce40" table:formula="of:=RIGHT([.I29];4)" office:value-type="string" office:string-value=" 556" calcext:value-type="string">
            <text:p><text:s/>556</text:p>
          </table:table-cell>
          <table:table-cell table:style-name="ce43" table:formula="of:=[.J29]/[.H29]*100" office:value-type="float" office:value="18.6452045606975" calcext:value-type="float">
            <text:p>18,6</text:p>
          </table:table-cell>
          <table:table-cell table:style-name="ce104" office:value-type="float" office:value="2022" calcext:value-type="float">
            <text:p>2022</text:p>
          </table:table-cell>
          <table:table-cell table:style-name="ce43" office:value-type="float" office:value="10.6" calcext:value-type="float">
            <text:p>10,6</text:p>
          </table:table-cell>
          <table:table-cell table:style-name="ce44" table:formula="of:=RIGHT([.C29];LEN([.C29])-30)" office:value-type="string" office:string-value="PEGUERA" calcext:value-type="string">
            <text:p>PEGUERA</text:p>
          </table:table-cell>
          <table:table-cell table:formula="of:=VALUE([.H29])" office:value-type="float" office:value="2982" calcext:value-type="float">
            <text:p>2982</text:p>
          </table:table-cell>
          <table:table-cell table:formula="of:=VALUE([.J29])" office:value-type="float" office:value="556" calcext:value-type="float">
            <text:p>556</text:p>
          </table:table-cell>
          <table:table-cell table:style-name="ce2" table:formula="of:=[.O29]+[.P29]" office:value-type="float" office:value="3538" calcext:value-type="float">
            <text:p>353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2" table:formula="of:=[.O30]+[.P30]" office:value-type="float" office:value="3708" calcext:value-type="float">
            <text:p>3708</text:p>
          </table:table-cell>
          <table:table-cell table:style-name="ce5" office:value-type="string" calcext:value-type="string">
            <text:p><text:s/>6:51:10 46:01:29 3096 <text:s text:c="2"/>612 <text:s/>MONT BUET</text:p>
          </table:table-cell>
          <table:table-cell table:formula="of:=LEFT([.C30];17)" office:value-type="string" office:string-value=" 6:51:10 46:01:29" calcext:value-type="string">
            <text:p><text:s/>6:51:10 46:01:29</text:p>
          </table:table-cell>
          <table:table-cell table:style-name="ce40" table:formula="of:=RIGHT([.D30];8)" office:value-type="string" office:string-value="46:01:29" calcext:value-type="string">
            <text:p>46:01:29</text:p>
          </table:table-cell>
          <table:table-cell table:style-name="ce40" table:formula="of:=LEFT([.C30];8)" office:value-type="string" office:string-value=" 6:51:10" calcext:value-type="string">
            <text:p><text:s/>6:51:10</text:p>
          </table:table-cell>
          <table:table-cell table:formula="of:=LEFT([.C30];22)" office:value-type="string" office:string-value=" 6:51:10 46:01:29 3096" calcext:value-type="string">
            <text:p><text:s/>6:51:10 46:01:29 3096</text:p>
          </table:table-cell>
          <table:table-cell table:style-name="ce40" table:formula="of:=RIGHT([.G30];4)" office:value-type="string" office:string-value="3096" calcext:value-type="string">
            <text:p>3096</text:p>
          </table:table-cell>
          <table:table-cell table:formula="of:=LEFT([.C30];28)" office:value-type="string" office:string-value=" 6:51:10 46:01:29 3096   612" calcext:value-type="string">
            <text:p><text:s/>6:51:10 46:01:29 3096 <text:s text:c="2"/>612</text:p>
          </table:table-cell>
          <table:table-cell table:style-name="ce40" table:formula="of:=RIGHT([.I30];4)" office:value-type="string" office:string-value=" 612" calcext:value-type="string">
            <text:p><text:s/>612</text:p>
          </table:table-cell>
          <table:table-cell table:style-name="ce43" table:formula="of:=[.J30]/[.H30]*100" office:value-type="float" office:value="19.7674418604651" calcext:value-type="float">
            <text:p>19,8</text:p>
          </table:table-cell>
          <table:table-cell table:style-name="ce104" office:value-type="float" office:value="2016" calcext:value-type="float">
            <text:p>2016</text:p>
          </table:table-cell>
          <table:table-cell table:style-name="ce43" office:value-type="float" office:value="10.9" calcext:value-type="float">
            <text:p>10,9</text:p>
          </table:table-cell>
          <table:table-cell table:style-name="ce44" table:formula="of:=RIGHT([.C30];LEN([.C30])-30)" office:value-type="string" office:string-value="MONT BUET" calcext:value-type="string">
            <text:p>MONT BUET</text:p>
          </table:table-cell>
          <table:table-cell table:formula="of:=VALUE([.H30])" office:value-type="float" office:value="3096" calcext:value-type="float">
            <text:p>3096</text:p>
          </table:table-cell>
          <table:table-cell table:formula="of:=VALUE([.J30])" office:value-type="float" office:value="612" calcext:value-type="float">
            <text:p>612</text:p>
          </table:table-cell>
          <table:table-cell table:style-name="ce2" table:formula="of:=[.O30]+[.P30]" office:value-type="float" office:value="3708" calcext:value-type="float">
            <text:p>3708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2" table:formula="of:=[.O31]+[.P31]" office:value-type="float" office:value="3317" calcext:value-type="float">
            <text:p>3317</text:p>
          </table:table-cell>
          <table:table-cell table:style-name="ce5" office:value-type="string" calcext:value-type="string">
            <text:p>-0:15:59 42:46:02 3064 <text:s text:c="2"/>253 <text:s/>Garmo Negro</text:p>
          </table:table-cell>
          <table:table-cell table:formula="of:=LEFT([.C31];17)" office:value-type="string" office:string-value="-0:15:59 42:46:02" calcext:value-type="string">
            <text:p>-0:15:59 42:46:02</text:p>
          </table:table-cell>
          <table:table-cell table:style-name="ce40" table:formula="of:=RIGHT([.D31];8)" office:value-type="string" office:string-value="42:46:02" calcext:value-type="string">
            <text:p>42:46:02</text:p>
          </table:table-cell>
          <table:table-cell table:style-name="ce40" table:formula="of:=LEFT([.C31];8)" office:value-type="string" office:string-value="-0:15:59" calcext:value-type="string">
            <text:p>-0:15:59</text:p>
          </table:table-cell>
          <table:table-cell table:formula="of:=LEFT([.C31];22)" office:value-type="string" office:string-value="-0:15:59 42:46:02 3064" calcext:value-type="string">
            <text:p>-0:15:59 42:46:02 3064</text:p>
          </table:table-cell>
          <table:table-cell table:style-name="ce40" table:formula="of:=RIGHT([.G31];4)" office:value-type="string" office:string-value="3064" calcext:value-type="string">
            <text:p>3064</text:p>
          </table:table-cell>
          <table:table-cell table:formula="of:=LEFT([.C31];28)" office:value-type="string" office:string-value="-0:15:59 42:46:02 3064   253" calcext:value-type="string">
            <text:p>-0:15:59 42:46:02 3064 <text:s text:c="2"/>253</text:p>
          </table:table-cell>
          <table:table-cell table:style-name="ce40" table:formula="of:=RIGHT([.I31];4)" office:value-type="string" office:string-value=" 253" calcext:value-type="string">
            <text:p><text:s/>253</text:p>
          </table:table-cell>
          <table:table-cell table:style-name="ce43" table:formula="of:=[.J31]/[.H31]*100" office:value-type="float" office:value="8.25718015665796" calcext:value-type="float">
            <text:p>8,3</text:p>
          </table:table-cell>
          <table:table-cell table:style-name="ce104" office:value-type="float" office:value="2013" calcext:value-type="float">
            <text:p>2013</text:p>
          </table:table-cell>
          <table:table-cell table:style-name="ce43" office:value-type="float" office:value="1.1" calcext:value-type="float">
            <text:p>1,1</text:p>
          </table:table-cell>
          <table:table-cell table:style-name="ce44" table:formula="of:=RIGHT([.C31];LEN([.C31])-30)" office:value-type="string" office:string-value="Garmo Negro" calcext:value-type="string">
            <text:p>Garmo Negro</text:p>
          </table:table-cell>
          <table:table-cell table:formula="of:=VALUE([.H31])" office:value-type="float" office:value="3064" calcext:value-type="float">
            <text:p>3064</text:p>
          </table:table-cell>
          <table:table-cell table:formula="of:=VALUE([.J31])" office:value-type="float" office:value="253" calcext:value-type="float">
            <text:p>253</text:p>
          </table:table-cell>
          <table:table-cell table:style-name="ce2" table:formula="of:=[.O31]+[.P31]" office:value-type="float" office:value="3317" calcext:value-type="float">
            <text:p>3317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Pierric, Laurent</text:p>
          </table:table-cell>
          <table:table-cell table:number-columns-repeated="1005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2" table:formula="of:=[.O32]+[.P32]" office:value-type="float" office:value="3481" calcext:value-type="float">
            <text:p>3481</text:p>
          </table:table-cell>
          <table:table-cell table:style-name="ce9" office:value-type="string" calcext:value-type="string">
            <text:p>-0:03:04 42:41:42 3144 <text:s text:c="2"/>337 <text:s/>LE TAILLON</text:p>
          </table:table-cell>
          <table:table-cell table:formula="of:=LEFT([.C32];17)" office:value-type="string" office:string-value="-0:03:04 42:41:42" calcext:value-type="string">
            <text:p>-0:03:04 42:41:42</text:p>
          </table:table-cell>
          <table:table-cell table:style-name="ce40" table:formula="of:=RIGHT([.D32];8)" office:value-type="string" office:string-value="42:41:42" calcext:value-type="string">
            <text:p>42:41:42</text:p>
          </table:table-cell>
          <table:table-cell table:style-name="ce40" table:formula="of:=LEFT([.C32];8)" office:value-type="string" office:string-value="-0:03:04" calcext:value-type="string">
            <text:p>-0:03:04</text:p>
          </table:table-cell>
          <table:table-cell table:formula="of:=LEFT([.C32];22)" office:value-type="string" office:string-value="-0:03:04 42:41:42 3144" calcext:value-type="string">
            <text:p>-0:03:04 42:41:42 3144</text:p>
          </table:table-cell>
          <table:table-cell table:style-name="ce40" table:formula="of:=RIGHT([.G32];4)" office:value-type="string" office:string-value="3144" calcext:value-type="string">
            <text:p>3144</text:p>
          </table:table-cell>
          <table:table-cell table:formula="of:=LEFT([.C32];28)" office:value-type="string" office:string-value="-0:03:04 42:41:42 3144   337" calcext:value-type="string">
            <text:p>-0:03:04 42:41:42 3144 <text:s text:c="2"/>337</text:p>
          </table:table-cell>
          <table:table-cell table:style-name="ce40" table:formula="of:=RIGHT([.I32];4)" office:value-type="string" office:string-value=" 337" calcext:value-type="string">
            <text:p><text:s/>337</text:p>
          </table:table-cell>
          <table:table-cell table:style-name="ce43" table:formula="of:=[.J32]/[.H32]*100" office:value-type="float" office:value="10.7188295165394" calcext:value-type="float">
            <text:p>10,7</text:p>
          </table:table-cell>
          <table:table-cell table:style-name="ce104" office:value-type="float" office:value="1972" calcext:value-type="float">
            <text:p>1972</text:p>
          </table:table-cell>
          <table:table-cell table:style-name="ce43" office:value-type="float" office:value="4.9" calcext:value-type="float">
            <text:p>4,9</text:p>
          </table:table-cell>
          <table:table-cell table:style-name="ce44" table:formula="of:=RIGHT([.C32];LEN([.C32])-30)" office:value-type="string" office:string-value="LE TAILLON" calcext:value-type="string">
            <text:p>LE TAILLON</text:p>
          </table:table-cell>
          <table:table-cell table:formula="of:=VALUE([.H32])" office:value-type="float" office:value="3144" calcext:value-type="float">
            <text:p>3144</text:p>
          </table:table-cell>
          <table:table-cell table:formula="of:=VALUE([.J32])" office:value-type="float" office:value="337" calcext:value-type="float">
            <text:p>337</text:p>
          </table:table-cell>
          <table:table-cell table:style-name="ce2" table:formula="of:=[.O32]+[.P32]" office:value-type="float" office:value="3481" calcext:value-type="float">
            <text:p>3481</text:p>
          </table:table-cell>
          <table:table-cell office:value-type="string" calcext:value-type="string">
            <text:p>2010 / 2020</text:p>
          </table:table-cell>
          <table:table-cell office:value-type="string" calcext:value-type="string">
            <text:p>Estelle / Estelle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2" table:formula="of:=[.O33]+[.P33]" office:value-type="float" office:value="3339" calcext:value-type="float">
            <text:p>3339</text:p>
          </table:table-cell>
          <table:table-cell table:style-name="ce5" office:value-type="string" calcext:value-type="string">
            <text:p><text:s/>2:27:24 42:31:09 2784 <text:s text:c="2"/>555 <text:s/>Pic du Canigou</text:p>
          </table:table-cell>
          <table:table-cell table:formula="of:=LEFT([.C33];17)" office:value-type="string" office:string-value=" 2:27:24 42:31:09" calcext:value-type="string">
            <text:p><text:s/>2:27:24 42:31:09</text:p>
          </table:table-cell>
          <table:table-cell table:style-name="ce40" table:formula="of:=RIGHT([.D33];8)" office:value-type="string" office:string-value="42:31:09" calcext:value-type="string">
            <text:p>42:31:09</text:p>
          </table:table-cell>
          <table:table-cell table:style-name="ce40" table:formula="of:=LEFT([.C33];8)" office:value-type="string" office:string-value=" 2:27:24" calcext:value-type="string">
            <text:p><text:s/>2:27:24</text:p>
          </table:table-cell>
          <table:table-cell table:formula="of:=LEFT([.C33];22)" office:value-type="string" office:string-value=" 2:27:24 42:31:09 2784" calcext:value-type="string">
            <text:p><text:s/>2:27:24 42:31:09 2784</text:p>
          </table:table-cell>
          <table:table-cell table:style-name="ce40" table:formula="of:=RIGHT([.G33];4)" office:value-type="string" office:string-value="2784" calcext:value-type="string">
            <text:p>2784</text:p>
          </table:table-cell>
          <table:table-cell table:formula="of:=LEFT([.C33];28)" office:value-type="string" office:string-value=" 2:27:24 42:31:09 2784   555" calcext:value-type="string">
            <text:p><text:s/>2:27:24 42:31:09 2784 <text:s text:c="2"/>555</text:p>
          </table:table-cell>
          <table:table-cell table:style-name="ce40" table:formula="of:=RIGHT([.I33];4)" office:value-type="string" office:string-value=" 555" calcext:value-type="string">
            <text:p><text:s/>555</text:p>
          </table:table-cell>
          <table:table-cell table:style-name="ce43" table:formula="of:=[.J33]/[.H33]*100" office:value-type="float" office:value="19.9353448275862" calcext:value-type="float">
            <text:p>19,9</text:p>
          </table:table-cell>
          <table:table-cell table:style-name="ce104" office:value-type="float" office:value="1958" calcext:value-type="float">
            <text:p>1958</text:p>
          </table:table-cell>
          <table:table-cell table:style-name="ce43" office:value-type="float" office:value="20.3" calcext:value-type="float">
            <text:p>20,3</text:p>
          </table:table-cell>
          <table:table-cell table:style-name="ce44" table:formula="of:=RIGHT([.C33];LEN([.C33])-30)" office:value-type="string" office:string-value="Pic du Canigou" calcext:value-type="string">
            <text:p>Pic du Canigou</text:p>
          </table:table-cell>
          <table:table-cell table:formula="of:=VALUE([.H33])" office:value-type="float" office:value="2784" calcext:value-type="float">
            <text:p>2784</text:p>
          </table:table-cell>
          <table:table-cell table:formula="of:=VALUE([.J33])" office:value-type="float" office:value="555" calcext:value-type="float">
            <text:p>555</text:p>
          </table:table-cell>
          <table:table-cell table:style-name="ce2" table:formula="of:=[.O33]+[.P33]" office:value-type="float" office:value="3339" calcext:value-type="float">
            <text:p>3339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2" table:formula="of:=[.O34]+[.P34]" office:value-type="float" office:value="3637" calcext:value-type="float">
            <text:p>3637</text:p>
          </table:table-cell>
          <table:table-cell table:style-name="ce6" office:value-type="string" calcext:value-type="string">
            <text:p><text:s/>0:08:34 42:56:16 2876 <text:s text:c="2"/>761 <text:s/>Pic du Midi de Bigorre</text:p>
          </table:table-cell>
          <table:table-cell table:formula="of:=LEFT([.C34];17)" office:value-type="string" office:string-value=" 0:08:34 42:56:16" calcext:value-type="string">
            <text:p><text:s/>0:08:34 42:56:16</text:p>
          </table:table-cell>
          <table:table-cell table:style-name="ce40" table:formula="of:=RIGHT([.D34];8)" office:value-type="string" office:string-value="42:56:16" calcext:value-type="string">
            <text:p>42:56:16</text:p>
          </table:table-cell>
          <table:table-cell table:style-name="ce40" table:formula="of:=LEFT([.C34];8)" office:value-type="string" office:string-value=" 0:08:34" calcext:value-type="string">
            <text:p><text:s/>0:08:34</text:p>
          </table:table-cell>
          <table:table-cell table:formula="of:=LEFT([.C34];22)" office:value-type="string" office:string-value=" 0:08:34 42:56:16 2876" calcext:value-type="string">
            <text:p><text:s/>0:08:34 42:56:16 2876</text:p>
          </table:table-cell>
          <table:table-cell table:style-name="ce40" table:formula="of:=RIGHT([.G34];4)" office:value-type="string" office:string-value="2876" calcext:value-type="string">
            <text:p>2876</text:p>
          </table:table-cell>
          <table:table-cell table:formula="of:=LEFT([.C34];28)" office:value-type="string" office:string-value=" 0:08:34 42:56:16 2876   761" calcext:value-type="string">
            <text:p><text:s/>0:08:34 42:56:16 2876 <text:s text:c="2"/>761</text:p>
          </table:table-cell>
          <table:table-cell table:style-name="ce40" table:formula="of:=RIGHT([.I34];4)" office:value-type="string" office:string-value=" 761" calcext:value-type="string">
            <text:p><text:s/>761</text:p>
          </table:table-cell>
          <table:table-cell table:style-name="ce43" table:formula="of:=[.J34]/[.H34]*100" office:value-type="float" office:value="26.4603616133519" calcext:value-type="float">
            <text:p>26,5</text:p>
          </table:table-cell>
          <table:table-cell table:style-name="ce104" office:value-type="float" office:value="1955" calcext:value-type="float">
            <text:p>1955</text:p>
          </table:table-cell>
          <table:table-cell table:style-name="ce43" office:value-type="float" office:value="11.1" calcext:value-type="float">
            <text:p>11,1</text:p>
          </table:table-cell>
          <table:table-cell table:style-name="ce47" table:formula="of:=RIGHT([.C34];LEN([.C34])-30)" office:value-type="string" office:string-value="Pic du Midi de Bigorre" calcext:value-type="string">
            <text:p>Pic du Midi de Bigorre</text:p>
          </table:table-cell>
          <table:table-cell table:formula="of:=VALUE([.H34])" office:value-type="float" office:value="2876" calcext:value-type="float">
            <text:p>2876</text:p>
          </table:table-cell>
          <table:table-cell table:formula="of:=VALUE([.J34])" office:value-type="float" office:value="761" calcext:value-type="float">
            <text:p>761</text:p>
          </table:table-cell>
          <table:table-cell table:style-name="ce2" table:formula="of:=[.O34]+[.P34]" office:value-type="float" office:value="3637" calcext:value-type="float">
            <text:p>363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stelle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table:formula="of:=[.O35]+[.P35]" office:value-type="float" office:value="3977" calcext:value-type="float">
            <text:p>3977</text:p>
          </table:table-cell>
          <table:table-cell table:style-name="ce5" office:value-type="string" calcext:value-type="string">
            <text:p><text:s/>5:56:12 44:37:38 2709 <text:s/>1268 <text:s/>Pic de Bure</text:p>
          </table:table-cell>
          <table:table-cell table:formula="of:=LEFT([.C35];17)" office:value-type="string" office:string-value=" 5:56:12 44:37:38" calcext:value-type="string">
            <text:p><text:s/>5:56:12 44:37:38</text:p>
          </table:table-cell>
          <table:table-cell table:style-name="ce40" table:formula="of:=RIGHT([.D35];8)" office:value-type="string" office:string-value="44:37:38" calcext:value-type="string">
            <text:p>44:37:38</text:p>
          </table:table-cell>
          <table:table-cell table:style-name="ce40" table:formula="of:=LEFT([.C35];8)" office:value-type="string" office:string-value=" 5:56:12" calcext:value-type="string">
            <text:p><text:s/>5:56:12</text:p>
          </table:table-cell>
          <table:table-cell table:formula="of:=LEFT([.C35];22)" office:value-type="string" office:string-value=" 5:56:12 44:37:38 2709" calcext:value-type="string">
            <text:p><text:s/>5:56:12 44:37:38 2709</text:p>
          </table:table-cell>
          <table:table-cell table:style-name="ce40" table:formula="of:=RIGHT([.G35];4)" office:value-type="string" office:string-value="2709" calcext:value-type="string">
            <text:p>2709</text:p>
          </table:table-cell>
          <table:table-cell table:formula="of:=LEFT([.C35];28)" office:value-type="string" office:string-value=" 5:56:12 44:37:38 2709  1268" calcext:value-type="string">
            <text:p><text:s/>5:56:12 44:37:38 2709 <text:s/>1268</text:p>
          </table:table-cell>
          <table:table-cell table:style-name="ce40" table:formula="of:=RIGHT([.I35];4)" office:value-type="string" office:string-value="1268" calcext:value-type="string">
            <text:p>1268</text:p>
          </table:table-cell>
          <table:table-cell table:style-name="ce43" table:formula="of:=[.J35]/[.H35]*100" office:value-type="float" office:value="46.8069398301956" calcext:value-type="float">
            <text:p>46,8</text:p>
          </table:table-cell>
          <table:table-cell table:style-name="ce104" office:value-type="float" office:value="1936" calcext:value-type="float">
            <text:p>1936</text:p>
          </table:table-cell>
          <table:table-cell table:style-name="ce43" office:value-type="float" office:value="14.2" calcext:value-type="float">
            <text:p>14,2</text:p>
          </table:table-cell>
          <table:table-cell table:style-name="ce45" table:formula="of:=RIGHT([.C35];LEN([.C35])-30)" office:value-type="string" office:string-value="Pic de Bure" calcext:value-type="string">
            <text:p>Pic de Bure</text:p>
          </table:table-cell>
          <table:table-cell table:formula="of:=VALUE([.H35])" office:value-type="float" office:value="2709" calcext:value-type="float">
            <text:p>2709</text:p>
          </table:table-cell>
          <table:table-cell table:formula="of:=VALUE([.J35])" office:value-type="float" office:value="1268" calcext:value-type="float">
            <text:p>1268</text:p>
          </table:table-cell>
          <table:table-cell table:style-name="ce2" table:formula="of:=[.O35]+[.P35]" office:value-type="float" office:value="3977" calcext:value-type="float">
            <text:p>3977</text:p>
          </table:table-cell>
          <table:table-cell office:value-type="string" calcext:value-type="string">
            <text:p>Environ 1990 / 2015</text:p>
          </table:table-cell>
          <table:table-cell office:value-type="string" calcext:value-type="string">
            <text:p>Maman, Pierric, Antoine / Éloi</text:p>
          </table:table-cell>
          <table:table-cell table:number-columns-repeated="100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2" table:formula="of:=[.O36]+[.P36]" office:value-type="float" office:value="3639" calcext:value-type="float">
            <text:p>3639</text:p>
          </table:table-cell>
          <table:table-cell table:style-name="ce9" office:value-type="string" calcext:value-type="string">
            <text:p><text:s/>6:53:45 45:08:21 3365 <text:s text:c="2"/>274 <text:s/>POINTE FERRAND</text:p>
          </table:table-cell>
          <table:table-cell table:formula="of:=LEFT([.C36];17)" office:value-type="string" office:string-value=" 6:53:45 45:08:21" calcext:value-type="string">
            <text:p><text:s/>6:53:45 45:08:21</text:p>
          </table:table-cell>
          <table:table-cell table:style-name="ce40" table:formula="of:=RIGHT([.D36];8)" office:value-type="string" office:string-value="45:08:21" calcext:value-type="string">
            <text:p>45:08:21</text:p>
          </table:table-cell>
          <table:table-cell table:style-name="ce40" table:formula="of:=LEFT([.C36];8)" office:value-type="string" office:string-value=" 6:53:45" calcext:value-type="string">
            <text:p><text:s/>6:53:45</text:p>
          </table:table-cell>
          <table:table-cell table:formula="of:=LEFT([.C36];22)" office:value-type="string" office:string-value=" 6:53:45 45:08:21 3365" calcext:value-type="string">
            <text:p><text:s/>6:53:45 45:08:21 3365</text:p>
          </table:table-cell>
          <table:table-cell table:style-name="ce40" table:formula="of:=RIGHT([.G36];4)" office:value-type="string" office:string-value="3365" calcext:value-type="string">
            <text:p>3365</text:p>
          </table:table-cell>
          <table:table-cell table:formula="of:=LEFT([.C36];28)" office:value-type="string" office:string-value=" 6:53:45 45:08:21 3365   274" calcext:value-type="string">
            <text:p><text:s/>6:53:45 45:08:21 3365 <text:s text:c="2"/>274</text:p>
          </table:table-cell>
          <table:table-cell table:style-name="ce40" table:formula="of:=RIGHT([.I36];4)" office:value-type="string" office:string-value=" 274" calcext:value-type="string">
            <text:p><text:s/>274</text:p>
          </table:table-cell>
          <table:table-cell table:style-name="ce43" table:formula="of:=[.J36]/[.H36]*100" office:value-type="float" office:value="8.14264487369985" calcext:value-type="float">
            <text:p>8,1</text:p>
          </table:table-cell>
          <table:table-cell table:style-name="ce104" office:value-type="float" office:value="1930" calcext:value-type="float">
            <text:p>1930</text:p>
          </table:table-cell>
          <table:table-cell table:style-name="ce43" office:value-type="float" office:value="2.2" calcext:value-type="float">
            <text:p>2,2</text:p>
          </table:table-cell>
          <table:table-cell table:style-name="ce44" table:formula="of:=RIGHT([.C36];LEN([.C36])-30)" office:value-type="string" office:string-value="POINTE FERRAND" calcext:value-type="string">
            <text:p>POINTE FERRAND</text:p>
          </table:table-cell>
          <table:table-cell table:formula="of:=VALUE([.H36])" office:value-type="float" office:value="3365" calcext:value-type="float">
            <text:p>3365</text:p>
          </table:table-cell>
          <table:table-cell table:formula="of:=VALUE([.J36])" office:value-type="float" office:value="274" calcext:value-type="float">
            <text:p>274</text:p>
          </table:table-cell>
          <table:table-cell table:style-name="ce2" table:formula="of:=[.O36]+[.P36]" office:value-type="float" office:value="3639" calcext:value-type="float">
            <text:p>3639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2" table:formula="of:=[.O37]+[.P37]" office:value-type="float" office:value="3707" calcext:value-type="float">
            <text:p>3707</text:p>
          </table:table-cell>
          <table:table-cell table:style-name="ce5" office:value-type="string" calcext:value-type="string">
            <text:p>-0:38:22 42:47:23 2670 <text:s/>1037 <text:s/>VISAURIN / BISAURIN</text:p>
          </table:table-cell>
          <table:table-cell table:formula="of:=LEFT([.C37];17)" office:value-type="string" office:string-value="-0:38:22 42:47:23" calcext:value-type="string">
            <text:p>-0:38:22 42:47:23</text:p>
          </table:table-cell>
          <table:table-cell table:style-name="ce40" table:formula="of:=RIGHT([.D37];8)" office:value-type="string" office:string-value="42:47:23" calcext:value-type="string">
            <text:p>42:47:23</text:p>
          </table:table-cell>
          <table:table-cell table:style-name="ce40" table:formula="of:=LEFT([.C37];8)" office:value-type="string" office:string-value="-0:38:22" calcext:value-type="string">
            <text:p>-0:38:22</text:p>
          </table:table-cell>
          <table:table-cell table:formula="of:=LEFT([.C37];22)" office:value-type="string" office:string-value="-0:38:22 42:47:23 2670" calcext:value-type="string">
            <text:p>-0:38:22 42:47:23 2670</text:p>
          </table:table-cell>
          <table:table-cell table:style-name="ce40" table:formula="of:=RIGHT([.G37];4)" office:value-type="string" office:string-value="2670" calcext:value-type="string">
            <text:p>2670</text:p>
          </table:table-cell>
          <table:table-cell table:formula="of:=LEFT([.C37];28)" office:value-type="string" office:string-value="-0:38:22 42:47:23 2670  1037" calcext:value-type="string">
            <text:p>-0:38:22 42:47:23 2670 <text:s/>1037</text:p>
          </table:table-cell>
          <table:table-cell table:style-name="ce40" table:formula="of:=RIGHT([.I37];4)" office:value-type="string" office:string-value="1037" calcext:value-type="string">
            <text:p>1037</text:p>
          </table:table-cell>
          <table:table-cell table:style-name="ce43" table:formula="of:=[.J37]/[.H37]*100" office:value-type="float" office:value="38.8389513108614" calcext:value-type="float">
            <text:p>38,8</text:p>
          </table:table-cell>
          <table:table-cell table:style-name="ce104" office:value-type="float" office:value="1929" calcext:value-type="float">
            <text:p>1929</text:p>
          </table:table-cell>
          <table:table-cell table:style-name="ce43" office:value-type="float" office:value="15.2" calcext:value-type="float">
            <text:p>15,2</text:p>
          </table:table-cell>
          <table:table-cell table:style-name="ce44" table:formula="of:=RIGHT([.C37];LEN([.C37])-30)" office:value-type="string" office:string-value="VISAURIN / BISAURIN" calcext:value-type="string">
            <text:p>VISAURIN / BISAURIN</text:p>
          </table:table-cell>
          <table:table-cell table:formula="of:=VALUE([.H37])" office:value-type="float" office:value="2670" calcext:value-type="float">
            <text:p>2670</text:p>
          </table:table-cell>
          <table:table-cell table:formula="of:=VALUE([.J37])" office:value-type="float" office:value="1037" calcext:value-type="float">
            <text:p>1037</text:p>
          </table:table-cell>
          <table:table-cell table:style-name="ce2" table:formula="of:=[.O37]+[.P37]" office:value-type="float" office:value="3707" calcext:value-type="float">
            <text:p>3707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table:formula="of:=[.O38]+[.P38]" office:value-type="float" office:value="3934" calcext:value-type="float">
            <text:p>3934</text:p>
          </table:table-cell>
          <table:table-cell table:style-name="ce5" office:value-type="string" calcext:value-type="string">
            <text:p><text:s/>6:13:42 45:40:54 2217 <text:s/>1717 <text:s/>POINTE D'ARCALOD</text:p>
          </table:table-cell>
          <table:table-cell table:formula="of:=LEFT([.C38];17)" office:value-type="string" office:string-value=" 6:13:42 45:40:54" calcext:value-type="string">
            <text:p><text:s/>6:13:42 45:40:54</text:p>
          </table:table-cell>
          <table:table-cell table:style-name="ce40" table:formula="of:=RIGHT([.D38];8)" office:value-type="string" office:string-value="45:40:54" calcext:value-type="string">
            <text:p>45:40:54</text:p>
          </table:table-cell>
          <table:table-cell table:style-name="ce40" table:formula="of:=LEFT([.C38];8)" office:value-type="string" office:string-value=" 6:13:42" calcext:value-type="string">
            <text:p><text:s/>6:13:42</text:p>
          </table:table-cell>
          <table:table-cell table:formula="of:=LEFT([.C38];22)" office:value-type="string" office:string-value=" 6:13:42 45:40:54 2217" calcext:value-type="string">
            <text:p><text:s/>6:13:42 45:40:54 2217</text:p>
          </table:table-cell>
          <table:table-cell table:style-name="ce40" table:formula="of:=RIGHT([.G38];4)" office:value-type="string" office:string-value="2217" calcext:value-type="string">
            <text:p>2217</text:p>
          </table:table-cell>
          <table:table-cell table:formula="of:=LEFT([.C38];28)" office:value-type="string" office:string-value=" 6:13:42 45:40:54 2217  1717" calcext:value-type="string">
            <text:p><text:s/>6:13:42 45:40:54 2217 <text:s/>1717</text:p>
          </table:table-cell>
          <table:table-cell table:style-name="ce40" table:formula="of:=RIGHT([.I38];4)" office:value-type="string" office:string-value="1717" calcext:value-type="string">
            <text:p>1717</text:p>
          </table:table-cell>
          <table:table-cell table:style-name="ce43" table:formula="of:=[.J38]/[.H38]*100" office:value-type="float" office:value="77.44700045106" calcext:value-type="float">
            <text:p>77,4</text:p>
          </table:table-cell>
          <table:table-cell table:style-name="ce104" office:value-type="float" office:value="1894" calcext:value-type="float">
            <text:p>1894</text:p>
          </table:table-cell>
          <table:table-cell table:style-name="ce43" office:value-type="float" office:value="15.7" calcext:value-type="float">
            <text:p>15,7</text:p>
          </table:table-cell>
          <table:table-cell table:style-name="ce44" table:formula="of:=RIGHT([.C38];LEN([.C38])-30)" office:value-type="string" office:string-value="POINTE D'ARCALOD" calcext:value-type="string">
            <text:p>POINTE D'ARCALOD</text:p>
          </table:table-cell>
          <table:table-cell table:formula="of:=VALUE([.H38])" office:value-type="float" office:value="2217" calcext:value-type="float">
            <text:p>2217</text:p>
          </table:table-cell>
          <table:table-cell table:formula="of:=VALUE([.J38])" office:value-type="float" office:value="1717" calcext:value-type="float">
            <text:p>1717</text:p>
          </table:table-cell>
          <table:table-cell table:style-name="ce2" table:formula="of:=[.O38]+[.P38]" office:value-type="float" office:value="3934" calcext:value-type="float">
            <text:p>3934</text:p>
          </table:table-cell>
          <table:table-cell office:value-type="float" office:value="2010" calcext:value-type="float">
            <text:p>2010</text:p>
          </table:table-cell>
          <table:table-cell table:number-columns-repeated="100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" table:formula="of:=[.O39]+[.P39]" office:value-type="float" office:value="4020" calcext:value-type="float">
            <text:p>4020</text:p>
          </table:table-cell>
          <table:table-cell table:style-name="ce5" office:value-type="string" calcext:value-type="string">
            <text:p><text:s/>6:56:59 44:37:12 3340 <text:s text:c="2"/>680 <text:s/>BRIC DE RUBREN / MONGIOIA</text:p>
          </table:table-cell>
          <table:table-cell table:formula="of:=LEFT([.C39];17)" office:value-type="string" office:string-value=" 6:56:59 44:37:12" calcext:value-type="string">
            <text:p><text:s/>6:56:59 44:37:12</text:p>
          </table:table-cell>
          <table:table-cell table:style-name="ce40" table:formula="of:=RIGHT([.D39];8)" office:value-type="string" office:string-value="44:37:12" calcext:value-type="string">
            <text:p>44:37:12</text:p>
          </table:table-cell>
          <table:table-cell table:style-name="ce40" table:formula="of:=LEFT([.C39];8)" office:value-type="string" office:string-value=" 6:56:59" calcext:value-type="string">
            <text:p><text:s/>6:56:59</text:p>
          </table:table-cell>
          <table:table-cell table:formula="of:=LEFT([.C39];22)" office:value-type="string" office:string-value=" 6:56:59 44:37:12 3340" calcext:value-type="string">
            <text:p><text:s/>6:56:59 44:37:12 3340</text:p>
          </table:table-cell>
          <table:table-cell table:style-name="ce40" table:formula="of:=RIGHT([.G39];4)" office:value-type="string" office:string-value="3340" calcext:value-type="string">
            <text:p>3340</text:p>
          </table:table-cell>
          <table:table-cell table:formula="of:=LEFT([.C39];28)" office:value-type="string" office:string-value=" 6:56:59 44:37:12 3340   680" calcext:value-type="string">
            <text:p><text:s/>6:56:59 44:37:12 3340 <text:s text:c="2"/>680</text:p>
          </table:table-cell>
          <table:table-cell table:style-name="ce40" table:formula="of:=RIGHT([.I39];4)" office:value-type="string" office:string-value=" 680" calcext:value-type="string">
            <text:p><text:s/>680</text:p>
          </table:table-cell>
          <table:table-cell table:style-name="ce43" table:formula="of:=[.J39]/[.H39]*100" office:value-type="float" office:value="20.3592814371257" calcext:value-type="float">
            <text:p>20,4</text:p>
          </table:table-cell>
          <table:table-cell table:style-name="ce104" office:value-type="float" office:value="1872" calcext:value-type="float">
            <text:p>1872</text:p>
          </table:table-cell>
          <table:table-cell table:style-name="ce43" office:value-type="float" office:value="10.9" calcext:value-type="float">
            <text:p>10,9</text:p>
          </table:table-cell>
          <table:table-cell table:style-name="ce44" table:formula="of:=RIGHT([.C39];LEN([.C39])-30)" office:value-type="string" office:string-value="BRIC DE RUBREN / MONGIOIA" calcext:value-type="string">
            <text:p>BRIC DE RUBREN / MONGIOIA</text:p>
          </table:table-cell>
          <table:table-cell table:formula="of:=VALUE([.H39])" office:value-type="float" office:value="3340" calcext:value-type="float">
            <text:p>3340</text:p>
          </table:table-cell>
          <table:table-cell table:formula="of:=VALUE([.J39])" office:value-type="float" office:value="680" calcext:value-type="float">
            <text:p>680</text:p>
          </table:table-cell>
          <table:table-cell table:style-name="ce2" table:formula="of:=[.O39]+[.P39]" office:value-type="float" office:value="4020" calcext:value-type="float">
            <text:p>402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telle, Pierric, Marie, Pascal</text:p>
          </table:table-cell>
          <table:table-cell table:style-name="ce42" table:number-columns-repeated="2"/>
          <table:table-cell table:style-name="ce39" table:number-columns-repeated="100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2" table:formula="of:=[.O40]+[.P40]" office:value-type="float" office:value="3854" calcext:value-type="float">
            <text:p>3854</text:p>
          </table:table-cell>
          <table:table-cell table:style-name="ce6" office:value-type="string" calcext:value-type="string">
            <text:p><text:s/>5:47:24 45:17:17 2082 <text:s/>1772 <text:s/>Chamechaude</text:p>
          </table:table-cell>
          <table:table-cell table:formula="of:=LEFT([.C40];17)" office:value-type="string" office:string-value=" 5:47:24 45:17:17" calcext:value-type="string">
            <text:p><text:s/>5:47:24 45:17:17</text:p>
          </table:table-cell>
          <table:table-cell table:style-name="ce40" table:formula="of:=RIGHT([.D40];8)" office:value-type="string" office:string-value="45:17:17" calcext:value-type="string">
            <text:p>45:17:17</text:p>
          </table:table-cell>
          <table:table-cell table:style-name="ce40" table:formula="of:=LEFT([.C40];8)" office:value-type="string" office:string-value=" 5:47:24" calcext:value-type="string">
            <text:p><text:s/>5:47:24</text:p>
          </table:table-cell>
          <table:table-cell table:formula="of:=LEFT([.C40];22)" office:value-type="string" office:string-value=" 5:47:24 45:17:17 2082" calcext:value-type="string">
            <text:p><text:s/>5:47:24 45:17:17 2082</text:p>
          </table:table-cell>
          <table:table-cell table:style-name="ce40" table:formula="of:=RIGHT([.G40];4)" office:value-type="string" office:string-value="2082" calcext:value-type="string">
            <text:p>2082</text:p>
          </table:table-cell>
          <table:table-cell table:formula="of:=LEFT([.C40];28)" office:value-type="string" office:string-value=" 5:47:24 45:17:17 2082  1772" calcext:value-type="string">
            <text:p><text:s/>5:47:24 45:17:17 2082 <text:s/>1772</text:p>
          </table:table-cell>
          <table:table-cell table:style-name="ce40" table:formula="of:=RIGHT([.I40];4)" office:value-type="string" office:string-value="1772" calcext:value-type="string">
            <text:p>1772</text:p>
          </table:table-cell>
          <table:table-cell table:style-name="ce43" table:formula="of:=[.J40]/[.H40]*100" office:value-type="float" office:value="85.1104707012488" calcext:value-type="float">
            <text:p>85,1</text:p>
          </table:table-cell>
          <table:table-cell table:style-name="ce104" office:value-type="float" office:value="1872" calcext:value-type="float">
            <text:p>1872</text:p>
          </table:table-cell>
          <table:table-cell table:style-name="ce43" office:value-type="float" office:value="17.2" calcext:value-type="float">
            <text:p>17,2</text:p>
          </table:table-cell>
          <table:table-cell table:style-name="ce44" table:formula="of:=RIGHT([.C40];LEN([.C40])-30)" office:value-type="string" office:string-value="Chamechaude" calcext:value-type="string">
            <text:p>Chamechaude</text:p>
          </table:table-cell>
          <table:table-cell table:formula="of:=VALUE([.H40])" office:value-type="float" office:value="2082" calcext:value-type="float">
            <text:p>2082</text:p>
          </table:table-cell>
          <table:table-cell table:formula="of:=VALUE([.J40])" office:value-type="float" office:value="1772" calcext:value-type="float">
            <text:p>1772</text:p>
          </table:table-cell>
          <table:table-cell table:style-name="ce2" table:formula="of:=[.O40]+[.P40]" office:value-type="float" office:value="3854" calcext:value-type="float">
            <text:p>3854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Estelle, Maman + (Éloi)</text:p>
          </table:table-cell>
          <table:table-cell table:number-columns-repeated="100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2" table:formula="of:=[.O41]+[.P41]" office:value-type="float" office:value="3812" calcext:value-type="float">
            <text:p>3812</text:p>
          </table:table-cell>
          <table:table-cell table:style-name="ce9" office:value-type="string" calcext:value-type="string">
            <text:p><text:s/>7:23:05 44:07:23 3143 <text:s text:c="2"/>669 <text:s/>CIME DU GELAS</text:p>
          </table:table-cell>
          <table:table-cell table:formula="of:=LEFT([.C41];17)" office:value-type="string" office:string-value=" 7:23:05 44:07:23" calcext:value-type="string">
            <text:p><text:s/>7:23:05 44:07:23</text:p>
          </table:table-cell>
          <table:table-cell table:style-name="ce40" table:formula="of:=RIGHT([.D41];8)" office:value-type="string" office:string-value="44:07:23" calcext:value-type="string">
            <text:p>44:07:23</text:p>
          </table:table-cell>
          <table:table-cell table:style-name="ce40" table:formula="of:=LEFT([.C41];8)" office:value-type="string" office:string-value=" 7:23:05" calcext:value-type="string">
            <text:p><text:s/>7:23:05</text:p>
          </table:table-cell>
          <table:table-cell table:formula="of:=LEFT([.C41];22)" office:value-type="string" office:string-value=" 7:23:05 44:07:23 3143" calcext:value-type="string">
            <text:p><text:s/>7:23:05 44:07:23 3143</text:p>
          </table:table-cell>
          <table:table-cell table:style-name="ce40" table:formula="of:=RIGHT([.G41];4)" office:value-type="string" office:string-value="3143" calcext:value-type="string">
            <text:p>3143</text:p>
          </table:table-cell>
          <table:table-cell table:formula="of:=LEFT([.C41];28)" office:value-type="string" office:string-value=" 7:23:05 44:07:23 3143   669" calcext:value-type="string">
            <text:p><text:s/>7:23:05 44:07:23 3143 <text:s text:c="2"/>669</text:p>
          </table:table-cell>
          <table:table-cell table:style-name="ce40" table:formula="of:=RIGHT([.I41];4)" office:value-type="string" office:string-value=" 669" calcext:value-type="string">
            <text:p><text:s/>669</text:p>
          </table:table-cell>
          <table:table-cell table:style-name="ce43" table:formula="of:=[.J41]/[.H41]*100" office:value-type="float" office:value="21.2853961183583" calcext:value-type="float">
            <text:p>21,3</text:p>
          </table:table-cell>
          <table:table-cell table:style-name="ce104" office:value-type="float" office:value="1856" calcext:value-type="float">
            <text:p>1856</text:p>
          </table:table-cell>
          <table:table-cell table:style-name="ce43" office:value-type="float" office:value="8.5" calcext:value-type="float">
            <text:p>8,5</text:p>
          </table:table-cell>
          <table:table-cell table:style-name="ce44" table:formula="of:=RIGHT([.C41];LEN([.C41])-30)" office:value-type="string" office:string-value="CIME DU GELAS" calcext:value-type="string">
            <text:p>CIME DU GELAS</text:p>
          </table:table-cell>
          <table:table-cell table:formula="of:=VALUE([.H41])" office:value-type="float" office:value="3143" calcext:value-type="float">
            <text:p>3143</text:p>
          </table:table-cell>
          <table:table-cell table:formula="of:=VALUE([.J41])" office:value-type="float" office:value="669" calcext:value-type="float">
            <text:p>669</text:p>
          </table:table-cell>
          <table:table-cell table:style-name="ce2" table:formula="of:=[.O41]+[.P41]" office:value-type="float" office:value="3812" calcext:value-type="float">
            <text:p>381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" table:formula="of:=[.O42]+[.P42]" office:value-type="float" office:value="4141" calcext:value-type="float">
            <text:p>4141</text:p>
          </table:table-cell>
          <table:table-cell table:style-name="ce12" office:value-type="string" calcext:value-type="string">
            <text:p><text:span text:style-name="T1"> 6:52:23 45:14:39 3162   979  </text:span><text:span text:style-name="T2">SIGNAL DU PETIT MONT CENIS / POINTE CLAIRY</text:span></text:p>
          </table:table-cell>
          <table:table-cell table:formula="of:=LEFT([.C42];17)" office:value-type="string" office:string-value=" 6:52:23 45:14:39" calcext:value-type="string">
            <text:p><text:s/>6:52:23 45:14:39</text:p>
          </table:table-cell>
          <table:table-cell table:style-name="ce40" table:formula="of:=RIGHT([.D42];8)" office:value-type="string" office:string-value="45:14:39" calcext:value-type="string">
            <text:p>45:14:39</text:p>
          </table:table-cell>
          <table:table-cell table:style-name="ce40" table:formula="of:=LEFT([.C42];8)" office:value-type="string" office:string-value=" 6:52:23" calcext:value-type="string">
            <text:p><text:s/>6:52:23</text:p>
          </table:table-cell>
          <table:table-cell table:formula="of:=LEFT([.C42];22)" office:value-type="string" office:string-value=" 6:52:23 45:14:39 3162" calcext:value-type="string">
            <text:p><text:s/>6:52:23 45:14:39 3162</text:p>
          </table:table-cell>
          <table:table-cell table:style-name="ce40" table:formula="of:=RIGHT([.G42];4)" office:value-type="string" office:string-value="3162" calcext:value-type="string">
            <text:p>3162</text:p>
          </table:table-cell>
          <table:table-cell table:formula="of:=LEFT([.C42];28)" office:value-type="string" office:string-value=" 6:52:23 45:14:39 3162   979" calcext:value-type="string">
            <text:p><text:s/>6:52:23 45:14:39 3162 <text:s text:c="2"/>979</text:p>
          </table:table-cell>
          <table:table-cell table:style-name="ce40" table:formula="of:=RIGHT([.I42];4)" office:value-type="string" office:string-value=" 979" calcext:value-type="string">
            <text:p><text:s/>979</text:p>
          </table:table-cell>
          <table:table-cell table:style-name="ce43" table:formula="of:=[.J42]/[.H42]*100" office:value-type="float" office:value="30.9614168247944" calcext:value-type="float">
            <text:p>31,0</text:p>
          </table:table-cell>
          <table:table-cell table:style-name="ce104" office:value-type="float" office:value="1836" calcext:value-type="float">
            <text:p>1836</text:p>
          </table:table-cell>
          <table:table-cell table:style-name="ce43" office:value-type="float" office:value="6.3" calcext:value-type="float">
            <text:p>6,3</text:p>
          </table:table-cell>
          <table:table-cell table:style-name="ce44" table:formula="of:=RIGHT([.C42];LEN([.C42])-30)" office:value-type="string" office:string-value="SIGNAL DU PETIT MONT CENIS / POINTE CLAIRY" calcext:value-type="string">
            <text:p>SIGNAL DU PETIT MONT CENIS / POINTE CLAIRY</text:p>
          </table:table-cell>
          <table:table-cell table:formula="of:=VALUE([.H42])" office:value-type="float" office:value="3162" calcext:value-type="float">
            <text:p>3162</text:p>
          </table:table-cell>
          <table:table-cell table:formula="of:=VALUE([.J42])" office:value-type="float" office:value="979" calcext:value-type="float">
            <text:p>979</text:p>
          </table:table-cell>
          <table:table-cell table:style-name="ce2" table:formula="of:=[.O42]+[.P42]" office:value-type="float" office:value="4141" calcext:value-type="float">
            <text:p>414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table:formula="of:=[.O43]+[.P43]" office:value-type="float" office:value="4124" calcext:value-type="float">
            <text:p>4124</text:p>
          </table:table-cell>
          <table:table-cell table:style-name="ce5" office:value-type="string" calcext:value-type="string">
            <text:p><text:s/>6:25:50 44:57:01 3664 <text:s text:c="2"/>460 <text:s/>MONTAGNE DES AGNEAUX</text:p>
          </table:table-cell>
          <table:table-cell table:formula="of:=LEFT([.C43];17)" office:value-type="string" office:string-value=" 6:25:50 44:57:01" calcext:value-type="string">
            <text:p><text:s/>6:25:50 44:57:01</text:p>
          </table:table-cell>
          <table:table-cell table:style-name="ce40" table:formula="of:=RIGHT([.D43];8)" office:value-type="string" office:string-value="44:57:01" calcext:value-type="string">
            <text:p>44:57:01</text:p>
          </table:table-cell>
          <table:table-cell table:style-name="ce40" table:formula="of:=LEFT([.C43];8)" office:value-type="string" office:string-value=" 6:25:50" calcext:value-type="string">
            <text:p><text:s/>6:25:50</text:p>
          </table:table-cell>
          <table:table-cell table:formula="of:=LEFT([.C43];22)" office:value-type="string" office:string-value=" 6:25:50 44:57:01 3664" calcext:value-type="string">
            <text:p><text:s/>6:25:50 44:57:01 3664</text:p>
          </table:table-cell>
          <table:table-cell table:style-name="ce40" table:formula="of:=RIGHT([.G43];4)" office:value-type="string" office:string-value="3664" calcext:value-type="string">
            <text:p>3664</text:p>
          </table:table-cell>
          <table:table-cell table:formula="of:=LEFT([.C43];28)" office:value-type="string" office:string-value=" 6:25:50 44:57:01 3664   460" calcext:value-type="string">
            <text:p><text:s/>6:25:50 44:57:01 3664 <text:s text:c="2"/>460</text:p>
          </table:table-cell>
          <table:table-cell table:style-name="ce40" table:formula="of:=RIGHT([.I43];4)" office:value-type="string" office:string-value=" 460" calcext:value-type="string">
            <text:p><text:s/>460</text:p>
          </table:table-cell>
          <table:table-cell table:style-name="ce43" table:formula="of:=[.J43]/[.H43]*100" office:value-type="float" office:value="12.5545851528384" calcext:value-type="float">
            <text:p>12,6</text:p>
          </table:table-cell>
          <table:table-cell table:style-name="ce104" office:value-type="float" office:value="1826" calcext:value-type="float">
            <text:p>1826</text:p>
          </table:table-cell>
          <table:table-cell table:style-name="ce43" office:value-type="float" office:value="4.9" calcext:value-type="float">
            <text:p>4,9</text:p>
          </table:table-cell>
          <table:table-cell table:style-name="ce44" table:formula="of:=RIGHT([.C43];LEN([.C43])-30)" office:value-type="string" office:string-value="MONTAGNE DES AGNEAUX" calcext:value-type="string">
            <text:p>MONTAGNE DES AGNEAUX</text:p>
          </table:table-cell>
          <table:table-cell table:formula="of:=VALUE([.H43])" office:value-type="float" office:value="3664" calcext:value-type="float">
            <text:p>3664</text:p>
          </table:table-cell>
          <table:table-cell table:formula="of:=VALUE([.J43])" office:value-type="float" office:value="460" calcext:value-type="float">
            <text:p>460</text:p>
          </table:table-cell>
          <table:table-cell table:style-name="ce2" table:formula="of:=[.O43]+[.P43]" office:value-type="float" office:value="4124" calcext:value-type="float">
            <text:p>4124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Jean-Yves ANTOINE</text:p>
          </table:table-cell>
          <table:table-cell table:number-columns-repeated="100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" table:formula="of:=[.O44]+[.P44]" office:value-type="float" office:value="3857" calcext:value-type="float">
            <text:p>3857</text:p>
          </table:table-cell>
          <table:table-cell table:style-name="ce5" office:value-type="string" calcext:value-type="string">
            <text:p><text:s/>6:17:11 45:49:38 2350 <text:s/>1507 <text:s/>LA TOURNETTE</text:p>
          </table:table-cell>
          <table:table-cell table:formula="of:=LEFT([.C44];17)" office:value-type="string" office:string-value=" 6:17:11 45:49:38" calcext:value-type="string">
            <text:p><text:s/>6:17:11 45:49:38</text:p>
          </table:table-cell>
          <table:table-cell table:style-name="ce40" table:formula="of:=RIGHT([.D44];8)" office:value-type="string" office:string-value="45:49:38" calcext:value-type="string">
            <text:p>45:49:38</text:p>
          </table:table-cell>
          <table:table-cell table:style-name="ce40" table:formula="of:=LEFT([.C44];8)" office:value-type="string" office:string-value=" 6:17:11" calcext:value-type="string">
            <text:p><text:s/>6:17:11</text:p>
          </table:table-cell>
          <table:table-cell table:formula="of:=LEFT([.C44];22)" office:value-type="string" office:string-value=" 6:17:11 45:49:38 2350" calcext:value-type="string">
            <text:p><text:s/>6:17:11 45:49:38 2350</text:p>
          </table:table-cell>
          <table:table-cell table:style-name="ce40" table:formula="of:=RIGHT([.G44];4)" office:value-type="string" office:string-value="2350" calcext:value-type="string">
            <text:p>2350</text:p>
          </table:table-cell>
          <table:table-cell table:formula="of:=LEFT([.C44];28)" office:value-type="string" office:string-value=" 6:17:11 45:49:38 2350  1507" calcext:value-type="string">
            <text:p><text:s/>6:17:11 45:49:38 2350 <text:s/>1507</text:p>
          </table:table-cell>
          <table:table-cell table:style-name="ce40" table:formula="of:=RIGHT([.I44];4)" office:value-type="string" office:string-value="1507" calcext:value-type="string">
            <text:p>1507</text:p>
          </table:table-cell>
          <table:table-cell table:style-name="ce43" table:formula="of:=[.J44]/[.H44]*100" office:value-type="float" office:value="64.1276595744681" calcext:value-type="float">
            <text:p>64,1</text:p>
          </table:table-cell>
          <table:table-cell table:style-name="ce104" office:value-type="float" office:value="1809" calcext:value-type="float">
            <text:p>1809</text:p>
          </table:table-cell>
          <table:table-cell table:style-name="ce43" office:value-type="float" office:value="10.7" calcext:value-type="float">
            <text:p>10,7</text:p>
          </table:table-cell>
          <table:table-cell table:style-name="ce44" table:formula="of:=RIGHT([.C44];LEN([.C44])-30)" office:value-type="string" office:string-value="LA TOURNETTE" calcext:value-type="string">
            <text:p>LA TOURNETTE</text:p>
          </table:table-cell>
          <table:table-cell table:formula="of:=VALUE([.H44])" office:value-type="float" office:value="2350" calcext:value-type="float">
            <text:p>2350</text:p>
          </table:table-cell>
          <table:table-cell table:formula="of:=VALUE([.J44])" office:value-type="float" office:value="1507" calcext:value-type="float">
            <text:p>1507</text:p>
          </table:table-cell>
          <table:table-cell table:style-name="ce2" table:formula="of:=[.O44]+[.P44]" office:value-type="float" office:value="3857" calcext:value-type="float">
            <text:p>3857</text:p>
          </table:table-cell>
          <table:table-cell office:value-type="string" calcext:value-type="string">
            <text:p>Été 2013 / Hiver 2014</text:p>
          </table:table-cell>
          <table:table-cell office:value-type="string" calcext:value-type="string">
            <text:p>Éloi / 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2" table:formula="of:=[.O45]+[.P45]" office:value-type="float" office:value="3375" calcext:value-type="float">
            <text:p>3375</text:p>
          </table:table-cell>
          <table:table-cell table:style-name="ce5" office:value-type="string" calcext:value-type="string">
            <text:p>-0:18:42 42:51:02 2974 <text:s text:c="2"/>401 <text:s/>Pic de Palas</text:p>
          </table:table-cell>
          <table:table-cell table:formula="of:=LEFT([.C45];17)" office:value-type="string" office:string-value="-0:18:42 42:51:02" calcext:value-type="string">
            <text:p>-0:18:42 42:51:02</text:p>
          </table:table-cell>
          <table:table-cell table:style-name="ce40" table:formula="of:=RIGHT([.D45];8)" office:value-type="string" office:string-value="42:51:02" calcext:value-type="string">
            <text:p>42:51:02</text:p>
          </table:table-cell>
          <table:table-cell table:style-name="ce40" table:formula="of:=LEFT([.C45];8)" office:value-type="string" office:string-value="-0:18:42" calcext:value-type="string">
            <text:p>-0:18:42</text:p>
          </table:table-cell>
          <table:table-cell table:formula="of:=LEFT([.C45];22)" office:value-type="string" office:string-value="-0:18:42 42:51:02 2974" calcext:value-type="string">
            <text:p>-0:18:42 42:51:02 2974</text:p>
          </table:table-cell>
          <table:table-cell table:style-name="ce40" table:formula="of:=RIGHT([.G45];4)" office:value-type="string" office:string-value="2974" calcext:value-type="string">
            <text:p>2974</text:p>
          </table:table-cell>
          <table:table-cell table:formula="of:=LEFT([.C45];28)" office:value-type="string" office:string-value="-0:18:42 42:51:02 2974   401" calcext:value-type="string">
            <text:p>-0:18:42 42:51:02 2974 <text:s text:c="2"/>401</text:p>
          </table:table-cell>
          <table:table-cell table:style-name="ce40" table:formula="of:=RIGHT([.I45];4)" office:value-type="string" office:string-value=" 401" calcext:value-type="string">
            <text:p><text:s/>401</text:p>
          </table:table-cell>
          <table:table-cell table:style-name="ce43" table:formula="of:=[.J45]/[.H45]*100" office:value-type="float" office:value="13.4835238735709" calcext:value-type="float">
            <text:p>13,5</text:p>
          </table:table-cell>
          <table:table-cell table:style-name="ce104" office:value-type="float" office:value="1796" calcext:value-type="float">
            <text:p>1796</text:p>
          </table:table-cell>
          <table:table-cell table:style-name="ce43" office:value-type="float" office:value="2.1" calcext:value-type="float">
            <text:p>2,1</text:p>
          </table:table-cell>
          <table:table-cell table:style-name="ce44" table:formula="of:=RIGHT([.C45];LEN([.C45])-30)" office:value-type="string" office:string-value="Pic de Palas" calcext:value-type="string">
            <text:p>Pic de Palas</text:p>
          </table:table-cell>
          <table:table-cell table:formula="of:=VALUE([.H45])" office:value-type="float" office:value="2974" calcext:value-type="float">
            <text:p>2974</text:p>
          </table:table-cell>
          <table:table-cell table:formula="of:=VALUE([.J45])" office:value-type="float" office:value="401" calcext:value-type="float">
            <text:p>401</text:p>
          </table:table-cell>
          <table:table-cell table:style-name="ce2" table:formula="of:=[.O45]+[.P45]" office:value-type="float" office:value="3375" calcext:value-type="float">
            <text:p>3375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Pierric, Laurent</text:p>
          </table:table-cell>
          <table:table-cell table:number-columns-repeated="100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" table:formula="of:=[.O46]+[.P46]" office:value-type="float" office:value="3984" calcext:value-type="float">
            <text:p>3984</text:p>
          </table:table-cell>
          <table:table-cell table:style-name="ce5" office:value-type="string" calcext:value-type="string">
            <text:p><text:s/>6:39:37 44:26:59 3046 <text:s text:c="2"/>938 <text:s/>LE GRAND BERARD</text:p>
          </table:table-cell>
          <table:table-cell table:formula="of:=LEFT([.C46];17)" office:value-type="string" office:string-value=" 6:39:37 44:26:59" calcext:value-type="string">
            <text:p><text:s/>6:39:37 44:26:59</text:p>
          </table:table-cell>
          <table:table-cell table:style-name="ce40" table:formula="of:=RIGHT([.D46];8)" office:value-type="string" office:string-value="44:26:59" calcext:value-type="string">
            <text:p>44:26:59</text:p>
          </table:table-cell>
          <table:table-cell table:style-name="ce40" table:formula="of:=LEFT([.C46];8)" office:value-type="string" office:string-value=" 6:39:37" calcext:value-type="string">
            <text:p><text:s/>6:39:37</text:p>
          </table:table-cell>
          <table:table-cell table:formula="of:=LEFT([.C46];22)" office:value-type="string" office:string-value=" 6:39:37 44:26:59 3046" calcext:value-type="string">
            <text:p><text:s/>6:39:37 44:26:59 3046</text:p>
          </table:table-cell>
          <table:table-cell table:style-name="ce40" table:formula="of:=RIGHT([.G46];4)" office:value-type="string" office:string-value="3046" calcext:value-type="string">
            <text:p>3046</text:p>
          </table:table-cell>
          <table:table-cell table:formula="of:=LEFT([.C46];28)" office:value-type="string" office:string-value=" 6:39:37 44:26:59 3046   938" calcext:value-type="string">
            <text:p><text:s/>6:39:37 44:26:59 3046 <text:s text:c="2"/>938</text:p>
          </table:table-cell>
          <table:table-cell table:style-name="ce40" table:formula="of:=RIGHT([.I46];4)" office:value-type="string" office:string-value=" 938" calcext:value-type="string">
            <text:p><text:s/>938</text:p>
          </table:table-cell>
          <table:table-cell table:style-name="ce43" table:formula="of:=[.J46]/[.H46]*100" office:value-type="float" office:value="30.7944845699278" calcext:value-type="float">
            <text:p>30,8</text:p>
          </table:table-cell>
          <table:table-cell table:style-name="ce104" office:value-type="float" office:value="1754" calcext:value-type="float">
            <text:p>1754</text:p>
          </table:table-cell>
          <table:table-cell table:style-name="ce43" office:value-type="float" office:value="13.9" calcext:value-type="float">
            <text:p>13,9</text:p>
          </table:table-cell>
          <table:table-cell table:style-name="ce44" table:formula="of:=RIGHT([.C46];LEN([.C46])-30)" office:value-type="string" office:string-value="LE GRAND BERARD" calcext:value-type="string">
            <text:p>LE GRAND BERARD</text:p>
          </table:table-cell>
          <table:table-cell table:formula="of:=VALUE([.H46])" office:value-type="float" office:value="3046" calcext:value-type="float">
            <text:p>3046</text:p>
          </table:table-cell>
          <table:table-cell table:formula="of:=VALUE([.J46])" office:value-type="float" office:value="938" calcext:value-type="float">
            <text:p>938</text:p>
          </table:table-cell>
          <table:table-cell table:style-name="ce2" table:formula="of:=[.O46]+[.P46]" office:value-type="float" office:value="3984" calcext:value-type="float">
            <text:p>398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" table:formula="of:=[.O47]+[.P47]" office:value-type="float" office:value="4095" calcext:value-type="float">
            <text:p>4095</text:p>
          </table:table-cell>
          <table:table-cell table:style-name="ce5" office:value-type="string" calcext:value-type="string">
            <text:p><text:s/>6:15:31 44:51:52 3589 <text:s text:c="2"/>506 <text:s/>LES ROUIES</text:p>
          </table:table-cell>
          <table:table-cell table:formula="of:=LEFT([.C47];17)" office:value-type="string" office:string-value=" 6:15:31 44:51:52" calcext:value-type="string">
            <text:p><text:s/>6:15:31 44:51:52</text:p>
          </table:table-cell>
          <table:table-cell table:style-name="ce40" table:formula="of:=RIGHT([.D47];8)" office:value-type="string" office:string-value="44:51:52" calcext:value-type="string">
            <text:p>44:51:52</text:p>
          </table:table-cell>
          <table:table-cell table:style-name="ce40" table:formula="of:=LEFT([.C47];8)" office:value-type="string" office:string-value=" 6:15:31" calcext:value-type="string">
            <text:p><text:s/>6:15:31</text:p>
          </table:table-cell>
          <table:table-cell table:formula="of:=LEFT([.C47];22)" office:value-type="string" office:string-value=" 6:15:31 44:51:52 3589" calcext:value-type="string">
            <text:p><text:s/>6:15:31 44:51:52 3589</text:p>
          </table:table-cell>
          <table:table-cell table:style-name="ce40" table:formula="of:=RIGHT([.G47];4)" office:value-type="string" office:string-value="3589" calcext:value-type="string">
            <text:p>3589</text:p>
          </table:table-cell>
          <table:table-cell table:formula="of:=LEFT([.C47];28)" office:value-type="string" office:string-value=" 6:15:31 44:51:52 3589   506" calcext:value-type="string">
            <text:p><text:s/>6:15:31 44:51:52 3589 <text:s text:c="2"/>506</text:p>
          </table:table-cell>
          <table:table-cell table:style-name="ce40" table:formula="of:=RIGHT([.I47];4)" office:value-type="string" office:string-value=" 506" calcext:value-type="string">
            <text:p><text:s/>506</text:p>
          </table:table-cell>
          <table:table-cell table:style-name="ce43" table:formula="of:=[.J47]/[.H47]*100" office:value-type="float" office:value="14.0986347171914" calcext:value-type="float">
            <text:p>14,1</text:p>
          </table:table-cell>
          <table:table-cell table:style-name="ce104" office:value-type="float" office:value="1752" calcext:value-type="float">
            <text:p>1752</text:p>
          </table:table-cell>
          <table:table-cell table:style-name="ce43" office:value-type="float" office:value="6" calcext:value-type="float">
            <text:p>6,0</text:p>
          </table:table-cell>
          <table:table-cell table:style-name="ce44" table:formula="of:=RIGHT([.C47];LEN([.C47])-30)" office:value-type="string" office:string-value="LES ROUIES" calcext:value-type="string">
            <text:p>LES ROUIES</text:p>
          </table:table-cell>
          <table:table-cell table:formula="of:=VALUE([.H47])" office:value-type="float" office:value="3589" calcext:value-type="float">
            <text:p>3589</text:p>
          </table:table-cell>
          <table:table-cell table:formula="of:=VALUE([.J47])" office:value-type="float" office:value="506" calcext:value-type="float">
            <text:p>506</text:p>
          </table:table-cell>
          <table:table-cell table:style-name="ce2" table:formula="of:=[.O47]+[.P47]" office:value-type="float" office:value="4095" calcext:value-type="float">
            <text:p>409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telle + CAF</text:p>
          </table:table-cell>
          <table:table-cell table:number-columns-repeated="100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" table:formula="of:=[.O48]+[.P48]" office:value-type="float" office:value="4064" calcext:value-type="float">
            <text:p>4064</text:p>
          </table:table-cell>
          <table:table-cell table:style-name="ce5" office:value-type="string" calcext:value-type="string">
            <text:p><text:s/>7:07:34 46:14:14 3051 <text:s/>1013 <text:s/>GRAND MUVERAN</text:p>
          </table:table-cell>
          <table:table-cell table:formula="of:=LEFT([.C48];17)" office:value-type="string" office:string-value=" 7:07:34 46:14:14" calcext:value-type="string">
            <text:p><text:s/>7:07:34 46:14:14</text:p>
          </table:table-cell>
          <table:table-cell table:style-name="ce40" table:formula="of:=RIGHT([.D48];8)" office:value-type="string" office:string-value="46:14:14" calcext:value-type="string">
            <text:p>46:14:14</text:p>
          </table:table-cell>
          <table:table-cell table:style-name="ce40" table:formula="of:=LEFT([.C48];8)" office:value-type="string" office:string-value=" 7:07:34" calcext:value-type="string">
            <text:p><text:s/>7:07:34</text:p>
          </table:table-cell>
          <table:table-cell table:formula="of:=LEFT([.C48];22)" office:value-type="string" office:string-value=" 7:07:34 46:14:14 3051" calcext:value-type="string">
            <text:p><text:s/>7:07:34 46:14:14 3051</text:p>
          </table:table-cell>
          <table:table-cell table:style-name="ce40" table:formula="of:=RIGHT([.G48];4)" office:value-type="string" office:string-value="3051" calcext:value-type="string">
            <text:p>3051</text:p>
          </table:table-cell>
          <table:table-cell table:formula="of:=LEFT([.C48];28)" office:value-type="string" office:string-value=" 7:07:34 46:14:14 3051  1013" calcext:value-type="string">
            <text:p><text:s/>7:07:34 46:14:14 3051 <text:s/>1013</text:p>
          </table:table-cell>
          <table:table-cell table:style-name="ce40" table:formula="of:=RIGHT([.I48];4)" office:value-type="string" office:string-value="1013" calcext:value-type="string">
            <text:p>1013</text:p>
          </table:table-cell>
          <table:table-cell table:style-name="ce43" table:formula="of:=[.J48]/[.H48]*100" office:value-type="float" office:value="33.20222877745" calcext:value-type="float">
            <text:p>33,2</text:p>
          </table:table-cell>
          <table:table-cell table:style-name="ce104" office:value-type="float" office:value="1744" calcext:value-type="float">
            <text:p>1744</text:p>
          </table:table-cell>
          <table:table-cell table:style-name="ce43" office:value-type="float" office:value="8.7" calcext:value-type="float">
            <text:p>8,7</text:p>
          </table:table-cell>
          <table:table-cell table:style-name="ce44" table:formula="of:=RIGHT([.C48];LEN([.C48])-30)" office:value-type="string" office:string-value="GRAND MUVERAN" calcext:value-type="string">
            <text:p>GRAND MUVERAN</text:p>
          </table:table-cell>
          <table:table-cell table:formula="of:=VALUE([.H48])" office:value-type="float" office:value="3051" calcext:value-type="float">
            <text:p>3051</text:p>
          </table:table-cell>
          <table:table-cell table:formula="of:=VALUE([.J48])" office:value-type="float" office:value="1013" calcext:value-type="float">
            <text:p>1013</text:p>
          </table:table-cell>
          <table:table-cell table:style-name="ce2" table:formula="of:=[.O48]+[.P48]" office:value-type="float" office:value="4064" calcext:value-type="float">
            <text:p>4064</text:p>
          </table:table-cell>
          <table:table-cell office:value-type="float" office:value="2012" calcext:value-type="float">
            <text:p>2012</text:p>
          </table:table-cell>
          <table:table-cell table:number-columns-repeated="1006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2" table:formula="of:=[.O49]+[.P49]" office:value-type="float" office:value="3411" calcext:value-type="float">
            <text:p>3411</text:p>
          </table:table-cell>
          <table:table-cell table:style-name="ce5" office:value-type="string" calcext:value-type="string">
            <text:p>-0:03:58 42:50:07 2988 <text:s text:c="2"/>423 <text:s/>PIC D'ARDIDEN</text:p>
          </table:table-cell>
          <table:table-cell table:formula="of:=LEFT([.C49];17)" office:value-type="string" office:string-value="-0:03:58 42:50:07" calcext:value-type="string">
            <text:p>-0:03:58 42:50:07</text:p>
          </table:table-cell>
          <table:table-cell table:style-name="ce40" table:formula="of:=RIGHT([.D49];8)" office:value-type="string" office:string-value="42:50:07" calcext:value-type="string">
            <text:p>42:50:07</text:p>
          </table:table-cell>
          <table:table-cell table:style-name="ce40" table:formula="of:=LEFT([.C49];8)" office:value-type="string" office:string-value="-0:03:58" calcext:value-type="string">
            <text:p>-0:03:58</text:p>
          </table:table-cell>
          <table:table-cell table:formula="of:=LEFT([.C49];22)" office:value-type="string" office:string-value="-0:03:58 42:50:07 2988" calcext:value-type="string">
            <text:p>-0:03:58 42:50:07 2988</text:p>
          </table:table-cell>
          <table:table-cell table:style-name="ce40" table:formula="of:=RIGHT([.G49];4)" office:value-type="string" office:string-value="2988" calcext:value-type="string">
            <text:p>2988</text:p>
          </table:table-cell>
          <table:table-cell table:formula="of:=LEFT([.C49];28)" office:value-type="string" office:string-value="-0:03:58 42:50:07 2988   423" calcext:value-type="string">
            <text:p>-0:03:58 42:50:07 2988 <text:s text:c="2"/>423</text:p>
          </table:table-cell>
          <table:table-cell table:style-name="ce40" table:formula="of:=RIGHT([.I49];4)" office:value-type="string" office:string-value=" 423" calcext:value-type="string">
            <text:p><text:s/>423</text:p>
          </table:table-cell>
          <table:table-cell table:style-name="ce43" table:formula="of:=[.J49]/[.H49]*100" office:value-type="float" office:value="14.1566265060241" calcext:value-type="float">
            <text:p>14,2</text:p>
          </table:table-cell>
          <table:table-cell table:style-name="ce104" office:value-type="float" office:value="1734" calcext:value-type="float">
            <text:p>1734</text:p>
          </table:table-cell>
          <table:table-cell table:style-name="ce43" office:value-type="float" office:value="8.5" calcext:value-type="float">
            <text:p>8,5</text:p>
          </table:table-cell>
          <table:table-cell table:style-name="ce47" table:formula="of:=RIGHT([.C49];LEN([.C49])-30)" office:value-type="string" office:string-value="PIC D'ARDIDEN" calcext:value-type="string">
            <text:p>PIC D'ARDIDEN</text:p>
          </table:table-cell>
          <table:table-cell table:formula="of:=VALUE([.H49])" office:value-type="float" office:value="2988" calcext:value-type="float">
            <text:p>2988</text:p>
          </table:table-cell>
          <table:table-cell table:formula="of:=VALUE([.J49])" office:value-type="float" office:value="423" calcext:value-type="float">
            <text:p>423</text:p>
          </table:table-cell>
          <table:table-cell table:style-name="ce2" table:formula="of:=[.O49]+[.P49]" office:value-type="float" office:value="3411" calcext:value-type="float">
            <text:p>34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stelle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" table:formula="of:=[.O50]+[.P50]" office:value-type="float" office:value="4093" calcext:value-type="float">
            <text:p>4093</text:p>
          </table:table-cell>
          <table:table-cell table:style-name="ce9" office:value-type="string" calcext:value-type="string">
            <text:p><text:s/>6:21:29 44:56:31 3730 <text:s text:c="2"/>363 <text:s/>ROCHE FAURIO</text:p>
          </table:table-cell>
          <table:table-cell table:formula="of:=LEFT([.C50];17)" office:value-type="string" office:string-value=" 6:21:29 44:56:31" calcext:value-type="string">
            <text:p><text:s/>6:21:29 44:56:31</text:p>
          </table:table-cell>
          <table:table-cell table:style-name="ce40" table:formula="of:=RIGHT([.D50];8)" office:value-type="string" office:string-value="44:56:31" calcext:value-type="string">
            <text:p>44:56:31</text:p>
          </table:table-cell>
          <table:table-cell table:style-name="ce40" table:formula="of:=LEFT([.C50];8)" office:value-type="string" office:string-value=" 6:21:29" calcext:value-type="string">
            <text:p><text:s/>6:21:29</text:p>
          </table:table-cell>
          <table:table-cell table:formula="of:=LEFT([.C50];22)" office:value-type="string" office:string-value=" 6:21:29 44:56:31 3730" calcext:value-type="string">
            <text:p><text:s/>6:21:29 44:56:31 3730</text:p>
          </table:table-cell>
          <table:table-cell table:style-name="ce40" table:formula="of:=RIGHT([.G50];4)" office:value-type="string" office:string-value="3730" calcext:value-type="string">
            <text:p>3730</text:p>
          </table:table-cell>
          <table:table-cell table:formula="of:=LEFT([.C50];28)" office:value-type="string" office:string-value=" 6:21:29 44:56:31 3730   363" calcext:value-type="string">
            <text:p><text:s/>6:21:29 44:56:31 3730 <text:s text:c="2"/>363</text:p>
          </table:table-cell>
          <table:table-cell table:style-name="ce40" table:formula="of:=RIGHT([.I50];4)" office:value-type="string" office:string-value=" 363" calcext:value-type="string">
            <text:p><text:s/>363</text:p>
          </table:table-cell>
          <table:table-cell table:style-name="ce43" table:formula="of:=[.J50]/[.H50]*100" office:value-type="float" office:value="9.73190348525469" calcext:value-type="float">
            <text:p>9,7</text:p>
          </table:table-cell>
          <table:table-cell table:style-name="ce104" office:value-type="float" office:value="1727" calcext:value-type="float">
            <text:p>1727</text:p>
          </table:table-cell>
          <table:table-cell table:style-name="ce43" office:value-type="float" office:value="1.6" calcext:value-type="float">
            <text:p>1,6</text:p>
          </table:table-cell>
          <table:table-cell table:style-name="ce44" table:formula="of:=RIGHT([.C50];LEN([.C50])-30)" office:value-type="string" office:string-value="ROCHE FAURIO" calcext:value-type="string">
            <text:p>ROCHE FAURIO</text:p>
          </table:table-cell>
          <table:table-cell table:formula="of:=VALUE([.H50])" office:value-type="float" office:value="3730" calcext:value-type="float">
            <text:p>3730</text:p>
          </table:table-cell>
          <table:table-cell table:formula="of:=VALUE([.J50])" office:value-type="float" office:value="363" calcext:value-type="float">
            <text:p>363</text:p>
          </table:table-cell>
          <table:table-cell table:style-name="ce2" table:formula="of:=[.O50]+[.P50]" office:value-type="float" office:value="4093" calcext:value-type="float">
            <text:p>4093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telle, Élise BOINE</text:p>
          </table:table-cell>
          <table:table-cell table:number-columns-repeated="100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2" table:formula="of:=[.O51]+[.P51]" office:value-type="float" office:value="3817" calcext:value-type="float">
            <text:p>3817</text:p>
          </table:table-cell>
          <table:table-cell table:style-name="ce9" office:value-type="string" calcext:value-type="string">
            <text:p><text:s/>6:42:22 44:15:55 3051 <text:s text:c="2"/>766 <text:s/>MONT PELAT</text:p>
          </table:table-cell>
          <table:table-cell table:formula="of:=LEFT([.C51];17)" office:value-type="string" office:string-value=" 6:42:22 44:15:55" calcext:value-type="string">
            <text:p><text:s/>6:42:22 44:15:55</text:p>
          </table:table-cell>
          <table:table-cell table:style-name="ce40" table:formula="of:=RIGHT([.D51];8)" office:value-type="string" office:string-value="44:15:55" calcext:value-type="string">
            <text:p>44:15:55</text:p>
          </table:table-cell>
          <table:table-cell table:style-name="ce40" table:formula="of:=LEFT([.C51];8)" office:value-type="string" office:string-value=" 6:42:22" calcext:value-type="string">
            <text:p><text:s/>6:42:22</text:p>
          </table:table-cell>
          <table:table-cell table:formula="of:=LEFT([.C51];22)" office:value-type="string" office:string-value=" 6:42:22 44:15:55 3051" calcext:value-type="string">
            <text:p><text:s/>6:42:22 44:15:55 3051</text:p>
          </table:table-cell>
          <table:table-cell table:style-name="ce40" table:formula="of:=RIGHT([.G51];4)" office:value-type="string" office:string-value="3051" calcext:value-type="string">
            <text:p>3051</text:p>
          </table:table-cell>
          <table:table-cell table:formula="of:=LEFT([.C51];28)" office:value-type="string" office:string-value=" 6:42:22 44:15:55 3051   766" calcext:value-type="string">
            <text:p><text:s/>6:42:22 44:15:55 3051 <text:s text:c="2"/>766</text:p>
          </table:table-cell>
          <table:table-cell table:style-name="ce40" table:formula="of:=RIGHT([.I51];4)" office:value-type="string" office:string-value=" 766" calcext:value-type="string">
            <text:p><text:s/>766</text:p>
          </table:table-cell>
          <table:table-cell table:style-name="ce43" table:formula="of:=[.J51]/[.H51]*100" office:value-type="float" office:value="25.1065224516552" calcext:value-type="float">
            <text:p>25,1</text:p>
          </table:table-cell>
          <table:table-cell table:style-name="ce104" office:value-type="float" office:value="1724" calcext:value-type="float">
            <text:p>1724</text:p>
          </table:table-cell>
          <table:table-cell table:style-name="ce43" office:value-type="float" office:value="26.6" calcext:value-type="float">
            <text:p>26,6</text:p>
          </table:table-cell>
          <table:table-cell table:style-name="ce44" table:formula="of:=RIGHT([.C51];LEN([.C51])-30)" office:value-type="string" office:string-value="MONT PELAT" calcext:value-type="string">
            <text:p>MONT PELAT</text:p>
          </table:table-cell>
          <table:table-cell table:formula="of:=VALUE([.H51])" office:value-type="float" office:value="3051" calcext:value-type="float">
            <text:p>3051</text:p>
          </table:table-cell>
          <table:table-cell table:formula="of:=VALUE([.J51])" office:value-type="float" office:value="766" calcext:value-type="float">
            <text:p>766</text:p>
          </table:table-cell>
          <table:table-cell table:style-name="ce2" table:formula="of:=[.O51]+[.P51]" office:value-type="float" office:value="3817" calcext:value-type="float">
            <text:p>3817</text:p>
          </table:table-cell>
          <table:table-cell office:value-type="string" calcext:value-type="string">
            <text:p>2002 / 2016</text:p>
          </table:table-cell>
          <table:table-cell office:value-type="string" calcext:value-type="string">
            <text:p>Estelle / Estelle, Éloi</text:p>
          </table:table-cell>
          <table:table-cell table:number-columns-repeated="2"/>
          <table:table-cell table:style-name="ce39" table:number-columns-repeated="1003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2" table:formula="of:=[.O52]+[.P52]" office:value-type="float" office:value="3481" calcext:value-type="float">
            <text:p>3481</text:p>
          </table:table-cell>
          <table:table-cell table:style-name="ce9" office:value-type="string" calcext:value-type="string">
            <text:p><text:s/>6:57:45 44:37:11 3328 <text:s text:c="2"/>153 <text:s/>Monte Salsa / Monte Salza</text:p>
          </table:table-cell>
          <table:table-cell table:formula="of:=LEFT([.C52];17)" office:value-type="string" office:string-value=" 6:57:45 44:37:11" calcext:value-type="string">
            <text:p><text:s/>6:57:45 44:37:11</text:p>
          </table:table-cell>
          <table:table-cell table:style-name="ce40" table:formula="of:=RIGHT([.D52];8)" office:value-type="string" office:string-value="44:37:11" calcext:value-type="string">
            <text:p>44:37:11</text:p>
          </table:table-cell>
          <table:table-cell table:style-name="ce40" table:formula="of:=LEFT([.C52];8)" office:value-type="string" office:string-value=" 6:57:45" calcext:value-type="string">
            <text:p><text:s/>6:57:45</text:p>
          </table:table-cell>
          <table:table-cell table:formula="of:=LEFT([.C52];22)" office:value-type="string" office:string-value=" 6:57:45 44:37:11 3328" calcext:value-type="string">
            <text:p><text:s/>6:57:45 44:37:11 3328</text:p>
          </table:table-cell>
          <table:table-cell table:style-name="ce40" table:formula="of:=RIGHT([.G52];4)" office:value-type="string" office:string-value="3328" calcext:value-type="string">
            <text:p>3328</text:p>
          </table:table-cell>
          <table:table-cell table:formula="of:=LEFT([.C52];28)" office:value-type="string" office:string-value=" 6:57:45 44:37:11 3328   153" calcext:value-type="string">
            <text:p><text:s/>6:57:45 44:37:11 3328 <text:s text:c="2"/>153</text:p>
          </table:table-cell>
          <table:table-cell table:style-name="ce40" table:formula="of:=RIGHT([.I52];4)" office:value-type="string" office:string-value=" 153" calcext:value-type="string">
            <text:p><text:s/>153</text:p>
          </table:table-cell>
          <table:table-cell table:style-name="ce43" table:formula="of:=[.J52]/[.H52]*100" office:value-type="float" office:value="4.59735576923077" calcext:value-type="float">
            <text:p>4,6</text:p>
          </table:table-cell>
          <table:table-cell table:style-name="ce104" office:value-type="float" office:value="1714" calcext:value-type="float">
            <text:p>1714</text:p>
          </table:table-cell>
          <table:table-cell table:style-name="ce43" office:value-type="float" office:value="1" calcext:value-type="float">
            <text:p>1,0</text:p>
          </table:table-cell>
          <table:table-cell table:style-name="ce44" table:formula="of:=RIGHT([.C52];LEN([.C52])-30)" office:value-type="string" office:string-value="Monte Salsa / Monte Salza" calcext:value-type="string">
            <text:p>Monte Salsa / Monte Salza</text:p>
          </table:table-cell>
          <table:table-cell table:formula="of:=VALUE([.H52])" office:value-type="float" office:value="3328" calcext:value-type="float">
            <text:p>3328</text:p>
          </table:table-cell>
          <table:table-cell table:formula="of:=VALUE([.J52])" office:value-type="float" office:value="153" calcext:value-type="float">
            <text:p>153</text:p>
          </table:table-cell>
          <table:table-cell table:style-name="ce2" table:formula="of:=[.O52]+[.P52]" office:value-type="float" office:value="3481" calcext:value-type="float">
            <text:p>3481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telle, Pierric, Marie, Pascal</text:p>
          </table:table-cell>
          <table:table-cell table:number-columns-repeated="100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2" table:formula="of:=[.O53]+[.P53]" office:value-type="float" office:value="3687" calcext:value-type="float">
            <text:p>3687</text:p>
          </table:table-cell>
          <table:table-cell table:style-name="ce5" office:value-type="string" calcext:value-type="string">
            <text:p><text:s/>7:09:44 45:24:51 3593 <text:s text:c="3"/>94 <text:s/>Levanna Occidentale</text:p>
          </table:table-cell>
          <table:table-cell table:formula="of:=LEFT([.C53];17)" office:value-type="string" office:string-value=" 7:09:44 45:24:51" calcext:value-type="string">
            <text:p><text:s/>7:09:44 45:24:51</text:p>
          </table:table-cell>
          <table:table-cell table:style-name="ce40" table:formula="of:=RIGHT([.D53];8)" office:value-type="string" office:string-value="45:24:51" calcext:value-type="string">
            <text:p>45:24:51</text:p>
          </table:table-cell>
          <table:table-cell table:style-name="ce40" table:formula="of:=LEFT([.C53];8)" office:value-type="string" office:string-value=" 7:09:44" calcext:value-type="string">
            <text:p><text:s/>7:09:44</text:p>
          </table:table-cell>
          <table:table-cell table:formula="of:=LEFT([.C53];22)" office:value-type="string" office:string-value=" 7:09:44 45:24:51 3593" calcext:value-type="string">
            <text:p><text:s/>7:09:44 45:24:51 3593</text:p>
          </table:table-cell>
          <table:table-cell table:style-name="ce40" table:formula="of:=RIGHT([.G53];4)" office:value-type="string" office:string-value="3593" calcext:value-type="string">
            <text:p>3593</text:p>
          </table:table-cell>
          <table:table-cell table:formula="of:=LEFT([.C53];28)" office:value-type="string" office:string-value=" 7:09:44 45:24:51 3593    94" calcext:value-type="string">
            <text:p><text:s/>7:09:44 45:24:51 3593 <text:s text:c="3"/>94</text:p>
          </table:table-cell>
          <table:table-cell table:style-name="ce40" table:formula="of:=RIGHT([.I53];4)" office:value-type="string" office:string-value="  94" calcext:value-type="string">
            <text:p><text:s text:c="2"/>94</text:p>
          </table:table-cell>
          <table:table-cell table:style-name="ce43" table:formula="of:=[.J53]/[.H53]*100" office:value-type="float" office:value="2.61619816309491" calcext:value-type="float">
            <text:p>2,6</text:p>
          </table:table-cell>
          <table:table-cell table:style-name="ce104" office:value-type="float" office:value="1705" calcext:value-type="float">
            <text:p>1705</text:p>
          </table:table-cell>
          <table:table-cell table:style-name="ce43" office:value-type="string" calcext:value-type="string">
            <text:p>0.7</text:p>
          </table:table-cell>
          <table:table-cell table:style-name="ce44" table:formula="of:=RIGHT([.C53];LEN([.C53])-30)" office:value-type="string" office:string-value="Levanna Occidentale" calcext:value-type="string">
            <text:p>Levanna Occidentale</text:p>
          </table:table-cell>
          <table:table-cell table:formula="of:=VALUE([.H53])" office:value-type="float" office:value="3593" calcext:value-type="float">
            <text:p>3593</text:p>
          </table:table-cell>
          <table:table-cell table:formula="of:=VALUE([.J53])" office:value-type="float" office:value="94" calcext:value-type="float">
            <text:p>94</text:p>
          </table:table-cell>
          <table:table-cell table:style-name="ce2" table:formula="of:=[.O53]+[.P53]" office:value-type="float" office:value="3687" calcext:value-type="float">
            <text:p>3687</text:p>
          </table:table-cell>
          <table:table-cell office:value-type="string" calcext:value-type="string">
            <text:p>2003 / 2017</text:p>
          </table:table-cell>
          <table:table-cell office:value-type="string" calcext:value-type="string">
            <text:p>Estelle / 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2" table:formula="of:=[.O54]+[.P54]" office:value-type="float" office:value="3289" calcext:value-type="float">
            <text:p>3289</text:p>
          </table:table-cell>
          <table:table-cell table:style-name="ce5" office:value-type="string" calcext:value-type="string">
            <text:p>-0:14:11 42:48:31 3005 <text:s text:c="2"/>284 <text:s/>La Grande Fache</text:p>
          </table:table-cell>
          <table:table-cell table:formula="of:=LEFT([.C54];17)" office:value-type="string" office:string-value="-0:14:11 42:48:31" calcext:value-type="string">
            <text:p>-0:14:11 42:48:31</text:p>
          </table:table-cell>
          <table:table-cell table:style-name="ce40" table:formula="of:=RIGHT([.D54];8)" office:value-type="string" office:string-value="42:48:31" calcext:value-type="string">
            <text:p>42:48:31</text:p>
          </table:table-cell>
          <table:table-cell table:style-name="ce40" table:formula="of:=LEFT([.C54];8)" office:value-type="string" office:string-value="-0:14:11" calcext:value-type="string">
            <text:p>-0:14:11</text:p>
          </table:table-cell>
          <table:table-cell table:formula="of:=LEFT([.C54];22)" office:value-type="string" office:string-value="-0:14:11 42:48:31 3005" calcext:value-type="string">
            <text:p>-0:14:11 42:48:31 3005</text:p>
          </table:table-cell>
          <table:table-cell table:style-name="ce40" table:formula="of:=RIGHT([.G54];4)" office:value-type="string" office:string-value="3005" calcext:value-type="string">
            <text:p>3005</text:p>
          </table:table-cell>
          <table:table-cell table:formula="of:=LEFT([.C54];28)" office:value-type="string" office:string-value="-0:14:11 42:48:31 3005   284" calcext:value-type="string">
            <text:p>-0:14:11 42:48:31 3005 <text:s text:c="2"/>284</text:p>
          </table:table-cell>
          <table:table-cell table:style-name="ce40" table:formula="of:=RIGHT([.I54];4)" office:value-type="string" office:string-value=" 284" calcext:value-type="string">
            <text:p><text:s/>284</text:p>
          </table:table-cell>
          <table:table-cell table:style-name="ce43" table:formula="of:=[.J54]/[.H54]*100" office:value-type="float" office:value="9.45091514143095" calcext:value-type="float">
            <text:p>9,5</text:p>
          </table:table-cell>
          <table:table-cell table:style-name="ce104" office:value-type="float" office:value="1694" calcext:value-type="float">
            <text:p>1694</text:p>
          </table:table-cell>
          <table:table-cell table:style-name="ce43" office:value-type="float" office:value="3.4" calcext:value-type="float">
            <text:p>3,4</text:p>
          </table:table-cell>
          <table:table-cell table:style-name="ce44" table:formula="of:=RIGHT([.C54];LEN([.C54])-30)" office:value-type="string" office:string-value="La Grande Fache" calcext:value-type="string">
            <text:p>La Grande Fache</text:p>
          </table:table-cell>
          <table:table-cell table:formula="of:=VALUE([.H54])" office:value-type="float" office:value="3005" calcext:value-type="float">
            <text:p>3005</text:p>
          </table:table-cell>
          <table:table-cell table:formula="of:=VALUE([.J54])" office:value-type="float" office:value="284" calcext:value-type="float">
            <text:p>284</text:p>
          </table:table-cell>
          <table:table-cell table:style-name="ce2" table:formula="of:=[.O54]+[.P54]" office:value-type="float" office:value="3289" calcext:value-type="float">
            <text:p>3289</text:p>
          </table:table-cell>
          <table:table-cell office:value-type="string" calcext:value-type="string">
            <text:p>2005 / 2020</text:p>
          </table:table-cell>
          <table:table-cell office:value-type="string" calcext:value-type="string">
            <text:p>Pierric, Laurent / Siloé, Stéphane MARCHETTI</text:p>
          </table:table-cell>
          <table:table-cell table:number-columns-repeated="100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2" table:formula="of:=[.O55]+[.P55]" office:value-type="float" office:value="3740" calcext:value-type="float">
            <text:p>3740</text:p>
          </table:table-cell>
          <table:table-cell table:style-name="ce9" office:value-type="string" calcext:value-type="string">
            <text:p><text:s/>6:47:20 44:26:30 3032 <text:s text:c="2"/>708 <text:s/>TETE DE SIGURET</text:p>
          </table:table-cell>
          <table:table-cell table:formula="of:=LEFT([.C55];17)" office:value-type="string" office:string-value=" 6:47:20 44:26:30" calcext:value-type="string">
            <text:p><text:s/>6:47:20 44:26:30</text:p>
          </table:table-cell>
          <table:table-cell table:style-name="ce40" table:formula="of:=RIGHT([.D55];8)" office:value-type="string" office:string-value="44:26:30" calcext:value-type="string">
            <text:p>44:26:30</text:p>
          </table:table-cell>
          <table:table-cell table:style-name="ce40" table:formula="of:=LEFT([.C55];8)" office:value-type="string" office:string-value=" 6:47:20" calcext:value-type="string">
            <text:p><text:s/>6:47:20</text:p>
          </table:table-cell>
          <table:table-cell table:formula="of:=LEFT([.C55];22)" office:value-type="string" office:string-value=" 6:47:20 44:26:30 3032" calcext:value-type="string">
            <text:p><text:s/>6:47:20 44:26:30 3032</text:p>
          </table:table-cell>
          <table:table-cell table:style-name="ce40" table:formula="of:=RIGHT([.G55];4)" office:value-type="string" office:string-value="3032" calcext:value-type="string">
            <text:p>3032</text:p>
          </table:table-cell>
          <table:table-cell table:formula="of:=LEFT([.C55];28)" office:value-type="string" office:string-value=" 6:47:20 44:26:30 3032   708" calcext:value-type="string">
            <text:p><text:s/>6:47:20 44:26:30 3032 <text:s text:c="2"/>708</text:p>
          </table:table-cell>
          <table:table-cell table:style-name="ce40" table:formula="of:=RIGHT([.I55];4)" office:value-type="string" office:string-value=" 708" calcext:value-type="string">
            <text:p><text:s/>708</text:p>
          </table:table-cell>
          <table:table-cell table:style-name="ce43" table:formula="of:=[.J55]/[.H55]*100" office:value-type="float" office:value="23.3509234828496" calcext:value-type="float">
            <text:p>23,4</text:p>
          </table:table-cell>
          <table:table-cell table:style-name="ce104" office:value-type="float" office:value="1681" calcext:value-type="float">
            <text:p>1681</text:p>
          </table:table-cell>
          <table:table-cell table:style-name="ce43" office:value-type="float" office:value="6.6" calcext:value-type="float">
            <text:p>6,6</text:p>
          </table:table-cell>
          <table:table-cell table:style-name="ce44" table:formula="of:=RIGHT([.C55];LEN([.C55])-30)" office:value-type="string" office:string-value="TETE DE SIGURET" calcext:value-type="string">
            <text:p>TETE DE SIGURET</text:p>
          </table:table-cell>
          <table:table-cell table:formula="of:=VALUE([.H55])" office:value-type="float" office:value="3032" calcext:value-type="float">
            <text:p>3032</text:p>
          </table:table-cell>
          <table:table-cell table:formula="of:=VALUE([.J55])" office:value-type="float" office:value="708" calcext:value-type="float">
            <text:p>708</text:p>
          </table:table-cell>
          <table:table-cell table:style-name="ce2" table:formula="of:=[.O55]+[.P55]" office:value-type="float" office:value="3740" calcext:value-type="float">
            <text:p>374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2" table:formula="of:=[.O56]+[.P56]" office:value-type="float" office:value="3556" calcext:value-type="float">
            <text:p>3556</text:p>
          </table:table-cell>
          <table:table-cell table:style-name="ce5" office:value-type="string" calcext:value-type="string">
            <text:p><text:s/>6:58:20 44:17:02 3031 <text:s text:c="2"/>525 <text:s/>MONT TENIBRE</text:p>
          </table:table-cell>
          <table:table-cell table:formula="of:=LEFT([.C56];17)" office:value-type="string" office:string-value=" 6:58:20 44:17:02" calcext:value-type="string">
            <text:p><text:s/>6:58:20 44:17:02</text:p>
          </table:table-cell>
          <table:table-cell table:style-name="ce40" table:formula="of:=RIGHT([.D56];8)" office:value-type="string" office:string-value="44:17:02" calcext:value-type="string">
            <text:p>44:17:02</text:p>
          </table:table-cell>
          <table:table-cell table:style-name="ce40" table:formula="of:=LEFT([.C56];8)" office:value-type="string" office:string-value=" 6:58:20" calcext:value-type="string">
            <text:p><text:s/>6:58:20</text:p>
          </table:table-cell>
          <table:table-cell table:formula="of:=LEFT([.C56];22)" office:value-type="string" office:string-value=" 6:58:20 44:17:02 3031" calcext:value-type="string">
            <text:p><text:s/>6:58:20 44:17:02 3031</text:p>
          </table:table-cell>
          <table:table-cell table:style-name="ce40" table:formula="of:=RIGHT([.G56];4)" office:value-type="string" office:string-value="3031" calcext:value-type="string">
            <text:p>3031</text:p>
          </table:table-cell>
          <table:table-cell table:formula="of:=LEFT([.C56];28)" office:value-type="string" office:string-value=" 6:58:20 44:17:02 3031   525" calcext:value-type="string">
            <text:p><text:s/>6:58:20 44:17:02 3031 <text:s text:c="2"/>525</text:p>
          </table:table-cell>
          <table:table-cell table:style-name="ce40" table:formula="of:=RIGHT([.I56];4)" office:value-type="string" office:string-value=" 525" calcext:value-type="string">
            <text:p><text:s/>525</text:p>
          </table:table-cell>
          <table:table-cell table:style-name="ce43" table:formula="of:=[.J56]/[.H56]*100" office:value-type="float" office:value="17.3210161662818" calcext:value-type="float">
            <text:p>17,3</text:p>
          </table:table-cell>
          <table:table-cell table:style-name="ce104" office:value-type="float" office:value="1677" calcext:value-type="float">
            <text:p>1677</text:p>
          </table:table-cell>
          <table:table-cell table:style-name="ce43" office:value-type="float" office:value="17.6" calcext:value-type="float">
            <text:p>17,6</text:p>
          </table:table-cell>
          <table:table-cell table:style-name="ce44" table:formula="of:=RIGHT([.C56];LEN([.C56])-30)" office:value-type="string" office:string-value="MONT TENIBRE" calcext:value-type="string">
            <text:p>MONT TENIBRE</text:p>
          </table:table-cell>
          <table:table-cell table:formula="of:=VALUE([.H56])" office:value-type="float" office:value="3031" calcext:value-type="float">
            <text:p>3031</text:p>
          </table:table-cell>
          <table:table-cell table:formula="of:=VALUE([.J56])" office:value-type="float" office:value="525" calcext:value-type="float">
            <text:p>525</text:p>
          </table:table-cell>
          <table:table-cell table:style-name="ce2" table:formula="of:=[.O56]+[.P56]" office:value-type="float" office:value="3556" calcext:value-type="float">
            <text:p>3556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Pierric, Marie &amp; Jphi, Carole</text:p>
          </table:table-cell>
          <table:table-cell table:number-columns-repeated="1005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2" table:formula="of:=[.O57]+[.P57]" office:value-type="float" office:value="3217" calcext:value-type="float">
            <text:p>3217</text:p>
          </table:table-cell>
          <table:table-cell table:style-name="ce5" office:value-type="string" calcext:value-type="string">
            <text:p><text:s/>6:21:06 45:43:47 2062 <text:s/>1155 <text:s/>DENT DE CONS</text:p>
          </table:table-cell>
          <table:table-cell table:formula="of:=LEFT([.C57];17)" office:value-type="string" office:string-value=" 6:21:06 45:43:47" calcext:value-type="string">
            <text:p><text:s/>6:21:06 45:43:47</text:p>
          </table:table-cell>
          <table:table-cell table:style-name="ce40" table:formula="of:=RIGHT([.D57];8)" office:value-type="string" office:string-value="45:43:47" calcext:value-type="string">
            <text:p>45:43:47</text:p>
          </table:table-cell>
          <table:table-cell table:style-name="ce40" table:formula="of:=LEFT([.C57];8)" office:value-type="string" office:string-value=" 6:21:06" calcext:value-type="string">
            <text:p><text:s/>6:21:06</text:p>
          </table:table-cell>
          <table:table-cell table:formula="of:=LEFT([.C57];22)" office:value-type="string" office:string-value=" 6:21:06 45:43:47 2062" calcext:value-type="string">
            <text:p><text:s/>6:21:06 45:43:47 2062</text:p>
          </table:table-cell>
          <table:table-cell table:style-name="ce40" table:formula="of:=RIGHT([.G57];4)" office:value-type="string" office:string-value="2062" calcext:value-type="string">
            <text:p>2062</text:p>
          </table:table-cell>
          <table:table-cell table:formula="of:=LEFT([.C57];28)" office:value-type="string" office:string-value=" 6:21:06 45:43:47 2062  1155" calcext:value-type="string">
            <text:p><text:s/>6:21:06 45:43:47 2062 <text:s/>1155</text:p>
          </table:table-cell>
          <table:table-cell table:style-name="ce40" table:formula="of:=RIGHT([.I57];4)" office:value-type="string" office:string-value="1155" calcext:value-type="string">
            <text:p>1155</text:p>
          </table:table-cell>
          <table:table-cell table:style-name="ce43" table:formula="of:=[.J57]/[.H57]*100" office:value-type="float" office:value="56.0135790494665" calcext:value-type="float">
            <text:p>56,0</text:p>
          </table:table-cell>
          <table:table-cell table:style-name="ce104" office:value-type="float" office:value="1669" calcext:value-type="float">
            <text:p>1669</text:p>
          </table:table-cell>
          <table:table-cell table:style-name="ce43" office:value-type="float" office:value="7.4" calcext:value-type="float">
            <text:p>7,4</text:p>
          </table:table-cell>
          <table:table-cell table:style-name="ce44" table:formula="of:=RIGHT([.C57];LEN([.C57])-30)" office:value-type="string" office:string-value="DENT DE CONS" calcext:value-type="string">
            <text:p>DENT DE CONS</text:p>
          </table:table-cell>
          <table:table-cell table:formula="of:=VALUE([.H57])" office:value-type="float" office:value="2062" calcext:value-type="float">
            <text:p>2062</text:p>
          </table:table-cell>
          <table:table-cell table:formula="of:=VALUE([.J57])" office:value-type="float" office:value="1155" calcext:value-type="float">
            <text:p>1155</text:p>
          </table:table-cell>
          <table:table-cell table:style-name="ce2" table:formula="of:=[.O57]+[.P57]" office:value-type="float" office:value="3217" calcext:value-type="float">
            <text:p>3217</text:p>
          </table:table-cell>
          <table:table-cell office:value-type="float" office:value="2010" calcext:value-type="float">
            <text:p>2010</text:p>
          </table:table-cell>
          <table:table-cell table:number-columns-repeated="1006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2" table:formula="of:=[.O58]+[.P58]" office:value-type="float" office:value="3480" calcext:value-type="float">
            <text:p>3480</text:p>
          </table:table-cell>
          <table:table-cell table:style-name="ce11" office:value-type="string" calcext:value-type="string">
            <text:p><text:span text:style-name="T3"> </text:span><text:span text:style-name="T4">6:26:52 45:51:00 2483   997  L'ETALE</text:span></text:p>
          </table:table-cell>
          <table:table-cell table:formula="of:=LEFT([.C58];17)" office:value-type="string" office:string-value=" 6:26:52 45:51:00" calcext:value-type="string">
            <text:p><text:s/>6:26:52 45:51:00</text:p>
          </table:table-cell>
          <table:table-cell table:style-name="ce40" table:formula="of:=RIGHT([.D58];8)" office:value-type="string" office:string-value="45:51:00" calcext:value-type="string">
            <text:p>45:51:00</text:p>
          </table:table-cell>
          <table:table-cell table:style-name="ce40" table:formula="of:=LEFT([.C58];8)" office:value-type="string" office:string-value=" 6:26:52" calcext:value-type="string">
            <text:p><text:s/>6:26:52</text:p>
          </table:table-cell>
          <table:table-cell table:formula="of:=LEFT([.C58];22)" office:value-type="string" office:string-value=" 6:26:52 45:51:00 2483" calcext:value-type="string">
            <text:p><text:s/>6:26:52 45:51:00 2483</text:p>
          </table:table-cell>
          <table:table-cell table:style-name="ce40" table:formula="of:=RIGHT([.G58];4)" office:value-type="string" office:string-value="2483" calcext:value-type="string">
            <text:p>2483</text:p>
          </table:table-cell>
          <table:table-cell table:formula="of:=LEFT([.C58];28)" office:value-type="string" office:string-value=" 6:26:52 45:51:00 2483   997" calcext:value-type="string">
            <text:p><text:s/>6:26:52 45:51:00 2483 <text:s text:c="2"/>997</text:p>
          </table:table-cell>
          <table:table-cell table:style-name="ce40" table:formula="of:=RIGHT([.I58];4)" office:value-type="string" office:string-value=" 997" calcext:value-type="string">
            <text:p><text:s/>997</text:p>
          </table:table-cell>
          <table:table-cell table:style-name="ce43" table:formula="of:=[.J58]/[.H58]*100" office:value-type="float" office:value="40.1530406766009" calcext:value-type="float">
            <text:p>40,2</text:p>
          </table:table-cell>
          <table:table-cell table:style-name="ce104" office:value-type="float" office:value="1664" calcext:value-type="float">
            <text:p>1664</text:p>
          </table:table-cell>
          <table:table-cell table:style-name="ce43" office:value-type="float" office:value="4.6" calcext:value-type="float">
            <text:p>4,6</text:p>
          </table:table-cell>
          <table:table-cell table:style-name="ce44" table:formula="of:=RIGHT([.C58];LEN([.C58])-30)" office:value-type="string" office:string-value="L'ETALE" calcext:value-type="string">
            <text:p>L'ETALE</text:p>
          </table:table-cell>
          <table:table-cell table:formula="of:=VALUE([.H58])" office:value-type="float" office:value="2483" calcext:value-type="float">
            <text:p>2483</text:p>
          </table:table-cell>
          <table:table-cell table:formula="of:=VALUE([.J58])" office:value-type="float" office:value="997" calcext:value-type="float">
            <text:p>997</text:p>
          </table:table-cell>
          <table:table-cell table:style-name="ce2" table:formula="of:=[.O58]+[.P58]" office:value-type="float" office:value="3480" calcext:value-type="float">
            <text:p>348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Éloi</text:p>
          </table:table-cell>
          <table:table-cell table:number-columns-repeated="1005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2" table:formula="of:=[.O59]+[.P59]" office:value-type="float" office:value="3400" calcext:value-type="float">
            <text:p>3400</text:p>
          </table:table-cell>
          <table:table-cell table:style-name="ce5" office:value-type="string" calcext:value-type="string">
            <text:p>-0:20:56 42:51:30 2826 <text:s text:c="2"/>574 <text:s/>LE LURIEN</text:p>
          </table:table-cell>
          <table:table-cell table:formula="of:=LEFT([.C59];17)" office:value-type="string" office:string-value="-0:20:56 42:51:30" calcext:value-type="string">
            <text:p>-0:20:56 42:51:30</text:p>
          </table:table-cell>
          <table:table-cell table:style-name="ce40" table:formula="of:=RIGHT([.D59];8)" office:value-type="string" office:string-value="42:51:30" calcext:value-type="string">
            <text:p>42:51:30</text:p>
          </table:table-cell>
          <table:table-cell table:style-name="ce40" table:formula="of:=LEFT([.C59];8)" office:value-type="string" office:string-value="-0:20:56" calcext:value-type="string">
            <text:p>-0:20:56</text:p>
          </table:table-cell>
          <table:table-cell table:formula="of:=LEFT([.C59];22)" office:value-type="string" office:string-value="-0:20:56 42:51:30 2826" calcext:value-type="string">
            <text:p>-0:20:56 42:51:30 2826</text:p>
          </table:table-cell>
          <table:table-cell table:style-name="ce40" table:formula="of:=RIGHT([.G59];4)" office:value-type="string" office:string-value="2826" calcext:value-type="string">
            <text:p>2826</text:p>
          </table:table-cell>
          <table:table-cell table:formula="of:=LEFT([.C59];28)" office:value-type="string" office:string-value="-0:20:56 42:51:30 2826   574" calcext:value-type="string">
            <text:p>-0:20:56 42:51:30 2826 <text:s text:c="2"/>574</text:p>
          </table:table-cell>
          <table:table-cell table:style-name="ce40" table:formula="of:=RIGHT([.I59];4)" office:value-type="string" office:string-value=" 574" calcext:value-type="string">
            <text:p><text:s/>574</text:p>
          </table:table-cell>
          <table:table-cell table:style-name="ce43" table:formula="of:=[.J59]/[.H59]*100" office:value-type="float" office:value="20.3113941967445" calcext:value-type="float">
            <text:p>20,3</text:p>
          </table:table-cell>
          <table:table-cell table:style-name="ce104" office:value-type="float" office:value="1633" calcext:value-type="float">
            <text:p>1633</text:p>
          </table:table-cell>
          <table:table-cell table:style-name="ce43" office:value-type="float" office:value="3.2" calcext:value-type="float">
            <text:p>3,2</text:p>
          </table:table-cell>
          <table:table-cell table:style-name="ce44" table:formula="of:=RIGHT([.C59];LEN([.C59])-30)" office:value-type="string" office:string-value="LE LURIEN" calcext:value-type="string">
            <text:p>LE LURIEN</text:p>
          </table:table-cell>
          <table:table-cell table:formula="of:=VALUE([.H59])" office:value-type="float" office:value="2826" calcext:value-type="float">
            <text:p>2826</text:p>
          </table:table-cell>
          <table:table-cell table:formula="of:=VALUE([.J59])" office:value-type="float" office:value="574" calcext:value-type="float">
            <text:p>574</text:p>
          </table:table-cell>
          <table:table-cell table:style-name="ce2" table:formula="of:=[.O59]+[.P59]" office:value-type="float" office:value="3400" calcext:value-type="float">
            <text:p>3400</text:p>
          </table:table-cell>
          <table:table-cell office:value-type="float" office:value="2008" calcext:value-type="float">
            <text:p>2008</text:p>
          </table:table-cell>
          <table:table-cell table:number-columns-repeated="1006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2" table:formula="of:=[.O60]+[.P60]" office:value-type="float" office:value="3881" calcext:value-type="float">
            <text:p>3881</text:p>
          </table:table-cell>
          <table:table-cell table:style-name="ce81" office:value-type="string" calcext:value-type="string">
            <text:p><text:span text:style-name="T5"> </text:span><text:span text:style-name="T6">7:06:35 45:25:59 3482   399  GRANDE AIGUILLE ROUSSE</text:span></text:p>
          </table:table-cell>
          <table:table-cell table:formula="of:=LEFT([.C60];17)" office:value-type="string" office:string-value=" 7:06:35 45:25:59" calcext:value-type="string">
            <text:p><text:s/>7:06:35 45:25:59</text:p>
          </table:table-cell>
          <table:table-cell table:style-name="ce40" table:formula="of:=RIGHT([.D60];8)" office:value-type="string" office:string-value="45:25:59" calcext:value-type="string">
            <text:p>45:25:59</text:p>
          </table:table-cell>
          <table:table-cell table:style-name="ce40" table:formula="of:=LEFT([.C60];8)" office:value-type="string" office:string-value=" 7:06:35" calcext:value-type="string">
            <text:p><text:s/>7:06:35</text:p>
          </table:table-cell>
          <table:table-cell table:formula="of:=LEFT([.C60];22)" office:value-type="string" office:string-value=" 7:06:35 45:25:59 3482" calcext:value-type="string">
            <text:p><text:s/>7:06:35 45:25:59 3482</text:p>
          </table:table-cell>
          <table:table-cell table:style-name="ce40" table:formula="of:=RIGHT([.G60];4)" office:value-type="string" office:string-value="3482" calcext:value-type="string">
            <text:p>3482</text:p>
          </table:table-cell>
          <table:table-cell table:formula="of:=LEFT([.C60];28)" office:value-type="string" office:string-value=" 7:06:35 45:25:59 3482   399" calcext:value-type="string">
            <text:p><text:s/>7:06:35 45:25:59 3482 <text:s text:c="2"/>399</text:p>
          </table:table-cell>
          <table:table-cell table:style-name="ce40" table:formula="of:=RIGHT([.I60];4)" office:value-type="string" office:string-value=" 399" calcext:value-type="string">
            <text:p><text:s/>399</text:p>
          </table:table-cell>
          <table:table-cell table:style-name="ce43" table:formula="of:=[.J60]/[.H60]*100" office:value-type="float" office:value="11.4589316484779" calcext:value-type="float">
            <text:p>11,5</text:p>
          </table:table-cell>
          <table:table-cell table:style-name="ce104" office:value-type="float" office:value="1620" calcext:value-type="float">
            <text:p>1620</text:p>
          </table:table-cell>
          <table:table-cell table:style-name="ce43" office:value-type="float" office:value="4.2" calcext:value-type="float">
            <text:p>4,2</text:p>
          </table:table-cell>
          <table:table-cell table:style-name="ce44" table:formula="of:=RIGHT([.C60];LEN([.C60])-30)" office:value-type="string" office:string-value="GRANDE AIGUILLE ROUSSE" calcext:value-type="string">
            <text:p>GRANDE AIGUILLE ROUSSE</text:p>
          </table:table-cell>
          <table:table-cell table:formula="of:=VALUE([.H60])" office:value-type="float" office:value="3482" calcext:value-type="float">
            <text:p>3482</text:p>
          </table:table-cell>
          <table:table-cell table:formula="of:=VALUE([.J60])" office:value-type="float" office:value="399" calcext:value-type="float">
            <text:p>399</text:p>
          </table:table-cell>
          <table:table-cell table:style-name="ce2" table:formula="of:=[.O60]+[.P60]" office:value-type="float" office:value="3881" calcext:value-type="float">
            <text:p>3881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telle</text:p>
          </table:table-cell>
          <table:table-cell table:style-name="ce42" table:number-columns-repeated="2"/>
          <table:table-cell table:number-columns-repeated="1003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2" table:formula="of:=[.O61]+[.P61]" office:value-type="float" office:value="3345" calcext:value-type="float">
            <text:p>3345</text:p>
          </table:table-cell>
          <table:table-cell table:style-name="ce5" office:value-type="string" calcext:value-type="string">
            <text:p>-0:43:11 42:56:42 2504 <text:s text:c="2"/>841 <text:s/>Pic d'Anie</text:p>
          </table:table-cell>
          <table:table-cell table:formula="of:=LEFT([.C61];17)" office:value-type="string" office:string-value="-0:43:11 42:56:42" calcext:value-type="string">
            <text:p>-0:43:11 42:56:42</text:p>
          </table:table-cell>
          <table:table-cell table:style-name="ce40" table:formula="of:=RIGHT([.D61];8)" office:value-type="string" office:string-value="42:56:42" calcext:value-type="string">
            <text:p>42:56:42</text:p>
          </table:table-cell>
          <table:table-cell table:style-name="ce40" table:formula="of:=LEFT([.C61];8)" office:value-type="string" office:string-value="-0:43:11" calcext:value-type="string">
            <text:p>-0:43:11</text:p>
          </table:table-cell>
          <table:table-cell table:formula="of:=LEFT([.C61];22)" office:value-type="string" office:string-value="-0:43:11 42:56:42 2504" calcext:value-type="string">
            <text:p>-0:43:11 42:56:42 2504</text:p>
          </table:table-cell>
          <table:table-cell table:style-name="ce40" table:formula="of:=RIGHT([.G61];4)" office:value-type="string" office:string-value="2504" calcext:value-type="string">
            <text:p>2504</text:p>
          </table:table-cell>
          <table:table-cell table:formula="of:=LEFT([.C61];28)" office:value-type="string" office:string-value="-0:43:11 42:56:42 2504   841" calcext:value-type="string">
            <text:p>-0:43:11 42:56:42 2504 <text:s text:c="2"/>841</text:p>
          </table:table-cell>
          <table:table-cell table:style-name="ce40" table:formula="of:=RIGHT([.I61];4)" office:value-type="string" office:string-value=" 841" calcext:value-type="string">
            <text:p><text:s/>841</text:p>
          </table:table-cell>
          <table:table-cell table:style-name="ce43" table:formula="of:=[.J61]/[.H61]*100" office:value-type="float" office:value="33.5862619808307" calcext:value-type="float">
            <text:p>33,6</text:p>
          </table:table-cell>
          <table:table-cell table:style-name="ce104" office:value-type="float" office:value="1610" calcext:value-type="float">
            <text:p>1610</text:p>
          </table:table-cell>
          <table:table-cell table:style-name="ce43" office:value-type="float" office:value="17.3" calcext:value-type="float">
            <text:p>17,3</text:p>
          </table:table-cell>
          <table:table-cell table:style-name="ce44" table:formula="of:=RIGHT([.C61];LEN([.C61])-30)" office:value-type="string" office:string-value="Pic d'Anie" calcext:value-type="string">
            <text:p>Pic d'Anie</text:p>
          </table:table-cell>
          <table:table-cell table:formula="of:=VALUE([.H61])" office:value-type="float" office:value="2504" calcext:value-type="float">
            <text:p>2504</text:p>
          </table:table-cell>
          <table:table-cell table:formula="of:=VALUE([.J61])" office:value-type="float" office:value="841" calcext:value-type="float">
            <text:p>841</text:p>
          </table:table-cell>
          <table:table-cell table:style-name="ce2" table:formula="of:=[.O61]+[.P61]" office:value-type="float" office:value="3345" calcext:value-type="float">
            <text:p>3345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Estelle</text:p>
          </table:table-cell>
          <table:table-cell table:number-columns-repeated="2"/>
          <table:table-cell table:style-name="ce39" table:number-columns-repeated="1003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2" table:formula="of:=[.O62]+[.P62]" office:value-type="float" office:value="3362" calcext:value-type="float">
            <text:p>3362</text:p>
          </table:table-cell>
          <table:table-cell table:style-name="ce5" office:value-type="string" calcext:value-type="string">
            <text:p><text:s/>6:42:17 44:17:27 3020 <text:s text:c="2"/>342 <text:s/>LE CIMET</text:p>
          </table:table-cell>
          <table:table-cell table:formula="of:=LEFT([.C62];17)" office:value-type="string" office:string-value=" 6:42:17 44:17:27" calcext:value-type="string">
            <text:p><text:s/>6:42:17 44:17:27</text:p>
          </table:table-cell>
          <table:table-cell table:style-name="ce40" table:formula="of:=RIGHT([.D62];8)" office:value-type="string" office:string-value="44:17:27" calcext:value-type="string">
            <text:p>44:17:27</text:p>
          </table:table-cell>
          <table:table-cell table:style-name="ce40" table:formula="of:=LEFT([.C62];8)" office:value-type="string" office:string-value=" 6:42:17" calcext:value-type="string">
            <text:p><text:s/>6:42:17</text:p>
          </table:table-cell>
          <table:table-cell table:formula="of:=LEFT([.C62];22)" office:value-type="string" office:string-value=" 6:42:17 44:17:27 3020" calcext:value-type="string">
            <text:p><text:s/>6:42:17 44:17:27 3020</text:p>
          </table:table-cell>
          <table:table-cell table:style-name="ce40" table:formula="of:=RIGHT([.G62];4)" office:value-type="string" office:string-value="3020" calcext:value-type="string">
            <text:p>3020</text:p>
          </table:table-cell>
          <table:table-cell table:formula="of:=LEFT([.C62];28)" office:value-type="string" office:string-value=" 6:42:17 44:17:27 3020   342" calcext:value-type="string">
            <text:p><text:s/>6:42:17 44:17:27 3020 <text:s text:c="2"/>342</text:p>
          </table:table-cell>
          <table:table-cell table:style-name="ce40" table:formula="of:=RIGHT([.I62];4)" office:value-type="string" office:string-value=" 342" calcext:value-type="string">
            <text:p><text:s/>342</text:p>
          </table:table-cell>
          <table:table-cell table:style-name="ce43" table:formula="of:=[.J62]/[.H62]*100" office:value-type="float" office:value="11.3245033112583" calcext:value-type="float">
            <text:p>11,3</text:p>
          </table:table-cell>
          <table:table-cell table:style-name="ce104" office:value-type="float" office:value="1587" calcext:value-type="float">
            <text:p>1587</text:p>
          </table:table-cell>
          <table:table-cell table:style-name="ce43" office:value-type="float" office:value="2.8" calcext:value-type="float">
            <text:p>2,8</text:p>
          </table:table-cell>
          <table:table-cell table:style-name="ce44" table:formula="of:=RIGHT([.C62];LEN([.C62])-30)" office:value-type="string" office:string-value="LE CIMET" calcext:value-type="string">
            <text:p>LE CIMET</text:p>
          </table:table-cell>
          <table:table-cell table:formula="of:=VALUE([.H62])" office:value-type="float" office:value="3020" calcext:value-type="float">
            <text:p>3020</text:p>
          </table:table-cell>
          <table:table-cell table:formula="of:=VALUE([.J62])" office:value-type="float" office:value="342" calcext:value-type="float">
            <text:p>342</text:p>
          </table:table-cell>
          <table:table-cell table:style-name="ce2" table:formula="of:=[.O62]+[.P62]" office:value-type="float" office:value="3362" calcext:value-type="float">
            <text:p>3362</text:p>
          </table:table-cell>
          <table:table-cell office:value-type="string" calcext:value-type="string">
            <text:p>2013 / 2016</text:p>
          </table:table-cell>
          <table:table-cell office:value-type="string" calcext:value-type="string">
            <text:p>Estelle / 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2" table:formula="of:=[.O63]+[.P63]" office:value-type="float" office:value="3379" calcext:value-type="float">
            <text:p>3379</text:p>
          </table:table-cell>
          <table:table-cell table:style-name="ce5" office:value-type="string" calcext:value-type="string">
            <text:p>-0:11:54 42:40:51 2853 <text:s text:c="2"/>526 <text:s/>Tendenera</text:p>
          </table:table-cell>
          <table:table-cell table:formula="of:=LEFT([.C63];17)" office:value-type="string" office:string-value="-0:11:54 42:40:51" calcext:value-type="string">
            <text:p>-0:11:54 42:40:51</text:p>
          </table:table-cell>
          <table:table-cell table:style-name="ce40" table:formula="of:=RIGHT([.D63];8)" office:value-type="string" office:string-value="42:40:51" calcext:value-type="string">
            <text:p>42:40:51</text:p>
          </table:table-cell>
          <table:table-cell table:style-name="ce40" table:formula="of:=LEFT([.C63];8)" office:value-type="string" office:string-value="-0:11:54" calcext:value-type="string">
            <text:p>-0:11:54</text:p>
          </table:table-cell>
          <table:table-cell table:formula="of:=LEFT([.C63];22)" office:value-type="string" office:string-value="-0:11:54 42:40:51 2853" calcext:value-type="string">
            <text:p>-0:11:54 42:40:51 2853</text:p>
          </table:table-cell>
          <table:table-cell table:style-name="ce40" table:formula="of:=RIGHT([.G63];4)" office:value-type="string" office:string-value="2853" calcext:value-type="string">
            <text:p>2853</text:p>
          </table:table-cell>
          <table:table-cell table:formula="of:=LEFT([.C63];28)" office:value-type="string" office:string-value="-0:11:54 42:40:51 2853   526" calcext:value-type="string">
            <text:p>-0:11:54 42:40:51 2853 <text:s text:c="2"/>526</text:p>
          </table:table-cell>
          <table:table-cell table:style-name="ce40" table:formula="of:=RIGHT([.I63];4)" office:value-type="string" office:string-value=" 526" calcext:value-type="string">
            <text:p><text:s/>526</text:p>
          </table:table-cell>
          <table:table-cell table:style-name="ce43" table:formula="of:=[.J63]/[.H63]*100" office:value-type="float" office:value="18.4367332632317" calcext:value-type="float">
            <text:p>18,4</text:p>
          </table:table-cell>
          <table:table-cell table:style-name="ce104" office:value-type="float" office:value="1572" calcext:value-type="float">
            <text:p>1572</text:p>
          </table:table-cell>
          <table:table-cell table:style-name="ce43" office:value-type="float" office:value="9.8" calcext:value-type="float">
            <text:p>9,8</text:p>
          </table:table-cell>
          <table:table-cell table:style-name="ce44" table:formula="of:=RIGHT([.C63];LEN([.C63])-30)" office:value-type="string" office:string-value="Tendenera" calcext:value-type="string">
            <text:p>Tendenera</text:p>
          </table:table-cell>
          <table:table-cell table:formula="of:=VALUE([.H63])" office:value-type="float" office:value="2853" calcext:value-type="float">
            <text:p>2853</text:p>
          </table:table-cell>
          <table:table-cell table:formula="of:=VALUE([.J63])" office:value-type="float" office:value="526" calcext:value-type="float">
            <text:p>526</text:p>
          </table:table-cell>
          <table:table-cell table:style-name="ce2" table:formula="of:=[.O63]+[.P63]" office:value-type="float" office:value="3379" calcext:value-type="float">
            <text:p>3379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2" table:formula="of:=[.O64]+[.P64]" office:value-type="float" office:value="3841" calcext:value-type="float">
            <text:p>3841</text:p>
          </table:table-cell>
          <table:table-cell table:style-name="ce5" office:value-type="string" calcext:value-type="string">
            <text:p><text:s/>7:04:38 45:12:14 3538 <text:s text:c="2"/>303 <text:s/>ROCCIAMELONE / Rochemelon</text:p>
          </table:table-cell>
          <table:table-cell table:formula="of:=LEFT([.C64];17)" office:value-type="string" office:string-value=" 7:04:38 45:12:14" calcext:value-type="string">
            <text:p><text:s/>7:04:38 45:12:14</text:p>
          </table:table-cell>
          <table:table-cell table:style-name="ce40" table:formula="of:=RIGHT([.D64];8)" office:value-type="string" office:string-value="45:12:14" calcext:value-type="string">
            <text:p>45:12:14</text:p>
          </table:table-cell>
          <table:table-cell table:style-name="ce40" table:formula="of:=LEFT([.C64];8)" office:value-type="string" office:string-value=" 7:04:38" calcext:value-type="string">
            <text:p><text:s/>7:04:38</text:p>
          </table:table-cell>
          <table:table-cell table:formula="of:=LEFT([.C64];22)" office:value-type="string" office:string-value=" 7:04:38 45:12:14 3538" calcext:value-type="string">
            <text:p><text:s/>7:04:38 45:12:14 3538</text:p>
          </table:table-cell>
          <table:table-cell table:style-name="ce40" table:formula="of:=RIGHT([.G64];4)" office:value-type="string" office:string-value="3538" calcext:value-type="string">
            <text:p>3538</text:p>
          </table:table-cell>
          <table:table-cell table:formula="of:=LEFT([.C64];28)" office:value-type="string" office:string-value=" 7:04:38 45:12:14 3538   303" calcext:value-type="string">
            <text:p><text:s/>7:04:38 45:12:14 3538 <text:s text:c="2"/>303</text:p>
          </table:table-cell>
          <table:table-cell table:style-name="ce40" table:formula="of:=RIGHT([.I64];4)" office:value-type="string" office:string-value=" 303" calcext:value-type="string">
            <text:p><text:s/>303</text:p>
          </table:table-cell>
          <table:table-cell table:style-name="ce43" table:formula="of:=[.J64]/[.H64]*100" office:value-type="float" office:value="8.56416054267948" calcext:value-type="float">
            <text:p>8,6</text:p>
          </table:table-cell>
          <table:table-cell table:style-name="ce104" office:value-type="float" office:value="1565" calcext:value-type="float">
            <text:p>1565</text:p>
          </table:table-cell>
          <table:table-cell table:style-name="ce43" office:value-type="float" office:value="7.7" calcext:value-type="float">
            <text:p>7,7</text:p>
          </table:table-cell>
          <table:table-cell table:style-name="ce44" table:formula="of:=RIGHT([.C64];LEN([.C64])-30)" office:value-type="string" office:string-value="ROCCIAMELONE / Rochemelon" calcext:value-type="string">
            <text:p>ROCCIAMELONE / Rochemelon</text:p>
          </table:table-cell>
          <table:table-cell table:formula="of:=VALUE([.H64])" office:value-type="float" office:value="3538" calcext:value-type="float">
            <text:p>3538</text:p>
          </table:table-cell>
          <table:table-cell table:formula="of:=VALUE([.J64])" office:value-type="float" office:value="303" calcext:value-type="float">
            <text:p>303</text:p>
          </table:table-cell>
          <table:table-cell table:style-name="ce2" table:formula="of:=[.O64]+[.P64]" office:value-type="float" office:value="3841" calcext:value-type="float">
            <text:p>3841</text:p>
          </table:table-cell>
          <table:table-cell office:value-type="string" calcext:value-type="string">
            <text:p>2003 / 2017</text:p>
          </table:table-cell>
          <table:table-cell office:value-type="string" calcext:value-type="string">
            <text:p>Estelle / 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2" table:formula="of:=[.O65]+[.P65]" office:value-type="float" office:value="3266" calcext:value-type="float">
            <text:p>3266</text:p>
          </table:table-cell>
          <table:table-cell table:style-name="ce5" office:value-type="string" calcext:value-type="string">
            <text:p>-0:14:32 42:49:30 2965 <text:s text:c="2"/>301 <text:s/>PIC DE CAMBALES</text:p>
          </table:table-cell>
          <table:table-cell table:formula="of:=LEFT([.C65];17)" office:value-type="string" office:string-value="-0:14:32 42:49:30" calcext:value-type="string">
            <text:p>-0:14:32 42:49:30</text:p>
          </table:table-cell>
          <table:table-cell table:style-name="ce40" table:formula="of:=RIGHT([.D65];8)" office:value-type="string" office:string-value="42:49:30" calcext:value-type="string">
            <text:p>42:49:30</text:p>
          </table:table-cell>
          <table:table-cell table:style-name="ce40" table:formula="of:=LEFT([.C65];8)" office:value-type="string" office:string-value="-0:14:32" calcext:value-type="string">
            <text:p>-0:14:32</text:p>
          </table:table-cell>
          <table:table-cell table:formula="of:=LEFT([.C65];22)" office:value-type="string" office:string-value="-0:14:32 42:49:30 2965" calcext:value-type="string">
            <text:p>-0:14:32 42:49:30 2965</text:p>
          </table:table-cell>
          <table:table-cell table:style-name="ce40" table:formula="of:=RIGHT([.G65];4)" office:value-type="string" office:string-value="2965" calcext:value-type="string">
            <text:p>2965</text:p>
          </table:table-cell>
          <table:table-cell table:formula="of:=LEFT([.C65];28)" office:value-type="string" office:string-value="-0:14:32 42:49:30 2965   301" calcext:value-type="string">
            <text:p>-0:14:32 42:49:30 2965 <text:s text:c="2"/>301</text:p>
          </table:table-cell>
          <table:table-cell table:style-name="ce40" table:formula="of:=RIGHT([.I65];4)" office:value-type="string" office:string-value=" 301" calcext:value-type="string">
            <text:p><text:s/>301</text:p>
          </table:table-cell>
          <table:table-cell table:style-name="ce43" table:formula="of:=[.J65]/[.H65]*100" office:value-type="float" office:value="10.1517706576729" calcext:value-type="float">
            <text:p>10,2</text:p>
          </table:table-cell>
          <table:table-cell table:style-name="ce104" office:value-type="float" office:value="1561" calcext:value-type="float">
            <text:p>1561</text:p>
          </table:table-cell>
          <table:table-cell table:style-name="ce43" office:value-type="float" office:value="1.7" calcext:value-type="float">
            <text:p>1,7</text:p>
          </table:table-cell>
          <table:table-cell table:style-name="ce44" table:formula="of:=RIGHT([.C65];LEN([.C65])-30)" office:value-type="string" office:string-value="PIC DE CAMBALES" calcext:value-type="string">
            <text:p>PIC DE CAMBALES</text:p>
          </table:table-cell>
          <table:table-cell table:formula="of:=VALUE([.H65])" office:value-type="float" office:value="2965" calcext:value-type="float">
            <text:p>2965</text:p>
          </table:table-cell>
          <table:table-cell table:formula="of:=VALUE([.J65])" office:value-type="float" office:value="301" calcext:value-type="float">
            <text:p>301</text:p>
          </table:table-cell>
          <table:table-cell table:style-name="ce2" table:formula="of:=[.O65]+[.P65]" office:value-type="float" office:value="3266" calcext:value-type="float">
            <text:p>3266</text:p>
          </table:table-cell>
          <table:table-cell office:value-type="string" calcext:value-type="string">
            <text:p>2006 / 2020</text:p>
          </table:table-cell>
          <table:table-cell office:value-type="string" calcext:value-type="string">
            <text:p>Estelle / Estelle, Siloé, Stéphane et Blandine MARCHETTI</text:p>
          </table:table-cell>
          <table:table-cell table:number-columns-repeated="100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2" table:formula="of:=[.O66]+[.P66]" office:value-type="float" office:value="3682" calcext:value-type="float">
            <text:p>3682</text:p>
          </table:table-cell>
          <table:table-cell table:style-name="ce5" office:value-type="string" calcext:value-type="string">
            <text:p><text:s/>6:30:19 44:17:11 2961 <text:s text:c="2"/>721 <text:s/>TETE DE L'ESTROP</text:p>
          </table:table-cell>
          <table:table-cell table:formula="of:=LEFT([.C66];17)" office:value-type="string" office:string-value=" 6:30:19 44:17:11" calcext:value-type="string">
            <text:p><text:s/>6:30:19 44:17:11</text:p>
          </table:table-cell>
          <table:table-cell table:style-name="ce40" table:formula="of:=RIGHT([.D66];8)" office:value-type="string" office:string-value="44:17:11" calcext:value-type="string">
            <text:p>44:17:11</text:p>
          </table:table-cell>
          <table:table-cell table:style-name="ce40" table:formula="of:=LEFT([.C66];8)" office:value-type="string" office:string-value=" 6:30:19" calcext:value-type="string">
            <text:p><text:s/>6:30:19</text:p>
          </table:table-cell>
          <table:table-cell table:formula="of:=LEFT([.C66];22)" office:value-type="string" office:string-value=" 6:30:19 44:17:11 2961" calcext:value-type="string">
            <text:p><text:s/>6:30:19 44:17:11 2961</text:p>
          </table:table-cell>
          <table:table-cell table:style-name="ce40" table:formula="of:=RIGHT([.G66];4)" office:value-type="string" office:string-value="2961" calcext:value-type="string">
            <text:p>2961</text:p>
          </table:table-cell>
          <table:table-cell table:formula="of:=LEFT([.C66];28)" office:value-type="string" office:string-value=" 6:30:19 44:17:11 2961   721" calcext:value-type="string">
            <text:p><text:s/>6:30:19 44:17:11 2961 <text:s text:c="2"/>721</text:p>
          </table:table-cell>
          <table:table-cell table:style-name="ce40" table:formula="of:=RIGHT([.I66];4)" office:value-type="string" office:string-value=" 721" calcext:value-type="string">
            <text:p><text:s/>721</text:p>
          </table:table-cell>
          <table:table-cell table:style-name="ce43" table:formula="of:=[.J66]/[.H66]*100" office:value-type="float" office:value="24.3498817966903" calcext:value-type="float">
            <text:p>24,3</text:p>
          </table:table-cell>
          <table:table-cell table:style-name="ce104" office:value-type="float" office:value="1553" calcext:value-type="float">
            <text:p>1553</text:p>
          </table:table-cell>
          <table:table-cell table:style-name="ce43" office:value-type="float" office:value="15.7" calcext:value-type="float">
            <text:p>15,7</text:p>
          </table:table-cell>
          <table:table-cell table:style-name="ce44" table:formula="of:=RIGHT([.C66];LEN([.C66])-30)" office:value-type="string" office:string-value="TETE DE L'ESTROP" calcext:value-type="string">
            <text:p>TETE DE L'ESTROP</text:p>
          </table:table-cell>
          <table:table-cell table:formula="of:=VALUE([.H66])" office:value-type="float" office:value="2961" calcext:value-type="float">
            <text:p>2961</text:p>
          </table:table-cell>
          <table:table-cell table:formula="of:=VALUE([.J66])" office:value-type="float" office:value="721" calcext:value-type="float">
            <text:p>721</text:p>
          </table:table-cell>
          <table:table-cell table:style-name="ce2" table:formula="of:=[.O66]+[.P66]" office:value-type="float" office:value="3682" calcext:value-type="float">
            <text:p>3682</text:p>
          </table:table-cell>
          <table:table-cell office:value-type="string" calcext:value-type="string">
            <text:p>2006 et 2013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table:formula="of:=[.O67]+[.P67]" office:value-type="float" office:value="4051" calcext:value-type="float">
            <text:p>4051</text:p>
          </table:table-cell>
          <table:table-cell table:style-name="ce6" office:value-type="string" calcext:value-type="string">
            <text:p><text:s/>6:21:27 44:54:37 3775 <text:s text:c="2"/>276 <text:s/>PIC COOLIDGE</text:p>
          </table:table-cell>
          <table:table-cell table:formula="of:=LEFT([.C67];17)" office:value-type="string" office:string-value=" 6:21:27 44:54:37" calcext:value-type="string">
            <text:p><text:s/>6:21:27 44:54:37</text:p>
          </table:table-cell>
          <table:table-cell table:style-name="ce40" table:formula="of:=RIGHT([.D67];8)" office:value-type="string" office:string-value="44:54:37" calcext:value-type="string">
            <text:p>44:54:37</text:p>
          </table:table-cell>
          <table:table-cell table:style-name="ce40" table:formula="of:=LEFT([.C67];8)" office:value-type="string" office:string-value=" 6:21:27" calcext:value-type="string">
            <text:p><text:s/>6:21:27</text:p>
          </table:table-cell>
          <table:table-cell table:formula="of:=LEFT([.C67];22)" office:value-type="string" office:string-value=" 6:21:27 44:54:37 3775" calcext:value-type="string">
            <text:p><text:s/>6:21:27 44:54:37 3775</text:p>
          </table:table-cell>
          <table:table-cell table:style-name="ce40" table:formula="of:=RIGHT([.G67];4)" office:value-type="string" office:string-value="3775" calcext:value-type="string">
            <text:p>3775</text:p>
          </table:table-cell>
          <table:table-cell table:formula="of:=LEFT([.C67];28)" office:value-type="string" office:string-value=" 6:21:27 44:54:37 3775   276" calcext:value-type="string">
            <text:p><text:s/>6:21:27 44:54:37 3775 <text:s text:c="2"/>276</text:p>
          </table:table-cell>
          <table:table-cell table:style-name="ce40" table:formula="of:=RIGHT([.I67];4)" office:value-type="string" office:string-value=" 276" calcext:value-type="string">
            <text:p><text:s/>276</text:p>
          </table:table-cell>
          <table:table-cell table:style-name="ce43" table:formula="of:=[.J67]/[.H67]*100" office:value-type="float" office:value="7.3112582781457" calcext:value-type="float">
            <text:p>7,3</text:p>
          </table:table-cell>
          <table:table-cell table:style-name="ce104" office:value-type="float" office:value="1548" calcext:value-type="float">
            <text:p>1548</text:p>
          </table:table-cell>
          <table:table-cell table:style-name="ce43" office:value-type="float" office:value="1.1" calcext:value-type="float">
            <text:p>1,1</text:p>
          </table:table-cell>
          <table:table-cell table:style-name="ce44" table:formula="of:=RIGHT([.C67];LEN([.C67])-30)" office:value-type="string" office:string-value="PIC COOLIDGE" calcext:value-type="string">
            <text:p>PIC COOLIDGE</text:p>
          </table:table-cell>
          <table:table-cell table:formula="of:=VALUE([.H67])" office:value-type="float" office:value="3775" calcext:value-type="float">
            <text:p>3775</text:p>
          </table:table-cell>
          <table:table-cell table:formula="of:=VALUE([.J67])" office:value-type="float" office:value="276" calcext:value-type="float">
            <text:p>276</text:p>
          </table:table-cell>
          <table:table-cell table:style-name="ce2" table:formula="of:=[.O67]+[.P67]" office:value-type="float" office:value="4051" calcext:value-type="float">
            <text:p>4051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 table:formula="of:=[.O68]+[.P68]" office:value-type="float" office:value="3546" calcext:value-type="float">
            <text:p>3546</text:p>
          </table:table-cell>
          <table:table-cell table:style-name="ce5" office:value-type="string" calcext:value-type="string">
            <text:p><text:s/>7:08:53 45:31:20 3438 <text:s text:c="2"/>108 <text:s/>MONTE TAOU BLANC / MONT TOUT BLANC</text:p>
          </table:table-cell>
          <table:table-cell table:formula="of:=LEFT([.C68];17)" office:value-type="string" office:string-value=" 7:08:53 45:31:20" calcext:value-type="string">
            <text:p><text:s/>7:08:53 45:31:20</text:p>
          </table:table-cell>
          <table:table-cell table:style-name="ce40" table:formula="of:=RIGHT([.D68];8)" office:value-type="string" office:string-value="45:31:20" calcext:value-type="string">
            <text:p>45:31:20</text:p>
          </table:table-cell>
          <table:table-cell table:style-name="ce40" table:formula="of:=LEFT([.C68];8)" office:value-type="string" office:string-value=" 7:08:53" calcext:value-type="string">
            <text:p><text:s/>7:08:53</text:p>
          </table:table-cell>
          <table:table-cell table:formula="of:=LEFT([.C68];22)" office:value-type="string" office:string-value=" 7:08:53 45:31:20 3438" calcext:value-type="string">
            <text:p><text:s/>7:08:53 45:31:20 3438</text:p>
          </table:table-cell>
          <table:table-cell table:style-name="ce40" table:formula="of:=RIGHT([.G68];4)" office:value-type="string" office:string-value="3438" calcext:value-type="string">
            <text:p>3438</text:p>
          </table:table-cell>
          <table:table-cell table:formula="of:=LEFT([.C68];28)" office:value-type="string" office:string-value=" 7:08:53 45:31:20 3438   108" calcext:value-type="string">
            <text:p><text:s/>7:08:53 45:31:20 3438 <text:s text:c="2"/>108</text:p>
          </table:table-cell>
          <table:table-cell table:style-name="ce40" table:formula="of:=RIGHT([.I68];4)" office:value-type="string" office:string-value=" 108" calcext:value-type="string">
            <text:p><text:s/>108</text:p>
          </table:table-cell>
          <table:table-cell table:style-name="ce43" table:formula="of:=[.J68]/[.H68]*100" office:value-type="float" office:value="3.1413612565445" calcext:value-type="float">
            <text:p>3,1</text:p>
          </table:table-cell>
          <table:table-cell table:style-name="ce104" office:value-type="float" office:value="1521" calcext:value-type="float">
            <text:p>1521</text:p>
          </table:table-cell>
          <table:table-cell table:style-name="ce43" office:value-type="float" office:value="0.6" calcext:value-type="float">
            <text:p>0,6</text:p>
          </table:table-cell>
          <table:table-cell table:style-name="ce44" table:formula="of:=RIGHT([.C68];LEN([.C68])-30)" office:value-type="string" office:string-value="MONTE TAOU BLANC / MONT TOUT BLANC" calcext:value-type="string">
            <text:p>MONTE TAOU BLANC / MONT TOUT BLANC</text:p>
          </table:table-cell>
          <table:table-cell table:formula="of:=VALUE([.H68])" office:value-type="float" office:value="3438" calcext:value-type="float">
            <text:p>3438</text:p>
          </table:table-cell>
          <table:table-cell table:formula="of:=VALUE([.J68])" office:value-type="float" office:value="108" calcext:value-type="float">
            <text:p>108</text:p>
          </table:table-cell>
          <table:table-cell table:style-name="ce2" table:formula="of:=[.O68]+[.P68]" office:value-type="float" office:value="3546" calcext:value-type="float">
            <text:p>35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2" table:formula="of:=[.O69]+[.P69]" office:value-type="float" office:value="3641" calcext:value-type="float">
            <text:p>3641</text:p>
          </table:table-cell>
          <table:table-cell table:style-name="ce5" office:value-type="string" calcext:value-type="string">
            <text:p><text:s/>7:10:22 45:36:09 3414 <text:s text:c="2"/>227 <text:s/>PUNTA BIOULA / PUNTA DI BIOULA</text:p>
          </table:table-cell>
          <table:table-cell table:formula="of:=LEFT([.C69];17)" office:value-type="string" office:string-value=" 7:10:22 45:36:09" calcext:value-type="string">
            <text:p><text:s/>7:10:22 45:36:09</text:p>
          </table:table-cell>
          <table:table-cell table:style-name="ce40" table:formula="of:=RIGHT([.D69];8)" office:value-type="string" office:string-value="45:36:09" calcext:value-type="string">
            <text:p>45:36:09</text:p>
          </table:table-cell>
          <table:table-cell table:style-name="ce40" table:formula="of:=LEFT([.C69];8)" office:value-type="string" office:string-value=" 7:10:22" calcext:value-type="string">
            <text:p><text:s/>7:10:22</text:p>
          </table:table-cell>
          <table:table-cell table:formula="of:=LEFT([.C69];22)" office:value-type="string" office:string-value=" 7:10:22 45:36:09 3414" calcext:value-type="string">
            <text:p><text:s/>7:10:22 45:36:09 3414</text:p>
          </table:table-cell>
          <table:table-cell table:style-name="ce40" table:formula="of:=RIGHT([.G69];4)" office:value-type="string" office:string-value="3414" calcext:value-type="string">
            <text:p>3414</text:p>
          </table:table-cell>
          <table:table-cell table:formula="of:=LEFT([.C69];28)" office:value-type="string" office:string-value=" 7:10:22 45:36:09 3414   227" calcext:value-type="string">
            <text:p><text:s/>7:10:22 45:36:09 3414 <text:s text:c="2"/>227</text:p>
          </table:table-cell>
          <table:table-cell table:style-name="ce40" table:formula="of:=RIGHT([.I69];4)" office:value-type="string" office:string-value=" 227" calcext:value-type="string">
            <text:p><text:s/>227</text:p>
          </table:table-cell>
          <table:table-cell table:style-name="ce43" table:formula="of:=[.J69]/[.H69]*100" office:value-type="float" office:value="6.64909197422378" calcext:value-type="float">
            <text:p>6,6</text:p>
          </table:table-cell>
          <table:table-cell table:style-name="ce104" office:value-type="float" office:value="1494" calcext:value-type="float">
            <text:p>1494</text:p>
          </table:table-cell>
          <table:table-cell table:style-name="ce43" office:value-type="float" office:value="1.8" calcext:value-type="float">
            <text:p>1,8</text:p>
          </table:table-cell>
          <table:table-cell table:style-name="ce44" table:formula="of:=RIGHT([.C69];LEN([.C69])-30)" office:value-type="string" office:string-value="PUNTA BIOULA / PUNTA DI BIOULA" calcext:value-type="string">
            <text:p>PUNTA BIOULA / PUNTA DI BIOULA</text:p>
          </table:table-cell>
          <table:table-cell table:formula="of:=VALUE([.H69])" office:value-type="float" office:value="3414" calcext:value-type="float">
            <text:p>3414</text:p>
          </table:table-cell>
          <table:table-cell table:formula="of:=VALUE([.J69])" office:value-type="float" office:value="227" calcext:value-type="float">
            <text:p>227</text:p>
          </table:table-cell>
          <table:table-cell table:style-name="ce2" table:formula="of:=[.O69]+[.P69]" office:value-type="float" office:value="3641" calcext:value-type="float">
            <text:p>364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2" table:formula="of:=[.O70]+[.P70]" office:value-type="float" office:value="3321" calcext:value-type="float">
            <text:p>3321</text:p>
          </table:table-cell>
          <table:table-cell table:style-name="ce9" office:value-type="string" calcext:value-type="string">
            <text:p><text:s/>0:00:42 42:41:35 3248 <text:s text:c="3"/>73 <text:s/>Pic du Marboré</text:p>
          </table:table-cell>
          <table:table-cell table:formula="of:=LEFT([.C70];17)" office:value-type="string" office:string-value=" 0:00:42 42:41:35" calcext:value-type="string">
            <text:p><text:s/>0:00:42 42:41:35</text:p>
          </table:table-cell>
          <table:table-cell table:style-name="ce40" table:formula="of:=RIGHT([.D70];8)" office:value-type="string" office:string-value="42:41:35" calcext:value-type="string">
            <text:p>42:41:35</text:p>
          </table:table-cell>
          <table:table-cell table:style-name="ce40" table:formula="of:=LEFT([.C70];8)" office:value-type="string" office:string-value=" 0:00:42" calcext:value-type="string">
            <text:p><text:s/>0:00:42</text:p>
          </table:table-cell>
          <table:table-cell table:formula="of:=LEFT([.C70];22)" office:value-type="string" office:string-value=" 0:00:42 42:41:35 3248" calcext:value-type="string">
            <text:p><text:s/>0:00:42 42:41:35 3248</text:p>
          </table:table-cell>
          <table:table-cell table:style-name="ce40" table:formula="of:=RIGHT([.G70];4)" office:value-type="string" office:string-value="3248" calcext:value-type="string">
            <text:p>3248</text:p>
          </table:table-cell>
          <table:table-cell table:formula="of:=LEFT([.C70];28)" office:value-type="string" office:string-value=" 0:00:42 42:41:35 3248    73" calcext:value-type="string">
            <text:p><text:s/>0:00:42 42:41:35 3248 <text:s text:c="3"/>73</text:p>
          </table:table-cell>
          <table:table-cell table:style-name="ce40" table:formula="of:=RIGHT([.I70];4)" office:value-type="string" office:string-value="  73" calcext:value-type="string">
            <text:p><text:s text:c="2"/>73</text:p>
          </table:table-cell>
          <table:table-cell table:style-name="ce43" table:formula="of:=[.J70]/[.H70]*100" office:value-type="float" office:value="2.24753694581281" calcext:value-type="float">
            <text:p>2,2</text:p>
          </table:table-cell>
          <table:table-cell table:style-name="ce104" office:value-type="float" office:value="1491" calcext:value-type="float">
            <text:p>1491</text:p>
          </table:table-cell>
          <table:table-cell table:style-name="ce43" office:value-type="float" office:value="1.1" calcext:value-type="float">
            <text:p>1,1</text:p>
          </table:table-cell>
          <table:table-cell table:style-name="ce44" table:formula="of:=RIGHT([.C70];LEN([.C70])-30)" office:value-type="string" office:string-value="Pic du Marboré" calcext:value-type="string">
            <text:p>Pic du Marboré</text:p>
          </table:table-cell>
          <table:table-cell table:formula="of:=VALUE([.H70])" office:value-type="float" office:value="3248" calcext:value-type="float">
            <text:p>3248</text:p>
          </table:table-cell>
          <table:table-cell table:formula="of:=VALUE([.J70])" office:value-type="float" office:value="73" calcext:value-type="float">
            <text:p>73</text:p>
          </table:table-cell>
          <table:table-cell table:style-name="ce2" table:formula="of:=[.O70]+[.P70]" office:value-type="float" office:value="3321" calcext:value-type="float">
            <text:p>332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2" table:formula="of:=[.O71]+[.P71]" office:value-type="float" office:value="3837" calcext:value-type="float">
            <text:p>3837</text:p>
          </table:table-cell>
          <table:table-cell table:style-name="ce5" office:value-type="string" calcext:value-type="string">
            <text:p><text:s/>6:11:26 44:44:10 3163 <text:s text:c="2"/>674 <text:s/>VIEUX CHAILLOL</text:p>
          </table:table-cell>
          <table:table-cell table:formula="of:=LEFT([.C71];17)" office:value-type="string" office:string-value=" 6:11:26 44:44:10" calcext:value-type="string">
            <text:p><text:s/>6:11:26 44:44:10</text:p>
          </table:table-cell>
          <table:table-cell table:style-name="ce40" table:formula="of:=RIGHT([.D71];8)" office:value-type="string" office:string-value="44:44:10" calcext:value-type="string">
            <text:p>44:44:10</text:p>
          </table:table-cell>
          <table:table-cell table:style-name="ce40" table:formula="of:=LEFT([.C71];8)" office:value-type="string" office:string-value=" 6:11:26" calcext:value-type="string">
            <text:p><text:s/>6:11:26</text:p>
          </table:table-cell>
          <table:table-cell table:formula="of:=LEFT([.C71];22)" office:value-type="string" office:string-value=" 6:11:26 44:44:10 3163" calcext:value-type="string">
            <text:p><text:s/>6:11:26 44:44:10 3163</text:p>
          </table:table-cell>
          <table:table-cell table:style-name="ce40" table:formula="of:=RIGHT([.G71];4)" office:value-type="string" office:string-value="3163" calcext:value-type="string">
            <text:p>3163</text:p>
          </table:table-cell>
          <table:table-cell table:formula="of:=LEFT([.C71];28)" office:value-type="string" office:string-value=" 6:11:26 44:44:10 3163   674" calcext:value-type="string">
            <text:p><text:s/>6:11:26 44:44:10 3163 <text:s text:c="2"/>674</text:p>
          </table:table-cell>
          <table:table-cell table:style-name="ce40" table:formula="of:=RIGHT([.I71];4)" office:value-type="string" office:string-value=" 674" calcext:value-type="string">
            <text:p><text:s/>674</text:p>
          </table:table-cell>
          <table:table-cell table:style-name="ce43" table:formula="of:=[.J71]/[.H71]*100" office:value-type="float" office:value="21.3088839709137" calcext:value-type="float">
            <text:p>21,3</text:p>
          </table:table-cell>
          <table:table-cell table:style-name="ce104" office:value-type="float" office:value="1490" calcext:value-type="float">
            <text:p>1490</text:p>
          </table:table-cell>
          <table:table-cell table:style-name="ce43" office:value-type="float" office:value="10.4" calcext:value-type="float">
            <text:p>10,4</text:p>
          </table:table-cell>
          <table:table-cell table:style-name="ce44" table:formula="of:=RIGHT([.C71];LEN([.C71])-30)" office:value-type="string" office:string-value="VIEUX CHAILLOL" calcext:value-type="string">
            <text:p>VIEUX CHAILLOL</text:p>
          </table:table-cell>
          <table:table-cell table:formula="of:=VALUE([.H71])" office:value-type="float" office:value="3163" calcext:value-type="float">
            <text:p>3163</text:p>
          </table:table-cell>
          <table:table-cell table:formula="of:=VALUE([.J71])" office:value-type="float" office:value="674" calcext:value-type="float">
            <text:p>674</text:p>
          </table:table-cell>
          <table:table-cell table:style-name="ce2" table:formula="of:=[.O71]+[.P71]" office:value-type="float" office:value="3837" calcext:value-type="float">
            <text:p>3837</text:p>
          </table:table-cell>
          <table:table-cell table:style-name="ce52" office:value-type="string" calcext:value-type="string">
            <text:p>Automne 2007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2" table:formula="of:=[.O72]+[.P72]" office:value-type="float" office:value="3434" calcext:value-type="float">
            <text:p>3434</text:p>
          </table:table-cell>
          <table:table-cell table:style-name="ce5" office:value-type="string" calcext:value-type="string">
            <text:p><text:s/>7:04:31 46:11:58 2969 <text:s text:c="2"/>465 <text:s/>GRANDE DENT DE MORCLES</text:p>
          </table:table-cell>
          <table:table-cell table:formula="of:=LEFT([.C72];17)" office:value-type="string" office:string-value=" 7:04:31 46:11:58" calcext:value-type="string">
            <text:p><text:s/>7:04:31 46:11:58</text:p>
          </table:table-cell>
          <table:table-cell table:style-name="ce40" table:formula="of:=RIGHT([.D72];8)" office:value-type="string" office:string-value="46:11:58" calcext:value-type="string">
            <text:p>46:11:58</text:p>
          </table:table-cell>
          <table:table-cell table:style-name="ce40" table:formula="of:=LEFT([.C72];8)" office:value-type="string" office:string-value=" 7:04:31" calcext:value-type="string">
            <text:p><text:s/>7:04:31</text:p>
          </table:table-cell>
          <table:table-cell table:formula="of:=LEFT([.C72];22)" office:value-type="string" office:string-value=" 7:04:31 46:11:58 2969" calcext:value-type="string">
            <text:p><text:s/>7:04:31 46:11:58 2969</text:p>
          </table:table-cell>
          <table:table-cell table:style-name="ce40" table:formula="of:=RIGHT([.G72];4)" office:value-type="string" office:string-value="2969" calcext:value-type="string">
            <text:p>2969</text:p>
          </table:table-cell>
          <table:table-cell table:formula="of:=LEFT([.C72];28)" office:value-type="string" office:string-value=" 7:04:31 46:11:58 2969   465" calcext:value-type="string">
            <text:p><text:s/>7:04:31 46:11:58 2969 <text:s text:c="2"/>465</text:p>
          </table:table-cell>
          <table:table-cell table:style-name="ce40" table:formula="of:=RIGHT([.I72];4)" office:value-type="string" office:string-value=" 465" calcext:value-type="string">
            <text:p><text:s/>465</text:p>
          </table:table-cell>
          <table:table-cell table:style-name="ce43" table:formula="of:=[.J72]/[.H72]*100" office:value-type="float" office:value="15.6618390030313" calcext:value-type="float">
            <text:p>15,7</text:p>
          </table:table-cell>
          <table:table-cell table:style-name="ce104" office:value-type="float" office:value="1486" calcext:value-type="float">
            <text:p>1486</text:p>
          </table:table-cell>
          <table:table-cell table:style-name="ce43" office:value-type="float" office:value="5.5" calcext:value-type="float">
            <text:p>5,5</text:p>
          </table:table-cell>
          <table:table-cell table:style-name="ce44" table:formula="of:=RIGHT([.C72];LEN([.C72])-30)" office:value-type="string" office:string-value="GRANDE DENT DE MORCLES" calcext:value-type="string">
            <text:p>GRANDE DENT DE MORCLES</text:p>
          </table:table-cell>
          <table:table-cell table:formula="of:=VALUE([.H72])" office:value-type="float" office:value="2969" calcext:value-type="float">
            <text:p>2969</text:p>
          </table:table-cell>
          <table:table-cell table:formula="of:=VALUE([.J72])" office:value-type="float" office:value="465" calcext:value-type="float">
            <text:p>465</text:p>
          </table:table-cell>
          <table:table-cell table:style-name="ce2" table:formula="of:=[.O72]+[.P72]" office:value-type="float" office:value="3434" calcext:value-type="float">
            <text:p>3434</text:p>
          </table:table-cell>
          <table:table-cell office:value-type="float" office:value="2012" calcext:value-type="float">
            <text:p>2012</text:p>
          </table:table-cell>
          <table:table-cell table:number-columns-repeated="1006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2" table:formula="of:=[.O73]+[.P73]" office:value-type="float" office:value="3223" calcext:value-type="float">
            <text:p>3223</text:p>
          </table:table-cell>
          <table:table-cell table:style-name="ce5" office:value-type="string" calcext:value-type="string">
            <text:p><text:s/>2:11:33 42:39:09 2469 <text:s text:c="2"/>754 <text:s/>Pic de Madres</text:p>
          </table:table-cell>
          <table:table-cell table:formula="of:=LEFT([.C73];17)" office:value-type="string" office:string-value=" 2:11:33 42:39:09" calcext:value-type="string">
            <text:p><text:s/>2:11:33 42:39:09</text:p>
          </table:table-cell>
          <table:table-cell table:style-name="ce40" table:formula="of:=RIGHT([.D73];8)" office:value-type="string" office:string-value="42:39:09" calcext:value-type="string">
            <text:p>42:39:09</text:p>
          </table:table-cell>
          <table:table-cell table:style-name="ce40" table:formula="of:=LEFT([.C73];8)" office:value-type="string" office:string-value=" 2:11:33" calcext:value-type="string">
            <text:p><text:s/>2:11:33</text:p>
          </table:table-cell>
          <table:table-cell table:formula="of:=LEFT([.C73];22)" office:value-type="string" office:string-value=" 2:11:33 42:39:09 2469" calcext:value-type="string">
            <text:p><text:s/>2:11:33 42:39:09 2469</text:p>
          </table:table-cell>
          <table:table-cell table:style-name="ce40" table:formula="of:=RIGHT([.G73];4)" office:value-type="string" office:string-value="2469" calcext:value-type="string">
            <text:p>2469</text:p>
          </table:table-cell>
          <table:table-cell table:formula="of:=LEFT([.C73];28)" office:value-type="string" office:string-value=" 2:11:33 42:39:09 2469   754" calcext:value-type="string">
            <text:p><text:s/>2:11:33 42:39:09 2469 <text:s text:c="2"/>754</text:p>
          </table:table-cell>
          <table:table-cell table:style-name="ce40" table:formula="of:=RIGHT([.I73];4)" office:value-type="string" office:string-value=" 754" calcext:value-type="string">
            <text:p><text:s/>754</text:p>
          </table:table-cell>
          <table:table-cell table:style-name="ce43" table:formula="of:=[.J73]/[.H73]*100" office:value-type="float" office:value="30.5386796273795" calcext:value-type="float">
            <text:p>30,5</text:p>
          </table:table-cell>
          <table:table-cell table:style-name="ce104" office:value-type="float" office:value="1480" calcext:value-type="float">
            <text:p>1480</text:p>
          </table:table-cell>
          <table:table-cell table:style-name="ce43" office:value-type="float" office:value="14.3" calcext:value-type="float">
            <text:p>14,3</text:p>
          </table:table-cell>
          <table:table-cell table:style-name="ce44" table:formula="of:=RIGHT([.C73];LEN([.C73])-30)" office:value-type="string" office:string-value="Pic de Madres" calcext:value-type="string">
            <text:p>Pic de Madres</text:p>
          </table:table-cell>
          <table:table-cell table:formula="of:=VALUE([.H73])" office:value-type="float" office:value="2469" calcext:value-type="float">
            <text:p>2469</text:p>
          </table:table-cell>
          <table:table-cell table:formula="of:=VALUE([.J73])" office:value-type="float" office:value="754" calcext:value-type="float">
            <text:p>754</text:p>
          </table:table-cell>
          <table:table-cell table:style-name="ce2" table:formula="of:=[.O73]+[.P73]" office:value-type="float" office:value="3223" calcext:value-type="float">
            <text:p>3223</text:p>
          </table:table-cell>
          <table:table-cell office:value-type="string" calcext:value-type="string">
            <text:p>Printemps 2016</text:p>
          </table:table-cell>
          <table:table-cell office:value-type="string" calcext:value-type="string">
            <text:p>Éloi</text:p>
          </table:table-cell>
          <table:table-cell table:number-columns-repeated="1005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2" table:formula="of:=[.O74]+[.P74]" office:value-type="float" office:value="3487" calcext:value-type="float">
            <text:p>3487</text:p>
          </table:table-cell>
          <table:table-cell table:style-name="ce9" office:value-type="string" calcext:value-type="string">
            <text:p><text:s/>6:47:05 46:19:57 2432 <text:s/>1055 <text:s/>LES CORNETTES DE BISE</text:p>
          </table:table-cell>
          <table:table-cell table:formula="of:=LEFT([.C74];17)" office:value-type="string" office:string-value=" 6:47:05 46:19:57" calcext:value-type="string">
            <text:p><text:s/>6:47:05 46:19:57</text:p>
          </table:table-cell>
          <table:table-cell table:style-name="ce40" table:formula="of:=RIGHT([.D74];8)" office:value-type="string" office:string-value="46:19:57" calcext:value-type="string">
            <text:p>46:19:57</text:p>
          </table:table-cell>
          <table:table-cell table:style-name="ce40" table:formula="of:=LEFT([.C74];8)" office:value-type="string" office:string-value=" 6:47:05" calcext:value-type="string">
            <text:p><text:s/>6:47:05</text:p>
          </table:table-cell>
          <table:table-cell table:formula="of:=LEFT([.C74];22)" office:value-type="string" office:string-value=" 6:47:05 46:19:57 2432" calcext:value-type="string">
            <text:p><text:s/>6:47:05 46:19:57 2432</text:p>
          </table:table-cell>
          <table:table-cell table:style-name="ce40" table:formula="of:=RIGHT([.G74];4)" office:value-type="string" office:string-value="2432" calcext:value-type="string">
            <text:p>2432</text:p>
          </table:table-cell>
          <table:table-cell table:formula="of:=LEFT([.C74];28)" office:value-type="string" office:string-value=" 6:47:05 46:19:57 2432  1055" calcext:value-type="string">
            <text:p><text:s/>6:47:05 46:19:57 2432 <text:s/>1055</text:p>
          </table:table-cell>
          <table:table-cell table:style-name="ce40" table:formula="of:=RIGHT([.I74];4)" office:value-type="string" office:string-value="1055" calcext:value-type="string">
            <text:p>1055</text:p>
          </table:table-cell>
          <table:table-cell table:style-name="ce43" table:formula="of:=[.J74]/[.H74]*100" office:value-type="float" office:value="43.3799342105263" calcext:value-type="float">
            <text:p>43,4</text:p>
          </table:table-cell>
          <table:table-cell table:style-name="ce104" office:value-type="float" office:value="1461" calcext:value-type="float">
            <text:p>1461</text:p>
          </table:table-cell>
          <table:table-cell table:style-name="ce43" office:value-type="float" office:value="18.3" calcext:value-type="float">
            <text:p>18,3</text:p>
          </table:table-cell>
          <table:table-cell table:style-name="ce44" table:formula="of:=RIGHT([.C74];LEN([.C74])-30)" office:value-type="string" office:string-value="LES CORNETTES DE BISE" calcext:value-type="string">
            <text:p>LES CORNETTES DE BISE</text:p>
          </table:table-cell>
          <table:table-cell table:formula="of:=VALUE([.H74])" office:value-type="float" office:value="2432" calcext:value-type="float">
            <text:p>2432</text:p>
          </table:table-cell>
          <table:table-cell table:formula="of:=VALUE([.J74])" office:value-type="float" office:value="1055" calcext:value-type="float">
            <text:p>1055</text:p>
          </table:table-cell>
          <table:table-cell table:style-name="ce2" table:formula="of:=[.O74]+[.P74]" office:value-type="float" office:value="3487" calcext:value-type="float">
            <text:p>3487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2" table:formula="of:=[.O75]+[.P75]" office:value-type="float" office:value="3235" calcext:value-type="float">
            <text:p>3235</text:p>
          </table:table-cell>
          <table:table-cell table:style-name="ce5" office:value-type="string" calcext:value-type="string">
            <text:p><text:s/>0:32:44 42:42:04 3109 <text:s text:c="2"/>126 <text:s/>Pic de Maupas</text:p>
          </table:table-cell>
          <table:table-cell table:formula="of:=LEFT([.C75];17)" office:value-type="string" office:string-value=" 0:32:44 42:42:04" calcext:value-type="string">
            <text:p><text:s/>0:32:44 42:42:04</text:p>
          </table:table-cell>
          <table:table-cell table:style-name="ce40" table:formula="of:=RIGHT([.D75];8)" office:value-type="string" office:string-value="42:42:04" calcext:value-type="string">
            <text:p>42:42:04</text:p>
          </table:table-cell>
          <table:table-cell table:style-name="ce40" table:formula="of:=LEFT([.C75];8)" office:value-type="string" office:string-value=" 0:32:44" calcext:value-type="string">
            <text:p><text:s/>0:32:44</text:p>
          </table:table-cell>
          <table:table-cell table:formula="of:=LEFT([.C75];22)" office:value-type="string" office:string-value=" 0:32:44 42:42:04 3109" calcext:value-type="string">
            <text:p><text:s/>0:32:44 42:42:04 3109</text:p>
          </table:table-cell>
          <table:table-cell table:style-name="ce40" table:formula="of:=RIGHT([.G75];4)" office:value-type="string" office:string-value="3109" calcext:value-type="string">
            <text:p>3109</text:p>
          </table:table-cell>
          <table:table-cell table:formula="of:=LEFT([.C75];28)" office:value-type="string" office:string-value=" 0:32:44 42:42:04 3109   126" calcext:value-type="string">
            <text:p><text:s/>0:32:44 42:42:04 3109 <text:s text:c="2"/>126</text:p>
          </table:table-cell>
          <table:table-cell table:style-name="ce40" table:formula="of:=RIGHT([.I75];4)" office:value-type="string" office:string-value=" 126" calcext:value-type="string">
            <text:p><text:s/>126</text:p>
          </table:table-cell>
          <table:table-cell table:style-name="ce43" table:formula="of:=[.J75]/[.H75]*100" office:value-type="float" office:value="4.05275008041171" calcext:value-type="float">
            <text:p>4,1</text:p>
          </table:table-cell>
          <table:table-cell table:style-name="ce104" office:value-type="float" office:value="1430" calcext:value-type="float">
            <text:p>1430</text:p>
          </table:table-cell>
          <table:table-cell table:style-name="ce43" office:value-type="float" office:value="1.8" calcext:value-type="float">
            <text:p>1,8</text:p>
          </table:table-cell>
          <table:table-cell table:style-name="ce44" table:formula="of:=RIGHT([.C75];LEN([.C75])-30)" office:value-type="string" office:string-value="Pic de Maupas" calcext:value-type="string">
            <text:p>Pic de Maupas</text:p>
          </table:table-cell>
          <table:table-cell table:formula="of:=VALUE([.H75])" office:value-type="float" office:value="3109" calcext:value-type="float">
            <text:p>3109</text:p>
          </table:table-cell>
          <table:table-cell table:formula="of:=VALUE([.J75])" office:value-type="float" office:value="126" calcext:value-type="float">
            <text:p>126</text:p>
          </table:table-cell>
          <table:table-cell table:style-name="ce2" table:formula="of:=[.O75]+[.P75]" office:value-type="float" office:value="3235" calcext:value-type="float">
            <text:p>323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2" table:formula="of:=[.O76]+[.P76]" office:value-type="float" office:value="3253" calcext:value-type="float">
            <text:p>3253</text:p>
          </table:table-cell>
          <table:table-cell table:style-name="ce5" office:value-type="string" calcext:value-type="string">
            <text:p><text:s/>0:29:06 42:42:37 3065 <text:s text:c="2"/>188 <text:s/>Pic des Spijeoles</text:p>
          </table:table-cell>
          <table:table-cell table:formula="of:=LEFT([.C76];17)" office:value-type="string" office:string-value=" 0:29:06 42:42:37" calcext:value-type="string">
            <text:p><text:s/>0:29:06 42:42:37</text:p>
          </table:table-cell>
          <table:table-cell table:style-name="ce40" table:formula="of:=RIGHT([.D76];8)" office:value-type="string" office:string-value="42:42:37" calcext:value-type="string">
            <text:p>42:42:37</text:p>
          </table:table-cell>
          <table:table-cell table:style-name="ce40" table:formula="of:=LEFT([.C76];8)" office:value-type="string" office:string-value=" 0:29:06" calcext:value-type="string">
            <text:p><text:s/>0:29:06</text:p>
          </table:table-cell>
          <table:table-cell table:formula="of:=LEFT([.C76];22)" office:value-type="string" office:string-value=" 0:29:06 42:42:37 3065" calcext:value-type="string">
            <text:p><text:s/>0:29:06 42:42:37 3065</text:p>
          </table:table-cell>
          <table:table-cell table:style-name="ce40" table:formula="of:=RIGHT([.G76];4)" office:value-type="string" office:string-value="3065" calcext:value-type="string">
            <text:p>3065</text:p>
          </table:table-cell>
          <table:table-cell table:formula="of:=LEFT([.C76];28)" office:value-type="string" office:string-value=" 0:29:06 42:42:37 3065   188" calcext:value-type="string">
            <text:p><text:s/>0:29:06 42:42:37 3065 <text:s text:c="2"/>188</text:p>
          </table:table-cell>
          <table:table-cell table:style-name="ce40" table:formula="of:=RIGHT([.I76];4)" office:value-type="string" office:string-value=" 188" calcext:value-type="string">
            <text:p><text:s/>188</text:p>
          </table:table-cell>
          <table:table-cell table:style-name="ce43" table:formula="of:=[.J76]/[.H76]*100" office:value-type="float" office:value="6.13376835236542" calcext:value-type="float">
            <text:p>6,1</text:p>
          </table:table-cell>
          <table:table-cell table:style-name="ce104" office:value-type="float" office:value="1417" calcext:value-type="float">
            <text:p>1417</text:p>
          </table:table-cell>
          <table:table-cell table:style-name="ce43" office:value-type="float" office:value="1.3" calcext:value-type="float">
            <text:p>1,3</text:p>
          </table:table-cell>
          <table:table-cell table:style-name="ce44" table:formula="of:=RIGHT([.C76];LEN([.C76])-30)" office:value-type="string" office:string-value="Pic des Spijeoles" calcext:value-type="string">
            <text:p>Pic des Spijeoles</text:p>
          </table:table-cell>
          <table:table-cell table:formula="of:=VALUE([.H76])" office:value-type="float" office:value="3065" calcext:value-type="float">
            <text:p>3065</text:p>
          </table:table-cell>
          <table:table-cell table:formula="of:=VALUE([.J76])" office:value-type="float" office:value="188" calcext:value-type="float">
            <text:p>188</text:p>
          </table:table-cell>
          <table:table-cell table:style-name="ce2" table:formula="of:=[.O76]+[.P76]" office:value-type="float" office:value="3253" calcext:value-type="float">
            <text:p>325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loi (+ Estelle et 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2" table:formula="of:=[.O77]+[.P77]" office:value-type="float" office:value="3408" calcext:value-type="float">
            <text:p>3408</text:p>
          </table:table-cell>
          <table:table-cell table:style-name="ce5" office:value-type="string" calcext:value-type="string">
            <text:p><text:s/>5:51:26 44:58:38 2389 <text:s/>1019 <text:s/>Le Tabor</text:p>
          </table:table-cell>
          <table:table-cell table:formula="of:=LEFT([.C77];17)" office:value-type="string" office:string-value=" 5:51:26 44:58:38" calcext:value-type="string">
            <text:p><text:s/>5:51:26 44:58:38</text:p>
          </table:table-cell>
          <table:table-cell table:style-name="ce40" table:formula="of:=RIGHT([.D77];8)" office:value-type="string" office:string-value="44:58:38" calcext:value-type="string">
            <text:p>44:58:38</text:p>
          </table:table-cell>
          <table:table-cell table:style-name="ce40" table:formula="of:=LEFT([.C77];8)" office:value-type="string" office:string-value=" 5:51:26" calcext:value-type="string">
            <text:p><text:s/>5:51:26</text:p>
          </table:table-cell>
          <table:table-cell table:formula="of:=LEFT([.C77];22)" office:value-type="string" office:string-value=" 5:51:26 44:58:38 2389" calcext:value-type="string">
            <text:p><text:s/>5:51:26 44:58:38 2389</text:p>
          </table:table-cell>
          <table:table-cell table:style-name="ce40" table:formula="of:=RIGHT([.G77];4)" office:value-type="string" office:string-value="2389" calcext:value-type="string">
            <text:p>2389</text:p>
          </table:table-cell>
          <table:table-cell table:formula="of:=LEFT([.C77];28)" office:value-type="string" office:string-value=" 5:51:26 44:58:38 2389  1019" calcext:value-type="string">
            <text:p><text:s/>5:51:26 44:58:38 2389 <text:s/>1019</text:p>
          </table:table-cell>
          <table:table-cell table:style-name="ce40" table:formula="of:=RIGHT([.I77];4)" office:value-type="string" office:string-value="1019" calcext:value-type="string">
            <text:p>1019</text:p>
          </table:table-cell>
          <table:table-cell table:style-name="ce43" table:formula="of:=[.J77]/[.H77]*100" office:value-type="float" office:value="42.6538300544161" calcext:value-type="float">
            <text:p>42,7</text:p>
          </table:table-cell>
          <table:table-cell table:style-name="ce104" office:value-type="float" office:value="1408" calcext:value-type="float">
            <text:p>1408</text:p>
          </table:table-cell>
          <table:table-cell table:style-name="ce43" office:value-type="float" office:value="4.9" calcext:value-type="float">
            <text:p>4,9</text:p>
          </table:table-cell>
          <table:table-cell table:style-name="ce44" table:formula="of:=RIGHT([.C77];LEN([.C77])-30)" office:value-type="string" office:string-value="Le Tabor" calcext:value-type="string">
            <text:p>Le Tabor</text:p>
          </table:table-cell>
          <table:table-cell table:formula="of:=VALUE([.H77])" office:value-type="float" office:value="2389" calcext:value-type="float">
            <text:p>2389</text:p>
          </table:table-cell>
          <table:table-cell table:formula="of:=VALUE([.J77])" office:value-type="float" office:value="1019" calcext:value-type="float">
            <text:p>1019</text:p>
          </table:table-cell>
          <table:table-cell table:style-name="ce2" table:formula="of:=[.O77]+[.P77]" office:value-type="float" office:value="3408" calcext:value-type="float">
            <text:p>3408</text:p>
          </table:table-cell>
          <table:table-cell office:value-type="string" calcext:value-type="string">
            <text:p>Automne 2014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2" table:formula="of:=[.O78]+[.P78]" office:value-type="float" office:value="3320" calcext:value-type="float">
            <text:p>3320</text:p>
          </table:table-cell>
          <table:table-cell table:style-name="ce5" office:value-type="string" calcext:value-type="string">
            <text:p><text:s/>6:36:43 46:11:23 2244 <text:s/>1076 <text:s/>Roc d'Enfer</text:p>
          </table:table-cell>
          <table:table-cell table:formula="of:=LEFT([.C78];17)" office:value-type="string" office:string-value=" 6:36:43 46:11:23" calcext:value-type="string">
            <text:p><text:s/>6:36:43 46:11:23</text:p>
          </table:table-cell>
          <table:table-cell table:style-name="ce40" table:formula="of:=RIGHT([.D78];8)" office:value-type="string" office:string-value="46:11:23" calcext:value-type="string">
            <text:p>46:11:23</text:p>
          </table:table-cell>
          <table:table-cell table:style-name="ce40" table:formula="of:=LEFT([.C78];8)" office:value-type="string" office:string-value=" 6:36:43" calcext:value-type="string">
            <text:p><text:s/>6:36:43</text:p>
          </table:table-cell>
          <table:table-cell table:formula="of:=LEFT([.C78];22)" office:value-type="string" office:string-value=" 6:36:43 46:11:23 2244" calcext:value-type="string">
            <text:p><text:s/>6:36:43 46:11:23 2244</text:p>
          </table:table-cell>
          <table:table-cell table:style-name="ce40" table:formula="of:=RIGHT([.G78];4)" office:value-type="string" office:string-value="2244" calcext:value-type="string">
            <text:p>2244</text:p>
          </table:table-cell>
          <table:table-cell table:formula="of:=LEFT([.C78];28)" office:value-type="string" office:string-value=" 6:36:43 46:11:23 2244  1076" calcext:value-type="string">
            <text:p><text:s/>6:36:43 46:11:23 2244 <text:s/>1076</text:p>
          </table:table-cell>
          <table:table-cell table:style-name="ce40" table:formula="of:=RIGHT([.I78];4)" office:value-type="string" office:string-value="1076" calcext:value-type="string">
            <text:p>1076</text:p>
          </table:table-cell>
          <table:table-cell table:style-name="ce43" table:formula="of:=[.J78]/[.H78]*100" office:value-type="float" office:value="47.9500891265597" calcext:value-type="float">
            <text:p>48,0</text:p>
          </table:table-cell>
          <table:table-cell table:style-name="ce104" office:value-type="float" office:value="1405" calcext:value-type="float">
            <text:p>1405</text:p>
          </table:table-cell>
          <table:table-cell table:style-name="ce43" office:value-type="float" office:value="12.2" calcext:value-type="float">
            <text:p>12,2</text:p>
          </table:table-cell>
          <table:table-cell table:style-name="ce44" table:formula="of:=RIGHT([.C78];LEN([.C78])-30)" office:value-type="string" office:string-value="Roc d'Enfer" calcext:value-type="string">
            <text:p>Roc d'Enfer</text:p>
          </table:table-cell>
          <table:table-cell table:formula="of:=VALUE([.H78])" office:value-type="float" office:value="2244" calcext:value-type="float">
            <text:p>2244</text:p>
          </table:table-cell>
          <table:table-cell table:formula="of:=VALUE([.J78])" office:value-type="float" office:value="1076" calcext:value-type="float">
            <text:p>1076</text:p>
          </table:table-cell>
          <table:table-cell table:style-name="ce2" table:formula="of:=[.O78]+[.P78]" office:value-type="float" office:value="3320" calcext:value-type="float">
            <text:p>3320</text:p>
          </table:table-cell>
          <table:table-cell office:value-type="float" office:value="2012" calcext:value-type="float">
            <text:p>2012</text:p>
          </table:table-cell>
          <table:table-cell table:number-columns-repeated="1006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2" table:formula="of:=[.O79]+[.P79]" office:value-type="float" office:value="3654" calcext:value-type="float">
            <text:p>3654</text:p>
          </table:table-cell>
          <table:table-cell table:style-name="ce5" office:value-type="string" calcext:value-type="string">
            <text:p><text:s/>6:49:26 44:29:53 3089 <text:s text:c="2"/>565 <text:s/>TETE DE LA COURBE</text:p>
          </table:table-cell>
          <table:table-cell table:formula="of:=LEFT([.C79];17)" office:value-type="string" office:string-value=" 6:49:26 44:29:53" calcext:value-type="string">
            <text:p><text:s/>6:49:26 44:29:53</text:p>
          </table:table-cell>
          <table:table-cell table:style-name="ce40" table:formula="of:=RIGHT([.D79];8)" office:value-type="string" office:string-value="44:29:53" calcext:value-type="string">
            <text:p>44:29:53</text:p>
          </table:table-cell>
          <table:table-cell table:style-name="ce40" table:formula="of:=LEFT([.C79];8)" office:value-type="string" office:string-value=" 6:49:26" calcext:value-type="string">
            <text:p><text:s/>6:49:26</text:p>
          </table:table-cell>
          <table:table-cell table:formula="of:=LEFT([.C79];22)" office:value-type="string" office:string-value=" 6:49:26 44:29:53 3089" calcext:value-type="string">
            <text:p><text:s/>6:49:26 44:29:53 3089</text:p>
          </table:table-cell>
          <table:table-cell table:style-name="ce40" table:formula="of:=RIGHT([.G79];4)" office:value-type="string" office:string-value="3089" calcext:value-type="string">
            <text:p>3089</text:p>
          </table:table-cell>
          <table:table-cell table:formula="of:=LEFT([.C79];28)" office:value-type="string" office:string-value=" 6:49:26 44:29:53 3089   565" calcext:value-type="string">
            <text:p><text:s/>6:49:26 44:29:53 3089 <text:s text:c="2"/>565</text:p>
          </table:table-cell>
          <table:table-cell table:style-name="ce40" table:formula="of:=RIGHT([.I79];4)" office:value-type="string" office:string-value=" 565" calcext:value-type="string">
            <text:p><text:s/>565</text:p>
          </table:table-cell>
          <table:table-cell table:style-name="ce43" table:formula="of:=[.J79]/[.H79]*100" office:value-type="float" office:value="18.2907089673033" calcext:value-type="float">
            <text:p>18,3</text:p>
          </table:table-cell>
          <table:table-cell table:style-name="ce104" office:value-type="float" office:value="1393" calcext:value-type="float">
            <text:p>1393</text:p>
          </table:table-cell>
          <table:table-cell table:style-name="ce43" office:value-type="float" office:value="2.9" calcext:value-type="float">
            <text:p>2,9</text:p>
          </table:table-cell>
          <table:table-cell table:style-name="ce44" table:formula="of:=RIGHT([.C79];LEN([.C79])-30)" office:value-type="string" office:string-value="TETE DE LA COURBE" calcext:value-type="string">
            <text:p>TETE DE LA COURBE</text:p>
          </table:table-cell>
          <table:table-cell table:formula="of:=VALUE([.H79])" office:value-type="float" office:value="3089" calcext:value-type="float">
            <text:p>3089</text:p>
          </table:table-cell>
          <table:table-cell table:formula="of:=VALUE([.J79])" office:value-type="float" office:value="565" calcext:value-type="float">
            <text:p>565</text:p>
          </table:table-cell>
          <table:table-cell table:style-name="ce2" table:formula="of:=[.O79]+[.P79]" office:value-type="float" office:value="3654" calcext:value-type="float">
            <text:p>365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2" table:formula="of:=[.O80]+[.P80]" office:value-type="float" office:value="3299" calcext:value-type="float">
            <text:p>3299</text:p>
          </table:table-cell>
          <table:table-cell table:style-name="ce5" office:value-type="string" calcext:value-type="string">
            <text:p><text:s/>6:32:47 44:20:16 2909 <text:s text:c="2"/>390 <text:s/>GRANDE SEOLANE</text:p>
          </table:table-cell>
          <table:table-cell table:formula="of:=LEFT([.C80];17)" office:value-type="string" office:string-value=" 6:32:47 44:20:16" calcext:value-type="string">
            <text:p><text:s/>6:32:47 44:20:16</text:p>
          </table:table-cell>
          <table:table-cell table:style-name="ce40" table:formula="of:=RIGHT([.D80];8)" office:value-type="string" office:string-value="44:20:16" calcext:value-type="string">
            <text:p>44:20:16</text:p>
          </table:table-cell>
          <table:table-cell table:style-name="ce40" table:formula="of:=LEFT([.C80];8)" office:value-type="string" office:string-value=" 6:32:47" calcext:value-type="string">
            <text:p><text:s/>6:32:47</text:p>
          </table:table-cell>
          <table:table-cell table:formula="of:=LEFT([.C80];22)" office:value-type="string" office:string-value=" 6:32:47 44:20:16 2909" calcext:value-type="string">
            <text:p><text:s/>6:32:47 44:20:16 2909</text:p>
          </table:table-cell>
          <table:table-cell table:style-name="ce40" table:formula="of:=RIGHT([.G80];4)" office:value-type="string" office:string-value="2909" calcext:value-type="string">
            <text:p>2909</text:p>
          </table:table-cell>
          <table:table-cell table:formula="of:=LEFT([.C80];28)" office:value-type="string" office:string-value=" 6:32:47 44:20:16 2909   390" calcext:value-type="string">
            <text:p><text:s/>6:32:47 44:20:16 2909 <text:s text:c="2"/>390</text:p>
          </table:table-cell>
          <table:table-cell table:style-name="ce40" table:formula="of:=RIGHT([.I80];4)" office:value-type="string" office:string-value=" 390" calcext:value-type="string">
            <text:p><text:s/>390</text:p>
          </table:table-cell>
          <table:table-cell table:style-name="ce43" table:formula="of:=[.J80]/[.H80]*100" office:value-type="float" office:value="13.406668958405" calcext:value-type="float">
            <text:p>13,4</text:p>
          </table:table-cell>
          <table:table-cell table:style-name="ce104" office:value-type="float" office:value="1367" calcext:value-type="float">
            <text:p>1367</text:p>
          </table:table-cell>
          <table:table-cell table:style-name="ce43" office:value-type="float" office:value="6.6" calcext:value-type="float">
            <text:p>6,6</text:p>
          </table:table-cell>
          <table:table-cell table:style-name="ce44" table:formula="of:=RIGHT([.C80];LEN([.C80])-30)" office:value-type="string" office:string-value="GRANDE SEOLANE" calcext:value-type="string">
            <text:p>GRANDE SEOLANE</text:p>
          </table:table-cell>
          <table:table-cell table:formula="of:=VALUE([.H80])" office:value-type="float" office:value="2909" calcext:value-type="float">
            <text:p>2909</text:p>
          </table:table-cell>
          <table:table-cell table:formula="of:=VALUE([.J80])" office:value-type="float" office:value="390" calcext:value-type="float">
            <text:p>390</text:p>
          </table:table-cell>
          <table:table-cell table:style-name="ce2" table:formula="of:=[.O80]+[.P80]" office:value-type="float" office:value="3299" calcext:value-type="float">
            <text:p>329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2" table:formula="of:=[.O81]+[.P81]" office:value-type="float" office:value="3292" calcext:value-type="float">
            <text:p>3292</text:p>
          </table:table-cell>
          <table:table-cell table:style-name="ce5" office:value-type="string" calcext:value-type="string">
            <text:p><text:s/>7:25:13 44:06:54 3045 <text:s text:c="2"/>247 <text:s/>MONT CLAPIER</text:p>
          </table:table-cell>
          <table:table-cell table:formula="of:=LEFT([.C81];17)" office:value-type="string" office:string-value=" 7:25:13 44:06:54" calcext:value-type="string">
            <text:p><text:s/>7:25:13 44:06:54</text:p>
          </table:table-cell>
          <table:table-cell table:style-name="ce40" table:formula="of:=RIGHT([.D81];8)" office:value-type="string" office:string-value="44:06:54" calcext:value-type="string">
            <text:p>44:06:54</text:p>
          </table:table-cell>
          <table:table-cell table:style-name="ce40" table:formula="of:=LEFT([.C81];8)" office:value-type="string" office:string-value=" 7:25:13" calcext:value-type="string">
            <text:p><text:s/>7:25:13</text:p>
          </table:table-cell>
          <table:table-cell table:formula="of:=LEFT([.C81];22)" office:value-type="string" office:string-value=" 7:25:13 44:06:54 3045" calcext:value-type="string">
            <text:p><text:s/>7:25:13 44:06:54 3045</text:p>
          </table:table-cell>
          <table:table-cell table:style-name="ce40" table:formula="of:=RIGHT([.G81];4)" office:value-type="string" office:string-value="3045" calcext:value-type="string">
            <text:p>3045</text:p>
          </table:table-cell>
          <table:table-cell table:formula="of:=LEFT([.C81];28)" office:value-type="string" office:string-value=" 7:25:13 44:06:54 3045   247" calcext:value-type="string">
            <text:p><text:s/>7:25:13 44:06:54 3045 <text:s text:c="2"/>247</text:p>
          </table:table-cell>
          <table:table-cell table:style-name="ce40" table:formula="of:=RIGHT([.I81];4)" office:value-type="string" office:string-value=" 247" calcext:value-type="string">
            <text:p><text:s/>247</text:p>
          </table:table-cell>
          <table:table-cell table:style-name="ce43" table:formula="of:=[.J81]/[.H81]*100" office:value-type="float" office:value="8.11165845648604" calcext:value-type="float">
            <text:p>8,1</text:p>
          </table:table-cell>
          <table:table-cell table:style-name="ce104" office:value-type="float" office:value="1365" calcext:value-type="float">
            <text:p>1365</text:p>
          </table:table-cell>
          <table:table-cell table:style-name="ce43" office:value-type="float" office:value="1.9" calcext:value-type="float">
            <text:p>1,9</text:p>
          </table:table-cell>
          <table:table-cell table:style-name="ce44" table:formula="of:=RIGHT([.C81];LEN([.C81])-30)" office:value-type="string" office:string-value="MONT CLAPIER" calcext:value-type="string">
            <text:p>MONT CLAPIER</text:p>
          </table:table-cell>
          <table:table-cell table:formula="of:=VALUE([.H81])" office:value-type="float" office:value="3045" calcext:value-type="float">
            <text:p>3045</text:p>
          </table:table-cell>
          <table:table-cell table:formula="of:=VALUE([.J81])" office:value-type="float" office:value="247" calcext:value-type="float">
            <text:p>247</text:p>
          </table:table-cell>
          <table:table-cell table:style-name="ce2" table:formula="of:=[.O81]+[.P81]" office:value-type="float" office:value="3292" calcext:value-type="float">
            <text:p>329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2" table:formula="of:=[.O82]+[.P82]" office:value-type="float" office:value="3281" calcext:value-type="float">
            <text:p>3281</text:p>
          </table:table-cell>
          <table:table-cell table:style-name="ce5" office:value-type="string" calcext:value-type="string">
            <text:p><text:s/>6:33:50 45:06:50 3178 <text:s text:c="2"/>103 <text:s/>Mont Thabor</text:p>
          </table:table-cell>
          <table:table-cell table:formula="of:=LEFT([.C82];17)" office:value-type="string" office:string-value=" 6:33:50 45:06:50" calcext:value-type="string">
            <text:p><text:s/>6:33:50 45:06:50</text:p>
          </table:table-cell>
          <table:table-cell table:style-name="ce40" table:formula="of:=RIGHT([.D82];8)" office:value-type="string" office:string-value="45:06:50" calcext:value-type="string">
            <text:p>45:06:50</text:p>
          </table:table-cell>
          <table:table-cell table:style-name="ce40" table:formula="of:=LEFT([.C82];8)" office:value-type="string" office:string-value=" 6:33:50" calcext:value-type="string">
            <text:p><text:s/>6:33:50</text:p>
          </table:table-cell>
          <table:table-cell table:formula="of:=LEFT([.C82];22)" office:value-type="string" office:string-value=" 6:33:50 45:06:50 3178" calcext:value-type="string">
            <text:p><text:s/>6:33:50 45:06:50 3178</text:p>
          </table:table-cell>
          <table:table-cell table:style-name="ce40" table:formula="of:=RIGHT([.G82];4)" office:value-type="string" office:string-value="3178" calcext:value-type="string">
            <text:p>3178</text:p>
          </table:table-cell>
          <table:table-cell table:formula="of:=LEFT([.C82];28)" office:value-type="string" office:string-value=" 6:33:50 45:06:50 3178   103" calcext:value-type="string">
            <text:p><text:s/>6:33:50 45:06:50 3178 <text:s text:c="2"/>103</text:p>
          </table:table-cell>
          <table:table-cell table:style-name="ce40" table:formula="of:=RIGHT([.I82];4)" office:value-type="string" office:string-value=" 103" calcext:value-type="string">
            <text:p><text:s/>103</text:p>
          </table:table-cell>
          <table:table-cell table:style-name="ce43" table:formula="of:=[.J82]/[.H82]*100" office:value-type="float" office:value="3.24103209565765" calcext:value-type="float">
            <text:p>3,2</text:p>
          </table:table-cell>
          <table:table-cell table:style-name="ce104" office:value-type="float" office:value="1358" calcext:value-type="float">
            <text:p>1358</text:p>
          </table:table-cell>
          <table:table-cell table:style-name="ce43" office:value-type="float" office:value="0.5" calcext:value-type="float">
            <text:p>0,5</text:p>
          </table:table-cell>
          <table:table-cell table:style-name="ce44" table:formula="of:=RIGHT([.C82];LEN([.C82])-30)" office:value-type="string" office:string-value="Mont Thabor" calcext:value-type="string">
            <text:p>Mont Thabor</text:p>
          </table:table-cell>
          <table:table-cell table:formula="of:=VALUE([.H82])" office:value-type="float" office:value="3178" calcext:value-type="float">
            <text:p>3178</text:p>
          </table:table-cell>
          <table:table-cell table:formula="of:=VALUE([.J82])" office:value-type="float" office:value="103" calcext:value-type="float">
            <text:p>103</text:p>
          </table:table-cell>
          <table:table-cell table:style-name="ce2" table:formula="of:=[.O82]+[.P82]" office:value-type="float" office:value="3281" calcext:value-type="float">
            <text:p>3281</text:p>
          </table:table-cell>
          <table:table-cell office:value-type="string" calcext:value-type="string">
            <text:p>2002 / 2018</text:p>
          </table:table-cell>
          <table:table-cell office:value-type="string" calcext:value-type="string">
            <text:p>Estelle, Pierric, Marie, Laurent, Carole / Estelle, Éloi, Siloé</text:p>
          </table:table-cell>
          <table:table-cell table:style-name="ce39" table:number-columns-repeated="2"/>
          <table:table-cell table:number-columns-repeated="100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 table:formula="of:=[.O83]+[.P83]" office:value-type="float" office:value="3583" calcext:value-type="float">
            <text:p>3583</text:p>
          </table:table-cell>
          <table:table-cell table:style-name="ce21" office:value-type="string" calcext:value-type="string">
            <text:p><text:s/>6:29:18 45:03:56 3098 <text:s text:c="2"/>485 <text:s/>POINTE DES CERCES</text:p>
          </table:table-cell>
          <table:table-cell table:style-name="ce39" table:formula="of:=LEFT([.C83];17)" office:value-type="string" office:string-value=" 6:29:18 45:03:56" calcext:value-type="string">
            <text:p><text:s/>6:29:18 45:03:56</text:p>
          </table:table-cell>
          <table:table-cell table:style-name="ce42" table:formula="of:=RIGHT([.D83];8)" office:value-type="string" office:string-value="45:03:56" calcext:value-type="string">
            <text:p>45:03:56</text:p>
          </table:table-cell>
          <table:table-cell table:style-name="ce42" table:formula="of:=LEFT([.C83];8)" office:value-type="string" office:string-value=" 6:29:18" calcext:value-type="string">
            <text:p><text:s/>6:29:18</text:p>
          </table:table-cell>
          <table:table-cell table:style-name="ce39" table:formula="of:=LEFT([.C83];22)" office:value-type="string" office:string-value=" 6:29:18 45:03:56 3098" calcext:value-type="string">
            <text:p><text:s/>6:29:18 45:03:56 3098</text:p>
          </table:table-cell>
          <table:table-cell table:style-name="ce42" table:formula="of:=RIGHT([.G83];4)" office:value-type="string" office:string-value="3098" calcext:value-type="string">
            <text:p>3098</text:p>
          </table:table-cell>
          <table:table-cell table:style-name="ce39" table:formula="of:=LEFT([.C83];28)" office:value-type="string" office:string-value=" 6:29:18 45:03:56 3098   485" calcext:value-type="string">
            <text:p><text:s/>6:29:18 45:03:56 3098 <text:s text:c="2"/>485</text:p>
          </table:table-cell>
          <table:table-cell table:style-name="ce42" table:formula="of:=RIGHT([.I83];4)" office:value-type="string" office:string-value=" 485" calcext:value-type="string">
            <text:p><text:s/>485</text:p>
          </table:table-cell>
          <table:table-cell table:style-name="ce43" table:formula="of:=[.J83]/[.H83]*100" office:value-type="float" office:value="15.6552614590058" calcext:value-type="float">
            <text:p>15,7</text:p>
          </table:table-cell>
          <table:table-cell table:style-name="ce104" office:value-type="float" office:value="1354" calcext:value-type="float">
            <text:p>1354</text:p>
          </table:table-cell>
          <table:table-cell table:style-name="ce43" office:value-type="float" office:value="3.7" calcext:value-type="float">
            <text:p>3,7</text:p>
          </table:table-cell>
          <table:table-cell table:style-name="ce47" table:formula="of:=RIGHT([.C83];LEN([.C83])-30)" office:value-type="string" office:string-value="POINTE DES CERCES" calcext:value-type="string">
            <text:p>POINTE DES CERCES</text:p>
          </table:table-cell>
          <table:table-cell table:style-name="ce39" table:formula="of:=VALUE([.H83])" office:value-type="float" office:value="3098" calcext:value-type="float">
            <text:p>3098</text:p>
          </table:table-cell>
          <table:table-cell table:style-name="ce39" table:formula="of:=VALUE([.J83])" office:value-type="float" office:value="485" calcext:value-type="float">
            <text:p>485</text:p>
          </table:table-cell>
          <table:table-cell table:style-name="ce4" table:formula="of:=[.O83]+[.P83]" office:value-type="float" office:value="3583" calcext:value-type="float">
            <text:p>3583</text:p>
          </table:table-cell>
          <table:table-cell table:style-name="ce42" office:value-type="float" office:value="2018" calcext:value-type="float">
            <text:p>2018</text:p>
          </table:table-cell>
          <table:table-cell office:value-type="string" calcext:value-type="string">
            <text:p>Estelle, Éloi, Siloé</text:p>
          </table:table-cell>
          <table:table-cell table:number-columns-repeated="2"/>
          <table:table-cell table:style-name="ce39" table:number-columns-repeated="1003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2" table:formula="of:=[.O84]+[.P84]" office:value-type="float" office:value="3392" calcext:value-type="float">
            <text:p>3392</text:p>
          </table:table-cell>
          <table:table-cell table:style-name="ce5" office:value-type="string" calcext:value-type="string">
            <text:p><text:s/>6:48:19 44:14:41 2916 <text:s text:c="2"/>476 <text:s/>POINTE COTE DE L'ANE</text:p>
          </table:table-cell>
          <table:table-cell table:formula="of:=LEFT([.C84];17)" office:value-type="string" office:string-value=" 6:48:19 44:14:41" calcext:value-type="string">
            <text:p><text:s/>6:48:19 44:14:41</text:p>
          </table:table-cell>
          <table:table-cell table:style-name="ce40" table:formula="of:=RIGHT([.D84];8)" office:value-type="string" office:string-value="44:14:41" calcext:value-type="string">
            <text:p>44:14:41</text:p>
          </table:table-cell>
          <table:table-cell table:style-name="ce40" table:formula="of:=LEFT([.C84];8)" office:value-type="string" office:string-value=" 6:48:19" calcext:value-type="string">
            <text:p><text:s/>6:48:19</text:p>
          </table:table-cell>
          <table:table-cell table:formula="of:=LEFT([.C84];22)" office:value-type="string" office:string-value=" 6:48:19 44:14:41 2916" calcext:value-type="string">
            <text:p><text:s/>6:48:19 44:14:41 2916</text:p>
          </table:table-cell>
          <table:table-cell table:style-name="ce40" table:formula="of:=RIGHT([.G84];4)" office:value-type="string" office:string-value="2916" calcext:value-type="string">
            <text:p>2916</text:p>
          </table:table-cell>
          <table:table-cell table:formula="of:=LEFT([.C84];28)" office:value-type="string" office:string-value=" 6:48:19 44:14:41 2916   476" calcext:value-type="string">
            <text:p><text:s/>6:48:19 44:14:41 2916 <text:s text:c="2"/>476</text:p>
          </table:table-cell>
          <table:table-cell table:style-name="ce40" table:formula="of:=RIGHT([.I84];4)" office:value-type="string" office:string-value=" 476" calcext:value-type="string">
            <text:p><text:s/>476</text:p>
          </table:table-cell>
          <table:table-cell table:style-name="ce43" table:formula="of:=[.J84]/[.H84]*100" office:value-type="float" office:value="16.323731138546" calcext:value-type="float">
            <text:p>16,3</text:p>
          </table:table-cell>
          <table:table-cell table:style-name="ce104" office:value-type="float" office:value="1351" calcext:value-type="float">
            <text:p>1351</text:p>
          </table:table-cell>
          <table:table-cell table:style-name="ce43" office:value-type="float" office:value="6.6" calcext:value-type="float">
            <text:p>6,6</text:p>
          </table:table-cell>
          <table:table-cell table:style-name="ce44" table:formula="of:=RIGHT([.C84];LEN([.C84])-30)" office:value-type="string" office:string-value="POINTE COTE DE L'ANE" calcext:value-type="string">
            <text:p>POINTE COTE DE L'ANE</text:p>
          </table:table-cell>
          <table:table-cell table:formula="of:=VALUE([.H84])" office:value-type="float" office:value="2916" calcext:value-type="float">
            <text:p>2916</text:p>
          </table:table-cell>
          <table:table-cell table:formula="of:=VALUE([.J84])" office:value-type="float" office:value="476" calcext:value-type="float">
            <text:p>476</text:p>
          </table:table-cell>
          <table:table-cell table:style-name="ce2" table:formula="of:=[.O84]+[.P84]" office:value-type="float" office:value="3392" calcext:value-type="float">
            <text:p>3392</text:p>
          </table:table-cell>
          <table:table-cell office:value-type="string" calcext:value-type="string">
            <text:p>Automne 2002 / 2016</text:p>
          </table:table-cell>
          <table:table-cell office:value-type="string" calcext:value-type="string">
            <text:p>Estelle / 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2" table:formula="of:=[.O85]+[.P85]" office:value-type="float" office:value="3264" calcext:value-type="float">
            <text:p>3264</text:p>
          </table:table-cell>
          <table:table-cell table:style-name="ce5" office:value-type="string" calcext:value-type="string">
            <text:p><text:s/>6:53:18 44:22:03 2954 <text:s text:c="2"/>310 <text:s/>TETE DE L'ENCHASTRAYE</text:p>
          </table:table-cell>
          <table:table-cell table:formula="of:=LEFT([.C85];17)" office:value-type="string" office:string-value=" 6:53:18 44:22:03" calcext:value-type="string">
            <text:p><text:s/>6:53:18 44:22:03</text:p>
          </table:table-cell>
          <table:table-cell table:style-name="ce40" table:formula="of:=RIGHT([.D85];8)" office:value-type="string" office:string-value="44:22:03" calcext:value-type="string">
            <text:p>44:22:03</text:p>
          </table:table-cell>
          <table:table-cell table:style-name="ce40" table:formula="of:=LEFT([.C85];8)" office:value-type="string" office:string-value=" 6:53:18" calcext:value-type="string">
            <text:p><text:s/>6:53:18</text:p>
          </table:table-cell>
          <table:table-cell table:formula="of:=LEFT([.C85];22)" office:value-type="string" office:string-value=" 6:53:18 44:22:03 2954" calcext:value-type="string">
            <text:p><text:s/>6:53:18 44:22:03 2954</text:p>
          </table:table-cell>
          <table:table-cell table:style-name="ce40" table:formula="of:=RIGHT([.G85];4)" office:value-type="string" office:string-value="2954" calcext:value-type="string">
            <text:p>2954</text:p>
          </table:table-cell>
          <table:table-cell table:formula="of:=LEFT([.C85];28)" office:value-type="string" office:string-value=" 6:53:18 44:22:03 2954   310" calcext:value-type="string">
            <text:p><text:s/>6:53:18 44:22:03 2954 <text:s text:c="2"/>310</text:p>
          </table:table-cell>
          <table:table-cell table:style-name="ce40" table:formula="of:=RIGHT([.I85];4)" office:value-type="string" office:string-value=" 310" calcext:value-type="string">
            <text:p><text:s/>310</text:p>
          </table:table-cell>
          <table:table-cell table:style-name="ce43" table:formula="of:=[.J85]/[.H85]*100" office:value-type="float" office:value="10.4942450914015" calcext:value-type="float">
            <text:p>10,5</text:p>
          </table:table-cell>
          <table:table-cell table:style-name="ce104" office:value-type="float" office:value="1349" calcext:value-type="float">
            <text:p>1349</text:p>
          </table:table-cell>
          <table:table-cell table:style-name="ce43" office:value-type="float" office:value="8.8" calcext:value-type="float">
            <text:p>8,8</text:p>
          </table:table-cell>
          <table:table-cell table:style-name="ce44" table:formula="of:=RIGHT([.C85];LEN([.C85])-30)" office:value-type="string" office:string-value="TETE DE L'ENCHASTRAYE" calcext:value-type="string">
            <text:p>TETE DE L'ENCHASTRAYE</text:p>
          </table:table-cell>
          <table:table-cell table:formula="of:=VALUE([.H85])" office:value-type="float" office:value="2954" calcext:value-type="float">
            <text:p>2954</text:p>
          </table:table-cell>
          <table:table-cell table:formula="of:=VALUE([.J85])" office:value-type="float" office:value="310" calcext:value-type="float">
            <text:p>310</text:p>
          </table:table-cell>
          <table:table-cell table:style-name="ce2" table:formula="of:=[.O85]+[.P85]" office:value-type="float" office:value="3264" calcext:value-type="float">
            <text:p>326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Pierric, Marie &amp; Jphi, Carole</text:p>
          </table:table-cell>
          <table:table-cell table:number-columns-repeated="2"/>
          <table:table-cell table:style-name="ce39" table:number-columns-repeated="100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" table:formula="of:=[.O86]+[.P86]" office:value-type="float" office:value="4156" calcext:value-type="float">
            <text:p>4156</text:p>
          </table:table-cell>
          <table:table-cell table:style-name="ce11" office:value-type="string" calcext:value-type="string">
            <text:p><text:span text:style-name="T3"> </text:span><text:span text:style-name="T4">7:02:46 45:55:21 3823   333  MONT DOLENT</text:span></text:p>
          </table:table-cell>
          <table:table-cell table:formula="of:=LEFT([.C86];17)" office:value-type="string" office:string-value=" 7:02:46 45:55:21" calcext:value-type="string">
            <text:p><text:s/>7:02:46 45:55:21</text:p>
          </table:table-cell>
          <table:table-cell table:style-name="ce40" table:formula="of:=RIGHT([.D86];8)" office:value-type="string" office:string-value="45:55:21" calcext:value-type="string">
            <text:p>45:55:21</text:p>
          </table:table-cell>
          <table:table-cell table:style-name="ce40" table:formula="of:=LEFT([.C86];8)" office:value-type="string" office:string-value=" 7:02:46" calcext:value-type="string">
            <text:p><text:s/>7:02:46</text:p>
          </table:table-cell>
          <table:table-cell table:formula="of:=LEFT([.C86];22)" office:value-type="string" office:string-value=" 7:02:46 45:55:21 3823" calcext:value-type="string">
            <text:p><text:s/>7:02:46 45:55:21 3823</text:p>
          </table:table-cell>
          <table:table-cell table:style-name="ce40" table:formula="of:=RIGHT([.G86];4)" office:value-type="string" office:string-value="3823" calcext:value-type="string">
            <text:p>3823</text:p>
          </table:table-cell>
          <table:table-cell table:formula="of:=LEFT([.C86];28)" office:value-type="string" office:string-value=" 7:02:46 45:55:21 3823   333" calcext:value-type="string">
            <text:p><text:s/>7:02:46 45:55:21 3823 <text:s text:c="2"/>333</text:p>
          </table:table-cell>
          <table:table-cell table:style-name="ce40" table:formula="of:=RIGHT([.I86];4)" office:value-type="string" office:string-value=" 333" calcext:value-type="string">
            <text:p><text:s/>333</text:p>
          </table:table-cell>
          <table:table-cell table:style-name="ce43" table:formula="of:=[.J86]/[.H86]*100" office:value-type="float" office:value="8.71043682971488" calcext:value-type="float">
            <text:p>8,7</text:p>
          </table:table-cell>
          <table:table-cell table:style-name="ce104" office:value-type="float" office:value="1346" calcext:value-type="float">
            <text:p>1346</text:p>
          </table:table-cell>
          <table:table-cell table:style-name="ce43" office:value-type="float" office:value="1.7" calcext:value-type="float">
            <text:p>1,7</text:p>
          </table:table-cell>
          <table:table-cell table:style-name="ce44" table:formula="of:=RIGHT([.C86];LEN([.C86])-30)" office:value-type="string" office:string-value="MONT DOLENT" calcext:value-type="string">
            <text:p>MONT DOLENT</text:p>
          </table:table-cell>
          <table:table-cell table:formula="of:=VALUE([.H86])" office:value-type="float" office:value="3823" calcext:value-type="float">
            <text:p>3823</text:p>
          </table:table-cell>
          <table:table-cell table:formula="of:=VALUE([.J86])" office:value-type="float" office:value="333" calcext:value-type="float">
            <text:p>333</text:p>
          </table:table-cell>
          <table:table-cell table:style-name="ce2" table:formula="of:=[.O86]+[.P86]" office:value-type="float" office:value="4156" calcext:value-type="float">
            <text:p>4156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2" table:formula="of:=[.O87]+[.P87]" office:value-type="float" office:value="3525" calcext:value-type="float">
            <text:p>3525</text:p>
          </table:table-cell>
          <table:table-cell table:style-name="ce5" office:value-type="string" calcext:value-type="string">
            <text:p><text:s/>6:50:42 45:09:50 3236 <text:s text:c="2"/>289 <text:s/>LE PETIT VALLON</text:p>
          </table:table-cell>
          <table:table-cell table:formula="of:=LEFT([.C87];17)" office:value-type="string" office:string-value=" 6:50:42 45:09:50" calcext:value-type="string">
            <text:p><text:s/>6:50:42 45:09:50</text:p>
          </table:table-cell>
          <table:table-cell table:style-name="ce40" table:formula="of:=RIGHT([.D87];8)" office:value-type="string" office:string-value="45:09:50" calcext:value-type="string">
            <text:p>45:09:50</text:p>
          </table:table-cell>
          <table:table-cell table:style-name="ce40" table:formula="of:=LEFT([.C87];8)" office:value-type="string" office:string-value=" 6:50:42" calcext:value-type="string">
            <text:p><text:s/>6:50:42</text:p>
          </table:table-cell>
          <table:table-cell table:formula="of:=LEFT([.C87];22)" office:value-type="string" office:string-value=" 6:50:42 45:09:50 3236" calcext:value-type="string">
            <text:p><text:s/>6:50:42 45:09:50 3236</text:p>
          </table:table-cell>
          <table:table-cell table:style-name="ce40" table:formula="of:=RIGHT([.G87];4)" office:value-type="string" office:string-value="3236" calcext:value-type="string">
            <text:p>3236</text:p>
          </table:table-cell>
          <table:table-cell table:formula="of:=LEFT([.C87];28)" office:value-type="string" office:string-value=" 6:50:42 45:09:50 3236   289" calcext:value-type="string">
            <text:p><text:s/>6:50:42 45:09:50 3236 <text:s text:c="2"/>289</text:p>
          </table:table-cell>
          <table:table-cell table:style-name="ce40" table:formula="of:=RIGHT([.I87];4)" office:value-type="string" office:string-value=" 289" calcext:value-type="string">
            <text:p><text:s/>289</text:p>
          </table:table-cell>
          <table:table-cell table:style-name="ce43" table:formula="of:=[.J87]/[.H87]*100" office:value-type="float" office:value="8.93077873918418" calcext:value-type="float">
            <text:p>8,9</text:p>
          </table:table-cell>
          <table:table-cell table:style-name="ce104" office:value-type="float" office:value="1329" calcext:value-type="float">
            <text:p>1329</text:p>
          </table:table-cell>
          <table:table-cell table:style-name="ce43" office:value-type="float" office:value="3" calcext:value-type="float">
            <text:p>3,0</text:p>
          </table:table-cell>
          <table:table-cell table:style-name="ce44" table:formula="of:=RIGHT([.C87];LEN([.C87])-30)" office:value-type="string" office:string-value="LE PETIT VALLON" calcext:value-type="string">
            <text:p>LE PETIT VALLON</text:p>
          </table:table-cell>
          <table:table-cell table:formula="of:=VALUE([.H87])" office:value-type="float" office:value="3236" calcext:value-type="float">
            <text:p>3236</text:p>
          </table:table-cell>
          <table:table-cell table:formula="of:=VALUE([.J87])" office:value-type="float" office:value="289" calcext:value-type="float">
            <text:p>289</text:p>
          </table:table-cell>
          <table:table-cell table:style-name="ce2" table:formula="of:=[.O87]+[.P87]" office:value-type="float" office:value="3525" calcext:value-type="float">
            <text:p>352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" table:formula="of:=[.O88]+[.P88]" office:value-type="float" office:value="4067" calcext:value-type="float">
            <text:p>4067</text:p>
          </table:table-cell>
          <table:table-cell table:style-name="ce5" office:value-type="string" calcext:value-type="string">
            <text:p><text:s/>6:21:12 44:55:26 4015 <text:s text:c="3"/>52 <text:s/>Dôme de neige des Ecrins</text:p>
          </table:table-cell>
          <table:table-cell table:formula="of:=LEFT([.C88];17)" office:value-type="string" office:string-value=" 6:21:12 44:55:26" calcext:value-type="string">
            <text:p><text:s/>6:21:12 44:55:26</text:p>
          </table:table-cell>
          <table:table-cell table:style-name="ce40" table:formula="of:=RIGHT([.D88];8)" office:value-type="string" office:string-value="44:55:26" calcext:value-type="string">
            <text:p>44:55:26</text:p>
          </table:table-cell>
          <table:table-cell table:style-name="ce40" table:formula="of:=LEFT([.C88];8)" office:value-type="string" office:string-value=" 6:21:12" calcext:value-type="string">
            <text:p><text:s/>6:21:12</text:p>
          </table:table-cell>
          <table:table-cell table:formula="of:=LEFT([.C88];22)" office:value-type="string" office:string-value=" 6:21:12 44:55:26 4015" calcext:value-type="string">
            <text:p><text:s/>6:21:12 44:55:26 4015</text:p>
          </table:table-cell>
          <table:table-cell table:style-name="ce40" table:formula="of:=RIGHT([.G88];4)" office:value-type="string" office:string-value="4015" calcext:value-type="string">
            <text:p>4015</text:p>
          </table:table-cell>
          <table:table-cell table:formula="of:=LEFT([.C88];28)" office:value-type="string" office:string-value=" 6:21:12 44:55:26 4015    52" calcext:value-type="string">
            <text:p><text:s/>6:21:12 44:55:26 4015 <text:s text:c="3"/>52</text:p>
          </table:table-cell>
          <table:table-cell table:style-name="ce40" table:formula="of:=RIGHT([.I88];4)" office:value-type="string" office:string-value="  52" calcext:value-type="string">
            <text:p><text:s text:c="2"/>52</text:p>
          </table:table-cell>
          <table:table-cell table:style-name="ce43" table:formula="of:=[.J88]/[.H88]*100" office:value-type="float" office:value="1.29514321295143" calcext:value-type="float">
            <text:p>1,3</text:p>
          </table:table-cell>
          <table:table-cell table:style-name="ce104" office:value-type="float" office:value="1321" calcext:value-type="float">
            <text:p>1321</text:p>
          </table:table-cell>
          <table:table-cell table:style-name="ce43" office:value-type="string" calcext:value-type="string">
            <text:p>0.3</text:p>
          </table:table-cell>
          <table:table-cell table:style-name="ce44" table:formula="of:=RIGHT([.C88];LEN([.C88])-30)" office:value-type="string" office:string-value="Dôme de neige des Ecrins" calcext:value-type="string">
            <text:p>Dôme de neige des Ecrins</text:p>
          </table:table-cell>
          <table:table-cell table:formula="of:=VALUE([.H88])" office:value-type="float" office:value="4015" calcext:value-type="float">
            <text:p>4015</text:p>
          </table:table-cell>
          <table:table-cell table:formula="of:=VALUE([.J88])" office:value-type="float" office:value="52" calcext:value-type="float">
            <text:p>52</text:p>
          </table:table-cell>
          <table:table-cell table:style-name="ce2" table:formula="of:=[.O88]+[.P88]" office:value-type="float" office:value="4067" calcext:value-type="float">
            <text:p>4067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table:formula="of:=[.O89]+[.P89]" office:value-type="float" office:value="4467" calcext:value-type="float">
            <text:p>4467</text:p>
          </table:table-cell>
          <table:table-cell table:style-name="ce5" office:value-type="string" calcext:value-type="string">
            <text:p><text:s/>6:53:16 45:51:25 4248 <text:s text:c="2"/>219 <text:s/>MONT BLANC DU TACUL</text:p>
          </table:table-cell>
          <table:table-cell table:formula="of:=LEFT([.C89];17)" office:value-type="string" office:string-value=" 6:53:16 45:51:25" calcext:value-type="string">
            <text:p><text:s/>6:53:16 45:51:25</text:p>
          </table:table-cell>
          <table:table-cell table:style-name="ce40" table:formula="of:=RIGHT([.D89];8)" office:value-type="string" office:string-value="45:51:25" calcext:value-type="string">
            <text:p>45:51:25</text:p>
          </table:table-cell>
          <table:table-cell table:style-name="ce40" table:formula="of:=LEFT([.C89];8)" office:value-type="string" office:string-value=" 6:53:16" calcext:value-type="string">
            <text:p><text:s/>6:53:16</text:p>
          </table:table-cell>
          <table:table-cell table:formula="of:=LEFT([.C89];22)" office:value-type="string" office:string-value=" 6:53:16 45:51:25 4248" calcext:value-type="string">
            <text:p><text:s/>6:53:16 45:51:25 4248</text:p>
          </table:table-cell>
          <table:table-cell table:style-name="ce40" table:formula="of:=RIGHT([.G89];4)" office:value-type="string" office:string-value="4248" calcext:value-type="string">
            <text:p>4248</text:p>
          </table:table-cell>
          <table:table-cell table:formula="of:=LEFT([.C89];28)" office:value-type="string" office:string-value=" 6:53:16 45:51:25 4248   219" calcext:value-type="string">
            <text:p><text:s/>6:53:16 45:51:25 4248 <text:s text:c="2"/>219</text:p>
          </table:table-cell>
          <table:table-cell table:style-name="ce40" table:formula="of:=RIGHT([.I89];4)" office:value-type="string" office:string-value=" 219" calcext:value-type="string">
            <text:p><text:s/>219</text:p>
          </table:table-cell>
          <table:table-cell table:style-name="ce43" table:formula="of:=[.J89]/[.H89]*100" office:value-type="float" office:value="5.15536723163842" calcext:value-type="float">
            <text:p>5,2</text:p>
          </table:table-cell>
          <table:table-cell table:style-name="ce104" office:value-type="float" office:value="1305" calcext:value-type="float">
            <text:p>1305</text:p>
          </table:table-cell>
          <table:table-cell table:style-name="ce43" office:value-type="float" office:value="0.9" calcext:value-type="float">
            <text:p>0,9</text:p>
          </table:table-cell>
          <table:table-cell table:style-name="ce44" table:formula="of:=RIGHT([.C89];LEN([.C89])-30)" office:value-type="string" office:string-value="MONT BLANC DU TACUL" calcext:value-type="string">
            <text:p>MONT BLANC DU TACUL</text:p>
          </table:table-cell>
          <table:table-cell table:formula="of:=VALUE([.H89])" office:value-type="float" office:value="4248" calcext:value-type="float">
            <text:p>4248</text:p>
          </table:table-cell>
          <table:table-cell table:formula="of:=VALUE([.J89])" office:value-type="float" office:value="219" calcext:value-type="float">
            <text:p>219</text:p>
          </table:table-cell>
          <table:table-cell table:style-name="ce2" table:formula="of:=[.O89]+[.P89]" office:value-type="float" office:value="4467" calcext:value-type="float">
            <text:p>4467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Estelle, Papa</text:p>
          </table:table-cell>
          <table:table-cell table:number-columns-repeated="1005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2" table:formula="of:=[.O90]+[.P90]" office:value-type="float" office:value="3345" calcext:value-type="float">
            <text:p>3345</text:p>
          </table:table-cell>
          <table:table-cell table:style-name="ce5" office:value-type="string" calcext:value-type="string">
            <text:p><text:s/>7:06:47 46:10:43 2899 <text:s text:c="2"/>446 <text:s/>GRAND CHAVALARD</text:p>
          </table:table-cell>
          <table:table-cell table:formula="of:=LEFT([.C90];17)" office:value-type="string" office:string-value=" 7:06:47 46:10:43" calcext:value-type="string">
            <text:p><text:s/>7:06:47 46:10:43</text:p>
          </table:table-cell>
          <table:table-cell table:style-name="ce40" table:formula="of:=RIGHT([.D90];8)" office:value-type="string" office:string-value="46:10:43" calcext:value-type="string">
            <text:p>46:10:43</text:p>
          </table:table-cell>
          <table:table-cell table:style-name="ce40" table:formula="of:=LEFT([.C90];8)" office:value-type="string" office:string-value=" 7:06:47" calcext:value-type="string">
            <text:p><text:s/>7:06:47</text:p>
          </table:table-cell>
          <table:table-cell table:formula="of:=LEFT([.C90];22)" office:value-type="string" office:string-value=" 7:06:47 46:10:43 2899" calcext:value-type="string">
            <text:p><text:s/>7:06:47 46:10:43 2899</text:p>
          </table:table-cell>
          <table:table-cell table:style-name="ce40" table:formula="of:=RIGHT([.G90];4)" office:value-type="string" office:string-value="2899" calcext:value-type="string">
            <text:p>2899</text:p>
          </table:table-cell>
          <table:table-cell table:formula="of:=LEFT([.C90];28)" office:value-type="string" office:string-value=" 7:06:47 46:10:43 2899   446" calcext:value-type="string">
            <text:p><text:s/>7:06:47 46:10:43 2899 <text:s text:c="2"/>446</text:p>
          </table:table-cell>
          <table:table-cell table:style-name="ce40" table:formula="of:=RIGHT([.I90];4)" office:value-type="string" office:string-value=" 446" calcext:value-type="string">
            <text:p><text:s/>446</text:p>
          </table:table-cell>
          <table:table-cell table:style-name="ce43" table:formula="of:=[.J90]/[.H90]*100" office:value-type="float" office:value="15.3846153846154" calcext:value-type="float">
            <text:p>15,4</text:p>
          </table:table-cell>
          <table:table-cell table:style-name="ce104" office:value-type="float" office:value="1304" calcext:value-type="float">
            <text:p>1304</text:p>
          </table:table-cell>
          <table:table-cell table:style-name="ce43" office:value-type="float" office:value="3.5" calcext:value-type="float">
            <text:p>3,5</text:p>
          </table:table-cell>
          <table:table-cell table:style-name="ce44" table:formula="of:=RIGHT([.C90];LEN([.C90])-30)" office:value-type="string" office:string-value="GRAND CHAVALARD" calcext:value-type="string">
            <text:p>GRAND CHAVALARD</text:p>
          </table:table-cell>
          <table:table-cell table:formula="of:=VALUE([.H90])" office:value-type="float" office:value="2899" calcext:value-type="float">
            <text:p>2899</text:p>
          </table:table-cell>
          <table:table-cell table:formula="of:=VALUE([.J90])" office:value-type="float" office:value="446" calcext:value-type="float">
            <text:p>446</text:p>
          </table:table-cell>
          <table:table-cell table:style-name="ce2" table:formula="of:=[.O90]+[.P90]" office:value-type="float" office:value="3345" calcext:value-type="float">
            <text:p>3345</text:p>
          </table:table-cell>
          <table:table-cell office:value-type="float" office:value="2012" calcext:value-type="float">
            <text:p>2012</text:p>
          </table:table-cell>
          <table:table-cell table:number-columns-repeated="1006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2" table:formula="of:=[.O91]+[.P91]" office:value-type="float" office:value="3215" calcext:value-type="float">
            <text:p>3215</text:p>
          </table:table-cell>
          <table:table-cell table:style-name="ce5" office:value-type="string" calcext:value-type="string">
            <text:p><text:s/>0:31:22 42:41:56 3132 <text:s text:c="3"/>83 <text:s/>Pointe de Litérole &amp; Pico Royo (3121)</text:p>
          </table:table-cell>
          <table:table-cell table:formula="of:=LEFT([.C91];17)" office:value-type="string" office:string-value=" 0:31:22 42:41:56" calcext:value-type="string">
            <text:p><text:s/>0:31:22 42:41:56</text:p>
          </table:table-cell>
          <table:table-cell table:style-name="ce40" table:formula="of:=RIGHT([.D91];8)" office:value-type="string" office:string-value="42:41:56" calcext:value-type="string">
            <text:p>42:41:56</text:p>
          </table:table-cell>
          <table:table-cell table:style-name="ce40" table:formula="of:=LEFT([.C91];8)" office:value-type="string" office:string-value=" 0:31:22" calcext:value-type="string">
            <text:p><text:s/>0:31:22</text:p>
          </table:table-cell>
          <table:table-cell table:formula="of:=LEFT([.C91];22)" office:value-type="string" office:string-value=" 0:31:22 42:41:56 3132" calcext:value-type="string">
            <text:p><text:s/>0:31:22 42:41:56 3132</text:p>
          </table:table-cell>
          <table:table-cell table:style-name="ce40" table:formula="of:=RIGHT([.G91];4)" office:value-type="string" office:string-value="3132" calcext:value-type="string">
            <text:p>3132</text:p>
          </table:table-cell>
          <table:table-cell table:formula="of:=LEFT([.C91];28)" office:value-type="string" office:string-value=" 0:31:22 42:41:56 3132    83" calcext:value-type="string">
            <text:p><text:s/>0:31:22 42:41:56 3132 <text:s text:c="3"/>83</text:p>
          </table:table-cell>
          <table:table-cell table:style-name="ce40" table:formula="of:=RIGHT([.I91];4)" office:value-type="string" office:string-value="  83" calcext:value-type="string">
            <text:p><text:s text:c="2"/>83</text:p>
          </table:table-cell>
          <table:table-cell table:style-name="ce43" table:formula="of:=[.J91]/[.H91]*100" office:value-type="float" office:value="2.65006385696041" calcext:value-type="float">
            <text:p>2,7</text:p>
          </table:table-cell>
          <table:table-cell table:style-name="ce104" office:value-type="float" office:value="1293" calcext:value-type="float">
            <text:p>1293</text:p>
          </table:table-cell>
          <table:table-cell table:style-name="ce43" office:value-type="float" office:value="0.7" calcext:value-type="float">
            <text:p>0,7</text:p>
          </table:table-cell>
          <table:table-cell table:style-name="ce44" table:formula="of:=RIGHT([.C91];LEN([.C91])-30)" office:value-type="string" office:string-value="Pointe de Litérole &amp; Pico Royo (3121)" calcext:value-type="string">
            <text:p>Pointe de Litérole &amp; Pico Royo (3121)</text:p>
          </table:table-cell>
          <table:table-cell table:formula="of:=VALUE([.H91])" office:value-type="float" office:value="3132" calcext:value-type="float">
            <text:p>3132</text:p>
          </table:table-cell>
          <table:table-cell table:formula="of:=VALUE([.J91])" office:value-type="float" office:value="83" calcext:value-type="float">
            <text:p>83</text:p>
          </table:table-cell>
          <table:table-cell table:style-name="ce2" table:formula="of:=[.O91]+[.P91]" office:value-type="float" office:value="3215" calcext:value-type="float">
            <text:p>32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2" table:formula="of:=[.O92]+[.P92]" office:value-type="float" office:value="3430" calcext:value-type="float">
            <text:p>3430</text:p>
          </table:table-cell>
          <table:table-cell table:style-name="ce5" office:value-type="string" calcext:value-type="string">
            <text:p><text:s/>6:58:21 44:09:17 2817 <text:s text:c="2"/>613 <text:s/>MONT MOUNIER</text:p>
          </table:table-cell>
          <table:table-cell table:formula="of:=LEFT([.C92];17)" office:value-type="string" office:string-value=" 6:58:21 44:09:17" calcext:value-type="string">
            <text:p><text:s/>6:58:21 44:09:17</text:p>
          </table:table-cell>
          <table:table-cell table:style-name="ce40" table:formula="of:=RIGHT([.D92];8)" office:value-type="string" office:string-value="44:09:17" calcext:value-type="string">
            <text:p>44:09:17</text:p>
          </table:table-cell>
          <table:table-cell table:style-name="ce40" table:formula="of:=LEFT([.C92];8)" office:value-type="string" office:string-value=" 6:58:21" calcext:value-type="string">
            <text:p><text:s/>6:58:21</text:p>
          </table:table-cell>
          <table:table-cell table:formula="of:=LEFT([.C92];22)" office:value-type="string" office:string-value=" 6:58:21 44:09:17 2817" calcext:value-type="string">
            <text:p><text:s/>6:58:21 44:09:17 2817</text:p>
          </table:table-cell>
          <table:table-cell table:style-name="ce40" table:formula="of:=RIGHT([.G92];4)" office:value-type="string" office:string-value="2817" calcext:value-type="string">
            <text:p>2817</text:p>
          </table:table-cell>
          <table:table-cell table:formula="of:=LEFT([.C92];28)" office:value-type="string" office:string-value=" 6:58:21 44:09:17 2817   613" calcext:value-type="string">
            <text:p><text:s/>6:58:21 44:09:17 2817 <text:s text:c="2"/>613</text:p>
          </table:table-cell>
          <table:table-cell table:style-name="ce40" table:formula="of:=RIGHT([.I92];4)" office:value-type="string" office:string-value=" 613" calcext:value-type="string">
            <text:p><text:s/>613</text:p>
          </table:table-cell>
          <table:table-cell table:style-name="ce43" table:formula="of:=[.J92]/[.H92]*100" office:value-type="float" office:value="21.7607383741569" calcext:value-type="float">
            <text:p>21,8</text:p>
          </table:table-cell>
          <table:table-cell table:style-name="ce104" office:value-type="float" office:value="1279" calcext:value-type="float">
            <text:p>1279</text:p>
          </table:table-cell>
          <table:table-cell table:style-name="ce43" office:value-type="float" office:value="10.5" calcext:value-type="float">
            <text:p>10,5</text:p>
          </table:table-cell>
          <table:table-cell table:style-name="ce44" table:formula="of:=RIGHT([.C92];LEN([.C92])-30)" office:value-type="string" office:string-value="MONT MOUNIER" calcext:value-type="string">
            <text:p>MONT MOUNIER</text:p>
          </table:table-cell>
          <table:table-cell table:formula="of:=VALUE([.H92])" office:value-type="float" office:value="2817" calcext:value-type="float">
            <text:p>2817</text:p>
          </table:table-cell>
          <table:table-cell table:formula="of:=VALUE([.J92])" office:value-type="float" office:value="613" calcext:value-type="float">
            <text:p>613</text:p>
          </table:table-cell>
          <table:table-cell table:style-name="ce2" table:formula="of:=[.O92]+[.P92]" office:value-type="float" office:value="3430" calcext:value-type="float">
            <text:p>343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Pierric, Marie &amp; Jphi, Carole</text:p>
          </table:table-cell>
          <table:table-cell table:number-columns-repeated="1005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2" table:formula="of:=[.O93]+[.P93]" office:value-type="float" office:value="3429" calcext:value-type="float">
            <text:p>3429</text:p>
          </table:table-cell>
          <table:table-cell table:style-name="ce9" office:value-type="string" calcext:value-type="string">
            <text:p><text:s/>7:41:04 44:10:26 2650 <text:s text:c="2"/>779 <text:s/>Mont Marguareis</text:p>
          </table:table-cell>
          <table:table-cell table:formula="of:=LEFT([.C93];17)" office:value-type="string" office:string-value=" 7:41:04 44:10:26" calcext:value-type="string">
            <text:p><text:s/>7:41:04 44:10:26</text:p>
          </table:table-cell>
          <table:table-cell table:style-name="ce40" table:formula="of:=RIGHT([.D93];8)" office:value-type="string" office:string-value="44:10:26" calcext:value-type="string">
            <text:p>44:10:26</text:p>
          </table:table-cell>
          <table:table-cell table:style-name="ce40" table:formula="of:=LEFT([.C93];8)" office:value-type="string" office:string-value=" 7:41:04" calcext:value-type="string">
            <text:p><text:s/>7:41:04</text:p>
          </table:table-cell>
          <table:table-cell table:formula="of:=LEFT([.C93];22)" office:value-type="string" office:string-value=" 7:41:04 44:10:26 2650" calcext:value-type="string">
            <text:p><text:s/>7:41:04 44:10:26 2650</text:p>
          </table:table-cell>
          <table:table-cell table:style-name="ce40" table:formula="of:=RIGHT([.G93];4)" office:value-type="string" office:string-value="2650" calcext:value-type="string">
            <text:p>2650</text:p>
          </table:table-cell>
          <table:table-cell table:formula="of:=LEFT([.C93];28)" office:value-type="string" office:string-value=" 7:41:04 44:10:26 2650   779" calcext:value-type="string">
            <text:p><text:s/>7:41:04 44:10:26 2650 <text:s text:c="2"/>779</text:p>
          </table:table-cell>
          <table:table-cell table:style-name="ce40" table:formula="of:=RIGHT([.I93];4)" office:value-type="string" office:string-value=" 779" calcext:value-type="string">
            <text:p><text:s/>779</text:p>
          </table:table-cell>
          <table:table-cell table:style-name="ce43" table:formula="of:=[.J93]/[.H93]*100" office:value-type="float" office:value="29.3962264150943" calcext:value-type="float">
            <text:p>29,4</text:p>
          </table:table-cell>
          <table:table-cell table:style-name="ce104" office:value-type="float" office:value="1278" calcext:value-type="float">
            <text:p>1278</text:p>
          </table:table-cell>
          <table:table-cell table:style-name="ce43" office:value-type="float" office:value="14.5" calcext:value-type="float">
            <text:p>14,5</text:p>
          </table:table-cell>
          <table:table-cell table:style-name="ce44" table:formula="of:=RIGHT([.C93];LEN([.C93])-30)" office:value-type="string" office:string-value="Mont Marguareis" calcext:value-type="string">
            <text:p>Mont Marguareis</text:p>
          </table:table-cell>
          <table:table-cell table:formula="of:=VALUE([.H93])" office:value-type="float" office:value="2650" calcext:value-type="float">
            <text:p>2650</text:p>
          </table:table-cell>
          <table:table-cell table:formula="of:=VALUE([.J93])" office:value-type="float" office:value="779" calcext:value-type="float">
            <text:p>779</text:p>
          </table:table-cell>
          <table:table-cell table:style-name="ce2" table:formula="of:=[.O93]+[.P93]" office:value-type="float" office:value="3429" calcext:value-type="float">
            <text:p>3429</text:p>
          </table:table-cell>
          <table:table-cell office:value-type="float" office:value="2009" calcext:value-type="float">
            <text:p>2009</text:p>
          </table:table-cell>
          <table:table-cell table:number-columns-repeated="1006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2" table:formula="of:=[.O94]+[.P94]" office:value-type="float" office:value="3521" calcext:value-type="float">
            <text:p>3521</text:p>
          </table:table-cell>
          <table:table-cell table:style-name="ce5" office:value-type="string" calcext:value-type="string">
            <text:p><text:s/>6:51:53 44:29:57 3193 <text:s text:c="2"/>328 <text:s/>ROCCA BLANCA / ROCCA BLANCIA</text:p>
          </table:table-cell>
          <table:table-cell table:formula="of:=LEFT([.C94];17)" office:value-type="string" office:string-value=" 6:51:53 44:29:57" calcext:value-type="string">
            <text:p><text:s/>6:51:53 44:29:57</text:p>
          </table:table-cell>
          <table:table-cell table:style-name="ce40" table:formula="of:=RIGHT([.D94];8)" office:value-type="string" office:string-value="44:29:57" calcext:value-type="string">
            <text:p>44:29:57</text:p>
          </table:table-cell>
          <table:table-cell table:style-name="ce40" table:formula="of:=LEFT([.C94];8)" office:value-type="string" office:string-value=" 6:51:53" calcext:value-type="string">
            <text:p><text:s/>6:51:53</text:p>
          </table:table-cell>
          <table:table-cell table:formula="of:=LEFT([.C94];22)" office:value-type="string" office:string-value=" 6:51:53 44:29:57 3193" calcext:value-type="string">
            <text:p><text:s/>6:51:53 44:29:57 3193</text:p>
          </table:table-cell>
          <table:table-cell table:style-name="ce40" table:formula="of:=RIGHT([.G94];4)" office:value-type="string" office:string-value="3193" calcext:value-type="string">
            <text:p>3193</text:p>
          </table:table-cell>
          <table:table-cell table:formula="of:=LEFT([.C94];28)" office:value-type="string" office:string-value=" 6:51:53 44:29:57 3193   328" calcext:value-type="string">
            <text:p><text:s/>6:51:53 44:29:57 3193 <text:s text:c="2"/>328</text:p>
          </table:table-cell>
          <table:table-cell table:style-name="ce40" table:formula="of:=RIGHT([.I94];4)" office:value-type="string" office:string-value=" 328" calcext:value-type="string">
            <text:p><text:s/>328</text:p>
          </table:table-cell>
          <table:table-cell table:style-name="ce43" table:formula="of:=[.J94]/[.H94]*100" office:value-type="float" office:value="10.272471030379" calcext:value-type="float">
            <text:p>10,3</text:p>
          </table:table-cell>
          <table:table-cell table:style-name="ce104" office:value-type="float" office:value="1247" calcext:value-type="float">
            <text:p>1247</text:p>
          </table:table-cell>
          <table:table-cell table:style-name="ce43" office:value-type="float" office:value="1.5" calcext:value-type="float">
            <text:p>1,5</text:p>
          </table:table-cell>
          <table:table-cell table:style-name="ce44" table:formula="of:=RIGHT([.C94];LEN([.C94])-30)" office:value-type="string" office:string-value="ROCCA BLANCA / ROCCA BLANCIA" calcext:value-type="string">
            <text:p>ROCCA BLANCA / ROCCA BLANCIA</text:p>
          </table:table-cell>
          <table:table-cell table:formula="of:=VALUE([.H94])" office:value-type="float" office:value="3193" calcext:value-type="float">
            <text:p>3193</text:p>
          </table:table-cell>
          <table:table-cell table:formula="of:=VALUE([.J94])" office:value-type="float" office:value="328" calcext:value-type="float">
            <text:p>328</text:p>
          </table:table-cell>
          <table:table-cell table:style-name="ce2" table:formula="of:=[.O94]+[.P94]" office:value-type="float" office:value="3521" calcext:value-type="float">
            <text:p>352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2" table:formula="of:=[.O95]+[.P95]" office:value-type="float" office:value="3618" calcext:value-type="float">
            <text:p>3618</text:p>
          </table:table-cell>
          <table:table-cell table:style-name="ce5" office:value-type="string" calcext:value-type="string">
            <text:p><text:s/>6:20:08 44:49:41 3458 <text:s text:c="2"/>160 <text:s/>PIC JOCELME</text:p>
          </table:table-cell>
          <table:table-cell table:formula="of:=LEFT([.C95];17)" office:value-type="string" office:string-value=" 6:20:08 44:49:41" calcext:value-type="string">
            <text:p><text:s/>6:20:08 44:49:41</text:p>
          </table:table-cell>
          <table:table-cell table:style-name="ce40" table:formula="of:=RIGHT([.D95];8)" office:value-type="string" office:string-value="44:49:41" calcext:value-type="string">
            <text:p>44:49:41</text:p>
          </table:table-cell>
          <table:table-cell table:style-name="ce40" table:formula="of:=LEFT([.C95];8)" office:value-type="string" office:string-value=" 6:20:08" calcext:value-type="string">
            <text:p><text:s/>6:20:08</text:p>
          </table:table-cell>
          <table:table-cell table:formula="of:=LEFT([.C95];22)" office:value-type="string" office:string-value=" 6:20:08 44:49:41 3458" calcext:value-type="string">
            <text:p><text:s/>6:20:08 44:49:41 3458</text:p>
          </table:table-cell>
          <table:table-cell table:style-name="ce40" table:formula="of:=RIGHT([.G95];4)" office:value-type="string" office:string-value="3458" calcext:value-type="string">
            <text:p>3458</text:p>
          </table:table-cell>
          <table:table-cell table:formula="of:=LEFT([.C95];28)" office:value-type="string" office:string-value=" 6:20:08 44:49:41 3458   160" calcext:value-type="string">
            <text:p><text:s/>6:20:08 44:49:41 3458 <text:s text:c="2"/>160</text:p>
          </table:table-cell>
          <table:table-cell table:style-name="ce40" table:formula="of:=RIGHT([.I95];4)" office:value-type="string" office:string-value=" 160" calcext:value-type="string">
            <text:p><text:s/>160</text:p>
          </table:table-cell>
          <table:table-cell table:style-name="ce43" table:formula="of:=[.J95]/[.H95]*100" office:value-type="float" office:value="4.62695199537305" calcext:value-type="float">
            <text:p>4,6</text:p>
          </table:table-cell>
          <table:table-cell table:style-name="ce104" office:value-type="float" office:value="1246" calcext:value-type="float">
            <text:p>1246</text:p>
          </table:table-cell>
          <table:table-cell table:style-name="ce43" office:value-type="float" office:value="1" calcext:value-type="float">
            <text:p>1,0</text:p>
          </table:table-cell>
          <table:table-cell table:style-name="ce44" table:formula="of:=RIGHT([.C95];LEN([.C95])-30)" office:value-type="string" office:string-value="PIC JOCELME" calcext:value-type="string">
            <text:p>PIC JOCELME</text:p>
          </table:table-cell>
          <table:table-cell table:formula="of:=VALUE([.H95])" office:value-type="float" office:value="3458" calcext:value-type="float">
            <text:p>3458</text:p>
          </table:table-cell>
          <table:table-cell table:formula="of:=VALUE([.J95])" office:value-type="float" office:value="160" calcext:value-type="float">
            <text:p>160</text:p>
          </table:table-cell>
          <table:table-cell table:style-name="ce2" table:formula="of:=[.O95]+[.P95]" office:value-type="float" office:value="3618" calcext:value-type="float">
            <text:p>3618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telle + CAF</text:p>
          </table:table-cell>
          <table:table-cell table:number-columns-repeated="1005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2" table:formula="of:=[.O96]+[.P96]" office:value-type="float" office:value="3219" calcext:value-type="float">
            <text:p>3219</text:p>
          </table:table-cell>
          <table:table-cell table:style-name="ce5" office:value-type="string" calcext:value-type="string">
            <text:p><text:s/>6:34:43 44:26:56 2916 <text:s text:c="2"/>303 <text:s/>L'AUPILLON</text:p>
          </table:table-cell>
          <table:table-cell table:formula="of:=LEFT([.C96];17)" office:value-type="string" office:string-value=" 6:34:43 44:26:56" calcext:value-type="string">
            <text:p><text:s/>6:34:43 44:26:56</text:p>
          </table:table-cell>
          <table:table-cell table:style-name="ce40" table:formula="of:=RIGHT([.D96];8)" office:value-type="string" office:string-value="44:26:56" calcext:value-type="string">
            <text:p>44:26:56</text:p>
          </table:table-cell>
          <table:table-cell table:style-name="ce40" table:formula="of:=LEFT([.C96];8)" office:value-type="string" office:string-value=" 6:34:43" calcext:value-type="string">
            <text:p><text:s/>6:34:43</text:p>
          </table:table-cell>
          <table:table-cell table:formula="of:=LEFT([.C96];22)" office:value-type="string" office:string-value=" 6:34:43 44:26:56 2916" calcext:value-type="string">
            <text:p><text:s/>6:34:43 44:26:56 2916</text:p>
          </table:table-cell>
          <table:table-cell table:style-name="ce40" table:formula="of:=RIGHT([.G96];4)" office:value-type="string" office:string-value="2916" calcext:value-type="string">
            <text:p>2916</text:p>
          </table:table-cell>
          <table:table-cell table:formula="of:=LEFT([.C96];28)" office:value-type="string" office:string-value=" 6:34:43 44:26:56 2916   303" calcext:value-type="string">
            <text:p><text:s/>6:34:43 44:26:56 2916 <text:s text:c="2"/>303</text:p>
          </table:table-cell>
          <table:table-cell table:style-name="ce40" table:formula="of:=RIGHT([.I96];4)" office:value-type="string" office:string-value=" 303" calcext:value-type="string">
            <text:p><text:s/>303</text:p>
          </table:table-cell>
          <table:table-cell table:style-name="ce43" table:formula="of:=[.J96]/[.H96]*100" office:value-type="float" office:value="10.3909465020576" calcext:value-type="float">
            <text:p>10,4</text:p>
          </table:table-cell>
          <table:table-cell table:style-name="ce104" office:value-type="float" office:value="1233" calcext:value-type="float">
            <text:p>1233</text:p>
          </table:table-cell>
          <table:table-cell table:style-name="ce43" office:value-type="float" office:value="6.2" calcext:value-type="float">
            <text:p>6,2</text:p>
          </table:table-cell>
          <table:table-cell table:style-name="ce44" table:formula="of:=RIGHT([.C96];LEN([.C96])-30)" office:value-type="string" office:string-value="L'AUPILLON" calcext:value-type="string">
            <text:p>L'AUPILLON</text:p>
          </table:table-cell>
          <table:table-cell table:formula="of:=VALUE([.H96])" office:value-type="float" office:value="2916" calcext:value-type="float">
            <text:p>2916</text:p>
          </table:table-cell>
          <table:table-cell table:formula="of:=VALUE([.J96])" office:value-type="float" office:value="303" calcext:value-type="float">
            <text:p>303</text:p>
          </table:table-cell>
          <table:table-cell table:style-name="ce2" table:formula="of:=[.O96]+[.P96]" office:value-type="float" office:value="3219" calcext:value-type="float">
            <text:p>3219</text:p>
          </table:table-cell>
          <table:table-cell office:value-type="string" calcext:value-type="string">
            <text:p>Automne 2020</text:p>
          </table:table-cell>
          <table:table-cell office:value-type="string" calcext:value-type="string">
            <text:p>Éloi</text:p>
          </table:table-cell>
          <table:table-cell table:number-columns-repeated="100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" table:formula="of:=[.O97]+[.P97]" office:value-type="float" office:value="3914" calcext:value-type="float">
            <text:p>3914</text:p>
          </table:table-cell>
          <table:table-cell table:style-name="ce5" office:value-type="string" calcext:value-type="string">
            <text:p><text:s/>6:22:07 44:53:17 3847 <text:s text:c="3"/>67 <text:s/>Ailefroide orientale</text:p>
          </table:table-cell>
          <table:table-cell table:formula="of:=LEFT([.C97];17)" office:value-type="string" office:string-value=" 6:22:07 44:53:17" calcext:value-type="string">
            <text:p><text:s/>6:22:07 44:53:17</text:p>
          </table:table-cell>
          <table:table-cell table:style-name="ce40" table:formula="of:=RIGHT([.D97];8)" office:value-type="string" office:string-value="44:53:17" calcext:value-type="string">
            <text:p>44:53:17</text:p>
          </table:table-cell>
          <table:table-cell table:style-name="ce40" table:formula="of:=LEFT([.C97];8)" office:value-type="string" office:string-value=" 6:22:07" calcext:value-type="string">
            <text:p><text:s/>6:22:07</text:p>
          </table:table-cell>
          <table:table-cell table:formula="of:=LEFT([.C97];22)" office:value-type="string" office:string-value=" 6:22:07 44:53:17 3847" calcext:value-type="string">
            <text:p><text:s/>6:22:07 44:53:17 3847</text:p>
          </table:table-cell>
          <table:table-cell table:style-name="ce40" table:formula="of:=RIGHT([.G97];4)" office:value-type="string" office:string-value="3847" calcext:value-type="string">
            <text:p>3847</text:p>
          </table:table-cell>
          <table:table-cell table:formula="of:=LEFT([.C97];28)" office:value-type="string" office:string-value=" 6:22:07 44:53:17 3847    67" calcext:value-type="string">
            <text:p><text:s/>6:22:07 44:53:17 3847 <text:s text:c="3"/>67</text:p>
          </table:table-cell>
          <table:table-cell table:style-name="ce40" table:formula="of:=RIGHT([.I97];4)" office:value-type="string" office:string-value="  67" calcext:value-type="string">
            <text:p><text:s text:c="2"/>67</text:p>
          </table:table-cell>
          <table:table-cell table:style-name="ce43" table:formula="of:=[.J97]/[.H97]*100" office:value-type="float" office:value="1.74161684429426" calcext:value-type="float">
            <text:p>1,7</text:p>
          </table:table-cell>
          <table:table-cell table:style-name="ce104" office:value-type="float" office:value="1224" calcext:value-type="float">
            <text:p>1224</text:p>
          </table:table-cell>
          <table:table-cell table:style-name="ce43" office:value-type="string" calcext:value-type="string">
            <text:p>0.5</text:p>
          </table:table-cell>
          <table:table-cell table:style-name="ce44" table:formula="of:=RIGHT([.C97];LEN([.C97])-30)" office:value-type="string" office:string-value="Ailefroide orientale" calcext:value-type="string">
            <text:p>Ailefroide orientale</text:p>
          </table:table-cell>
          <table:table-cell table:formula="of:=VALUE([.H97])" office:value-type="float" office:value="3847" calcext:value-type="float">
            <text:p>3847</text:p>
          </table:table-cell>
          <table:table-cell table:formula="of:=VALUE([.J97])" office:value-type="float" office:value="67" calcext:value-type="float">
            <text:p>67</text:p>
          </table:table-cell>
          <table:table-cell table:style-name="ce2" table:formula="of:=[.O97]+[.P97]" office:value-type="float" office:value="3914" calcext:value-type="float">
            <text:p>3914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telle, Sabine</text:p>
          </table:table-cell>
          <table:table-cell table:number-columns-repeated="1005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2" table:formula="of:=[.O98]+[.P98]" office:value-type="float" office:value="3341" calcext:value-type="float">
            <text:p>3341</text:p>
          </table:table-cell>
          <table:table-cell table:style-name="ce9" office:value-type="string" calcext:value-type="string">
            <text:p><text:s/>7:11:22 44:11:56 2938 <text:s text:c="2"/>403 <text:s/>MONT MALINVERN</text:p>
          </table:table-cell>
          <table:table-cell table:formula="of:=LEFT([.C98];17)" office:value-type="string" office:string-value=" 7:11:22 44:11:56" calcext:value-type="string">
            <text:p><text:s/>7:11:22 44:11:56</text:p>
          </table:table-cell>
          <table:table-cell table:style-name="ce40" table:formula="of:=RIGHT([.D98];8)" office:value-type="string" office:string-value="44:11:56" calcext:value-type="string">
            <text:p>44:11:56</text:p>
          </table:table-cell>
          <table:table-cell table:style-name="ce40" table:formula="of:=LEFT([.C98];8)" office:value-type="string" office:string-value=" 7:11:22" calcext:value-type="string">
            <text:p><text:s/>7:11:22</text:p>
          </table:table-cell>
          <table:table-cell table:formula="of:=LEFT([.C98];22)" office:value-type="string" office:string-value=" 7:11:22 44:11:56 2938" calcext:value-type="string">
            <text:p><text:s/>7:11:22 44:11:56 2938</text:p>
          </table:table-cell>
          <table:table-cell table:style-name="ce40" table:formula="of:=RIGHT([.G98];4)" office:value-type="string" office:string-value="2938" calcext:value-type="string">
            <text:p>2938</text:p>
          </table:table-cell>
          <table:table-cell table:formula="of:=LEFT([.C98];28)" office:value-type="string" office:string-value=" 7:11:22 44:11:56 2938   403" calcext:value-type="string">
            <text:p><text:s/>7:11:22 44:11:56 2938 <text:s text:c="2"/>403</text:p>
          </table:table-cell>
          <table:table-cell table:style-name="ce40" table:formula="of:=RIGHT([.I98];4)" office:value-type="string" office:string-value=" 403" calcext:value-type="string">
            <text:p><text:s/>403</text:p>
          </table:table-cell>
          <table:table-cell table:style-name="ce43" table:formula="of:=[.J98]/[.H98]*100" office:value-type="float" office:value="13.716814159292" calcext:value-type="float">
            <text:p>13,7</text:p>
          </table:table-cell>
          <table:table-cell table:style-name="ce104" office:value-type="float" office:value="1223" calcext:value-type="float">
            <text:p>1223</text:p>
          </table:table-cell>
          <table:table-cell table:style-name="ce43" office:value-type="float" office:value="4.4" calcext:value-type="float">
            <text:p>4,4</text:p>
          </table:table-cell>
          <table:table-cell table:style-name="ce44" table:formula="of:=RIGHT([.C98];LEN([.C98])-30)" office:value-type="string" office:string-value="MONT MALINVERN" calcext:value-type="string">
            <text:p>MONT MALINVERN</text:p>
          </table:table-cell>
          <table:table-cell table:formula="of:=VALUE([.H98])" office:value-type="float" office:value="2938" calcext:value-type="float">
            <text:p>2938</text:p>
          </table:table-cell>
          <table:table-cell table:formula="of:=VALUE([.J98])" office:value-type="float" office:value="403" calcext:value-type="float">
            <text:p>403</text:p>
          </table:table-cell>
          <table:table-cell table:style-name="ce2" table:formula="of:=[.O98]+[.P98]" office:value-type="float" office:value="3341" calcext:value-type="float">
            <text:p>334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2" table:formula="of:=[.O99]+[.P99]" office:value-type="float" office:value="3259" calcext:value-type="float">
            <text:p>3259</text:p>
          </table:table-cell>
          <table:table-cell table:style-name="ce5" office:value-type="string" calcext:value-type="string">
            <text:p><text:s/>6:45:33 44:19:50 2886 <text:s text:c="2"/>373 <text:s/>LE CHEVALIER</text:p>
          </table:table-cell>
          <table:table-cell table:formula="of:=LEFT([.C99];17)" office:value-type="string" office:string-value=" 6:45:33 44:19:50" calcext:value-type="string">
            <text:p><text:s/>6:45:33 44:19:50</text:p>
          </table:table-cell>
          <table:table-cell table:style-name="ce40" table:formula="of:=RIGHT([.D99];8)" office:value-type="string" office:string-value="44:19:50" calcext:value-type="string">
            <text:p>44:19:50</text:p>
          </table:table-cell>
          <table:table-cell table:style-name="ce40" table:formula="of:=LEFT([.C99];8)" office:value-type="string" office:string-value=" 6:45:33" calcext:value-type="string">
            <text:p><text:s/>6:45:33</text:p>
          </table:table-cell>
          <table:table-cell table:formula="of:=LEFT([.C99];22)" office:value-type="string" office:string-value=" 6:45:33 44:19:50 2886" calcext:value-type="string">
            <text:p><text:s/>6:45:33 44:19:50 2886</text:p>
          </table:table-cell>
          <table:table-cell table:style-name="ce40" table:formula="of:=RIGHT([.G99];4)" office:value-type="string" office:string-value="2886" calcext:value-type="string">
            <text:p>2886</text:p>
          </table:table-cell>
          <table:table-cell table:formula="of:=LEFT([.C99];28)" office:value-type="string" office:string-value=" 6:45:33 44:19:50 2886   373" calcext:value-type="string">
            <text:p><text:s/>6:45:33 44:19:50 2886 <text:s text:c="2"/>373</text:p>
          </table:table-cell>
          <table:table-cell table:style-name="ce40" table:formula="of:=RIGHT([.I99];4)" office:value-type="string" office:string-value=" 373" calcext:value-type="string">
            <text:p><text:s/>373</text:p>
          </table:table-cell>
          <table:table-cell table:style-name="ce43" table:formula="of:=[.J99]/[.H99]*100" office:value-type="float" office:value="12.9244629244629" calcext:value-type="float">
            <text:p>12,9</text:p>
          </table:table-cell>
          <table:table-cell table:style-name="ce104" office:value-type="float" office:value="1213" calcext:value-type="float">
            <text:p>1213</text:p>
          </table:table-cell>
          <table:table-cell table:style-name="ce43" office:value-type="float" office:value="6.1" calcext:value-type="float">
            <text:p>6,1</text:p>
          </table:table-cell>
          <table:table-cell table:style-name="ce44" table:formula="of:=RIGHT([.C99];LEN([.C99])-30)" office:value-type="string" office:string-value="LE CHEVALIER" calcext:value-type="string">
            <text:p>LE CHEVALIER</text:p>
          </table:table-cell>
          <table:table-cell table:formula="of:=VALUE([.H99])" office:value-type="float" office:value="2886" calcext:value-type="float">
            <text:p>2886</text:p>
          </table:table-cell>
          <table:table-cell table:formula="of:=VALUE([.J99])" office:value-type="float" office:value="373" calcext:value-type="float">
            <text:p>373</text:p>
          </table:table-cell>
          <table:table-cell table:style-name="ce2" table:formula="of:=[.O99]+[.P99]" office:value-type="float" office:value="3259" calcext:value-type="float">
            <text:p>325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4" table:formula="of:=[.O100]+[.P100]" office:value-type="float" office:value="3305" calcext:value-type="float">
            <text:p>3305</text:p>
          </table:table-cell>
          <table:table-cell table:style-name="ce21" office:value-type="string" calcext:value-type="string">
            <text:p><text:s/>6:37:50 44:49:22 2903 <text:s text:c="2"/>402 <text:s/>PIC DE PEYRE EYRAUTE</text:p>
          </table:table-cell>
          <table:table-cell table:style-name="ce39" table:formula="of:=LEFT([.C100];17)" office:value-type="string" office:string-value=" 6:37:50 44:49:22" calcext:value-type="string">
            <text:p><text:s/>6:37:50 44:49:22</text:p>
          </table:table-cell>
          <table:table-cell table:style-name="ce42" table:formula="of:=RIGHT([.D100];8)" office:value-type="string" office:string-value="44:49:22" calcext:value-type="string">
            <text:p>44:49:22</text:p>
          </table:table-cell>
          <table:table-cell table:style-name="ce42" table:formula="of:=LEFT([.C100];8)" office:value-type="string" office:string-value=" 6:37:50" calcext:value-type="string">
            <text:p><text:s/>6:37:50</text:p>
          </table:table-cell>
          <table:table-cell table:style-name="ce39" table:formula="of:=LEFT([.C100];22)" office:value-type="string" office:string-value=" 6:37:50 44:49:22 2903" calcext:value-type="string">
            <text:p><text:s/>6:37:50 44:49:22 2903</text:p>
          </table:table-cell>
          <table:table-cell table:style-name="ce42" table:formula="of:=RIGHT([.G100];4)" office:value-type="string" office:string-value="2903" calcext:value-type="string">
            <text:p>2903</text:p>
          </table:table-cell>
          <table:table-cell table:style-name="ce39" table:formula="of:=LEFT([.C100];28)" office:value-type="string" office:string-value=" 6:37:50 44:49:22 2903   402" calcext:value-type="string">
            <text:p><text:s/>6:37:50 44:49:22 2903 <text:s text:c="2"/>402</text:p>
          </table:table-cell>
          <table:table-cell table:style-name="ce42" table:formula="of:=RIGHT([.I100];4)" office:value-type="string" office:string-value=" 402" calcext:value-type="string">
            <text:p><text:s/>402</text:p>
          </table:table-cell>
          <table:table-cell table:style-name="ce43" table:formula="of:=[.J100]/[.H100]*100" office:value-type="float" office:value="13.8477437133999" calcext:value-type="float">
            <text:p>13,8</text:p>
          </table:table-cell>
          <table:table-cell table:style-name="ce104" office:value-type="float" office:value="1199" calcext:value-type="float">
            <text:p>1199</text:p>
          </table:table-cell>
          <table:table-cell table:style-name="ce43" office:value-type="float" office:value="8.6" calcext:value-type="float">
            <text:p>8,6</text:p>
          </table:table-cell>
          <table:table-cell table:style-name="ce47" table:formula="of:=RIGHT([.C100];LEN([.C100])-30)" office:value-type="string" office:string-value="PIC DE PEYRE EYRAUTE" calcext:value-type="string">
            <text:p>PIC DE PEYRE EYRAUTE</text:p>
          </table:table-cell>
          <table:table-cell table:style-name="ce39" table:formula="of:=VALUE([.H100])" office:value-type="float" office:value="2903" calcext:value-type="float">
            <text:p>2903</text:p>
          </table:table-cell>
          <table:table-cell table:style-name="ce39" table:formula="of:=VALUE([.J100])" office:value-type="float" office:value="402" calcext:value-type="float">
            <text:p>402</text:p>
          </table:table-cell>
          <table:table-cell table:style-name="ce4" table:formula="of:=[.O100]+[.P100]" office:value-type="float" office:value="3305" calcext:value-type="float">
            <text:p>3305</text:p>
          </table:table-cell>
          <table:table-cell table:style-name="ce42" office:value-type="float" office:value="2018" calcext:value-type="float">
            <text:p>2018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2" table:formula="of:=[.O101]+[.P101]" office:value-type="float" office:value="3289" calcext:value-type="float">
            <text:p>3289</text:p>
          </table:table-cell>
          <table:table-cell table:style-name="ce5" office:value-type="string" calcext:value-type="string">
            <text:p><text:s/>6:38:02 44:17:33 2838 <text:s text:c="2"/>451 <text:s/>LE GRAND CHEVAL DE BOIS</text:p>
          </table:table-cell>
          <table:table-cell table:formula="of:=LEFT([.C101];17)" office:value-type="string" office:string-value=" 6:38:02 44:17:33" calcext:value-type="string">
            <text:p><text:s/>6:38:02 44:17:33</text:p>
          </table:table-cell>
          <table:table-cell table:style-name="ce40" table:formula="of:=RIGHT([.D101];8)" office:value-type="string" office:string-value="44:17:33" calcext:value-type="string">
            <text:p>44:17:33</text:p>
          </table:table-cell>
          <table:table-cell table:style-name="ce40" table:formula="of:=LEFT([.C101];8)" office:value-type="string" office:string-value=" 6:38:02" calcext:value-type="string">
            <text:p><text:s/>6:38:02</text:p>
          </table:table-cell>
          <table:table-cell table:formula="of:=LEFT([.C101];22)" office:value-type="string" office:string-value=" 6:38:02 44:17:33 2838" calcext:value-type="string">
            <text:p><text:s/>6:38:02 44:17:33 2838</text:p>
          </table:table-cell>
          <table:table-cell table:style-name="ce40" table:formula="of:=RIGHT([.G101];4)" office:value-type="string" office:string-value="2838" calcext:value-type="string">
            <text:p>2838</text:p>
          </table:table-cell>
          <table:table-cell table:formula="of:=LEFT([.C101];28)" office:value-type="string" office:string-value=" 6:38:02 44:17:33 2838   451" calcext:value-type="string">
            <text:p><text:s/>6:38:02 44:17:33 2838 <text:s text:c="2"/>451</text:p>
          </table:table-cell>
          <table:table-cell table:style-name="ce40" table:formula="of:=RIGHT([.I101];4)" office:value-type="string" office:string-value=" 451" calcext:value-type="string">
            <text:p><text:s/>451</text:p>
          </table:table-cell>
          <table:table-cell table:style-name="ce43" table:formula="of:=[.J101]/[.H101]*100" office:value-type="float" office:value="15.8914728682171" calcext:value-type="float">
            <text:p>15,9</text:p>
          </table:table-cell>
          <table:table-cell table:style-name="ce104" office:value-type="float" office:value="1173" calcext:value-type="float">
            <text:p>1173</text:p>
          </table:table-cell>
          <table:table-cell table:style-name="ce43" office:value-type="float" office:value="5.1" calcext:value-type="float">
            <text:p>5,1</text:p>
          </table:table-cell>
          <table:table-cell table:style-name="ce44" table:formula="of:=RIGHT([.C101];LEN([.C101])-30)" office:value-type="string" office:string-value="LE GRAND CHEVAL DE BOIS" calcext:value-type="string">
            <text:p>LE GRAND CHEVAL DE BOIS</text:p>
          </table:table-cell>
          <table:table-cell table:formula="of:=VALUE([.H101])" office:value-type="float" office:value="2838" calcext:value-type="float">
            <text:p>2838</text:p>
          </table:table-cell>
          <table:table-cell table:formula="of:=VALUE([.J101])" office:value-type="float" office:value="451" calcext:value-type="float">
            <text:p>451</text:p>
          </table:table-cell>
          <table:table-cell table:style-name="ce2" table:formula="of:=[.O101]+[.P101]" office:value-type="float" office:value="3289" calcext:value-type="float">
            <text:p>3289</text:p>
          </table:table-cell>
          <table:table-cell office:value-type="string" calcext:value-type="string">
            <text:p>Automne 2002 / 2016</text:p>
          </table:table-cell>
          <table:table-cell office:value-type="string" calcext:value-type="string">
            <text:p>Estelle / 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2" table:formula="of:=[.O102]+[.P102]" office:value-type="float" office:value="3465" calcext:value-type="float">
            <text:p>3465</text:p>
          </table:table-cell>
          <table:table-cell table:style-name="ce9" office:value-type="string" calcext:value-type="string">
            <text:p><text:s/>6:52:39 44:29:17 3165 <text:s text:c="2"/>300 <text:s/>TETE DE SAUTRON</text:p>
          </table:table-cell>
          <table:table-cell table:formula="of:=LEFT([.C102];17)" office:value-type="string" office:string-value=" 6:52:39 44:29:17" calcext:value-type="string">
            <text:p><text:s/>6:52:39 44:29:17</text:p>
          </table:table-cell>
          <table:table-cell table:style-name="ce40" table:formula="of:=RIGHT([.D102];8)" office:value-type="string" office:string-value="44:29:17" calcext:value-type="string">
            <text:p>44:29:17</text:p>
          </table:table-cell>
          <table:table-cell table:style-name="ce40" table:formula="of:=LEFT([.C102];8)" office:value-type="string" office:string-value=" 6:52:39" calcext:value-type="string">
            <text:p><text:s/>6:52:39</text:p>
          </table:table-cell>
          <table:table-cell table:formula="of:=LEFT([.C102];22)" office:value-type="string" office:string-value=" 6:52:39 44:29:17 3165" calcext:value-type="string">
            <text:p><text:s/>6:52:39 44:29:17 3165</text:p>
          </table:table-cell>
          <table:table-cell table:style-name="ce40" table:formula="of:=RIGHT([.G102];4)" office:value-type="string" office:string-value="3165" calcext:value-type="string">
            <text:p>3165</text:p>
          </table:table-cell>
          <table:table-cell table:formula="of:=LEFT([.C102];28)" office:value-type="string" office:string-value=" 6:52:39 44:29:17 3165   300" calcext:value-type="string">
            <text:p><text:s/>6:52:39 44:29:17 3165 <text:s text:c="2"/>300</text:p>
          </table:table-cell>
          <table:table-cell table:style-name="ce40" table:formula="of:=RIGHT([.I102];4)" office:value-type="string" office:string-value=" 300" calcext:value-type="string">
            <text:p><text:s/>300</text:p>
          </table:table-cell>
          <table:table-cell table:style-name="ce43" table:formula="of:=[.J102]/[.H102]*100" office:value-type="float" office:value="9.47867298578199" calcext:value-type="float">
            <text:p>9,5</text:p>
          </table:table-cell>
          <table:table-cell table:style-name="ce104" office:value-type="float" office:value="1164" calcext:value-type="float">
            <text:p>1164</text:p>
          </table:table-cell>
          <table:table-cell table:style-name="ce43" office:value-type="float" office:value="1.5" calcext:value-type="float">
            <text:p>1,5</text:p>
          </table:table-cell>
          <table:table-cell table:style-name="ce44" table:formula="of:=RIGHT([.C102];LEN([.C102])-30)" office:value-type="string" office:string-value="TETE DE SAUTRON" calcext:value-type="string">
            <text:p>TETE DE SAUTRON</text:p>
          </table:table-cell>
          <table:table-cell table:formula="of:=VALUE([.H102])" office:value-type="float" office:value="3165" calcext:value-type="float">
            <text:p>3165</text:p>
          </table:table-cell>
          <table:table-cell table:formula="of:=VALUE([.J102])" office:value-type="float" office:value="300" calcext:value-type="float">
            <text:p>300</text:p>
          </table:table-cell>
          <table:table-cell table:style-name="ce2" table:formula="of:=[.O102]+[.P102]" office:value-type="float" office:value="3465" calcext:value-type="float">
            <text:p>346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telle, Pierric, Marie, Pascal</text:p>
          </table:table-cell>
          <table:table-cell table:style-name="ce39" table:number-columns-repeated="2"/>
          <table:table-cell table:number-columns-repeated="1003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2" table:formula="of:=[.O103]+[.P103]" office:value-type="float" office:value="3317" calcext:value-type="float">
            <text:p>3317</text:p>
          </table:table-cell>
          <table:table-cell table:style-name="ce5" office:value-type="string" calcext:value-type="string">
            <text:p><text:s/>7:12:10 44:06:39 2674 <text:s text:c="2"/>643 <text:s/>MONT PEPOIRI</text:p>
          </table:table-cell>
          <table:table-cell table:formula="of:=LEFT([.C103];17)" office:value-type="string" office:string-value=" 7:12:10 44:06:39" calcext:value-type="string">
            <text:p><text:s/>7:12:10 44:06:39</text:p>
          </table:table-cell>
          <table:table-cell table:style-name="ce40" table:formula="of:=RIGHT([.D103];8)" office:value-type="string" office:string-value="44:06:39" calcext:value-type="string">
            <text:p>44:06:39</text:p>
          </table:table-cell>
          <table:table-cell table:style-name="ce40" table:formula="of:=LEFT([.C103];8)" office:value-type="string" office:string-value=" 7:12:10" calcext:value-type="string">
            <text:p><text:s/>7:12:10</text:p>
          </table:table-cell>
          <table:table-cell table:formula="of:=LEFT([.C103];22)" office:value-type="string" office:string-value=" 7:12:10 44:06:39 2674" calcext:value-type="string">
            <text:p><text:s/>7:12:10 44:06:39 2674</text:p>
          </table:table-cell>
          <table:table-cell table:style-name="ce40" table:formula="of:=RIGHT([.G103];4)" office:value-type="string" office:string-value="2674" calcext:value-type="string">
            <text:p>2674</text:p>
          </table:table-cell>
          <table:table-cell table:formula="of:=LEFT([.C103];28)" office:value-type="string" office:string-value=" 7:12:10 44:06:39 2674   643" calcext:value-type="string">
            <text:p><text:s/>7:12:10 44:06:39 2674 <text:s text:c="2"/>643</text:p>
          </table:table-cell>
          <table:table-cell table:style-name="ce40" table:formula="of:=RIGHT([.I103];4)" office:value-type="string" office:string-value=" 643" calcext:value-type="string">
            <text:p><text:s/>643</text:p>
          </table:table-cell>
          <table:table-cell table:style-name="ce43" table:formula="of:=[.J103]/[.H103]*100" office:value-type="float" office:value="24.0463724756918" calcext:value-type="float">
            <text:p>24,0</text:p>
          </table:table-cell>
          <table:table-cell table:style-name="ce104" office:value-type="float" office:value="1160" calcext:value-type="float">
            <text:p>1160</text:p>
          </table:table-cell>
          <table:table-cell table:style-name="ce43" office:value-type="float" office:value="5.7" calcext:value-type="float">
            <text:p>5,7</text:p>
          </table:table-cell>
          <table:table-cell table:style-name="ce44" table:formula="of:=RIGHT([.C103];LEN([.C103])-30)" office:value-type="string" office:string-value="MONT PEPOIRI" calcext:value-type="string">
            <text:p>MONT PEPOIRI</text:p>
          </table:table-cell>
          <table:table-cell table:formula="of:=VALUE([.H103])" office:value-type="float" office:value="2674" calcext:value-type="float">
            <text:p>2674</text:p>
          </table:table-cell>
          <table:table-cell table:formula="of:=VALUE([.J103])" office:value-type="float" office:value="643" calcext:value-type="float">
            <text:p>643</text:p>
          </table:table-cell>
          <table:table-cell table:style-name="ce2" table:formula="of:=[.O103]+[.P103]" office:value-type="float" office:value="3317" calcext:value-type="float">
            <text:p>3317</text:p>
          </table:table-cell>
          <table:table-cell office:value-type="float" office:value="2011" calcext:value-type="float">
            <text:p>2011</text:p>
          </table:table-cell>
          <table:table-cell table:number-columns-repeated="1006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4" table:formula="of:=[.O104]+[.P104]" office:value-type="float" office:value="3326" calcext:value-type="float">
            <text:p>3326</text:p>
          </table:table-cell>
          <table:table-cell table:style-name="ce21" office:value-type="string" calcext:value-type="string">
            <text:p><text:s/>6:50:47 44:49:33 3078 <text:s text:c="2"/>248 <text:s/>PETIT ROCHEBRUNE</text:p>
          </table:table-cell>
          <table:table-cell table:style-name="ce39" table:formula="of:=LEFT([.C104];17)" office:value-type="string" office:string-value=" 6:50:47 44:49:33" calcext:value-type="string">
            <text:p><text:s/>6:50:47 44:49:33</text:p>
          </table:table-cell>
          <table:table-cell table:style-name="ce42" table:formula="of:=RIGHT([.D104];8)" office:value-type="string" office:string-value="44:49:33" calcext:value-type="string">
            <text:p>44:49:33</text:p>
          </table:table-cell>
          <table:table-cell table:style-name="ce42" table:formula="of:=LEFT([.C104];8)" office:value-type="string" office:string-value=" 6:50:47" calcext:value-type="string">
            <text:p><text:s/>6:50:47</text:p>
          </table:table-cell>
          <table:table-cell table:style-name="ce39" table:formula="of:=LEFT([.C104];22)" office:value-type="string" office:string-value=" 6:50:47 44:49:33 3078" calcext:value-type="string">
            <text:p><text:s/>6:50:47 44:49:33 3078</text:p>
          </table:table-cell>
          <table:table-cell table:style-name="ce42" table:formula="of:=RIGHT([.G104];4)" office:value-type="string" office:string-value="3078" calcext:value-type="string">
            <text:p>3078</text:p>
          </table:table-cell>
          <table:table-cell table:style-name="ce39" table:formula="of:=LEFT([.C104];28)" office:value-type="string" office:string-value=" 6:50:47 44:49:33 3078   248" calcext:value-type="string">
            <text:p><text:s/>6:50:47 44:49:33 3078 <text:s text:c="2"/>248</text:p>
          </table:table-cell>
          <table:table-cell table:style-name="ce42" table:formula="of:=RIGHT([.I104];4)" office:value-type="string" office:string-value=" 248" calcext:value-type="string">
            <text:p><text:s/>248</text:p>
          </table:table-cell>
          <table:table-cell table:style-name="ce43" table:formula="of:=[.J104]/[.H104]*100" office:value-type="float" office:value="8.05717998700455" calcext:value-type="float">
            <text:p>8,1</text:p>
          </table:table-cell>
          <table:table-cell table:style-name="ce104" office:value-type="float" office:value="1113" calcext:value-type="float">
            <text:p>1113</text:p>
          </table:table-cell>
          <table:table-cell table:style-name="ce43" office:value-type="float" office:value="2.8" calcext:value-type="float">
            <text:p>2,8</text:p>
          </table:table-cell>
          <table:table-cell table:style-name="ce47" table:formula="of:=RIGHT([.C104];LEN([.C104])-30)" office:value-type="string" office:string-value="PETIT ROCHEBRUNE" calcext:value-type="string">
            <text:p>PETIT ROCHEBRUNE</text:p>
          </table:table-cell>
          <table:table-cell table:style-name="ce39" table:formula="of:=VALUE([.H104])" office:value-type="float" office:value="3078" calcext:value-type="float">
            <text:p>3078</text:p>
          </table:table-cell>
          <table:table-cell table:style-name="ce39" table:formula="of:=VALUE([.J104])" office:value-type="float" office:value="248" calcext:value-type="float">
            <text:p>248</text:p>
          </table:table-cell>
          <table:table-cell table:style-name="ce4" table:formula="of:=[.O104]+[.P104]" office:value-type="float" office:value="3326" calcext:value-type="float">
            <text:p>3326</text:p>
          </table:table-cell>
          <table:table-cell table:style-name="ce42" office:value-type="float" office:value="2018" calcext:value-type="float">
            <text:p>2018</text:p>
          </table:table-cell>
          <table:table-cell office:value-type="string" calcext:value-type="string">
            <text:p>Estelle, Éloi, Siloé</text:p>
          </table:table-cell>
          <table:table-cell table:number-columns-repeated="2"/>
          <table:table-cell table:style-name="ce39" table:number-columns-repeated="100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2" table:formula="of:=[.O105]+[.P105]" office:value-type="float" office:value="3591" calcext:value-type="float">
            <text:p>3591</text:p>
          </table:table-cell>
          <table:table-cell table:style-name="ce9" office:value-type="string" calcext:value-type="string">
            <text:p><text:s/>6:29:09 44:42:05 3156 <text:s text:c="2"/>435 <text:s/>TETE DE VAUTISSE</text:p>
          </table:table-cell>
          <table:table-cell table:formula="of:=LEFT([.C105];17)" office:value-type="string" office:string-value=" 6:29:09 44:42:05" calcext:value-type="string">
            <text:p><text:s/>6:29:09 44:42:05</text:p>
          </table:table-cell>
          <table:table-cell table:style-name="ce40" table:formula="of:=RIGHT([.D105];8)" office:value-type="string" office:string-value="44:42:05" calcext:value-type="string">
            <text:p>44:42:05</text:p>
          </table:table-cell>
          <table:table-cell table:style-name="ce40" table:formula="of:=LEFT([.C105];8)" office:value-type="string" office:string-value=" 6:29:09" calcext:value-type="string">
            <text:p><text:s/>6:29:09</text:p>
          </table:table-cell>
          <table:table-cell table:formula="of:=LEFT([.C105];22)" office:value-type="string" office:string-value=" 6:29:09 44:42:05 3156" calcext:value-type="string">
            <text:p><text:s/>6:29:09 44:42:05 3156</text:p>
          </table:table-cell>
          <table:table-cell table:style-name="ce40" table:formula="of:=RIGHT([.G105];4)" office:value-type="string" office:string-value="3156" calcext:value-type="string">
            <text:p>3156</text:p>
          </table:table-cell>
          <table:table-cell table:formula="of:=LEFT([.C105];28)" office:value-type="string" office:string-value=" 6:29:09 44:42:05 3156   435" calcext:value-type="string">
            <text:p><text:s/>6:29:09 44:42:05 3156 <text:s text:c="2"/>435</text:p>
          </table:table-cell>
          <table:table-cell table:style-name="ce40" table:formula="of:=RIGHT([.I105];4)" office:value-type="string" office:string-value=" 435" calcext:value-type="string">
            <text:p><text:s/>435</text:p>
          </table:table-cell>
          <table:table-cell table:style-name="ce43" table:formula="of:=[.J105]/[.H105]*100" office:value-type="float" office:value="13.7832699619772" calcext:value-type="float">
            <text:p>13,8</text:p>
          </table:table-cell>
          <table:table-cell table:style-name="ce104" office:value-type="float" office:value="1112" calcext:value-type="float">
            <text:p>1112</text:p>
          </table:table-cell>
          <table:table-cell table:style-name="ce43" office:value-type="float" office:value="7.7" calcext:value-type="float">
            <text:p>7,7</text:p>
          </table:table-cell>
          <table:table-cell table:style-name="ce44" table:formula="of:=RIGHT([.C105];LEN([.C105])-30)" office:value-type="string" office:string-value="TETE DE VAUTISSE" calcext:value-type="string">
            <text:p>TETE DE VAUTISSE</text:p>
          </table:table-cell>
          <table:table-cell table:formula="of:=VALUE([.H105])" office:value-type="float" office:value="3156" calcext:value-type="float">
            <text:p>3156</text:p>
          </table:table-cell>
          <table:table-cell table:formula="of:=VALUE([.J105])" office:value-type="float" office:value="435" calcext:value-type="float">
            <text:p>435</text:p>
          </table:table-cell>
          <table:table-cell table:style-name="ce2" table:formula="of:=[.O105]+[.P105]" office:value-type="float" office:value="3591" calcext:value-type="float">
            <text:p>359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" table:formula="of:=[.O106]+[.P106]" office:value-type="float" office:value="3997" calcext:value-type="float">
            <text:p>3997</text:p>
          </table:table-cell>
          <table:table-cell table:style-name="ce5" office:value-type="string" calcext:value-type="string">
            <text:p><text:s/>6:47:22 45:48:39 3673 <text:s text:c="2"/>324 <text:s/>Dôme de Miage Oriental</text:p>
          </table:table-cell>
          <table:table-cell table:formula="of:=LEFT([.C106];17)" office:value-type="string" office:string-value=" 6:47:22 45:48:39" calcext:value-type="string">
            <text:p><text:s/>6:47:22 45:48:39</text:p>
          </table:table-cell>
          <table:table-cell table:style-name="ce40" table:formula="of:=RIGHT([.D106];8)" office:value-type="string" office:string-value="45:48:39" calcext:value-type="string">
            <text:p>45:48:39</text:p>
          </table:table-cell>
          <table:table-cell table:style-name="ce40" table:formula="of:=LEFT([.C106];8)" office:value-type="string" office:string-value=" 6:47:22" calcext:value-type="string">
            <text:p><text:s/>6:47:22</text:p>
          </table:table-cell>
          <table:table-cell table:formula="of:=LEFT([.C106];22)" office:value-type="string" office:string-value=" 6:47:22 45:48:39 3673" calcext:value-type="string">
            <text:p><text:s/>6:47:22 45:48:39 3673</text:p>
          </table:table-cell>
          <table:table-cell table:style-name="ce40" table:formula="of:=RIGHT([.G106];4)" office:value-type="string" office:string-value="3673" calcext:value-type="string">
            <text:p>3673</text:p>
          </table:table-cell>
          <table:table-cell table:formula="of:=LEFT([.C106];28)" office:value-type="string" office:string-value=" 6:47:22 45:48:39 3673   324" calcext:value-type="string">
            <text:p><text:s/>6:47:22 45:48:39 3673 <text:s text:c="2"/>324</text:p>
          </table:table-cell>
          <table:table-cell table:style-name="ce40" table:formula="of:=RIGHT([.I106];4)" office:value-type="string" office:string-value=" 324" calcext:value-type="string">
            <text:p><text:s/>324</text:p>
          </table:table-cell>
          <table:table-cell table:style-name="ce43" table:formula="of:=[.J106]/[.H106]*100" office:value-type="float" office:value="8.82112714402396" calcext:value-type="float">
            <text:p>8,8</text:p>
          </table:table-cell>
          <table:table-cell table:style-name="ce104" office:value-type="float" office:value="1103" calcext:value-type="float">
            <text:p>1103</text:p>
          </table:table-cell>
          <table:table-cell table:style-name="ce43" office:value-type="float" office:value="1.7" calcext:value-type="float">
            <text:p>1,7</text:p>
          </table:table-cell>
          <table:table-cell table:style-name="ce44" table:formula="of:=RIGHT([.C106];LEN([.C106])-30)" office:value-type="string" office:string-value="Dôme de Miage Oriental" calcext:value-type="string">
            <text:p>Dôme de Miage Oriental</text:p>
          </table:table-cell>
          <table:table-cell table:formula="of:=VALUE([.H106])" office:value-type="float" office:value="3673" calcext:value-type="float">
            <text:p>3673</text:p>
          </table:table-cell>
          <table:table-cell table:formula="of:=VALUE([.J106])" office:value-type="float" office:value="324" calcext:value-type="float">
            <text:p>324</text:p>
          </table:table-cell>
          <table:table-cell table:style-name="ce2" table:formula="of:=[.O106]+[.P106]" office:value-type="float" office:value="3997" calcext:value-type="float">
            <text:p>399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Estelle + Stage CAF</text:p>
          </table:table-cell>
          <table:table-cell table:number-columns-repeated="1005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2" table:formula="of:=[.O107]+[.P107]" office:value-type="float" office:value="3233" calcext:value-type="float">
            <text:p>3233</text:p>
          </table:table-cell>
          <table:table-cell table:style-name="ce5" office:value-type="string" calcext:value-type="string">
            <text:p><text:s/>7:25:38 44:04:45 2935 <text:s text:c="2"/>298 <text:s/>Mont Grand Capelet</text:p>
          </table:table-cell>
          <table:table-cell table:formula="of:=LEFT([.C107];17)" office:value-type="string" office:string-value=" 7:25:38 44:04:45" calcext:value-type="string">
            <text:p><text:s/>7:25:38 44:04:45</text:p>
          </table:table-cell>
          <table:table-cell table:style-name="ce40" table:formula="of:=RIGHT([.D107];8)" office:value-type="string" office:string-value="44:04:45" calcext:value-type="string">
            <text:p>44:04:45</text:p>
          </table:table-cell>
          <table:table-cell table:style-name="ce40" table:formula="of:=LEFT([.C107];8)" office:value-type="string" office:string-value=" 7:25:38" calcext:value-type="string">
            <text:p><text:s/>7:25:38</text:p>
          </table:table-cell>
          <table:table-cell table:formula="of:=LEFT([.C107];22)" office:value-type="string" office:string-value=" 7:25:38 44:04:45 2935" calcext:value-type="string">
            <text:p><text:s/>7:25:38 44:04:45 2935</text:p>
          </table:table-cell>
          <table:table-cell table:style-name="ce40" table:formula="of:=RIGHT([.G107];4)" office:value-type="string" office:string-value="2935" calcext:value-type="string">
            <text:p>2935</text:p>
          </table:table-cell>
          <table:table-cell table:formula="of:=LEFT([.C107];28)" office:value-type="string" office:string-value=" 7:25:38 44:04:45 2935   298" calcext:value-type="string">
            <text:p><text:s/>7:25:38 44:04:45 2935 <text:s text:c="2"/>298</text:p>
          </table:table-cell>
          <table:table-cell table:style-name="ce40" table:formula="of:=RIGHT([.I107];4)" office:value-type="string" office:string-value=" 298" calcext:value-type="string">
            <text:p><text:s/>298</text:p>
          </table:table-cell>
          <table:table-cell table:style-name="ce43" table:formula="of:=[.J107]/[.H107]*100" office:value-type="float" office:value="10.1533219761499" calcext:value-type="float">
            <text:p>10,2</text:p>
          </table:table-cell>
          <table:table-cell table:style-name="ce104" office:value-type="float" office:value="1094" calcext:value-type="float">
            <text:p>1094</text:p>
          </table:table-cell>
          <table:table-cell table:style-name="ce43" office:value-type="float" office:value="3.8" calcext:value-type="float">
            <text:p>3,8</text:p>
          </table:table-cell>
          <table:table-cell table:style-name="ce44" table:formula="of:=RIGHT([.C107];LEN([.C107])-30)" office:value-type="string" office:string-value="Mont Grand Capelet" calcext:value-type="string">
            <text:p>Mont Grand Capelet</text:p>
          </table:table-cell>
          <table:table-cell table:formula="of:=VALUE([.H107])" office:value-type="float" office:value="2935" calcext:value-type="float">
            <text:p>2935</text:p>
          </table:table-cell>
          <table:table-cell table:formula="of:=VALUE([.J107])" office:value-type="float" office:value="298" calcext:value-type="float">
            <text:p>298</text:p>
          </table:table-cell>
          <table:table-cell table:style-name="ce2" table:formula="of:=[.O107]+[.P107]" office:value-type="float" office:value="3233" calcext:value-type="float">
            <text:p>3233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2" table:formula="of:=[.O108]+[.P108]" office:value-type="float" office:value="3244" calcext:value-type="float">
            <text:p>3244</text:p>
          </table:table-cell>
          <table:table-cell table:style-name="ce5" office:value-type="string" calcext:value-type="string">
            <text:p><text:s/>7:30:18 44:08:37 2755 <text:s text:c="2"/>489 <text:s/>ROCHE DE L'ABISSE</text:p>
          </table:table-cell>
          <table:table-cell table:formula="of:=LEFT([.C108];17)" office:value-type="string" office:string-value=" 7:30:18 44:08:37" calcext:value-type="string">
            <text:p><text:s/>7:30:18 44:08:37</text:p>
          </table:table-cell>
          <table:table-cell table:style-name="ce40" table:formula="of:=RIGHT([.D108];8)" office:value-type="string" office:string-value="44:08:37" calcext:value-type="string">
            <text:p>44:08:37</text:p>
          </table:table-cell>
          <table:table-cell table:style-name="ce40" table:formula="of:=LEFT([.C108];8)" office:value-type="string" office:string-value=" 7:30:18" calcext:value-type="string">
            <text:p><text:s/>7:30:18</text:p>
          </table:table-cell>
          <table:table-cell table:formula="of:=LEFT([.C108];22)" office:value-type="string" office:string-value=" 7:30:18 44:08:37 2755" calcext:value-type="string">
            <text:p><text:s/>7:30:18 44:08:37 2755</text:p>
          </table:table-cell>
          <table:table-cell table:style-name="ce40" table:formula="of:=RIGHT([.G108];4)" office:value-type="string" office:string-value="2755" calcext:value-type="string">
            <text:p>2755</text:p>
          </table:table-cell>
          <table:table-cell table:formula="of:=LEFT([.C108];28)" office:value-type="string" office:string-value=" 7:30:18 44:08:37 2755   489" calcext:value-type="string">
            <text:p><text:s/>7:30:18 44:08:37 2755 <text:s text:c="2"/>489</text:p>
          </table:table-cell>
          <table:table-cell table:style-name="ce40" table:formula="of:=RIGHT([.I108];4)" office:value-type="string" office:string-value=" 489" calcext:value-type="string">
            <text:p><text:s/>489</text:p>
          </table:table-cell>
          <table:table-cell table:style-name="ce43" table:formula="of:=[.J108]/[.H108]*100" office:value-type="float" office:value="17.7495462794918" calcext:value-type="float">
            <text:p>17,7</text:p>
          </table:table-cell>
          <table:table-cell table:style-name="ce104" office:value-type="float" office:value="1081" calcext:value-type="float">
            <text:p>1081</text:p>
          </table:table-cell>
          <table:table-cell table:style-name="ce43" office:value-type="float" office:value="4.8" calcext:value-type="float">
            <text:p>4,8</text:p>
          </table:table-cell>
          <table:table-cell table:style-name="ce44" table:formula="of:=RIGHT([.C108];LEN([.C108])-30)" office:value-type="string" office:string-value="ROCHE DE L'ABISSE" calcext:value-type="string">
            <text:p>ROCHE DE L'ABISSE</text:p>
          </table:table-cell>
          <table:table-cell table:formula="of:=VALUE([.H108])" office:value-type="float" office:value="2755" calcext:value-type="float">
            <text:p>2755</text:p>
          </table:table-cell>
          <table:table-cell table:formula="of:=VALUE([.J108])" office:value-type="float" office:value="489" calcext:value-type="float">
            <text:p>489</text:p>
          </table:table-cell>
          <table:table-cell table:style-name="ce2" table:formula="of:=[.O108]+[.P108]" office:value-type="float" office:value="3244" calcext:value-type="float">
            <text:p>3244</text:p>
          </table:table-cell>
          <table:table-cell office:value-type="float" office:value="2009" calcext:value-type="float">
            <text:p>2009</text:p>
          </table:table-cell>
          <table:table-cell table:number-columns-repeated="1006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4" table:formula="of:=[.O109]+[.P109]" office:value-type="float" office:value="3449" calcext:value-type="float">
            <text:p>3449</text:p>
          </table:table-cell>
          <table:table-cell table:style-name="ce21" office:value-type="string" calcext:value-type="string">
            <text:p><text:s/>6:31:11 44:53:35 2940 <text:s text:c="2"/>509 <text:s/>CIME DE LA CONDAMINE</text:p>
          </table:table-cell>
          <table:table-cell table:style-name="ce39" table:formula="of:=LEFT([.C109];17)" office:value-type="string" office:string-value=" 6:31:11 44:53:35" calcext:value-type="string">
            <text:p><text:s/>6:31:11 44:53:35</text:p>
          </table:table-cell>
          <table:table-cell table:style-name="ce42" table:formula="of:=RIGHT([.D109];8)" office:value-type="string" office:string-value="44:53:35" calcext:value-type="string">
            <text:p>44:53:35</text:p>
          </table:table-cell>
          <table:table-cell table:style-name="ce42" table:formula="of:=LEFT([.C109];8)" office:value-type="string" office:string-value=" 6:31:11" calcext:value-type="string">
            <text:p><text:s/>6:31:11</text:p>
          </table:table-cell>
          <table:table-cell table:style-name="ce39" table:formula="of:=LEFT([.C109];22)" office:value-type="string" office:string-value=" 6:31:11 44:53:35 2940" calcext:value-type="string">
            <text:p><text:s/>6:31:11 44:53:35 2940</text:p>
          </table:table-cell>
          <table:table-cell table:style-name="ce42" table:formula="of:=RIGHT([.G109];4)" office:value-type="string" office:string-value="2940" calcext:value-type="string">
            <text:p>2940</text:p>
          </table:table-cell>
          <table:table-cell table:style-name="ce39" table:formula="of:=LEFT([.C109];28)" office:value-type="string" office:string-value=" 6:31:11 44:53:35 2940   509" calcext:value-type="string">
            <text:p><text:s/>6:31:11 44:53:35 2940 <text:s text:c="2"/>509</text:p>
          </table:table-cell>
          <table:table-cell table:style-name="ce42" table:formula="of:=RIGHT([.I109];4)" office:value-type="string" office:string-value=" 509" calcext:value-type="string">
            <text:p><text:s/>509</text:p>
          </table:table-cell>
          <table:table-cell table:style-name="ce43" table:formula="of:=[.J109]/[.H109]*100" office:value-type="float" office:value="17.312925170068" calcext:value-type="float">
            <text:p>17,3</text:p>
          </table:table-cell>
          <table:table-cell table:style-name="ce104" office:value-type="float" office:value="1078" calcext:value-type="float">
            <text:p>1078</text:p>
          </table:table-cell>
          <table:table-cell table:style-name="ce43" office:value-type="float" office:value="4.4" calcext:value-type="float">
            <text:p>4,4</text:p>
          </table:table-cell>
          <table:table-cell table:style-name="ce47" table:formula="of:=RIGHT([.C109];LEN([.C109])-30)" office:value-type="string" office:string-value="CIME DE LA CONDAMINE" calcext:value-type="string">
            <text:p>CIME DE LA CONDAMINE</text:p>
          </table:table-cell>
          <table:table-cell table:style-name="ce39" table:formula="of:=VALUE([.H109])" office:value-type="float" office:value="2940" calcext:value-type="float">
            <text:p>2940</text:p>
          </table:table-cell>
          <table:table-cell table:style-name="ce39" table:formula="of:=VALUE([.J109])" office:value-type="float" office:value="509" calcext:value-type="float">
            <text:p>509</text:p>
          </table:table-cell>
          <table:table-cell table:style-name="ce4" table:formula="of:=[.O109]+[.P109]" office:value-type="float" office:value="3449" calcext:value-type="float">
            <text:p>3449</text:p>
          </table:table-cell>
          <table:table-cell table:style-name="ce42" office:value-type="float" office:value="2018" calcext:value-type="float">
            <text:p>2018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2" table:formula="of:=[.O110]+[.P110]" office:value-type="float" office:value="3768" calcext:value-type="float">
            <text:p>3768</text:p>
          </table:table-cell>
          <table:table-cell table:style-name="ce5" office:value-type="string" calcext:value-type="string">
            <text:p><text:s/>6:47:22 45:48:39 3666 <text:s text:c="2"/>102 <text:s/>Dôme de Miage Occidental</text:p>
          </table:table-cell>
          <table:table-cell table:formula="of:=LEFT([.C110];17)" office:value-type="string" office:string-value=" 6:47:22 45:48:39" calcext:value-type="string">
            <text:p><text:s/>6:47:22 45:48:39</text:p>
          </table:table-cell>
          <table:table-cell table:style-name="ce40" table:formula="of:=RIGHT([.D110];8)" office:value-type="string" office:string-value="45:48:39" calcext:value-type="string">
            <text:p>45:48:39</text:p>
          </table:table-cell>
          <table:table-cell table:style-name="ce40" table:formula="of:=LEFT([.C110];8)" office:value-type="string" office:string-value=" 6:47:22" calcext:value-type="string">
            <text:p><text:s/>6:47:22</text:p>
          </table:table-cell>
          <table:table-cell table:formula="of:=LEFT([.C110];22)" office:value-type="string" office:string-value=" 6:47:22 45:48:39 3666" calcext:value-type="string">
            <text:p><text:s/>6:47:22 45:48:39 3666</text:p>
          </table:table-cell>
          <table:table-cell table:style-name="ce40" table:formula="of:=RIGHT([.G110];4)" office:value-type="string" office:string-value="3666" calcext:value-type="string">
            <text:p>3666</text:p>
          </table:table-cell>
          <table:table-cell table:formula="of:=LEFT([.C110];28)" office:value-type="string" office:string-value=" 6:47:22 45:48:39 3666   102" calcext:value-type="string">
            <text:p><text:s/>6:47:22 45:48:39 3666 <text:s text:c="2"/>102</text:p>
          </table:table-cell>
          <table:table-cell table:style-name="ce40" table:formula="of:=RIGHT([.I110];4)" office:value-type="string" office:string-value=" 102" calcext:value-type="string">
            <text:p><text:s/>102</text:p>
          </table:table-cell>
          <table:table-cell table:style-name="ce43" table:formula="of:=[.J110]/[.H110]*100" office:value-type="float" office:value="2.7823240589198" calcext:value-type="float">
            <text:p>2,8</text:p>
          </table:table-cell>
          <table:table-cell table:style-name="ce104" office:value-type="float" office:value="1074" calcext:value-type="float">
            <text:p>1074</text:p>
          </table:table-cell>
          <table:table-cell table:style-name="ce43" office:value-type="float" office:value="1" calcext:value-type="float">
            <text:p>1,0</text:p>
          </table:table-cell>
          <table:table-cell table:style-name="ce44" table:formula="of:=RIGHT([.C110];LEN([.C110])-30)" office:value-type="string" office:string-value="Dôme de Miage Occidental" calcext:value-type="string">
            <text:p>Dôme de Miage Occidental</text:p>
          </table:table-cell>
          <table:table-cell table:formula="of:=VALUE([.H110])" office:value-type="float" office:value="3666" calcext:value-type="float">
            <text:p>3666</text:p>
          </table:table-cell>
          <table:table-cell table:formula="of:=VALUE([.J110])" office:value-type="float" office:value="102" calcext:value-type="float">
            <text:p>102</text:p>
          </table:table-cell>
          <table:table-cell table:style-name="ce2" table:formula="of:=[.O110]+[.P110]" office:value-type="float" office:value="3768" calcext:value-type="float">
            <text:p>3768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Estelle + Stage CAF</text:p>
          </table:table-cell>
          <table:table-cell table:number-columns-repeated="1005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2" table:formula="of:=[.O111]+[.P111]" office:value-type="float" office:value="3379" calcext:value-type="float">
            <text:p>3379</text:p>
          </table:table-cell>
          <table:table-cell table:style-name="ce5" office:value-type="string" calcext:value-type="string">
            <text:p><text:s/>6:56:14 44:36:02 3216 <text:s text:c="2"/>163 <text:s/>Tête de Malacoste</text:p>
          </table:table-cell>
          <table:table-cell table:formula="of:=LEFT([.C111];17)" office:value-type="string" office:string-value=" 6:56:14 44:36:02" calcext:value-type="string">
            <text:p><text:s/>6:56:14 44:36:02</text:p>
          </table:table-cell>
          <table:table-cell table:style-name="ce40" table:formula="of:=RIGHT([.D111];8)" office:value-type="string" office:string-value="44:36:02" calcext:value-type="string">
            <text:p>44:36:02</text:p>
          </table:table-cell>
          <table:table-cell table:style-name="ce40" table:formula="of:=LEFT([.C111];8)" office:value-type="string" office:string-value=" 6:56:14" calcext:value-type="string">
            <text:p><text:s/>6:56:14</text:p>
          </table:table-cell>
          <table:table-cell table:formula="of:=LEFT([.C111];22)" office:value-type="string" office:string-value=" 6:56:14 44:36:02 3216" calcext:value-type="string">
            <text:p><text:s/>6:56:14 44:36:02 3216</text:p>
          </table:table-cell>
          <table:table-cell table:style-name="ce40" table:formula="of:=RIGHT([.G111];4)" office:value-type="string" office:string-value="3216" calcext:value-type="string">
            <text:p>3216</text:p>
          </table:table-cell>
          <table:table-cell table:formula="of:=LEFT([.C111];28)" office:value-type="string" office:string-value=" 6:56:14 44:36:02 3216   163" calcext:value-type="string">
            <text:p><text:s/>6:56:14 44:36:02 3216 <text:s text:c="2"/>163</text:p>
          </table:table-cell>
          <table:table-cell table:style-name="ce40" table:formula="of:=RIGHT([.I111];4)" office:value-type="string" office:string-value=" 163" calcext:value-type="string">
            <text:p><text:s/>163</text:p>
          </table:table-cell>
          <table:table-cell table:style-name="ce43" table:formula="of:=[.J111]/[.H111]*100" office:value-type="float" office:value="5.068407960199" calcext:value-type="float">
            <text:p>5,1</text:p>
          </table:table-cell>
          <table:table-cell table:style-name="ce104" office:value-type="float" office:value="1051" calcext:value-type="float">
            <text:p>1051</text:p>
          </table:table-cell>
          <table:table-cell table:style-name="ce43" office:value-type="float" office:value="1.9" calcext:value-type="float">
            <text:p>1,9</text:p>
          </table:table-cell>
          <table:table-cell table:style-name="ce44" table:formula="of:=RIGHT([.C111];LEN([.C111])-30)" office:value-type="string" office:string-value="Tête de Malacoste" calcext:value-type="string">
            <text:p>Tête de Malacoste</text:p>
          </table:table-cell>
          <table:table-cell table:formula="of:=VALUE([.H111])" office:value-type="float" office:value="3216" calcext:value-type="float">
            <text:p>3216</text:p>
          </table:table-cell>
          <table:table-cell table:formula="of:=VALUE([.J111])" office:value-type="float" office:value="163" calcext:value-type="float">
            <text:p>163</text:p>
          </table:table-cell>
          <table:table-cell table:style-name="ce2" table:formula="of:=[.O111]+[.P111]" office:value-type="float" office:value="3379" calcext:value-type="float">
            <text:p>3379</text:p>
          </table:table-cell>
          <table:table-cell office:value-type="string" calcext:value-type="string">
            <text:p>Printemps 2004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4" table:formula="of:=[.O112]+[.P112]" office:value-type="float" office:value="3209" calcext:value-type="float">
            <text:p>3209</text:p>
          </table:table-cell>
          <table:table-cell table:style-name="ce21" office:value-type="string" calcext:value-type="string">
            <text:p><text:s/>6:41:55 44:48:58 2843 <text:s text:c="2"/>366 <text:s/>Pic de Beaudouis / Pic de Beauduis</text:p>
          </table:table-cell>
          <table:table-cell table:style-name="ce39" table:formula="of:=LEFT([.C112];17)" office:value-type="string" office:string-value=" 6:41:55 44:48:58" calcext:value-type="string">
            <text:p><text:s/>6:41:55 44:48:58</text:p>
          </table:table-cell>
          <table:table-cell table:style-name="ce42" table:formula="of:=RIGHT([.D112];8)" office:value-type="string" office:string-value="44:48:58" calcext:value-type="string">
            <text:p>44:48:58</text:p>
          </table:table-cell>
          <table:table-cell table:style-name="ce42" table:formula="of:=LEFT([.C112];8)" office:value-type="string" office:string-value=" 6:41:55" calcext:value-type="string">
            <text:p><text:s/>6:41:55</text:p>
          </table:table-cell>
          <table:table-cell table:style-name="ce39" table:formula="of:=LEFT([.C112];22)" office:value-type="string" office:string-value=" 6:41:55 44:48:58 2843" calcext:value-type="string">
            <text:p><text:s/>6:41:55 44:48:58 2843</text:p>
          </table:table-cell>
          <table:table-cell table:style-name="ce42" table:formula="of:=RIGHT([.G112];4)" office:value-type="string" office:string-value="2843" calcext:value-type="string">
            <text:p>2843</text:p>
          </table:table-cell>
          <table:table-cell table:style-name="ce39" table:formula="of:=LEFT([.C112];28)" office:value-type="string" office:string-value=" 6:41:55 44:48:58 2843   366" calcext:value-type="string">
            <text:p><text:s/>6:41:55 44:48:58 2843 <text:s text:c="2"/>366</text:p>
          </table:table-cell>
          <table:table-cell table:style-name="ce42" table:formula="of:=RIGHT([.I112];4)" office:value-type="string" office:string-value=" 366" calcext:value-type="string">
            <text:p><text:s/>366</text:p>
          </table:table-cell>
          <table:table-cell table:style-name="ce43" table:formula="of:=[.J112]/[.H112]*100" office:value-type="float" office:value="12.8737249384453" calcext:value-type="float">
            <text:p>12,9</text:p>
          </table:table-cell>
          <table:table-cell table:style-name="ce104" office:value-type="float" office:value="1030" calcext:value-type="float">
            <text:p>1030</text:p>
          </table:table-cell>
          <table:table-cell table:style-name="ce43" office:value-type="float" office:value="3.9" calcext:value-type="float">
            <text:p>3,9</text:p>
          </table:table-cell>
          <table:table-cell table:style-name="ce47" table:formula="of:=RIGHT([.C112];LEN([.C112])-30)" office:value-type="string" office:string-value="Pic de Beaudouis / Pic de Beauduis" calcext:value-type="string">
            <text:p>Pic de Beaudouis / Pic de Beauduis</text:p>
          </table:table-cell>
          <table:table-cell table:style-name="ce39" table:formula="of:=VALUE([.H112])" office:value-type="float" office:value="2843" calcext:value-type="float">
            <text:p>2843</text:p>
          </table:table-cell>
          <table:table-cell table:style-name="ce39" table:formula="of:=VALUE([.J112])" office:value-type="float" office:value="366" calcext:value-type="float">
            <text:p>366</text:p>
          </table:table-cell>
          <table:table-cell table:style-name="ce4" table:formula="of:=[.O112]+[.P112]" office:value-type="float" office:value="3209" calcext:value-type="float">
            <text:p>3209</text:p>
          </table:table-cell>
          <table:table-cell table:style-name="ce42" office:value-type="float" office:value="2018" calcext:value-type="float">
            <text:p>2018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2" table:formula="of:=[.O113]+[.P113]" office:value-type="float" office:value="3311" calcext:value-type="float">
            <text:p>3311</text:p>
          </table:table-cell>
          <table:table-cell table:style-name="ce5" office:value-type="string" calcext:value-type="string">
            <text:p><text:s/>6:34:24 44:58:48 2869 <text:s text:c="2"/>442 <text:s/>LE GRAND AREA</text:p>
          </table:table-cell>
          <table:table-cell table:formula="of:=LEFT([.C113];17)" office:value-type="string" office:string-value=" 6:34:24 44:58:48" calcext:value-type="string">
            <text:p><text:s/>6:34:24 44:58:48</text:p>
          </table:table-cell>
          <table:table-cell table:style-name="ce40" table:formula="of:=RIGHT([.D113];8)" office:value-type="string" office:string-value="44:58:48" calcext:value-type="string">
            <text:p>44:58:48</text:p>
          </table:table-cell>
          <table:table-cell table:style-name="ce40" table:formula="of:=LEFT([.C113];8)" office:value-type="string" office:string-value=" 6:34:24" calcext:value-type="string">
            <text:p><text:s/>6:34:24</text:p>
          </table:table-cell>
          <table:table-cell table:formula="of:=LEFT([.C113];22)" office:value-type="string" office:string-value=" 6:34:24 44:58:48 2869" calcext:value-type="string">
            <text:p><text:s/>6:34:24 44:58:48 2869</text:p>
          </table:table-cell>
          <table:table-cell table:style-name="ce40" table:formula="of:=RIGHT([.G113];4)" office:value-type="string" office:string-value="2869" calcext:value-type="string">
            <text:p>2869</text:p>
          </table:table-cell>
          <table:table-cell table:formula="of:=LEFT([.C113];28)" office:value-type="string" office:string-value=" 6:34:24 44:58:48 2869   442" calcext:value-type="string">
            <text:p><text:s/>6:34:24 44:58:48 2869 <text:s text:c="2"/>442</text:p>
          </table:table-cell>
          <table:table-cell table:style-name="ce40" table:formula="of:=RIGHT([.I113];4)" office:value-type="string" office:string-value=" 442" calcext:value-type="string">
            <text:p><text:s/>442</text:p>
          </table:table-cell>
          <table:table-cell table:style-name="ce43" table:formula="of:=[.J113]/[.H113]*100" office:value-type="float" office:value="15.4060648309516" calcext:value-type="float">
            <text:p>15,4</text:p>
          </table:table-cell>
          <table:table-cell table:style-name="ce104" office:value-type="float" office:value="1010" calcext:value-type="float">
            <text:p>1010</text:p>
          </table:table-cell>
          <table:table-cell table:style-name="ce43" office:value-type="float" office:value="2.7" calcext:value-type="float">
            <text:p>2,7</text:p>
          </table:table-cell>
          <table:table-cell table:style-name="ce44" table:formula="of:=RIGHT([.C113];LEN([.C113])-30)" office:value-type="string" office:string-value="LE GRAND AREA" calcext:value-type="string">
            <text:p>LE GRAND AREA</text:p>
          </table:table-cell>
          <table:table-cell table:formula="of:=VALUE([.H113])" office:value-type="float" office:value="2869" calcext:value-type="float">
            <text:p>2869</text:p>
          </table:table-cell>
          <table:table-cell table:formula="of:=VALUE([.J113])" office:value-type="float" office:value="442" calcext:value-type="float">
            <text:p>442</text:p>
          </table:table-cell>
          <table:table-cell table:style-name="ce2" table:formula="of:=[.O113]+[.P113]" office:value-type="float" office:value="3311" calcext:value-type="float">
            <text:p>3311</text:p>
          </table:table-cell>
          <table:table-cell office:value-type="string" calcext:value-type="string">
            <text:p>2002 et 2018</text:p>
          </table:table-cell>
          <table:table-cell office:value-type="string" calcext:value-type="string">
            <text:p>Estelle, Pierric, Marie, Laurent, Carole / 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2" table:formula="of:=[.O114]+[.P114]" office:value-type="float" office:value="3415" calcext:value-type="float">
            <text:p>3415</text:p>
          </table:table-cell>
          <table:table-cell table:style-name="ce5" office:value-type="string" calcext:value-type="string">
            <text:p> 6:50:40 44:32:41 3325    90<text:span text:style-name="T7">  Pointe d'Aval ou de Chauvet</text:span></text:p>
          </table:table-cell>
          <table:table-cell table:formula="of:=LEFT([.C114];17)" office:value-type="string" office:string-value=" 6:50:40 44:32:41" calcext:value-type="string">
            <text:p><text:s/>6:50:40 44:32:41</text:p>
          </table:table-cell>
          <table:table-cell table:style-name="ce40" table:formula="of:=RIGHT([.D114];8)" office:value-type="string" office:string-value="44:32:41" calcext:value-type="string">
            <text:p>44:32:41</text:p>
          </table:table-cell>
          <table:table-cell table:style-name="ce40" table:formula="of:=LEFT([.C114];8)" office:value-type="string" office:string-value=" 6:50:40" calcext:value-type="string">
            <text:p><text:s/>6:50:40</text:p>
          </table:table-cell>
          <table:table-cell table:formula="of:=LEFT([.C114];22)" office:value-type="string" office:string-value=" 6:50:40 44:32:41 3325" calcext:value-type="string">
            <text:p><text:s/>6:50:40 44:32:41 3325</text:p>
          </table:table-cell>
          <table:table-cell table:style-name="ce40" table:formula="of:=RIGHT([.G114];4)" office:value-type="string" office:string-value="3325" calcext:value-type="string">
            <text:p>3325</text:p>
          </table:table-cell>
          <table:table-cell table:formula="of:=LEFT([.C114];28)" office:value-type="string" office:string-value=" 6:50:40 44:32:41 3325    90" calcext:value-type="string">
            <text:p><text:s/>6:50:40 44:32:41 3325 <text:s text:c="3"/>90</text:p>
          </table:table-cell>
          <table:table-cell table:style-name="ce40" table:formula="of:=RIGHT([.I114];4)" office:value-type="string" office:string-value="  90" calcext:value-type="string">
            <text:p><text:s text:c="2"/>90</text:p>
          </table:table-cell>
          <table:table-cell table:style-name="ce43" table:formula="of:=[.J114]/[.H114]*100" office:value-type="float" office:value="2.70676691729323" calcext:value-type="float">
            <text:p>2,7</text:p>
          </table:table-cell>
          <table:table-cell table:style-name="ce104" office:value-type="float" office:value="989" calcext:value-type="float">
            <text:p>989</text:p>
          </table:table-cell>
          <table:table-cell table:style-name="ce43" office:value-type="float" office:value="1" calcext:value-type="float">
            <text:p>1,0</text:p>
          </table:table-cell>
          <table:table-cell table:style-name="ce44" table:formula="of:=RIGHT([.C114];LEN([.C114])-30)" office:value-type="string" office:string-value="Pointe d'Aval ou de Chauvet" calcext:value-type="string">
            <text:p>Pointe d'Aval ou de Chauvet</text:p>
          </table:table-cell>
          <table:table-cell table:formula="of:=VALUE([.H114])" office:value-type="float" office:value="3325" calcext:value-type="float">
            <text:p>3325</text:p>
          </table:table-cell>
          <table:table-cell table:formula="of:=VALUE([.J114])" office:value-type="float" office:value="90" calcext:value-type="float">
            <text:p>90</text:p>
          </table:table-cell>
          <table:table-cell table:style-name="ce2" table:formula="of:=[.O114]+[.P114]" office:value-type="float" office:value="3415" calcext:value-type="float">
            <text:p>34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2" table:formula="of:=[.O115]+[.P115]" office:value-type="float" office:value="3416" calcext:value-type="float">
            <text:p>3416</text:p>
          </table:table-cell>
          <table:table-cell table:style-name="ce81" office:value-type="string" calcext:value-type="string">
            <text:p><text:span text:style-name="T5"> </text:span><text:span text:style-name="T6">6:24:02 44:38:19 2993   423  MOURRE FROID</text:span></text:p>
          </table:table-cell>
          <table:table-cell table:formula="of:=LEFT([.C115];17)" office:value-type="string" office:string-value=" 6:24:02 44:38:19" calcext:value-type="string">
            <text:p><text:s/>6:24:02 44:38:19</text:p>
          </table:table-cell>
          <table:table-cell table:style-name="ce40" table:formula="of:=RIGHT([.D115];8)" office:value-type="string" office:string-value="44:38:19" calcext:value-type="string">
            <text:p>44:38:19</text:p>
          </table:table-cell>
          <table:table-cell table:style-name="ce40" table:formula="of:=LEFT([.C115];8)" office:value-type="string" office:string-value=" 6:24:02" calcext:value-type="string">
            <text:p><text:s/>6:24:02</text:p>
          </table:table-cell>
          <table:table-cell table:formula="of:=LEFT([.C115];22)" office:value-type="string" office:string-value=" 6:24:02 44:38:19 2993" calcext:value-type="string">
            <text:p><text:s/>6:24:02 44:38:19 2993</text:p>
          </table:table-cell>
          <table:table-cell table:style-name="ce40" table:formula="of:=RIGHT([.G115];4)" office:value-type="string" office:string-value="2993" calcext:value-type="string">
            <text:p>2993</text:p>
          </table:table-cell>
          <table:table-cell table:formula="of:=LEFT([.C115];28)" office:value-type="string" office:string-value=" 6:24:02 44:38:19 2993   423" calcext:value-type="string">
            <text:p><text:s/>6:24:02 44:38:19 2993 <text:s text:c="2"/>423</text:p>
          </table:table-cell>
          <table:table-cell table:style-name="ce40" table:formula="of:=RIGHT([.I115];4)" office:value-type="string" office:string-value=" 423" calcext:value-type="string">
            <text:p><text:s/>423</text:p>
          </table:table-cell>
          <table:table-cell table:style-name="ce43" table:formula="of:=[.J115]/[.H115]*100" office:value-type="float" office:value="14.1329769462078" calcext:value-type="float">
            <text:p>14,1</text:p>
          </table:table-cell>
          <table:table-cell table:style-name="ce104" office:value-type="float" office:value="975" calcext:value-type="float">
            <text:p>975</text:p>
          </table:table-cell>
          <table:table-cell table:style-name="ce43" office:value-type="float" office:value="6.5" calcext:value-type="float">
            <text:p>6,5</text:p>
          </table:table-cell>
          <table:table-cell table:style-name="ce44" table:formula="of:=RIGHT([.C115];LEN([.C115])-30)" office:value-type="string" office:string-value="MOURRE FROID" calcext:value-type="string">
            <text:p>MOURRE FROID</text:p>
          </table:table-cell>
          <table:table-cell table:formula="of:=VALUE([.H115])" office:value-type="float" office:value="2993" calcext:value-type="float">
            <text:p>2993</text:p>
          </table:table-cell>
          <table:table-cell table:formula="of:=VALUE([.J115])" office:value-type="float" office:value="423" calcext:value-type="float">
            <text:p>423</text:p>
          </table:table-cell>
          <table:table-cell table:style-name="ce2" table:formula="of:=[.O115]+[.P115]" office:value-type="float" office:value="3416" calcext:value-type="float">
            <text:p>3416</text:p>
          </table:table-cell>
          <table:table-cell office:value-type="string" calcext:value-type="string">
            <text:p>Automne 2007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2" table:formula="of:=[.O116]+[.P116]" office:value-type="float" office:value="3266" calcext:value-type="float">
            <text:p>3266</text:p>
          </table:table-cell>
          <table:table-cell table:style-name="ce9" office:value-type="string" calcext:value-type="string">
            <text:p><text:s/>6:27:01 45:17:52 2824 <text:s text:c="2"/>442 <text:s/>GRAND PERRON DES ENCOMBRES</text:p>
          </table:table-cell>
          <table:table-cell table:formula="of:=LEFT([.C116];17)" office:value-type="string" office:string-value=" 6:27:01 45:17:52" calcext:value-type="string">
            <text:p><text:s/>6:27:01 45:17:52</text:p>
          </table:table-cell>
          <table:table-cell table:style-name="ce40" table:formula="of:=RIGHT([.D116];8)" office:value-type="string" office:string-value="45:17:52" calcext:value-type="string">
            <text:p>45:17:52</text:p>
          </table:table-cell>
          <table:table-cell table:style-name="ce40" table:formula="of:=LEFT([.C116];8)" office:value-type="string" office:string-value=" 6:27:01" calcext:value-type="string">
            <text:p><text:s/>6:27:01</text:p>
          </table:table-cell>
          <table:table-cell table:formula="of:=LEFT([.C116];22)" office:value-type="string" office:string-value=" 6:27:01 45:17:52 2824" calcext:value-type="string">
            <text:p><text:s/>6:27:01 45:17:52 2824</text:p>
          </table:table-cell>
          <table:table-cell table:style-name="ce40" table:formula="of:=RIGHT([.G116];4)" office:value-type="string" office:string-value="2824" calcext:value-type="string">
            <text:p>2824</text:p>
          </table:table-cell>
          <table:table-cell table:formula="of:=LEFT([.C116];28)" office:value-type="string" office:string-value=" 6:27:01 45:17:52 2824   442" calcext:value-type="string">
            <text:p><text:s/>6:27:01 45:17:52 2824 <text:s text:c="2"/>442</text:p>
          </table:table-cell>
          <table:table-cell table:style-name="ce40" table:formula="of:=RIGHT([.I116];4)" office:value-type="string" office:string-value=" 442" calcext:value-type="string">
            <text:p><text:s/>442</text:p>
          </table:table-cell>
          <table:table-cell table:style-name="ce43" table:formula="of:=[.J116]/[.H116]*100" office:value-type="float" office:value="15.6515580736544" calcext:value-type="float">
            <text:p>15,7</text:p>
          </table:table-cell>
          <table:table-cell table:style-name="ce104" office:value-type="float" office:value="974" calcext:value-type="float">
            <text:p>974</text:p>
          </table:table-cell>
          <table:table-cell table:style-name="ce43" office:value-type="float" office:value="6.5" calcext:value-type="float">
            <text:p>6,5</text:p>
          </table:table-cell>
          <table:table-cell table:style-name="ce44" table:formula="of:=RIGHT([.C116];LEN([.C116])-30)" office:value-type="string" office:string-value="GRAND PERRON DES ENCOMBRES" calcext:value-type="string">
            <text:p>GRAND PERRON DES ENCOMBRES</text:p>
          </table:table-cell>
          <table:table-cell table:formula="of:=VALUE([.H116])" office:value-type="float" office:value="2824" calcext:value-type="float">
            <text:p>2824</text:p>
          </table:table-cell>
          <table:table-cell table:formula="of:=VALUE([.J116])" office:value-type="float" office:value="442" calcext:value-type="float">
            <text:p>442</text:p>
          </table:table-cell>
          <table:table-cell table:style-name="ce2" table:formula="of:=[.O116]+[.P116]" office:value-type="float" office:value="3266" calcext:value-type="float">
            <text:p>326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2" table:formula="of:=[.O117]+[.P117]" office:value-type="float" office:value="3255" calcext:value-type="float">
            <text:p>3255</text:p>
          </table:table-cell>
          <table:table-cell table:style-name="ce9" office:value-type="string" calcext:value-type="string">
            <text:p><text:s/>6:49:19 45:42:42 3066 <text:s text:c="2"/>189 <text:s/>MONT MIRAVIDI</text:p>
          </table:table-cell>
          <table:table-cell table:formula="of:=LEFT([.C117];17)" office:value-type="string" office:string-value=" 6:49:19 45:42:42" calcext:value-type="string">
            <text:p><text:s/>6:49:19 45:42:42</text:p>
          </table:table-cell>
          <table:table-cell table:style-name="ce40" table:formula="of:=RIGHT([.D117];8)" office:value-type="string" office:string-value="45:42:42" calcext:value-type="string">
            <text:p>45:42:42</text:p>
          </table:table-cell>
          <table:table-cell table:style-name="ce40" table:formula="of:=LEFT([.C117];8)" office:value-type="string" office:string-value=" 6:49:19" calcext:value-type="string">
            <text:p><text:s/>6:49:19</text:p>
          </table:table-cell>
          <table:table-cell table:formula="of:=LEFT([.C117];22)" office:value-type="string" office:string-value=" 6:49:19 45:42:42 3066" calcext:value-type="string">
            <text:p><text:s/>6:49:19 45:42:42 3066</text:p>
          </table:table-cell>
          <table:table-cell table:style-name="ce40" table:formula="of:=RIGHT([.G117];4)" office:value-type="string" office:string-value="3066" calcext:value-type="string">
            <text:p>3066</text:p>
          </table:table-cell>
          <table:table-cell table:formula="of:=LEFT([.C117];28)" office:value-type="string" office:string-value=" 6:49:19 45:42:42 3066   189" calcext:value-type="string">
            <text:p><text:s/>6:49:19 45:42:42 3066 <text:s text:c="2"/>189</text:p>
          </table:table-cell>
          <table:table-cell table:style-name="ce40" table:formula="of:=RIGHT([.I117];4)" office:value-type="string" office:string-value=" 189" calcext:value-type="string">
            <text:p><text:s/>189</text:p>
          </table:table-cell>
          <table:table-cell table:style-name="ce43" table:formula="of:=[.J117]/[.H117]*100" office:value-type="float" office:value="6.16438356164384" calcext:value-type="float">
            <text:p>6,2</text:p>
          </table:table-cell>
          <table:table-cell table:style-name="ce104" office:value-type="float" office:value="940" calcext:value-type="float">
            <text:p>940</text:p>
          </table:table-cell>
          <table:table-cell table:style-name="ce43" office:value-type="float" office:value="1.7" calcext:value-type="float">
            <text:p>1,7</text:p>
          </table:table-cell>
          <table:table-cell table:style-name="ce44" table:formula="of:=RIGHT([.C117];LEN([.C117])-30)" office:value-type="string" office:string-value="MONT MIRAVIDI" calcext:value-type="string">
            <text:p>MONT MIRAVIDI</text:p>
          </table:table-cell>
          <table:table-cell table:formula="of:=VALUE([.H117])" office:value-type="float" office:value="3066" calcext:value-type="float">
            <text:p>3066</text:p>
          </table:table-cell>
          <table:table-cell table:formula="of:=VALUE([.J117])" office:value-type="float" office:value="189" calcext:value-type="float">
            <text:p>189</text:p>
          </table:table-cell>
          <table:table-cell table:style-name="ce2" table:formula="of:=[.O117]+[.P117]" office:value-type="float" office:value="3255" calcext:value-type="float">
            <text:p>3255</text:p>
          </table:table-cell>
          <table:table-cell office:value-type="float" office:value="2016" calcext:value-type="float">
            <text:p>2016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2" table:formula="of:=[.O118]+[.P118]" office:value-type="float" office:value="3772" calcext:value-type="float">
            <text:p>3772</text:p>
          </table:table-cell>
          <table:table-cell table:style-name="ce5" office:value-type="string" calcext:value-type="string">
            <text:p><text:s/>7:16:48 45:35:31 3630 <text:s text:c="2"/>142 <text:s/>Punta Rossa della Grivola</text:p>
          </table:table-cell>
          <table:table-cell table:formula="of:=LEFT([.C118];17)" office:value-type="string" office:string-value=" 7:16:48 45:35:31" calcext:value-type="string">
            <text:p><text:s/>7:16:48 45:35:31</text:p>
          </table:table-cell>
          <table:table-cell table:style-name="ce40" table:formula="of:=RIGHT([.D118];8)" office:value-type="string" office:string-value="45:35:31" calcext:value-type="string">
            <text:p>45:35:31</text:p>
          </table:table-cell>
          <table:table-cell table:style-name="ce40" table:formula="of:=LEFT([.C118];8)" office:value-type="string" office:string-value=" 7:16:48" calcext:value-type="string">
            <text:p><text:s/>7:16:48</text:p>
          </table:table-cell>
          <table:table-cell table:formula="of:=LEFT([.C118];22)" office:value-type="string" office:string-value=" 7:16:48 45:35:31 3630" calcext:value-type="string">
            <text:p><text:s/>7:16:48 45:35:31 3630</text:p>
          </table:table-cell>
          <table:table-cell table:style-name="ce40" table:formula="of:=RIGHT([.G118];4)" office:value-type="string" office:string-value="3630" calcext:value-type="string">
            <text:p>3630</text:p>
          </table:table-cell>
          <table:table-cell table:formula="of:=LEFT([.C118];28)" office:value-type="string" office:string-value=" 7:16:48 45:35:31 3630   142" calcext:value-type="string">
            <text:p><text:s/>7:16:48 45:35:31 3630 <text:s text:c="2"/>142</text:p>
          </table:table-cell>
          <table:table-cell table:style-name="ce40" table:formula="of:=RIGHT([.I118];4)" office:value-type="string" office:string-value=" 142" calcext:value-type="string">
            <text:p><text:s/>142</text:p>
          </table:table-cell>
          <table:table-cell table:style-name="ce43" table:formula="of:=[.J118]/[.H118]*100" office:value-type="float" office:value="3.91184573002755" calcext:value-type="float">
            <text:p>3,9</text:p>
          </table:table-cell>
          <table:table-cell table:style-name="ce104" office:value-type="float" office:value="890" calcext:value-type="float">
            <text:p>890</text:p>
          </table:table-cell>
          <table:table-cell table:style-name="ce43" office:value-type="float" office:value="1" calcext:value-type="float">
            <text:p>1,0</text:p>
          </table:table-cell>
          <table:table-cell table:style-name="ce44" table:formula="of:=RIGHT([.C118];LEN([.C118])-30)" office:value-type="string" office:string-value="Punta Rossa della Grivola" calcext:value-type="string">
            <text:p>Punta Rossa della Grivola</text:p>
          </table:table-cell>
          <table:table-cell table:formula="of:=VALUE([.H118])" office:value-type="float" office:value="3630" calcext:value-type="float">
            <text:p>3630</text:p>
          </table:table-cell>
          <table:table-cell table:formula="of:=VALUE([.J118])" office:value-type="float" office:value="142" calcext:value-type="float">
            <text:p>142</text:p>
          </table:table-cell>
          <table:table-cell table:style-name="ce2" table:formula="of:=[.O118]+[.P118]" office:value-type="float" office:value="3772" calcext:value-type="float">
            <text:p>377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2" table:formula="of:=[.O119]+[.P119]" office:value-type="float" office:value="3424" calcext:value-type="float">
            <text:p>3424</text:p>
          </table:table-cell>
          <table:table-cell table:style-name="ce5" office:value-type="string" calcext:value-type="string">
            <text:p><text:s/>7:04:04 44:43:02 3171 <text:s text:c="2"/>253 <text:s/>MONTE GRANERO</text:p>
          </table:table-cell>
          <table:table-cell table:formula="of:=LEFT([.C119];17)" office:value-type="string" office:string-value=" 7:04:04 44:43:02" calcext:value-type="string">
            <text:p><text:s/>7:04:04 44:43:02</text:p>
          </table:table-cell>
          <table:table-cell table:style-name="ce40" table:formula="of:=RIGHT([.D119];8)" office:value-type="string" office:string-value="44:43:02" calcext:value-type="string">
            <text:p>44:43:02</text:p>
          </table:table-cell>
          <table:table-cell table:style-name="ce40" table:formula="of:=LEFT([.C119];8)" office:value-type="string" office:string-value=" 7:04:04" calcext:value-type="string">
            <text:p><text:s/>7:04:04</text:p>
          </table:table-cell>
          <table:table-cell table:formula="of:=LEFT([.C119];22)" office:value-type="string" office:string-value=" 7:04:04 44:43:02 3171" calcext:value-type="string">
            <text:p><text:s/>7:04:04 44:43:02 3171</text:p>
          </table:table-cell>
          <table:table-cell table:style-name="ce40" table:formula="of:=RIGHT([.G119];4)" office:value-type="string" office:string-value="3171" calcext:value-type="string">
            <text:p>3171</text:p>
          </table:table-cell>
          <table:table-cell table:formula="of:=LEFT([.C119];28)" office:value-type="string" office:string-value=" 7:04:04 44:43:02 3171   253" calcext:value-type="string">
            <text:p><text:s/>7:04:04 44:43:02 3171 <text:s text:c="2"/>253</text:p>
          </table:table-cell>
          <table:table-cell table:style-name="ce40" table:formula="of:=RIGHT([.I119];4)" office:value-type="string" office:string-value=" 253" calcext:value-type="string">
            <text:p><text:s/>253</text:p>
          </table:table-cell>
          <table:table-cell table:style-name="ce43" table:formula="of:=[.J119]/[.H119]*100" office:value-type="float" office:value="7.97855566067487" calcext:value-type="float">
            <text:p>8,0</text:p>
          </table:table-cell>
          <table:table-cell table:style-name="ce104" office:value-type="float" office:value="888" calcext:value-type="float">
            <text:p>888</text:p>
          </table:table-cell>
          <table:table-cell table:style-name="ce43" office:value-type="float" office:value="4" calcext:value-type="float">
            <text:p>4,0</text:p>
          </table:table-cell>
          <table:table-cell table:style-name="ce44" table:formula="of:=RIGHT([.C119];LEN([.C119])-30)" office:value-type="string" office:string-value="MONTE GRANERO" calcext:value-type="string">
            <text:p>MONTE GRANERO</text:p>
          </table:table-cell>
          <table:table-cell table:formula="of:=VALUE([.H119])" office:value-type="float" office:value="3171" calcext:value-type="float">
            <text:p>3171</text:p>
          </table:table-cell>
          <table:table-cell table:formula="of:=VALUE([.J119])" office:value-type="float" office:value="253" calcext:value-type="float">
            <text:p>253</text:p>
          </table:table-cell>
          <table:table-cell table:style-name="ce2" table:formula="of:=[.O119]+[.P119]" office:value-type="float" office:value="3424" calcext:value-type="float">
            <text:p>3424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telle, Pierric, Marie, Pascal</text:p>
          </table:table-cell>
          <table:table-cell table:number-columns-repeated="1005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2" table:formula="of:=[.O120]+[.P120]" office:value-type="float" office:value="3261" calcext:value-type="float">
            <text:p>3261</text:p>
          </table:table-cell>
          <table:table-cell table:style-name="ce5" office:value-type="string" calcext:value-type="string">
            <text:p><text:s/>6:21:48 44:44:02 3071 <text:s text:c="2"/>190 <text:s/>ROC DIOLON</text:p>
          </table:table-cell>
          <table:table-cell table:formula="of:=LEFT([.C120];17)" office:value-type="string" office:string-value=" 6:21:48 44:44:02" calcext:value-type="string">
            <text:p><text:s/>6:21:48 44:44:02</text:p>
          </table:table-cell>
          <table:table-cell table:style-name="ce40" table:formula="of:=RIGHT([.D120];8)" office:value-type="string" office:string-value="44:44:02" calcext:value-type="string">
            <text:p>44:44:02</text:p>
          </table:table-cell>
          <table:table-cell table:style-name="ce40" table:formula="of:=LEFT([.C120];8)" office:value-type="string" office:string-value=" 6:21:48" calcext:value-type="string">
            <text:p><text:s/>6:21:48</text:p>
          </table:table-cell>
          <table:table-cell table:formula="of:=LEFT([.C120];22)" office:value-type="string" office:string-value=" 6:21:48 44:44:02 3071" calcext:value-type="string">
            <text:p><text:s/>6:21:48 44:44:02 3071</text:p>
          </table:table-cell>
          <table:table-cell table:style-name="ce40" table:formula="of:=RIGHT([.G120];4)" office:value-type="string" office:string-value="3071" calcext:value-type="string">
            <text:p>3071</text:p>
          </table:table-cell>
          <table:table-cell table:formula="of:=LEFT([.C120];28)" office:value-type="string" office:string-value=" 6:21:48 44:44:02 3071   190" calcext:value-type="string">
            <text:p><text:s/>6:21:48 44:44:02 3071 <text:s text:c="2"/>190</text:p>
          </table:table-cell>
          <table:table-cell table:style-name="ce40" table:formula="of:=RIGHT([.I120];4)" office:value-type="string" office:string-value=" 190" calcext:value-type="string">
            <text:p><text:s/>190</text:p>
          </table:table-cell>
          <table:table-cell table:style-name="ce43" table:formula="of:=[.J120]/[.H120]*100" office:value-type="float" office:value="6.18690980136763" calcext:value-type="float">
            <text:p>6,2</text:p>
          </table:table-cell>
          <table:table-cell table:style-name="ce104" office:value-type="float" office:value="774" calcext:value-type="float">
            <text:p>774</text:p>
          </table:table-cell>
          <table:table-cell table:style-name="ce43" office:value-type="float" office:value="1.8" calcext:value-type="float">
            <text:p>1,8</text:p>
          </table:table-cell>
          <table:table-cell table:style-name="ce44" table:formula="of:=RIGHT([.C120];LEN([.C120])-30)" office:value-type="string" office:string-value="ROC DIOLON" calcext:value-type="string">
            <text:p>ROC DIOLON</text:p>
          </table:table-cell>
          <table:table-cell table:formula="of:=VALUE([.H120])" office:value-type="float" office:value="3071" calcext:value-type="float">
            <text:p>3071</text:p>
          </table:table-cell>
          <table:table-cell table:formula="of:=VALUE([.J120])" office:value-type="float" office:value="190" calcext:value-type="float">
            <text:p>190</text:p>
          </table:table-cell>
          <table:table-cell table:style-name="ce2" table:formula="of:=[.O120]+[.P120]" office:value-type="float" office:value="3261" calcext:value-type="float">
            <text:p>3261</text:p>
          </table:table-cell>
          <table:table-cell office:value-type="string" calcext:value-type="string">
            <text:p>Automne 2007 / 2015</text:p>
          </table:table-cell>
          <table:table-cell office:value-type="string" calcext:value-type="string">
            <text:p>Estelle / 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2" table:formula="of:=[.O121]+[.P121]" office:value-type="float" office:value="3353" calcext:value-type="float">
            <text:p>3353</text:p>
          </table:table-cell>
          <table:table-cell table:style-name="ce5" office:value-type="string" calcext:value-type="string">
            <text:p><text:s/>6:41:38 45:14:50 3128 <text:s text:c="2"/>225 <text:s/>LE RATEAU D'AUSSOIS</text:p>
          </table:table-cell>
          <table:table-cell table:formula="of:=LEFT([.C121];17)" office:value-type="string" office:string-value=" 6:41:38 45:14:50" calcext:value-type="string">
            <text:p><text:s/>6:41:38 45:14:50</text:p>
          </table:table-cell>
          <table:table-cell table:style-name="ce40" table:formula="of:=RIGHT([.D121];8)" office:value-type="string" office:string-value="45:14:50" calcext:value-type="string">
            <text:p>45:14:50</text:p>
          </table:table-cell>
          <table:table-cell table:style-name="ce40" table:formula="of:=LEFT([.C121];8)" office:value-type="string" office:string-value=" 6:41:38" calcext:value-type="string">
            <text:p><text:s/>6:41:38</text:p>
          </table:table-cell>
          <table:table-cell table:formula="of:=LEFT([.C121];22)" office:value-type="string" office:string-value=" 6:41:38 45:14:50 3128" calcext:value-type="string">
            <text:p><text:s/>6:41:38 45:14:50 3128</text:p>
          </table:table-cell>
          <table:table-cell table:style-name="ce40" table:formula="of:=RIGHT([.G121];4)" office:value-type="string" office:string-value="3128" calcext:value-type="string">
            <text:p>3128</text:p>
          </table:table-cell>
          <table:table-cell table:formula="of:=LEFT([.C121];28)" office:value-type="string" office:string-value=" 6:41:38 45:14:50 3128   225" calcext:value-type="string">
            <text:p><text:s/>6:41:38 45:14:50 3128 <text:s text:c="2"/>225</text:p>
          </table:table-cell>
          <table:table-cell table:style-name="ce40" table:formula="of:=RIGHT([.I121];4)" office:value-type="string" office:string-value=" 225" calcext:value-type="string">
            <text:p><text:s/>225</text:p>
          </table:table-cell>
          <table:table-cell table:style-name="ce43" table:formula="of:=[.J121]/[.H121]*100" office:value-type="float" office:value="7.19309462915601" calcext:value-type="float">
            <text:p>7,2</text:p>
          </table:table-cell>
          <table:table-cell table:style-name="ce104" office:value-type="float" office:value="766" calcext:value-type="float">
            <text:p>766</text:p>
          </table:table-cell>
          <table:table-cell table:style-name="ce43" office:value-type="float" office:value="1.8" calcext:value-type="float">
            <text:p>1,8</text:p>
          </table:table-cell>
          <table:table-cell table:style-name="ce44" table:formula="of:=RIGHT([.C121];LEN([.C121])-30)" office:value-type="string" office:string-value="LE RATEAU D'AUSSOIS" calcext:value-type="string">
            <text:p>LE RATEAU D'AUSSOIS</text:p>
          </table:table-cell>
          <table:table-cell table:formula="of:=VALUE([.H121])" office:value-type="float" office:value="3128" calcext:value-type="float">
            <text:p>3128</text:p>
          </table:table-cell>
          <table:table-cell table:formula="of:=VALUE([.J121])" office:value-type="float" office:value="225" calcext:value-type="float">
            <text:p>225</text:p>
          </table:table-cell>
          <table:table-cell table:style-name="ce2" table:formula="of:=[.O121]+[.P121]" office:value-type="float" office:value="3353" calcext:value-type="float">
            <text:p>3353</text:p>
          </table:table-cell>
          <table:table-cell office:value-type="string" calcext:value-type="string">
            <text:p>Automne 2017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2" table:formula="of:=[.O122]+[.P122]" office:value-type="float" office:value="3497" calcext:value-type="float">
            <text:p>3497</text:p>
          </table:table-cell>
          <table:table-cell table:style-name="ce5" office:value-type="string" calcext:value-type="string">
            <text:p><text:s/>6:45:19 45:45:51 3196 <text:s text:c="2"/>301 <text:s/>MONT TONDU</text:p>
          </table:table-cell>
          <table:table-cell table:formula="of:=LEFT([.C122];17)" office:value-type="string" office:string-value=" 6:45:19 45:45:51" calcext:value-type="string">
            <text:p><text:s/>6:45:19 45:45:51</text:p>
          </table:table-cell>
          <table:table-cell table:style-name="ce40" table:formula="of:=RIGHT([.D122];8)" office:value-type="string" office:string-value="45:45:51" calcext:value-type="string">
            <text:p>45:45:51</text:p>
          </table:table-cell>
          <table:table-cell table:style-name="ce40" table:formula="of:=LEFT([.C122];8)" office:value-type="string" office:string-value=" 6:45:19" calcext:value-type="string">
            <text:p><text:s/>6:45:19</text:p>
          </table:table-cell>
          <table:table-cell table:formula="of:=LEFT([.C122];22)" office:value-type="string" office:string-value=" 6:45:19 45:45:51 3196" calcext:value-type="string">
            <text:p><text:s/>6:45:19 45:45:51 3196</text:p>
          </table:table-cell>
          <table:table-cell table:style-name="ce40" table:formula="of:=RIGHT([.G122];4)" office:value-type="string" office:string-value="3196" calcext:value-type="string">
            <text:p>3196</text:p>
          </table:table-cell>
          <table:table-cell table:formula="of:=LEFT([.C122];28)" office:value-type="string" office:string-value=" 6:45:19 45:45:51 3196   301" calcext:value-type="string">
            <text:p><text:s/>6:45:19 45:45:51 3196 <text:s text:c="2"/>301</text:p>
          </table:table-cell>
          <table:table-cell table:style-name="ce40" table:formula="of:=RIGHT([.I122];4)" office:value-type="string" office:string-value=" 301" calcext:value-type="string">
            <text:p><text:s/>301</text:p>
          </table:table-cell>
          <table:table-cell table:style-name="ce43" table:formula="of:=[.J122]/[.H122]*100" office:value-type="float" office:value="9.4180225281602" calcext:value-type="float">
            <text:p>9,4</text:p>
          </table:table-cell>
          <table:table-cell table:style-name="ce104" office:value-type="float" office:value="756" calcext:value-type="float">
            <text:p>756</text:p>
          </table:table-cell>
          <table:table-cell table:style-name="ce43" office:value-type="float" office:value="2.6" calcext:value-type="float">
            <text:p>2,6</text:p>
          </table:table-cell>
          <table:table-cell table:style-name="ce44" table:formula="of:=RIGHT([.C122];LEN([.C122])-30)" office:value-type="string" office:string-value="MONT TONDU" calcext:value-type="string">
            <text:p>MONT TONDU</text:p>
          </table:table-cell>
          <table:table-cell table:formula="of:=VALUE([.H122])" office:value-type="float" office:value="3196" calcext:value-type="float">
            <text:p>3196</text:p>
          </table:table-cell>
          <table:table-cell table:formula="of:=VALUE([.J122])" office:value-type="float" office:value="301" calcext:value-type="float">
            <text:p>301</text:p>
          </table:table-cell>
          <table:table-cell table:style-name="ce2" table:formula="of:=[.O122]+[.P122]" office:value-type="float" office:value="3497" calcext:value-type="float">
            <text:p>3497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Estelle + Stage CAF</text:p>
          </table:table-cell>
          <table:table-cell table:number-columns-repeated="1005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2" table:formula="of:=[.O123]+[.P123]" office:value-type="float" office:value="3332" calcext:value-type="float">
            <text:p>3332</text:p>
          </table:table-cell>
          <table:table-cell table:style-name="ce28" office:value-type="string" calcext:value-type="string">
            <text:p><text:span text:style-name="T8"> </text:span><text:span text:style-name="T9">6:52:24 44:32:46 3211   121  Brec de l’Homme</text:span></text:p>
          </table:table-cell>
          <table:table-cell table:formula="of:=LEFT([.C123];17)" office:value-type="string" office:string-value=" 6:52:24 44:32:46" calcext:value-type="string">
            <text:p><text:s/>6:52:24 44:32:46</text:p>
          </table:table-cell>
          <table:table-cell table:style-name="ce40" table:formula="of:=RIGHT([.D123];8)" office:value-type="string" office:string-value="44:32:46" calcext:value-type="string">
            <text:p>44:32:46</text:p>
          </table:table-cell>
          <table:table-cell table:style-name="ce40" table:formula="of:=LEFT([.C123];8)" office:value-type="string" office:string-value=" 6:52:24" calcext:value-type="string">
            <text:p><text:s/>6:52:24</text:p>
          </table:table-cell>
          <table:table-cell table:formula="of:=LEFT([.C123];22)" office:value-type="string" office:string-value=" 6:52:24 44:32:46 3211" calcext:value-type="string">
            <text:p><text:s/>6:52:24 44:32:46 3211</text:p>
          </table:table-cell>
          <table:table-cell table:style-name="ce40" table:formula="of:=RIGHT([.G123];4)" office:value-type="string" office:string-value="3211" calcext:value-type="string">
            <text:p>3211</text:p>
          </table:table-cell>
          <table:table-cell table:formula="of:=LEFT([.C123];28)" office:value-type="string" office:string-value=" 6:52:24 44:32:46 3211   121" calcext:value-type="string">
            <text:p><text:s/>6:52:24 44:32:46 3211 <text:s text:c="2"/>121</text:p>
          </table:table-cell>
          <table:table-cell table:style-name="ce40" table:formula="of:=RIGHT([.I123];4)" office:value-type="string" office:string-value=" 121" calcext:value-type="string">
            <text:p><text:s/>121</text:p>
          </table:table-cell>
          <table:table-cell table:style-name="ce43" table:formula="of:=[.J123]/[.H123]*100" office:value-type="float" office:value="3.76829648084709" calcext:value-type="float">
            <text:p>3,8</text:p>
          </table:table-cell>
          <table:table-cell table:style-name="ce104" office:value-type="float" office:value="756" calcext:value-type="float">
            <text:p>756</text:p>
          </table:table-cell>
          <table:table-cell table:style-name="ce43" office:value-type="float" office:value="0.6" calcext:value-type="float">
            <text:p>0,6</text:p>
          </table:table-cell>
          <table:table-cell table:style-name="ce44" table:formula="of:=RIGHT([.C123];LEN([.C123])-30)" office:value-type="string" office:string-value="Brec de l’Homme" calcext:value-type="string">
            <text:p>Brec de l’Homme</text:p>
          </table:table-cell>
          <table:table-cell table:formula="of:=VALUE([.H123])" office:value-type="float" office:value="3211" calcext:value-type="float">
            <text:p>3211</text:p>
          </table:table-cell>
          <table:table-cell table:formula="of:=VALUE([.J123])" office:value-type="float" office:value="121" calcext:value-type="float">
            <text:p>121</text:p>
          </table:table-cell>
          <table:table-cell table:style-name="ce2" table:formula="of:=[.O123]+[.P123]" office:value-type="float" office:value="3332" calcext:value-type="float">
            <text:p>333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2" table:formula="of:=[.O124]+[.P124]" office:value-type="float" office:value="3243" calcext:value-type="float">
            <text:p>3243</text:p>
          </table:table-cell>
          <table:table-cell table:style-name="ce5" office:value-type="string" calcext:value-type="string">
            <text:p><text:s/>7:03:46 44:40:51 3052 <text:s text:c="2"/>191 <text:s/>POINTE JOANNE / Monte Losetta</text:p>
          </table:table-cell>
          <table:table-cell table:formula="of:=LEFT([.C124];17)" office:value-type="string" office:string-value=" 7:03:46 44:40:51" calcext:value-type="string">
            <text:p><text:s/>7:03:46 44:40:51</text:p>
          </table:table-cell>
          <table:table-cell table:style-name="ce40" table:formula="of:=RIGHT([.D124];8)" office:value-type="string" office:string-value="44:40:51" calcext:value-type="string">
            <text:p>44:40:51</text:p>
          </table:table-cell>
          <table:table-cell table:style-name="ce40" table:formula="of:=LEFT([.C124];8)" office:value-type="string" office:string-value=" 7:03:46" calcext:value-type="string">
            <text:p><text:s/>7:03:46</text:p>
          </table:table-cell>
          <table:table-cell table:formula="of:=LEFT([.C124];22)" office:value-type="string" office:string-value=" 7:03:46 44:40:51 3052" calcext:value-type="string">
            <text:p><text:s/>7:03:46 44:40:51 3052</text:p>
          </table:table-cell>
          <table:table-cell table:style-name="ce40" table:formula="of:=RIGHT([.G124];4)" office:value-type="string" office:string-value="3052" calcext:value-type="string">
            <text:p>3052</text:p>
          </table:table-cell>
          <table:table-cell table:formula="of:=LEFT([.C124];28)" office:value-type="string" office:string-value=" 7:03:46 44:40:51 3052   191" calcext:value-type="string">
            <text:p><text:s/>7:03:46 44:40:51 3052 <text:s text:c="2"/>191</text:p>
          </table:table-cell>
          <table:table-cell table:style-name="ce40" table:formula="of:=RIGHT([.I124];4)" office:value-type="string" office:string-value=" 191" calcext:value-type="string">
            <text:p><text:s/>191</text:p>
          </table:table-cell>
          <table:table-cell table:style-name="ce43" table:formula="of:=[.J124]/[.H124]*100" office:value-type="float" office:value="6.25819134993447" calcext:value-type="float">
            <text:p>6,3</text:p>
          </table:table-cell>
          <table:table-cell table:style-name="ce104" office:value-type="float" office:value="692" calcext:value-type="float">
            <text:p>692</text:p>
          </table:table-cell>
          <table:table-cell table:style-name="ce43" office:value-type="float" office:value="1" calcext:value-type="float">
            <text:p>1,0</text:p>
          </table:table-cell>
          <table:table-cell table:style-name="ce44" table:formula="of:=RIGHT([.C124];LEN([.C124])-30)" office:value-type="string" office:string-value="POINTE JOANNE / Monte Losetta" calcext:value-type="string">
            <text:p>POINTE JOANNE / Monte Losetta</text:p>
          </table:table-cell>
          <table:table-cell table:formula="of:=VALUE([.H124])" office:value-type="float" office:value="3052" calcext:value-type="float">
            <text:p>3052</text:p>
          </table:table-cell>
          <table:table-cell table:formula="of:=VALUE([.J124])" office:value-type="float" office:value="191" calcext:value-type="float">
            <text:p>191</text:p>
          </table:table-cell>
          <table:table-cell table:style-name="ce2" table:formula="of:=[.O124]+[.P124]" office:value-type="float" office:value="3243" calcext:value-type="float">
            <text:p>3243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telle, Pierric, Marie, Pascal</text:p>
          </table:table-cell>
          <table:table-cell table:number-columns-repeated="1005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2" table:formula="of:=[.O125]+[.P125]" office:value-type="float" office:value="3341" calcext:value-type="float">
            <text:p>3341</text:p>
          </table:table-cell>
          <table:table-cell table:style-name="ce5" office:value-type="string" calcext:value-type="string">
            <text:p><text:s/>7:00:27 45:23:57 3135 <text:s text:c="2"/>206 <text:s/>PELAOU BLANC</text:p>
          </table:table-cell>
          <table:table-cell table:formula="of:=LEFT([.C125];17)" office:value-type="string" office:string-value=" 7:00:27 45:23:57" calcext:value-type="string">
            <text:p><text:s/>7:00:27 45:23:57</text:p>
          </table:table-cell>
          <table:table-cell table:style-name="ce40" table:formula="of:=RIGHT([.D125];8)" office:value-type="string" office:string-value="45:23:57" calcext:value-type="string">
            <text:p>45:23:57</text:p>
          </table:table-cell>
          <table:table-cell table:style-name="ce40" table:formula="of:=LEFT([.C125];8)" office:value-type="string" office:string-value=" 7:00:27" calcext:value-type="string">
            <text:p><text:s/>7:00:27</text:p>
          </table:table-cell>
          <table:table-cell table:formula="of:=LEFT([.C125];22)" office:value-type="string" office:string-value=" 7:00:27 45:23:57 3135" calcext:value-type="string">
            <text:p><text:s/>7:00:27 45:23:57 3135</text:p>
          </table:table-cell>
          <table:table-cell table:style-name="ce40" table:formula="of:=RIGHT([.G125];4)" office:value-type="string" office:string-value="3135" calcext:value-type="string">
            <text:p>3135</text:p>
          </table:table-cell>
          <table:table-cell table:formula="of:=LEFT([.C125];28)" office:value-type="string" office:string-value=" 7:00:27 45:23:57 3135   206" calcext:value-type="string">
            <text:p><text:s/>7:00:27 45:23:57 3135 <text:s text:c="2"/>206</text:p>
          </table:table-cell>
          <table:table-cell table:style-name="ce40" table:formula="of:=RIGHT([.I125];4)" office:value-type="string" office:string-value=" 206" calcext:value-type="string">
            <text:p><text:s/>206</text:p>
          </table:table-cell>
          <table:table-cell table:style-name="ce43" table:formula="of:=[.J125]/[.H125]*100" office:value-type="float" office:value="6.57097288676236" calcext:value-type="float">
            <text:p>6,6</text:p>
          </table:table-cell>
          <table:table-cell table:style-name="ce104" office:value-type="float" office:value="671" calcext:value-type="float">
            <text:p>671</text:p>
          </table:table-cell>
          <table:table-cell table:style-name="ce43" office:value-type="float" office:value="3.3" calcext:value-type="float">
            <text:p>3,3</text:p>
          </table:table-cell>
          <table:table-cell table:style-name="ce44" table:formula="of:=RIGHT([.C125];LEN([.C125])-30)" office:value-type="string" office:string-value="PELAOU BLANC" calcext:value-type="string">
            <text:p>PELAOU BLANC</text:p>
          </table:table-cell>
          <table:table-cell table:formula="of:=VALUE([.H125])" office:value-type="float" office:value="3135" calcext:value-type="float">
            <text:p>3135</text:p>
          </table:table-cell>
          <table:table-cell table:formula="of:=VALUE([.J125])" office:value-type="float" office:value="206" calcext:value-type="float">
            <text:p>206</text:p>
          </table:table-cell>
          <table:table-cell table:style-name="ce2" table:formula="of:=[.O125]+[.P125]" office:value-type="float" office:value="3341" calcext:value-type="float">
            <text:p>334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2" table:formula="of:=[.O126]+[.P126]" office:value-type="float" office:value="3246" calcext:value-type="float">
            <text:p>3246</text:p>
          </table:table-cell>
          <table:table-cell table:style-name="ce5" office:value-type="string" calcext:value-type="string">
            <text:p><text:s/>6:55:58 44:35:34 3155 <text:s text:c="3"/>91 <text:s/>Tête de Gandin</text:p>
          </table:table-cell>
          <table:table-cell table:formula="of:=LEFT([.C126];17)" office:value-type="string" office:string-value=" 6:55:58 44:35:34" calcext:value-type="string">
            <text:p><text:s/>6:55:58 44:35:34</text:p>
          </table:table-cell>
          <table:table-cell table:style-name="ce40" table:formula="of:=RIGHT([.D126];8)" office:value-type="string" office:string-value="44:35:34" calcext:value-type="string">
            <text:p>44:35:34</text:p>
          </table:table-cell>
          <table:table-cell table:style-name="ce40" table:formula="of:=LEFT([.C126];8)" office:value-type="string" office:string-value=" 6:55:58" calcext:value-type="string">
            <text:p><text:s/>6:55:58</text:p>
          </table:table-cell>
          <table:table-cell table:formula="of:=LEFT([.C126];22)" office:value-type="string" office:string-value=" 6:55:58 44:35:34 3155" calcext:value-type="string">
            <text:p><text:s/>6:55:58 44:35:34 3155</text:p>
          </table:table-cell>
          <table:table-cell table:style-name="ce40" table:formula="of:=RIGHT([.G126];4)" office:value-type="string" office:string-value="3155" calcext:value-type="string">
            <text:p>3155</text:p>
          </table:table-cell>
          <table:table-cell table:formula="of:=LEFT([.C126];28)" office:value-type="string" office:string-value=" 6:55:58 44:35:34 3155    91" calcext:value-type="string">
            <text:p><text:s/>6:55:58 44:35:34 3155 <text:s text:c="3"/>91</text:p>
          </table:table-cell>
          <table:table-cell table:style-name="ce40" table:formula="of:=RIGHT([.I126];4)" office:value-type="string" office:string-value="  91" calcext:value-type="string">
            <text:p><text:s text:c="2"/>91</text:p>
          </table:table-cell>
          <table:table-cell table:style-name="ce43" table:formula="of:=[.J126]/[.H126]*100" office:value-type="float" office:value="2.88431061806656" calcext:value-type="float">
            <text:p>2,9</text:p>
          </table:table-cell>
          <table:table-cell table:style-name="ce104" office:value-type="float" office:value="664" calcext:value-type="float">
            <text:p>664</text:p>
          </table:table-cell>
          <table:table-cell table:style-name="ce43" office:value-type="float" office:value="0.7" calcext:value-type="float">
            <text:p>0,7</text:p>
          </table:table-cell>
          <table:table-cell table:style-name="ce44" table:formula="of:=RIGHT([.C126];LEN([.C126])-30)" office:value-type="string" office:string-value="Tête de Gandin" calcext:value-type="string">
            <text:p>Tête de Gandin</text:p>
          </table:table-cell>
          <table:table-cell table:formula="of:=VALUE([.H126])" office:value-type="float" office:value="3155" calcext:value-type="float">
            <text:p>3155</text:p>
          </table:table-cell>
          <table:table-cell table:formula="of:=VALUE([.J126])" office:value-type="float" office:value="91" calcext:value-type="float">
            <text:p>91</text:p>
          </table:table-cell>
          <table:table-cell table:style-name="ce2" table:formula="of:=[.O126]+[.P126]" office:value-type="float" office:value="3246" calcext:value-type="float">
            <text:p>3246</text:p>
          </table:table-cell>
          <table:table-cell office:value-type="string" calcext:value-type="string">
            <text:p>Printemps 2004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2" table:formula="of:=[.O127]+[.P127]" office:value-type="float" office:value="3254" calcext:value-type="float">
            <text:p>3254</text:p>
          </table:table-cell>
          <table:table-cell table:style-name="ce5" office:value-type="string" calcext:value-type="string">
            <text:p><text:s/>6:52:12 44:32:14 3151 <text:s text:c="2"/>103 <text:s/>Tête de la Fréma</text:p>
          </table:table-cell>
          <table:table-cell table:formula="of:=LEFT([.C127];17)" office:value-type="string" office:string-value=" 6:52:12 44:32:14" calcext:value-type="string">
            <text:p><text:s/>6:52:12 44:32:14</text:p>
          </table:table-cell>
          <table:table-cell table:style-name="ce40" table:formula="of:=RIGHT([.D127];8)" office:value-type="string" office:string-value="44:32:14" calcext:value-type="string">
            <text:p>44:32:14</text:p>
          </table:table-cell>
          <table:table-cell table:style-name="ce40" table:formula="of:=LEFT([.C127];8)" office:value-type="string" office:string-value=" 6:52:12" calcext:value-type="string">
            <text:p><text:s/>6:52:12</text:p>
          </table:table-cell>
          <table:table-cell table:formula="of:=LEFT([.C127];22)" office:value-type="string" office:string-value=" 6:52:12 44:32:14 3151" calcext:value-type="string">
            <text:p><text:s/>6:52:12 44:32:14 3151</text:p>
          </table:table-cell>
          <table:table-cell table:style-name="ce40" table:formula="of:=RIGHT([.G127];4)" office:value-type="string" office:string-value="3151" calcext:value-type="string">
            <text:p>3151</text:p>
          </table:table-cell>
          <table:table-cell table:formula="of:=LEFT([.C127];28)" office:value-type="string" office:string-value=" 6:52:12 44:32:14 3151   103" calcext:value-type="string">
            <text:p><text:s/>6:52:12 44:32:14 3151 <text:s text:c="2"/>103</text:p>
          </table:table-cell>
          <table:table-cell table:style-name="ce40" table:formula="of:=RIGHT([.I127];4)" office:value-type="string" office:string-value=" 103" calcext:value-type="string">
            <text:p><text:s/>103</text:p>
          </table:table-cell>
          <table:table-cell table:style-name="ce43" table:formula="of:=[.J127]/[.H127]*100" office:value-type="float" office:value="3.26880355442717" calcext:value-type="float">
            <text:p>3,3</text:p>
          </table:table-cell>
          <table:table-cell table:style-name="ce104" office:value-type="float" office:value="640" calcext:value-type="float">
            <text:p>640</text:p>
          </table:table-cell>
          <table:table-cell table:style-name="ce43" office:value-type="float" office:value="1" calcext:value-type="float">
            <text:p>1,0</text:p>
          </table:table-cell>
          <table:table-cell table:style-name="ce44" table:formula="of:=RIGHT([.C127];LEN([.C127])-30)" office:value-type="string" office:string-value="Tête de la Fréma" calcext:value-type="string">
            <text:p>Tête de la Fréma</text:p>
          </table:table-cell>
          <table:table-cell table:formula="of:=VALUE([.H127])" office:value-type="float" office:value="3151" calcext:value-type="float">
            <text:p>3151</text:p>
          </table:table-cell>
          <table:table-cell table:formula="of:=VALUE([.J127])" office:value-type="float" office:value="103" calcext:value-type="float">
            <text:p>103</text:p>
          </table:table-cell>
          <table:table-cell table:style-name="ce2" table:formula="of:=[.O127]+[.P127]" office:value-type="float" office:value="3254" calcext:value-type="float">
            <text:p>3254</text:p>
          </table:table-cell>
          <table:table-cell office:value-type="string" calcext:value-type="string">
            <text:p>Automne 2003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2" table:formula="of:=[.O128]+[.P128]" office:value-type="float" office:value="3298" calcext:value-type="float">
            <text:p>3298</text:p>
          </table:table-cell>
          <table:table-cell table:style-name="ce5" office:value-type="string" calcext:value-type="string">
            <text:p><text:s/>6:51:30 44:30:46 3219 <text:s text:c="3"/>79 <text:s/>Le Massour / Buc de Nubiera</text:p>
          </table:table-cell>
          <table:table-cell table:formula="of:=LEFT([.C128];17)" office:value-type="string" office:string-value=" 6:51:30 44:30:46" calcext:value-type="string">
            <text:p><text:s/>6:51:30 44:30:46</text:p>
          </table:table-cell>
          <table:table-cell table:style-name="ce40" table:formula="of:=RIGHT([.D128];8)" office:value-type="string" office:string-value="44:30:46" calcext:value-type="string">
            <text:p>44:30:46</text:p>
          </table:table-cell>
          <table:table-cell table:style-name="ce40" table:formula="of:=LEFT([.C128];8)" office:value-type="string" office:string-value=" 6:51:30" calcext:value-type="string">
            <text:p><text:s/>6:51:30</text:p>
          </table:table-cell>
          <table:table-cell table:formula="of:=LEFT([.C128];22)" office:value-type="string" office:string-value=" 6:51:30 44:30:46 3219" calcext:value-type="string">
            <text:p><text:s/>6:51:30 44:30:46 3219</text:p>
          </table:table-cell>
          <table:table-cell table:style-name="ce40" table:formula="of:=RIGHT([.G128];4)" office:value-type="string" office:string-value="3219" calcext:value-type="string">
            <text:p>3219</text:p>
          </table:table-cell>
          <table:table-cell table:formula="of:=LEFT([.C128];28)" office:value-type="string" office:string-value=" 6:51:30 44:30:46 3219    79" calcext:value-type="string">
            <text:p><text:s/>6:51:30 44:30:46 3219 <text:s text:c="3"/>79</text:p>
          </table:table-cell>
          <table:table-cell table:style-name="ce40" table:formula="of:=RIGHT([.I128];4)" office:value-type="string" office:string-value="  79" calcext:value-type="string">
            <text:p><text:s text:c="2"/>79</text:p>
          </table:table-cell>
          <table:table-cell table:style-name="ce43" table:formula="of:=[.J128]/[.H128]*100" office:value-type="float" office:value="2.45417831624728" calcext:value-type="float">
            <text:p>2,5</text:p>
          </table:table-cell>
          <table:table-cell table:style-name="ce104" office:value-type="float" office:value="607" calcext:value-type="float">
            <text:p>607</text:p>
          </table:table-cell>
          <table:table-cell table:style-name="ce43" office:value-type="float" office:value="0.5" calcext:value-type="float">
            <text:p>0,5</text:p>
          </table:table-cell>
          <table:table-cell table:style-name="ce44" table:formula="of:=RIGHT([.C128];LEN([.C128])-30)" office:value-type="string" office:string-value="Le Massour / Buc de Nubiera" calcext:value-type="string">
            <text:p>Le Massour / Buc de Nubiera</text:p>
          </table:table-cell>
          <table:table-cell table:formula="of:=VALUE([.H128])" office:value-type="float" office:value="3219" calcext:value-type="float">
            <text:p>3219</text:p>
          </table:table-cell>
          <table:table-cell table:formula="of:=VALUE([.J128])" office:value-type="float" office:value="79" calcext:value-type="float">
            <text:p>79</text:p>
          </table:table-cell>
          <table:table-cell table:style-name="ce2" table:formula="of:=[.O128]+[.P128]" office:value-type="float" office:value="3298" calcext:value-type="float">
            <text:p>329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2" table:formula="of:=[.O129]+[.P129]" office:value-type="float" office:value="3435" calcext:value-type="float">
            <text:p>3435</text:p>
          </table:table-cell>
          <table:table-cell table:style-name="ce5" office:value-type="string" calcext:value-type="string">
            <text:p><text:s/>7:02:42 45:29:51 3338 <text:s text:c="3"/>97 <text:s/>Pointe de la Traversière</text:p>
          </table:table-cell>
          <table:table-cell table:formula="of:=LEFT([.C129];17)" office:value-type="string" office:string-value=" 7:02:42 45:29:51" calcext:value-type="string">
            <text:p><text:s/>7:02:42 45:29:51</text:p>
          </table:table-cell>
          <table:table-cell table:style-name="ce40" table:formula="of:=RIGHT([.D129];8)" office:value-type="string" office:string-value="45:29:51" calcext:value-type="string">
            <text:p>45:29:51</text:p>
          </table:table-cell>
          <table:table-cell table:style-name="ce40" table:formula="of:=LEFT([.C129];8)" office:value-type="string" office:string-value=" 7:02:42" calcext:value-type="string">
            <text:p><text:s/>7:02:42</text:p>
          </table:table-cell>
          <table:table-cell table:formula="of:=LEFT([.C129];22)" office:value-type="string" office:string-value=" 7:02:42 45:29:51 3338" calcext:value-type="string">
            <text:p><text:s/>7:02:42 45:29:51 3338</text:p>
          </table:table-cell>
          <table:table-cell table:style-name="ce40" table:formula="of:=RIGHT([.G129];4)" office:value-type="string" office:string-value="3338" calcext:value-type="string">
            <text:p>3338</text:p>
          </table:table-cell>
          <table:table-cell table:formula="of:=LEFT([.C129];28)" office:value-type="string" office:string-value=" 7:02:42 45:29:51 3338    97" calcext:value-type="string">
            <text:p><text:s/>7:02:42 45:29:51 3338 <text:s text:c="3"/>97</text:p>
          </table:table-cell>
          <table:table-cell table:style-name="ce40" table:formula="of:=RIGHT([.I129];4)" office:value-type="string" office:string-value="  97" calcext:value-type="string">
            <text:p><text:s text:c="2"/>97</text:p>
          </table:table-cell>
          <table:table-cell table:style-name="ce43" table:formula="of:=[.J129]/[.H129]*100" office:value-type="float" office:value="2.90593169562612" calcext:value-type="float">
            <text:p>2,9</text:p>
          </table:table-cell>
          <table:table-cell table:style-name="ce104" office:value-type="float" office:value="560" calcext:value-type="float">
            <text:p>560</text:p>
          </table:table-cell>
          <table:table-cell table:style-name="ce43" office:value-type="float" office:value="1.4" calcext:value-type="float">
            <text:p>1,4</text:p>
          </table:table-cell>
          <table:table-cell table:style-name="ce44" table:formula="of:=RIGHT([.C129];LEN([.C129])-30)" office:value-type="string" office:string-value="Pointe de la Traversière" calcext:value-type="string">
            <text:p>Pointe de la Traversière</text:p>
          </table:table-cell>
          <table:table-cell table:formula="of:=VALUE([.H129])" office:value-type="float" office:value="3338" calcext:value-type="float">
            <text:p>3338</text:p>
          </table:table-cell>
          <table:table-cell table:formula="of:=VALUE([.J129])" office:value-type="float" office:value="97" calcext:value-type="float">
            <text:p>97</text:p>
          </table:table-cell>
          <table:table-cell table:style-name="ce2" table:formula="of:=[.O129]+[.P129]" office:value-type="float" office:value="3435" calcext:value-type="float">
            <text:p>343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2" table:formula="of:=[.O130]+[.P130]" office:value-type="float" office:value="3834" calcext:value-type="float">
            <text:p>3834</text:p>
          </table:table-cell>
          <table:table-cell table:style-name="ce5" office:value-type="string" calcext:value-type="string">
            <text:p><text:s/>7:01:07 45:54:52 3760 <text:s text:c="3"/>74 <text:s/>Pointe Isabelle</text:p>
          </table:table-cell>
          <table:table-cell table:formula="of:=LEFT([.C130];17)" office:value-type="string" office:string-value=" 7:01:07 45:54:52" calcext:value-type="string">
            <text:p><text:s/>7:01:07 45:54:52</text:p>
          </table:table-cell>
          <table:table-cell table:style-name="ce40" table:formula="of:=RIGHT([.D130];8)" office:value-type="string" office:string-value="45:54:52" calcext:value-type="string">
            <text:p>45:54:52</text:p>
          </table:table-cell>
          <table:table-cell table:style-name="ce40" table:formula="of:=LEFT([.C130];8)" office:value-type="string" office:string-value=" 7:01:07" calcext:value-type="string">
            <text:p><text:s/>7:01:07</text:p>
          </table:table-cell>
          <table:table-cell table:formula="of:=LEFT([.C130];22)" office:value-type="string" office:string-value=" 7:01:07 45:54:52 3760" calcext:value-type="string">
            <text:p><text:s/>7:01:07 45:54:52 3760</text:p>
          </table:table-cell>
          <table:table-cell table:style-name="ce40" table:formula="of:=RIGHT([.G130];4)" office:value-type="string" office:string-value="3760" calcext:value-type="string">
            <text:p>3760</text:p>
          </table:table-cell>
          <table:table-cell table:formula="of:=LEFT([.C130];28)" office:value-type="string" office:string-value=" 7:01:07 45:54:52 3760    74" calcext:value-type="string">
            <text:p><text:s/>7:01:07 45:54:52 3760 <text:s text:c="3"/>74</text:p>
          </table:table-cell>
          <table:table-cell table:style-name="ce40" table:formula="of:=RIGHT([.I130];4)" office:value-type="string" office:string-value="  74" calcext:value-type="string">
            <text:p><text:s text:c="2"/>74</text:p>
          </table:table-cell>
          <table:table-cell table:style-name="ce43" table:formula="of:=[.J130]/[.H130]*100" office:value-type="float" office:value="1.96808510638298" calcext:value-type="float">
            <text:p>2,0</text:p>
          </table:table-cell>
          <table:table-cell table:style-name="ce104" office:value-type="float" office:value="558" calcext:value-type="float">
            <text:p>558</text:p>
          </table:table-cell>
          <table:table-cell table:style-name="ce43" office:value-type="float" office:value="0.3" calcext:value-type="float">
            <text:p>0,3</text:p>
          </table:table-cell>
          <table:table-cell table:style-name="ce44" table:formula="of:=RIGHT([.C130];LEN([.C130])-30)" office:value-type="string" office:string-value="Pointe Isabelle" calcext:value-type="string">
            <text:p>Pointe Isabelle</text:p>
          </table:table-cell>
          <table:table-cell table:formula="of:=VALUE([.H130])" office:value-type="float" office:value="3760" calcext:value-type="float">
            <text:p>3760</text:p>
          </table:table-cell>
          <table:table-cell table:formula="of:=VALUE([.J130])" office:value-type="float" office:value="74" calcext:value-type="float">
            <text:p>74</text:p>
          </table:table-cell>
          <table:table-cell table:style-name="ce2" table:formula="of:=[.O130]+[.P130]" office:value-type="float" office:value="3834" calcext:value-type="float">
            <text:p>3834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Estelle + Stage ENSA</text:p>
          </table:table-cell>
          <table:table-cell table:number-columns-repeated="1005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2" table:formula="of:=[.O131]+[.P131]" office:value-type="float" office:value="3390" calcext:value-type="float">
            <text:p>3390</text:p>
          </table:table-cell>
          <table:table-cell table:style-name="ce11" office:value-type="string" calcext:value-type="string">
            <text:p><text:s/>7:03:19 45:57:29 3390 <text:s text:c="4"/>0 <text:s/>Col de la Grande Lui</text:p>
          </table:table-cell>
          <table:table-cell table:formula="of:=LEFT([.C131];17)" office:value-type="string" office:string-value=" 7:03:19 45:57:29" calcext:value-type="string">
            <text:p><text:s/>7:03:19 45:57:29</text:p>
          </table:table-cell>
          <table:table-cell table:style-name="ce40" table:formula="of:=RIGHT([.D131];8)" office:value-type="string" office:string-value="45:57:29" calcext:value-type="string">
            <text:p>45:57:29</text:p>
          </table:table-cell>
          <table:table-cell table:style-name="ce40" table:formula="of:=LEFT([.C131];8)" office:value-type="string" office:string-value=" 7:03:19" calcext:value-type="string">
            <text:p><text:s/>7:03:19</text:p>
          </table:table-cell>
          <table:table-cell table:formula="of:=LEFT([.C131];22)" office:value-type="string" office:string-value=" 7:03:19 45:57:29 3390" calcext:value-type="string">
            <text:p><text:s/>7:03:19 45:57:29 3390</text:p>
          </table:table-cell>
          <table:table-cell table:style-name="ce40" table:formula="of:=RIGHT([.G131];4)" office:value-type="string" office:string-value="3390" calcext:value-type="string">
            <text:p>3390</text:p>
          </table:table-cell>
          <table:table-cell table:formula="of:=LEFT([.C131];28)" office:value-type="string" office:string-value=" 7:03:19 45:57:29 3390     0" calcext:value-type="string">
            <text:p><text:s/>7:03:19 45:57:29 3390 <text:s text:c="4"/>0</text:p>
          </table:table-cell>
          <table:table-cell table:style-name="ce40" table:formula="of:=RIGHT([.I131];4)" office:value-type="string" office:string-value="   0" calcext:value-type="string">
            <text:p><text:s text:c="3"/>0</text:p>
          </table:table-cell>
          <table:table-cell table:style-name="ce43" table:formula="of:=[.J131]/[.H131]*100" office:value-type="float" office:value="0" calcext:value-type="float">
            <text:p>0,0</text:p>
          </table:table-cell>
          <table:table-cell table:style-name="ce104"/>
          <table:table-cell table:style-name="ce43"/>
          <table:table-cell table:style-name="ce44" table:formula="of:=RIGHT([.C131];LEN([.C131])-30)" office:value-type="string" office:string-value="Col de la Grande Lui" calcext:value-type="string">
            <text:p>Col de la Grande Lui</text:p>
          </table:table-cell>
          <table:table-cell table:formula="of:=VALUE([.H131])" office:value-type="float" office:value="3390" calcext:value-type="float">
            <text:p>3390</text:p>
          </table:table-cell>
          <table:table-cell table:formula="of:=VALUE([.J131])" office:value-type="float" office:value="0" calcext:value-type="float">
            <text:p>0</text:p>
          </table:table-cell>
          <table:table-cell table:style-name="ce2" table:formula="of:=[.O131]+[.P131]" office:value-type="float" office:value="3390" calcext:value-type="float">
            <text:p>3390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2" table:formula="of:=[.O132]+[.P132]" office:value-type="float" office:value="3323" calcext:value-type="float">
            <text:p>3323</text:p>
          </table:table-cell>
          <table:table-cell table:style-name="ce5" office:value-type="string" calcext:value-type="string">
            <text:p><text:s/>7:00:42 45:57:58 3323 <text:s text:c="4"/>0 <text:s/>Col du Chardonnet</text:p>
          </table:table-cell>
          <table:table-cell table:formula="of:=LEFT([.C132];17)" office:value-type="string" office:string-value=" 7:00:42 45:57:58" calcext:value-type="string">
            <text:p><text:s/>7:00:42 45:57:58</text:p>
          </table:table-cell>
          <table:table-cell table:style-name="ce40" table:formula="of:=RIGHT([.D132];8)" office:value-type="string" office:string-value="45:57:58" calcext:value-type="string">
            <text:p>45:57:58</text:p>
          </table:table-cell>
          <table:table-cell table:style-name="ce40" table:formula="of:=LEFT([.C132];8)" office:value-type="string" office:string-value=" 7:00:42" calcext:value-type="string">
            <text:p><text:s/>7:00:42</text:p>
          </table:table-cell>
          <table:table-cell table:formula="of:=LEFT([.C132];22)" office:value-type="string" office:string-value=" 7:00:42 45:57:58 3323" calcext:value-type="string">
            <text:p><text:s/>7:00:42 45:57:58 3323</text:p>
          </table:table-cell>
          <table:table-cell table:style-name="ce40" table:formula="of:=RIGHT([.G132];4)" office:value-type="string" office:string-value="3323" calcext:value-type="string">
            <text:p>3323</text:p>
          </table:table-cell>
          <table:table-cell table:formula="of:=LEFT([.C132];28)" office:value-type="string" office:string-value=" 7:00:42 45:57:58 3323     0" calcext:value-type="string">
            <text:p><text:s/>7:00:42 45:57:58 3323 <text:s text:c="4"/>0</text:p>
          </table:table-cell>
          <table:table-cell table:style-name="ce40" table:formula="of:=RIGHT([.I132];4)" office:value-type="string" office:string-value="   0" calcext:value-type="string">
            <text:p><text:s text:c="3"/>0</text:p>
          </table:table-cell>
          <table:table-cell table:style-name="ce43" table:formula="of:=[.J132]/[.H132]*100" office:value-type="float" office:value="0" calcext:value-type="float">
            <text:p>0,0</text:p>
          </table:table-cell>
          <table:table-cell table:style-name="ce104"/>
          <table:table-cell table:style-name="ce43"/>
          <table:table-cell table:style-name="ce44" table:formula="of:=RIGHT([.C132];LEN([.C132])-30)" office:value-type="string" office:string-value="Col du Chardonnet" calcext:value-type="string">
            <text:p>Col du Chardonnet</text:p>
          </table:table-cell>
          <table:table-cell table:formula="of:=VALUE([.H132])" office:value-type="float" office:value="3323" calcext:value-type="float">
            <text:p>3323</text:p>
          </table:table-cell>
          <table:table-cell table:formula="of:=VALUE([.J132])" office:value-type="float" office:value="0" calcext:value-type="float">
            <text:p>0</text:p>
          </table:table-cell>
          <table:table-cell table:style-name="ce2" table:formula="of:=[.O132]+[.P132]" office:value-type="float" office:value="3323" calcext:value-type="float">
            <text:p>332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Estelle + Stage CAF</text:p>
          </table:table-cell>
          <table:table-cell table:number-columns-repeated="1005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2" table:formula="of:=[.O133]+[.P133]" office:value-type="float" office:value="3289" calcext:value-type="float">
            <text:p>3289</text:p>
          </table:table-cell>
          <table:table-cell table:style-name="ce5" office:value-type="string" calcext:value-type="string">
            <text:p><text:s/>7:00:42 45:59:18 3289 <text:s text:c="4"/>0 <text:s/>Col Supérieur du Tour </text:p>
          </table:table-cell>
          <table:table-cell table:formula="of:=LEFT([.C133];17)" office:value-type="string" office:string-value=" 7:00:42 45:59:18" calcext:value-type="string">
            <text:p><text:s/>7:00:42 45:59:18</text:p>
          </table:table-cell>
          <table:table-cell table:style-name="ce40" table:formula="of:=RIGHT([.D133];8)" office:value-type="string" office:string-value="45:59:18" calcext:value-type="string">
            <text:p>45:59:18</text:p>
          </table:table-cell>
          <table:table-cell table:style-name="ce40" table:formula="of:=LEFT([.C133];8)" office:value-type="string" office:string-value=" 7:00:42" calcext:value-type="string">
            <text:p><text:s/>7:00:42</text:p>
          </table:table-cell>
          <table:table-cell table:formula="of:=LEFT([.C133];22)" office:value-type="string" office:string-value=" 7:00:42 45:59:18 3289" calcext:value-type="string">
            <text:p><text:s/>7:00:42 45:59:18 3289</text:p>
          </table:table-cell>
          <table:table-cell table:style-name="ce40" table:formula="of:=RIGHT([.G133];4)" office:value-type="string" office:string-value="3289" calcext:value-type="string">
            <text:p>3289</text:p>
          </table:table-cell>
          <table:table-cell table:formula="of:=LEFT([.C133];28)" office:value-type="string" office:string-value=" 7:00:42 45:59:18 3289     0" calcext:value-type="string">
            <text:p><text:s/>7:00:42 45:59:18 3289 <text:s text:c="4"/>0</text:p>
          </table:table-cell>
          <table:table-cell table:style-name="ce40" table:formula="of:=RIGHT([.I133];4)" office:value-type="string" office:string-value="   0" calcext:value-type="string">
            <text:p><text:s text:c="3"/>0</text:p>
          </table:table-cell>
          <table:table-cell table:style-name="ce43" table:formula="of:=[.J133]/[.H133]*100" office:value-type="float" office:value="0" calcext:value-type="float">
            <text:p>0,0</text:p>
          </table:table-cell>
          <table:table-cell table:style-name="ce104"/>
          <table:table-cell table:style-name="ce43"/>
          <table:table-cell table:style-name="ce44" table:formula="of:=RIGHT([.C133];LEN([.C133])-30)" office:value-type="string" office:string-value="Col Supérieur du Tour " calcext:value-type="string">
            <text:p>Col Supérieur du Tour </text:p>
          </table:table-cell>
          <table:table-cell table:formula="of:=VALUE([.H133])" office:value-type="float" office:value="3289" calcext:value-type="float">
            <text:p>3289</text:p>
          </table:table-cell>
          <table:table-cell table:formula="of:=VALUE([.J133])" office:value-type="float" office:value="0" calcext:value-type="float">
            <text:p>0</text:p>
          </table:table-cell>
          <table:table-cell table:style-name="ce2" table:formula="of:=[.O133]+[.P133]" office:value-type="float" office:value="3289" calcext:value-type="float">
            <text:p>3289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2" table:formula="of:=[.O134]+[.P134]" office:value-type="float" office:value="3282" calcext:value-type="float">
            <text:p>3282</text:p>
          </table:table-cell>
          <table:table-cell table:style-name="ce5" office:value-type="string" calcext:value-type="string">
            <text:p><text:s/>7:00:58 45:59:09 3282 <text:s text:c="4"/>0 <text:s/>Col du Tour </text:p>
          </table:table-cell>
          <table:table-cell table:formula="of:=LEFT([.C134];17)" office:value-type="string" office:string-value=" 7:00:58 45:59:09" calcext:value-type="string">
            <text:p><text:s/>7:00:58 45:59:09</text:p>
          </table:table-cell>
          <table:table-cell table:style-name="ce40" table:formula="of:=RIGHT([.D134];8)" office:value-type="string" office:string-value="45:59:09" calcext:value-type="string">
            <text:p>45:59:09</text:p>
          </table:table-cell>
          <table:table-cell table:style-name="ce40" table:formula="of:=LEFT([.C134];8)" office:value-type="string" office:string-value=" 7:00:58" calcext:value-type="string">
            <text:p><text:s/>7:00:58</text:p>
          </table:table-cell>
          <table:table-cell table:formula="of:=LEFT([.C134];22)" office:value-type="string" office:string-value=" 7:00:58 45:59:09 3282" calcext:value-type="string">
            <text:p><text:s/>7:00:58 45:59:09 3282</text:p>
          </table:table-cell>
          <table:table-cell table:style-name="ce40" table:formula="of:=RIGHT([.G134];4)" office:value-type="string" office:string-value="3282" calcext:value-type="string">
            <text:p>3282</text:p>
          </table:table-cell>
          <table:table-cell table:formula="of:=LEFT([.C134];28)" office:value-type="string" office:string-value=" 7:00:58 45:59:09 3282     0" calcext:value-type="string">
            <text:p><text:s/>7:00:58 45:59:09 3282 <text:s text:c="4"/>0</text:p>
          </table:table-cell>
          <table:table-cell table:style-name="ce40" table:formula="of:=RIGHT([.I134];4)" office:value-type="string" office:string-value="   0" calcext:value-type="string">
            <text:p><text:s text:c="3"/>0</text:p>
          </table:table-cell>
          <table:table-cell table:style-name="ce43" table:formula="of:=[.J134]/[.H134]*100" office:value-type="float" office:value="0" calcext:value-type="float">
            <text:p>0,0</text:p>
          </table:table-cell>
          <table:table-cell table:style-name="ce104"/>
          <table:table-cell table:style-name="ce43"/>
          <table:table-cell table:style-name="ce44" table:formula="of:=RIGHT([.C134];LEN([.C134])-30)" office:value-type="string" office:string-value="Col du Tour " calcext:value-type="string">
            <text:p>Col du Tour </text:p>
          </table:table-cell>
          <table:table-cell table:formula="of:=VALUE([.H134])" office:value-type="float" office:value="3282" calcext:value-type="float">
            <text:p>3282</text:p>
          </table:table-cell>
          <table:table-cell table:formula="of:=VALUE([.J134])" office:value-type="float" office:value="0" calcext:value-type="float">
            <text:p>0</text:p>
          </table:table-cell>
          <table:table-cell table:style-name="ce2" table:formula="of:=[.O134]+[.P134]" office:value-type="float" office:value="3282" calcext:value-type="float">
            <text:p>328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Estelle + Stage CAF</text:p>
          </table:table-cell>
          <table:table-cell table:number-columns-repeated="1005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2" table:formula="of:=[.O135]+[.P135]" office:value-type="float" office:value="3267" calcext:value-type="float">
            <text:p>3267</text:p>
          </table:table-cell>
          <table:table-cell table:style-name="ce5" office:value-type="string" calcext:value-type="string">
            <text:p><text:s/>7:01:31 45:58:58 3267 <text:s text:c="4"/>0 <text:s/>Fenêtre de Saleina</text:p>
          </table:table-cell>
          <table:table-cell table:formula="of:=LEFT([.C135];17)" office:value-type="string" office:string-value=" 7:01:31 45:58:58" calcext:value-type="string">
            <text:p><text:s/>7:01:31 45:58:58</text:p>
          </table:table-cell>
          <table:table-cell table:style-name="ce40" table:formula="of:=RIGHT([.D135];8)" office:value-type="string" office:string-value="45:58:58" calcext:value-type="string">
            <text:p>45:58:58</text:p>
          </table:table-cell>
          <table:table-cell table:style-name="ce40" table:formula="of:=LEFT([.C135];8)" office:value-type="string" office:string-value=" 7:01:31" calcext:value-type="string">
            <text:p><text:s/>7:01:31</text:p>
          </table:table-cell>
          <table:table-cell table:formula="of:=LEFT([.C135];22)" office:value-type="string" office:string-value=" 7:01:31 45:58:58 3267" calcext:value-type="string">
            <text:p><text:s/>7:01:31 45:58:58 3267</text:p>
          </table:table-cell>
          <table:table-cell table:style-name="ce40" table:formula="of:=RIGHT([.G135];4)" office:value-type="string" office:string-value="3267" calcext:value-type="string">
            <text:p>3267</text:p>
          </table:table-cell>
          <table:table-cell table:formula="of:=LEFT([.C135];28)" office:value-type="string" office:string-value=" 7:01:31 45:58:58 3267     0" calcext:value-type="string">
            <text:p><text:s/>7:01:31 45:58:58 3267 <text:s text:c="4"/>0</text:p>
          </table:table-cell>
          <table:table-cell table:style-name="ce40" table:formula="of:=RIGHT([.I135];4)" office:value-type="string" office:string-value="   0" calcext:value-type="string">
            <text:p><text:s text:c="3"/>0</text:p>
          </table:table-cell>
          <table:table-cell table:style-name="ce43" table:formula="of:=[.J135]/[.H135]*100" office:value-type="float" office:value="0" calcext:value-type="float">
            <text:p>0,0</text:p>
          </table:table-cell>
          <table:table-cell table:style-name="ce104"/>
          <table:table-cell table:style-name="ce43"/>
          <table:table-cell table:style-name="ce44" table:formula="of:=RIGHT([.C135];LEN([.C135])-30)" office:value-type="string" office:string-value="Fenêtre de Saleina" calcext:value-type="string">
            <text:p>Fenêtre de Saleina</text:p>
          </table:table-cell>
          <table:table-cell table:formula="of:=VALUE([.H135])" office:value-type="float" office:value="3267" calcext:value-type="float">
            <text:p>3267</text:p>
          </table:table-cell>
          <table:table-cell table:formula="of:=VALUE([.J135])" office:value-type="float" office:value="0" calcext:value-type="float">
            <text:p>0</text:p>
          </table:table-cell>
          <table:table-cell table:style-name="ce2" table:formula="of:=[.O135]+[.P135]" office:value-type="float" office:value="3267" calcext:value-type="float">
            <text:p>3267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Estelle + Stage CAF</text:p>
          </table:table-cell>
          <table:table-cell table:number-columns-repeated="1005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2" table:formula="of:=[.O136]+[.P136]" office:value-type="float" office:value="3252" calcext:value-type="float">
            <text:p>3252</text:p>
          </table:table-cell>
          <table:table-cell table:style-name="ce35" office:value-type="string" calcext:value-type="string">
            <text:p><text:s/>7:16:03 45:32:37 3252 <text:s text:c="4"/>0 <text:s/>Passage du Grand Neyron</text:p>
          </table:table-cell>
          <table:table-cell table:formula="of:=LEFT([.C136];17)" office:value-type="string" office:string-value=" 7:16:03 45:32:37" calcext:value-type="string">
            <text:p><text:s/>7:16:03 45:32:37</text:p>
          </table:table-cell>
          <table:table-cell table:style-name="ce40" table:formula="of:=RIGHT([.D136];8)" office:value-type="string" office:string-value="45:32:37" calcext:value-type="string">
            <text:p>45:32:37</text:p>
          </table:table-cell>
          <table:table-cell table:style-name="ce40" table:formula="of:=LEFT([.C136];8)" office:value-type="string" office:string-value=" 7:16:03" calcext:value-type="string">
            <text:p><text:s/>7:16:03</text:p>
          </table:table-cell>
          <table:table-cell table:formula="of:=LEFT([.C136];22)" office:value-type="string" office:string-value=" 7:16:03 45:32:37 3252" calcext:value-type="string">
            <text:p><text:s/>7:16:03 45:32:37 3252</text:p>
          </table:table-cell>
          <table:table-cell table:style-name="ce40" table:formula="of:=RIGHT([.G136];4)" office:value-type="string" office:string-value="3252" calcext:value-type="string">
            <text:p>3252</text:p>
          </table:table-cell>
          <table:table-cell table:formula="of:=LEFT([.C136];28)" office:value-type="string" office:string-value=" 7:16:03 45:32:37 3252     0" calcext:value-type="string">
            <text:p><text:s/>7:16:03 45:32:37 3252 <text:s text:c="4"/>0</text:p>
          </table:table-cell>
          <table:table-cell table:style-name="ce40" table:formula="of:=RIGHT([.I136];4)" office:value-type="string" office:string-value="   0" calcext:value-type="string">
            <text:p><text:s text:c="3"/>0</text:p>
          </table:table-cell>
          <table:table-cell table:style-name="ce43" table:formula="of:=[.J136]/[.H136]*100" office:value-type="float" office:value="0" calcext:value-type="float">
            <text:p>0,0</text:p>
          </table:table-cell>
          <table:table-cell table:style-name="ce104"/>
          <table:table-cell table:style-name="ce43"/>
          <table:table-cell table:style-name="ce44" table:formula="of:=RIGHT([.C136];LEN([.C136])-30)" office:value-type="string" office:string-value="Passage du Grand Neyron" calcext:value-type="string">
            <text:p>Passage du Grand Neyron</text:p>
          </table:table-cell>
          <table:table-cell table:formula="of:=VALUE([.H136])" office:value-type="float" office:value="3252" calcext:value-type="float">
            <text:p>3252</text:p>
          </table:table-cell>
          <table:table-cell table:formula="of:=VALUE([.J136])" office:value-type="float" office:value="0" calcext:value-type="float">
            <text:p>0</text:p>
          </table:table-cell>
          <table:table-cell table:style-name="ce2" table:formula="of:=[.O136]+[.P136]" office:value-type="float" office:value="3252" calcext:value-type="float">
            <text:p>325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2" table:formula="of:=[.O137]+[.P137]" office:value-type="float" office:value="3235" calcext:value-type="float">
            <text:p>3235</text:p>
          </table:table-cell>
          <table:table-cell table:style-name="ce5" office:value-type="string" calcext:value-type="string">
            <text:p><text:s/>7:04:46 45:12:57 3235 <text:s text:c="4"/>0 <text:s/>Col de la Resta <text:s/></text:p>
          </table:table-cell>
          <table:table-cell table:formula="of:=LEFT([.C137];17)" office:value-type="string" office:string-value=" 7:04:46 45:12:57" calcext:value-type="string">
            <text:p><text:s/>7:04:46 45:12:57</text:p>
          </table:table-cell>
          <table:table-cell table:style-name="ce40" table:formula="of:=RIGHT([.D137];8)" office:value-type="string" office:string-value="45:12:57" calcext:value-type="string">
            <text:p>45:12:57</text:p>
          </table:table-cell>
          <table:table-cell table:style-name="ce40" table:formula="of:=LEFT([.C137];8)" office:value-type="string" office:string-value=" 7:04:46" calcext:value-type="string">
            <text:p><text:s/>7:04:46</text:p>
          </table:table-cell>
          <table:table-cell table:formula="of:=LEFT([.C137];22)" office:value-type="string" office:string-value=" 7:04:46 45:12:57 3235" calcext:value-type="string">
            <text:p><text:s/>7:04:46 45:12:57 3235</text:p>
          </table:table-cell>
          <table:table-cell table:style-name="ce40" table:formula="of:=RIGHT([.G137];4)" office:value-type="string" office:string-value="3235" calcext:value-type="string">
            <text:p>3235</text:p>
          </table:table-cell>
          <table:table-cell table:formula="of:=LEFT([.C137];28)" office:value-type="string" office:string-value=" 7:04:46 45:12:57 3235     0" calcext:value-type="string">
            <text:p><text:s/>7:04:46 45:12:57 3235 <text:s text:c="4"/>0</text:p>
          </table:table-cell>
          <table:table-cell table:style-name="ce40" table:formula="of:=RIGHT([.I137];4)" office:value-type="string" office:string-value="   0" calcext:value-type="string">
            <text:p><text:s text:c="3"/>0</text:p>
          </table:table-cell>
          <table:table-cell table:style-name="ce43" table:formula="of:=[.J137]/[.H137]*100" office:value-type="float" office:value="0" calcext:value-type="float">
            <text:p>0,0</text:p>
          </table:table-cell>
          <table:table-cell table:style-name="ce104"/>
          <table:table-cell table:style-name="ce43"/>
          <table:table-cell table:style-name="ce44" table:formula="of:=RIGHT([.C137];LEN([.C137])-30)" office:value-type="string" office:string-value="Col de la Resta  " calcext:value-type="string">
            <text:p>Col de la Resta <text:s/></text:p>
          </table:table-cell>
          <table:table-cell table:formula="of:=VALUE([.H137])" office:value-type="float" office:value="3235" calcext:value-type="float">
            <text:p>3235</text:p>
          </table:table-cell>
          <table:table-cell table:formula="of:=VALUE([.J137])" office:value-type="float" office:value="0" calcext:value-type="float">
            <text:p>0</text:p>
          </table:table-cell>
          <table:table-cell table:style-name="ce2" table:formula="of:=[.O137]+[.P137]" office:value-type="float" office:value="3235" calcext:value-type="float">
            <text:p>323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2" table:formula="of:=[.O138]+[.P138]" office:value-type="float" office:value="3201" calcext:value-type="float">
            <text:p>3201</text:p>
          </table:table-cell>
          <table:table-cell table:style-name="ce5" office:value-type="string" calcext:value-type="string">
            <text:p><text:s/>6:46:51 46:15:45 2432 <text:s text:c="2"/>769 <text:s/>MONT DE GRANGE</text:p>
          </table:table-cell>
          <table:table-cell table:formula="of:=LEFT([.C138];17)" office:value-type="string" office:string-value=" 6:46:51 46:15:45" calcext:value-type="string">
            <text:p><text:s/>6:46:51 46:15:45</text:p>
          </table:table-cell>
          <table:table-cell table:style-name="ce40" table:formula="of:=RIGHT([.D138];8)" office:value-type="string" office:string-value="46:15:45" calcext:value-type="string">
            <text:p>46:15:45</text:p>
          </table:table-cell>
          <table:table-cell table:style-name="ce40" table:formula="of:=LEFT([.C138];8)" office:value-type="string" office:string-value=" 6:46:51" calcext:value-type="string">
            <text:p><text:s/>6:46:51</text:p>
          </table:table-cell>
          <table:table-cell table:formula="of:=LEFT([.C138];22)" office:value-type="string" office:string-value=" 6:46:51 46:15:45 2432" calcext:value-type="string">
            <text:p><text:s/>6:46:51 46:15:45 2432</text:p>
          </table:table-cell>
          <table:table-cell table:style-name="ce40" table:formula="of:=RIGHT([.G138];4)" office:value-type="string" office:string-value="2432" calcext:value-type="string">
            <text:p>2432</text:p>
          </table:table-cell>
          <table:table-cell table:formula="of:=LEFT([.C138];28)" office:value-type="string" office:string-value=" 6:46:51 46:15:45 2432   769" calcext:value-type="string">
            <text:p><text:s/>6:46:51 46:15:45 2432 <text:s text:c="2"/>769</text:p>
          </table:table-cell>
          <table:table-cell table:style-name="ce40" table:formula="of:=RIGHT([.I138];4)" office:value-type="string" office:string-value=" 769" calcext:value-type="string">
            <text:p><text:s/>769</text:p>
          </table:table-cell>
          <table:table-cell table:style-name="ce43" table:formula="of:=[.J138]/[.H138]*100" office:value-type="float" office:value="31.6200657894737" calcext:value-type="float">
            <text:p>31,6</text:p>
          </table:table-cell>
          <table:table-cell table:style-name="ce104" office:value-type="float" office:value="1230" calcext:value-type="float">
            <text:p>1230</text:p>
          </table:table-cell>
          <table:table-cell table:style-name="ce43" office:value-type="float" office:value="10.3" calcext:value-type="float">
            <text:p>10,3</text:p>
          </table:table-cell>
          <table:table-cell table:style-name="ce44" table:formula="of:=RIGHT([.C138];LEN([.C138])-30)" office:value-type="string" office:string-value="MONT DE GRANGE" calcext:value-type="string">
            <text:p>MONT DE GRANGE</text:p>
          </table:table-cell>
          <table:table-cell table:formula="of:=VALUE([.H138])" office:value-type="float" office:value="2432" calcext:value-type="float">
            <text:p>2432</text:p>
          </table:table-cell>
          <table:table-cell table:formula="of:=VALUE([.J138])" office:value-type="float" office:value="769" calcext:value-type="float">
            <text:p>769</text:p>
          </table:table-cell>
          <table:table-cell table:style-name="ce2" table:formula="of:=[.O138]+[.P138]" office:value-type="float" office:value="3201" calcext:value-type="float">
            <text:p>3201</text:p>
          </table:table-cell>
          <table:table-cell office:value-type="float" office:value="2012" calcext:value-type="float">
            <text:p>2012</text:p>
          </table:table-cell>
          <table:table-cell table:number-columns-repeated="1006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2" table:formula="of:=[.O139]+[.P139]" office:value-type="float" office:value="3200" calcext:value-type="float">
            <text:p>3200</text:p>
          </table:table-cell>
          <table:table-cell table:style-name="ce5" office:value-type="string" calcext:value-type="string">
            <text:p>-0:19:48 42:50:07 2824 <text:s text:c="2"/>376 <text:s/>PIC D'ARRIEL</text:p>
          </table:table-cell>
          <table:table-cell table:formula="of:=LEFT([.C139];17)" office:value-type="string" office:string-value="-0:19:48 42:50:07" calcext:value-type="string">
            <text:p>-0:19:48 42:50:07</text:p>
          </table:table-cell>
          <table:table-cell table:style-name="ce40" table:formula="of:=RIGHT([.D139];8)" office:value-type="string" office:string-value="42:50:07" calcext:value-type="string">
            <text:p>42:50:07</text:p>
          </table:table-cell>
          <table:table-cell table:style-name="ce40" table:formula="of:=LEFT([.C139];8)" office:value-type="string" office:string-value="-0:19:48" calcext:value-type="string">
            <text:p>-0:19:48</text:p>
          </table:table-cell>
          <table:table-cell table:formula="of:=LEFT([.C139];22)" office:value-type="string" office:string-value="-0:19:48 42:50:07 2824" calcext:value-type="string">
            <text:p>-0:19:48 42:50:07 2824</text:p>
          </table:table-cell>
          <table:table-cell table:style-name="ce40" table:formula="of:=RIGHT([.G139];4)" office:value-type="string" office:string-value="2824" calcext:value-type="string">
            <text:p>2824</text:p>
          </table:table-cell>
          <table:table-cell table:formula="of:=LEFT([.C139];28)" office:value-type="string" office:string-value="-0:19:48 42:50:07 2824   376" calcext:value-type="string">
            <text:p>-0:19:48 42:50:07 2824 <text:s text:c="2"/>376</text:p>
          </table:table-cell>
          <table:table-cell table:style-name="ce40" table:formula="of:=RIGHT([.I139];4)" office:value-type="string" office:string-value=" 376" calcext:value-type="string">
            <text:p><text:s/>376</text:p>
          </table:table-cell>
          <table:table-cell table:style-name="ce43" table:formula="of:=[.J139]/[.H139]*100" office:value-type="float" office:value="13.314447592068" calcext:value-type="float">
            <text:p>13,3</text:p>
          </table:table-cell>
          <table:table-cell table:style-name="ce104" office:value-type="float" office:value="1374" calcext:value-type="float">
            <text:p>1374</text:p>
          </table:table-cell>
          <table:table-cell table:style-name="ce43" office:value-type="float" office:value="2.1" calcext:value-type="float">
            <text:p>2,1</text:p>
          </table:table-cell>
          <table:table-cell table:style-name="ce44" table:formula="of:=RIGHT([.C139];LEN([.C139])-30)" office:value-type="string" office:string-value="PIC D'ARRIEL" calcext:value-type="string">
            <text:p>PIC D'ARRIEL</text:p>
          </table:table-cell>
          <table:table-cell table:formula="of:=VALUE([.H139])" office:value-type="float" office:value="2824" calcext:value-type="float">
            <text:p>2824</text:p>
          </table:table-cell>
          <table:table-cell table:formula="of:=VALUE([.J139])" office:value-type="float" office:value="376" calcext:value-type="float">
            <text:p>376</text:p>
          </table:table-cell>
          <table:table-cell table:style-name="ce2" table:formula="of:=[.O139]+[.P139]" office:value-type="float" office:value="3200" calcext:value-type="float">
            <text:p>32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Pierric, Laurent</text:p>
          </table:table-cell>
          <table:table-cell table:number-columns-repeated="1005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2" table:formula="of:=[.O140]+[.P140]" office:value-type="float" office:value="3198" calcext:value-type="float">
            <text:p>3198</text:p>
          </table:table-cell>
          <table:table-cell table:style-name="ce5" office:value-type="string" calcext:value-type="string">
            <text:p><text:s/>6:47:08 45:42:20 2905 <text:s text:c="2"/>293 <text:s/>Les Grandes Aiguilles</text:p>
          </table:table-cell>
          <table:table-cell table:formula="of:=LEFT([.C140];17)" office:value-type="string" office:string-value=" 6:47:08 45:42:20" calcext:value-type="string">
            <text:p><text:s/>6:47:08 45:42:20</text:p>
          </table:table-cell>
          <table:table-cell table:style-name="ce40" table:formula="of:=RIGHT([.D140];8)" office:value-type="string" office:string-value="45:42:20" calcext:value-type="string">
            <text:p>45:42:20</text:p>
          </table:table-cell>
          <table:table-cell table:style-name="ce40" table:formula="of:=LEFT([.C140];8)" office:value-type="string" office:string-value=" 6:47:08" calcext:value-type="string">
            <text:p><text:s/>6:47:08</text:p>
          </table:table-cell>
          <table:table-cell table:formula="of:=LEFT([.C140];22)" office:value-type="string" office:string-value=" 6:47:08 45:42:20 2905" calcext:value-type="string">
            <text:p><text:s/>6:47:08 45:42:20 2905</text:p>
          </table:table-cell>
          <table:table-cell table:style-name="ce40" table:formula="of:=RIGHT([.G140];4)" office:value-type="string" office:string-value="2905" calcext:value-type="string">
            <text:p>2905</text:p>
          </table:table-cell>
          <table:table-cell table:formula="of:=LEFT([.C140];28)" office:value-type="string" office:string-value=" 6:47:08 45:42:20 2905   293" calcext:value-type="string">
            <text:p><text:s/>6:47:08 45:42:20 2905 <text:s text:c="2"/>293</text:p>
          </table:table-cell>
          <table:table-cell table:style-name="ce40" table:formula="of:=RIGHT([.I140];4)" office:value-type="string" office:string-value=" 293" calcext:value-type="string">
            <text:p><text:s/>293</text:p>
          </table:table-cell>
          <table:table-cell table:style-name="ce43" table:formula="of:=[.J140]/[.H140]*100" office:value-type="float" office:value="10.0860585197935" calcext:value-type="float">
            <text:p>10,1</text:p>
          </table:table-cell>
          <table:table-cell table:style-name="ce104" office:value-type="float" office:value="691" calcext:value-type="float">
            <text:p>691</text:p>
          </table:table-cell>
          <table:table-cell table:style-name="ce43" office:value-type="float" office:value="2.5" calcext:value-type="float">
            <text:p>2,5</text:p>
          </table:table-cell>
          <table:table-cell table:style-name="ce44" table:formula="of:=RIGHT([.C140];LEN([.C140])-30)" office:value-type="string" office:string-value="Les Grandes Aiguilles" calcext:value-type="string">
            <text:p>Les Grandes Aiguilles</text:p>
          </table:table-cell>
          <table:table-cell table:formula="of:=VALUE([.H140])" office:value-type="float" office:value="2905" calcext:value-type="float">
            <text:p>2905</text:p>
          </table:table-cell>
          <table:table-cell table:formula="of:=VALUE([.J140])" office:value-type="float" office:value="293" calcext:value-type="float">
            <text:p>293</text:p>
          </table:table-cell>
          <table:table-cell table:style-name="ce2" table:formula="of:=[.O140]+[.P140]" office:value-type="float" office:value="3198" calcext:value-type="float">
            <text:p>3198</text:p>
          </table:table-cell>
          <table:table-cell office:value-type="float" office:value="2016" calcext:value-type="float">
            <text:p>2016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2" table:formula="of:=[.O141]+[.P141]" office:value-type="float" office:value="3198" calcext:value-type="float">
            <text:p>3198</text:p>
          </table:table-cell>
          <table:table-cell table:style-name="ce9" office:value-type="string" calcext:value-type="string">
            <text:p><text:s/>7:23:54 44:07:20 3059 <text:s text:c="2"/>139 <text:s/>Cime de la Malédie</text:p>
          </table:table-cell>
          <table:table-cell table:formula="of:=LEFT([.C141];17)" office:value-type="string" office:string-value=" 7:23:54 44:07:20" calcext:value-type="string">
            <text:p><text:s/>7:23:54 44:07:20</text:p>
          </table:table-cell>
          <table:table-cell table:style-name="ce40" table:formula="of:=RIGHT([.D141];8)" office:value-type="string" office:string-value="44:07:20" calcext:value-type="string">
            <text:p>44:07:20</text:p>
          </table:table-cell>
          <table:table-cell table:style-name="ce40" table:formula="of:=LEFT([.C141];8)" office:value-type="string" office:string-value=" 7:23:54" calcext:value-type="string">
            <text:p><text:s/>7:23:54</text:p>
          </table:table-cell>
          <table:table-cell table:formula="of:=LEFT([.C141];22)" office:value-type="string" office:string-value=" 7:23:54 44:07:20 3059" calcext:value-type="string">
            <text:p><text:s/>7:23:54 44:07:20 3059</text:p>
          </table:table-cell>
          <table:table-cell table:style-name="ce40" table:formula="of:=RIGHT([.G141];4)" office:value-type="string" office:string-value="3059" calcext:value-type="string">
            <text:p>3059</text:p>
          </table:table-cell>
          <table:table-cell table:formula="of:=LEFT([.C141];28)" office:value-type="string" office:string-value=" 7:23:54 44:07:20 3059   139" calcext:value-type="string">
            <text:p><text:s/>7:23:54 44:07:20 3059 <text:s text:c="2"/>139</text:p>
          </table:table-cell>
          <table:table-cell table:style-name="ce40" table:formula="of:=RIGHT([.I141];4)" office:value-type="string" office:string-value=" 139" calcext:value-type="string">
            <text:p><text:s/>139</text:p>
          </table:table-cell>
          <table:table-cell table:style-name="ce43" table:formula="of:=[.J141]/[.H141]*100" office:value-type="float" office:value="4.54396861719516" calcext:value-type="float">
            <text:p>4,5</text:p>
          </table:table-cell>
          <table:table-cell table:style-name="ce104" office:value-type="float" office:value="1173" calcext:value-type="float">
            <text:p>1173</text:p>
          </table:table-cell>
          <table:table-cell table:style-name="ce43" office:value-type="float" office:value="0.7" calcext:value-type="float">
            <text:p>0,7</text:p>
          </table:table-cell>
          <table:table-cell table:style-name="ce44" table:formula="of:=RIGHT([.C141];LEN([.C141])-30)" office:value-type="string" office:string-value="Cime de la Malédie" calcext:value-type="string">
            <text:p>Cime de la Malédie</text:p>
          </table:table-cell>
          <table:table-cell table:formula="of:=VALUE([.H141])" office:value-type="float" office:value="3059" calcext:value-type="float">
            <text:p>3059</text:p>
          </table:table-cell>
          <table:table-cell table:formula="of:=VALUE([.J141])" office:value-type="float" office:value="139" calcext:value-type="float">
            <text:p>139</text:p>
          </table:table-cell>
          <table:table-cell table:style-name="ce2" table:formula="of:=[.O141]+[.P141]" office:value-type="float" office:value="3198" calcext:value-type="float">
            <text:p>3198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urent</text:p>
          </table:table-cell>
          <table:table-cell table:number-columns-repeated="1005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2" table:formula="of:=[.O142]+[.P142]" office:value-type="float" office:value="3190" calcext:value-type="float">
            <text:p>3190</text:p>
          </table:table-cell>
          <table:table-cell table:style-name="ce5" office:value-type="string" calcext:value-type="string">
            <text:p>-0:17:37 42:49:54 3071 <text:s text:c="2"/>119 <text:s/>Pic de la Frondella</text:p>
          </table:table-cell>
          <table:table-cell table:formula="of:=LEFT([.C142];17)" office:value-type="string" office:string-value="-0:17:37 42:49:54" calcext:value-type="string">
            <text:p>-0:17:37 42:49:54</text:p>
          </table:table-cell>
          <table:table-cell table:style-name="ce40" table:formula="of:=RIGHT([.D142];8)" office:value-type="string" office:string-value="42:49:54" calcext:value-type="string">
            <text:p>42:49:54</text:p>
          </table:table-cell>
          <table:table-cell table:style-name="ce40" table:formula="of:=LEFT([.C142];8)" office:value-type="string" office:string-value="-0:17:37" calcext:value-type="string">
            <text:p>-0:17:37</text:p>
          </table:table-cell>
          <table:table-cell table:formula="of:=LEFT([.C142];22)" office:value-type="string" office:string-value="-0:17:37 42:49:54 3071" calcext:value-type="string">
            <text:p>-0:17:37 42:49:54 3071</text:p>
          </table:table-cell>
          <table:table-cell table:style-name="ce40" table:formula="of:=RIGHT([.G142];4)" office:value-type="string" office:string-value="3071" calcext:value-type="string">
            <text:p>3071</text:p>
          </table:table-cell>
          <table:table-cell table:formula="of:=LEFT([.C142];28)" office:value-type="string" office:string-value="-0:17:37 42:49:54 3071   119" calcext:value-type="string">
            <text:p>-0:17:37 42:49:54 3071 <text:s text:c="2"/>119</text:p>
          </table:table-cell>
          <table:table-cell table:style-name="ce40" table:formula="of:=RIGHT([.I142];4)" office:value-type="string" office:string-value=" 119" calcext:value-type="string">
            <text:p><text:s/>119</text:p>
          </table:table-cell>
          <table:table-cell table:style-name="ce43" table:formula="of:=[.J142]/[.H142]*100" office:value-type="float" office:value="3.87495929664604" calcext:value-type="float">
            <text:p>3,9</text:p>
          </table:table-cell>
          <table:table-cell table:style-name="ce104" office:value-type="float" office:value="1555" calcext:value-type="float">
            <text:p>1555</text:p>
          </table:table-cell>
          <table:table-cell table:style-name="ce43" office:value-type="float" office:value="0.5" calcext:value-type="float">
            <text:p>0,5</text:p>
          </table:table-cell>
          <table:table-cell table:style-name="ce44" table:formula="of:=RIGHT([.C142];LEN([.C142])-30)" office:value-type="string" office:string-value="Pic de la Frondella" calcext:value-type="string">
            <text:p>Pic de la Frondella</text:p>
          </table:table-cell>
          <table:table-cell table:formula="of:=VALUE([.H142])" office:value-type="float" office:value="3071" calcext:value-type="float">
            <text:p>3071</text:p>
          </table:table-cell>
          <table:table-cell table:formula="of:=VALUE([.J142])" office:value-type="float" office:value="119" calcext:value-type="float">
            <text:p>119</text:p>
          </table:table-cell>
          <table:table-cell table:style-name="ce2" table:formula="of:=[.O142]+[.P142]" office:value-type="float" office:value="3190" calcext:value-type="float">
            <text:p>319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2" table:formula="of:=[.O143]+[.P143]" office:value-type="float" office:value="3196" calcext:value-type="float">
            <text:p>3196</text:p>
          </table:table-cell>
          <table:table-cell table:style-name="ce5" office:value-type="string" calcext:value-type="string">
            <text:p><text:s/>6:58:09 44:42:25 3081 <text:s text:c="2"/>115 <text:s/>Pic Foréant</text:p>
          </table:table-cell>
          <table:table-cell table:formula="of:=LEFT([.C143];17)" office:value-type="string" office:string-value=" 6:58:09 44:42:25" calcext:value-type="string">
            <text:p><text:s/>6:58:09 44:42:25</text:p>
          </table:table-cell>
          <table:table-cell table:style-name="ce40" table:formula="of:=RIGHT([.D143];8)" office:value-type="string" office:string-value="44:42:25" calcext:value-type="string">
            <text:p>44:42:25</text:p>
          </table:table-cell>
          <table:table-cell table:style-name="ce40" table:formula="of:=LEFT([.C143];8)" office:value-type="string" office:string-value=" 6:58:09" calcext:value-type="string">
            <text:p><text:s/>6:58:09</text:p>
          </table:table-cell>
          <table:table-cell table:formula="of:=LEFT([.C143];22)" office:value-type="string" office:string-value=" 6:58:09 44:42:25 3081" calcext:value-type="string">
            <text:p><text:s/>6:58:09 44:42:25 3081</text:p>
          </table:table-cell>
          <table:table-cell table:style-name="ce40" table:formula="of:=RIGHT([.G143];4)" office:value-type="string" office:string-value="3081" calcext:value-type="string">
            <text:p>3081</text:p>
          </table:table-cell>
          <table:table-cell table:formula="of:=LEFT([.C143];28)" office:value-type="string" office:string-value=" 6:58:09 44:42:25 3081   115" calcext:value-type="string">
            <text:p><text:s/>6:58:09 44:42:25 3081 <text:s text:c="2"/>115</text:p>
          </table:table-cell>
          <table:table-cell table:style-name="ce40" table:formula="of:=RIGHT([.I143];4)" office:value-type="string" office:string-value=" 115" calcext:value-type="string">
            <text:p><text:s/>115</text:p>
          </table:table-cell>
          <table:table-cell table:style-name="ce43" table:formula="of:=[.J143]/[.H143]*100" office:value-type="float" office:value="3.73255436546576" calcext:value-type="float">
            <text:p>3,7</text:p>
          </table:table-cell>
          <table:table-cell table:style-name="ce104" office:value-type="float" office:value="749" calcext:value-type="float">
            <text:p>749</text:p>
          </table:table-cell>
          <table:table-cell table:style-name="ce43" office:value-type="string" calcext:value-type="string">
            <text:p>1.6</text:p>
          </table:table-cell>
          <table:table-cell table:style-name="ce44" table:formula="of:=RIGHT([.C143];LEN([.C143])-30)" office:value-type="string" office:string-value="Pic Foréant" calcext:value-type="string">
            <text:p>Pic Foréant</text:p>
          </table:table-cell>
          <table:table-cell table:formula="of:=VALUE([.H143])" office:value-type="float" office:value="3081" calcext:value-type="float">
            <text:p>3081</text:p>
          </table:table-cell>
          <table:table-cell table:formula="of:=VALUE([.J143])" office:value-type="float" office:value="115" calcext:value-type="float">
            <text:p>115</text:p>
          </table:table-cell>
          <table:table-cell table:style-name="ce2" table:formula="of:=[.O143]+[.P143]" office:value-type="float" office:value="3196" calcext:value-type="float">
            <text:p>3196</text:p>
          </table:table-cell>
          <table:table-cell office:value-type="string" calcext:value-type="string">
            <text:p>Hiver 2007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2" table:formula="of:=[.O144]+[.P144]" office:value-type="float" office:value="3192" calcext:value-type="float">
            <text:p>3192</text:p>
          </table:table-cell>
          <table:table-cell table:style-name="ce9" office:value-type="string" calcext:value-type="string">
            <text:p><text:s/>7:27:03 44:04:26 2872 <text:s text:c="2"/>320 <text:s/>Mont Bego</text:p>
          </table:table-cell>
          <table:table-cell table:formula="of:=LEFT([.C144];17)" office:value-type="string" office:string-value=" 7:27:03 44:04:26" calcext:value-type="string">
            <text:p><text:s/>7:27:03 44:04:26</text:p>
          </table:table-cell>
          <table:table-cell table:style-name="ce40" table:formula="of:=RIGHT([.D144];8)" office:value-type="string" office:string-value="44:04:26" calcext:value-type="string">
            <text:p>44:04:26</text:p>
          </table:table-cell>
          <table:table-cell table:style-name="ce40" table:formula="of:=LEFT([.C144];8)" office:value-type="string" office:string-value=" 7:27:03" calcext:value-type="string">
            <text:p><text:s/>7:27:03</text:p>
          </table:table-cell>
          <table:table-cell table:formula="of:=LEFT([.C144];22)" office:value-type="string" office:string-value=" 7:27:03 44:04:26 2872" calcext:value-type="string">
            <text:p><text:s/>7:27:03 44:04:26 2872</text:p>
          </table:table-cell>
          <table:table-cell table:style-name="ce40" table:formula="of:=RIGHT([.G144];4)" office:value-type="string" office:string-value="2872" calcext:value-type="string">
            <text:p>2872</text:p>
          </table:table-cell>
          <table:table-cell table:formula="of:=LEFT([.C144];28)" office:value-type="string" office:string-value=" 7:27:03 44:04:26 2872   320" calcext:value-type="string">
            <text:p><text:s/>7:27:03 44:04:26 2872 <text:s text:c="2"/>320</text:p>
          </table:table-cell>
          <table:table-cell table:style-name="ce40" table:formula="of:=RIGHT([.I144];4)" office:value-type="string" office:string-value=" 320" calcext:value-type="string">
            <text:p><text:s/>320</text:p>
          </table:table-cell>
          <table:table-cell table:style-name="ce43" table:formula="of:=[.J144]/[.H144]*100" office:value-type="float" office:value="11.142061281337" calcext:value-type="float">
            <text:p>11,1</text:p>
          </table:table-cell>
          <table:table-cell table:style-name="ce104" office:value-type="float" office:value="1016" calcext:value-type="float">
            <text:p>1016</text:p>
          </table:table-cell>
          <table:table-cell table:style-name="ce43" office:value-type="float" office:value="1.9" calcext:value-type="float">
            <text:p>1,9</text:p>
          </table:table-cell>
          <table:table-cell table:style-name="ce44" table:formula="of:=RIGHT([.C144];LEN([.C144])-30)" office:value-type="string" office:string-value="Mont Bego" calcext:value-type="string">
            <text:p>Mont Bego</text:p>
          </table:table-cell>
          <table:table-cell table:formula="of:=VALUE([.H144])" office:value-type="float" office:value="2872" calcext:value-type="float">
            <text:p>2872</text:p>
          </table:table-cell>
          <table:table-cell table:formula="of:=VALUE([.J144])" office:value-type="float" office:value="320" calcext:value-type="float">
            <text:p>320</text:p>
          </table:table-cell>
          <table:table-cell table:style-name="ce2" table:formula="of:=[.O144]+[.P144]" office:value-type="float" office:value="3192" calcext:value-type="float">
            <text:p>319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2" table:formula="of:=[.O145]+[.P145]" office:value-type="float" office:value="3208" calcext:value-type="float">
            <text:p>3208</text:p>
          </table:table-cell>
          <table:table-cell table:style-name="ce9" office:value-type="string" calcext:value-type="string">
            <text:p><text:s/>6:59:48 44:16:01 3007 <text:s text:c="2"/>201 <text:s/>CORBORANT</text:p>
          </table:table-cell>
          <table:table-cell table:formula="of:=LEFT([.C145];17)" office:value-type="string" office:string-value=" 6:59:48 44:16:01" calcext:value-type="string">
            <text:p><text:s/>6:59:48 44:16:01</text:p>
          </table:table-cell>
          <table:table-cell table:style-name="ce40" table:formula="of:=RIGHT([.D145];8)" office:value-type="string" office:string-value="44:16:01" calcext:value-type="string">
            <text:p>44:16:01</text:p>
          </table:table-cell>
          <table:table-cell table:style-name="ce40" table:formula="of:=LEFT([.C145];8)" office:value-type="string" office:string-value=" 6:59:48" calcext:value-type="string">
            <text:p><text:s/>6:59:48</text:p>
          </table:table-cell>
          <table:table-cell table:formula="of:=LEFT([.C145];22)" office:value-type="string" office:string-value=" 6:59:48 44:16:01 3007" calcext:value-type="string">
            <text:p><text:s/>6:59:48 44:16:01 3007</text:p>
          </table:table-cell>
          <table:table-cell table:style-name="ce40" table:formula="of:=RIGHT([.G145];4)" office:value-type="string" office:string-value="3007" calcext:value-type="string">
            <text:p>3007</text:p>
          </table:table-cell>
          <table:table-cell table:formula="of:=LEFT([.C145];28)" office:value-type="string" office:string-value=" 6:59:48 44:16:01 3007   201" calcext:value-type="string">
            <text:p><text:s/>6:59:48 44:16:01 3007 <text:s text:c="2"/>201</text:p>
          </table:table-cell>
          <table:table-cell table:style-name="ce40" table:formula="of:=RIGHT([.I145];4)" office:value-type="string" office:string-value=" 201" calcext:value-type="string">
            <text:p><text:s/>201</text:p>
          </table:table-cell>
          <table:table-cell table:style-name="ce43" table:formula="of:=[.J145]/[.H145]*100" office:value-type="float" office:value="6.68440305952777" calcext:value-type="float">
            <text:p>6,7</text:p>
          </table:table-cell>
          <table:table-cell table:style-name="ce104" office:value-type="float" office:value="1520" calcext:value-type="float">
            <text:p>1520</text:p>
          </table:table-cell>
          <table:table-cell table:style-name="ce43" office:value-type="float" office:value="2.7" calcext:value-type="float">
            <text:p>2,7</text:p>
          </table:table-cell>
          <table:table-cell table:style-name="ce44" table:formula="of:=RIGHT([.C145];LEN([.C145])-30)" office:value-type="string" office:string-value="CORBORANT" calcext:value-type="string">
            <text:p>CORBORANT</text:p>
          </table:table-cell>
          <table:table-cell table:formula="of:=VALUE([.H145])" office:value-type="float" office:value="3007" calcext:value-type="float">
            <text:p>3007</text:p>
          </table:table-cell>
          <table:table-cell table:formula="of:=VALUE([.J145])" office:value-type="float" office:value="201" calcext:value-type="float">
            <text:p>201</text:p>
          </table:table-cell>
          <table:table-cell table:style-name="ce2" table:formula="of:=[.O145]+[.P145]" office:value-type="float" office:value="3208" calcext:value-type="float">
            <text:p>3208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Jean-Philippe MASSON</text:p>
          </table:table-cell>
          <table:table-cell table:number-columns-repeated="1005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2" table:formula="of:=[.O146]+[.P146]" office:value-type="float" office:value="3188" calcext:value-type="float">
            <text:p>3188</text:p>
          </table:table-cell>
          <table:table-cell table:style-name="ce9" office:value-type="string" calcext:value-type="string">
            <text:p><text:s/>0:58:52 42:33:20 2950 <text:s text:c="2"/>238 <text:s/>SUBENUIX</text:p>
          </table:table-cell>
          <table:table-cell table:formula="of:=LEFT([.C146];17)" office:value-type="string" office:string-value=" 0:58:52 42:33:20" calcext:value-type="string">
            <text:p><text:s/>0:58:52 42:33:20</text:p>
          </table:table-cell>
          <table:table-cell table:style-name="ce40" table:formula="of:=RIGHT([.D146];8)" office:value-type="string" office:string-value="42:33:20" calcext:value-type="string">
            <text:p>42:33:20</text:p>
          </table:table-cell>
          <table:table-cell table:style-name="ce40" table:formula="of:=LEFT([.C146];8)" office:value-type="string" office:string-value=" 0:58:52" calcext:value-type="string">
            <text:p><text:s/>0:58:52</text:p>
          </table:table-cell>
          <table:table-cell table:formula="of:=LEFT([.C146];22)" office:value-type="string" office:string-value=" 0:58:52 42:33:20 2950" calcext:value-type="string">
            <text:p><text:s/>0:58:52 42:33:20 2950</text:p>
          </table:table-cell>
          <table:table-cell table:style-name="ce40" table:formula="of:=RIGHT([.G146];4)" office:value-type="string" office:string-value="2950" calcext:value-type="string">
            <text:p>2950</text:p>
          </table:table-cell>
          <table:table-cell table:formula="of:=LEFT([.C146];28)" office:value-type="string" office:string-value=" 0:58:52 42:33:20 2950   238" calcext:value-type="string">
            <text:p><text:s/>0:58:52 42:33:20 2950 <text:s text:c="2"/>238</text:p>
          </table:table-cell>
          <table:table-cell table:style-name="ce40" table:formula="of:=RIGHT([.I146];4)" office:value-type="string" office:string-value=" 238" calcext:value-type="string">
            <text:p><text:s/>238</text:p>
          </table:table-cell>
          <table:table-cell table:style-name="ce43" table:formula="of:=[.J146]/[.H146]*100" office:value-type="float" office:value="8.06779661016949" calcext:value-type="float">
            <text:p>8,1</text:p>
          </table:table-cell>
          <table:table-cell table:style-name="ce104" office:value-type="float" office:value="1782" calcext:value-type="float">
            <text:p>1782</text:p>
          </table:table-cell>
          <table:table-cell table:style-name="ce43" office:value-type="float" office:value="3.1" calcext:value-type="float">
            <text:p>3,1</text:p>
          </table:table-cell>
          <table:table-cell table:style-name="ce44" table:formula="of:=RIGHT([.C146];LEN([.C146])-30)" office:value-type="string" office:string-value="SUBENUIX" calcext:value-type="string">
            <text:p>SUBENUIX</text:p>
          </table:table-cell>
          <table:table-cell table:formula="of:=VALUE([.H146])" office:value-type="float" office:value="2950" calcext:value-type="float">
            <text:p>2950</text:p>
          </table:table-cell>
          <table:table-cell table:formula="of:=VALUE([.J146])" office:value-type="float" office:value="238" calcext:value-type="float">
            <text:p>238</text:p>
          </table:table-cell>
          <table:table-cell table:style-name="ce2" table:formula="of:=[.O146]+[.P146]" office:value-type="float" office:value="3188" calcext:value-type="float">
            <text:p>318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2" table:formula="of:=[.O147]+[.P147]" office:value-type="float" office:value="3177" calcext:value-type="float">
            <text:p>3177</text:p>
          </table:table-cell>
          <table:table-cell table:style-name="ce9" office:value-type="string" calcext:value-type="string">
            <text:p><text:s/>6:21:53 45:34:00 2484 <text:s text:c="2"/>693 <text:s/>LE GRAND ARC</text:p>
          </table:table-cell>
          <table:table-cell table:formula="of:=LEFT([.C147];17)" office:value-type="string" office:string-value=" 6:21:53 45:34:00" calcext:value-type="string">
            <text:p><text:s/>6:21:53 45:34:00</text:p>
          </table:table-cell>
          <table:table-cell table:style-name="ce40" table:formula="of:=RIGHT([.D147];8)" office:value-type="string" office:string-value="45:34:00" calcext:value-type="string">
            <text:p>45:34:00</text:p>
          </table:table-cell>
          <table:table-cell table:style-name="ce40" table:formula="of:=LEFT([.C147];8)" office:value-type="string" office:string-value=" 6:21:53" calcext:value-type="string">
            <text:p><text:s/>6:21:53</text:p>
          </table:table-cell>
          <table:table-cell table:formula="of:=LEFT([.C147];22)" office:value-type="string" office:string-value=" 6:21:53 45:34:00 2484" calcext:value-type="string">
            <text:p><text:s/>6:21:53 45:34:00 2484</text:p>
          </table:table-cell>
          <table:table-cell table:style-name="ce40" table:formula="of:=RIGHT([.G147];4)" office:value-type="string" office:string-value="2484" calcext:value-type="string">
            <text:p>2484</text:p>
          </table:table-cell>
          <table:table-cell table:formula="of:=LEFT([.C147];28)" office:value-type="string" office:string-value=" 6:21:53 45:34:00 2484   693" calcext:value-type="string">
            <text:p><text:s/>6:21:53 45:34:00 2484 <text:s text:c="2"/>693</text:p>
          </table:table-cell>
          <table:table-cell table:style-name="ce40" table:formula="of:=RIGHT([.I147];4)" office:value-type="string" office:string-value=" 693" calcext:value-type="string">
            <text:p><text:s/>693</text:p>
          </table:table-cell>
          <table:table-cell table:style-name="ce43" table:formula="of:=[.J147]/[.H147]*100" office:value-type="float" office:value="27.8985507246377" calcext:value-type="float">
            <text:p>27,9</text:p>
          </table:table-cell>
          <table:table-cell table:style-name="ce104" office:value-type="float" office:value="1091" calcext:value-type="float">
            <text:p>1091</text:p>
          </table:table-cell>
          <table:table-cell table:style-name="ce43" office:value-type="float" office:value="5.8" calcext:value-type="float">
            <text:p>5,8</text:p>
          </table:table-cell>
          <table:table-cell table:style-name="ce44" table:formula="of:=RIGHT([.C147];LEN([.C147])-30)" office:value-type="string" office:string-value="LE GRAND ARC" calcext:value-type="string">
            <text:p>LE GRAND ARC</text:p>
          </table:table-cell>
          <table:table-cell table:formula="of:=VALUE([.H147])" office:value-type="float" office:value="2484" calcext:value-type="float">
            <text:p>2484</text:p>
          </table:table-cell>
          <table:table-cell table:formula="of:=VALUE([.J147])" office:value-type="float" office:value="693" calcext:value-type="float">
            <text:p>693</text:p>
          </table:table-cell>
          <table:table-cell table:style-name="ce2" table:formula="of:=[.O147]+[.P147]" office:value-type="float" office:value="3177" calcext:value-type="float">
            <text:p>3177</text:p>
          </table:table-cell>
          <table:table-cell office:value-type="string" calcext:value-type="string">
            <text:p>Automne 2015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2" table:formula="of:=[.O148]+[.P148]" office:value-type="float" office:value="3168" calcext:value-type="float">
            <text:p>3168</text:p>
          </table:table-cell>
          <table:table-cell table:style-name="ce5" office:value-type="string" calcext:value-type="string">
            <text:p><text:s/>7:00:20 45:23:23 3072 <text:s text:c="3"/>96 <text:s/>Pointe des Fours</text:p>
          </table:table-cell>
          <table:table-cell table:formula="of:=LEFT([.C148];17)" office:value-type="string" office:string-value=" 7:00:20 45:23:23" calcext:value-type="string">
            <text:p><text:s/>7:00:20 45:23:23</text:p>
          </table:table-cell>
          <table:table-cell table:style-name="ce40" table:formula="of:=RIGHT([.D148];8)" office:value-type="string" office:string-value="45:23:23" calcext:value-type="string">
            <text:p>45:23:23</text:p>
          </table:table-cell>
          <table:table-cell table:style-name="ce40" table:formula="of:=LEFT([.C148];8)" office:value-type="string" office:string-value=" 7:00:20" calcext:value-type="string">
            <text:p><text:s/>7:00:20</text:p>
          </table:table-cell>
          <table:table-cell table:formula="of:=LEFT([.C148];22)" office:value-type="string" office:string-value=" 7:00:20 45:23:23 3072" calcext:value-type="string">
            <text:p><text:s/>7:00:20 45:23:23 3072</text:p>
          </table:table-cell>
          <table:table-cell table:style-name="ce40" table:formula="of:=RIGHT([.G148];4)" office:value-type="string" office:string-value="3072" calcext:value-type="string">
            <text:p>3072</text:p>
          </table:table-cell>
          <table:table-cell table:formula="of:=LEFT([.C148];28)" office:value-type="string" office:string-value=" 7:00:20 45:23:23 3072    96" calcext:value-type="string">
            <text:p><text:s/>7:00:20 45:23:23 3072 <text:s text:c="3"/>96</text:p>
          </table:table-cell>
          <table:table-cell table:style-name="ce40" table:formula="of:=RIGHT([.I148];4)" office:value-type="string" office:string-value="  96" calcext:value-type="string">
            <text:p><text:s text:c="2"/>96</text:p>
          </table:table-cell>
          <table:table-cell table:style-name="ce43" table:formula="of:=[.J148]/[.H148]*100" office:value-type="float" office:value="3.125" calcext:value-type="float">
            <text:p>3,1</text:p>
          </table:table-cell>
          <table:table-cell table:style-name="ce104" office:value-type="float" office:value="437" calcext:value-type="float">
            <text:p>437</text:p>
          </table:table-cell>
          <table:table-cell table:style-name="ce43" office:value-type="float" office:value="0.9" calcext:value-type="float">
            <text:p>0,9</text:p>
          </table:table-cell>
          <table:table-cell table:style-name="ce44" table:formula="of:=RIGHT([.C148];LEN([.C148])-30)" office:value-type="string" office:string-value="Pointe des Fours" calcext:value-type="string">
            <text:p>Pointe des Fours</text:p>
          </table:table-cell>
          <table:table-cell table:formula="of:=VALUE([.H148])" office:value-type="float" office:value="3072" calcext:value-type="float">
            <text:p>3072</text:p>
          </table:table-cell>
          <table:table-cell table:formula="of:=VALUE([.J148])" office:value-type="float" office:value="96" calcext:value-type="float">
            <text:p>96</text:p>
          </table:table-cell>
          <table:table-cell table:style-name="ce2" table:formula="of:=[.O148]+[.P148]" office:value-type="float" office:value="3168" calcext:value-type="float">
            <text:p>316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2" table:formula="of:=[.O149]+[.P149]" office:value-type="float" office:value="3176" calcext:value-type="float">
            <text:p>3176</text:p>
          </table:table-cell>
          <table:table-cell table:style-name="ce5" office:value-type="string" calcext:value-type="string">
            <text:p><text:s/>7:13:27 44:09:50 2888 <text:s text:c="2"/>288 <text:s/>POINTE GIEGN</text:p>
          </table:table-cell>
          <table:table-cell table:formula="of:=LEFT([.C149];17)" office:value-type="string" office:string-value=" 7:13:27 44:09:50" calcext:value-type="string">
            <text:p><text:s/>7:13:27 44:09:50</text:p>
          </table:table-cell>
          <table:table-cell table:style-name="ce40" table:formula="of:=RIGHT([.D149];8)" office:value-type="string" office:string-value="44:09:50" calcext:value-type="string">
            <text:p>44:09:50</text:p>
          </table:table-cell>
          <table:table-cell table:style-name="ce40" table:formula="of:=LEFT([.C149];8)" office:value-type="string" office:string-value=" 7:13:27" calcext:value-type="string">
            <text:p><text:s/>7:13:27</text:p>
          </table:table-cell>
          <table:table-cell table:formula="of:=LEFT([.C149];22)" office:value-type="string" office:string-value=" 7:13:27 44:09:50 2888" calcext:value-type="string">
            <text:p><text:s/>7:13:27 44:09:50 2888</text:p>
          </table:table-cell>
          <table:table-cell table:style-name="ce40" table:formula="of:=RIGHT([.G149];4)" office:value-type="string" office:string-value="2888" calcext:value-type="string">
            <text:p>2888</text:p>
          </table:table-cell>
          <table:table-cell table:formula="of:=LEFT([.C149];28)" office:value-type="string" office:string-value=" 7:13:27 44:09:50 2888   288" calcext:value-type="string">
            <text:p><text:s/>7:13:27 44:09:50 2888 <text:s text:c="2"/>288</text:p>
          </table:table-cell>
          <table:table-cell table:style-name="ce40" table:formula="of:=RIGHT([.I149];4)" office:value-type="string" office:string-value=" 288" calcext:value-type="string">
            <text:p><text:s/>288</text:p>
          </table:table-cell>
          <table:table-cell table:style-name="ce43" table:formula="of:=[.J149]/[.H149]*100" office:value-type="float" office:value="9.97229916897507" calcext:value-type="float">
            <text:p>10,0</text:p>
          </table:table-cell>
          <table:table-cell table:style-name="ce104" office:value-type="float" office:value="1048" calcext:value-type="float">
            <text:p>1048</text:p>
          </table:table-cell>
          <table:table-cell table:style-name="ce43" office:value-type="float" office:value="2.6" calcext:value-type="float">
            <text:p>2,6</text:p>
          </table:table-cell>
          <table:table-cell table:style-name="ce44" table:formula="of:=RIGHT([.C149];LEN([.C149])-30)" office:value-type="string" office:string-value="POINTE GIEGN" calcext:value-type="string">
            <text:p>POINTE GIEGN</text:p>
          </table:table-cell>
          <table:table-cell table:formula="of:=VALUE([.H149])" office:value-type="float" office:value="2888" calcext:value-type="float">
            <text:p>2888</text:p>
          </table:table-cell>
          <table:table-cell table:formula="of:=VALUE([.J149])" office:value-type="float" office:value="288" calcext:value-type="float">
            <text:p>288</text:p>
          </table:table-cell>
          <table:table-cell table:style-name="ce2" table:formula="of:=[.O149]+[.P149]" office:value-type="float" office:value="3176" calcext:value-type="float">
            <text:p>3176</text:p>
          </table:table-cell>
          <table:table-cell office:value-type="float" office:value="2011" calcext:value-type="float">
            <text:p>2011</text:p>
          </table:table-cell>
          <table:table-cell table:number-columns-repeated="1006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2" table:formula="of:=[.O150]+[.P150]" office:value-type="float" office:value="3175" calcext:value-type="float">
            <text:p>3175</text:p>
          </table:table-cell>
          <table:table-cell table:style-name="ce14" office:value-type="string" calcext:value-type="string">
            <text:p> <text:span text:style-name="T10">7:18:43 44:09:40 3067   108  Il Baus / Cima del Baus</text:span></text:p>
          </table:table-cell>
          <table:table-cell table:formula="of:=LEFT([.C150];17)" office:value-type="string" office:string-value=" 7:18:43 44:09:40" calcext:value-type="string">
            <text:p><text:s/>7:18:43 44:09:40</text:p>
          </table:table-cell>
          <table:table-cell table:style-name="ce40" table:formula="of:=RIGHT([.D150];8)" office:value-type="string" office:string-value="44:09:40" calcext:value-type="string">
            <text:p>44:09:40</text:p>
          </table:table-cell>
          <table:table-cell table:style-name="ce40" table:formula="of:=LEFT([.C150];8)" office:value-type="string" office:string-value=" 7:18:43" calcext:value-type="string">
            <text:p><text:s/>7:18:43</text:p>
          </table:table-cell>
          <table:table-cell table:formula="of:=LEFT([.C150];22)" office:value-type="string" office:string-value=" 7:18:43 44:09:40 3067" calcext:value-type="string">
            <text:p><text:s/>7:18:43 44:09:40 3067</text:p>
          </table:table-cell>
          <table:table-cell table:style-name="ce40" table:formula="of:=RIGHT([.G150];4)" office:value-type="string" office:string-value="3067" calcext:value-type="string">
            <text:p>3067</text:p>
          </table:table-cell>
          <table:table-cell table:formula="of:=LEFT([.C150];28)" office:value-type="string" office:string-value=" 7:18:43 44:09:40 3067   108" calcext:value-type="string">
            <text:p><text:s/>7:18:43 44:09:40 3067 <text:s text:c="2"/>108</text:p>
          </table:table-cell>
          <table:table-cell table:style-name="ce40" table:formula="of:=RIGHT([.I150];4)" office:value-type="string" office:string-value=" 108" calcext:value-type="string">
            <text:p><text:s/>108</text:p>
          </table:table-cell>
          <table:table-cell table:style-name="ce43" table:formula="of:=[.J150]/[.H150]*100" office:value-type="float" office:value="3.52135637430714" calcext:value-type="float">
            <text:p>3,5</text:p>
          </table:table-cell>
          <table:table-cell table:style-name="ce104" office:value-type="float" office:value="784" calcext:value-type="float">
            <text:p>784</text:p>
          </table:table-cell>
          <table:table-cell table:style-name="ce43" office:value-type="float" office:value="0.2" calcext:value-type="float">
            <text:p>0,2</text:p>
          </table:table-cell>
          <table:table-cell table:style-name="ce51" table:formula="of:=RIGHT([.C150];LEN([.C150])-30)" office:value-type="string" office:string-value="Il Baus / Cima del Baus" calcext:value-type="string">
            <text:p>Il Baus / Cima del Baus</text:p>
          </table:table-cell>
          <table:table-cell table:formula="of:=VALUE([.H150])" office:value-type="float" office:value="3067" calcext:value-type="float">
            <text:p>3067</text:p>
          </table:table-cell>
          <table:table-cell table:formula="of:=VALUE([.J150])" office:value-type="float" office:value="108" calcext:value-type="float">
            <text:p>108</text:p>
          </table:table-cell>
          <table:table-cell table:style-name="ce2" table:formula="of:=[.O150]+[.P150]" office:value-type="float" office:value="3175" calcext:value-type="float">
            <text:p>3175</text:p>
          </table:table-cell>
          <table:table-cell office:value-type="float" office:value="2011" calcext:value-type="float">
            <text:p>2011</text:p>
          </table:table-cell>
          <table:table-cell table:number-columns-repeated="1006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2" table:formula="of:=[.O151]+[.P151]" office:value-type="float" office:value="3172" calcext:value-type="float">
            <text:p>3172</text:p>
          </table:table-cell>
          <table:table-cell table:style-name="ce5" office:value-type="string" calcext:value-type="string">
            <text:p><text:s/>0:01:24 42:44:10 2801 <text:s text:c="2"/>371 <text:s/>PIMENE</text:p>
          </table:table-cell>
          <table:table-cell table:formula="of:=LEFT([.C151];17)" office:value-type="string" office:string-value=" 0:01:24 42:44:10" calcext:value-type="string">
            <text:p><text:s/>0:01:24 42:44:10</text:p>
          </table:table-cell>
          <table:table-cell table:style-name="ce40" table:formula="of:=RIGHT([.D151];8)" office:value-type="string" office:string-value="42:44:10" calcext:value-type="string">
            <text:p>42:44:10</text:p>
          </table:table-cell>
          <table:table-cell table:style-name="ce40" table:formula="of:=LEFT([.C151];8)" office:value-type="string" office:string-value=" 0:01:24" calcext:value-type="string">
            <text:p><text:s/>0:01:24</text:p>
          </table:table-cell>
          <table:table-cell table:formula="of:=LEFT([.C151];22)" office:value-type="string" office:string-value=" 0:01:24 42:44:10 2801" calcext:value-type="string">
            <text:p><text:s/>0:01:24 42:44:10 2801</text:p>
          </table:table-cell>
          <table:table-cell table:style-name="ce40" table:formula="of:=RIGHT([.G151];4)" office:value-type="string" office:string-value="2801" calcext:value-type="string">
            <text:p>2801</text:p>
          </table:table-cell>
          <table:table-cell table:formula="of:=LEFT([.C151];28)" office:value-type="string" office:string-value=" 0:01:24 42:44:10 2801   371" calcext:value-type="string">
            <text:p><text:s/>0:01:24 42:44:10 2801 <text:s text:c="2"/>371</text:p>
          </table:table-cell>
          <table:table-cell table:style-name="ce40" table:formula="of:=RIGHT([.I151];4)" office:value-type="string" office:string-value=" 371" calcext:value-type="string">
            <text:p><text:s/>371</text:p>
          </table:table-cell>
          <table:table-cell table:style-name="ce43" table:formula="of:=[.J151]/[.H151]*100" office:value-type="float" office:value="13.2452695465905" calcext:value-type="float">
            <text:p>13,2</text:p>
          </table:table-cell>
          <table:table-cell table:style-name="ce104" office:value-type="float" office:value="1279" calcext:value-type="float">
            <text:p>1279</text:p>
          </table:table-cell>
          <table:table-cell table:style-name="ce43" office:value-type="float" office:value="3.5" calcext:value-type="float">
            <text:p>3,5</text:p>
          </table:table-cell>
          <table:table-cell table:style-name="ce44" table:formula="of:=RIGHT([.C151];LEN([.C151])-30)" office:value-type="string" office:string-value="PIMENE" calcext:value-type="string">
            <text:p>PIMENE</text:p>
          </table:table-cell>
          <table:table-cell table:formula="of:=VALUE([.H151])" office:value-type="float" office:value="2801" calcext:value-type="float">
            <text:p>2801</text:p>
          </table:table-cell>
          <table:table-cell table:formula="of:=VALUE([.J151])" office:value-type="float" office:value="371" calcext:value-type="float">
            <text:p>371</text:p>
          </table:table-cell>
          <table:table-cell table:style-name="ce2" table:formula="of:=[.O151]+[.P151]" office:value-type="float" office:value="3172" calcext:value-type="float">
            <text:p>317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2" table:formula="of:=[.O152]+[.P152]" office:value-type="float" office:value="3171" calcext:value-type="float">
            <text:p>3171</text:p>
          </table:table-cell>
          <table:table-cell table:style-name="ce5" office:value-type="string" calcext:value-type="string">
            <text:p><text:s/>6:04:51 44:56:49 3019 <text:s text:c="2"/>152 <text:s/>Tête de la Muraillette</text:p>
          </table:table-cell>
          <table:table-cell table:formula="of:=LEFT([.C152];17)" office:value-type="string" office:string-value=" 6:04:51 44:56:49" calcext:value-type="string">
            <text:p><text:s/>6:04:51 44:56:49</text:p>
          </table:table-cell>
          <table:table-cell table:style-name="ce40" table:formula="of:=RIGHT([.D152];8)" office:value-type="string" office:string-value="44:56:49" calcext:value-type="string">
            <text:p>44:56:49</text:p>
          </table:table-cell>
          <table:table-cell table:style-name="ce40" table:formula="of:=LEFT([.C152];8)" office:value-type="string" office:string-value=" 6:04:51" calcext:value-type="string">
            <text:p><text:s/>6:04:51</text:p>
          </table:table-cell>
          <table:table-cell table:formula="of:=LEFT([.C152];22)" office:value-type="string" office:string-value=" 6:04:51 44:56:49 3019" calcext:value-type="string">
            <text:p><text:s/>6:04:51 44:56:49 3019</text:p>
          </table:table-cell>
          <table:table-cell table:style-name="ce40" table:formula="of:=RIGHT([.G152];4)" office:value-type="string" office:string-value="3019" calcext:value-type="string">
            <text:p>3019</text:p>
          </table:table-cell>
          <table:table-cell table:formula="of:=LEFT([.C152];28)" office:value-type="string" office:string-value=" 6:04:51 44:56:49 3019   152" calcext:value-type="string">
            <text:p><text:s/>6:04:51 44:56:49 3019 <text:s text:c="2"/>152</text:p>
          </table:table-cell>
          <table:table-cell table:style-name="ce40" table:formula="of:=RIGHT([.I152];4)" office:value-type="string" office:string-value=" 152" calcext:value-type="string">
            <text:p><text:s/>152</text:p>
          </table:table-cell>
          <table:table-cell table:style-name="ce43" table:formula="of:=[.J152]/[.H152]*100" office:value-type="float" office:value="5.03477972838688" calcext:value-type="float">
            <text:p>5,0</text:p>
          </table:table-cell>
          <table:table-cell table:style-name="ce104" office:value-type="float" office:value="664" calcext:value-type="float">
            <text:p>664</text:p>
          </table:table-cell>
          <table:table-cell table:style-name="ce43" office:value-type="float" office:value="1" calcext:value-type="float">
            <text:p>1,0</text:p>
          </table:table-cell>
          <table:table-cell table:style-name="ce44" table:formula="of:=RIGHT([.C152];LEN([.C152])-30)" office:value-type="string" office:string-value="Tête de la Muraillette" calcext:value-type="string">
            <text:p>Tête de la Muraillette</text:p>
          </table:table-cell>
          <table:table-cell table:formula="of:=VALUE([.H152])" office:value-type="float" office:value="3019" calcext:value-type="float">
            <text:p>3019</text:p>
          </table:table-cell>
          <table:table-cell table:formula="of:=VALUE([.J152])" office:value-type="float" office:value="152" calcext:value-type="float">
            <text:p>152</text:p>
          </table:table-cell>
          <table:table-cell table:style-name="ce2" table:formula="of:=[.O152]+[.P152]" office:value-type="float" office:value="3171" calcext:value-type="float">
            <text:p>317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Pierric, Laurent</text:p>
          </table:table-cell>
          <table:table-cell table:number-columns-repeated="1005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2" table:formula="of:=[.O153]+[.P153]" office:value-type="float" office:value="3167" calcext:value-type="float">
            <text:p>3167</text:p>
          </table:table-cell>
          <table:table-cell table:style-name="ce5" office:value-type="string" calcext:value-type="string">
            <text:p><text:s/>7:02:58 45:29:06 3167 <text:s text:c="4"/>0 <text:s/>Col de la Tsanteleina <text:s text:c="2"/></text:p>
          </table:table-cell>
          <table:table-cell table:formula="of:=LEFT([.C153];17)" office:value-type="string" office:string-value=" 7:02:58 45:29:06" calcext:value-type="string">
            <text:p><text:s/>7:02:58 45:29:06</text:p>
          </table:table-cell>
          <table:table-cell table:style-name="ce40" table:formula="of:=RIGHT([.D153];8)" office:value-type="string" office:string-value="45:29:06" calcext:value-type="string">
            <text:p>45:29:06</text:p>
          </table:table-cell>
          <table:table-cell table:style-name="ce40" table:formula="of:=LEFT([.C153];8)" office:value-type="string" office:string-value=" 7:02:58" calcext:value-type="string">
            <text:p><text:s/>7:02:58</text:p>
          </table:table-cell>
          <table:table-cell table:formula="of:=LEFT([.C153];22)" office:value-type="string" office:string-value=" 7:02:58 45:29:06 3167" calcext:value-type="string">
            <text:p><text:s/>7:02:58 45:29:06 3167</text:p>
          </table:table-cell>
          <table:table-cell table:style-name="ce40" table:formula="of:=RIGHT([.G153];4)" office:value-type="string" office:string-value="3167" calcext:value-type="string">
            <text:p>3167</text:p>
          </table:table-cell>
          <table:table-cell table:formula="of:=LEFT([.C153];28)" office:value-type="string" office:string-value=" 7:02:58 45:29:06 3167     0" calcext:value-type="string">
            <text:p><text:s/>7:02:58 45:29:06 3167 <text:s text:c="4"/>0</text:p>
          </table:table-cell>
          <table:table-cell table:style-name="ce40" table:formula="of:=RIGHT([.I153];4)" office:value-type="string" office:string-value="   0" calcext:value-type="string">
            <text:p><text:s text:c="3"/>0</text:p>
          </table:table-cell>
          <table:table-cell table:style-name="ce43" table:formula="of:=[.J153]/[.H153]*100" office:value-type="float" office:value="0" calcext:value-type="float">
            <text:p>0,0</text:p>
          </table:table-cell>
          <table:table-cell table:style-name="ce104"/>
          <table:table-cell table:style-name="ce43"/>
          <table:table-cell table:style-name="ce44" table:formula="of:=RIGHT([.C153];LEN([.C153])-30)" office:value-type="string" office:string-value="Col de la Tsanteleina   " calcext:value-type="string">
            <text:p>Col de la Tsanteleina <text:s text:c="2"/></text:p>
          </table:table-cell>
          <table:table-cell table:formula="of:=VALUE([.H153])" office:value-type="float" office:value="3167" calcext:value-type="float">
            <text:p>3167</text:p>
          </table:table-cell>
          <table:table-cell table:formula="of:=VALUE([.J153])" office:value-type="float" office:value="0" calcext:value-type="float">
            <text:p>0</text:p>
          </table:table-cell>
          <table:table-cell table:style-name="ce2" table:formula="of:=[.O153]+[.P153]" office:value-type="float" office:value="3167" calcext:value-type="float">
            <text:p>3167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2" table:formula="of:=[.O154]+[.P154]" office:value-type="float" office:value="3164" calcext:value-type="float">
            <text:p>3164</text:p>
          </table:table-cell>
          <table:table-cell table:style-name="ce5" office:value-type="string" calcext:value-type="string">
            <text:p>-0:33:52 42:45:54 2640 <text:s text:c="2"/>524 <text:s/>PICO DE LA GARGANTA / PIC D’ASPE</text:p>
          </table:table-cell>
          <table:table-cell table:formula="of:=LEFT([.C154];17)" office:value-type="string" office:string-value="-0:33:52 42:45:54" calcext:value-type="string">
            <text:p>-0:33:52 42:45:54</text:p>
          </table:table-cell>
          <table:table-cell table:style-name="ce40" table:formula="of:=RIGHT([.D154];8)" office:value-type="string" office:string-value="42:45:54" calcext:value-type="string">
            <text:p>42:45:54</text:p>
          </table:table-cell>
          <table:table-cell table:style-name="ce40" table:formula="of:=LEFT([.C154];8)" office:value-type="string" office:string-value="-0:33:52" calcext:value-type="string">
            <text:p>-0:33:52</text:p>
          </table:table-cell>
          <table:table-cell table:formula="of:=LEFT([.C154];22)" office:value-type="string" office:string-value="-0:33:52 42:45:54 2640" calcext:value-type="string">
            <text:p>-0:33:52 42:45:54 2640</text:p>
          </table:table-cell>
          <table:table-cell table:style-name="ce40" table:formula="of:=RIGHT([.G154];4)" office:value-type="string" office:string-value="2640" calcext:value-type="string">
            <text:p>2640</text:p>
          </table:table-cell>
          <table:table-cell table:formula="of:=LEFT([.C154];28)" office:value-type="string" office:string-value="-0:33:52 42:45:54 2640   524" calcext:value-type="string">
            <text:p>-0:33:52 42:45:54 2640 <text:s text:c="2"/>524</text:p>
          </table:table-cell>
          <table:table-cell table:style-name="ce40" table:formula="of:=RIGHT([.I154];4)" office:value-type="string" office:string-value=" 524" calcext:value-type="string">
            <text:p><text:s/>524</text:p>
          </table:table-cell>
          <table:table-cell table:style-name="ce43" table:formula="of:=[.J154]/[.H154]*100" office:value-type="float" office:value="19.8484848484848" calcext:value-type="float">
            <text:p>19,8</text:p>
          </table:table-cell>
          <table:table-cell table:style-name="ce104" office:value-type="float" office:value="1824" calcext:value-type="float">
            <text:p>1824</text:p>
          </table:table-cell>
          <table:table-cell table:style-name="ce43" office:value-type="float" office:value="6.5" calcext:value-type="float">
            <text:p>6,5</text:p>
          </table:table-cell>
          <table:table-cell table:style-name="ce44" table:formula="of:=RIGHT([.C154];LEN([.C154])-30)" office:value-type="string" office:string-value="PICO DE LA GARGANTA / PIC D’ASPE" calcext:value-type="string">
            <text:p>PICO DE LA GARGANTA / PIC D’ASPE</text:p>
          </table:table-cell>
          <table:table-cell table:formula="of:=VALUE([.H154])" office:value-type="float" office:value="2640" calcext:value-type="float">
            <text:p>2640</text:p>
          </table:table-cell>
          <table:table-cell table:formula="of:=VALUE([.J154])" office:value-type="float" office:value="524" calcext:value-type="float">
            <text:p>524</text:p>
          </table:table-cell>
          <table:table-cell table:style-name="ce2" table:formula="of:=[.O154]+[.P154]" office:value-type="float" office:value="3164" calcext:value-type="float">
            <text:p>316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2" table:formula="of:=[.O155]+[.P155]" office:value-type="float" office:value="3161" calcext:value-type="float">
            <text:p>3161</text:p>
          </table:table-cell>
          <table:table-cell table:style-name="ce5" office:value-type="string" calcext:value-type="string">
            <text:p><text:s/>6:17:16 44:38:57 2782 <text:s text:c="2"/>379 <text:s/>GRANDE AUTANE</text:p>
          </table:table-cell>
          <table:table-cell table:formula="of:=LEFT([.C155];17)" office:value-type="string" office:string-value=" 6:17:16 44:38:57" calcext:value-type="string">
            <text:p><text:s/>6:17:16 44:38:57</text:p>
          </table:table-cell>
          <table:table-cell table:style-name="ce40" table:formula="of:=RIGHT([.D155];8)" office:value-type="string" office:string-value="44:38:57" calcext:value-type="string">
            <text:p>44:38:57</text:p>
          </table:table-cell>
          <table:table-cell table:style-name="ce40" table:formula="of:=LEFT([.C155];8)" office:value-type="string" office:string-value=" 6:17:16" calcext:value-type="string">
            <text:p><text:s/>6:17:16</text:p>
          </table:table-cell>
          <table:table-cell table:formula="of:=LEFT([.C155];22)" office:value-type="string" office:string-value=" 6:17:16 44:38:57 2782" calcext:value-type="string">
            <text:p><text:s/>6:17:16 44:38:57 2782</text:p>
          </table:table-cell>
          <table:table-cell table:style-name="ce40" table:formula="of:=RIGHT([.G155];4)" office:value-type="string" office:string-value="2782" calcext:value-type="string">
            <text:p>2782</text:p>
          </table:table-cell>
          <table:table-cell table:formula="of:=LEFT([.C155];28)" office:value-type="string" office:string-value=" 6:17:16 44:38:57 2782   379" calcext:value-type="string">
            <text:p><text:s/>6:17:16 44:38:57 2782 <text:s text:c="2"/>379</text:p>
          </table:table-cell>
          <table:table-cell table:style-name="ce40" table:formula="of:=RIGHT([.I155];4)" office:value-type="string" office:string-value=" 379" calcext:value-type="string">
            <text:p><text:s/>379</text:p>
          </table:table-cell>
          <table:table-cell table:style-name="ce43" table:formula="of:=[.J155]/[.H155]*100" office:value-type="float" office:value="13.6232925952552" calcext:value-type="float">
            <text:p>13,6</text:p>
          </table:table-cell>
          <table:table-cell table:style-name="ce104" office:value-type="float" office:value="792" calcext:value-type="float">
            <text:p>792</text:p>
          </table:table-cell>
          <table:table-cell table:style-name="ce43" office:value-type="float" office:value="3.8" calcext:value-type="float">
            <text:p>3,8</text:p>
          </table:table-cell>
          <table:table-cell table:style-name="ce44" table:formula="of:=RIGHT([.C155];LEN([.C155])-30)" office:value-type="string" office:string-value="GRANDE AUTANE" calcext:value-type="string">
            <text:p>GRANDE AUTANE</text:p>
          </table:table-cell>
          <table:table-cell table:formula="of:=VALUE([.H155])" office:value-type="float" office:value="2782" calcext:value-type="float">
            <text:p>2782</text:p>
          </table:table-cell>
          <table:table-cell table:formula="of:=VALUE([.J155])" office:value-type="float" office:value="379" calcext:value-type="float">
            <text:p>379</text:p>
          </table:table-cell>
          <table:table-cell table:style-name="ce2" table:formula="of:=[.O155]+[.P155]" office:value-type="float" office:value="3161" calcext:value-type="float">
            <text:p>3161</text:p>
          </table:table-cell>
          <table:table-cell office:value-type="string" calcext:value-type="string">
            <text:p>Automne 2007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2" table:formula="of:=[.O156]+[.P156]" office:value-type="float" office:value="3161" calcext:value-type="float">
            <text:p>3161</text:p>
          </table:table-cell>
          <table:table-cell table:style-name="ce5" office:value-type="string" calcext:value-type="string">
            <text:p><text:s/>0:27:00 42:44:06 2964 <text:s text:c="2"/>197 <text:s/>Pic de Hourgade</text:p>
          </table:table-cell>
          <table:table-cell table:formula="of:=LEFT([.C156];17)" office:value-type="string" office:string-value=" 0:27:00 42:44:06" calcext:value-type="string">
            <text:p><text:s/>0:27:00 42:44:06</text:p>
          </table:table-cell>
          <table:table-cell table:style-name="ce40" table:formula="of:=RIGHT([.D156];8)" office:value-type="string" office:string-value="42:44:06" calcext:value-type="string">
            <text:p>42:44:06</text:p>
          </table:table-cell>
          <table:table-cell table:style-name="ce40" table:formula="of:=LEFT([.C156];8)" office:value-type="string" office:string-value=" 0:27:00" calcext:value-type="string">
            <text:p><text:s/>0:27:00</text:p>
          </table:table-cell>
          <table:table-cell table:formula="of:=LEFT([.C156];22)" office:value-type="string" office:string-value=" 0:27:00 42:44:06 2964" calcext:value-type="string">
            <text:p><text:s/>0:27:00 42:44:06 2964</text:p>
          </table:table-cell>
          <table:table-cell table:style-name="ce40" table:formula="of:=RIGHT([.G156];4)" office:value-type="string" office:string-value="2964" calcext:value-type="string">
            <text:p>2964</text:p>
          </table:table-cell>
          <table:table-cell table:formula="of:=LEFT([.C156];28)" office:value-type="string" office:string-value=" 0:27:00 42:44:06 2964   197" calcext:value-type="string">
            <text:p><text:s/>0:27:00 42:44:06 2964 <text:s text:c="2"/>197</text:p>
          </table:table-cell>
          <table:table-cell table:style-name="ce40" table:formula="of:=RIGHT([.I156];4)" office:value-type="string" office:string-value=" 197" calcext:value-type="string">
            <text:p><text:s/>197</text:p>
          </table:table-cell>
          <table:table-cell table:style-name="ce43" table:formula="of:=[.J156]/[.H156]*100" office:value-type="float" office:value="6.64642375168691" calcext:value-type="float">
            <text:p>6,6</text:p>
          </table:table-cell>
          <table:table-cell table:style-name="ce104" office:value-type="float" office:value="1231" calcext:value-type="float">
            <text:p>1231</text:p>
          </table:table-cell>
          <table:table-cell table:style-name="ce43" office:value-type="float" office:value="3.4" calcext:value-type="float">
            <text:p>3,4</text:p>
          </table:table-cell>
          <table:table-cell table:style-name="ce44" table:formula="of:=RIGHT([.C156];LEN([.C156])-30)" office:value-type="string" office:string-value="Pic de Hourgade" calcext:value-type="string">
            <text:p>Pic de Hourgade</text:p>
          </table:table-cell>
          <table:table-cell table:formula="of:=VALUE([.H156])" office:value-type="float" office:value="2964" calcext:value-type="float">
            <text:p>2964</text:p>
          </table:table-cell>
          <table:table-cell table:formula="of:=VALUE([.J156])" office:value-type="float" office:value="197" calcext:value-type="float">
            <text:p>197</text:p>
          </table:table-cell>
          <table:table-cell table:style-name="ce2" table:formula="of:=[.O156]+[.P156]" office:value-type="float" office:value="3161" calcext:value-type="float">
            <text:p>316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2" table:formula="of:=[.O157]+[.P157]" office:value-type="float" office:value="3148" calcext:value-type="float">
            <text:p>3148</text:p>
          </table:table-cell>
          <table:table-cell table:style-name="ce29" office:value-type="string" calcext:value-type="string">
            <text:p><text:s/>0:28:59 42:42:19 3034 <text:s text:c="2"/>114 <text:s/>Pic Gourdon</text:p>
          </table:table-cell>
          <table:table-cell table:formula="of:=LEFT([.C157];17)" office:value-type="string" office:string-value=" 0:28:59 42:42:19" calcext:value-type="string">
            <text:p><text:s/>0:28:59 42:42:19</text:p>
          </table:table-cell>
          <table:table-cell table:style-name="ce40" table:formula="of:=RIGHT([.D157];8)" office:value-type="string" office:string-value="42:42:19" calcext:value-type="string">
            <text:p>42:42:19</text:p>
          </table:table-cell>
          <table:table-cell table:style-name="ce40" table:formula="of:=LEFT([.C157];8)" office:value-type="string" office:string-value=" 0:28:59" calcext:value-type="string">
            <text:p><text:s/>0:28:59</text:p>
          </table:table-cell>
          <table:table-cell table:formula="of:=LEFT([.C157];22)" office:value-type="string" office:string-value=" 0:28:59 42:42:19 3034" calcext:value-type="string">
            <text:p><text:s/>0:28:59 42:42:19 3034</text:p>
          </table:table-cell>
          <table:table-cell table:style-name="ce40" table:formula="of:=RIGHT([.G157];4)" office:value-type="string" office:string-value="3034" calcext:value-type="string">
            <text:p>3034</text:p>
          </table:table-cell>
          <table:table-cell table:formula="of:=LEFT([.C157];28)" office:value-type="string" office:string-value=" 0:28:59 42:42:19 3034   114" calcext:value-type="string">
            <text:p><text:s/>0:28:59 42:42:19 3034 <text:s text:c="2"/>114</text:p>
          </table:table-cell>
          <table:table-cell table:style-name="ce40" table:formula="of:=RIGHT([.I157];4)" office:value-type="string" office:string-value=" 114" calcext:value-type="string">
            <text:p><text:s/>114</text:p>
          </table:table-cell>
          <table:table-cell table:style-name="ce43" table:formula="of:=[.J157]/[.H157]*100" office:value-type="float" office:value="3.7574159525379" calcext:value-type="float">
            <text:p>3,8</text:p>
          </table:table-cell>
          <table:table-cell table:style-name="ce104" office:value-type="float" office:value="1131" calcext:value-type="float">
            <text:p>1131</text:p>
          </table:table-cell>
          <table:table-cell table:style-name="ce43" office:value-type="float" office:value="0.5" calcext:value-type="float">
            <text:p>0,5</text:p>
          </table:table-cell>
          <table:table-cell table:style-name="ce44" table:formula="of:=RIGHT([.C157];LEN([.C157])-30)" office:value-type="string" office:string-value="Pic Gourdon" calcext:value-type="string">
            <text:p>Pic Gourdon</text:p>
          </table:table-cell>
          <table:table-cell table:formula="of:=VALUE([.H157])" office:value-type="float" office:value="3034" calcext:value-type="float">
            <text:p>3034</text:p>
          </table:table-cell>
          <table:table-cell table:formula="of:=VALUE([.J157])" office:value-type="float" office:value="114" calcext:value-type="float">
            <text:p>114</text:p>
          </table:table-cell>
          <table:table-cell table:style-name="ce2" table:formula="of:=[.O157]+[.P157]" office:value-type="float" office:value="3148" calcext:value-type="float">
            <text:p>314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loi (+ Estelle et 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2" table:formula="of:=[.O158]+[.P158]" office:value-type="float" office:value="3154" calcext:value-type="float">
            <text:p>3154</text:p>
          </table:table-cell>
          <table:table-cell table:style-name="ce5" office:value-type="string" calcext:value-type="string">
            <text:p><text:s/>6:27:11 44:37:12 2824 <text:s text:c="2"/>330 <text:s/>TETE DE L'HIVERNET</text:p>
          </table:table-cell>
          <table:table-cell table:formula="of:=LEFT([.C158];17)" office:value-type="string" office:string-value=" 6:27:11 44:37:12" calcext:value-type="string">
            <text:p><text:s/>6:27:11 44:37:12</text:p>
          </table:table-cell>
          <table:table-cell table:style-name="ce40" table:formula="of:=RIGHT([.D158];8)" office:value-type="string" office:string-value="44:37:12" calcext:value-type="string">
            <text:p>44:37:12</text:p>
          </table:table-cell>
          <table:table-cell table:style-name="ce40" table:formula="of:=LEFT([.C158];8)" office:value-type="string" office:string-value=" 6:27:11" calcext:value-type="string">
            <text:p><text:s/>6:27:11</text:p>
          </table:table-cell>
          <table:table-cell table:formula="of:=LEFT([.C158];22)" office:value-type="string" office:string-value=" 6:27:11 44:37:12 2824" calcext:value-type="string">
            <text:p><text:s/>6:27:11 44:37:12 2824</text:p>
          </table:table-cell>
          <table:table-cell table:style-name="ce40" table:formula="of:=RIGHT([.G158];4)" office:value-type="string" office:string-value="2824" calcext:value-type="string">
            <text:p>2824</text:p>
          </table:table-cell>
          <table:table-cell table:formula="of:=LEFT([.C158];28)" office:value-type="string" office:string-value=" 6:27:11 44:37:12 2824   330" calcext:value-type="string">
            <text:p><text:s/>6:27:11 44:37:12 2824 <text:s text:c="2"/>330</text:p>
          </table:table-cell>
          <table:table-cell table:style-name="ce40" table:formula="of:=RIGHT([.I158];4)" office:value-type="string" office:string-value=" 330" calcext:value-type="string">
            <text:p><text:s/>330</text:p>
          </table:table-cell>
          <table:table-cell table:style-name="ce43" table:formula="of:=[.J158]/[.H158]*100" office:value-type="float" office:value="11.685552407932" calcext:value-type="float">
            <text:p>11,7</text:p>
          </table:table-cell>
          <table:table-cell table:style-name="ce104" office:value-type="float" office:value="731" calcext:value-type="float">
            <text:p>731</text:p>
          </table:table-cell>
          <table:table-cell table:style-name="ce43" office:value-type="float" office:value="4.2" calcext:value-type="float">
            <text:p>4,2</text:p>
          </table:table-cell>
          <table:table-cell table:style-name="ce44" table:formula="of:=RIGHT([.C158];LEN([.C158])-30)" office:value-type="string" office:string-value="TETE DE L'HIVERNET" calcext:value-type="string">
            <text:p>TETE DE L'HIVERNET</text:p>
          </table:table-cell>
          <table:table-cell table:formula="of:=VALUE([.H158])" office:value-type="float" office:value="2824" calcext:value-type="float">
            <text:p>2824</text:p>
          </table:table-cell>
          <table:table-cell table:formula="of:=VALUE([.J158])" office:value-type="float" office:value="330" calcext:value-type="float">
            <text:p>330</text:p>
          </table:table-cell>
          <table:table-cell table:style-name="ce2" table:formula="of:=[.O158]+[.P158]" office:value-type="float" office:value="3154" calcext:value-type="float">
            <text:p>315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2" table:formula="of:=[.O159]+[.P159]" office:value-type="float" office:value="3152" calcext:value-type="float">
            <text:p>3152</text:p>
          </table:table-cell>
          <table:table-cell table:style-name="ce5" office:value-type="string" calcext:value-type="string">
            <text:p><text:s/>6:41:57 44:30:02 2945 <text:s text:c="2"/>207 <text:s/>TETE DE VALLON CLAOUS</text:p>
          </table:table-cell>
          <table:table-cell table:formula="of:=LEFT([.C159];17)" office:value-type="string" office:string-value=" 6:41:57 44:30:02" calcext:value-type="string">
            <text:p><text:s/>6:41:57 44:30:02</text:p>
          </table:table-cell>
          <table:table-cell table:style-name="ce40" table:formula="of:=RIGHT([.D159];8)" office:value-type="string" office:string-value="44:30:02" calcext:value-type="string">
            <text:p>44:30:02</text:p>
          </table:table-cell>
          <table:table-cell table:style-name="ce40" table:formula="of:=LEFT([.C159];8)" office:value-type="string" office:string-value=" 6:41:57" calcext:value-type="string">
            <text:p><text:s/>6:41:57</text:p>
          </table:table-cell>
          <table:table-cell table:formula="of:=LEFT([.C159];22)" office:value-type="string" office:string-value=" 6:41:57 44:30:02 2945" calcext:value-type="string">
            <text:p><text:s/>6:41:57 44:30:02 2945</text:p>
          </table:table-cell>
          <table:table-cell table:style-name="ce40" table:formula="of:=RIGHT([.G159];4)" office:value-type="string" office:string-value="2945" calcext:value-type="string">
            <text:p>2945</text:p>
          </table:table-cell>
          <table:table-cell table:formula="of:=LEFT([.C159];28)" office:value-type="string" office:string-value=" 6:41:57 44:30:02 2945   207" calcext:value-type="string">
            <text:p><text:s/>6:41:57 44:30:02 2945 <text:s text:c="2"/>207</text:p>
          </table:table-cell>
          <table:table-cell table:style-name="ce40" table:formula="of:=RIGHT([.I159];4)" office:value-type="string" office:string-value=" 207" calcext:value-type="string">
            <text:p><text:s/>207</text:p>
          </table:table-cell>
          <table:table-cell table:style-name="ce43" table:formula="of:=[.J159]/[.H159]*100" office:value-type="float" office:value="7.02886247877759" calcext:value-type="float">
            <text:p>7,0</text:p>
          </table:table-cell>
          <table:table-cell table:style-name="ce104" office:value-type="float" office:value="1224" calcext:value-type="float">
            <text:p>1224</text:p>
          </table:table-cell>
          <table:table-cell table:style-name="ce43" office:value-type="float" office:value="3.6" calcext:value-type="float">
            <text:p>3,6</text:p>
          </table:table-cell>
          <table:table-cell table:style-name="ce44" table:formula="of:=RIGHT([.C159];LEN([.C159])-30)" office:value-type="string" office:string-value="TETE DE VALLON CLAOUS" calcext:value-type="string">
            <text:p>TETE DE VALLON CLAOUS</text:p>
          </table:table-cell>
          <table:table-cell table:formula="of:=VALUE([.H159])" office:value-type="float" office:value="2945" calcext:value-type="float">
            <text:p>2945</text:p>
          </table:table-cell>
          <table:table-cell table:formula="of:=VALUE([.J159])" office:value-type="float" office:value="207" calcext:value-type="float">
            <text:p>207</text:p>
          </table:table-cell>
          <table:table-cell table:style-name="ce2" table:formula="of:=[.O159]+[.P159]" office:value-type="float" office:value="3152" calcext:value-type="float">
            <text:p>3152</text:p>
          </table:table-cell>
          <table:table-cell office:value-type="string" calcext:value-type="string">
            <text:p>Automne 2003</text:p>
          </table:table-cell>
          <table:table-cell office:value-type="string" calcext:value-type="string">
            <text:p>Estelle</text:p>
          </table:table-cell>
          <table:table-cell table:number-columns-repeated="2"/>
          <table:table-cell table:style-name="ce39" table:number-columns-repeated="1003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2" table:formula="of:=[.O160]+[.P160]" office:value-type="float" office:value="3153" calcext:value-type="float">
            <text:p>3153</text:p>
          </table:table-cell>
          <table:table-cell table:style-name="ce20" office:value-type="string" calcext:value-type="string">
            <text:p><text:span text:style-name="T11">-0:17:00 42:55:52 2692   461  </text:span><text:span text:style-name="T12">PIC DES TAILLADES / GRAND GABIZOS</text:span></text:p>
          </table:table-cell>
          <table:table-cell table:formula="of:=LEFT([.C160];17)" office:value-type="string" office:string-value="-0:17:00 42:55:52" calcext:value-type="string">
            <text:p>-0:17:00 42:55:52</text:p>
          </table:table-cell>
          <table:table-cell table:style-name="ce40" table:formula="of:=RIGHT([.D160];8)" office:value-type="string" office:string-value="42:55:52" calcext:value-type="string">
            <text:p>42:55:52</text:p>
          </table:table-cell>
          <table:table-cell table:style-name="ce40" table:formula="of:=LEFT([.C160];8)" office:value-type="string" office:string-value="-0:17:00" calcext:value-type="string">
            <text:p>-0:17:00</text:p>
          </table:table-cell>
          <table:table-cell table:formula="of:=LEFT([.C160];22)" office:value-type="string" office:string-value="-0:17:00 42:55:52 2692" calcext:value-type="string">
            <text:p>-0:17:00 42:55:52 2692</text:p>
          </table:table-cell>
          <table:table-cell table:style-name="ce40" table:formula="of:=RIGHT([.G160];4)" office:value-type="string" office:string-value="2692" calcext:value-type="string">
            <text:p>2692</text:p>
          </table:table-cell>
          <table:table-cell table:formula="of:=LEFT([.C160];28)" office:value-type="string" office:string-value="-0:17:00 42:55:52 2692   461" calcext:value-type="string">
            <text:p>-0:17:00 42:55:52 2692 <text:s text:c="2"/>461</text:p>
          </table:table-cell>
          <table:table-cell table:style-name="ce40" table:formula="of:=RIGHT([.I160];4)" office:value-type="string" office:string-value=" 461" calcext:value-type="string">
            <text:p><text:s/>461</text:p>
          </table:table-cell>
          <table:table-cell table:style-name="ce43" table:formula="of:=[.J160]/[.H160]*100" office:value-type="float" office:value="17.1248142644874" calcext:value-type="float">
            <text:p>17,1</text:p>
          </table:table-cell>
          <table:table-cell table:style-name="ce104" office:value-type="float" office:value="1292" calcext:value-type="float">
            <text:p>1292</text:p>
          </table:table-cell>
          <table:table-cell table:style-name="ce43" office:value-type="float" office:value="4.3" calcext:value-type="float">
            <text:p>4,3</text:p>
          </table:table-cell>
          <table:table-cell table:style-name="ce44" table:formula="of:=RIGHT([.C160];LEN([.C160])-30)" office:value-type="string" office:string-value="PIC DES TAILLADES / GRAND GABIZOS" calcext:value-type="string">
            <text:p>PIC DES TAILLADES / GRAND GABIZOS</text:p>
          </table:table-cell>
          <table:table-cell table:formula="of:=VALUE([.H160])" office:value-type="float" office:value="2692" calcext:value-type="float">
            <text:p>2692</text:p>
          </table:table-cell>
          <table:table-cell table:formula="of:=VALUE([.J160])" office:value-type="float" office:value="461" calcext:value-type="float">
            <text:p>461</text:p>
          </table:table-cell>
          <table:table-cell table:style-name="ce2" table:formula="of:=[.O160]+[.P160]" office:value-type="float" office:value="3153" calcext:value-type="float">
            <text:p>3153</text:p>
          </table:table-cell>
          <table:table-cell office:value-type="float" office:value="2010" calcext:value-type="float">
            <text:p>2010</text:p>
          </table:table-cell>
          <table:table-cell table:number-columns-repeated="1006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2" table:formula="of:=[.O161]+[.P161]" office:value-type="float" office:value="3146" calcext:value-type="float">
            <text:p>3146</text:p>
          </table:table-cell>
          <table:table-cell table:style-name="ce5" office:value-type="string" calcext:value-type="string">
            <text:p><text:s/>6:44:26 44:54:08 2650 <text:s text:c="2"/>496 <text:s/>Le Chenaillet</text:p>
          </table:table-cell>
          <table:table-cell table:formula="of:=LEFT([.C161];17)" office:value-type="string" office:string-value=" 6:44:26 44:54:08" calcext:value-type="string">
            <text:p><text:s/>6:44:26 44:54:08</text:p>
          </table:table-cell>
          <table:table-cell table:style-name="ce40" table:formula="of:=RIGHT([.D161];8)" office:value-type="string" office:string-value="44:54:08" calcext:value-type="string">
            <text:p>44:54:08</text:p>
          </table:table-cell>
          <table:table-cell table:style-name="ce40" table:formula="of:=LEFT([.C161];8)" office:value-type="string" office:string-value=" 6:44:26" calcext:value-type="string">
            <text:p><text:s/>6:44:26</text:p>
          </table:table-cell>
          <table:table-cell table:formula="of:=LEFT([.C161];22)" office:value-type="string" office:string-value=" 6:44:26 44:54:08 2650" calcext:value-type="string">
            <text:p><text:s/>6:44:26 44:54:08 2650</text:p>
          </table:table-cell>
          <table:table-cell table:style-name="ce40" table:formula="of:=RIGHT([.G161];4)" office:value-type="string" office:string-value="2650" calcext:value-type="string">
            <text:p>2650</text:p>
          </table:table-cell>
          <table:table-cell table:formula="of:=LEFT([.C161];28)" office:value-type="string" office:string-value=" 6:44:26 44:54:08 2650   496" calcext:value-type="string">
            <text:p><text:s/>6:44:26 44:54:08 2650 <text:s text:c="2"/>496</text:p>
          </table:table-cell>
          <table:table-cell table:style-name="ce40" table:formula="of:=RIGHT([.I161];4)" office:value-type="string" office:string-value=" 496" calcext:value-type="string">
            <text:p><text:s/>496</text:p>
          </table:table-cell>
          <table:table-cell table:style-name="ce43" table:formula="of:=[.J161]/[.H161]*100" office:value-type="float" office:value="18.7169811320755" calcext:value-type="float">
            <text:p>18,7</text:p>
          </table:table-cell>
          <table:table-cell table:style-name="ce104" office:value-type="float" office:value="955" calcext:value-type="float">
            <text:p>955</text:p>
          </table:table-cell>
          <table:table-cell table:style-name="ce43" office:value-type="float" office:value="4.1" calcext:value-type="float">
            <text:p>4,1</text:p>
          </table:table-cell>
          <table:table-cell table:style-name="ce44" table:formula="of:=RIGHT([.C161];LEN([.C161])-30)" office:value-type="string" office:string-value="Le Chenaillet" calcext:value-type="string">
            <text:p>Le Chenaillet</text:p>
          </table:table-cell>
          <table:table-cell table:formula="of:=VALUE([.H161])" office:value-type="float" office:value="2650" calcext:value-type="float">
            <text:p>2650</text:p>
          </table:table-cell>
          <table:table-cell table:formula="of:=VALUE([.J161])" office:value-type="float" office:value="496" calcext:value-type="float">
            <text:p>496</text:p>
          </table:table-cell>
          <table:table-cell table:style-name="ce2" table:formula="of:=[.O161]+[.P161]" office:value-type="float" office:value="3146" calcext:value-type="float">
            <text:p>3146</text:p>
          </table:table-cell>
          <table:table-cell office:value-type="string" calcext:value-type="string">
            <text:p>2002 / Printemps 2017</text:p>
          </table:table-cell>
          <table:table-cell office:value-type="string" calcext:value-type="string">
            <text:p>Estelle, Pierric, Marie, Pascal / 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2" table:formula="of:=[.O162]+[.P162]" office:value-type="float" office:value="3152" calcext:value-type="float">
            <text:p>3152</text:p>
          </table:table-cell>
          <table:table-cell table:style-name="ce5" office:value-type="string" calcext:value-type="string">
            <text:p><text:s/>1:01:39 42:31:31 2909 <text:s text:c="2"/>243 <text:s/>Pic de Mainera</text:p>
          </table:table-cell>
          <table:table-cell table:formula="of:=LEFT([.C162];17)" office:value-type="string" office:string-value=" 1:01:39 42:31:31" calcext:value-type="string">
            <text:p><text:s/>1:01:39 42:31:31</text:p>
          </table:table-cell>
          <table:table-cell table:style-name="ce40" table:formula="of:=RIGHT([.D162];8)" office:value-type="string" office:string-value="42:31:31" calcext:value-type="string">
            <text:p>42:31:31</text:p>
          </table:table-cell>
          <table:table-cell table:style-name="ce40" table:formula="of:=LEFT([.C162];8)" office:value-type="string" office:string-value=" 1:01:39" calcext:value-type="string">
            <text:p><text:s/>1:01:39</text:p>
          </table:table-cell>
          <table:table-cell table:formula="of:=LEFT([.C162];22)" office:value-type="string" office:string-value=" 1:01:39 42:31:31 2909" calcext:value-type="string">
            <text:p><text:s/>1:01:39 42:31:31 2909</text:p>
          </table:table-cell>
          <table:table-cell table:style-name="ce40" table:formula="of:=RIGHT([.G162];4)" office:value-type="string" office:string-value="2909" calcext:value-type="string">
            <text:p>2909</text:p>
          </table:table-cell>
          <table:table-cell table:formula="of:=LEFT([.C162];28)" office:value-type="string" office:string-value=" 1:01:39 42:31:31 2909   243" calcext:value-type="string">
            <text:p><text:s/>1:01:39 42:31:31 2909 <text:s text:c="2"/>243</text:p>
          </table:table-cell>
          <table:table-cell table:style-name="ce40" table:formula="of:=RIGHT([.I162];4)" office:value-type="string" office:string-value=" 243" calcext:value-type="string">
            <text:p><text:s/>243</text:p>
          </table:table-cell>
          <table:table-cell table:style-name="ce43" table:formula="of:=[.J162]/[.H162]*100" office:value-type="float" office:value="8.35338604331385" calcext:value-type="float">
            <text:p>8,4</text:p>
          </table:table-cell>
          <table:table-cell table:style-name="ce104" office:value-type="float" office:value="1554" calcext:value-type="float">
            <text:p>1554</text:p>
          </table:table-cell>
          <table:table-cell table:style-name="ce43" office:value-type="float" office:value="1.4" calcext:value-type="float">
            <text:p>1,4</text:p>
          </table:table-cell>
          <table:table-cell table:style-name="ce44" table:formula="of:=RIGHT([.C162];LEN([.C162])-30)" office:value-type="string" office:string-value="Pic de Mainera" calcext:value-type="string">
            <text:p>Pic de Mainera</text:p>
          </table:table-cell>
          <table:table-cell table:formula="of:=VALUE([.H162])" office:value-type="float" office:value="2909" calcext:value-type="float">
            <text:p>2909</text:p>
          </table:table-cell>
          <table:table-cell table:formula="of:=VALUE([.J162])" office:value-type="float" office:value="243" calcext:value-type="float">
            <text:p>243</text:p>
          </table:table-cell>
          <table:table-cell table:style-name="ce2" table:formula="of:=[.O162]+[.P162]" office:value-type="float" office:value="3152" calcext:value-type="float">
            <text:p>315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2" table:formula="of:=[.O163]+[.P163]" office:value-type="float" office:value="3141" calcext:value-type="float">
            <text:p>3141</text:p>
          </table:table-cell>
          <table:table-cell table:style-name="ce5" office:value-type="string" calcext:value-type="string">
            <text:p><text:s/>6:54:32 45:12:06 2917 <text:s text:c="2"/>224 <text:s/>POINTE DROSET</text:p>
          </table:table-cell>
          <table:table-cell table:formula="of:=LEFT([.C163];17)" office:value-type="string" office:string-value=" 6:54:32 45:12:06" calcext:value-type="string">
            <text:p><text:s/>6:54:32 45:12:06</text:p>
          </table:table-cell>
          <table:table-cell table:style-name="ce40" table:formula="of:=RIGHT([.D163];8)" office:value-type="string" office:string-value="45:12:06" calcext:value-type="string">
            <text:p>45:12:06</text:p>
          </table:table-cell>
          <table:table-cell table:style-name="ce40" table:formula="of:=LEFT([.C163];8)" office:value-type="string" office:string-value=" 6:54:32" calcext:value-type="string">
            <text:p><text:s/>6:54:32</text:p>
          </table:table-cell>
          <table:table-cell table:formula="of:=LEFT([.C163];22)" office:value-type="string" office:string-value=" 6:54:32 45:12:06 2917" calcext:value-type="string">
            <text:p><text:s/>6:54:32 45:12:06 2917</text:p>
          </table:table-cell>
          <table:table-cell table:style-name="ce40" table:formula="of:=RIGHT([.G163];4)" office:value-type="string" office:string-value="2917" calcext:value-type="string">
            <text:p>2917</text:p>
          </table:table-cell>
          <table:table-cell table:formula="of:=LEFT([.C163];28)" office:value-type="string" office:string-value=" 6:54:32 45:12:06 2917   224" calcext:value-type="string">
            <text:p><text:s/>6:54:32 45:12:06 2917 <text:s text:c="2"/>224</text:p>
          </table:table-cell>
          <table:table-cell table:style-name="ce40" table:formula="of:=RIGHT([.I163];4)" office:value-type="string" office:string-value=" 224" calcext:value-type="string">
            <text:p><text:s/>224</text:p>
          </table:table-cell>
          <table:table-cell table:style-name="ce43" table:formula="of:=[.J163]/[.H163]*100" office:value-type="float" office:value="7.67912238601303" calcext:value-type="float">
            <text:p>7,7</text:p>
          </table:table-cell>
          <table:table-cell table:style-name="ce104" office:value-type="float" office:value="731" calcext:value-type="float">
            <text:p>731</text:p>
          </table:table-cell>
          <table:table-cell table:style-name="ce43" office:value-type="float" office:value="1.5" calcext:value-type="float">
            <text:p>1,5</text:p>
          </table:table-cell>
          <table:table-cell table:style-name="ce44" table:formula="of:=RIGHT([.C163];LEN([.C163])-30)" office:value-type="string" office:string-value="POINTE DROSET" calcext:value-type="string">
            <text:p>POINTE DROSET</text:p>
          </table:table-cell>
          <table:table-cell table:formula="of:=VALUE([.H163])" office:value-type="float" office:value="2917" calcext:value-type="float">
            <text:p>2917</text:p>
          </table:table-cell>
          <table:table-cell table:formula="of:=VALUE([.J163])" office:value-type="float" office:value="224" calcext:value-type="float">
            <text:p>224</text:p>
          </table:table-cell>
          <table:table-cell table:style-name="ce2" table:formula="of:=[.O163]+[.P163]" office:value-type="float" office:value="3141" calcext:value-type="float">
            <text:p>314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2" table:formula="of:=[.O164]+[.P164]" office:value-type="float" office:value="3141" calcext:value-type="float">
            <text:p>3141</text:p>
          </table:table-cell>
          <table:table-cell table:style-name="ce14" office:value-type="string" calcext:value-type="string">
            <text:p> <text:span text:style-name="T10">7:18:26 44:10:07 3051    90  Cima Paganini</text:span></text:p>
          </table:table-cell>
          <table:table-cell table:formula="of:=LEFT([.C164];17)" office:value-type="string" office:string-value=" 7:18:26 44:10:07" calcext:value-type="string">
            <text:p><text:s/>7:18:26 44:10:07</text:p>
          </table:table-cell>
          <table:table-cell table:style-name="ce40" table:formula="of:=RIGHT([.D164];8)" office:value-type="string" office:string-value="44:10:07" calcext:value-type="string">
            <text:p>44:10:07</text:p>
          </table:table-cell>
          <table:table-cell table:style-name="ce40" table:formula="of:=LEFT([.C164];8)" office:value-type="string" office:string-value=" 7:18:26" calcext:value-type="string">
            <text:p><text:s/>7:18:26</text:p>
          </table:table-cell>
          <table:table-cell table:formula="of:=LEFT([.C164];22)" office:value-type="string" office:string-value=" 7:18:26 44:10:07 3051" calcext:value-type="string">
            <text:p><text:s/>7:18:26 44:10:07 3051</text:p>
          </table:table-cell>
          <table:table-cell table:style-name="ce40" table:formula="of:=RIGHT([.G164];4)" office:value-type="string" office:string-value="3051" calcext:value-type="string">
            <text:p>3051</text:p>
          </table:table-cell>
          <table:table-cell table:formula="of:=LEFT([.C164];28)" office:value-type="string" office:string-value=" 7:18:26 44:10:07 3051    90" calcext:value-type="string">
            <text:p><text:s/>7:18:26 44:10:07 3051 <text:s text:c="3"/>90</text:p>
          </table:table-cell>
          <table:table-cell table:style-name="ce40" table:formula="of:=RIGHT([.I164];4)" office:value-type="string" office:string-value="  90" calcext:value-type="string">
            <text:p><text:s text:c="2"/>90</text:p>
          </table:table-cell>
          <table:table-cell table:style-name="ce43" table:formula="of:=[.J164]/[.H164]*100" office:value-type="float" office:value="2.94985250737463" calcext:value-type="float">
            <text:p>2,9</text:p>
          </table:table-cell>
          <table:table-cell table:style-name="ce104" office:value-type="float" office:value="610" calcext:value-type="float">
            <text:p>610</text:p>
          </table:table-cell>
          <table:table-cell table:style-name="ce43" office:value-type="float" office:value="0.3" calcext:value-type="float">
            <text:p>0,3</text:p>
          </table:table-cell>
          <table:table-cell table:style-name="ce51" table:formula="of:=RIGHT([.C164];LEN([.C164])-30)" office:value-type="string" office:string-value="Cima Paganini" calcext:value-type="string">
            <text:p>Cima Paganini</text:p>
          </table:table-cell>
          <table:table-cell table:formula="of:=VALUE([.H164])" office:value-type="float" office:value="3051" calcext:value-type="float">
            <text:p>3051</text:p>
          </table:table-cell>
          <table:table-cell table:formula="of:=VALUE([.J164])" office:value-type="float" office:value="90" calcext:value-type="float">
            <text:p>90</text:p>
          </table:table-cell>
          <table:table-cell table:style-name="ce2" table:formula="of:=[.O164]+[.P164]" office:value-type="float" office:value="3141" calcext:value-type="float">
            <text:p>3141</text:p>
          </table:table-cell>
          <table:table-cell office:value-type="float" office:value="2011" calcext:value-type="float">
            <text:p>2011</text:p>
          </table:table-cell>
          <table:table-cell table:number-columns-repeated="1006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2" table:formula="of:=[.O165]+[.P165]" office:value-type="float" office:value="3140" calcext:value-type="float">
            <text:p>3140</text:p>
          </table:table-cell>
          <table:table-cell table:style-name="ce5" office:value-type="string" calcext:value-type="string">
            <text:p><text:s/>6:39:33 44:26:20 2984 <text:s text:c="2"/>156 <text:s/>LA CHALANCHE</text:p>
          </table:table-cell>
          <table:table-cell table:formula="of:=LEFT([.C165];17)" office:value-type="string" office:string-value=" 6:39:33 44:26:20" calcext:value-type="string">
            <text:p><text:s/>6:39:33 44:26:20</text:p>
          </table:table-cell>
          <table:table-cell table:style-name="ce40" table:formula="of:=RIGHT([.D165];8)" office:value-type="string" office:string-value="44:26:20" calcext:value-type="string">
            <text:p>44:26:20</text:p>
          </table:table-cell>
          <table:table-cell table:style-name="ce40" table:formula="of:=LEFT([.C165];8)" office:value-type="string" office:string-value=" 6:39:33" calcext:value-type="string">
            <text:p><text:s/>6:39:33</text:p>
          </table:table-cell>
          <table:table-cell table:formula="of:=LEFT([.C165];22)" office:value-type="string" office:string-value=" 6:39:33 44:26:20 2984" calcext:value-type="string">
            <text:p><text:s/>6:39:33 44:26:20 2984</text:p>
          </table:table-cell>
          <table:table-cell table:style-name="ce40" table:formula="of:=RIGHT([.G165];4)" office:value-type="string" office:string-value="2984" calcext:value-type="string">
            <text:p>2984</text:p>
          </table:table-cell>
          <table:table-cell table:formula="of:=LEFT([.C165];28)" office:value-type="string" office:string-value=" 6:39:33 44:26:20 2984   156" calcext:value-type="string">
            <text:p><text:s/>6:39:33 44:26:20 2984 <text:s text:c="2"/>156</text:p>
          </table:table-cell>
          <table:table-cell table:style-name="ce40" table:formula="of:=RIGHT([.I165];4)" office:value-type="string" office:string-value=" 156" calcext:value-type="string">
            <text:p><text:s/>156</text:p>
          </table:table-cell>
          <table:table-cell table:style-name="ce43" table:formula="of:=[.J165]/[.H165]*100" office:value-type="float" office:value="5.22788203753351" calcext:value-type="float">
            <text:p>5,2</text:p>
          </table:table-cell>
          <table:table-cell table:style-name="ce104" office:value-type="float" office:value="1220" calcext:value-type="float">
            <text:p>1220</text:p>
          </table:table-cell>
          <table:table-cell table:style-name="ce43" office:value-type="float" office:value="1.1" calcext:value-type="float">
            <text:p>1,1</text:p>
          </table:table-cell>
          <table:table-cell table:style-name="ce51" table:formula="of:=RIGHT([.C165];LEN([.C165])-30)" office:value-type="string" office:string-value="LA CHALANCHE" calcext:value-type="string">
            <text:p>LA CHALANCHE</text:p>
          </table:table-cell>
          <table:table-cell table:formula="of:=VALUE([.H165])" office:value-type="float" office:value="2984" calcext:value-type="float">
            <text:p>2984</text:p>
          </table:table-cell>
          <table:table-cell table:formula="of:=VALUE([.J165])" office:value-type="float" office:value="156" calcext:value-type="float">
            <text:p>156</text:p>
          </table:table-cell>
          <table:table-cell table:style-name="ce2" table:formula="of:=[.O165]+[.P165]" office:value-type="float" office:value="3140" calcext:value-type="float">
            <text:p>3140</text:p>
          </table:table-cell>
          <table:table-cell office:value-type="string" calcext:value-type="string">
            <text:p>Automne 2020</text:p>
          </table:table-cell>
          <table:table-cell office:value-type="string" calcext:value-type="string">
            <text:p>Éloi</text:p>
          </table:table-cell>
          <table:table-cell table:number-columns-repeated="1005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2" table:formula="of:=[.O166]+[.P166]" office:value-type="float" office:value="3140" calcext:value-type="float">
            <text:p>3140</text:p>
          </table:table-cell>
          <table:table-cell table:style-name="ce5" office:value-type="string" calcext:value-type="string">
            <text:p><text:s/>6:07:11 45:38:39 2045 <text:s/>1095 <text:s/>MONT COLOMBIER</text:p>
          </table:table-cell>
          <table:table-cell table:formula="of:=LEFT([.C166];17)" office:value-type="string" office:string-value=" 6:07:11 45:38:39" calcext:value-type="string">
            <text:p><text:s/>6:07:11 45:38:39</text:p>
          </table:table-cell>
          <table:table-cell table:style-name="ce40" table:formula="of:=RIGHT([.D166];8)" office:value-type="string" office:string-value="45:38:39" calcext:value-type="string">
            <text:p>45:38:39</text:p>
          </table:table-cell>
          <table:table-cell table:style-name="ce40" table:formula="of:=LEFT([.C166];8)" office:value-type="string" office:string-value=" 6:07:11" calcext:value-type="string">
            <text:p><text:s/>6:07:11</text:p>
          </table:table-cell>
          <table:table-cell table:formula="of:=LEFT([.C166];22)" office:value-type="string" office:string-value=" 6:07:11 45:38:39 2045" calcext:value-type="string">
            <text:p><text:s/>6:07:11 45:38:39 2045</text:p>
          </table:table-cell>
          <table:table-cell table:style-name="ce40" table:formula="of:=RIGHT([.G166];4)" office:value-type="string" office:string-value="2045" calcext:value-type="string">
            <text:p>2045</text:p>
          </table:table-cell>
          <table:table-cell table:formula="of:=LEFT([.C166];28)" office:value-type="string" office:string-value=" 6:07:11 45:38:39 2045  1095" calcext:value-type="string">
            <text:p><text:s/>6:07:11 45:38:39 2045 <text:s/>1095</text:p>
          </table:table-cell>
          <table:table-cell table:style-name="ce40" table:formula="of:=RIGHT([.I166];4)" office:value-type="string" office:string-value="1095" calcext:value-type="string">
            <text:p>1095</text:p>
          </table:table-cell>
          <table:table-cell table:style-name="ce43" table:formula="of:=[.J166]/[.H166]*100" office:value-type="float" office:value="53.5452322738386" calcext:value-type="float">
            <text:p>53,5</text:p>
          </table:table-cell>
          <table:table-cell table:style-name="ce104" office:value-type="float" office:value="1635" calcext:value-type="float">
            <text:p>1635</text:p>
          </table:table-cell>
          <table:table-cell table:style-name="ce43" office:value-type="float" office:value="7.8" calcext:value-type="float">
            <text:p>7,8</text:p>
          </table:table-cell>
          <table:table-cell table:style-name="ce44" table:formula="of:=RIGHT([.C166];LEN([.C166])-30)" office:value-type="string" office:string-value="MONT COLOMBIER" calcext:value-type="string">
            <text:p>MONT COLOMBIER</text:p>
          </table:table-cell>
          <table:table-cell table:formula="of:=VALUE([.H166])" office:value-type="float" office:value="2045" calcext:value-type="float">
            <text:p>2045</text:p>
          </table:table-cell>
          <table:table-cell table:formula="of:=VALUE([.J166])" office:value-type="float" office:value="1095" calcext:value-type="float">
            <text:p>1095</text:p>
          </table:table-cell>
          <table:table-cell table:style-name="ce2" table:formula="of:=[.O166]+[.P166]" office:value-type="float" office:value="3140" calcext:value-type="float">
            <text:p>314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2" table:formula="of:=[.O167]+[.P167]" office:value-type="float" office:value="3140" calcext:value-type="float">
            <text:p>3140</text:p>
          </table:table-cell>
          <table:table-cell table:style-name="ce5" office:value-type="string" calcext:value-type="string">
            <text:p><text:s/>7:26:17 44:07:44 2852 <text:s text:c="2"/>288 <text:s/>CIME EST DE L'AGNEL</text:p>
          </table:table-cell>
          <table:table-cell table:formula="of:=LEFT([.C167];17)" office:value-type="string" office:string-value=" 7:26:17 44:07:44" calcext:value-type="string">
            <text:p><text:s/>7:26:17 44:07:44</text:p>
          </table:table-cell>
          <table:table-cell table:style-name="ce40" table:formula="of:=RIGHT([.D167];8)" office:value-type="string" office:string-value="44:07:44" calcext:value-type="string">
            <text:p>44:07:44</text:p>
          </table:table-cell>
          <table:table-cell table:style-name="ce40" table:formula="of:=LEFT([.C167];8)" office:value-type="string" office:string-value=" 7:26:17" calcext:value-type="string">
            <text:p><text:s/>7:26:17</text:p>
          </table:table-cell>
          <table:table-cell table:formula="of:=LEFT([.C167];22)" office:value-type="string" office:string-value=" 7:26:17 44:07:44 2852" calcext:value-type="string">
            <text:p><text:s/>7:26:17 44:07:44 2852</text:p>
          </table:table-cell>
          <table:table-cell table:style-name="ce40" table:formula="of:=RIGHT([.G167];4)" office:value-type="string" office:string-value="2852" calcext:value-type="string">
            <text:p>2852</text:p>
          </table:table-cell>
          <table:table-cell table:formula="of:=LEFT([.C167];28)" office:value-type="string" office:string-value=" 7:26:17 44:07:44 2852   288" calcext:value-type="string">
            <text:p><text:s/>7:26:17 44:07:44 2852 <text:s text:c="2"/>288</text:p>
          </table:table-cell>
          <table:table-cell table:style-name="ce40" table:formula="of:=RIGHT([.I167];4)" office:value-type="string" office:string-value=" 288" calcext:value-type="string">
            <text:p><text:s/>288</text:p>
          </table:table-cell>
          <table:table-cell table:style-name="ce43" table:formula="of:=[.J167]/[.H167]*100" office:value-type="float" office:value="10.0981767180926" calcext:value-type="float">
            <text:p>10,1</text:p>
          </table:table-cell>
          <table:table-cell table:style-name="ce104" office:value-type="float" office:value="928" calcext:value-type="float">
            <text:p>928</text:p>
          </table:table-cell>
          <table:table-cell table:style-name="ce43" office:value-type="float" office:value="1.5" calcext:value-type="float">
            <text:p>1,5</text:p>
          </table:table-cell>
          <table:table-cell table:style-name="ce44" table:formula="of:=RIGHT([.C167];LEN([.C167])-30)" office:value-type="string" office:string-value="CIME EST DE L'AGNEL" calcext:value-type="string">
            <text:p>CIME EST DE L'AGNEL</text:p>
          </table:table-cell>
          <table:table-cell table:formula="of:=VALUE([.H167])" office:value-type="float" office:value="2852" calcext:value-type="float">
            <text:p>2852</text:p>
          </table:table-cell>
          <table:table-cell table:formula="of:=VALUE([.J167])" office:value-type="float" office:value="288" calcext:value-type="float">
            <text:p>288</text:p>
          </table:table-cell>
          <table:table-cell table:style-name="ce2" table:formula="of:=[.O167]+[.P167]" office:value-type="float" office:value="3140" calcext:value-type="float">
            <text:p>3140</text:p>
          </table:table-cell>
          <table:table-cell office:value-type="float" office:value="2009" calcext:value-type="float">
            <text:p>2009</text:p>
          </table:table-cell>
          <table:table-cell table:number-columns-repeated="1006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2" table:formula="of:=[.O168]+[.P168]" office:value-type="float" office:value="3138" calcext:value-type="float">
            <text:p>3138</text:p>
          </table:table-cell>
          <table:table-cell table:style-name="ce5" office:value-type="string" calcext:value-type="string">
            <text:p><text:s/>6:18:44 44:14:50 2189 <text:s text:c="2"/>949 <text:s/>BLAYEUL SOMMET</text:p>
          </table:table-cell>
          <table:table-cell table:formula="of:=LEFT([.C168];17)" office:value-type="string" office:string-value=" 6:18:44 44:14:50" calcext:value-type="string">
            <text:p><text:s/>6:18:44 44:14:50</text:p>
          </table:table-cell>
          <table:table-cell table:style-name="ce40" table:formula="of:=RIGHT([.D168];8)" office:value-type="string" office:string-value="44:14:50" calcext:value-type="string">
            <text:p>44:14:50</text:p>
          </table:table-cell>
          <table:table-cell table:style-name="ce40" table:formula="of:=LEFT([.C168];8)" office:value-type="string" office:string-value=" 6:18:44" calcext:value-type="string">
            <text:p><text:s/>6:18:44</text:p>
          </table:table-cell>
          <table:table-cell table:formula="of:=LEFT([.C168];22)" office:value-type="string" office:string-value=" 6:18:44 44:14:50 2189" calcext:value-type="string">
            <text:p><text:s/>6:18:44 44:14:50 2189</text:p>
          </table:table-cell>
          <table:table-cell table:style-name="ce40" table:formula="of:=RIGHT([.G168];4)" office:value-type="string" office:string-value="2189" calcext:value-type="string">
            <text:p>2189</text:p>
          </table:table-cell>
          <table:table-cell table:formula="of:=LEFT([.C168];28)" office:value-type="string" office:string-value=" 6:18:44 44:14:50 2189   949" calcext:value-type="string">
            <text:p><text:s/>6:18:44 44:14:50 2189 <text:s text:c="2"/>949</text:p>
          </table:table-cell>
          <table:table-cell table:style-name="ce40" table:formula="of:=RIGHT([.I168];4)" office:value-type="string" office:string-value=" 949" calcext:value-type="string">
            <text:p><text:s/>949</text:p>
          </table:table-cell>
          <table:table-cell table:style-name="ce43" table:formula="of:=[.J168]/[.H168]*100" office:value-type="float" office:value="43.3531292827775" calcext:value-type="float">
            <text:p>43,4</text:p>
          </table:table-cell>
          <table:table-cell table:style-name="ce104" office:value-type="float" office:value="1257" calcext:value-type="float">
            <text:p>1257</text:p>
          </table:table-cell>
          <table:table-cell table:style-name="ce43" office:value-type="float" office:value="13.2" calcext:value-type="float">
            <text:p>13,2</text:p>
          </table:table-cell>
          <table:table-cell table:style-name="ce44" table:formula="of:=RIGHT([.C168];LEN([.C168])-30)" office:value-type="string" office:string-value="BLAYEUL SOMMET" calcext:value-type="string">
            <text:p>BLAYEUL SOMMET</text:p>
          </table:table-cell>
          <table:table-cell table:formula="of:=VALUE([.H168])" office:value-type="float" office:value="2189" calcext:value-type="float">
            <text:p>2189</text:p>
          </table:table-cell>
          <table:table-cell table:formula="of:=VALUE([.J168])" office:value-type="float" office:value="949" calcext:value-type="float">
            <text:p>949</text:p>
          </table:table-cell>
          <table:table-cell table:style-name="ce2" table:formula="of:=[.O168]+[.P168]" office:value-type="float" office:value="3138" calcext:value-type="float">
            <text:p>3138</text:p>
          </table:table-cell>
          <table:table-cell office:value-type="float" office:value="2010" calcext:value-type="float">
            <text:p>2010</text:p>
          </table:table-cell>
          <table:table-cell table:number-columns-repeated="1006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2" table:formula="of:=[.O169]+[.P169]" office:value-type="float" office:value="3124" calcext:value-type="float">
            <text:p>3124</text:p>
          </table:table-cell>
          <table:table-cell table:style-name="ce29" office:value-type="string" calcext:value-type="string">
            <text:p>-0:01:37 42:41:17 3006 <text:s text:c="2"/>118 <text:s/>Le Casque</text:p>
          </table:table-cell>
          <table:table-cell table:formula="of:=LEFT([.C169];17)" office:value-type="string" office:string-value="-0:01:37 42:41:17" calcext:value-type="string">
            <text:p>-0:01:37 42:41:17</text:p>
          </table:table-cell>
          <table:table-cell table:style-name="ce40" table:formula="of:=RIGHT([.D169];8)" office:value-type="string" office:string-value="42:41:17" calcext:value-type="string">
            <text:p>42:41:17</text:p>
          </table:table-cell>
          <table:table-cell table:style-name="ce40" table:formula="of:=LEFT([.C169];8)" office:value-type="string" office:string-value="-0:01:37" calcext:value-type="string">
            <text:p>-0:01:37</text:p>
          </table:table-cell>
          <table:table-cell table:formula="of:=LEFT([.C169];22)" office:value-type="string" office:string-value="-0:01:37 42:41:17 3006" calcext:value-type="string">
            <text:p>-0:01:37 42:41:17 3006</text:p>
          </table:table-cell>
          <table:table-cell table:style-name="ce40" table:formula="of:=RIGHT([.G169];4)" office:value-type="string" office:string-value="3006" calcext:value-type="string">
            <text:p>3006</text:p>
          </table:table-cell>
          <table:table-cell table:formula="of:=LEFT([.C169];28)" office:value-type="string" office:string-value="-0:01:37 42:41:17 3006   118" calcext:value-type="string">
            <text:p>-0:01:37 42:41:17 3006 <text:s text:c="2"/>118</text:p>
          </table:table-cell>
          <table:table-cell table:style-name="ce40" table:formula="of:=RIGHT([.I169];4)" office:value-type="string" office:string-value=" 118" calcext:value-type="string">
            <text:p><text:s/>118</text:p>
          </table:table-cell>
          <table:table-cell table:style-name="ce43" table:formula="of:=[.J169]/[.H169]*100" office:value-type="float" office:value="3.92548236859614" calcext:value-type="float">
            <text:p>3,9</text:p>
          </table:table-cell>
          <table:table-cell table:style-name="ce104" office:value-type="float" office:value="884" calcext:value-type="float">
            <text:p>884</text:p>
          </table:table-cell>
          <table:table-cell table:style-name="ce43" office:value-type="float" office:value="0.8" calcext:value-type="float">
            <text:p>0,8</text:p>
          </table:table-cell>
          <table:table-cell table:style-name="ce44" table:formula="of:=RIGHT([.C169];LEN([.C169])-30)" office:value-type="string" office:string-value="Le Casque" calcext:value-type="string">
            <text:p>Le Casque</text:p>
          </table:table-cell>
          <table:table-cell table:formula="of:=VALUE([.H169])" office:value-type="float" office:value="3006" calcext:value-type="float">
            <text:p>3006</text:p>
          </table:table-cell>
          <table:table-cell table:formula="of:=VALUE([.J169])" office:value-type="float" office:value="118" calcext:value-type="float">
            <text:p>118</text:p>
          </table:table-cell>
          <table:table-cell table:style-name="ce2" table:formula="of:=[.O169]+[.P169]" office:value-type="float" office:value="3124" calcext:value-type="float">
            <text:p>312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Estelle</text:p>
          </table:table-cell>
          <table:table-cell table:style-name="ce55" table:number-columns-repeated="2"/>
          <table:table-cell table:number-columns-repeated="1003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2" table:formula="of:=[.O170]+[.P170]" office:value-type="float" office:value="3128" calcext:value-type="float">
            <text:p>3128</text:p>
          </table:table-cell>
          <table:table-cell table:style-name="ce20" office:value-type="string" calcext:value-type="string">
            <text:p><text:span text:style-name="T11">-0:30:13 42:55:13 2606   522  L'</text:span><text:span text:style-name="T12">Escarpu / Pic de Sesques</text:span></text:p>
          </table:table-cell>
          <table:table-cell table:formula="of:=LEFT([.C170];17)" office:value-type="string" office:string-value="-0:30:13 42:55:13" calcext:value-type="string">
            <text:p>-0:30:13 42:55:13</text:p>
          </table:table-cell>
          <table:table-cell table:style-name="ce40" table:formula="of:=RIGHT([.D170];8)" office:value-type="string" office:string-value="42:55:13" calcext:value-type="string">
            <text:p>42:55:13</text:p>
          </table:table-cell>
          <table:table-cell table:style-name="ce40" table:formula="of:=LEFT([.C170];8)" office:value-type="string" office:string-value="-0:30:13" calcext:value-type="string">
            <text:p>-0:30:13</text:p>
          </table:table-cell>
          <table:table-cell table:formula="of:=LEFT([.C170];22)" office:value-type="string" office:string-value="-0:30:13 42:55:13 2606" calcext:value-type="string">
            <text:p>-0:30:13 42:55:13 2606</text:p>
          </table:table-cell>
          <table:table-cell table:style-name="ce40" table:formula="of:=RIGHT([.G170];4)" office:value-type="string" office:string-value="2606" calcext:value-type="string">
            <text:p>2606</text:p>
          </table:table-cell>
          <table:table-cell table:formula="of:=LEFT([.C170];28)" office:value-type="string" office:string-value="-0:30:13 42:55:13 2606   522" calcext:value-type="string">
            <text:p>-0:30:13 42:55:13 2606 <text:s text:c="2"/>522</text:p>
          </table:table-cell>
          <table:table-cell table:style-name="ce40" table:formula="of:=RIGHT([.I170];4)" office:value-type="string" office:string-value=" 522" calcext:value-type="string">
            <text:p><text:s/>522</text:p>
          </table:table-cell>
          <table:table-cell table:style-name="ce43" table:formula="of:=[.J170]/[.H170]*100" office:value-type="float" office:value="20.0306983883346" calcext:value-type="float">
            <text:p>20,0</text:p>
          </table:table-cell>
          <table:table-cell table:style-name="ce104" office:value-type="float" office:value="1459" calcext:value-type="float">
            <text:p>1459</text:p>
          </table:table-cell>
          <table:table-cell table:style-name="ce43" office:value-type="float" office:value="9.8" calcext:value-type="float">
            <text:p>9,8</text:p>
          </table:table-cell>
          <table:table-cell table:style-name="ce44" table:formula="of:=RIGHT([.C170];LEN([.C170])-30)" office:value-type="string" office:string-value="L'Escarpu / Pic de Sesques" calcext:value-type="string">
            <text:p>L'Escarpu / Pic de Sesques</text:p>
          </table:table-cell>
          <table:table-cell table:formula="of:=VALUE([.H170])" office:value-type="float" office:value="2606" calcext:value-type="float">
            <text:p>2606</text:p>
          </table:table-cell>
          <table:table-cell table:formula="of:=VALUE([.J170])" office:value-type="float" office:value="522" calcext:value-type="float">
            <text:p>522</text:p>
          </table:table-cell>
          <table:table-cell table:style-name="ce2" table:formula="of:=[.O170]+[.P170]" office:value-type="float" office:value="3128" calcext:value-type="float">
            <text:p>3128</text:p>
          </table:table-cell>
          <table:table-cell office:value-type="float" office:value="2008" calcext:value-type="float">
            <text:p>2008</text:p>
          </table:table-cell>
          <table:table-cell table:number-columns-repeated="1006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2" table:formula="of:=[.O171]+[.P171]" office:value-type="float" office:value="3129" calcext:value-type="float">
            <text:p>3129</text:p>
          </table:table-cell>
          <table:table-cell table:style-name="ce11" office:value-type="string" calcext:value-type="string">
            <text:p><text:span text:style-name="T5"> </text:span><text:span text:style-name="T6">6:05:14 44:58:05 2830   299  AIGUILLE DE VENOSC</text:span></text:p>
          </table:table-cell>
          <table:table-cell table:formula="of:=LEFT([.C171];17)" office:value-type="string" office:string-value=" 6:05:14 44:58:05" calcext:value-type="string">
            <text:p><text:s/>6:05:14 44:58:05</text:p>
          </table:table-cell>
          <table:table-cell table:style-name="ce40" table:formula="of:=RIGHT([.D171];8)" office:value-type="string" office:string-value="44:58:05" calcext:value-type="string">
            <text:p>44:58:05</text:p>
          </table:table-cell>
          <table:table-cell table:style-name="ce40" table:formula="of:=LEFT([.C171];8)" office:value-type="string" office:string-value=" 6:05:14" calcext:value-type="string">
            <text:p><text:s/>6:05:14</text:p>
          </table:table-cell>
          <table:table-cell table:formula="of:=LEFT([.C171];22)" office:value-type="string" office:string-value=" 6:05:14 44:58:05 2830" calcext:value-type="string">
            <text:p><text:s/>6:05:14 44:58:05 2830</text:p>
          </table:table-cell>
          <table:table-cell table:style-name="ce40" table:formula="of:=RIGHT([.G171];4)" office:value-type="string" office:string-value="2830" calcext:value-type="string">
            <text:p>2830</text:p>
          </table:table-cell>
          <table:table-cell table:formula="of:=LEFT([.C171];28)" office:value-type="string" office:string-value=" 6:05:14 44:58:05 2830   299" calcext:value-type="string">
            <text:p><text:s/>6:05:14 44:58:05 2830 <text:s text:c="2"/>299</text:p>
          </table:table-cell>
          <table:table-cell table:style-name="ce40" table:formula="of:=RIGHT([.I171];4)" office:value-type="string" office:string-value=" 299" calcext:value-type="string">
            <text:p><text:s/>299</text:p>
          </table:table-cell>
          <table:table-cell table:style-name="ce43" table:formula="of:=[.J171]/[.H171]*100" office:value-type="float" office:value="10.565371024735" calcext:value-type="float">
            <text:p>10,6</text:p>
          </table:table-cell>
          <table:table-cell table:style-name="ce104" office:value-type="float" office:value="679" calcext:value-type="float">
            <text:p>679</text:p>
          </table:table-cell>
          <table:table-cell table:style-name="ce43" office:value-type="float" office:value="2" calcext:value-type="float">
            <text:p>2,0</text:p>
          </table:table-cell>
          <table:table-cell table:style-name="ce44" table:formula="of:=RIGHT([.C171];LEN([.C171])-30)" office:value-type="string" office:string-value="AIGUILLE DE VENOSC" calcext:value-type="string">
            <text:p>AIGUILLE DE VENOSC</text:p>
          </table:table-cell>
          <table:table-cell table:formula="of:=VALUE([.H171])" office:value-type="float" office:value="2830" calcext:value-type="float">
            <text:p>2830</text:p>
          </table:table-cell>
          <table:table-cell table:formula="of:=VALUE([.J171])" office:value-type="float" office:value="299" calcext:value-type="float">
            <text:p>299</text:p>
          </table:table-cell>
          <table:table-cell table:style-name="ce2" table:formula="of:=[.O171]+[.P171]" office:value-type="float" office:value="3129" calcext:value-type="float">
            <text:p>312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Pierric, Laurent</text:p>
          </table:table-cell>
          <table:table-cell table:number-columns-repeated="1005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2" table:formula="of:=[.O172]+[.P172]" office:value-type="float" office:value="3127" calcext:value-type="float">
            <text:p>3127</text:p>
          </table:table-cell>
          <table:table-cell table:style-name="ce29" office:value-type="string" calcext:value-type="string">
            <text:p><text:s/>0:28:03 42:41:41 3020 <text:s text:c="2"/>107 <text:s/>Pic de Clarabide</text:p>
          </table:table-cell>
          <table:table-cell table:formula="of:=LEFT([.C172];17)" office:value-type="string" office:string-value=" 0:28:03 42:41:41" calcext:value-type="string">
            <text:p><text:s/>0:28:03 42:41:41</text:p>
          </table:table-cell>
          <table:table-cell table:style-name="ce40" table:formula="of:=RIGHT([.D172];8)" office:value-type="string" office:string-value="42:41:41" calcext:value-type="string">
            <text:p>42:41:41</text:p>
          </table:table-cell>
          <table:table-cell table:style-name="ce40" table:formula="of:=LEFT([.C172];8)" office:value-type="string" office:string-value=" 0:28:03" calcext:value-type="string">
            <text:p><text:s/>0:28:03</text:p>
          </table:table-cell>
          <table:table-cell table:formula="of:=LEFT([.C172];22)" office:value-type="string" office:string-value=" 0:28:03 42:41:41 3020" calcext:value-type="string">
            <text:p><text:s/>0:28:03 42:41:41 3020</text:p>
          </table:table-cell>
          <table:table-cell table:style-name="ce40" table:formula="of:=RIGHT([.G172];4)" office:value-type="string" office:string-value="3020" calcext:value-type="string">
            <text:p>3020</text:p>
          </table:table-cell>
          <table:table-cell table:formula="of:=LEFT([.C172];28)" office:value-type="string" office:string-value=" 0:28:03 42:41:41 3020   107" calcext:value-type="string">
            <text:p><text:s/>0:28:03 42:41:41 3020 <text:s text:c="2"/>107</text:p>
          </table:table-cell>
          <table:table-cell table:style-name="ce40" table:formula="of:=RIGHT([.I172];4)" office:value-type="string" office:string-value=" 107" calcext:value-type="string">
            <text:p><text:s/>107</text:p>
          </table:table-cell>
          <table:table-cell table:style-name="ce43" table:formula="of:=[.J172]/[.H172]*100" office:value-type="float" office:value="3.54304635761589" calcext:value-type="float">
            <text:p>3,5</text:p>
          </table:table-cell>
          <table:table-cell table:style-name="ce104" office:value-type="float" office:value="925" calcext:value-type="float">
            <text:p>925</text:p>
          </table:table-cell>
          <table:table-cell table:style-name="ce43" office:value-type="float" office:value="0.8" calcext:value-type="float">
            <text:p>0,8</text:p>
          </table:table-cell>
          <table:table-cell table:style-name="ce44" table:formula="of:=RIGHT([.C172];LEN([.C172])-30)" office:value-type="string" office:string-value="Pic de Clarabide" calcext:value-type="string">
            <text:p>Pic de Clarabide</text:p>
          </table:table-cell>
          <table:table-cell table:formula="of:=VALUE([.H172])" office:value-type="float" office:value="3020" calcext:value-type="float">
            <text:p>3020</text:p>
          </table:table-cell>
          <table:table-cell table:formula="of:=VALUE([.J172])" office:value-type="float" office:value="107" calcext:value-type="float">
            <text:p>107</text:p>
          </table:table-cell>
          <table:table-cell table:style-name="ce2" table:formula="of:=[.O172]+[.P172]" office:value-type="float" office:value="3127" calcext:value-type="float">
            <text:p>312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stelle, Eloi, Siloé</text:p>
          </table:table-cell>
          <table:table-cell table:style-name="ce56" table:number-columns-repeated="2"/>
          <table:table-cell table:style-name="ce55" table:number-columns-repeated="1003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2" table:formula="of:=[.O173]+[.P173]" office:value-type="float" office:value="3126" calcext:value-type="float">
            <text:p>3126</text:p>
          </table:table-cell>
          <table:table-cell table:style-name="ce5" office:value-type="string" calcext:value-type="string">
            <text:p><text:s/>6:53:40 45:45:44 2967 <text:s text:c="2"/>159 <text:s/>Mont Favre / Pointe des Charmont Sud</text:p>
          </table:table-cell>
          <table:table-cell table:formula="of:=LEFT([.C173];17)" office:value-type="string" office:string-value=" 6:53:40 45:45:44" calcext:value-type="string">
            <text:p><text:s/>6:53:40 45:45:44</text:p>
          </table:table-cell>
          <table:table-cell table:style-name="ce40" table:formula="of:=RIGHT([.D173];8)" office:value-type="string" office:string-value="45:45:44" calcext:value-type="string">
            <text:p>45:45:44</text:p>
          </table:table-cell>
          <table:table-cell table:style-name="ce40" table:formula="of:=LEFT([.C173];8)" office:value-type="string" office:string-value=" 6:53:40" calcext:value-type="string">
            <text:p><text:s/>6:53:40</text:p>
          </table:table-cell>
          <table:table-cell table:formula="of:=LEFT([.C173];22)" office:value-type="string" office:string-value=" 6:53:40 45:45:44 2967" calcext:value-type="string">
            <text:p><text:s/>6:53:40 45:45:44 2967</text:p>
          </table:table-cell>
          <table:table-cell table:style-name="ce40" table:formula="of:=RIGHT([.G173];4)" office:value-type="string" office:string-value="2967" calcext:value-type="string">
            <text:p>2967</text:p>
          </table:table-cell>
          <table:table-cell table:formula="of:=LEFT([.C173];28)" office:value-type="string" office:string-value=" 6:53:40 45:45:44 2967   159" calcext:value-type="string">
            <text:p><text:s/>6:53:40 45:45:44 2967 <text:s text:c="2"/>159</text:p>
          </table:table-cell>
          <table:table-cell table:style-name="ce40" table:formula="of:=RIGHT([.I173];4)" office:value-type="string" office:string-value=" 159" calcext:value-type="string">
            <text:p><text:s/>159</text:p>
          </table:table-cell>
          <table:table-cell table:style-name="ce43" table:formula="of:=[.J173]/[.H173]*100" office:value-type="float" office:value="5.35894843276036" calcext:value-type="float">
            <text:p>5,4</text:p>
          </table:table-cell>
          <table:table-cell table:style-name="ce104" office:value-type="float" office:value="550" calcext:value-type="float">
            <text:p>550</text:p>
          </table:table-cell>
          <table:table-cell table:style-name="ce43" office:value-type="float" office:value="0.7" calcext:value-type="float">
            <text:p>0,7</text:p>
          </table:table-cell>
          <table:table-cell table:style-name="ce44" table:formula="of:=RIGHT([.C173];LEN([.C173])-30)" office:value-type="string" office:string-value="Mont Favre / Pointe des Charmont Sud" calcext:value-type="string">
            <text:p>Mont Favre / Pointe des Charmont Sud</text:p>
          </table:table-cell>
          <table:table-cell table:formula="of:=VALUE([.H173])" office:value-type="float" office:value="2967" calcext:value-type="float">
            <text:p>2967</text:p>
          </table:table-cell>
          <table:table-cell table:formula="of:=VALUE([.J173])" office:value-type="float" office:value="159" calcext:value-type="float">
            <text:p>159</text:p>
          </table:table-cell>
          <table:table-cell table:style-name="ce2" table:formula="of:=[.O173]+[.P173]" office:value-type="float" office:value="3126" calcext:value-type="float">
            <text:p>3126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2" table:formula="of:=[.O174]+[.P174]" office:value-type="float" office:value="3120" calcext:value-type="float">
            <text:p>3120</text:p>
          </table:table-cell>
          <table:table-cell table:style-name="ce5" office:value-type="string" calcext:value-type="string">
            <text:p><text:s/>6:49:09 45:08:39 3046 <text:s text:c="3"/>74 <text:s/>Gros Peyron</text:p>
          </table:table-cell>
          <table:table-cell table:formula="of:=LEFT([.C174];17)" office:value-type="string" office:string-value=" 6:49:09 45:08:39" calcext:value-type="string">
            <text:p><text:s/>6:49:09 45:08:39</text:p>
          </table:table-cell>
          <table:table-cell table:style-name="ce40" table:formula="of:=RIGHT([.D174];8)" office:value-type="string" office:string-value="45:08:39" calcext:value-type="string">
            <text:p>45:08:39</text:p>
          </table:table-cell>
          <table:table-cell table:style-name="ce40" table:formula="of:=LEFT([.C174];8)" office:value-type="string" office:string-value=" 6:49:09" calcext:value-type="string">
            <text:p><text:s/>6:49:09</text:p>
          </table:table-cell>
          <table:table-cell table:formula="of:=LEFT([.C174];22)" office:value-type="string" office:string-value=" 6:49:09 45:08:39 3046" calcext:value-type="string">
            <text:p><text:s/>6:49:09 45:08:39 3046</text:p>
          </table:table-cell>
          <table:table-cell table:style-name="ce40" table:formula="of:=RIGHT([.G174];4)" office:value-type="string" office:string-value="3046" calcext:value-type="string">
            <text:p>3046</text:p>
          </table:table-cell>
          <table:table-cell table:formula="of:=LEFT([.C174];28)" office:value-type="string" office:string-value=" 6:49:09 45:08:39 3046    74" calcext:value-type="string">
            <text:p><text:s/>6:49:09 45:08:39 3046 <text:s text:c="3"/>74</text:p>
          </table:table-cell>
          <table:table-cell table:style-name="ce40" table:formula="of:=RIGHT([.I174];4)" office:value-type="string" office:string-value="  74" calcext:value-type="string">
            <text:p><text:s text:c="2"/>74</text:p>
          </table:table-cell>
          <table:table-cell table:style-name="ce43" table:formula="of:=[.J174]/[.H174]*100" office:value-type="float" office:value="2.42941562705187" calcext:value-type="float">
            <text:p>2,4</text:p>
          </table:table-cell>
          <table:table-cell table:style-name="ce104" office:value-type="float" office:value="381" calcext:value-type="float">
            <text:p>381</text:p>
          </table:table-cell>
          <table:table-cell table:style-name="ce43" office:value-type="float" office:value="0.5" calcext:value-type="float">
            <text:p>0,5</text:p>
          </table:table-cell>
          <table:table-cell table:style-name="ce44" table:formula="of:=RIGHT([.C174];LEN([.C174])-30)" office:value-type="string" office:string-value="Gros Peyron" calcext:value-type="string">
            <text:p>Gros Peyron</text:p>
          </table:table-cell>
          <table:table-cell table:formula="of:=VALUE([.H174])" office:value-type="float" office:value="3046" calcext:value-type="float">
            <text:p>3046</text:p>
          </table:table-cell>
          <table:table-cell table:formula="of:=VALUE([.J174])" office:value-type="float" office:value="74" calcext:value-type="float">
            <text:p>74</text:p>
          </table:table-cell>
          <table:table-cell table:style-name="ce2" table:formula="of:=[.O174]+[.P174]" office:value-type="float" office:value="3120" calcext:value-type="float">
            <text:p>312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telle, Éloi, Siloé</text:p>
          </table:table-cell>
          <table:table-cell table:style-name="ce56" table:number-columns-repeated="2"/>
          <table:table-cell table:number-columns-repeated="1003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2" table:formula="of:=[.O175]+[.P175]" office:value-type="float" office:value="3121" calcext:value-type="float">
            <text:p>3121</text:p>
          </table:table-cell>
          <table:table-cell table:style-name="ce5" office:value-type="string" calcext:value-type="string">
            <text:p><text:s/>6:21:39 44:39:49 2917 <text:s text:c="2"/>204 <text:s/>LE GARABRUT</text:p>
          </table:table-cell>
          <table:table-cell table:formula="of:=LEFT([.C175];17)" office:value-type="string" office:string-value=" 6:21:39 44:39:49" calcext:value-type="string">
            <text:p><text:s/>6:21:39 44:39:49</text:p>
          </table:table-cell>
          <table:table-cell table:style-name="ce40" table:formula="of:=RIGHT([.D175];8)" office:value-type="string" office:string-value="44:39:49" calcext:value-type="string">
            <text:p>44:39:49</text:p>
          </table:table-cell>
          <table:table-cell table:style-name="ce40" table:formula="of:=LEFT([.C175];8)" office:value-type="string" office:string-value=" 6:21:39" calcext:value-type="string">
            <text:p><text:s/>6:21:39</text:p>
          </table:table-cell>
          <table:table-cell table:formula="of:=LEFT([.C175];22)" office:value-type="string" office:string-value=" 6:21:39 44:39:49 2917" calcext:value-type="string">
            <text:p><text:s/>6:21:39 44:39:49 2917</text:p>
          </table:table-cell>
          <table:table-cell table:style-name="ce40" table:formula="of:=RIGHT([.G175];4)" office:value-type="string" office:string-value="2917" calcext:value-type="string">
            <text:p>2917</text:p>
          </table:table-cell>
          <table:table-cell table:formula="of:=LEFT([.C175];28)" office:value-type="string" office:string-value=" 6:21:39 44:39:49 2917   204" calcext:value-type="string">
            <text:p><text:s/>6:21:39 44:39:49 2917 <text:s text:c="2"/>204</text:p>
          </table:table-cell>
          <table:table-cell table:style-name="ce40" table:formula="of:=RIGHT([.I175];4)" office:value-type="string" office:string-value=" 204" calcext:value-type="string">
            <text:p><text:s/>204</text:p>
          </table:table-cell>
          <table:table-cell table:style-name="ce43" table:formula="of:=[.J175]/[.H175]*100" office:value-type="float" office:value="6.99348645869044" calcext:value-type="float">
            <text:p>7,0</text:p>
          </table:table-cell>
          <table:table-cell table:style-name="ce104" office:value-type="float" office:value="734" calcext:value-type="float">
            <text:p>734</text:p>
          </table:table-cell>
          <table:table-cell table:style-name="ce43" office:value-type="float" office:value="1.4" calcext:value-type="float">
            <text:p>1,4</text:p>
          </table:table-cell>
          <table:table-cell table:style-name="ce44" table:formula="of:=RIGHT([.C175];LEN([.C175])-30)" office:value-type="string" office:string-value="LE GARABRUT" calcext:value-type="string">
            <text:p>LE GARABRUT</text:p>
          </table:table-cell>
          <table:table-cell table:formula="of:=VALUE([.H175])" office:value-type="float" office:value="2917" calcext:value-type="float">
            <text:p>2917</text:p>
          </table:table-cell>
          <table:table-cell table:formula="of:=VALUE([.J175])" office:value-type="float" office:value="204" calcext:value-type="float">
            <text:p>204</text:p>
          </table:table-cell>
          <table:table-cell table:style-name="ce2" table:formula="of:=[.O175]+[.P175]" office:value-type="float" office:value="3121" calcext:value-type="float">
            <text:p>312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(Estelle)</text:p>
          </table:table-cell>
          <table:table-cell table:number-columns-repeated="2"/>
          <table:table-cell table:style-name="ce56" table:number-columns-repeated="236"/>
          <table:table-cell table:number-columns-repeated="767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2" table:formula="of:=[.O176]+[.P176]" office:value-type="float" office:value="3118" calcext:value-type="float">
            <text:p>3118</text:p>
          </table:table-cell>
          <table:table-cell table:style-name="ce5" office:value-type="string" calcext:value-type="string">
            <text:p><text:s/>6:41:04 45:17:48 3016 <text:s text:c="2"/>102 <text:s/>Pointe de l’Observatoire</text:p>
          </table:table-cell>
          <table:table-cell table:formula="of:=LEFT([.C176];17)" office:value-type="string" office:string-value=" 6:41:04 45:17:48" calcext:value-type="string">
            <text:p><text:s/>6:41:04 45:17:48</text:p>
          </table:table-cell>
          <table:table-cell table:style-name="ce40" table:formula="of:=RIGHT([.D176];8)" office:value-type="string" office:string-value="45:17:48" calcext:value-type="string">
            <text:p>45:17:48</text:p>
          </table:table-cell>
          <table:table-cell table:style-name="ce40" table:formula="of:=LEFT([.C176];8)" office:value-type="string" office:string-value=" 6:41:04" calcext:value-type="string">
            <text:p><text:s/>6:41:04</text:p>
          </table:table-cell>
          <table:table-cell table:formula="of:=LEFT([.C176];22)" office:value-type="string" office:string-value=" 6:41:04 45:17:48 3016" calcext:value-type="string">
            <text:p><text:s/>6:41:04 45:17:48 3016</text:p>
          </table:table-cell>
          <table:table-cell table:style-name="ce40" table:formula="of:=RIGHT([.G176];4)" office:value-type="string" office:string-value="3016" calcext:value-type="string">
            <text:p>3016</text:p>
          </table:table-cell>
          <table:table-cell table:formula="of:=LEFT([.C176];28)" office:value-type="string" office:string-value=" 6:41:04 45:17:48 3016   102" calcext:value-type="string">
            <text:p><text:s/>6:41:04 45:17:48 3016 <text:s text:c="2"/>102</text:p>
          </table:table-cell>
          <table:table-cell table:style-name="ce40" table:formula="of:=RIGHT([.I176];4)" office:value-type="string" office:string-value=" 102" calcext:value-type="string">
            <text:p><text:s/>102</text:p>
          </table:table-cell>
          <table:table-cell table:style-name="ce43" table:formula="of:=[.J176]/[.H176]*100" office:value-type="float" office:value="3.38196286472149" calcext:value-type="float">
            <text:p>3,4</text:p>
          </table:table-cell>
          <table:table-cell table:style-name="ce104" office:value-type="float" office:value="332" calcext:value-type="float">
            <text:p>332</text:p>
          </table:table-cell>
          <table:table-cell table:style-name="ce43" office:value-type="float" office:value="0.9" calcext:value-type="float">
            <text:p>0,9</text:p>
          </table:table-cell>
          <table:table-cell table:style-name="ce44" table:formula="of:=RIGHT([.C176];LEN([.C176])-30)" office:value-type="string" office:string-value="Pointe de l’Observatoire" calcext:value-type="string">
            <text:p>Pointe de l’Observatoire</text:p>
          </table:table-cell>
          <table:table-cell table:formula="of:=VALUE([.H176])" office:value-type="float" office:value="3016" calcext:value-type="float">
            <text:p>3016</text:p>
          </table:table-cell>
          <table:table-cell table:formula="of:=VALUE([.J176])" office:value-type="float" office:value="102" calcext:value-type="float">
            <text:p>102</text:p>
          </table:table-cell>
          <table:table-cell table:style-name="ce2" table:formula="of:=[.O176]+[.P176]" office:value-type="float" office:value="3118" calcext:value-type="float">
            <text:p>311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telle, Éloi, Siloé</text:p>
          </table:table-cell>
          <table:table-cell table:style-name="ce56" table:number-columns-repeated="2"/>
          <table:table-cell table:number-columns-repeated="1003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2" table:formula="of:=[.O177]+[.P177]" office:value-type="float" office:value="3109" calcext:value-type="float">
            <text:p>3109</text:p>
          </table:table-cell>
          <table:table-cell table:style-name="ce5" office:value-type="string" calcext:value-type="string">
            <text:p><text:s/>6:27:24 46:06:25 1863 <text:s/>1246 <text:s/>Le Môle</text:p>
          </table:table-cell>
          <table:table-cell table:formula="of:=LEFT([.C177];17)" office:value-type="string" office:string-value=" 6:27:24 46:06:25" calcext:value-type="string">
            <text:p><text:s/>6:27:24 46:06:25</text:p>
          </table:table-cell>
          <table:table-cell table:style-name="ce40" table:formula="of:=RIGHT([.D177];8)" office:value-type="string" office:string-value="46:06:25" calcext:value-type="string">
            <text:p>46:06:25</text:p>
          </table:table-cell>
          <table:table-cell table:style-name="ce40" table:formula="of:=LEFT([.C177];8)" office:value-type="string" office:string-value=" 6:27:24" calcext:value-type="string">
            <text:p><text:s/>6:27:24</text:p>
          </table:table-cell>
          <table:table-cell table:formula="of:=LEFT([.C177];22)" office:value-type="string" office:string-value=" 6:27:24 46:06:25 1863" calcext:value-type="string">
            <text:p><text:s/>6:27:24 46:06:25 1863</text:p>
          </table:table-cell>
          <table:table-cell table:style-name="ce40" table:formula="of:=RIGHT([.G177];4)" office:value-type="string" office:string-value="1863" calcext:value-type="string">
            <text:p>1863</text:p>
          </table:table-cell>
          <table:table-cell table:formula="of:=LEFT([.C177];28)" office:value-type="string" office:string-value=" 6:27:24 46:06:25 1863  1246" calcext:value-type="string">
            <text:p><text:s/>6:27:24 46:06:25 1863 <text:s/>1246</text:p>
          </table:table-cell>
          <table:table-cell table:style-name="ce40" table:formula="of:=RIGHT([.I177];4)" office:value-type="string" office:string-value="1246" calcext:value-type="string">
            <text:p>1246</text:p>
          </table:table-cell>
          <table:table-cell table:style-name="ce43" table:formula="of:=[.J177]/[.H177]*100" office:value-type="float" office:value="66.8813741277509" calcext:value-type="float">
            <text:p>66,9</text:p>
          </table:table-cell>
          <table:table-cell table:style-name="ce104" office:value-type="float" office:value="1413" calcext:value-type="float">
            <text:p>1413</text:p>
          </table:table-cell>
          <table:table-cell table:style-name="ce43" office:value-type="float" office:value="7.7" calcext:value-type="float">
            <text:p>7,7</text:p>
          </table:table-cell>
          <table:table-cell table:style-name="ce44" table:formula="of:=RIGHT([.C177];LEN([.C177])-30)" office:value-type="string" office:string-value="Le Môle" calcext:value-type="string">
            <text:p>Le Môle</text:p>
          </table:table-cell>
          <table:table-cell table:formula="of:=VALUE([.H177])" office:value-type="float" office:value="1863" calcext:value-type="float">
            <text:p>1863</text:p>
          </table:table-cell>
          <table:table-cell table:formula="of:=VALUE([.J177])" office:value-type="float" office:value="1246" calcext:value-type="float">
            <text:p>1246</text:p>
          </table:table-cell>
          <table:table-cell table:style-name="ce2" table:formula="of:=[.O177]+[.P177]" office:value-type="float" office:value="3109" calcext:value-type="float">
            <text:p>310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stelle, Éloi</text:p>
          </table:table-cell>
          <table:table-cell table:number-columns-repeated="2"/>
          <table:table-cell table:style-name="ce56" table:number-columns-repeated="236"/>
          <table:table-cell table:number-columns-repeated="767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2" table:formula="of:=[.O178]+[.P178]" office:value-type="float" office:value="3107" calcext:value-type="float">
            <text:p>3107</text:p>
          </table:table-cell>
          <table:table-cell table:style-name="ce5" office:value-type="string" calcext:value-type="string">
            <text:p><text:s/>6:41:25 44:06:02 2693 <text:s text:c="2"/>414 <text:s/>LE GRAND COYER</text:p>
          </table:table-cell>
          <table:table-cell table:formula="of:=LEFT([.C178];17)" office:value-type="string" office:string-value=" 6:41:25 44:06:02" calcext:value-type="string">
            <text:p><text:s/>6:41:25 44:06:02</text:p>
          </table:table-cell>
          <table:table-cell table:style-name="ce40" table:formula="of:=RIGHT([.D178];8)" office:value-type="string" office:string-value="44:06:02" calcext:value-type="string">
            <text:p>44:06:02</text:p>
          </table:table-cell>
          <table:table-cell table:style-name="ce40" table:formula="of:=LEFT([.C178];8)" office:value-type="string" office:string-value=" 6:41:25" calcext:value-type="string">
            <text:p><text:s/>6:41:25</text:p>
          </table:table-cell>
          <table:table-cell table:formula="of:=LEFT([.C178];22)" office:value-type="string" office:string-value=" 6:41:25 44:06:02 2693" calcext:value-type="string">
            <text:p><text:s/>6:41:25 44:06:02 2693</text:p>
          </table:table-cell>
          <table:table-cell table:style-name="ce40" table:formula="of:=RIGHT([.G178];4)" office:value-type="string" office:string-value="2693" calcext:value-type="string">
            <text:p>2693</text:p>
          </table:table-cell>
          <table:table-cell table:formula="of:=LEFT([.C178];28)" office:value-type="string" office:string-value=" 6:41:25 44:06:02 2693   414" calcext:value-type="string">
            <text:p><text:s/>6:41:25 44:06:02 2693 <text:s text:c="2"/>414</text:p>
          </table:table-cell>
          <table:table-cell table:style-name="ce40" table:formula="of:=RIGHT([.I178];4)" office:value-type="string" office:string-value=" 414" calcext:value-type="string">
            <text:p><text:s/>414</text:p>
          </table:table-cell>
          <table:table-cell table:style-name="ce43" table:formula="of:=[.J178]/[.H178]*100" office:value-type="float" office:value="15.3731897512068" calcext:value-type="float">
            <text:p>15,4</text:p>
          </table:table-cell>
          <table:table-cell table:style-name="ce104" office:value-type="float" office:value="1134" calcext:value-type="float">
            <text:p>1134</text:p>
          </table:table-cell>
          <table:table-cell table:style-name="ce43" office:value-type="float" office:value="5.8" calcext:value-type="float">
            <text:p>5,8</text:p>
          </table:table-cell>
          <table:table-cell table:style-name="ce44" table:formula="of:=RIGHT([.C178];LEN([.C178])-30)" office:value-type="string" office:string-value="LE GRAND COYER" calcext:value-type="string">
            <text:p>LE GRAND COYER</text:p>
          </table:table-cell>
          <table:table-cell table:formula="of:=VALUE([.H178])" office:value-type="float" office:value="2693" calcext:value-type="float">
            <text:p>2693</text:p>
          </table:table-cell>
          <table:table-cell table:formula="of:=VALUE([.J178])" office:value-type="float" office:value="414" calcext:value-type="float">
            <text:p>414</text:p>
          </table:table-cell>
          <table:table-cell table:style-name="ce2" table:formula="of:=[.O178]+[.P178]" office:value-type="float" office:value="3107" calcext:value-type="float">
            <text:p>310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2" table:formula="of:=[.O179]+[.P179]" office:value-type="float" office:value="3111" calcext:value-type="float">
            <text:p>3111</text:p>
          </table:table-cell>
          <table:table-cell table:style-name="ce5" office:value-type="string" calcext:value-type="string">
            <text:p><text:s/>7:08:08 44:09:53 2711 <text:s text:c="2"/>400 <text:s/>MONT SAINT SAUVEUR</text:p>
          </table:table-cell>
          <table:table-cell table:formula="of:=LEFT([.C179];17)" office:value-type="string" office:string-value=" 7:08:08 44:09:53" calcext:value-type="string">
            <text:p><text:s/>7:08:08 44:09:53</text:p>
          </table:table-cell>
          <table:table-cell table:style-name="ce40" table:formula="of:=RIGHT([.D179];8)" office:value-type="string" office:string-value="44:09:53" calcext:value-type="string">
            <text:p>44:09:53</text:p>
          </table:table-cell>
          <table:table-cell table:style-name="ce40" table:formula="of:=LEFT([.C179];8)" office:value-type="string" office:string-value=" 7:08:08" calcext:value-type="string">
            <text:p><text:s/>7:08:08</text:p>
          </table:table-cell>
          <table:table-cell table:formula="of:=LEFT([.C179];22)" office:value-type="string" office:string-value=" 7:08:08 44:09:53 2711" calcext:value-type="string">
            <text:p><text:s/>7:08:08 44:09:53 2711</text:p>
          </table:table-cell>
          <table:table-cell table:style-name="ce40" table:formula="of:=RIGHT([.G179];4)" office:value-type="string" office:string-value="2711" calcext:value-type="string">
            <text:p>2711</text:p>
          </table:table-cell>
          <table:table-cell table:formula="of:=LEFT([.C179];28)" office:value-type="string" office:string-value=" 7:08:08 44:09:53 2711   400" calcext:value-type="string">
            <text:p><text:s/>7:08:08 44:09:53 2711 <text:s text:c="2"/>400</text:p>
          </table:table-cell>
          <table:table-cell table:style-name="ce40" table:formula="of:=RIGHT([.I179];4)" office:value-type="string" office:string-value=" 400" calcext:value-type="string">
            <text:p><text:s/>400</text:p>
          </table:table-cell>
          <table:table-cell table:style-name="ce43" table:formula="of:=[.J179]/[.H179]*100" office:value-type="float" office:value="14.7547030616009" calcext:value-type="float">
            <text:p>14,8</text:p>
          </table:table-cell>
          <table:table-cell table:style-name="ce104" office:value-type="float" office:value="926" calcext:value-type="float">
            <text:p>926</text:p>
          </table:table-cell>
          <table:table-cell table:style-name="ce43" office:value-type="float" office:value="4.8" calcext:value-type="float">
            <text:p>4,8</text:p>
          </table:table-cell>
          <table:table-cell table:style-name="ce44" table:formula="of:=RIGHT([.C179];LEN([.C179])-30)" office:value-type="string" office:string-value="MONT SAINT SAUVEUR" calcext:value-type="string">
            <text:p>MONT SAINT SAUVEUR</text:p>
          </table:table-cell>
          <table:table-cell table:formula="of:=VALUE([.H179])" office:value-type="float" office:value="2711" calcext:value-type="float">
            <text:p>2711</text:p>
          </table:table-cell>
          <table:table-cell table:formula="of:=VALUE([.J179])" office:value-type="float" office:value="400" calcext:value-type="float">
            <text:p>400</text:p>
          </table:table-cell>
          <table:table-cell table:style-name="ce2" table:formula="of:=[.O179]+[.P179]" office:value-type="float" office:value="3111" calcext:value-type="float">
            <text:p>3111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Pierric, Marie &amp; Jphi</text:p>
          </table:table-cell>
          <table:table-cell table:number-columns-repeated="2"/>
          <table:table-cell table:style-name="ce56" table:number-columns-repeated="236"/>
          <table:table-cell table:number-columns-repeated="767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2" table:formula="of:=[.O180]+[.P180]" office:value-type="float" office:value="3112" calcext:value-type="float">
            <text:p>3112</text:p>
          </table:table-cell>
          <table:table-cell table:style-name="ce5" office:value-type="string" calcext:value-type="string">
            <text:p><text:s/>6:58:12 46:07:15 2786 <text:s text:c="2"/>326 <text:s/>LE LUISIN</text:p>
          </table:table-cell>
          <table:table-cell table:formula="of:=LEFT([.C180];17)" office:value-type="string" office:string-value=" 6:58:12 46:07:15" calcext:value-type="string">
            <text:p><text:s/>6:58:12 46:07:15</text:p>
          </table:table-cell>
          <table:table-cell table:style-name="ce40" table:formula="of:=RIGHT([.D180];8)" office:value-type="string" office:string-value="46:07:15" calcext:value-type="string">
            <text:p>46:07:15</text:p>
          </table:table-cell>
          <table:table-cell table:style-name="ce40" table:formula="of:=LEFT([.C180];8)" office:value-type="string" office:string-value=" 6:58:12" calcext:value-type="string">
            <text:p><text:s/>6:58:12</text:p>
          </table:table-cell>
          <table:table-cell table:formula="of:=LEFT([.C180];22)" office:value-type="string" office:string-value=" 6:58:12 46:07:15 2786" calcext:value-type="string">
            <text:p><text:s/>6:58:12 46:07:15 2786</text:p>
          </table:table-cell>
          <table:table-cell table:style-name="ce40" table:formula="of:=RIGHT([.G180];4)" office:value-type="string" office:string-value="2786" calcext:value-type="string">
            <text:p>2786</text:p>
          </table:table-cell>
          <table:table-cell table:formula="of:=LEFT([.C180];28)" office:value-type="string" office:string-value=" 6:58:12 46:07:15 2786   326" calcext:value-type="string">
            <text:p><text:s/>6:58:12 46:07:15 2786 <text:s text:c="2"/>326</text:p>
          </table:table-cell>
          <table:table-cell table:style-name="ce40" table:formula="of:=RIGHT([.I180];4)" office:value-type="string" office:string-value=" 326" calcext:value-type="string">
            <text:p><text:s/>326</text:p>
          </table:table-cell>
          <table:table-cell table:style-name="ce43" table:formula="of:=[.J180]/[.H180]*100" office:value-type="float" office:value="11.7013639626705" calcext:value-type="float">
            <text:p>11,7</text:p>
          </table:table-cell>
          <table:table-cell table:style-name="ce104" office:value-type="float" office:value="1041" calcext:value-type="float">
            <text:p>1041</text:p>
          </table:table-cell>
          <table:table-cell table:style-name="ce43" office:value-type="float" office:value="2.3" calcext:value-type="float">
            <text:p>2,3</text:p>
          </table:table-cell>
          <table:table-cell table:style-name="ce44" table:formula="of:=RIGHT([.C180];LEN([.C180])-30)" office:value-type="string" office:string-value="LE LUISIN" calcext:value-type="string">
            <text:p>LE LUISIN</text:p>
          </table:table-cell>
          <table:table-cell table:formula="of:=VALUE([.H180])" office:value-type="float" office:value="2786" calcext:value-type="float">
            <text:p>2786</text:p>
          </table:table-cell>
          <table:table-cell table:formula="of:=VALUE([.J180])" office:value-type="float" office:value="326" calcext:value-type="float">
            <text:p>326</text:p>
          </table:table-cell>
          <table:table-cell table:style-name="ce2" table:formula="of:=[.O180]+[.P180]" office:value-type="float" office:value="3112" calcext:value-type="float">
            <text:p>311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2" table:formula="of:=[.O181]+[.P181]" office:value-type="float" office:value="3108" calcext:value-type="float">
            <text:p>3108</text:p>
          </table:table-cell>
          <table:table-cell table:style-name="ce5" office:value-type="string" calcext:value-type="string">
            <text:p><text:s/>7:22:56 44:05:58 2828 <text:s text:c="2"/>280 <text:s/>MONT PONSET</text:p>
          </table:table-cell>
          <table:table-cell table:formula="of:=LEFT([.C181];17)" office:value-type="string" office:string-value=" 7:22:56 44:05:58" calcext:value-type="string">
            <text:p><text:s/>7:22:56 44:05:58</text:p>
          </table:table-cell>
          <table:table-cell table:style-name="ce40" table:formula="of:=RIGHT([.D181];8)" office:value-type="string" office:string-value="44:05:58" calcext:value-type="string">
            <text:p>44:05:58</text:p>
          </table:table-cell>
          <table:table-cell table:style-name="ce40" table:formula="of:=LEFT([.C181];8)" office:value-type="string" office:string-value=" 7:22:56" calcext:value-type="string">
            <text:p><text:s/>7:22:56</text:p>
          </table:table-cell>
          <table:table-cell table:formula="of:=LEFT([.C181];22)" office:value-type="string" office:string-value=" 7:22:56 44:05:58 2828" calcext:value-type="string">
            <text:p><text:s/>7:22:56 44:05:58 2828</text:p>
          </table:table-cell>
          <table:table-cell table:style-name="ce40" table:formula="of:=RIGHT([.G181];4)" office:value-type="string" office:string-value="2828" calcext:value-type="string">
            <text:p>2828</text:p>
          </table:table-cell>
          <table:table-cell table:formula="of:=LEFT([.C181];28)" office:value-type="string" office:string-value=" 7:22:56 44:05:58 2828   280" calcext:value-type="string">
            <text:p><text:s/>7:22:56 44:05:58 2828 <text:s text:c="2"/>280</text:p>
          </table:table-cell>
          <table:table-cell table:style-name="ce40" table:formula="of:=RIGHT([.I181];4)" office:value-type="string" office:string-value=" 280" calcext:value-type="string">
            <text:p><text:s/>280</text:p>
          </table:table-cell>
          <table:table-cell table:style-name="ce43" table:formula="of:=[.J181]/[.H181]*100" office:value-type="float" office:value="9.9009900990099" calcext:value-type="float">
            <text:p>9,9</text:p>
          </table:table-cell>
          <table:table-cell table:style-name="ce104" office:value-type="float" office:value="870" calcext:value-type="float">
            <text:p>870</text:p>
          </table:table-cell>
          <table:table-cell table:style-name="ce43" office:value-type="float" office:value="1.4" calcext:value-type="float">
            <text:p>1,4</text:p>
          </table:table-cell>
          <table:table-cell table:style-name="ce44" table:formula="of:=RIGHT([.C181];LEN([.C181])-30)" office:value-type="string" office:string-value="MONT PONSET" calcext:value-type="string">
            <text:p>MONT PONSET</text:p>
          </table:table-cell>
          <table:table-cell table:formula="of:=VALUE([.H181])" office:value-type="float" office:value="2828" calcext:value-type="float">
            <text:p>2828</text:p>
          </table:table-cell>
          <table:table-cell table:formula="of:=VALUE([.J181])" office:value-type="float" office:value="280" calcext:value-type="float">
            <text:p>280</text:p>
          </table:table-cell>
          <table:table-cell table:style-name="ce2" table:formula="of:=[.O181]+[.P181]" office:value-type="float" office:value="3108" calcext:value-type="float">
            <text:p>3108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urent</text:p>
          </table:table-cell>
          <table:table-cell table:number-columns-repeated="1005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2" table:formula="of:=[.O182]+[.P182]" office:value-type="float" office:value="3119" calcext:value-type="float">
            <text:p>3119</text:p>
          </table:table-cell>
          <table:table-cell table:style-name="ce5" office:value-type="string" calcext:value-type="string">
            <text:p><text:s/>0:37:56 42:41:46 2737 <text:s text:c="2"/>382 <text:s/>PIC DE SAUVEGARDE</text:p>
          </table:table-cell>
          <table:table-cell table:formula="of:=LEFT([.C182];17)" office:value-type="string" office:string-value=" 0:37:56 42:41:46" calcext:value-type="string">
            <text:p><text:s/>0:37:56 42:41:46</text:p>
          </table:table-cell>
          <table:table-cell table:style-name="ce40" table:formula="of:=RIGHT([.D182];8)" office:value-type="string" office:string-value="42:41:46" calcext:value-type="string">
            <text:p>42:41:46</text:p>
          </table:table-cell>
          <table:table-cell table:style-name="ce40" table:formula="of:=LEFT([.C182];8)" office:value-type="string" office:string-value=" 0:37:56" calcext:value-type="string">
            <text:p><text:s/>0:37:56</text:p>
          </table:table-cell>
          <table:table-cell table:formula="of:=LEFT([.C182];22)" office:value-type="string" office:string-value=" 0:37:56 42:41:46 2737" calcext:value-type="string">
            <text:p><text:s/>0:37:56 42:41:46 2737</text:p>
          </table:table-cell>
          <table:table-cell table:style-name="ce40" table:formula="of:=RIGHT([.G182];4)" office:value-type="string" office:string-value="2737" calcext:value-type="string">
            <text:p>2737</text:p>
          </table:table-cell>
          <table:table-cell table:formula="of:=LEFT([.C182];28)" office:value-type="string" office:string-value=" 0:37:56 42:41:46 2737   382" calcext:value-type="string">
            <text:p><text:s/>0:37:56 42:41:46 2737 <text:s text:c="2"/>382</text:p>
          </table:table-cell>
          <table:table-cell table:style-name="ce40" table:formula="of:=RIGHT([.I182];4)" office:value-type="string" office:string-value=" 382" calcext:value-type="string">
            <text:p><text:s/>382</text:p>
          </table:table-cell>
          <table:table-cell table:style-name="ce43" table:formula="of:=[.J182]/[.H182]*100" office:value-type="float" office:value="13.9568871026672" calcext:value-type="float">
            <text:p>14,0</text:p>
          </table:table-cell>
          <table:table-cell table:style-name="ce104" office:value-type="float" office:value="1200" calcext:value-type="float">
            <text:p>1200</text:p>
          </table:table-cell>
          <table:table-cell table:style-name="ce43" office:value-type="float" office:value="3.1" calcext:value-type="float">
            <text:p>3,1</text:p>
          </table:table-cell>
          <table:table-cell table:style-name="ce44" table:formula="of:=RIGHT([.C182];LEN([.C182])-30)" office:value-type="string" office:string-value="PIC DE SAUVEGARDE" calcext:value-type="string">
            <text:p>PIC DE SAUVEGARDE</text:p>
          </table:table-cell>
          <table:table-cell table:formula="of:=VALUE([.H182])" office:value-type="float" office:value="2737" calcext:value-type="float">
            <text:p>2737</text:p>
          </table:table-cell>
          <table:table-cell table:formula="of:=VALUE([.J182])" office:value-type="float" office:value="382" calcext:value-type="float">
            <text:p>382</text:p>
          </table:table-cell>
          <table:table-cell table:style-name="ce2" table:formula="of:=[.O182]+[.P182]" office:value-type="float" office:value="3119" calcext:value-type="float">
            <text:p>3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2" table:formula="of:=[.O183]+[.P183]" office:value-type="float" office:value="3102" calcext:value-type="float">
            <text:p>3102</text:p>
          </table:table-cell>
          <table:table-cell table:style-name="ce11" office:value-type="string" calcext:value-type="string">
            <text:p><text:s/>7:03:09 45:29:48 3102 <text:s text:c="4"/>0 <text:s/>Col de Rhème-Golette</text:p>
          </table:table-cell>
          <table:table-cell table:formula="of:=LEFT([.C183];17)" office:value-type="string" office:string-value=" 7:03:09 45:29:48" calcext:value-type="string">
            <text:p><text:s/>7:03:09 45:29:48</text:p>
          </table:table-cell>
          <table:table-cell table:style-name="ce40" table:formula="of:=RIGHT([.D183];8)" office:value-type="string" office:string-value="45:29:48" calcext:value-type="string">
            <text:p>45:29:48</text:p>
          </table:table-cell>
          <table:table-cell table:style-name="ce40" table:formula="of:=LEFT([.C183];8)" office:value-type="string" office:string-value=" 7:03:09" calcext:value-type="string">
            <text:p><text:s/>7:03:09</text:p>
          </table:table-cell>
          <table:table-cell table:formula="of:=LEFT([.C183];22)" office:value-type="string" office:string-value=" 7:03:09 45:29:48 3102" calcext:value-type="string">
            <text:p><text:s/>7:03:09 45:29:48 3102</text:p>
          </table:table-cell>
          <table:table-cell table:style-name="ce40" table:formula="of:=RIGHT([.G183];4)" office:value-type="string" office:string-value="3102" calcext:value-type="string">
            <text:p>3102</text:p>
          </table:table-cell>
          <table:table-cell table:formula="of:=LEFT([.C183];28)" office:value-type="string" office:string-value=" 7:03:09 45:29:48 3102     0" calcext:value-type="string">
            <text:p><text:s/>7:03:09 45:29:48 3102 <text:s text:c="4"/>0</text:p>
          </table:table-cell>
          <table:table-cell table:style-name="ce40" table:formula="of:=RIGHT([.I183];4)" office:value-type="string" office:string-value="   0" calcext:value-type="string">
            <text:p><text:s text:c="3"/>0</text:p>
          </table:table-cell>
          <table:table-cell table:style-name="ce43" table:formula="of:=[.J183]/[.H183]*100" office:value-type="float" office:value="0" calcext:value-type="float">
            <text:p>0,0</text:p>
          </table:table-cell>
          <table:table-cell table:style-name="ce104"/>
          <table:table-cell table:style-name="ce43"/>
          <table:table-cell table:style-name="ce44" table:formula="of:=RIGHT([.C183];LEN([.C183])-30)" office:value-type="string" office:string-value="Col de Rhème-Golette" calcext:value-type="string">
            <text:p>Col de Rhème-Golette</text:p>
          </table:table-cell>
          <table:table-cell table:formula="of:=VALUE([.H183])" office:value-type="float" office:value="3102" calcext:value-type="float">
            <text:p>3102</text:p>
          </table:table-cell>
          <table:table-cell table:formula="of:=VALUE([.J183])" office:value-type="float" office:value="0" calcext:value-type="float">
            <text:p>0</text:p>
          </table:table-cell>
          <table:table-cell table:style-name="ce2" table:formula="of:=[.O183]+[.P183]" office:value-type="float" office:value="3102" calcext:value-type="float">
            <text:p>310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2" table:formula="of:=[.O184]+[.P184]" office:value-type="float" office:value="3096" calcext:value-type="float">
            <text:p>3096</text:p>
          </table:table-cell>
          <table:table-cell table:style-name="ce5" office:value-type="string" calcext:value-type="string">
            <text:p>-0:05:14 42:43:20 2716 <text:s text:c="2"/>380 <text:s/>PIC GABIET</text:p>
          </table:table-cell>
          <table:table-cell table:formula="of:=LEFT([.C184];17)" office:value-type="string" office:string-value="-0:05:14 42:43:20" calcext:value-type="string">
            <text:p>-0:05:14 42:43:20</text:p>
          </table:table-cell>
          <table:table-cell table:style-name="ce40" table:formula="of:=RIGHT([.D184];8)" office:value-type="string" office:string-value="42:43:20" calcext:value-type="string">
            <text:p>42:43:20</text:p>
          </table:table-cell>
          <table:table-cell table:style-name="ce40" table:formula="of:=LEFT([.C184];8)" office:value-type="string" office:string-value="-0:05:14" calcext:value-type="string">
            <text:p>-0:05:14</text:p>
          </table:table-cell>
          <table:table-cell table:formula="of:=LEFT([.C184];22)" office:value-type="string" office:string-value="-0:05:14 42:43:20 2716" calcext:value-type="string">
            <text:p>-0:05:14 42:43:20 2716</text:p>
          </table:table-cell>
          <table:table-cell table:style-name="ce40" table:formula="of:=RIGHT([.G184];4)" office:value-type="string" office:string-value="2716" calcext:value-type="string">
            <text:p>2716</text:p>
          </table:table-cell>
          <table:table-cell table:formula="of:=LEFT([.C184];28)" office:value-type="string" office:string-value="-0:05:14 42:43:20 2716   380" calcext:value-type="string">
            <text:p>-0:05:14 42:43:20 2716 <text:s text:c="2"/>380</text:p>
          </table:table-cell>
          <table:table-cell table:style-name="ce40" table:formula="of:=RIGHT([.I184];4)" office:value-type="string" office:string-value=" 380" calcext:value-type="string">
            <text:p><text:s/>380</text:p>
          </table:table-cell>
          <table:table-cell table:style-name="ce43" table:formula="of:=[.J184]/[.H184]*100" office:value-type="float" office:value="13.9911634756996" calcext:value-type="float">
            <text:p>14,0</text:p>
          </table:table-cell>
          <table:table-cell table:style-name="ce104" office:value-type="float" office:value="1184" calcext:value-type="float">
            <text:p>1184</text:p>
          </table:table-cell>
          <table:table-cell table:style-name="ce43" office:value-type="float" office:value="3.4" calcext:value-type="float">
            <text:p>3,4</text:p>
          </table:table-cell>
          <table:table-cell table:style-name="ce47" table:formula="of:=RIGHT([.C184];LEN([.C184])-30)" office:value-type="string" office:string-value="PIC GABIET" calcext:value-type="string">
            <text:p>PIC GABIET</text:p>
          </table:table-cell>
          <table:table-cell table:formula="of:=VALUE([.H184])" office:value-type="float" office:value="2716" calcext:value-type="float">
            <text:p>2716</text:p>
          </table:table-cell>
          <table:table-cell table:formula="of:=VALUE([.J184])" office:value-type="float" office:value="380" calcext:value-type="float">
            <text:p>380</text:p>
          </table:table-cell>
          <table:table-cell table:style-name="ce2" table:formula="of:=[.O184]+[.P184]" office:value-type="float" office:value="3096" calcext:value-type="float">
            <text:p>309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stelle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2" table:formula="of:=[.O185]+[.P185]" office:value-type="float" office:value="3095" calcext:value-type="float">
            <text:p>3095</text:p>
          </table:table-cell>
          <table:table-cell table:style-name="ce11" office:value-type="string" calcext:value-type="string">
            <text:p><text:span text:style-name="T13"> </text:span><text:span text:style-name="T6">7:14:08 44:10:34 2855   240  TETE DES TABLASSES</text:span></text:p>
          </table:table-cell>
          <table:table-cell table:formula="of:=LEFT([.C185];17)" office:value-type="string" office:string-value=" 7:14:08 44:10:34" calcext:value-type="string">
            <text:p><text:s/>7:14:08 44:10:34</text:p>
          </table:table-cell>
          <table:table-cell table:style-name="ce40" table:formula="of:=RIGHT([.D185];8)" office:value-type="string" office:string-value="44:10:34" calcext:value-type="string">
            <text:p>44:10:34</text:p>
          </table:table-cell>
          <table:table-cell table:style-name="ce40" table:formula="of:=LEFT([.C185];8)" office:value-type="string" office:string-value=" 7:14:08" calcext:value-type="string">
            <text:p><text:s/>7:14:08</text:p>
          </table:table-cell>
          <table:table-cell table:formula="of:=LEFT([.C185];22)" office:value-type="string" office:string-value=" 7:14:08 44:10:34 2855" calcext:value-type="string">
            <text:p><text:s/>7:14:08 44:10:34 2855</text:p>
          </table:table-cell>
          <table:table-cell table:style-name="ce40" table:formula="of:=RIGHT([.G185];4)" office:value-type="string" office:string-value="2855" calcext:value-type="string">
            <text:p>2855</text:p>
          </table:table-cell>
          <table:table-cell table:formula="of:=LEFT([.C185];28)" office:value-type="string" office:string-value=" 7:14:08 44:10:34 2855   240" calcext:value-type="string">
            <text:p><text:s/>7:14:08 44:10:34 2855 <text:s text:c="2"/>240</text:p>
          </table:table-cell>
          <table:table-cell table:style-name="ce40" table:formula="of:=RIGHT([.I185];4)" office:value-type="string" office:string-value=" 240" calcext:value-type="string">
            <text:p><text:s/>240</text:p>
          </table:table-cell>
          <table:table-cell table:style-name="ce43" table:formula="of:=[.J185]/[.H185]*100" office:value-type="float" office:value="8.40630472854641" calcext:value-type="float">
            <text:p>8,4</text:p>
          </table:table-cell>
          <table:table-cell table:style-name="ce104" office:value-type="float" office:value="909" calcext:value-type="float">
            <text:p>909</text:p>
          </table:table-cell>
          <table:table-cell table:style-name="ce43" office:value-type="float" office:value="1.6" calcext:value-type="float">
            <text:p>1,6</text:p>
          </table:table-cell>
          <table:table-cell table:style-name="ce44" table:formula="of:=RIGHT([.C185];LEN([.C185])-30)" office:value-type="string" office:string-value="TETE DES TABLASSES" calcext:value-type="string">
            <text:p>TETE DES TABLASSES</text:p>
          </table:table-cell>
          <table:table-cell table:formula="of:=VALUE([.H185])" office:value-type="float" office:value="2855" calcext:value-type="float">
            <text:p>2855</text:p>
          </table:table-cell>
          <table:table-cell table:formula="of:=VALUE([.J185])" office:value-type="float" office:value="240" calcext:value-type="float">
            <text:p>240</text:p>
          </table:table-cell>
          <table:table-cell table:style-name="ce2" table:formula="of:=[.O185]+[.P185]" office:value-type="float" office:value="3095" calcext:value-type="float">
            <text:p>3095</text:p>
          </table:table-cell>
          <table:table-cell office:value-type="float" office:value="2011" calcext:value-type="float">
            <text:p>2011</text:p>
          </table:table-cell>
          <table:table-cell table:number-columns-repeated="1006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2" table:formula="of:=[.O186]+[.P186]" office:value-type="float" office:value="3086" calcext:value-type="float">
            <text:p>3086</text:p>
          </table:table-cell>
          <table:table-cell table:style-name="ce81" office:value-type="string" calcext:value-type="string">
            <text:p><text:span text:style-name="T5"> </text:span><text:span text:style-name="T6">0:59:56 42:32:07 2903   183  Pic dels Vidals</text:span></text:p>
          </table:table-cell>
          <table:table-cell table:formula="of:=LEFT([.C186];17)" office:value-type="string" office:string-value=" 0:59:56 42:32:07" calcext:value-type="string">
            <text:p><text:s/>0:59:56 42:32:07</text:p>
          </table:table-cell>
          <table:table-cell table:style-name="ce40" table:formula="of:=RIGHT([.D186];8)" office:value-type="string" office:string-value="42:32:07" calcext:value-type="string">
            <text:p>42:32:07</text:p>
          </table:table-cell>
          <table:table-cell table:style-name="ce40" table:formula="of:=LEFT([.C186];8)" office:value-type="string" office:string-value=" 0:59:56" calcext:value-type="string">
            <text:p><text:s/>0:59:56</text:p>
          </table:table-cell>
          <table:table-cell table:formula="of:=LEFT([.C186];22)" office:value-type="string" office:string-value=" 0:59:56 42:32:07 2903" calcext:value-type="string">
            <text:p><text:s/>0:59:56 42:32:07 2903</text:p>
          </table:table-cell>
          <table:table-cell table:style-name="ce40" table:formula="of:=RIGHT([.G186];4)" office:value-type="string" office:string-value="2903" calcext:value-type="string">
            <text:p>2903</text:p>
          </table:table-cell>
          <table:table-cell table:formula="of:=LEFT([.C186];28)" office:value-type="string" office:string-value=" 0:59:56 42:32:07 2903   183" calcext:value-type="string">
            <text:p><text:s/>0:59:56 42:32:07 2903 <text:s text:c="2"/>183</text:p>
          </table:table-cell>
          <table:table-cell table:style-name="ce40" table:formula="of:=RIGHT([.I186];4)" office:value-type="string" office:string-value=" 183" calcext:value-type="string">
            <text:p><text:s/>183</text:p>
          </table:table-cell>
          <table:table-cell table:style-name="ce43" table:formula="of:=[.J186]/[.H186]*100" office:value-type="float" office:value="6.30382363072684" calcext:value-type="float">
            <text:p>6,3</text:p>
          </table:table-cell>
          <table:table-cell table:style-name="ce104" office:value-type="float" office:value="1417" calcext:value-type="float">
            <text:p>1417</text:p>
          </table:table-cell>
          <table:table-cell table:style-name="ce43" office:value-type="float" office:value="1.2" calcext:value-type="float">
            <text:p>1,2</text:p>
          </table:table-cell>
          <table:table-cell table:style-name="ce44" table:formula="of:=RIGHT([.C186];LEN([.C186])-30)" office:value-type="string" office:string-value="Pic dels Vidals" calcext:value-type="string">
            <text:p>Pic dels Vidals</text:p>
          </table:table-cell>
          <table:table-cell table:formula="of:=VALUE([.H186])" office:value-type="float" office:value="2903" calcext:value-type="float">
            <text:p>2903</text:p>
          </table:table-cell>
          <table:table-cell table:formula="of:=VALUE([.J186])" office:value-type="float" office:value="183" calcext:value-type="float">
            <text:p>183</text:p>
          </table:table-cell>
          <table:table-cell table:style-name="ce2" table:formula="of:=[.O186]+[.P186]" office:value-type="float" office:value="3086" calcext:value-type="float">
            <text:p>308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stelle</text:p>
          </table:table-cell>
          <table:table-cell table:style-name="ce39" table:number-columns-repeated="2"/>
          <table:table-cell table:number-columns-repeated="1003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2" table:formula="of:=[.O187]+[.P187]" office:value-type="float" office:value="3093" calcext:value-type="float">
            <text:p>3093</text:p>
          </table:table-cell>
          <table:table-cell table:style-name="ce5" office:value-type="string" calcext:value-type="string">
            <text:p><text:s/>0:40:36 42:50:50 2193 <text:s text:c="2"/>900 <text:s/>Pic de Bacanère</text:p>
          </table:table-cell>
          <table:table-cell table:formula="of:=LEFT([.C187];17)" office:value-type="string" office:string-value=" 0:40:36 42:50:50" calcext:value-type="string">
            <text:p><text:s/>0:40:36 42:50:50</text:p>
          </table:table-cell>
          <table:table-cell table:style-name="ce40" table:formula="of:=RIGHT([.D187];8)" office:value-type="string" office:string-value="42:50:50" calcext:value-type="string">
            <text:p>42:50:50</text:p>
          </table:table-cell>
          <table:table-cell table:style-name="ce40" table:formula="of:=LEFT([.C187];8)" office:value-type="string" office:string-value=" 0:40:36" calcext:value-type="string">
            <text:p><text:s/>0:40:36</text:p>
          </table:table-cell>
          <table:table-cell table:formula="of:=LEFT([.C187];22)" office:value-type="string" office:string-value=" 0:40:36 42:50:50 2193" calcext:value-type="string">
            <text:p><text:s/>0:40:36 42:50:50 2193</text:p>
          </table:table-cell>
          <table:table-cell table:style-name="ce40" table:formula="of:=RIGHT([.G187];4)" office:value-type="string" office:string-value="2193" calcext:value-type="string">
            <text:p>2193</text:p>
          </table:table-cell>
          <table:table-cell table:formula="of:=LEFT([.C187];28)" office:value-type="string" office:string-value=" 0:40:36 42:50:50 2193   900" calcext:value-type="string">
            <text:p><text:s/>0:40:36 42:50:50 2193 <text:s text:c="2"/>900</text:p>
          </table:table-cell>
          <table:table-cell table:style-name="ce40" table:formula="of:=RIGHT([.I187];4)" office:value-type="string" office:string-value=" 900" calcext:value-type="string">
            <text:p><text:s/>900</text:p>
          </table:table-cell>
          <table:table-cell table:style-name="ce43" table:formula="of:=[.J187]/[.H187]*100" office:value-type="float" office:value="41.0396716826265" calcext:value-type="float">
            <text:p>41,0</text:p>
          </table:table-cell>
          <table:table-cell table:style-name="ce104" office:value-type="float" office:value="1404" calcext:value-type="float">
            <text:p>1404</text:p>
          </table:table-cell>
          <table:table-cell table:style-name="ce43" office:value-type="float" office:value="7.6" calcext:value-type="float">
            <text:p>7,6</text:p>
          </table:table-cell>
          <table:table-cell table:style-name="ce44" table:formula="of:=RIGHT([.C187];LEN([.C187])-30)" office:value-type="string" office:string-value="Pic de Bacanère" calcext:value-type="string">
            <text:p>Pic de Bacanère</text:p>
          </table:table-cell>
          <table:table-cell table:formula="of:=VALUE([.H187])" office:value-type="float" office:value="2193" calcext:value-type="float">
            <text:p>2193</text:p>
          </table:table-cell>
          <table:table-cell table:formula="of:=VALUE([.J187])" office:value-type="float" office:value="900" calcext:value-type="float">
            <text:p>900</text:p>
          </table:table-cell>
          <table:table-cell table:style-name="ce2" table:formula="of:=[.O187]+[.P187]" office:value-type="float" office:value="3093" calcext:value-type="float">
            <text:p>309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2" table:formula="of:=[.O188]+[.P188]" office:value-type="float" office:value="3087" calcext:value-type="float">
            <text:p>3087</text:p>
          </table:table-cell>
          <table:table-cell table:style-name="ce5" office:value-type="string" calcext:value-type="string">
            <text:p><text:s/>6:21:04 45:55:38 2023 <text:s/>1064 <text:s/>Mont Lachat</text:p>
          </table:table-cell>
          <table:table-cell table:formula="of:=LEFT([.C188];17)" office:value-type="string" office:string-value=" 6:21:04 45:55:38" calcext:value-type="string">
            <text:p><text:s/>6:21:04 45:55:38</text:p>
          </table:table-cell>
          <table:table-cell table:style-name="ce40" table:formula="of:=RIGHT([.D188];8)" office:value-type="string" office:string-value="45:55:38" calcext:value-type="string">
            <text:p>45:55:38</text:p>
          </table:table-cell>
          <table:table-cell table:style-name="ce40" table:formula="of:=LEFT([.C188];8)" office:value-type="string" office:string-value=" 6:21:04" calcext:value-type="string">
            <text:p><text:s/>6:21:04</text:p>
          </table:table-cell>
          <table:table-cell table:formula="of:=LEFT([.C188];22)" office:value-type="string" office:string-value=" 6:21:04 45:55:38 2023" calcext:value-type="string">
            <text:p><text:s/>6:21:04 45:55:38 2023</text:p>
          </table:table-cell>
          <table:table-cell table:style-name="ce40" table:formula="of:=RIGHT([.G188];4)" office:value-type="string" office:string-value="2023" calcext:value-type="string">
            <text:p>2023</text:p>
          </table:table-cell>
          <table:table-cell table:formula="of:=LEFT([.C188];28)" office:value-type="string" office:string-value=" 6:21:04 45:55:38 2023  1064" calcext:value-type="string">
            <text:p><text:s/>6:21:04 45:55:38 2023 <text:s/>1064</text:p>
          </table:table-cell>
          <table:table-cell table:style-name="ce40" table:formula="of:=RIGHT([.I188];4)" office:value-type="string" office:string-value="1064" calcext:value-type="string">
            <text:p>1064</text:p>
          </table:table-cell>
          <table:table-cell table:style-name="ce43" table:formula="of:=[.J188]/[.H188]*100" office:value-type="float" office:value="52.5951557093426" calcext:value-type="float">
            <text:p>52,6</text:p>
          </table:table-cell>
          <table:table-cell table:style-name="ce104" office:value-type="float" office:value="1313" calcext:value-type="float">
            <text:p>1313</text:p>
          </table:table-cell>
          <table:table-cell table:style-name="ce43" office:value-type="float" office:value="8.7" calcext:value-type="float">
            <text:p>8,7</text:p>
          </table:table-cell>
          <table:table-cell table:style-name="ce44" table:formula="of:=RIGHT([.C188];LEN([.C188])-30)" office:value-type="string" office:string-value="Mont Lachat" calcext:value-type="string">
            <text:p>Mont Lachat</text:p>
          </table:table-cell>
          <table:table-cell table:formula="of:=VALUE([.H188])" office:value-type="float" office:value="2023" calcext:value-type="float">
            <text:p>2023</text:p>
          </table:table-cell>
          <table:table-cell table:formula="of:=VALUE([.J188])" office:value-type="float" office:value="1064" calcext:value-type="float">
            <text:p>1064</text:p>
          </table:table-cell>
          <table:table-cell table:style-name="ce2" table:formula="of:=[.O188]+[.P188]" office:value-type="float" office:value="3087" calcext:value-type="float">
            <text:p>3087</text:p>
          </table:table-cell>
          <table:table-cell office:value-type="float" office:value="2013" calcext:value-type="float">
            <text:p>2013</text:p>
          </table:table-cell>
          <table:table-cell table:number-columns-repeated="3"/>
          <table:table-cell table:style-name="ce39" table:number-columns-repeated="1003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2" table:formula="of:=[.O189]+[.P189]" office:value-type="float" office:value="3073" calcext:value-type="float">
            <text:p>3073</text:p>
          </table:table-cell>
          <table:table-cell table:style-name="ce5" office:value-type="string" calcext:value-type="string">
            <text:p><text:s/>6:01:53 44:58:48 3022 <text:s text:c="3"/>51 <text:s/>Le Rochail</text:p>
          </table:table-cell>
          <table:table-cell table:formula="of:=LEFT([.C189];17)" office:value-type="string" office:string-value=" 6:01:53 44:58:48" calcext:value-type="string">
            <text:p><text:s/>6:01:53 44:58:48</text:p>
          </table:table-cell>
          <table:table-cell table:style-name="ce40" table:formula="of:=RIGHT([.D189];8)" office:value-type="string" office:string-value="44:58:48" calcext:value-type="string">
            <text:p>44:58:48</text:p>
          </table:table-cell>
          <table:table-cell table:style-name="ce40" table:formula="of:=LEFT([.C189];8)" office:value-type="string" office:string-value=" 6:01:53" calcext:value-type="string">
            <text:p><text:s/>6:01:53</text:p>
          </table:table-cell>
          <table:table-cell table:formula="of:=LEFT([.C189];22)" office:value-type="string" office:string-value=" 6:01:53 44:58:48 3022" calcext:value-type="string">
            <text:p><text:s/>6:01:53 44:58:48 3022</text:p>
          </table:table-cell>
          <table:table-cell table:style-name="ce40" table:formula="of:=RIGHT([.G189];4)" office:value-type="string" office:string-value="3022" calcext:value-type="string">
            <text:p>3022</text:p>
          </table:table-cell>
          <table:table-cell table:formula="of:=LEFT([.C189];28)" office:value-type="string" office:string-value=" 6:01:53 44:58:48 3022    51" calcext:value-type="string">
            <text:p><text:s/>6:01:53 44:58:48 3022 <text:s text:c="3"/>51</text:p>
          </table:table-cell>
          <table:table-cell table:style-name="ce40" table:formula="of:=RIGHT([.I189];4)" office:value-type="string" office:string-value="  51" calcext:value-type="string">
            <text:p><text:s text:c="2"/>51</text:p>
          </table:table-cell>
          <table:table-cell table:style-name="ce43" table:formula="of:=[.J189]/[.H189]*100" office:value-type="float" office:value="1.68762409000662" calcext:value-type="float">
            <text:p>1,7</text:p>
          </table:table-cell>
          <table:table-cell table:style-name="ce104" office:value-type="float" office:value="857" calcext:value-type="float">
            <text:p>857</text:p>
          </table:table-cell>
          <table:table-cell table:style-name="ce43" office:value-type="float" office:value="0.5" calcext:value-type="float">
            <text:p>0,5</text:p>
          </table:table-cell>
          <table:table-cell table:style-name="ce44" table:formula="of:=RIGHT([.C189];LEN([.C189])-30)" office:value-type="string" office:string-value="Le Rochail" calcext:value-type="string">
            <text:p>Le Rochail</text:p>
          </table:table-cell>
          <table:table-cell table:formula="of:=VALUE([.H189])" office:value-type="float" office:value="3022" calcext:value-type="float">
            <text:p>3022</text:p>
          </table:table-cell>
          <table:table-cell table:formula="of:=VALUE([.J189])" office:value-type="float" office:value="51" calcext:value-type="float">
            <text:p>51</text:p>
          </table:table-cell>
          <table:table-cell table:style-name="ce2" table:formula="of:=[.O189]+[.P189]" office:value-type="float" office:value="3073" calcext:value-type="float">
            <text:p>307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Pierric, Laurent</text:p>
          </table:table-cell>
          <table:table-cell table:number-columns-repeated="1005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2" table:formula="of:=[.O190]+[.P190]" office:value-type="float" office:value="3082" calcext:value-type="float">
            <text:p>3082</text:p>
          </table:table-cell>
          <table:table-cell table:style-name="ce5" office:value-type="string" calcext:value-type="string">
            <text:p><text:s/>7:02:36 45:30:17 3082 <text:s text:c="4"/>0 <text:s/>Col de Bassac Déré</text:p>
          </table:table-cell>
          <table:table-cell table:formula="of:=LEFT([.C190];17)" office:value-type="string" office:string-value=" 7:02:36 45:30:17" calcext:value-type="string">
            <text:p><text:s/>7:02:36 45:30:17</text:p>
          </table:table-cell>
          <table:table-cell table:style-name="ce40" table:formula="of:=RIGHT([.D190];8)" office:value-type="string" office:string-value="45:30:17" calcext:value-type="string">
            <text:p>45:30:17</text:p>
          </table:table-cell>
          <table:table-cell table:style-name="ce40" table:formula="of:=LEFT([.C190];8)" office:value-type="string" office:string-value=" 7:02:36" calcext:value-type="string">
            <text:p><text:s/>7:02:36</text:p>
          </table:table-cell>
          <table:table-cell table:formula="of:=LEFT([.C190];22)" office:value-type="string" office:string-value=" 7:02:36 45:30:17 3082" calcext:value-type="string">
            <text:p><text:s/>7:02:36 45:30:17 3082</text:p>
          </table:table-cell>
          <table:table-cell table:style-name="ce40" table:formula="of:=RIGHT([.G190];4)" office:value-type="string" office:string-value="3082" calcext:value-type="string">
            <text:p>3082</text:p>
          </table:table-cell>
          <table:table-cell table:formula="of:=LEFT([.C190];28)" office:value-type="string" office:string-value=" 7:02:36 45:30:17 3082     0" calcext:value-type="string">
            <text:p><text:s/>7:02:36 45:30:17 3082 <text:s text:c="4"/>0</text:p>
          </table:table-cell>
          <table:table-cell table:style-name="ce40" table:formula="of:=RIGHT([.I190];4)" office:value-type="string" office:string-value="   0" calcext:value-type="string">
            <text:p><text:s text:c="3"/>0</text:p>
          </table:table-cell>
          <table:table-cell table:style-name="ce43" table:formula="of:=[.J190]/[.H190]*100" office:value-type="float" office:value="0" calcext:value-type="float">
            <text:p>0,0</text:p>
          </table:table-cell>
          <table:table-cell table:style-name="ce104"/>
          <table:table-cell table:style-name="ce43"/>
          <table:table-cell table:style-name="ce44" table:formula="of:=RIGHT([.C190];LEN([.C190])-30)" office:value-type="string" office:string-value="Col de Bassac Déré" calcext:value-type="string">
            <text:p>Col de Bassac Déré</text:p>
          </table:table-cell>
          <table:table-cell table:formula="of:=VALUE([.H190])" office:value-type="float" office:value="3082" calcext:value-type="float">
            <text:p>3082</text:p>
          </table:table-cell>
          <table:table-cell table:formula="of:=VALUE([.J190])" office:value-type="float" office:value="0" calcext:value-type="float">
            <text:p>0</text:p>
          </table:table-cell>
          <table:table-cell table:style-name="ce2" table:formula="of:=[.O190]+[.P190]" office:value-type="float" office:value="3082" calcext:value-type="float">
            <text:p>308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2" table:formula="of:=[.O191]+[.P191]" office:value-type="float" office:value="3080" calcext:value-type="float">
            <text:p>3080</text:p>
          </table:table-cell>
          <table:table-cell table:style-name="ce5" office:value-type="string" calcext:value-type="string">
            <text:p><text:s/>6:55:34 44:20:16 2832 <text:s text:c="2"/>248 <text:s/>MONT AIGA</text:p>
          </table:table-cell>
          <table:table-cell table:formula="of:=LEFT([.C191];17)" office:value-type="string" office:string-value=" 6:55:34 44:20:16" calcext:value-type="string">
            <text:p><text:s/>6:55:34 44:20:16</text:p>
          </table:table-cell>
          <table:table-cell table:style-name="ce40" table:formula="of:=RIGHT([.D191];8)" office:value-type="string" office:string-value="44:20:16" calcext:value-type="string">
            <text:p>44:20:16</text:p>
          </table:table-cell>
          <table:table-cell table:style-name="ce40" table:formula="of:=LEFT([.C191];8)" office:value-type="string" office:string-value=" 6:55:34" calcext:value-type="string">
            <text:p><text:s/>6:55:34</text:p>
          </table:table-cell>
          <table:table-cell table:formula="of:=LEFT([.C191];22)" office:value-type="string" office:string-value=" 6:55:34 44:20:16 2832" calcext:value-type="string">
            <text:p><text:s/>6:55:34 44:20:16 2832</text:p>
          </table:table-cell>
          <table:table-cell table:style-name="ce40" table:formula="of:=RIGHT([.G191];4)" office:value-type="string" office:string-value="2832" calcext:value-type="string">
            <text:p>2832</text:p>
          </table:table-cell>
          <table:table-cell table:formula="of:=LEFT([.C191];28)" office:value-type="string" office:string-value=" 6:55:34 44:20:16 2832   248" calcext:value-type="string">
            <text:p><text:s/>6:55:34 44:20:16 2832 <text:s text:c="2"/>248</text:p>
          </table:table-cell>
          <table:table-cell table:style-name="ce40" table:formula="of:=RIGHT([.I191];4)" office:value-type="string" office:string-value=" 248" calcext:value-type="string">
            <text:p><text:s/>248</text:p>
          </table:table-cell>
          <table:table-cell table:style-name="ce43" table:formula="of:=[.J191]/[.H191]*100" office:value-type="float" office:value="8.75706214689266" calcext:value-type="float">
            <text:p>8,8</text:p>
          </table:table-cell>
          <table:table-cell table:style-name="ce104" office:value-type="float" office:value="937" calcext:value-type="float">
            <text:p>937</text:p>
          </table:table-cell>
          <table:table-cell table:style-name="ce43" office:value-type="float" office:value="3.2" calcext:value-type="float">
            <text:p>3,2</text:p>
          </table:table-cell>
          <table:table-cell table:style-name="ce44" table:formula="of:=RIGHT([.C191];LEN([.C191])-30)" office:value-type="string" office:string-value="MONT AIGA" calcext:value-type="string">
            <text:p>MONT AIGA</text:p>
          </table:table-cell>
          <table:table-cell table:formula="of:=VALUE([.H191])" office:value-type="float" office:value="2832" calcext:value-type="float">
            <text:p>2832</text:p>
          </table:table-cell>
          <table:table-cell table:formula="of:=VALUE([.J191])" office:value-type="float" office:value="248" calcext:value-type="float">
            <text:p>248</text:p>
          </table:table-cell>
          <table:table-cell table:style-name="ce2" table:formula="of:=[.O191]+[.P191]" office:value-type="float" office:value="3080" calcext:value-type="float">
            <text:p>308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Pierric, Marie &amp; Jphi, Carole</text:p>
          </table:table-cell>
          <table:table-cell table:number-columns-repeated="1005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2" table:formula="of:=[.O192]+[.P192]" office:value-type="float" office:value="3066" calcext:value-type="float">
            <text:p>3066</text:p>
          </table:table-cell>
          <table:table-cell table:style-name="ce5" office:value-type="string" calcext:value-type="string">
            <text:p><text:s/>7:20:45 44:08:11 2921 <text:s text:c="2"/>145 <text:s/>Caïres de Cougourde</text:p>
          </table:table-cell>
          <table:table-cell table:formula="of:=LEFT([.C192];17)" office:value-type="string" office:string-value=" 7:20:45 44:08:11" calcext:value-type="string">
            <text:p><text:s/>7:20:45 44:08:11</text:p>
          </table:table-cell>
          <table:table-cell table:style-name="ce40" table:formula="of:=RIGHT([.D192];8)" office:value-type="string" office:string-value="44:08:11" calcext:value-type="string">
            <text:p>44:08:11</text:p>
          </table:table-cell>
          <table:table-cell table:style-name="ce40" table:formula="of:=LEFT([.C192];8)" office:value-type="string" office:string-value=" 7:20:45" calcext:value-type="string">
            <text:p><text:s/>7:20:45</text:p>
          </table:table-cell>
          <table:table-cell table:formula="of:=LEFT([.C192];22)" office:value-type="string" office:string-value=" 7:20:45 44:08:11 2921" calcext:value-type="string">
            <text:p><text:s/>7:20:45 44:08:11 2921</text:p>
          </table:table-cell>
          <table:table-cell table:style-name="ce40" table:formula="of:=RIGHT([.G192];4)" office:value-type="string" office:string-value="2921" calcext:value-type="string">
            <text:p>2921</text:p>
          </table:table-cell>
          <table:table-cell table:formula="of:=LEFT([.C192];28)" office:value-type="string" office:string-value=" 7:20:45 44:08:11 2921   145" calcext:value-type="string">
            <text:p><text:s/>7:20:45 44:08:11 2921 <text:s text:c="2"/>145</text:p>
          </table:table-cell>
          <table:table-cell table:style-name="ce40" table:formula="of:=RIGHT([.I192];4)" office:value-type="string" office:string-value=" 145" calcext:value-type="string">
            <text:p><text:s/>145</text:p>
          </table:table-cell>
          <table:table-cell table:style-name="ce43" table:formula="of:=[.J192]/[.H192]*100" office:value-type="float" office:value="4.96405340636768" calcext:value-type="float">
            <text:p>5,0</text:p>
          </table:table-cell>
          <table:table-cell table:style-name="ce104" office:value-type="float" office:value="834" calcext:value-type="float">
            <text:p>834</text:p>
          </table:table-cell>
          <table:table-cell table:style-name="ce43" office:value-type="float" office:value="1.1" calcext:value-type="float">
            <text:p>1,1</text:p>
          </table:table-cell>
          <table:table-cell table:style-name="ce44" table:formula="of:=RIGHT([.C192];LEN([.C192])-30)" office:value-type="string" office:string-value="Caïres de Cougourde" calcext:value-type="string">
            <text:p>Caïres de Cougourde</text:p>
          </table:table-cell>
          <table:table-cell table:formula="of:=VALUE([.H192])" office:value-type="float" office:value="2921" calcext:value-type="float">
            <text:p>2921</text:p>
          </table:table-cell>
          <table:table-cell table:formula="of:=VALUE([.J192])" office:value-type="float" office:value="145" calcext:value-type="float">
            <text:p>145</text:p>
          </table:table-cell>
          <table:table-cell table:style-name="ce2" table:formula="of:=[.O192]+[.P192]" office:value-type="float" office:value="3066" calcext:value-type="float">
            <text:p>306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urent</text:p>
          </table:table-cell>
          <table:table-cell table:number-columns-repeated="1005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2" table:formula="of:=[.O193]+[.P193]" office:value-type="float" office:value="3083" calcext:value-type="float">
            <text:p>3083</text:p>
          </table:table-cell>
          <table:table-cell table:style-name="ce81" office:value-type="string" calcext:value-type="string">
            <text:p><text:span text:style-name="T13"> </text:span><text:span text:style-name="T6">7:00:36 44:47:55 2804   279  LE MAIT D'AMUNT</text:span></text:p>
          </table:table-cell>
          <table:table-cell table:formula="of:=LEFT([.C193];17)" office:value-type="string" office:string-value=" 7:00:36 44:47:55" calcext:value-type="string">
            <text:p><text:s/>7:00:36 44:47:55</text:p>
          </table:table-cell>
          <table:table-cell table:style-name="ce40" table:formula="of:=RIGHT([.D193];8)" office:value-type="string" office:string-value="44:47:55" calcext:value-type="string">
            <text:p>44:47:55</text:p>
          </table:table-cell>
          <table:table-cell table:style-name="ce40" table:formula="of:=LEFT([.C193];8)" office:value-type="string" office:string-value=" 7:00:36" calcext:value-type="string">
            <text:p><text:s/>7:00:36</text:p>
          </table:table-cell>
          <table:table-cell table:formula="of:=LEFT([.C193];22)" office:value-type="string" office:string-value=" 7:00:36 44:47:55 2804" calcext:value-type="string">
            <text:p><text:s/>7:00:36 44:47:55 2804</text:p>
          </table:table-cell>
          <table:table-cell table:style-name="ce40" table:formula="of:=RIGHT([.G193];4)" office:value-type="string" office:string-value="2804" calcext:value-type="string">
            <text:p>2804</text:p>
          </table:table-cell>
          <table:table-cell table:formula="of:=LEFT([.C193];28)" office:value-type="string" office:string-value=" 7:00:36 44:47:55 2804   279" calcext:value-type="string">
            <text:p><text:s/>7:00:36 44:47:55 2804 <text:s text:c="2"/>279</text:p>
          </table:table-cell>
          <table:table-cell table:style-name="ce40" table:formula="of:=RIGHT([.I193];4)" office:value-type="string" office:string-value=" 279" calcext:value-type="string">
            <text:p><text:s/>279</text:p>
          </table:table-cell>
          <table:table-cell table:style-name="ce43" table:formula="of:=[.J193]/[.H193]*100" office:value-type="float" office:value="9.95007132667618" calcext:value-type="float">
            <text:p>10,0</text:p>
          </table:table-cell>
          <table:table-cell table:style-name="ce104" office:value-type="float" office:value="753" calcext:value-type="float">
            <text:p>753</text:p>
          </table:table-cell>
          <table:table-cell table:style-name="ce43" office:value-type="float" office:value="1" calcext:value-type="float">
            <text:p>1,0</text:p>
          </table:table-cell>
          <table:table-cell table:style-name="ce44" table:formula="of:=RIGHT([.C193];LEN([.C193])-30)" office:value-type="string" office:string-value="LE MAIT D'AMUNT" calcext:value-type="string">
            <text:p>LE MAIT D'AMUNT</text:p>
          </table:table-cell>
          <table:table-cell table:formula="of:=VALUE([.H193])" office:value-type="float" office:value="2804" calcext:value-type="float">
            <text:p>2804</text:p>
          </table:table-cell>
          <table:table-cell table:formula="of:=VALUE([.J193])" office:value-type="float" office:value="279" calcext:value-type="float">
            <text:p>279</text:p>
          </table:table-cell>
          <table:table-cell table:style-name="ce2" table:formula="of:=[.O193]+[.P193]" office:value-type="float" office:value="3083" calcext:value-type="float">
            <text:p>3083</text:p>
          </table:table-cell>
          <table:table-cell office:value-type="string" calcext:value-type="string">
            <text:p>Hiver 2007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2" table:formula="of:=[.O194]+[.P194]" office:value-type="float" office:value="3076" calcext:value-type="float">
            <text:p>3076</text:p>
          </table:table-cell>
          <table:table-cell table:style-name="ce11" office:value-type="string" calcext:value-type="string">
            <text:p><text:s/>7:04:06 45:28:27 3076 <text:s text:c="4"/>0 <text:s/>Col de Rhème-Calabre</text:p>
          </table:table-cell>
          <table:table-cell table:formula="of:=LEFT([.C194];17)" office:value-type="string" office:string-value=" 7:04:06 45:28:27" calcext:value-type="string">
            <text:p><text:s/>7:04:06 45:28:27</text:p>
          </table:table-cell>
          <table:table-cell table:style-name="ce40" table:formula="of:=RIGHT([.D194];8)" office:value-type="string" office:string-value="45:28:27" calcext:value-type="string">
            <text:p>45:28:27</text:p>
          </table:table-cell>
          <table:table-cell table:style-name="ce40" table:formula="of:=LEFT([.C194];8)" office:value-type="string" office:string-value=" 7:04:06" calcext:value-type="string">
            <text:p><text:s/>7:04:06</text:p>
          </table:table-cell>
          <table:table-cell table:formula="of:=LEFT([.C194];22)" office:value-type="string" office:string-value=" 7:04:06 45:28:27 3076" calcext:value-type="string">
            <text:p><text:s/>7:04:06 45:28:27 3076</text:p>
          </table:table-cell>
          <table:table-cell table:style-name="ce40" table:formula="of:=RIGHT([.G194];4)" office:value-type="string" office:string-value="3076" calcext:value-type="string">
            <text:p>3076</text:p>
          </table:table-cell>
          <table:table-cell table:formula="of:=LEFT([.C194];28)" office:value-type="string" office:string-value=" 7:04:06 45:28:27 3076     0" calcext:value-type="string">
            <text:p><text:s/>7:04:06 45:28:27 3076 <text:s text:c="4"/>0</text:p>
          </table:table-cell>
          <table:table-cell table:style-name="ce40" table:formula="of:=RIGHT([.I194];4)" office:value-type="string" office:string-value="   0" calcext:value-type="string">
            <text:p><text:s text:c="3"/>0</text:p>
          </table:table-cell>
          <table:table-cell table:style-name="ce43" table:formula="of:=[.J194]/[.H194]*100" office:value-type="float" office:value="0" calcext:value-type="float">
            <text:p>0,0</text:p>
          </table:table-cell>
          <table:table-cell table:style-name="ce104"/>
          <table:table-cell table:style-name="ce43"/>
          <table:table-cell table:style-name="ce44" table:formula="of:=RIGHT([.C194];LEN([.C194])-30)" office:value-type="string" office:string-value="Col de Rhème-Calabre" calcext:value-type="string">
            <text:p>Col de Rhème-Calabre</text:p>
          </table:table-cell>
          <table:table-cell table:formula="of:=VALUE([.H194])" office:value-type="float" office:value="3076" calcext:value-type="float">
            <text:p>3076</text:p>
          </table:table-cell>
          <table:table-cell table:formula="of:=VALUE([.J194])" office:value-type="float" office:value="0" calcext:value-type="float">
            <text:p>0</text:p>
          </table:table-cell>
          <table:table-cell table:style-name="ce2" table:formula="of:=[.O194]+[.P194]" office:value-type="float" office:value="3076" calcext:value-type="float">
            <text:p>3076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table:formula="of:=[.O195]+[.P195]" office:value-type="float" office:value="3075" calcext:value-type="float">
            <text:p>3075</text:p>
          </table:table-cell>
          <table:table-cell table:style-name="ce11" office:value-type="string" calcext:value-type="string">
            <text:p><text:s/>6:48:20 45:11:10 2965 <text:s text:c="2"/>110 <text:s/>Pointe du Clot</text:p>
          </table:table-cell>
          <table:table-cell table:formula="of:=LEFT([.C195];17)" office:value-type="string" office:string-value=" 6:48:20 45:11:10" calcext:value-type="string">
            <text:p><text:s/>6:48:20 45:11:10</text:p>
          </table:table-cell>
          <table:table-cell table:style-name="ce40" table:formula="of:=RIGHT([.D195];8)" office:value-type="string" office:string-value="45:11:10" calcext:value-type="string">
            <text:p>45:11:10</text:p>
          </table:table-cell>
          <table:table-cell table:style-name="ce40" table:formula="of:=LEFT([.C195];8)" office:value-type="string" office:string-value=" 6:48:20" calcext:value-type="string">
            <text:p><text:s/>6:48:20</text:p>
          </table:table-cell>
          <table:table-cell table:formula="of:=LEFT([.C195];22)" office:value-type="string" office:string-value=" 6:48:20 45:11:10 2965" calcext:value-type="string">
            <text:p><text:s/>6:48:20 45:11:10 2965</text:p>
          </table:table-cell>
          <table:table-cell table:style-name="ce40" table:formula="of:=RIGHT([.G195];4)" office:value-type="string" office:string-value="2965" calcext:value-type="string">
            <text:p>2965</text:p>
          </table:table-cell>
          <table:table-cell table:formula="of:=LEFT([.C195];28)" office:value-type="string" office:string-value=" 6:48:20 45:11:10 2965   110" calcext:value-type="string">
            <text:p><text:s/>6:48:20 45:11:10 2965 <text:s text:c="2"/>110</text:p>
          </table:table-cell>
          <table:table-cell table:style-name="ce40" table:formula="of:=RIGHT([.I195];4)" office:value-type="string" office:string-value=" 110" calcext:value-type="string">
            <text:p><text:s/>110</text:p>
          </table:table-cell>
          <table:table-cell table:style-name="ce43" table:formula="of:=[.J195]/[.H195]*100" office:value-type="float" office:value="3.70994940978078" calcext:value-type="float">
            <text:p>3,7</text:p>
          </table:table-cell>
          <table:table-cell table:style-name="ce104" office:value-type="float" office:value="380" calcext:value-type="float">
            <text:p>380</text:p>
          </table:table-cell>
          <table:table-cell table:style-name="ce43" office:value-type="float" office:value="2" calcext:value-type="float">
            <text:p>2,0</text:p>
          </table:table-cell>
          <table:table-cell table:style-name="ce44" table:formula="of:=RIGHT([.C195];LEN([.C195])-30)" office:value-type="string" office:string-value="Pointe du Clot" calcext:value-type="string">
            <text:p>Pointe du Clot</text:p>
          </table:table-cell>
          <table:table-cell table:formula="of:=VALUE([.H195])" office:value-type="float" office:value="2965" calcext:value-type="float">
            <text:p>2965</text:p>
          </table:table-cell>
          <table:table-cell table:formula="of:=VALUE([.J195])" office:value-type="float" office:value="110" calcext:value-type="float">
            <text:p>110</text:p>
          </table:table-cell>
          <table:table-cell table:style-name="ce2" table:formula="of:=[.O195]+[.P195]" office:value-type="float" office:value="3075" calcext:value-type="float">
            <text:p>307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Éloi</text:p>
          </table:table-cell>
          <table:table-cell table:number-columns-repeated="1005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2" table:formula="of:=[.O196]+[.P196]" office:value-type="float" office:value="3074" calcext:value-type="float">
            <text:p>3074</text:p>
          </table:table-cell>
          <table:table-cell table:style-name="ce5" office:value-type="string" calcext:value-type="string">
            <text:p>-0:08:06 42:46:29 3032 <text:s text:c="3"/>42 <text:s/>Petit Vignemale</text:p>
          </table:table-cell>
          <table:table-cell table:formula="of:=LEFT([.C196];17)" office:value-type="string" office:string-value="-0:08:06 42:46:29" calcext:value-type="string">
            <text:p>-0:08:06 42:46:29</text:p>
          </table:table-cell>
          <table:table-cell table:style-name="ce40" table:formula="of:=RIGHT([.D196];8)" office:value-type="string" office:string-value="42:46:29" calcext:value-type="string">
            <text:p>42:46:29</text:p>
          </table:table-cell>
          <table:table-cell table:style-name="ce40" table:formula="of:=LEFT([.C196];8)" office:value-type="string" office:string-value="-0:08:06" calcext:value-type="string">
            <text:p>-0:08:06</text:p>
          </table:table-cell>
          <table:table-cell table:formula="of:=LEFT([.C196];22)" office:value-type="string" office:string-value="-0:08:06 42:46:29 3032" calcext:value-type="string">
            <text:p>-0:08:06 42:46:29 3032</text:p>
          </table:table-cell>
          <table:table-cell table:style-name="ce40" table:formula="of:=RIGHT([.G196];4)" office:value-type="string" office:string-value="3032" calcext:value-type="string">
            <text:p>3032</text:p>
          </table:table-cell>
          <table:table-cell table:formula="of:=LEFT([.C196];28)" office:value-type="string" office:string-value="-0:08:06 42:46:29 3032    42" calcext:value-type="string">
            <text:p>-0:08:06 42:46:29 3032 <text:s text:c="3"/>42</text:p>
          </table:table-cell>
          <table:table-cell table:style-name="ce40" table:formula="of:=RIGHT([.I196];4)" office:value-type="string" office:string-value="  42" calcext:value-type="string">
            <text:p><text:s text:c="2"/>42</text:p>
          </table:table-cell>
          <table:table-cell table:style-name="ce43" table:formula="of:=[.J196]/[.H196]*100" office:value-type="float" office:value="1.38522427440633" calcext:value-type="float">
            <text:p>1,4</text:p>
          </table:table-cell>
          <table:table-cell table:style-name="ce104" office:value-type="float" office:value="579" calcext:value-type="float">
            <text:p>579</text:p>
          </table:table-cell>
          <table:table-cell table:style-name="ce43" office:value-type="float" office:value="0.3" calcext:value-type="float">
            <text:p>0,3</text:p>
          </table:table-cell>
          <table:table-cell table:style-name="ce44" table:formula="of:=RIGHT([.C196];LEN([.C196])-30)" office:value-type="string" office:string-value="Petit Vignemale" calcext:value-type="string">
            <text:p>Petit Vignemale</text:p>
          </table:table-cell>
          <table:table-cell table:formula="of:=VALUE([.H196])" office:value-type="float" office:value="3032" calcext:value-type="float">
            <text:p>3032</text:p>
          </table:table-cell>
          <table:table-cell table:formula="of:=VALUE([.J196])" office:value-type="float" office:value="42" calcext:value-type="float">
            <text:p>42</text:p>
          </table:table-cell>
          <table:table-cell table:style-name="ce2" table:formula="of:=[.O196]+[.P196]" office:value-type="float" office:value="3074" calcext:value-type="float">
            <text:p>307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stelle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2" table:formula="of:=[.O197]+[.P197]" office:value-type="float" office:value="3074" calcext:value-type="float">
            <text:p>3074</text:p>
          </table:table-cell>
          <table:table-cell table:style-name="ce5" office:value-type="string" calcext:value-type="string">
            <text:p><text:s/>6:31:48 44:04:06 2115 <text:s text:c="2"/>959 <text:s/>MONTAGNE DE CORDEIL</text:p>
          </table:table-cell>
          <table:table-cell table:formula="of:=LEFT([.C197];17)" office:value-type="string" office:string-value=" 6:31:48 44:04:06" calcext:value-type="string">
            <text:p><text:s/>6:31:48 44:04:06</text:p>
          </table:table-cell>
          <table:table-cell table:style-name="ce40" table:formula="of:=RIGHT([.D197];8)" office:value-type="string" office:string-value="44:04:06" calcext:value-type="string">
            <text:p>44:04:06</text:p>
          </table:table-cell>
          <table:table-cell table:style-name="ce40" table:formula="of:=LEFT([.C197];8)" office:value-type="string" office:string-value=" 6:31:48" calcext:value-type="string">
            <text:p><text:s/>6:31:48</text:p>
          </table:table-cell>
          <table:table-cell table:formula="of:=LEFT([.C197];22)" office:value-type="string" office:string-value=" 6:31:48 44:04:06 2115" calcext:value-type="string">
            <text:p><text:s/>6:31:48 44:04:06 2115</text:p>
          </table:table-cell>
          <table:table-cell table:style-name="ce40" table:formula="of:=RIGHT([.G197];4)" office:value-type="string" office:string-value="2115" calcext:value-type="string">
            <text:p>2115</text:p>
          </table:table-cell>
          <table:table-cell table:formula="of:=LEFT([.C197];28)" office:value-type="string" office:string-value=" 6:31:48 44:04:06 2115   959" calcext:value-type="string">
            <text:p><text:s/>6:31:48 44:04:06 2115 <text:s text:c="2"/>959</text:p>
          </table:table-cell>
          <table:table-cell table:style-name="ce40" table:formula="of:=RIGHT([.I197];4)" office:value-type="string" office:string-value=" 959" calcext:value-type="string">
            <text:p><text:s/>959</text:p>
          </table:table-cell>
          <table:table-cell table:style-name="ce43" table:formula="of:=[.J197]/[.H197]*100" office:value-type="float" office:value="45.3427895981088" calcext:value-type="float">
            <text:p>45,3</text:p>
          </table:table-cell>
          <table:table-cell table:style-name="ce104" office:value-type="float" office:value="1248" calcext:value-type="float">
            <text:p>1248</text:p>
          </table:table-cell>
          <table:table-cell table:style-name="ce43" office:value-type="float" office:value="7" calcext:value-type="float">
            <text:p>7,0</text:p>
          </table:table-cell>
          <table:table-cell table:style-name="ce44" table:formula="of:=RIGHT([.C197];LEN([.C197])-30)" office:value-type="string" office:string-value="MONTAGNE DE CORDEIL" calcext:value-type="string">
            <text:p>MONTAGNE DE CORDEIL</text:p>
          </table:table-cell>
          <table:table-cell table:formula="of:=VALUE([.H197])" office:value-type="float" office:value="2115" calcext:value-type="float">
            <text:p>2115</text:p>
          </table:table-cell>
          <table:table-cell table:formula="of:=VALUE([.J197])" office:value-type="float" office:value="959" calcext:value-type="float">
            <text:p>959</text:p>
          </table:table-cell>
          <table:table-cell table:style-name="ce2" table:formula="of:=[.O197]+[.P197]" office:value-type="float" office:value="3074" calcext:value-type="float">
            <text:p>3074</text:p>
          </table:table-cell>
          <table:table-cell office:value-type="string" calcext:value-type="string">
            <text:p>Printemps 2019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2" table:formula="of:=[.O198]+[.P198]" office:value-type="float" office:value="3085" calcext:value-type="float">
            <text:p>3085</text:p>
          </table:table-cell>
          <table:table-cell table:style-name="ce9" office:value-type="string" calcext:value-type="string">
            <text:p><text:s/>7:25:49 44:06:15 2921 <text:s text:c="2"/>164 <text:s/>Cime Chamineye</text:p>
          </table:table-cell>
          <table:table-cell table:formula="of:=LEFT([.C198];17)" office:value-type="string" office:string-value=" 7:25:49 44:06:15" calcext:value-type="string">
            <text:p><text:s/>7:25:49 44:06:15</text:p>
          </table:table-cell>
          <table:table-cell table:style-name="ce40" table:formula="of:=RIGHT([.D198];8)" office:value-type="string" office:string-value="44:06:15" calcext:value-type="string">
            <text:p>44:06:15</text:p>
          </table:table-cell>
          <table:table-cell table:style-name="ce40" table:formula="of:=LEFT([.C198];8)" office:value-type="string" office:string-value=" 7:25:49" calcext:value-type="string">
            <text:p><text:s/>7:25:49</text:p>
          </table:table-cell>
          <table:table-cell table:formula="of:=LEFT([.C198];22)" office:value-type="string" office:string-value=" 7:25:49 44:06:15 2921" calcext:value-type="string">
            <text:p><text:s/>7:25:49 44:06:15 2921</text:p>
          </table:table-cell>
          <table:table-cell table:style-name="ce40" table:formula="of:=RIGHT([.G198];4)" office:value-type="string" office:string-value="2921" calcext:value-type="string">
            <text:p>2921</text:p>
          </table:table-cell>
          <table:table-cell table:formula="of:=LEFT([.C198];28)" office:value-type="string" office:string-value=" 7:25:49 44:06:15 2921   164" calcext:value-type="string">
            <text:p><text:s/>7:25:49 44:06:15 2921 <text:s text:c="2"/>164</text:p>
          </table:table-cell>
          <table:table-cell table:style-name="ce40" table:formula="of:=RIGHT([.I198];4)" office:value-type="string" office:string-value=" 164" calcext:value-type="string">
            <text:p><text:s/>164</text:p>
          </table:table-cell>
          <table:table-cell table:style-name="ce43" table:formula="of:=[.J198]/[.H198]*100" office:value-type="float" office:value="5.61451557685724" calcext:value-type="float">
            <text:p>5,6</text:p>
          </table:table-cell>
          <table:table-cell table:style-name="ce104" office:value-type="float" office:value="788" calcext:value-type="float">
            <text:p>788</text:p>
          </table:table-cell>
          <table:table-cell table:style-name="ce43" office:value-type="float" office:value="1" calcext:value-type="float">
            <text:p>1,0</text:p>
          </table:table-cell>
          <table:table-cell table:style-name="ce51" table:formula="of:=RIGHT([.C198];LEN([.C198])-30)" office:value-type="string" office:string-value="Cime Chamineye" calcext:value-type="string">
            <text:p>Cime Chamineye</text:p>
          </table:table-cell>
          <table:table-cell table:formula="of:=VALUE([.H198])" office:value-type="float" office:value="2921" calcext:value-type="float">
            <text:p>2921</text:p>
          </table:table-cell>
          <table:table-cell table:formula="of:=VALUE([.J198])" office:value-type="float" office:value="164" calcext:value-type="float">
            <text:p>164</text:p>
          </table:table-cell>
          <table:table-cell table:style-name="ce2" table:formula="of:=[.O198]+[.P198]" office:value-type="float" office:value="3085" calcext:value-type="float">
            <text:p>308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urent</text:p>
          </table:table-cell>
          <table:table-cell table:number-columns-repeated="1005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2" table:formula="of:=[.O199]+[.P199]" office:value-type="float" office:value="3072" calcext:value-type="float">
            <text:p>3072</text:p>
          </table:table-cell>
          <table:table-cell table:style-name="ce9" office:value-type="string" calcext:value-type="string">
            <text:p><text:s/>7:06:24 45:14:26 3072 <text:s text:c="4"/>0 <text:s/>Col del'Autaret</text:p>
          </table:table-cell>
          <table:table-cell table:formula="of:=LEFT([.C199];17)" office:value-type="string" office:string-value=" 7:06:24 45:14:26" calcext:value-type="string">
            <text:p><text:s/>7:06:24 45:14:26</text:p>
          </table:table-cell>
          <table:table-cell table:style-name="ce40" table:formula="of:=RIGHT([.D199];8)" office:value-type="string" office:string-value="45:14:26" calcext:value-type="string">
            <text:p>45:14:26</text:p>
          </table:table-cell>
          <table:table-cell table:style-name="ce40" table:formula="of:=LEFT([.C199];8)" office:value-type="string" office:string-value=" 7:06:24" calcext:value-type="string">
            <text:p><text:s/>7:06:24</text:p>
          </table:table-cell>
          <table:table-cell table:formula="of:=LEFT([.C199];22)" office:value-type="string" office:string-value=" 7:06:24 45:14:26 3072" calcext:value-type="string">
            <text:p><text:s/>7:06:24 45:14:26 3072</text:p>
          </table:table-cell>
          <table:table-cell table:style-name="ce40" table:formula="of:=RIGHT([.G199];4)" office:value-type="string" office:string-value="3072" calcext:value-type="string">
            <text:p>3072</text:p>
          </table:table-cell>
          <table:table-cell table:formula="of:=LEFT([.C199];28)" office:value-type="string" office:string-value=" 7:06:24 45:14:26 3072     0" calcext:value-type="string">
            <text:p><text:s/>7:06:24 45:14:26 3072 <text:s text:c="4"/>0</text:p>
          </table:table-cell>
          <table:table-cell table:style-name="ce40" table:formula="of:=RIGHT([.I199];4)" office:value-type="string" office:string-value="   0" calcext:value-type="string">
            <text:p><text:s text:c="3"/>0</text:p>
          </table:table-cell>
          <table:table-cell table:style-name="ce43" table:formula="of:=[.J199]/[.H199]*100" office:value-type="float" office:value="0" calcext:value-type="float">
            <text:p>0,0</text:p>
          </table:table-cell>
          <table:table-cell table:style-name="ce104"/>
          <table:table-cell table:style-name="ce43"/>
          <table:table-cell table:style-name="ce51" table:formula="of:=RIGHT([.C199];LEN([.C199])-30)" office:value-type="string" office:string-value="Col del'Autaret" calcext:value-type="string">
            <text:p>Col del'Autaret</text:p>
          </table:table-cell>
          <table:table-cell table:formula="of:=VALUE([.H199])" office:value-type="float" office:value="3072" calcext:value-type="float">
            <text:p>3072</text:p>
          </table:table-cell>
          <table:table-cell table:formula="of:=VALUE([.J199])" office:value-type="float" office:value="0" calcext:value-type="float">
            <text:p>0</text:p>
          </table:table-cell>
          <table:table-cell table:style-name="ce2" table:formula="of:=[.O199]+[.P199]" office:value-type="float" office:value="3072" calcext:value-type="float">
            <text:p>307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2" table:formula="of:=[.O200]+[.P200]" office:value-type="float" office:value="3072" calcext:value-type="float">
            <text:p>3072</text:p>
          </table:table-cell>
          <table:table-cell table:style-name="ce5" office:value-type="string" calcext:value-type="string">
            <text:p><text:s/>0:06:27 42:49:40 3035 <text:s text:c="3"/>37 <text:s/>Turon de Néouvielle</text:p>
          </table:table-cell>
          <table:table-cell table:formula="of:=LEFT([.C200];17)" office:value-type="string" office:string-value=" 0:06:27 42:49:40" calcext:value-type="string">
            <text:p><text:s/>0:06:27 42:49:40</text:p>
          </table:table-cell>
          <table:table-cell table:style-name="ce40" table:formula="of:=RIGHT([.D200];8)" office:value-type="string" office:string-value="42:49:40" calcext:value-type="string">
            <text:p>42:49:40</text:p>
          </table:table-cell>
          <table:table-cell table:style-name="ce40" table:formula="of:=LEFT([.C200];8)" office:value-type="string" office:string-value=" 0:06:27" calcext:value-type="string">
            <text:p><text:s/>0:06:27</text:p>
          </table:table-cell>
          <table:table-cell table:formula="of:=LEFT([.C200];22)" office:value-type="string" office:string-value=" 0:06:27 42:49:40 3035" calcext:value-type="string">
            <text:p><text:s/>0:06:27 42:49:40 3035</text:p>
          </table:table-cell>
          <table:table-cell table:style-name="ce40" table:formula="of:=RIGHT([.G200];4)" office:value-type="string" office:string-value="3035" calcext:value-type="string">
            <text:p>3035</text:p>
          </table:table-cell>
          <table:table-cell table:formula="of:=LEFT([.C200];28)" office:value-type="string" office:string-value=" 0:06:27 42:49:40 3035    37" calcext:value-type="string">
            <text:p><text:s/>0:06:27 42:49:40 3035 <text:s text:c="3"/>37</text:p>
          </table:table-cell>
          <table:table-cell table:style-name="ce40" table:formula="of:=RIGHT([.I200];4)" office:value-type="string" office:string-value="  37" calcext:value-type="string">
            <text:p><text:s text:c="2"/>37</text:p>
          </table:table-cell>
          <table:table-cell table:style-name="ce43" table:formula="of:=[.J200]/[.H200]*100" office:value-type="float" office:value="1.21911037891269" calcext:value-type="float">
            <text:p>1,2</text:p>
          </table:table-cell>
          <table:table-cell table:style-name="ce104" office:value-type="float" office:value="1354" calcext:value-type="float">
            <text:p>1354</text:p>
          </table:table-cell>
          <table:table-cell table:style-name="ce43" office:value-type="float" office:value="0.5" calcext:value-type="float">
            <text:p>0,5</text:p>
          </table:table-cell>
          <table:table-cell table:style-name="ce44" table:formula="of:=RIGHT([.C200];LEN([.C200])-30)" office:value-type="string" office:string-value="Turon de Néouvielle" calcext:value-type="string">
            <text:p>Turon de Néouvielle</text:p>
          </table:table-cell>
          <table:table-cell table:formula="of:=VALUE([.H200])" office:value-type="float" office:value="3035" calcext:value-type="float">
            <text:p>3035</text:p>
          </table:table-cell>
          <table:table-cell table:formula="of:=VALUE([.J200])" office:value-type="float" office:value="37" calcext:value-type="float">
            <text:p>37</text:p>
          </table:table-cell>
          <table:table-cell table:style-name="ce2" table:formula="of:=[.O200]+[.P200]" office:value-type="float" office:value="3072" calcext:value-type="float">
            <text:p>307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stelle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2" table:formula="of:=[.O201]+[.P201]" office:value-type="float" office:value="3070" calcext:value-type="float">
            <text:p>3070</text:p>
          </table:table-cell>
          <table:table-cell table:style-name="ce5" office:value-type="string" calcext:value-type="string">
            <text:p><text:s/>6:34:15 45:04:05 2980 <text:s text:c="3"/>90 <text:s/>Pic du Lac Blanc</text:p>
          </table:table-cell>
          <table:table-cell table:formula="of:=LEFT([.C201];17)" office:value-type="string" office:string-value=" 6:34:15 45:04:05" calcext:value-type="string">
            <text:p><text:s/>6:34:15 45:04:05</text:p>
          </table:table-cell>
          <table:table-cell table:style-name="ce40" table:formula="of:=RIGHT([.D201];8)" office:value-type="string" office:string-value="45:04:05" calcext:value-type="string">
            <text:p>45:04:05</text:p>
          </table:table-cell>
          <table:table-cell table:style-name="ce40" table:formula="of:=LEFT([.C201];8)" office:value-type="string" office:string-value=" 6:34:15" calcext:value-type="string">
            <text:p><text:s/>6:34:15</text:p>
          </table:table-cell>
          <table:table-cell table:formula="of:=LEFT([.C201];22)" office:value-type="string" office:string-value=" 6:34:15 45:04:05 2980" calcext:value-type="string">
            <text:p><text:s/>6:34:15 45:04:05 2980</text:p>
          </table:table-cell>
          <table:table-cell table:style-name="ce40" table:formula="of:=RIGHT([.G201];4)" office:value-type="string" office:string-value="2980" calcext:value-type="string">
            <text:p>2980</text:p>
          </table:table-cell>
          <table:table-cell table:formula="of:=LEFT([.C201];28)" office:value-type="string" office:string-value=" 6:34:15 45:04:05 2980    90" calcext:value-type="string">
            <text:p><text:s/>6:34:15 45:04:05 2980 <text:s text:c="3"/>90</text:p>
          </table:table-cell>
          <table:table-cell table:style-name="ce40" table:formula="of:=RIGHT([.I201];4)" office:value-type="string" office:string-value="  90" calcext:value-type="string">
            <text:p><text:s text:c="2"/>90</text:p>
          </table:table-cell>
          <table:table-cell table:style-name="ce43" table:formula="of:=[.J201]/[.H201]*100" office:value-type="float" office:value="3.02013422818792" calcext:value-type="float">
            <text:p>3,0</text:p>
          </table:table-cell>
          <table:table-cell table:style-name="ce104" office:value-type="float" office:value="657" calcext:value-type="float">
            <text:p>657</text:p>
          </table:table-cell>
          <table:table-cell table:style-name="ce43" office:value-type="float" office:value="1.7" calcext:value-type="float">
            <text:p>1,7</text:p>
          </table:table-cell>
          <table:table-cell table:style-name="ce44" table:formula="of:=RIGHT([.C201];LEN([.C201])-30)" office:value-type="string" office:string-value="Pic du Lac Blanc" calcext:value-type="string">
            <text:p>Pic du Lac Blanc</text:p>
          </table:table-cell>
          <table:table-cell table:formula="of:=VALUE([.H201])" office:value-type="float" office:value="2980" calcext:value-type="float">
            <text:p>2980</text:p>
          </table:table-cell>
          <table:table-cell table:formula="of:=VALUE([.J201])" office:value-type="float" office:value="90" calcext:value-type="float">
            <text:p>90</text:p>
          </table:table-cell>
          <table:table-cell table:style-name="ce2" table:formula="of:=[.O201]+[.P201]" office:value-type="float" office:value="3070" calcext:value-type="float">
            <text:p>307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2" table:formula="of:=[.O202]+[.P202]" office:value-type="float" office:value="3077" calcext:value-type="float">
            <text:p>3077</text:p>
          </table:table-cell>
          <table:table-cell table:style-name="ce9" office:value-type="string" calcext:value-type="string">
            <text:p><text:s/>6:49:50 45:42:07 3024 <text:s text:c="3"/>53 <text:s/>Aiguille des Veis</text:p>
          </table:table-cell>
          <table:table-cell table:formula="of:=LEFT([.C202];17)" office:value-type="string" office:string-value=" 6:49:50 45:42:07" calcext:value-type="string">
            <text:p><text:s/>6:49:50 45:42:07</text:p>
          </table:table-cell>
          <table:table-cell table:style-name="ce40" table:formula="of:=RIGHT([.D202];8)" office:value-type="string" office:string-value="45:42:07" calcext:value-type="string">
            <text:p>45:42:07</text:p>
          </table:table-cell>
          <table:table-cell table:style-name="ce40" table:formula="of:=LEFT([.C202];8)" office:value-type="string" office:string-value=" 6:49:50" calcext:value-type="string">
            <text:p><text:s/>6:49:50</text:p>
          </table:table-cell>
          <table:table-cell table:formula="of:=LEFT([.C202];22)" office:value-type="string" office:string-value=" 6:49:50 45:42:07 3024" calcext:value-type="string">
            <text:p><text:s/>6:49:50 45:42:07 3024</text:p>
          </table:table-cell>
          <table:table-cell table:style-name="ce40" table:formula="of:=RIGHT([.G202];4)" office:value-type="string" office:string-value="3024" calcext:value-type="string">
            <text:p>3024</text:p>
          </table:table-cell>
          <table:table-cell table:formula="of:=LEFT([.C202];28)" office:value-type="string" office:string-value=" 6:49:50 45:42:07 3024    53" calcext:value-type="string">
            <text:p><text:s/>6:49:50 45:42:07 3024 <text:s text:c="3"/>53</text:p>
          </table:table-cell>
          <table:table-cell table:style-name="ce40" table:formula="of:=RIGHT([.I202];4)" office:value-type="string" office:string-value="  53" calcext:value-type="string">
            <text:p><text:s text:c="2"/>53</text:p>
          </table:table-cell>
          <table:table-cell table:style-name="ce43" table:formula="of:=[.J202]/[.H202]*100" office:value-type="float" office:value="1.7526455026455" calcext:value-type="float">
            <text:p>1,8</text:p>
          </table:table-cell>
          <table:table-cell table:style-name="ce104" office:value-type="float" office:value="484" calcext:value-type="float">
            <text:p>484</text:p>
          </table:table-cell>
          <table:table-cell table:style-name="ce43" office:value-type="float" office:value="1.1" calcext:value-type="float">
            <text:p>1,1</text:p>
          </table:table-cell>
          <table:table-cell table:style-name="ce51" table:formula="of:=RIGHT([.C202];LEN([.C202])-30)" office:value-type="string" office:string-value="Aiguille des Veis" calcext:value-type="string">
            <text:p>Aiguille des Veis</text:p>
          </table:table-cell>
          <table:table-cell table:formula="of:=VALUE([.H202])" office:value-type="float" office:value="3024" calcext:value-type="float">
            <text:p>3024</text:p>
          </table:table-cell>
          <table:table-cell table:formula="of:=VALUE([.J202])" office:value-type="float" office:value="53" calcext:value-type="float">
            <text:p>53</text:p>
          </table:table-cell>
          <table:table-cell table:style-name="ce2" table:formula="of:=[.O202]+[.P202]" office:value-type="float" office:value="3077" calcext:value-type="float">
            <text:p>3077</text:p>
          </table:table-cell>
          <table:table-cell office:value-type="float" office:value="2016" calcext:value-type="float">
            <text:p>2016</text:p>
          </table:table-cell>
          <table:table-cell table:number-columns-repeated="1006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2" table:formula="of:=[.O203]+[.P203]" office:value-type="float" office:value="3068" calcext:value-type="float">
            <text:p>3068</text:p>
          </table:table-cell>
          <table:table-cell table:style-name="ce5" office:value-type="string" calcext:value-type="string">
            <text:p><text:s/>6:01:54 44:58:18 2990 <text:s text:c="3"/>78 <text:s/>Pointe de Confolens</text:p>
          </table:table-cell>
          <table:table-cell table:formula="of:=LEFT([.C203];17)" office:value-type="string" office:string-value=" 6:01:54 44:58:18" calcext:value-type="string">
            <text:p><text:s/>6:01:54 44:58:18</text:p>
          </table:table-cell>
          <table:table-cell table:style-name="ce40" table:formula="of:=RIGHT([.D203];8)" office:value-type="string" office:string-value="44:58:18" calcext:value-type="string">
            <text:p>44:58:18</text:p>
          </table:table-cell>
          <table:table-cell table:style-name="ce40" table:formula="of:=LEFT([.C203];8)" office:value-type="string" office:string-value=" 6:01:54" calcext:value-type="string">
            <text:p><text:s/>6:01:54</text:p>
          </table:table-cell>
          <table:table-cell table:formula="of:=LEFT([.C203];22)" office:value-type="string" office:string-value=" 6:01:54 44:58:18 2990" calcext:value-type="string">
            <text:p><text:s/>6:01:54 44:58:18 2990</text:p>
          </table:table-cell>
          <table:table-cell table:style-name="ce40" table:formula="of:=RIGHT([.G203];4)" office:value-type="string" office:string-value="2990" calcext:value-type="string">
            <text:p>2990</text:p>
          </table:table-cell>
          <table:table-cell table:formula="of:=LEFT([.C203];28)" office:value-type="string" office:string-value=" 6:01:54 44:58:18 2990    78" calcext:value-type="string">
            <text:p><text:s/>6:01:54 44:58:18 2990 <text:s text:c="3"/>78</text:p>
          </table:table-cell>
          <table:table-cell table:style-name="ce40" table:formula="of:=RIGHT([.I203];4)" office:value-type="string" office:string-value="  78" calcext:value-type="string">
            <text:p><text:s text:c="2"/>78</text:p>
          </table:table-cell>
          <table:table-cell table:style-name="ce43" table:formula="of:=[.J203]/[.H203]*100" office:value-type="float" office:value="2.60869565217391" calcext:value-type="float">
            <text:p>2,6</text:p>
          </table:table-cell>
          <table:table-cell table:style-name="ce104" office:value-type="float" office:value="613" calcext:value-type="float">
            <text:p>613</text:p>
          </table:table-cell>
          <table:table-cell table:style-name="ce43" office:value-type="float" office:value="0.3" calcext:value-type="float">
            <text:p>0,3</text:p>
          </table:table-cell>
          <table:table-cell table:style-name="ce44" table:formula="of:=RIGHT([.C203];LEN([.C203])-30)" office:value-type="string" office:string-value="Pointe de Confolens" calcext:value-type="string">
            <text:p>Pointe de Confolens</text:p>
          </table:table-cell>
          <table:table-cell table:formula="of:=VALUE([.H203])" office:value-type="float" office:value="2990" calcext:value-type="float">
            <text:p>2990</text:p>
          </table:table-cell>
          <table:table-cell table:formula="of:=VALUE([.J203])" office:value-type="float" office:value="78" calcext:value-type="float">
            <text:p>78</text:p>
          </table:table-cell>
          <table:table-cell table:style-name="ce2" table:formula="of:=[.O203]+[.P203]" office:value-type="float" office:value="3068" calcext:value-type="float">
            <text:p>306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Pierric, Laurent</text:p>
          </table:table-cell>
          <table:table-cell table:number-columns-repeated="1005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2" table:formula="of:=[.O204]+[.P204]" office:value-type="float" office:value="3067" calcext:value-type="float">
            <text:p>3067</text:p>
          </table:table-cell>
          <table:table-cell table:style-name="ce5" office:value-type="string" calcext:value-type="string">
            <text:p><text:s/>7:21:27 44:08:43 2927 <text:s text:c="2"/>140 <text:s/>Cime de l’Agnel</text:p>
          </table:table-cell>
          <table:table-cell table:formula="of:=LEFT([.C204];17)" office:value-type="string" office:string-value=" 7:21:27 44:08:43" calcext:value-type="string">
            <text:p><text:s/>7:21:27 44:08:43</text:p>
          </table:table-cell>
          <table:table-cell table:style-name="ce40" table:formula="of:=RIGHT([.D204];8)" office:value-type="string" office:string-value="44:08:43" calcext:value-type="string">
            <text:p>44:08:43</text:p>
          </table:table-cell>
          <table:table-cell table:style-name="ce40" table:formula="of:=LEFT([.C204];8)" office:value-type="string" office:string-value=" 7:21:27" calcext:value-type="string">
            <text:p><text:s/>7:21:27</text:p>
          </table:table-cell>
          <table:table-cell table:formula="of:=LEFT([.C204];22)" office:value-type="string" office:string-value=" 7:21:27 44:08:43 2927" calcext:value-type="string">
            <text:p><text:s/>7:21:27 44:08:43 2927</text:p>
          </table:table-cell>
          <table:table-cell table:style-name="ce40" table:formula="of:=RIGHT([.G204];4)" office:value-type="string" office:string-value="2927" calcext:value-type="string">
            <text:p>2927</text:p>
          </table:table-cell>
          <table:table-cell table:formula="of:=LEFT([.C204];28)" office:value-type="string" office:string-value=" 7:21:27 44:08:43 2927   140" calcext:value-type="string">
            <text:p><text:s/>7:21:27 44:08:43 2927 <text:s text:c="2"/>140</text:p>
          </table:table-cell>
          <table:table-cell table:style-name="ce40" table:formula="of:=RIGHT([.I204];4)" office:value-type="string" office:string-value=" 140" calcext:value-type="string">
            <text:p><text:s/>140</text:p>
          </table:table-cell>
          <table:table-cell table:style-name="ce43" table:formula="of:=[.J204]/[.H204]*100" office:value-type="float" office:value="4.78305432183123" calcext:value-type="float">
            <text:p>4,8</text:p>
          </table:table-cell>
          <table:table-cell table:style-name="ce104" office:value-type="float" office:value="807" calcext:value-type="float">
            <text:p>807</text:p>
          </table:table-cell>
          <table:table-cell table:style-name="ce43" office:value-type="float" office:value="0.7" calcext:value-type="float">
            <text:p>0,7</text:p>
          </table:table-cell>
          <table:table-cell table:style-name="ce44" table:formula="of:=RIGHT([.C204];LEN([.C204])-30)" office:value-type="string" office:string-value="Cime de l’Agnel" calcext:value-type="string">
            <text:p>Cime de l’Agnel</text:p>
          </table:table-cell>
          <table:table-cell table:formula="of:=VALUE([.H204])" office:value-type="float" office:value="2927" calcext:value-type="float">
            <text:p>2927</text:p>
          </table:table-cell>
          <table:table-cell table:formula="of:=VALUE([.J204])" office:value-type="float" office:value="140" calcext:value-type="float">
            <text:p>140</text:p>
          </table:table-cell>
          <table:table-cell table:style-name="ce2" table:formula="of:=[.O204]+[.P204]" office:value-type="float" office:value="3067" calcext:value-type="float">
            <text:p>306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urent</text:p>
          </table:table-cell>
          <table:table-cell table:number-columns-repeated="1005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2" table:formula="of:=[.O205]+[.P205]" office:value-type="float" office:value="3055" calcext:value-type="float">
            <text:p>3055</text:p>
          </table:table-cell>
          <table:table-cell table:style-name="ce5" office:value-type="string" calcext:value-type="string">
            <text:p><text:s/>6:41:35 45:49:34 2525 <text:s text:c="2"/>530 <text:s/>MONT JOLY</text:p>
          </table:table-cell>
          <table:table-cell table:formula="of:=LEFT([.C205];17)" office:value-type="string" office:string-value=" 6:41:35 45:49:34" calcext:value-type="string">
            <text:p><text:s/>6:41:35 45:49:34</text:p>
          </table:table-cell>
          <table:table-cell table:style-name="ce40" table:formula="of:=RIGHT([.D205];8)" office:value-type="string" office:string-value="45:49:34" calcext:value-type="string">
            <text:p>45:49:34</text:p>
          </table:table-cell>
          <table:table-cell table:style-name="ce40" table:formula="of:=LEFT([.C205];8)" office:value-type="string" office:string-value=" 6:41:35" calcext:value-type="string">
            <text:p><text:s/>6:41:35</text:p>
          </table:table-cell>
          <table:table-cell table:formula="of:=LEFT([.C205];22)" office:value-type="string" office:string-value=" 6:41:35 45:49:34 2525" calcext:value-type="string">
            <text:p><text:s/>6:41:35 45:49:34 2525</text:p>
          </table:table-cell>
          <table:table-cell table:style-name="ce40" table:formula="of:=RIGHT([.G205];4)" office:value-type="string" office:string-value="2525" calcext:value-type="string">
            <text:p>2525</text:p>
          </table:table-cell>
          <table:table-cell table:formula="of:=LEFT([.C205];28)" office:value-type="string" office:string-value=" 6:41:35 45:49:34 2525   530" calcext:value-type="string">
            <text:p><text:s/>6:41:35 45:49:34 2525 <text:s text:c="2"/>530</text:p>
          </table:table-cell>
          <table:table-cell table:style-name="ce40" table:formula="of:=RIGHT([.I205];4)" office:value-type="string" office:string-value=" 530" calcext:value-type="string">
            <text:p><text:s/>530</text:p>
          </table:table-cell>
          <table:table-cell table:style-name="ce43" table:formula="of:=[.J205]/[.H205]*100" office:value-type="float" office:value="20.990099009901" calcext:value-type="float">
            <text:p>21,0</text:p>
          </table:table-cell>
          <table:table-cell table:style-name="ce104" office:value-type="float" office:value="912" calcext:value-type="float">
            <text:p>912</text:p>
          </table:table-cell>
          <table:table-cell table:style-name="ce43" office:value-type="float" office:value="5.5" calcext:value-type="float">
            <text:p>5,5</text:p>
          </table:table-cell>
          <table:table-cell table:style-name="ce44" table:formula="of:=RIGHT([.C205];LEN([.C205])-30)" office:value-type="string" office:string-value="MONT JOLY" calcext:value-type="string">
            <text:p>MONT JOLY</text:p>
          </table:table-cell>
          <table:table-cell table:formula="of:=VALUE([.H205])" office:value-type="float" office:value="2525" calcext:value-type="float">
            <text:p>2525</text:p>
          </table:table-cell>
          <table:table-cell table:formula="of:=VALUE([.J205])" office:value-type="float" office:value="530" calcext:value-type="float">
            <text:p>530</text:p>
          </table:table-cell>
          <table:table-cell table:style-name="ce2" table:formula="of:=[.O205]+[.P205]" office:value-type="float" office:value="3055" calcext:value-type="float">
            <text:p>305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2" table:formula="of:=[.O206]+[.P206]" office:value-type="float" office:value="3058" calcext:value-type="float">
            <text:p>3058</text:p>
          </table:table-cell>
          <table:table-cell table:style-name="ce5" office:value-type="string" calcext:value-type="string">
            <text:p><text:s/>0:57:32 42:31:57 2844 <text:s text:c="2"/>214 <text:s/>Pic Mariolo</text:p>
          </table:table-cell>
          <table:table-cell table:formula="of:=LEFT([.C206];17)" office:value-type="string" office:string-value=" 0:57:32 42:31:57" calcext:value-type="string">
            <text:p><text:s/>0:57:32 42:31:57</text:p>
          </table:table-cell>
          <table:table-cell table:style-name="ce40" table:formula="of:=RIGHT([.D206];8)" office:value-type="string" office:string-value="42:31:57" calcext:value-type="string">
            <text:p>42:31:57</text:p>
          </table:table-cell>
          <table:table-cell table:style-name="ce40" table:formula="of:=LEFT([.C206];8)" office:value-type="string" office:string-value=" 0:57:32" calcext:value-type="string">
            <text:p><text:s/>0:57:32</text:p>
          </table:table-cell>
          <table:table-cell table:formula="of:=LEFT([.C206];22)" office:value-type="string" office:string-value=" 0:57:32 42:31:57 2844" calcext:value-type="string">
            <text:p><text:s/>0:57:32 42:31:57 2844</text:p>
          </table:table-cell>
          <table:table-cell table:style-name="ce40" table:formula="of:=RIGHT([.G206];4)" office:value-type="string" office:string-value="2844" calcext:value-type="string">
            <text:p>2844</text:p>
          </table:table-cell>
          <table:table-cell table:formula="of:=LEFT([.C206];28)" office:value-type="string" office:string-value=" 0:57:32 42:31:57 2844   214" calcext:value-type="string">
            <text:p><text:s/>0:57:32 42:31:57 2844 <text:s text:c="2"/>214</text:p>
          </table:table-cell>
          <table:table-cell table:style-name="ce40" table:formula="of:=RIGHT([.I206];4)" office:value-type="string" office:string-value=" 214" calcext:value-type="string">
            <text:p><text:s/>214</text:p>
          </table:table-cell>
          <table:table-cell table:style-name="ce43" table:formula="of:=[.J206]/[.H206]*100" office:value-type="float" office:value="7.52461322081575" calcext:value-type="float">
            <text:p>7,5</text:p>
          </table:table-cell>
          <table:table-cell table:style-name="ce104"/>
          <table:table-cell table:style-name="ce43" office:value-type="float" office:value="2.6" calcext:value-type="float">
            <text:p>2,6</text:p>
          </table:table-cell>
          <table:table-cell table:style-name="ce44" table:formula="of:=RIGHT([.C206];LEN([.C206])-30)" office:value-type="string" office:string-value="Pic Mariolo" calcext:value-type="string">
            <text:p>Pic Mariolo</text:p>
          </table:table-cell>
          <table:table-cell table:formula="of:=VALUE([.H206])" office:value-type="float" office:value="2844" calcext:value-type="float">
            <text:p>2844</text:p>
          </table:table-cell>
          <table:table-cell table:formula="of:=VALUE([.J206])" office:value-type="float" office:value="214" calcext:value-type="float">
            <text:p>214</text:p>
          </table:table-cell>
          <table:table-cell table:style-name="ce2" table:formula="of:=[.O206]+[.P206]" office:value-type="float" office:value="3058" calcext:value-type="float">
            <text:p>3058</text:p>
          </table:table-cell>
          <table:table-cell office:value-type="float" office:value="2008" calcext:value-type="float">
            <text:p>2008</text:p>
          </table:table-cell>
          <table:table-cell table:number-columns-repeated="1006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2" table:formula="of:=[.O207]+[.P207]" office:value-type="float" office:value="3057" calcext:value-type="float">
            <text:p>3057</text:p>
          </table:table-cell>
          <table:table-cell table:style-name="ce5" office:value-type="string" calcext:value-type="string">
            <text:p><text:s/>6:24:08 45:20:46 2729 <text:s text:c="2"/>328 <text:s/>LE GRAND COIN</text:p>
          </table:table-cell>
          <table:table-cell table:formula="of:=LEFT([.C207];17)" office:value-type="string" office:string-value=" 6:24:08 45:20:46" calcext:value-type="string">
            <text:p><text:s/>6:24:08 45:20:46</text:p>
          </table:table-cell>
          <table:table-cell table:style-name="ce40" table:formula="of:=RIGHT([.D207];8)" office:value-type="string" office:string-value="45:20:46" calcext:value-type="string">
            <text:p>45:20:46</text:p>
          </table:table-cell>
          <table:table-cell table:style-name="ce40" table:formula="of:=LEFT([.C207];8)" office:value-type="string" office:string-value=" 6:24:08" calcext:value-type="string">
            <text:p><text:s/>6:24:08</text:p>
          </table:table-cell>
          <table:table-cell table:formula="of:=LEFT([.C207];22)" office:value-type="string" office:string-value=" 6:24:08 45:20:46 2729" calcext:value-type="string">
            <text:p><text:s/>6:24:08 45:20:46 2729</text:p>
          </table:table-cell>
          <table:table-cell table:style-name="ce40" table:formula="of:=RIGHT([.G207];4)" office:value-type="string" office:string-value="2729" calcext:value-type="string">
            <text:p>2729</text:p>
          </table:table-cell>
          <table:table-cell table:formula="of:=LEFT([.C207];28)" office:value-type="string" office:string-value=" 6:24:08 45:20:46 2729   328" calcext:value-type="string">
            <text:p><text:s/>6:24:08 45:20:46 2729 <text:s text:c="2"/>328</text:p>
          </table:table-cell>
          <table:table-cell table:style-name="ce40" table:formula="of:=RIGHT([.I207];4)" office:value-type="string" office:string-value=" 328" calcext:value-type="string">
            <text:p><text:s/>328</text:p>
          </table:table-cell>
          <table:table-cell table:style-name="ce43" table:formula="of:=[.J207]/[.H207]*100" office:value-type="float" office:value="12.0190545987541" calcext:value-type="float">
            <text:p>12,0</text:p>
          </table:table-cell>
          <table:table-cell table:style-name="ce104"/>
          <table:table-cell table:style-name="ce43" office:value-type="float" office:value="2.8" calcext:value-type="float">
            <text:p>2,8</text:p>
          </table:table-cell>
          <table:table-cell table:style-name="ce44" table:formula="of:=RIGHT([.C207];LEN([.C207])-30)" office:value-type="string" office:string-value="LE GRAND COIN" calcext:value-type="string">
            <text:p>LE GRAND COIN</text:p>
          </table:table-cell>
          <table:table-cell table:formula="of:=VALUE([.H207])" office:value-type="float" office:value="2729" calcext:value-type="float">
            <text:p>2729</text:p>
          </table:table-cell>
          <table:table-cell table:formula="of:=VALUE([.J207])" office:value-type="float" office:value="328" calcext:value-type="float">
            <text:p>328</text:p>
          </table:table-cell>
          <table:table-cell table:style-name="ce2" table:formula="of:=[.O207]+[.P207]" office:value-type="float" office:value="3057" calcext:value-type="float">
            <text:p>3057</text:p>
          </table:table-cell>
          <table:table-cell office:value-type="string" calcext:value-type="string">
            <text:p>Automne 2017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2" table:formula="of:=[.O208]+[.P208]" office:value-type="float" office:value="3055" calcext:value-type="float">
            <text:p>3055</text:p>
          </table:table-cell>
          <table:table-cell table:style-name="ce5" office:value-type="string" calcext:value-type="string">
            <text:p><text:s/>7:18:38 44:08:51 2999 <text:s text:c="3"/>56 <text:s/>Cime Guilié</text:p>
          </table:table-cell>
          <table:table-cell table:formula="of:=LEFT([.C208];17)" office:value-type="string" office:string-value=" 7:18:38 44:08:51" calcext:value-type="string">
            <text:p><text:s/>7:18:38 44:08:51</text:p>
          </table:table-cell>
          <table:table-cell table:style-name="ce40" table:formula="of:=RIGHT([.D208];8)" office:value-type="string" office:string-value="44:08:51" calcext:value-type="string">
            <text:p>44:08:51</text:p>
          </table:table-cell>
          <table:table-cell table:style-name="ce40" table:formula="of:=LEFT([.C208];8)" office:value-type="string" office:string-value=" 7:18:38" calcext:value-type="string">
            <text:p><text:s/>7:18:38</text:p>
          </table:table-cell>
          <table:table-cell table:formula="of:=LEFT([.C208];22)" office:value-type="string" office:string-value=" 7:18:38 44:08:51 2999" calcext:value-type="string">
            <text:p><text:s/>7:18:38 44:08:51 2999</text:p>
          </table:table-cell>
          <table:table-cell table:style-name="ce40" table:formula="of:=RIGHT([.G208];4)" office:value-type="string" office:string-value="2999" calcext:value-type="string">
            <text:p>2999</text:p>
          </table:table-cell>
          <table:table-cell table:formula="of:=LEFT([.C208];28)" office:value-type="string" office:string-value=" 7:18:38 44:08:51 2999    56" calcext:value-type="string">
            <text:p><text:s/>7:18:38 44:08:51 2999 <text:s text:c="3"/>56</text:p>
          </table:table-cell>
          <table:table-cell table:style-name="ce40" table:formula="of:=RIGHT([.I208];4)" office:value-type="string" office:string-value="  56" calcext:value-type="string">
            <text:p><text:s text:c="2"/>56</text:p>
          </table:table-cell>
          <table:table-cell table:style-name="ce43" table:formula="of:=[.J208]/[.H208]*100" office:value-type="float" office:value="1.86728909636546" calcext:value-type="float">
            <text:p>1,9</text:p>
          </table:table-cell>
          <table:table-cell table:style-name="ce104"/>
          <table:table-cell table:style-name="ce43"/>
          <table:table-cell table:style-name="ce44" table:formula="of:=RIGHT([.C208];LEN([.C208])-30)" office:value-type="string" office:string-value="Cime Guilié" calcext:value-type="string">
            <text:p>Cime Guilié</text:p>
          </table:table-cell>
          <table:table-cell table:formula="of:=VALUE([.H208])" office:value-type="float" office:value="2999" calcext:value-type="float">
            <text:p>2999</text:p>
          </table:table-cell>
          <table:table-cell table:formula="of:=VALUE([.J208])" office:value-type="float" office:value="56" calcext:value-type="float">
            <text:p>56</text:p>
          </table:table-cell>
          <table:table-cell table:style-name="ce2" table:formula="of:=[.O208]+[.P208]" office:value-type="float" office:value="3055" calcext:value-type="float">
            <text:p>305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urent</text:p>
          </table:table-cell>
          <table:table-cell table:number-columns-repeated="1005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2" table:formula="of:=[.O209]+[.P209]" office:value-type="float" office:value="3054" calcext:value-type="float">
            <text:p>3054</text:p>
          </table:table-cell>
          <table:table-cell table:style-name="ce35" office:value-type="string" calcext:value-type="string">
            <text:p><text:s/>7:19:05 44:08:35 2984 <text:s text:c="3"/>70 <text:s/>Tête de la Ruine</text:p>
          </table:table-cell>
          <table:table-cell table:formula="of:=LEFT([.C209];17)" office:value-type="string" office:string-value=" 7:19:05 44:08:35" calcext:value-type="string">
            <text:p><text:s/>7:19:05 44:08:35</text:p>
          </table:table-cell>
          <table:table-cell table:style-name="ce40" table:formula="of:=RIGHT([.D209];8)" office:value-type="string" office:string-value="44:08:35" calcext:value-type="string">
            <text:p>44:08:35</text:p>
          </table:table-cell>
          <table:table-cell table:style-name="ce40" table:formula="of:=LEFT([.C209];8)" office:value-type="string" office:string-value=" 7:19:05" calcext:value-type="string">
            <text:p><text:s/>7:19:05</text:p>
          </table:table-cell>
          <table:table-cell table:formula="of:=LEFT([.C209];22)" office:value-type="string" office:string-value=" 7:19:05 44:08:35 2984" calcext:value-type="string">
            <text:p><text:s/>7:19:05 44:08:35 2984</text:p>
          </table:table-cell>
          <table:table-cell table:style-name="ce40" table:formula="of:=RIGHT([.G209];4)" office:value-type="string" office:string-value="2984" calcext:value-type="string">
            <text:p>2984</text:p>
          </table:table-cell>
          <table:table-cell table:formula="of:=LEFT([.C209];28)" office:value-type="string" office:string-value=" 7:19:05 44:08:35 2984    70" calcext:value-type="string">
            <text:p><text:s/>7:19:05 44:08:35 2984 <text:s text:c="3"/>70</text:p>
          </table:table-cell>
          <table:table-cell table:style-name="ce40" table:formula="of:=RIGHT([.I209];4)" office:value-type="string" office:string-value="  70" calcext:value-type="string">
            <text:p><text:s text:c="2"/>70</text:p>
          </table:table-cell>
          <table:table-cell table:style-name="ce43" table:formula="of:=[.J209]/[.H209]*100" office:value-type="float" office:value="2.34584450402145" calcext:value-type="float">
            <text:p>2,3</text:p>
          </table:table-cell>
          <table:table-cell table:style-name="ce104"/>
          <table:table-cell table:style-name="ce43"/>
          <table:table-cell table:style-name="ce44" table:formula="of:=RIGHT([.C209];LEN([.C209])-30)" office:value-type="string" office:string-value="Tête de la Ruine" calcext:value-type="string">
            <text:p>Tête de la Ruine</text:p>
          </table:table-cell>
          <table:table-cell table:formula="of:=VALUE([.H209])" office:value-type="float" office:value="2984" calcext:value-type="float">
            <text:p>2984</text:p>
          </table:table-cell>
          <table:table-cell table:formula="of:=VALUE([.J209])" office:value-type="float" office:value="70" calcext:value-type="float">
            <text:p>70</text:p>
          </table:table-cell>
          <table:table-cell table:style-name="ce2" table:formula="of:=[.O209]+[.P209]" office:value-type="float" office:value="3054" calcext:value-type="float">
            <text:p>305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urent</text:p>
          </table:table-cell>
          <table:table-cell table:number-columns-repeated="1005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2" table:formula="of:=[.O210]+[.P210]" office:value-type="float" office:value="3051" calcext:value-type="float">
            <text:p>3051</text:p>
          </table:table-cell>
          <table:table-cell table:style-name="ce5" office:value-type="string" calcext:value-type="string">
            <text:p><text:s/>6:47:32 44:16:18 2856 <text:s text:c="2"/>195 <text:s/>Tête de Sanguinière</text:p>
          </table:table-cell>
          <table:table-cell table:formula="of:=LEFT([.C210];17)" office:value-type="string" office:string-value=" 6:47:32 44:16:18" calcext:value-type="string">
            <text:p><text:s/>6:47:32 44:16:18</text:p>
          </table:table-cell>
          <table:table-cell table:style-name="ce40" table:formula="of:=RIGHT([.D210];8)" office:value-type="string" office:string-value="44:16:18" calcext:value-type="string">
            <text:p>44:16:18</text:p>
          </table:table-cell>
          <table:table-cell table:style-name="ce40" table:formula="of:=LEFT([.C210];8)" office:value-type="string" office:string-value=" 6:47:32" calcext:value-type="string">
            <text:p><text:s/>6:47:32</text:p>
          </table:table-cell>
          <table:table-cell table:formula="of:=LEFT([.C210];22)" office:value-type="string" office:string-value=" 6:47:32 44:16:18 2856" calcext:value-type="string">
            <text:p><text:s/>6:47:32 44:16:18 2856</text:p>
          </table:table-cell>
          <table:table-cell table:style-name="ce40" table:formula="of:=RIGHT([.G210];4)" office:value-type="string" office:string-value="2856" calcext:value-type="string">
            <text:p>2856</text:p>
          </table:table-cell>
          <table:table-cell table:formula="of:=LEFT([.C210];28)" office:value-type="string" office:string-value=" 6:47:32 44:16:18 2856   195" calcext:value-type="string">
            <text:p><text:s/>6:47:32 44:16:18 2856 <text:s text:c="2"/>195</text:p>
          </table:table-cell>
          <table:table-cell table:style-name="ce40" table:formula="of:=RIGHT([.I210];4)" office:value-type="string" office:string-value=" 195" calcext:value-type="string">
            <text:p><text:s/>195</text:p>
          </table:table-cell>
          <table:table-cell table:style-name="ce43" table:formula="of:=[.J210]/[.H210]*100" office:value-type="float" office:value="6.82773109243697" calcext:value-type="float">
            <text:p>6,8</text:p>
          </table:table-cell>
          <table:table-cell table:style-name="ce104"/>
          <table:table-cell table:style-name="ce43" office:value-type="float" office:value="2.6" calcext:value-type="float">
            <text:p>2,6</text:p>
          </table:table-cell>
          <table:table-cell table:style-name="ce44" table:formula="of:=RIGHT([.C210];LEN([.C210])-30)" office:value-type="string" office:string-value="Tête de Sanguinière" calcext:value-type="string">
            <text:p>Tête de Sanguinière</text:p>
          </table:table-cell>
          <table:table-cell table:formula="of:=VALUE([.H210])" office:value-type="float" office:value="2856" calcext:value-type="float">
            <text:p>2856</text:p>
          </table:table-cell>
          <table:table-cell table:formula="of:=VALUE([.J210])" office:value-type="float" office:value="195" calcext:value-type="float">
            <text:p>195</text:p>
          </table:table-cell>
          <table:table-cell table:style-name="ce2" table:formula="of:=[.O210]+[.P210]" office:value-type="float" office:value="3051" calcext:value-type="float">
            <text:p>305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2" table:formula="of:=[.O211]+[.P211]" office:value-type="float" office:value="3050" calcext:value-type="float">
            <text:p>3050</text:p>
          </table:table-cell>
          <table:table-cell table:style-name="ce5" office:value-type="string" calcext:value-type="string">
            <text:p><text:s/>6:39:57 44:20:18 2682 <text:s text:c="2"/>368 <text:s/>LE CHAPEAU DE GENDARME</text:p>
          </table:table-cell>
          <table:table-cell table:formula="of:=LEFT([.C211];17)" office:value-type="string" office:string-value=" 6:39:57 44:20:18" calcext:value-type="string">
            <text:p><text:s/>6:39:57 44:20:18</text:p>
          </table:table-cell>
          <table:table-cell table:style-name="ce40" table:formula="of:=RIGHT([.D211];8)" office:value-type="string" office:string-value="44:20:18" calcext:value-type="string">
            <text:p>44:20:18</text:p>
          </table:table-cell>
          <table:table-cell table:style-name="ce40" table:formula="of:=LEFT([.C211];8)" office:value-type="string" office:string-value=" 6:39:57" calcext:value-type="string">
            <text:p><text:s/>6:39:57</text:p>
          </table:table-cell>
          <table:table-cell table:formula="of:=LEFT([.C211];22)" office:value-type="string" office:string-value=" 6:39:57 44:20:18 2682" calcext:value-type="string">
            <text:p><text:s/>6:39:57 44:20:18 2682</text:p>
          </table:table-cell>
          <table:table-cell table:style-name="ce40" table:formula="of:=RIGHT([.G211];4)" office:value-type="string" office:string-value="2682" calcext:value-type="string">
            <text:p>2682</text:p>
          </table:table-cell>
          <table:table-cell table:formula="of:=LEFT([.C211];28)" office:value-type="string" office:string-value=" 6:39:57 44:20:18 2682   368" calcext:value-type="string">
            <text:p><text:s/>6:39:57 44:20:18 2682 <text:s text:c="2"/>368</text:p>
          </table:table-cell>
          <table:table-cell table:style-name="ce40" table:formula="of:=RIGHT([.I211];4)" office:value-type="string" office:string-value=" 368" calcext:value-type="string">
            <text:p><text:s/>368</text:p>
          </table:table-cell>
          <table:table-cell table:style-name="ce43" table:formula="of:=[.J211]/[.H211]*100" office:value-type="float" office:value="13.7211036539896" calcext:value-type="float">
            <text:p>13,7</text:p>
          </table:table-cell>
          <table:table-cell table:style-name="ce104"/>
          <table:table-cell table:style-name="ce43" office:value-type="float" office:value="4.8" calcext:value-type="float">
            <text:p>4,8</text:p>
          </table:table-cell>
          <table:table-cell table:style-name="ce44" table:formula="of:=RIGHT([.C211];LEN([.C211])-30)" office:value-type="string" office:string-value="LE CHAPEAU DE GENDARME" calcext:value-type="string">
            <text:p>LE CHAPEAU DE GENDARME</text:p>
          </table:table-cell>
          <table:table-cell table:formula="of:=VALUE([.H211])" office:value-type="float" office:value="2682" calcext:value-type="float">
            <text:p>2682</text:p>
          </table:table-cell>
          <table:table-cell table:formula="of:=VALUE([.J211])" office:value-type="float" office:value="368" calcext:value-type="float">
            <text:p>368</text:p>
          </table:table-cell>
          <table:table-cell table:style-name="ce2" table:formula="of:=[.O211]+[.P211]" office:value-type="float" office:value="3050" calcext:value-type="float">
            <text:p>3050</text:p>
          </table:table-cell>
          <table:table-cell office:value-type="string" calcext:value-type="string">
            <text:p>Printemps 2004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2" table:formula="of:=[.O212]+[.P212]" office:value-type="float" office:value="3046" calcext:value-type="float">
            <text:p>3046</text:p>
          </table:table-cell>
          <table:table-cell table:style-name="ce5" office:value-type="string" calcext:value-type="string">
            <text:p><text:s/>6:51:03 45:20:22 2909 <text:s text:c="2"/>137 <text:s/>Pointe de Lanserlia</text:p>
          </table:table-cell>
          <table:table-cell table:formula="of:=LEFT([.C212];17)" office:value-type="string" office:string-value=" 6:51:03 45:20:22" calcext:value-type="string">
            <text:p><text:s/>6:51:03 45:20:22</text:p>
          </table:table-cell>
          <table:table-cell table:style-name="ce40" table:formula="of:=RIGHT([.D212];8)" office:value-type="string" office:string-value="45:20:22" calcext:value-type="string">
            <text:p>45:20:22</text:p>
          </table:table-cell>
          <table:table-cell table:style-name="ce40" table:formula="of:=LEFT([.C212];8)" office:value-type="string" office:string-value=" 6:51:03" calcext:value-type="string">
            <text:p><text:s/>6:51:03</text:p>
          </table:table-cell>
          <table:table-cell table:formula="of:=LEFT([.C212];22)" office:value-type="string" office:string-value=" 6:51:03 45:20:22 2909" calcext:value-type="string">
            <text:p><text:s/>6:51:03 45:20:22 2909</text:p>
          </table:table-cell>
          <table:table-cell table:style-name="ce40" table:formula="of:=RIGHT([.G212];4)" office:value-type="string" office:string-value="2909" calcext:value-type="string">
            <text:p>2909</text:p>
          </table:table-cell>
          <table:table-cell table:formula="of:=LEFT([.C212];28)" office:value-type="string" office:string-value=" 6:51:03 45:20:22 2909   137" calcext:value-type="string">
            <text:p><text:s/>6:51:03 45:20:22 2909 <text:s text:c="2"/>137</text:p>
          </table:table-cell>
          <table:table-cell table:style-name="ce40" table:formula="of:=RIGHT([.I212];4)" office:value-type="string" office:string-value=" 137" calcext:value-type="string">
            <text:p><text:s/>137</text:p>
          </table:table-cell>
          <table:table-cell table:style-name="ce43" table:formula="of:=[.J212]/[.H212]*100" office:value-type="float" office:value="4.70952217256789" calcext:value-type="float">
            <text:p>4,7</text:p>
          </table:table-cell>
          <table:table-cell table:style-name="ce104"/>
          <table:table-cell table:style-name="ce43"/>
          <table:table-cell table:style-name="ce44" table:formula="of:=RIGHT([.C212];LEN([.C212])-30)" office:value-type="string" office:string-value="Pointe de Lanserlia" calcext:value-type="string">
            <text:p>Pointe de Lanserlia</text:p>
          </table:table-cell>
          <table:table-cell table:formula="of:=VALUE([.H212])" office:value-type="float" office:value="2909" calcext:value-type="float">
            <text:p>2909</text:p>
          </table:table-cell>
          <table:table-cell table:formula="of:=VALUE([.J212])" office:value-type="float" office:value="137" calcext:value-type="float">
            <text:p>137</text:p>
          </table:table-cell>
          <table:table-cell table:style-name="ce2" table:formula="of:=[.O212]+[.P212]" office:value-type="float" office:value="3046" calcext:value-type="float">
            <text:p>304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4" table:formula="of:=[.O213]+[.P213]" office:value-type="float" office:value="3044" calcext:value-type="float">
            <text:p>3044</text:p>
          </table:table-cell>
          <table:table-cell table:style-name="ce21" office:value-type="string" calcext:value-type="string">
            <text:p><text:s/>6:43:19 44:49:00 2732 <text:s text:c="2"/>312 <text:s/>CLOT LA CIME</text:p>
          </table:table-cell>
          <table:table-cell table:style-name="ce39" table:formula="of:=LEFT([.C213];17)" office:value-type="string" office:string-value=" 6:43:19 44:49:00" calcext:value-type="string">
            <text:p><text:s/>6:43:19 44:49:00</text:p>
          </table:table-cell>
          <table:table-cell table:style-name="ce42" table:formula="of:=RIGHT([.D213];8)" office:value-type="string" office:string-value="44:49:00" calcext:value-type="string">
            <text:p>44:49:00</text:p>
          </table:table-cell>
          <table:table-cell table:style-name="ce42" table:formula="of:=LEFT([.C213];8)" office:value-type="string" office:string-value=" 6:43:19" calcext:value-type="string">
            <text:p><text:s/>6:43:19</text:p>
          </table:table-cell>
          <table:table-cell table:style-name="ce39" table:formula="of:=LEFT([.C213];22)" office:value-type="string" office:string-value=" 6:43:19 44:49:00 2732" calcext:value-type="string">
            <text:p><text:s/>6:43:19 44:49:00 2732</text:p>
          </table:table-cell>
          <table:table-cell table:style-name="ce42" table:formula="of:=RIGHT([.G213];4)" office:value-type="string" office:string-value="2732" calcext:value-type="string">
            <text:p>2732</text:p>
          </table:table-cell>
          <table:table-cell table:style-name="ce39" table:formula="of:=LEFT([.C213];28)" office:value-type="string" office:string-value=" 6:43:19 44:49:00 2732   312" calcext:value-type="string">
            <text:p><text:s/>6:43:19 44:49:00 2732 <text:s text:c="2"/>312</text:p>
          </table:table-cell>
          <table:table-cell table:style-name="ce42" table:formula="of:=RIGHT([.I213];4)" office:value-type="string" office:string-value=" 312" calcext:value-type="string">
            <text:p><text:s/>312</text:p>
          </table:table-cell>
          <table:table-cell table:style-name="ce43" table:formula="of:=[.J213]/[.H213]*100" office:value-type="float" office:value="11.4202049780381" calcext:value-type="float">
            <text:p>11,4</text:p>
          </table:table-cell>
          <table:table-cell table:style-name="ce104"/>
          <table:table-cell table:style-name="ce43" office:value-type="float" office:value="1.5" calcext:value-type="float">
            <text:p>1,5</text:p>
          </table:table-cell>
          <table:table-cell table:style-name="ce47" table:formula="of:=RIGHT([.C213];LEN([.C213])-30)" office:value-type="string" office:string-value="CLOT LA CIME" calcext:value-type="string">
            <text:p>CLOT LA CIME</text:p>
          </table:table-cell>
          <table:table-cell table:style-name="ce39" table:formula="of:=VALUE([.H213])" office:value-type="float" office:value="2732" calcext:value-type="float">
            <text:p>2732</text:p>
          </table:table-cell>
          <table:table-cell table:style-name="ce39" table:formula="of:=VALUE([.J213])" office:value-type="float" office:value="312" calcext:value-type="float">
            <text:p>312</text:p>
          </table:table-cell>
          <table:table-cell table:style-name="ce4" table:formula="of:=[.O213]+[.P213]" office:value-type="float" office:value="3044" calcext:value-type="float">
            <text:p>3044</text:p>
          </table:table-cell>
          <table:table-cell table:style-name="ce42" office:value-type="float" office:value="2018" calcext:value-type="float">
            <text:p>2018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2" table:formula="of:=[.O214]+[.P214]" office:value-type="float" office:value="3041" calcext:value-type="float">
            <text:p>3041</text:p>
          </table:table-cell>
          <table:table-cell table:style-name="ce5" office:value-type="string" calcext:value-type="string">
            <text:p><text:s/>1:00:48 42:32:22 2878 <text:s text:c="2"/>163 <text:s/>Pic de Monestero</text:p>
          </table:table-cell>
          <table:table-cell table:formula="of:=LEFT([.C214];17)" office:value-type="string" office:string-value=" 1:00:48 42:32:22" calcext:value-type="string">
            <text:p><text:s/>1:00:48 42:32:22</text:p>
          </table:table-cell>
          <table:table-cell table:style-name="ce40" table:formula="of:=RIGHT([.D214];8)" office:value-type="string" office:string-value="42:32:22" calcext:value-type="string">
            <text:p>42:32:22</text:p>
          </table:table-cell>
          <table:table-cell table:style-name="ce40" table:formula="of:=LEFT([.C214];8)" office:value-type="string" office:string-value=" 1:00:48" calcext:value-type="string">
            <text:p><text:s/>1:00:48</text:p>
          </table:table-cell>
          <table:table-cell table:formula="of:=LEFT([.C214];22)" office:value-type="string" office:string-value=" 1:00:48 42:32:22 2878" calcext:value-type="string">
            <text:p><text:s/>1:00:48 42:32:22 2878</text:p>
          </table:table-cell>
          <table:table-cell table:style-name="ce40" table:formula="of:=RIGHT([.G214];4)" office:value-type="string" office:string-value="2878" calcext:value-type="string">
            <text:p>2878</text:p>
          </table:table-cell>
          <table:table-cell table:formula="of:=LEFT([.C214];28)" office:value-type="string" office:string-value=" 1:00:48 42:32:22 2878   163" calcext:value-type="string">
            <text:p><text:s/>1:00:48 42:32:22 2878 <text:s text:c="2"/>163</text:p>
          </table:table-cell>
          <table:table-cell table:style-name="ce40" table:formula="of:=RIGHT([.I214];4)" office:value-type="string" office:string-value=" 163" calcext:value-type="string">
            <text:p><text:s/>163</text:p>
          </table:table-cell>
          <table:table-cell table:style-name="ce43" table:formula="of:=[.J214]/[.H214]*100" office:value-type="float" office:value="5.6636553161918" calcext:value-type="float">
            <text:p>5,7</text:p>
          </table:table-cell>
          <table:table-cell table:style-name="ce104"/>
          <table:table-cell table:style-name="ce43" office:value-type="float" office:value="0.9" calcext:value-type="float">
            <text:p>0,9</text:p>
          </table:table-cell>
          <table:table-cell table:style-name="ce44" table:formula="of:=RIGHT([.C214];LEN([.C214])-30)" office:value-type="string" office:string-value="Pic de Monestero" calcext:value-type="string">
            <text:p>Pic de Monestero</text:p>
          </table:table-cell>
          <table:table-cell table:formula="of:=VALUE([.H214])" office:value-type="float" office:value="2878" calcext:value-type="float">
            <text:p>2878</text:p>
          </table:table-cell>
          <table:table-cell table:formula="of:=VALUE([.J214])" office:value-type="float" office:value="163" calcext:value-type="float">
            <text:p>163</text:p>
          </table:table-cell>
          <table:table-cell table:style-name="ce2" table:formula="of:=[.O214]+[.P214]" office:value-type="float" office:value="3041" calcext:value-type="float">
            <text:p>304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2" table:formula="of:=[.O215]+[.P215]" office:value-type="float" office:value="3040" calcext:value-type="float">
            <text:p>3040</text:p>
          </table:table-cell>
          <table:table-cell table:style-name="ce11" office:value-type="string" calcext:value-type="string">
            <text:p><text:s/>6:32:55 45:06:06 2950 <text:s text:c="3"/>90 <text:s/>Roche du Chardonnet</text:p>
          </table:table-cell>
          <table:table-cell table:formula="of:=LEFT([.C215];17)" office:value-type="string" office:string-value=" 6:32:55 45:06:06" calcext:value-type="string">
            <text:p><text:s/>6:32:55 45:06:06</text:p>
          </table:table-cell>
          <table:table-cell table:style-name="ce40" table:formula="of:=RIGHT([.D215];8)" office:value-type="string" office:string-value="45:06:06" calcext:value-type="string">
            <text:p>45:06:06</text:p>
          </table:table-cell>
          <table:table-cell table:style-name="ce40" table:formula="of:=LEFT([.C215];8)" office:value-type="string" office:string-value=" 6:32:55" calcext:value-type="string">
            <text:p><text:s/>6:32:55</text:p>
          </table:table-cell>
          <table:table-cell table:formula="of:=LEFT([.C215];22)" office:value-type="string" office:string-value=" 6:32:55 45:06:06 2950" calcext:value-type="string">
            <text:p><text:s/>6:32:55 45:06:06 2950</text:p>
          </table:table-cell>
          <table:table-cell table:style-name="ce40" table:formula="of:=RIGHT([.G215];4)" office:value-type="string" office:string-value="2950" calcext:value-type="string">
            <text:p>2950</text:p>
          </table:table-cell>
          <table:table-cell table:formula="of:=LEFT([.C215];28)" office:value-type="string" office:string-value=" 6:32:55 45:06:06 2950    90" calcext:value-type="string">
            <text:p><text:s/>6:32:55 45:06:06 2950 <text:s text:c="3"/>90</text:p>
          </table:table-cell>
          <table:table-cell table:style-name="ce40" table:formula="of:=RIGHT([.I215];4)" office:value-type="string" office:string-value="  90" calcext:value-type="string">
            <text:p><text:s text:c="2"/>90</text:p>
          </table:table-cell>
          <table:table-cell table:style-name="ce43" table:formula="of:=[.J215]/[.H215]*100" office:value-type="float" office:value="3.05084745762712" calcext:value-type="float">
            <text:p>3,1</text:p>
          </table:table-cell>
          <table:table-cell table:style-name="ce104"/>
          <table:table-cell table:style-name="ce43"/>
          <table:table-cell table:style-name="ce44" table:formula="of:=RIGHT([.C215];LEN([.C215])-30)" office:value-type="string" office:string-value="Roche du Chardonnet" calcext:value-type="string">
            <text:p>Roche du Chardonnet</text:p>
          </table:table-cell>
          <table:table-cell table:formula="of:=VALUE([.H215])" office:value-type="float" office:value="2950" calcext:value-type="float">
            <text:p>2950</text:p>
          </table:table-cell>
          <table:table-cell table:formula="of:=VALUE([.J215])" office:value-type="float" office:value="90" calcext:value-type="float">
            <text:p>90</text:p>
          </table:table-cell>
          <table:table-cell table:style-name="ce2" table:formula="of:=[.O215]+[.P215]" office:value-type="float" office:value="3040" calcext:value-type="float">
            <text:p>304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2" table:formula="of:=[.O216]+[.P216]" office:value-type="float" office:value="3040" calcext:value-type="float">
            <text:p>3040</text:p>
          </table:table-cell>
          <table:table-cell table:style-name="ce5" office:value-type="string" calcext:value-type="string">
            <text:p><text:s/>6:21:12 44:46:23 2985 <text:s text:c="3"/>55 <text:s/>Pic de la Cavale</text:p>
          </table:table-cell>
          <table:table-cell table:formula="of:=LEFT([.C216];17)" office:value-type="string" office:string-value=" 6:21:12 44:46:23" calcext:value-type="string">
            <text:p><text:s/>6:21:12 44:46:23</text:p>
          </table:table-cell>
          <table:table-cell table:style-name="ce40" table:formula="of:=RIGHT([.D216];8)" office:value-type="string" office:string-value="44:46:23" calcext:value-type="string">
            <text:p>44:46:23</text:p>
          </table:table-cell>
          <table:table-cell table:style-name="ce40" table:formula="of:=LEFT([.C216];8)" office:value-type="string" office:string-value=" 6:21:12" calcext:value-type="string">
            <text:p><text:s/>6:21:12</text:p>
          </table:table-cell>
          <table:table-cell table:formula="of:=LEFT([.C216];22)" office:value-type="string" office:string-value=" 6:21:12 44:46:23 2985" calcext:value-type="string">
            <text:p><text:s/>6:21:12 44:46:23 2985</text:p>
          </table:table-cell>
          <table:table-cell table:style-name="ce40" table:formula="of:=RIGHT([.G216];4)" office:value-type="string" office:string-value="2985" calcext:value-type="string">
            <text:p>2985</text:p>
          </table:table-cell>
          <table:table-cell table:formula="of:=LEFT([.C216];28)" office:value-type="string" office:string-value=" 6:21:12 44:46:23 2985    55" calcext:value-type="string">
            <text:p><text:s/>6:21:12 44:46:23 2985 <text:s text:c="3"/>55</text:p>
          </table:table-cell>
          <table:table-cell table:style-name="ce40" table:formula="of:=RIGHT([.I216];4)" office:value-type="string" office:string-value="  55" calcext:value-type="string">
            <text:p><text:s text:c="2"/>55</text:p>
          </table:table-cell>
          <table:table-cell table:style-name="ce43" table:formula="of:=[.J216]/[.H216]*100" office:value-type="float" office:value="1.84254606365159" calcext:value-type="float">
            <text:p>1,8</text:p>
          </table:table-cell>
          <table:table-cell table:style-name="ce104"/>
          <table:table-cell table:style-name="ce43"/>
          <table:table-cell table:style-name="ce51" table:formula="of:=RIGHT([.C216];LEN([.C216])-30)" office:value-type="string" office:string-value="Pic de la Cavale" calcext:value-type="string">
            <text:p>Pic de la Cavale</text:p>
          </table:table-cell>
          <table:table-cell table:formula="of:=VALUE([.H216])" office:value-type="float" office:value="2985" calcext:value-type="float">
            <text:p>2985</text:p>
          </table:table-cell>
          <table:table-cell table:formula="of:=VALUE([.J216])" office:value-type="float" office:value="55" calcext:value-type="float">
            <text:p>55</text:p>
          </table:table-cell>
          <table:table-cell table:style-name="ce2" table:formula="of:=[.O216]+[.P216]" office:value-type="float" office:value="3040" calcext:value-type="float">
            <text:p>304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2" table:formula="of:=[.O217]+[.P217]" office:value-type="float" office:value="3035" calcext:value-type="float">
            <text:p>3035</text:p>
          </table:table-cell>
          <table:table-cell table:style-name="ce5" office:value-type="string" calcext:value-type="string">
            <text:p><text:s/>6:49:41 44:12:25 2818 <text:s text:c="2"/>217 <text:s/>CIME DE PAL</text:p>
          </table:table-cell>
          <table:table-cell table:formula="of:=LEFT([.C217];17)" office:value-type="string" office:string-value=" 6:49:41 44:12:25" calcext:value-type="string">
            <text:p><text:s/>6:49:41 44:12:25</text:p>
          </table:table-cell>
          <table:table-cell table:style-name="ce40" table:formula="of:=RIGHT([.D217];8)" office:value-type="string" office:string-value="44:12:25" calcext:value-type="string">
            <text:p>44:12:25</text:p>
          </table:table-cell>
          <table:table-cell table:style-name="ce40" table:formula="of:=LEFT([.C217];8)" office:value-type="string" office:string-value=" 6:49:41" calcext:value-type="string">
            <text:p><text:s/>6:49:41</text:p>
          </table:table-cell>
          <table:table-cell table:formula="of:=LEFT([.C217];22)" office:value-type="string" office:string-value=" 6:49:41 44:12:25 2818" calcext:value-type="string">
            <text:p><text:s/>6:49:41 44:12:25 2818</text:p>
          </table:table-cell>
          <table:table-cell table:style-name="ce40" table:formula="of:=RIGHT([.G217];4)" office:value-type="string" office:string-value="2818" calcext:value-type="string">
            <text:p>2818</text:p>
          </table:table-cell>
          <table:table-cell table:formula="of:=LEFT([.C217];28)" office:value-type="string" office:string-value=" 6:49:41 44:12:25 2818   217" calcext:value-type="string">
            <text:p><text:s/>6:49:41 44:12:25 2818 <text:s text:c="2"/>217</text:p>
          </table:table-cell>
          <table:table-cell table:style-name="ce40" table:formula="of:=RIGHT([.I217];4)" office:value-type="string" office:string-value=" 217" calcext:value-type="string">
            <text:p><text:s/>217</text:p>
          </table:table-cell>
          <table:table-cell table:style-name="ce43" table:formula="of:=[.J217]/[.H217]*100" office:value-type="float" office:value="7.70049680624557" calcext:value-type="float">
            <text:p>7,7</text:p>
          </table:table-cell>
          <table:table-cell table:style-name="ce104"/>
          <table:table-cell table:style-name="ce43" office:value-type="float" office:value="1.9" calcext:value-type="float">
            <text:p>1,9</text:p>
          </table:table-cell>
          <table:table-cell table:style-name="ce44" table:formula="of:=RIGHT([.C217];LEN([.C217])-30)" office:value-type="string" office:string-value="CIME DE PAL" calcext:value-type="string">
            <text:p>CIME DE PAL</text:p>
          </table:table-cell>
          <table:table-cell table:formula="of:=VALUE([.H217])" office:value-type="float" office:value="2818" calcext:value-type="float">
            <text:p>2818</text:p>
          </table:table-cell>
          <table:table-cell table:formula="of:=VALUE([.J217])" office:value-type="float" office:value="217" calcext:value-type="float">
            <text:p>217</text:p>
          </table:table-cell>
          <table:table-cell table:style-name="ce2" table:formula="of:=[.O217]+[.P217]" office:value-type="float" office:value="3035" calcext:value-type="float">
            <text:p>3035</text:p>
          </table:table-cell>
          <table:table-cell office:value-type="string" calcext:value-type="string">
            <text:p>Automne 2002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2" table:formula="of:=[.O218]+[.P218]" office:value-type="float" office:value="3031" calcext:value-type="float">
            <text:p>3031</text:p>
          </table:table-cell>
          <table:table-cell table:style-name="ce9" office:value-type="string" calcext:value-type="string">
            <text:p><text:s/>6:29:58 45:41:03 2460 <text:s text:c="2"/>571 <text:s/>MONT MIRANTIN</text:p>
          </table:table-cell>
          <table:table-cell table:formula="of:=LEFT([.C218];17)" office:value-type="string" office:string-value=" 6:29:58 45:41:03" calcext:value-type="string">
            <text:p><text:s/>6:29:58 45:41:03</text:p>
          </table:table-cell>
          <table:table-cell table:style-name="ce40" table:formula="of:=RIGHT([.D218];8)" office:value-type="string" office:string-value="45:41:03" calcext:value-type="string">
            <text:p>45:41:03</text:p>
          </table:table-cell>
          <table:table-cell table:style-name="ce40" table:formula="of:=LEFT([.C218];8)" office:value-type="string" office:string-value=" 6:29:58" calcext:value-type="string">
            <text:p><text:s/>6:29:58</text:p>
          </table:table-cell>
          <table:table-cell table:formula="of:=LEFT([.C218];22)" office:value-type="string" office:string-value=" 6:29:58 45:41:03 2460" calcext:value-type="string">
            <text:p><text:s/>6:29:58 45:41:03 2460</text:p>
          </table:table-cell>
          <table:table-cell table:style-name="ce40" table:formula="of:=RIGHT([.G218];4)" office:value-type="string" office:string-value="2460" calcext:value-type="string">
            <text:p>2460</text:p>
          </table:table-cell>
          <table:table-cell table:formula="of:=LEFT([.C218];28)" office:value-type="string" office:string-value=" 6:29:58 45:41:03 2460   571" calcext:value-type="string">
            <text:p><text:s/>6:29:58 45:41:03 2460 <text:s text:c="2"/>571</text:p>
          </table:table-cell>
          <table:table-cell table:style-name="ce40" table:formula="of:=RIGHT([.I218];4)" office:value-type="string" office:string-value=" 571" calcext:value-type="string">
            <text:p><text:s/>571</text:p>
          </table:table-cell>
          <table:table-cell table:style-name="ce43" table:formula="of:=[.J218]/[.H218]*100" office:value-type="float" office:value="23.2113821138211" calcext:value-type="float">
            <text:p>23,2</text:p>
          </table:table-cell>
          <table:table-cell table:style-name="ce104"/>
          <table:table-cell table:style-name="ce43" office:value-type="float" office:value="5.8" calcext:value-type="float">
            <text:p>5,8</text:p>
          </table:table-cell>
          <table:table-cell table:style-name="ce44" table:formula="of:=RIGHT([.C218];LEN([.C218])-30)" office:value-type="string" office:string-value="MONT MIRANTIN" calcext:value-type="string">
            <text:p>MONT MIRANTIN</text:p>
          </table:table-cell>
          <table:table-cell table:formula="of:=VALUE([.H218])" office:value-type="float" office:value="2460" calcext:value-type="float">
            <text:p>2460</text:p>
          </table:table-cell>
          <table:table-cell table:formula="of:=VALUE([.J218])" office:value-type="float" office:value="571" calcext:value-type="float">
            <text:p>571</text:p>
          </table:table-cell>
          <table:table-cell table:style-name="ce2" table:formula="of:=[.O218]+[.P218]" office:value-type="float" office:value="3031" calcext:value-type="float">
            <text:p>3031</text:p>
          </table:table-cell>
          <table:table-cell office:value-type="string" calcext:value-type="string">
            <text:p>Automne 2015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2" table:formula="of:=[.O219]+[.P219]" office:value-type="float" office:value="3031" calcext:value-type="float">
            <text:p>3031</text:p>
          </table:table-cell>
          <table:table-cell table:style-name="ce11" office:value-type="string" calcext:value-type="string">
            <text:p><text:span text:style-name="T5"> </text:span><text:span text:style-name="T6">6:30:04 45:40:03 2460   571  POINTE DE LA GRANDE JOURNEE</text:span></text:p>
          </table:table-cell>
          <table:table-cell table:formula="of:=LEFT([.C219];17)" office:value-type="string" office:string-value=" 6:30:04 45:40:03" calcext:value-type="string">
            <text:p><text:s/>6:30:04 45:40:03</text:p>
          </table:table-cell>
          <table:table-cell table:style-name="ce40" table:formula="of:=RIGHT([.D219];8)" office:value-type="string" office:string-value="45:40:03" calcext:value-type="string">
            <text:p>45:40:03</text:p>
          </table:table-cell>
          <table:table-cell table:style-name="ce40" table:formula="of:=LEFT([.C219];8)" office:value-type="string" office:string-value=" 6:30:04" calcext:value-type="string">
            <text:p><text:s/>6:30:04</text:p>
          </table:table-cell>
          <table:table-cell table:formula="of:=LEFT([.C219];22)" office:value-type="string" office:string-value=" 6:30:04 45:40:03 2460" calcext:value-type="string">
            <text:p><text:s/>6:30:04 45:40:03 2460</text:p>
          </table:table-cell>
          <table:table-cell table:style-name="ce40" table:formula="of:=RIGHT([.G219];4)" office:value-type="string" office:string-value="2460" calcext:value-type="string">
            <text:p>2460</text:p>
          </table:table-cell>
          <table:table-cell table:formula="of:=LEFT([.C219];28)" office:value-type="string" office:string-value=" 6:30:04 45:40:03 2460   571" calcext:value-type="string">
            <text:p><text:s/>6:30:04 45:40:03 2460 <text:s text:c="2"/>571</text:p>
          </table:table-cell>
          <table:table-cell table:style-name="ce40" table:formula="of:=RIGHT([.I219];4)" office:value-type="string" office:string-value=" 571" calcext:value-type="string">
            <text:p><text:s/>571</text:p>
          </table:table-cell>
          <table:table-cell table:style-name="ce43" table:formula="of:=[.J219]/[.H219]*100" office:value-type="float" office:value="23.2113821138211" calcext:value-type="float">
            <text:p>23,2</text:p>
          </table:table-cell>
          <table:table-cell table:style-name="ce104"/>
          <table:table-cell table:style-name="ce43" office:value-type="float" office:value="3.6" calcext:value-type="float">
            <text:p>3,6</text:p>
          </table:table-cell>
          <table:table-cell table:style-name="ce44" table:formula="of:=RIGHT([.C219];LEN([.C219])-30)" office:value-type="string" office:string-value="POINTE DE LA GRANDE JOURNEE" calcext:value-type="string">
            <text:p>POINTE DE LA GRANDE JOURNEE</text:p>
          </table:table-cell>
          <table:table-cell table:formula="of:=VALUE([.H219])" office:value-type="float" office:value="2460" calcext:value-type="float">
            <text:p>2460</text:p>
          </table:table-cell>
          <table:table-cell table:formula="of:=VALUE([.J219])" office:value-type="float" office:value="571" calcext:value-type="float">
            <text:p>571</text:p>
          </table:table-cell>
          <table:table-cell table:style-name="ce2" table:formula="of:=[.O219]+[.P219]" office:value-type="float" office:value="3031" calcext:value-type="float">
            <text:p>3031</text:p>
          </table:table-cell>
          <table:table-cell office:value-type="string" calcext:value-type="string">
            <text:p>Automne 2015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2" table:formula="of:=[.O220]+[.P220]" office:value-type="float" office:value="3028" calcext:value-type="float">
            <text:p>3028</text:p>
          </table:table-cell>
          <table:table-cell table:style-name="ce5" office:value-type="string" calcext:value-type="string">
            <text:p><text:s/>0:23:10 42:45:09 2803 <text:s text:c="2"/>225 <text:s/>Pic D'Arrouyette / Pic d’Estos</text:p>
          </table:table-cell>
          <table:table-cell table:formula="of:=LEFT([.C220];17)" office:value-type="string" office:string-value=" 0:23:10 42:45:09" calcext:value-type="string">
            <text:p><text:s/>0:23:10 42:45:09</text:p>
          </table:table-cell>
          <table:table-cell table:style-name="ce40" table:formula="of:=RIGHT([.D220];8)" office:value-type="string" office:string-value="42:45:09" calcext:value-type="string">
            <text:p>42:45:09</text:p>
          </table:table-cell>
          <table:table-cell table:style-name="ce40" table:formula="of:=LEFT([.C220];8)" office:value-type="string" office:string-value=" 0:23:10" calcext:value-type="string">
            <text:p><text:s/>0:23:10</text:p>
          </table:table-cell>
          <table:table-cell table:formula="of:=LEFT([.C220];22)" office:value-type="string" office:string-value=" 0:23:10 42:45:09 2803" calcext:value-type="string">
            <text:p><text:s/>0:23:10 42:45:09 2803</text:p>
          </table:table-cell>
          <table:table-cell table:style-name="ce40" table:formula="of:=RIGHT([.G220];4)" office:value-type="string" office:string-value="2803" calcext:value-type="string">
            <text:p>2803</text:p>
          </table:table-cell>
          <table:table-cell table:formula="of:=LEFT([.C220];28)" office:value-type="string" office:string-value=" 0:23:10 42:45:09 2803   225" calcext:value-type="string">
            <text:p><text:s/>0:23:10 42:45:09 2803 <text:s text:c="2"/>225</text:p>
          </table:table-cell>
          <table:table-cell table:style-name="ce40" table:formula="of:=RIGHT([.I220];4)" office:value-type="string" office:string-value=" 225" calcext:value-type="string">
            <text:p><text:s/>225</text:p>
          </table:table-cell>
          <table:table-cell table:style-name="ce43" table:formula="of:=[.J220]/[.H220]*100" office:value-type="float" office:value="8.02711380663575" calcext:value-type="float">
            <text:p>8,0</text:p>
          </table:table-cell>
          <table:table-cell table:style-name="ce104"/>
          <table:table-cell table:style-name="ce43" office:value-type="float" office:value="1.6" calcext:value-type="float">
            <text:p>1,6</text:p>
          </table:table-cell>
          <table:table-cell table:style-name="ce44" table:formula="of:=RIGHT([.C220];LEN([.C220])-30)" office:value-type="string" office:string-value="Pic D'Arrouyette / Pic d’Estos" calcext:value-type="string">
            <text:p>Pic D'Arrouyette / Pic d’Estos</text:p>
          </table:table-cell>
          <table:table-cell table:formula="of:=VALUE([.H220])" office:value-type="float" office:value="2803" calcext:value-type="float">
            <text:p>2803</text:p>
          </table:table-cell>
          <table:table-cell table:formula="of:=VALUE([.J220])" office:value-type="float" office:value="225" calcext:value-type="float">
            <text:p>225</text:p>
          </table:table-cell>
          <table:table-cell table:style-name="ce2" table:formula="of:=[.O220]+[.P220]" office:value-type="float" office:value="3028" calcext:value-type="float">
            <text:p>302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loi, Siloé (+ Estelle)</text:p>
          </table:table-cell>
          <table:table-cell table:number-columns-repeated="1005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2" table:formula="of:=[.O221]+[.P221]" office:value-type="float" office:value="3027" calcext:value-type="float">
            <text:p>3027</text:p>
          </table:table-cell>
          <table:table-cell table:style-name="ce5" office:value-type="string" calcext:value-type="string">
            <text:p><text:s/>6:40:21 44:30:40 2919 <text:s text:c="2"/>108 <text:s/>Montagne de Parpaillon</text:p>
          </table:table-cell>
          <table:table-cell table:formula="of:=LEFT([.C221];17)" office:value-type="string" office:string-value=" 6:40:21 44:30:40" calcext:value-type="string">
            <text:p><text:s/>6:40:21 44:30:40</text:p>
          </table:table-cell>
          <table:table-cell table:style-name="ce40" table:formula="of:=RIGHT([.D221];8)" office:value-type="string" office:string-value="44:30:40" calcext:value-type="string">
            <text:p>44:30:40</text:p>
          </table:table-cell>
          <table:table-cell table:style-name="ce40" table:formula="of:=LEFT([.C221];8)" office:value-type="string" office:string-value=" 6:40:21" calcext:value-type="string">
            <text:p><text:s/>6:40:21</text:p>
          </table:table-cell>
          <table:table-cell table:formula="of:=LEFT([.C221];22)" office:value-type="string" office:string-value=" 6:40:21 44:30:40 2919" calcext:value-type="string">
            <text:p><text:s/>6:40:21 44:30:40 2919</text:p>
          </table:table-cell>
          <table:table-cell table:style-name="ce40" table:formula="of:=RIGHT([.G221];4)" office:value-type="string" office:string-value="2919" calcext:value-type="string">
            <text:p>2919</text:p>
          </table:table-cell>
          <table:table-cell table:formula="of:=LEFT([.C221];28)" office:value-type="string" office:string-value=" 6:40:21 44:30:40 2919   108" calcext:value-type="string">
            <text:p><text:s/>6:40:21 44:30:40 2919 <text:s text:c="2"/>108</text:p>
          </table:table-cell>
          <table:table-cell table:style-name="ce40" table:formula="of:=RIGHT([.I221];4)" office:value-type="string" office:string-value=" 108" calcext:value-type="string">
            <text:p><text:s/>108</text:p>
          </table:table-cell>
          <table:table-cell table:style-name="ce43" table:formula="of:=[.J221]/[.H221]*100" office:value-type="float" office:value="3.69989722507708" calcext:value-type="float">
            <text:p>3,7</text:p>
          </table:table-cell>
          <table:table-cell table:style-name="ce104"/>
          <table:table-cell table:style-name="ce43"/>
          <table:table-cell table:style-name="ce44" table:formula="of:=RIGHT([.C221];LEN([.C221])-30)" office:value-type="string" office:string-value="Montagne de Parpaillon" calcext:value-type="string">
            <text:p>Montagne de Parpaillon</text:p>
          </table:table-cell>
          <table:table-cell table:formula="of:=VALUE([.H221])" office:value-type="float" office:value="2919" calcext:value-type="float">
            <text:p>2919</text:p>
          </table:table-cell>
          <table:table-cell table:formula="of:=VALUE([.J221])" office:value-type="float" office:value="108" calcext:value-type="float">
            <text:p>108</text:p>
          </table:table-cell>
          <table:table-cell table:style-name="ce2" table:formula="of:=[.O221]+[.P221]" office:value-type="float" office:value="3027" calcext:value-type="float">
            <text:p>3027</text:p>
          </table:table-cell>
          <table:table-cell office:value-type="string" calcext:value-type="string">
            <text:p>Automne 2003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2" table:formula="of:=[.O222]+[.P222]" office:value-type="float" office:value="3023" calcext:value-type="float">
            <text:p>3023</text:p>
          </table:table-cell>
          <table:table-cell table:style-name="ce5" office:value-type="string" calcext:value-type="string">
            <text:p><text:s/>6:45:46 44:51:20 2881 <text:s text:c="2"/>142 <text:s/>Cime de la Charvie</text:p>
          </table:table-cell>
          <table:table-cell table:formula="of:=LEFT([.C222];17)" office:value-type="string" office:string-value=" 6:45:46 44:51:20" calcext:value-type="string">
            <text:p><text:s/>6:45:46 44:51:20</text:p>
          </table:table-cell>
          <table:table-cell table:style-name="ce40" table:formula="of:=RIGHT([.D222];8)" office:value-type="string" office:string-value="44:51:20" calcext:value-type="string">
            <text:p>44:51:20</text:p>
          </table:table-cell>
          <table:table-cell table:style-name="ce40" table:formula="of:=LEFT([.C222];8)" office:value-type="string" office:string-value=" 6:45:46" calcext:value-type="string">
            <text:p><text:s/>6:45:46</text:p>
          </table:table-cell>
          <table:table-cell table:formula="of:=LEFT([.C222];22)" office:value-type="string" office:string-value=" 6:45:46 44:51:20 2881" calcext:value-type="string">
            <text:p><text:s/>6:45:46 44:51:20 2881</text:p>
          </table:table-cell>
          <table:table-cell table:style-name="ce40" table:formula="of:=RIGHT([.G222];4)" office:value-type="string" office:string-value="2881" calcext:value-type="string">
            <text:p>2881</text:p>
          </table:table-cell>
          <table:table-cell table:formula="of:=LEFT([.C222];28)" office:value-type="string" office:string-value=" 6:45:46 44:51:20 2881   142" calcext:value-type="string">
            <text:p><text:s/>6:45:46 44:51:20 2881 <text:s text:c="2"/>142</text:p>
          </table:table-cell>
          <table:table-cell table:style-name="ce40" table:formula="of:=RIGHT([.I222];4)" office:value-type="string" office:string-value=" 142" calcext:value-type="string">
            <text:p><text:s/>142</text:p>
          </table:table-cell>
          <table:table-cell table:style-name="ce43" table:formula="of:=[.J222]/[.H222]*100" office:value-type="float" office:value="4.92884415133634" calcext:value-type="float">
            <text:p>4,9</text:p>
          </table:table-cell>
          <table:table-cell table:style-name="ce104"/>
          <table:table-cell table:style-name="ce43"/>
          <table:table-cell table:style-name="ce44" table:formula="of:=RIGHT([.C222];LEN([.C222])-30)" office:value-type="string" office:string-value="Cime de la Charvie" calcext:value-type="string">
            <text:p>Cime de la Charvie</text:p>
          </table:table-cell>
          <table:table-cell table:formula="of:=VALUE([.H222])" office:value-type="float" office:value="2881" calcext:value-type="float">
            <text:p>2881</text:p>
          </table:table-cell>
          <table:table-cell table:formula="of:=VALUE([.J222])" office:value-type="float" office:value="142" calcext:value-type="float">
            <text:p>142</text:p>
          </table:table-cell>
          <table:table-cell table:style-name="ce2" table:formula="of:=[.O222]+[.P222]" office:value-type="float" office:value="3023" calcext:value-type="float">
            <text:p>30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2" table:formula="of:=[.O223]+[.P223]" office:value-type="float" office:value="3022" calcext:value-type="float">
            <text:p>3022</text:p>
          </table:table-cell>
          <table:table-cell table:style-name="ce6" office:value-type="string" calcext:value-type="string">
            <text:p>-0:24:24 42:41:57 2745 <text:s text:c="2"/>277 <text:s/>Pena Retona</text:p>
          </table:table-cell>
          <table:table-cell table:formula="of:=LEFT([.C223];17)" office:value-type="string" office:string-value="-0:24:24 42:41:57" calcext:value-type="string">
            <text:p>-0:24:24 42:41:57</text:p>
          </table:table-cell>
          <table:table-cell table:style-name="ce40" table:formula="of:=RIGHT([.D223];8)" office:value-type="string" office:string-value="42:41:57" calcext:value-type="string">
            <text:p>42:41:57</text:p>
          </table:table-cell>
          <table:table-cell table:style-name="ce40" table:formula="of:=LEFT([.C223];8)" office:value-type="string" office:string-value="-0:24:24" calcext:value-type="string">
            <text:p>-0:24:24</text:p>
          </table:table-cell>
          <table:table-cell table:formula="of:=LEFT([.C223];22)" office:value-type="string" office:string-value="-0:24:24 42:41:57 2745" calcext:value-type="string">
            <text:p>-0:24:24 42:41:57 2745</text:p>
          </table:table-cell>
          <table:table-cell table:style-name="ce40" table:formula="of:=RIGHT([.G223];4)" office:value-type="string" office:string-value="2745" calcext:value-type="string">
            <text:p>2745</text:p>
          </table:table-cell>
          <table:table-cell table:formula="of:=LEFT([.C223];28)" office:value-type="string" office:string-value="-0:24:24 42:41:57 2745   277" calcext:value-type="string">
            <text:p>-0:24:24 42:41:57 2745 <text:s text:c="2"/>277</text:p>
          </table:table-cell>
          <table:table-cell table:style-name="ce40" table:formula="of:=RIGHT([.I223];4)" office:value-type="string" office:string-value=" 277" calcext:value-type="string">
            <text:p><text:s/>277</text:p>
          </table:table-cell>
          <table:table-cell table:style-name="ce43" table:formula="of:=[.J223]/[.H223]*100" office:value-type="float" office:value="10.0910746812386" calcext:value-type="float">
            <text:p>10,1</text:p>
          </table:table-cell>
          <table:table-cell table:style-name="ce104"/>
          <table:table-cell table:style-name="ce43" office:value-type="float" office:value="3.5" calcext:value-type="float">
            <text:p>3,5</text:p>
          </table:table-cell>
          <table:table-cell table:style-name="ce44" table:formula="of:=RIGHT([.C223];LEN([.C223])-30)" office:value-type="string" office:string-value="Pena Retona" calcext:value-type="string">
            <text:p>Pena Retona</text:p>
          </table:table-cell>
          <table:table-cell table:formula="of:=VALUE([.H223])" office:value-type="float" office:value="2745" calcext:value-type="float">
            <text:p>2745</text:p>
          </table:table-cell>
          <table:table-cell table:formula="of:=VALUE([.J223])" office:value-type="float" office:value="277" calcext:value-type="float">
            <text:p>277</text:p>
          </table:table-cell>
          <table:table-cell table:style-name="ce2" table:formula="of:=[.O223]+[.P223]" office:value-type="float" office:value="3022" calcext:value-type="float">
            <text:p>302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2" table:formula="of:=[.O224]+[.P224]" office:value-type="float" office:value="3022" calcext:value-type="float">
            <text:p>3022</text:p>
          </table:table-cell>
          <table:table-cell table:style-name="ce5" office:value-type="string" calcext:value-type="string">
            <text:p><text:s/>7:06:36 45:16:26 3022 <text:s text:c="4"/>0 <text:s/>Col d’Arbéron</text:p>
          </table:table-cell>
          <table:table-cell table:formula="of:=LEFT([.C224];17)" office:value-type="string" office:string-value=" 7:06:36 45:16:26" calcext:value-type="string">
            <text:p><text:s/>7:06:36 45:16:26</text:p>
          </table:table-cell>
          <table:table-cell table:style-name="ce40" table:formula="of:=RIGHT([.D224];8)" office:value-type="string" office:string-value="45:16:26" calcext:value-type="string">
            <text:p>45:16:26</text:p>
          </table:table-cell>
          <table:table-cell table:style-name="ce40" table:formula="of:=LEFT([.C224];8)" office:value-type="string" office:string-value=" 7:06:36" calcext:value-type="string">
            <text:p><text:s/>7:06:36</text:p>
          </table:table-cell>
          <table:table-cell table:formula="of:=LEFT([.C224];22)" office:value-type="string" office:string-value=" 7:06:36 45:16:26 3022" calcext:value-type="string">
            <text:p><text:s/>7:06:36 45:16:26 3022</text:p>
          </table:table-cell>
          <table:table-cell table:style-name="ce40" table:formula="of:=RIGHT([.G224];4)" office:value-type="string" office:string-value="3022" calcext:value-type="string">
            <text:p>3022</text:p>
          </table:table-cell>
          <table:table-cell table:formula="of:=LEFT([.C224];28)" office:value-type="string" office:string-value=" 7:06:36 45:16:26 3022     0" calcext:value-type="string">
            <text:p><text:s/>7:06:36 45:16:26 3022 <text:s text:c="4"/>0</text:p>
          </table:table-cell>
          <table:table-cell table:style-name="ce40" table:formula="of:=RIGHT([.I224];4)" office:value-type="string" office:string-value="   0" calcext:value-type="string">
            <text:p><text:s text:c="3"/>0</text:p>
          </table:table-cell>
          <table:table-cell table:style-name="ce43" table:formula="of:=[.J224]/[.H224]*100" office:value-type="float" office:value="0" calcext:value-type="float">
            <text:p>0,0</text:p>
          </table:table-cell>
          <table:table-cell table:style-name="ce104"/>
          <table:table-cell table:style-name="ce43"/>
          <table:table-cell table:style-name="ce44" table:formula="of:=RIGHT([.C224];LEN([.C224])-30)" office:value-type="string" office:string-value="Col d’Arbéron" calcext:value-type="string">
            <text:p>Col d’Arbéron</text:p>
          </table:table-cell>
          <table:table-cell table:formula="of:=VALUE([.H224])" office:value-type="float" office:value="3022" calcext:value-type="float">
            <text:p>3022</text:p>
          </table:table-cell>
          <table:table-cell table:formula="of:=VALUE([.J224])" office:value-type="float" office:value="0" calcext:value-type="float">
            <text:p>0</text:p>
          </table:table-cell>
          <table:table-cell table:style-name="ce2" table:formula="of:=[.O224]+[.P224]" office:value-type="float" office:value="3022" calcext:value-type="float">
            <text:p>302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2" table:formula="of:=[.O225]+[.P225]" office:value-type="float" office:value="3012" calcext:value-type="float">
            <text:p>3012</text:p>
          </table:table-cell>
          <table:table-cell table:style-name="ce5" office:value-type="string" calcext:value-type="string">
            <text:p>-0:27:20 42:44:25 2779 <text:s text:c="2"/>233 <text:s/>Pala de Ip</text:p>
          </table:table-cell>
          <table:table-cell table:formula="of:=LEFT([.C225];17)" office:value-type="string" office:string-value="-0:27:20 42:44:25" calcext:value-type="string">
            <text:p>-0:27:20 42:44:25</text:p>
          </table:table-cell>
          <table:table-cell table:style-name="ce40" table:formula="of:=RIGHT([.D225];8)" office:value-type="string" office:string-value="42:44:25" calcext:value-type="string">
            <text:p>42:44:25</text:p>
          </table:table-cell>
          <table:table-cell table:style-name="ce40" table:formula="of:=LEFT([.C225];8)" office:value-type="string" office:string-value="-0:27:20" calcext:value-type="string">
            <text:p>-0:27:20</text:p>
          </table:table-cell>
          <table:table-cell table:formula="of:=LEFT([.C225];22)" office:value-type="string" office:string-value="-0:27:20 42:44:25 2779" calcext:value-type="string">
            <text:p>-0:27:20 42:44:25 2779</text:p>
          </table:table-cell>
          <table:table-cell table:style-name="ce40" table:formula="of:=RIGHT([.G225];4)" office:value-type="string" office:string-value="2779" calcext:value-type="string">
            <text:p>2779</text:p>
          </table:table-cell>
          <table:table-cell table:formula="of:=LEFT([.C225];28)" office:value-type="string" office:string-value="-0:27:20 42:44:25 2779   233" calcext:value-type="string">
            <text:p>-0:27:20 42:44:25 2779 <text:s text:c="2"/>233</text:p>
          </table:table-cell>
          <table:table-cell table:style-name="ce40" table:formula="of:=RIGHT([.I225];4)" office:value-type="string" office:string-value=" 233" calcext:value-type="string">
            <text:p><text:s/>233</text:p>
          </table:table-cell>
          <table:table-cell table:style-name="ce43" table:formula="of:=[.J225]/[.H225]*100" office:value-type="float" office:value="8.38431090320259" calcext:value-type="float">
            <text:p>8,4</text:p>
          </table:table-cell>
          <table:table-cell table:style-name="ce104"/>
          <table:table-cell table:style-name="ce43" office:value-type="float" office:value="3" calcext:value-type="float">
            <text:p>3,0</text:p>
          </table:table-cell>
          <table:table-cell table:style-name="ce44" table:formula="of:=RIGHT([.C225];LEN([.C225])-30)" office:value-type="string" office:string-value="Pala de Ip" calcext:value-type="string">
            <text:p>Pala de Ip</text:p>
          </table:table-cell>
          <table:table-cell table:formula="of:=VALUE([.H225])" office:value-type="float" office:value="2779" calcext:value-type="float">
            <text:p>2779</text:p>
          </table:table-cell>
          <table:table-cell table:formula="of:=VALUE([.J225])" office:value-type="float" office:value="233" calcext:value-type="float">
            <text:p>233</text:p>
          </table:table-cell>
          <table:table-cell table:style-name="ce2" table:formula="of:=[.O225]+[.P225]" office:value-type="float" office:value="3012" calcext:value-type="float">
            <text:p>301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2" table:formula="of:=[.O226]+[.P226]" office:value-type="float" office:value="3005" calcext:value-type="float">
            <text:p>3005</text:p>
          </table:table-cell>
          <table:table-cell table:style-name="ce5" office:value-type="string" calcext:value-type="string">
            <text:p><text:s/>6:43:43 44:15:11 2822 <text:s text:c="2"/>183 <text:s/>SOMMET DES GARRETS</text:p>
          </table:table-cell>
          <table:table-cell table:formula="of:=LEFT([.C226];17)" office:value-type="string" office:string-value=" 6:43:43 44:15:11" calcext:value-type="string">
            <text:p><text:s/>6:43:43 44:15:11</text:p>
          </table:table-cell>
          <table:table-cell table:style-name="ce40" table:formula="of:=RIGHT([.D226];8)" office:value-type="string" office:string-value="44:15:11" calcext:value-type="string">
            <text:p>44:15:11</text:p>
          </table:table-cell>
          <table:table-cell table:style-name="ce40" table:formula="of:=LEFT([.C226];8)" office:value-type="string" office:string-value=" 6:43:43" calcext:value-type="string">
            <text:p><text:s/>6:43:43</text:p>
          </table:table-cell>
          <table:table-cell table:formula="of:=LEFT([.C226];22)" office:value-type="string" office:string-value=" 6:43:43 44:15:11 2822" calcext:value-type="string">
            <text:p><text:s/>6:43:43 44:15:11 2822</text:p>
          </table:table-cell>
          <table:table-cell table:style-name="ce40" table:formula="of:=RIGHT([.G226];4)" office:value-type="string" office:string-value="2822" calcext:value-type="string">
            <text:p>2822</text:p>
          </table:table-cell>
          <table:table-cell table:formula="of:=LEFT([.C226];28)" office:value-type="string" office:string-value=" 6:43:43 44:15:11 2822   183" calcext:value-type="string">
            <text:p><text:s/>6:43:43 44:15:11 2822 <text:s text:c="2"/>183</text:p>
          </table:table-cell>
          <table:table-cell table:style-name="ce40" table:formula="of:=RIGHT([.I226];4)" office:value-type="string" office:string-value=" 183" calcext:value-type="string">
            <text:p><text:s/>183</text:p>
          </table:table-cell>
          <table:table-cell table:style-name="ce43" table:formula="of:=[.J226]/[.H226]*100" office:value-type="float" office:value="6.48476257973069" calcext:value-type="float">
            <text:p>6,5</text:p>
          </table:table-cell>
          <table:table-cell table:style-name="ce104"/>
          <table:table-cell table:style-name="ce43" office:value-type="float" office:value="1.4" calcext:value-type="float">
            <text:p>1,4</text:p>
          </table:table-cell>
          <table:table-cell table:style-name="ce44" table:formula="of:=RIGHT([.C226];LEN([.C226])-30)" office:value-type="string" office:string-value="SOMMET DES GARRETS" calcext:value-type="string">
            <text:p>SOMMET DES GARRETS</text:p>
          </table:table-cell>
          <table:table-cell table:formula="of:=VALUE([.H226])" office:value-type="float" office:value="2822" calcext:value-type="float">
            <text:p>2822</text:p>
          </table:table-cell>
          <table:table-cell table:formula="of:=VALUE([.J226])" office:value-type="float" office:value="183" calcext:value-type="float">
            <text:p>183</text:p>
          </table:table-cell>
          <table:table-cell table:style-name="ce2" table:formula="of:=[.O226]+[.P226]" office:value-type="float" office:value="3005" calcext:value-type="float">
            <text:p>300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2" table:formula="of:=[.O227]+[.P227]" office:value-type="float" office:value="3005" calcext:value-type="float">
            <text:p>3005</text:p>
          </table:table-cell>
          <table:table-cell table:style-name="ce5" office:value-type="string" calcext:value-type="string">
            <text:p><text:s/>6:50:34 45:14:15 2822 <text:s text:c="2"/>183 <text:s/>MONT FROID</text:p>
          </table:table-cell>
          <table:table-cell table:formula="of:=LEFT([.C227];17)" office:value-type="string" office:string-value=" 6:50:34 45:14:15" calcext:value-type="string">
            <text:p><text:s/>6:50:34 45:14:15</text:p>
          </table:table-cell>
          <table:table-cell table:style-name="ce40" table:formula="of:=RIGHT([.D227];8)" office:value-type="string" office:string-value="45:14:15" calcext:value-type="string">
            <text:p>45:14:15</text:p>
          </table:table-cell>
          <table:table-cell table:style-name="ce40" table:formula="of:=LEFT([.C227];8)" office:value-type="string" office:string-value=" 6:50:34" calcext:value-type="string">
            <text:p><text:s/>6:50:34</text:p>
          </table:table-cell>
          <table:table-cell table:formula="of:=LEFT([.C227];22)" office:value-type="string" office:string-value=" 6:50:34 45:14:15 2822" calcext:value-type="string">
            <text:p><text:s/>6:50:34 45:14:15 2822</text:p>
          </table:table-cell>
          <table:table-cell table:style-name="ce40" table:formula="of:=RIGHT([.G227];4)" office:value-type="string" office:string-value="2822" calcext:value-type="string">
            <text:p>2822</text:p>
          </table:table-cell>
          <table:table-cell table:formula="of:=LEFT([.C227];28)" office:value-type="string" office:string-value=" 6:50:34 45:14:15 2822   183" calcext:value-type="string">
            <text:p><text:s/>6:50:34 45:14:15 2822 <text:s text:c="2"/>183</text:p>
          </table:table-cell>
          <table:table-cell table:style-name="ce40" table:formula="of:=RIGHT([.I227];4)" office:value-type="string" office:string-value=" 183" calcext:value-type="string">
            <text:p><text:s/>183</text:p>
          </table:table-cell>
          <table:table-cell table:style-name="ce43" table:formula="of:=[.J227]/[.H227]*100" office:value-type="float" office:value="6.48476257973069" calcext:value-type="float">
            <text:p>6,5</text:p>
          </table:table-cell>
          <table:table-cell table:style-name="ce104"/>
          <table:table-cell table:style-name="ce43" office:value-type="float" office:value="1.6" calcext:value-type="float">
            <text:p>1,6</text:p>
          </table:table-cell>
          <table:table-cell table:style-name="ce44" table:formula="of:=RIGHT([.C227];LEN([.C227])-30)" office:value-type="string" office:string-value="MONT FROID" calcext:value-type="string">
            <text:p>MONT FROID</text:p>
          </table:table-cell>
          <table:table-cell table:formula="of:=VALUE([.H227])" office:value-type="float" office:value="2822" calcext:value-type="float">
            <text:p>2822</text:p>
          </table:table-cell>
          <table:table-cell table:formula="of:=VALUE([.J227])" office:value-type="float" office:value="183" calcext:value-type="float">
            <text:p>183</text:p>
          </table:table-cell>
          <table:table-cell table:style-name="ce2" table:formula="of:=[.O227]+[.P227]" office:value-type="float" office:value="3005" calcext:value-type="float">
            <text:p>300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2" table:formula="of:=[.O228]+[.P228]" office:value-type="float" office:value="2996" calcext:value-type="float">
            <text:p>2996</text:p>
          </table:table-cell>
          <table:table-cell table:style-name="ce14" office:value-type="string" calcext:value-type="string">
            <text:p><text:s/>6:49:13 45:09:05 2950 <text:s text:c="3"/>46 <text:s/>Grand Bec d’Étache</text:p>
          </table:table-cell>
          <table:table-cell table:formula="of:=LEFT([.C228];17)" office:value-type="string" office:string-value=" 6:49:13 45:09:05" calcext:value-type="string">
            <text:p><text:s/>6:49:13 45:09:05</text:p>
          </table:table-cell>
          <table:table-cell table:style-name="ce40" table:formula="of:=RIGHT([.D228];8)" office:value-type="string" office:string-value="45:09:05" calcext:value-type="string">
            <text:p>45:09:05</text:p>
          </table:table-cell>
          <table:table-cell table:style-name="ce40" table:formula="of:=LEFT([.C228];8)" office:value-type="string" office:string-value=" 6:49:13" calcext:value-type="string">
            <text:p><text:s/>6:49:13</text:p>
          </table:table-cell>
          <table:table-cell table:formula="of:=LEFT([.C228];22)" office:value-type="string" office:string-value=" 6:49:13 45:09:05 2950" calcext:value-type="string">
            <text:p><text:s/>6:49:13 45:09:05 2950</text:p>
          </table:table-cell>
          <table:table-cell table:style-name="ce40" table:formula="of:=RIGHT([.G228];4)" office:value-type="string" office:string-value="2950" calcext:value-type="string">
            <text:p>2950</text:p>
          </table:table-cell>
          <table:table-cell table:formula="of:=LEFT([.C228];28)" office:value-type="string" office:string-value=" 6:49:13 45:09:05 2950    46" calcext:value-type="string">
            <text:p><text:s/>6:49:13 45:09:05 2950 <text:s text:c="3"/>46</text:p>
          </table:table-cell>
          <table:table-cell table:style-name="ce40" table:formula="of:=RIGHT([.I228];4)" office:value-type="string" office:string-value="  46" calcext:value-type="string">
            <text:p><text:s text:c="2"/>46</text:p>
          </table:table-cell>
          <table:table-cell table:style-name="ce43" table:formula="of:=[.J228]/[.H228]*100" office:value-type="float" office:value="1.55932203389831" calcext:value-type="float">
            <text:p>1,6</text:p>
          </table:table-cell>
          <table:table-cell table:style-name="ce104"/>
          <table:table-cell table:style-name="ce43"/>
          <table:table-cell table:style-name="ce49" table:formula="of:=RIGHT([.C228];LEN([.C228])-30)" office:value-type="string" office:string-value="Grand Bec d’Étache" calcext:value-type="string">
            <text:p>Grand Bec d’Étache</text:p>
          </table:table-cell>
          <table:table-cell table:formula="of:=VALUE([.H228])" office:value-type="float" office:value="2950" calcext:value-type="float">
            <text:p>2950</text:p>
          </table:table-cell>
          <table:table-cell table:formula="of:=VALUE([.J228])" office:value-type="float" office:value="46" calcext:value-type="float">
            <text:p>46</text:p>
          </table:table-cell>
          <table:table-cell table:style-name="ce2" table:formula="of:=[.O228]+[.P228]" office:value-type="float" office:value="2996" calcext:value-type="float">
            <text:p>2996</text:p>
          </table:table-cell>
          <table:table-cell table:style-name="ce54" office:value-type="float" office:value="2017" calcext:value-type="float">
            <text:p>2017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2" table:formula="of:=[.O229]+[.P229]" office:value-type="float" office:value="2995" calcext:value-type="float">
            <text:p>2995</text:p>
          </table:table-cell>
          <table:table-cell table:style-name="ce27" office:value-type="string" calcext:value-type="string">
            <text:p><text:s/>0:59:15 42:36:31 2851 <text:s text:c="2"/>144 <text:s/>Pic d’Amitges</text:p>
          </table:table-cell>
          <table:table-cell table:formula="of:=LEFT([.C229];17)" office:value-type="string" office:string-value=" 0:59:15 42:36:31" calcext:value-type="string">
            <text:p><text:s/>0:59:15 42:36:31</text:p>
          </table:table-cell>
          <table:table-cell table:style-name="ce40" table:formula="of:=RIGHT([.D229];8)" office:value-type="string" office:string-value="42:36:31" calcext:value-type="string">
            <text:p>42:36:31</text:p>
          </table:table-cell>
          <table:table-cell table:style-name="ce40" table:formula="of:=LEFT([.C229];8)" office:value-type="string" office:string-value=" 0:59:15" calcext:value-type="string">
            <text:p><text:s/>0:59:15</text:p>
          </table:table-cell>
          <table:table-cell table:formula="of:=LEFT([.C229];22)" office:value-type="string" office:string-value=" 0:59:15 42:36:31 2851" calcext:value-type="string">
            <text:p><text:s/>0:59:15 42:36:31 2851</text:p>
          </table:table-cell>
          <table:table-cell table:style-name="ce40" table:formula="of:=RIGHT([.G229];4)" office:value-type="string" office:string-value="2851" calcext:value-type="string">
            <text:p>2851</text:p>
          </table:table-cell>
          <table:table-cell table:formula="of:=LEFT([.C229];28)" office:value-type="string" office:string-value=" 0:59:15 42:36:31 2851   144" calcext:value-type="string">
            <text:p><text:s/>0:59:15 42:36:31 2851 <text:s text:c="2"/>144</text:p>
          </table:table-cell>
          <table:table-cell table:style-name="ce40" table:formula="of:=RIGHT([.I229];4)" office:value-type="string" office:string-value=" 144" calcext:value-type="string">
            <text:p><text:s/>144</text:p>
          </table:table-cell>
          <table:table-cell table:style-name="ce43" table:formula="of:=[.J229]/[.H229]*100" office:value-type="float" office:value="5.05085934759733" calcext:value-type="float">
            <text:p>5,1</text:p>
          </table:table-cell>
          <table:table-cell table:style-name="ce104"/>
          <table:table-cell table:style-name="ce43"/>
          <table:table-cell table:style-name="ce46" table:formula="of:=RIGHT([.C229];LEN([.C229])-30)" office:value-type="string" office:string-value="Pic d’Amitges" calcext:value-type="string">
            <text:p>Pic d’Amitges</text:p>
          </table:table-cell>
          <table:table-cell table:formula="of:=VALUE([.H229])" office:value-type="float" office:value="2851" calcext:value-type="float">
            <text:p>2851</text:p>
          </table:table-cell>
          <table:table-cell table:formula="of:=VALUE([.J229])" office:value-type="float" office:value="144" calcext:value-type="float">
            <text:p>144</text:p>
          </table:table-cell>
          <table:table-cell table:style-name="ce2" table:formula="of:=[.O229]+[.P229]" office:value-type="float" office:value="2995" calcext:value-type="float">
            <text:p>299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2" table:formula="of:=[.O230]+[.P230]" office:value-type="float" office:value="2994" calcext:value-type="float">
            <text:p>2994</text:p>
          </table:table-cell>
          <table:table-cell table:style-name="ce14" office:value-type="string" calcext:value-type="string">
            <text:p><text:s/>6:22:17 44:39:38 2908 <text:s text:c="3"/>86 <text:s/>Pointe de Reyna</text:p>
          </table:table-cell>
          <table:table-cell table:formula="of:=LEFT([.C230];17)" office:value-type="string" office:string-value=" 6:22:17 44:39:38" calcext:value-type="string">
            <text:p><text:s/>6:22:17 44:39:38</text:p>
          </table:table-cell>
          <table:table-cell table:style-name="ce40" table:formula="of:=RIGHT([.D230];8)" office:value-type="string" office:string-value="44:39:38" calcext:value-type="string">
            <text:p>44:39:38</text:p>
          </table:table-cell>
          <table:table-cell table:style-name="ce40" table:formula="of:=LEFT([.C230];8)" office:value-type="string" office:string-value=" 6:22:17" calcext:value-type="string">
            <text:p><text:s/>6:22:17</text:p>
          </table:table-cell>
          <table:table-cell table:formula="of:=LEFT([.C230];22)" office:value-type="string" office:string-value=" 6:22:17 44:39:38 2908" calcext:value-type="string">
            <text:p><text:s/>6:22:17 44:39:38 2908</text:p>
          </table:table-cell>
          <table:table-cell table:style-name="ce40" table:formula="of:=RIGHT([.G230];4)" office:value-type="string" office:string-value="2908" calcext:value-type="string">
            <text:p>2908</text:p>
          </table:table-cell>
          <table:table-cell table:formula="of:=LEFT([.C230];28)" office:value-type="string" office:string-value=" 6:22:17 44:39:38 2908    86" calcext:value-type="string">
            <text:p><text:s/>6:22:17 44:39:38 2908 <text:s text:c="3"/>86</text:p>
          </table:table-cell>
          <table:table-cell table:style-name="ce40" table:formula="of:=RIGHT([.I230];4)" office:value-type="string" office:string-value="  86" calcext:value-type="string">
            <text:p><text:s text:c="2"/>86</text:p>
          </table:table-cell>
          <table:table-cell table:style-name="ce43" table:formula="of:=[.J230]/[.H230]*100" office:value-type="float" office:value="2.95735900962861" calcext:value-type="float">
            <text:p>3,0</text:p>
          </table:table-cell>
          <table:table-cell table:style-name="ce104"/>
          <table:table-cell table:style-name="ce43"/>
          <table:table-cell table:style-name="ce49" table:formula="of:=RIGHT([.C230];LEN([.C230])-30)" office:value-type="string" office:string-value="Pointe de Reyna" calcext:value-type="string">
            <text:p>Pointe de Reyna</text:p>
          </table:table-cell>
          <table:table-cell table:formula="of:=VALUE([.H230])" office:value-type="float" office:value="2908" calcext:value-type="float">
            <text:p>2908</text:p>
          </table:table-cell>
          <table:table-cell table:formula="of:=VALUE([.J230])" office:value-type="float" office:value="86" calcext:value-type="float">
            <text:p>86</text:p>
          </table:table-cell>
          <table:table-cell table:style-name="ce2" table:formula="of:=[.O230]+[.P230]" office:value-type="float" office:value="2994" calcext:value-type="float">
            <text:p>299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2" table:formula="of:=[.O231]+[.P231]" office:value-type="float" office:value="2988" calcext:value-type="float">
            <text:p>2988</text:p>
          </table:table-cell>
          <table:table-cell table:style-name="ce14" office:value-type="string" calcext:value-type="string">
            <text:p>-0:16:32 42:49:59 2911 <text:s text:c="3"/>77 <text:s/>Pic Soulano</text:p>
          </table:table-cell>
          <table:table-cell table:formula="of:=LEFT([.C231];17)" office:value-type="string" office:string-value="-0:16:32 42:49:59" calcext:value-type="string">
            <text:p>-0:16:32 42:49:59</text:p>
          </table:table-cell>
          <table:table-cell table:style-name="ce40" table:formula="of:=RIGHT([.D231];8)" office:value-type="string" office:string-value="42:49:59" calcext:value-type="string">
            <text:p>42:49:59</text:p>
          </table:table-cell>
          <table:table-cell table:style-name="ce40" table:formula="of:=LEFT([.C231];8)" office:value-type="string" office:string-value="-0:16:32" calcext:value-type="string">
            <text:p>-0:16:32</text:p>
          </table:table-cell>
          <table:table-cell table:formula="of:=LEFT([.C231];22)" office:value-type="string" office:string-value="-0:16:32 42:49:59 2911" calcext:value-type="string">
            <text:p>-0:16:32 42:49:59 2911</text:p>
          </table:table-cell>
          <table:table-cell table:style-name="ce40" table:formula="of:=RIGHT([.G231];4)" office:value-type="string" office:string-value="2911" calcext:value-type="string">
            <text:p>2911</text:p>
          </table:table-cell>
          <table:table-cell table:formula="of:=LEFT([.C231];28)" office:value-type="string" office:string-value="-0:16:32 42:49:59 2911    77" calcext:value-type="string">
            <text:p>-0:16:32 42:49:59 2911 <text:s text:c="3"/>77</text:p>
          </table:table-cell>
          <table:table-cell table:style-name="ce40" table:formula="of:=RIGHT([.I231];4)" office:value-type="string" office:string-value="  77" calcext:value-type="string">
            <text:p><text:s text:c="2"/>77</text:p>
          </table:table-cell>
          <table:table-cell table:style-name="ce43" table:formula="of:=[.J231]/[.H231]*100" office:value-type="float" office:value="2.64513912744761" calcext:value-type="float">
            <text:p>2,6</text:p>
          </table:table-cell>
          <table:table-cell table:style-name="ce104"/>
          <table:table-cell table:style-name="ce43"/>
          <table:table-cell table:style-name="ce49" table:formula="of:=RIGHT([.C231];LEN([.C231])-30)" office:value-type="string" office:string-value="Pic Soulano" calcext:value-type="string">
            <text:p>Pic Soulano</text:p>
          </table:table-cell>
          <table:table-cell table:formula="of:=VALUE([.H231])" office:value-type="float" office:value="2911" calcext:value-type="float">
            <text:p>2911</text:p>
          </table:table-cell>
          <table:table-cell table:formula="of:=VALUE([.J231])" office:value-type="float" office:value="77" calcext:value-type="float">
            <text:p>77</text:p>
          </table:table-cell>
          <table:table-cell table:style-name="ce2" table:formula="of:=[.O231]+[.P231]" office:value-type="float" office:value="2988" calcext:value-type="float">
            <text:p>2988</text:p>
          </table:table-cell>
          <table:table-cell office:value-type="float" office:value="2010" calcext:value-type="float">
            <text:p>2010</text:p>
          </table:table-cell>
          <table:table-cell table:number-columns-repeated="1006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2" table:formula="of:=[.O232]+[.P232]" office:value-type="float" office:value="2986" calcext:value-type="float">
            <text:p>2986</text:p>
          </table:table-cell>
          <table:table-cell table:style-name="ce30" office:value-type="string" calcext:value-type="string">
            <text:p><text:s/>6:44:34 44:19:35 2872 <text:s text:c="2"/>114 <text:s/>Ventebrun</text:p>
          </table:table-cell>
          <table:table-cell table:formula="of:=LEFT([.C232];17)" office:value-type="string" office:string-value=" 6:44:34 44:19:35" calcext:value-type="string">
            <text:p><text:s/>6:44:34 44:19:35</text:p>
          </table:table-cell>
          <table:table-cell table:style-name="ce40" table:formula="of:=RIGHT([.D232];8)" office:value-type="string" office:string-value="44:19:35" calcext:value-type="string">
            <text:p>44:19:35</text:p>
          </table:table-cell>
          <table:table-cell table:style-name="ce40" table:formula="of:=LEFT([.C232];8)" office:value-type="string" office:string-value=" 6:44:34" calcext:value-type="string">
            <text:p><text:s/>6:44:34</text:p>
          </table:table-cell>
          <table:table-cell table:formula="of:=LEFT([.C232];22)" office:value-type="string" office:string-value=" 6:44:34 44:19:35 2872" calcext:value-type="string">
            <text:p><text:s/>6:44:34 44:19:35 2872</text:p>
          </table:table-cell>
          <table:table-cell table:style-name="ce40" table:formula="of:=RIGHT([.G232];4)" office:value-type="string" office:string-value="2872" calcext:value-type="string">
            <text:p>2872</text:p>
          </table:table-cell>
          <table:table-cell table:formula="of:=LEFT([.C232];28)" office:value-type="string" office:string-value=" 6:44:34 44:19:35 2872   114" calcext:value-type="string">
            <text:p><text:s/>6:44:34 44:19:35 2872 <text:s text:c="2"/>114</text:p>
          </table:table-cell>
          <table:table-cell table:style-name="ce40" table:formula="of:=RIGHT([.I232];4)" office:value-type="string" office:string-value=" 114" calcext:value-type="string">
            <text:p><text:s/>114</text:p>
          </table:table-cell>
          <table:table-cell table:style-name="ce43" table:formula="of:=[.J232]/[.H232]*100" office:value-type="float" office:value="3.96935933147632" calcext:value-type="float">
            <text:p>4,0</text:p>
          </table:table-cell>
          <table:table-cell table:style-name="ce104"/>
          <table:table-cell table:style-name="ce43"/>
          <table:table-cell table:style-name="ce49" table:formula="of:=RIGHT([.C232];LEN([.C232])-30)" office:value-type="string" office:string-value="Ventebrun" calcext:value-type="string">
            <text:p>Ventebrun</text:p>
          </table:table-cell>
          <table:table-cell table:formula="of:=VALUE([.H232])" office:value-type="float" office:value="2872" calcext:value-type="float">
            <text:p>2872</text:p>
          </table:table-cell>
          <table:table-cell table:formula="of:=VALUE([.J232])" office:value-type="float" office:value="114" calcext:value-type="float">
            <text:p>114</text:p>
          </table:table-cell>
          <table:table-cell table:style-name="ce2" table:formula="of:=[.O232]+[.P232]" office:value-type="float" office:value="2986" calcext:value-type="float">
            <text:p>298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telle</text:p>
          </table:table-cell>
          <table:table-cell table:style-name="ce38" table:number-columns-repeated="1005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2" table:formula="of:=[.O233]+[.P233]" office:value-type="float" office:value="2986" calcext:value-type="float">
            <text:p>2986</text:p>
          </table:table-cell>
          <table:table-cell table:style-name="ce27" office:value-type="string" calcext:value-type="string">
            <text:p><text:s/>7:25:49 44:06:32 2907 <text:s text:c="3"/>79 <text:s/>Cime Lusière <text:s text:c="2"/></text:p>
          </table:table-cell>
          <table:table-cell table:formula="of:=LEFT([.C233];17)" office:value-type="string" office:string-value=" 7:25:49 44:06:32" calcext:value-type="string">
            <text:p><text:s/>7:25:49 44:06:32</text:p>
          </table:table-cell>
          <table:table-cell table:style-name="ce40" table:formula="of:=RIGHT([.D233];8)" office:value-type="string" office:string-value="44:06:32" calcext:value-type="string">
            <text:p>44:06:32</text:p>
          </table:table-cell>
          <table:table-cell table:style-name="ce40" table:formula="of:=LEFT([.C233];8)" office:value-type="string" office:string-value=" 7:25:49" calcext:value-type="string">
            <text:p><text:s/>7:25:49</text:p>
          </table:table-cell>
          <table:table-cell table:formula="of:=LEFT([.C233];22)" office:value-type="string" office:string-value=" 7:25:49 44:06:32 2907" calcext:value-type="string">
            <text:p><text:s/>7:25:49 44:06:32 2907</text:p>
          </table:table-cell>
          <table:table-cell table:style-name="ce40" table:formula="of:=RIGHT([.G233];4)" office:value-type="string" office:string-value="2907" calcext:value-type="string">
            <text:p>2907</text:p>
          </table:table-cell>
          <table:table-cell table:formula="of:=LEFT([.C233];28)" office:value-type="string" office:string-value=" 7:25:49 44:06:32 2907    79" calcext:value-type="string">
            <text:p><text:s/>7:25:49 44:06:32 2907 <text:s text:c="3"/>79</text:p>
          </table:table-cell>
          <table:table-cell table:style-name="ce40" table:formula="of:=RIGHT([.I233];4)" office:value-type="string" office:string-value="  79" calcext:value-type="string">
            <text:p><text:s text:c="2"/>79</text:p>
          </table:table-cell>
          <table:table-cell table:style-name="ce43" table:formula="of:=[.J233]/[.H233]*100" office:value-type="float" office:value="2.71757825937392" calcext:value-type="float">
            <text:p>2,7</text:p>
          </table:table-cell>
          <table:table-cell table:style-name="ce104"/>
          <table:table-cell table:style-name="ce43"/>
          <table:table-cell table:style-name="ce49" table:formula="of:=RIGHT([.C233];LEN([.C233])-30)" office:value-type="string" office:string-value="Cime Lusière   " calcext:value-type="string">
            <text:p>Cime Lusière <text:s text:c="2"/></text:p>
          </table:table-cell>
          <table:table-cell table:formula="of:=VALUE([.H233])" office:value-type="float" office:value="2907" calcext:value-type="float">
            <text:p>2907</text:p>
          </table:table-cell>
          <table:table-cell table:formula="of:=VALUE([.J233])" office:value-type="float" office:value="79" calcext:value-type="float">
            <text:p>79</text:p>
          </table:table-cell>
          <table:table-cell table:style-name="ce2" table:formula="of:=[.O233]+[.P233]" office:value-type="float" office:value="2986" calcext:value-type="float">
            <text:p>2986</text:p>
          </table:table-cell>
          <table:table-cell table:style-name="ce53" office:value-type="float" office:value="2009" calcext:value-type="float">
            <text:p>2009</text:p>
          </table:table-cell>
          <table:table-cell table:style-name="ce53"/>
          <table:table-cell table:number-columns-repeated="1005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2" table:formula="of:=[.O234]+[.P234]" office:value-type="float" office:value="2979" calcext:value-type="float">
            <text:p>2979</text:p>
          </table:table-cell>
          <table:table-cell table:style-name="ce8" office:value-type="string" calcext:value-type="string">
            <text:p><text:s/>9:12:26 41:50:58 2134 <text:s text:c="2"/>845 <text:s/>Monte Incudine</text:p>
          </table:table-cell>
          <table:table-cell table:formula="of:=LEFT([.C234];17)" office:value-type="string" office:string-value=" 9:12:26 41:50:58" calcext:value-type="string">
            <text:p><text:s/>9:12:26 41:50:58</text:p>
          </table:table-cell>
          <table:table-cell table:style-name="ce40" table:formula="of:=RIGHT([.D234];8)" office:value-type="string" office:string-value="41:50:58" calcext:value-type="string">
            <text:p>41:50:58</text:p>
          </table:table-cell>
          <table:table-cell table:style-name="ce40" table:formula="of:=LEFT([.C234];8)" office:value-type="string" office:string-value=" 9:12:26" calcext:value-type="string">
            <text:p><text:s/>9:12:26</text:p>
          </table:table-cell>
          <table:table-cell table:formula="of:=LEFT([.C234];22)" office:value-type="string" office:string-value=" 9:12:26 41:50:58 2134" calcext:value-type="string">
            <text:p><text:s/>9:12:26 41:50:58 2134</text:p>
          </table:table-cell>
          <table:table-cell table:style-name="ce40" table:formula="of:=RIGHT([.G234];4)" office:value-type="string" office:string-value="2134" calcext:value-type="string">
            <text:p>2134</text:p>
          </table:table-cell>
          <table:table-cell table:formula="of:=LEFT([.C234];28)" office:value-type="string" office:string-value=" 9:12:26 41:50:58 2134   845" calcext:value-type="string">
            <text:p><text:s/>9:12:26 41:50:58 2134 <text:s text:c="2"/>845</text:p>
          </table:table-cell>
          <table:table-cell table:style-name="ce40" table:formula="of:=RIGHT([.I234];4)" office:value-type="string" office:string-value=" 845" calcext:value-type="string">
            <text:p><text:s/>845</text:p>
          </table:table-cell>
          <table:table-cell table:style-name="ce43" table:formula="of:=[.J234]/[.H234]*100" office:value-type="float" office:value="39.5970009372071" calcext:value-type="float">
            <text:p>39,6</text:p>
          </table:table-cell>
          <table:table-cell table:style-name="ce104"/>
          <table:table-cell table:style-name="ce43" office:value-type="float" office:value="22.1" calcext:value-type="float">
            <text:p>22,1</text:p>
          </table:table-cell>
          <table:table-cell table:style-name="ce46" table:formula="of:=RIGHT([.C234];LEN([.C234])-30)" office:value-type="string" office:string-value="Monte Incudine" calcext:value-type="string">
            <text:p>Monte Incudine</text:p>
          </table:table-cell>
          <table:table-cell table:formula="of:=VALUE([.H234])" office:value-type="float" office:value="2134" calcext:value-type="float">
            <text:p>2134</text:p>
          </table:table-cell>
          <table:table-cell table:formula="of:=VALUE([.J234])" office:value-type="float" office:value="845" calcext:value-type="float">
            <text:p>845</text:p>
          </table:table-cell>
          <table:table-cell table:style-name="ce2" table:formula="of:=[.O234]+[.P234]" office:value-type="float" office:value="2979" calcext:value-type="float">
            <text:p>297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2" table:formula="of:=[.O235]+[.P235]" office:value-type="float" office:value="2976" calcext:value-type="float">
            <text:p>2976</text:p>
          </table:table-cell>
          <table:table-cell table:style-name="ce14" office:value-type="string" calcext:value-type="string">
            <text:p><text:s/>5:59:21 44:40:03 2432 <text:s text:c="2"/>544 <text:s/>SOMMET DE RAZ DE BEC</text:p>
          </table:table-cell>
          <table:table-cell table:formula="of:=LEFT([.C235];17)" office:value-type="string" office:string-value=" 5:59:21 44:40:03" calcext:value-type="string">
            <text:p><text:s/>5:59:21 44:40:03</text:p>
          </table:table-cell>
          <table:table-cell table:style-name="ce40" table:formula="of:=RIGHT([.D235];8)" office:value-type="string" office:string-value="44:40:03" calcext:value-type="string">
            <text:p>44:40:03</text:p>
          </table:table-cell>
          <table:table-cell table:style-name="ce40" table:formula="of:=LEFT([.C235];8)" office:value-type="string" office:string-value=" 5:59:21" calcext:value-type="string">
            <text:p><text:s/>5:59:21</text:p>
          </table:table-cell>
          <table:table-cell table:formula="of:=LEFT([.C235];22)" office:value-type="string" office:string-value=" 5:59:21 44:40:03 2432" calcext:value-type="string">
            <text:p><text:s/>5:59:21 44:40:03 2432</text:p>
          </table:table-cell>
          <table:table-cell table:style-name="ce40" table:formula="of:=RIGHT([.G235];4)" office:value-type="string" office:string-value="2432" calcext:value-type="string">
            <text:p>2432</text:p>
          </table:table-cell>
          <table:table-cell table:formula="of:=LEFT([.C235];28)" office:value-type="string" office:string-value=" 5:59:21 44:40:03 2432   544" calcext:value-type="string">
            <text:p><text:s/>5:59:21 44:40:03 2432 <text:s text:c="2"/>544</text:p>
          </table:table-cell>
          <table:table-cell table:style-name="ce40" table:formula="of:=RIGHT([.I235];4)" office:value-type="string" office:string-value=" 544" calcext:value-type="string">
            <text:p><text:s/>544</text:p>
          </table:table-cell>
          <table:table-cell table:style-name="ce43" table:formula="of:=[.J235]/[.H235]*100" office:value-type="float" office:value="22.3684210526316" calcext:value-type="float">
            <text:p>22,4</text:p>
          </table:table-cell>
          <table:table-cell table:style-name="ce104"/>
          <table:table-cell table:style-name="ce43" office:value-type="float" office:value="5.4" calcext:value-type="float">
            <text:p>5,4</text:p>
          </table:table-cell>
          <table:table-cell table:style-name="ce46" table:formula="of:=RIGHT([.C235];LEN([.C235])-30)" office:value-type="string" office:string-value="SOMMET DE RAZ DE BEC" calcext:value-type="string">
            <text:p>SOMMET DE RAZ DE BEC</text:p>
          </table:table-cell>
          <table:table-cell table:formula="of:=VALUE([.H235])" office:value-type="float" office:value="2432" calcext:value-type="float">
            <text:p>2432</text:p>
          </table:table-cell>
          <table:table-cell table:formula="of:=VALUE([.J235])" office:value-type="float" office:value="544" calcext:value-type="float">
            <text:p>544</text:p>
          </table:table-cell>
          <table:table-cell table:style-name="ce2" table:formula="of:=[.O235]+[.P235]" office:value-type="float" office:value="2976" calcext:value-type="float">
            <text:p>297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2" table:formula="of:=[.O236]+[.P236]" office:value-type="float" office:value="2975" calcext:value-type="float">
            <text:p>2975</text:p>
          </table:table-cell>
          <table:table-cell table:style-name="ce14" office:value-type="string" calcext:value-type="string">
            <text:p><text:s/>6:42:49 44:13:09 2745 <text:s text:c="2"/>230 <text:s/>GRANDE TOUR DU LAC D’ALLOS</text:p>
          </table:table-cell>
          <table:table-cell table:formula="of:=LEFT([.C236];17)" office:value-type="string" office:string-value=" 6:42:49 44:13:09" calcext:value-type="string">
            <text:p><text:s/>6:42:49 44:13:09</text:p>
          </table:table-cell>
          <table:table-cell table:style-name="ce40" table:formula="of:=RIGHT([.D236];8)" office:value-type="string" office:string-value="44:13:09" calcext:value-type="string">
            <text:p>44:13:09</text:p>
          </table:table-cell>
          <table:table-cell table:style-name="ce40" table:formula="of:=LEFT([.C236];8)" office:value-type="string" office:string-value=" 6:42:49" calcext:value-type="string">
            <text:p><text:s/>6:42:49</text:p>
          </table:table-cell>
          <table:table-cell table:formula="of:=LEFT([.C236];22)" office:value-type="string" office:string-value=" 6:42:49 44:13:09 2745" calcext:value-type="string">
            <text:p><text:s/>6:42:49 44:13:09 2745</text:p>
          </table:table-cell>
          <table:table-cell table:style-name="ce40" table:formula="of:=RIGHT([.G236];4)" office:value-type="string" office:string-value="2745" calcext:value-type="string">
            <text:p>2745</text:p>
          </table:table-cell>
          <table:table-cell table:formula="of:=LEFT([.C236];28)" office:value-type="string" office:string-value=" 6:42:49 44:13:09 2745   230" calcext:value-type="string">
            <text:p><text:s/>6:42:49 44:13:09 2745 <text:s text:c="2"/>230</text:p>
          </table:table-cell>
          <table:table-cell table:style-name="ce40" table:formula="of:=RIGHT([.I236];4)" office:value-type="string" office:string-value=" 230" calcext:value-type="string">
            <text:p><text:s/>230</text:p>
          </table:table-cell>
          <table:table-cell table:style-name="ce43" table:formula="of:=[.J236]/[.H236]*100" office:value-type="float" office:value="8.37887067395264" calcext:value-type="float">
            <text:p>8,4</text:p>
          </table:table-cell>
          <table:table-cell table:style-name="ce104"/>
          <table:table-cell table:style-name="ce43" office:value-type="float" office:value="4" calcext:value-type="float">
            <text:p>4,0</text:p>
          </table:table-cell>
          <table:table-cell table:style-name="ce46" table:formula="of:=RIGHT([.C236];LEN([.C236])-30)" office:value-type="string" office:string-value="GRANDE TOUR DU LAC D’ALLOS" calcext:value-type="string">
            <text:p>GRANDE TOUR DU LAC D’ALLOS</text:p>
          </table:table-cell>
          <table:table-cell table:formula="of:=VALUE([.H236])" office:value-type="float" office:value="2745" calcext:value-type="float">
            <text:p>2745</text:p>
          </table:table-cell>
          <table:table-cell table:formula="of:=VALUE([.J236])" office:value-type="float" office:value="230" calcext:value-type="float">
            <text:p>230</text:p>
          </table:table-cell>
          <table:table-cell table:style-name="ce2" table:formula="of:=[.O236]+[.P236]" office:value-type="float" office:value="2975" calcext:value-type="float">
            <text:p>297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2" table:formula="of:=[.O237]+[.P237]" office:value-type="float" office:value="2975" calcext:value-type="float">
            <text:p>2975</text:p>
          </table:table-cell>
          <table:table-cell table:style-name="ce14" office:value-type="string" calcext:value-type="string">
            <text:p>-0:16:24 42:49:40 2890 <text:s text:c="3"/>85 <text:s/>Gavizo-Cristail / Cristales</text:p>
          </table:table-cell>
          <table:table-cell table:formula="of:=LEFT([.C237];17)" office:value-type="string" office:string-value="-0:16:24 42:49:40" calcext:value-type="string">
            <text:p>-0:16:24 42:49:40</text:p>
          </table:table-cell>
          <table:table-cell table:style-name="ce40" table:formula="of:=RIGHT([.D237];8)" office:value-type="string" office:string-value="42:49:40" calcext:value-type="string">
            <text:p>42:49:40</text:p>
          </table:table-cell>
          <table:table-cell table:style-name="ce40" table:formula="of:=LEFT([.C237];8)" office:value-type="string" office:string-value="-0:16:24" calcext:value-type="string">
            <text:p>-0:16:24</text:p>
          </table:table-cell>
          <table:table-cell table:formula="of:=LEFT([.C237];22)" office:value-type="string" office:string-value="-0:16:24 42:49:40 2890" calcext:value-type="string">
            <text:p>-0:16:24 42:49:40 2890</text:p>
          </table:table-cell>
          <table:table-cell table:style-name="ce40" table:formula="of:=RIGHT([.G237];4)" office:value-type="string" office:string-value="2890" calcext:value-type="string">
            <text:p>2890</text:p>
          </table:table-cell>
          <table:table-cell table:formula="of:=LEFT([.C237];28)" office:value-type="string" office:string-value="-0:16:24 42:49:40 2890    85" calcext:value-type="string">
            <text:p>-0:16:24 42:49:40 2890 <text:s text:c="3"/>85</text:p>
          </table:table-cell>
          <table:table-cell table:style-name="ce40" table:formula="of:=RIGHT([.I237];4)" office:value-type="string" office:string-value="  85" calcext:value-type="string">
            <text:p><text:s text:c="2"/>85</text:p>
          </table:table-cell>
          <table:table-cell table:style-name="ce43" table:formula="of:=[.J237]/[.H237]*100" office:value-type="float" office:value="2.94117647058823" calcext:value-type="float">
            <text:p>2,9</text:p>
          </table:table-cell>
          <table:table-cell table:style-name="ce104"/>
          <table:table-cell table:style-name="ce43"/>
          <table:table-cell table:style-name="ce46" table:formula="of:=RIGHT([.C237];LEN([.C237])-30)" office:value-type="string" office:string-value="Gavizo-Cristail / Cristales" calcext:value-type="string">
            <text:p>Gavizo-Cristail / Cristales</text:p>
          </table:table-cell>
          <table:table-cell table:formula="of:=VALUE([.H237])" office:value-type="float" office:value="2890" calcext:value-type="float">
            <text:p>2890</text:p>
          </table:table-cell>
          <table:table-cell table:formula="of:=VALUE([.J237])" office:value-type="float" office:value="85" calcext:value-type="float">
            <text:p>85</text:p>
          </table:table-cell>
          <table:table-cell table:style-name="ce2" table:formula="of:=[.O237]+[.P237]" office:value-type="float" office:value="2975" calcext:value-type="float">
            <text:p>297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2" table:formula="of:=[.O238]+[.P238]" office:value-type="float" office:value="2972" calcext:value-type="float">
            <text:p>2972</text:p>
          </table:table-cell>
          <table:table-cell table:style-name="ce27" office:value-type="string" calcext:value-type="string">
            <text:p><text:s/>6:52:22 46:03:07 2831 <text:s text:c="2"/>141 <text:s/>Cheval Blanc</text:p>
          </table:table-cell>
          <table:table-cell table:formula="of:=LEFT([.C238];17)" office:value-type="string" office:string-value=" 6:52:22 46:03:07" calcext:value-type="string">
            <text:p><text:s/>6:52:22 46:03:07</text:p>
          </table:table-cell>
          <table:table-cell table:style-name="ce40" table:formula="of:=RIGHT([.D238];8)" office:value-type="string" office:string-value="46:03:07" calcext:value-type="string">
            <text:p>46:03:07</text:p>
          </table:table-cell>
          <table:table-cell table:style-name="ce40" table:formula="of:=LEFT([.C238];8)" office:value-type="string" office:string-value=" 6:52:22" calcext:value-type="string">
            <text:p><text:s/>6:52:22</text:p>
          </table:table-cell>
          <table:table-cell table:formula="of:=LEFT([.C238];22)" office:value-type="string" office:string-value=" 6:52:22 46:03:07 2831" calcext:value-type="string">
            <text:p><text:s/>6:52:22 46:03:07 2831</text:p>
          </table:table-cell>
          <table:table-cell table:style-name="ce40" table:formula="of:=RIGHT([.G238];4)" office:value-type="string" office:string-value="2831" calcext:value-type="string">
            <text:p>2831</text:p>
          </table:table-cell>
          <table:table-cell table:formula="of:=LEFT([.C238];28)" office:value-type="string" office:string-value=" 6:52:22 46:03:07 2831   141" calcext:value-type="string">
            <text:p><text:s/>6:52:22 46:03:07 2831 <text:s text:c="2"/>141</text:p>
          </table:table-cell>
          <table:table-cell table:style-name="ce40" table:formula="of:=RIGHT([.I238];4)" office:value-type="string" office:string-value=" 141" calcext:value-type="string">
            <text:p><text:s/>141</text:p>
          </table:table-cell>
          <table:table-cell table:style-name="ce43" table:formula="of:=[.J238]/[.H238]*100" office:value-type="float" office:value="4.98057223595903" calcext:value-type="float">
            <text:p>5,0</text:p>
          </table:table-cell>
          <table:table-cell table:style-name="ce104"/>
          <table:table-cell table:style-name="ce43"/>
          <table:table-cell table:style-name="ce49" table:formula="of:=RIGHT([.C238];LEN([.C238])-30)" office:value-type="string" office:string-value="Cheval Blanc" calcext:value-type="string">
            <text:p>Cheval Blanc</text:p>
          </table:table-cell>
          <table:table-cell table:formula="of:=VALUE([.H238])" office:value-type="float" office:value="2831" calcext:value-type="float">
            <text:p>2831</text:p>
          </table:table-cell>
          <table:table-cell table:formula="of:=VALUE([.J238])" office:value-type="float" office:value="141" calcext:value-type="float">
            <text:p>141</text:p>
          </table:table-cell>
          <table:table-cell table:style-name="ce2" table:formula="of:=[.O238]+[.P238]" office:value-type="float" office:value="2972" calcext:value-type="float">
            <text:p>2972</text:p>
          </table:table-cell>
          <table:table-cell table:style-name="ce53" office:value-type="float" office:value="2012" calcext:value-type="float">
            <text:p>2012</text:p>
          </table:table-cell>
          <table:table-cell table:style-name="ce53"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2" table:formula="of:=[.O239]+[.P239]" office:value-type="float" office:value="2963" calcext:value-type="float">
            <text:p>2963</text:p>
          </table:table-cell>
          <table:table-cell table:style-name="ce14" office:value-type="string" calcext:value-type="string">
            <text:p>-0:26:25 42:42:56 2765 <text:s text:c="2"/>198 <text:s/>Pala de Bucuesa / Alcaniz</text:p>
          </table:table-cell>
          <table:table-cell table:formula="of:=LEFT([.C239];17)" office:value-type="string" office:string-value="-0:26:25 42:42:56" calcext:value-type="string">
            <text:p>-0:26:25 42:42:56</text:p>
          </table:table-cell>
          <table:table-cell table:style-name="ce40" table:formula="of:=RIGHT([.D239];8)" office:value-type="string" office:string-value="42:42:56" calcext:value-type="string">
            <text:p>42:42:56</text:p>
          </table:table-cell>
          <table:table-cell table:style-name="ce40" table:formula="of:=LEFT([.C239];8)" office:value-type="string" office:string-value="-0:26:25" calcext:value-type="string">
            <text:p>-0:26:25</text:p>
          </table:table-cell>
          <table:table-cell table:formula="of:=LEFT([.C239];22)" office:value-type="string" office:string-value="-0:26:25 42:42:56 2765" calcext:value-type="string">
            <text:p>-0:26:25 42:42:56 2765</text:p>
          </table:table-cell>
          <table:table-cell table:style-name="ce40" table:formula="of:=RIGHT([.G239];4)" office:value-type="string" office:string-value="2765" calcext:value-type="string">
            <text:p>2765</text:p>
          </table:table-cell>
          <table:table-cell table:formula="of:=LEFT([.C239];28)" office:value-type="string" office:string-value="-0:26:25 42:42:56 2765   198" calcext:value-type="string">
            <text:p>-0:26:25 42:42:56 2765 <text:s text:c="2"/>198</text:p>
          </table:table-cell>
          <table:table-cell table:style-name="ce40" table:formula="of:=RIGHT([.I239];4)" office:value-type="string" office:string-value=" 198" calcext:value-type="string">
            <text:p><text:s/>198</text:p>
          </table:table-cell>
          <table:table-cell table:style-name="ce43" table:formula="of:=[.J239]/[.H239]*100" office:value-type="float" office:value="7.16094032549729" calcext:value-type="float">
            <text:p>7,2</text:p>
          </table:table-cell>
          <table:table-cell table:style-name="ce104"/>
          <table:table-cell table:style-name="ce43" office:value-type="float" office:value="2.2" calcext:value-type="float">
            <text:p>2,2</text:p>
          </table:table-cell>
          <table:table-cell table:style-name="ce46" table:formula="of:=RIGHT([.C239];LEN([.C239])-30)" office:value-type="string" office:string-value="Pala de Bucuesa / Alcaniz" calcext:value-type="string">
            <text:p>Pala de Bucuesa / Alcaniz</text:p>
          </table:table-cell>
          <table:table-cell table:formula="of:=VALUE([.H239])" office:value-type="float" office:value="2765" calcext:value-type="float">
            <text:p>2765</text:p>
          </table:table-cell>
          <table:table-cell table:formula="of:=VALUE([.J239])" office:value-type="float" office:value="198" calcext:value-type="float">
            <text:p>198</text:p>
          </table:table-cell>
          <table:table-cell table:style-name="ce2" table:formula="of:=[.O239]+[.P239]" office:value-type="float" office:value="2963" calcext:value-type="float">
            <text:p>2963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2" table:formula="of:=[.O240]+[.P240]" office:value-type="float" office:value="2963" calcext:value-type="float">
            <text:p>2963</text:p>
          </table:table-cell>
          <table:table-cell table:style-name="ce27" office:value-type="string" calcext:value-type="string">
            <text:p><text:s/>7:25:42 44:06:45 2910 <text:s text:c="3"/>53 <text:s/>Cime Viglino</text:p>
          </table:table-cell>
          <table:table-cell table:formula="of:=LEFT([.C240];17)" office:value-type="string" office:string-value=" 7:25:42 44:06:45" calcext:value-type="string">
            <text:p><text:s/>7:25:42 44:06:45</text:p>
          </table:table-cell>
          <table:table-cell table:style-name="ce40" table:formula="of:=RIGHT([.D240];8)" office:value-type="string" office:string-value="44:06:45" calcext:value-type="string">
            <text:p>44:06:45</text:p>
          </table:table-cell>
          <table:table-cell table:style-name="ce40" table:formula="of:=LEFT([.C240];8)" office:value-type="string" office:string-value=" 7:25:42" calcext:value-type="string">
            <text:p><text:s/>7:25:42</text:p>
          </table:table-cell>
          <table:table-cell table:formula="of:=LEFT([.C240];22)" office:value-type="string" office:string-value=" 7:25:42 44:06:45 2910" calcext:value-type="string">
            <text:p><text:s/>7:25:42 44:06:45 2910</text:p>
          </table:table-cell>
          <table:table-cell table:style-name="ce40" table:formula="of:=RIGHT([.G240];4)" office:value-type="string" office:string-value="2910" calcext:value-type="string">
            <text:p>2910</text:p>
          </table:table-cell>
          <table:table-cell table:formula="of:=LEFT([.C240];28)" office:value-type="string" office:string-value=" 7:25:42 44:06:45 2910    53" calcext:value-type="string">
            <text:p><text:s/>7:25:42 44:06:45 2910 <text:s text:c="3"/>53</text:p>
          </table:table-cell>
          <table:table-cell table:style-name="ce40" table:formula="of:=RIGHT([.I240];4)" office:value-type="string" office:string-value="  53" calcext:value-type="string">
            <text:p><text:s text:c="2"/>53</text:p>
          </table:table-cell>
          <table:table-cell table:style-name="ce43" table:formula="of:=[.J240]/[.H240]*100" office:value-type="float" office:value="1.8213058419244" calcext:value-type="float">
            <text:p>1,8</text:p>
          </table:table-cell>
          <table:table-cell table:style-name="ce104"/>
          <table:table-cell table:style-name="ce43"/>
          <table:table-cell table:formula="of:=RIGHT([.C240];LEN([.C240])-30)" office:value-type="string" office:string-value="Cime Viglino" calcext:value-type="string">
            <text:p>Cime Viglino</text:p>
          </table:table-cell>
          <table:table-cell table:formula="of:=VALUE([.H240])" office:value-type="float" office:value="2910" calcext:value-type="float">
            <text:p>2910</text:p>
          </table:table-cell>
          <table:table-cell table:formula="of:=VALUE([.J240])" office:value-type="float" office:value="53" calcext:value-type="float">
            <text:p>53</text:p>
          </table:table-cell>
          <table:table-cell table:style-name="ce2" table:formula="of:=[.O240]+[.P240]" office:value-type="float" office:value="2963" calcext:value-type="float">
            <text:p>2963</text:p>
          </table:table-cell>
          <table:table-cell table:style-name="ce53" office:value-type="float" office:value="2009" calcext:value-type="float">
            <text:p>2009</text:p>
          </table:table-cell>
          <table:table-cell table:style-name="ce53"/>
          <table:table-cell table:number-columns-repeated="1005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2" table:formula="of:=[.O241]+[.P241]" office:value-type="float" office:value="2959" calcext:value-type="float">
            <text:p>2959</text:p>
          </table:table-cell>
          <table:table-cell table:style-name="ce8" office:value-type="string" calcext:value-type="string">
            <text:p><text:s/>7:23:15 44:05:21 2786 <text:s text:c="2"/>173 <text:s/>Mont Neiglier</text:p>
          </table:table-cell>
          <table:table-cell table:formula="of:=LEFT([.C241];17)" office:value-type="string" office:string-value=" 7:23:15 44:05:21" calcext:value-type="string">
            <text:p><text:s/>7:23:15 44:05:21</text:p>
          </table:table-cell>
          <table:table-cell table:style-name="ce40" table:formula="of:=RIGHT([.D241];8)" office:value-type="string" office:string-value="44:05:21" calcext:value-type="string">
            <text:p>44:05:21</text:p>
          </table:table-cell>
          <table:table-cell table:style-name="ce40" table:formula="of:=LEFT([.C241];8)" office:value-type="string" office:string-value=" 7:23:15" calcext:value-type="string">
            <text:p><text:s/>7:23:15</text:p>
          </table:table-cell>
          <table:table-cell table:formula="of:=LEFT([.C241];22)" office:value-type="string" office:string-value=" 7:23:15 44:05:21 2786" calcext:value-type="string">
            <text:p><text:s/>7:23:15 44:05:21 2786</text:p>
          </table:table-cell>
          <table:table-cell table:style-name="ce40" table:formula="of:=RIGHT([.G241];4)" office:value-type="string" office:string-value="2786" calcext:value-type="string">
            <text:p>2786</text:p>
          </table:table-cell>
          <table:table-cell table:formula="of:=LEFT([.C241];28)" office:value-type="string" office:string-value=" 7:23:15 44:05:21 2786   173" calcext:value-type="string">
            <text:p><text:s/>7:23:15 44:05:21 2786 <text:s text:c="2"/>173</text:p>
          </table:table-cell>
          <table:table-cell table:style-name="ce40" table:formula="of:=RIGHT([.I241];4)" office:value-type="string" office:string-value=" 173" calcext:value-type="string">
            <text:p><text:s/>173</text:p>
          </table:table-cell>
          <table:table-cell table:style-name="ce43" table:formula="of:=[.J241]/[.H241]*100" office:value-type="float" office:value="6.20961952620244" calcext:value-type="float">
            <text:p>6,2</text:p>
          </table:table-cell>
          <table:table-cell table:style-name="ce104"/>
          <table:table-cell table:style-name="ce43" office:value-type="float" office:value="1" calcext:value-type="float">
            <text:p>1,0</text:p>
          </table:table-cell>
          <table:table-cell table:style-name="ce46" table:formula="of:=RIGHT([.C241];LEN([.C241])-30)" office:value-type="string" office:string-value="Mont Neiglier" calcext:value-type="string">
            <text:p>Mont Neiglier</text:p>
          </table:table-cell>
          <table:table-cell table:formula="of:=VALUE([.H241])" office:value-type="float" office:value="2786" calcext:value-type="float">
            <text:p>2786</text:p>
          </table:table-cell>
          <table:table-cell table:formula="of:=VALUE([.J241])" office:value-type="float" office:value="173" calcext:value-type="float">
            <text:p>173</text:p>
          </table:table-cell>
          <table:table-cell table:style-name="ce2" table:formula="of:=[.O241]+[.P241]" office:value-type="float" office:value="2959" calcext:value-type="float">
            <text:p>295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urent</text:p>
          </table:table-cell>
          <table:table-cell table:number-columns-repeated="1005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2" table:formula="of:=[.O242]+[.P242]" office:value-type="float" office:value="2959" calcext:value-type="float">
            <text:p>2959</text:p>
          </table:table-cell>
          <table:table-cell table:style-name="ce8" office:value-type="string" calcext:value-type="string">
            <text:p><text:s/>5:59:18 45:10:07 2926 <text:s text:c="3"/>33 <text:s/>Croix de Belledonne</text:p>
          </table:table-cell>
          <table:table-cell table:formula="of:=LEFT([.C242];17)" office:value-type="string" office:string-value=" 5:59:18 45:10:07" calcext:value-type="string">
            <text:p><text:s/>5:59:18 45:10:07</text:p>
          </table:table-cell>
          <table:table-cell table:style-name="ce40" table:formula="of:=RIGHT([.D242];8)" office:value-type="string" office:string-value="45:10:07" calcext:value-type="string">
            <text:p>45:10:07</text:p>
          </table:table-cell>
          <table:table-cell table:style-name="ce40" table:formula="of:=LEFT([.C242];8)" office:value-type="string" office:string-value=" 5:59:18" calcext:value-type="string">
            <text:p><text:s/>5:59:18</text:p>
          </table:table-cell>
          <table:table-cell table:formula="of:=LEFT([.C242];22)" office:value-type="string" office:string-value=" 5:59:18 45:10:07 2926" calcext:value-type="string">
            <text:p><text:s/>5:59:18 45:10:07 2926</text:p>
          </table:table-cell>
          <table:table-cell table:style-name="ce40" table:formula="of:=RIGHT([.G242];4)" office:value-type="string" office:string-value="2926" calcext:value-type="string">
            <text:p>2926</text:p>
          </table:table-cell>
          <table:table-cell table:formula="of:=LEFT([.C242];28)" office:value-type="string" office:string-value=" 5:59:18 45:10:07 2926    33" calcext:value-type="string">
            <text:p><text:s/>5:59:18 45:10:07 2926 <text:s text:c="3"/>33</text:p>
          </table:table-cell>
          <table:table-cell table:style-name="ce40" table:formula="of:=RIGHT([.I242];4)" office:value-type="string" office:string-value="  33" calcext:value-type="string">
            <text:p><text:s text:c="2"/>33</text:p>
          </table:table-cell>
          <table:table-cell table:style-name="ce43" table:formula="of:=[.J242]/[.H242]*100" office:value-type="float" office:value="1.12781954887218" calcext:value-type="float">
            <text:p>1,1</text:p>
          </table:table-cell>
          <table:table-cell table:style-name="ce104"/>
          <table:table-cell table:style-name="ce43"/>
          <table:table-cell table:style-name="ce46" table:formula="of:=RIGHT([.C242];LEN([.C242])-30)" office:value-type="string" office:string-value="Croix de Belledonne" calcext:value-type="string">
            <text:p>Croix de Belledonne</text:p>
          </table:table-cell>
          <table:table-cell table:formula="of:=VALUE([.H242])" office:value-type="float" office:value="2926" calcext:value-type="float">
            <text:p>2926</text:p>
          </table:table-cell>
          <table:table-cell table:formula="of:=VALUE([.J242])" office:value-type="float" office:value="33" calcext:value-type="float">
            <text:p>33</text:p>
          </table:table-cell>
          <table:table-cell table:style-name="ce2" table:formula="of:=[.O242]+[.P242]" office:value-type="float" office:value="2959" calcext:value-type="float">
            <text:p>2959</text:p>
          </table:table-cell>
          <table:table-cell office:value-type="string" calcext:value-type="string">
            <text:p>Automne 2019</text:p>
          </table:table-cell>
          <table:table-cell table:number-columns-repeated="1006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2" table:formula="of:=[.O243]+[.P243]" office:value-type="float" office:value="2957" calcext:value-type="float">
            <text:p>2957</text:p>
          </table:table-cell>
          <table:table-cell table:style-name="ce14" office:value-type="string" calcext:value-type="string">
            <text:p><text:s/>6:52:15 44:21:15 2865 <text:s text:c="3"/>92 <text:s/>Tête Carrée</text:p>
          </table:table-cell>
          <table:table-cell table:formula="of:=LEFT([.C243];17)" office:value-type="string" office:string-value=" 6:52:15 44:21:15" calcext:value-type="string">
            <text:p><text:s/>6:52:15 44:21:15</text:p>
          </table:table-cell>
          <table:table-cell table:style-name="ce40" table:formula="of:=RIGHT([.D243];8)" office:value-type="string" office:string-value="44:21:15" calcext:value-type="string">
            <text:p>44:21:15</text:p>
          </table:table-cell>
          <table:table-cell table:style-name="ce40" table:formula="of:=LEFT([.C243];8)" office:value-type="string" office:string-value=" 6:52:15" calcext:value-type="string">
            <text:p><text:s/>6:52:15</text:p>
          </table:table-cell>
          <table:table-cell table:formula="of:=LEFT([.C243];22)" office:value-type="string" office:string-value=" 6:52:15 44:21:15 2865" calcext:value-type="string">
            <text:p><text:s/>6:52:15 44:21:15 2865</text:p>
          </table:table-cell>
          <table:table-cell table:style-name="ce40" table:formula="of:=RIGHT([.G243];4)" office:value-type="string" office:string-value="2865" calcext:value-type="string">
            <text:p>2865</text:p>
          </table:table-cell>
          <table:table-cell table:formula="of:=LEFT([.C243];28)" office:value-type="string" office:string-value=" 6:52:15 44:21:15 2865    92" calcext:value-type="string">
            <text:p><text:s/>6:52:15 44:21:15 2865 <text:s text:c="3"/>92</text:p>
          </table:table-cell>
          <table:table-cell table:style-name="ce40" table:formula="of:=RIGHT([.I243];4)" office:value-type="string" office:string-value="  92" calcext:value-type="string">
            <text:p><text:s text:c="2"/>92</text:p>
          </table:table-cell>
          <table:table-cell table:style-name="ce43" table:formula="of:=[.J243]/[.H243]*100" office:value-type="float" office:value="3.21116928446771" calcext:value-type="float">
            <text:p>3,2</text:p>
          </table:table-cell>
          <table:table-cell table:style-name="ce104"/>
          <table:table-cell table:style-name="ce43"/>
          <table:table-cell table:style-name="ce46" table:formula="of:=RIGHT([.C243];LEN([.C243])-30)" office:value-type="string" office:string-value="Tête Carrée" calcext:value-type="string">
            <text:p>Tête Carrée</text:p>
          </table:table-cell>
          <table:table-cell table:formula="of:=VALUE([.H243])" office:value-type="float" office:value="2865" calcext:value-type="float">
            <text:p>2865</text:p>
          </table:table-cell>
          <table:table-cell table:formula="of:=VALUE([.J243])" office:value-type="float" office:value="92" calcext:value-type="float">
            <text:p>92</text:p>
          </table:table-cell>
          <table:table-cell table:style-name="ce2" table:formula="of:=[.O243]+[.P243]" office:value-type="float" office:value="2957" calcext:value-type="float">
            <text:p>2957</text:p>
          </table:table-cell>
          <table:table-cell office:value-type="string" calcext:value-type="string">
            <text:p>Automne 2003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2" table:formula="of:=[.O244]+[.P244]" office:value-type="float" office:value="2956" calcext:value-type="float">
            <text:p>2956</text:p>
          </table:table-cell>
          <table:table-cell table:style-name="ce14" office:value-type="string" calcext:value-type="string">
            <text:p><text:s/>0:58:49 42:36:29 2833 <text:s text:c="2"/>123 <text:s/>Tuc de Saboredo</text:p>
          </table:table-cell>
          <table:table-cell table:formula="of:=LEFT([.C244];17)" office:value-type="string" office:string-value=" 0:58:49 42:36:29" calcext:value-type="string">
            <text:p><text:s/>0:58:49 42:36:29</text:p>
          </table:table-cell>
          <table:table-cell table:style-name="ce40" table:formula="of:=RIGHT([.D244];8)" office:value-type="string" office:string-value="42:36:29" calcext:value-type="string">
            <text:p>42:36:29</text:p>
          </table:table-cell>
          <table:table-cell table:style-name="ce40" table:formula="of:=LEFT([.C244];8)" office:value-type="string" office:string-value=" 0:58:49" calcext:value-type="string">
            <text:p><text:s/>0:58:49</text:p>
          </table:table-cell>
          <table:table-cell table:formula="of:=LEFT([.C244];22)" office:value-type="string" office:string-value=" 0:58:49 42:36:29 2833" calcext:value-type="string">
            <text:p><text:s/>0:58:49 42:36:29 2833</text:p>
          </table:table-cell>
          <table:table-cell table:style-name="ce40" table:formula="of:=RIGHT([.G244];4)" office:value-type="string" office:string-value="2833" calcext:value-type="string">
            <text:p>2833</text:p>
          </table:table-cell>
          <table:table-cell table:formula="of:=LEFT([.C244];28)" office:value-type="string" office:string-value=" 0:58:49 42:36:29 2833   123" calcext:value-type="string">
            <text:p><text:s/>0:58:49 42:36:29 2833 <text:s text:c="2"/>123</text:p>
          </table:table-cell>
          <table:table-cell table:style-name="ce40" table:formula="of:=RIGHT([.I244];4)" office:value-type="string" office:string-value=" 123" calcext:value-type="string">
            <text:p><text:s/>123</text:p>
          </table:table-cell>
          <table:table-cell table:style-name="ce43" table:formula="of:=[.J244]/[.H244]*100" office:value-type="float" office:value="4.34168725732439" calcext:value-type="float">
            <text:p>4,3</text:p>
          </table:table-cell>
          <table:table-cell table:style-name="ce104"/>
          <table:table-cell table:style-name="ce43"/>
          <table:table-cell table:style-name="ce46" table:formula="of:=RIGHT([.C244];LEN([.C244])-30)" office:value-type="string" office:string-value="Tuc de Saboredo" calcext:value-type="string">
            <text:p>Tuc de Saboredo</text:p>
          </table:table-cell>
          <table:table-cell table:formula="of:=VALUE([.H244])" office:value-type="float" office:value="2833" calcext:value-type="float">
            <text:p>2833</text:p>
          </table:table-cell>
          <table:table-cell table:formula="of:=VALUE([.J244])" office:value-type="float" office:value="123" calcext:value-type="float">
            <text:p>123</text:p>
          </table:table-cell>
          <table:table-cell table:style-name="ce2" table:formula="of:=[.O244]+[.P244]" office:value-type="float" office:value="2956" calcext:value-type="float">
            <text:p>295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2" table:formula="of:=[.O245]+[.P245]" office:value-type="float" office:value="2954" calcext:value-type="float">
            <text:p>2954</text:p>
          </table:table-cell>
          <table:table-cell table:style-name="ce8" office:value-type="string" calcext:value-type="string">
            <text:p>-0:15:04 42:40:50 2757 <text:s text:c="2"/>197 <text:s/>Pena Sabocos</text:p>
          </table:table-cell>
          <table:table-cell table:formula="of:=LEFT([.C245];17)" office:value-type="string" office:string-value="-0:15:04 42:40:50" calcext:value-type="string">
            <text:p>-0:15:04 42:40:50</text:p>
          </table:table-cell>
          <table:table-cell table:style-name="ce40" table:formula="of:=RIGHT([.D245];8)" office:value-type="string" office:string-value="42:40:50" calcext:value-type="string">
            <text:p>42:40:50</text:p>
          </table:table-cell>
          <table:table-cell table:style-name="ce40" table:formula="of:=LEFT([.C245];8)" office:value-type="string" office:string-value="-0:15:04" calcext:value-type="string">
            <text:p>-0:15:04</text:p>
          </table:table-cell>
          <table:table-cell table:formula="of:=LEFT([.C245];22)" office:value-type="string" office:string-value="-0:15:04 42:40:50 2757" calcext:value-type="string">
            <text:p>-0:15:04 42:40:50 2757</text:p>
          </table:table-cell>
          <table:table-cell table:style-name="ce40" table:formula="of:=RIGHT([.G245];4)" office:value-type="string" office:string-value="2757" calcext:value-type="string">
            <text:p>2757</text:p>
          </table:table-cell>
          <table:table-cell table:formula="of:=LEFT([.C245];28)" office:value-type="string" office:string-value="-0:15:04 42:40:50 2757   197" calcext:value-type="string">
            <text:p>-0:15:04 42:40:50 2757 <text:s text:c="2"/>197</text:p>
          </table:table-cell>
          <table:table-cell table:style-name="ce40" table:formula="of:=RIGHT([.I245];4)" office:value-type="string" office:string-value=" 197" calcext:value-type="string">
            <text:p><text:s/>197</text:p>
          </table:table-cell>
          <table:table-cell table:style-name="ce43" table:formula="of:=[.J245]/[.H245]*100" office:value-type="float" office:value="7.14544795067102" calcext:value-type="float">
            <text:p>7,1</text:p>
          </table:table-cell>
          <table:table-cell table:style-name="ce104"/>
          <table:table-cell table:style-name="ce43" office:value-type="float" office:value="3.5" calcext:value-type="float">
            <text:p>3,5</text:p>
          </table:table-cell>
          <table:table-cell table:style-name="ce46" table:formula="of:=RIGHT([.C245];LEN([.C245])-30)" office:value-type="string" office:string-value="Pena Sabocos" calcext:value-type="string">
            <text:p>Pena Sabocos</text:p>
          </table:table-cell>
          <table:table-cell table:formula="of:=VALUE([.H245])" office:value-type="float" office:value="2757" calcext:value-type="float">
            <text:p>2757</text:p>
          </table:table-cell>
          <table:table-cell table:formula="of:=VALUE([.J245])" office:value-type="float" office:value="197" calcext:value-type="float">
            <text:p>197</text:p>
          </table:table-cell>
          <table:table-cell table:style-name="ce2" table:formula="of:=[.O245]+[.P245]" office:value-type="float" office:value="2954" calcext:value-type="float">
            <text:p>2954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2" table:formula="of:=[.O246]+[.P246]" office:value-type="float" office:value="2952" calcext:value-type="float">
            <text:p>2952</text:p>
          </table:table-cell>
          <table:table-cell table:style-name="ce14" office:value-type="string" calcext:value-type="string">
            <text:p><text:s/>7:20:34 44:06:29 2700 <text:s text:c="2"/>252 <text:s/>CIME DE L'AGNELLIERE</text:p>
          </table:table-cell>
          <table:table-cell table:formula="of:=LEFT([.C246];17)" office:value-type="string" office:string-value=" 7:20:34 44:06:29" calcext:value-type="string">
            <text:p><text:s/>7:20:34 44:06:29</text:p>
          </table:table-cell>
          <table:table-cell table:style-name="ce40" table:formula="of:=RIGHT([.D246];8)" office:value-type="string" office:string-value="44:06:29" calcext:value-type="string">
            <text:p>44:06:29</text:p>
          </table:table-cell>
          <table:table-cell table:style-name="ce40" table:formula="of:=LEFT([.C246];8)" office:value-type="string" office:string-value=" 7:20:34" calcext:value-type="string">
            <text:p><text:s/>7:20:34</text:p>
          </table:table-cell>
          <table:table-cell table:formula="of:=LEFT([.C246];22)" office:value-type="string" office:string-value=" 7:20:34 44:06:29 2700" calcext:value-type="string">
            <text:p><text:s/>7:20:34 44:06:29 2700</text:p>
          </table:table-cell>
          <table:table-cell table:style-name="ce40" table:formula="of:=RIGHT([.G246];4)" office:value-type="string" office:string-value="2700" calcext:value-type="string">
            <text:p>2700</text:p>
          </table:table-cell>
          <table:table-cell table:formula="of:=LEFT([.C246];28)" office:value-type="string" office:string-value=" 7:20:34 44:06:29 2700   252" calcext:value-type="string">
            <text:p><text:s/>7:20:34 44:06:29 2700 <text:s text:c="2"/>252</text:p>
          </table:table-cell>
          <table:table-cell table:style-name="ce40" table:formula="of:=RIGHT([.I246];4)" office:value-type="string" office:string-value=" 252" calcext:value-type="string">
            <text:p><text:s/>252</text:p>
          </table:table-cell>
          <table:table-cell table:style-name="ce43" table:formula="of:=[.J246]/[.H246]*100" office:value-type="float" office:value="9.33333333333333" calcext:value-type="float">
            <text:p>9,3</text:p>
          </table:table-cell>
          <table:table-cell table:style-name="ce104"/>
          <table:table-cell table:style-name="ce43" office:value-type="float" office:value="1.9" calcext:value-type="float">
            <text:p>1,9</text:p>
          </table:table-cell>
          <table:table-cell table:style-name="ce46" table:formula="of:=RIGHT([.C246];LEN([.C246])-30)" office:value-type="string" office:string-value="CIME DE L'AGNELLIERE" calcext:value-type="string">
            <text:p>CIME DE L'AGNELLIERE</text:p>
          </table:table-cell>
          <table:table-cell table:formula="of:=VALUE([.H246])" office:value-type="float" office:value="2700" calcext:value-type="float">
            <text:p>2700</text:p>
          </table:table-cell>
          <table:table-cell table:formula="of:=VALUE([.J246])" office:value-type="float" office:value="252" calcext:value-type="float">
            <text:p>252</text:p>
          </table:table-cell>
          <table:table-cell table:style-name="ce2" table:formula="of:=[.O246]+[.P246]" office:value-type="float" office:value="2952" calcext:value-type="float">
            <text:p>2952</text:p>
          </table:table-cell>
          <table:table-cell office:value-type="float" office:value="2009" calcext:value-type="float">
            <text:p>2009</text:p>
          </table:table-cell>
          <table:table-cell table:number-columns-repeated="1006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2" table:formula="of:=[.O247]+[.P247]" office:value-type="float" office:value="2942" calcext:value-type="float">
            <text:p>2942</text:p>
          </table:table-cell>
          <table:table-cell table:style-name="ce14" office:value-type="string" calcext:value-type="string">
            <text:p>-0:11:45 42:45:14 2760 <text:s text:c="2"/>182 <text:s/>Pico de Bacias</text:p>
          </table:table-cell>
          <table:table-cell table:formula="of:=LEFT([.C247];17)" office:value-type="string" office:string-value="-0:11:45 42:45:14" calcext:value-type="string">
            <text:p>-0:11:45 42:45:14</text:p>
          </table:table-cell>
          <table:table-cell table:style-name="ce40" table:formula="of:=RIGHT([.D247];8)" office:value-type="string" office:string-value="42:45:14" calcext:value-type="string">
            <text:p>42:45:14</text:p>
          </table:table-cell>
          <table:table-cell table:style-name="ce40" table:formula="of:=LEFT([.C247];8)" office:value-type="string" office:string-value="-0:11:45" calcext:value-type="string">
            <text:p>-0:11:45</text:p>
          </table:table-cell>
          <table:table-cell table:formula="of:=LEFT([.C247];22)" office:value-type="string" office:string-value="-0:11:45 42:45:14 2760" calcext:value-type="string">
            <text:p>-0:11:45 42:45:14 2760</text:p>
          </table:table-cell>
          <table:table-cell table:style-name="ce40" table:formula="of:=RIGHT([.G247];4)" office:value-type="string" office:string-value="2760" calcext:value-type="string">
            <text:p>2760</text:p>
          </table:table-cell>
          <table:table-cell table:formula="of:=LEFT([.C247];28)" office:value-type="string" office:string-value="-0:11:45 42:45:14 2760   182" calcext:value-type="string">
            <text:p>-0:11:45 42:45:14 2760 <text:s text:c="2"/>182</text:p>
          </table:table-cell>
          <table:table-cell table:style-name="ce40" table:formula="of:=RIGHT([.I247];4)" office:value-type="string" office:string-value=" 182" calcext:value-type="string">
            <text:p><text:s/>182</text:p>
          </table:table-cell>
          <table:table-cell table:style-name="ce43" table:formula="of:=[.J247]/[.H247]*100" office:value-type="float" office:value="6.59420289855072" calcext:value-type="float">
            <text:p>6,6</text:p>
          </table:table-cell>
          <table:table-cell table:style-name="ce104"/>
          <table:table-cell table:style-name="ce43" office:value-type="float" office:value="1.8" calcext:value-type="float">
            <text:p>1,8</text:p>
          </table:table-cell>
          <table:table-cell table:style-name="ce46" table:formula="of:=RIGHT([.C247];LEN([.C247])-30)" office:value-type="string" office:string-value="Pico de Bacias" calcext:value-type="string">
            <text:p>Pico de Bacias</text:p>
          </table:table-cell>
          <table:table-cell table:formula="of:=VALUE([.H247])" office:value-type="float" office:value="2760" calcext:value-type="float">
            <text:p>2760</text:p>
          </table:table-cell>
          <table:table-cell table:formula="of:=VALUE([.J247])" office:value-type="float" office:value="182" calcext:value-type="float">
            <text:p>182</text:p>
          </table:table-cell>
          <table:table-cell table:style-name="ce2" table:formula="of:=[.O247]+[.P247]" office:value-type="float" office:value="2942" calcext:value-type="float">
            <text:p>294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urent</text:p>
          </table:table-cell>
          <table:table-cell table:number-columns-repeated="1005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2" table:formula="of:=[.O248]+[.P248]" office:value-type="float" office:value="2934" calcext:value-type="float">
            <text:p>2934</text:p>
          </table:table-cell>
          <table:table-cell table:style-name="ce33" office:value-type="string" calcext:value-type="string">
            <text:p><text:s/>0:27:15 42:41:38 2849 <text:s text:c="3"/>85 <text:s/>Fourche de Clarabide </text:p>
          </table:table-cell>
          <table:table-cell table:formula="of:=LEFT([.C248];17)" office:value-type="string" office:string-value=" 0:27:15 42:41:38" calcext:value-type="string">
            <text:p><text:s/>0:27:15 42:41:38</text:p>
          </table:table-cell>
          <table:table-cell table:style-name="ce40" table:formula="of:=RIGHT([.D248];8)" office:value-type="string" office:string-value="42:41:38" calcext:value-type="string">
            <text:p>42:41:38</text:p>
          </table:table-cell>
          <table:table-cell table:style-name="ce40" table:formula="of:=LEFT([.C248];8)" office:value-type="string" office:string-value=" 0:27:15" calcext:value-type="string">
            <text:p><text:s/>0:27:15</text:p>
          </table:table-cell>
          <table:table-cell table:formula="of:=LEFT([.C248];22)" office:value-type="string" office:string-value=" 0:27:15 42:41:38 2849" calcext:value-type="string">
            <text:p><text:s/>0:27:15 42:41:38 2849</text:p>
          </table:table-cell>
          <table:table-cell table:style-name="ce40" table:formula="of:=RIGHT([.G248];4)" office:value-type="string" office:string-value="2849" calcext:value-type="string">
            <text:p>2849</text:p>
          </table:table-cell>
          <table:table-cell table:formula="of:=LEFT([.C248];28)" office:value-type="string" office:string-value=" 0:27:15 42:41:38 2849    85" calcext:value-type="string">
            <text:p><text:s/>0:27:15 42:41:38 2849 <text:s text:c="3"/>85</text:p>
          </table:table-cell>
          <table:table-cell table:style-name="ce40" table:formula="of:=RIGHT([.I248];4)" office:value-type="string" office:string-value="  85" calcext:value-type="string">
            <text:p><text:s text:c="2"/>85</text:p>
          </table:table-cell>
          <table:table-cell table:style-name="ce43" table:formula="of:=[.J248]/[.H248]*100" office:value-type="float" office:value="2.98350298350298" calcext:value-type="float">
            <text:p>3,0</text:p>
          </table:table-cell>
          <table:table-cell table:style-name="ce104"/>
          <table:table-cell table:style-name="ce43"/>
          <table:table-cell table:style-name="ce46" table:formula="of:=RIGHT([.C248];LEN([.C248])-30)" office:value-type="string" office:string-value="Fourche de Clarabide " calcext:value-type="string">
            <text:p>Fourche de Clarabide </text:p>
          </table:table-cell>
          <table:table-cell table:formula="of:=VALUE([.H248])" office:value-type="float" office:value="2849" calcext:value-type="float">
            <text:p>2849</text:p>
          </table:table-cell>
          <table:table-cell table:formula="of:=VALUE([.J248])" office:value-type="float" office:value="85" calcext:value-type="float">
            <text:p>85</text:p>
          </table:table-cell>
          <table:table-cell table:style-name="ce2" table:formula="of:=[.O248]+[.P248]" office:value-type="float" office:value="2934" calcext:value-type="float">
            <text:p>293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2" table:formula="of:=[.O249]+[.P249]" office:value-type="float" office:value="2933" calcext:value-type="float">
            <text:p>2933</text:p>
          </table:table-cell>
          <table:table-cell table:style-name="ce14" office:value-type="string" calcext:value-type="string">
            <text:p><text:s/>7:17:44 44:08:42 2772 <text:s text:c="2"/>161 <text:s/>CIME DU MERCANTOUR</text:p>
          </table:table-cell>
          <table:table-cell table:formula="of:=LEFT([.C249];17)" office:value-type="string" office:string-value=" 7:17:44 44:08:42" calcext:value-type="string">
            <text:p><text:s/>7:17:44 44:08:42</text:p>
          </table:table-cell>
          <table:table-cell table:style-name="ce40" table:formula="of:=RIGHT([.D249];8)" office:value-type="string" office:string-value="44:08:42" calcext:value-type="string">
            <text:p>44:08:42</text:p>
          </table:table-cell>
          <table:table-cell table:style-name="ce40" table:formula="of:=LEFT([.C249];8)" office:value-type="string" office:string-value=" 7:17:44" calcext:value-type="string">
            <text:p><text:s/>7:17:44</text:p>
          </table:table-cell>
          <table:table-cell table:formula="of:=LEFT([.C249];22)" office:value-type="string" office:string-value=" 7:17:44 44:08:42 2772" calcext:value-type="string">
            <text:p><text:s/>7:17:44 44:08:42 2772</text:p>
          </table:table-cell>
          <table:table-cell table:style-name="ce40" table:formula="of:=RIGHT([.G249];4)" office:value-type="string" office:string-value="2772" calcext:value-type="string">
            <text:p>2772</text:p>
          </table:table-cell>
          <table:table-cell table:formula="of:=LEFT([.C249];28)" office:value-type="string" office:string-value=" 7:17:44 44:08:42 2772   161" calcext:value-type="string">
            <text:p><text:s/>7:17:44 44:08:42 2772 <text:s text:c="2"/>161</text:p>
          </table:table-cell>
          <table:table-cell table:style-name="ce40" table:formula="of:=RIGHT([.I249];4)" office:value-type="string" office:string-value=" 161" calcext:value-type="string">
            <text:p><text:s/>161</text:p>
          </table:table-cell>
          <table:table-cell table:style-name="ce43" table:formula="of:=[.J249]/[.H249]*100" office:value-type="float" office:value="5.80808080808081" calcext:value-type="float">
            <text:p>5,8</text:p>
          </table:table-cell>
          <table:table-cell table:style-name="ce104"/>
          <table:table-cell table:style-name="ce43" office:value-type="float" office:value="1" calcext:value-type="float">
            <text:p>1,0</text:p>
          </table:table-cell>
          <table:table-cell table:style-name="ce46" table:formula="of:=RIGHT([.C249];LEN([.C249])-30)" office:value-type="string" office:string-value="CIME DU MERCANTOUR" calcext:value-type="string">
            <text:p>CIME DU MERCANTOUR</text:p>
          </table:table-cell>
          <table:table-cell table:formula="of:=VALUE([.H249])" office:value-type="float" office:value="2772" calcext:value-type="float">
            <text:p>2772</text:p>
          </table:table-cell>
          <table:table-cell table:formula="of:=VALUE([.J249])" office:value-type="float" office:value="161" calcext:value-type="float">
            <text:p>161</text:p>
          </table:table-cell>
          <table:table-cell table:style-name="ce2" table:formula="of:=[.O249]+[.P249]" office:value-type="float" office:value="2933" calcext:value-type="float">
            <text:p>293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urent</text:p>
          </table:table-cell>
          <table:table-cell table:number-columns-repeated="1005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2" table:formula="of:=[.O250]+[.P250]" office:value-type="float" office:value="2931" calcext:value-type="float">
            <text:p>2931</text:p>
          </table:table-cell>
          <table:table-cell table:style-name="ce14" office:value-type="string" calcext:value-type="string">
            <text:p><text:s/>7:01:10 44:13:56 2759 <text:s text:c="2"/>172 <text:s/>Cime de Colle Longue</text:p>
          </table:table-cell>
          <table:table-cell table:formula="of:=LEFT([.C250];17)" office:value-type="string" office:string-value=" 7:01:10 44:13:56" calcext:value-type="string">
            <text:p><text:s/>7:01:10 44:13:56</text:p>
          </table:table-cell>
          <table:table-cell table:style-name="ce40" table:formula="of:=RIGHT([.D250];8)" office:value-type="string" office:string-value="44:13:56" calcext:value-type="string">
            <text:p>44:13:56</text:p>
          </table:table-cell>
          <table:table-cell table:style-name="ce40" table:formula="of:=LEFT([.C250];8)" office:value-type="string" office:string-value=" 7:01:10" calcext:value-type="string">
            <text:p><text:s/>7:01:10</text:p>
          </table:table-cell>
          <table:table-cell table:formula="of:=LEFT([.C250];22)" office:value-type="string" office:string-value=" 7:01:10 44:13:56 2759" calcext:value-type="string">
            <text:p><text:s/>7:01:10 44:13:56 2759</text:p>
          </table:table-cell>
          <table:table-cell table:style-name="ce40" table:formula="of:=RIGHT([.G250];4)" office:value-type="string" office:string-value="2759" calcext:value-type="string">
            <text:p>2759</text:p>
          </table:table-cell>
          <table:table-cell table:formula="of:=LEFT([.C250];28)" office:value-type="string" office:string-value=" 7:01:10 44:13:56 2759   172" calcext:value-type="string">
            <text:p><text:s/>7:01:10 44:13:56 2759 <text:s text:c="2"/>172</text:p>
          </table:table-cell>
          <table:table-cell table:style-name="ce40" table:formula="of:=RIGHT([.I250];4)" office:value-type="string" office:string-value=" 172" calcext:value-type="string">
            <text:p><text:s/>172</text:p>
          </table:table-cell>
          <table:table-cell table:style-name="ce43" table:formula="of:=[.J250]/[.H250]*100" office:value-type="float" office:value="6.23414280536426" calcext:value-type="float">
            <text:p>6,2</text:p>
          </table:table-cell>
          <table:table-cell table:style-name="ce104"/>
          <table:table-cell table:style-name="ce43" office:value-type="float" office:value="2" calcext:value-type="float">
            <text:p>2,0</text:p>
          </table:table-cell>
          <table:table-cell table:style-name="ce46" table:formula="of:=RIGHT([.C250];LEN([.C250])-30)" office:value-type="string" office:string-value="Cime de Colle Longue" calcext:value-type="string">
            <text:p>Cime de Colle Longue</text:p>
          </table:table-cell>
          <table:table-cell table:formula="of:=VALUE([.H250])" office:value-type="float" office:value="2759" calcext:value-type="float">
            <text:p>2759</text:p>
          </table:table-cell>
          <table:table-cell table:formula="of:=VALUE([.J250])" office:value-type="float" office:value="172" calcext:value-type="float">
            <text:p>172</text:p>
          </table:table-cell>
          <table:table-cell table:style-name="ce2" table:formula="of:=[.O250]+[.P250]" office:value-type="float" office:value="2931" calcext:value-type="float">
            <text:p>2931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Pierric, Marie &amp; Jphi, Carole</text:p>
          </table:table-cell>
          <table:table-cell table:number-columns-repeated="1005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2" table:formula="of:=[.O251]+[.P251]" office:value-type="float" office:value="2928" calcext:value-type="float">
            <text:p>2928</text:p>
          </table:table-cell>
          <table:table-cell table:style-name="ce14" office:value-type="string" calcext:value-type="string">
            <text:p><text:s/>6:44:55 44:48:49 2854 <text:s text:c="3"/>74 <text:s/>Pic Ouest de Côte-Belle</text:p>
          </table:table-cell>
          <table:table-cell table:formula="of:=LEFT([.C251];17)" office:value-type="string" office:string-value=" 6:44:55 44:48:49" calcext:value-type="string">
            <text:p><text:s/>6:44:55 44:48:49</text:p>
          </table:table-cell>
          <table:table-cell table:style-name="ce40" table:formula="of:=RIGHT([.D251];8)" office:value-type="string" office:string-value="44:48:49" calcext:value-type="string">
            <text:p>44:48:49</text:p>
          </table:table-cell>
          <table:table-cell table:style-name="ce40" table:formula="of:=LEFT([.C251];8)" office:value-type="string" office:string-value=" 6:44:55" calcext:value-type="string">
            <text:p><text:s/>6:44:55</text:p>
          </table:table-cell>
          <table:table-cell table:formula="of:=LEFT([.C251];22)" office:value-type="string" office:string-value=" 6:44:55 44:48:49 2854" calcext:value-type="string">
            <text:p><text:s/>6:44:55 44:48:49 2854</text:p>
          </table:table-cell>
          <table:table-cell table:style-name="ce40" table:formula="of:=RIGHT([.G251];4)" office:value-type="string" office:string-value="2854" calcext:value-type="string">
            <text:p>2854</text:p>
          </table:table-cell>
          <table:table-cell table:formula="of:=LEFT([.C251];28)" office:value-type="string" office:string-value=" 6:44:55 44:48:49 2854    74" calcext:value-type="string">
            <text:p><text:s/>6:44:55 44:48:49 2854 <text:s text:c="3"/>74</text:p>
          </table:table-cell>
          <table:table-cell table:style-name="ce40" table:formula="of:=RIGHT([.I251];4)" office:value-type="string" office:string-value="  74" calcext:value-type="string">
            <text:p><text:s text:c="2"/>74</text:p>
          </table:table-cell>
          <table:table-cell table:style-name="ce43" table:formula="of:=[.J251]/[.H251]*100" office:value-type="float" office:value="2.59285213735109" calcext:value-type="float">
            <text:p>2,6</text:p>
          </table:table-cell>
          <table:table-cell table:style-name="ce104"/>
          <table:table-cell table:style-name="ce43"/>
          <table:table-cell table:style-name="ce46" table:formula="of:=RIGHT([.C251];LEN([.C251])-30)" office:value-type="string" office:string-value="Pic Ouest de Côte-Belle" calcext:value-type="string">
            <text:p>Pic Ouest de Côte-Belle</text:p>
          </table:table-cell>
          <table:table-cell table:formula="of:=VALUE([.H251])" office:value-type="float" office:value="2854" calcext:value-type="float">
            <text:p>2854</text:p>
          </table:table-cell>
          <table:table-cell table:formula="of:=VALUE([.J251])" office:value-type="float" office:value="74" calcext:value-type="float">
            <text:p>74</text:p>
          </table:table-cell>
          <table:table-cell table:style-name="ce2" table:formula="of:=[.O251]+[.P251]" office:value-type="float" office:value="2928" calcext:value-type="float">
            <text:p>2928</text:p>
          </table:table-cell>
          <table:table-cell office:value-type="string" calcext:value-type="string">
            <text:p>Hiver 2007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2" table:formula="of:=[.O252]+[.P252]" office:value-type="float" office:value="2927" calcext:value-type="float">
            <text:p>2927</text:p>
          </table:table-cell>
          <table:table-cell table:style-name="ce14" office:value-type="string" calcext:value-type="string">
            <text:p><text:s/>6:58:11 44:50:49 2889 <text:s text:c="3"/>38 <text:s/>Pic Charbonnel</text:p>
          </table:table-cell>
          <table:table-cell table:formula="of:=LEFT([.C252];17)" office:value-type="string" office:string-value=" 6:58:11 44:50:49" calcext:value-type="string">
            <text:p><text:s/>6:58:11 44:50:49</text:p>
          </table:table-cell>
          <table:table-cell table:style-name="ce40" table:formula="of:=RIGHT([.D252];8)" office:value-type="string" office:string-value="44:50:49" calcext:value-type="string">
            <text:p>44:50:49</text:p>
          </table:table-cell>
          <table:table-cell table:style-name="ce40" table:formula="of:=LEFT([.C252];8)" office:value-type="string" office:string-value=" 6:58:11" calcext:value-type="string">
            <text:p><text:s/>6:58:11</text:p>
          </table:table-cell>
          <table:table-cell table:formula="of:=LEFT([.C252];22)" office:value-type="string" office:string-value=" 6:58:11 44:50:49 2889" calcext:value-type="string">
            <text:p><text:s/>6:58:11 44:50:49 2889</text:p>
          </table:table-cell>
          <table:table-cell table:style-name="ce40" table:formula="of:=RIGHT([.G252];4)" office:value-type="string" office:string-value="2889" calcext:value-type="string">
            <text:p>2889</text:p>
          </table:table-cell>
          <table:table-cell table:formula="of:=LEFT([.C252];28)" office:value-type="string" office:string-value=" 6:58:11 44:50:49 2889    38" calcext:value-type="string">
            <text:p><text:s/>6:58:11 44:50:49 2889 <text:s text:c="3"/>38</text:p>
          </table:table-cell>
          <table:table-cell table:style-name="ce40" table:formula="of:=RIGHT([.I252];4)" office:value-type="string" office:string-value="  38" calcext:value-type="string">
            <text:p><text:s text:c="2"/>38</text:p>
          </table:table-cell>
          <table:table-cell table:style-name="ce43" table:formula="of:=[.J252]/[.H252]*100" office:value-type="float" office:value="1.3153340256144" calcext:value-type="float">
            <text:p>1,3</text:p>
          </table:table-cell>
          <table:table-cell table:style-name="ce104"/>
          <table:table-cell table:style-name="ce43"/>
          <table:table-cell table:style-name="ce46" table:formula="of:=RIGHT([.C252];LEN([.C252])-30)" office:value-type="string" office:string-value="Pic Charbonnel" calcext:value-type="string">
            <text:p>Pic Charbonnel</text:p>
          </table:table-cell>
          <table:table-cell table:formula="of:=VALUE([.H252])" office:value-type="float" office:value="2889" calcext:value-type="float">
            <text:p>2889</text:p>
          </table:table-cell>
          <table:table-cell table:formula="of:=VALUE([.J252])" office:value-type="float" office:value="38" calcext:value-type="float">
            <text:p>38</text:p>
          </table:table-cell>
          <table:table-cell table:style-name="ce2" table:formula="of:=[.O252]+[.P252]" office:value-type="float" office:value="2927" calcext:value-type="float">
            <text:p>2927</text:p>
          </table:table-cell>
          <table:table-cell office:value-type="string" calcext:value-type="string">
            <text:p>Hiver 2007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2" table:formula="of:=[.O253]+[.P253]" office:value-type="float" office:value="2925" calcext:value-type="float">
            <text:p>2925</text:p>
          </table:table-cell>
          <table:table-cell table:style-name="ce8" office:value-type="string" calcext:value-type="string">
            <text:p><text:s/>6:56:20 46:05:59 2703 <text:s text:c="2"/>222 <text:s/>FONTANABRAN</text:p>
          </table:table-cell>
          <table:table-cell table:formula="of:=LEFT([.C253];17)" office:value-type="string" office:string-value=" 6:56:20 46:05:59" calcext:value-type="string">
            <text:p><text:s/>6:56:20 46:05:59</text:p>
          </table:table-cell>
          <table:table-cell table:style-name="ce40" table:formula="of:=RIGHT([.D253];8)" office:value-type="string" office:string-value="46:05:59" calcext:value-type="string">
            <text:p>46:05:59</text:p>
          </table:table-cell>
          <table:table-cell table:style-name="ce40" table:formula="of:=LEFT([.C253];8)" office:value-type="string" office:string-value=" 6:56:20" calcext:value-type="string">
            <text:p><text:s/>6:56:20</text:p>
          </table:table-cell>
          <table:table-cell table:formula="of:=LEFT([.C253];22)" office:value-type="string" office:string-value=" 6:56:20 46:05:59 2703" calcext:value-type="string">
            <text:p><text:s/>6:56:20 46:05:59 2703</text:p>
          </table:table-cell>
          <table:table-cell table:style-name="ce40" table:formula="of:=RIGHT([.G253];4)" office:value-type="string" office:string-value="2703" calcext:value-type="string">
            <text:p>2703</text:p>
          </table:table-cell>
          <table:table-cell table:formula="of:=LEFT([.C253];28)" office:value-type="string" office:string-value=" 6:56:20 46:05:59 2703   222" calcext:value-type="string">
            <text:p><text:s/>6:56:20 46:05:59 2703 <text:s text:c="2"/>222</text:p>
          </table:table-cell>
          <table:table-cell table:style-name="ce40" table:formula="of:=RIGHT([.I253];4)" office:value-type="string" office:string-value=" 222" calcext:value-type="string">
            <text:p><text:s/>222</text:p>
          </table:table-cell>
          <table:table-cell table:style-name="ce43" table:formula="of:=[.J253]/[.H253]*100" office:value-type="float" office:value="8.21309655937847" calcext:value-type="float">
            <text:p>8,2</text:p>
          </table:table-cell>
          <table:table-cell table:style-name="ce104"/>
          <table:table-cell table:style-name="ce43" office:value-type="float" office:value="1.3" calcext:value-type="float">
            <text:p>1,3</text:p>
          </table:table-cell>
          <table:table-cell table:style-name="ce46" table:formula="of:=RIGHT([.C253];LEN([.C253])-30)" office:value-type="string" office:string-value="FONTANABRAN" calcext:value-type="string">
            <text:p>FONTANABRAN</text:p>
          </table:table-cell>
          <table:table-cell table:formula="of:=VALUE([.H253])" office:value-type="float" office:value="2703" calcext:value-type="float">
            <text:p>2703</text:p>
          </table:table-cell>
          <table:table-cell table:formula="of:=VALUE([.J253])" office:value-type="float" office:value="222" calcext:value-type="float">
            <text:p>222</text:p>
          </table:table-cell>
          <table:table-cell table:style-name="ce2" table:formula="of:=[.O253]+[.P253]" office:value-type="float" office:value="2925" calcext:value-type="float">
            <text:p>292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2" table:formula="of:=[.O254]+[.P254]" office:value-type="float" office:value="2924" calcext:value-type="float">
            <text:p>2924</text:p>
          </table:table-cell>
          <table:table-cell table:style-name="ce14" office:value-type="string" calcext:value-type="string">
            <text:p>-0:26:16 42:46:02 2574 <text:s text:c="2"/>350 <text:s/>PICO DE ANAYET</text:p>
          </table:table-cell>
          <table:table-cell table:formula="of:=LEFT([.C254];17)" office:value-type="string" office:string-value="-0:26:16 42:46:02" calcext:value-type="string">
            <text:p>-0:26:16 42:46:02</text:p>
          </table:table-cell>
          <table:table-cell table:style-name="ce40" table:formula="of:=RIGHT([.D254];8)" office:value-type="string" office:string-value="42:46:02" calcext:value-type="string">
            <text:p>42:46:02</text:p>
          </table:table-cell>
          <table:table-cell table:style-name="ce40" table:formula="of:=LEFT([.C254];8)" office:value-type="string" office:string-value="-0:26:16" calcext:value-type="string">
            <text:p>-0:26:16</text:p>
          </table:table-cell>
          <table:table-cell table:formula="of:=LEFT([.C254];22)" office:value-type="string" office:string-value="-0:26:16 42:46:02 2574" calcext:value-type="string">
            <text:p>-0:26:16 42:46:02 2574</text:p>
          </table:table-cell>
          <table:table-cell table:style-name="ce40" table:formula="of:=RIGHT([.G254];4)" office:value-type="string" office:string-value="2574" calcext:value-type="string">
            <text:p>2574</text:p>
          </table:table-cell>
          <table:table-cell table:formula="of:=LEFT([.C254];28)" office:value-type="string" office:string-value="-0:26:16 42:46:02 2574   350" calcext:value-type="string">
            <text:p>-0:26:16 42:46:02 2574 <text:s text:c="2"/>350</text:p>
          </table:table-cell>
          <table:table-cell table:style-name="ce40" table:formula="of:=RIGHT([.I254];4)" office:value-type="string" office:string-value=" 350" calcext:value-type="string">
            <text:p><text:s/>350</text:p>
          </table:table-cell>
          <table:table-cell table:style-name="ce43" table:formula="of:=[.J254]/[.H254]*100" office:value-type="float" office:value="13.5975135975136" calcext:value-type="float">
            <text:p>13,6</text:p>
          </table:table-cell>
          <table:table-cell table:style-name="ce104"/>
          <table:table-cell table:style-name="ce43" office:value-type="float" office:value="4.9" calcext:value-type="float">
            <text:p>4,9</text:p>
          </table:table-cell>
          <table:table-cell table:style-name="ce46" table:formula="of:=RIGHT([.C254];LEN([.C254])-30)" office:value-type="string" office:string-value="PICO DE ANAYET" calcext:value-type="string">
            <text:p>PICO DE ANAYET</text:p>
          </table:table-cell>
          <table:table-cell table:formula="of:=VALUE([.H254])" office:value-type="float" office:value="2574" calcext:value-type="float">
            <text:p>2574</text:p>
          </table:table-cell>
          <table:table-cell table:formula="of:=VALUE([.J254])" office:value-type="float" office:value="350" calcext:value-type="float">
            <text:p>350</text:p>
          </table:table-cell>
          <table:table-cell table:style-name="ce2" table:formula="of:=[.O254]+[.P254]" office:value-type="float" office:value="2924" calcext:value-type="float">
            <text:p>292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2" table:formula="of:=[.O255]+[.P255]" office:value-type="float" office:value="2923" calcext:value-type="float">
            <text:p>2923</text:p>
          </table:table-cell>
          <table:table-cell table:style-name="ce14" office:value-type="string" calcext:value-type="string">
            <text:p><text:s/>0:12:08 42:52:00 2715 <text:s text:c="2"/>208 <text:s/>Pic de Bastan</text:p>
          </table:table-cell>
          <table:table-cell table:formula="of:=LEFT([.C255];17)" office:value-type="string" office:string-value=" 0:12:08 42:52:00" calcext:value-type="string">
            <text:p><text:s/>0:12:08 42:52:00</text:p>
          </table:table-cell>
          <table:table-cell table:style-name="ce40" table:formula="of:=RIGHT([.D255];8)" office:value-type="string" office:string-value="42:52:00" calcext:value-type="string">
            <text:p>42:52:00</text:p>
          </table:table-cell>
          <table:table-cell table:style-name="ce40" table:formula="of:=LEFT([.C255];8)" office:value-type="string" office:string-value=" 0:12:08" calcext:value-type="string">
            <text:p><text:s/>0:12:08</text:p>
          </table:table-cell>
          <table:table-cell table:formula="of:=LEFT([.C255];22)" office:value-type="string" office:string-value=" 0:12:08 42:52:00 2715" calcext:value-type="string">
            <text:p><text:s/>0:12:08 42:52:00 2715</text:p>
          </table:table-cell>
          <table:table-cell table:style-name="ce40" table:formula="of:=RIGHT([.G255];4)" office:value-type="string" office:string-value="2715" calcext:value-type="string">
            <text:p>2715</text:p>
          </table:table-cell>
          <table:table-cell table:formula="of:=LEFT([.C255];28)" office:value-type="string" office:string-value=" 0:12:08 42:52:00 2715   208" calcext:value-type="string">
            <text:p><text:s/>0:12:08 42:52:00 2715 <text:s text:c="2"/>208</text:p>
          </table:table-cell>
          <table:table-cell table:style-name="ce40" table:formula="of:=RIGHT([.I255];4)" office:value-type="string" office:string-value=" 208" calcext:value-type="string">
            <text:p><text:s/>208</text:p>
          </table:table-cell>
          <table:table-cell table:style-name="ce43" table:formula="of:=[.J255]/[.H255]*100" office:value-type="float" office:value="7.66114180478821" calcext:value-type="float">
            <text:p>7,7</text:p>
          </table:table-cell>
          <table:table-cell table:style-name="ce104"/>
          <table:table-cell table:style-name="ce43" office:value-type="float" office:value="1.4" calcext:value-type="float">
            <text:p>1,4</text:p>
          </table:table-cell>
          <table:table-cell table:style-name="ce46" table:formula="of:=RIGHT([.C255];LEN([.C255])-30)" office:value-type="string" office:string-value="Pic de Bastan" calcext:value-type="string">
            <text:p>Pic de Bastan</text:p>
          </table:table-cell>
          <table:table-cell table:formula="of:=VALUE([.H255])" office:value-type="float" office:value="2715" calcext:value-type="float">
            <text:p>2715</text:p>
          </table:table-cell>
          <table:table-cell table:formula="of:=VALUE([.J255])" office:value-type="float" office:value="208" calcext:value-type="float">
            <text:p>208</text:p>
          </table:table-cell>
          <table:table-cell table:style-name="ce2" table:formula="of:=[.O255]+[.P255]" office:value-type="float" office:value="2923" calcext:value-type="float">
            <text:p>292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stelle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2" table:formula="of:=[.O256]+[.P256]" office:value-type="float" office:value="2912" calcext:value-type="float">
            <text:p>2912</text:p>
          </table:table-cell>
          <table:table-cell table:style-name="ce14" office:value-type="string" calcext:value-type="string">
            <text:p><text:s/>5:48:47 45:22:16 2026 <text:s text:c="2"/>886 <text:s/>Grand Som</text:p>
          </table:table-cell>
          <table:table-cell table:formula="of:=LEFT([.C256];17)" office:value-type="string" office:string-value=" 5:48:47 45:22:16" calcext:value-type="string">
            <text:p><text:s/>5:48:47 45:22:16</text:p>
          </table:table-cell>
          <table:table-cell table:style-name="ce40" table:formula="of:=RIGHT([.D256];8)" office:value-type="string" office:string-value="45:22:16" calcext:value-type="string">
            <text:p>45:22:16</text:p>
          </table:table-cell>
          <table:table-cell table:style-name="ce40" table:formula="of:=LEFT([.C256];8)" office:value-type="string" office:string-value=" 5:48:47" calcext:value-type="string">
            <text:p><text:s/>5:48:47</text:p>
          </table:table-cell>
          <table:table-cell table:formula="of:=LEFT([.C256];22)" office:value-type="string" office:string-value=" 5:48:47 45:22:16 2026" calcext:value-type="string">
            <text:p><text:s/>5:48:47 45:22:16 2026</text:p>
          </table:table-cell>
          <table:table-cell table:style-name="ce40" table:formula="of:=RIGHT([.G256];4)" office:value-type="string" office:string-value="2026" calcext:value-type="string">
            <text:p>2026</text:p>
          </table:table-cell>
          <table:table-cell table:formula="of:=LEFT([.C256];28)" office:value-type="string" office:string-value=" 5:48:47 45:22:16 2026   886" calcext:value-type="string">
            <text:p><text:s/>5:48:47 45:22:16 2026 <text:s text:c="2"/>886</text:p>
          </table:table-cell>
          <table:table-cell table:style-name="ce40" table:formula="of:=RIGHT([.I256];4)" office:value-type="string" office:string-value=" 886" calcext:value-type="string">
            <text:p><text:s/>886</text:p>
          </table:table-cell>
          <table:table-cell table:style-name="ce43" table:formula="of:=[.J256]/[.H256]*100" office:value-type="float" office:value="43.7314906219151" calcext:value-type="float">
            <text:p>43,7</text:p>
          </table:table-cell>
          <table:table-cell table:style-name="ce104"/>
          <table:table-cell table:style-name="ce43" office:value-type="float" office:value="5.5" calcext:value-type="float">
            <text:p>5,5</text:p>
          </table:table-cell>
          <table:table-cell table:style-name="ce46" table:formula="of:=RIGHT([.C256];LEN([.C256])-30)" office:value-type="string" office:string-value="Grand Som" calcext:value-type="string">
            <text:p>Grand Som</text:p>
          </table:table-cell>
          <table:table-cell table:formula="of:=VALUE([.H256])" office:value-type="float" office:value="2026" calcext:value-type="float">
            <text:p>2026</text:p>
          </table:table-cell>
          <table:table-cell table:formula="of:=VALUE([.J256])" office:value-type="float" office:value="886" calcext:value-type="float">
            <text:p>886</text:p>
          </table:table-cell>
          <table:table-cell table:style-name="ce2" table:formula="of:=[.O256]+[.P256]" office:value-type="float" office:value="2912" calcext:value-type="float">
            <text:p>291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Estelle + (Éloi)</text:p>
          </table:table-cell>
          <table:table-cell table:number-columns-repeated="1005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2" table:formula="of:=[.O257]+[.P257]" office:value-type="float" office:value="2912" calcext:value-type="float">
            <text:p>2912</text:p>
          </table:table-cell>
          <table:table-cell table:style-name="ce8" office:value-type="string" calcext:value-type="string">
            <text:p><text:s/>7:27:32 44:05:52 2740 <text:s text:c="2"/>172 <text:s/>Mont Sainte-Marie</text:p>
          </table:table-cell>
          <table:table-cell table:formula="of:=LEFT([.C257];17)" office:value-type="string" office:string-value=" 7:27:32 44:05:52" calcext:value-type="string">
            <text:p><text:s/>7:27:32 44:05:52</text:p>
          </table:table-cell>
          <table:table-cell table:style-name="ce40" table:formula="of:=RIGHT([.D257];8)" office:value-type="string" office:string-value="44:05:52" calcext:value-type="string">
            <text:p>44:05:52</text:p>
          </table:table-cell>
          <table:table-cell table:style-name="ce40" table:formula="of:=LEFT([.C257];8)" office:value-type="string" office:string-value=" 7:27:32" calcext:value-type="string">
            <text:p><text:s/>7:27:32</text:p>
          </table:table-cell>
          <table:table-cell table:formula="of:=LEFT([.C257];22)" office:value-type="string" office:string-value=" 7:27:32 44:05:52 2740" calcext:value-type="string">
            <text:p><text:s/>7:27:32 44:05:52 2740</text:p>
          </table:table-cell>
          <table:table-cell table:style-name="ce40" table:formula="of:=RIGHT([.G257];4)" office:value-type="string" office:string-value="2740" calcext:value-type="string">
            <text:p>2740</text:p>
          </table:table-cell>
          <table:table-cell table:formula="of:=LEFT([.C257];28)" office:value-type="string" office:string-value=" 7:27:32 44:05:52 2740   172" calcext:value-type="string">
            <text:p><text:s/>7:27:32 44:05:52 2740 <text:s text:c="2"/>172</text:p>
          </table:table-cell>
          <table:table-cell table:style-name="ce40" table:formula="of:=RIGHT([.I257];4)" office:value-type="string" office:string-value=" 172" calcext:value-type="string">
            <text:p><text:s/>172</text:p>
          </table:table-cell>
          <table:table-cell table:style-name="ce43" table:formula="of:=[.J257]/[.H257]*100" office:value-type="float" office:value="6.27737226277372" calcext:value-type="float">
            <text:p>6,3</text:p>
          </table:table-cell>
          <table:table-cell table:style-name="ce104"/>
          <table:table-cell table:style-name="ce43" office:value-type="float" office:value="2.1" calcext:value-type="float">
            <text:p>2,1</text:p>
          </table:table-cell>
          <table:table-cell table:style-name="ce46" table:formula="of:=RIGHT([.C257];LEN([.C257])-30)" office:value-type="string" office:string-value="Mont Sainte-Marie" calcext:value-type="string">
            <text:p>Mont Sainte-Marie</text:p>
          </table:table-cell>
          <table:table-cell table:formula="of:=VALUE([.H257])" office:value-type="float" office:value="2740" calcext:value-type="float">
            <text:p>2740</text:p>
          </table:table-cell>
          <table:table-cell table:formula="of:=VALUE([.J257])" office:value-type="float" office:value="172" calcext:value-type="float">
            <text:p>172</text:p>
          </table:table-cell>
          <table:table-cell table:style-name="ce2" table:formula="of:=[.O257]+[.P257]" office:value-type="float" office:value="2912" calcext:value-type="float">
            <text:p>2912</text:p>
          </table:table-cell>
          <table:table-cell office:value-type="float" office:value="2009" calcext:value-type="float">
            <text:p>2009</text:p>
          </table:table-cell>
          <table:table-cell table:number-columns-repeated="1006"/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4" table:formula="of:=[.O258]+[.P258]" office:value-type="float" office:value="2908" calcext:value-type="float">
            <text:p>2908</text:p>
          </table:table-cell>
          <table:table-cell table:style-name="ce16" office:value-type="string" calcext:value-type="string">
            <text:p><text:s/>6:38:39 44:56:33 2645 <text:s text:c="2"/>263 <text:s/>LA GRANDE PEYROLLE</text:p>
          </table:table-cell>
          <table:table-cell table:style-name="ce39" table:formula="of:=LEFT([.C258];17)" office:value-type="string" office:string-value=" 6:38:39 44:56:33" calcext:value-type="string">
            <text:p><text:s/>6:38:39 44:56:33</text:p>
          </table:table-cell>
          <table:table-cell table:style-name="ce42" table:formula="of:=RIGHT([.D258];8)" office:value-type="string" office:string-value="44:56:33" calcext:value-type="string">
            <text:p>44:56:33</text:p>
          </table:table-cell>
          <table:table-cell table:style-name="ce42" table:formula="of:=LEFT([.C258];8)" office:value-type="string" office:string-value=" 6:38:39" calcext:value-type="string">
            <text:p><text:s/>6:38:39</text:p>
          </table:table-cell>
          <table:table-cell table:style-name="ce39" table:formula="of:=LEFT([.C258];22)" office:value-type="string" office:string-value=" 6:38:39 44:56:33 2645" calcext:value-type="string">
            <text:p><text:s/>6:38:39 44:56:33 2645</text:p>
          </table:table-cell>
          <table:table-cell table:style-name="ce42" table:formula="of:=RIGHT([.G258];4)" office:value-type="string" office:string-value="2645" calcext:value-type="string">
            <text:p>2645</text:p>
          </table:table-cell>
          <table:table-cell table:style-name="ce39" table:formula="of:=LEFT([.C258];28)" office:value-type="string" office:string-value=" 6:38:39 44:56:33 2645   263" calcext:value-type="string">
            <text:p><text:s/>6:38:39 44:56:33 2645 <text:s text:c="2"/>263</text:p>
          </table:table-cell>
          <table:table-cell table:style-name="ce42" table:formula="of:=RIGHT([.I258];4)" office:value-type="string" office:string-value=" 263" calcext:value-type="string">
            <text:p><text:s/>263</text:p>
          </table:table-cell>
          <table:table-cell table:style-name="ce43" table:formula="of:=[.J258]/[.H258]*100" office:value-type="float" office:value="9.94328922495274" calcext:value-type="float">
            <text:p>9,9</text:p>
          </table:table-cell>
          <table:table-cell table:style-name="ce104"/>
          <table:table-cell table:style-name="ce43" office:value-type="float" office:value="4.9" calcext:value-type="float">
            <text:p>4,9</text:p>
          </table:table-cell>
          <table:table-cell table:style-name="ce50" table:formula="of:=RIGHT([.C258];LEN([.C258])-30)" office:value-type="string" office:string-value="LA GRANDE PEYROLLE" calcext:value-type="string">
            <text:p>LA GRANDE PEYROLLE</text:p>
          </table:table-cell>
          <table:table-cell table:style-name="ce39" table:formula="of:=VALUE([.H258])" office:value-type="float" office:value="2645" calcext:value-type="float">
            <text:p>2645</text:p>
          </table:table-cell>
          <table:table-cell table:style-name="ce39" table:formula="of:=VALUE([.J258])" office:value-type="float" office:value="263" calcext:value-type="float">
            <text:p>263</text:p>
          </table:table-cell>
          <table:table-cell table:style-name="ce4" table:formula="of:=[.O258]+[.P258]" office:value-type="float" office:value="2908" calcext:value-type="float">
            <text:p>2908</text:p>
          </table:table-cell>
          <table:table-cell table:style-name="ce42" office:value-type="float" office:value="2018" calcext:value-type="float">
            <text:p>2018</text:p>
          </table:table-cell>
          <table:table-cell office:value-type="string" calcext:value-type="string">
            <text:p>Éloi</text:p>
          </table:table-cell>
          <table:table-cell table:number-columns-repeated="1005"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table:style-name="ce2" table:formula="of:=[.O259]+[.P259]" office:value-type="float" office:value="2907" calcext:value-type="float">
            <text:p>2907</text:p>
          </table:table-cell>
          <table:table-cell table:style-name="ce14" office:value-type="string" calcext:value-type="string">
            <text:p><text:s/>7:02:30 45:49:58 2720 <text:s text:c="2"/>187 <text:s/>TETE ENTRE DEUX SAUTS</text:p>
          </table:table-cell>
          <table:table-cell table:formula="of:=LEFT([.C259];17)" office:value-type="string" office:string-value=" 7:02:30 45:49:58" calcext:value-type="string">
            <text:p><text:s/>7:02:30 45:49:58</text:p>
          </table:table-cell>
          <table:table-cell table:style-name="ce40" table:formula="of:=RIGHT([.D259];8)" office:value-type="string" office:string-value="45:49:58" calcext:value-type="string">
            <text:p>45:49:58</text:p>
          </table:table-cell>
          <table:table-cell table:style-name="ce40" table:formula="of:=LEFT([.C259];8)" office:value-type="string" office:string-value=" 7:02:30" calcext:value-type="string">
            <text:p><text:s/>7:02:30</text:p>
          </table:table-cell>
          <table:table-cell table:formula="of:=LEFT([.C259];22)" office:value-type="string" office:string-value=" 7:02:30 45:49:58 2720" calcext:value-type="string">
            <text:p><text:s/>7:02:30 45:49:58 2720</text:p>
          </table:table-cell>
          <table:table-cell table:style-name="ce40" table:formula="of:=RIGHT([.G259];4)" office:value-type="string" office:string-value="2720" calcext:value-type="string">
            <text:p>2720</text:p>
          </table:table-cell>
          <table:table-cell table:formula="of:=LEFT([.C259];28)" office:value-type="string" office:string-value=" 7:02:30 45:49:58 2720   187" calcext:value-type="string">
            <text:p><text:s/>7:02:30 45:49:58 2720 <text:s text:c="2"/>187</text:p>
          </table:table-cell>
          <table:table-cell table:style-name="ce40" table:formula="of:=RIGHT([.I259];4)" office:value-type="string" office:string-value=" 187" calcext:value-type="string">
            <text:p><text:s/>187</text:p>
          </table:table-cell>
          <table:table-cell table:style-name="ce43" table:formula="of:=[.J259]/[.H259]*100" office:value-type="float" office:value="6.875" calcext:value-type="float">
            <text:p>6,9</text:p>
          </table:table-cell>
          <table:table-cell table:style-name="ce104"/>
          <table:table-cell table:style-name="ce43" office:value-type="float" office:value="1.6" calcext:value-type="float">
            <text:p>1,6</text:p>
          </table:table-cell>
          <table:table-cell table:style-name="ce46" table:formula="of:=RIGHT([.C259];LEN([.C259])-30)" office:value-type="string" office:string-value="TETE ENTRE DEUX SAUTS" calcext:value-type="string">
            <text:p>TETE ENTRE DEUX SAUTS</text:p>
          </table:table-cell>
          <table:table-cell table:formula="of:=VALUE([.H259])" office:value-type="float" office:value="2720" calcext:value-type="float">
            <text:p>2720</text:p>
          </table:table-cell>
          <table:table-cell table:formula="of:=VALUE([.J259])" office:value-type="float" office:value="187" calcext:value-type="float">
            <text:p>187</text:p>
          </table:table-cell>
          <table:table-cell table:style-name="ce2" table:formula="of:=[.O259]+[.P259]" office:value-type="float" office:value="2907" calcext:value-type="float">
            <text:p>290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2" table:formula="of:=[.O260]+[.P260]" office:value-type="float" office:value="2906" calcext:value-type="float">
            <text:p>2906</text:p>
          </table:table-cell>
          <table:table-cell table:style-name="ce14" office:value-type="string" calcext:value-type="string">
            <text:p><text:s/>7:14:37 44:10:18 2824 <text:s text:c="3"/>82 <text:s/>Tête Sud des Bresses</text:p>
          </table:table-cell>
          <table:table-cell table:formula="of:=LEFT([.C260];17)" office:value-type="string" office:string-value=" 7:14:37 44:10:18" calcext:value-type="string">
            <text:p><text:s/>7:14:37 44:10:18</text:p>
          </table:table-cell>
          <table:table-cell table:style-name="ce40" table:formula="of:=RIGHT([.D260];8)" office:value-type="string" office:string-value="44:10:18" calcext:value-type="string">
            <text:p>44:10:18</text:p>
          </table:table-cell>
          <table:table-cell table:style-name="ce40" table:formula="of:=LEFT([.C260];8)" office:value-type="string" office:string-value=" 7:14:37" calcext:value-type="string">
            <text:p><text:s/>7:14:37</text:p>
          </table:table-cell>
          <table:table-cell table:formula="of:=LEFT([.C260];22)" office:value-type="string" office:string-value=" 7:14:37 44:10:18 2824" calcext:value-type="string">
            <text:p><text:s/>7:14:37 44:10:18 2824</text:p>
          </table:table-cell>
          <table:table-cell table:style-name="ce40" table:formula="of:=RIGHT([.G260];4)" office:value-type="string" office:string-value="2824" calcext:value-type="string">
            <text:p>2824</text:p>
          </table:table-cell>
          <table:table-cell table:formula="of:=LEFT([.C260];28)" office:value-type="string" office:string-value=" 7:14:37 44:10:18 2824    82" calcext:value-type="string">
            <text:p><text:s/>7:14:37 44:10:18 2824 <text:s text:c="3"/>82</text:p>
          </table:table-cell>
          <table:table-cell table:style-name="ce40" table:formula="of:=RIGHT([.I260];4)" office:value-type="string" office:string-value="  82" calcext:value-type="string">
            <text:p><text:s text:c="2"/>82</text:p>
          </table:table-cell>
          <table:table-cell table:style-name="ce43" table:formula="of:=[.J260]/[.H260]*100" office:value-type="float" office:value="2.90368271954674" calcext:value-type="float">
            <text:p>2,9</text:p>
          </table:table-cell>
          <table:table-cell table:style-name="ce104"/>
          <table:table-cell table:style-name="ce43"/>
          <table:table-cell table:style-name="ce46" table:formula="of:=RIGHT([.C260];LEN([.C260])-30)" office:value-type="string" office:string-value="Tête Sud des Bresses" calcext:value-type="string">
            <text:p>Tête Sud des Bresses</text:p>
          </table:table-cell>
          <table:table-cell table:formula="of:=VALUE([.H260])" office:value-type="float" office:value="2824" calcext:value-type="float">
            <text:p>2824</text:p>
          </table:table-cell>
          <table:table-cell table:formula="of:=VALUE([.J260])" office:value-type="float" office:value="82" calcext:value-type="float">
            <text:p>82</text:p>
          </table:table-cell>
          <table:table-cell table:style-name="ce2" table:formula="of:=[.O260]+[.P260]" office:value-type="float" office:value="2906" calcext:value-type="float">
            <text:p>2906</text:p>
          </table:table-cell>
          <table:table-cell office:value-type="float" office:value="2011" calcext:value-type="float">
            <text:p>2011</text:p>
          </table:table-cell>
          <table:table-cell table:number-columns-repeated="1006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2" table:formula="of:=[.O261]+[.P261]" office:value-type="float" office:value="2901" calcext:value-type="float">
            <text:p>2901</text:p>
          </table:table-cell>
          <table:table-cell table:style-name="ce14" office:value-type="string" calcext:value-type="string">
            <text:p>-0:45:23 42:49:32 2390 <text:s text:c="2"/>511 <text:s/>PENA FORCA</text:p>
          </table:table-cell>
          <table:table-cell table:formula="of:=LEFT([.C261];17)" office:value-type="string" office:string-value="-0:45:23 42:49:32" calcext:value-type="string">
            <text:p>-0:45:23 42:49:32</text:p>
          </table:table-cell>
          <table:table-cell table:style-name="ce40" table:formula="of:=RIGHT([.D261];8)" office:value-type="string" office:string-value="42:49:32" calcext:value-type="string">
            <text:p>42:49:32</text:p>
          </table:table-cell>
          <table:table-cell table:style-name="ce40" table:formula="of:=LEFT([.C261];8)" office:value-type="string" office:string-value="-0:45:23" calcext:value-type="string">
            <text:p>-0:45:23</text:p>
          </table:table-cell>
          <table:table-cell table:formula="of:=LEFT([.C261];22)" office:value-type="string" office:string-value="-0:45:23 42:49:32 2390" calcext:value-type="string">
            <text:p>-0:45:23 42:49:32 2390</text:p>
          </table:table-cell>
          <table:table-cell table:style-name="ce40" table:formula="of:=RIGHT([.G261];4)" office:value-type="string" office:string-value="2390" calcext:value-type="string">
            <text:p>2390</text:p>
          </table:table-cell>
          <table:table-cell table:formula="of:=LEFT([.C261];28)" office:value-type="string" office:string-value="-0:45:23 42:49:32 2390   511" calcext:value-type="string">
            <text:p>-0:45:23 42:49:32 2390 <text:s text:c="2"/>511</text:p>
          </table:table-cell>
          <table:table-cell table:style-name="ce40" table:formula="of:=RIGHT([.I261];4)" office:value-type="string" office:string-value=" 511" calcext:value-type="string">
            <text:p><text:s/>511</text:p>
          </table:table-cell>
          <table:table-cell table:style-name="ce43" table:formula="of:=[.J261]/[.H261]*100" office:value-type="float" office:value="21.3807531380753" calcext:value-type="float">
            <text:p>21,4</text:p>
          </table:table-cell>
          <table:table-cell table:style-name="ce104"/>
          <table:table-cell table:style-name="ce43" office:value-type="float" office:value="7.4" calcext:value-type="float">
            <text:p>7,4</text:p>
          </table:table-cell>
          <table:table-cell table:style-name="ce46" table:formula="of:=RIGHT([.C261];LEN([.C261])-30)" office:value-type="string" office:string-value="PENA FORCA" calcext:value-type="string">
            <text:p>PENA FORCA</text:p>
          </table:table-cell>
          <table:table-cell table:formula="of:=VALUE([.H261])" office:value-type="float" office:value="2390" calcext:value-type="float">
            <text:p>2390</text:p>
          </table:table-cell>
          <table:table-cell table:formula="of:=VALUE([.J261])" office:value-type="float" office:value="511" calcext:value-type="float">
            <text:p>511</text:p>
          </table:table-cell>
          <table:table-cell table:style-name="ce2" table:formula="of:=[.O261]+[.P261]" office:value-type="float" office:value="2901" calcext:value-type="float">
            <text:p>2901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style-name="ce2" table:formula="of:=[.O262]+[.P262]" office:value-type="float" office:value="2899" calcext:value-type="float">
            <text:p>2899</text:p>
          </table:table-cell>
          <table:table-cell table:style-name="ce14" office:value-type="string" calcext:value-type="string">
            <text:p><text:s/>6:52:49 45:08:06 2899 <text:s text:c="4"/>0 <text:s/>Col d’Ambin / Bivouac Walter Blais</text:p>
          </table:table-cell>
          <table:table-cell table:formula="of:=LEFT([.C262];17)" office:value-type="string" office:string-value=" 6:52:49 45:08:06" calcext:value-type="string">
            <text:p><text:s/>6:52:49 45:08:06</text:p>
          </table:table-cell>
          <table:table-cell table:style-name="ce40" table:formula="of:=RIGHT([.D262];8)" office:value-type="string" office:string-value="45:08:06" calcext:value-type="string">
            <text:p>45:08:06</text:p>
          </table:table-cell>
          <table:table-cell table:style-name="ce40" table:formula="of:=LEFT([.C262];8)" office:value-type="string" office:string-value=" 6:52:49" calcext:value-type="string">
            <text:p><text:s/>6:52:49</text:p>
          </table:table-cell>
          <table:table-cell table:formula="of:=LEFT([.C262];22)" office:value-type="string" office:string-value=" 6:52:49 45:08:06 2899" calcext:value-type="string">
            <text:p><text:s/>6:52:49 45:08:06 2899</text:p>
          </table:table-cell>
          <table:table-cell table:style-name="ce40" table:formula="of:=RIGHT([.G262];4)" office:value-type="string" office:string-value="2899" calcext:value-type="string">
            <text:p>2899</text:p>
          </table:table-cell>
          <table:table-cell table:formula="of:=LEFT([.C262];28)" office:value-type="string" office:string-value=" 6:52:49 45:08:06 2899     0" calcext:value-type="string">
            <text:p><text:s/>6:52:49 45:08:06 2899 <text:s text:c="4"/>0</text:p>
          </table:table-cell>
          <table:table-cell table:style-name="ce40" table:formula="of:=RIGHT([.I262];4)" office:value-type="string" office:string-value="   0" calcext:value-type="string">
            <text:p><text:s text:c="3"/>0</text:p>
          </table:table-cell>
          <table:table-cell table:style-name="ce43" table:formula="of:=[.J262]/[.H262]*100" office:value-type="float" office:value="0" calcext:value-type="float">
            <text:p>0,0</text:p>
          </table:table-cell>
          <table:table-cell table:style-name="ce104"/>
          <table:table-cell table:style-name="ce43"/>
          <table:table-cell table:style-name="ce46" table:formula="of:=RIGHT([.C262];LEN([.C262])-30)" office:value-type="string" office:string-value="Col d’Ambin / Bivouac Walter Blais" calcext:value-type="string">
            <text:p>Col d’Ambin / Bivouac Walter Blais</text:p>
          </table:table-cell>
          <table:table-cell table:formula="of:=VALUE([.H262])" office:value-type="float" office:value="2899" calcext:value-type="float">
            <text:p>2899</text:p>
          </table:table-cell>
          <table:table-cell table:formula="of:=VALUE([.J262])" office:value-type="float" office:value="0" calcext:value-type="float">
            <text:p>0</text:p>
          </table:table-cell>
          <table:table-cell table:style-name="ce2" table:formula="of:=[.O262]+[.P262]" office:value-type="float" office:value="2899" calcext:value-type="float">
            <text:p>289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table:style-name="ce2" table:formula="of:=[.O263]+[.P263]" office:value-type="float" office:value="2898" calcext:value-type="float">
            <text:p>2898</text:p>
          </table:table-cell>
          <table:table-cell table:style-name="ce14" office:value-type="string" calcext:value-type="string">
            <text:p><text:s/>7:25:23 44:02:59 2685 <text:s text:c="2"/>213 <text:s/>Cime du Diable</text:p>
          </table:table-cell>
          <table:table-cell table:formula="of:=LEFT([.C263];17)" office:value-type="string" office:string-value=" 7:25:23 44:02:59" calcext:value-type="string">
            <text:p><text:s/>7:25:23 44:02:59</text:p>
          </table:table-cell>
          <table:table-cell table:style-name="ce40" table:formula="of:=RIGHT([.D263];8)" office:value-type="string" office:string-value="44:02:59" calcext:value-type="string">
            <text:p>44:02:59</text:p>
          </table:table-cell>
          <table:table-cell table:style-name="ce40" table:formula="of:=LEFT([.C263];8)" office:value-type="string" office:string-value=" 7:25:23" calcext:value-type="string">
            <text:p><text:s/>7:25:23</text:p>
          </table:table-cell>
          <table:table-cell table:formula="of:=LEFT([.C263];22)" office:value-type="string" office:string-value=" 7:25:23 44:02:59 2685" calcext:value-type="string">
            <text:p><text:s/>7:25:23 44:02:59 2685</text:p>
          </table:table-cell>
          <table:table-cell table:style-name="ce40" table:formula="of:=RIGHT([.G263];4)" office:value-type="string" office:string-value="2685" calcext:value-type="string">
            <text:p>2685</text:p>
          </table:table-cell>
          <table:table-cell table:formula="of:=LEFT([.C263];28)" office:value-type="string" office:string-value=" 7:25:23 44:02:59 2685   213" calcext:value-type="string">
            <text:p><text:s/>7:25:23 44:02:59 2685 <text:s text:c="2"/>213</text:p>
          </table:table-cell>
          <table:table-cell table:style-name="ce40" table:formula="of:=RIGHT([.I263];4)" office:value-type="string" office:string-value=" 213" calcext:value-type="string">
            <text:p><text:s/>213</text:p>
          </table:table-cell>
          <table:table-cell table:style-name="ce43" table:formula="of:=[.J263]/[.H263]*100" office:value-type="float" office:value="7.93296089385475" calcext:value-type="float">
            <text:p>7,9</text:p>
          </table:table-cell>
          <table:table-cell table:style-name="ce104"/>
          <table:table-cell table:style-name="ce43" office:value-type="float" office:value="2.2" calcext:value-type="float">
            <text:p>2,2</text:p>
          </table:table-cell>
          <table:table-cell table:style-name="ce46" table:formula="of:=RIGHT([.C263];LEN([.C263])-30)" office:value-type="string" office:string-value="Cime du Diable" calcext:value-type="string">
            <text:p>Cime du Diable</text:p>
          </table:table-cell>
          <table:table-cell table:formula="of:=VALUE([.H263])" office:value-type="float" office:value="2685" calcext:value-type="float">
            <text:p>2685</text:p>
          </table:table-cell>
          <table:table-cell table:formula="of:=VALUE([.J263])" office:value-type="float" office:value="213" calcext:value-type="float">
            <text:p>213</text:p>
          </table:table-cell>
          <table:table-cell table:style-name="ce2" table:formula="of:=[.O263]+[.P263]" office:value-type="float" office:value="2898" calcext:value-type="float">
            <text:p>2898</text:p>
          </table:table-cell>
          <table:table-cell office:value-type="float" office:value="2011" calcext:value-type="float">
            <text:p>2011</text:p>
          </table:table-cell>
          <table:table-cell table:number-columns-repeated="1006"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table:style-name="ce2" table:formula="of:=[.O264]+[.P264]" office:value-type="float" office:value="2897" calcext:value-type="float">
            <text:p>2897</text:p>
          </table:table-cell>
          <table:table-cell table:style-name="ce14" office:value-type="string" calcext:value-type="string">
            <text:p><text:s/>6:23:13 44:24:35 2505 <text:s text:c="2"/>392 <text:s/>DORMILLOUSE</text:p>
          </table:table-cell>
          <table:table-cell table:formula="of:=LEFT([.C264];17)" office:value-type="string" office:string-value=" 6:23:13 44:24:35" calcext:value-type="string">
            <text:p><text:s/>6:23:13 44:24:35</text:p>
          </table:table-cell>
          <table:table-cell table:style-name="ce40" table:formula="of:=RIGHT([.D264];8)" office:value-type="string" office:string-value="44:24:35" calcext:value-type="string">
            <text:p>44:24:35</text:p>
          </table:table-cell>
          <table:table-cell table:style-name="ce40" table:formula="of:=LEFT([.C264];8)" office:value-type="string" office:string-value=" 6:23:13" calcext:value-type="string">
            <text:p><text:s/>6:23:13</text:p>
          </table:table-cell>
          <table:table-cell table:formula="of:=LEFT([.C264];22)" office:value-type="string" office:string-value=" 6:23:13 44:24:35 2505" calcext:value-type="string">
            <text:p><text:s/>6:23:13 44:24:35 2505</text:p>
          </table:table-cell>
          <table:table-cell table:style-name="ce40" table:formula="of:=RIGHT([.G264];4)" office:value-type="string" office:string-value="2505" calcext:value-type="string">
            <text:p>2505</text:p>
          </table:table-cell>
          <table:table-cell table:formula="of:=LEFT([.C264];28)" office:value-type="string" office:string-value=" 6:23:13 44:24:35 2505   392" calcext:value-type="string">
            <text:p><text:s/>6:23:13 44:24:35 2505 <text:s text:c="2"/>392</text:p>
          </table:table-cell>
          <table:table-cell table:style-name="ce40" table:formula="of:=RIGHT([.I264];4)" office:value-type="string" office:string-value=" 392" calcext:value-type="string">
            <text:p><text:s/>392</text:p>
          </table:table-cell>
          <table:table-cell table:style-name="ce43" table:formula="of:=[.J264]/[.H264]*100" office:value-type="float" office:value="15.6487025948104" calcext:value-type="float">
            <text:p>15,6</text:p>
          </table:table-cell>
          <table:table-cell table:style-name="ce104"/>
          <table:table-cell table:style-name="ce43" office:value-type="float" office:value="9.8" calcext:value-type="float">
            <text:p>9,8</text:p>
          </table:table-cell>
          <table:table-cell table:style-name="ce46" table:formula="of:=RIGHT([.C264];LEN([.C264])-30)" office:value-type="string" office:string-value="DORMILLOUSE" calcext:value-type="string">
            <text:p>DORMILLOUSE</text:p>
          </table:table-cell>
          <table:table-cell table:formula="of:=VALUE([.H264])" office:value-type="float" office:value="2505" calcext:value-type="float">
            <text:p>2505</text:p>
          </table:table-cell>
          <table:table-cell table:formula="of:=VALUE([.J264])" office:value-type="float" office:value="392" calcext:value-type="float">
            <text:p>392</text:p>
          </table:table-cell>
          <table:table-cell table:style-name="ce2" table:formula="of:=[.O264]+[.P264]" office:value-type="float" office:value="2897" calcext:value-type="float">
            <text:p>289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2" table:formula="of:=[.O265]+[.P265]" office:value-type="float" office:value="2896" calcext:value-type="float">
            <text:p>2896</text:p>
          </table:table-cell>
          <table:table-cell table:style-name="ce14" office:value-type="string" calcext:value-type="string">
            <text:p><text:s/>6:38:40 45:02:46 2545 <text:s text:c="2"/>351 <text:s/>L'AIGUILLE ROUGE</text:p>
          </table:table-cell>
          <table:table-cell table:formula="of:=LEFT([.C265];17)" office:value-type="string" office:string-value=" 6:38:40 45:02:46" calcext:value-type="string">
            <text:p><text:s/>6:38:40 45:02:46</text:p>
          </table:table-cell>
          <table:table-cell table:style-name="ce40" table:formula="of:=RIGHT([.D265];8)" office:value-type="string" office:string-value="45:02:46" calcext:value-type="string">
            <text:p>45:02:46</text:p>
          </table:table-cell>
          <table:table-cell table:style-name="ce40" table:formula="of:=LEFT([.C265];8)" office:value-type="string" office:string-value=" 6:38:40" calcext:value-type="string">
            <text:p><text:s/>6:38:40</text:p>
          </table:table-cell>
          <table:table-cell table:formula="of:=LEFT([.C265];22)" office:value-type="string" office:string-value=" 6:38:40 45:02:46 2545" calcext:value-type="string">
            <text:p><text:s/>6:38:40 45:02:46 2545</text:p>
          </table:table-cell>
          <table:table-cell table:style-name="ce40" table:formula="of:=RIGHT([.G265];4)" office:value-type="string" office:string-value="2545" calcext:value-type="string">
            <text:p>2545</text:p>
          </table:table-cell>
          <table:table-cell table:formula="of:=LEFT([.C265];28)" office:value-type="string" office:string-value=" 6:38:40 45:02:46 2545   351" calcext:value-type="string">
            <text:p><text:s/>6:38:40 45:02:46 2545 <text:s text:c="2"/>351</text:p>
          </table:table-cell>
          <table:table-cell table:style-name="ce40" table:formula="of:=RIGHT([.I265];4)" office:value-type="string" office:string-value=" 351" calcext:value-type="string">
            <text:p><text:s/>351</text:p>
          </table:table-cell>
          <table:table-cell table:style-name="ce43" table:formula="of:=[.J265]/[.H265]*100" office:value-type="float" office:value="13.7917485265226" calcext:value-type="float">
            <text:p>13,8</text:p>
          </table:table-cell>
          <table:table-cell table:style-name="ce104"/>
          <table:table-cell table:style-name="ce43" office:value-type="float" office:value="2.2" calcext:value-type="float">
            <text:p>2,2</text:p>
          </table:table-cell>
          <table:table-cell table:style-name="ce46" table:formula="of:=RIGHT([.C265];LEN([.C265])-30)" office:value-type="string" office:string-value="L'AIGUILLE ROUGE" calcext:value-type="string">
            <text:p>L'AIGUILLE ROUGE</text:p>
          </table:table-cell>
          <table:table-cell table:formula="of:=VALUE([.H265])" office:value-type="float" office:value="2545" calcext:value-type="float">
            <text:p>2545</text:p>
          </table:table-cell>
          <table:table-cell table:formula="of:=VALUE([.J265])" office:value-type="float" office:value="351" calcext:value-type="float">
            <text:p>351</text:p>
          </table:table-cell>
          <table:table-cell table:style-name="ce2" table:formula="of:=[.O265]+[.P265]" office:value-type="float" office:value="2896" calcext:value-type="float">
            <text:p>2896</text:p>
          </table:table-cell>
          <table:table-cell office:value-type="string" calcext:value-type="string">
            <text:p>Printemps 2017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2" table:formula="of:=[.O266]+[.P266]" office:value-type="float" office:value="2896" calcext:value-type="float">
            <text:p>2896</text:p>
          </table:table-cell>
          <table:table-cell table:style-name="ce14" office:value-type="string" calcext:value-type="string">
            <text:p><text:s/>6:52:23 45:58:49 2840 <text:s text:c="3"/>56 <text:s/>Aiguilles Crochues</text:p>
          </table:table-cell>
          <table:table-cell table:formula="of:=LEFT([.C266];17)" office:value-type="string" office:string-value=" 6:52:23 45:58:49" calcext:value-type="string">
            <text:p><text:s/>6:52:23 45:58:49</text:p>
          </table:table-cell>
          <table:table-cell table:style-name="ce40" table:formula="of:=RIGHT([.D266];8)" office:value-type="string" office:string-value="45:58:49" calcext:value-type="string">
            <text:p>45:58:49</text:p>
          </table:table-cell>
          <table:table-cell table:style-name="ce40" table:formula="of:=LEFT([.C266];8)" office:value-type="string" office:string-value=" 6:52:23" calcext:value-type="string">
            <text:p><text:s/>6:52:23</text:p>
          </table:table-cell>
          <table:table-cell table:formula="of:=LEFT([.C266];22)" office:value-type="string" office:string-value=" 6:52:23 45:58:49 2840" calcext:value-type="string">
            <text:p><text:s/>6:52:23 45:58:49 2840</text:p>
          </table:table-cell>
          <table:table-cell table:style-name="ce40" table:formula="of:=RIGHT([.G266];4)" office:value-type="string" office:string-value="2840" calcext:value-type="string">
            <text:p>2840</text:p>
          </table:table-cell>
          <table:table-cell table:formula="of:=LEFT([.C266];28)" office:value-type="string" office:string-value=" 6:52:23 45:58:49 2840    56" calcext:value-type="string">
            <text:p><text:s/>6:52:23 45:58:49 2840 <text:s text:c="3"/>56</text:p>
          </table:table-cell>
          <table:table-cell table:style-name="ce40" table:formula="of:=RIGHT([.I266];4)" office:value-type="string" office:string-value="  56" calcext:value-type="string">
            <text:p><text:s text:c="2"/>56</text:p>
          </table:table-cell>
          <table:table-cell table:style-name="ce43" table:formula="of:=[.J266]/[.H266]*100" office:value-type="float" office:value="1.97183098591549" calcext:value-type="float">
            <text:p>2,0</text:p>
          </table:table-cell>
          <table:table-cell table:style-name="ce104"/>
          <table:table-cell table:style-name="ce43"/>
          <table:table-cell table:style-name="ce46" table:formula="of:=RIGHT([.C266];LEN([.C266])-30)" office:value-type="string" office:string-value="Aiguilles Crochues" calcext:value-type="string">
            <text:p>Aiguilles Crochues</text:p>
          </table:table-cell>
          <table:table-cell table:formula="of:=VALUE([.H266])" office:value-type="float" office:value="2840" calcext:value-type="float">
            <text:p>2840</text:p>
          </table:table-cell>
          <table:table-cell table:formula="of:=VALUE([.J266])" office:value-type="float" office:value="56" calcext:value-type="float">
            <text:p>56</text:p>
          </table:table-cell>
          <table:table-cell table:style-name="ce2" table:formula="of:=[.O266]+[.P266]" office:value-type="float" office:value="2896" calcext:value-type="float">
            <text:p>2896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Estelle + Stage ENSA</text:p>
          </table:table-cell>
          <table:table-cell table:number-columns-repeated="1005"/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2" table:formula="of:=[.O267]+[.P267]" office:value-type="float" office:value="2881" calcext:value-type="float">
            <text:p>2881</text:p>
          </table:table-cell>
          <table:table-cell table:style-name="ce13" office:value-type="string" calcext:value-type="string">
            <text:p><text:span text:style-name="T14"> </text:span><text:span text:style-name="T15">1:26:31 42:49:51 2199   682  Pic des Trois Seigneurs</text:span></text:p>
          </table:table-cell>
          <table:table-cell table:formula="of:=LEFT([.C267];17)" office:value-type="string" office:string-value=" 1:26:31 42:49:51" calcext:value-type="string">
            <text:p><text:s/>1:26:31 42:49:51</text:p>
          </table:table-cell>
          <table:table-cell table:style-name="ce40" table:formula="of:=RIGHT([.D267];8)" office:value-type="string" office:string-value="42:49:51" calcext:value-type="string">
            <text:p>42:49:51</text:p>
          </table:table-cell>
          <table:table-cell table:style-name="ce40" table:formula="of:=LEFT([.C267];8)" office:value-type="string" office:string-value=" 1:26:31" calcext:value-type="string">
            <text:p><text:s/>1:26:31</text:p>
          </table:table-cell>
          <table:table-cell table:formula="of:=LEFT([.C267];22)" office:value-type="string" office:string-value=" 1:26:31 42:49:51 2199" calcext:value-type="string">
            <text:p><text:s/>1:26:31 42:49:51 2199</text:p>
          </table:table-cell>
          <table:table-cell table:style-name="ce40" table:formula="of:=RIGHT([.G267];4)" office:value-type="string" office:string-value="2199" calcext:value-type="string">
            <text:p>2199</text:p>
          </table:table-cell>
          <table:table-cell table:formula="of:=LEFT([.C267];28)" office:value-type="string" office:string-value=" 1:26:31 42:49:51 2199   682" calcext:value-type="string">
            <text:p><text:s/>1:26:31 42:49:51 2199 <text:s text:c="2"/>682</text:p>
          </table:table-cell>
          <table:table-cell table:style-name="ce40" table:formula="of:=RIGHT([.I267];4)" office:value-type="string" office:string-value=" 682" calcext:value-type="string">
            <text:p><text:s/>682</text:p>
          </table:table-cell>
          <table:table-cell table:style-name="ce43" table:formula="of:=[.J267]/[.H267]*100" office:value-type="float" office:value="31.0140973169623" calcext:value-type="float">
            <text:p>31,0</text:p>
          </table:table-cell>
          <table:table-cell table:style-name="ce104"/>
          <table:table-cell table:style-name="ce43" office:value-type="float" office:value="8.9" calcext:value-type="float">
            <text:p>8,9</text:p>
          </table:table-cell>
          <table:table-cell table:style-name="ce46" table:formula="of:=RIGHT([.C267];LEN([.C267])-30)" office:value-type="string" office:string-value="Pic des Trois Seigneurs" calcext:value-type="string">
            <text:p>Pic des Trois Seigneurs</text:p>
          </table:table-cell>
          <table:table-cell table:formula="of:=VALUE([.H267])" office:value-type="float" office:value="2199" calcext:value-type="float">
            <text:p>2199</text:p>
          </table:table-cell>
          <table:table-cell table:formula="of:=VALUE([.J267])" office:value-type="float" office:value="682" calcext:value-type="float">
            <text:p>682</text:p>
          </table:table-cell>
          <table:table-cell table:style-name="ce2" table:formula="of:=[.O267]+[.P267]" office:value-type="float" office:value="2881" calcext:value-type="float">
            <text:p>2881</text:p>
          </table:table-cell>
          <table:table-cell office:value-type="string" calcext:value-type="string">
            <text:p>Printemps 2015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2" table:formula="of:=[.O268]+[.P268]" office:value-type="float" office:value="2876" calcext:value-type="float">
            <text:p>2876</text:p>
          </table:table-cell>
          <table:table-cell table:style-name="ce14" office:value-type="string" calcext:value-type="string">
            <text:p><text:s/>6:13:50 45:37:55 2197 <text:s text:c="2"/>679 <text:s/>MONT PECLOZ</text:p>
          </table:table-cell>
          <table:table-cell table:formula="of:=LEFT([.C268];17)" office:value-type="string" office:string-value=" 6:13:50 45:37:55" calcext:value-type="string">
            <text:p><text:s/>6:13:50 45:37:55</text:p>
          </table:table-cell>
          <table:table-cell table:style-name="ce40" table:formula="of:=RIGHT([.D268];8)" office:value-type="string" office:string-value="45:37:55" calcext:value-type="string">
            <text:p>45:37:55</text:p>
          </table:table-cell>
          <table:table-cell table:style-name="ce40" table:formula="of:=LEFT([.C268];8)" office:value-type="string" office:string-value=" 6:13:50" calcext:value-type="string">
            <text:p><text:s/>6:13:50</text:p>
          </table:table-cell>
          <table:table-cell table:formula="of:=LEFT([.C268];22)" office:value-type="string" office:string-value=" 6:13:50 45:37:55 2197" calcext:value-type="string">
            <text:p><text:s/>6:13:50 45:37:55 2197</text:p>
          </table:table-cell>
          <table:table-cell table:style-name="ce40" table:formula="of:=RIGHT([.G268];4)" office:value-type="string" office:string-value="2197" calcext:value-type="string">
            <text:p>2197</text:p>
          </table:table-cell>
          <table:table-cell table:formula="of:=LEFT([.C268];28)" office:value-type="string" office:string-value=" 6:13:50 45:37:55 2197   679" calcext:value-type="string">
            <text:p><text:s/>6:13:50 45:37:55 2197 <text:s text:c="2"/>679</text:p>
          </table:table-cell>
          <table:table-cell table:style-name="ce40" table:formula="of:=RIGHT([.I268];4)" office:value-type="string" office:string-value=" 679" calcext:value-type="string">
            <text:p><text:s/>679</text:p>
          </table:table-cell>
          <table:table-cell table:style-name="ce43" table:formula="of:=[.J268]/[.H268]*100" office:value-type="float" office:value="30.9057806099226" calcext:value-type="float">
            <text:p>30,9</text:p>
          </table:table-cell>
          <table:table-cell table:style-name="ce104"/>
          <table:table-cell table:style-name="ce43" office:value-type="float" office:value="5.5" calcext:value-type="float">
            <text:p>5,5</text:p>
          </table:table-cell>
          <table:table-cell table:style-name="ce46" table:formula="of:=RIGHT([.C268];LEN([.C268])-30)" office:value-type="string" office:string-value="MONT PECLOZ" calcext:value-type="string">
            <text:p>MONT PECLOZ</text:p>
          </table:table-cell>
          <table:table-cell table:formula="of:=VALUE([.H268])" office:value-type="float" office:value="2197" calcext:value-type="float">
            <text:p>2197</text:p>
          </table:table-cell>
          <table:table-cell table:formula="of:=VALUE([.J268])" office:value-type="float" office:value="679" calcext:value-type="float">
            <text:p>679</text:p>
          </table:table-cell>
          <table:table-cell table:style-name="ce2" table:formula="of:=[.O268]+[.P268]" office:value-type="float" office:value="2876" calcext:value-type="float">
            <text:p>2876</text:p>
          </table:table-cell>
          <table:table-cell office:value-type="float" office:value="2008" calcext:value-type="float">
            <text:p>2008</text:p>
          </table:table-cell>
          <table:table-cell table:number-columns-repeated="1006"/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table:style-name="ce2" table:formula="of:=[.O269]+[.P269]" office:value-type="float" office:value="2874" calcext:value-type="float">
            <text:p>2874</text:p>
          </table:table-cell>
          <table:table-cell table:style-name="ce14" office:value-type="string" calcext:value-type="string">
            <text:p><text:s/>6:50:40 44:38:43 2776 <text:s text:c="3"/>98 <text:s/>Le Queyrellet</text:p>
          </table:table-cell>
          <table:table-cell table:formula="of:=LEFT([.C269];17)" office:value-type="string" office:string-value=" 6:50:40 44:38:43" calcext:value-type="string">
            <text:p><text:s/>6:50:40 44:38:43</text:p>
          </table:table-cell>
          <table:table-cell table:style-name="ce40" table:formula="of:=RIGHT([.D269];8)" office:value-type="string" office:string-value="44:38:43" calcext:value-type="string">
            <text:p>44:38:43</text:p>
          </table:table-cell>
          <table:table-cell table:style-name="ce40" table:formula="of:=LEFT([.C269];8)" office:value-type="string" office:string-value=" 6:50:40" calcext:value-type="string">
            <text:p><text:s/>6:50:40</text:p>
          </table:table-cell>
          <table:table-cell table:formula="of:=LEFT([.C269];22)" office:value-type="string" office:string-value=" 6:50:40 44:38:43 2776" calcext:value-type="string">
            <text:p><text:s/>6:50:40 44:38:43 2776</text:p>
          </table:table-cell>
          <table:table-cell table:style-name="ce40" table:formula="of:=RIGHT([.G269];4)" office:value-type="string" office:string-value="2776" calcext:value-type="string">
            <text:p>2776</text:p>
          </table:table-cell>
          <table:table-cell table:formula="of:=LEFT([.C269];28)" office:value-type="string" office:string-value=" 6:50:40 44:38:43 2776    98" calcext:value-type="string">
            <text:p><text:s/>6:50:40 44:38:43 2776 <text:s text:c="3"/>98</text:p>
          </table:table-cell>
          <table:table-cell table:style-name="ce40" table:formula="of:=RIGHT([.I269];4)" office:value-type="string" office:string-value="  98" calcext:value-type="string">
            <text:p><text:s text:c="2"/>98</text:p>
          </table:table-cell>
          <table:table-cell table:style-name="ce43" table:formula="of:=[.J269]/[.H269]*100" office:value-type="float" office:value="3.53025936599424" calcext:value-type="float">
            <text:p>3,5</text:p>
          </table:table-cell>
          <table:table-cell table:style-name="ce104"/>
          <table:table-cell table:style-name="ce43"/>
          <table:table-cell table:style-name="ce46" table:formula="of:=RIGHT([.C269];LEN([.C269])-30)" office:value-type="string" office:string-value="Le Queyrellet" calcext:value-type="string">
            <text:p>Le Queyrellet</text:p>
          </table:table-cell>
          <table:table-cell table:formula="of:=VALUE([.H269])" office:value-type="float" office:value="2776" calcext:value-type="float">
            <text:p>2776</text:p>
          </table:table-cell>
          <table:table-cell table:formula="of:=VALUE([.J269])" office:value-type="float" office:value="98" calcext:value-type="float">
            <text:p>98</text:p>
          </table:table-cell>
          <table:table-cell table:style-name="ce2" table:formula="of:=[.O269]+[.P269]" office:value-type="float" office:value="2874" calcext:value-type="float">
            <text:p>2874</text:p>
          </table:table-cell>
          <table:table-cell office:value-type="string" calcext:value-type="string">
            <text:p>Hiver 2007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2" table:formula="of:=[.O270]+[.P270]" office:value-type="float" office:value="2872" calcext:value-type="float">
            <text:p>2872</text:p>
          </table:table-cell>
          <table:table-cell table:style-name="ce13" office:value-type="string" calcext:value-type="string">
            <text:p><text:span text:style-name="T16"> 6:21:07 43:50:32 1930   942  Mourre de Chanier</text:span></text:p>
          </table:table-cell>
          <table:table-cell table:formula="of:=LEFT([.C270];17)" office:value-type="string" office:string-value=" 6:21:07 43:50:32" calcext:value-type="string">
            <text:p><text:s/>6:21:07 43:50:32</text:p>
          </table:table-cell>
          <table:table-cell table:style-name="ce40" table:formula="of:=RIGHT([.D270];8)" office:value-type="string" office:string-value="43:50:32" calcext:value-type="string">
            <text:p>43:50:32</text:p>
          </table:table-cell>
          <table:table-cell table:style-name="ce40" table:formula="of:=LEFT([.C270];8)" office:value-type="string" office:string-value=" 6:21:07" calcext:value-type="string">
            <text:p><text:s/>6:21:07</text:p>
          </table:table-cell>
          <table:table-cell table:formula="of:=LEFT([.C270];22)" office:value-type="string" office:string-value=" 6:21:07 43:50:32 1930" calcext:value-type="string">
            <text:p><text:s/>6:21:07 43:50:32 1930</text:p>
          </table:table-cell>
          <table:table-cell table:style-name="ce40" table:formula="of:=RIGHT([.G270];4)" office:value-type="string" office:string-value="1930" calcext:value-type="string">
            <text:p>1930</text:p>
          </table:table-cell>
          <table:table-cell table:formula="of:=LEFT([.C270];28)" office:value-type="string" office:string-value=" 6:21:07 43:50:32 1930   942" calcext:value-type="string">
            <text:p><text:s/>6:21:07 43:50:32 1930 <text:s text:c="2"/>942</text:p>
          </table:table-cell>
          <table:table-cell table:style-name="ce40" table:formula="of:=RIGHT([.I270];4)" office:value-type="string" office:string-value=" 942" calcext:value-type="string">
            <text:p><text:s/>942</text:p>
          </table:table-cell>
          <table:table-cell table:style-name="ce43" table:formula="of:=[.J270]/[.H270]*100" office:value-type="float" office:value="48.8082901554404" calcext:value-type="float">
            <text:p>48,8</text:p>
          </table:table-cell>
          <table:table-cell table:style-name="ce104"/>
          <table:table-cell table:style-name="ce43" office:value-type="float" office:value="23.7" calcext:value-type="float">
            <text:p>23,7</text:p>
          </table:table-cell>
          <table:table-cell table:style-name="ce46" table:formula="of:=RIGHT([.C270];LEN([.C270])-30)" office:value-type="string" office:string-value="Mourre de Chanier" calcext:value-type="string">
            <text:p>Mourre de Chanier</text:p>
          </table:table-cell>
          <table:table-cell table:formula="of:=VALUE([.H270])" office:value-type="float" office:value="1930" calcext:value-type="float">
            <text:p>1930</text:p>
          </table:table-cell>
          <table:table-cell table:formula="of:=VALUE([.J270])" office:value-type="float" office:value="942" calcext:value-type="float">
            <text:p>942</text:p>
          </table:table-cell>
          <table:table-cell table:style-name="ce2" table:formula="of:=[.O270]+[.P270]" office:value-type="float" office:value="2872" calcext:value-type="float">
            <text:p>2872</text:p>
          </table:table-cell>
          <table:table-cell office:value-type="string" calcext:value-type="string">
            <text:p>Printemps 2019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2" table:formula="of:=[.O271]+[.P271]" office:value-type="float" office:value="2871" calcext:value-type="float">
            <text:p>2871</text:p>
          </table:table-cell>
          <table:table-cell table:style-name="ce14" office:value-type="string" calcext:value-type="string">
            <text:p><text:s/>7:15:02 44:09:25 2730 <text:s text:c="2"/>141 <text:s/>Cime de Frémamorte</text:p>
          </table:table-cell>
          <table:table-cell table:formula="of:=LEFT([.C271];17)" office:value-type="string" office:string-value=" 7:15:02 44:09:25" calcext:value-type="string">
            <text:p><text:s/>7:15:02 44:09:25</text:p>
          </table:table-cell>
          <table:table-cell table:style-name="ce40" table:formula="of:=RIGHT([.D271];8)" office:value-type="string" office:string-value="44:09:25" calcext:value-type="string">
            <text:p>44:09:25</text:p>
          </table:table-cell>
          <table:table-cell table:style-name="ce40" table:formula="of:=LEFT([.C271];8)" office:value-type="string" office:string-value=" 7:15:02" calcext:value-type="string">
            <text:p><text:s/>7:15:02</text:p>
          </table:table-cell>
          <table:table-cell table:formula="of:=LEFT([.C271];22)" office:value-type="string" office:string-value=" 7:15:02 44:09:25 2730" calcext:value-type="string">
            <text:p><text:s/>7:15:02 44:09:25 2730</text:p>
          </table:table-cell>
          <table:table-cell table:style-name="ce40" table:formula="of:=RIGHT([.G271];4)" office:value-type="string" office:string-value="2730" calcext:value-type="string">
            <text:p>2730</text:p>
          </table:table-cell>
          <table:table-cell table:formula="of:=LEFT([.C271];28)" office:value-type="string" office:string-value=" 7:15:02 44:09:25 2730   141" calcext:value-type="string">
            <text:p><text:s/>7:15:02 44:09:25 2730 <text:s text:c="2"/>141</text:p>
          </table:table-cell>
          <table:table-cell table:style-name="ce40" table:formula="of:=RIGHT([.I271];4)" office:value-type="string" office:string-value=" 141" calcext:value-type="string">
            <text:p><text:s/>141</text:p>
          </table:table-cell>
          <table:table-cell table:style-name="ce43" table:formula="of:=[.J271]/[.H271]*100" office:value-type="float" office:value="5.16483516483516" calcext:value-type="float">
            <text:p>5,2</text:p>
          </table:table-cell>
          <table:table-cell table:style-name="ce104"/>
          <table:table-cell table:style-name="ce43"/>
          <table:table-cell table:style-name="ce46" table:formula="of:=RIGHT([.C271];LEN([.C271])-30)" office:value-type="string" office:string-value="Cime de Frémamorte" calcext:value-type="string">
            <text:p>Cime de Frémamorte</text:p>
          </table:table-cell>
          <table:table-cell table:formula="of:=VALUE([.H271])" office:value-type="float" office:value="2730" calcext:value-type="float">
            <text:p>2730</text:p>
          </table:table-cell>
          <table:table-cell table:formula="of:=VALUE([.J271])" office:value-type="float" office:value="141" calcext:value-type="float">
            <text:p>141</text:p>
          </table:table-cell>
          <table:table-cell table:style-name="ce2" table:formula="of:=[.O271]+[.P271]" office:value-type="float" office:value="2871" calcext:value-type="float">
            <text:p>2871</text:p>
          </table:table-cell>
          <table:table-cell office:value-type="float" office:value="2011" calcext:value-type="float">
            <text:p>2011</text:p>
          </table:table-cell>
          <table:table-cell table:number-columns-repeated="1006"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2" table:formula="of:=[.O272]+[.P272]" office:value-type="float" office:value="2869" calcext:value-type="float">
            <text:p>2869</text:p>
          </table:table-cell>
          <table:table-cell table:style-name="ce13" office:value-type="string" calcext:value-type="string">
            <text:p><text:span text:style-name="T8"> </text:span><text:span text:style-name="T17">7:16:31 44:08:44 2706   163  CIME DES NAUCETTES</text:span></text:p>
          </table:table-cell>
          <table:table-cell table:formula="of:=LEFT([.C272];17)" office:value-type="string" office:string-value=" 7:16:31 44:08:44" calcext:value-type="string">
            <text:p><text:s/>7:16:31 44:08:44</text:p>
          </table:table-cell>
          <table:table-cell table:style-name="ce40" table:formula="of:=RIGHT([.D272];8)" office:value-type="string" office:string-value="44:08:44" calcext:value-type="string">
            <text:p>44:08:44</text:p>
          </table:table-cell>
          <table:table-cell table:style-name="ce40" table:formula="of:=LEFT([.C272];8)" office:value-type="string" office:string-value=" 7:16:31" calcext:value-type="string">
            <text:p><text:s/>7:16:31</text:p>
          </table:table-cell>
          <table:table-cell table:formula="of:=LEFT([.C272];22)" office:value-type="string" office:string-value=" 7:16:31 44:08:44 2706" calcext:value-type="string">
            <text:p><text:s/>7:16:31 44:08:44 2706</text:p>
          </table:table-cell>
          <table:table-cell table:style-name="ce40" table:formula="of:=RIGHT([.G272];4)" office:value-type="string" office:string-value="2706" calcext:value-type="string">
            <text:p>2706</text:p>
          </table:table-cell>
          <table:table-cell table:formula="of:=LEFT([.C272];28)" office:value-type="string" office:string-value=" 7:16:31 44:08:44 2706   163" calcext:value-type="string">
            <text:p><text:s/>7:16:31 44:08:44 2706 <text:s text:c="2"/>163</text:p>
          </table:table-cell>
          <table:table-cell table:style-name="ce40" table:formula="of:=RIGHT([.I272];4)" office:value-type="string" office:string-value=" 163" calcext:value-type="string">
            <text:p><text:s/>163</text:p>
          </table:table-cell>
          <table:table-cell table:style-name="ce43" table:formula="of:=[.J272]/[.H272]*100" office:value-type="float" office:value="6.02365114560237" calcext:value-type="float">
            <text:p>6,0</text:p>
          </table:table-cell>
          <table:table-cell table:style-name="ce104"/>
          <table:table-cell table:style-name="ce43" office:value-type="float" office:value="1.1" calcext:value-type="float">
            <text:p>1,1</text:p>
          </table:table-cell>
          <table:table-cell table:style-name="ce46" table:formula="of:=RIGHT([.C272];LEN([.C272])-30)" office:value-type="string" office:string-value="CIME DES NAUCETTES" calcext:value-type="string">
            <text:p>CIME DES NAUCETTES</text:p>
          </table:table-cell>
          <table:table-cell table:formula="of:=VALUE([.H272])" office:value-type="float" office:value="2706" calcext:value-type="float">
            <text:p>2706</text:p>
          </table:table-cell>
          <table:table-cell table:formula="of:=VALUE([.J272])" office:value-type="float" office:value="163" calcext:value-type="float">
            <text:p>163</text:p>
          </table:table-cell>
          <table:table-cell table:style-name="ce2" table:formula="of:=[.O272]+[.P272]" office:value-type="float" office:value="2869" calcext:value-type="float">
            <text:p>2869</text:p>
          </table:table-cell>
          <table:table-cell office:value-type="float" office:value="2011" calcext:value-type="float">
            <text:p>2011</text:p>
          </table:table-cell>
          <table:table-cell table:number-columns-repeated="1006"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table:style-name="ce2" table:formula="of:=[.O273]+[.P273]" office:value-type="float" office:value="2867" calcext:value-type="float">
            <text:p>2867</text:p>
          </table:table-cell>
          <table:table-cell table:style-name="ce14" office:value-type="string" calcext:value-type="string">
            <text:p><text:s/>6:11:47 45:41:34 2181 <text:s text:c="2"/>686 <text:s/>MONT TRELOD</text:p>
          </table:table-cell>
          <table:table-cell table:formula="of:=LEFT([.C273];17)" office:value-type="string" office:string-value=" 6:11:47 45:41:34" calcext:value-type="string">
            <text:p><text:s/>6:11:47 45:41:34</text:p>
          </table:table-cell>
          <table:table-cell table:style-name="ce40" table:formula="of:=RIGHT([.D273];8)" office:value-type="string" office:string-value="45:41:34" calcext:value-type="string">
            <text:p>45:41:34</text:p>
          </table:table-cell>
          <table:table-cell table:style-name="ce40" table:formula="of:=LEFT([.C273];8)" office:value-type="string" office:string-value=" 6:11:47" calcext:value-type="string">
            <text:p><text:s/>6:11:47</text:p>
          </table:table-cell>
          <table:table-cell table:formula="of:=LEFT([.C273];22)" office:value-type="string" office:string-value=" 6:11:47 45:41:34 2181" calcext:value-type="string">
            <text:p><text:s/>6:11:47 45:41:34 2181</text:p>
          </table:table-cell>
          <table:table-cell table:style-name="ce40" table:formula="of:=RIGHT([.G273];4)" office:value-type="string" office:string-value="2181" calcext:value-type="string">
            <text:p>2181</text:p>
          </table:table-cell>
          <table:table-cell table:formula="of:=LEFT([.C273];28)" office:value-type="string" office:string-value=" 6:11:47 45:41:34 2181   686" calcext:value-type="string">
            <text:p><text:s/>6:11:47 45:41:34 2181 <text:s text:c="2"/>686</text:p>
          </table:table-cell>
          <table:table-cell table:style-name="ce40" table:formula="of:=RIGHT([.I273];4)" office:value-type="string" office:string-value=" 686" calcext:value-type="string">
            <text:p><text:s/>686</text:p>
          </table:table-cell>
          <table:table-cell table:style-name="ce43" table:formula="of:=[.J273]/[.H273]*100" office:value-type="float" office:value="31.4534617148097" calcext:value-type="float">
            <text:p>31,5</text:p>
          </table:table-cell>
          <table:table-cell table:style-name="ce104"/>
          <table:table-cell table:style-name="ce43" office:value-type="float" office:value="2.8" calcext:value-type="float">
            <text:p>2,8</text:p>
          </table:table-cell>
          <table:table-cell table:style-name="ce46" table:formula="of:=RIGHT([.C273];LEN([.C273])-30)" office:value-type="string" office:string-value="MONT TRELOD" calcext:value-type="string">
            <text:p>MONT TRELOD</text:p>
          </table:table-cell>
          <table:table-cell table:formula="of:=VALUE([.H273])" office:value-type="float" office:value="2181" calcext:value-type="float">
            <text:p>2181</text:p>
          </table:table-cell>
          <table:table-cell table:formula="of:=VALUE([.J273])" office:value-type="float" office:value="686" calcext:value-type="float">
            <text:p>686</text:p>
          </table:table-cell>
          <table:table-cell table:style-name="ce2" table:formula="of:=[.O273]+[.P273]" office:value-type="float" office:value="2867" calcext:value-type="float">
            <text:p>2867</text:p>
          </table:table-cell>
          <table:table-cell office:value-type="float" office:value="2008" calcext:value-type="float">
            <text:p>2008</text:p>
          </table:table-cell>
          <table:table-cell table:number-columns-repeated="1006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style-name="ce2" table:formula="of:=[.O274]+[.P274]" office:value-type="float" office:value="2865" calcext:value-type="float">
            <text:p>2865</text:p>
          </table:table-cell>
          <table:table-cell table:style-name="ce8" office:value-type="string" calcext:value-type="string">
            <text:p><text:s/>7:40:31 44:07:04 2482 <text:s text:c="2"/>383 <text:s/>Mont Bertrand</text:p>
          </table:table-cell>
          <table:table-cell table:formula="of:=LEFT([.C274];17)" office:value-type="string" office:string-value=" 7:40:31 44:07:04" calcext:value-type="string">
            <text:p><text:s/>7:40:31 44:07:04</text:p>
          </table:table-cell>
          <table:table-cell table:style-name="ce40" table:formula="of:=RIGHT([.D274];8)" office:value-type="string" office:string-value="44:07:04" calcext:value-type="string">
            <text:p>44:07:04</text:p>
          </table:table-cell>
          <table:table-cell table:style-name="ce40" table:formula="of:=LEFT([.C274];8)" office:value-type="string" office:string-value=" 7:40:31" calcext:value-type="string">
            <text:p><text:s/>7:40:31</text:p>
          </table:table-cell>
          <table:table-cell table:formula="of:=LEFT([.C274];22)" office:value-type="string" office:string-value=" 7:40:31 44:07:04 2482" calcext:value-type="string">
            <text:p><text:s/>7:40:31 44:07:04 2482</text:p>
          </table:table-cell>
          <table:table-cell table:style-name="ce40" table:formula="of:=RIGHT([.G274];4)" office:value-type="string" office:string-value="2482" calcext:value-type="string">
            <text:p>2482</text:p>
          </table:table-cell>
          <table:table-cell table:formula="of:=LEFT([.C274];28)" office:value-type="string" office:string-value=" 7:40:31 44:07:04 2482   383" calcext:value-type="string">
            <text:p><text:s/>7:40:31 44:07:04 2482 <text:s text:c="2"/>383</text:p>
          </table:table-cell>
          <table:table-cell table:style-name="ce40" table:formula="of:=RIGHT([.I274];4)" office:value-type="string" office:string-value=" 383" calcext:value-type="string">
            <text:p><text:s/>383</text:p>
          </table:table-cell>
          <table:table-cell table:style-name="ce43" table:formula="of:=[.J274]/[.H274]*100" office:value-type="float" office:value="15.4311039484287" calcext:value-type="float">
            <text:p>15,4</text:p>
          </table:table-cell>
          <table:table-cell table:style-name="ce104"/>
          <table:table-cell table:style-name="ce43" office:value-type="float" office:value="6" calcext:value-type="float">
            <text:p>6,0</text:p>
          </table:table-cell>
          <table:table-cell table:style-name="ce46" table:formula="of:=RIGHT([.C274];LEN([.C274])-30)" office:value-type="string" office:string-value="Mont Bertrand" calcext:value-type="string">
            <text:p>Mont Bertrand</text:p>
          </table:table-cell>
          <table:table-cell table:formula="of:=VALUE([.H274])" office:value-type="float" office:value="2482" calcext:value-type="float">
            <text:p>2482</text:p>
          </table:table-cell>
          <table:table-cell table:formula="of:=VALUE([.J274])" office:value-type="float" office:value="383" calcext:value-type="float">
            <text:p>383</text:p>
          </table:table-cell>
          <table:table-cell table:style-name="ce2" table:formula="of:=[.O274]+[.P274]" office:value-type="float" office:value="2865" calcext:value-type="float">
            <text:p>2865</text:p>
          </table:table-cell>
          <table:table-cell office:value-type="float" office:value="2009" calcext:value-type="float">
            <text:p>2009</text:p>
          </table:table-cell>
          <table:table-cell table:number-columns-repeated="1006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2" table:formula="of:=[.O275]+[.P275]" office:value-type="float" office:value="2865" calcext:value-type="float">
            <text:p>2865</text:p>
          </table:table-cell>
          <table:table-cell table:style-name="ce14" office:value-type="string" calcext:value-type="string">
            <text:p><text:s/>6:43:34 45:44:08 2756 <text:s text:c="2"/>109 <text:s/>Tête Nord des Fours</text:p>
          </table:table-cell>
          <table:table-cell table:formula="of:=LEFT([.C275];17)" office:value-type="string" office:string-value=" 6:43:34 45:44:08" calcext:value-type="string">
            <text:p><text:s/>6:43:34 45:44:08</text:p>
          </table:table-cell>
          <table:table-cell table:style-name="ce40" table:formula="of:=RIGHT([.D275];8)" office:value-type="string" office:string-value="45:44:08" calcext:value-type="string">
            <text:p>45:44:08</text:p>
          </table:table-cell>
          <table:table-cell table:style-name="ce40" table:formula="of:=LEFT([.C275];8)" office:value-type="string" office:string-value=" 6:43:34" calcext:value-type="string">
            <text:p><text:s/>6:43:34</text:p>
          </table:table-cell>
          <table:table-cell table:formula="of:=LEFT([.C275];22)" office:value-type="string" office:string-value=" 6:43:34 45:44:08 2756" calcext:value-type="string">
            <text:p><text:s/>6:43:34 45:44:08 2756</text:p>
          </table:table-cell>
          <table:table-cell table:style-name="ce40" table:formula="of:=RIGHT([.G275];4)" office:value-type="string" office:string-value="2756" calcext:value-type="string">
            <text:p>2756</text:p>
          </table:table-cell>
          <table:table-cell table:formula="of:=LEFT([.C275];28)" office:value-type="string" office:string-value=" 6:43:34 45:44:08 2756   109" calcext:value-type="string">
            <text:p><text:s/>6:43:34 45:44:08 2756 <text:s text:c="2"/>109</text:p>
          </table:table-cell>
          <table:table-cell table:style-name="ce40" table:formula="of:=RIGHT([.I275];4)" office:value-type="string" office:string-value=" 109" calcext:value-type="string">
            <text:p><text:s/>109</text:p>
          </table:table-cell>
          <table:table-cell table:style-name="ce43" table:formula="of:=[.J275]/[.H275]*100" office:value-type="float" office:value="3.95500725689405" calcext:value-type="float">
            <text:p>4,0</text:p>
          </table:table-cell>
          <table:table-cell table:style-name="ce104"/>
          <table:table-cell table:style-name="ce43"/>
          <table:table-cell table:style-name="ce46" table:formula="of:=RIGHT([.C275];LEN([.C275])-30)" office:value-type="string" office:string-value="Tête Nord des Fours" calcext:value-type="string">
            <text:p>Tête Nord des Fours</text:p>
          </table:table-cell>
          <table:table-cell table:formula="of:=VALUE([.H275])" office:value-type="float" office:value="2756" calcext:value-type="float">
            <text:p>2756</text:p>
          </table:table-cell>
          <table:table-cell table:formula="of:=VALUE([.J275])" office:value-type="float" office:value="109" calcext:value-type="float">
            <text:p>109</text:p>
          </table:table-cell>
          <table:table-cell table:style-name="ce2" table:formula="of:=[.O275]+[.P275]" office:value-type="float" office:value="2865" calcext:value-type="float">
            <text:p>2865</text:p>
          </table:table-cell>
          <table:table-cell office:value-type="float" office:value="2016" calcext:value-type="float">
            <text:p>2016</text:p>
          </table:table-cell>
          <table:table-cell table:number-columns-repeated="100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2" table:formula="of:=[.O276]+[.P276]" office:value-type="float" office:value="2863" calcext:value-type="float">
            <text:p>2863</text:p>
          </table:table-cell>
          <table:table-cell table:style-name="ce14" office:value-type="string" calcext:value-type="string">
            <text:p><text:s/>6:47:33 44:41:18 2582 <text:s text:c="2"/>281 <text:s/>CRETE DES CHAMBRETTES (Brunet)</text:p>
          </table:table-cell>
          <table:table-cell table:formula="of:=LEFT([.C276];17)" office:value-type="string" office:string-value=" 6:47:33 44:41:18" calcext:value-type="string">
            <text:p><text:s/>6:47:33 44:41:18</text:p>
          </table:table-cell>
          <table:table-cell table:style-name="ce40" table:formula="of:=RIGHT([.D276];8)" office:value-type="string" office:string-value="44:41:18" calcext:value-type="string">
            <text:p>44:41:18</text:p>
          </table:table-cell>
          <table:table-cell table:style-name="ce40" table:formula="of:=LEFT([.C276];8)" office:value-type="string" office:string-value=" 6:47:33" calcext:value-type="string">
            <text:p><text:s/>6:47:33</text:p>
          </table:table-cell>
          <table:table-cell table:formula="of:=LEFT([.C276];22)" office:value-type="string" office:string-value=" 6:47:33 44:41:18 2582" calcext:value-type="string">
            <text:p><text:s/>6:47:33 44:41:18 2582</text:p>
          </table:table-cell>
          <table:table-cell table:style-name="ce40" table:formula="of:=RIGHT([.G276];4)" office:value-type="string" office:string-value="2582" calcext:value-type="string">
            <text:p>2582</text:p>
          </table:table-cell>
          <table:table-cell table:formula="of:=LEFT([.C276];28)" office:value-type="string" office:string-value=" 6:47:33 44:41:18 2582   281" calcext:value-type="string">
            <text:p><text:s/>6:47:33 44:41:18 2582 <text:s text:c="2"/>281</text:p>
          </table:table-cell>
          <table:table-cell table:style-name="ce40" table:formula="of:=RIGHT([.I276];4)" office:value-type="string" office:string-value=" 281" calcext:value-type="string">
            <text:p><text:s/>281</text:p>
          </table:table-cell>
          <table:table-cell table:style-name="ce43" table:formula="of:=[.J276]/[.H276]*100" office:value-type="float" office:value="10.8830364058869" calcext:value-type="float">
            <text:p>10,9</text:p>
          </table:table-cell>
          <table:table-cell table:style-name="ce104"/>
          <table:table-cell table:style-name="ce43" office:value-type="float" office:value="2" calcext:value-type="float">
            <text:p>2,0</text:p>
          </table:table-cell>
          <table:table-cell table:style-name="ce46" table:formula="of:=RIGHT([.C276];LEN([.C276])-30)" office:value-type="string" office:string-value="CRETE DES CHAMBRETTES (Brunet)" calcext:value-type="string">
            <text:p>CRETE DES CHAMBRETTES (Brunet)</text:p>
          </table:table-cell>
          <table:table-cell table:formula="of:=VALUE([.H276])" office:value-type="float" office:value="2582" calcext:value-type="float">
            <text:p>2582</text:p>
          </table:table-cell>
          <table:table-cell table:formula="of:=VALUE([.J276])" office:value-type="float" office:value="281" calcext:value-type="float">
            <text:p>281</text:p>
          </table:table-cell>
          <table:table-cell table:style-name="ce2" table:formula="of:=[.O276]+[.P276]" office:value-type="float" office:value="2863" calcext:value-type="float">
            <text:p>2863</text:p>
          </table:table-cell>
          <table:table-cell office:value-type="string" calcext:value-type="string">
            <text:p>Hiver 2007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2" table:formula="of:=[.O277]+[.P277]" office:value-type="float" office:value="2863" calcext:value-type="float">
            <text:p>2863</text:p>
          </table:table-cell>
          <table:table-cell table:style-name="ce14" office:value-type="string" calcext:value-type="string">
            <text:p><text:s/>6:55:19 44:21:06 2795 <text:s text:c="3"/>68 <text:s/>Pel Brun</text:p>
          </table:table-cell>
          <table:table-cell table:formula="of:=LEFT([.C277];17)" office:value-type="string" office:string-value=" 6:55:19 44:21:06" calcext:value-type="string">
            <text:p><text:s/>6:55:19 44:21:06</text:p>
          </table:table-cell>
          <table:table-cell table:style-name="ce40" table:formula="of:=RIGHT([.D277];8)" office:value-type="string" office:string-value="44:21:06" calcext:value-type="string">
            <text:p>44:21:06</text:p>
          </table:table-cell>
          <table:table-cell table:style-name="ce40" table:formula="of:=LEFT([.C277];8)" office:value-type="string" office:string-value=" 6:55:19" calcext:value-type="string">
            <text:p><text:s/>6:55:19</text:p>
          </table:table-cell>
          <table:table-cell table:formula="of:=LEFT([.C277];22)" office:value-type="string" office:string-value=" 6:55:19 44:21:06 2795" calcext:value-type="string">
            <text:p><text:s/>6:55:19 44:21:06 2795</text:p>
          </table:table-cell>
          <table:table-cell table:style-name="ce40" table:formula="of:=RIGHT([.G277];4)" office:value-type="string" office:string-value="2795" calcext:value-type="string">
            <text:p>2795</text:p>
          </table:table-cell>
          <table:table-cell table:formula="of:=LEFT([.C277];28)" office:value-type="string" office:string-value=" 6:55:19 44:21:06 2795    68" calcext:value-type="string">
            <text:p><text:s/>6:55:19 44:21:06 2795 <text:s text:c="3"/>68</text:p>
          </table:table-cell>
          <table:table-cell table:style-name="ce40" table:formula="of:=RIGHT([.I277];4)" office:value-type="string" office:string-value="  68" calcext:value-type="string">
            <text:p><text:s text:c="2"/>68</text:p>
          </table:table-cell>
          <table:table-cell table:style-name="ce43" table:formula="of:=[.J277]/[.H277]*100" office:value-type="float" office:value="2.43291592128801" calcext:value-type="float">
            <text:p>2,4</text:p>
          </table:table-cell>
          <table:table-cell table:style-name="ce104"/>
          <table:table-cell table:style-name="ce43"/>
          <table:table-cell table:style-name="ce46" table:formula="of:=RIGHT([.C277];LEN([.C277])-30)" office:value-type="string" office:string-value="Pel Brun" calcext:value-type="string">
            <text:p>Pel Brun</text:p>
          </table:table-cell>
          <table:table-cell table:formula="of:=VALUE([.H277])" office:value-type="float" office:value="2795" calcext:value-type="float">
            <text:p>2795</text:p>
          </table:table-cell>
          <table:table-cell table:formula="of:=VALUE([.J277])" office:value-type="float" office:value="68" calcext:value-type="float">
            <text:p>68</text:p>
          </table:table-cell>
          <table:table-cell table:style-name="ce2" table:formula="of:=[.O277]+[.P277]" office:value-type="float" office:value="2863" calcext:value-type="float">
            <text:p>2863</text:p>
          </table:table-cell>
          <table:table-cell office:value-type="float" office:value="2004" calcext:value-type="float">
            <text:p>2004</text:p>
          </table:table-cell>
          <table:table-cell table:number-columns-repeated="100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style-name="ce2" table:formula="of:=[.O278]+[.P278]" office:value-type="float" office:value="2862" calcext:value-type="float">
            <text:p>2862</text:p>
          </table:table-cell>
          <table:table-cell table:style-name="ce14" office:value-type="string" calcext:value-type="string">
            <text:p><text:s/>7:15:25 44:08:38 2705 <text:s text:c="2"/>157 <text:s/>Cime de Rogué</text:p>
          </table:table-cell>
          <table:table-cell table:formula="of:=LEFT([.C278];17)" office:value-type="string" office:string-value=" 7:15:25 44:08:38" calcext:value-type="string">
            <text:p><text:s/>7:15:25 44:08:38</text:p>
          </table:table-cell>
          <table:table-cell table:style-name="ce40" table:formula="of:=RIGHT([.D278];8)" office:value-type="string" office:string-value="44:08:38" calcext:value-type="string">
            <text:p>44:08:38</text:p>
          </table:table-cell>
          <table:table-cell table:style-name="ce40" table:formula="of:=LEFT([.C278];8)" office:value-type="string" office:string-value=" 7:15:25" calcext:value-type="string">
            <text:p><text:s/>7:15:25</text:p>
          </table:table-cell>
          <table:table-cell table:formula="of:=LEFT([.C278];22)" office:value-type="string" office:string-value=" 7:15:25 44:08:38 2705" calcext:value-type="string">
            <text:p><text:s/>7:15:25 44:08:38 2705</text:p>
          </table:table-cell>
          <table:table-cell table:style-name="ce40" table:formula="of:=RIGHT([.G278];4)" office:value-type="string" office:string-value="2705" calcext:value-type="string">
            <text:p>2705</text:p>
          </table:table-cell>
          <table:table-cell table:formula="of:=LEFT([.C278];28)" office:value-type="string" office:string-value=" 7:15:25 44:08:38 2705   157" calcext:value-type="string">
            <text:p><text:s/>7:15:25 44:08:38 2705 <text:s text:c="2"/>157</text:p>
          </table:table-cell>
          <table:table-cell table:style-name="ce40" table:formula="of:=RIGHT([.I278];4)" office:value-type="string" office:string-value=" 157" calcext:value-type="string">
            <text:p><text:s/>157</text:p>
          </table:table-cell>
          <table:table-cell table:style-name="ce43" table:formula="of:=[.J278]/[.H278]*100" office:value-type="float" office:value="5.80406654343808" calcext:value-type="float">
            <text:p>5,8</text:p>
          </table:table-cell>
          <table:table-cell table:style-name="ce104"/>
          <table:table-cell table:style-name="ce43" office:value-type="float" office:value="1.3" calcext:value-type="float">
            <text:p>1,3</text:p>
          </table:table-cell>
          <table:table-cell table:style-name="ce46" table:formula="of:=RIGHT([.C278];LEN([.C278])-30)" office:value-type="string" office:string-value="Cime de Rogué" calcext:value-type="string">
            <text:p>Cime de Rogué</text:p>
          </table:table-cell>
          <table:table-cell table:formula="of:=VALUE([.H278])" office:value-type="float" office:value="2705" calcext:value-type="float">
            <text:p>2705</text:p>
          </table:table-cell>
          <table:table-cell table:formula="of:=VALUE([.J278])" office:value-type="float" office:value="157" calcext:value-type="float">
            <text:p>157</text:p>
          </table:table-cell>
          <table:table-cell table:style-name="ce2" table:formula="of:=[.O278]+[.P278]" office:value-type="float" office:value="2862" calcext:value-type="float">
            <text:p>2862</text:p>
          </table:table-cell>
          <table:table-cell office:value-type="float" office:value="2011" calcext:value-type="float">
            <text:p>2011</text:p>
          </table:table-cell>
          <table:table-cell table:number-columns-repeated="100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2" table:formula="of:=[.O279]+[.P279]" office:value-type="float" office:value="2860" calcext:value-type="float">
            <text:p>2860</text:p>
          </table:table-cell>
          <table:table-cell table:style-name="ce14" office:value-type="string" calcext:value-type="string">
            <text:p><text:s/>6:25:31 44:37:04 2690 <text:s text:c="2"/>170 <text:s/>PIC DE PIED BRUN</text:p>
          </table:table-cell>
          <table:table-cell table:formula="of:=LEFT([.C279];17)" office:value-type="string" office:string-value=" 6:25:31 44:37:04" calcext:value-type="string">
            <text:p><text:s/>6:25:31 44:37:04</text:p>
          </table:table-cell>
          <table:table-cell table:style-name="ce40" table:formula="of:=RIGHT([.D279];8)" office:value-type="string" office:string-value="44:37:04" calcext:value-type="string">
            <text:p>44:37:04</text:p>
          </table:table-cell>
          <table:table-cell table:style-name="ce40" table:formula="of:=LEFT([.C279];8)" office:value-type="string" office:string-value=" 6:25:31" calcext:value-type="string">
            <text:p><text:s/>6:25:31</text:p>
          </table:table-cell>
          <table:table-cell table:formula="of:=LEFT([.C279];22)" office:value-type="string" office:string-value=" 6:25:31 44:37:04 2690" calcext:value-type="string">
            <text:p><text:s/>6:25:31 44:37:04 2690</text:p>
          </table:table-cell>
          <table:table-cell table:style-name="ce40" table:formula="of:=RIGHT([.G279];4)" office:value-type="string" office:string-value="2690" calcext:value-type="string">
            <text:p>2690</text:p>
          </table:table-cell>
          <table:table-cell table:formula="of:=LEFT([.C279];28)" office:value-type="string" office:string-value=" 6:25:31 44:37:04 2690   170" calcext:value-type="string">
            <text:p><text:s/>6:25:31 44:37:04 2690 <text:s text:c="2"/>170</text:p>
          </table:table-cell>
          <table:table-cell table:style-name="ce40" table:formula="of:=RIGHT([.I279];4)" office:value-type="string" office:string-value=" 170" calcext:value-type="string">
            <text:p><text:s/>170</text:p>
          </table:table-cell>
          <table:table-cell table:style-name="ce43" table:formula="of:=[.J279]/[.H279]*100" office:value-type="float" office:value="6.31970260223048" calcext:value-type="float">
            <text:p>6,3</text:p>
          </table:table-cell>
          <table:table-cell table:style-name="ce104"/>
          <table:table-cell table:style-name="ce43" office:value-type="float" office:value="1.8" calcext:value-type="float">
            <text:p>1,8</text:p>
          </table:table-cell>
          <table:table-cell table:style-name="ce46" table:formula="of:=RIGHT([.C279];LEN([.C279])-30)" office:value-type="string" office:string-value="PIC DE PIED BRUN" calcext:value-type="string">
            <text:p>PIC DE PIED BRUN</text:p>
          </table:table-cell>
          <table:table-cell table:formula="of:=VALUE([.H279])" office:value-type="float" office:value="2690" calcext:value-type="float">
            <text:p>2690</text:p>
          </table:table-cell>
          <table:table-cell table:formula="of:=VALUE([.J279])" office:value-type="float" office:value="170" calcext:value-type="float">
            <text:p>170</text:p>
          </table:table-cell>
          <table:table-cell table:style-name="ce2" table:formula="of:=[.O279]+[.P279]" office:value-type="float" office:value="2860" calcext:value-type="float">
            <text:p>286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erric, Marie &amp; Jphi, Carole</text:p>
          </table:table-cell>
          <table:table-cell table:number-columns-repeated="1005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2" table:formula="of:=[.O280]+[.P280]" office:value-type="float" office:value="2858" calcext:value-type="float">
            <text:p>2858</text:p>
          </table:table-cell>
          <table:table-cell table:style-name="ce8" office:value-type="string" calcext:value-type="string">
            <text:p><text:s/>6:25:12 45:48:09 2409 <text:s text:c="2"/>449 <text:s/>MONT CHARVIN</text:p>
          </table:table-cell>
          <table:table-cell table:formula="of:=LEFT([.C280];17)" office:value-type="string" office:string-value=" 6:25:12 45:48:09" calcext:value-type="string">
            <text:p><text:s/>6:25:12 45:48:09</text:p>
          </table:table-cell>
          <table:table-cell table:style-name="ce40" table:formula="of:=RIGHT([.D280];8)" office:value-type="string" office:string-value="45:48:09" calcext:value-type="string">
            <text:p>45:48:09</text:p>
          </table:table-cell>
          <table:table-cell table:style-name="ce40" table:formula="of:=LEFT([.C280];8)" office:value-type="string" office:string-value=" 6:25:12" calcext:value-type="string">
            <text:p><text:s/>6:25:12</text:p>
          </table:table-cell>
          <table:table-cell table:formula="of:=LEFT([.C280];22)" office:value-type="string" office:string-value=" 6:25:12 45:48:09 2409" calcext:value-type="string">
            <text:p><text:s/>6:25:12 45:48:09 2409</text:p>
          </table:table-cell>
          <table:table-cell table:style-name="ce40" table:formula="of:=RIGHT([.G280];4)" office:value-type="string" office:string-value="2409" calcext:value-type="string">
            <text:p>2409</text:p>
          </table:table-cell>
          <table:table-cell table:formula="of:=LEFT([.C280];28)" office:value-type="string" office:string-value=" 6:25:12 45:48:09 2409   449" calcext:value-type="string">
            <text:p><text:s/>6:25:12 45:48:09 2409 <text:s text:c="2"/>449</text:p>
          </table:table-cell>
          <table:table-cell table:style-name="ce40" table:formula="of:=RIGHT([.I280];4)" office:value-type="string" office:string-value=" 449" calcext:value-type="string">
            <text:p><text:s/>449</text:p>
          </table:table-cell>
          <table:table-cell table:style-name="ce43" table:formula="of:=[.J280]/[.H280]*100" office:value-type="float" office:value="18.6384391863844" calcext:value-type="float">
            <text:p>18,6</text:p>
          </table:table-cell>
          <table:table-cell table:style-name="ce104"/>
          <table:table-cell table:style-name="ce43" office:value-type="float" office:value="5.7" calcext:value-type="float">
            <text:p>5,7</text:p>
          </table:table-cell>
          <table:table-cell table:style-name="ce46" table:formula="of:=RIGHT([.C280];LEN([.C280])-30)" office:value-type="string" office:string-value="MONT CHARVIN" calcext:value-type="string">
            <text:p>MONT CHARVIN</text:p>
          </table:table-cell>
          <table:table-cell table:formula="of:=VALUE([.H280])" office:value-type="float" office:value="2409" calcext:value-type="float">
            <text:p>2409</text:p>
          </table:table-cell>
          <table:table-cell table:formula="of:=VALUE([.J280])" office:value-type="float" office:value="449" calcext:value-type="float">
            <text:p>449</text:p>
          </table:table-cell>
          <table:table-cell table:style-name="ce2" table:formula="of:=[.O280]+[.P280]" office:value-type="float" office:value="2858" calcext:value-type="float">
            <text:p>2858</text:p>
          </table:table-cell>
          <table:table-cell office:value-type="string" calcext:value-type="string">
            <text:p>Automne 2015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4" table:formula="of:=[.O281]+[.P281]" office:value-type="float" office:value="2858" calcext:value-type="float">
            <text:p>2858</text:p>
          </table:table-cell>
          <table:table-cell table:style-name="ce16" office:value-type="string" calcext:value-type="string">
            <text:p><text:s/>6:43:27 44:13:56 2729 <text:s text:c="2"/>129 <text:s/>Montagne de l’Avalanche <text:s text:c="2"/></text:p>
          </table:table-cell>
          <table:table-cell table:style-name="ce39" table:formula="of:=LEFT([.C281];17)" office:value-type="string" office:string-value=" 6:43:27 44:13:56" calcext:value-type="string">
            <text:p><text:s/>6:43:27 44:13:56</text:p>
          </table:table-cell>
          <table:table-cell table:style-name="ce42" table:formula="of:=RIGHT([.D281];8)" office:value-type="string" office:string-value="44:13:56" calcext:value-type="string">
            <text:p>44:13:56</text:p>
          </table:table-cell>
          <table:table-cell table:style-name="ce42" table:formula="of:=LEFT([.C281];8)" office:value-type="string" office:string-value=" 6:43:27" calcext:value-type="string">
            <text:p><text:s/>6:43:27</text:p>
          </table:table-cell>
          <table:table-cell table:style-name="ce39" table:formula="of:=LEFT([.C281];22)" office:value-type="string" office:string-value=" 6:43:27 44:13:56 2729" calcext:value-type="string">
            <text:p><text:s/>6:43:27 44:13:56 2729</text:p>
          </table:table-cell>
          <table:table-cell table:style-name="ce42" table:formula="of:=RIGHT([.G281];4)" office:value-type="string" office:string-value="2729" calcext:value-type="string">
            <text:p>2729</text:p>
          </table:table-cell>
          <table:table-cell table:style-name="ce39" table:formula="of:=LEFT([.C281];28)" office:value-type="string" office:string-value=" 6:43:27 44:13:56 2729   129" calcext:value-type="string">
            <text:p><text:s/>6:43:27 44:13:56 2729 <text:s text:c="2"/>129</text:p>
          </table:table-cell>
          <table:table-cell table:style-name="ce42" table:formula="of:=RIGHT([.I281];4)" office:value-type="string" office:string-value=" 129" calcext:value-type="string">
            <text:p><text:s/>129</text:p>
          </table:table-cell>
          <table:table-cell table:style-name="ce43" table:formula="of:=[.J281]/[.H281]*100" office:value-type="float" office:value="4.72700622938805" calcext:value-type="float">
            <text:p>4,7</text:p>
          </table:table-cell>
          <table:table-cell table:style-name="ce104"/>
          <table:table-cell table:style-name="ce43"/>
          <table:table-cell table:style-name="ce50" table:formula="of:=RIGHT([.C281];LEN([.C281])-30)" office:value-type="string" office:string-value="Montagne de l’Avalanche   " calcext:value-type="string">
            <text:p>Montagne de l’Avalanche <text:s text:c="2"/></text:p>
          </table:table-cell>
          <table:table-cell table:style-name="ce39" table:formula="of:=VALUE([.H281])" office:value-type="float" office:value="2729" calcext:value-type="float">
            <text:p>2729</text:p>
          </table:table-cell>
          <table:table-cell table:style-name="ce39" table:formula="of:=VALUE([.J281])" office:value-type="float" office:value="129" calcext:value-type="float">
            <text:p>129</text:p>
          </table:table-cell>
          <table:table-cell table:style-name="ce4" table:formula="of:=[.O281]+[.P281]" office:value-type="float" office:value="2858" calcext:value-type="float">
            <text:p>2858</text:p>
          </table:table-cell>
          <table:table-cell table:style-name="ce42" office:value-type="float" office:value="2016" calcext:value-type="float">
            <text:p>2016</text:p>
          </table:table-cell>
          <table:table-cell office:value-type="string" calcext:value-type="string">
            <text:p>Éloi</text:p>
          </table:table-cell>
          <table:table-cell table:number-columns-repeated="1005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2" table:formula="of:=[.O282]+[.P282]" office:value-type="float" office:value="2856" calcext:value-type="float">
            <text:p>2856</text:p>
          </table:table-cell>
          <table:table-cell table:style-name="ce8" office:value-type="string" calcext:value-type="string">
            <text:p><text:s/>6:37:00 44:47:49 2754 <text:s text:c="2"/>102 <text:s/>Roche de la Moutière</text:p>
          </table:table-cell>
          <table:table-cell table:formula="of:=LEFT([.C282];17)" office:value-type="string" office:string-value=" 6:37:00 44:47:49" calcext:value-type="string">
            <text:p><text:s/>6:37:00 44:47:49</text:p>
          </table:table-cell>
          <table:table-cell table:style-name="ce40" table:formula="of:=RIGHT([.D282];8)" office:value-type="string" office:string-value="44:47:49" calcext:value-type="string">
            <text:p>44:47:49</text:p>
          </table:table-cell>
          <table:table-cell table:style-name="ce40" table:formula="of:=LEFT([.C282];8)" office:value-type="string" office:string-value=" 6:37:00" calcext:value-type="string">
            <text:p><text:s/>6:37:00</text:p>
          </table:table-cell>
          <table:table-cell table:formula="of:=LEFT([.C282];22)" office:value-type="string" office:string-value=" 6:37:00 44:47:49 2754" calcext:value-type="string">
            <text:p><text:s/>6:37:00 44:47:49 2754</text:p>
          </table:table-cell>
          <table:table-cell table:style-name="ce40" table:formula="of:=RIGHT([.G282];4)" office:value-type="string" office:string-value="2754" calcext:value-type="string">
            <text:p>2754</text:p>
          </table:table-cell>
          <table:table-cell table:formula="of:=LEFT([.C282];28)" office:value-type="string" office:string-value=" 6:37:00 44:47:49 2754   102" calcext:value-type="string">
            <text:p><text:s/>6:37:00 44:47:49 2754 <text:s text:c="2"/>102</text:p>
          </table:table-cell>
          <table:table-cell table:style-name="ce40" table:formula="of:=RIGHT([.I282];4)" office:value-type="string" office:string-value=" 102" calcext:value-type="string">
            <text:p><text:s/>102</text:p>
          </table:table-cell>
          <table:table-cell table:style-name="ce43" table:formula="of:=[.J282]/[.H282]*100" office:value-type="float" office:value="3.7037037037037" calcext:value-type="float">
            <text:p>3,7</text:p>
          </table:table-cell>
          <table:table-cell table:style-name="ce104"/>
          <table:table-cell table:style-name="ce43"/>
          <table:table-cell table:style-name="ce46" table:formula="of:=RIGHT([.C282];LEN([.C282])-30)" office:value-type="string" office:string-value="Roche de la Moutière" calcext:value-type="string">
            <text:p>Roche de la Moutière</text:p>
          </table:table-cell>
          <table:table-cell table:formula="of:=VALUE([.H282])" office:value-type="float" office:value="2754" calcext:value-type="float">
            <text:p>2754</text:p>
          </table:table-cell>
          <table:table-cell table:formula="of:=VALUE([.J282])" office:value-type="float" office:value="102" calcext:value-type="float">
            <text:p>102</text:p>
          </table:table-cell>
          <table:table-cell table:style-name="ce2" table:formula="of:=[.O282]+[.P282]" office:value-type="float" office:value="2856" calcext:value-type="float">
            <text:p>285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style-name="ce2" table:formula="of:=[.O283]+[.P283]" office:value-type="float" office:value="2855" calcext:value-type="float">
            <text:p>2855</text:p>
          </table:table-cell>
          <table:table-cell table:style-name="ce8" office:value-type="string" calcext:value-type="string">
            <text:p><text:s/>6:47:49 44:50:28 2728 <text:s text:c="2"/>127 <text:s/>Pic du Vallon Crouzet</text:p>
          </table:table-cell>
          <table:table-cell table:formula="of:=LEFT([.C283];17)" office:value-type="string" office:string-value=" 6:47:49 44:50:28" calcext:value-type="string">
            <text:p><text:s/>6:47:49 44:50:28</text:p>
          </table:table-cell>
          <table:table-cell table:style-name="ce40" table:formula="of:=RIGHT([.D283];8)" office:value-type="string" office:string-value="44:50:28" calcext:value-type="string">
            <text:p>44:50:28</text:p>
          </table:table-cell>
          <table:table-cell table:style-name="ce40" table:formula="of:=LEFT([.C283];8)" office:value-type="string" office:string-value=" 6:47:49" calcext:value-type="string">
            <text:p><text:s/>6:47:49</text:p>
          </table:table-cell>
          <table:table-cell table:formula="of:=LEFT([.C283];22)" office:value-type="string" office:string-value=" 6:47:49 44:50:28 2728" calcext:value-type="string">
            <text:p><text:s/>6:47:49 44:50:28 2728</text:p>
          </table:table-cell>
          <table:table-cell table:style-name="ce40" table:formula="of:=RIGHT([.G283];4)" office:value-type="string" office:string-value="2728" calcext:value-type="string">
            <text:p>2728</text:p>
          </table:table-cell>
          <table:table-cell table:formula="of:=LEFT([.C283];28)" office:value-type="string" office:string-value=" 6:47:49 44:50:28 2728   127" calcext:value-type="string">
            <text:p><text:s/>6:47:49 44:50:28 2728 <text:s text:c="2"/>127</text:p>
          </table:table-cell>
          <table:table-cell table:style-name="ce40" table:formula="of:=RIGHT([.I283];4)" office:value-type="string" office:string-value=" 127" calcext:value-type="string">
            <text:p><text:s/>127</text:p>
          </table:table-cell>
          <table:table-cell table:style-name="ce43" table:formula="of:=[.J283]/[.H283]*100" office:value-type="float" office:value="4.65542521994135" calcext:value-type="float">
            <text:p>4,7</text:p>
          </table:table-cell>
          <table:table-cell table:style-name="ce104"/>
          <table:table-cell table:style-name="ce43"/>
          <table:table-cell table:style-name="ce46" table:formula="of:=RIGHT([.C283];LEN([.C283])-30)" office:value-type="string" office:string-value="Pic du Vallon Crouzet" calcext:value-type="string">
            <text:p>Pic du Vallon Crouzet</text:p>
          </table:table-cell>
          <table:table-cell table:formula="of:=VALUE([.H283])" office:value-type="float" office:value="2728" calcext:value-type="float">
            <text:p>2728</text:p>
          </table:table-cell>
          <table:table-cell table:formula="of:=VALUE([.J283])" office:value-type="float" office:value="127" calcext:value-type="float">
            <text:p>127</text:p>
          </table:table-cell>
          <table:table-cell table:style-name="ce2" table:formula="of:=[.O283]+[.P283]" office:value-type="float" office:value="2855" calcext:value-type="float">
            <text:p>285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telle, Éloi, Siloé + les Gautron / Masson</text:p>
          </table:table-cell>
          <table:table-cell table:number-columns-repeated="1005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2" table:formula="of:=[.O284]+[.P284]" office:value-type="float" office:value="2855" calcext:value-type="float">
            <text:p>2855</text:p>
          </table:table-cell>
          <table:table-cell table:style-name="ce8" office:value-type="string" calcext:value-type="string">
            <text:p><text:s/>7:07:48 45:21:34 2855 <text:s text:c="4"/>0 <text:s/>Lac du Grand Méan</text:p>
          </table:table-cell>
          <table:table-cell table:formula="of:=LEFT([.C284];17)" office:value-type="string" office:string-value=" 7:07:48 45:21:34" calcext:value-type="string">
            <text:p><text:s/>7:07:48 45:21:34</text:p>
          </table:table-cell>
          <table:table-cell table:style-name="ce40" table:formula="of:=RIGHT([.D284];8)" office:value-type="string" office:string-value="45:21:34" calcext:value-type="string">
            <text:p>45:21:34</text:p>
          </table:table-cell>
          <table:table-cell table:style-name="ce40" table:formula="of:=LEFT([.C284];8)" office:value-type="string" office:string-value=" 7:07:48" calcext:value-type="string">
            <text:p><text:s/>7:07:48</text:p>
          </table:table-cell>
          <table:table-cell table:formula="of:=LEFT([.C284];22)" office:value-type="string" office:string-value=" 7:07:48 45:21:34 2855" calcext:value-type="string">
            <text:p><text:s/>7:07:48 45:21:34 2855</text:p>
          </table:table-cell>
          <table:table-cell table:style-name="ce40" table:formula="of:=RIGHT([.G284];4)" office:value-type="string" office:string-value="2855" calcext:value-type="string">
            <text:p>2855</text:p>
          </table:table-cell>
          <table:table-cell table:formula="of:=LEFT([.C284];28)" office:value-type="string" office:string-value=" 7:07:48 45:21:34 2855     0" calcext:value-type="string">
            <text:p><text:s/>7:07:48 45:21:34 2855 <text:s text:c="4"/>0</text:p>
          </table:table-cell>
          <table:table-cell table:style-name="ce40" table:formula="of:=RIGHT([.I284];4)" office:value-type="string" office:string-value="   0" calcext:value-type="string">
            <text:p><text:s text:c="3"/>0</text:p>
          </table:table-cell>
          <table:table-cell table:style-name="ce43" table:formula="of:=[.J284]/[.H284]*100" office:value-type="float" office:value="0" calcext:value-type="float">
            <text:p>0,0</text:p>
          </table:table-cell>
          <table:table-cell table:style-name="ce104"/>
          <table:table-cell table:style-name="ce43"/>
          <table:table-cell table:style-name="ce46" table:formula="of:=RIGHT([.C284];LEN([.C284])-30)" office:value-type="string" office:string-value="Lac du Grand Méan" calcext:value-type="string">
            <text:p>Lac du Grand Méan</text:p>
          </table:table-cell>
          <table:table-cell table:formula="of:=VALUE([.H284])" office:value-type="float" office:value="2855" calcext:value-type="float">
            <text:p>2855</text:p>
          </table:table-cell>
          <table:table-cell table:formula="of:=VALUE([.J284])" office:value-type="float" office:value="0" calcext:value-type="float">
            <text:p>0</text:p>
          </table:table-cell>
          <table:table-cell table:style-name="ce2" table:formula="of:=[.O284]+[.P284]" office:value-type="float" office:value="2855" calcext:value-type="float">
            <text:p>285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2" table:formula="of:=[.O285]+[.P285]" office:value-type="float" office:value="2853" calcext:value-type="float">
            <text:p>2853</text:p>
          </table:table-cell>
          <table:table-cell table:style-name="ce8" office:value-type="string" calcext:value-type="string">
            <text:p><text:s/>6:19:30 44:45:08 2663 <text:s text:c="2"/>190 <text:s/>ROUITE</text:p>
          </table:table-cell>
          <table:table-cell table:formula="of:=LEFT([.C285];17)" office:value-type="string" office:string-value=" 6:19:30 44:45:08" calcext:value-type="string">
            <text:p><text:s/>6:19:30 44:45:08</text:p>
          </table:table-cell>
          <table:table-cell table:style-name="ce40" table:formula="of:=RIGHT([.D285];8)" office:value-type="string" office:string-value="44:45:08" calcext:value-type="string">
            <text:p>44:45:08</text:p>
          </table:table-cell>
          <table:table-cell table:style-name="ce40" table:formula="of:=LEFT([.C285];8)" office:value-type="string" office:string-value=" 6:19:30" calcext:value-type="string">
            <text:p><text:s/>6:19:30</text:p>
          </table:table-cell>
          <table:table-cell table:formula="of:=LEFT([.C285];22)" office:value-type="string" office:string-value=" 6:19:30 44:45:08 2663" calcext:value-type="string">
            <text:p><text:s/>6:19:30 44:45:08 2663</text:p>
          </table:table-cell>
          <table:table-cell table:style-name="ce40" table:formula="of:=RIGHT([.G285];4)" office:value-type="string" office:string-value="2663" calcext:value-type="string">
            <text:p>2663</text:p>
          </table:table-cell>
          <table:table-cell table:formula="of:=LEFT([.C285];28)" office:value-type="string" office:string-value=" 6:19:30 44:45:08 2663   190" calcext:value-type="string">
            <text:p><text:s/>6:19:30 44:45:08 2663 <text:s text:c="2"/>190</text:p>
          </table:table-cell>
          <table:table-cell table:style-name="ce40" table:formula="of:=RIGHT([.I285];4)" office:value-type="string" office:string-value=" 190" calcext:value-type="string">
            <text:p><text:s/>190</text:p>
          </table:table-cell>
          <table:table-cell table:style-name="ce43" table:formula="of:=[.J285]/[.H285]*100" office:value-type="float" office:value="7.13481036425084" calcext:value-type="float">
            <text:p>7,1</text:p>
          </table:table-cell>
          <table:table-cell table:style-name="ce104"/>
          <table:table-cell table:style-name="ce43" office:value-type="float" office:value="1.3" calcext:value-type="float">
            <text:p>1,3</text:p>
          </table:table-cell>
          <table:table-cell table:style-name="ce46" table:formula="of:=RIGHT([.C285];LEN([.C285])-30)" office:value-type="string" office:string-value="ROUITE" calcext:value-type="string">
            <text:p>ROUITE</text:p>
          </table:table-cell>
          <table:table-cell table:formula="of:=VALUE([.H285])" office:value-type="float" office:value="2663" calcext:value-type="float">
            <text:p>2663</text:p>
          </table:table-cell>
          <table:table-cell table:formula="of:=VALUE([.J285])" office:value-type="float" office:value="190" calcext:value-type="float">
            <text:p>190</text:p>
          </table:table-cell>
          <table:table-cell table:style-name="ce2" table:formula="of:=[.O285]+[.P285]" office:value-type="float" office:value="2853" calcext:value-type="float">
            <text:p>285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(Estelle)</text:p>
          </table:table-cell>
          <table:table-cell table:number-columns-repeated="1005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2" table:formula="of:=[.O286]+[.P286]" office:value-type="float" office:value="2851" calcext:value-type="float">
            <text:p>2851</text:p>
          </table:table-cell>
          <table:table-cell table:style-name="ce14" office:value-type="string" calcext:value-type="string">
            <text:p>-0:16:02 42:50:23 2723 <text:s text:c="2"/>128 <text:s/>Pic des Cristayets </text:p>
          </table:table-cell>
          <table:table-cell table:formula="of:=LEFT([.C286];17)" office:value-type="string" office:string-value="-0:16:02 42:50:23" calcext:value-type="string">
            <text:p>-0:16:02 42:50:23</text:p>
          </table:table-cell>
          <table:table-cell table:style-name="ce40" table:formula="of:=RIGHT([.D286];8)" office:value-type="string" office:string-value="42:50:23" calcext:value-type="string">
            <text:p>42:50:23</text:p>
          </table:table-cell>
          <table:table-cell table:style-name="ce40" table:formula="of:=LEFT([.C286];8)" office:value-type="string" office:string-value="-0:16:02" calcext:value-type="string">
            <text:p>-0:16:02</text:p>
          </table:table-cell>
          <table:table-cell table:formula="of:=LEFT([.C286];22)" office:value-type="string" office:string-value="-0:16:02 42:50:23 2723" calcext:value-type="string">
            <text:p>-0:16:02 42:50:23 2723</text:p>
          </table:table-cell>
          <table:table-cell table:style-name="ce40" table:formula="of:=RIGHT([.G286];4)" office:value-type="string" office:string-value="2723" calcext:value-type="string">
            <text:p>2723</text:p>
          </table:table-cell>
          <table:table-cell table:formula="of:=LEFT([.C286];28)" office:value-type="string" office:string-value="-0:16:02 42:50:23 2723   128" calcext:value-type="string">
            <text:p>-0:16:02 42:50:23 2723 <text:s text:c="2"/>128</text:p>
          </table:table-cell>
          <table:table-cell table:style-name="ce40" table:formula="of:=RIGHT([.I286];4)" office:value-type="string" office:string-value=" 128" calcext:value-type="string">
            <text:p><text:s/>128</text:p>
          </table:table-cell>
          <table:table-cell table:style-name="ce43" table:formula="of:=[.J286]/[.H286]*100" office:value-type="float" office:value="4.70069775982372" calcext:value-type="float">
            <text:p>4,7</text:p>
          </table:table-cell>
          <table:table-cell table:style-name="ce104"/>
          <table:table-cell table:style-name="ce43"/>
          <table:table-cell table:style-name="ce46" table:formula="of:=RIGHT([.C286];LEN([.C286])-30)" office:value-type="string" office:string-value="Pic des Cristayets " calcext:value-type="string">
            <text:p>Pic des Cristayets </text:p>
          </table:table-cell>
          <table:table-cell table:formula="of:=VALUE([.H286])" office:value-type="float" office:value="2723" calcext:value-type="float">
            <text:p>2723</text:p>
          </table:table-cell>
          <table:table-cell table:formula="of:=VALUE([.J286])" office:value-type="float" office:value="128" calcext:value-type="float">
            <text:p>128</text:p>
          </table:table-cell>
          <table:table-cell table:style-name="ce2" table:formula="of:=[.O286]+[.P286]" office:value-type="float" office:value="2851" calcext:value-type="float">
            <text:p>2851</text:p>
          </table:table-cell>
          <table:table-cell office:value-type="float" office:value="2010" calcext:value-type="float">
            <text:p>2010</text:p>
          </table:table-cell>
          <table:table-cell table:number-columns-repeated="1006"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2" table:formula="of:=[.O287]+[.P287]" office:value-type="float" office:value="2850" calcext:value-type="float">
            <text:p>2850</text:p>
          </table:table-cell>
          <table:table-cell table:style-name="ce8" office:value-type="string" calcext:value-type="string">
            <text:p><text:s/>7:10:33 44:07:26 2651 <text:s text:c="2"/>199 <text:s/>CIME DES LAUSES</text:p>
          </table:table-cell>
          <table:table-cell table:formula="of:=LEFT([.C287];17)" office:value-type="string" office:string-value=" 7:10:33 44:07:26" calcext:value-type="string">
            <text:p><text:s/>7:10:33 44:07:26</text:p>
          </table:table-cell>
          <table:table-cell table:style-name="ce40" table:formula="of:=RIGHT([.D287];8)" office:value-type="string" office:string-value="44:07:26" calcext:value-type="string">
            <text:p>44:07:26</text:p>
          </table:table-cell>
          <table:table-cell table:style-name="ce40" table:formula="of:=LEFT([.C287];8)" office:value-type="string" office:string-value=" 7:10:33" calcext:value-type="string">
            <text:p><text:s/>7:10:33</text:p>
          </table:table-cell>
          <table:table-cell table:formula="of:=LEFT([.C287];22)" office:value-type="string" office:string-value=" 7:10:33 44:07:26 2651" calcext:value-type="string">
            <text:p><text:s/>7:10:33 44:07:26 2651</text:p>
          </table:table-cell>
          <table:table-cell table:style-name="ce40" table:formula="of:=RIGHT([.G287];4)" office:value-type="string" office:string-value="2651" calcext:value-type="string">
            <text:p>2651</text:p>
          </table:table-cell>
          <table:table-cell table:formula="of:=LEFT([.C287];28)" office:value-type="string" office:string-value=" 7:10:33 44:07:26 2651   199" calcext:value-type="string">
            <text:p><text:s/>7:10:33 44:07:26 2651 <text:s text:c="2"/>199</text:p>
          </table:table-cell>
          <table:table-cell table:style-name="ce40" table:formula="of:=RIGHT([.I287];4)" office:value-type="string" office:string-value=" 199" calcext:value-type="string">
            <text:p><text:s/>199</text:p>
          </table:table-cell>
          <table:table-cell table:style-name="ce43" table:formula="of:=[.J287]/[.H287]*100" office:value-type="float" office:value="7.50660128253489" calcext:value-type="float">
            <text:p>7,5</text:p>
          </table:table-cell>
          <table:table-cell table:style-name="ce104"/>
          <table:table-cell table:style-name="ce43" office:value-type="float" office:value="2.6" calcext:value-type="float">
            <text:p>2,6</text:p>
          </table:table-cell>
          <table:table-cell table:style-name="ce46" table:formula="of:=RIGHT([.C287];LEN([.C287])-30)" office:value-type="string" office:string-value="CIME DES LAUSES" calcext:value-type="string">
            <text:p>CIME DES LAUSES</text:p>
          </table:table-cell>
          <table:table-cell table:formula="of:=VALUE([.H287])" office:value-type="float" office:value="2651" calcext:value-type="float">
            <text:p>2651</text:p>
          </table:table-cell>
          <table:table-cell table:formula="of:=VALUE([.J287])" office:value-type="float" office:value="199" calcext:value-type="float">
            <text:p>199</text:p>
          </table:table-cell>
          <table:table-cell table:style-name="ce2" table:formula="of:=[.O287]+[.P287]" office:value-type="float" office:value="2850" calcext:value-type="float">
            <text:p>2850</text:p>
          </table:table-cell>
          <table:table-cell office:value-type="float" office:value="2011" calcext:value-type="float">
            <text:p>2011</text:p>
          </table:table-cell>
          <table:table-cell table:number-columns-repeated="1006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2" table:formula="of:=[.O288]+[.P288]" office:value-type="float" office:value="2848" calcext:value-type="float">
            <text:p>2848</text:p>
          </table:table-cell>
          <table:table-cell table:style-name="ce26" office:value-type="string" calcext:value-type="string">
            <text:p><text:s/>6:39:36 45:14:39 2675 <text:s text:c="2"/>173 <text:s/>Tête Noire</text:p>
          </table:table-cell>
          <table:table-cell table:formula="of:=LEFT([.C288];17)" office:value-type="string" office:string-value=" 6:39:36 45:14:39" calcext:value-type="string">
            <text:p><text:s/>6:39:36 45:14:39</text:p>
          </table:table-cell>
          <table:table-cell table:style-name="ce40" table:formula="of:=RIGHT([.D288];8)" office:value-type="string" office:string-value="45:14:39" calcext:value-type="string">
            <text:p>45:14:39</text:p>
          </table:table-cell>
          <table:table-cell table:style-name="ce40" table:formula="of:=LEFT([.C288];8)" office:value-type="string" office:string-value=" 6:39:36" calcext:value-type="string">
            <text:p><text:s/>6:39:36</text:p>
          </table:table-cell>
          <table:table-cell table:formula="of:=LEFT([.C288];22)" office:value-type="string" office:string-value=" 6:39:36 45:14:39 2675" calcext:value-type="string">
            <text:p><text:s/>6:39:36 45:14:39 2675</text:p>
          </table:table-cell>
          <table:table-cell table:style-name="ce40" table:formula="of:=RIGHT([.G288];4)" office:value-type="string" office:string-value="2675" calcext:value-type="string">
            <text:p>2675</text:p>
          </table:table-cell>
          <table:table-cell table:formula="of:=LEFT([.C288];28)" office:value-type="string" office:string-value=" 6:39:36 45:14:39 2675   173" calcext:value-type="string">
            <text:p><text:s/>6:39:36 45:14:39 2675 <text:s text:c="2"/>173</text:p>
          </table:table-cell>
          <table:table-cell table:style-name="ce40" table:formula="of:=RIGHT([.I288];4)" office:value-type="string" office:string-value=" 173" calcext:value-type="string">
            <text:p><text:s/>173</text:p>
          </table:table-cell>
          <table:table-cell table:style-name="ce43" table:formula="of:=[.J288]/[.H288]*100" office:value-type="float" office:value="6.46728971962617" calcext:value-type="float">
            <text:p>6,5</text:p>
          </table:table-cell>
          <table:table-cell table:style-name="ce104"/>
          <table:table-cell table:style-name="ce43" office:value-type="float" office:value="1.5" calcext:value-type="float">
            <text:p>1,5</text:p>
          </table:table-cell>
          <table:table-cell table:style-name="ce46" table:formula="of:=RIGHT([.C288];LEN([.C288])-30)" office:value-type="string" office:string-value="Tête Noire" calcext:value-type="string">
            <text:p>Tête Noire</text:p>
          </table:table-cell>
          <table:table-cell table:formula="of:=VALUE([.H288])" office:value-type="float" office:value="2675" calcext:value-type="float">
            <text:p>2675</text:p>
          </table:table-cell>
          <table:table-cell table:formula="of:=VALUE([.J288])" office:value-type="float" office:value="173" calcext:value-type="float">
            <text:p>173</text:p>
          </table:table-cell>
          <table:table-cell table:style-name="ce2" table:formula="of:=[.O288]+[.P288]" office:value-type="float" office:value="2848" calcext:value-type="float">
            <text:p>2848</text:p>
          </table:table-cell>
          <table:table-cell office:value-type="string" calcext:value-type="string">
            <text:p>Automne 2017</text:p>
          </table:table-cell>
          <table:table-cell office:value-type="string" calcext:value-type="string">
            <text:p>Éloi, (Estelle et 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style-name="ce2" table:formula="of:=[.O289]+[.P289]" office:value-type="float" office:value="2848" calcext:value-type="float">
            <text:p>2848</text:p>
          </table:table-cell>
          <table:table-cell table:style-name="ce14" office:value-type="string" calcext:value-type="string">
            <text:p><text:s/>6:29:04 44:17:22 2820 <text:s text:c="3"/>28 <text:s/>Puy de la Sèche</text:p>
          </table:table-cell>
          <table:table-cell table:formula="of:=LEFT([.C289];17)" office:value-type="string" office:string-value=" 6:29:04 44:17:22" calcext:value-type="string">
            <text:p><text:s/>6:29:04 44:17:22</text:p>
          </table:table-cell>
          <table:table-cell table:style-name="ce40" table:formula="of:=RIGHT([.D289];8)" office:value-type="string" office:string-value="44:17:22" calcext:value-type="string">
            <text:p>44:17:22</text:p>
          </table:table-cell>
          <table:table-cell table:style-name="ce40" table:formula="of:=LEFT([.C289];8)" office:value-type="string" office:string-value=" 6:29:04" calcext:value-type="string">
            <text:p><text:s/>6:29:04</text:p>
          </table:table-cell>
          <table:table-cell table:formula="of:=LEFT([.C289];22)" office:value-type="string" office:string-value=" 6:29:04 44:17:22 2820" calcext:value-type="string">
            <text:p><text:s/>6:29:04 44:17:22 2820</text:p>
          </table:table-cell>
          <table:table-cell table:style-name="ce40" table:formula="of:=RIGHT([.G289];4)" office:value-type="string" office:string-value="2820" calcext:value-type="string">
            <text:p>2820</text:p>
          </table:table-cell>
          <table:table-cell table:formula="of:=LEFT([.C289];28)" office:value-type="string" office:string-value=" 6:29:04 44:17:22 2820    28" calcext:value-type="string">
            <text:p><text:s/>6:29:04 44:17:22 2820 <text:s text:c="3"/>28</text:p>
          </table:table-cell>
          <table:table-cell table:style-name="ce40" table:formula="of:=RIGHT([.I289];4)" office:value-type="string" office:string-value="  28" calcext:value-type="string">
            <text:p><text:s text:c="2"/>28</text:p>
          </table:table-cell>
          <table:table-cell table:style-name="ce43" table:formula="of:=[.J289]/[.H289]*100" office:value-type="float" office:value="0.99290780141844" calcext:value-type="float">
            <text:p>1,0</text:p>
          </table:table-cell>
          <table:table-cell table:style-name="ce104"/>
          <table:table-cell table:style-name="ce43"/>
          <table:table-cell table:style-name="ce46" table:formula="of:=RIGHT([.C289];LEN([.C289])-30)" office:value-type="string" office:string-value="Puy de la Sèche" calcext:value-type="string">
            <text:p>Puy de la Sèche</text:p>
          </table:table-cell>
          <table:table-cell table:formula="of:=VALUE([.H289])" office:value-type="float" office:value="2820" calcext:value-type="float">
            <text:p>2820</text:p>
          </table:table-cell>
          <table:table-cell table:formula="of:=VALUE([.J289])" office:value-type="float" office:value="28" calcext:value-type="float">
            <text:p>28</text:p>
          </table:table-cell>
          <table:table-cell table:style-name="ce2" table:formula="of:=[.O289]+[.P289]" office:value-type="float" office:value="2848" calcext:value-type="float">
            <text:p>284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2" table:formula="of:=[.O290]+[.P290]" office:value-type="float" office:value="2845" calcext:value-type="float">
            <text:p>2845</text:p>
          </table:table-cell>
          <table:table-cell table:style-name="ce28" office:value-type="string" calcext:value-type="string">
            <text:p><text:span text:style-name="T3"> </text:span><text:span text:style-name="T8">6:01:16 44:58:12 2796    49  Le Neyrard</text:span></text:p>
          </table:table-cell>
          <table:table-cell table:formula="of:=LEFT([.C290];17)" office:value-type="string" office:string-value=" 6:01:16 44:58:12" calcext:value-type="string">
            <text:p><text:s/>6:01:16 44:58:12</text:p>
          </table:table-cell>
          <table:table-cell table:style-name="ce40" table:formula="of:=RIGHT([.D290];8)" office:value-type="string" office:string-value="44:58:12" calcext:value-type="string">
            <text:p>44:58:12</text:p>
          </table:table-cell>
          <table:table-cell table:style-name="ce40" table:formula="of:=LEFT([.C290];8)" office:value-type="string" office:string-value=" 6:01:16" calcext:value-type="string">
            <text:p><text:s/>6:01:16</text:p>
          </table:table-cell>
          <table:table-cell table:formula="of:=LEFT([.C290];22)" office:value-type="string" office:string-value=" 6:01:16 44:58:12 2796" calcext:value-type="string">
            <text:p><text:s/>6:01:16 44:58:12 2796</text:p>
          </table:table-cell>
          <table:table-cell table:style-name="ce40" table:formula="of:=RIGHT([.G290];4)" office:value-type="string" office:string-value="2796" calcext:value-type="string">
            <text:p>2796</text:p>
          </table:table-cell>
          <table:table-cell table:formula="of:=LEFT([.C290];28)" office:value-type="string" office:string-value=" 6:01:16 44:58:12 2796    49" calcext:value-type="string">
            <text:p><text:s/>6:01:16 44:58:12 2796 <text:s text:c="3"/>49</text:p>
          </table:table-cell>
          <table:table-cell table:style-name="ce40" table:formula="of:=RIGHT([.I290];4)" office:value-type="string" office:string-value="  49" calcext:value-type="string">
            <text:p><text:s text:c="2"/>49</text:p>
          </table:table-cell>
          <table:table-cell table:style-name="ce43" table:formula="of:=[.J290]/[.H290]*100" office:value-type="float" office:value="1.75250357653791" calcext:value-type="float">
            <text:p>1,8</text:p>
          </table:table-cell>
          <table:table-cell table:style-name="ce104"/>
          <table:table-cell table:style-name="ce43"/>
          <table:table-cell table:style-name="ce46" table:formula="of:=RIGHT([.C290];LEN([.C290])-30)" office:value-type="string" office:string-value="Le Neyrard" calcext:value-type="string">
            <text:p>Le Neyrard</text:p>
          </table:table-cell>
          <table:table-cell table:formula="of:=VALUE([.H290])" office:value-type="float" office:value="2796" calcext:value-type="float">
            <text:p>2796</text:p>
          </table:table-cell>
          <table:table-cell table:formula="of:=VALUE([.J290])" office:value-type="float" office:value="49" calcext:value-type="float">
            <text:p>49</text:p>
          </table:table-cell>
          <table:table-cell table:style-name="ce2" table:formula="of:=[.O290]+[.P290]" office:value-type="float" office:value="2845" calcext:value-type="float">
            <text:p>284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Pierric, Laurent</text:p>
          </table:table-cell>
          <table:table-cell table:number-columns-repeated="1005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2" table:formula="of:=[.O291]+[.P291]" office:value-type="float" office:value="2843" calcext:value-type="float">
            <text:p>2843</text:p>
          </table:table-cell>
          <table:table-cell table:style-name="ce14" office:value-type="string" calcext:value-type="string">
            <text:p><text:s/>6:26:09 44:36:09 2719 <text:s text:c="2"/>124 <text:s/>Tête de Chante-Perdrix</text:p>
          </table:table-cell>
          <table:table-cell table:formula="of:=LEFT([.C291];17)" office:value-type="string" office:string-value=" 6:26:09 44:36:09" calcext:value-type="string">
            <text:p><text:s/>6:26:09 44:36:09</text:p>
          </table:table-cell>
          <table:table-cell table:style-name="ce40" table:formula="of:=RIGHT([.D291];8)" office:value-type="string" office:string-value="44:36:09" calcext:value-type="string">
            <text:p>44:36:09</text:p>
          </table:table-cell>
          <table:table-cell table:style-name="ce40" table:formula="of:=LEFT([.C291];8)" office:value-type="string" office:string-value=" 6:26:09" calcext:value-type="string">
            <text:p><text:s/>6:26:09</text:p>
          </table:table-cell>
          <table:table-cell table:formula="of:=LEFT([.C291];22)" office:value-type="string" office:string-value=" 6:26:09 44:36:09 2719" calcext:value-type="string">
            <text:p><text:s/>6:26:09 44:36:09 2719</text:p>
          </table:table-cell>
          <table:table-cell table:style-name="ce40" table:formula="of:=RIGHT([.G291];4)" office:value-type="string" office:string-value="2719" calcext:value-type="string">
            <text:p>2719</text:p>
          </table:table-cell>
          <table:table-cell table:formula="of:=LEFT([.C291];28)" office:value-type="string" office:string-value=" 6:26:09 44:36:09 2719   124" calcext:value-type="string">
            <text:p><text:s/>6:26:09 44:36:09 2719 <text:s text:c="2"/>124</text:p>
          </table:table-cell>
          <table:table-cell table:style-name="ce40" table:formula="of:=RIGHT([.I291];4)" office:value-type="string" office:string-value=" 124" calcext:value-type="string">
            <text:p><text:s/>124</text:p>
          </table:table-cell>
          <table:table-cell table:style-name="ce43" table:formula="of:=[.J291]/[.H291]*100" office:value-type="float" office:value="4.56050018389114" calcext:value-type="float">
            <text:p>4,6</text:p>
          </table:table-cell>
          <table:table-cell table:style-name="ce104"/>
          <table:table-cell table:style-name="ce43"/>
          <table:table-cell table:style-name="ce49" table:formula="of:=RIGHT([.C291];LEN([.C291])-30)" office:value-type="string" office:string-value="Tête de Chante-Perdrix" calcext:value-type="string">
            <text:p>Tête de Chante-Perdrix</text:p>
          </table:table-cell>
          <table:table-cell table:formula="of:=VALUE([.H291])" office:value-type="float" office:value="2719" calcext:value-type="float">
            <text:p>2719</text:p>
          </table:table-cell>
          <table:table-cell table:formula="of:=VALUE([.J291])" office:value-type="float" office:value="124" calcext:value-type="float">
            <text:p>124</text:p>
          </table:table-cell>
          <table:table-cell table:style-name="ce2" table:formula="of:=[.O291]+[.P291]" office:value-type="float" office:value="2843" calcext:value-type="float">
            <text:p>284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2" table:formula="of:=[.O292]+[.P292]" office:value-type="float" office:value="2839" calcext:value-type="float">
            <text:p>2839</text:p>
          </table:table-cell>
          <table:table-cell table:style-name="ce14" office:value-type="string" calcext:value-type="string">
            <text:p><text:s/>6:17:23 44:46:32 2715 <text:s text:c="2"/>124 <text:s/>Puy des Auberts</text:p>
          </table:table-cell>
          <table:table-cell table:formula="of:=LEFT([.C292];17)" office:value-type="string" office:string-value=" 6:17:23 44:46:32" calcext:value-type="string">
            <text:p><text:s/>6:17:23 44:46:32</text:p>
          </table:table-cell>
          <table:table-cell table:style-name="ce40" table:formula="of:=RIGHT([.D292];8)" office:value-type="string" office:string-value="44:46:32" calcext:value-type="string">
            <text:p>44:46:32</text:p>
          </table:table-cell>
          <table:table-cell table:style-name="ce40" table:formula="of:=LEFT([.C292];8)" office:value-type="string" office:string-value=" 6:17:23" calcext:value-type="string">
            <text:p><text:s/>6:17:23</text:p>
          </table:table-cell>
          <table:table-cell table:formula="of:=LEFT([.C292];22)" office:value-type="string" office:string-value=" 6:17:23 44:46:32 2715" calcext:value-type="string">
            <text:p><text:s/>6:17:23 44:46:32 2715</text:p>
          </table:table-cell>
          <table:table-cell table:style-name="ce40" table:formula="of:=RIGHT([.G292];4)" office:value-type="string" office:string-value="2715" calcext:value-type="string">
            <text:p>2715</text:p>
          </table:table-cell>
          <table:table-cell table:formula="of:=LEFT([.C292];28)" office:value-type="string" office:string-value=" 6:17:23 44:46:32 2715   124" calcext:value-type="string">
            <text:p><text:s/>6:17:23 44:46:32 2715 <text:s text:c="2"/>124</text:p>
          </table:table-cell>
          <table:table-cell table:style-name="ce40" table:formula="of:=RIGHT([.I292];4)" office:value-type="string" office:string-value=" 124" calcext:value-type="string">
            <text:p><text:s/>124</text:p>
          </table:table-cell>
          <table:table-cell table:style-name="ce43" table:formula="of:=[.J292]/[.H292]*100" office:value-type="float" office:value="4.56721915285451" calcext:value-type="float">
            <text:p>4,6</text:p>
          </table:table-cell>
          <table:table-cell table:style-name="ce104"/>
          <table:table-cell table:style-name="ce43"/>
          <table:table-cell table:style-name="ce49" table:formula="of:=RIGHT([.C292];LEN([.C292])-30)" office:value-type="string" office:string-value="Puy des Auberts" calcext:value-type="string">
            <text:p>Puy des Auberts</text:p>
          </table:table-cell>
          <table:table-cell table:formula="of:=VALUE([.H292])" office:value-type="float" office:value="2715" calcext:value-type="float">
            <text:p>2715</text:p>
          </table:table-cell>
          <table:table-cell table:formula="of:=VALUE([.J292])" office:value-type="float" office:value="124" calcext:value-type="float">
            <text:p>124</text:p>
          </table:table-cell>
          <table:table-cell table:style-name="ce2" table:formula="of:=[.O292]+[.P292]" office:value-type="float" office:value="2839" calcext:value-type="float">
            <text:p>283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style-name="ce2" table:formula="of:=[.O293]+[.P293]" office:value-type="float" office:value="2833" calcext:value-type="float">
            <text:p>2833</text:p>
          </table:table-cell>
          <table:table-cell table:style-name="ce14" office:value-type="string" calcext:value-type="string">
            <text:p><text:s/>6:54:45 44:27:12 2728 <text:s text:c="2"/>105 <text:s/>Tête de Villadel</text:p>
          </table:table-cell>
          <table:table-cell table:formula="of:=LEFT([.C293];17)" office:value-type="string" office:string-value=" 6:54:45 44:27:12" calcext:value-type="string">
            <text:p><text:s/>6:54:45 44:27:12</text:p>
          </table:table-cell>
          <table:table-cell table:style-name="ce40" table:formula="of:=RIGHT([.D293];8)" office:value-type="string" office:string-value="44:27:12" calcext:value-type="string">
            <text:p>44:27:12</text:p>
          </table:table-cell>
          <table:table-cell table:style-name="ce40" table:formula="of:=LEFT([.C293];8)" office:value-type="string" office:string-value=" 6:54:45" calcext:value-type="string">
            <text:p><text:s/>6:54:45</text:p>
          </table:table-cell>
          <table:table-cell table:formula="of:=LEFT([.C293];22)" office:value-type="string" office:string-value=" 6:54:45 44:27:12 2728" calcext:value-type="string">
            <text:p><text:s/>6:54:45 44:27:12 2728</text:p>
          </table:table-cell>
          <table:table-cell table:style-name="ce40" table:formula="of:=RIGHT([.G293];4)" office:value-type="string" office:string-value="2728" calcext:value-type="string">
            <text:p>2728</text:p>
          </table:table-cell>
          <table:table-cell table:formula="of:=LEFT([.C293];28)" office:value-type="string" office:string-value=" 6:54:45 44:27:12 2728   105" calcext:value-type="string">
            <text:p><text:s/>6:54:45 44:27:12 2728 <text:s text:c="2"/>105</text:p>
          </table:table-cell>
          <table:table-cell table:style-name="ce40" table:formula="of:=RIGHT([.I293];4)" office:value-type="string" office:string-value=" 105" calcext:value-type="string">
            <text:p><text:s/>105</text:p>
          </table:table-cell>
          <table:table-cell table:style-name="ce43" table:formula="of:=[.J293]/[.H293]*100" office:value-type="float" office:value="3.84897360703812" calcext:value-type="float">
            <text:p>3,8</text:p>
          </table:table-cell>
          <table:table-cell table:style-name="ce104"/>
          <table:table-cell table:style-name="ce43"/>
          <table:table-cell table:style-name="ce46" table:formula="of:=RIGHT([.C293];LEN([.C293])-30)" office:value-type="string" office:string-value="Tête de Villadel" calcext:value-type="string">
            <text:p>Tête de Villadel</text:p>
          </table:table-cell>
          <table:table-cell table:formula="of:=VALUE([.H293])" office:value-type="float" office:value="2728" calcext:value-type="float">
            <text:p>2728</text:p>
          </table:table-cell>
          <table:table-cell table:formula="of:=VALUE([.J293])" office:value-type="float" office:value="105" calcext:value-type="float">
            <text:p>105</text:p>
          </table:table-cell>
          <table:table-cell table:style-name="ce2" table:formula="of:=[.O293]+[.P293]" office:value-type="float" office:value="2833" calcext:value-type="float">
            <text:p>2833</text:p>
          </table:table-cell>
          <table:table-cell office:value-type="string" calcext:value-type="string">
            <text:p>Printemps 2004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2" table:formula="of:=[.O294]+[.P294]" office:value-type="float" office:value="2833" calcext:value-type="float">
            <text:p>2833</text:p>
          </table:table-cell>
          <table:table-cell table:style-name="ce14" office:value-type="string" calcext:value-type="string">
            <text:p><text:s/>6:50:31 44:29:41 2737 <text:s text:c="3"/>96 <text:s/>Tête du Pré au-dessus de l’à Pic</text:p>
          </table:table-cell>
          <table:table-cell table:formula="of:=LEFT([.C294];17)" office:value-type="string" office:string-value=" 6:50:31 44:29:41" calcext:value-type="string">
            <text:p><text:s/>6:50:31 44:29:41</text:p>
          </table:table-cell>
          <table:table-cell table:style-name="ce40" table:formula="of:=RIGHT([.D294];8)" office:value-type="string" office:string-value="44:29:41" calcext:value-type="string">
            <text:p>44:29:41</text:p>
          </table:table-cell>
          <table:table-cell table:style-name="ce40" table:formula="of:=LEFT([.C294];8)" office:value-type="string" office:string-value=" 6:50:31" calcext:value-type="string">
            <text:p><text:s/>6:50:31</text:p>
          </table:table-cell>
          <table:table-cell table:formula="of:=LEFT([.C294];22)" office:value-type="string" office:string-value=" 6:50:31 44:29:41 2737" calcext:value-type="string">
            <text:p><text:s/>6:50:31 44:29:41 2737</text:p>
          </table:table-cell>
          <table:table-cell table:style-name="ce40" table:formula="of:=RIGHT([.G294];4)" office:value-type="string" office:string-value="2737" calcext:value-type="string">
            <text:p>2737</text:p>
          </table:table-cell>
          <table:table-cell table:formula="of:=LEFT([.C294];28)" office:value-type="string" office:string-value=" 6:50:31 44:29:41 2737    96" calcext:value-type="string">
            <text:p><text:s/>6:50:31 44:29:41 2737 <text:s text:c="3"/>96</text:p>
          </table:table-cell>
          <table:table-cell table:style-name="ce40" table:formula="of:=RIGHT([.I294];4)" office:value-type="string" office:string-value="  96" calcext:value-type="string">
            <text:p><text:s text:c="2"/>96</text:p>
          </table:table-cell>
          <table:table-cell table:style-name="ce43" table:formula="of:=[.J294]/[.H294]*100" office:value-type="float" office:value="3.50748995250274" calcext:value-type="float">
            <text:p>3,5</text:p>
          </table:table-cell>
          <table:table-cell table:style-name="ce104"/>
          <table:table-cell table:style-name="ce43"/>
          <table:table-cell table:style-name="ce46" table:formula="of:=RIGHT([.C294];LEN([.C294])-30)" office:value-type="string" office:string-value="Tête du Pré au-dessus de l’à Pic" calcext:value-type="string">
            <text:p>Tête du Pré au-dessus de l’à Pic</text:p>
          </table:table-cell>
          <table:table-cell table:formula="of:=VALUE([.H294])" office:value-type="float" office:value="2737" calcext:value-type="float">
            <text:p>2737</text:p>
          </table:table-cell>
          <table:table-cell table:formula="of:=VALUE([.J294])" office:value-type="float" office:value="96" calcext:value-type="float">
            <text:p>96</text:p>
          </table:table-cell>
          <table:table-cell table:style-name="ce2" table:formula="of:=[.O294]+[.P294]" office:value-type="float" office:value="2833" calcext:value-type="float">
            <text:p>2833</text:p>
          </table:table-cell>
          <table:table-cell office:value-type="string" calcext:value-type="string">
            <text:p>Automne 2003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2" table:formula="of:=[.O295]+[.P295]" office:value-type="float" office:value="2829" calcext:value-type="float">
            <text:p>2829</text:p>
          </table:table-cell>
          <table:table-cell table:style-name="ce14" office:value-type="string" calcext:value-type="string">
            <text:p><text:s/>6:42:10 44:44:39 2744 <text:s text:c="3"/>85 <text:s/>Pic du Gazon</text:p>
          </table:table-cell>
          <table:table-cell table:formula="of:=LEFT([.C295];17)" office:value-type="string" office:string-value=" 6:42:10 44:44:39" calcext:value-type="string">
            <text:p><text:s/>6:42:10 44:44:39</text:p>
          </table:table-cell>
          <table:table-cell table:style-name="ce40" table:formula="of:=RIGHT([.D295];8)" office:value-type="string" office:string-value="44:44:39" calcext:value-type="string">
            <text:p>44:44:39</text:p>
          </table:table-cell>
          <table:table-cell table:style-name="ce40" table:formula="of:=LEFT([.C295];8)" office:value-type="string" office:string-value=" 6:42:10" calcext:value-type="string">
            <text:p><text:s/>6:42:10</text:p>
          </table:table-cell>
          <table:table-cell table:formula="of:=LEFT([.C295];22)" office:value-type="string" office:string-value=" 6:42:10 44:44:39 2744" calcext:value-type="string">
            <text:p><text:s/>6:42:10 44:44:39 2744</text:p>
          </table:table-cell>
          <table:table-cell table:style-name="ce40" table:formula="of:=RIGHT([.G295];4)" office:value-type="string" office:string-value="2744" calcext:value-type="string">
            <text:p>2744</text:p>
          </table:table-cell>
          <table:table-cell table:formula="of:=LEFT([.C295];28)" office:value-type="string" office:string-value=" 6:42:10 44:44:39 2744    85" calcext:value-type="string">
            <text:p><text:s/>6:42:10 44:44:39 2744 <text:s text:c="3"/>85</text:p>
          </table:table-cell>
          <table:table-cell table:style-name="ce40" table:formula="of:=RIGHT([.I295];4)" office:value-type="string" office:string-value="  85" calcext:value-type="string">
            <text:p><text:s text:c="2"/>85</text:p>
          </table:table-cell>
          <table:table-cell table:style-name="ce43" table:formula="of:=[.J295]/[.H295]*100" office:value-type="float" office:value="3.09766763848397" calcext:value-type="float">
            <text:p>3,1</text:p>
          </table:table-cell>
          <table:table-cell table:style-name="ce104"/>
          <table:table-cell table:style-name="ce43"/>
          <table:table-cell table:style-name="ce46" table:formula="of:=RIGHT([.C295];LEN([.C295])-30)" office:value-type="string" office:string-value="Pic du Gazon" calcext:value-type="string">
            <text:p>Pic du Gazon</text:p>
          </table:table-cell>
          <table:table-cell table:formula="of:=VALUE([.H295])" office:value-type="float" office:value="2744" calcext:value-type="float">
            <text:p>2744</text:p>
          </table:table-cell>
          <table:table-cell table:formula="of:=VALUE([.J295])" office:value-type="float" office:value="85" calcext:value-type="float">
            <text:p>85</text:p>
          </table:table-cell>
          <table:table-cell table:style-name="ce2" table:formula="of:=[.O295]+[.P295]" office:value-type="float" office:value="2829" calcext:value-type="float">
            <text:p>2829</text:p>
          </table:table-cell>
          <table:table-cell office:value-type="string" calcext:value-type="string">
            <text:p>Hiver 2007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2" table:formula="of:=[.O296]+[.P296]" office:value-type="float" office:value="2825" calcext:value-type="float">
            <text:p>2825</text:p>
          </table:table-cell>
          <table:table-cell table:style-name="ce14" office:value-type="string" calcext:value-type="string">
            <text:p><text:s/>7:13:27 44:07:38 2632 <text:s text:c="2"/>193 <text:s/>CAÏRE ARCHAS</text:p>
          </table:table-cell>
          <table:table-cell table:formula="of:=LEFT([.C296];17)" office:value-type="string" office:string-value=" 7:13:27 44:07:38" calcext:value-type="string">
            <text:p><text:s/>7:13:27 44:07:38</text:p>
          </table:table-cell>
          <table:table-cell table:style-name="ce40" table:formula="of:=RIGHT([.D296];8)" office:value-type="string" office:string-value="44:07:38" calcext:value-type="string">
            <text:p>44:07:38</text:p>
          </table:table-cell>
          <table:table-cell table:style-name="ce40" table:formula="of:=LEFT([.C296];8)" office:value-type="string" office:string-value=" 7:13:27" calcext:value-type="string">
            <text:p><text:s/>7:13:27</text:p>
          </table:table-cell>
          <table:table-cell table:formula="of:=LEFT([.C296];22)" office:value-type="string" office:string-value=" 7:13:27 44:07:38 2632" calcext:value-type="string">
            <text:p><text:s/>7:13:27 44:07:38 2632</text:p>
          </table:table-cell>
          <table:table-cell table:style-name="ce40" table:formula="of:=RIGHT([.G296];4)" office:value-type="string" office:string-value="2632" calcext:value-type="string">
            <text:p>2632</text:p>
          </table:table-cell>
          <table:table-cell table:formula="of:=LEFT([.C296];28)" office:value-type="string" office:string-value=" 7:13:27 44:07:38 2632   193" calcext:value-type="string">
            <text:p><text:s/>7:13:27 44:07:38 2632 <text:s text:c="2"/>193</text:p>
          </table:table-cell>
          <table:table-cell table:style-name="ce40" table:formula="of:=RIGHT([.I296];4)" office:value-type="string" office:string-value=" 193" calcext:value-type="string">
            <text:p><text:s/>193</text:p>
          </table:table-cell>
          <table:table-cell table:style-name="ce43" table:formula="of:=[.J296]/[.H296]*100" office:value-type="float" office:value="7.33282674772037" calcext:value-type="float">
            <text:p>7,3</text:p>
          </table:table-cell>
          <table:table-cell table:style-name="ce104"/>
          <table:table-cell table:style-name="ce43" office:value-type="float" office:value="2.5" calcext:value-type="float">
            <text:p>2,5</text:p>
          </table:table-cell>
          <table:table-cell table:style-name="ce46" table:formula="of:=RIGHT([.C296];LEN([.C296])-30)" office:value-type="string" office:string-value="CAÏRE ARCHAS" calcext:value-type="string">
            <text:p>CAÏRE ARCHAS</text:p>
          </table:table-cell>
          <table:table-cell table:formula="of:=VALUE([.H296])" office:value-type="float" office:value="2632" calcext:value-type="float">
            <text:p>2632</text:p>
          </table:table-cell>
          <table:table-cell table:formula="of:=VALUE([.J296])" office:value-type="float" office:value="193" calcext:value-type="float">
            <text:p>193</text:p>
          </table:table-cell>
          <table:table-cell table:style-name="ce2" table:formula="of:=[.O296]+[.P296]" office:value-type="float" office:value="2825" calcext:value-type="float">
            <text:p>2825</text:p>
          </table:table-cell>
          <table:table-cell office:value-type="float" office:value="2011" calcext:value-type="float">
            <text:p>2011</text:p>
          </table:table-cell>
          <table:table-cell table:number-columns-repeated="1006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2" table:formula="of:=[.O297]+[.P297]" office:value-type="float" office:value="2806" calcext:value-type="float">
            <text:p>2806</text:p>
          </table:table-cell>
          <table:table-cell table:style-name="ce14" office:value-type="string" calcext:value-type="string">
            <text:p>-0:21:09 42:56:15 2613 <text:s text:c="2"/>193 <text:s/>Pic de Ger</text:p>
          </table:table-cell>
          <table:table-cell table:formula="of:=LEFT([.C297];17)" office:value-type="string" office:string-value="-0:21:09 42:56:15" calcext:value-type="string">
            <text:p>-0:21:09 42:56:15</text:p>
          </table:table-cell>
          <table:table-cell table:style-name="ce40" table:formula="of:=RIGHT([.D297];8)" office:value-type="string" office:string-value="42:56:15" calcext:value-type="string">
            <text:p>42:56:15</text:p>
          </table:table-cell>
          <table:table-cell table:style-name="ce40" table:formula="of:=LEFT([.C297];8)" office:value-type="string" office:string-value="-0:21:09" calcext:value-type="string">
            <text:p>-0:21:09</text:p>
          </table:table-cell>
          <table:table-cell table:formula="of:=LEFT([.C297];22)" office:value-type="string" office:string-value="-0:21:09 42:56:15 2613" calcext:value-type="string">
            <text:p>-0:21:09 42:56:15 2613</text:p>
          </table:table-cell>
          <table:table-cell table:style-name="ce40" table:formula="of:=RIGHT([.G297];4)" office:value-type="string" office:string-value="2613" calcext:value-type="string">
            <text:p>2613</text:p>
          </table:table-cell>
          <table:table-cell table:formula="of:=LEFT([.C297];28)" office:value-type="string" office:string-value="-0:21:09 42:56:15 2613   193" calcext:value-type="string">
            <text:p>-0:21:09 42:56:15 2613 <text:s text:c="2"/>193</text:p>
          </table:table-cell>
          <table:table-cell table:style-name="ce40" table:formula="of:=RIGHT([.I297];4)" office:value-type="string" office:string-value=" 193" calcext:value-type="string">
            <text:p><text:s/>193</text:p>
          </table:table-cell>
          <table:table-cell table:style-name="ce43" table:formula="of:=[.J297]/[.H297]*100" office:value-type="float" office:value="7.38614619211634" calcext:value-type="float">
            <text:p>7,4</text:p>
          </table:table-cell>
          <table:table-cell table:style-name="ce104"/>
          <table:table-cell table:style-name="ce43" office:value-type="float" office:value="1.9" calcext:value-type="float">
            <text:p>1,9</text:p>
          </table:table-cell>
          <table:table-cell table:style-name="ce46" table:formula="of:=RIGHT([.C297];LEN([.C297])-30)" office:value-type="string" office:string-value="Pic de Ger" calcext:value-type="string">
            <text:p>Pic de Ger</text:p>
          </table:table-cell>
          <table:table-cell table:formula="of:=VALUE([.H297])" office:value-type="float" office:value="2613" calcext:value-type="float">
            <text:p>2613</text:p>
          </table:table-cell>
          <table:table-cell table:formula="of:=VALUE([.J297])" office:value-type="float" office:value="193" calcext:value-type="float">
            <text:p>193</text:p>
          </table:table-cell>
          <table:table-cell table:style-name="ce2" table:formula="of:=[.O297]+[.P297]" office:value-type="float" office:value="2806" calcext:value-type="float">
            <text:p>280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ierric</text:p>
          </table:table-cell>
          <table:table-cell table:number-columns-repeated="1005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2" table:formula="of:=[.O298]+[.P298]" office:value-type="float" office:value="2802" calcext:value-type="float">
            <text:p>2802</text:p>
          </table:table-cell>
          <table:table-cell table:style-name="ce14" office:value-type="string" calcext:value-type="string">
            <text:p>-0:43:25 42:55:07 2444 <text:s text:c="2"/>358 <text:s/>TABLE DES TROIS ROIS</text:p>
          </table:table-cell>
          <table:table-cell table:formula="of:=LEFT([.C298];17)" office:value-type="string" office:string-value="-0:43:25 42:55:07" calcext:value-type="string">
            <text:p>-0:43:25 42:55:07</text:p>
          </table:table-cell>
          <table:table-cell table:style-name="ce40" table:formula="of:=RIGHT([.D298];8)" office:value-type="string" office:string-value="42:55:07" calcext:value-type="string">
            <text:p>42:55:07</text:p>
          </table:table-cell>
          <table:table-cell table:style-name="ce40" table:formula="of:=LEFT([.C298];8)" office:value-type="string" office:string-value="-0:43:25" calcext:value-type="string">
            <text:p>-0:43:25</text:p>
          </table:table-cell>
          <table:table-cell table:formula="of:=LEFT([.C298];22)" office:value-type="string" office:string-value="-0:43:25 42:55:07 2444" calcext:value-type="string">
            <text:p>-0:43:25 42:55:07 2444</text:p>
          </table:table-cell>
          <table:table-cell table:style-name="ce40" table:formula="of:=RIGHT([.G298];4)" office:value-type="string" office:string-value="2444" calcext:value-type="string">
            <text:p>2444</text:p>
          </table:table-cell>
          <table:table-cell table:formula="of:=LEFT([.C298];28)" office:value-type="string" office:string-value="-0:43:25 42:55:07 2444   358" calcext:value-type="string">
            <text:p>-0:43:25 42:55:07 2444 <text:s text:c="2"/>358</text:p>
          </table:table-cell>
          <table:table-cell table:style-name="ce40" table:formula="of:=RIGHT([.I298];4)" office:value-type="string" office:string-value=" 358" calcext:value-type="string">
            <text:p><text:s/>358</text:p>
          </table:table-cell>
          <table:table-cell table:style-name="ce43" table:formula="of:=[.J298]/[.H298]*100" office:value-type="float" office:value="14.6481178396072" calcext:value-type="float">
            <text:p>14,6</text:p>
          </table:table-cell>
          <table:table-cell table:style-name="ce104"/>
          <table:table-cell table:style-name="ce43" office:value-type="float" office:value="2.7" calcext:value-type="float">
            <text:p>2,7</text:p>
          </table:table-cell>
          <table:table-cell table:style-name="ce46" table:formula="of:=RIGHT([.C298];LEN([.C298])-30)" office:value-type="string" office:string-value="TABLE DES TROIS ROIS" calcext:value-type="string">
            <text:p>TABLE DES TROIS ROIS</text:p>
          </table:table-cell>
          <table:table-cell table:formula="of:=VALUE([.H298])" office:value-type="float" office:value="2444" calcext:value-type="float">
            <text:p>2444</text:p>
          </table:table-cell>
          <table:table-cell table:formula="of:=VALUE([.J298])" office:value-type="float" office:value="358" calcext:value-type="float">
            <text:p>358</text:p>
          </table:table-cell>
          <table:table-cell table:style-name="ce2" table:formula="of:=[.O298]+[.P298]" office:value-type="float" office:value="2802" calcext:value-type="float">
            <text:p>280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2" table:formula="of:=[.O299]+[.P299]" office:value-type="float" office:value="2799" calcext:value-type="float">
            <text:p>2799</text:p>
          </table:table-cell>
          <table:table-cell table:style-name="ce8" office:value-type="string" calcext:value-type="string">
            <text:p><text:s/>5:48:13 44:07:24 1826 <text:s text:c="2"/>973 <text:s/>Montagne de Lure</text:p>
          </table:table-cell>
          <table:table-cell table:formula="of:=LEFT([.C299];17)" office:value-type="string" office:string-value=" 5:48:13 44:07:24" calcext:value-type="string">
            <text:p><text:s/>5:48:13 44:07:24</text:p>
          </table:table-cell>
          <table:table-cell table:style-name="ce40" table:formula="of:=RIGHT([.D299];8)" office:value-type="string" office:string-value="44:07:24" calcext:value-type="string">
            <text:p>44:07:24</text:p>
          </table:table-cell>
          <table:table-cell table:style-name="ce40" table:formula="of:=LEFT([.C299];8)" office:value-type="string" office:string-value=" 5:48:13" calcext:value-type="string">
            <text:p><text:s/>5:48:13</text:p>
          </table:table-cell>
          <table:table-cell table:formula="of:=LEFT([.C299];22)" office:value-type="string" office:string-value=" 5:48:13 44:07:24 1826" calcext:value-type="string">
            <text:p><text:s/>5:48:13 44:07:24 1826</text:p>
          </table:table-cell>
          <table:table-cell table:style-name="ce40" table:formula="of:=RIGHT([.G299];4)" office:value-type="string" office:string-value="1826" calcext:value-type="string">
            <text:p>1826</text:p>
          </table:table-cell>
          <table:table-cell table:formula="of:=LEFT([.C299];28)" office:value-type="string" office:string-value=" 5:48:13 44:07:24 1826   973" calcext:value-type="string">
            <text:p><text:s/>5:48:13 44:07:24 1826 <text:s text:c="2"/>973</text:p>
          </table:table-cell>
          <table:table-cell table:style-name="ce40" table:formula="of:=RIGHT([.I299];4)" office:value-type="string" office:string-value=" 973" calcext:value-type="string">
            <text:p><text:s/>973</text:p>
          </table:table-cell>
          <table:table-cell table:style-name="ce43" table:formula="of:=[.J299]/[.H299]*100" office:value-type="float" office:value="53.2858707557503" calcext:value-type="float">
            <text:p>53,3</text:p>
          </table:table-cell>
          <table:table-cell table:style-name="ce104"/>
          <table:table-cell table:style-name="ce43" office:value-type="float" office:value="29.4" calcext:value-type="float">
            <text:p>29,4</text:p>
          </table:table-cell>
          <table:table-cell table:style-name="ce46" table:formula="of:=RIGHT([.C299];LEN([.C299])-30)" office:value-type="string" office:string-value="Montagne de Lure" calcext:value-type="string">
            <text:p>Montagne de Lure</text:p>
          </table:table-cell>
          <table:table-cell table:formula="of:=VALUE([.H299])" office:value-type="float" office:value="1826" calcext:value-type="float">
            <text:p>1826</text:p>
          </table:table-cell>
          <table:table-cell table:formula="of:=VALUE([.J299])" office:value-type="float" office:value="973" calcext:value-type="float">
            <text:p>973</text:p>
          </table:table-cell>
          <table:table-cell table:style-name="ce2" table:formula="of:=[.O299]+[.P299]" office:value-type="float" office:value="2799" calcext:value-type="float">
            <text:p>2799</text:p>
          </table:table-cell>
          <table:table-cell office:value-type="string" calcext:value-type="string">
            <text:p>Environ 1990</text:p>
          </table:table-cell>
          <table:table-cell office:value-type="string" calcext:value-type="string">
            <text:p>Maman, Pierric, Antoine</text:p>
          </table:table-cell>
          <table:table-cell table:number-columns-repeated="1005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2" table:formula="of:=[.O300]+[.P300]" office:value-type="float" office:value="2799" calcext:value-type="float">
            <text:p>2799</text:p>
          </table:table-cell>
          <table:table-cell table:style-name="ce14" office:value-type="string" calcext:value-type="string">
            <text:p>-0:50:23 42:51:15 2047 <text:s text:c="2"/>752 <text:s/>Pena Ezcaurri / Pena Ezkaurre</text:p>
          </table:table-cell>
          <table:table-cell table:formula="of:=LEFT([.C300];17)" office:value-type="string" office:string-value="-0:50:23 42:51:15" calcext:value-type="string">
            <text:p>-0:50:23 42:51:15</text:p>
          </table:table-cell>
          <table:table-cell table:style-name="ce40" table:formula="of:=RIGHT([.D300];8)" office:value-type="string" office:string-value="42:51:15" calcext:value-type="string">
            <text:p>42:51:15</text:p>
          </table:table-cell>
          <table:table-cell table:style-name="ce40" table:formula="of:=LEFT([.C300];8)" office:value-type="string" office:string-value="-0:50:23" calcext:value-type="string">
            <text:p>-0:50:23</text:p>
          </table:table-cell>
          <table:table-cell table:formula="of:=LEFT([.C300];22)" office:value-type="string" office:string-value="-0:50:23 42:51:15 2047" calcext:value-type="string">
            <text:p>-0:50:23 42:51:15 2047</text:p>
          </table:table-cell>
          <table:table-cell table:style-name="ce40" table:formula="of:=RIGHT([.G300];4)" office:value-type="string" office:string-value="2047" calcext:value-type="string">
            <text:p>2047</text:p>
          </table:table-cell>
          <table:table-cell table:formula="of:=LEFT([.C300];28)" office:value-type="string" office:string-value="-0:50:23 42:51:15 2047   752" calcext:value-type="string">
            <text:p>-0:50:23 42:51:15 2047 <text:s text:c="2"/>752</text:p>
          </table:table-cell>
          <table:table-cell table:style-name="ce40" table:formula="of:=RIGHT([.I300];4)" office:value-type="string" office:string-value=" 752" calcext:value-type="string">
            <text:p><text:s/>752</text:p>
          </table:table-cell>
          <table:table-cell table:style-name="ce43" table:formula="of:=[.J300]/[.H300]*100" office:value-type="float" office:value="36.7366878358574" calcext:value-type="float">
            <text:p>36,7</text:p>
          </table:table-cell>
          <table:table-cell table:style-name="ce104"/>
          <table:table-cell table:style-name="ce43" office:value-type="float" office:value="2.8" calcext:value-type="float">
            <text:p>2,8</text:p>
          </table:table-cell>
          <table:table-cell table:style-name="ce46" table:formula="of:=RIGHT([.C300];LEN([.C300])-30)" office:value-type="string" office:string-value="Pena Ezcaurri / Pena Ezkaurre" calcext:value-type="string">
            <text:p>Pena Ezcaurri / Pena Ezkaurre</text:p>
          </table:table-cell>
          <table:table-cell table:formula="of:=VALUE([.H300])" office:value-type="float" office:value="2047" calcext:value-type="float">
            <text:p>2047</text:p>
          </table:table-cell>
          <table:table-cell table:formula="of:=VALUE([.J300])" office:value-type="float" office:value="752" calcext:value-type="float">
            <text:p>752</text:p>
          </table:table-cell>
          <table:table-cell table:style-name="ce2" table:formula="of:=[.O300]+[.P300]" office:value-type="float" office:value="2799" calcext:value-type="float">
            <text:p>2799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2" table:formula="of:=[.O301]+[.P301]" office:value-type="float" office:value="2797" calcext:value-type="float">
            <text:p>2797</text:p>
          </table:table-cell>
          <table:table-cell table:style-name="ce8" office:value-type="string" calcext:value-type="string">
            <text:p><text:s/>6:30:40 45:02:31 2797 <text:s text:c="4"/>0 <text:s/>Crête de la Casse Blanche (voir Col des Béraudes)</text:p>
          </table:table-cell>
          <table:table-cell table:formula="of:=LEFT([.C301];17)" office:value-type="string" office:string-value=" 6:30:40 45:02:31" calcext:value-type="string">
            <text:p><text:s/>6:30:40 45:02:31</text:p>
          </table:table-cell>
          <table:table-cell table:style-name="ce40" table:formula="of:=RIGHT([.D301];8)" office:value-type="string" office:string-value="45:02:31" calcext:value-type="string">
            <text:p>45:02:31</text:p>
          </table:table-cell>
          <table:table-cell table:style-name="ce40" table:formula="of:=LEFT([.C301];8)" office:value-type="string" office:string-value=" 6:30:40" calcext:value-type="string">
            <text:p><text:s/>6:30:40</text:p>
          </table:table-cell>
          <table:table-cell table:formula="of:=LEFT([.C301];22)" office:value-type="string" office:string-value=" 6:30:40 45:02:31 2797" calcext:value-type="string">
            <text:p><text:s/>6:30:40 45:02:31 2797</text:p>
          </table:table-cell>
          <table:table-cell table:style-name="ce40" table:formula="of:=RIGHT([.G301];4)" office:value-type="string" office:string-value="2797" calcext:value-type="string">
            <text:p>2797</text:p>
          </table:table-cell>
          <table:table-cell table:formula="of:=LEFT([.C301];28)" office:value-type="string" office:string-value=" 6:30:40 45:02:31 2797     0" calcext:value-type="string">
            <text:p><text:s/>6:30:40 45:02:31 2797 <text:s text:c="4"/>0</text:p>
          </table:table-cell>
          <table:table-cell table:style-name="ce40" table:formula="of:=RIGHT([.I301];4)" office:value-type="string" office:string-value="   0" calcext:value-type="string">
            <text:p><text:s text:c="3"/>0</text:p>
          </table:table-cell>
          <table:table-cell table:style-name="ce43" table:formula="of:=[.J301]/[.H301]*100" office:value-type="float" office:value="0" calcext:value-type="float">
            <text:p>0,0</text:p>
          </table:table-cell>
          <table:table-cell table:style-name="ce104"/>
          <table:table-cell table:style-name="ce43"/>
          <table:table-cell table:style-name="ce46" table:formula="of:=RIGHT([.C301];LEN([.C301])-30)" office:value-type="string" office:string-value="Crête de la Casse Blanche (voir Col des Béraudes)" calcext:value-type="string">
            <text:p>Crête de la Casse Blanche (voir Col des Béraudes)</text:p>
          </table:table-cell>
          <table:table-cell table:formula="of:=VALUE([.H301])" office:value-type="float" office:value="2797" calcext:value-type="float">
            <text:p>2797</text:p>
          </table:table-cell>
          <table:table-cell table:formula="of:=VALUE([.J301])" office:value-type="float" office:value="0" calcext:value-type="float">
            <text:p>0</text:p>
          </table:table-cell>
          <table:table-cell table:style-name="ce2" table:formula="of:=[.O301]+[.P301]" office:value-type="float" office:value="2797" calcext:value-type="float">
            <text:p>279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style-name="ce2" table:formula="of:=[.O302]+[.P302]" office:value-type="float" office:value="2796" calcext:value-type="float">
            <text:p>2796</text:p>
          </table:table-cell>
          <table:table-cell table:style-name="ce14" office:value-type="string" calcext:value-type="string">
            <text:p><text:s/>6:28:01 44:18:05 2662 <text:s text:c="2"/>134 <text:s/>Pic des Têtes</text:p>
          </table:table-cell>
          <table:table-cell table:formula="of:=LEFT([.C302];17)" office:value-type="string" office:string-value=" 6:28:01 44:18:05" calcext:value-type="string">
            <text:p><text:s/>6:28:01 44:18:05</text:p>
          </table:table-cell>
          <table:table-cell table:style-name="ce40" table:formula="of:=RIGHT([.D302];8)" office:value-type="string" office:string-value="44:18:05" calcext:value-type="string">
            <text:p>44:18:05</text:p>
          </table:table-cell>
          <table:table-cell table:style-name="ce40" table:formula="of:=LEFT([.C302];8)" office:value-type="string" office:string-value=" 6:28:01" calcext:value-type="string">
            <text:p><text:s/>6:28:01</text:p>
          </table:table-cell>
          <table:table-cell table:formula="of:=LEFT([.C302];22)" office:value-type="string" office:string-value=" 6:28:01 44:18:05 2662" calcext:value-type="string">
            <text:p><text:s/>6:28:01 44:18:05 2662</text:p>
          </table:table-cell>
          <table:table-cell table:style-name="ce40" table:formula="of:=RIGHT([.G302];4)" office:value-type="string" office:string-value="2662" calcext:value-type="string">
            <text:p>2662</text:p>
          </table:table-cell>
          <table:table-cell table:formula="of:=LEFT([.C302];28)" office:value-type="string" office:string-value=" 6:28:01 44:18:05 2662   134" calcext:value-type="string">
            <text:p><text:s/>6:28:01 44:18:05 2662 <text:s text:c="2"/>134</text:p>
          </table:table-cell>
          <table:table-cell table:style-name="ce40" table:formula="of:=RIGHT([.I302];4)" office:value-type="string" office:string-value=" 134" calcext:value-type="string">
            <text:p><text:s/>134</text:p>
          </table:table-cell>
          <table:table-cell table:style-name="ce43" table:formula="of:=[.J302]/[.H302]*100" office:value-type="float" office:value="5.03380916604057" calcext:value-type="float">
            <text:p>5,0</text:p>
          </table:table-cell>
          <table:table-cell table:style-name="ce104"/>
          <table:table-cell table:style-name="ce43"/>
          <table:table-cell table:style-name="ce46" table:formula="of:=RIGHT([.C302];LEN([.C302])-30)" office:value-type="string" office:string-value="Pic des Têtes" calcext:value-type="string">
            <text:p>Pic des Têtes</text:p>
          </table:table-cell>
          <table:table-cell table:formula="of:=VALUE([.H302])" office:value-type="float" office:value="2662" calcext:value-type="float">
            <text:p>2662</text:p>
          </table:table-cell>
          <table:table-cell table:formula="of:=VALUE([.J302])" office:value-type="float" office:value="134" calcext:value-type="float">
            <text:p>134</text:p>
          </table:table-cell>
          <table:table-cell table:style-name="ce2" table:formula="of:=[.O302]+[.P302]" office:value-type="float" office:value="2796" calcext:value-type="float">
            <text:p>2796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style-name="ce2" table:formula="of:=[.O303]+[.P303]" office:value-type="float" office:value="2789" calcext:value-type="float">
            <text:p>2789</text:p>
          </table:table-cell>
          <table:table-cell table:style-name="ce8" office:value-type="string" calcext:value-type="string">
            <text:p>-0:34:58 42:46:18 2559 <text:s text:c="2"/>230 <text:s/>Llena del Bozo</text:p>
          </table:table-cell>
          <table:table-cell table:formula="of:=LEFT([.C303];17)" office:value-type="string" office:string-value="-0:34:58 42:46:18" calcext:value-type="string">
            <text:p>-0:34:58 42:46:18</text:p>
          </table:table-cell>
          <table:table-cell table:style-name="ce40" table:formula="of:=RIGHT([.D303];8)" office:value-type="string" office:string-value="42:46:18" calcext:value-type="string">
            <text:p>42:46:18</text:p>
          </table:table-cell>
          <table:table-cell table:style-name="ce40" table:formula="of:=LEFT([.C303];8)" office:value-type="string" office:string-value="-0:34:58" calcext:value-type="string">
            <text:p>-0:34:58</text:p>
          </table:table-cell>
          <table:table-cell table:formula="of:=LEFT([.C303];22)" office:value-type="string" office:string-value="-0:34:58 42:46:18 2559" calcext:value-type="string">
            <text:p>-0:34:58 42:46:18 2559</text:p>
          </table:table-cell>
          <table:table-cell table:style-name="ce40" table:formula="of:=RIGHT([.G303];4)" office:value-type="string" office:string-value="2559" calcext:value-type="string">
            <text:p>2559</text:p>
          </table:table-cell>
          <table:table-cell table:formula="of:=LEFT([.C303];28)" office:value-type="string" office:string-value="-0:34:58 42:46:18 2559   230" calcext:value-type="string">
            <text:p>-0:34:58 42:46:18 2559 <text:s text:c="2"/>230</text:p>
          </table:table-cell>
          <table:table-cell table:style-name="ce40" table:formula="of:=RIGHT([.I303];4)" office:value-type="string" office:string-value=" 230" calcext:value-type="string">
            <text:p><text:s/>230</text:p>
          </table:table-cell>
          <table:table-cell table:style-name="ce43" table:formula="of:=[.J303]/[.H303]*100" office:value-type="float" office:value="8.98788589292693" calcext:value-type="float">
            <text:p>9,0</text:p>
          </table:table-cell>
          <table:table-cell table:style-name="ce104"/>
          <table:table-cell table:style-name="ce43" office:value-type="float" office:value="0.8" calcext:value-type="float">
            <text:p>0,8</text:p>
          </table:table-cell>
          <table:table-cell table:style-name="ce46" table:formula="of:=RIGHT([.C303];LEN([.C303])-30)" office:value-type="string" office:string-value="Llena del Bozo" calcext:value-type="string">
            <text:p>Llena del Bozo</text:p>
          </table:table-cell>
          <table:table-cell table:formula="of:=VALUE([.H303])" office:value-type="float" office:value="2559" calcext:value-type="float">
            <text:p>2559</text:p>
          </table:table-cell>
          <table:table-cell table:formula="of:=VALUE([.J303])" office:value-type="float" office:value="230" calcext:value-type="float">
            <text:p>230</text:p>
          </table:table-cell>
          <table:table-cell table:style-name="ce2" table:formula="of:=[.O303]+[.P303]" office:value-type="float" office:value="2789" calcext:value-type="float">
            <text:p>2789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2" table:formula="of:=[.O304]+[.P304]" office:value-type="float" office:value="2780" calcext:value-type="float">
            <text:p>2780</text:p>
          </table:table-cell>
          <table:table-cell table:style-name="ce14" office:value-type="string" calcext:value-type="string">
            <text:p><text:s/>6:18:17 44:46:21 2724 <text:s text:c="3"/>56 <text:s/>Puy Rivarol</text:p>
          </table:table-cell>
          <table:table-cell table:formula="of:=LEFT([.C304];17)" office:value-type="string" office:string-value=" 6:18:17 44:46:21" calcext:value-type="string">
            <text:p><text:s/>6:18:17 44:46:21</text:p>
          </table:table-cell>
          <table:table-cell table:style-name="ce40" table:formula="of:=RIGHT([.D304];8)" office:value-type="string" office:string-value="44:46:21" calcext:value-type="string">
            <text:p>44:46:21</text:p>
          </table:table-cell>
          <table:table-cell table:style-name="ce40" table:formula="of:=LEFT([.C304];8)" office:value-type="string" office:string-value=" 6:18:17" calcext:value-type="string">
            <text:p><text:s/>6:18:17</text:p>
          </table:table-cell>
          <table:table-cell table:formula="of:=LEFT([.C304];22)" office:value-type="string" office:string-value=" 6:18:17 44:46:21 2724" calcext:value-type="string">
            <text:p><text:s/>6:18:17 44:46:21 2724</text:p>
          </table:table-cell>
          <table:table-cell table:style-name="ce40" table:formula="of:=RIGHT([.G304];4)" office:value-type="string" office:string-value="2724" calcext:value-type="string">
            <text:p>2724</text:p>
          </table:table-cell>
          <table:table-cell table:formula="of:=LEFT([.C304];28)" office:value-type="string" office:string-value=" 6:18:17 44:46:21 2724    56" calcext:value-type="string">
            <text:p><text:s/>6:18:17 44:46:21 2724 <text:s text:c="3"/>56</text:p>
          </table:table-cell>
          <table:table-cell table:style-name="ce40" table:formula="of:=RIGHT([.I304];4)" office:value-type="string" office:string-value="  56" calcext:value-type="string">
            <text:p><text:s text:c="2"/>56</text:p>
          </table:table-cell>
          <table:table-cell table:style-name="ce43" table:formula="of:=[.J304]/[.H304]*100" office:value-type="float" office:value="2.05580029368576" calcext:value-type="float">
            <text:p>2,1</text:p>
          </table:table-cell>
          <table:table-cell table:style-name="ce104"/>
          <table:table-cell table:style-name="ce43"/>
          <table:table-cell table:style-name="ce49" table:formula="of:=RIGHT([.C304];LEN([.C304])-30)" office:value-type="string" office:string-value="Puy Rivarol" calcext:value-type="string">
            <text:p>Puy Rivarol</text:p>
          </table:table-cell>
          <table:table-cell table:formula="of:=VALUE([.H304])" office:value-type="float" office:value="2724" calcext:value-type="float">
            <text:p>2724</text:p>
          </table:table-cell>
          <table:table-cell table:formula="of:=VALUE([.J304])" office:value-type="float" office:value="56" calcext:value-type="float">
            <text:p>56</text:p>
          </table:table-cell>
          <table:table-cell table:style-name="ce2" table:formula="of:=[.O304]+[.P304]" office:value-type="float" office:value="2780" calcext:value-type="float">
            <text:p>278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telle</text:p>
          </table:table-cell>
          <table:table-cell table:style-name="ce39" table:number-columns-repeated="1005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2" table:formula="of:=[.O305]+[.P305]" office:value-type="float" office:value="2778" calcext:value-type="float">
            <text:p>2778</text:p>
          </table:table-cell>
          <table:table-cell table:style-name="ce14" office:value-type="string" calcext:value-type="string">
            <text:p><text:s/>0:26:34 42:51:43 2173 <text:s text:c="2"/>605 <text:s/>MONTIOUS</text:p>
          </table:table-cell>
          <table:table-cell table:formula="of:=LEFT([.C305];17)" office:value-type="string" office:string-value=" 0:26:34 42:51:43" calcext:value-type="string">
            <text:p><text:s/>0:26:34 42:51:43</text:p>
          </table:table-cell>
          <table:table-cell table:style-name="ce40" table:formula="of:=RIGHT([.D305];8)" office:value-type="string" office:string-value="42:51:43" calcext:value-type="string">
            <text:p>42:51:43</text:p>
          </table:table-cell>
          <table:table-cell table:style-name="ce40" table:formula="of:=LEFT([.C305];8)" office:value-type="string" office:string-value=" 0:26:34" calcext:value-type="string">
            <text:p><text:s/>0:26:34</text:p>
          </table:table-cell>
          <table:table-cell table:formula="of:=LEFT([.C305];22)" office:value-type="string" office:string-value=" 0:26:34 42:51:43 2173" calcext:value-type="string">
            <text:p><text:s/>0:26:34 42:51:43 2173</text:p>
          </table:table-cell>
          <table:table-cell table:style-name="ce40" table:formula="of:=RIGHT([.G305];4)" office:value-type="string" office:string-value="2173" calcext:value-type="string">
            <text:p>2173</text:p>
          </table:table-cell>
          <table:table-cell table:formula="of:=LEFT([.C305];28)" office:value-type="string" office:string-value=" 0:26:34 42:51:43 2173   605" calcext:value-type="string">
            <text:p><text:s/>0:26:34 42:51:43 2173 <text:s text:c="2"/>605</text:p>
          </table:table-cell>
          <table:table-cell table:style-name="ce40" table:formula="of:=RIGHT([.I305];4)" office:value-type="string" office:string-value=" 605" calcext:value-type="string">
            <text:p><text:s/>605</text:p>
          </table:table-cell>
          <table:table-cell table:style-name="ce43" table:formula="of:=[.J305]/[.H305]*100" office:value-type="float" office:value="27.8416935112747" calcext:value-type="float">
            <text:p>27,8</text:p>
          </table:table-cell>
          <table:table-cell table:style-name="ce104"/>
          <table:table-cell table:style-name="ce43" office:value-type="float" office:value="9.5" calcext:value-type="float">
            <text:p>9,5</text:p>
          </table:table-cell>
          <table:table-cell table:style-name="ce46" table:formula="of:=RIGHT([.C305];LEN([.C305])-30)" office:value-type="string" office:string-value="MONTIOUS" calcext:value-type="string">
            <text:p>MONTIOUS</text:p>
          </table:table-cell>
          <table:table-cell table:formula="of:=VALUE([.H305])" office:value-type="float" office:value="2173" calcext:value-type="float">
            <text:p>2173</text:p>
          </table:table-cell>
          <table:table-cell table:formula="of:=VALUE([.J305])" office:value-type="float" office:value="605" calcext:value-type="float">
            <text:p>605</text:p>
          </table:table-cell>
          <table:table-cell table:style-name="ce2" table:formula="of:=[.O305]+[.P305]" office:value-type="float" office:value="2778" calcext:value-type="float">
            <text:p>277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loi</text:p>
          </table:table-cell>
          <table:table-cell table:number-columns-repeated="1005"/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style-name="ce2" table:formula="of:=[.O306]+[.P306]" office:value-type="float" office:value="2778" calcext:value-type="float">
            <text:p>2778</text:p>
          </table:table-cell>
          <table:table-cell table:style-name="ce14" office:value-type="string" calcext:value-type="string">
            <text:p><text:s/>6:45:08 44:54:21 2648 <text:s text:c="2"/>130 <text:s/>GRAND CHARVIA</text:p>
          </table:table-cell>
          <table:table-cell table:formula="of:=LEFT([.C306];17)" office:value-type="string" office:string-value=" 6:45:08 44:54:21" calcext:value-type="string">
            <text:p><text:s/>6:45:08 44:54:21</text:p>
          </table:table-cell>
          <table:table-cell table:style-name="ce40" table:formula="of:=RIGHT([.D306];8)" office:value-type="string" office:string-value="44:54:21" calcext:value-type="string">
            <text:p>44:54:21</text:p>
          </table:table-cell>
          <table:table-cell table:style-name="ce40" table:formula="of:=LEFT([.C306];8)" office:value-type="string" office:string-value=" 6:45:08" calcext:value-type="string">
            <text:p><text:s/>6:45:08</text:p>
          </table:table-cell>
          <table:table-cell table:formula="of:=LEFT([.C306];22)" office:value-type="string" office:string-value=" 6:45:08 44:54:21 2648" calcext:value-type="string">
            <text:p><text:s/>6:45:08 44:54:21 2648</text:p>
          </table:table-cell>
          <table:table-cell table:style-name="ce40" table:formula="of:=RIGHT([.G306];4)" office:value-type="string" office:string-value="2648" calcext:value-type="string">
            <text:p>2648</text:p>
          </table:table-cell>
          <table:table-cell table:formula="of:=LEFT([.C306];28)" office:value-type="string" office:string-value=" 6:45:08 44:54:21 2648   130" calcext:value-type="string">
            <text:p><text:s/>6:45:08 44:54:21 2648 <text:s text:c="2"/>130</text:p>
          </table:table-cell>
          <table:table-cell table:style-name="ce40" table:formula="of:=RIGHT([.I306];4)" office:value-type="string" office:string-value=" 130" calcext:value-type="string">
            <text:p><text:s/>130</text:p>
          </table:table-cell>
          <table:table-cell table:style-name="ce43" table:formula="of:=[.J306]/[.H306]*100" office:value-type="float" office:value="4.90936555891239" calcext:value-type="float">
            <text:p>4,9</text:p>
          </table:table-cell>
          <table:table-cell table:style-name="ce104"/>
          <table:table-cell table:style-name="ce43"/>
          <table:table-cell table:style-name="ce46" table:formula="of:=RIGHT([.C306];LEN([.C306])-30)" office:value-type="string" office:string-value="GRAND CHARVIA" calcext:value-type="string">
            <text:p>GRAND CHARVIA</text:p>
          </table:table-cell>
          <table:table-cell table:formula="of:=VALUE([.H306])" office:value-type="float" office:value="2648" calcext:value-type="float">
            <text:p>2648</text:p>
          </table:table-cell>
          <table:table-cell table:formula="of:=VALUE([.J306])" office:value-type="float" office:value="130" calcext:value-type="float">
            <text:p>130</text:p>
          </table:table-cell>
          <table:table-cell table:style-name="ce2" table:formula="of:=[.O306]+[.P306]" office:value-type="float" office:value="2778" calcext:value-type="float">
            <text:p>2778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Estelle, Pierric, Marie, Pascal</text:p>
          </table:table-cell>
          <table:table-cell table:number-columns-repeated="1005"/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2" table:formula="of:=[.O307]+[.P307]" office:value-type="float" office:value="2775" calcext:value-type="float">
            <text:p>2775</text:p>
          </table:table-cell>
          <table:table-cell table:style-name="ce14" office:value-type="string" calcext:value-type="string">
            <text:p><text:s/>7:15:45 44:08:53 2678 <text:s text:c="3"/>97 <text:s/>Cime de Pagari de Salèse</text:p>
          </table:table-cell>
          <table:table-cell table:formula="of:=LEFT([.C307];17)" office:value-type="string" office:string-value=" 7:15:45 44:08:53" calcext:value-type="string">
            <text:p><text:s/>7:15:45 44:08:53</text:p>
          </table:table-cell>
          <table:table-cell table:style-name="ce40" table:formula="of:=RIGHT([.D307];8)" office:value-type="string" office:string-value="44:08:53" calcext:value-type="string">
            <text:p>44:08:53</text:p>
          </table:table-cell>
          <table:table-cell table:style-name="ce40" table:formula="of:=LEFT([.C307];8)" office:value-type="string" office:string-value=" 7:15:45" calcext:value-type="string">
            <text:p><text:s/>7:15:45</text:p>
          </table:table-cell>
          <table:table-cell table:formula="of:=LEFT([.C307];22)" office:value-type="string" office:string-value=" 7:15:45 44:08:53 2678" calcext:value-type="string">
            <text:p><text:s/>7:15:45 44:08:53 2678</text:p>
          </table:table-cell>
          <table:table-cell table:style-name="ce40" table:formula="of:=RIGHT([.G307];4)" office:value-type="string" office:string-value="2678" calcext:value-type="string">
            <text:p>2678</text:p>
          </table:table-cell>
          <table:table-cell table:formula="of:=LEFT([.C307];28)" office:value-type="string" office:string-value=" 7:15:45 44:08:53 2678    97" calcext:value-type="string">
            <text:p><text:s/>7:15:45 44:08:53 2678 <text:s text:c="3"/>97</text:p>
          </table:table-cell>
          <table:table-cell table:style-name="ce40" table:formula="of:=RIGHT([.I307];4)" office:value-type="string" office:string-value="  97" calcext:value-type="string">
            <text:p><text:s text:c="2"/>97</text:p>
          </table:table-cell>
          <table:table-cell table:style-name="ce43" table:formula="of:=[.J307]/[.H307]*100" office:value-type="float" office:value="3.62210604929052" calcext:value-type="float">
            <text:p>3,6</text:p>
          </table:table-cell>
          <table:table-cell table:style-name="ce104"/>
          <table:table-cell table:style-name="ce43"/>
          <table:table-cell table:style-name="ce46" table:formula="of:=RIGHT([.C307];LEN([.C307])-30)" office:value-type="string" office:string-value="Cime de Pagari de Salèse" calcext:value-type="string">
            <text:p>Cime de Pagari de Salèse</text:p>
          </table:table-cell>
          <table:table-cell table:formula="of:=VALUE([.H307])" office:value-type="float" office:value="2678" calcext:value-type="float">
            <text:p>2678</text:p>
          </table:table-cell>
          <table:table-cell table:formula="of:=VALUE([.J307])" office:value-type="float" office:value="97" calcext:value-type="float">
            <text:p>97</text:p>
          </table:table-cell>
          <table:table-cell table:style-name="ce2" table:formula="of:=[.O307]+[.P307]" office:value-type="float" office:value="2775" calcext:value-type="float">
            <text:p>2775</text:p>
          </table:table-cell>
          <table:table-cell office:value-type="float" office:value="2011" calcext:value-type="float">
            <text:p>2011</text:p>
          </table:table-cell>
          <table:table-cell table:number-columns-repeated="1006"/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style-name="ce2" table:formula="of:=[.O308]+[.P308]" office:value-type="float" office:value="2773" calcext:value-type="float">
            <text:p>2773</text:p>
          </table:table-cell>
          <table:table-cell table:style-name="ce14" office:value-type="string" calcext:value-type="string">
            <text:p><text:s/>6:25:27 44:07:38 2323 <text:s text:c="2"/>450 <text:s/>SOMMET DU CHEVAL BLANC</text:p>
          </table:table-cell>
          <table:table-cell table:formula="of:=LEFT([.C308];17)" office:value-type="string" office:string-value=" 6:25:27 44:07:38" calcext:value-type="string">
            <text:p><text:s/>6:25:27 44:07:38</text:p>
          </table:table-cell>
          <table:table-cell table:style-name="ce40" table:formula="of:=RIGHT([.D308];8)" office:value-type="string" office:string-value="44:07:38" calcext:value-type="string">
            <text:p>44:07:38</text:p>
          </table:table-cell>
          <table:table-cell table:style-name="ce40" table:formula="of:=LEFT([.C308];8)" office:value-type="string" office:string-value=" 6:25:27" calcext:value-type="string">
            <text:p><text:s/>6:25:27</text:p>
          </table:table-cell>
          <table:table-cell table:formula="of:=LEFT([.C308];22)" office:value-type="string" office:string-value=" 6:25:27 44:07:38 2323" calcext:value-type="string">
            <text:p><text:s/>6:25:27 44:07:38 2323</text:p>
          </table:table-cell>
          <table:table-cell table:style-name="ce40" table:formula="of:=RIGHT([.G308];4)" office:value-type="string" office:string-value="2323" calcext:value-type="string">
            <text:p>2323</text:p>
          </table:table-cell>
          <table:table-cell table:formula="of:=LEFT([.C308];28)" office:value-type="string" office:string-value=" 6:25:27 44:07:38 2323   450" calcext:value-type="string">
            <text:p><text:s/>6:25:27 44:07:38 2323 <text:s text:c="2"/>450</text:p>
          </table:table-cell>
          <table:table-cell table:style-name="ce40" table:formula="of:=RIGHT([.I308];4)" office:value-type="string" office:string-value=" 450" calcext:value-type="string">
            <text:p><text:s/>450</text:p>
          </table:table-cell>
          <table:table-cell table:style-name="ce43" table:formula="of:=[.J308]/[.H308]*100" office:value-type="float" office:value="19.3715023676281" calcext:value-type="float">
            <text:p>19,4</text:p>
          </table:table-cell>
          <table:table-cell table:style-name="ce104"/>
          <table:table-cell table:style-name="ce43" office:value-type="float" office:value="8" calcext:value-type="float">
            <text:p>8,0</text:p>
          </table:table-cell>
          <table:table-cell table:style-name="ce46" table:formula="of:=RIGHT([.C308];LEN([.C308])-30)" office:value-type="string" office:string-value="SOMMET DU CHEVAL BLANC" calcext:value-type="string">
            <text:p>SOMMET DU CHEVAL BLANC</text:p>
          </table:table-cell>
          <table:table-cell table:formula="of:=VALUE([.H308])" office:value-type="float" office:value="2323" calcext:value-type="float">
            <text:p>2323</text:p>
          </table:table-cell>
          <table:table-cell table:formula="of:=VALUE([.J308])" office:value-type="float" office:value="450" calcext:value-type="float">
            <text:p>450</text:p>
          </table:table-cell>
          <table:table-cell table:style-name="ce2" table:formula="of:=[.O308]+[.P308]" office:value-type="float" office:value="2773" calcext:value-type="float">
            <text:p>2773</text:p>
          </table:table-cell>
          <table:table-cell office:value-type="string" calcext:value-type="string">
            <text:p>Printemps 2003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style-name="ce2" table:formula="of:=[.O309]+[.P309]" office:value-type="float" office:value="2771" calcext:value-type="float">
            <text:p>2771</text:p>
          </table:table-cell>
          <table:table-cell table:style-name="ce14" office:value-type="string" calcext:value-type="string">
            <text:p><text:s/>0:10:07 42:52:18 2620 <text:s text:c="2"/>151 <text:s/>Pic d’Aygues-Cluses</text:p>
          </table:table-cell>
          <table:table-cell table:formula="of:=LEFT([.C309];17)" office:value-type="string" office:string-value=" 0:10:07 42:52:18" calcext:value-type="string">
            <text:p><text:s/>0:10:07 42:52:18</text:p>
          </table:table-cell>
          <table:table-cell table:style-name="ce40" table:formula="of:=RIGHT([.D309];8)" office:value-type="string" office:string-value="42:52:18" calcext:value-type="string">
            <text:p>42:52:18</text:p>
          </table:table-cell>
          <table:table-cell table:style-name="ce40" table:formula="of:=LEFT([.C309];8)" office:value-type="string" office:string-value=" 0:10:07" calcext:value-type="string">
            <text:p><text:s/>0:10:07</text:p>
          </table:table-cell>
          <table:table-cell table:formula="of:=LEFT([.C309];22)" office:value-type="string" office:string-value=" 0:10:07 42:52:18 2620" calcext:value-type="string">
            <text:p><text:s/>0:10:07 42:52:18 2620</text:p>
          </table:table-cell>
          <table:table-cell table:style-name="ce40" table:formula="of:=RIGHT([.G309];4)" office:value-type="string" office:string-value="2620" calcext:value-type="string">
            <text:p>2620</text:p>
          </table:table-cell>
          <table:table-cell table:formula="of:=LEFT([.C309];28)" office:value-type="string" office:string-value=" 0:10:07 42:52:18 2620   151" calcext:value-type="string">
            <text:p><text:s/>0:10:07 42:52:18 2620 <text:s text:c="2"/>151</text:p>
          </table:table-cell>
          <table:table-cell table:style-name="ce40" table:formula="of:=RIGHT([.I309];4)" office:value-type="string" office:string-value=" 151" calcext:value-type="string">
            <text:p><text:s/>151</text:p>
          </table:table-cell>
          <table:table-cell table:style-name="ce43" table:formula="of:=[.J309]/[.H309]*100" office:value-type="float" office:value="5.76335877862595" calcext:value-type="float">
            <text:p>5,8</text:p>
          </table:table-cell>
          <table:table-cell table:style-name="ce104"/>
          <table:table-cell table:style-name="ce43" office:value-type="float" office:value="1.1" calcext:value-type="float">
            <text:p>1,1</text:p>
          </table:table-cell>
          <table:table-cell table:style-name="ce46" table:formula="of:=RIGHT([.C309];LEN([.C309])-30)" office:value-type="string" office:string-value="Pic d’Aygues-Cluses" calcext:value-type="string">
            <text:p>Pic d’Aygues-Cluses</text:p>
          </table:table-cell>
          <table:table-cell table:formula="of:=VALUE([.H309])" office:value-type="float" office:value="2620" calcext:value-type="float">
            <text:p>2620</text:p>
          </table:table-cell>
          <table:table-cell table:formula="of:=VALUE([.J309])" office:value-type="float" office:value="151" calcext:value-type="float">
            <text:p>151</text:p>
          </table:table-cell>
          <table:table-cell table:style-name="ce2" table:formula="of:=[.O309]+[.P309]" office:value-type="float" office:value="2771" calcext:value-type="float">
            <text:p>277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stelle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2" table:formula="of:=[.O310]+[.P310]" office:value-type="float" office:value="2768" calcext:value-type="float">
            <text:p>2768</text:p>
          </table:table-cell>
          <table:table-cell table:style-name="ce14" office:value-type="string" calcext:value-type="string">
            <text:p><text:s/>6:42:23 44:13:09 2693 <text:s text:c="3"/>75 <text:s/>Petite Tour du Lac d'Allos</text:p>
          </table:table-cell>
          <table:table-cell table:formula="of:=LEFT([.C310];17)" office:value-type="string" office:string-value=" 6:42:23 44:13:09" calcext:value-type="string">
            <text:p><text:s/>6:42:23 44:13:09</text:p>
          </table:table-cell>
          <table:table-cell table:style-name="ce40" table:formula="of:=RIGHT([.D310];8)" office:value-type="string" office:string-value="44:13:09" calcext:value-type="string">
            <text:p>44:13:09</text:p>
          </table:table-cell>
          <table:table-cell table:style-name="ce40" table:formula="of:=LEFT([.C310];8)" office:value-type="string" office:string-value=" 6:42:23" calcext:value-type="string">
            <text:p><text:s/>6:42:23</text:p>
          </table:table-cell>
          <table:table-cell table:formula="of:=LEFT([.C310];22)" office:value-type="string" office:string-value=" 6:42:23 44:13:09 2693" calcext:value-type="string">
            <text:p><text:s/>6:42:23 44:13:09 2693</text:p>
          </table:table-cell>
          <table:table-cell table:style-name="ce40" table:formula="of:=RIGHT([.G310];4)" office:value-type="string" office:string-value="2693" calcext:value-type="string">
            <text:p>2693</text:p>
          </table:table-cell>
          <table:table-cell table:formula="of:=LEFT([.C310];28)" office:value-type="string" office:string-value=" 6:42:23 44:13:09 2693    75" calcext:value-type="string">
            <text:p><text:s/>6:42:23 44:13:09 2693 <text:s text:c="3"/>75</text:p>
          </table:table-cell>
          <table:table-cell table:style-name="ce40" table:formula="of:=RIGHT([.I310];4)" office:value-type="string" office:string-value="  75" calcext:value-type="string">
            <text:p><text:s text:c="2"/>75</text:p>
          </table:table-cell>
          <table:table-cell table:style-name="ce43" table:formula="of:=[.J310]/[.H310]*100" office:value-type="float" office:value="2.78499814333457" calcext:value-type="float">
            <text:p>2,8</text:p>
          </table:table-cell>
          <table:table-cell table:style-name="ce104"/>
          <table:table-cell table:style-name="ce43"/>
          <table:table-cell table:style-name="ce46" table:formula="of:=RIGHT([.C310];LEN([.C310])-30)" office:value-type="string" office:string-value="Petite Tour du Lac d'Allos" calcext:value-type="string">
            <text:p>Petite Tour du Lac d'Allos</text:p>
          </table:table-cell>
          <table:table-cell table:formula="of:=VALUE([.H310])" office:value-type="float" office:value="2693" calcext:value-type="float">
            <text:p>2693</text:p>
          </table:table-cell>
          <table:table-cell table:formula="of:=VALUE([.J310])" office:value-type="float" office:value="75" calcext:value-type="float">
            <text:p>75</text:p>
          </table:table-cell>
          <table:table-cell table:style-name="ce2" table:formula="of:=[.O310]+[.P310]" office:value-type="float" office:value="2768" calcext:value-type="float">
            <text:p>2768</text:p>
          </table:table-cell>
          <table:table-cell office:value-type="string" calcext:value-type="string">
            <text:p>Automne 2012 / 2016</text:p>
          </table:table-cell>
          <table:table-cell office:value-type="string" calcext:value-type="string">
            <text:p>Seul / 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2" table:formula="of:=[.O311]+[.P311]" office:value-type="float" office:value="2768" calcext:value-type="float">
            <text:p>2768</text:p>
          </table:table-cell>
          <table:table-cell table:style-name="ce14" office:value-type="string" calcext:value-type="string">
            <text:p><text:s/>6:29:41 45:03:12 2768 <text:s text:c="4"/>0 <text:s/>Col des Béraudes</text:p>
          </table:table-cell>
          <table:table-cell table:formula="of:=LEFT([.C311];17)" office:value-type="string" office:string-value=" 6:29:41 45:03:12" calcext:value-type="string">
            <text:p><text:s/>6:29:41 45:03:12</text:p>
          </table:table-cell>
          <table:table-cell table:style-name="ce40" table:formula="of:=RIGHT([.D311];8)" office:value-type="string" office:string-value="45:03:12" calcext:value-type="string">
            <text:p>45:03:12</text:p>
          </table:table-cell>
          <table:table-cell table:style-name="ce40" table:formula="of:=LEFT([.C311];8)" office:value-type="string" office:string-value=" 6:29:41" calcext:value-type="string">
            <text:p><text:s/>6:29:41</text:p>
          </table:table-cell>
          <table:table-cell table:formula="of:=LEFT([.C311];22)" office:value-type="string" office:string-value=" 6:29:41 45:03:12 2768" calcext:value-type="string">
            <text:p><text:s/>6:29:41 45:03:12 2768</text:p>
          </table:table-cell>
          <table:table-cell table:style-name="ce40" table:formula="of:=RIGHT([.G311];4)" office:value-type="string" office:string-value="2768" calcext:value-type="string">
            <text:p>2768</text:p>
          </table:table-cell>
          <table:table-cell table:formula="of:=LEFT([.C311];28)" office:value-type="string" office:string-value=" 6:29:41 45:03:12 2768     0" calcext:value-type="string">
            <text:p><text:s/>6:29:41 45:03:12 2768 <text:s text:c="4"/>0</text:p>
          </table:table-cell>
          <table:table-cell table:style-name="ce40" table:formula="of:=RIGHT([.I311];4)" office:value-type="string" office:string-value="   0" calcext:value-type="string">
            <text:p><text:s text:c="3"/>0</text:p>
          </table:table-cell>
          <table:table-cell table:style-name="ce43" table:formula="of:=[.J311]/[.H311]*100" office:value-type="float" office:value="0" calcext:value-type="float">
            <text:p>0,0</text:p>
          </table:table-cell>
          <table:table-cell table:style-name="ce104"/>
          <table:table-cell table:style-name="ce43"/>
          <table:table-cell table:style-name="ce46" table:formula="of:=RIGHT([.C311];LEN([.C311])-30)" office:value-type="string" office:string-value="Col des Béraudes" calcext:value-type="string">
            <text:p>Col des Béraudes</text:p>
          </table:table-cell>
          <table:table-cell table:formula="of:=VALUE([.H311])" office:value-type="float" office:value="2768" calcext:value-type="float">
            <text:p>2768</text:p>
          </table:table-cell>
          <table:table-cell table:formula="of:=VALUE([.J311])" office:value-type="float" office:value="0" calcext:value-type="float">
            <text:p>0</text:p>
          </table:table-cell>
          <table:table-cell table:style-name="ce2" table:formula="of:=[.O311]+[.P311]" office:value-type="float" office:value="2768" calcext:value-type="float">
            <text:p>276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telle, Éloi, Siloé</text:p>
          </table:table-cell>
          <table:table-cell table:style-name="ce39" table:number-columns-repeated="1005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2" table:formula="of:=[.O312]+[.P312]" office:value-type="float" office:value="2763" calcext:value-type="float">
            <text:p>2763</text:p>
          </table:table-cell>
          <table:table-cell table:style-name="ce14" office:value-type="string" calcext:value-type="string">
            <text:p>-0:20:04 42:55:36 2614 <text:s text:c="2"/>149 <text:s/>Arre Sourins</text:p>
          </table:table-cell>
          <table:table-cell table:formula="of:=LEFT([.C312];17)" office:value-type="string" office:string-value="-0:20:04 42:55:36" calcext:value-type="string">
            <text:p>-0:20:04 42:55:36</text:p>
          </table:table-cell>
          <table:table-cell table:style-name="ce40" table:formula="of:=RIGHT([.D312];8)" office:value-type="string" office:string-value="42:55:36" calcext:value-type="string">
            <text:p>42:55:36</text:p>
          </table:table-cell>
          <table:table-cell table:style-name="ce40" table:formula="of:=LEFT([.C312];8)" office:value-type="string" office:string-value="-0:20:04" calcext:value-type="string">
            <text:p>-0:20:04</text:p>
          </table:table-cell>
          <table:table-cell table:formula="of:=LEFT([.C312];22)" office:value-type="string" office:string-value="-0:20:04 42:55:36 2614" calcext:value-type="string">
            <text:p>-0:20:04 42:55:36 2614</text:p>
          </table:table-cell>
          <table:table-cell table:style-name="ce40" table:formula="of:=RIGHT([.G312];4)" office:value-type="string" office:string-value="2614" calcext:value-type="string">
            <text:p>2614</text:p>
          </table:table-cell>
          <table:table-cell table:formula="of:=LEFT([.C312];28)" office:value-type="string" office:string-value="-0:20:04 42:55:36 2614   149" calcext:value-type="string">
            <text:p>-0:20:04 42:55:36 2614 <text:s text:c="2"/>149</text:p>
          </table:table-cell>
          <table:table-cell table:style-name="ce40" table:formula="of:=RIGHT([.I312];4)" office:value-type="string" office:string-value=" 149" calcext:value-type="string">
            <text:p><text:s/>149</text:p>
          </table:table-cell>
          <table:table-cell table:style-name="ce43" table:formula="of:=[.J312]/[.H312]*100" office:value-type="float" office:value="5.70007651109411" calcext:value-type="float">
            <text:p>5,7</text:p>
          </table:table-cell>
          <table:table-cell table:style-name="ce104"/>
          <table:table-cell table:style-name="ce43"/>
          <table:table-cell table:style-name="ce46" table:formula="of:=RIGHT([.C312];LEN([.C312])-30)" office:value-type="string" office:string-value="Arre Sourins" calcext:value-type="string">
            <text:p>Arre Sourins</text:p>
          </table:table-cell>
          <table:table-cell table:formula="of:=VALUE([.H312])" office:value-type="float" office:value="2614" calcext:value-type="float">
            <text:p>2614</text:p>
          </table:table-cell>
          <table:table-cell table:formula="of:=VALUE([.J312])" office:value-type="float" office:value="149" calcext:value-type="float">
            <text:p>149</text:p>
          </table:table-cell>
          <table:table-cell table:style-name="ce2" table:formula="of:=[.O312]+[.P312]" office:value-type="float" office:value="2763" calcext:value-type="float">
            <text:p>276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ierric</text:p>
          </table:table-cell>
          <table:table-cell table:number-columns-repeated="1005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3" table:formula="of:=[.O313]+[.P313]" office:value-type="float" office:value="2762" calcext:value-type="float">
            <text:p>2762</text:p>
          </table:table-cell>
          <table:table-cell table:style-name="ce16" office:value-type="string" calcext:value-type="string">
            <text:p><text:s/>6:38:22 43:53:46 1941 <text:s text:c="2"/>821 <text:s/>Sommet de la Bernarde</text:p>
          </table:table-cell>
          <table:table-cell table:style-name="ce38" table:formula="of:=LEFT([.C313];17)" office:value-type="string" office:string-value=" 6:38:22 43:53:46" calcext:value-type="string">
            <text:p><text:s/>6:38:22 43:53:46</text:p>
          </table:table-cell>
          <table:table-cell table:style-name="ce41" table:formula="of:=RIGHT([.D313];8)" office:value-type="string" office:string-value="43:53:46" calcext:value-type="string">
            <text:p>43:53:46</text:p>
          </table:table-cell>
          <table:table-cell table:style-name="ce41" table:formula="of:=LEFT([.C313];8)" office:value-type="string" office:string-value=" 6:38:22" calcext:value-type="string">
            <text:p><text:s/>6:38:22</text:p>
          </table:table-cell>
          <table:table-cell table:style-name="ce38" table:formula="of:=LEFT([.C313];22)" office:value-type="string" office:string-value=" 6:38:22 43:53:46 1941" calcext:value-type="string">
            <text:p><text:s/>6:38:22 43:53:46 1941</text:p>
          </table:table-cell>
          <table:table-cell table:style-name="ce41" table:formula="of:=RIGHT([.G313];4)" office:value-type="string" office:string-value="1941" calcext:value-type="string">
            <text:p>1941</text:p>
          </table:table-cell>
          <table:table-cell table:style-name="ce38" table:formula="of:=LEFT([.C313];28)" office:value-type="string" office:string-value=" 6:38:22 43:53:46 1941   821" calcext:value-type="string">
            <text:p><text:s/>6:38:22 43:53:46 1941 <text:s text:c="2"/>821</text:p>
          </table:table-cell>
          <table:table-cell table:style-name="ce41" table:formula="of:=RIGHT([.I313];4)" office:value-type="string" office:string-value=" 821" calcext:value-type="string">
            <text:p><text:s/>821</text:p>
          </table:table-cell>
          <table:table-cell table:style-name="ce43" table:formula="of:=[.J313]/[.H313]*100" office:value-type="float" office:value="42.2977846470891" calcext:value-type="float">
            <text:p>42,3</text:p>
          </table:table-cell>
          <table:table-cell table:style-name="ce104"/>
          <table:table-cell table:style-name="ce43" office:value-type="float" office:value="14" calcext:value-type="float">
            <text:p>14,0</text:p>
          </table:table-cell>
          <table:table-cell table:style-name="ce48" table:formula="of:=RIGHT([.C313];LEN([.C313])-30)" office:value-type="string" office:string-value="Sommet de la Bernarde" calcext:value-type="string">
            <text:p>Sommet de la Bernarde</text:p>
          </table:table-cell>
          <table:table-cell table:style-name="ce38" table:formula="of:=VALUE([.H313])" office:value-type="float" office:value="1941" calcext:value-type="float">
            <text:p>1941</text:p>
          </table:table-cell>
          <table:table-cell table:style-name="ce38" table:formula="of:=VALUE([.J313])" office:value-type="float" office:value="821" calcext:value-type="float">
            <text:p>821</text:p>
          </table:table-cell>
          <table:table-cell table:style-name="ce3" table:formula="of:=[.O313]+[.P313]" office:value-type="float" office:value="2762" calcext:value-type="float">
            <text:p>2762</text:p>
          </table:table-cell>
          <table:table-cell table:style-name="ce41" office:value-type="string" calcext:value-type="string">
            <text:p>Printemps 2019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2" table:formula="of:=[.O314]+[.P314]" office:value-type="float" office:value="2760" calcext:value-type="float">
            <text:p>2760</text:p>
          </table:table-cell>
          <table:table-cell table:style-name="ce30" office:value-type="string" calcext:value-type="string">
            <text:p><text:s/>7:21:25 44:07:01 2662 <text:s text:c="3"/>98 <text:s/>Cime Ouest de Fenestre</text:p>
          </table:table-cell>
          <table:table-cell table:formula="of:=LEFT([.C314];17)" office:value-type="string" office:string-value=" 7:21:25 44:07:01" calcext:value-type="string">
            <text:p><text:s/>7:21:25 44:07:01</text:p>
          </table:table-cell>
          <table:table-cell table:style-name="ce40" table:formula="of:=RIGHT([.D314];8)" office:value-type="string" office:string-value="44:07:01" calcext:value-type="string">
            <text:p>44:07:01</text:p>
          </table:table-cell>
          <table:table-cell table:style-name="ce40" table:formula="of:=LEFT([.C314];8)" office:value-type="string" office:string-value=" 7:21:25" calcext:value-type="string">
            <text:p><text:s/>7:21:25</text:p>
          </table:table-cell>
          <table:table-cell table:formula="of:=LEFT([.C314];22)" office:value-type="string" office:string-value=" 7:21:25 44:07:01 2662" calcext:value-type="string">
            <text:p><text:s/>7:21:25 44:07:01 2662</text:p>
          </table:table-cell>
          <table:table-cell table:style-name="ce40" table:formula="of:=RIGHT([.G314];4)" office:value-type="string" office:string-value="2662" calcext:value-type="string">
            <text:p>2662</text:p>
          </table:table-cell>
          <table:table-cell table:formula="of:=LEFT([.C314];28)" office:value-type="string" office:string-value=" 7:21:25 44:07:01 2662    98" calcext:value-type="string">
            <text:p><text:s/>7:21:25 44:07:01 2662 <text:s text:c="3"/>98</text:p>
          </table:table-cell>
          <table:table-cell table:style-name="ce40" table:formula="of:=RIGHT([.I314];4)" office:value-type="string" office:string-value="  98" calcext:value-type="string">
            <text:p><text:s text:c="2"/>98</text:p>
          </table:table-cell>
          <table:table-cell table:style-name="ce43" table:formula="of:=[.J314]/[.H314]*100" office:value-type="float" office:value="3.68144252441773" calcext:value-type="float">
            <text:p>3,7</text:p>
          </table:table-cell>
          <table:table-cell table:style-name="ce104"/>
          <table:table-cell table:style-name="ce43"/>
          <table:table-cell table:style-name="ce46" table:formula="of:=RIGHT([.C314];LEN([.C314])-30)" office:value-type="string" office:string-value="Cime Ouest de Fenestre" calcext:value-type="string">
            <text:p>Cime Ouest de Fenestre</text:p>
          </table:table-cell>
          <table:table-cell table:formula="of:=VALUE([.H314])" office:value-type="float" office:value="2662" calcext:value-type="float">
            <text:p>2662</text:p>
          </table:table-cell>
          <table:table-cell table:formula="of:=VALUE([.J314])" office:value-type="float" office:value="98" calcext:value-type="float">
            <text:p>98</text:p>
          </table:table-cell>
          <table:table-cell table:style-name="ce2" table:formula="of:=[.O314]+[.P314]" office:value-type="float" office:value="2760" calcext:value-type="float">
            <text:p>2760</text:p>
          </table:table-cell>
          <table:table-cell office:value-type="float" office:value="2009" calcext:value-type="float">
            <text:p>2009</text:p>
          </table:table-cell>
          <table:table-cell table:number-columns-repeated="1006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2" table:formula="of:=[.O315]+[.P315]" office:value-type="float" office:value="2760" calcext:value-type="float">
            <text:p>2760</text:p>
          </table:table-cell>
          <table:table-cell table:style-name="ce14" office:value-type="string" calcext:value-type="string">
            <text:p><text:s/>7:16:56 44:08:27 2678 <text:s text:c="3"/>82 <text:s/>Cime de la Lèche</text:p>
          </table:table-cell>
          <table:table-cell table:formula="of:=LEFT([.C315];17)" office:value-type="string" office:string-value=" 7:16:56 44:08:27" calcext:value-type="string">
            <text:p><text:s/>7:16:56 44:08:27</text:p>
          </table:table-cell>
          <table:table-cell table:style-name="ce40" table:formula="of:=RIGHT([.D315];8)" office:value-type="string" office:string-value="44:08:27" calcext:value-type="string">
            <text:p>44:08:27</text:p>
          </table:table-cell>
          <table:table-cell table:style-name="ce40" table:formula="of:=LEFT([.C315];8)" office:value-type="string" office:string-value=" 7:16:56" calcext:value-type="string">
            <text:p><text:s/>7:16:56</text:p>
          </table:table-cell>
          <table:table-cell table:formula="of:=LEFT([.C315];22)" office:value-type="string" office:string-value=" 7:16:56 44:08:27 2678" calcext:value-type="string">
            <text:p><text:s/>7:16:56 44:08:27 2678</text:p>
          </table:table-cell>
          <table:table-cell table:style-name="ce40" table:formula="of:=RIGHT([.G315];4)" office:value-type="string" office:string-value="2678" calcext:value-type="string">
            <text:p>2678</text:p>
          </table:table-cell>
          <table:table-cell table:formula="of:=LEFT([.C315];28)" office:value-type="string" office:string-value=" 7:16:56 44:08:27 2678    82" calcext:value-type="string">
            <text:p><text:s/>7:16:56 44:08:27 2678 <text:s text:c="3"/>82</text:p>
          </table:table-cell>
          <table:table-cell table:style-name="ce40" table:formula="of:=RIGHT([.I315];4)" office:value-type="string" office:string-value="  82" calcext:value-type="string">
            <text:p><text:s text:c="2"/>82</text:p>
          </table:table-cell>
          <table:table-cell table:style-name="ce43" table:formula="of:=[.J315]/[.H315]*100" office:value-type="float" office:value="3.06198655713219" calcext:value-type="float">
            <text:p>3,1</text:p>
          </table:table-cell>
          <table:table-cell table:style-name="ce104"/>
          <table:table-cell table:style-name="ce43"/>
          <table:table-cell table:style-name="ce46" table:formula="of:=RIGHT([.C315];LEN([.C315])-30)" office:value-type="string" office:string-value="Cime de la Lèche" calcext:value-type="string">
            <text:p>Cime de la Lèche</text:p>
          </table:table-cell>
          <table:table-cell table:formula="of:=VALUE([.H315])" office:value-type="float" office:value="2678" calcext:value-type="float">
            <text:p>2678</text:p>
          </table:table-cell>
          <table:table-cell table:formula="of:=VALUE([.J315])" office:value-type="float" office:value="82" calcext:value-type="float">
            <text:p>82</text:p>
          </table:table-cell>
          <table:table-cell table:style-name="ce2" table:formula="of:=[.O315]+[.P315]" office:value-type="float" office:value="2760" calcext:value-type="float">
            <text:p>2760</text:p>
          </table:table-cell>
          <table:table-cell office:value-type="float" office:value="2011" calcext:value-type="float">
            <text:p>2011</text:p>
          </table:table-cell>
          <table:table-cell table:number-columns-repeated="1006"/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table:style-name="ce2" table:formula="of:=[.O316]+[.P316]" office:value-type="float" office:value="2752" calcext:value-type="float">
            <text:p>2752</text:p>
          </table:table-cell>
          <table:table-cell table:style-name="ce13" office:value-type="string" calcext:value-type="string">
            <text:p><text:span text:style-name="T14"> </text:span><text:span text:style-name="T15">5:51:25 45:18:30 2062   690  Dent de Crolles</text:span></text:p>
          </table:table-cell>
          <table:table-cell table:formula="of:=LEFT([.C316];17)" office:value-type="string" office:string-value=" 5:51:25 45:18:30" calcext:value-type="string">
            <text:p><text:s/>5:51:25 45:18:30</text:p>
          </table:table-cell>
          <table:table-cell table:style-name="ce40" table:formula="of:=RIGHT([.D316];8)" office:value-type="string" office:string-value="45:18:30" calcext:value-type="string">
            <text:p>45:18:30</text:p>
          </table:table-cell>
          <table:table-cell table:style-name="ce40" table:formula="of:=LEFT([.C316];8)" office:value-type="string" office:string-value=" 5:51:25" calcext:value-type="string">
            <text:p><text:s/>5:51:25</text:p>
          </table:table-cell>
          <table:table-cell table:formula="of:=LEFT([.C316];22)" office:value-type="string" office:string-value=" 5:51:25 45:18:30 2062" calcext:value-type="string">
            <text:p><text:s/>5:51:25 45:18:30 2062</text:p>
          </table:table-cell>
          <table:table-cell table:style-name="ce40" table:formula="of:=RIGHT([.G316];4)" office:value-type="string" office:string-value="2062" calcext:value-type="string">
            <text:p>2062</text:p>
          </table:table-cell>
          <table:table-cell table:formula="of:=LEFT([.C316];28)" office:value-type="string" office:string-value=" 5:51:25 45:18:30 2062   690" calcext:value-type="string">
            <text:p><text:s/>5:51:25 45:18:30 2062 <text:s text:c="2"/>690</text:p>
          </table:table-cell>
          <table:table-cell table:style-name="ce40" table:formula="of:=RIGHT([.I316];4)" office:value-type="string" office:string-value=" 690" calcext:value-type="string">
            <text:p><text:s/>690</text:p>
          </table:table-cell>
          <table:table-cell table:style-name="ce43" table:formula="of:=[.J316]/[.H316]*100" office:value-type="float" office:value="33.462657613967" calcext:value-type="float">
            <text:p>33,5</text:p>
          </table:table-cell>
          <table:table-cell table:style-name="ce104"/>
          <table:table-cell table:style-name="ce43" office:value-type="float" office:value="5.7" calcext:value-type="float">
            <text:p>5,7</text:p>
          </table:table-cell>
          <table:table-cell table:style-name="ce46" table:formula="of:=RIGHT([.C316];LEN([.C316])-30)" office:value-type="string" office:string-value="Dent de Crolles" calcext:value-type="string">
            <text:p>Dent de Crolles</text:p>
          </table:table-cell>
          <table:table-cell table:formula="of:=VALUE([.H316])" office:value-type="float" office:value="2062" calcext:value-type="float">
            <text:p>2062</text:p>
          </table:table-cell>
          <table:table-cell table:formula="of:=VALUE([.J316])" office:value-type="float" office:value="690" calcext:value-type="float">
            <text:p>690</text:p>
          </table:table-cell>
          <table:table-cell table:style-name="ce2" table:formula="of:=[.O316]+[.P316]" office:value-type="float" office:value="2752" calcext:value-type="float">
            <text:p>275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Estelle, Maman + (Éloi)</text:p>
          </table:table-cell>
          <table:table-cell table:number-columns-repeated="1005"/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table:style-name="ce2" table:formula="of:=[.O317]+[.P317]" office:value-type="float" office:value="2745" calcext:value-type="float">
            <text:p>2745</text:p>
          </table:table-cell>
          <table:table-cell table:style-name="ce14" office:value-type="string" calcext:value-type="string">
            <text:p>-0:18:39 42:48:26 2654 <text:s text:c="3"/>91 <text:s/>Pico de Musales</text:p>
          </table:table-cell>
          <table:table-cell table:formula="of:=LEFT([.C317];17)" office:value-type="string" office:string-value="-0:18:39 42:48:26" calcext:value-type="string">
            <text:p>-0:18:39 42:48:26</text:p>
          </table:table-cell>
          <table:table-cell table:style-name="ce40" table:formula="of:=RIGHT([.D317];8)" office:value-type="string" office:string-value="42:48:26" calcext:value-type="string">
            <text:p>42:48:26</text:p>
          </table:table-cell>
          <table:table-cell table:style-name="ce40" table:formula="of:=LEFT([.C317];8)" office:value-type="string" office:string-value="-0:18:39" calcext:value-type="string">
            <text:p>-0:18:39</text:p>
          </table:table-cell>
          <table:table-cell table:formula="of:=LEFT([.C317];22)" office:value-type="string" office:string-value="-0:18:39 42:48:26 2654" calcext:value-type="string">
            <text:p>-0:18:39 42:48:26 2654</text:p>
          </table:table-cell>
          <table:table-cell table:style-name="ce40" table:formula="of:=RIGHT([.G317];4)" office:value-type="string" office:string-value="2654" calcext:value-type="string">
            <text:p>2654</text:p>
          </table:table-cell>
          <table:table-cell table:formula="of:=LEFT([.C317];28)" office:value-type="string" office:string-value="-0:18:39 42:48:26 2654    91" calcext:value-type="string">
            <text:p>-0:18:39 42:48:26 2654 <text:s text:c="3"/>91</text:p>
          </table:table-cell>
          <table:table-cell table:style-name="ce40" table:formula="of:=RIGHT([.I317];4)" office:value-type="string" office:string-value="  91" calcext:value-type="string">
            <text:p><text:s text:c="2"/>91</text:p>
          </table:table-cell>
          <table:table-cell table:style-name="ce43" table:formula="of:=[.J317]/[.H317]*100" office:value-type="float" office:value="3.42878673700075" calcext:value-type="float">
            <text:p>3,4</text:p>
          </table:table-cell>
          <table:table-cell table:style-name="ce104"/>
          <table:table-cell table:style-name="ce43"/>
          <table:table-cell table:style-name="ce46" table:formula="of:=RIGHT([.C317];LEN([.C317])-30)" office:value-type="string" office:string-value="Pico de Musales" calcext:value-type="string">
            <text:p>Pico de Musales</text:p>
          </table:table-cell>
          <table:table-cell table:formula="of:=VALUE([.H317])" office:value-type="float" office:value="2654" calcext:value-type="float">
            <text:p>2654</text:p>
          </table:table-cell>
          <table:table-cell table:formula="of:=VALUE([.J317])" office:value-type="float" office:value="91" calcext:value-type="float">
            <text:p>91</text:p>
          </table:table-cell>
          <table:table-cell table:style-name="ce2" table:formula="of:=[.O317]+[.P317]" office:value-type="float" office:value="2745" calcext:value-type="float">
            <text:p>274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Pierric, Laurent</text:p>
          </table:table-cell>
          <table:table-cell table:number-columns-repeated="1005"/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table:style-name="ce2" table:formula="of:=[.O318]+[.P318]" office:value-type="float" office:value="2740" calcext:value-type="float">
            <text:p>2740</text:p>
          </table:table-cell>
          <table:table-cell table:style-name="ce14" office:value-type="string" calcext:value-type="string">
            <text:p><text:s/>5:33:57 45:00:20 2284 <text:s text:c="2"/>456 <text:s/>La Grande Moucherolle</text:p>
          </table:table-cell>
          <table:table-cell table:formula="of:=LEFT([.C318];17)" office:value-type="string" office:string-value=" 5:33:57 45:00:20" calcext:value-type="string">
            <text:p><text:s/>5:33:57 45:00:20</text:p>
          </table:table-cell>
          <table:table-cell table:style-name="ce40" table:formula="of:=RIGHT([.D318];8)" office:value-type="string" office:string-value="45:00:20" calcext:value-type="string">
            <text:p>45:00:20</text:p>
          </table:table-cell>
          <table:table-cell table:style-name="ce40" table:formula="of:=LEFT([.C318];8)" office:value-type="string" office:string-value=" 5:33:57" calcext:value-type="string">
            <text:p><text:s/>5:33:57</text:p>
          </table:table-cell>
          <table:table-cell table:formula="of:=LEFT([.C318];22)" office:value-type="string" office:string-value=" 5:33:57 45:00:20 2284" calcext:value-type="string">
            <text:p><text:s/>5:33:57 45:00:20 2284</text:p>
          </table:table-cell>
          <table:table-cell table:style-name="ce40" table:formula="of:=RIGHT([.G318];4)" office:value-type="string" office:string-value="2284" calcext:value-type="string">
            <text:p>2284</text:p>
          </table:table-cell>
          <table:table-cell table:formula="of:=LEFT([.C318];28)" office:value-type="string" office:string-value=" 5:33:57 45:00:20 2284   456" calcext:value-type="string">
            <text:p><text:s/>5:33:57 45:00:20 2284 <text:s text:c="2"/>456</text:p>
          </table:table-cell>
          <table:table-cell table:style-name="ce40" table:formula="of:=RIGHT([.I318];4)" office:value-type="string" office:string-value=" 456" calcext:value-type="string">
            <text:p><text:s/>456</text:p>
          </table:table-cell>
          <table:table-cell table:style-name="ce43" table:formula="of:=[.J318]/[.H318]*100" office:value-type="float" office:value="19.9649737302977" calcext:value-type="float">
            <text:p>20,0</text:p>
          </table:table-cell>
          <table:table-cell table:style-name="ce104"/>
          <table:table-cell table:style-name="ce43" office:value-type="float" office:value="15.3" calcext:value-type="float">
            <text:p>15,3</text:p>
          </table:table-cell>
          <table:table-cell table:style-name="ce46" table:formula="of:=RIGHT([.C318];LEN([.C318])-30)" office:value-type="string" office:string-value="La Grande Moucherolle" calcext:value-type="string">
            <text:p>La Grande Moucherolle</text:p>
          </table:table-cell>
          <table:table-cell table:formula="of:=VALUE([.H318])" office:value-type="float" office:value="2284" calcext:value-type="float">
            <text:p>2284</text:p>
          </table:table-cell>
          <table:table-cell table:formula="of:=VALUE([.J318])" office:value-type="float" office:value="456" calcext:value-type="float">
            <text:p>456</text:p>
          </table:table-cell>
          <table:table-cell table:style-name="ce2" table:formula="of:=[.O318]+[.P318]" office:value-type="float" office:value="2740" calcext:value-type="float">
            <text:p>2740</text:p>
          </table:table-cell>
          <table:table-cell office:value-type="float" office:value="2005" calcext:value-type="float">
            <text:p>2005</text:p>
          </table:table-cell>
          <table:table-cell table:number-columns-repeated="1006"/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table:style-name="ce2" table:formula="of:=[.O319]+[.P319]" office:value-type="float" office:value="2734" calcext:value-type="float">
            <text:p>2734</text:p>
          </table:table-cell>
          <table:table-cell table:style-name="ce14" office:value-type="string" calcext:value-type="string">
            <text:p><text:s/>7:01:13 45:49:20 2584 <text:s text:c="2"/>150 <text:s/>Tête de la Tronche</text:p>
          </table:table-cell>
          <table:table-cell table:formula="of:=LEFT([.C319];17)" office:value-type="string" office:string-value=" 7:01:13 45:49:20" calcext:value-type="string">
            <text:p><text:s/>7:01:13 45:49:20</text:p>
          </table:table-cell>
          <table:table-cell table:style-name="ce40" table:formula="of:=RIGHT([.D319];8)" office:value-type="string" office:string-value="45:49:20" calcext:value-type="string">
            <text:p>45:49:20</text:p>
          </table:table-cell>
          <table:table-cell table:style-name="ce40" table:formula="of:=LEFT([.C319];8)" office:value-type="string" office:string-value=" 7:01:13" calcext:value-type="string">
            <text:p><text:s/>7:01:13</text:p>
          </table:table-cell>
          <table:table-cell table:formula="of:=LEFT([.C319];22)" office:value-type="string" office:string-value=" 7:01:13 45:49:20 2584" calcext:value-type="string">
            <text:p><text:s/>7:01:13 45:49:20 2584</text:p>
          </table:table-cell>
          <table:table-cell table:style-name="ce40" table:formula="of:=RIGHT([.G319];4)" office:value-type="string" office:string-value="2584" calcext:value-type="string">
            <text:p>2584</text:p>
          </table:table-cell>
          <table:table-cell table:formula="of:=LEFT([.C319];28)" office:value-type="string" office:string-value=" 7:01:13 45:49:20 2584   150" calcext:value-type="string">
            <text:p><text:s/>7:01:13 45:49:20 2584 <text:s text:c="2"/>150</text:p>
          </table:table-cell>
          <table:table-cell table:style-name="ce40" table:formula="of:=RIGHT([.I319];4)" office:value-type="string" office:string-value=" 150" calcext:value-type="string">
            <text:p><text:s/>150</text:p>
          </table:table-cell>
          <table:table-cell table:style-name="ce43" table:formula="of:=[.J319]/[.H319]*100" office:value-type="float" office:value="5.80495356037152" calcext:value-type="float">
            <text:p>5,8</text:p>
          </table:table-cell>
          <table:table-cell table:style-name="ce104"/>
          <table:table-cell table:style-name="ce43" office:value-type="float" office:value="0.8" calcext:value-type="float">
            <text:p>0,8</text:p>
          </table:table-cell>
          <table:table-cell table:style-name="ce46" table:formula="of:=RIGHT([.C319];LEN([.C319])-30)" office:value-type="string" office:string-value="Tête de la Tronche" calcext:value-type="string">
            <text:p>Tête de la Tronche</text:p>
          </table:table-cell>
          <table:table-cell table:formula="of:=VALUE([.H319])" office:value-type="float" office:value="2584" calcext:value-type="float">
            <text:p>2584</text:p>
          </table:table-cell>
          <table:table-cell table:formula="of:=VALUE([.J319])" office:value-type="float" office:value="150" calcext:value-type="float">
            <text:p>150</text:p>
          </table:table-cell>
          <table:table-cell table:style-name="ce2" table:formula="of:=[.O319]+[.P319]" office:value-type="float" office:value="2734" calcext:value-type="float">
            <text:p>2734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2" table:formula="of:=[.O320]+[.P320]" office:value-type="float" office:value="2729" calcext:value-type="float">
            <text:p>2729</text:p>
          </table:table-cell>
          <table:table-cell table:style-name="ce14" office:value-type="string" calcext:value-type="string">
            <text:p><text:s/>7:19:36 44:08:13 2688 <text:s text:c="3"/>41 <text:s/>Tête des Lacs Bessons</text:p>
          </table:table-cell>
          <table:table-cell table:formula="of:=LEFT([.C320];17)" office:value-type="string" office:string-value=" 7:19:36 44:08:13" calcext:value-type="string">
            <text:p><text:s/>7:19:36 44:08:13</text:p>
          </table:table-cell>
          <table:table-cell table:style-name="ce40" table:formula="of:=RIGHT([.D320];8)" office:value-type="string" office:string-value="44:08:13" calcext:value-type="string">
            <text:p>44:08:13</text:p>
          </table:table-cell>
          <table:table-cell table:style-name="ce40" table:formula="of:=LEFT([.C320];8)" office:value-type="string" office:string-value=" 7:19:36" calcext:value-type="string">
            <text:p><text:s/>7:19:36</text:p>
          </table:table-cell>
          <table:table-cell table:formula="of:=LEFT([.C320];22)" office:value-type="string" office:string-value=" 7:19:36 44:08:13 2688" calcext:value-type="string">
            <text:p><text:s/>7:19:36 44:08:13 2688</text:p>
          </table:table-cell>
          <table:table-cell table:style-name="ce40" table:formula="of:=RIGHT([.G320];4)" office:value-type="string" office:string-value="2688" calcext:value-type="string">
            <text:p>2688</text:p>
          </table:table-cell>
          <table:table-cell table:formula="of:=LEFT([.C320];28)" office:value-type="string" office:string-value=" 7:19:36 44:08:13 2688    41" calcext:value-type="string">
            <text:p><text:s/>7:19:36 44:08:13 2688 <text:s text:c="3"/>41</text:p>
          </table:table-cell>
          <table:table-cell table:style-name="ce40" table:formula="of:=RIGHT([.I320];4)" office:value-type="string" office:string-value="  41" calcext:value-type="string">
            <text:p><text:s text:c="2"/>41</text:p>
          </table:table-cell>
          <table:table-cell table:style-name="ce43" table:formula="of:=[.J320]/[.H320]*100" office:value-type="float" office:value="1.52529761904762" calcext:value-type="float">
            <text:p>1,5</text:p>
          </table:table-cell>
          <table:table-cell table:style-name="ce104"/>
          <table:table-cell table:style-name="ce43"/>
          <table:table-cell table:style-name="ce46" table:formula="of:=RIGHT([.C320];LEN([.C320])-30)" office:value-type="string" office:string-value="Tête des Lacs Bessons" calcext:value-type="string">
            <text:p>Tête des Lacs Bessons</text:p>
          </table:table-cell>
          <table:table-cell table:formula="of:=VALUE([.H320])" office:value-type="float" office:value="2688" calcext:value-type="float">
            <text:p>2688</text:p>
          </table:table-cell>
          <table:table-cell table:formula="of:=VALUE([.J320])" office:value-type="float" office:value="41" calcext:value-type="float">
            <text:p>41</text:p>
          </table:table-cell>
          <table:table-cell table:style-name="ce2" table:formula="of:=[.O320]+[.P320]" office:value-type="float" office:value="2729" calcext:value-type="float">
            <text:p>272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urent</text:p>
          </table:table-cell>
          <table:table-cell table:number-columns-repeated="1005"/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2" table:formula="of:=[.O321]+[.P321]" office:value-type="float" office:value="2727" calcext:value-type="float">
            <text:p>2727</text:p>
          </table:table-cell>
          <table:table-cell table:style-name="ce14" office:value-type="string" calcext:value-type="string">
            <text:p><text:s/>7:09:34 44:06:36 2606 <text:s text:c="2"/>121 <text:s/>Mont Giraud</text:p>
          </table:table-cell>
          <table:table-cell table:formula="of:=LEFT([.C321];17)" office:value-type="string" office:string-value=" 7:09:34 44:06:36" calcext:value-type="string">
            <text:p><text:s/>7:09:34 44:06:36</text:p>
          </table:table-cell>
          <table:table-cell table:style-name="ce40" table:formula="of:=RIGHT([.D321];8)" office:value-type="string" office:string-value="44:06:36" calcext:value-type="string">
            <text:p>44:06:36</text:p>
          </table:table-cell>
          <table:table-cell table:style-name="ce40" table:formula="of:=LEFT([.C321];8)" office:value-type="string" office:string-value=" 7:09:34" calcext:value-type="string">
            <text:p><text:s/>7:09:34</text:p>
          </table:table-cell>
          <table:table-cell table:formula="of:=LEFT([.C321];22)" office:value-type="string" office:string-value=" 7:09:34 44:06:36 2606" calcext:value-type="string">
            <text:p><text:s/>7:09:34 44:06:36 2606</text:p>
          </table:table-cell>
          <table:table-cell table:style-name="ce40" table:formula="of:=RIGHT([.G321];4)" office:value-type="string" office:string-value="2606" calcext:value-type="string">
            <text:p>2606</text:p>
          </table:table-cell>
          <table:table-cell table:formula="of:=LEFT([.C321];28)" office:value-type="string" office:string-value=" 7:09:34 44:06:36 2606   121" calcext:value-type="string">
            <text:p><text:s/>7:09:34 44:06:36 2606 <text:s text:c="2"/>121</text:p>
          </table:table-cell>
          <table:table-cell table:style-name="ce40" table:formula="of:=RIGHT([.I321];4)" office:value-type="string" office:string-value=" 121" calcext:value-type="string">
            <text:p><text:s/>121</text:p>
          </table:table-cell>
          <table:table-cell table:style-name="ce43" table:formula="of:=[.J321]/[.H321]*100" office:value-type="float" office:value="4.64313123561013" calcext:value-type="float">
            <text:p>4,6</text:p>
          </table:table-cell>
          <table:table-cell table:style-name="ce104"/>
          <table:table-cell table:style-name="ce43"/>
          <table:table-cell table:style-name="ce46" table:formula="of:=RIGHT([.C321];LEN([.C321])-30)" office:value-type="string" office:string-value="Mont Giraud" calcext:value-type="string">
            <text:p>Mont Giraud</text:p>
          </table:table-cell>
          <table:table-cell table:formula="of:=VALUE([.H321])" office:value-type="float" office:value="2606" calcext:value-type="float">
            <text:p>2606</text:p>
          </table:table-cell>
          <table:table-cell table:formula="of:=VALUE([.J321])" office:value-type="float" office:value="121" calcext:value-type="float">
            <text:p>121</text:p>
          </table:table-cell>
          <table:table-cell table:style-name="ce2" table:formula="of:=[.O321]+[.P321]" office:value-type="float" office:value="2727" calcext:value-type="float">
            <text:p>2727</text:p>
          </table:table-cell>
          <table:table-cell office:value-type="float" office:value="2011" calcext:value-type="float">
            <text:p>2011</text:p>
          </table:table-cell>
          <table:table-cell table:number-columns-repeated="1006"/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style-name="ce2" table:formula="of:=[.O322]+[.P322]" office:value-type="float" office:value="2725" calcext:value-type="float">
            <text:p>2725</text:p>
          </table:table-cell>
          <table:table-cell table:style-name="ce14" office:value-type="string" calcext:value-type="string">
            <text:p><text:s/>6:32:26 45:09:49 2725 <text:s text:c="4"/>0 <text:s/>Col des Marches (échec Pointe de Sandonière)</text:p>
          </table:table-cell>
          <table:table-cell table:formula="of:=LEFT([.C322];17)" office:value-type="string" office:string-value=" 6:32:26 45:09:49" calcext:value-type="string">
            <text:p><text:s/>6:32:26 45:09:49</text:p>
          </table:table-cell>
          <table:table-cell table:style-name="ce40" table:formula="of:=RIGHT([.D322];8)" office:value-type="string" office:string-value="45:09:49" calcext:value-type="string">
            <text:p>45:09:49</text:p>
          </table:table-cell>
          <table:table-cell table:style-name="ce40" table:formula="of:=LEFT([.C322];8)" office:value-type="string" office:string-value=" 6:32:26" calcext:value-type="string">
            <text:p><text:s/>6:32:26</text:p>
          </table:table-cell>
          <table:table-cell table:formula="of:=LEFT([.C322];22)" office:value-type="string" office:string-value=" 6:32:26 45:09:49 2725" calcext:value-type="string">
            <text:p><text:s/>6:32:26 45:09:49 2725</text:p>
          </table:table-cell>
          <table:table-cell table:style-name="ce40" table:formula="of:=RIGHT([.G322];4)" office:value-type="string" office:string-value="2725" calcext:value-type="string">
            <text:p>2725</text:p>
          </table:table-cell>
          <table:table-cell table:formula="of:=LEFT([.C322];28)" office:value-type="string" office:string-value=" 6:32:26 45:09:49 2725     0" calcext:value-type="string">
            <text:p><text:s/>6:32:26 45:09:49 2725 <text:s text:c="4"/>0</text:p>
          </table:table-cell>
          <table:table-cell table:style-name="ce40" table:formula="of:=RIGHT([.I322];4)" office:value-type="string" office:string-value="   0" calcext:value-type="string">
            <text:p><text:s text:c="3"/>0</text:p>
          </table:table-cell>
          <table:table-cell table:style-name="ce43" table:formula="of:=[.J322]/[.H322]*100" office:value-type="float" office:value="0" calcext:value-type="float">
            <text:p>0,0</text:p>
          </table:table-cell>
          <table:table-cell table:style-name="ce104"/>
          <table:table-cell table:style-name="ce43"/>
          <table:table-cell table:style-name="ce46" table:formula="of:=RIGHT([.C322];LEN([.C322])-30)" office:value-type="string" office:string-value="Col des Marches (échec Pointe de Sandonière)" calcext:value-type="string">
            <text:p>Col des Marches (échec Pointe de Sandonière)</text:p>
          </table:table-cell>
          <table:table-cell table:formula="of:=VALUE([.H322])" office:value-type="float" office:value="2725" calcext:value-type="float">
            <text:p>2725</text:p>
          </table:table-cell>
          <table:table-cell table:formula="of:=VALUE([.J322])" office:value-type="float" office:value="0" calcext:value-type="float">
            <text:p>0</text:p>
          </table:table-cell>
          <table:table-cell table:style-name="ce2" table:formula="of:=[.O322]+[.P322]" office:value-type="float" office:value="2725" calcext:value-type="float">
            <text:p>2725</text:p>
          </table:table-cell>
          <table:table-cell office:value-type="string" calcext:value-type="string">
            <text:p>Automne 2017</text:p>
          </table:table-cell>
          <table:table-cell office:value-type="string" calcext:value-type="string">
            <text:p>Éloi</text:p>
          </table:table-cell>
          <table:table-cell table:number-columns-repeated="1005"/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style-name="ce2" table:formula="of:=[.O323]+[.P323]" office:value-type="float" office:value="2720" calcext:value-type="float">
            <text:p>2720</text:p>
          </table:table-cell>
          <table:table-cell table:style-name="ce23" office:value-type="string" calcext:value-type="string">
            <text:p><text:span text:style-name="T8">-0:40:02 42:49:27 2390   330  </text:span><text:span text:style-name="T18">MONTE CAMPANIL / CASTILLO DE ACHERT</text:span></text:p>
          </table:table-cell>
          <table:table-cell table:formula="of:=LEFT([.C323];17)" office:value-type="string" office:string-value="-0:40:02 42:49:27" calcext:value-type="string">
            <text:p>-0:40:02 42:49:27</text:p>
          </table:table-cell>
          <table:table-cell table:style-name="ce40" table:formula="of:=RIGHT([.D323];8)" office:value-type="string" office:string-value="42:49:27" calcext:value-type="string">
            <text:p>42:49:27</text:p>
          </table:table-cell>
          <table:table-cell table:style-name="ce40" table:formula="of:=LEFT([.C323];8)" office:value-type="string" office:string-value="-0:40:02" calcext:value-type="string">
            <text:p>-0:40:02</text:p>
          </table:table-cell>
          <table:table-cell table:formula="of:=LEFT([.C323];22)" office:value-type="string" office:string-value="-0:40:02 42:49:27 2390" calcext:value-type="string">
            <text:p>-0:40:02 42:49:27 2390</text:p>
          </table:table-cell>
          <table:table-cell table:style-name="ce40" table:formula="of:=RIGHT([.G323];4)" office:value-type="string" office:string-value="2390" calcext:value-type="string">
            <text:p>2390</text:p>
          </table:table-cell>
          <table:table-cell table:formula="of:=LEFT([.C323];28)" office:value-type="string" office:string-value="-0:40:02 42:49:27 2390   330" calcext:value-type="string">
            <text:p>-0:40:02 42:49:27 2390 <text:s text:c="2"/>330</text:p>
          </table:table-cell>
          <table:table-cell table:style-name="ce40" table:formula="of:=RIGHT([.I323];4)" office:value-type="string" office:string-value=" 330" calcext:value-type="string">
            <text:p><text:s/>330</text:p>
          </table:table-cell>
          <table:table-cell table:style-name="ce43" table:formula="of:=[.J323]/[.H323]*100" office:value-type="float" office:value="13.8075313807531" calcext:value-type="float">
            <text:p>13,8</text:p>
          </table:table-cell>
          <table:table-cell table:style-name="ce104"/>
          <table:table-cell table:style-name="ce43" office:value-type="float" office:value="2.7" calcext:value-type="float">
            <text:p>2,7</text:p>
          </table:table-cell>
          <table:table-cell table:style-name="ce46" table:formula="of:=RIGHT([.C323];LEN([.C323])-30)" office:value-type="string" office:string-value="MONTE CAMPANIL / CASTILLO DE ACHERT" calcext:value-type="string">
            <text:p>MONTE CAMPANIL / CASTILLO DE ACHERT</text:p>
          </table:table-cell>
          <table:table-cell table:formula="of:=VALUE([.H323])" office:value-type="float" office:value="2390" calcext:value-type="float">
            <text:p>2390</text:p>
          </table:table-cell>
          <table:table-cell table:formula="of:=VALUE([.J323])" office:value-type="float" office:value="330" calcext:value-type="float">
            <text:p>330</text:p>
          </table:table-cell>
          <table:table-cell table:style-name="ce2" table:formula="of:=[.O323]+[.P323]" office:value-type="float" office:value="2720" calcext:value-type="float">
            <text:p>272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table:style-name="ce2" table:formula="of:=[.O324]+[.P324]" office:value-type="float" office:value="2717" calcext:value-type="float">
            <text:p>2717</text:p>
          </table:table-cell>
          <table:table-cell table:style-name="ce14" office:value-type="string" calcext:value-type="string">
            <text:p><text:s/>7:25:07 44:02:40 2637 <text:s text:c="3"/>80 <text:s/>Mont du Capelet Supérieur</text:p>
          </table:table-cell>
          <table:table-cell table:formula="of:=LEFT([.C324];17)" office:value-type="string" office:string-value=" 7:25:07 44:02:40" calcext:value-type="string">
            <text:p><text:s/>7:25:07 44:02:40</text:p>
          </table:table-cell>
          <table:table-cell table:style-name="ce40" table:formula="of:=RIGHT([.D324];8)" office:value-type="string" office:string-value="44:02:40" calcext:value-type="string">
            <text:p>44:02:40</text:p>
          </table:table-cell>
          <table:table-cell table:style-name="ce40" table:formula="of:=LEFT([.C324];8)" office:value-type="string" office:string-value=" 7:25:07" calcext:value-type="string">
            <text:p><text:s/>7:25:07</text:p>
          </table:table-cell>
          <table:table-cell table:formula="of:=LEFT([.C324];22)" office:value-type="string" office:string-value=" 7:25:07 44:02:40 2637" calcext:value-type="string">
            <text:p><text:s/>7:25:07 44:02:40 2637</text:p>
          </table:table-cell>
          <table:table-cell table:style-name="ce40" table:formula="of:=RIGHT([.G324];4)" office:value-type="string" office:string-value="2637" calcext:value-type="string">
            <text:p>2637</text:p>
          </table:table-cell>
          <table:table-cell table:formula="of:=LEFT([.C324];28)" office:value-type="string" office:string-value=" 7:25:07 44:02:40 2637    80" calcext:value-type="string">
            <text:p><text:s/>7:25:07 44:02:40 2637 <text:s text:c="3"/>80</text:p>
          </table:table-cell>
          <table:table-cell table:style-name="ce40" table:formula="of:=RIGHT([.I324];4)" office:value-type="string" office:string-value="  80" calcext:value-type="string">
            <text:p><text:s text:c="2"/>80</text:p>
          </table:table-cell>
          <table:table-cell table:style-name="ce43" table:formula="of:=[.J324]/[.H324]*100" office:value-type="float" office:value="3.03375047402351" calcext:value-type="float">
            <text:p>3,0</text:p>
          </table:table-cell>
          <table:table-cell table:style-name="ce104"/>
          <table:table-cell table:style-name="ce43"/>
          <table:table-cell table:style-name="ce46" table:formula="of:=RIGHT([.C324];LEN([.C324])-30)" office:value-type="string" office:string-value="Mont du Capelet Supérieur" calcext:value-type="string">
            <text:p>Mont du Capelet Supérieur</text:p>
          </table:table-cell>
          <table:table-cell table:formula="of:=VALUE([.H324])" office:value-type="float" office:value="2637" calcext:value-type="float">
            <text:p>2637</text:p>
          </table:table-cell>
          <table:table-cell table:formula="of:=VALUE([.J324])" office:value-type="float" office:value="80" calcext:value-type="float">
            <text:p>80</text:p>
          </table:table-cell>
          <table:table-cell table:style-name="ce2" table:formula="of:=[.O324]+[.P324]" office:value-type="float" office:value="2717" calcext:value-type="float">
            <text:p>2717</text:p>
          </table:table-cell>
          <table:table-cell office:value-type="float" office:value="2011" calcext:value-type="float">
            <text:p>2011</text:p>
          </table:table-cell>
          <table:table-cell table:number-columns-repeated="1006"/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2" table:formula="of:=[.O325]+[.P325]" office:value-type="float" office:value="2714" calcext:value-type="float">
            <text:p>2714</text:p>
          </table:table-cell>
          <table:table-cell table:style-name="ce14" office:value-type="string" calcext:value-type="string">
            <text:p>-0:40:16 42:48:01 2449 <text:s text:c="2"/>265 <text:s/>Punta de Agüerri</text:p>
          </table:table-cell>
          <table:table-cell table:formula="of:=LEFT([.C325];17)" office:value-type="string" office:string-value="-0:40:16 42:48:01" calcext:value-type="string">
            <text:p>-0:40:16 42:48:01</text:p>
          </table:table-cell>
          <table:table-cell table:style-name="ce40" table:formula="of:=RIGHT([.D325];8)" office:value-type="string" office:string-value="42:48:01" calcext:value-type="string">
            <text:p>42:48:01</text:p>
          </table:table-cell>
          <table:table-cell table:style-name="ce40" table:formula="of:=LEFT([.C325];8)" office:value-type="string" office:string-value="-0:40:16" calcext:value-type="string">
            <text:p>-0:40:16</text:p>
          </table:table-cell>
          <table:table-cell table:formula="of:=LEFT([.C325];22)" office:value-type="string" office:string-value="-0:40:16 42:48:01 2449" calcext:value-type="string">
            <text:p>-0:40:16 42:48:01 2449</text:p>
          </table:table-cell>
          <table:table-cell table:style-name="ce40" table:formula="of:=RIGHT([.G325];4)" office:value-type="string" office:string-value="2449" calcext:value-type="string">
            <text:p>2449</text:p>
          </table:table-cell>
          <table:table-cell table:formula="of:=LEFT([.C325];28)" office:value-type="string" office:string-value="-0:40:16 42:48:01 2449   265" calcext:value-type="string">
            <text:p>-0:40:16 42:48:01 2449 <text:s text:c="2"/>265</text:p>
          </table:table-cell>
          <table:table-cell table:style-name="ce40" table:formula="of:=RIGHT([.I325];4)" office:value-type="string" office:string-value=" 265" calcext:value-type="string">
            <text:p><text:s/>265</text:p>
          </table:table-cell>
          <table:table-cell table:style-name="ce43" table:formula="of:=[.J325]/[.H325]*100" office:value-type="float" office:value="10.8207431604737" calcext:value-type="float">
            <text:p>10,8</text:p>
          </table:table-cell>
          <table:table-cell table:style-name="ce104"/>
          <table:table-cell table:style-name="ce43" office:value-type="float" office:value="2.8" calcext:value-type="float">
            <text:p>2,8</text:p>
          </table:table-cell>
          <table:table-cell table:style-name="ce46" table:formula="of:=RIGHT([.C325];LEN([.C325])-30)" office:value-type="string" office:string-value="Punta de Agüerri" calcext:value-type="string">
            <text:p>Punta de Agüerri</text:p>
          </table:table-cell>
          <table:table-cell table:formula="of:=VALUE([.H325])" office:value-type="float" office:value="2449" calcext:value-type="float">
            <text:p>2449</text:p>
          </table:table-cell>
          <table:table-cell table:formula="of:=VALUE([.J325])" office:value-type="float" office:value="265" calcext:value-type="float">
            <text:p>265</text:p>
          </table:table-cell>
          <table:table-cell table:style-name="ce2" table:formula="of:=[.O325]+[.P325]" office:value-type="float" office:value="2714" calcext:value-type="float">
            <text:p>2714</text:p>
          </table:table-cell>
          <table:table-cell office:value-type="float" office:value="2004" calcext:value-type="float">
            <text:p>2004</text:p>
          </table:table-cell>
          <table:table-cell table:number-columns-repeated="1006"/>
        </table:table-row>
        <table:table-row table:style-name="ro1">
          <table:table-cell table:style-name="ce1" office:value-type="float" office:value="326" calcext:value-type="float">
            <text:p>326</text:p>
          </table:table-cell>
          <table:table-cell table:style-name="ce2" table:formula="of:=[.O326]+[.P326]" office:value-type="float" office:value="2713" calcext:value-type="float">
            <text:p>2713</text:p>
          </table:table-cell>
          <table:table-cell table:style-name="ce14" office:value-type="string" calcext:value-type="string">
            <text:p><text:s/>6:28:04 45:27:04 2342 <text:s text:c="2"/>371 <text:s/>CREVE TETE</text:p>
          </table:table-cell>
          <table:table-cell table:formula="of:=LEFT([.C326];17)" office:value-type="string" office:string-value=" 6:28:04 45:27:04" calcext:value-type="string">
            <text:p><text:s/>6:28:04 45:27:04</text:p>
          </table:table-cell>
          <table:table-cell table:style-name="ce40" table:formula="of:=RIGHT([.D326];8)" office:value-type="string" office:string-value="45:27:04" calcext:value-type="string">
            <text:p>45:27:04</text:p>
          </table:table-cell>
          <table:table-cell table:style-name="ce40" table:formula="of:=LEFT([.C326];8)" office:value-type="string" office:string-value=" 6:28:04" calcext:value-type="string">
            <text:p><text:s/>6:28:04</text:p>
          </table:table-cell>
          <table:table-cell table:formula="of:=LEFT([.C326];22)" office:value-type="string" office:string-value=" 6:28:04 45:27:04 2342" calcext:value-type="string">
            <text:p><text:s/>6:28:04 45:27:04 2342</text:p>
          </table:table-cell>
          <table:table-cell table:style-name="ce40" table:formula="of:=RIGHT([.G326];4)" office:value-type="string" office:string-value="2342" calcext:value-type="string">
            <text:p>2342</text:p>
          </table:table-cell>
          <table:table-cell table:formula="of:=LEFT([.C326];28)" office:value-type="string" office:string-value=" 6:28:04 45:27:04 2342   371" calcext:value-type="string">
            <text:p><text:s/>6:28:04 45:27:04 2342 <text:s text:c="2"/>371</text:p>
          </table:table-cell>
          <table:table-cell table:style-name="ce40" table:formula="of:=RIGHT([.I326];4)" office:value-type="string" office:string-value=" 371" calcext:value-type="string">
            <text:p><text:s/>371</text:p>
          </table:table-cell>
          <table:table-cell table:style-name="ce43" table:formula="of:=[.J326]/[.H326]*100" office:value-type="float" office:value="15.8411614005124" calcext:value-type="float">
            <text:p>15,8</text:p>
          </table:table-cell>
          <table:table-cell table:style-name="ce104"/>
          <table:table-cell table:style-name="ce43" office:value-type="float" office:value="2.6" calcext:value-type="float">
            <text:p>2,6</text:p>
          </table:table-cell>
          <table:table-cell table:style-name="ce46" table:formula="of:=RIGHT([.C326];LEN([.C326])-30)" office:value-type="string" office:string-value="CREVE TETE" calcext:value-type="string">
            <text:p>CREVE TETE</text:p>
          </table:table-cell>
          <table:table-cell table:formula="of:=VALUE([.H326])" office:value-type="float" office:value="2342" calcext:value-type="float">
            <text:p>2342</text:p>
          </table:table-cell>
          <table:table-cell table:formula="of:=VALUE([.J326])" office:value-type="float" office:value="371" calcext:value-type="float">
            <text:p>371</text:p>
          </table:table-cell>
          <table:table-cell table:style-name="ce2" table:formula="of:=[.O326]+[.P326]" office:value-type="float" office:value="2713" calcext:value-type="float">
            <text:p>2713</text:p>
          </table:table-cell>
          <table:table-cell office:value-type="string" calcext:value-type="string">
            <text:p>Automne 2015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table:style-name="ce2" table:formula="of:=[.O327]+[.P327]" office:value-type="float" office:value="2707" calcext:value-type="float">
            <text:p>2707</text:p>
          </table:table-cell>
          <table:table-cell table:style-name="ce14" office:value-type="string" calcext:value-type="string">
            <text:p><text:s/>7:04:16 46:12:35 2653 <text:s text:c="3"/>54 <text:s/>Pointe des Martinets</text:p>
          </table:table-cell>
          <table:table-cell table:formula="of:=LEFT([.C327];17)" office:value-type="string" office:string-value=" 7:04:16 46:12:35" calcext:value-type="string">
            <text:p><text:s/>7:04:16 46:12:35</text:p>
          </table:table-cell>
          <table:table-cell table:style-name="ce40" table:formula="of:=RIGHT([.D327];8)" office:value-type="string" office:string-value="46:12:35" calcext:value-type="string">
            <text:p>46:12:35</text:p>
          </table:table-cell>
          <table:table-cell table:style-name="ce40" table:formula="of:=LEFT([.C327];8)" office:value-type="string" office:string-value=" 7:04:16" calcext:value-type="string">
            <text:p><text:s/>7:04:16</text:p>
          </table:table-cell>
          <table:table-cell table:formula="of:=LEFT([.C327];22)" office:value-type="string" office:string-value=" 7:04:16 46:12:35 2653" calcext:value-type="string">
            <text:p><text:s/>7:04:16 46:12:35 2653</text:p>
          </table:table-cell>
          <table:table-cell table:style-name="ce40" table:formula="of:=RIGHT([.G327];4)" office:value-type="string" office:string-value="2653" calcext:value-type="string">
            <text:p>2653</text:p>
          </table:table-cell>
          <table:table-cell table:formula="of:=LEFT([.C327];28)" office:value-type="string" office:string-value=" 7:04:16 46:12:35 2653    54" calcext:value-type="string">
            <text:p><text:s/>7:04:16 46:12:35 2653 <text:s text:c="3"/>54</text:p>
          </table:table-cell>
          <table:table-cell table:style-name="ce40" table:formula="of:=RIGHT([.I327];4)" office:value-type="string" office:string-value="  54" calcext:value-type="string">
            <text:p><text:s text:c="2"/>54</text:p>
          </table:table-cell>
          <table:table-cell table:style-name="ce43" table:formula="of:=[.J327]/[.H327]*100" office:value-type="float" office:value="2.03543158688277" calcext:value-type="float">
            <text:p>2,0</text:p>
          </table:table-cell>
          <table:table-cell table:style-name="ce104"/>
          <table:table-cell table:style-name="ce43"/>
          <table:table-cell table:style-name="ce46" table:formula="of:=RIGHT([.C327];LEN([.C327])-30)" office:value-type="string" office:string-value="Pointe des Martinets" calcext:value-type="string">
            <text:p>Pointe des Martinets</text:p>
          </table:table-cell>
          <table:table-cell table:formula="of:=VALUE([.H327])" office:value-type="float" office:value="2653" calcext:value-type="float">
            <text:p>2653</text:p>
          </table:table-cell>
          <table:table-cell table:formula="of:=VALUE([.J327])" office:value-type="float" office:value="54" calcext:value-type="float">
            <text:p>54</text:p>
          </table:table-cell>
          <table:table-cell table:style-name="ce2" table:formula="of:=[.O327]+[.P327]" office:value-type="float" office:value="2707" calcext:value-type="float">
            <text:p>2707</text:p>
          </table:table-cell>
          <table:table-cell office:value-type="float" office:value="2012" calcext:value-type="float">
            <text:p>2012</text:p>
          </table:table-cell>
          <table:table-cell table:number-columns-repeated="1006"/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table:style-name="ce2" table:formula="of:=[.O328]+[.P328]" office:value-type="float" office:value="2706" calcext:value-type="float">
            <text:p>2706</text:p>
          </table:table-cell>
          <table:table-cell table:style-name="ce14" office:value-type="string" calcext:value-type="string">
            <text:p><text:s/>6:21:38 44:37:13 2633 <text:s text:c="3"/>73 <text:s/>Le Piarra</text:p>
          </table:table-cell>
          <table:table-cell table:formula="of:=LEFT([.C328];17)" office:value-type="string" office:string-value=" 6:21:38 44:37:13" calcext:value-type="string">
            <text:p><text:s/>6:21:38 44:37:13</text:p>
          </table:table-cell>
          <table:table-cell table:style-name="ce40" table:formula="of:=RIGHT([.D328];8)" office:value-type="string" office:string-value="44:37:13" calcext:value-type="string">
            <text:p>44:37:13</text:p>
          </table:table-cell>
          <table:table-cell table:style-name="ce40" table:formula="of:=LEFT([.C328];8)" office:value-type="string" office:string-value=" 6:21:38" calcext:value-type="string">
            <text:p><text:s/>6:21:38</text:p>
          </table:table-cell>
          <table:table-cell table:formula="of:=LEFT([.C328];22)" office:value-type="string" office:string-value=" 6:21:38 44:37:13 2633" calcext:value-type="string">
            <text:p><text:s/>6:21:38 44:37:13 2633</text:p>
          </table:table-cell>
          <table:table-cell table:style-name="ce40" table:formula="of:=RIGHT([.G328];4)" office:value-type="string" office:string-value="2633" calcext:value-type="string">
            <text:p>2633</text:p>
          </table:table-cell>
          <table:table-cell table:formula="of:=LEFT([.C328];28)" office:value-type="string" office:string-value=" 6:21:38 44:37:13 2633    73" calcext:value-type="string">
            <text:p><text:s/>6:21:38 44:37:13 2633 <text:s text:c="3"/>73</text:p>
          </table:table-cell>
          <table:table-cell table:style-name="ce40" table:formula="of:=RIGHT([.I328];4)" office:value-type="string" office:string-value="  73" calcext:value-type="string">
            <text:p><text:s text:c="2"/>73</text:p>
          </table:table-cell>
          <table:table-cell table:style-name="ce43" table:formula="of:=[.J328]/[.H328]*100" office:value-type="float" office:value="2.77250284846183" calcext:value-type="float">
            <text:p>2,8</text:p>
          </table:table-cell>
          <table:table-cell table:style-name="ce104"/>
          <table:table-cell table:style-name="ce43"/>
          <table:table-cell table:style-name="ce49" table:formula="of:=RIGHT([.C328];LEN([.C328])-30)" office:value-type="string" office:string-value="Le Piarra" calcext:value-type="string">
            <text:p>Le Piarra</text:p>
          </table:table-cell>
          <table:table-cell table:formula="of:=VALUE([.H328])" office:value-type="float" office:value="2633" calcext:value-type="float">
            <text:p>2633</text:p>
          </table:table-cell>
          <table:table-cell table:formula="of:=VALUE([.J328])" office:value-type="float" office:value="73" calcext:value-type="float">
            <text:p>73</text:p>
          </table:table-cell>
          <table:table-cell table:style-name="ce2" table:formula="of:=[.O328]+[.P328]" office:value-type="float" office:value="2706" calcext:value-type="float">
            <text:p>270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table:style-name="ce2" table:formula="of:=[.O329]+[.P329]" office:value-type="float" office:value="2705" calcext:value-type="float">
            <text:p>2705</text:p>
          </table:table-cell>
          <table:table-cell table:style-name="ce14" office:value-type="string" calcext:value-type="string">
            <text:p>-0:27:32 42:46:35 2555 <text:s text:c="2"/>150 <text:s/>VERTICE DE ANAYET</text:p>
          </table:table-cell>
          <table:table-cell table:formula="of:=LEFT([.C329];17)" office:value-type="string" office:string-value="-0:27:32 42:46:35" calcext:value-type="string">
            <text:p>-0:27:32 42:46:35</text:p>
          </table:table-cell>
          <table:table-cell table:style-name="ce40" table:formula="of:=RIGHT([.D329];8)" office:value-type="string" office:string-value="42:46:35" calcext:value-type="string">
            <text:p>42:46:35</text:p>
          </table:table-cell>
          <table:table-cell table:style-name="ce40" table:formula="of:=LEFT([.C329];8)" office:value-type="string" office:string-value="-0:27:32" calcext:value-type="string">
            <text:p>-0:27:32</text:p>
          </table:table-cell>
          <table:table-cell table:formula="of:=LEFT([.C329];22)" office:value-type="string" office:string-value="-0:27:32 42:46:35 2555" calcext:value-type="string">
            <text:p>-0:27:32 42:46:35 2555</text:p>
          </table:table-cell>
          <table:table-cell table:style-name="ce40" table:formula="of:=RIGHT([.G329];4)" office:value-type="string" office:string-value="2555" calcext:value-type="string">
            <text:p>2555</text:p>
          </table:table-cell>
          <table:table-cell table:formula="of:=LEFT([.C329];28)" office:value-type="string" office:string-value="-0:27:32 42:46:35 2555   150" calcext:value-type="string">
            <text:p>-0:27:32 42:46:35 2555 <text:s text:c="2"/>150</text:p>
          </table:table-cell>
          <table:table-cell table:style-name="ce40" table:formula="of:=RIGHT([.I329];4)" office:value-type="string" office:string-value=" 150" calcext:value-type="string">
            <text:p><text:s/>150</text:p>
          </table:table-cell>
          <table:table-cell table:style-name="ce43" table:formula="of:=[.J329]/[.H329]*100" office:value-type="float" office:value="5.87084148727984" calcext:value-type="float">
            <text:p>5,9</text:p>
          </table:table-cell>
          <table:table-cell table:style-name="ce104"/>
          <table:table-cell table:style-name="ce43" office:value-type="float" office:value="0.9" calcext:value-type="float">
            <text:p>0,9</text:p>
          </table:table-cell>
          <table:table-cell table:style-name="ce46" table:formula="of:=RIGHT([.C329];LEN([.C329])-30)" office:value-type="string" office:string-value="VERTICE DE ANAYET" calcext:value-type="string">
            <text:p>VERTICE DE ANAYET</text:p>
          </table:table-cell>
          <table:table-cell table:formula="of:=VALUE([.H329])" office:value-type="float" office:value="2555" calcext:value-type="float">
            <text:p>2555</text:p>
          </table:table-cell>
          <table:table-cell table:formula="of:=VALUE([.J329])" office:value-type="float" office:value="150" calcext:value-type="float">
            <text:p>150</text:p>
          </table:table-cell>
          <table:table-cell table:style-name="ce2" table:formula="of:=[.O329]+[.P329]" office:value-type="float" office:value="2705" calcext:value-type="float">
            <text:p>2705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table:style-name="ce2" table:formula="of:=[.O330]+[.P330]" office:value-type="float" office:value="2697" calcext:value-type="float">
            <text:p>2697</text:p>
          </table:table-cell>
          <table:table-cell table:style-name="ce13" office:value-type="string" calcext:value-type="string">
            <text:p><text:span text:style-name="T14"> </text:span><text:span text:style-name="T15">7:40:45 44:08:51 2404   293  CIME DE PERTEGUE</text:span></text:p>
          </table:table-cell>
          <table:table-cell table:formula="of:=LEFT([.C330];17)" office:value-type="string" office:string-value=" 7:40:45 44:08:51" calcext:value-type="string">
            <text:p><text:s/>7:40:45 44:08:51</text:p>
          </table:table-cell>
          <table:table-cell table:style-name="ce40" table:formula="of:=RIGHT([.D330];8)" office:value-type="string" office:string-value="44:08:51" calcext:value-type="string">
            <text:p>44:08:51</text:p>
          </table:table-cell>
          <table:table-cell table:style-name="ce40" table:formula="of:=LEFT([.C330];8)" office:value-type="string" office:string-value=" 7:40:45" calcext:value-type="string">
            <text:p><text:s/>7:40:45</text:p>
          </table:table-cell>
          <table:table-cell table:formula="of:=LEFT([.C330];22)" office:value-type="string" office:string-value=" 7:40:45 44:08:51 2404" calcext:value-type="string">
            <text:p><text:s/>7:40:45 44:08:51 2404</text:p>
          </table:table-cell>
          <table:table-cell table:style-name="ce40" table:formula="of:=RIGHT([.G330];4)" office:value-type="string" office:string-value="2404" calcext:value-type="string">
            <text:p>2404</text:p>
          </table:table-cell>
          <table:table-cell table:formula="of:=LEFT([.C330];28)" office:value-type="string" office:string-value=" 7:40:45 44:08:51 2404   293" calcext:value-type="string">
            <text:p><text:s/>7:40:45 44:08:51 2404 <text:s text:c="2"/>293</text:p>
          </table:table-cell>
          <table:table-cell table:style-name="ce40" table:formula="of:=RIGHT([.I330];4)" office:value-type="string" office:string-value=" 293" calcext:value-type="string">
            <text:p><text:s/>293</text:p>
          </table:table-cell>
          <table:table-cell table:style-name="ce43" table:formula="of:=[.J330]/[.H330]*100" office:value-type="float" office:value="12.1880199667221" calcext:value-type="float">
            <text:p>12,2</text:p>
          </table:table-cell>
          <table:table-cell table:style-name="ce104"/>
          <table:table-cell table:style-name="ce43" office:value-type="float" office:value="2.8" calcext:value-type="float">
            <text:p>2,8</text:p>
          </table:table-cell>
          <table:table-cell table:style-name="ce46" table:formula="of:=RIGHT([.C330];LEN([.C330])-30)" office:value-type="string" office:string-value="CIME DE PERTEGUE" calcext:value-type="string">
            <text:p>CIME DE PERTEGUE</text:p>
          </table:table-cell>
          <table:table-cell table:formula="of:=VALUE([.H330])" office:value-type="float" office:value="2404" calcext:value-type="float">
            <text:p>2404</text:p>
          </table:table-cell>
          <table:table-cell table:formula="of:=VALUE([.J330])" office:value-type="float" office:value="293" calcext:value-type="float">
            <text:p>293</text:p>
          </table:table-cell>
          <table:table-cell table:style-name="ce2" table:formula="of:=[.O330]+[.P330]" office:value-type="float" office:value="2697" calcext:value-type="float">
            <text:p>2697</text:p>
          </table:table-cell>
          <table:table-cell office:value-type="float" office:value="2009" calcext:value-type="float">
            <text:p>2009</text:p>
          </table:table-cell>
          <table:table-cell table:number-columns-repeated="1006"/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table:style-name="ce2" table:formula="of:=[.O331]+[.P331]" office:value-type="float" office:value="2696" calcext:value-type="float">
            <text:p>2696</text:p>
          </table:table-cell>
          <table:table-cell table:style-name="ce14" office:value-type="string" calcext:value-type="string">
            <text:p><text:s/>7:14:26 44:07:01 2526 <text:s text:c="2"/>170 <text:s/>MONT ARCHAS</text:p>
          </table:table-cell>
          <table:table-cell table:formula="of:=LEFT([.C331];17)" office:value-type="string" office:string-value=" 7:14:26 44:07:01" calcext:value-type="string">
            <text:p><text:s/>7:14:26 44:07:01</text:p>
          </table:table-cell>
          <table:table-cell table:style-name="ce40" table:formula="of:=RIGHT([.D331];8)" office:value-type="string" office:string-value="44:07:01" calcext:value-type="string">
            <text:p>44:07:01</text:p>
          </table:table-cell>
          <table:table-cell table:style-name="ce40" table:formula="of:=LEFT([.C331];8)" office:value-type="string" office:string-value=" 7:14:26" calcext:value-type="string">
            <text:p><text:s/>7:14:26</text:p>
          </table:table-cell>
          <table:table-cell table:formula="of:=LEFT([.C331];22)" office:value-type="string" office:string-value=" 7:14:26 44:07:01 2526" calcext:value-type="string">
            <text:p><text:s/>7:14:26 44:07:01 2526</text:p>
          </table:table-cell>
          <table:table-cell table:style-name="ce40" table:formula="of:=RIGHT([.G331];4)" office:value-type="string" office:string-value="2526" calcext:value-type="string">
            <text:p>2526</text:p>
          </table:table-cell>
          <table:table-cell table:formula="of:=LEFT([.C331];28)" office:value-type="string" office:string-value=" 7:14:26 44:07:01 2526   170" calcext:value-type="string">
            <text:p><text:s/>7:14:26 44:07:01 2526 <text:s text:c="2"/>170</text:p>
          </table:table-cell>
          <table:table-cell table:style-name="ce40" table:formula="of:=RIGHT([.I331];4)" office:value-type="string" office:string-value=" 170" calcext:value-type="string">
            <text:p><text:s/>170</text:p>
          </table:table-cell>
          <table:table-cell table:style-name="ce43" table:formula="of:=[.J331]/[.H331]*100" office:value-type="float" office:value="6.73000791765637" calcext:value-type="float">
            <text:p>6,7</text:p>
          </table:table-cell>
          <table:table-cell table:style-name="ce104"/>
          <table:table-cell table:style-name="ce43" office:value-type="float" office:value="1.3" calcext:value-type="float">
            <text:p>1,3</text:p>
          </table:table-cell>
          <table:table-cell table:style-name="ce46" table:formula="of:=RIGHT([.C331];LEN([.C331])-30)" office:value-type="string" office:string-value="MONT ARCHAS" calcext:value-type="string">
            <text:p>MONT ARCHAS</text:p>
          </table:table-cell>
          <table:table-cell table:formula="of:=VALUE([.H331])" office:value-type="float" office:value="2526" calcext:value-type="float">
            <text:p>2526</text:p>
          </table:table-cell>
          <table:table-cell table:formula="of:=VALUE([.J331])" office:value-type="float" office:value="170" calcext:value-type="float">
            <text:p>170</text:p>
          </table:table-cell>
          <table:table-cell table:style-name="ce2" table:formula="of:=[.O331]+[.P331]" office:value-type="float" office:value="2696" calcext:value-type="float">
            <text:p>2696</text:p>
          </table:table-cell>
          <table:table-cell office:value-type="float" office:value="2011" calcext:value-type="float">
            <text:p>2011</text:p>
          </table:table-cell>
          <table:table-cell table:number-columns-repeated="1006"/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table:style-name="ce2" table:formula="of:=[.O332]+[.P332]" office:value-type="float" office:value="2692" calcext:value-type="float">
            <text:p>2692</text:p>
          </table:table-cell>
          <table:table-cell table:style-name="ce8" office:value-type="string" calcext:value-type="string">
            <text:p><text:s/>6:30:34 45:54:34 2537 <text:s text:c="2"/>155 <text:s/>TETE PELOUSE</text:p>
          </table:table-cell>
          <table:table-cell table:formula="of:=LEFT([.C332];17)" office:value-type="string" office:string-value=" 6:30:34 45:54:34" calcext:value-type="string">
            <text:p><text:s/>6:30:34 45:54:34</text:p>
          </table:table-cell>
          <table:table-cell table:style-name="ce40" table:formula="of:=RIGHT([.D332];8)" office:value-type="string" office:string-value="45:54:34" calcext:value-type="string">
            <text:p>45:54:34</text:p>
          </table:table-cell>
          <table:table-cell table:style-name="ce40" table:formula="of:=LEFT([.C332];8)" office:value-type="string" office:string-value=" 6:30:34" calcext:value-type="string">
            <text:p><text:s/>6:30:34</text:p>
          </table:table-cell>
          <table:table-cell table:formula="of:=LEFT([.C332];22)" office:value-type="string" office:string-value=" 6:30:34 45:54:34 2537" calcext:value-type="string">
            <text:p><text:s/>6:30:34 45:54:34 2537</text:p>
          </table:table-cell>
          <table:table-cell table:style-name="ce40" table:formula="of:=RIGHT([.G332];4)" office:value-type="string" office:string-value="2537" calcext:value-type="string">
            <text:p>2537</text:p>
          </table:table-cell>
          <table:table-cell table:formula="of:=LEFT([.C332];28)" office:value-type="string" office:string-value=" 6:30:34 45:54:34 2537   155" calcext:value-type="string">
            <text:p><text:s/>6:30:34 45:54:34 2537 <text:s text:c="2"/>155</text:p>
          </table:table-cell>
          <table:table-cell table:style-name="ce40" table:formula="of:=RIGHT([.I332];4)" office:value-type="string" office:string-value=" 155" calcext:value-type="string">
            <text:p><text:s/>155</text:p>
          </table:table-cell>
          <table:table-cell table:style-name="ce43" table:formula="of:=[.J332]/[.H332]*100" office:value-type="float" office:value="6.10957824201813" calcext:value-type="float">
            <text:p>6,1</text:p>
          </table:table-cell>
          <table:table-cell table:style-name="ce104"/>
          <table:table-cell table:style-name="ce43" office:value-type="float" office:value="1.1" calcext:value-type="float">
            <text:p>1,1</text:p>
          </table:table-cell>
          <table:table-cell table:style-name="ce46" table:formula="of:=RIGHT([.C332];LEN([.C332])-30)" office:value-type="string" office:string-value="TETE PELOUSE" calcext:value-type="string">
            <text:p>TETE PELOUSE</text:p>
          </table:table-cell>
          <table:table-cell table:formula="of:=VALUE([.H332])" office:value-type="float" office:value="2537" calcext:value-type="float">
            <text:p>2537</text:p>
          </table:table-cell>
          <table:table-cell table:formula="of:=VALUE([.J332])" office:value-type="float" office:value="155" calcext:value-type="float">
            <text:p>155</text:p>
          </table:table-cell>
          <table:table-cell table:style-name="ce2" table:formula="of:=[.O332]+[.P332]" office:value-type="float" office:value="2692" calcext:value-type="float">
            <text:p>269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éphane MARCHETTI</text:p>
          </table:table-cell>
          <table:table-cell table:number-columns-repeated="1005"/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2" table:formula="of:=[.O333]+[.P333]" office:value-type="float" office:value="2682" calcext:value-type="float">
            <text:p>2682</text:p>
          </table:table-cell>
          <table:table-cell table:style-name="ce8" office:value-type="string" calcext:value-type="string">
            <text:p><text:s/>6:50:17 45:56:03 2525 <text:s text:c="2"/>157 <text:s/>Le Brévent</text:p>
          </table:table-cell>
          <table:table-cell table:formula="of:=LEFT([.C333];17)" office:value-type="string" office:string-value=" 6:50:17 45:56:03" calcext:value-type="string">
            <text:p><text:s/>6:50:17 45:56:03</text:p>
          </table:table-cell>
          <table:table-cell table:style-name="ce40" table:formula="of:=RIGHT([.D333];8)" office:value-type="string" office:string-value="45:56:03" calcext:value-type="string">
            <text:p>45:56:03</text:p>
          </table:table-cell>
          <table:table-cell table:style-name="ce40" table:formula="of:=LEFT([.C333];8)" office:value-type="string" office:string-value=" 6:50:17" calcext:value-type="string">
            <text:p><text:s/>6:50:17</text:p>
          </table:table-cell>
          <table:table-cell table:formula="of:=LEFT([.C333];22)" office:value-type="string" office:string-value=" 6:50:17 45:56:03 2525" calcext:value-type="string">
            <text:p><text:s/>6:50:17 45:56:03 2525</text:p>
          </table:table-cell>
          <table:table-cell table:style-name="ce40" table:formula="of:=RIGHT([.G333];4)" office:value-type="string" office:string-value="2525" calcext:value-type="string">
            <text:p>2525</text:p>
          </table:table-cell>
          <table:table-cell table:formula="of:=LEFT([.C333];28)" office:value-type="string" office:string-value=" 6:50:17 45:56:03 2525   157" calcext:value-type="string">
            <text:p><text:s/>6:50:17 45:56:03 2525 <text:s text:c="2"/>157</text:p>
          </table:table-cell>
          <table:table-cell table:style-name="ce40" table:formula="of:=RIGHT([.I333];4)" office:value-type="string" office:string-value=" 157" calcext:value-type="string">
            <text:p><text:s/>157</text:p>
          </table:table-cell>
          <table:table-cell table:style-name="ce43" table:formula="of:=[.J333]/[.H333]*100" office:value-type="float" office:value="6.21782178217822" calcext:value-type="float">
            <text:p>6,2</text:p>
          </table:table-cell>
          <table:table-cell table:style-name="ce104"/>
          <table:table-cell table:style-name="ce43" office:value-type="float" office:value="2.4" calcext:value-type="float">
            <text:p>2,4</text:p>
          </table:table-cell>
          <table:table-cell table:style-name="ce46" table:formula="of:=RIGHT([.C333];LEN([.C333])-30)" office:value-type="string" office:string-value="Le Brévent" calcext:value-type="string">
            <text:p>Le Brévent</text:p>
          </table:table-cell>
          <table:table-cell table:formula="of:=VALUE([.H333])" office:value-type="float" office:value="2525" calcext:value-type="float">
            <text:p>2525</text:p>
          </table:table-cell>
          <table:table-cell table:formula="of:=VALUE([.J333])" office:value-type="float" office:value="157" calcext:value-type="float">
            <text:p>157</text:p>
          </table:table-cell>
          <table:table-cell table:style-name="ce2" table:formula="of:=[.O333]+[.P333]" office:value-type="float" office:value="2682" calcext:value-type="float">
            <text:p>2682</text:p>
          </table:table-cell>
          <table:table-cell office:value-type="string" calcext:value-type="string">
            <text:p>Environ 1988</text:p>
          </table:table-cell>
          <table:table-cell office:value-type="string" calcext:value-type="string">
            <text:p>Papa (?), Maman, Pierric, Antoine (?)</text:p>
          </table:table-cell>
          <table:table-cell table:number-columns-repeated="1005"/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table:style-name="ce2" table:formula="of:=[.O334]+[.P334]" office:value-type="float" office:value="2681" calcext:value-type="float">
            <text:p>2681</text:p>
          </table:table-cell>
          <table:table-cell table:style-name="ce15" office:value-type="string" calcext:value-type="string">
            <text:p><text:span text:style-name="T14"> </text:span><text:span text:style-name="T15">6:19:54 44:34:45 2403   278  Aiguilles de Chabrières</text:span></text:p>
          </table:table-cell>
          <table:table-cell table:formula="of:=LEFT([.C334];17)" office:value-type="string" office:string-value=" 6:19:54 44:34:45" calcext:value-type="string">
            <text:p><text:s/>6:19:54 44:34:45</text:p>
          </table:table-cell>
          <table:table-cell table:style-name="ce40" table:formula="of:=RIGHT([.D334];8)" office:value-type="string" office:string-value="44:34:45" calcext:value-type="string">
            <text:p>44:34:45</text:p>
          </table:table-cell>
          <table:table-cell table:style-name="ce40" table:formula="of:=LEFT([.C334];8)" office:value-type="string" office:string-value=" 6:19:54" calcext:value-type="string">
            <text:p><text:s/>6:19:54</text:p>
          </table:table-cell>
          <table:table-cell table:formula="of:=LEFT([.C334];22)" office:value-type="string" office:string-value=" 6:19:54 44:34:45 2403" calcext:value-type="string">
            <text:p><text:s/>6:19:54 44:34:45 2403</text:p>
          </table:table-cell>
          <table:table-cell table:style-name="ce40" table:formula="of:=RIGHT([.G334];4)" office:value-type="string" office:string-value="2403" calcext:value-type="string">
            <text:p>2403</text:p>
          </table:table-cell>
          <table:table-cell table:formula="of:=LEFT([.C334];28)" office:value-type="string" office:string-value=" 6:19:54 44:34:45 2403   278" calcext:value-type="string">
            <text:p><text:s/>6:19:54 44:34:45 2403 <text:s text:c="2"/>278</text:p>
          </table:table-cell>
          <table:table-cell table:style-name="ce40" table:formula="of:=RIGHT([.I334];4)" office:value-type="string" office:string-value=" 278" calcext:value-type="string">
            <text:p><text:s/>278</text:p>
          </table:table-cell>
          <table:table-cell table:style-name="ce43" table:formula="of:=[.J334]/[.H334]*100" office:value-type="float" office:value="11.5688722430295" calcext:value-type="float">
            <text:p>11,6</text:p>
          </table:table-cell>
          <table:table-cell table:style-name="ce104"/>
          <table:table-cell table:style-name="ce43" office:value-type="float" office:value="3.3" calcext:value-type="float">
            <text:p>3,3</text:p>
          </table:table-cell>
          <table:table-cell table:style-name="ce46" table:formula="of:=RIGHT([.C334];LEN([.C334])-30)" office:value-type="string" office:string-value="Aiguilles de Chabrières" calcext:value-type="string">
            <text:p>Aiguilles de Chabrières</text:p>
          </table:table-cell>
          <table:table-cell table:formula="of:=VALUE([.H334])" office:value-type="float" office:value="2403" calcext:value-type="float">
            <text:p>2403</text:p>
          </table:table-cell>
          <table:table-cell table:formula="of:=VALUE([.J334])" office:value-type="float" office:value="278" calcext:value-type="float">
            <text:p>278</text:p>
          </table:table-cell>
          <table:table-cell table:style-name="ce2" table:formula="of:=[.O334]+[.P334]" office:value-type="float" office:value="2681" calcext:value-type="float">
            <text:p>268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table:style-name="ce2" table:formula="of:=[.O335]+[.P335]" office:value-type="float" office:value="2680" calcext:value-type="float">
            <text:p>2680</text:p>
          </table:table-cell>
          <table:table-cell table:style-name="ce8" office:value-type="string" calcext:value-type="string">
            <text:p><text:s/>6:37:15 45:37:54 2539 <text:s text:c="2"/>141 <text:s/>Mont Coin</text:p>
          </table:table-cell>
          <table:table-cell table:formula="of:=LEFT([.C335];17)" office:value-type="string" office:string-value=" 6:37:15 45:37:54" calcext:value-type="string">
            <text:p><text:s/>6:37:15 45:37:54</text:p>
          </table:table-cell>
          <table:table-cell table:style-name="ce40" table:formula="of:=RIGHT([.D335];8)" office:value-type="string" office:string-value="45:37:54" calcext:value-type="string">
            <text:p>45:37:54</text:p>
          </table:table-cell>
          <table:table-cell table:style-name="ce40" table:formula="of:=LEFT([.C335];8)" office:value-type="string" office:string-value=" 6:37:15" calcext:value-type="string">
            <text:p><text:s/>6:37:15</text:p>
          </table:table-cell>
          <table:table-cell table:formula="of:=LEFT([.C335];22)" office:value-type="string" office:string-value=" 6:37:15 45:37:54 2539" calcext:value-type="string">
            <text:p><text:s/>6:37:15 45:37:54 2539</text:p>
          </table:table-cell>
          <table:table-cell table:style-name="ce40" table:formula="of:=RIGHT([.G335];4)" office:value-type="string" office:string-value="2539" calcext:value-type="string">
            <text:p>2539</text:p>
          </table:table-cell>
          <table:table-cell table:formula="of:=LEFT([.C335];28)" office:value-type="string" office:string-value=" 6:37:15 45:37:54 2539   141" calcext:value-type="string">
            <text:p><text:s/>6:37:15 45:37:54 2539 <text:s text:c="2"/>141</text:p>
          </table:table-cell>
          <table:table-cell table:style-name="ce40" table:formula="of:=RIGHT([.I335];4)" office:value-type="string" office:string-value=" 141" calcext:value-type="string">
            <text:p><text:s/>141</text:p>
          </table:table-cell>
          <table:table-cell table:style-name="ce43" table:formula="of:=[.J335]/[.H335]*100" office:value-type="float" office:value="5.55336746750689" calcext:value-type="float">
            <text:p>5,6</text:p>
          </table:table-cell>
          <table:table-cell table:style-name="ce104"/>
          <table:table-cell table:style-name="ce43"/>
          <table:table-cell table:style-name="ce46" table:formula="of:=RIGHT([.C335];LEN([.C335])-30)" office:value-type="string" office:string-value="Mont Coin" calcext:value-type="string">
            <text:p>Mont Coin</text:p>
          </table:table-cell>
          <table:table-cell table:formula="of:=VALUE([.H335])" office:value-type="float" office:value="2539" calcext:value-type="float">
            <text:p>2539</text:p>
          </table:table-cell>
          <table:table-cell table:formula="of:=VALUE([.J335])" office:value-type="float" office:value="141" calcext:value-type="float">
            <text:p>141</text:p>
          </table:table-cell>
          <table:table-cell table:style-name="ce2" table:formula="of:=[.O335]+[.P335]" office:value-type="float" office:value="2680" calcext:value-type="float">
            <text:p>268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table:style-name="ce2" table:formula="of:=[.O336]+[.P336]" office:value-type="float" office:value="2679" calcext:value-type="float">
            <text:p>2679</text:p>
          </table:table-cell>
          <table:table-cell table:style-name="ce14" office:value-type="string" calcext:value-type="string">
            <text:p><text:s/>6:16:03 44:36:14 2464 <text:s text:c="2"/>215 <text:s/>LE PIOLIT</text:p>
          </table:table-cell>
          <table:table-cell table:formula="of:=LEFT([.C336];17)" office:value-type="string" office:string-value=" 6:16:03 44:36:14" calcext:value-type="string">
            <text:p><text:s/>6:16:03 44:36:14</text:p>
          </table:table-cell>
          <table:table-cell table:style-name="ce40" table:formula="of:=RIGHT([.D336];8)" office:value-type="string" office:string-value="44:36:14" calcext:value-type="string">
            <text:p>44:36:14</text:p>
          </table:table-cell>
          <table:table-cell table:style-name="ce40" table:formula="of:=LEFT([.C336];8)" office:value-type="string" office:string-value=" 6:16:03" calcext:value-type="string">
            <text:p><text:s/>6:16:03</text:p>
          </table:table-cell>
          <table:table-cell table:formula="of:=LEFT([.C336];22)" office:value-type="string" office:string-value=" 6:16:03 44:36:14 2464" calcext:value-type="string">
            <text:p><text:s/>6:16:03 44:36:14 2464</text:p>
          </table:table-cell>
          <table:table-cell table:style-name="ce40" table:formula="of:=RIGHT([.G336];4)" office:value-type="string" office:string-value="2464" calcext:value-type="string">
            <text:p>2464</text:p>
          </table:table-cell>
          <table:table-cell table:formula="of:=LEFT([.C336];28)" office:value-type="string" office:string-value=" 6:16:03 44:36:14 2464   215" calcext:value-type="string">
            <text:p><text:s/>6:16:03 44:36:14 2464 <text:s text:c="2"/>215</text:p>
          </table:table-cell>
          <table:table-cell table:style-name="ce40" table:formula="of:=RIGHT([.I336];4)" office:value-type="string" office:string-value=" 215" calcext:value-type="string">
            <text:p><text:s/>215</text:p>
          </table:table-cell>
          <table:table-cell table:style-name="ce43" table:formula="of:=[.J336]/[.H336]*100" office:value-type="float" office:value="8.72564935064935" calcext:value-type="float">
            <text:p>8,7</text:p>
          </table:table-cell>
          <table:table-cell table:style-name="ce104"/>
          <table:table-cell table:style-name="ce43" office:value-type="float" office:value="1.6" calcext:value-type="float">
            <text:p>1,6</text:p>
          </table:table-cell>
          <table:table-cell table:style-name="ce46" table:formula="of:=RIGHT([.C336];LEN([.C336])-30)" office:value-type="string" office:string-value="LE PIOLIT" calcext:value-type="string">
            <text:p>LE PIOLIT</text:p>
          </table:table-cell>
          <table:table-cell table:formula="of:=VALUE([.H336])" office:value-type="float" office:value="2464" calcext:value-type="float">
            <text:p>2464</text:p>
          </table:table-cell>
          <table:table-cell table:formula="of:=VALUE([.J336])" office:value-type="float" office:value="215" calcext:value-type="float">
            <text:p>215</text:p>
          </table:table-cell>
          <table:table-cell table:style-name="ce2" table:formula="of:=[.O336]+[.P336]" office:value-type="float" office:value="2679" calcext:value-type="float">
            <text:p>267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337" calcext:value-type="float">
            <text:p>337</text:p>
          </table:table-cell>
          <table:table-cell table:style-name="ce2" table:formula="of:=[.O337]+[.P337]" office:value-type="float" office:value="2677" calcext:value-type="float">
            <text:p>2677</text:p>
          </table:table-cell>
          <table:table-cell table:style-name="ce14" office:value-type="string" calcext:value-type="string">
            <text:p><text:s/>6:55:19 44:09:29 2553 <text:s text:c="2"/>124 <text:s/>Cime Nègre</text:p>
          </table:table-cell>
          <table:table-cell table:formula="of:=LEFT([.C337];17)" office:value-type="string" office:string-value=" 6:55:19 44:09:29" calcext:value-type="string">
            <text:p><text:s/>6:55:19 44:09:29</text:p>
          </table:table-cell>
          <table:table-cell table:style-name="ce40" table:formula="of:=RIGHT([.D337];8)" office:value-type="string" office:string-value="44:09:29" calcext:value-type="string">
            <text:p>44:09:29</text:p>
          </table:table-cell>
          <table:table-cell table:style-name="ce40" table:formula="of:=LEFT([.C337];8)" office:value-type="string" office:string-value=" 6:55:19" calcext:value-type="string">
            <text:p><text:s/>6:55:19</text:p>
          </table:table-cell>
          <table:table-cell table:formula="of:=LEFT([.C337];22)" office:value-type="string" office:string-value=" 6:55:19 44:09:29 2553" calcext:value-type="string">
            <text:p><text:s/>6:55:19 44:09:29 2553</text:p>
          </table:table-cell>
          <table:table-cell table:style-name="ce40" table:formula="of:=RIGHT([.G337];4)" office:value-type="string" office:string-value="2553" calcext:value-type="string">
            <text:p>2553</text:p>
          </table:table-cell>
          <table:table-cell table:formula="of:=LEFT([.C337];28)" office:value-type="string" office:string-value=" 6:55:19 44:09:29 2553   124" calcext:value-type="string">
            <text:p><text:s/>6:55:19 44:09:29 2553 <text:s text:c="2"/>124</text:p>
          </table:table-cell>
          <table:table-cell table:style-name="ce40" table:formula="of:=RIGHT([.I337];4)" office:value-type="string" office:string-value=" 124" calcext:value-type="string">
            <text:p><text:s/>124</text:p>
          </table:table-cell>
          <table:table-cell table:style-name="ce43" table:formula="of:=[.J337]/[.H337]*100" office:value-type="float" office:value="4.85703094398747" calcext:value-type="float">
            <text:p>4,9</text:p>
          </table:table-cell>
          <table:table-cell table:style-name="ce104"/>
          <table:table-cell table:style-name="ce43"/>
          <table:table-cell table:style-name="ce46" table:formula="of:=RIGHT([.C337];LEN([.C337])-30)" office:value-type="string" office:string-value="Cime Nègre" calcext:value-type="string">
            <text:p>Cime Nègre</text:p>
          </table:table-cell>
          <table:table-cell table:formula="of:=VALUE([.H337])" office:value-type="float" office:value="2553" calcext:value-type="float">
            <text:p>2553</text:p>
          </table:table-cell>
          <table:table-cell table:formula="of:=VALUE([.J337])" office:value-type="float" office:value="124" calcext:value-type="float">
            <text:p>124</text:p>
          </table:table-cell>
          <table:table-cell table:style-name="ce2" table:formula="of:=[.O337]+[.P337]" office:value-type="float" office:value="2677" calcext:value-type="float">
            <text:p>2677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Pierric, Marie &amp; Jphi</text:p>
          </table:table-cell>
          <table:table-cell table:number-columns-repeated="1005"/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 table:style-name="ce2" table:formula="of:=[.O338]+[.P338]" office:value-type="float" office:value="2671" calcext:value-type="float">
            <text:p>2671</text:p>
          </table:table-cell>
          <table:table-cell table:style-name="ce14" office:value-type="string" calcext:value-type="string">
            <text:p><text:s/>6:33:09 45:54:02 2236 <text:s text:c="2"/>435 <text:s/>CROISE BAULET</text:p>
          </table:table-cell>
          <table:table-cell table:formula="of:=LEFT([.C338];17)" office:value-type="string" office:string-value=" 6:33:09 45:54:02" calcext:value-type="string">
            <text:p><text:s/>6:33:09 45:54:02</text:p>
          </table:table-cell>
          <table:table-cell table:style-name="ce40" table:formula="of:=RIGHT([.D338];8)" office:value-type="string" office:string-value="45:54:02" calcext:value-type="string">
            <text:p>45:54:02</text:p>
          </table:table-cell>
          <table:table-cell table:style-name="ce40" table:formula="of:=LEFT([.C338];8)" office:value-type="string" office:string-value=" 6:33:09" calcext:value-type="string">
            <text:p><text:s/>6:33:09</text:p>
          </table:table-cell>
          <table:table-cell table:formula="of:=LEFT([.C338];22)" office:value-type="string" office:string-value=" 6:33:09 45:54:02 2236" calcext:value-type="string">
            <text:p><text:s/>6:33:09 45:54:02 2236</text:p>
          </table:table-cell>
          <table:table-cell table:style-name="ce40" table:formula="of:=RIGHT([.G338];4)" office:value-type="string" office:string-value="2236" calcext:value-type="string">
            <text:p>2236</text:p>
          </table:table-cell>
          <table:table-cell table:formula="of:=LEFT([.C338];28)" office:value-type="string" office:string-value=" 6:33:09 45:54:02 2236   435" calcext:value-type="string">
            <text:p><text:s/>6:33:09 45:54:02 2236 <text:s text:c="2"/>435</text:p>
          </table:table-cell>
          <table:table-cell table:style-name="ce40" table:formula="of:=RIGHT([.I338];4)" office:value-type="string" office:string-value=" 435" calcext:value-type="string">
            <text:p><text:s/>435</text:p>
          </table:table-cell>
          <table:table-cell table:style-name="ce43" table:formula="of:=[.J338]/[.H338]*100" office:value-type="float" office:value="19.4543828264759" calcext:value-type="float">
            <text:p>19,5</text:p>
          </table:table-cell>
          <table:table-cell table:style-name="ce104"/>
          <table:table-cell table:style-name="ce43" office:value-type="float" office:value="2.6" calcext:value-type="float">
            <text:p>2,6</text:p>
          </table:table-cell>
          <table:table-cell table:style-name="ce46" table:formula="of:=RIGHT([.C338];LEN([.C338])-30)" office:value-type="string" office:string-value="CROISE BAULET" calcext:value-type="string">
            <text:p>CROISE BAULET</text:p>
          </table:table-cell>
          <table:table-cell table:formula="of:=VALUE([.H338])" office:value-type="float" office:value="2236" calcext:value-type="float">
            <text:p>2236</text:p>
          </table:table-cell>
          <table:table-cell table:formula="of:=VALUE([.J338])" office:value-type="float" office:value="435" calcext:value-type="float">
            <text:p>435</text:p>
          </table:table-cell>
          <table:table-cell table:style-name="ce2" table:formula="of:=[.O338]+[.P338]" office:value-type="float" office:value="2671" calcext:value-type="float">
            <text:p>2671</text:p>
          </table:table-cell>
          <table:table-cell office:value-type="string" calcext:value-type="string">
            <text:p>Hiver 2014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table:style-name="ce2" table:formula="of:=[.O339]+[.P339]" office:value-type="float" office:value="2670" calcext:value-type="float">
            <text:p>2670</text:p>
          </table:table-cell>
          <table:table-cell table:style-name="ce14" office:value-type="string" calcext:value-type="string">
            <text:p><text:s/>7:12:25 44:06:06 2604 <text:s text:c="3"/>66 <text:s/>Mont Pétoumier</text:p>
          </table:table-cell>
          <table:table-cell table:formula="of:=LEFT([.C339];17)" office:value-type="string" office:string-value=" 7:12:25 44:06:06" calcext:value-type="string">
            <text:p><text:s/>7:12:25 44:06:06</text:p>
          </table:table-cell>
          <table:table-cell table:style-name="ce40" table:formula="of:=RIGHT([.D339];8)" office:value-type="string" office:string-value="44:06:06" calcext:value-type="string">
            <text:p>44:06:06</text:p>
          </table:table-cell>
          <table:table-cell table:style-name="ce40" table:formula="of:=LEFT([.C339];8)" office:value-type="string" office:string-value=" 7:12:25" calcext:value-type="string">
            <text:p><text:s/>7:12:25</text:p>
          </table:table-cell>
          <table:table-cell table:formula="of:=LEFT([.C339];22)" office:value-type="string" office:string-value=" 7:12:25 44:06:06 2604" calcext:value-type="string">
            <text:p><text:s/>7:12:25 44:06:06 2604</text:p>
          </table:table-cell>
          <table:table-cell table:style-name="ce40" table:formula="of:=RIGHT([.G339];4)" office:value-type="string" office:string-value="2604" calcext:value-type="string">
            <text:p>2604</text:p>
          </table:table-cell>
          <table:table-cell table:formula="of:=LEFT([.C339];28)" office:value-type="string" office:string-value=" 7:12:25 44:06:06 2604    66" calcext:value-type="string">
            <text:p><text:s/>7:12:25 44:06:06 2604 <text:s text:c="3"/>66</text:p>
          </table:table-cell>
          <table:table-cell table:style-name="ce40" table:formula="of:=RIGHT([.I339];4)" office:value-type="string" office:string-value="  66" calcext:value-type="string">
            <text:p><text:s text:c="2"/>66</text:p>
          </table:table-cell>
          <table:table-cell table:style-name="ce43" table:formula="of:=[.J339]/[.H339]*100" office:value-type="float" office:value="2.53456221198157" calcext:value-type="float">
            <text:p>2,5</text:p>
          </table:table-cell>
          <table:table-cell table:style-name="ce104"/>
          <table:table-cell table:style-name="ce43"/>
          <table:table-cell table:style-name="ce46" table:formula="of:=RIGHT([.C339];LEN([.C339])-30)" office:value-type="string" office:string-value="Mont Pétoumier" calcext:value-type="string">
            <text:p>Mont Pétoumier</text:p>
          </table:table-cell>
          <table:table-cell table:formula="of:=VALUE([.H339])" office:value-type="float" office:value="2604" calcext:value-type="float">
            <text:p>2604</text:p>
          </table:table-cell>
          <table:table-cell table:formula="of:=VALUE([.J339])" office:value-type="float" office:value="66" calcext:value-type="float">
            <text:p>66</text:p>
          </table:table-cell>
          <table:table-cell table:style-name="ce2" table:formula="of:=[.O339]+[.P339]" office:value-type="float" office:value="2670" calcext:value-type="float">
            <text:p>2670</text:p>
          </table:table-cell>
          <table:table-cell office:value-type="float" office:value="2011" calcext:value-type="float">
            <text:p>2011</text:p>
          </table:table-cell>
          <table:table-cell table:number-columns-repeated="1006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2" table:formula="of:=[.O340]+[.P340]" office:value-type="float" office:value="2667" calcext:value-type="float">
            <text:p>2667</text:p>
          </table:table-cell>
          <table:table-cell table:style-name="ce14" office:value-type="string" calcext:value-type="string">
            <text:p><text:s/>6:38:00 44:56:58 2606 <text:s text:c="3"/>61 <text:s/>Croix de la Cime</text:p>
          </table:table-cell>
          <table:table-cell table:formula="of:=LEFT([.C340];17)" office:value-type="string" office:string-value=" 6:38:00 44:56:58" calcext:value-type="string">
            <text:p><text:s/>6:38:00 44:56:58</text:p>
          </table:table-cell>
          <table:table-cell table:style-name="ce40" table:formula="of:=RIGHT([.D340];8)" office:value-type="string" office:string-value="44:56:58" calcext:value-type="string">
            <text:p>44:56:58</text:p>
          </table:table-cell>
          <table:table-cell table:style-name="ce40" table:formula="of:=LEFT([.C340];8)" office:value-type="string" office:string-value=" 6:38:00" calcext:value-type="string">
            <text:p><text:s/>6:38:00</text:p>
          </table:table-cell>
          <table:table-cell table:formula="of:=LEFT([.C340];22)" office:value-type="string" office:string-value=" 6:38:00 44:56:58 2606" calcext:value-type="string">
            <text:p><text:s/>6:38:00 44:56:58 2606</text:p>
          </table:table-cell>
          <table:table-cell table:style-name="ce40" table:formula="of:=RIGHT([.G340];4)" office:value-type="string" office:string-value="2606" calcext:value-type="string">
            <text:p>2606</text:p>
          </table:table-cell>
          <table:table-cell table:formula="of:=LEFT([.C340];28)" office:value-type="string" office:string-value=" 6:38:00 44:56:58 2606    61" calcext:value-type="string">
            <text:p><text:s/>6:38:00 44:56:58 2606 <text:s text:c="3"/>61</text:p>
          </table:table-cell>
          <table:table-cell table:style-name="ce40" table:formula="of:=RIGHT([.I340];4)" office:value-type="string" office:string-value="  61" calcext:value-type="string">
            <text:p><text:s text:c="2"/>61</text:p>
          </table:table-cell>
          <table:table-cell table:style-name="ce43" table:formula="of:=[.J340]/[.H340]*100" office:value-type="float" office:value="2.3407521105142" calcext:value-type="float">
            <text:p>2,3</text:p>
          </table:table-cell>
          <table:table-cell table:style-name="ce104"/>
          <table:table-cell table:style-name="ce43"/>
          <table:table-cell table:style-name="ce46" table:formula="of:=RIGHT([.C340];LEN([.C340])-30)" office:value-type="string" office:string-value="Croix de la Cime" calcext:value-type="string">
            <text:p>Croix de la Cime</text:p>
          </table:table-cell>
          <table:table-cell table:formula="of:=VALUE([.H340])" office:value-type="float" office:value="2606" calcext:value-type="float">
            <text:p>2606</text:p>
          </table:table-cell>
          <table:table-cell table:formula="of:=VALUE([.J340])" office:value-type="float" office:value="61" calcext:value-type="float">
            <text:p>61</text:p>
          </table:table-cell>
          <table:table-cell table:style-name="ce2" table:formula="of:=[.O340]+[.P340]" office:value-type="float" office:value="2667" calcext:value-type="float">
            <text:p>266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Estelle, Pierric, Marie, Laurent, Carole</text:p>
          </table:table-cell>
          <table:table-cell table:number-columns-repeated="1005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table:style-name="ce2" table:formula="of:=[.O341]+[.P341]" office:value-type="float" office:value="2664" calcext:value-type="float">
            <text:p>2664</text:p>
          </table:table-cell>
          <table:table-cell table:style-name="ce14" office:value-type="string" calcext:value-type="string">
            <text:p><text:s/>6:15:56 45:41:30 2198 <text:s text:c="2"/>466 <text:s/>POINTE DE LA SAMBUY</text:p>
          </table:table-cell>
          <table:table-cell table:formula="of:=LEFT([.C341];17)" office:value-type="string" office:string-value=" 6:15:56 45:41:30" calcext:value-type="string">
            <text:p><text:s/>6:15:56 45:41:30</text:p>
          </table:table-cell>
          <table:table-cell table:style-name="ce40" table:formula="of:=RIGHT([.D341];8)" office:value-type="string" office:string-value="45:41:30" calcext:value-type="string">
            <text:p>45:41:30</text:p>
          </table:table-cell>
          <table:table-cell table:style-name="ce40" table:formula="of:=LEFT([.C341];8)" office:value-type="string" office:string-value=" 6:15:56" calcext:value-type="string">
            <text:p><text:s/>6:15:56</text:p>
          </table:table-cell>
          <table:table-cell table:formula="of:=LEFT([.C341];22)" office:value-type="string" office:string-value=" 6:15:56 45:41:30 2198" calcext:value-type="string">
            <text:p><text:s/>6:15:56 45:41:30 2198</text:p>
          </table:table-cell>
          <table:table-cell table:style-name="ce40" table:formula="of:=RIGHT([.G341];4)" office:value-type="string" office:string-value="2198" calcext:value-type="string">
            <text:p>2198</text:p>
          </table:table-cell>
          <table:table-cell table:formula="of:=LEFT([.C341];28)" office:value-type="string" office:string-value=" 6:15:56 45:41:30 2198   466" calcext:value-type="string">
            <text:p><text:s/>6:15:56 45:41:30 2198 <text:s text:c="2"/>466</text:p>
          </table:table-cell>
          <table:table-cell table:style-name="ce40" table:formula="of:=RIGHT([.I341];4)" office:value-type="string" office:string-value=" 466" calcext:value-type="string">
            <text:p><text:s/>466</text:p>
          </table:table-cell>
          <table:table-cell table:style-name="ce43" table:formula="of:=[.J341]/[.H341]*100" office:value-type="float" office:value="21.2010919017288" calcext:value-type="float">
            <text:p>21,2</text:p>
          </table:table-cell>
          <table:table-cell table:style-name="ce104"/>
          <table:table-cell table:style-name="ce43" office:value-type="float" office:value="3.1" calcext:value-type="float">
            <text:p>3,1</text:p>
          </table:table-cell>
          <table:table-cell table:style-name="ce46" table:formula="of:=RIGHT([.C341];LEN([.C341])-30)" office:value-type="string" office:string-value="POINTE DE LA SAMBUY" calcext:value-type="string">
            <text:p>POINTE DE LA SAMBUY</text:p>
          </table:table-cell>
          <table:table-cell table:formula="of:=VALUE([.H341])" office:value-type="float" office:value="2198" calcext:value-type="float">
            <text:p>2198</text:p>
          </table:table-cell>
          <table:table-cell table:formula="of:=VALUE([.J341])" office:value-type="float" office:value="466" calcext:value-type="float">
            <text:p>466</text:p>
          </table:table-cell>
          <table:table-cell table:style-name="ce2" table:formula="of:=[.O341]+[.P341]" office:value-type="float" office:value="2664" calcext:value-type="float">
            <text:p>266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stelle + (Maman et Éloi)</text:p>
          </table:table-cell>
          <table:table-cell table:number-columns-repeated="1005"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table:style-name="ce2" table:formula="of:=[.O342]+[.P342]" office:value-type="float" office:value="2662" calcext:value-type="float">
            <text:p>2662</text:p>
          </table:table-cell>
          <table:table-cell table:style-name="ce14" office:value-type="string" calcext:value-type="string">
            <text:p>-0:32:26 42:31:19 1770 <text:s text:c="2"/>892 <text:s/>Pena de Oroel</text:p>
          </table:table-cell>
          <table:table-cell table:formula="of:=LEFT([.C342];17)" office:value-type="string" office:string-value="-0:32:26 42:31:19" calcext:value-type="string">
            <text:p>-0:32:26 42:31:19</text:p>
          </table:table-cell>
          <table:table-cell table:style-name="ce40" table:formula="of:=RIGHT([.D342];8)" office:value-type="string" office:string-value="42:31:19" calcext:value-type="string">
            <text:p>42:31:19</text:p>
          </table:table-cell>
          <table:table-cell table:style-name="ce40" table:formula="of:=LEFT([.C342];8)" office:value-type="string" office:string-value="-0:32:26" calcext:value-type="string">
            <text:p>-0:32:26</text:p>
          </table:table-cell>
          <table:table-cell table:formula="of:=LEFT([.C342];22)" office:value-type="string" office:string-value="-0:32:26 42:31:19 1770" calcext:value-type="string">
            <text:p>-0:32:26 42:31:19 1770</text:p>
          </table:table-cell>
          <table:table-cell table:style-name="ce40" table:formula="of:=RIGHT([.G342];4)" office:value-type="string" office:string-value="1770" calcext:value-type="string">
            <text:p>1770</text:p>
          </table:table-cell>
          <table:table-cell table:formula="of:=LEFT([.C342];28)" office:value-type="string" office:string-value="-0:32:26 42:31:19 1770   892" calcext:value-type="string">
            <text:p>-0:32:26 42:31:19 1770 <text:s text:c="2"/>892</text:p>
          </table:table-cell>
          <table:table-cell table:style-name="ce40" table:formula="of:=RIGHT([.I342];4)" office:value-type="string" office:string-value=" 892" calcext:value-type="string">
            <text:p><text:s/>892</text:p>
          </table:table-cell>
          <table:table-cell table:style-name="ce43" table:formula="of:=[.J342]/[.H342]*100" office:value-type="float" office:value="50.3954802259887" calcext:value-type="float">
            <text:p>50,4</text:p>
          </table:table-cell>
          <table:table-cell table:style-name="ce104"/>
          <table:table-cell table:style-name="ce43" office:value-type="float" office:value="16.4" calcext:value-type="float">
            <text:p>16,4</text:p>
          </table:table-cell>
          <table:table-cell table:style-name="ce46" table:formula="of:=RIGHT([.C342];LEN([.C342])-30)" office:value-type="string" office:string-value="Pena de Oroel" calcext:value-type="string">
            <text:p>Pena de Oroel</text:p>
          </table:table-cell>
          <table:table-cell table:formula="of:=VALUE([.H342])" office:value-type="float" office:value="1770" calcext:value-type="float">
            <text:p>1770</text:p>
          </table:table-cell>
          <table:table-cell table:formula="of:=VALUE([.J342])" office:value-type="float" office:value="892" calcext:value-type="float">
            <text:p>892</text:p>
          </table:table-cell>
          <table:table-cell table:style-name="ce2" table:formula="of:=[.O342]+[.P342]" office:value-type="float" office:value="2662" calcext:value-type="float">
            <text:p>266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343" calcext:value-type="float">
            <text:p>343</text:p>
          </table:table-cell>
          <table:table-cell table:style-name="ce2" table:formula="of:=[.O343]+[.P343]" office:value-type="float" office:value="2657" calcext:value-type="float">
            <text:p>2657</text:p>
          </table:table-cell>
          <table:table-cell table:style-name="ce14" office:value-type="string" calcext:value-type="string">
            <text:p><text:s/>6:42:47 44:06:24 2472 <text:s text:c="2"/>185 <text:s/>Pointe de Lignin (non nommée)</text:p>
          </table:table-cell>
          <table:table-cell table:formula="of:=LEFT([.C343];17)" office:value-type="string" office:string-value=" 6:42:47 44:06:24" calcext:value-type="string">
            <text:p><text:s/>6:42:47 44:06:24</text:p>
          </table:table-cell>
          <table:table-cell table:style-name="ce40" table:formula="of:=RIGHT([.D343];8)" office:value-type="string" office:string-value="44:06:24" calcext:value-type="string">
            <text:p>44:06:24</text:p>
          </table:table-cell>
          <table:table-cell table:style-name="ce40" table:formula="of:=LEFT([.C343];8)" office:value-type="string" office:string-value=" 6:42:47" calcext:value-type="string">
            <text:p><text:s/>6:42:47</text:p>
          </table:table-cell>
          <table:table-cell table:formula="of:=LEFT([.C343];22)" office:value-type="string" office:string-value=" 6:42:47 44:06:24 2472" calcext:value-type="string">
            <text:p><text:s/>6:42:47 44:06:24 2472</text:p>
          </table:table-cell>
          <table:table-cell table:style-name="ce40" table:formula="of:=RIGHT([.G343];4)" office:value-type="string" office:string-value="2472" calcext:value-type="string">
            <text:p>2472</text:p>
          </table:table-cell>
          <table:table-cell table:formula="of:=LEFT([.C343];28)" office:value-type="string" office:string-value=" 6:42:47 44:06:24 2472   185" calcext:value-type="string">
            <text:p><text:s/>6:42:47 44:06:24 2472 <text:s text:c="2"/>185</text:p>
          </table:table-cell>
          <table:table-cell table:style-name="ce40" table:formula="of:=RIGHT([.I343];4)" office:value-type="string" office:string-value=" 185" calcext:value-type="string">
            <text:p><text:s/>185</text:p>
          </table:table-cell>
          <table:table-cell table:style-name="ce43" table:formula="of:=[.J343]/[.H343]*100" office:value-type="float" office:value="7.48381877022654" calcext:value-type="float">
            <text:p>7,5</text:p>
          </table:table-cell>
          <table:table-cell table:style-name="ce104"/>
          <table:table-cell table:style-name="ce43" office:value-type="float" office:value="1" calcext:value-type="float">
            <text:p>1,0</text:p>
          </table:table-cell>
          <table:table-cell table:style-name="ce46" table:formula="of:=RIGHT([.C343];LEN([.C343])-30)" office:value-type="string" office:string-value="Pointe de Lignin (non nommée)" calcext:value-type="string">
            <text:p>Pointe de Lignin (non nommée)</text:p>
          </table:table-cell>
          <table:table-cell table:formula="of:=VALUE([.H343])" office:value-type="float" office:value="2472" calcext:value-type="float">
            <text:p>2472</text:p>
          </table:table-cell>
          <table:table-cell table:formula="of:=VALUE([.J343])" office:value-type="float" office:value="185" calcext:value-type="float">
            <text:p>185</text:p>
          </table:table-cell>
          <table:table-cell table:style-name="ce2" table:formula="of:=[.O343]+[.P343]" office:value-type="float" office:value="2657" calcext:value-type="float">
            <text:p>265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loi</text:p>
          </table:table-cell>
          <table:table-cell table:number-columns-repeated="1005"/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 table:style-name="ce2" table:formula="of:=[.O344]+[.P344]" office:value-type="float" office:value="2650" calcext:value-type="float">
            <text:p>2650</text:p>
          </table:table-cell>
          <table:table-cell table:style-name="ce14" office:value-type="string" calcext:value-type="string">
            <text:p><text:s/>6:45:22 45:15:45 2650 <text:s text:c="4"/>0 <text:s/>Le Trou de la Lune</text:p>
          </table:table-cell>
          <table:table-cell table:formula="of:=LEFT([.C344];17)" office:value-type="string" office:string-value=" 6:45:22 45:15:45" calcext:value-type="string">
            <text:p><text:s/>6:45:22 45:15:45</text:p>
          </table:table-cell>
          <table:table-cell table:style-name="ce40" table:formula="of:=RIGHT([.D344];8)" office:value-type="string" office:string-value="45:15:45" calcext:value-type="string">
            <text:p>45:15:45</text:p>
          </table:table-cell>
          <table:table-cell table:style-name="ce40" table:formula="of:=LEFT([.C344];8)" office:value-type="string" office:string-value=" 6:45:22" calcext:value-type="string">
            <text:p><text:s/>6:45:22</text:p>
          </table:table-cell>
          <table:table-cell table:formula="of:=LEFT([.C344];22)" office:value-type="string" office:string-value=" 6:45:22 45:15:45 2650" calcext:value-type="string">
            <text:p><text:s/>6:45:22 45:15:45 2650</text:p>
          </table:table-cell>
          <table:table-cell table:style-name="ce40" table:formula="of:=RIGHT([.G344];4)" office:value-type="string" office:string-value="2650" calcext:value-type="string">
            <text:p>2650</text:p>
          </table:table-cell>
          <table:table-cell table:formula="of:=LEFT([.C344];28)" office:value-type="string" office:string-value=" 6:45:22 45:15:45 2650     0" calcext:value-type="string">
            <text:p><text:s/>6:45:22 45:15:45 2650 <text:s text:c="4"/>0</text:p>
          </table:table-cell>
          <table:table-cell table:style-name="ce40" table:formula="of:=RIGHT([.I344];4)" office:value-type="string" office:string-value="   0" calcext:value-type="string">
            <text:p><text:s text:c="3"/>0</text:p>
          </table:table-cell>
          <table:table-cell table:style-name="ce43" table:formula="of:=[.J344]/[.H344]*100" office:value-type="float" office:value="0" calcext:value-type="float">
            <text:p>0,0</text:p>
          </table:table-cell>
          <table:table-cell table:style-name="ce104"/>
          <table:table-cell table:style-name="ce43"/>
          <table:table-cell table:style-name="ce46" table:formula="of:=RIGHT([.C344];LEN([.C344])-30)" office:value-type="string" office:string-value="Le Trou de la Lune" calcext:value-type="string">
            <text:p>Le Trou de la Lune</text:p>
          </table:table-cell>
          <table:table-cell table:formula="of:=VALUE([.H344])" office:value-type="float" office:value="2650" calcext:value-type="float">
            <text:p>2650</text:p>
          </table:table-cell>
          <table:table-cell table:formula="of:=VALUE([.J344])" office:value-type="float" office:value="0" calcext:value-type="float">
            <text:p>0</text:p>
          </table:table-cell>
          <table:table-cell table:style-name="ce2" table:formula="of:=[.O344]+[.P344]" office:value-type="float" office:value="2650" calcext:value-type="float">
            <text:p>265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table:style-name="ce2" table:formula="of:=[.O345]+[.P345]" office:value-type="float" office:value="2648" calcext:value-type="float">
            <text:p>2648</text:p>
          </table:table-cell>
          <table:table-cell table:style-name="ce14" office:value-type="string" calcext:value-type="string">
            <text:p><text:s/>0:37:01 42:41:49 2558 <text:s text:c="3"/>90 <text:s/>Pic de la Montagnette</text:p>
          </table:table-cell>
          <table:table-cell table:formula="of:=LEFT([.C345];17)" office:value-type="string" office:string-value=" 0:37:01 42:41:49" calcext:value-type="string">
            <text:p><text:s/>0:37:01 42:41:49</text:p>
          </table:table-cell>
          <table:table-cell table:style-name="ce40" table:formula="of:=RIGHT([.D345];8)" office:value-type="string" office:string-value="42:41:49" calcext:value-type="string">
            <text:p>42:41:49</text:p>
          </table:table-cell>
          <table:table-cell table:style-name="ce40" table:formula="of:=LEFT([.C345];8)" office:value-type="string" office:string-value=" 0:37:01" calcext:value-type="string">
            <text:p><text:s/>0:37:01</text:p>
          </table:table-cell>
          <table:table-cell table:formula="of:=LEFT([.C345];22)" office:value-type="string" office:string-value=" 0:37:01 42:41:49 2558" calcext:value-type="string">
            <text:p><text:s/>0:37:01 42:41:49 2558</text:p>
          </table:table-cell>
          <table:table-cell table:style-name="ce40" table:formula="of:=RIGHT([.G345];4)" office:value-type="string" office:string-value="2558" calcext:value-type="string">
            <text:p>2558</text:p>
          </table:table-cell>
          <table:table-cell table:formula="of:=LEFT([.C345];28)" office:value-type="string" office:string-value=" 0:37:01 42:41:49 2558    90" calcext:value-type="string">
            <text:p><text:s/>0:37:01 42:41:49 2558 <text:s text:c="3"/>90</text:p>
          </table:table-cell>
          <table:table-cell table:style-name="ce40" table:formula="of:=RIGHT([.I345];4)" office:value-type="string" office:string-value="  90" calcext:value-type="string">
            <text:p><text:s text:c="2"/>90</text:p>
          </table:table-cell>
          <table:table-cell table:style-name="ce43" table:formula="of:=[.J345]/[.H345]*100" office:value-type="float" office:value="3.51837372947615" calcext:value-type="float">
            <text:p>3,5</text:p>
          </table:table-cell>
          <table:table-cell table:style-name="ce104"/>
          <table:table-cell table:style-name="ce43"/>
          <table:table-cell table:style-name="ce46" table:formula="of:=RIGHT([.C345];LEN([.C345])-30)" office:value-type="string" office:string-value="Pic de la Montagnette" calcext:value-type="string">
            <text:p>Pic de la Montagnette</text:p>
          </table:table-cell>
          <table:table-cell table:formula="of:=VALUE([.H345])" office:value-type="float" office:value="2558" calcext:value-type="float">
            <text:p>2558</text:p>
          </table:table-cell>
          <table:table-cell table:formula="of:=VALUE([.J345])" office:value-type="float" office:value="90" calcext:value-type="float">
            <text:p>90</text:p>
          </table:table-cell>
          <table:table-cell table:style-name="ce2" table:formula="of:=[.O345]+[.P345]" office:value-type="float" office:value="2648" calcext:value-type="float">
            <text:p>264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table:style-name="ce2" table:formula="of:=[.O346]+[.P346]" office:value-type="float" office:value="2646" calcext:value-type="float">
            <text:p>2646</text:p>
          </table:table-cell>
          <table:table-cell table:style-name="ce13" office:value-type="string" calcext:value-type="string">
            <text:p><text:span text:style-name="T8"> </text:span><text:span text:style-name="T19">2:01:53 42:34:46 2376   270  Mont Llaret</text:span></text:p>
          </table:table-cell>
          <table:table-cell table:formula="of:=LEFT([.C346];17)" office:value-type="string" office:string-value=" 2:01:53 42:34:46" calcext:value-type="string">
            <text:p><text:s/>2:01:53 42:34:46</text:p>
          </table:table-cell>
          <table:table-cell table:style-name="ce40" table:formula="of:=RIGHT([.D346];8)" office:value-type="string" office:string-value="42:34:46" calcext:value-type="string">
            <text:p>42:34:46</text:p>
          </table:table-cell>
          <table:table-cell table:style-name="ce40" table:formula="of:=LEFT([.C346];8)" office:value-type="string" office:string-value=" 2:01:53" calcext:value-type="string">
            <text:p><text:s/>2:01:53</text:p>
          </table:table-cell>
          <table:table-cell table:formula="of:=LEFT([.C346];22)" office:value-type="string" office:string-value=" 2:01:53 42:34:46 2376" calcext:value-type="string">
            <text:p><text:s/>2:01:53 42:34:46 2376</text:p>
          </table:table-cell>
          <table:table-cell table:style-name="ce40" table:formula="of:=RIGHT([.G346];4)" office:value-type="string" office:string-value="2376" calcext:value-type="string">
            <text:p>2376</text:p>
          </table:table-cell>
          <table:table-cell table:formula="of:=LEFT([.C346];28)" office:value-type="string" office:string-value=" 2:01:53 42:34:46 2376   270" calcext:value-type="string">
            <text:p><text:s/>2:01:53 42:34:46 2376 <text:s text:c="2"/>270</text:p>
          </table:table-cell>
          <table:table-cell table:style-name="ce40" table:formula="of:=RIGHT([.I346];4)" office:value-type="string" office:string-value=" 270" calcext:value-type="string">
            <text:p><text:s/>270</text:p>
          </table:table-cell>
          <table:table-cell table:style-name="ce43" table:formula="of:=[.J346]/[.H346]*100" office:value-type="float" office:value="11.3636363636364" calcext:value-type="float">
            <text:p>11,4</text:p>
          </table:table-cell>
          <table:table-cell table:style-name="ce104"/>
          <table:table-cell table:style-name="ce43" office:value-type="float" office:value="2.9" calcext:value-type="float">
            <text:p>2,9</text:p>
          </table:table-cell>
          <table:table-cell table:style-name="ce46" table:formula="of:=RIGHT([.C346];LEN([.C346])-30)" office:value-type="string" office:string-value="Mont Llaret" calcext:value-type="string">
            <text:p>Mont Llaret</text:p>
          </table:table-cell>
          <table:table-cell table:formula="of:=VALUE([.H346])" office:value-type="float" office:value="2376" calcext:value-type="float">
            <text:p>2376</text:p>
          </table:table-cell>
          <table:table-cell table:formula="of:=VALUE([.J346])" office:value-type="float" office:value="270" calcext:value-type="float">
            <text:p>270</text:p>
          </table:table-cell>
          <table:table-cell table:style-name="ce2" table:formula="of:=[.O346]+[.P346]" office:value-type="float" office:value="2646" calcext:value-type="float">
            <text:p>2646</text:p>
          </table:table-cell>
          <table:table-cell office:value-type="string" calcext:value-type="string">
            <text:p>Printemps 2016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table:style-name="ce2" table:formula="of:=[.O347]+[.P347]" office:value-type="float" office:value="2645" calcext:value-type="float">
            <text:p>2645</text:p>
          </table:table-cell>
          <table:table-cell table:style-name="ce19" office:value-type="string" calcext:value-type="string">
            <text:p><text:s/>5:38:56 44:43:29 2051 <text:s text:c="2"/>594 <text:s/>Le Jocou</text:p>
          </table:table-cell>
          <table:table-cell table:formula="of:=LEFT([.C347];17)" office:value-type="string" office:string-value=" 5:38:56 44:43:29" calcext:value-type="string">
            <text:p><text:s/>5:38:56 44:43:29</text:p>
          </table:table-cell>
          <table:table-cell table:style-name="ce40" table:formula="of:=RIGHT([.D347];8)" office:value-type="string" office:string-value="44:43:29" calcext:value-type="string">
            <text:p>44:43:29</text:p>
          </table:table-cell>
          <table:table-cell table:style-name="ce40" table:formula="of:=LEFT([.C347];8)" office:value-type="string" office:string-value=" 5:38:56" calcext:value-type="string">
            <text:p><text:s/>5:38:56</text:p>
          </table:table-cell>
          <table:table-cell table:formula="of:=LEFT([.C347];22)" office:value-type="string" office:string-value=" 5:38:56 44:43:29 2051" calcext:value-type="string">
            <text:p><text:s/>5:38:56 44:43:29 2051</text:p>
          </table:table-cell>
          <table:table-cell table:style-name="ce40" table:formula="of:=RIGHT([.G347];4)" office:value-type="string" office:string-value="2051" calcext:value-type="string">
            <text:p>2051</text:p>
          </table:table-cell>
          <table:table-cell table:formula="of:=LEFT([.C347];28)" office:value-type="string" office:string-value=" 5:38:56 44:43:29 2051   594" calcext:value-type="string">
            <text:p><text:s/>5:38:56 44:43:29 2051 <text:s text:c="2"/>594</text:p>
          </table:table-cell>
          <table:table-cell table:style-name="ce40" table:formula="of:=RIGHT([.I347];4)" office:value-type="string" office:string-value=" 594" calcext:value-type="string">
            <text:p><text:s/>594</text:p>
          </table:table-cell>
          <table:table-cell table:style-name="ce43" table:formula="of:=[.J347]/[.H347]*100" office:value-type="float" office:value="28.961482203803" calcext:value-type="float">
            <text:p>29,0</text:p>
          </table:table-cell>
          <table:table-cell table:style-name="ce104"/>
          <table:table-cell table:style-name="ce43" office:value-type="float" office:value="11.9" calcext:value-type="float">
            <text:p>11,9</text:p>
          </table:table-cell>
          <table:table-cell table:style-name="ce46" table:formula="of:=RIGHT([.C347];LEN([.C347])-30)" office:value-type="string" office:string-value="Le Jocou" calcext:value-type="string">
            <text:p>Le Jocou</text:p>
          </table:table-cell>
          <table:table-cell table:formula="of:=VALUE([.H347])" office:value-type="float" office:value="2051" calcext:value-type="float">
            <text:p>2051</text:p>
          </table:table-cell>
          <table:table-cell table:formula="of:=VALUE([.J347])" office:value-type="float" office:value="594" calcext:value-type="float">
            <text:p>594</text:p>
          </table:table-cell>
          <table:table-cell table:style-name="ce2" table:formula="of:=[.O347]+[.P347]" office:value-type="float" office:value="2645" calcext:value-type="float">
            <text:p>2645</text:p>
          </table:table-cell>
          <table:table-cell office:value-type="string" calcext:value-type="string">
            <text:p>Printemps 2011</text:p>
          </table:table-cell>
          <table:table-cell table:number-columns-repeated="1006"/>
        </table:table-row>
        <table:table-row table:style-name="ro1">
          <table:table-cell table:style-name="ce1" office:value-type="float" office:value="348" calcext:value-type="float">
            <text:p>348</text:p>
          </table:table-cell>
          <table:table-cell table:style-name="ce2" table:formula="of:=[.O348]+[.P348]" office:value-type="float" office:value="2641" calcext:value-type="float">
            <text:p>2641</text:p>
          </table:table-cell>
          <table:table-cell table:style-name="ce19" office:value-type="string" calcext:value-type="string">
            <text:p><text:s/>6:28:52 45:01:08 2611 <text:s text:c="3"/>30 <text:s/>Aiguillette du Lauzet (antécime – Via Ferrata)</text:p>
          </table:table-cell>
          <table:table-cell table:formula="of:=LEFT([.C348];17)" office:value-type="string" office:string-value=" 6:28:52 45:01:08" calcext:value-type="string">
            <text:p><text:s/>6:28:52 45:01:08</text:p>
          </table:table-cell>
          <table:table-cell table:style-name="ce40" table:formula="of:=RIGHT([.D348];8)" office:value-type="string" office:string-value="45:01:08" calcext:value-type="string">
            <text:p>45:01:08</text:p>
          </table:table-cell>
          <table:table-cell table:style-name="ce40" table:formula="of:=LEFT([.C348];8)" office:value-type="string" office:string-value=" 6:28:52" calcext:value-type="string">
            <text:p><text:s/>6:28:52</text:p>
          </table:table-cell>
          <table:table-cell table:formula="of:=LEFT([.C348];22)" office:value-type="string" office:string-value=" 6:28:52 45:01:08 2611" calcext:value-type="string">
            <text:p><text:s/>6:28:52 45:01:08 2611</text:p>
          </table:table-cell>
          <table:table-cell table:style-name="ce40" table:formula="of:=RIGHT([.G348];4)" office:value-type="string" office:string-value="2611" calcext:value-type="string">
            <text:p>2611</text:p>
          </table:table-cell>
          <table:table-cell table:formula="of:=LEFT([.C348];28)" office:value-type="string" office:string-value=" 6:28:52 45:01:08 2611    30" calcext:value-type="string">
            <text:p><text:s/>6:28:52 45:01:08 2611 <text:s text:c="3"/>30</text:p>
          </table:table-cell>
          <table:table-cell table:style-name="ce40" table:formula="of:=RIGHT([.I348];4)" office:value-type="string" office:string-value="  30" calcext:value-type="string">
            <text:p><text:s text:c="2"/>30</text:p>
          </table:table-cell>
          <table:table-cell table:style-name="ce43" table:formula="of:=[.J348]/[.H348]*100" office:value-type="float" office:value="1.14898506319418" calcext:value-type="float">
            <text:p>1,1</text:p>
          </table:table-cell>
          <table:table-cell table:style-name="ce104"/>
          <table:table-cell table:style-name="ce43"/>
          <table:table-cell table:style-name="ce46" table:formula="of:=RIGHT([.C348];LEN([.C348])-30)" office:value-type="string" office:string-value="Aiguillette du Lauzet (antécime – Via Ferrata)" calcext:value-type="string">
            <text:p>Aiguillette du Lauzet (antécime – Via Ferrata)</text:p>
          </table:table-cell>
          <table:table-cell table:formula="of:=VALUE([.H348])" office:value-type="float" office:value="2611" calcext:value-type="float">
            <text:p>2611</text:p>
          </table:table-cell>
          <table:table-cell table:formula="of:=VALUE([.J348])" office:value-type="float" office:value="30" calcext:value-type="float">
            <text:p>30</text:p>
          </table:table-cell>
          <table:table-cell table:style-name="ce2" table:formula="of:=[.O348]+[.P348]" office:value-type="float" office:value="2641" calcext:value-type="float">
            <text:p>264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349" calcext:value-type="float">
            <text:p>349</text:p>
          </table:table-cell>
          <table:table-cell table:style-name="ce2" table:formula="of:=[.O349]+[.P349]" office:value-type="float" office:value="2634" calcext:value-type="float">
            <text:p>2634</text:p>
          </table:table-cell>
          <table:table-cell table:style-name="ce8" office:value-type="string" calcext:value-type="string">
            <text:p>-0:44:11 42:53:34 2358 <text:s text:c="2"/>276 <text:s/>MALLO DE ACHERITO</text:p>
          </table:table-cell>
          <table:table-cell table:formula="of:=LEFT([.C349];17)" office:value-type="string" office:string-value="-0:44:11 42:53:34" calcext:value-type="string">
            <text:p>-0:44:11 42:53:34</text:p>
          </table:table-cell>
          <table:table-cell table:style-name="ce40" table:formula="of:=RIGHT([.D349];8)" office:value-type="string" office:string-value="42:53:34" calcext:value-type="string">
            <text:p>42:53:34</text:p>
          </table:table-cell>
          <table:table-cell table:style-name="ce40" table:formula="of:=LEFT([.C349];8)" office:value-type="string" office:string-value="-0:44:11" calcext:value-type="string">
            <text:p>-0:44:11</text:p>
          </table:table-cell>
          <table:table-cell table:formula="of:=LEFT([.C349];22)" office:value-type="string" office:string-value="-0:44:11 42:53:34 2358" calcext:value-type="string">
            <text:p>-0:44:11 42:53:34 2358</text:p>
          </table:table-cell>
          <table:table-cell table:style-name="ce40" table:formula="of:=RIGHT([.G349];4)" office:value-type="string" office:string-value="2358" calcext:value-type="string">
            <text:p>2358</text:p>
          </table:table-cell>
          <table:table-cell table:formula="of:=LEFT([.C349];28)" office:value-type="string" office:string-value="-0:44:11 42:53:34 2358   276" calcext:value-type="string">
            <text:p>-0:44:11 42:53:34 2358 <text:s text:c="2"/>276</text:p>
          </table:table-cell>
          <table:table-cell table:style-name="ce40" table:formula="of:=RIGHT([.I349];4)" office:value-type="string" office:string-value=" 276" calcext:value-type="string">
            <text:p><text:s/>276</text:p>
          </table:table-cell>
          <table:table-cell table:style-name="ce43" table:formula="of:=[.J349]/[.H349]*100" office:value-type="float" office:value="11.704834605598" calcext:value-type="float">
            <text:p>11,7</text:p>
          </table:table-cell>
          <table:table-cell table:style-name="ce104"/>
          <table:table-cell table:style-name="ce43" office:value-type="float" office:value="1.2" calcext:value-type="float">
            <text:p>1,2</text:p>
          </table:table-cell>
          <table:table-cell table:style-name="ce46" table:formula="of:=RIGHT([.C349];LEN([.C349])-30)" office:value-type="string" office:string-value="MALLO DE ACHERITO" calcext:value-type="string">
            <text:p>MALLO DE ACHERITO</text:p>
          </table:table-cell>
          <table:table-cell table:formula="of:=VALUE([.H349])" office:value-type="float" office:value="2358" calcext:value-type="float">
            <text:p>2358</text:p>
          </table:table-cell>
          <table:table-cell table:formula="of:=VALUE([.J349])" office:value-type="float" office:value="276" calcext:value-type="float">
            <text:p>276</text:p>
          </table:table-cell>
          <table:table-cell table:style-name="ce2" table:formula="of:=[.O349]+[.P349]" office:value-type="float" office:value="2634" calcext:value-type="float">
            <text:p>263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style-name="ce2" table:formula="of:=[.O350]+[.P350]" office:value-type="float" office:value="2634" calcext:value-type="float">
            <text:p>2634</text:p>
          </table:table-cell>
          <table:table-cell table:style-name="ce13" office:value-type="string" calcext:value-type="string">
            <text:p><text:s/>6:23:44 45:31:09 2499 <text:s text:c="2"/>135 <text:s/>Pointe de Combe Bronsin</text:p>
          </table:table-cell>
          <table:table-cell table:formula="of:=LEFT([.C350];17)" office:value-type="string" office:string-value=" 6:23:44 45:31:09" calcext:value-type="string">
            <text:p><text:s/>6:23:44 45:31:09</text:p>
          </table:table-cell>
          <table:table-cell table:style-name="ce40" table:formula="of:=RIGHT([.D350];8)" office:value-type="string" office:string-value="45:31:09" calcext:value-type="string">
            <text:p>45:31:09</text:p>
          </table:table-cell>
          <table:table-cell table:style-name="ce40" table:formula="of:=LEFT([.C350];8)" office:value-type="string" office:string-value=" 6:23:44" calcext:value-type="string">
            <text:p><text:s/>6:23:44</text:p>
          </table:table-cell>
          <table:table-cell table:formula="of:=LEFT([.C350];22)" office:value-type="string" office:string-value=" 6:23:44 45:31:09 2499" calcext:value-type="string">
            <text:p><text:s/>6:23:44 45:31:09 2499</text:p>
          </table:table-cell>
          <table:table-cell table:style-name="ce40" table:formula="of:=RIGHT([.G350];4)" office:value-type="string" office:string-value="2499" calcext:value-type="string">
            <text:p>2499</text:p>
          </table:table-cell>
          <table:table-cell table:formula="of:=LEFT([.C350];28)" office:value-type="string" office:string-value=" 6:23:44 45:31:09 2499   135" calcext:value-type="string">
            <text:p><text:s/>6:23:44 45:31:09 2499 <text:s text:c="2"/>135</text:p>
          </table:table-cell>
          <table:table-cell table:style-name="ce40" table:formula="of:=RIGHT([.I350];4)" office:value-type="string" office:string-value=" 135" calcext:value-type="string">
            <text:p><text:s/>135</text:p>
          </table:table-cell>
          <table:table-cell table:style-name="ce43" table:formula="of:=[.J350]/[.H350]*100" office:value-type="float" office:value="5.40216086434574" calcext:value-type="float">
            <text:p>5,4</text:p>
          </table:table-cell>
          <table:table-cell table:style-name="ce104"/>
          <table:table-cell table:style-name="ce43"/>
          <table:table-cell table:style-name="ce46" table:formula="of:=RIGHT([.C350];LEN([.C350])-30)" office:value-type="string" office:string-value="Pointe de Combe Bronsin" calcext:value-type="string">
            <text:p>Pointe de Combe Bronsin</text:p>
          </table:table-cell>
          <table:table-cell table:formula="of:=VALUE([.H350])" office:value-type="float" office:value="2499" calcext:value-type="float">
            <text:p>2499</text:p>
          </table:table-cell>
          <table:table-cell table:formula="of:=VALUE([.J350])" office:value-type="float" office:value="135" calcext:value-type="float">
            <text:p>135</text:p>
          </table:table-cell>
          <table:table-cell table:style-name="ce2" table:formula="of:=[.O350]+[.P350]" office:value-type="float" office:value="2634" calcext:value-type="float">
            <text:p>2634</text:p>
          </table:table-cell>
          <table:table-cell office:value-type="string" calcext:value-type="string">
            <text:p>Automne 2015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table:style-name="ce2" table:formula="of:=[.O351]+[.P351]" office:value-type="float" office:value="2630" calcext:value-type="float">
            <text:p>2630</text:p>
          </table:table-cell>
          <table:table-cell table:style-name="ce13" office:value-type="string" calcext:value-type="string">
            <text:p><text:span text:style-name="T8"> </text:span><text:span text:style-name="T17">6:08:44 44:42:31 2435   195  PIC QUEYREL</text:span></text:p>
          </table:table-cell>
          <table:table-cell table:formula="of:=LEFT([.C351];17)" office:value-type="string" office:string-value=" 6:08:44 44:42:31" calcext:value-type="string">
            <text:p><text:s/>6:08:44 44:42:31</text:p>
          </table:table-cell>
          <table:table-cell table:style-name="ce40" table:formula="of:=RIGHT([.D351];8)" office:value-type="string" office:string-value="44:42:31" calcext:value-type="string">
            <text:p>44:42:31</text:p>
          </table:table-cell>
          <table:table-cell table:style-name="ce40" table:formula="of:=LEFT([.C351];8)" office:value-type="string" office:string-value=" 6:08:44" calcext:value-type="string">
            <text:p><text:s/>6:08:44</text:p>
          </table:table-cell>
          <table:table-cell table:formula="of:=LEFT([.C351];22)" office:value-type="string" office:string-value=" 6:08:44 44:42:31 2435" calcext:value-type="string">
            <text:p><text:s/>6:08:44 44:42:31 2435</text:p>
          </table:table-cell>
          <table:table-cell table:style-name="ce40" table:formula="of:=RIGHT([.G351];4)" office:value-type="string" office:string-value="2435" calcext:value-type="string">
            <text:p>2435</text:p>
          </table:table-cell>
          <table:table-cell table:formula="of:=LEFT([.C351];28)" office:value-type="string" office:string-value=" 6:08:44 44:42:31 2435   195" calcext:value-type="string">
            <text:p><text:s/>6:08:44 44:42:31 2435 <text:s text:c="2"/>195</text:p>
          </table:table-cell>
          <table:table-cell table:style-name="ce40" table:formula="of:=RIGHT([.I351];4)" office:value-type="string" office:string-value=" 195" calcext:value-type="string">
            <text:p><text:s/>195</text:p>
          </table:table-cell>
          <table:table-cell table:style-name="ce43" table:formula="of:=[.J351]/[.H351]*100" office:value-type="float" office:value="8.0082135523614" calcext:value-type="float">
            <text:p>8,0</text:p>
          </table:table-cell>
          <table:table-cell table:style-name="ce104"/>
          <table:table-cell table:style-name="ce43" office:value-type="float" office:value="3" calcext:value-type="float">
            <text:p>3,0</text:p>
          </table:table-cell>
          <table:table-cell table:style-name="ce46" table:formula="of:=RIGHT([.C351];LEN([.C351])-30)" office:value-type="string" office:string-value="PIC QUEYREL" calcext:value-type="string">
            <text:p>PIC QUEYREL</text:p>
          </table:table-cell>
          <table:table-cell table:formula="of:=VALUE([.H351])" office:value-type="float" office:value="2435" calcext:value-type="float">
            <text:p>2435</text:p>
          </table:table-cell>
          <table:table-cell table:formula="of:=VALUE([.J351])" office:value-type="float" office:value="195" calcext:value-type="float">
            <text:p>195</text:p>
          </table:table-cell>
          <table:table-cell table:style-name="ce2" table:formula="of:=[.O351]+[.P351]" office:value-type="float" office:value="2630" calcext:value-type="float">
            <text:p>263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352" calcext:value-type="float">
            <text:p>352</text:p>
          </table:table-cell>
          <table:table-cell table:style-name="ce2" table:formula="of:=[.O352]+[.P352]" office:value-type="float" office:value="2622" calcext:value-type="float">
            <text:p>2622</text:p>
          </table:table-cell>
          <table:table-cell table:style-name="ce13" office:value-type="string" calcext:value-type="string">
            <text:p><text:s/>6:49:16 45:45:40 2622 <text:s text:c="4"/>0 <text:s/>Col des Pyramides Calcaires</text:p>
          </table:table-cell>
          <table:table-cell table:formula="of:=LEFT([.C352];17)" office:value-type="string" office:string-value=" 6:49:16 45:45:40" calcext:value-type="string">
            <text:p><text:s/>6:49:16 45:45:40</text:p>
          </table:table-cell>
          <table:table-cell table:style-name="ce40" table:formula="of:=RIGHT([.D352];8)" office:value-type="string" office:string-value="45:45:40" calcext:value-type="string">
            <text:p>45:45:40</text:p>
          </table:table-cell>
          <table:table-cell table:style-name="ce40" table:formula="of:=LEFT([.C352];8)" office:value-type="string" office:string-value=" 6:49:16" calcext:value-type="string">
            <text:p><text:s/>6:49:16</text:p>
          </table:table-cell>
          <table:table-cell table:formula="of:=LEFT([.C352];22)" office:value-type="string" office:string-value=" 6:49:16 45:45:40 2622" calcext:value-type="string">
            <text:p><text:s/>6:49:16 45:45:40 2622</text:p>
          </table:table-cell>
          <table:table-cell table:style-name="ce40" table:formula="of:=RIGHT([.G352];4)" office:value-type="string" office:string-value="2622" calcext:value-type="string">
            <text:p>2622</text:p>
          </table:table-cell>
          <table:table-cell table:formula="of:=LEFT([.C352];28)" office:value-type="string" office:string-value=" 6:49:16 45:45:40 2622     0" calcext:value-type="string">
            <text:p><text:s/>6:49:16 45:45:40 2622 <text:s text:c="4"/>0</text:p>
          </table:table-cell>
          <table:table-cell table:style-name="ce40" table:formula="of:=RIGHT([.I352];4)" office:value-type="string" office:string-value="   0" calcext:value-type="string">
            <text:p><text:s text:c="3"/>0</text:p>
          </table:table-cell>
          <table:table-cell table:style-name="ce43" table:formula="of:=[.J352]/[.H352]*100" office:value-type="float" office:value="0" calcext:value-type="float">
            <text:p>0,0</text:p>
          </table:table-cell>
          <table:table-cell table:style-name="ce104"/>
          <table:table-cell table:style-name="ce43"/>
          <table:table-cell table:style-name="ce46" table:formula="of:=RIGHT([.C352];LEN([.C352])-30)" office:value-type="string" office:string-value="Col des Pyramides Calcaires" calcext:value-type="string">
            <text:p>Col des Pyramides Calcaires</text:p>
          </table:table-cell>
          <table:table-cell table:formula="of:=VALUE([.H352])" office:value-type="float" office:value="2622" calcext:value-type="float">
            <text:p>2622</text:p>
          </table:table-cell>
          <table:table-cell table:formula="of:=VALUE([.J352])" office:value-type="float" office:value="0" calcext:value-type="float">
            <text:p>0</text:p>
          </table:table-cell>
          <table:table-cell table:style-name="ce2" table:formula="of:=[.O352]+[.P352]" office:value-type="float" office:value="2622" calcext:value-type="float">
            <text:p>2622</text:p>
          </table:table-cell>
          <table:table-cell office:value-type="float" office:value="2016" calcext:value-type="float">
            <text:p>2016</text:p>
          </table:table-cell>
          <table:table-cell table:number-columns-repeated="1006"/>
        </table:table-row>
        <table:table-row table:style-name="ro1">
          <table:table-cell table:style-name="ce1" office:value-type="float" office:value="353" calcext:value-type="float">
            <text:p>353</text:p>
          </table:table-cell>
          <table:table-cell table:style-name="ce2" table:formula="of:=[.O353]+[.P353]" office:value-type="float" office:value="2618" calcext:value-type="float">
            <text:p>2618</text:p>
          </table:table-cell>
          <table:table-cell table:style-name="ce8" office:value-type="string" calcext:value-type="string">
            <text:p>-1:00:15 42:59:21 2017 <text:s text:c="2"/>601 <text:s/>Pic d’Orhy</text:p>
          </table:table-cell>
          <table:table-cell table:formula="of:=LEFT([.C353];17)" office:value-type="string" office:string-value="-1:00:15 42:59:21" calcext:value-type="string">
            <text:p>-1:00:15 42:59:21</text:p>
          </table:table-cell>
          <table:table-cell table:style-name="ce40" table:formula="of:=RIGHT([.D353];8)" office:value-type="string" office:string-value="42:59:21" calcext:value-type="string">
            <text:p>42:59:21</text:p>
          </table:table-cell>
          <table:table-cell table:style-name="ce40" table:formula="of:=LEFT([.C353];8)" office:value-type="string" office:string-value="-1:00:15" calcext:value-type="string">
            <text:p>-1:00:15</text:p>
          </table:table-cell>
          <table:table-cell table:formula="of:=LEFT([.C353];22)" office:value-type="string" office:string-value="-1:00:15 42:59:21 2017" calcext:value-type="string">
            <text:p>-1:00:15 42:59:21 2017</text:p>
          </table:table-cell>
          <table:table-cell table:style-name="ce40" table:formula="of:=RIGHT([.G353];4)" office:value-type="string" office:string-value="2017" calcext:value-type="string">
            <text:p>2017</text:p>
          </table:table-cell>
          <table:table-cell table:formula="of:=LEFT([.C353];28)" office:value-type="string" office:string-value="-1:00:15 42:59:21 2017   601" calcext:value-type="string">
            <text:p>-1:00:15 42:59:21 2017 <text:s text:c="2"/>601</text:p>
          </table:table-cell>
          <table:table-cell table:style-name="ce40" table:formula="of:=RIGHT([.I353];4)" office:value-type="string" office:string-value=" 601" calcext:value-type="string">
            <text:p><text:s/>601</text:p>
          </table:table-cell>
          <table:table-cell table:style-name="ce43" table:formula="of:=[.J353]/[.H353]*100" office:value-type="float" office:value="29.7967278135845" calcext:value-type="float">
            <text:p>29,8</text:p>
          </table:table-cell>
          <table:table-cell table:style-name="ce104"/>
          <table:table-cell table:style-name="ce43" office:value-type="float" office:value="20" calcext:value-type="float">
            <text:p>20,0</text:p>
          </table:table-cell>
          <table:table-cell table:style-name="ce46" table:formula="of:=RIGHT([.C353];LEN([.C353])-30)" office:value-type="string" office:string-value="Pic d’Orhy" calcext:value-type="string">
            <text:p>Pic d’Orhy</text:p>
          </table:table-cell>
          <table:table-cell table:formula="of:=VALUE([.H353])" office:value-type="float" office:value="2017" calcext:value-type="float">
            <text:p>2017</text:p>
          </table:table-cell>
          <table:table-cell table:formula="of:=VALUE([.J353])" office:value-type="float" office:value="601" calcext:value-type="float">
            <text:p>601</text:p>
          </table:table-cell>
          <table:table-cell table:style-name="ce2" table:formula="of:=[.O353]+[.P353]" office:value-type="float" office:value="2618" calcext:value-type="float">
            <text:p>2618</text:p>
          </table:table-cell>
          <table:table-cell office:value-type="string" calcext:value-type="string">
            <text:p>1998 et 2004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354" calcext:value-type="float">
            <text:p>354</text:p>
          </table:table-cell>
          <table:table-cell table:style-name="ce2" table:formula="of:=[.O354]+[.P354]" office:value-type="float" office:value="2618" calcext:value-type="float">
            <text:p>2618</text:p>
          </table:table-cell>
          <table:table-cell table:style-name="ce8" office:value-type="string" calcext:value-type="string">
            <text:p><text:s/>0:10:51 42:49:59 2475 <text:s text:c="2"/>143 <text:s/>Soum de Monpelat</text:p>
          </table:table-cell>
          <table:table-cell table:formula="of:=LEFT([.C354];17)" office:value-type="string" office:string-value=" 0:10:51 42:49:59" calcext:value-type="string">
            <text:p><text:s/>0:10:51 42:49:59</text:p>
          </table:table-cell>
          <table:table-cell table:style-name="ce40" table:formula="of:=RIGHT([.D354];8)" office:value-type="string" office:string-value="42:49:59" calcext:value-type="string">
            <text:p>42:49:59</text:p>
          </table:table-cell>
          <table:table-cell table:style-name="ce40" table:formula="of:=LEFT([.C354];8)" office:value-type="string" office:string-value=" 0:10:51" calcext:value-type="string">
            <text:p><text:s/>0:10:51</text:p>
          </table:table-cell>
          <table:table-cell table:formula="of:=LEFT([.C354];22)" office:value-type="string" office:string-value=" 0:10:51 42:49:59 2475" calcext:value-type="string">
            <text:p><text:s/>0:10:51 42:49:59 2475</text:p>
          </table:table-cell>
          <table:table-cell table:style-name="ce40" table:formula="of:=RIGHT([.G354];4)" office:value-type="string" office:string-value="2475" calcext:value-type="string">
            <text:p>2475</text:p>
          </table:table-cell>
          <table:table-cell table:formula="of:=LEFT([.C354];28)" office:value-type="string" office:string-value=" 0:10:51 42:49:59 2475   143" calcext:value-type="string">
            <text:p><text:s/>0:10:51 42:49:59 2475 <text:s text:c="2"/>143</text:p>
          </table:table-cell>
          <table:table-cell table:style-name="ce40" table:formula="of:=RIGHT([.I354];4)" office:value-type="string" office:string-value=" 143" calcext:value-type="string">
            <text:p><text:s/>143</text:p>
          </table:table-cell>
          <table:table-cell table:style-name="ce43" table:formula="of:=[.J354]/[.H354]*100" office:value-type="float" office:value="5.77777777777778" calcext:value-type="float">
            <text:p>5,8</text:p>
          </table:table-cell>
          <table:table-cell table:style-name="ce104"/>
          <table:table-cell table:style-name="ce43"/>
          <table:table-cell table:style-name="ce46" table:formula="of:=RIGHT([.C354];LEN([.C354])-30)" office:value-type="string" office:string-value="Soum de Monpelat" calcext:value-type="string">
            <text:p>Soum de Monpelat</text:p>
          </table:table-cell>
          <table:table-cell table:formula="of:=VALUE([.H354])" office:value-type="float" office:value="2475" calcext:value-type="float">
            <text:p>2475</text:p>
          </table:table-cell>
          <table:table-cell table:formula="of:=VALUE([.J354])" office:value-type="float" office:value="143" calcext:value-type="float">
            <text:p>143</text:p>
          </table:table-cell>
          <table:table-cell table:style-name="ce2" table:formula="of:=[.O354]+[.P354]" office:value-type="float" office:value="2618" calcext:value-type="float">
            <text:p>2618</text:p>
          </table:table-cell>
          <table:table-cell office:value-type="string" calcext:value-type="string">
            <text:p>Printemps 2018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table:style-name="ce2" table:formula="of:=[.O355]+[.P355]" office:value-type="float" office:value="2610" calcext:value-type="float">
            <text:p>2610</text:p>
          </table:table-cell>
          <table:table-cell table:style-name="ce15" office:value-type="string" calcext:value-type="string">
            <text:p><text:s/>6:32:43 44:19:24 2575 <text:s text:c="3"/>35 <text:s/>Tête de la Sestrière</text:p>
          </table:table-cell>
          <table:table-cell table:formula="of:=LEFT([.C355];17)" office:value-type="string" office:string-value=" 6:32:43 44:19:24" calcext:value-type="string">
            <text:p><text:s/>6:32:43 44:19:24</text:p>
          </table:table-cell>
          <table:table-cell table:style-name="ce40" table:formula="of:=RIGHT([.D355];8)" office:value-type="string" office:string-value="44:19:24" calcext:value-type="string">
            <text:p>44:19:24</text:p>
          </table:table-cell>
          <table:table-cell table:style-name="ce40" table:formula="of:=LEFT([.C355];8)" office:value-type="string" office:string-value=" 6:32:43" calcext:value-type="string">
            <text:p><text:s/>6:32:43</text:p>
          </table:table-cell>
          <table:table-cell table:formula="of:=LEFT([.C355];22)" office:value-type="string" office:string-value=" 6:32:43 44:19:24 2575" calcext:value-type="string">
            <text:p><text:s/>6:32:43 44:19:24 2575</text:p>
          </table:table-cell>
          <table:table-cell table:style-name="ce40" table:formula="of:=RIGHT([.G355];4)" office:value-type="string" office:string-value="2575" calcext:value-type="string">
            <text:p>2575</text:p>
          </table:table-cell>
          <table:table-cell table:formula="of:=LEFT([.C355];28)" office:value-type="string" office:string-value=" 6:32:43 44:19:24 2575    35" calcext:value-type="string">
            <text:p><text:s/>6:32:43 44:19:24 2575 <text:s text:c="3"/>35</text:p>
          </table:table-cell>
          <table:table-cell table:style-name="ce40" table:formula="of:=RIGHT([.I355];4)" office:value-type="string" office:string-value="  35" calcext:value-type="string">
            <text:p><text:s text:c="2"/>35</text:p>
          </table:table-cell>
          <table:table-cell table:style-name="ce43" table:formula="of:=[.J355]/[.H355]*100" office:value-type="float" office:value="1.35922330097087" calcext:value-type="float">
            <text:p>1,4</text:p>
          </table:table-cell>
          <table:table-cell table:style-name="ce104"/>
          <table:table-cell table:style-name="ce43"/>
          <table:table-cell table:style-name="ce46" table:formula="of:=RIGHT([.C355];LEN([.C355])-30)" office:value-type="string" office:string-value="Tête de la Sestrière" calcext:value-type="string">
            <text:p>Tête de la Sestrière</text:p>
          </table:table-cell>
          <table:table-cell table:formula="of:=VALUE([.H355])" office:value-type="float" office:value="2575" calcext:value-type="float">
            <text:p>2575</text:p>
          </table:table-cell>
          <table:table-cell table:formula="of:=VALUE([.J355])" office:value-type="float" office:value="35" calcext:value-type="float">
            <text:p>35</text:p>
          </table:table-cell>
          <table:table-cell table:style-name="ce2" table:formula="of:=[.O355]+[.P355]" office:value-type="float" office:value="2610" calcext:value-type="float">
            <text:p>2610</text:p>
          </table:table-cell>
          <table:table-cell office:value-type="string" calcext:value-type="string">
            <text:p>Automne 2012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356" calcext:value-type="float">
            <text:p>356</text:p>
          </table:table-cell>
          <table:table-cell table:style-name="ce2" table:formula="of:=[.O356]+[.P356]" office:value-type="float" office:value="2609" calcext:value-type="float">
            <text:p>2609</text:p>
          </table:table-cell>
          <table:table-cell table:style-name="ce15" office:value-type="string" calcext:value-type="string">
            <text:p><text:span text:style-name="T20"> </text:span><text:span text:style-name="T15">6:13:09 44:29:45 1734   875  MONT COLOMBIS</text:span></text:p>
          </table:table-cell>
          <table:table-cell table:formula="of:=LEFT([.C356];17)" office:value-type="string" office:string-value=" 6:13:09 44:29:45" calcext:value-type="string">
            <text:p><text:s/>6:13:09 44:29:45</text:p>
          </table:table-cell>
          <table:table-cell table:style-name="ce40" table:formula="of:=RIGHT([.D356];8)" office:value-type="string" office:string-value="44:29:45" calcext:value-type="string">
            <text:p>44:29:45</text:p>
          </table:table-cell>
          <table:table-cell table:style-name="ce40" table:formula="of:=LEFT([.C356];8)" office:value-type="string" office:string-value=" 6:13:09" calcext:value-type="string">
            <text:p><text:s/>6:13:09</text:p>
          </table:table-cell>
          <table:table-cell table:formula="of:=LEFT([.C356];22)" office:value-type="string" office:string-value=" 6:13:09 44:29:45 1734" calcext:value-type="string">
            <text:p><text:s/>6:13:09 44:29:45 1734</text:p>
          </table:table-cell>
          <table:table-cell table:style-name="ce40" table:formula="of:=RIGHT([.G356];4)" office:value-type="string" office:string-value="1734" calcext:value-type="string">
            <text:p>1734</text:p>
          </table:table-cell>
          <table:table-cell table:formula="of:=LEFT([.C356];28)" office:value-type="string" office:string-value=" 6:13:09 44:29:45 1734   875" calcext:value-type="string">
            <text:p><text:s/>6:13:09 44:29:45 1734 <text:s text:c="2"/>875</text:p>
          </table:table-cell>
          <table:table-cell table:style-name="ce40" table:formula="of:=RIGHT([.I356];4)" office:value-type="string" office:string-value=" 875" calcext:value-type="string">
            <text:p><text:s/>875</text:p>
          </table:table-cell>
          <table:table-cell table:style-name="ce43" table:formula="of:=[.J356]/[.H356]*100" office:value-type="float" office:value="50.4613610149942" calcext:value-type="float">
            <text:p>50,5</text:p>
          </table:table-cell>
          <table:table-cell table:style-name="ce104"/>
          <table:table-cell table:style-name="ce43" office:value-type="float" office:value="10.7" calcext:value-type="float">
            <text:p>10,7</text:p>
          </table:table-cell>
          <table:table-cell table:style-name="ce46" table:formula="of:=RIGHT([.C356];LEN([.C356])-30)" office:value-type="string" office:string-value="MONT COLOMBIS" calcext:value-type="string">
            <text:p>MONT COLOMBIS</text:p>
          </table:table-cell>
          <table:table-cell table:formula="of:=VALUE([.H356])" office:value-type="float" office:value="1734" calcext:value-type="float">
            <text:p>1734</text:p>
          </table:table-cell>
          <table:table-cell table:formula="of:=VALUE([.J356])" office:value-type="float" office:value="875" calcext:value-type="float">
            <text:p>875</text:p>
          </table:table-cell>
          <table:table-cell table:style-name="ce2" table:formula="of:=[.O356]+[.P356]" office:value-type="float" office:value="2609" calcext:value-type="float">
            <text:p>2609</text:p>
          </table:table-cell>
          <table:table-cell office:value-type="string" calcext:value-type="string">
            <text:p>Automne 2010</text:p>
          </table:table-cell>
          <table:table-cell office:value-type="string" calcext:value-type="string">
            <text:p>Estelle, Éloi, Siloé (en voiture)</text:p>
          </table:table-cell>
          <table:table-cell table:number-columns-repeated="1005"/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table:style-name="ce2" table:formula="of:=[.O357]+[.P357]" office:value-type="float" office:value="2609" calcext:value-type="float">
            <text:p>2609</text:p>
          </table:table-cell>
          <table:table-cell table:style-name="ce15" office:value-type="string" calcext:value-type="string">
            <text:p><text:s/>6:43:21 45:59:04 2480 <text:s text:c="2"/>129 <text:s/>Les Grandes Platières</text:p>
          </table:table-cell>
          <table:table-cell table:formula="of:=LEFT([.C357];17)" office:value-type="string" office:string-value=" 6:43:21 45:59:04" calcext:value-type="string">
            <text:p><text:s/>6:43:21 45:59:04</text:p>
          </table:table-cell>
          <table:table-cell table:style-name="ce40" table:formula="of:=RIGHT([.D357];8)" office:value-type="string" office:string-value="45:59:04" calcext:value-type="string">
            <text:p>45:59:04</text:p>
          </table:table-cell>
          <table:table-cell table:style-name="ce40" table:formula="of:=LEFT([.C357];8)" office:value-type="string" office:string-value=" 6:43:21" calcext:value-type="string">
            <text:p><text:s/>6:43:21</text:p>
          </table:table-cell>
          <table:table-cell table:formula="of:=LEFT([.C357];22)" office:value-type="string" office:string-value=" 6:43:21 45:59:04 2480" calcext:value-type="string">
            <text:p><text:s/>6:43:21 45:59:04 2480</text:p>
          </table:table-cell>
          <table:table-cell table:style-name="ce40" table:formula="of:=RIGHT([.G357];4)" office:value-type="string" office:string-value="2480" calcext:value-type="string">
            <text:p>2480</text:p>
          </table:table-cell>
          <table:table-cell table:formula="of:=LEFT([.C357];28)" office:value-type="string" office:string-value=" 6:43:21 45:59:04 2480   129" calcext:value-type="string">
            <text:p><text:s/>6:43:21 45:59:04 2480 <text:s text:c="2"/>129</text:p>
          </table:table-cell>
          <table:table-cell table:style-name="ce40" table:formula="of:=RIGHT([.I357];4)" office:value-type="string" office:string-value=" 129" calcext:value-type="string">
            <text:p><text:s/>129</text:p>
          </table:table-cell>
          <table:table-cell table:style-name="ce43" table:formula="of:=[.J357]/[.H357]*100" office:value-type="float" office:value="5.20161290322581" calcext:value-type="float">
            <text:p>5,2</text:p>
          </table:table-cell>
          <table:table-cell table:style-name="ce104"/>
          <table:table-cell table:style-name="ce43"/>
          <table:table-cell table:style-name="ce46" table:formula="of:=RIGHT([.C357];LEN([.C357])-30)" office:value-type="string" office:string-value="Les Grandes Platières" calcext:value-type="string">
            <text:p>Les Grandes Platières</text:p>
          </table:table-cell>
          <table:table-cell table:formula="of:=VALUE([.H357])" office:value-type="float" office:value="2480" calcext:value-type="float">
            <text:p>2480</text:p>
          </table:table-cell>
          <table:table-cell table:formula="of:=VALUE([.J357])" office:value-type="float" office:value="129" calcext:value-type="float">
            <text:p>129</text:p>
          </table:table-cell>
          <table:table-cell table:style-name="ce2" table:formula="of:=[.O357]+[.P357]" office:value-type="float" office:value="2609" calcext:value-type="float">
            <text:p>260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stelle, Éloi, Siloé (en téléphérique)</text:p>
          </table:table-cell>
          <table:table-cell table:number-columns-repeated="1005"/>
        </table:table-row>
        <table:table-row table:style-name="ro1">
          <table:table-cell table:style-name="ce1" office:value-type="float" office:value="358" calcext:value-type="float">
            <text:p>358</text:p>
          </table:table-cell>
          <table:table-cell table:style-name="ce2" table:formula="of:=[.O358]+[.P358]" office:value-type="float" office:value="2602" calcext:value-type="float">
            <text:p>2602</text:p>
          </table:table-cell>
          <table:table-cell table:style-name="ce14" office:value-type="string" calcext:value-type="string">
            <text:p><text:s/>5:43:20 44:54:31 1769 <text:s text:c="2"/>833 <text:s/>LE SENEPY</text:p>
          </table:table-cell>
          <table:table-cell table:formula="of:=LEFT([.C358];17)" office:value-type="string" office:string-value=" 5:43:20 44:54:31" calcext:value-type="string">
            <text:p><text:s/>5:43:20 44:54:31</text:p>
          </table:table-cell>
          <table:table-cell table:style-name="ce40" table:formula="of:=RIGHT([.D358];8)" office:value-type="string" office:string-value="44:54:31" calcext:value-type="string">
            <text:p>44:54:31</text:p>
          </table:table-cell>
          <table:table-cell table:style-name="ce40" table:formula="of:=LEFT([.C358];8)" office:value-type="string" office:string-value=" 5:43:20" calcext:value-type="string">
            <text:p><text:s/>5:43:20</text:p>
          </table:table-cell>
          <table:table-cell table:formula="of:=LEFT([.C358];22)" office:value-type="string" office:string-value=" 5:43:20 44:54:31 1769" calcext:value-type="string">
            <text:p><text:s/>5:43:20 44:54:31 1769</text:p>
          </table:table-cell>
          <table:table-cell table:style-name="ce40" table:formula="of:=RIGHT([.G358];4)" office:value-type="string" office:string-value="1769" calcext:value-type="string">
            <text:p>1769</text:p>
          </table:table-cell>
          <table:table-cell table:formula="of:=LEFT([.C358];28)" office:value-type="string" office:string-value=" 5:43:20 44:54:31 1769   833" calcext:value-type="string">
            <text:p><text:s/>5:43:20 44:54:31 1769 <text:s text:c="2"/>833</text:p>
          </table:table-cell>
          <table:table-cell table:style-name="ce40" table:formula="of:=RIGHT([.I358];4)" office:value-type="string" office:string-value=" 833" calcext:value-type="string">
            <text:p><text:s/>833</text:p>
          </table:table-cell>
          <table:table-cell table:style-name="ce43" table:formula="of:=[.J358]/[.H358]*100" office:value-type="float" office:value="47.0887507066139" calcext:value-type="float">
            <text:p>47,1</text:p>
          </table:table-cell>
          <table:table-cell table:style-name="ce104"/>
          <table:table-cell table:style-name="ce43" office:value-type="float" office:value="10.2" calcext:value-type="float">
            <text:p>10,2</text:p>
          </table:table-cell>
          <table:table-cell table:style-name="ce46" table:formula="of:=RIGHT([.C358];LEN([.C358])-30)" office:value-type="string" office:string-value="LE SENEPY" calcext:value-type="string">
            <text:p>LE SENEPY</text:p>
          </table:table-cell>
          <table:table-cell table:formula="of:=VALUE([.H358])" office:value-type="float" office:value="1769" calcext:value-type="float">
            <text:p>1769</text:p>
          </table:table-cell>
          <table:table-cell table:formula="of:=VALUE([.J358])" office:value-type="float" office:value="833" calcext:value-type="float">
            <text:p>833</text:p>
          </table:table-cell>
          <table:table-cell table:style-name="ce2" table:formula="of:=[.O358]+[.P358]" office:value-type="float" office:value="2602" calcext:value-type="float">
            <text:p>2602</text:p>
          </table:table-cell>
          <table:table-cell office:value-type="string" calcext:value-type="string">
            <text:p>Printemps 2012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 table:style-name="ce2" table:formula="of:=[.O359]+[.P359]" office:value-type="float" office:value="2600" calcext:value-type="float">
            <text:p>2600</text:p>
          </table:table-cell>
          <table:table-cell table:style-name="ce14" office:value-type="string" calcext:value-type="string">
            <text:p><text:s/>6:35:55 44:12:54 2435 <text:s text:c="2"/>165 <text:s/>L’Autapie</text:p>
          </table:table-cell>
          <table:table-cell table:formula="of:=LEFT([.C359];17)" office:value-type="string" office:string-value=" 6:35:55 44:12:54" calcext:value-type="string">
            <text:p><text:s/>6:35:55 44:12:54</text:p>
          </table:table-cell>
          <table:table-cell table:style-name="ce40" table:formula="of:=RIGHT([.D359];8)" office:value-type="string" office:string-value="44:12:54" calcext:value-type="string">
            <text:p>44:12:54</text:p>
          </table:table-cell>
          <table:table-cell table:style-name="ce40" table:formula="of:=LEFT([.C359];8)" office:value-type="string" office:string-value=" 6:35:55" calcext:value-type="string">
            <text:p><text:s/>6:35:55</text:p>
          </table:table-cell>
          <table:table-cell table:formula="of:=LEFT([.C359];22)" office:value-type="string" office:string-value=" 6:35:55 44:12:54 2435" calcext:value-type="string">
            <text:p><text:s/>6:35:55 44:12:54 2435</text:p>
          </table:table-cell>
          <table:table-cell table:style-name="ce40" table:formula="of:=RIGHT([.G359];4)" office:value-type="string" office:string-value="2435" calcext:value-type="string">
            <text:p>2435</text:p>
          </table:table-cell>
          <table:table-cell table:formula="of:=LEFT([.C359];28)" office:value-type="string" office:string-value=" 6:35:55 44:12:54 2435   165" calcext:value-type="string">
            <text:p><text:s/>6:35:55 44:12:54 2435 <text:s text:c="2"/>165</text:p>
          </table:table-cell>
          <table:table-cell table:style-name="ce40" table:formula="of:=RIGHT([.I359];4)" office:value-type="string" office:string-value=" 165" calcext:value-type="string">
            <text:p><text:s/>165</text:p>
          </table:table-cell>
          <table:table-cell table:style-name="ce43" table:formula="of:=[.J359]/[.H359]*100" office:value-type="float" office:value="6.77618069815195" calcext:value-type="float">
            <text:p>6,8</text:p>
          </table:table-cell>
          <table:table-cell table:style-name="ce104"/>
          <table:table-cell table:style-name="ce43" office:value-type="float" office:value="3.7" calcext:value-type="float">
            <text:p>3,7</text:p>
          </table:table-cell>
          <table:table-cell table:style-name="ce46" table:formula="of:=RIGHT([.C359];LEN([.C359])-30)" office:value-type="string" office:string-value="L’Autapie" calcext:value-type="string">
            <text:p>L’Autapie</text:p>
          </table:table-cell>
          <table:table-cell table:formula="of:=VALUE([.H359])" office:value-type="float" office:value="2435" calcext:value-type="float">
            <text:p>2435</text:p>
          </table:table-cell>
          <table:table-cell table:formula="of:=VALUE([.J359])" office:value-type="float" office:value="165" calcext:value-type="float">
            <text:p>165</text:p>
          </table:table-cell>
          <table:table-cell table:style-name="ce2" table:formula="of:=[.O359]+[.P359]" office:value-type="float" office:value="2600" calcext:value-type="float">
            <text:p>2600</text:p>
          </table:table-cell>
          <table:table-cell office:value-type="string" calcext:value-type="string">
            <text:p>Automne 2012</text:p>
          </table:table-cell>
          <table:table-cell table:number-columns-repeated="1006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2" table:formula="of:=[.O360]+[.P360]" office:value-type="float" office:value="2599" calcext:value-type="float">
            <text:p>2599</text:p>
          </table:table-cell>
          <table:table-cell table:style-name="ce14" office:value-type="string" calcext:value-type="string">
            <text:p><text:s/>7:08:52 44:12:00 2474 <text:s text:c="2"/>125 <text:s/>Tête de l’Adrech d’en Barris</text:p>
          </table:table-cell>
          <table:table-cell table:formula="of:=LEFT([.C360];17)" office:value-type="string" office:string-value=" 7:08:52 44:12:00" calcext:value-type="string">
            <text:p><text:s/>7:08:52 44:12:00</text:p>
          </table:table-cell>
          <table:table-cell table:style-name="ce40" table:formula="of:=RIGHT([.D360];8)" office:value-type="string" office:string-value="44:12:00" calcext:value-type="string">
            <text:p>44:12:00</text:p>
          </table:table-cell>
          <table:table-cell table:style-name="ce40" table:formula="of:=LEFT([.C360];8)" office:value-type="string" office:string-value=" 7:08:52" calcext:value-type="string">
            <text:p><text:s/>7:08:52</text:p>
          </table:table-cell>
          <table:table-cell table:formula="of:=LEFT([.C360];22)" office:value-type="string" office:string-value=" 7:08:52 44:12:00 2474" calcext:value-type="string">
            <text:p><text:s/>7:08:52 44:12:00 2474</text:p>
          </table:table-cell>
          <table:table-cell table:style-name="ce40" table:formula="of:=RIGHT([.G360];4)" office:value-type="string" office:string-value="2474" calcext:value-type="string">
            <text:p>2474</text:p>
          </table:table-cell>
          <table:table-cell table:formula="of:=LEFT([.C360];28)" office:value-type="string" office:string-value=" 7:08:52 44:12:00 2474   125" calcext:value-type="string">
            <text:p><text:s/>7:08:52 44:12:00 2474 <text:s text:c="2"/>125</text:p>
          </table:table-cell>
          <table:table-cell table:style-name="ce40" table:formula="of:=RIGHT([.I360];4)" office:value-type="string" office:string-value=" 125" calcext:value-type="string">
            <text:p><text:s/>125</text:p>
          </table:table-cell>
          <table:table-cell table:style-name="ce43" table:formula="of:=[.J360]/[.H360]*100" office:value-type="float" office:value="5.05254648342765" calcext:value-type="float">
            <text:p>5,1</text:p>
          </table:table-cell>
          <table:table-cell table:style-name="ce104"/>
          <table:table-cell table:style-name="ce43"/>
          <table:table-cell table:style-name="ce46" table:formula="of:=RIGHT([.C360];LEN([.C360])-30)" office:value-type="string" office:string-value="Tête de l’Adrech d’en Barris" calcext:value-type="string">
            <text:p>Tête de l’Adrech d’en Barris</text:p>
          </table:table-cell>
          <table:table-cell table:formula="of:=VALUE([.H360])" office:value-type="float" office:value="2474" calcext:value-type="float">
            <text:p>2474</text:p>
          </table:table-cell>
          <table:table-cell table:formula="of:=VALUE([.J360])" office:value-type="float" office:value="125" calcext:value-type="float">
            <text:p>125</text:p>
          </table:table-cell>
          <table:table-cell table:style-name="ce2" table:formula="of:=[.O360]+[.P360]" office:value-type="float" office:value="2599" calcext:value-type="float">
            <text:p>2599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Pierric, Marie &amp; Jphi, Carole</text:p>
          </table:table-cell>
          <table:table-cell table:number-columns-repeated="1005"/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table:style-name="ce2" table:formula="of:=[.O361]+[.P361]" office:value-type="float" office:value="2599" calcext:value-type="float">
            <text:p>2599</text:p>
          </table:table-cell>
          <table:table-cell table:style-name="ce14" office:value-type="string" calcext:value-type="string">
            <text:p><text:s/>7:05:32 44:13:11 2511 <text:s text:c="3"/>88 <text:s/>Tête de Colle Haute</text:p>
          </table:table-cell>
          <table:table-cell table:formula="of:=LEFT([.C361];17)" office:value-type="string" office:string-value=" 7:05:32 44:13:11" calcext:value-type="string">
            <text:p><text:s/>7:05:32 44:13:11</text:p>
          </table:table-cell>
          <table:table-cell table:style-name="ce40" table:formula="of:=RIGHT([.D361];8)" office:value-type="string" office:string-value="44:13:11" calcext:value-type="string">
            <text:p>44:13:11</text:p>
          </table:table-cell>
          <table:table-cell table:style-name="ce40" table:formula="of:=LEFT([.C361];8)" office:value-type="string" office:string-value=" 7:05:32" calcext:value-type="string">
            <text:p><text:s/>7:05:32</text:p>
          </table:table-cell>
          <table:table-cell table:formula="of:=LEFT([.C361];22)" office:value-type="string" office:string-value=" 7:05:32 44:13:11 2511" calcext:value-type="string">
            <text:p><text:s/>7:05:32 44:13:11 2511</text:p>
          </table:table-cell>
          <table:table-cell table:style-name="ce40" table:formula="of:=RIGHT([.G361];4)" office:value-type="string" office:string-value="2511" calcext:value-type="string">
            <text:p>2511</text:p>
          </table:table-cell>
          <table:table-cell table:formula="of:=LEFT([.C361];28)" office:value-type="string" office:string-value=" 7:05:32 44:13:11 2511    88" calcext:value-type="string">
            <text:p><text:s/>7:05:32 44:13:11 2511 <text:s text:c="3"/>88</text:p>
          </table:table-cell>
          <table:table-cell table:style-name="ce40" table:formula="of:=RIGHT([.I361];4)" office:value-type="string" office:string-value="  88" calcext:value-type="string">
            <text:p><text:s text:c="2"/>88</text:p>
          </table:table-cell>
          <table:table-cell table:style-name="ce43" table:formula="of:=[.J361]/[.H361]*100" office:value-type="float" office:value="3.50457984866587" calcext:value-type="float">
            <text:p>3,5</text:p>
          </table:table-cell>
          <table:table-cell table:style-name="ce104"/>
          <table:table-cell table:style-name="ce43"/>
          <table:table-cell table:style-name="ce46" table:formula="of:=RIGHT([.C361];LEN([.C361])-30)" office:value-type="string" office:string-value="Tête de Colle Haute" calcext:value-type="string">
            <text:p>Tête de Colle Haute</text:p>
          </table:table-cell>
          <table:table-cell table:formula="of:=VALUE([.H361])" office:value-type="float" office:value="2511" calcext:value-type="float">
            <text:p>2511</text:p>
          </table:table-cell>
          <table:table-cell table:formula="of:=VALUE([.J361])" office:value-type="float" office:value="88" calcext:value-type="float">
            <text:p>88</text:p>
          </table:table-cell>
          <table:table-cell table:style-name="ce2" table:formula="of:=[.O361]+[.P361]" office:value-type="float" office:value="2599" calcext:value-type="float">
            <text:p>2599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Pierric, Marie &amp; Jphi, Carole</text:p>
          </table:table-cell>
          <table:table-cell table:number-columns-repeated="1005"/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table:style-name="ce2" table:formula="of:=[.O362]+[.P362]" office:value-type="float" office:value="2593" calcext:value-type="float">
            <text:p>2593</text:p>
          </table:table-cell>
          <table:table-cell table:style-name="ce13" office:value-type="string" calcext:value-type="string">
            <text:p><text:span text:style-name="T21"> </text:span><text:span text:style-name="T15">6:48:01 46:10:54 2346   247  POINTE DE VORLAZ</text:span></text:p>
          </table:table-cell>
          <table:table-cell table:formula="of:=LEFT([.C362];17)" office:value-type="string" office:string-value=" 6:48:01 46:10:54" calcext:value-type="string">
            <text:p><text:s/>6:48:01 46:10:54</text:p>
          </table:table-cell>
          <table:table-cell table:style-name="ce40" table:formula="of:=RIGHT([.D362];8)" office:value-type="string" office:string-value="46:10:54" calcext:value-type="string">
            <text:p>46:10:54</text:p>
          </table:table-cell>
          <table:table-cell table:style-name="ce40" table:formula="of:=LEFT([.C362];8)" office:value-type="string" office:string-value=" 6:48:01" calcext:value-type="string">
            <text:p><text:s/>6:48:01</text:p>
          </table:table-cell>
          <table:table-cell table:formula="of:=LEFT([.C362];22)" office:value-type="string" office:string-value=" 6:48:01 46:10:54 2346" calcext:value-type="string">
            <text:p><text:s/>6:48:01 46:10:54 2346</text:p>
          </table:table-cell>
          <table:table-cell table:style-name="ce40" table:formula="of:=RIGHT([.G362];4)" office:value-type="string" office:string-value="2346" calcext:value-type="string">
            <text:p>2346</text:p>
          </table:table-cell>
          <table:table-cell table:formula="of:=LEFT([.C362];28)" office:value-type="string" office:string-value=" 6:48:01 46:10:54 2346   247" calcext:value-type="string">
            <text:p><text:s/>6:48:01 46:10:54 2346 <text:s text:c="2"/>247</text:p>
          </table:table-cell>
          <table:table-cell table:style-name="ce40" table:formula="of:=RIGHT([.I362];4)" office:value-type="string" office:string-value=" 247" calcext:value-type="string">
            <text:p><text:s/>247</text:p>
          </table:table-cell>
          <table:table-cell table:style-name="ce43" table:formula="of:=[.J362]/[.H362]*100" office:value-type="float" office:value="10.5285592497869" calcext:value-type="float">
            <text:p>10,5</text:p>
          </table:table-cell>
          <table:table-cell table:style-name="ce104"/>
          <table:table-cell table:style-name="ce43" office:value-type="float" office:value="1.9" calcext:value-type="float">
            <text:p>1,9</text:p>
          </table:table-cell>
          <table:table-cell table:style-name="ce46" table:formula="of:=RIGHT([.C362];LEN([.C362])-30)" office:value-type="string" office:string-value="POINTE DE VORLAZ" calcext:value-type="string">
            <text:p>POINTE DE VORLAZ</text:p>
          </table:table-cell>
          <table:table-cell table:formula="of:=VALUE([.H362])" office:value-type="float" office:value="2346" calcext:value-type="float">
            <text:p>2346</text:p>
          </table:table-cell>
          <table:table-cell table:formula="of:=VALUE([.J362])" office:value-type="float" office:value="247" calcext:value-type="float">
            <text:p>247</text:p>
          </table:table-cell>
          <table:table-cell table:style-name="ce2" table:formula="of:=[.O362]+[.P362]" office:value-type="float" office:value="2593" calcext:value-type="float">
            <text:p>2593</text:p>
          </table:table-cell>
          <table:table-cell office:value-type="string" calcext:value-type="string">
            <text:p>Hiver 2003</text:p>
          </table:table-cell>
          <table:table-cell office:value-type="string" calcext:value-type="string">
            <text:p>Estelle, Domonique HUET</text:p>
          </table:table-cell>
          <table:table-cell table:number-columns-repeated="1005"/>
        </table:table-row>
        <table:table-row table:style-name="ro1">
          <table:table-cell table:style-name="ce1" office:value-type="float" office:value="363" calcext:value-type="float">
            <text:p>363</text:p>
          </table:table-cell>
          <table:table-cell table:style-name="ce2" table:formula="of:=[.O363]+[.P363]" office:value-type="float" office:value="2591" calcext:value-type="float">
            <text:p>2591</text:p>
          </table:table-cell>
          <table:table-cell table:style-name="ce14" office:value-type="string" calcext:value-type="string">
            <text:p>-0:09:20 42:47:21 2591 <text:s text:c="4"/>0 <text:s/>Col des Mulets</text:p>
          </table:table-cell>
          <table:table-cell table:formula="of:=LEFT([.C363];17)" office:value-type="string" office:string-value="-0:09:20 42:47:21" calcext:value-type="string">
            <text:p>-0:09:20 42:47:21</text:p>
          </table:table-cell>
          <table:table-cell table:style-name="ce40" table:formula="of:=RIGHT([.D363];8)" office:value-type="string" office:string-value="42:47:21" calcext:value-type="string">
            <text:p>42:47:21</text:p>
          </table:table-cell>
          <table:table-cell table:style-name="ce40" table:formula="of:=LEFT([.C363];8)" office:value-type="string" office:string-value="-0:09:20" calcext:value-type="string">
            <text:p>-0:09:20</text:p>
          </table:table-cell>
          <table:table-cell table:formula="of:=LEFT([.C363];22)" office:value-type="string" office:string-value="-0:09:20 42:47:21 2591" calcext:value-type="string">
            <text:p>-0:09:20 42:47:21 2591</text:p>
          </table:table-cell>
          <table:table-cell table:style-name="ce40" table:formula="of:=RIGHT([.G363];4)" office:value-type="string" office:string-value="2591" calcext:value-type="string">
            <text:p>2591</text:p>
          </table:table-cell>
          <table:table-cell table:formula="of:=LEFT([.C363];28)" office:value-type="string" office:string-value="-0:09:20 42:47:21 2591     0" calcext:value-type="string">
            <text:p>-0:09:20 42:47:21 2591 <text:s text:c="4"/>0</text:p>
          </table:table-cell>
          <table:table-cell table:style-name="ce40" table:formula="of:=RIGHT([.I363];4)" office:value-type="string" office:string-value="   0" calcext:value-type="string">
            <text:p><text:s text:c="3"/>0</text:p>
          </table:table-cell>
          <table:table-cell table:style-name="ce43" table:formula="of:=[.J363]/[.H363]*100" office:value-type="float" office:value="0" calcext:value-type="float">
            <text:p>0,0</text:p>
          </table:table-cell>
          <table:table-cell table:style-name="ce104"/>
          <table:table-cell table:style-name="ce43"/>
          <table:table-cell table:style-name="ce50" table:formula="of:=RIGHT([.C363];LEN([.C363])-30)" office:value-type="string" office:string-value="Col des Mulets" calcext:value-type="string">
            <text:p>Col des Mulets</text:p>
          </table:table-cell>
          <table:table-cell table:formula="of:=VALUE([.H363])" office:value-type="float" office:value="2591" calcext:value-type="float">
            <text:p>2591</text:p>
          </table:table-cell>
          <table:table-cell table:formula="of:=VALUE([.J363])" office:value-type="float" office:value="0" calcext:value-type="float">
            <text:p>0</text:p>
          </table:table-cell>
          <table:table-cell table:style-name="ce2" table:formula="of:=[.O363]+[.P363]" office:value-type="float" office:value="2591" calcext:value-type="float">
            <text:p>2591</text:p>
          </table:table-cell>
          <table:table-cell office:value-type="string" calcext:value-type="string">
            <text:p>1998 / 2020</text:p>
          </table:table-cell>
          <table:table-cell table:style-name="ce113" office:value-type="string" calcext:value-type="string">
            <text:p>Estelle / Estelle, Siloé, Stéphane et Blandine MARCHETTI</text:p>
          </table:table-cell>
          <table:table-cell table:number-columns-repeated="1005"/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table:style-name="ce2" table:formula="of:=[.O364]+[.P364]" office:value-type="float" office:value="2591" calcext:value-type="float">
            <text:p>2591</text:p>
          </table:table-cell>
          <table:table-cell table:style-name="ce14" office:value-type="string" calcext:value-type="string">
            <text:p>-0:07:33 42:55:51 2334 <text:s text:c="2"/>257 <text:s/>CABALIROS</text:p>
          </table:table-cell>
          <table:table-cell table:formula="of:=LEFT([.C364];17)" office:value-type="string" office:string-value="-0:07:33 42:55:51" calcext:value-type="string">
            <text:p>-0:07:33 42:55:51</text:p>
          </table:table-cell>
          <table:table-cell table:style-name="ce40" table:formula="of:=RIGHT([.D364];8)" office:value-type="string" office:string-value="42:55:51" calcext:value-type="string">
            <text:p>42:55:51</text:p>
          </table:table-cell>
          <table:table-cell table:style-name="ce40" table:formula="of:=LEFT([.C364];8)" office:value-type="string" office:string-value="-0:07:33" calcext:value-type="string">
            <text:p>-0:07:33</text:p>
          </table:table-cell>
          <table:table-cell table:formula="of:=LEFT([.C364];22)" office:value-type="string" office:string-value="-0:07:33 42:55:51 2334" calcext:value-type="string">
            <text:p>-0:07:33 42:55:51 2334</text:p>
          </table:table-cell>
          <table:table-cell table:style-name="ce40" table:formula="of:=RIGHT([.G364];4)" office:value-type="string" office:string-value="2334" calcext:value-type="string">
            <text:p>2334</text:p>
          </table:table-cell>
          <table:table-cell table:formula="of:=LEFT([.C364];28)" office:value-type="string" office:string-value="-0:07:33 42:55:51 2334   257" calcext:value-type="string">
            <text:p>-0:07:33 42:55:51 2334 <text:s text:c="2"/>257</text:p>
          </table:table-cell>
          <table:table-cell table:style-name="ce40" table:formula="of:=RIGHT([.I364];4)" office:value-type="string" office:string-value=" 257" calcext:value-type="string">
            <text:p><text:s/>257</text:p>
          </table:table-cell>
          <table:table-cell table:style-name="ce43" table:formula="of:=[.J364]/[.H364]*100" office:value-type="float" office:value="11.0111396743788" calcext:value-type="float">
            <text:p>11,0</text:p>
          </table:table-cell>
          <table:table-cell table:style-name="ce104"/>
          <table:table-cell table:style-name="ce43" office:value-type="float" office:value="3.3" calcext:value-type="float">
            <text:p>3,3</text:p>
          </table:table-cell>
          <table:table-cell table:style-name="ce50" table:formula="of:=RIGHT([.C364];LEN([.C364])-30)" office:value-type="string" office:string-value="CABALIROS" calcext:value-type="string">
            <text:p>CABALIROS</text:p>
          </table:table-cell>
          <table:table-cell table:formula="of:=VALUE([.H364])" office:value-type="float" office:value="2334" calcext:value-type="float">
            <text:p>2334</text:p>
          </table:table-cell>
          <table:table-cell table:formula="of:=VALUE([.J364])" office:value-type="float" office:value="257" calcext:value-type="float">
            <text:p>257</text:p>
          </table:table-cell>
          <table:table-cell table:style-name="ce2" table:formula="of:=[.O364]+[.P364]" office:value-type="float" office:value="2591" calcext:value-type="float">
            <text:p>259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stelle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table:style-name="ce2" table:formula="of:=[.O365]+[.P365]" office:value-type="float" office:value="2587" calcext:value-type="float">
            <text:p>2587</text:p>
          </table:table-cell>
          <table:table-cell table:style-name="ce14" office:value-type="string" calcext:value-type="string">
            <text:p><text:s/>6:24:39 44:22:03 2430 <text:s text:c="2"/>157 <text:s/>Pic de Bernardez</text:p>
          </table:table-cell>
          <table:table-cell table:formula="of:=LEFT([.C365];17)" office:value-type="string" office:string-value=" 6:24:39 44:22:03" calcext:value-type="string">
            <text:p><text:s/>6:24:39 44:22:03</text:p>
          </table:table-cell>
          <table:table-cell table:style-name="ce40" table:formula="of:=RIGHT([.D365];8)" office:value-type="string" office:string-value="44:22:03" calcext:value-type="string">
            <text:p>44:22:03</text:p>
          </table:table-cell>
          <table:table-cell table:style-name="ce40" table:formula="of:=LEFT([.C365];8)" office:value-type="string" office:string-value=" 6:24:39" calcext:value-type="string">
            <text:p><text:s/>6:24:39</text:p>
          </table:table-cell>
          <table:table-cell table:formula="of:=LEFT([.C365];22)" office:value-type="string" office:string-value=" 6:24:39 44:22:03 2430" calcext:value-type="string">
            <text:p><text:s/>6:24:39 44:22:03 2430</text:p>
          </table:table-cell>
          <table:table-cell table:style-name="ce40" table:formula="of:=RIGHT([.G365];4)" office:value-type="string" office:string-value="2430" calcext:value-type="string">
            <text:p>2430</text:p>
          </table:table-cell>
          <table:table-cell table:formula="of:=LEFT([.C365];28)" office:value-type="string" office:string-value=" 6:24:39 44:22:03 2430   157" calcext:value-type="string">
            <text:p><text:s/>6:24:39 44:22:03 2430 <text:s text:c="2"/>157</text:p>
          </table:table-cell>
          <table:table-cell table:style-name="ce40" table:formula="of:=RIGHT([.I365];4)" office:value-type="string" office:string-value=" 157" calcext:value-type="string">
            <text:p><text:s/>157</text:p>
          </table:table-cell>
          <table:table-cell table:style-name="ce43" table:formula="of:=[.J365]/[.H365]*100" office:value-type="float" office:value="6.46090534979424" calcext:value-type="float">
            <text:p>6,5</text:p>
          </table:table-cell>
          <table:table-cell table:style-name="ce104"/>
          <table:table-cell table:style-name="ce43" office:value-type="float" office:value="1.5" calcext:value-type="float">
            <text:p>1,5</text:p>
          </table:table-cell>
          <table:table-cell table:style-name="ce46" table:formula="of:=RIGHT([.C365];LEN([.C365])-30)" office:value-type="string" office:string-value="Pic de Bernardez" calcext:value-type="string">
            <text:p>Pic de Bernardez</text:p>
          </table:table-cell>
          <table:table-cell table:formula="of:=VALUE([.H365])" office:value-type="float" office:value="2430" calcext:value-type="float">
            <text:p>2430</text:p>
          </table:table-cell>
          <table:table-cell table:formula="of:=VALUE([.J365])" office:value-type="float" office:value="157" calcext:value-type="float">
            <text:p>157</text:p>
          </table:table-cell>
          <table:table-cell table:style-name="ce2" table:formula="of:=[.O365]+[.P365]" office:value-type="float" office:value="2587" calcext:value-type="float">
            <text:p>258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stelle, Maman + (Éloi)</text:p>
          </table:table-cell>
          <table:table-cell table:number-columns-repeated="1005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table:style-name="ce2" table:formula="of:=[.O366]+[.P366]" office:value-type="float" office:value="2580" calcext:value-type="float">
            <text:p>2580</text:p>
          </table:table-cell>
          <table:table-cell table:style-name="ce14" office:value-type="string" calcext:value-type="string">
            <text:p><text:s/>7:04:49 46:10:15 2469 <text:s text:c="2"/>111 <text:s/>Le Diabley</text:p>
          </table:table-cell>
          <table:table-cell table:formula="of:=LEFT([.C366];17)" office:value-type="string" office:string-value=" 7:04:49 46:10:15" calcext:value-type="string">
            <text:p><text:s/>7:04:49 46:10:15</text:p>
          </table:table-cell>
          <table:table-cell table:style-name="ce40" table:formula="of:=RIGHT([.D366];8)" office:value-type="string" office:string-value="46:10:15" calcext:value-type="string">
            <text:p>46:10:15</text:p>
          </table:table-cell>
          <table:table-cell table:style-name="ce40" table:formula="of:=LEFT([.C366];8)" office:value-type="string" office:string-value=" 7:04:49" calcext:value-type="string">
            <text:p><text:s/>7:04:49</text:p>
          </table:table-cell>
          <table:table-cell table:formula="of:=LEFT([.C366];22)" office:value-type="string" office:string-value=" 7:04:49 46:10:15 2469" calcext:value-type="string">
            <text:p><text:s/>7:04:49 46:10:15 2469</text:p>
          </table:table-cell>
          <table:table-cell table:style-name="ce40" table:formula="of:=RIGHT([.G366];4)" office:value-type="string" office:string-value="2469" calcext:value-type="string">
            <text:p>2469</text:p>
          </table:table-cell>
          <table:table-cell table:formula="of:=LEFT([.C366];28)" office:value-type="string" office:string-value=" 7:04:49 46:10:15 2469   111" calcext:value-type="string">
            <text:p><text:s/>7:04:49 46:10:15 2469 <text:s text:c="2"/>111</text:p>
          </table:table-cell>
          <table:table-cell table:style-name="ce40" table:formula="of:=RIGHT([.I366];4)" office:value-type="string" office:string-value=" 111" calcext:value-type="string">
            <text:p><text:s/>111</text:p>
          </table:table-cell>
          <table:table-cell table:style-name="ce43" table:formula="of:=[.J366]/[.H366]*100" office:value-type="float" office:value="4.49574726609964" calcext:value-type="float">
            <text:p>4,5</text:p>
          </table:table-cell>
          <table:table-cell table:style-name="ce104"/>
          <table:table-cell table:style-name="ce43"/>
          <table:table-cell table:style-name="ce46" table:formula="of:=RIGHT([.C366];LEN([.C366])-30)" office:value-type="string" office:string-value="Le Diabley" calcext:value-type="string">
            <text:p>Le Diabley</text:p>
          </table:table-cell>
          <table:table-cell table:formula="of:=VALUE([.H366])" office:value-type="float" office:value="2469" calcext:value-type="float">
            <text:p>2469</text:p>
          </table:table-cell>
          <table:table-cell table:formula="of:=VALUE([.J366])" office:value-type="float" office:value="111" calcext:value-type="float">
            <text:p>111</text:p>
          </table:table-cell>
          <table:table-cell table:style-name="ce2" table:formula="of:=[.O366]+[.P366]" office:value-type="float" office:value="2580" calcext:value-type="float">
            <text:p>258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367" calcext:value-type="float">
            <text:p>367</text:p>
          </table:table-cell>
          <table:table-cell table:style-name="ce2" table:formula="of:=[.O367]+[.P367]" office:value-type="float" office:value="2579" calcext:value-type="float">
            <text:p>2579</text:p>
          </table:table-cell>
          <table:table-cell table:style-name="ce14" office:value-type="string" calcext:value-type="string">
            <text:p><text:s/>5:42:18 45:20:11 1920 <text:s text:c="2"/>659 <text:s/>La Grande Sure</text:p>
          </table:table-cell>
          <table:table-cell table:formula="of:=LEFT([.C367];17)" office:value-type="string" office:string-value=" 5:42:18 45:20:11" calcext:value-type="string">
            <text:p><text:s/>5:42:18 45:20:11</text:p>
          </table:table-cell>
          <table:table-cell table:style-name="ce40" table:formula="of:=RIGHT([.D367];8)" office:value-type="string" office:string-value="45:20:11" calcext:value-type="string">
            <text:p>45:20:11</text:p>
          </table:table-cell>
          <table:table-cell table:style-name="ce40" table:formula="of:=LEFT([.C367];8)" office:value-type="string" office:string-value=" 5:42:18" calcext:value-type="string">
            <text:p><text:s/>5:42:18</text:p>
          </table:table-cell>
          <table:table-cell table:formula="of:=LEFT([.C367];22)" office:value-type="string" office:string-value=" 5:42:18 45:20:11 1920" calcext:value-type="string">
            <text:p><text:s/>5:42:18 45:20:11 1920</text:p>
          </table:table-cell>
          <table:table-cell table:style-name="ce40" table:formula="of:=RIGHT([.G367];4)" office:value-type="string" office:string-value="1920" calcext:value-type="string">
            <text:p>1920</text:p>
          </table:table-cell>
          <table:table-cell table:formula="of:=LEFT([.C367];28)" office:value-type="string" office:string-value=" 5:42:18 45:20:11 1920   659" calcext:value-type="string">
            <text:p><text:s/>5:42:18 45:20:11 1920 <text:s text:c="2"/>659</text:p>
          </table:table-cell>
          <table:table-cell table:style-name="ce40" table:formula="of:=RIGHT([.I367];4)" office:value-type="string" office:string-value=" 659" calcext:value-type="string">
            <text:p><text:s/>659</text:p>
          </table:table-cell>
          <table:table-cell table:style-name="ce43" table:formula="of:=[.J367]/[.H367]*100" office:value-type="float" office:value="34.3229166666667" calcext:value-type="float">
            <text:p>34,3</text:p>
          </table:table-cell>
          <table:table-cell table:style-name="ce104"/>
          <table:table-cell table:style-name="ce43" office:value-type="float" office:value="8.2" calcext:value-type="float">
            <text:p>8,2</text:p>
          </table:table-cell>
          <table:table-cell table:style-name="ce46" table:formula="of:=RIGHT([.C367];LEN([.C367])-30)" office:value-type="string" office:string-value="La Grande Sure" calcext:value-type="string">
            <text:p>La Grande Sure</text:p>
          </table:table-cell>
          <table:table-cell table:formula="of:=VALUE([.H367])" office:value-type="float" office:value="1920" calcext:value-type="float">
            <text:p>1920</text:p>
          </table:table-cell>
          <table:table-cell table:formula="of:=VALUE([.J367])" office:value-type="float" office:value="659" calcext:value-type="float">
            <text:p>659</text:p>
          </table:table-cell>
          <table:table-cell table:style-name="ce2" table:formula="of:=[.O367]+[.P367]" office:value-type="float" office:value="2579" calcext:value-type="float">
            <text:p>257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Estelle + (Éloi)</text:p>
          </table:table-cell>
          <table:table-cell table:number-columns-repeated="1005"/>
        </table:table-row>
        <table:table-row table:style-name="ro1">
          <table:table-cell table:style-name="ce1" office:value-type="float" office:value="368" calcext:value-type="float">
            <text:p>368</text:p>
          </table:table-cell>
          <table:table-cell table:style-name="ce2" table:formula="of:=[.O368]+[.P368]" office:value-type="float" office:value="2577" calcext:value-type="float">
            <text:p>2577</text:p>
          </table:table-cell>
          <table:table-cell table:style-name="ce14" office:value-type="string" calcext:value-type="string">
            <text:p><text:s/>6:42:50 44:53:38 2459 <text:s text:c="2"/>118 <text:s/>Sommet des Anges</text:p>
          </table:table-cell>
          <table:table-cell table:formula="of:=LEFT([.C368];17)" office:value-type="string" office:string-value=" 6:42:50 44:53:38" calcext:value-type="string">
            <text:p><text:s/>6:42:50 44:53:38</text:p>
          </table:table-cell>
          <table:table-cell table:style-name="ce40" table:formula="of:=RIGHT([.D368];8)" office:value-type="string" office:string-value="44:53:38" calcext:value-type="string">
            <text:p>44:53:38</text:p>
          </table:table-cell>
          <table:table-cell table:style-name="ce40" table:formula="of:=LEFT([.C368];8)" office:value-type="string" office:string-value=" 6:42:50" calcext:value-type="string">
            <text:p><text:s/>6:42:50</text:p>
          </table:table-cell>
          <table:table-cell table:formula="of:=LEFT([.C368];22)" office:value-type="string" office:string-value=" 6:42:50 44:53:38 2459" calcext:value-type="string">
            <text:p><text:s/>6:42:50 44:53:38 2459</text:p>
          </table:table-cell>
          <table:table-cell table:style-name="ce40" table:formula="of:=RIGHT([.G368];4)" office:value-type="string" office:string-value="2459" calcext:value-type="string">
            <text:p>2459</text:p>
          </table:table-cell>
          <table:table-cell table:formula="of:=LEFT([.C368];28)" office:value-type="string" office:string-value=" 6:42:50 44:53:38 2459   118" calcext:value-type="string">
            <text:p><text:s/>6:42:50 44:53:38 2459 <text:s text:c="2"/>118</text:p>
          </table:table-cell>
          <table:table-cell table:style-name="ce40" table:formula="of:=RIGHT([.I368];4)" office:value-type="string" office:string-value=" 118" calcext:value-type="string">
            <text:p><text:s/>118</text:p>
          </table:table-cell>
          <table:table-cell table:style-name="ce43" table:formula="of:=[.J368]/[.H368]*100" office:value-type="float" office:value="4.79869865799105" calcext:value-type="float">
            <text:p>4,8</text:p>
          </table:table-cell>
          <table:table-cell table:style-name="ce104"/>
          <table:table-cell table:style-name="ce43"/>
          <table:table-cell table:style-name="ce46" table:formula="of:=RIGHT([.C368];LEN([.C368])-30)" office:value-type="string" office:string-value="Sommet des Anges" calcext:value-type="string">
            <text:p>Sommet des Anges</text:p>
          </table:table-cell>
          <table:table-cell table:formula="of:=VALUE([.H368])" office:value-type="float" office:value="2459" calcext:value-type="float">
            <text:p>2459</text:p>
          </table:table-cell>
          <table:table-cell table:formula="of:=VALUE([.J368])" office:value-type="float" office:value="118" calcext:value-type="float">
            <text:p>118</text:p>
          </table:table-cell>
          <table:table-cell table:style-name="ce2" table:formula="of:=[.O368]+[.P368]" office:value-type="float" office:value="2577" calcext:value-type="float">
            <text:p>2577</text:p>
          </table:table-cell>
          <table:table-cell office:value-type="string" calcext:value-type="string">
            <text:p>2002 / Printemps 2017</text:p>
          </table:table-cell>
          <table:table-cell office:value-type="string" calcext:value-type="string">
            <text:p>Estelle, Pierric, Marie, Laurent, Carole / 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table:style-name="ce2" table:formula="of:=[.O369]+[.P369]" office:value-type="float" office:value="2574" calcext:value-type="float">
            <text:p>2574</text:p>
          </table:table-cell>
          <table:table-cell table:style-name="ce14" office:value-type="string" calcext:value-type="string">
            <text:p>-0:36:04 42:49:18 2258 <text:s text:c="2"/>316 <text:s/>PIC DE GABEDAILLE</text:p>
          </table:table-cell>
          <table:table-cell table:formula="of:=LEFT([.C369];17)" office:value-type="string" office:string-value="-0:36:04 42:49:18" calcext:value-type="string">
            <text:p>-0:36:04 42:49:18</text:p>
          </table:table-cell>
          <table:table-cell table:style-name="ce40" table:formula="of:=RIGHT([.D369];8)" office:value-type="string" office:string-value="42:49:18" calcext:value-type="string">
            <text:p>42:49:18</text:p>
          </table:table-cell>
          <table:table-cell table:style-name="ce40" table:formula="of:=LEFT([.C369];8)" office:value-type="string" office:string-value="-0:36:04" calcext:value-type="string">
            <text:p>-0:36:04</text:p>
          </table:table-cell>
          <table:table-cell table:formula="of:=LEFT([.C369];22)" office:value-type="string" office:string-value="-0:36:04 42:49:18 2258" calcext:value-type="string">
            <text:p>-0:36:04 42:49:18 2258</text:p>
          </table:table-cell>
          <table:table-cell table:style-name="ce40" table:formula="of:=RIGHT([.G369];4)" office:value-type="string" office:string-value="2258" calcext:value-type="string">
            <text:p>2258</text:p>
          </table:table-cell>
          <table:table-cell table:formula="of:=LEFT([.C369];28)" office:value-type="string" office:string-value="-0:36:04 42:49:18 2258   316" calcext:value-type="string">
            <text:p>-0:36:04 42:49:18 2258 <text:s text:c="2"/>316</text:p>
          </table:table-cell>
          <table:table-cell table:style-name="ce40" table:formula="of:=RIGHT([.I369];4)" office:value-type="string" office:string-value=" 316" calcext:value-type="string">
            <text:p><text:s/>316</text:p>
          </table:table-cell>
          <table:table-cell table:style-name="ce43" table:formula="of:=[.J369]/[.H369]*100" office:value-type="float" office:value="13.9946855624446" calcext:value-type="float">
            <text:p>14,0</text:p>
          </table:table-cell>
          <table:table-cell table:style-name="ce104"/>
          <table:table-cell table:style-name="ce43" office:value-type="float" office:value="3.2" calcext:value-type="float">
            <text:p>3,2</text:p>
          </table:table-cell>
          <table:table-cell table:style-name="ce46" table:formula="of:=RIGHT([.C369];LEN([.C369])-30)" office:value-type="string" office:string-value="PIC DE GABEDAILLE" calcext:value-type="string">
            <text:p>PIC DE GABEDAILLE</text:p>
          </table:table-cell>
          <table:table-cell table:formula="of:=VALUE([.H369])" office:value-type="float" office:value="2258" calcext:value-type="float">
            <text:p>2258</text:p>
          </table:table-cell>
          <table:table-cell table:formula="of:=VALUE([.J369])" office:value-type="float" office:value="316" calcext:value-type="float">
            <text:p>316</text:p>
          </table:table-cell>
          <table:table-cell table:style-name="ce2" table:formula="of:=[.O369]+[.P369]" office:value-type="float" office:value="2574" calcext:value-type="float">
            <text:p>2574</text:p>
          </table:table-cell>
          <table:table-cell office:value-type="float" office:value="2004" calcext:value-type="float">
            <text:p>2004</text:p>
          </table:table-cell>
          <table:table-cell table:number-columns-repeated="1006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style-name="ce2" table:formula="of:=[.O370]+[.P370]" office:value-type="float" office:value="2574" calcext:value-type="float">
            <text:p>2574</text:p>
          </table:table-cell>
          <table:table-cell table:style-name="ce14" office:value-type="string" calcext:value-type="string">
            <text:p><text:s/>6:29:05 45:38:20 2574 <text:s text:c="4"/>0 <text:s/>Le Passeur de la Mintaz (Pied de la Pierra Menta)</text:p>
          </table:table-cell>
          <table:table-cell table:formula="of:=LEFT([.C370];17)" office:value-type="string" office:string-value=" 6:29:05 45:38:20" calcext:value-type="string">
            <text:p><text:s/>6:29:05 45:38:20</text:p>
          </table:table-cell>
          <table:table-cell table:style-name="ce40" table:formula="of:=RIGHT([.D370];8)" office:value-type="string" office:string-value="45:38:20" calcext:value-type="string">
            <text:p>45:38:20</text:p>
          </table:table-cell>
          <table:table-cell table:style-name="ce40" table:formula="of:=LEFT([.C370];8)" office:value-type="string" office:string-value=" 6:29:05" calcext:value-type="string">
            <text:p><text:s/>6:29:05</text:p>
          </table:table-cell>
          <table:table-cell table:formula="of:=LEFT([.C370];22)" office:value-type="string" office:string-value=" 6:29:05 45:38:20 2574" calcext:value-type="string">
            <text:p><text:s/>6:29:05 45:38:20 2574</text:p>
          </table:table-cell>
          <table:table-cell table:style-name="ce40" table:formula="of:=RIGHT([.G370];4)" office:value-type="string" office:string-value="2574" calcext:value-type="string">
            <text:p>2574</text:p>
          </table:table-cell>
          <table:table-cell table:formula="of:=LEFT([.C370];28)" office:value-type="string" office:string-value=" 6:29:05 45:38:20 2574     0" calcext:value-type="string">
            <text:p><text:s/>6:29:05 45:38:20 2574 <text:s text:c="4"/>0</text:p>
          </table:table-cell>
          <table:table-cell table:style-name="ce40" table:formula="of:=RIGHT([.I370];4)" office:value-type="string" office:string-value="   0" calcext:value-type="string">
            <text:p><text:s text:c="3"/>0</text:p>
          </table:table-cell>
          <table:table-cell table:style-name="ce43" table:formula="of:=[.J370]/[.H370]*100" office:value-type="float" office:value="0" calcext:value-type="float">
            <text:p>0,0</text:p>
          </table:table-cell>
          <table:table-cell table:style-name="ce104"/>
          <table:table-cell table:style-name="ce43"/>
          <table:table-cell table:style-name="ce46" table:formula="of:=RIGHT([.C370];LEN([.C370])-30)" office:value-type="string" office:string-value="Le Passeur de la Mintaz (Pied de la Pierra Menta)" calcext:value-type="string">
            <text:p>Le Passeur de la Mintaz (Pied de la Pierra Menta)</text:p>
          </table:table-cell>
          <table:table-cell table:formula="of:=VALUE([.H370])" office:value-type="float" office:value="2574" calcext:value-type="float">
            <text:p>2574</text:p>
          </table:table-cell>
          <table:table-cell table:formula="of:=VALUE([.J370])" office:value-type="float" office:value="0" calcext:value-type="float">
            <text:p>0</text:p>
          </table:table-cell>
          <table:table-cell table:style-name="ce2" table:formula="of:=[.O370]+[.P370]" office:value-type="float" office:value="2574" calcext:value-type="float">
            <text:p>257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371" calcext:value-type="float">
            <text:p>371</text:p>
          </table:table-cell>
          <table:table-cell table:style-name="ce2" table:formula="of:=[.O371]+[.P371]" office:value-type="float" office:value="2565" calcext:value-type="float">
            <text:p>2565</text:p>
          </table:table-cell>
          <table:table-cell table:style-name="ce14" office:value-type="string" calcext:value-type="string">
            <text:p><text:s/>6:49:41 46:06:16 2514 <text:s text:c="3"/>51 <text:s/>Pointe de Bellegarde</text:p>
          </table:table-cell>
          <table:table-cell table:formula="of:=LEFT([.C371];17)" office:value-type="string" office:string-value=" 6:49:41 46:06:16" calcext:value-type="string">
            <text:p><text:s/>6:49:41 46:06:16</text:p>
          </table:table-cell>
          <table:table-cell table:style-name="ce40" table:formula="of:=RIGHT([.D371];8)" office:value-type="string" office:string-value="46:06:16" calcext:value-type="string">
            <text:p>46:06:16</text:p>
          </table:table-cell>
          <table:table-cell table:style-name="ce40" table:formula="of:=LEFT([.C371];8)" office:value-type="string" office:string-value=" 6:49:41" calcext:value-type="string">
            <text:p><text:s/>6:49:41</text:p>
          </table:table-cell>
          <table:table-cell table:formula="of:=LEFT([.C371];22)" office:value-type="string" office:string-value=" 6:49:41 46:06:16 2514" calcext:value-type="string">
            <text:p><text:s/>6:49:41 46:06:16 2514</text:p>
          </table:table-cell>
          <table:table-cell table:style-name="ce40" table:formula="of:=RIGHT([.G371];4)" office:value-type="string" office:string-value="2514" calcext:value-type="string">
            <text:p>2514</text:p>
          </table:table-cell>
          <table:table-cell table:formula="of:=LEFT([.C371];28)" office:value-type="string" office:string-value=" 6:49:41 46:06:16 2514    51" calcext:value-type="string">
            <text:p><text:s/>6:49:41 46:06:16 2514 <text:s text:c="3"/>51</text:p>
          </table:table-cell>
          <table:table-cell table:style-name="ce40" table:formula="of:=RIGHT([.I371];4)" office:value-type="string" office:string-value="  51" calcext:value-type="string">
            <text:p><text:s text:c="2"/>51</text:p>
          </table:table-cell>
          <table:table-cell table:style-name="ce43" table:formula="of:=[.J371]/[.H371]*100" office:value-type="float" office:value="2.02863961813842" calcext:value-type="float">
            <text:p>2,0</text:p>
          </table:table-cell>
          <table:table-cell table:style-name="ce104"/>
          <table:table-cell table:style-name="ce43"/>
          <table:table-cell table:style-name="ce46" table:formula="of:=RIGHT([.C371];LEN([.C371])-30)" office:value-type="string" office:string-value="Pointe de Bellegarde" calcext:value-type="string">
            <text:p>Pointe de Bellegarde</text:p>
          </table:table-cell>
          <table:table-cell table:formula="of:=VALUE([.H371])" office:value-type="float" office:value="2514" calcext:value-type="float">
            <text:p>2514</text:p>
          </table:table-cell>
          <table:table-cell table:formula="of:=VALUE([.J371])" office:value-type="float" office:value="51" calcext:value-type="float">
            <text:p>51</text:p>
          </table:table-cell>
          <table:table-cell table:style-name="ce2" table:formula="of:=[.O371]+[.P371]" office:value-type="float" office:value="2565" calcext:value-type="float">
            <text:p>2565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372" calcext:value-type="float">
            <text:p>372</text:p>
          </table:table-cell>
          <table:table-cell table:style-name="ce2" table:formula="of:=[.O372]+[.P372]" office:value-type="float" office:value="2564" calcext:value-type="float">
            <text:p>2564</text:p>
          </table:table-cell>
          <table:table-cell table:style-name="ce14" office:value-type="string" calcext:value-type="string">
            <text:p><text:s/>6:27:08 45:59:48 2408 <text:s text:c="2"/>156 <text:s/>Pic de Jallouvre</text:p>
          </table:table-cell>
          <table:table-cell table:formula="of:=LEFT([.C372];17)" office:value-type="string" office:string-value=" 6:27:08 45:59:48" calcext:value-type="string">
            <text:p><text:s/>6:27:08 45:59:48</text:p>
          </table:table-cell>
          <table:table-cell table:style-name="ce40" table:formula="of:=RIGHT([.D372];8)" office:value-type="string" office:string-value="45:59:48" calcext:value-type="string">
            <text:p>45:59:48</text:p>
          </table:table-cell>
          <table:table-cell table:style-name="ce40" table:formula="of:=LEFT([.C372];8)" office:value-type="string" office:string-value=" 6:27:08" calcext:value-type="string">
            <text:p><text:s/>6:27:08</text:p>
          </table:table-cell>
          <table:table-cell table:formula="of:=LEFT([.C372];22)" office:value-type="string" office:string-value=" 6:27:08 45:59:48 2408" calcext:value-type="string">
            <text:p><text:s/>6:27:08 45:59:48 2408</text:p>
          </table:table-cell>
          <table:table-cell table:style-name="ce40" table:formula="of:=RIGHT([.G372];4)" office:value-type="string" office:string-value="2408" calcext:value-type="string">
            <text:p>2408</text:p>
          </table:table-cell>
          <table:table-cell table:formula="of:=LEFT([.C372];28)" office:value-type="string" office:string-value=" 6:27:08 45:59:48 2408   156" calcext:value-type="string">
            <text:p><text:s/>6:27:08 45:59:48 2408 <text:s text:c="2"/>156</text:p>
          </table:table-cell>
          <table:table-cell table:style-name="ce40" table:formula="of:=RIGHT([.I372];4)" office:value-type="string" office:string-value=" 156" calcext:value-type="string">
            <text:p><text:s/>156</text:p>
          </table:table-cell>
          <table:table-cell table:style-name="ce43" table:formula="of:=[.J372]/[.H372]*100" office:value-type="float" office:value="6.47840531561462" calcext:value-type="float">
            <text:p>6,5</text:p>
          </table:table-cell>
          <table:table-cell table:style-name="ce104"/>
          <table:table-cell table:style-name="ce43" office:value-type="float" office:value="0.6" calcext:value-type="float">
            <text:p>0,6</text:p>
          </table:table-cell>
          <table:table-cell table:style-name="ce46" table:formula="of:=RIGHT([.C372];LEN([.C372])-30)" office:value-type="string" office:string-value="Pic de Jallouvre" calcext:value-type="string">
            <text:p>Pic de Jallouvre</text:p>
          </table:table-cell>
          <table:table-cell table:formula="of:=VALUE([.H372])" office:value-type="float" office:value="2408" calcext:value-type="float">
            <text:p>2408</text:p>
          </table:table-cell>
          <table:table-cell table:formula="of:=VALUE([.J372])" office:value-type="float" office:value="156" calcext:value-type="float">
            <text:p>156</text:p>
          </table:table-cell>
          <table:table-cell table:style-name="ce2" table:formula="of:=[.O372]+[.P372]" office:value-type="float" office:value="2564" calcext:value-type="float">
            <text:p>256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éphane MARCHETTI, Franck MOCKERS</text:p>
          </table:table-cell>
          <table:table-cell table:number-columns-repeated="1005"/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 table:style-name="ce2" table:formula="of:=[.O373]+[.P373]" office:value-type="float" office:value="2560" calcext:value-type="float">
            <text:p>2560</text:p>
          </table:table-cell>
          <table:table-cell table:style-name="ce14" office:value-type="string" calcext:value-type="string">
            <text:p>-0:18:28 42:55:36 2482 <text:s text:c="3"/>78 <text:s/>Sanctus</text:p>
          </table:table-cell>
          <table:table-cell table:formula="of:=LEFT([.C373];17)" office:value-type="string" office:string-value="-0:18:28 42:55:36" calcext:value-type="string">
            <text:p>-0:18:28 42:55:36</text:p>
          </table:table-cell>
          <table:table-cell table:style-name="ce40" table:formula="of:=RIGHT([.D373];8)" office:value-type="string" office:string-value="42:55:36" calcext:value-type="string">
            <text:p>42:55:36</text:p>
          </table:table-cell>
          <table:table-cell table:style-name="ce40" table:formula="of:=LEFT([.C373];8)" office:value-type="string" office:string-value="-0:18:28" calcext:value-type="string">
            <text:p>-0:18:28</text:p>
          </table:table-cell>
          <table:table-cell table:formula="of:=LEFT([.C373];22)" office:value-type="string" office:string-value="-0:18:28 42:55:36 2482" calcext:value-type="string">
            <text:p>-0:18:28 42:55:36 2482</text:p>
          </table:table-cell>
          <table:table-cell table:style-name="ce40" table:formula="of:=RIGHT([.G373];4)" office:value-type="string" office:string-value="2482" calcext:value-type="string">
            <text:p>2482</text:p>
          </table:table-cell>
          <table:table-cell table:formula="of:=LEFT([.C373];28)" office:value-type="string" office:string-value="-0:18:28 42:55:36 2482    78" calcext:value-type="string">
            <text:p>-0:18:28 42:55:36 2482 <text:s text:c="3"/>78</text:p>
          </table:table-cell>
          <table:table-cell table:style-name="ce40" table:formula="of:=RIGHT([.I373];4)" office:value-type="string" office:string-value="  78" calcext:value-type="string">
            <text:p><text:s text:c="2"/>78</text:p>
          </table:table-cell>
          <table:table-cell table:style-name="ce43" table:formula="of:=[.J373]/[.H373]*100" office:value-type="float" office:value="3.14262691377921" calcext:value-type="float">
            <text:p>3,1</text:p>
          </table:table-cell>
          <table:table-cell table:style-name="ce104"/>
          <table:table-cell table:style-name="ce43"/>
          <table:table-cell table:style-name="ce46" table:formula="of:=RIGHT([.C373];LEN([.C373])-30)" office:value-type="string" office:string-value="Sanctus" calcext:value-type="string">
            <text:p>Sanctus</text:p>
          </table:table-cell>
          <table:table-cell table:formula="of:=VALUE([.H373])" office:value-type="float" office:value="2482" calcext:value-type="float">
            <text:p>2482</text:p>
          </table:table-cell>
          <table:table-cell table:formula="of:=VALUE([.J373])" office:value-type="float" office:value="78" calcext:value-type="float">
            <text:p>78</text:p>
          </table:table-cell>
          <table:table-cell table:style-name="ce2" table:formula="of:=[.O373]+[.P373]" office:value-type="float" office:value="2560" calcext:value-type="float">
            <text:p>2560</text:p>
          </table:table-cell>
          <table:table-cell office:value-type="float" office:value="2010" calcext:value-type="float">
            <text:p>2010</text:p>
          </table:table-cell>
          <table:table-cell table:number-columns-repeated="1006"/>
        </table:table-row>
        <table:table-row table:style-name="ro1">
          <table:table-cell table:style-name="ce1" office:value-type="float" office:value="374" calcext:value-type="float">
            <text:p>374</text:p>
          </table:table-cell>
          <table:table-cell table:style-name="ce2" table:formula="of:=[.O374]+[.P374]" office:value-type="float" office:value="2554" calcext:value-type="float">
            <text:p>2554</text:p>
          </table:table-cell>
          <table:table-cell table:style-name="ce8" office:value-type="string" calcext:value-type="string">
            <text:p><text:s/>0:07:53 42:40:30 2355 <text:s text:c="2"/>199 <text:s/>Comodoto</text:p>
          </table:table-cell>
          <table:table-cell table:formula="of:=LEFT([.C374];17)" office:value-type="string" office:string-value=" 0:07:53 42:40:30" calcext:value-type="string">
            <text:p><text:s/>0:07:53 42:40:30</text:p>
          </table:table-cell>
          <table:table-cell table:style-name="ce40" table:formula="of:=RIGHT([.D374];8)" office:value-type="string" office:string-value="42:40:30" calcext:value-type="string">
            <text:p>42:40:30</text:p>
          </table:table-cell>
          <table:table-cell table:style-name="ce40" table:formula="of:=LEFT([.C374];8)" office:value-type="string" office:string-value=" 0:07:53" calcext:value-type="string">
            <text:p><text:s/>0:07:53</text:p>
          </table:table-cell>
          <table:table-cell table:formula="of:=LEFT([.C374];22)" office:value-type="string" office:string-value=" 0:07:53 42:40:30 2355" calcext:value-type="string">
            <text:p><text:s/>0:07:53 42:40:30 2355</text:p>
          </table:table-cell>
          <table:table-cell table:style-name="ce40" table:formula="of:=RIGHT([.G374];4)" office:value-type="string" office:string-value="2355" calcext:value-type="string">
            <text:p>2355</text:p>
          </table:table-cell>
          <table:table-cell table:formula="of:=LEFT([.C374];28)" office:value-type="string" office:string-value=" 0:07:53 42:40:30 2355   199" calcext:value-type="string">
            <text:p><text:s/>0:07:53 42:40:30 2355 <text:s text:c="2"/>199</text:p>
          </table:table-cell>
          <table:table-cell table:style-name="ce40" table:formula="of:=RIGHT([.I374];4)" office:value-type="string" office:string-value=" 199" calcext:value-type="string">
            <text:p><text:s/>199</text:p>
          </table:table-cell>
          <table:table-cell table:style-name="ce43" table:formula="of:=[.J374]/[.H374]*100" office:value-type="float" office:value="8.45010615711253" calcext:value-type="float">
            <text:p>8,5</text:p>
          </table:table-cell>
          <table:table-cell table:style-name="ce104"/>
          <table:table-cell table:style-name="ce43" office:value-type="float" office:value="2.6" calcext:value-type="float">
            <text:p>2,6</text:p>
          </table:table-cell>
          <table:table-cell table:style-name="ce46" table:formula="of:=RIGHT([.C374];LEN([.C374])-30)" office:value-type="string" office:string-value="Comodoto" calcext:value-type="string">
            <text:p>Comodoto</text:p>
          </table:table-cell>
          <table:table-cell table:formula="of:=VALUE([.H374])" office:value-type="float" office:value="2355" calcext:value-type="float">
            <text:p>2355</text:p>
          </table:table-cell>
          <table:table-cell table:formula="of:=VALUE([.J374])" office:value-type="float" office:value="199" calcext:value-type="float">
            <text:p>199</text:p>
          </table:table-cell>
          <table:table-cell table:style-name="ce2" table:formula="of:=[.O374]+[.P374]" office:value-type="float" office:value="2554" calcext:value-type="float">
            <text:p>2554</text:p>
          </table:table-cell>
          <table:table-cell office:value-type="string" calcext:value-type="string">
            <text:p>Printemps 2018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table:style-name="ce2" table:formula="of:=[.O375]+[.P375]" office:value-type="float" office:value="2552" calcext:value-type="float">
            <text:p>2552</text:p>
          </table:table-cell>
          <table:table-cell table:style-name="ce14" office:value-type="string" calcext:value-type="string">
            <text:p><text:s/>6:35:27 44:01:17 1996 <text:s text:c="2"/>556 <text:s/>PUY DE RENT</text:p>
          </table:table-cell>
          <table:table-cell table:formula="of:=LEFT([.C375];17)" office:value-type="string" office:string-value=" 6:35:27 44:01:17" calcext:value-type="string">
            <text:p><text:s/>6:35:27 44:01:17</text:p>
          </table:table-cell>
          <table:table-cell table:style-name="ce40" table:formula="of:=RIGHT([.D375];8)" office:value-type="string" office:string-value="44:01:17" calcext:value-type="string">
            <text:p>44:01:17</text:p>
          </table:table-cell>
          <table:table-cell table:style-name="ce40" table:formula="of:=LEFT([.C375];8)" office:value-type="string" office:string-value=" 6:35:27" calcext:value-type="string">
            <text:p><text:s/>6:35:27</text:p>
          </table:table-cell>
          <table:table-cell table:formula="of:=LEFT([.C375];22)" office:value-type="string" office:string-value=" 6:35:27 44:01:17 1996" calcext:value-type="string">
            <text:p><text:s/>6:35:27 44:01:17 1996</text:p>
          </table:table-cell>
          <table:table-cell table:style-name="ce40" table:formula="of:=RIGHT([.G375];4)" office:value-type="string" office:string-value="1996" calcext:value-type="string">
            <text:p>1996</text:p>
          </table:table-cell>
          <table:table-cell table:formula="of:=LEFT([.C375];28)" office:value-type="string" office:string-value=" 6:35:27 44:01:17 1996   556" calcext:value-type="string">
            <text:p><text:s/>6:35:27 44:01:17 1996 <text:s text:c="2"/>556</text:p>
          </table:table-cell>
          <table:table-cell table:style-name="ce40" table:formula="of:=RIGHT([.I375];4)" office:value-type="string" office:string-value=" 556" calcext:value-type="string">
            <text:p><text:s/>556</text:p>
          </table:table-cell>
          <table:table-cell table:style-name="ce43" table:formula="of:=[.J375]/[.H375]*100" office:value-type="float" office:value="27.8557114228457" calcext:value-type="float">
            <text:p>27,9</text:p>
          </table:table-cell>
          <table:table-cell table:style-name="ce104"/>
          <table:table-cell table:style-name="ce43" office:value-type="float" office:value="7.1" calcext:value-type="float">
            <text:p>7,1</text:p>
          </table:table-cell>
          <table:table-cell table:style-name="ce46" table:formula="of:=RIGHT([.C375];LEN([.C375])-30)" office:value-type="string" office:string-value="PUY DE RENT" calcext:value-type="string">
            <text:p>PUY DE RENT</text:p>
          </table:table-cell>
          <table:table-cell table:formula="of:=VALUE([.H375])" office:value-type="float" office:value="1996" calcext:value-type="float">
            <text:p>1996</text:p>
          </table:table-cell>
          <table:table-cell table:formula="of:=VALUE([.J375])" office:value-type="float" office:value="556" calcext:value-type="float">
            <text:p>556</text:p>
          </table:table-cell>
          <table:table-cell table:style-name="ce2" table:formula="of:=[.O375]+[.P375]" office:value-type="float" office:value="2552" calcext:value-type="float">
            <text:p>2552</text:p>
          </table:table-cell>
          <table:table-cell office:value-type="string" calcext:value-type="string">
            <text:p>Printemps 2003 / Printemps 2019</text:p>
          </table:table-cell>
          <table:table-cell office:value-type="string" calcext:value-type="string">
            <text:p>Estelle / 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376" calcext:value-type="float">
            <text:p>376</text:p>
          </table:table-cell>
          <table:table-cell table:style-name="ce2" table:formula="of:=[.O376]+[.P376]" office:value-type="float" office:value="2536" calcext:value-type="float">
            <text:p>2536</text:p>
          </table:table-cell>
          <table:table-cell table:style-name="ce14" office:value-type="string" calcext:value-type="string">
            <text:p><text:s/>0:32:17 42:45:26 2403 <text:s text:c="2"/>133 <text:s/>Pic de Céciré</text:p>
          </table:table-cell>
          <table:table-cell table:formula="of:=LEFT([.C376];17)" office:value-type="string" office:string-value=" 0:32:17 42:45:26" calcext:value-type="string">
            <text:p><text:s/>0:32:17 42:45:26</text:p>
          </table:table-cell>
          <table:table-cell table:style-name="ce40" table:formula="of:=RIGHT([.D376];8)" office:value-type="string" office:string-value="42:45:26" calcext:value-type="string">
            <text:p>42:45:26</text:p>
          </table:table-cell>
          <table:table-cell table:style-name="ce40" table:formula="of:=LEFT([.C376];8)" office:value-type="string" office:string-value=" 0:32:17" calcext:value-type="string">
            <text:p><text:s/>0:32:17</text:p>
          </table:table-cell>
          <table:table-cell table:formula="of:=LEFT([.C376];22)" office:value-type="string" office:string-value=" 0:32:17 42:45:26 2403" calcext:value-type="string">
            <text:p><text:s/>0:32:17 42:45:26 2403</text:p>
          </table:table-cell>
          <table:table-cell table:style-name="ce40" table:formula="of:=RIGHT([.G376];4)" office:value-type="string" office:string-value="2403" calcext:value-type="string">
            <text:p>2403</text:p>
          </table:table-cell>
          <table:table-cell table:formula="of:=LEFT([.C376];28)" office:value-type="string" office:string-value=" 0:32:17 42:45:26 2403   133" calcext:value-type="string">
            <text:p><text:s/>0:32:17 42:45:26 2403 <text:s text:c="2"/>133</text:p>
          </table:table-cell>
          <table:table-cell table:style-name="ce40" table:formula="of:=RIGHT([.I376];4)" office:value-type="string" office:string-value=" 133" calcext:value-type="string">
            <text:p><text:s/>133</text:p>
          </table:table-cell>
          <table:table-cell table:style-name="ce43" table:formula="of:=[.J376]/[.H376]*100" office:value-type="float" office:value="5.53474823137745" calcext:value-type="float">
            <text:p>5,5</text:p>
          </table:table-cell>
          <table:table-cell table:style-name="ce104"/>
          <table:table-cell table:style-name="ce43"/>
          <table:table-cell table:style-name="ce46" table:formula="of:=RIGHT([.C376];LEN([.C376])-30)" office:value-type="string" office:string-value="Pic de Céciré" calcext:value-type="string">
            <text:p>Pic de Céciré</text:p>
          </table:table-cell>
          <table:table-cell table:formula="of:=VALUE([.H376])" office:value-type="float" office:value="2403" calcext:value-type="float">
            <text:p>2403</text:p>
          </table:table-cell>
          <table:table-cell table:formula="of:=VALUE([.J376])" office:value-type="float" office:value="133" calcext:value-type="float">
            <text:p>133</text:p>
          </table:table-cell>
          <table:table-cell table:style-name="ce2" table:formula="of:=[.O376]+[.P376]" office:value-type="float" office:value="2536" calcext:value-type="float">
            <text:p>2536</text:p>
          </table:table-cell>
          <table:table-cell office:value-type="string" calcext:value-type="string">
            <text:p>Printemps 2014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377" calcext:value-type="float">
            <text:p>377</text:p>
          </table:table-cell>
          <table:table-cell table:style-name="ce2" table:formula="of:=[.O377]+[.P377]" office:value-type="float" office:value="2528" calcext:value-type="float">
            <text:p>2528</text:p>
          </table:table-cell>
          <table:table-cell table:style-name="ce14" office:value-type="string" calcext:value-type="string">
            <text:p><text:s/>7:06:33 44:13:05 2418 <text:s text:c="2"/>110 <text:s/>Cime Ouest de Moravachère</text:p>
          </table:table-cell>
          <table:table-cell table:formula="of:=LEFT([.C377];17)" office:value-type="string" office:string-value=" 7:06:33 44:13:05" calcext:value-type="string">
            <text:p><text:s/>7:06:33 44:13:05</text:p>
          </table:table-cell>
          <table:table-cell table:style-name="ce40" table:formula="of:=RIGHT([.D377];8)" office:value-type="string" office:string-value="44:13:05" calcext:value-type="string">
            <text:p>44:13:05</text:p>
          </table:table-cell>
          <table:table-cell table:style-name="ce40" table:formula="of:=LEFT([.C377];8)" office:value-type="string" office:string-value=" 7:06:33" calcext:value-type="string">
            <text:p><text:s/>7:06:33</text:p>
          </table:table-cell>
          <table:table-cell table:formula="of:=LEFT([.C377];22)" office:value-type="string" office:string-value=" 7:06:33 44:13:05 2418" calcext:value-type="string">
            <text:p><text:s/>7:06:33 44:13:05 2418</text:p>
          </table:table-cell>
          <table:table-cell table:style-name="ce40" table:formula="of:=RIGHT([.G377];4)" office:value-type="string" office:string-value="2418" calcext:value-type="string">
            <text:p>2418</text:p>
          </table:table-cell>
          <table:table-cell table:formula="of:=LEFT([.C377];28)" office:value-type="string" office:string-value=" 7:06:33 44:13:05 2418   110" calcext:value-type="string">
            <text:p><text:s/>7:06:33 44:13:05 2418 <text:s text:c="2"/>110</text:p>
          </table:table-cell>
          <table:table-cell table:style-name="ce40" table:formula="of:=RIGHT([.I377];4)" office:value-type="string" office:string-value=" 110" calcext:value-type="string">
            <text:p><text:s/>110</text:p>
          </table:table-cell>
          <table:table-cell table:style-name="ce43" table:formula="of:=[.J377]/[.H377]*100" office:value-type="float" office:value="4.54921422663358" calcext:value-type="float">
            <text:p>4,5</text:p>
          </table:table-cell>
          <table:table-cell table:style-name="ce104"/>
          <table:table-cell table:style-name="ce43"/>
          <table:table-cell table:style-name="ce46" table:formula="of:=RIGHT([.C377];LEN([.C377])-30)" office:value-type="string" office:string-value="Cime Ouest de Moravachère" calcext:value-type="string">
            <text:p>Cime Ouest de Moravachère</text:p>
          </table:table-cell>
          <table:table-cell table:formula="of:=VALUE([.H377])" office:value-type="float" office:value="2418" calcext:value-type="float">
            <text:p>2418</text:p>
          </table:table-cell>
          <table:table-cell table:formula="of:=VALUE([.J377])" office:value-type="float" office:value="110" calcext:value-type="float">
            <text:p>110</text:p>
          </table:table-cell>
          <table:table-cell table:style-name="ce2" table:formula="of:=[.O377]+[.P377]" office:value-type="float" office:value="2528" calcext:value-type="float">
            <text:p>2528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Pierric, Marie &amp; Jphi, Carole</text:p>
          </table:table-cell>
          <table:table-cell table:number-columns-repeated="1005"/>
        </table:table-row>
        <table:table-row table:style-name="ro1">
          <table:table-cell table:style-name="ce1" office:value-type="float" office:value="378" calcext:value-type="float">
            <text:p>378</text:p>
          </table:table-cell>
          <table:table-cell table:style-name="ce2" table:formula="of:=[.O378]+[.P378]" office:value-type="float" office:value="2525" calcext:value-type="float">
            <text:p>2525</text:p>
          </table:table-cell>
          <table:table-cell table:style-name="ce8" office:value-type="string" calcext:value-type="string">
            <text:p><text:s/>6:02:38 44:38:04 2161 <text:s text:c="2"/>364 <text:s/>PIC DE GLEIZE</text:p>
          </table:table-cell>
          <table:table-cell table:formula="of:=LEFT([.C378];17)" office:value-type="string" office:string-value=" 6:02:38 44:38:04" calcext:value-type="string">
            <text:p><text:s/>6:02:38 44:38:04</text:p>
          </table:table-cell>
          <table:table-cell table:style-name="ce40" table:formula="of:=RIGHT([.D378];8)" office:value-type="string" office:string-value="44:38:04" calcext:value-type="string">
            <text:p>44:38:04</text:p>
          </table:table-cell>
          <table:table-cell table:style-name="ce40" table:formula="of:=LEFT([.C378];8)" office:value-type="string" office:string-value=" 6:02:38" calcext:value-type="string">
            <text:p><text:s/>6:02:38</text:p>
          </table:table-cell>
          <table:table-cell table:formula="of:=LEFT([.C378];22)" office:value-type="string" office:string-value=" 6:02:38 44:38:04 2161" calcext:value-type="string">
            <text:p><text:s/>6:02:38 44:38:04 2161</text:p>
          </table:table-cell>
          <table:table-cell table:style-name="ce40" table:formula="of:=RIGHT([.G378];4)" office:value-type="string" office:string-value="2161" calcext:value-type="string">
            <text:p>2161</text:p>
          </table:table-cell>
          <table:table-cell table:formula="of:=LEFT([.C378];28)" office:value-type="string" office:string-value=" 6:02:38 44:38:04 2161   364" calcext:value-type="string">
            <text:p><text:s/>6:02:38 44:38:04 2161 <text:s text:c="2"/>364</text:p>
          </table:table-cell>
          <table:table-cell table:style-name="ce40" table:formula="of:=RIGHT([.I378];4)" office:value-type="string" office:string-value=" 364" calcext:value-type="string">
            <text:p><text:s/>364</text:p>
          </table:table-cell>
          <table:table-cell table:style-name="ce43" table:formula="of:=[.J378]/[.H378]*100" office:value-type="float" office:value="16.8440536788524" calcext:value-type="float">
            <text:p>16,8</text:p>
          </table:table-cell>
          <table:table-cell table:style-name="ce104"/>
          <table:table-cell table:style-name="ce43" office:value-type="float" office:value="5.8" calcext:value-type="float">
            <text:p>5,8</text:p>
          </table:table-cell>
          <table:table-cell table:style-name="ce46" table:formula="of:=RIGHT([.C378];LEN([.C378])-30)" office:value-type="string" office:string-value="PIC DE GLEIZE" calcext:value-type="string">
            <text:p>PIC DE GLEIZE</text:p>
          </table:table-cell>
          <table:table-cell table:formula="of:=VALUE([.H378])" office:value-type="float" office:value="2161" calcext:value-type="float">
            <text:p>2161</text:p>
          </table:table-cell>
          <table:table-cell table:formula="of:=VALUE([.J378])" office:value-type="float" office:value="364" calcext:value-type="float">
            <text:p>364</text:p>
          </table:table-cell>
          <table:table-cell table:style-name="ce2" table:formula="of:=[.O378]+[.P378]" office:value-type="float" office:value="2525" calcext:value-type="float">
            <text:p>2525</text:p>
          </table:table-cell>
          <table:table-cell office:value-type="string" calcext:value-type="string">
            <text:p>Automne 2010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379" calcext:value-type="float">
            <text:p>379</text:p>
          </table:table-cell>
          <table:table-cell table:style-name="ce2" table:formula="of:=[.O379]+[.P379]" office:value-type="float" office:value="2525" calcext:value-type="float">
            <text:p>2525</text:p>
          </table:table-cell>
          <table:table-cell table:style-name="ce8" office:value-type="string" calcext:value-type="string">
            <text:p><text:s/>0:41:54 42:43:08 2266 <text:s text:c="2"/>259 <text:s/>Tuc dera Entecada / Pic de l’Entécade</text:p>
          </table:table-cell>
          <table:table-cell table:formula="of:=LEFT([.C379];17)" office:value-type="string" office:string-value=" 0:41:54 42:43:08" calcext:value-type="string">
            <text:p><text:s/>0:41:54 42:43:08</text:p>
          </table:table-cell>
          <table:table-cell table:style-name="ce40" table:formula="of:=RIGHT([.D379];8)" office:value-type="string" office:string-value="42:43:08" calcext:value-type="string">
            <text:p>42:43:08</text:p>
          </table:table-cell>
          <table:table-cell table:style-name="ce40" table:formula="of:=LEFT([.C379];8)" office:value-type="string" office:string-value=" 0:41:54" calcext:value-type="string">
            <text:p><text:s/>0:41:54</text:p>
          </table:table-cell>
          <table:table-cell table:formula="of:=LEFT([.C379];22)" office:value-type="string" office:string-value=" 0:41:54 42:43:08 2266" calcext:value-type="string">
            <text:p><text:s/>0:41:54 42:43:08 2266</text:p>
          </table:table-cell>
          <table:table-cell table:style-name="ce40" table:formula="of:=RIGHT([.G379];4)" office:value-type="string" office:string-value="2266" calcext:value-type="string">
            <text:p>2266</text:p>
          </table:table-cell>
          <table:table-cell table:formula="of:=LEFT([.C379];28)" office:value-type="string" office:string-value=" 0:41:54 42:43:08 2266   259" calcext:value-type="string">
            <text:p><text:s/>0:41:54 42:43:08 2266 <text:s text:c="2"/>259</text:p>
          </table:table-cell>
          <table:table-cell table:style-name="ce40" table:formula="of:=RIGHT([.I379];4)" office:value-type="string" office:string-value=" 259" calcext:value-type="string">
            <text:p><text:s/>259</text:p>
          </table:table-cell>
          <table:table-cell table:style-name="ce43" table:formula="of:=[.J379]/[.H379]*100" office:value-type="float" office:value="11.4298323036187" calcext:value-type="float">
            <text:p>11,4</text:p>
          </table:table-cell>
          <table:table-cell table:style-name="ce104"/>
          <table:table-cell table:style-name="ce43" office:value-type="float" office:value="3.5" calcext:value-type="float">
            <text:p>3,5</text:p>
          </table:table-cell>
          <table:table-cell table:style-name="ce46" table:formula="of:=RIGHT([.C379];LEN([.C379])-30)" office:value-type="string" office:string-value="Tuc dera Entecada / Pic de l’Entécade" calcext:value-type="string">
            <text:p>Tuc dera Entecada / Pic de l’Entécade</text:p>
          </table:table-cell>
          <table:table-cell table:formula="of:=VALUE([.H379])" office:value-type="float" office:value="2266" calcext:value-type="float">
            <text:p>2266</text:p>
          </table:table-cell>
          <table:table-cell table:formula="of:=VALUE([.J379])" office:value-type="float" office:value="259" calcext:value-type="float">
            <text:p>259</text:p>
          </table:table-cell>
          <table:table-cell table:style-name="ce2" table:formula="of:=[.O379]+[.P379]" office:value-type="float" office:value="2525" calcext:value-type="float">
            <text:p>2525</text:p>
          </table:table-cell>
          <table:table-cell office:value-type="string" calcext:value-type="string">
            <text:p>Printemps 2014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table:style-name="ce2" table:formula="of:=[.O380]+[.P380]" office:value-type="float" office:value="2525" calcext:value-type="float">
            <text:p>2525</text:p>
          </table:table-cell>
          <table:table-cell table:style-name="ce14" office:value-type="string" calcext:value-type="string">
            <text:p><text:s/>5:55:37 45:09:47 2394 <text:s text:c="2"/>131 <text:s/>Le Grand Colon</text:p>
          </table:table-cell>
          <table:table-cell table:formula="of:=LEFT([.C380];17)" office:value-type="string" office:string-value=" 5:55:37 45:09:47" calcext:value-type="string">
            <text:p><text:s/>5:55:37 45:09:47</text:p>
          </table:table-cell>
          <table:table-cell table:style-name="ce40" table:formula="of:=RIGHT([.D380];8)" office:value-type="string" office:string-value="45:09:47" calcext:value-type="string">
            <text:p>45:09:47</text:p>
          </table:table-cell>
          <table:table-cell table:style-name="ce40" table:formula="of:=LEFT([.C380];8)" office:value-type="string" office:string-value=" 5:55:37" calcext:value-type="string">
            <text:p><text:s/>5:55:37</text:p>
          </table:table-cell>
          <table:table-cell table:formula="of:=LEFT([.C380];22)" office:value-type="string" office:string-value=" 5:55:37 45:09:47 2394" calcext:value-type="string">
            <text:p><text:s/>5:55:37 45:09:47 2394</text:p>
          </table:table-cell>
          <table:table-cell table:style-name="ce40" table:formula="of:=RIGHT([.G380];4)" office:value-type="string" office:string-value="2394" calcext:value-type="string">
            <text:p>2394</text:p>
          </table:table-cell>
          <table:table-cell table:formula="of:=LEFT([.C380];28)" office:value-type="string" office:string-value=" 5:55:37 45:09:47 2394   131" calcext:value-type="string">
            <text:p><text:s/>5:55:37 45:09:47 2394 <text:s text:c="2"/>131</text:p>
          </table:table-cell>
          <table:table-cell table:style-name="ce40" table:formula="of:=RIGHT([.I380];4)" office:value-type="string" office:string-value=" 131" calcext:value-type="string">
            <text:p><text:s/>131</text:p>
          </table:table-cell>
          <table:table-cell table:style-name="ce43" table:formula="of:=[.J380]/[.H380]*100" office:value-type="float" office:value="5.47201336675021" calcext:value-type="float">
            <text:p>5,5</text:p>
          </table:table-cell>
          <table:table-cell table:style-name="ce104"/>
          <table:table-cell table:style-name="ce43"/>
          <table:table-cell table:style-name="ce46" table:formula="of:=RIGHT([.C380];LEN([.C380])-30)" office:value-type="string" office:string-value="Le Grand Colon" calcext:value-type="string">
            <text:p>Le Grand Colon</text:p>
          </table:table-cell>
          <table:table-cell table:formula="of:=VALUE([.H380])" office:value-type="float" office:value="2394" calcext:value-type="float">
            <text:p>2394</text:p>
          </table:table-cell>
          <table:table-cell table:formula="of:=VALUE([.J380])" office:value-type="float" office:value="131" calcext:value-type="float">
            <text:p>131</text:p>
          </table:table-cell>
          <table:table-cell table:style-name="ce2" table:formula="of:=[.O380]+[.P380]" office:value-type="float" office:value="2525" calcext:value-type="float">
            <text:p>2525</text:p>
          </table:table-cell>
          <table:table-cell office:value-type="string" calcext:value-type="string">
            <text:p>Automne 2019</text:p>
          </table:table-cell>
          <table:table-cell table:number-columns-repeated="1006"/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 table:style-name="ce2" table:formula="of:=[.O381]+[.P381]" office:value-type="float" office:value="2525" calcext:value-type="float">
            <text:p>2525</text:p>
          </table:table-cell>
          <table:table-cell table:style-name="ce8" office:value-type="string" calcext:value-type="string">
            <text:p><text:s/>6:48:09 46:08:07 2406 <text:s text:c="2"/>119 <text:s/>Tête de Bostan</text:p>
          </table:table-cell>
          <table:table-cell table:formula="of:=LEFT([.C381];17)" office:value-type="string" office:string-value=" 6:48:09 46:08:07" calcext:value-type="string">
            <text:p><text:s/>6:48:09 46:08:07</text:p>
          </table:table-cell>
          <table:table-cell table:style-name="ce40" table:formula="of:=RIGHT([.D381];8)" office:value-type="string" office:string-value="46:08:07" calcext:value-type="string">
            <text:p>46:08:07</text:p>
          </table:table-cell>
          <table:table-cell table:style-name="ce40" table:formula="of:=LEFT([.C381];8)" office:value-type="string" office:string-value=" 6:48:09" calcext:value-type="string">
            <text:p><text:s/>6:48:09</text:p>
          </table:table-cell>
          <table:table-cell table:formula="of:=LEFT([.C381];22)" office:value-type="string" office:string-value=" 6:48:09 46:08:07 2406" calcext:value-type="string">
            <text:p><text:s/>6:48:09 46:08:07 2406</text:p>
          </table:table-cell>
          <table:table-cell table:style-name="ce40" table:formula="of:=RIGHT([.G381];4)" office:value-type="string" office:string-value="2406" calcext:value-type="string">
            <text:p>2406</text:p>
          </table:table-cell>
          <table:table-cell table:formula="of:=LEFT([.C381];28)" office:value-type="string" office:string-value=" 6:48:09 46:08:07 2406   119" calcext:value-type="string">
            <text:p><text:s/>6:48:09 46:08:07 2406 <text:s text:c="2"/>119</text:p>
          </table:table-cell>
          <table:table-cell table:style-name="ce40" table:formula="of:=RIGHT([.I381];4)" office:value-type="string" office:string-value=" 119" calcext:value-type="string">
            <text:p><text:s/>119</text:p>
          </table:table-cell>
          <table:table-cell table:style-name="ce43" table:formula="of:=[.J381]/[.H381]*100" office:value-type="float" office:value="4.94596841230258" calcext:value-type="float">
            <text:p>4,9</text:p>
          </table:table-cell>
          <table:table-cell table:style-name="ce104"/>
          <table:table-cell table:style-name="ce43"/>
          <table:table-cell table:style-name="ce46" table:formula="of:=RIGHT([.C381];LEN([.C381])-30)" office:value-type="string" office:string-value="Tête de Bostan" calcext:value-type="string">
            <text:p>Tête de Bostan</text:p>
          </table:table-cell>
          <table:table-cell table:formula="of:=VALUE([.H381])" office:value-type="float" office:value="2406" calcext:value-type="float">
            <text:p>2406</text:p>
          </table:table-cell>
          <table:table-cell table:formula="of:=VALUE([.J381])" office:value-type="float" office:value="119" calcext:value-type="float">
            <text:p>119</text:p>
          </table:table-cell>
          <table:table-cell table:style-name="ce2" table:formula="of:=[.O381]+[.P381]" office:value-type="float" office:value="2525" calcext:value-type="float">
            <text:p>2525</text:p>
          </table:table-cell>
          <table:table-cell office:value-type="string" calcext:value-type="string">
            <text:p>Hiver 2011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 table:style-name="ce2" table:formula="of:=[.O382]+[.P382]" office:value-type="float" office:value="2525" calcext:value-type="float">
            <text:p>2525</text:p>
          </table:table-cell>
          <table:table-cell table:style-name="ce8" office:value-type="string" calcext:value-type="string">
            <text:p><text:s/>0:02:50 42:55:58 2490 <text:s text:c="3"/>35 <text:s/>Soum de Lascours</text:p>
          </table:table-cell>
          <table:table-cell table:formula="of:=LEFT([.C382];17)" office:value-type="string" office:string-value=" 0:02:50 42:55:58" calcext:value-type="string">
            <text:p><text:s/>0:02:50 42:55:58</text:p>
          </table:table-cell>
          <table:table-cell table:style-name="ce40" table:formula="of:=RIGHT([.D382];8)" office:value-type="string" office:string-value="42:55:58" calcext:value-type="string">
            <text:p>42:55:58</text:p>
          </table:table-cell>
          <table:table-cell table:style-name="ce40" table:formula="of:=LEFT([.C382];8)" office:value-type="string" office:string-value=" 0:02:50" calcext:value-type="string">
            <text:p><text:s/>0:02:50</text:p>
          </table:table-cell>
          <table:table-cell table:formula="of:=LEFT([.C382];22)" office:value-type="string" office:string-value=" 0:02:50 42:55:58 2490" calcext:value-type="string">
            <text:p><text:s/>0:02:50 42:55:58 2490</text:p>
          </table:table-cell>
          <table:table-cell table:style-name="ce40" table:formula="of:=RIGHT([.G382];4)" office:value-type="string" office:string-value="2490" calcext:value-type="string">
            <text:p>2490</text:p>
          </table:table-cell>
          <table:table-cell table:formula="of:=LEFT([.C382];28)" office:value-type="string" office:string-value=" 0:02:50 42:55:58 2490    35" calcext:value-type="string">
            <text:p><text:s/>0:02:50 42:55:58 2490 <text:s text:c="3"/>35</text:p>
          </table:table-cell>
          <table:table-cell table:style-name="ce40" table:formula="of:=RIGHT([.I382];4)" office:value-type="string" office:string-value="  35" calcext:value-type="string">
            <text:p><text:s text:c="2"/>35</text:p>
          </table:table-cell>
          <table:table-cell table:style-name="ce43" table:formula="of:=[.J382]/[.H382]*100" office:value-type="float" office:value="1.40562248995984" calcext:value-type="float">
            <text:p>1,4</text:p>
          </table:table-cell>
          <table:table-cell table:style-name="ce104"/>
          <table:table-cell table:style-name="ce43"/>
          <table:table-cell table:style-name="ce46" table:formula="of:=RIGHT([.C382];LEN([.C382])-30)" office:value-type="string" office:string-value="Soum de Lascours" calcext:value-type="string">
            <text:p>Soum de Lascours</text:p>
          </table:table-cell>
          <table:table-cell table:formula="of:=VALUE([.H382])" office:value-type="float" office:value="2490" calcext:value-type="float">
            <text:p>2490</text:p>
          </table:table-cell>
          <table:table-cell table:formula="of:=VALUE([.J382])" office:value-type="float" office:value="35" calcext:value-type="float">
            <text:p>35</text:p>
          </table:table-cell>
          <table:table-cell table:style-name="ce2" table:formula="of:=[.O382]+[.P382]" office:value-type="float" office:value="2525" calcext:value-type="float">
            <text:p>252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stelle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383" calcext:value-type="float">
            <text:p>383</text:p>
          </table:table-cell>
          <table:table-cell table:style-name="ce2" table:formula="of:=[.O383]+[.P383]" office:value-type="float" office:value="2523" calcext:value-type="float">
            <text:p>2523</text:p>
          </table:table-cell>
          <table:table-cell table:style-name="ce14" office:value-type="string" calcext:value-type="string">
            <text:p><text:s/>6:38:47 46:18:03 1880 <text:s text:c="2"/>643 <text:s/>Mont Ouzon</text:p>
          </table:table-cell>
          <table:table-cell table:formula="of:=LEFT([.C383];17)" office:value-type="string" office:string-value=" 6:38:47 46:18:03" calcext:value-type="string">
            <text:p><text:s/>6:38:47 46:18:03</text:p>
          </table:table-cell>
          <table:table-cell table:style-name="ce40" table:formula="of:=RIGHT([.D383];8)" office:value-type="string" office:string-value="46:18:03" calcext:value-type="string">
            <text:p>46:18:03</text:p>
          </table:table-cell>
          <table:table-cell table:style-name="ce40" table:formula="of:=LEFT([.C383];8)" office:value-type="string" office:string-value=" 6:38:47" calcext:value-type="string">
            <text:p><text:s/>6:38:47</text:p>
          </table:table-cell>
          <table:table-cell table:formula="of:=LEFT([.C383];22)" office:value-type="string" office:string-value=" 6:38:47 46:18:03 1880" calcext:value-type="string">
            <text:p><text:s/>6:38:47 46:18:03 1880</text:p>
          </table:table-cell>
          <table:table-cell table:style-name="ce40" table:formula="of:=RIGHT([.G383];4)" office:value-type="string" office:string-value="1880" calcext:value-type="string">
            <text:p>1880</text:p>
          </table:table-cell>
          <table:table-cell table:formula="of:=LEFT([.C383];28)" office:value-type="string" office:string-value=" 6:38:47 46:18:03 1880   643" calcext:value-type="string">
            <text:p><text:s/>6:38:47 46:18:03 1880 <text:s text:c="2"/>643</text:p>
          </table:table-cell>
          <table:table-cell table:style-name="ce40" table:formula="of:=RIGHT([.I383];4)" office:value-type="string" office:string-value=" 643" calcext:value-type="string">
            <text:p><text:s/>643</text:p>
          </table:table-cell>
          <table:table-cell table:style-name="ce43" table:formula="of:=[.J383]/[.H383]*100" office:value-type="float" office:value="34.2021276595745" calcext:value-type="float">
            <text:p>34,2</text:p>
          </table:table-cell>
          <table:table-cell table:style-name="ce104"/>
          <table:table-cell table:style-name="ce43" office:value-type="float" office:value="4.9" calcext:value-type="float">
            <text:p>4,9</text:p>
          </table:table-cell>
          <table:table-cell table:style-name="ce46" table:formula="of:=RIGHT([.C383];LEN([.C383])-30)" office:value-type="string" office:string-value="Mont Ouzon" calcext:value-type="string">
            <text:p>Mont Ouzon</text:p>
          </table:table-cell>
          <table:table-cell table:formula="of:=VALUE([.H383])" office:value-type="float" office:value="1880" calcext:value-type="float">
            <text:p>1880</text:p>
          </table:table-cell>
          <table:table-cell table:formula="of:=VALUE([.J383])" office:value-type="float" office:value="643" calcext:value-type="float">
            <text:p>643</text:p>
          </table:table-cell>
          <table:table-cell table:style-name="ce2" table:formula="of:=[.O383]+[.P383]" office:value-type="float" office:value="2523" calcext:value-type="float">
            <text:p>252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table:style-name="ce2" table:formula="of:=[.O384]+[.P384]" office:value-type="float" office:value="2523" calcext:value-type="float">
            <text:p>2523</text:p>
          </table:table-cell>
          <table:table-cell table:style-name="ce14" office:value-type="string" calcext:value-type="string">
            <text:p><text:s/>7:14:02 44:07:17 2449 <text:s text:c="3"/>74 <text:s/>Cime de la Valette</text:p>
          </table:table-cell>
          <table:table-cell table:formula="of:=LEFT([.C384];17)" office:value-type="string" office:string-value=" 7:14:02 44:07:17" calcext:value-type="string">
            <text:p><text:s/>7:14:02 44:07:17</text:p>
          </table:table-cell>
          <table:table-cell table:style-name="ce40" table:formula="of:=RIGHT([.D384];8)" office:value-type="string" office:string-value="44:07:17" calcext:value-type="string">
            <text:p>44:07:17</text:p>
          </table:table-cell>
          <table:table-cell table:style-name="ce40" table:formula="of:=LEFT([.C384];8)" office:value-type="string" office:string-value=" 7:14:02" calcext:value-type="string">
            <text:p><text:s/>7:14:02</text:p>
          </table:table-cell>
          <table:table-cell table:formula="of:=LEFT([.C384];22)" office:value-type="string" office:string-value=" 7:14:02 44:07:17 2449" calcext:value-type="string">
            <text:p><text:s/>7:14:02 44:07:17 2449</text:p>
          </table:table-cell>
          <table:table-cell table:style-name="ce40" table:formula="of:=RIGHT([.G384];4)" office:value-type="string" office:string-value="2449" calcext:value-type="string">
            <text:p>2449</text:p>
          </table:table-cell>
          <table:table-cell table:formula="of:=LEFT([.C384];28)" office:value-type="string" office:string-value=" 7:14:02 44:07:17 2449    74" calcext:value-type="string">
            <text:p><text:s/>7:14:02 44:07:17 2449 <text:s text:c="3"/>74</text:p>
          </table:table-cell>
          <table:table-cell table:style-name="ce40" table:formula="of:=RIGHT([.I384];4)" office:value-type="string" office:string-value="  74" calcext:value-type="string">
            <text:p><text:s text:c="2"/>74</text:p>
          </table:table-cell>
          <table:table-cell table:style-name="ce43" table:formula="of:=[.J384]/[.H384]*100" office:value-type="float" office:value="3.02164148632095" calcext:value-type="float">
            <text:p>3,0</text:p>
          </table:table-cell>
          <table:table-cell table:style-name="ce104"/>
          <table:table-cell table:style-name="ce43"/>
          <table:table-cell table:style-name="ce46" table:formula="of:=RIGHT([.C384];LEN([.C384])-30)" office:value-type="string" office:string-value="Cime de la Valette" calcext:value-type="string">
            <text:p>Cime de la Valette</text:p>
          </table:table-cell>
          <table:table-cell table:formula="of:=VALUE([.H384])" office:value-type="float" office:value="2449" calcext:value-type="float">
            <text:p>2449</text:p>
          </table:table-cell>
          <table:table-cell table:formula="of:=VALUE([.J384])" office:value-type="float" office:value="74" calcext:value-type="float">
            <text:p>74</text:p>
          </table:table-cell>
          <table:table-cell table:style-name="ce2" table:formula="of:=[.O384]+[.P384]" office:value-type="float" office:value="2523" calcext:value-type="float">
            <text:p>2523</text:p>
          </table:table-cell>
          <table:table-cell office:value-type="float" office:value="2011" calcext:value-type="float">
            <text:p>2011</text:p>
          </table:table-cell>
          <table:table-cell table:number-columns-repeated="1006"/>
        </table:table-row>
        <table:table-row table:style-name="ro1">
          <table:table-cell table:style-name="ce1" office:value-type="float" office:value="385" calcext:value-type="float">
            <text:p>385</text:p>
          </table:table-cell>
          <table:table-cell table:style-name="ce2" table:formula="of:=[.O385]+[.P385]" office:value-type="float" office:value="2510" calcext:value-type="float">
            <text:p>2510</text:p>
          </table:table-cell>
          <table:table-cell table:style-name="ce13" office:value-type="string" calcext:value-type="string">
            <text:p><text:span text:style-name="T14"> </text:span><text:span text:style-name="T15">6:48:12 46:12:12 2251   259  POINTE DE CHESERY</text:span></text:p>
          </table:table-cell>
          <table:table-cell table:formula="of:=LEFT([.C385];17)" office:value-type="string" office:string-value=" 6:48:12 46:12:12" calcext:value-type="string">
            <text:p><text:s/>6:48:12 46:12:12</text:p>
          </table:table-cell>
          <table:table-cell table:style-name="ce40" table:formula="of:=RIGHT([.D385];8)" office:value-type="string" office:string-value="46:12:12" calcext:value-type="string">
            <text:p>46:12:12</text:p>
          </table:table-cell>
          <table:table-cell table:style-name="ce40" table:formula="of:=LEFT([.C385];8)" office:value-type="string" office:string-value=" 6:48:12" calcext:value-type="string">
            <text:p><text:s/>6:48:12</text:p>
          </table:table-cell>
          <table:table-cell table:formula="of:=LEFT([.C385];22)" office:value-type="string" office:string-value=" 6:48:12 46:12:12 2251" calcext:value-type="string">
            <text:p><text:s/>6:48:12 46:12:12 2251</text:p>
          </table:table-cell>
          <table:table-cell table:style-name="ce40" table:formula="of:=RIGHT([.G385];4)" office:value-type="string" office:string-value="2251" calcext:value-type="string">
            <text:p>2251</text:p>
          </table:table-cell>
          <table:table-cell table:formula="of:=LEFT([.C385];28)" office:value-type="string" office:string-value=" 6:48:12 46:12:12 2251   259" calcext:value-type="string">
            <text:p><text:s/>6:48:12 46:12:12 2251 <text:s text:c="2"/>259</text:p>
          </table:table-cell>
          <table:table-cell table:style-name="ce40" table:formula="of:=RIGHT([.I385];4)" office:value-type="string" office:string-value=" 259" calcext:value-type="string">
            <text:p><text:s/>259</text:p>
          </table:table-cell>
          <table:table-cell table:style-name="ce43" table:formula="of:=[.J385]/[.H385]*100" office:value-type="float" office:value="11.505997334518" calcext:value-type="float">
            <text:p>11,5</text:p>
          </table:table-cell>
          <table:table-cell table:style-name="ce104"/>
          <table:table-cell table:style-name="ce43" office:value-type="float" office:value="1.7" calcext:value-type="float">
            <text:p>1,7</text:p>
          </table:table-cell>
          <table:table-cell table:style-name="ce46" table:formula="of:=RIGHT([.C385];LEN([.C385])-30)" office:value-type="string" office:string-value="POINTE DE CHESERY" calcext:value-type="string">
            <text:p>POINTE DE CHESERY</text:p>
          </table:table-cell>
          <table:table-cell table:formula="of:=VALUE([.H385])" office:value-type="float" office:value="2251" calcext:value-type="float">
            <text:p>2251</text:p>
          </table:table-cell>
          <table:table-cell table:formula="of:=VALUE([.J385])" office:value-type="float" office:value="259" calcext:value-type="float">
            <text:p>259</text:p>
          </table:table-cell>
          <table:table-cell table:style-name="ce2" table:formula="of:=[.O385]+[.P385]" office:value-type="float" office:value="2510" calcext:value-type="float">
            <text:p>251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386" calcext:value-type="float">
            <text:p>386</text:p>
          </table:table-cell>
          <table:table-cell table:style-name="ce2" table:formula="of:=[.O386]+[.P386]" office:value-type="float" office:value="2510" calcext:value-type="float">
            <text:p>2510</text:p>
          </table:table-cell>
          <table:table-cell table:style-name="ce15" office:value-type="string" calcext:value-type="string">
            <text:p><text:span text:style-name="T14"> </text:span><text:span text:style-name="T15">6:36:47 46:16:00 2409   101  Rochegrand</text:span></text:p>
          </table:table-cell>
          <table:table-cell table:formula="of:=LEFT([.C386];17)" office:value-type="string" office:string-value=" 6:36:47 46:16:00" calcext:value-type="string">
            <text:p><text:s/>6:36:47 46:16:00</text:p>
          </table:table-cell>
          <table:table-cell table:style-name="ce40" table:formula="of:=RIGHT([.D386];8)" office:value-type="string" office:string-value="46:16:00" calcext:value-type="string">
            <text:p>46:16:00</text:p>
          </table:table-cell>
          <table:table-cell table:style-name="ce40" table:formula="of:=LEFT([.C386];8)" office:value-type="string" office:string-value=" 6:36:47" calcext:value-type="string">
            <text:p><text:s/>6:36:47</text:p>
          </table:table-cell>
          <table:table-cell table:formula="of:=LEFT([.C386];22)" office:value-type="string" office:string-value=" 6:36:47 46:16:00 2409" calcext:value-type="string">
            <text:p><text:s/>6:36:47 46:16:00 2409</text:p>
          </table:table-cell>
          <table:table-cell table:style-name="ce40" table:formula="of:=RIGHT([.G386];4)" office:value-type="string" office:string-value="2409" calcext:value-type="string">
            <text:p>2409</text:p>
          </table:table-cell>
          <table:table-cell table:formula="of:=LEFT([.C386];28)" office:value-type="string" office:string-value=" 6:36:47 46:16:00 2409   101" calcext:value-type="string">
            <text:p><text:s/>6:36:47 46:16:00 2409 <text:s text:c="2"/>101</text:p>
          </table:table-cell>
          <table:table-cell table:style-name="ce40" table:formula="of:=RIGHT([.I386];4)" office:value-type="string" office:string-value=" 101" calcext:value-type="string">
            <text:p><text:s/>101</text:p>
          </table:table-cell>
          <table:table-cell table:style-name="ce43" table:formula="of:=[.J386]/[.H386]*100" office:value-type="float" office:value="4.19261104192611" calcext:value-type="float">
            <text:p>4,2</text:p>
          </table:table-cell>
          <table:table-cell table:style-name="ce104"/>
          <table:table-cell table:style-name="ce43"/>
          <table:table-cell table:style-name="ce46" table:formula="of:=RIGHT([.C386];LEN([.C386])-30)" office:value-type="string" office:string-value="Rochegrand" calcext:value-type="string">
            <text:p>Rochegrand</text:p>
          </table:table-cell>
          <table:table-cell table:formula="of:=VALUE([.H386])" office:value-type="float" office:value="2409" calcext:value-type="float">
            <text:p>2409</text:p>
          </table:table-cell>
          <table:table-cell table:formula="of:=VALUE([.J386])" office:value-type="float" office:value="101" calcext:value-type="float">
            <text:p>101</text:p>
          </table:table-cell>
          <table:table-cell table:style-name="ce2" table:formula="of:=[.O386]+[.P386]" office:value-type="float" office:value="2510" calcext:value-type="float">
            <text:p>251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387" calcext:value-type="float">
            <text:p>387</text:p>
          </table:table-cell>
          <table:table-cell table:style-name="ce2" table:formula="of:=[.O387]+[.P387]" office:value-type="float" office:value="2508" calcext:value-type="float">
            <text:p>2508</text:p>
          </table:table-cell>
          <table:table-cell table:style-name="ce14" office:value-type="string" calcext:value-type="string">
            <text:p><text:s/>0:46:03 42:56:51 1912 <text:s text:c="2"/>596 <text:s/>PIC DE CAGIRE</text:p>
          </table:table-cell>
          <table:table-cell table:formula="of:=LEFT([.C387];17)" office:value-type="string" office:string-value=" 0:46:03 42:56:51" calcext:value-type="string">
            <text:p><text:s/>0:46:03 42:56:51</text:p>
          </table:table-cell>
          <table:table-cell table:style-name="ce40" table:formula="of:=RIGHT([.D387];8)" office:value-type="string" office:string-value="42:56:51" calcext:value-type="string">
            <text:p>42:56:51</text:p>
          </table:table-cell>
          <table:table-cell table:style-name="ce40" table:formula="of:=LEFT([.C387];8)" office:value-type="string" office:string-value=" 0:46:03" calcext:value-type="string">
            <text:p><text:s/>0:46:03</text:p>
          </table:table-cell>
          <table:table-cell table:formula="of:=LEFT([.C387];22)" office:value-type="string" office:string-value=" 0:46:03 42:56:51 1912" calcext:value-type="string">
            <text:p><text:s/>0:46:03 42:56:51 1912</text:p>
          </table:table-cell>
          <table:table-cell table:style-name="ce40" table:formula="of:=RIGHT([.G387];4)" office:value-type="string" office:string-value="1912" calcext:value-type="string">
            <text:p>1912</text:p>
          </table:table-cell>
          <table:table-cell table:formula="of:=LEFT([.C387];28)" office:value-type="string" office:string-value=" 0:46:03 42:56:51 1912   596" calcext:value-type="string">
            <text:p><text:s/>0:46:03 42:56:51 1912 <text:s text:c="2"/>596</text:p>
          </table:table-cell>
          <table:table-cell table:style-name="ce40" table:formula="of:=RIGHT([.I387];4)" office:value-type="string" office:string-value=" 596" calcext:value-type="string">
            <text:p><text:s/>596</text:p>
          </table:table-cell>
          <table:table-cell table:style-name="ce43" table:formula="of:=[.J387]/[.H387]*100" office:value-type="float" office:value="31.1715481171548" calcext:value-type="float">
            <text:p>31,2</text:p>
          </table:table-cell>
          <table:table-cell table:style-name="ce104"/>
          <table:table-cell table:style-name="ce43" office:value-type="float" office:value="9.2" calcext:value-type="float">
            <text:p>9,2</text:p>
          </table:table-cell>
          <table:table-cell table:style-name="ce46" table:formula="of:=RIGHT([.C387];LEN([.C387])-30)" office:value-type="string" office:string-value="PIC DE CAGIRE" calcext:value-type="string">
            <text:p>PIC DE CAGIRE</text:p>
          </table:table-cell>
          <table:table-cell table:formula="of:=VALUE([.H387])" office:value-type="float" office:value="1912" calcext:value-type="float">
            <text:p>1912</text:p>
          </table:table-cell>
          <table:table-cell table:formula="of:=VALUE([.J387])" office:value-type="float" office:value="596" calcext:value-type="float">
            <text:p>596</text:p>
          </table:table-cell>
          <table:table-cell table:style-name="ce2" table:formula="of:=[.O387]+[.P387]" office:value-type="float" office:value="2508" calcext:value-type="float">
            <text:p>2508</text:p>
          </table:table-cell>
          <table:table-cell office:value-type="string" calcext:value-type="string">
            <text:p>Printemps 2014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388" calcext:value-type="float">
            <text:p>388</text:p>
          </table:table-cell>
          <table:table-cell table:style-name="ce2" table:formula="of:=[.O388]+[.P388]" office:value-type="float" office:value="2503" calcext:value-type="float">
            <text:p>2503</text:p>
          </table:table-cell>
          <table:table-cell table:style-name="ce15" office:value-type="string" calcext:value-type="string">
            <text:p><text:s/>5:55:51 45:07:53 2448 <text:s text:c="3"/>55 <text:s/>Le Grand Van</text:p>
          </table:table-cell>
          <table:table-cell table:formula="of:=LEFT([.C388];17)" office:value-type="string" office:string-value=" 5:55:51 45:07:53" calcext:value-type="string">
            <text:p><text:s/>5:55:51 45:07:53</text:p>
          </table:table-cell>
          <table:table-cell table:style-name="ce40" table:formula="of:=RIGHT([.D388];8)" office:value-type="string" office:string-value="45:07:53" calcext:value-type="string">
            <text:p>45:07:53</text:p>
          </table:table-cell>
          <table:table-cell table:style-name="ce40" table:formula="of:=LEFT([.C388];8)" office:value-type="string" office:string-value=" 5:55:51" calcext:value-type="string">
            <text:p><text:s/>5:55:51</text:p>
          </table:table-cell>
          <table:table-cell table:formula="of:=LEFT([.C388];22)" office:value-type="string" office:string-value=" 5:55:51 45:07:53 2448" calcext:value-type="string">
            <text:p><text:s/>5:55:51 45:07:53 2448</text:p>
          </table:table-cell>
          <table:table-cell table:style-name="ce40" table:formula="of:=RIGHT([.G388];4)" office:value-type="string" office:string-value="2448" calcext:value-type="string">
            <text:p>2448</text:p>
          </table:table-cell>
          <table:table-cell table:formula="of:=LEFT([.C388];28)" office:value-type="string" office:string-value=" 5:55:51 45:07:53 2448    55" calcext:value-type="string">
            <text:p><text:s/>5:55:51 45:07:53 2448 <text:s text:c="3"/>55</text:p>
          </table:table-cell>
          <table:table-cell table:style-name="ce40" table:formula="of:=RIGHT([.I388];4)" office:value-type="string" office:string-value="  55" calcext:value-type="string">
            <text:p><text:s text:c="2"/>55</text:p>
          </table:table-cell>
          <table:table-cell table:style-name="ce43" table:formula="of:=[.J388]/[.H388]*100" office:value-type="float" office:value="2.24673202614379" calcext:value-type="float">
            <text:p>2,2</text:p>
          </table:table-cell>
          <table:table-cell table:style-name="ce104"/>
          <table:table-cell table:style-name="ce43"/>
          <table:table-cell table:style-name="ce46" table:formula="of:=RIGHT([.C388];LEN([.C388])-30)" office:value-type="string" office:string-value="Le Grand Van" calcext:value-type="string">
            <text:p>Le Grand Van</text:p>
          </table:table-cell>
          <table:table-cell table:formula="of:=VALUE([.H388])" office:value-type="float" office:value="2448" calcext:value-type="float">
            <text:p>2448</text:p>
          </table:table-cell>
          <table:table-cell table:formula="of:=VALUE([.J388])" office:value-type="float" office:value="55" calcext:value-type="float">
            <text:p>55</text:p>
          </table:table-cell>
          <table:table-cell table:style-name="ce2" table:formula="of:=[.O388]+[.P388]" office:value-type="float" office:value="2503" calcext:value-type="float">
            <text:p>2503</text:p>
          </table:table-cell>
          <table:table-cell office:value-type="string" calcext:value-type="string">
            <text:p>Automne 2019 / Hiver 2021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table:style-name="ce2" table:formula="of:=[.O389]+[.P389]" office:value-type="float" office:value="2501" calcext:value-type="float">
            <text:p>2501</text:p>
          </table:table-cell>
          <table:table-cell table:style-name="ce14" office:value-type="string" calcext:value-type="string">
            <text:p><text:s/>6:06:17 45:47:50 1699 <text:s text:c="2"/>802 <text:s/>Crêt de Châtillon</text:p>
          </table:table-cell>
          <table:table-cell table:formula="of:=LEFT([.C389];17)" office:value-type="string" office:string-value=" 6:06:17 45:47:50" calcext:value-type="string">
            <text:p><text:s/>6:06:17 45:47:50</text:p>
          </table:table-cell>
          <table:table-cell table:style-name="ce40" table:formula="of:=RIGHT([.D389];8)" office:value-type="string" office:string-value="45:47:50" calcext:value-type="string">
            <text:p>45:47:50</text:p>
          </table:table-cell>
          <table:table-cell table:style-name="ce40" table:formula="of:=LEFT([.C389];8)" office:value-type="string" office:string-value=" 6:06:17" calcext:value-type="string">
            <text:p><text:s/>6:06:17</text:p>
          </table:table-cell>
          <table:table-cell table:formula="of:=LEFT([.C389];22)" office:value-type="string" office:string-value=" 6:06:17 45:47:50 1699" calcext:value-type="string">
            <text:p><text:s/>6:06:17 45:47:50 1699</text:p>
          </table:table-cell>
          <table:table-cell table:style-name="ce40" table:formula="of:=RIGHT([.G389];4)" office:value-type="string" office:string-value="1699" calcext:value-type="string">
            <text:p>1699</text:p>
          </table:table-cell>
          <table:table-cell table:formula="of:=LEFT([.C389];28)" office:value-type="string" office:string-value=" 6:06:17 45:47:50 1699   802" calcext:value-type="string">
            <text:p><text:s/>6:06:17 45:47:50 1699 <text:s text:c="2"/>802</text:p>
          </table:table-cell>
          <table:table-cell table:style-name="ce40" table:formula="of:=RIGHT([.I389];4)" office:value-type="string" office:string-value=" 802" calcext:value-type="string">
            <text:p><text:s/>802</text:p>
          </table:table-cell>
          <table:table-cell table:style-name="ce43" table:formula="of:=[.J389]/[.H389]*100" office:value-type="float" office:value="47.2042377869335" calcext:value-type="float">
            <text:p>47,2</text:p>
          </table:table-cell>
          <table:table-cell table:style-name="ce104"/>
          <table:table-cell table:style-name="ce43" office:value-type="float" office:value="6" calcext:value-type="float">
            <text:p>6,0</text:p>
          </table:table-cell>
          <table:table-cell table:style-name="ce46" table:formula="of:=RIGHT([.C389];LEN([.C389])-30)" office:value-type="string" office:string-value="Crêt de Châtillon" calcext:value-type="string">
            <text:p>Crêt de Châtillon</text:p>
          </table:table-cell>
          <table:table-cell table:formula="of:=VALUE([.H389])" office:value-type="float" office:value="1699" calcext:value-type="float">
            <text:p>1699</text:p>
          </table:table-cell>
          <table:table-cell table:formula="of:=VALUE([.J389])" office:value-type="float" office:value="802" calcext:value-type="float">
            <text:p>802</text:p>
          </table:table-cell>
          <table:table-cell table:style-name="ce2" table:formula="of:=[.O389]+[.P389]" office:value-type="float" office:value="2501" calcext:value-type="float">
            <text:p>250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stelle, Maman, Éloi</text:p>
          </table:table-cell>
          <table:table-cell table:number-columns-repeated="1005"/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table:style-name="ce2" table:formula="of:=[.O390]+[.P390]" office:value-type="float" office:value="2492" calcext:value-type="float">
            <text:p>2492</text:p>
          </table:table-cell>
          <table:table-cell table:style-name="ce14" office:value-type="string" calcext:value-type="string">
            <text:p><text:s/>5:55:11 44:45:07 2086 <text:s text:c="2"/>406 <text:s/>Le Gigon / Montagne de St-Gicon</text:p>
          </table:table-cell>
          <table:table-cell table:formula="of:=LEFT([.C390];17)" office:value-type="string" office:string-value=" 5:55:11 44:45:07" calcext:value-type="string">
            <text:p><text:s/>5:55:11 44:45:07</text:p>
          </table:table-cell>
          <table:table-cell table:style-name="ce40" table:formula="of:=RIGHT([.D390];8)" office:value-type="string" office:string-value="44:45:07" calcext:value-type="string">
            <text:p>44:45:07</text:p>
          </table:table-cell>
          <table:table-cell table:style-name="ce40" table:formula="of:=LEFT([.C390];8)" office:value-type="string" office:string-value=" 5:55:11" calcext:value-type="string">
            <text:p><text:s/>5:55:11</text:p>
          </table:table-cell>
          <table:table-cell table:formula="of:=LEFT([.C390];22)" office:value-type="string" office:string-value=" 5:55:11 44:45:07 2086" calcext:value-type="string">
            <text:p><text:s/>5:55:11 44:45:07 2086</text:p>
          </table:table-cell>
          <table:table-cell table:style-name="ce40" table:formula="of:=RIGHT([.G390];4)" office:value-type="string" office:string-value="2086" calcext:value-type="string">
            <text:p>2086</text:p>
          </table:table-cell>
          <table:table-cell table:formula="of:=LEFT([.C390];28)" office:value-type="string" office:string-value=" 5:55:11 44:45:07 2086   406" calcext:value-type="string">
            <text:p><text:s/>5:55:11 44:45:07 2086 <text:s text:c="2"/>406</text:p>
          </table:table-cell>
          <table:table-cell table:style-name="ce40" table:formula="of:=RIGHT([.I390];4)" office:value-type="string" office:string-value=" 406" calcext:value-type="string">
            <text:p><text:s/>406</text:p>
          </table:table-cell>
          <table:table-cell table:style-name="ce43" table:formula="of:=[.J390]/[.H390]*100" office:value-type="float" office:value="19.4630872483221" calcext:value-type="float">
            <text:p>19,5</text:p>
          </table:table-cell>
          <table:table-cell table:style-name="ce104"/>
          <table:table-cell table:style-name="ce43" office:value-type="float" office:value="2.3" calcext:value-type="float">
            <text:p>2,3</text:p>
          </table:table-cell>
          <table:table-cell table:style-name="ce46" table:formula="of:=RIGHT([.C390];LEN([.C390])-30)" office:value-type="string" office:string-value="Le Gigon / Montagne de St-Gicon" calcext:value-type="string">
            <text:p>Le Gigon / Montagne de St-Gicon</text:p>
          </table:table-cell>
          <table:table-cell table:formula="of:=VALUE([.H390])" office:value-type="float" office:value="2086" calcext:value-type="float">
            <text:p>2086</text:p>
          </table:table-cell>
          <table:table-cell table:formula="of:=VALUE([.J390])" office:value-type="float" office:value="406" calcext:value-type="float">
            <text:p>406</text:p>
          </table:table-cell>
          <table:table-cell table:style-name="ce2" table:formula="of:=[.O390]+[.P390]" office:value-type="float" office:value="2492" calcext:value-type="float">
            <text:p>249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table:style-name="ce2" table:formula="of:=[.O391]+[.P391]" office:value-type="float" office:value="2487" calcext:value-type="float">
            <text:p>2487</text:p>
          </table:table-cell>
          <table:table-cell table:style-name="ce31" office:value-type="string" calcext:value-type="string">
            <text:p><text:s/>6:31:50 45:55:28 2463 <text:s text:c="3"/>24 <text:s/>L'Ambrevetta</text:p>
          </table:table-cell>
          <table:table-cell table:formula="of:=LEFT([.C391];17)" office:value-type="string" office:string-value=" 6:31:50 45:55:28" calcext:value-type="string">
            <text:p><text:s/>6:31:50 45:55:28</text:p>
          </table:table-cell>
          <table:table-cell table:style-name="ce40" table:formula="of:=RIGHT([.D391];8)" office:value-type="string" office:string-value="45:55:28" calcext:value-type="string">
            <text:p>45:55:28</text:p>
          </table:table-cell>
          <table:table-cell table:style-name="ce40" table:formula="of:=LEFT([.C391];8)" office:value-type="string" office:string-value=" 6:31:50" calcext:value-type="string">
            <text:p><text:s/>6:31:50</text:p>
          </table:table-cell>
          <table:table-cell table:formula="of:=LEFT([.C391];22)" office:value-type="string" office:string-value=" 6:31:50 45:55:28 2463" calcext:value-type="string">
            <text:p><text:s/>6:31:50 45:55:28 2463</text:p>
          </table:table-cell>
          <table:table-cell table:style-name="ce40" table:formula="of:=RIGHT([.G391];4)" office:value-type="string" office:string-value="2463" calcext:value-type="string">
            <text:p>2463</text:p>
          </table:table-cell>
          <table:table-cell table:formula="of:=LEFT([.C391];28)" office:value-type="string" office:string-value=" 6:31:50 45:55:28 2463    24" calcext:value-type="string">
            <text:p><text:s/>6:31:50 45:55:28 2463 <text:s text:c="3"/>24</text:p>
          </table:table-cell>
          <table:table-cell table:style-name="ce40" table:formula="of:=RIGHT([.I391];4)" office:value-type="string" office:string-value="  24" calcext:value-type="string">
            <text:p><text:s text:c="2"/>24</text:p>
          </table:table-cell>
          <table:table-cell table:style-name="ce43" table:formula="of:=[.J391]/[.H391]*100" office:value-type="float" office:value="0.97442143727162" calcext:value-type="float">
            <text:p>1,0</text:p>
          </table:table-cell>
          <table:table-cell table:style-name="ce104"/>
          <table:table-cell table:style-name="ce43"/>
          <table:table-cell table:style-name="ce46" table:formula="of:=RIGHT([.C391];LEN([.C391])-30)" office:value-type="string" office:string-value="L'Ambrevetta" calcext:value-type="string">
            <text:p>L'Ambrevetta</text:p>
          </table:table-cell>
          <table:table-cell table:formula="of:=VALUE([.H391])" office:value-type="float" office:value="2463" calcext:value-type="float">
            <text:p>2463</text:p>
          </table:table-cell>
          <table:table-cell table:formula="of:=VALUE([.J391])" office:value-type="float" office:value="24" calcext:value-type="float">
            <text:p>24</text:p>
          </table:table-cell>
          <table:table-cell table:style-name="ce2" table:formula="of:=[.O391]+[.P391]" office:value-type="float" office:value="2487" calcext:value-type="float">
            <text:p>2487</text:p>
          </table:table-cell>
          <table:table-cell office:value-type="string" calcext:value-type="string">
            <text:p>Hiver 2014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392" calcext:value-type="float">
            <text:p>392</text:p>
          </table:table-cell>
          <table:table-cell table:style-name="ce2" table:formula="of:=[.O392]+[.P392]" office:value-type="float" office:value="2486" calcext:value-type="float">
            <text:p>2486</text:p>
          </table:table-cell>
          <table:table-cell table:style-name="ce14" office:value-type="string" calcext:value-type="string">
            <text:p><text:s/>6:04:52 44:53:39 2388 <text:s text:c="3"/>98 <text:s/>Côte Belle</text:p>
          </table:table-cell>
          <table:table-cell table:formula="of:=LEFT([.C392];17)" office:value-type="string" office:string-value=" 6:04:52 44:53:39" calcext:value-type="string">
            <text:p><text:s/>6:04:52 44:53:39</text:p>
          </table:table-cell>
          <table:table-cell table:style-name="ce40" table:formula="of:=RIGHT([.D392];8)" office:value-type="string" office:string-value="44:53:39" calcext:value-type="string">
            <text:p>44:53:39</text:p>
          </table:table-cell>
          <table:table-cell table:style-name="ce40" table:formula="of:=LEFT([.C392];8)" office:value-type="string" office:string-value=" 6:04:52" calcext:value-type="string">
            <text:p><text:s/>6:04:52</text:p>
          </table:table-cell>
          <table:table-cell table:formula="of:=LEFT([.C392];22)" office:value-type="string" office:string-value=" 6:04:52 44:53:39 2388" calcext:value-type="string">
            <text:p><text:s/>6:04:52 44:53:39 2388</text:p>
          </table:table-cell>
          <table:table-cell table:style-name="ce40" table:formula="of:=RIGHT([.G392];4)" office:value-type="string" office:string-value="2388" calcext:value-type="string">
            <text:p>2388</text:p>
          </table:table-cell>
          <table:table-cell table:formula="of:=LEFT([.C392];28)" office:value-type="string" office:string-value=" 6:04:52 44:53:39 2388    98" calcext:value-type="string">
            <text:p><text:s/>6:04:52 44:53:39 2388 <text:s text:c="3"/>98</text:p>
          </table:table-cell>
          <table:table-cell table:style-name="ce40" table:formula="of:=RIGHT([.I392];4)" office:value-type="string" office:string-value="  98" calcext:value-type="string">
            <text:p><text:s text:c="2"/>98</text:p>
          </table:table-cell>
          <table:table-cell table:style-name="ce43" table:formula="of:=[.J392]/[.H392]*100" office:value-type="float" office:value="4.10385259631491" calcext:value-type="float">
            <text:p>4,1</text:p>
          </table:table-cell>
          <table:table-cell table:style-name="ce104"/>
          <table:table-cell table:style-name="ce43"/>
          <table:table-cell table:style-name="ce46" table:formula="of:=RIGHT([.C392];LEN([.C392])-30)" office:value-type="string" office:string-value="Côte Belle" calcext:value-type="string">
            <text:p>Côte Belle</text:p>
          </table:table-cell>
          <table:table-cell table:formula="of:=VALUE([.H392])" office:value-type="float" office:value="2388" calcext:value-type="float">
            <text:p>2388</text:p>
          </table:table-cell>
          <table:table-cell table:formula="of:=VALUE([.J392])" office:value-type="float" office:value="98" calcext:value-type="float">
            <text:p>98</text:p>
          </table:table-cell>
          <table:table-cell table:style-name="ce2" table:formula="of:=[.O392]+[.P392]" office:value-type="float" office:value="2486" calcext:value-type="float">
            <text:p>2486</text:p>
          </table:table-cell>
          <table:table-cell office:value-type="string" calcext:value-type="string">
            <text:p>Automne 2014</text:p>
          </table:table-cell>
          <table:table-cell office:value-type="string" calcext:value-type="string">
            <text:p>Éloi</text:p>
          </table:table-cell>
          <table:table-cell table:number-columns-repeated="1005"/>
        </table:table-row>
        <table:table-row table:style-name="ro1">
          <table:table-cell table:style-name="ce1" office:value-type="float" office:value="393" calcext:value-type="float">
            <text:p>393</text:p>
          </table:table-cell>
          <table:table-cell table:style-name="ce2" table:formula="of:=[.O393]+[.P393]" office:value-type="float" office:value="2485" calcext:value-type="float">
            <text:p>2485</text:p>
          </table:table-cell>
          <table:table-cell table:style-name="ce14" office:value-type="string" calcext:value-type="string">
            <text:p><text:s/>6:08:11 44:57:59 2328 <text:s text:c="2"/>157 <text:s/>La Coche</text:p>
          </table:table-cell>
          <table:table-cell table:formula="of:=LEFT([.C393];17)" office:value-type="string" office:string-value=" 6:08:11 44:57:59" calcext:value-type="string">
            <text:p><text:s/>6:08:11 44:57:59</text:p>
          </table:table-cell>
          <table:table-cell table:style-name="ce40" table:formula="of:=RIGHT([.D393];8)" office:value-type="string" office:string-value="44:57:59" calcext:value-type="string">
            <text:p>44:57:59</text:p>
          </table:table-cell>
          <table:table-cell table:style-name="ce40" table:formula="of:=LEFT([.C393];8)" office:value-type="string" office:string-value=" 6:08:11" calcext:value-type="string">
            <text:p><text:s/>6:08:11</text:p>
          </table:table-cell>
          <table:table-cell table:formula="of:=LEFT([.C393];22)" office:value-type="string" office:string-value=" 6:08:11 44:57:59 2328" calcext:value-type="string">
            <text:p><text:s/>6:08:11 44:57:59 2328</text:p>
          </table:table-cell>
          <table:table-cell table:style-name="ce40" table:formula="of:=RIGHT([.G393];4)" office:value-type="string" office:string-value="2328" calcext:value-type="string">
            <text:p>2328</text:p>
          </table:table-cell>
          <table:table-cell table:formula="of:=LEFT([.C393];28)" office:value-type="string" office:string-value=" 6:08:11 44:57:59 2328   157" calcext:value-type="string">
            <text:p><text:s/>6:08:11 44:57:59 2328 <text:s text:c="2"/>157</text:p>
          </table:table-cell>
          <table:table-cell table:style-name="ce40" table:formula="of:=RIGHT([.I393];4)" office:value-type="string" office:string-value=" 157" calcext:value-type="string">
            <text:p><text:s/>157</text:p>
          </table:table-cell>
          <table:table-cell table:style-name="ce43" table:formula="of:=[.J393]/[.H393]*100" office:value-type="float" office:value="6.74398625429553" calcext:value-type="float">
            <text:p>6,7</text:p>
          </table:table-cell>
          <table:table-cell table:style-name="ce104"/>
          <table:table-cell table:style-name="ce43" office:value-type="float" office:value="1.8" calcext:value-type="float">
            <text:p>1,8</text:p>
          </table:table-cell>
          <table:table-cell table:style-name="ce46" table:formula="of:=RIGHT([.C393];LEN([.C393])-30)" office:value-type="string" office:string-value="La Coche" calcext:value-type="string">
            <text:p>La Coche</text:p>
          </table:table-cell>
          <table:table-cell table:formula="of:=VALUE([.H393])" office:value-type="float" office:value="2328" calcext:value-type="float">
            <text:p>2328</text:p>
          </table:table-cell>
          <table:table-cell table:formula="of:=VALUE([.J393])" office:value-type="float" office:value="157" calcext:value-type="float">
            <text:p>157</text:p>
          </table:table-cell>
          <table:table-cell table:style-name="ce2" table:formula="of:=[.O393]+[.P393]" office:value-type="float" office:value="2485" calcext:value-type="float">
            <text:p>248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Pierric, Laurent</text:p>
          </table:table-cell>
          <table:table-cell table:number-columns-repeated="1005"/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 table:style-name="ce2" table:formula="of:=[.O394]+[.P394]" office:value-type="float" office:value="2480" calcext:value-type="float">
            <text:p>2480</text:p>
          </table:table-cell>
          <table:table-cell table:style-name="ce14" office:value-type="string" calcext:value-type="string">
            <text:p>-0:30:00 42:49:46 2349 <text:s text:c="2"/>131 <text:s/>Pic des Moines</text:p>
          </table:table-cell>
          <table:table-cell table:formula="of:=LEFT([.C394];17)" office:value-type="string" office:string-value="-0:30:00 42:49:46" calcext:value-type="string">
            <text:p>-0:30:00 42:49:46</text:p>
          </table:table-cell>
          <table:table-cell table:style-name="ce40" table:formula="of:=RIGHT([.D394];8)" office:value-type="string" office:string-value="42:49:46" calcext:value-type="string">
            <text:p>42:49:46</text:p>
          </table:table-cell>
          <table:table-cell table:style-name="ce40" table:formula="of:=LEFT([.C394];8)" office:value-type="string" office:string-value="-0:30:00" calcext:value-type="string">
            <text:p>-0:30:00</text:p>
          </table:table-cell>
          <table:table-cell table:formula="of:=LEFT([.C394];22)" office:value-type="string" office:string-value="-0:30:00 42:49:46 2349" calcext:value-type="string">
            <text:p>-0:30:00 42:49:46 2349</text:p>
          </table:table-cell>
          <table:table-cell table:style-name="ce40" table:formula="of:=RIGHT([.G394];4)" office:value-type="string" office:string-value="2349" calcext:value-type="string">
            <text:p>2349</text:p>
          </table:table-cell>
          <table:table-cell table:formula="of:=LEFT([.C394];28)" office:value-type="string" office:string-value="-0:30:00 42:49:46 2349   131" calcext:value-type="string">
            <text:p>-0:30:00 42:49:46 2349 <text:s text:c="2"/>131</text:p>
          </table:table-cell>
          <table:table-cell table:style-name="ce40" table:formula="of:=RIGHT([.I394];4)" office:value-type="string" office:string-value=" 131" calcext:value-type="string">
            <text:p><text:s/>131</text:p>
          </table:table-cell>
          <table:table-cell table:style-name="ce43" table:formula="of:=[.J394]/[.H394]*100" office:value-type="float" office:value="5.57684120902512" calcext:value-type="float">
            <text:p>5,6</text:p>
          </table:table-cell>
          <table:table-cell table:style-name="ce104"/>
          <table:table-cell table:style-name="ce43"/>
          <table:table-cell table:style-name="ce46" table:formula="of:=RIGHT([.C394];LEN([.C394])-30)" office:value-type="string" office:string-value="Pic des Moines" calcext:value-type="string">
            <text:p>Pic des Moines</text:p>
          </table:table-cell>
          <table:table-cell table:formula="of:=VALUE([.H394])" office:value-type="float" office:value="2349" calcext:value-type="float">
            <text:p>2349</text:p>
          </table:table-cell>
          <table:table-cell table:formula="of:=VALUE([.J394])" office:value-type="float" office:value="131" calcext:value-type="float">
            <text:p>131</text:p>
          </table:table-cell>
          <table:table-cell table:style-name="ce2" table:formula="of:=[.O394]+[.P394]" office:value-type="float" office:value="2480" calcext:value-type="float">
            <text:p>248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395" calcext:value-type="float">
            <text:p>395</text:p>
          </table:table-cell>
          <table:table-cell table:style-name="ce2" table:formula="of:=[.O395]+[.P395]" office:value-type="float" office:value="2472" calcext:value-type="float">
            <text:p>2472</text:p>
          </table:table-cell>
          <table:table-cell table:style-name="ce8" office:value-type="string" calcext:value-type="string">
            <text:p>-0:44:52 42:53:17 2313 <text:s text:c="2"/>159 <text:s/>Chinebral de Gamueta</text:p>
          </table:table-cell>
          <table:table-cell table:formula="of:=LEFT([.C395];17)" office:value-type="string" office:string-value="-0:44:52 42:53:17" calcext:value-type="string">
            <text:p>-0:44:52 42:53:17</text:p>
          </table:table-cell>
          <table:table-cell table:style-name="ce40" table:formula="of:=RIGHT([.D395];8)" office:value-type="string" office:string-value="42:53:17" calcext:value-type="string">
            <text:p>42:53:17</text:p>
          </table:table-cell>
          <table:table-cell table:style-name="ce40" table:formula="of:=LEFT([.C395];8)" office:value-type="string" office:string-value="-0:44:52" calcext:value-type="string">
            <text:p>-0:44:52</text:p>
          </table:table-cell>
          <table:table-cell table:formula="of:=LEFT([.C395];22)" office:value-type="string" office:string-value="-0:44:52 42:53:17 2313" calcext:value-type="string">
            <text:p>-0:44:52 42:53:17 2313</text:p>
          </table:table-cell>
          <table:table-cell table:style-name="ce40" table:formula="of:=RIGHT([.G395];4)" office:value-type="string" office:string-value="2313" calcext:value-type="string">
            <text:p>2313</text:p>
          </table:table-cell>
          <table:table-cell table:formula="of:=LEFT([.C395];28)" office:value-type="string" office:string-value="-0:44:52 42:53:17 2313   159" calcext:value-type="string">
            <text:p>-0:44:52 42:53:17 2313 <text:s text:c="2"/>159</text:p>
          </table:table-cell>
          <table:table-cell table:style-name="ce40" table:formula="of:=RIGHT([.I395];4)" office:value-type="string" office:string-value=" 159" calcext:value-type="string">
            <text:p><text:s/>159</text:p>
          </table:table-cell>
          <table:table-cell table:style-name="ce43" table:formula="of:=[.J395]/[.H395]*100" office:value-type="float" office:value="6.87418936446174" calcext:value-type="float">
            <text:p>6,9</text:p>
          </table:table-cell>
          <table:table-cell table:style-name="ce104"/>
          <table:table-cell table:style-name="ce43" office:value-type="float" office:value="1" calcext:value-type="float">
            <text:p>1,0</text:p>
          </table:table-cell>
          <table:table-cell table:style-name="ce46" table:formula="of:=RIGHT([.C395];LEN([.C395])-30)" office:value-type="string" office:string-value="Chinebral de Gamueta" calcext:value-type="string">
            <text:p>Chinebral de Gamueta</text:p>
          </table:table-cell>
          <table:table-cell table:formula="of:=VALUE([.H395])" office:value-type="float" office:value="2313" calcext:value-type="float">
            <text:p>2313</text:p>
          </table:table-cell>
          <table:table-cell table:formula="of:=VALUE([.J395])" office:value-type="float" office:value="159" calcext:value-type="float">
            <text:p>159</text:p>
          </table:table-cell>
          <table:table-cell table:style-name="ce2" table:formula="of:=[.O395]+[.P395]" office:value-type="float" office:value="2472" calcext:value-type="float">
            <text:p>247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2" table:formula="of:=[.O396]+[.P396]" office:value-type="float" office:value="2469" calcext:value-type="float">
            <text:p>2469</text:p>
          </table:table-cell>
          <table:table-cell table:style-name="ce14" office:value-type="string" calcext:value-type="string">
            <text:p><text:s/>5:58:09 44:51:54 2208 <text:s text:c="2"/>261 <text:s/>Gargas</text:p>
          </table:table-cell>
          <table:table-cell table:formula="of:=LEFT([.C396];17)" office:value-type="string" office:string-value=" 5:58:09 44:51:54" calcext:value-type="string">
            <text:p><text:s/>5:58:09 44:51:54</text:p>
          </table:table-cell>
          <table:table-cell table:style-name="ce40" table:formula="of:=RIGHT([.D396];8)" office:value-type="string" office:string-value="44:51:54" calcext:value-type="string">
            <text:p>44:51:54</text:p>
          </table:table-cell>
          <table:table-cell table:style-name="ce40" table:formula="of:=LEFT([.C396];8)" office:value-type="string" office:string-value=" 5:58:09" calcext:value-type="string">
            <text:p><text:s/>5:58:09</text:p>
          </table:table-cell>
          <table:table-cell table:formula="of:=LEFT([.C396];22)" office:value-type="string" office:string-value=" 5:58:09 44:51:54 2208" calcext:value-type="string">
            <text:p><text:s/>5:58:09 44:51:54 2208</text:p>
          </table:table-cell>
          <table:table-cell table:style-name="ce40" table:formula="of:=RIGHT([.G396];4)" office:value-type="string" office:string-value="2208" calcext:value-type="string">
            <text:p>2208</text:p>
          </table:table-cell>
          <table:table-cell table:formula="of:=LEFT([.C396];28)" office:value-type="string" office:string-value=" 5:58:09 44:51:54 2208   261" calcext:value-type="string">
            <text:p><text:s/>5:58:09 44:51:54 2208 <text:s text:c="2"/>261</text:p>
          </table:table-cell>
          <table:table-cell table:style-name="ce40" table:formula="of:=RIGHT([.I396];4)" office:value-type="string" office:string-value=" 261" calcext:value-type="string">
            <text:p><text:s/>261</text:p>
          </table:table-cell>
          <table:table-cell table:style-name="ce43" table:formula="of:=[.J396]/[.H396]*100" office:value-type="float" office:value="11.820652173913" calcext:value-type="float">
            <text:p>11,8</text:p>
          </table:table-cell>
          <table:table-cell table:style-name="ce104"/>
          <table:table-cell table:style-name="ce43" office:value-type="float" office:value="2.1" calcext:value-type="float">
            <text:p>2,1</text:p>
          </table:table-cell>
          <table:table-cell table:style-name="ce46" table:formula="of:=RIGHT([.C396];LEN([.C396])-30)" office:value-type="string" office:string-value="Gargas" calcext:value-type="string">
            <text:p>Gargas</text:p>
          </table:table-cell>
          <table:table-cell table:formula="of:=VALUE([.H396])" office:value-type="float" office:value="2208" calcext:value-type="float">
            <text:p>2208</text:p>
          </table:table-cell>
          <table:table-cell table:formula="of:=VALUE([.J396])" office:value-type="float" office:value="261" calcext:value-type="float">
            <text:p>261</text:p>
          </table:table-cell>
          <table:table-cell table:style-name="ce2" table:formula="of:=[.O396]+[.P396]" office:value-type="float" office:value="2469" calcext:value-type="float">
            <text:p>2469</text:p>
          </table:table-cell>
          <table:table-cell office:value-type="string" calcext:value-type="string">
            <text:p>Automne 2011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table:style-name="ce2" table:formula="of:=[.O397]+[.P397]" office:value-type="float" office:value="2467" calcext:value-type="float">
            <text:p>2467</text:p>
          </table:table-cell>
          <table:table-cell table:style-name="ce14" office:value-type="string" calcext:value-type="string">
            <text:p><text:s/>6:30:45 45:54:58 2467 <text:s text:c="4"/>0 <text:s/>Le Trou de la Mouche</text:p>
          </table:table-cell>
          <table:table-cell table:formula="of:=LEFT([.C397];17)" office:value-type="string" office:string-value=" 6:30:45 45:54:58" calcext:value-type="string">
            <text:p><text:s/>6:30:45 45:54:58</text:p>
          </table:table-cell>
          <table:table-cell table:style-name="ce40" table:formula="of:=RIGHT([.D397];8)" office:value-type="string" office:string-value="45:54:58" calcext:value-type="string">
            <text:p>45:54:58</text:p>
          </table:table-cell>
          <table:table-cell table:style-name="ce40" table:formula="of:=LEFT([.C397];8)" office:value-type="string" office:string-value=" 6:30:45" calcext:value-type="string">
            <text:p><text:s/>6:30:45</text:p>
          </table:table-cell>
          <table:table-cell table:formula="of:=LEFT([.C397];22)" office:value-type="string" office:string-value=" 6:30:45 45:54:58 2467" calcext:value-type="string">
            <text:p><text:s/>6:30:45 45:54:58 2467</text:p>
          </table:table-cell>
          <table:table-cell table:style-name="ce40" table:formula="of:=RIGHT([.G397];4)" office:value-type="string" office:string-value="2467" calcext:value-type="string">
            <text:p>2467</text:p>
          </table:table-cell>
          <table:table-cell table:formula="of:=LEFT([.C397];28)" office:value-type="string" office:string-value=" 6:30:45 45:54:58 2467     0" calcext:value-type="string">
            <text:p><text:s/>6:30:45 45:54:58 2467 <text:s text:c="4"/>0</text:p>
          </table:table-cell>
          <table:table-cell table:style-name="ce40" table:formula="of:=RIGHT([.I397];4)" office:value-type="string" office:string-value="   0" calcext:value-type="string">
            <text:p><text:s text:c="3"/>0</text:p>
          </table:table-cell>
          <table:table-cell table:style-name="ce43" table:formula="of:=[.J397]/[.H397]*100" office:value-type="float" office:value="0" calcext:value-type="float">
            <text:p>0,0</text:p>
          </table:table-cell>
          <table:table-cell table:style-name="ce104"/>
          <table:table-cell table:style-name="ce43"/>
          <table:table-cell table:style-name="ce46" table:formula="of:=RIGHT([.C397];LEN([.C397])-30)" office:value-type="string" office:string-value="Le Trou de la Mouche" calcext:value-type="string">
            <text:p>Le Trou de la Mouche</text:p>
          </table:table-cell>
          <table:table-cell table:formula="of:=VALUE([.H397])" office:value-type="float" office:value="2467" calcext:value-type="float">
            <text:p>2467</text:p>
          </table:table-cell>
          <table:table-cell table:formula="of:=VALUE([.J397])" office:value-type="float" office:value="0" calcext:value-type="float">
            <text:p>0</text:p>
          </table:table-cell>
          <table:table-cell table:style-name="ce2" table:formula="of:=[.O397]+[.P397]" office:value-type="float" office:value="2467" calcext:value-type="float">
            <text:p>2467</text:p>
          </table:table-cell>
          <table:table-cell office:value-type="string" calcext:value-type="string">
            <text:p>Été 2013 / Hiver 2014</text:p>
          </table:table-cell>
          <table:table-cell office:value-type="string" calcext:value-type="string">
            <text:p>Stéphane et Franck / 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398" calcext:value-type="float">
            <text:p>398</text:p>
          </table:table-cell>
          <table:table-cell table:style-name="ce2" table:formula="of:=[.O398]+[.P398]" office:value-type="float" office:value="2461" calcext:value-type="float">
            <text:p>2461</text:p>
          </table:table-cell>
          <table:table-cell table:style-name="ce23" office:value-type="string" calcext:value-type="string">
            <text:p><text:span text:style-name="T8"> 0:04:13 42:34:32 2101   360  </text:span><text:span text:style-name="T18">Sestrales Alto / Grand Sestrales</text:span></text:p>
          </table:table-cell>
          <table:table-cell table:formula="of:=LEFT([.C398];17)" office:value-type="string" office:string-value=" 0:04:13 42:34:32" calcext:value-type="string">
            <text:p><text:s/>0:04:13 42:34:32</text:p>
          </table:table-cell>
          <table:table-cell table:style-name="ce40" table:formula="of:=RIGHT([.D398];8)" office:value-type="string" office:string-value="42:34:32" calcext:value-type="string">
            <text:p>42:34:32</text:p>
          </table:table-cell>
          <table:table-cell table:style-name="ce40" table:formula="of:=LEFT([.C398];8)" office:value-type="string" office:string-value=" 0:04:13" calcext:value-type="string">
            <text:p><text:s/>0:04:13</text:p>
          </table:table-cell>
          <table:table-cell table:formula="of:=LEFT([.C398];22)" office:value-type="string" office:string-value=" 0:04:13 42:34:32 2101" calcext:value-type="string">
            <text:p><text:s/>0:04:13 42:34:32 2101</text:p>
          </table:table-cell>
          <table:table-cell table:style-name="ce40" table:formula="of:=RIGHT([.G398];4)" office:value-type="string" office:string-value="2101" calcext:value-type="string">
            <text:p>2101</text:p>
          </table:table-cell>
          <table:table-cell table:formula="of:=LEFT([.C398];28)" office:value-type="string" office:string-value=" 0:04:13 42:34:32 2101   360" calcext:value-type="string">
            <text:p><text:s/>0:04:13 42:34:32 2101 <text:s text:c="2"/>360</text:p>
          </table:table-cell>
          <table:table-cell table:style-name="ce40" table:formula="of:=RIGHT([.I398];4)" office:value-type="string" office:string-value=" 360" calcext:value-type="string">
            <text:p><text:s/>360</text:p>
          </table:table-cell>
          <table:table-cell table:style-name="ce43" table:formula="of:=[.J398]/[.H398]*100" office:value-type="float" office:value="17.13469776297" calcext:value-type="float">
            <text:p>17,1</text:p>
          </table:table-cell>
          <table:table-cell table:style-name="ce104"/>
          <table:table-cell table:style-name="ce43" office:value-type="float" office:value="4.5" calcext:value-type="float">
            <text:p>4,5</text:p>
          </table:table-cell>
          <table:table-cell table:style-name="ce46" table:formula="of:=RIGHT([.C398];LEN([.C398])-30)" office:value-type="string" office:string-value="Sestrales Alto / Grand Sestrales" calcext:value-type="string">
            <text:p>Sestrales Alto / Grand Sestrales</text:p>
          </table:table-cell>
          <table:table-cell table:formula="of:=VALUE([.H398])" office:value-type="float" office:value="2101" calcext:value-type="float">
            <text:p>2101</text:p>
          </table:table-cell>
          <table:table-cell table:formula="of:=VALUE([.J398])" office:value-type="float" office:value="360" calcext:value-type="float">
            <text:p>360</text:p>
          </table:table-cell>
          <table:table-cell table:style-name="ce2" table:formula="of:=[.O398]+[.P398]" office:value-type="float" office:value="2461" calcext:value-type="float">
            <text:p>246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399" calcext:value-type="float">
            <text:p>399</text:p>
          </table:table-cell>
          <table:table-cell table:style-name="ce2" table:formula="of:=[.O399]+[.P399]" office:value-type="float" office:value="2456" calcext:value-type="float">
            <text:p>2456</text:p>
          </table:table-cell>
          <table:table-cell table:style-name="ce18" office:value-type="string" calcext:value-type="string">
            <text:p><text:span text:style-name="T14"> </text:span><text:span text:style-name="T15">5:43:33 44:59:33 1710   746  </text:span><text:span text:style-name="T22">MONTAGNE DU CONEST / LA PEYROUSE</text:span></text:p>
          </table:table-cell>
          <table:table-cell table:formula="of:=LEFT([.C399];17)" office:value-type="string" office:string-value=" 5:43:33 44:59:33" calcext:value-type="string">
            <text:p><text:s/>5:43:33 44:59:33</text:p>
          </table:table-cell>
          <table:table-cell table:style-name="ce40" table:formula="of:=RIGHT([.D399];8)" office:value-type="string" office:string-value="44:59:33" calcext:value-type="string">
            <text:p>44:59:33</text:p>
          </table:table-cell>
          <table:table-cell table:style-name="ce40" table:formula="of:=LEFT([.C399];8)" office:value-type="string" office:string-value=" 5:43:33" calcext:value-type="string">
            <text:p><text:s/>5:43:33</text:p>
          </table:table-cell>
          <table:table-cell table:formula="of:=LEFT([.C399];22)" office:value-type="string" office:string-value=" 5:43:33 44:59:33 1710" calcext:value-type="string">
            <text:p><text:s/>5:43:33 44:59:33 1710</text:p>
          </table:table-cell>
          <table:table-cell table:style-name="ce40" table:formula="of:=RIGHT([.G399];4)" office:value-type="string" office:string-value="1710" calcext:value-type="string">
            <text:p>1710</text:p>
          </table:table-cell>
          <table:table-cell table:formula="of:=LEFT([.C399];28)" office:value-type="string" office:string-value=" 5:43:33 44:59:33 1710   746" calcext:value-type="string">
            <text:p><text:s/>5:43:33 44:59:33 1710 <text:s text:c="2"/>746</text:p>
          </table:table-cell>
          <table:table-cell table:style-name="ce40" table:formula="of:=RIGHT([.I399];4)" office:value-type="string" office:string-value=" 746" calcext:value-type="string">
            <text:p><text:s/>746</text:p>
          </table:table-cell>
          <table:table-cell table:style-name="ce43" table:formula="of:=[.J399]/[.H399]*100" office:value-type="float" office:value="43.625730994152" calcext:value-type="float">
            <text:p>43,6</text:p>
          </table:table-cell>
          <table:table-cell table:style-name="ce104"/>
          <table:table-cell table:style-name="ce43" office:value-type="float" office:value="7.4" calcext:value-type="float">
            <text:p>7,4</text:p>
          </table:table-cell>
          <table:table-cell table:style-name="ce46" table:formula="of:=RIGHT([.C399];LEN([.C399])-30)" office:value-type="string" office:string-value="MONTAGNE DU CONEST / LA PEYROUSE" calcext:value-type="string">
            <text:p>MONTAGNE DU CONEST / LA PEYROUSE</text:p>
          </table:table-cell>
          <table:table-cell table:formula="of:=VALUE([.H399])" office:value-type="float" office:value="1710" calcext:value-type="float">
            <text:p>1710</text:p>
          </table:table-cell>
          <table:table-cell table:formula="of:=VALUE([.J399])" office:value-type="float" office:value="746" calcext:value-type="float">
            <text:p>746</text:p>
          </table:table-cell>
          <table:table-cell table:style-name="ce2" table:formula="of:=[.O399]+[.P399]" office:value-type="float" office:value="2456" calcext:value-type="float">
            <text:p>2456</text:p>
          </table:table-cell>
          <table:table-cell office:value-type="string" calcext:value-type="string">
            <text:p>Printemps 2012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2" table:formula="of:=[.O400]+[.P400]" office:value-type="float" office:value="2454" calcext:value-type="float">
            <text:p>2454</text:p>
          </table:table-cell>
          <table:table-cell table:style-name="ce14" office:value-type="string" calcext:value-type="string">
            <text:p><text:s/>2:01:02 42:32:11 2204 <text:s text:c="2"/>250 <text:s/>ROC DE LA CALMA</text:p>
          </table:table-cell>
          <table:table-cell table:formula="of:=LEFT([.C400];17)" office:value-type="string" office:string-value=" 2:01:02 42:32:11" calcext:value-type="string">
            <text:p><text:s/>2:01:02 42:32:11</text:p>
          </table:table-cell>
          <table:table-cell table:style-name="ce40" table:formula="of:=RIGHT([.D400];8)" office:value-type="string" office:string-value="42:32:11" calcext:value-type="string">
            <text:p>42:32:11</text:p>
          </table:table-cell>
          <table:table-cell table:style-name="ce40" table:formula="of:=LEFT([.C400];8)" office:value-type="string" office:string-value=" 2:01:02" calcext:value-type="string">
            <text:p><text:s/>2:01:02</text:p>
          </table:table-cell>
          <table:table-cell table:formula="of:=LEFT([.C400];22)" office:value-type="string" office:string-value=" 2:01:02 42:32:11 2204" calcext:value-type="string">
            <text:p><text:s/>2:01:02 42:32:11 2204</text:p>
          </table:table-cell>
          <table:table-cell table:style-name="ce40" table:formula="of:=RIGHT([.G400];4)" office:value-type="string" office:string-value="2204" calcext:value-type="string">
            <text:p>2204</text:p>
          </table:table-cell>
          <table:table-cell table:formula="of:=LEFT([.C400];28)" office:value-type="string" office:string-value=" 2:01:02 42:32:11 2204   250" calcext:value-type="string">
            <text:p><text:s/>2:01:02 42:32:11 2204 <text:s text:c="2"/>250</text:p>
          </table:table-cell>
          <table:table-cell table:style-name="ce40" table:formula="of:=RIGHT([.I400];4)" office:value-type="string" office:string-value=" 250" calcext:value-type="string">
            <text:p><text:s/>250</text:p>
          </table:table-cell>
          <table:table-cell table:style-name="ce43" table:formula="of:=[.J400]/[.H400]*100" office:value-type="float" office:value="11.3430127041742" calcext:value-type="float">
            <text:p>11,3</text:p>
          </table:table-cell>
          <table:table-cell table:style-name="ce104"/>
          <table:table-cell table:style-name="ce43" office:value-type="float" office:value="4.8" calcext:value-type="float">
            <text:p>4,8</text:p>
          </table:table-cell>
          <table:table-cell table:style-name="ce46" table:formula="of:=RIGHT([.C400];LEN([.C400])-30)" office:value-type="string" office:string-value="ROC DE LA CALMA" calcext:value-type="string">
            <text:p>ROC DE LA CALMA</text:p>
          </table:table-cell>
          <table:table-cell table:formula="of:=VALUE([.H400])" office:value-type="float" office:value="2204" calcext:value-type="float">
            <text:p>2204</text:p>
          </table:table-cell>
          <table:table-cell table:formula="of:=VALUE([.J400])" office:value-type="float" office:value="250" calcext:value-type="float">
            <text:p>250</text:p>
          </table:table-cell>
          <table:table-cell table:style-name="ce2" table:formula="of:=[.O400]+[.P400]" office:value-type="float" office:value="2454" calcext:value-type="float">
            <text:p>2454</text:p>
          </table:table-cell>
          <table:table-cell office:value-type="string" calcext:value-type="string">
            <text:p>Printemps 2016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table:style-name="ce2" table:formula="of:=[.O401]+[.P401]" office:value-type="float" office:value="2453" calcext:value-type="float">
            <text:p>2453</text:p>
          </table:table-cell>
          <table:table-cell table:style-name="ce36" office:value-type="string" calcext:value-type="string">
            <text:p><text:s/>5:54:05 45:02:25 2434 <text:s text:c="3"/>19 <text:s/>Crête de Brouffier</text:p>
          </table:table-cell>
          <table:table-cell table:formula="of:=LEFT([.C401];17)" office:value-type="string" office:string-value=" 5:54:05 45:02:25" calcext:value-type="string">
            <text:p><text:s/>5:54:05 45:02:25</text:p>
          </table:table-cell>
          <table:table-cell table:style-name="ce40" table:formula="of:=RIGHT([.D401];8)" office:value-type="string" office:string-value="45:02:25" calcext:value-type="string">
            <text:p>45:02:25</text:p>
          </table:table-cell>
          <table:table-cell table:style-name="ce40" table:formula="of:=LEFT([.C401];8)" office:value-type="string" office:string-value=" 5:54:05" calcext:value-type="string">
            <text:p><text:s/>5:54:05</text:p>
          </table:table-cell>
          <table:table-cell table:formula="of:=LEFT([.C401];22)" office:value-type="string" office:string-value=" 5:54:05 45:02:25 2434" calcext:value-type="string">
            <text:p><text:s/>5:54:05 45:02:25 2434</text:p>
          </table:table-cell>
          <table:table-cell table:style-name="ce40" table:formula="of:=RIGHT([.G401];4)" office:value-type="string" office:string-value="2434" calcext:value-type="string">
            <text:p>2434</text:p>
          </table:table-cell>
          <table:table-cell table:formula="of:=LEFT([.C401];28)" office:value-type="string" office:string-value=" 5:54:05 45:02:25 2434    19" calcext:value-type="string">
            <text:p><text:s/>5:54:05 45:02:25 2434 <text:s text:c="3"/>19</text:p>
          </table:table-cell>
          <table:table-cell table:style-name="ce40" table:formula="of:=RIGHT([.I401];4)" office:value-type="string" office:string-value="  19" calcext:value-type="string">
            <text:p><text:s text:c="2"/>19</text:p>
          </table:table-cell>
          <table:table-cell table:style-name="ce43" table:formula="of:=[.J401]/[.H401]*100" office:value-type="float" office:value="0.780608052588332" calcext:value-type="float">
            <text:p>0,8</text:p>
          </table:table-cell>
          <table:table-cell table:style-name="ce104"/>
          <table:table-cell table:style-name="ce43"/>
          <table:table-cell table:style-name="ce46" table:formula="of:=RIGHT([.C401];LEN([.C401])-30)" office:value-type="string" office:string-value="Crête de Brouffier" calcext:value-type="string">
            <text:p>Crête de Brouffier</text:p>
          </table:table-cell>
          <table:table-cell table:formula="of:=VALUE([.H401])" office:value-type="float" office:value="2434" calcext:value-type="float">
            <text:p>2434</text:p>
          </table:table-cell>
          <table:table-cell table:formula="of:=VALUE([.J401])" office:value-type="float" office:value="19" calcext:value-type="float">
            <text:p>19</text:p>
          </table:table-cell>
          <table:table-cell table:style-name="ce2" table:formula="of:=[.O401]+[.P401]" office:value-type="float" office:value="2453" calcext:value-type="float">
            <text:p>2453</text:p>
          </table:table-cell>
          <table:table-cell office:value-type="string" calcext:value-type="string">
            <text:p>Automne 2014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table:style-name="ce2" table:formula="of:=[.O402]+[.P402]" office:value-type="float" office:value="2443" calcext:value-type="float">
            <text:p>2443</text:p>
          </table:table-cell>
          <table:table-cell table:style-name="ce18" office:value-type="string" calcext:value-type="string">
            <text:p><text:s/>6:39:36 44:13:18 2415 <text:s text:c="3"/>28 <text:s/>Roche Cline</text:p>
          </table:table-cell>
          <table:table-cell table:formula="of:=LEFT([.C402];17)" office:value-type="string" office:string-value=" 6:39:36 44:13:18" calcext:value-type="string">
            <text:p><text:s/>6:39:36 44:13:18</text:p>
          </table:table-cell>
          <table:table-cell table:style-name="ce40" table:formula="of:=RIGHT([.D402];8)" office:value-type="string" office:string-value="44:13:18" calcext:value-type="string">
            <text:p>44:13:18</text:p>
          </table:table-cell>
          <table:table-cell table:style-name="ce40" table:formula="of:=LEFT([.C402];8)" office:value-type="string" office:string-value=" 6:39:36" calcext:value-type="string">
            <text:p><text:s/>6:39:36</text:p>
          </table:table-cell>
          <table:table-cell table:formula="of:=LEFT([.C402];22)" office:value-type="string" office:string-value=" 6:39:36 44:13:18 2415" calcext:value-type="string">
            <text:p><text:s/>6:39:36 44:13:18 2415</text:p>
          </table:table-cell>
          <table:table-cell table:style-name="ce40" table:formula="of:=RIGHT([.G402];4)" office:value-type="string" office:string-value="2415" calcext:value-type="string">
            <text:p>2415</text:p>
          </table:table-cell>
          <table:table-cell table:formula="of:=LEFT([.C402];28)" office:value-type="string" office:string-value=" 6:39:36 44:13:18 2415    28" calcext:value-type="string">
            <text:p><text:s/>6:39:36 44:13:18 2415 <text:s text:c="3"/>28</text:p>
          </table:table-cell>
          <table:table-cell table:style-name="ce40" table:formula="of:=RIGHT([.I402];4)" office:value-type="string" office:string-value="  28" calcext:value-type="string">
            <text:p><text:s text:c="2"/>28</text:p>
          </table:table-cell>
          <table:table-cell table:style-name="ce43" table:formula="of:=[.J402]/[.H402]*100" office:value-type="float" office:value="1.15942028985507" calcext:value-type="float">
            <text:p>1,2</text:p>
          </table:table-cell>
          <table:table-cell table:style-name="ce104"/>
          <table:table-cell table:style-name="ce43"/>
          <table:table-cell table:style-name="ce46" table:formula="of:=RIGHT([.C402];LEN([.C402])-30)" office:value-type="string" office:string-value="Roche Cline" calcext:value-type="string">
            <text:p>Roche Cline</text:p>
          </table:table-cell>
          <table:table-cell table:formula="of:=VALUE([.H402])" office:value-type="float" office:value="2415" calcext:value-type="float">
            <text:p>2415</text:p>
          </table:table-cell>
          <table:table-cell table:formula="of:=VALUE([.J402])" office:value-type="float" office:value="28" calcext:value-type="float">
            <text:p>28</text:p>
          </table:table-cell>
          <table:table-cell table:style-name="ce2" table:formula="of:=[.O402]+[.P402]" office:value-type="float" office:value="2443" calcext:value-type="float">
            <text:p>2443</text:p>
          </table:table-cell>
          <table:table-cell office:value-type="string" calcext:value-type="string">
            <text:p>Automne 2012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403" calcext:value-type="float">
            <text:p>403</text:p>
          </table:table-cell>
          <table:table-cell table:style-name="ce2" table:formula="of:=[.O403]+[.P403]" office:value-type="float" office:value="2439" calcext:value-type="float">
            <text:p>2439</text:p>
          </table:table-cell>
          <table:table-cell table:style-name="ce13" office:value-type="string" calcext:value-type="string">
            <text:p><text:span text:style-name="T14"> </text:span><text:span text:style-name="T15">6:34:37 46:07:44 1999   440  Pointe de Marcelly</text:span></text:p>
          </table:table-cell>
          <table:table-cell table:formula="of:=LEFT([.C403];17)" office:value-type="string" office:string-value=" 6:34:37 46:07:44" calcext:value-type="string">
            <text:p><text:s/>6:34:37 46:07:44</text:p>
          </table:table-cell>
          <table:table-cell table:style-name="ce40" table:formula="of:=RIGHT([.D403];8)" office:value-type="string" office:string-value="46:07:44" calcext:value-type="string">
            <text:p>46:07:44</text:p>
          </table:table-cell>
          <table:table-cell table:style-name="ce40" table:formula="of:=LEFT([.C403];8)" office:value-type="string" office:string-value=" 6:34:37" calcext:value-type="string">
            <text:p><text:s/>6:34:37</text:p>
          </table:table-cell>
          <table:table-cell table:formula="of:=LEFT([.C403];22)" office:value-type="string" office:string-value=" 6:34:37 46:07:44 1999" calcext:value-type="string">
            <text:p><text:s/>6:34:37 46:07:44 1999</text:p>
          </table:table-cell>
          <table:table-cell table:style-name="ce40" table:formula="of:=RIGHT([.G403];4)" office:value-type="string" office:string-value="1999" calcext:value-type="string">
            <text:p>1999</text:p>
          </table:table-cell>
          <table:table-cell table:formula="of:=LEFT([.C403];28)" office:value-type="string" office:string-value=" 6:34:37 46:07:44 1999   440" calcext:value-type="string">
            <text:p><text:s/>6:34:37 46:07:44 1999 <text:s text:c="2"/>440</text:p>
          </table:table-cell>
          <table:table-cell table:style-name="ce40" table:formula="of:=RIGHT([.I403];4)" office:value-type="string" office:string-value=" 440" calcext:value-type="string">
            <text:p><text:s/>440</text:p>
          </table:table-cell>
          <table:table-cell table:style-name="ce43" table:formula="of:=[.J403]/[.H403]*100" office:value-type="float" office:value="22.0110055027514" calcext:value-type="float">
            <text:p>22,0</text:p>
          </table:table-cell>
          <table:table-cell table:style-name="ce104"/>
          <table:table-cell table:style-name="ce43" office:value-type="float" office:value="5.3" calcext:value-type="float">
            <text:p>5,3</text:p>
          </table:table-cell>
          <table:table-cell table:style-name="ce46" table:formula="of:=RIGHT([.C403];LEN([.C403])-30)" office:value-type="string" office:string-value="Pointe de Marcelly" calcext:value-type="string">
            <text:p>Pointe de Marcelly</text:p>
          </table:table-cell>
          <table:table-cell table:formula="of:=VALUE([.H403])" office:value-type="float" office:value="1999" calcext:value-type="float">
            <text:p>1999</text:p>
          </table:table-cell>
          <table:table-cell table:formula="of:=VALUE([.J403])" office:value-type="float" office:value="440" calcext:value-type="float">
            <text:p>440</text:p>
          </table:table-cell>
          <table:table-cell table:style-name="ce2" table:formula="of:=[.O403]+[.P403]" office:value-type="float" office:value="2439" calcext:value-type="float">
            <text:p>2439</text:p>
          </table:table-cell>
          <table:table-cell office:value-type="string" calcext:value-type="string">
            <text:p>Hiver 2003 et Été 2009</text:p>
          </table:table-cell>
          <table:table-cell office:value-type="string" calcext:value-type="string">
            <text:p><text:s/>Estelle, Dominique / 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404" calcext:value-type="float">
            <text:p>404</text:p>
          </table:table-cell>
          <table:table-cell table:style-name="ce2" table:formula="of:=[.O404]+[.P404]" office:value-type="float" office:value="2439" calcext:value-type="float">
            <text:p>2439</text:p>
          </table:table-cell>
          <table:table-cell table:style-name="ce14" office:value-type="string" calcext:value-type="string">
            <text:p><text:s/>0:28:43 42:52:42 2147 <text:s text:c="2"/>292 <text:s/>MONT NE</text:p>
          </table:table-cell>
          <table:table-cell table:formula="of:=LEFT([.C404];17)" office:value-type="string" office:string-value=" 0:28:43 42:52:42" calcext:value-type="string">
            <text:p><text:s/>0:28:43 42:52:42</text:p>
          </table:table-cell>
          <table:table-cell table:style-name="ce40" table:formula="of:=RIGHT([.D404];8)" office:value-type="string" office:string-value="42:52:42" calcext:value-type="string">
            <text:p>42:52:42</text:p>
          </table:table-cell>
          <table:table-cell table:style-name="ce40" table:formula="of:=LEFT([.C404];8)" office:value-type="string" office:string-value=" 0:28:43" calcext:value-type="string">
            <text:p><text:s/>0:28:43</text:p>
          </table:table-cell>
          <table:table-cell table:formula="of:=LEFT([.C404];22)" office:value-type="string" office:string-value=" 0:28:43 42:52:42 2147" calcext:value-type="string">
            <text:p><text:s/>0:28:43 42:52:42 2147</text:p>
          </table:table-cell>
          <table:table-cell table:style-name="ce40" table:formula="of:=RIGHT([.G404];4)" office:value-type="string" office:string-value="2147" calcext:value-type="string">
            <text:p>2147</text:p>
          </table:table-cell>
          <table:table-cell table:formula="of:=LEFT([.C404];28)" office:value-type="string" office:string-value=" 0:28:43 42:52:42 2147   292" calcext:value-type="string">
            <text:p><text:s/>0:28:43 42:52:42 2147 <text:s text:c="2"/>292</text:p>
          </table:table-cell>
          <table:table-cell table:style-name="ce40" table:formula="of:=RIGHT([.I404];4)" office:value-type="string" office:string-value=" 292" calcext:value-type="string">
            <text:p><text:s/>292</text:p>
          </table:table-cell>
          <table:table-cell table:style-name="ce43" table:formula="of:=[.J404]/[.H404]*100" office:value-type="float" office:value="13.6003726129483" calcext:value-type="float">
            <text:p>13,6</text:p>
          </table:table-cell>
          <table:table-cell table:style-name="ce104"/>
          <table:table-cell table:style-name="ce43" office:value-type="float" office:value="3.4" calcext:value-type="float">
            <text:p>3,4</text:p>
          </table:table-cell>
          <table:table-cell table:style-name="ce46" table:formula="of:=RIGHT([.C404];LEN([.C404])-30)" office:value-type="string" office:string-value="MONT NE" calcext:value-type="string">
            <text:p>MONT NE</text:p>
          </table:table-cell>
          <table:table-cell table:formula="of:=VALUE([.H404])" office:value-type="float" office:value="2147" calcext:value-type="float">
            <text:p>2147</text:p>
          </table:table-cell>
          <table:table-cell table:formula="of:=VALUE([.J404])" office:value-type="float" office:value="292" calcext:value-type="float">
            <text:p>292</text:p>
          </table:table-cell>
          <table:table-cell table:style-name="ce2" table:formula="of:=[.O404]+[.P404]" office:value-type="float" office:value="2439" calcext:value-type="float">
            <text:p>2439</text:p>
          </table:table-cell>
          <table:table-cell office:value-type="string" calcext:value-type="string">
            <text:p>Printemps 2014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05" calcext:value-type="float">
            <text:p>405</text:p>
          </table:table-cell>
          <table:table-cell table:style-name="ce2" table:formula="of:=[.O405]+[.P405]" office:value-type="float" office:value="2437" calcext:value-type="float">
            <text:p>2437</text:p>
          </table:table-cell>
          <table:table-cell table:style-name="ce14" office:value-type="string" calcext:value-type="string">
            <text:p>-0:02:42 42:42:59 2322 <text:s text:c="2"/>115 <text:s/>Pic des Tentes</text:p>
          </table:table-cell>
          <table:table-cell table:formula="of:=LEFT([.C405];17)" office:value-type="string" office:string-value="-0:02:42 42:42:59" calcext:value-type="string">
            <text:p>-0:02:42 42:42:59</text:p>
          </table:table-cell>
          <table:table-cell table:style-name="ce40" table:formula="of:=RIGHT([.D405];8)" office:value-type="string" office:string-value="42:42:59" calcext:value-type="string">
            <text:p>42:42:59</text:p>
          </table:table-cell>
          <table:table-cell table:style-name="ce40" table:formula="of:=LEFT([.C405];8)" office:value-type="string" office:string-value="-0:02:42" calcext:value-type="string">
            <text:p>-0:02:42</text:p>
          </table:table-cell>
          <table:table-cell table:formula="of:=LEFT([.C405];22)" office:value-type="string" office:string-value="-0:02:42 42:42:59 2322" calcext:value-type="string">
            <text:p>-0:02:42 42:42:59 2322</text:p>
          </table:table-cell>
          <table:table-cell table:style-name="ce40" table:formula="of:=RIGHT([.G405];4)" office:value-type="string" office:string-value="2322" calcext:value-type="string">
            <text:p>2322</text:p>
          </table:table-cell>
          <table:table-cell table:formula="of:=LEFT([.C405];28)" office:value-type="string" office:string-value="-0:02:42 42:42:59 2322   115" calcext:value-type="string">
            <text:p>-0:02:42 42:42:59 2322 <text:s text:c="2"/>115</text:p>
          </table:table-cell>
          <table:table-cell table:style-name="ce40" table:formula="of:=RIGHT([.I405];4)" office:value-type="string" office:string-value=" 115" calcext:value-type="string">
            <text:p><text:s/>115</text:p>
          </table:table-cell>
          <table:table-cell table:style-name="ce43" table:formula="of:=[.J405]/[.H405]*100" office:value-type="float" office:value="4.9526270456503" calcext:value-type="float">
            <text:p>5,0</text:p>
          </table:table-cell>
          <table:table-cell table:style-name="ce104"/>
          <table:table-cell table:style-name="ce43" office:value-type="float" office:value="1.3" calcext:value-type="float">
            <text:p>1,3</text:p>
          </table:table-cell>
          <table:table-cell table:style-name="ce46" table:formula="of:=RIGHT([.C405];LEN([.C405])-30)" office:value-type="string" office:string-value="Pic des Tentes" calcext:value-type="string">
            <text:p>Pic des Tentes</text:p>
          </table:table-cell>
          <table:table-cell table:formula="of:=VALUE([.H405])" office:value-type="float" office:value="2322" calcext:value-type="float">
            <text:p>2322</text:p>
          </table:table-cell>
          <table:table-cell table:formula="of:=VALUE([.J405])" office:value-type="float" office:value="115" calcext:value-type="float">
            <text:p>115</text:p>
          </table:table-cell>
          <table:table-cell table:style-name="ce2" table:formula="of:=[.O405]+[.P405]" office:value-type="float" office:value="2437" calcext:value-type="float">
            <text:p>243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stelle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06" calcext:value-type="float">
            <text:p>406</text:p>
          </table:table-cell>
          <table:table-cell table:style-name="ce2" table:formula="of:=[.O406]+[.P406]" office:value-type="float" office:value="2436" calcext:value-type="float">
            <text:p>2436</text:p>
          </table:table-cell>
          <table:table-cell table:style-name="ce37" office:value-type="string" calcext:value-type="string">
            <text:p><text:s/>6:17:06 44:51:18 2436 <text:s text:c="4"/>0 <text:s/>Refuge du Pigeonnier <text:s text:c="4"/></text:p>
          </table:table-cell>
          <table:table-cell table:formula="of:=LEFT([.C406];17)" office:value-type="string" office:string-value=" 6:17:06 44:51:18" calcext:value-type="string">
            <text:p><text:s/>6:17:06 44:51:18</text:p>
          </table:table-cell>
          <table:table-cell table:style-name="ce40" table:formula="of:=RIGHT([.D406];8)" office:value-type="string" office:string-value="44:51:18" calcext:value-type="string">
            <text:p>44:51:18</text:p>
          </table:table-cell>
          <table:table-cell table:style-name="ce40" table:formula="of:=LEFT([.C406];8)" office:value-type="string" office:string-value=" 6:17:06" calcext:value-type="string">
            <text:p><text:s/>6:17:06</text:p>
          </table:table-cell>
          <table:table-cell table:formula="of:=LEFT([.C406];22)" office:value-type="string" office:string-value=" 6:17:06 44:51:18 2436" calcext:value-type="string">
            <text:p><text:s/>6:17:06 44:51:18 2436</text:p>
          </table:table-cell>
          <table:table-cell table:style-name="ce40" table:formula="of:=RIGHT([.G406];4)" office:value-type="string" office:string-value="2436" calcext:value-type="string">
            <text:p>2436</text:p>
          </table:table-cell>
          <table:table-cell table:formula="of:=LEFT([.C406];28)" office:value-type="string" office:string-value=" 6:17:06 44:51:18 2436     0" calcext:value-type="string">
            <text:p><text:s/>6:17:06 44:51:18 2436 <text:s text:c="4"/>0</text:p>
          </table:table-cell>
          <table:table-cell table:style-name="ce40" table:formula="of:=RIGHT([.I406];4)" office:value-type="string" office:string-value="   0" calcext:value-type="string">
            <text:p><text:s text:c="3"/>0</text:p>
          </table:table-cell>
          <table:table-cell table:style-name="ce43" table:formula="of:=[.J406]/[.H406]*100" office:value-type="float" office:value="0" calcext:value-type="float">
            <text:p>0,0</text:p>
          </table:table-cell>
          <table:table-cell table:style-name="ce104"/>
          <table:table-cell table:style-name="ce43"/>
          <table:table-cell table:style-name="ce46" table:formula="of:=RIGHT([.C406];LEN([.C406])-30)" office:value-type="string" office:string-value="Refuge du Pigeonnier     " calcext:value-type="string">
            <text:p>Refuge du Pigeonnier <text:s text:c="4"/></text:p>
          </table:table-cell>
          <table:table-cell table:formula="of:=VALUE([.H406])" office:value-type="float" office:value="2436" calcext:value-type="float">
            <text:p>2436</text:p>
          </table:table-cell>
          <table:table-cell table:formula="of:=VALUE([.J406])" office:value-type="float" office:value="0" calcext:value-type="float">
            <text:p>0</text:p>
          </table:table-cell>
          <table:table-cell table:style-name="ce2" table:formula="of:=[.O406]+[.P406]" office:value-type="float" office:value="2436" calcext:value-type="float">
            <text:p>243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07" calcext:value-type="float">
            <text:p>407</text:p>
          </table:table-cell>
          <table:table-cell table:style-name="ce2" table:formula="of:=[.O407]+[.P407]" office:value-type="float" office:value="2429" calcext:value-type="float">
            <text:p>2429</text:p>
          </table:table-cell>
          <table:table-cell table:style-name="ce33" office:value-type="string" calcext:value-type="string">
            <text:p><text:s/>0:18:09 42:51:52 2429 <text:s text:c="4"/>0 <text:s/>Lac de Batbielh (Brèche au SE du…)</text:p>
          </table:table-cell>
          <table:table-cell table:formula="of:=LEFT([.C407];17)" office:value-type="string" office:string-value=" 0:18:09 42:51:52" calcext:value-type="string">
            <text:p><text:s/>0:18:09 42:51:52</text:p>
          </table:table-cell>
          <table:table-cell table:style-name="ce40" table:formula="of:=RIGHT([.D407];8)" office:value-type="string" office:string-value="42:51:52" calcext:value-type="string">
            <text:p>42:51:52</text:p>
          </table:table-cell>
          <table:table-cell table:style-name="ce40" table:formula="of:=LEFT([.C407];8)" office:value-type="string" office:string-value=" 0:18:09" calcext:value-type="string">
            <text:p><text:s/>0:18:09</text:p>
          </table:table-cell>
          <table:table-cell table:formula="of:=LEFT([.C407];22)" office:value-type="string" office:string-value=" 0:18:09 42:51:52 2429" calcext:value-type="string">
            <text:p><text:s/>0:18:09 42:51:52 2429</text:p>
          </table:table-cell>
          <table:table-cell table:style-name="ce40" table:formula="of:=RIGHT([.G407];4)" office:value-type="string" office:string-value="2429" calcext:value-type="string">
            <text:p>2429</text:p>
          </table:table-cell>
          <table:table-cell table:formula="of:=LEFT([.C407];28)" office:value-type="string" office:string-value=" 0:18:09 42:51:52 2429     0" calcext:value-type="string">
            <text:p><text:s/>0:18:09 42:51:52 2429 <text:s text:c="4"/>0</text:p>
          </table:table-cell>
          <table:table-cell table:style-name="ce40" table:formula="of:=RIGHT([.I407];4)" office:value-type="string" office:string-value="   0" calcext:value-type="string">
            <text:p><text:s text:c="3"/>0</text:p>
          </table:table-cell>
          <table:table-cell table:style-name="ce43" table:formula="of:=[.J407]/[.H407]*100" office:value-type="float" office:value="0" calcext:value-type="float">
            <text:p>0,0</text:p>
          </table:table-cell>
          <table:table-cell table:style-name="ce104"/>
          <table:table-cell table:style-name="ce43"/>
          <table:table-cell table:style-name="ce46" table:formula="of:=RIGHT([.C407];LEN([.C407])-30)" office:value-type="string" office:string-value="Lac de Batbielh (Brèche au SE du…)" calcext:value-type="string">
            <text:p>Lac de Batbielh (Brèche au SE du…)</text:p>
          </table:table-cell>
          <table:table-cell table:formula="of:=VALUE([.H407])" office:value-type="float" office:value="2429" calcext:value-type="float">
            <text:p>2429</text:p>
          </table:table-cell>
          <table:table-cell table:formula="of:=VALUE([.J407])" office:value-type="float" office:value="0" calcext:value-type="float">
            <text:p>0</text:p>
          </table:table-cell>
          <table:table-cell table:style-name="ce2" table:formula="of:=[.O407]+[.P407]" office:value-type="float" office:value="2429" calcext:value-type="float">
            <text:p>242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stelle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table:style-name="ce2" table:formula="of:=[.O408]+[.P408]" office:value-type="float" office:value="2426" calcext:value-type="float">
            <text:p>2426</text:p>
          </table:table-cell>
          <table:table-cell table:style-name="ce13" office:value-type="string" calcext:value-type="string">
            <text:p><text:s/>6:26:39 45:49:52 2277 <text:s text:c="2"/>149 <text:s/>Pointe de Mandallaz</text:p>
          </table:table-cell>
          <table:table-cell table:formula="of:=LEFT([.C408];17)" office:value-type="string" office:string-value=" 6:26:39 45:49:52" calcext:value-type="string">
            <text:p><text:s/>6:26:39 45:49:52</text:p>
          </table:table-cell>
          <table:table-cell table:style-name="ce40" table:formula="of:=RIGHT([.D408];8)" office:value-type="string" office:string-value="45:49:52" calcext:value-type="string">
            <text:p>45:49:52</text:p>
          </table:table-cell>
          <table:table-cell table:style-name="ce40" table:formula="of:=LEFT([.C408];8)" office:value-type="string" office:string-value=" 6:26:39" calcext:value-type="string">
            <text:p><text:s/>6:26:39</text:p>
          </table:table-cell>
          <table:table-cell table:formula="of:=LEFT([.C408];22)" office:value-type="string" office:string-value=" 6:26:39 45:49:52 2277" calcext:value-type="string">
            <text:p><text:s/>6:26:39 45:49:52 2277</text:p>
          </table:table-cell>
          <table:table-cell table:style-name="ce40" table:formula="of:=RIGHT([.G408];4)" office:value-type="string" office:string-value="2277" calcext:value-type="string">
            <text:p>2277</text:p>
          </table:table-cell>
          <table:table-cell table:formula="of:=LEFT([.C408];28)" office:value-type="string" office:string-value=" 6:26:39 45:49:52 2277   149" calcext:value-type="string">
            <text:p><text:s/>6:26:39 45:49:52 2277 <text:s text:c="2"/>149</text:p>
          </table:table-cell>
          <table:table-cell table:style-name="ce40" table:formula="of:=RIGHT([.I408];4)" office:value-type="string" office:string-value=" 149" calcext:value-type="string">
            <text:p><text:s/>149</text:p>
          </table:table-cell>
          <table:table-cell table:style-name="ce43" table:formula="of:=[.J408]/[.H408]*100" office:value-type="float" office:value="6.54369784804567" calcext:value-type="float">
            <text:p>6,5</text:p>
          </table:table-cell>
          <table:table-cell table:style-name="ce104"/>
          <table:table-cell table:style-name="ce43"/>
          <table:table-cell table:style-name="ce46" table:formula="of:=RIGHT([.C408];LEN([.C408])-30)" office:value-type="string" office:string-value="Pointe de Mandallaz" calcext:value-type="string">
            <text:p>Pointe de Mandallaz</text:p>
          </table:table-cell>
          <table:table-cell table:formula="of:=VALUE([.H408])" office:value-type="float" office:value="2277" calcext:value-type="float">
            <text:p>2277</text:p>
          </table:table-cell>
          <table:table-cell table:formula="of:=VALUE([.J408])" office:value-type="float" office:value="149" calcext:value-type="float">
            <text:p>149</text:p>
          </table:table-cell>
          <table:table-cell table:style-name="ce2" table:formula="of:=[.O408]+[.P408]" office:value-type="float" office:value="2426" calcext:value-type="float">
            <text:p>2426</text:p>
          </table:table-cell>
          <table:table-cell office:value-type="string" calcext:value-type="string">
            <text:p>Hiver 2014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409" calcext:value-type="float">
            <text:p>409</text:p>
          </table:table-cell>
          <table:table-cell table:style-name="ce2" table:formula="of:=[.O409]+[.P409]" office:value-type="float" office:value="2425" calcext:value-type="float">
            <text:p>2425</text:p>
          </table:table-cell>
          <table:table-cell table:style-name="ce14" office:value-type="string" calcext:value-type="string">
            <text:p><text:s/>0:18:21 42:58:40 1921 <text:s text:c="2"/>504 <text:s/>SIGNAL DE BASSIA</text:p>
          </table:table-cell>
          <table:table-cell table:formula="of:=LEFT([.C409];17)" office:value-type="string" office:string-value=" 0:18:21 42:58:40" calcext:value-type="string">
            <text:p><text:s/>0:18:21 42:58:40</text:p>
          </table:table-cell>
          <table:table-cell table:style-name="ce40" table:formula="of:=RIGHT([.D409];8)" office:value-type="string" office:string-value="42:58:40" calcext:value-type="string">
            <text:p>42:58:40</text:p>
          </table:table-cell>
          <table:table-cell table:style-name="ce40" table:formula="of:=LEFT([.C409];8)" office:value-type="string" office:string-value=" 0:18:21" calcext:value-type="string">
            <text:p><text:s/>0:18:21</text:p>
          </table:table-cell>
          <table:table-cell table:formula="of:=LEFT([.C409];22)" office:value-type="string" office:string-value=" 0:18:21 42:58:40 1921" calcext:value-type="string">
            <text:p><text:s/>0:18:21 42:58:40 1921</text:p>
          </table:table-cell>
          <table:table-cell table:style-name="ce40" table:formula="of:=RIGHT([.G409];4)" office:value-type="string" office:string-value="1921" calcext:value-type="string">
            <text:p>1921</text:p>
          </table:table-cell>
          <table:table-cell table:formula="of:=LEFT([.C409];28)" office:value-type="string" office:string-value=" 0:18:21 42:58:40 1921   504" calcext:value-type="string">
            <text:p><text:s/>0:18:21 42:58:40 1921 <text:s text:c="2"/>504</text:p>
          </table:table-cell>
          <table:table-cell table:style-name="ce40" table:formula="of:=RIGHT([.I409];4)" office:value-type="string" office:string-value=" 504" calcext:value-type="string">
            <text:p><text:s/>504</text:p>
          </table:table-cell>
          <table:table-cell table:style-name="ce43" table:formula="of:=[.J409]/[.H409]*100" office:value-type="float" office:value="26.2363352420614" calcext:value-type="float">
            <text:p>26,2</text:p>
          </table:table-cell>
          <table:table-cell table:style-name="ce104"/>
          <table:table-cell table:style-name="ce43" office:value-type="float" office:value="10.1" calcext:value-type="float">
            <text:p>10,1</text:p>
          </table:table-cell>
          <table:table-cell table:style-name="ce46" table:formula="of:=RIGHT([.C409];LEN([.C409])-30)" office:value-type="string" office:string-value="SIGNAL DE BASSIA" calcext:value-type="string">
            <text:p>SIGNAL DE BASSIA</text:p>
          </table:table-cell>
          <table:table-cell table:formula="of:=VALUE([.H409])" office:value-type="float" office:value="1921" calcext:value-type="float">
            <text:p>1921</text:p>
          </table:table-cell>
          <table:table-cell table:formula="of:=VALUE([.J409])" office:value-type="float" office:value="504" calcext:value-type="float">
            <text:p>504</text:p>
          </table:table-cell>
          <table:table-cell table:style-name="ce2" table:formula="of:=[.O409]+[.P409]" office:value-type="float" office:value="2425" calcext:value-type="float">
            <text:p>2425</text:p>
          </table:table-cell>
          <table:table-cell office:value-type="string" calcext:value-type="string">
            <text:p>Printemps 2018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table:style-name="ce2" table:formula="of:=[.O410]+[.P410]" office:value-type="float" office:value="2422" calcext:value-type="float">
            <text:p>2422</text:p>
          </table:table-cell>
          <table:table-cell table:style-name="ce14" office:value-type="string" calcext:value-type="string">
            <text:p>-0:12:06 42:50:35 2422 <text:s text:c="4"/>0 <text:s/>Lac du Pourtet</text:p>
          </table:table-cell>
          <table:table-cell table:formula="of:=LEFT([.C410];17)" office:value-type="string" office:string-value="-0:12:06 42:50:35" calcext:value-type="string">
            <text:p>-0:12:06 42:50:35</text:p>
          </table:table-cell>
          <table:table-cell table:style-name="ce40" table:formula="of:=RIGHT([.D410];8)" office:value-type="string" office:string-value="42:50:35" calcext:value-type="string">
            <text:p>42:50:35</text:p>
          </table:table-cell>
          <table:table-cell table:style-name="ce40" table:formula="of:=LEFT([.C410];8)" office:value-type="string" office:string-value="-0:12:06" calcext:value-type="string">
            <text:p>-0:12:06</text:p>
          </table:table-cell>
          <table:table-cell table:formula="of:=LEFT([.C410];22)" office:value-type="string" office:string-value="-0:12:06 42:50:35 2422" calcext:value-type="string">
            <text:p>-0:12:06 42:50:35 2422</text:p>
          </table:table-cell>
          <table:table-cell table:style-name="ce40" table:formula="of:=RIGHT([.G410];4)" office:value-type="string" office:string-value="2422" calcext:value-type="string">
            <text:p>2422</text:p>
          </table:table-cell>
          <table:table-cell table:formula="of:=LEFT([.C410];28)" office:value-type="string" office:string-value="-0:12:06 42:50:35 2422     0" calcext:value-type="string">
            <text:p>-0:12:06 42:50:35 2422 <text:s text:c="4"/>0</text:p>
          </table:table-cell>
          <table:table-cell table:style-name="ce40" table:formula="of:=RIGHT([.I410];4)" office:value-type="string" office:string-value="   0" calcext:value-type="string">
            <text:p><text:s text:c="3"/>0</text:p>
          </table:table-cell>
          <table:table-cell table:style-name="ce43" table:formula="of:=[.J410]/[.H410]*100" office:value-type="float" office:value="0" calcext:value-type="float">
            <text:p>0,0</text:p>
          </table:table-cell>
          <table:table-cell table:style-name="ce104"/>
          <table:table-cell table:style-name="ce43"/>
          <table:table-cell table:style-name="ce46" table:formula="of:=RIGHT([.C410];LEN([.C410])-30)" office:value-type="string" office:string-value="Lac du Pourtet" calcext:value-type="string">
            <text:p>Lac du Pourtet</text:p>
          </table:table-cell>
          <table:table-cell table:formula="of:=VALUE([.H410])" office:value-type="float" office:value="2422" calcext:value-type="float">
            <text:p>2422</text:p>
          </table:table-cell>
          <table:table-cell table:formula="of:=VALUE([.J410])" office:value-type="float" office:value="0" calcext:value-type="float">
            <text:p>0</text:p>
          </table:table-cell>
          <table:table-cell table:style-name="ce2" table:formula="of:=[.O410]+[.P410]" office:value-type="float" office:value="2422" calcext:value-type="float">
            <text:p>242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stelle, Siloé, Stéphane &amp; Blandine MARCHETTI</text:p>
          </table:table-cell>
          <table:table-cell table:number-columns-repeated="1005"/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table:style-name="ce4" table:formula="of:=[.O411]+[.P411]" office:value-type="float" office:value="2419" calcext:value-type="float">
            <text:p>2419</text:p>
          </table:table-cell>
          <table:table-cell table:style-name="ce16" office:value-type="string" calcext:value-type="string">
            <text:p><text:s/>6:36:15 43:50:44 1893 <text:s text:c="2"/>526 <text:s/>Crête du Teillon / Les Quatre Termes / Sommet du Teillon</text:p>
          </table:table-cell>
          <table:table-cell table:style-name="ce39" table:formula="of:=LEFT([.C411];17)" office:value-type="string" office:string-value=" 6:36:15 43:50:44" calcext:value-type="string">
            <text:p><text:s/>6:36:15 43:50:44</text:p>
          </table:table-cell>
          <table:table-cell table:style-name="ce42" table:formula="of:=RIGHT([.D411];8)" office:value-type="string" office:string-value="43:50:44" calcext:value-type="string">
            <text:p>43:50:44</text:p>
          </table:table-cell>
          <table:table-cell table:style-name="ce42" table:formula="of:=LEFT([.C411];8)" office:value-type="string" office:string-value=" 6:36:15" calcext:value-type="string">
            <text:p><text:s/>6:36:15</text:p>
          </table:table-cell>
          <table:table-cell table:style-name="ce39" table:formula="of:=LEFT([.C411];22)" office:value-type="string" office:string-value=" 6:36:15 43:50:44 1893" calcext:value-type="string">
            <text:p><text:s/>6:36:15 43:50:44 1893</text:p>
          </table:table-cell>
          <table:table-cell table:style-name="ce42" table:formula="of:=RIGHT([.G411];4)" office:value-type="string" office:string-value="1893" calcext:value-type="string">
            <text:p>1893</text:p>
          </table:table-cell>
          <table:table-cell table:style-name="ce39" table:formula="of:=LEFT([.C411];28)" office:value-type="string" office:string-value=" 6:36:15 43:50:44 1893   526" calcext:value-type="string">
            <text:p><text:s/>6:36:15 43:50:44 1893 <text:s text:c="2"/>526</text:p>
          </table:table-cell>
          <table:table-cell table:style-name="ce42" table:formula="of:=RIGHT([.I411];4)" office:value-type="string" office:string-value=" 526" calcext:value-type="string">
            <text:p><text:s/>526</text:p>
          </table:table-cell>
          <table:table-cell table:style-name="ce43" table:formula="of:=[.J411]/[.H411]*100" office:value-type="float" office:value="27.7865821447438" calcext:value-type="float">
            <text:p>27,8</text:p>
          </table:table-cell>
          <table:table-cell table:style-name="ce104"/>
          <table:table-cell table:style-name="ce43" office:value-type="float" office:value="6.3" calcext:value-type="float">
            <text:p>6,3</text:p>
          </table:table-cell>
          <table:table-cell table:style-name="ce50" table:formula="of:=RIGHT([.C411];LEN([.C411])-30)" office:value-type="string" office:string-value="Crête du Teillon / Les Quatre Termes / Sommet du Teillon" calcext:value-type="string">
            <text:p>Crête du Teillon / Les Quatre Termes / Sommet du Teillon</text:p>
          </table:table-cell>
          <table:table-cell table:style-name="ce39" table:formula="of:=VALUE([.H411])" office:value-type="float" office:value="1893" calcext:value-type="float">
            <text:p>1893</text:p>
          </table:table-cell>
          <table:table-cell table:style-name="ce39" table:formula="of:=VALUE([.J411])" office:value-type="float" office:value="526" calcext:value-type="float">
            <text:p>526</text:p>
          </table:table-cell>
          <table:table-cell table:style-name="ce4" table:formula="of:=[.O411]+[.P411]" office:value-type="float" office:value="2419" calcext:value-type="float">
            <text:p>2419</text:p>
          </table:table-cell>
          <table:table-cell table:style-name="ce42" office:value-type="string" calcext:value-type="string">
            <text:p>Printemps 2019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table:style-name="ce2" table:formula="of:=[.O412]+[.P412]" office:value-type="float" office:value="2412" calcext:value-type="float">
            <text:p>2412</text:p>
          </table:table-cell>
          <table:table-cell table:style-name="ce13" office:value-type="string" calcext:value-type="string">
            <text:p><text:span text:style-name="T20"> </text:span><text:span text:style-name="T15">5:35:30 45:11:12 1709   703  CHARANDE</text:span></text:p>
          </table:table-cell>
          <table:table-cell table:formula="of:=LEFT([.C412];17)" office:value-type="string" office:string-value=" 5:35:30 45:11:12" calcext:value-type="string">
            <text:p><text:s/>5:35:30 45:11:12</text:p>
          </table:table-cell>
          <table:table-cell table:style-name="ce40" table:formula="of:=RIGHT([.D412];8)" office:value-type="string" office:string-value="45:11:12" calcext:value-type="string">
            <text:p>45:11:12</text:p>
          </table:table-cell>
          <table:table-cell table:style-name="ce40" table:formula="of:=LEFT([.C412];8)" office:value-type="string" office:string-value=" 5:35:30" calcext:value-type="string">
            <text:p><text:s/>5:35:30</text:p>
          </table:table-cell>
          <table:table-cell table:formula="of:=LEFT([.C412];22)" office:value-type="string" office:string-value=" 5:35:30 45:11:12 1709" calcext:value-type="string">
            <text:p><text:s/>5:35:30 45:11:12 1709</text:p>
          </table:table-cell>
          <table:table-cell table:style-name="ce40" table:formula="of:=RIGHT([.G412];4)" office:value-type="string" office:string-value="1709" calcext:value-type="string">
            <text:p>1709</text:p>
          </table:table-cell>
          <table:table-cell table:formula="of:=LEFT([.C412];28)" office:value-type="string" office:string-value=" 5:35:30 45:11:12 1709   703" calcext:value-type="string">
            <text:p><text:s/>5:35:30 45:11:12 1709 <text:s text:c="2"/>703</text:p>
          </table:table-cell>
          <table:table-cell table:style-name="ce40" table:formula="of:=RIGHT([.I412];4)" office:value-type="string" office:string-value=" 703" calcext:value-type="string">
            <text:p><text:s/>703</text:p>
          </table:table-cell>
          <table:table-cell table:style-name="ce43" table:formula="of:=[.J412]/[.H412]*100" office:value-type="float" office:value="41.1351667641896" calcext:value-type="float">
            <text:p>41,1</text:p>
          </table:table-cell>
          <table:table-cell table:style-name="ce104"/>
          <table:table-cell table:style-name="ce43" office:value-type="float" office:value="5.1" calcext:value-type="float">
            <text:p>5,1</text:p>
          </table:table-cell>
          <table:table-cell table:style-name="ce46" table:formula="of:=RIGHT([.C412];LEN([.C412])-30)" office:value-type="string" office:string-value="CHARANDE" calcext:value-type="string">
            <text:p>CHARANDE</text:p>
          </table:table-cell>
          <table:table-cell table:formula="of:=VALUE([.H412])" office:value-type="float" office:value="1709" calcext:value-type="float">
            <text:p>1709</text:p>
          </table:table-cell>
          <table:table-cell table:formula="of:=VALUE([.J412])" office:value-type="float" office:value="703" calcext:value-type="float">
            <text:p>703</text:p>
          </table:table-cell>
          <table:table-cell table:style-name="ce2" table:formula="of:=[.O412]+[.P412]" office:value-type="float" office:value="2412" calcext:value-type="float">
            <text:p>241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Estelle, Éloi</text:p>
          </table:table-cell>
          <table:table-cell table:number-columns-repeated="1005"/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table:style-name="ce2" table:formula="of:=[.O413]+[.P413]" office:value-type="float" office:value="2404" calcext:value-type="float">
            <text:p>2404</text:p>
          </table:table-cell>
          <table:table-cell table:style-name="ce13" office:value-type="string" calcext:value-type="string">
            <text:p><text:span text:style-name="T8"> </text:span><text:span text:style-name="T17">6:35:00 46:10:49 2116   288  POINTE DE CHALUNE</text:span></text:p>
          </table:table-cell>
          <table:table-cell table:formula="of:=LEFT([.C413];17)" office:value-type="string" office:string-value=" 6:35:00 46:10:49" calcext:value-type="string">
            <text:p><text:s/>6:35:00 46:10:49</text:p>
          </table:table-cell>
          <table:table-cell table:style-name="ce40" table:formula="of:=RIGHT([.D413];8)" office:value-type="string" office:string-value="46:10:49" calcext:value-type="string">
            <text:p>46:10:49</text:p>
          </table:table-cell>
          <table:table-cell table:style-name="ce40" table:formula="of:=LEFT([.C413];8)" office:value-type="string" office:string-value=" 6:35:00" calcext:value-type="string">
            <text:p><text:s/>6:35:00</text:p>
          </table:table-cell>
          <table:table-cell table:formula="of:=LEFT([.C413];22)" office:value-type="string" office:string-value=" 6:35:00 46:10:49 2116" calcext:value-type="string">
            <text:p><text:s/>6:35:00 46:10:49 2116</text:p>
          </table:table-cell>
          <table:table-cell table:style-name="ce40" table:formula="of:=RIGHT([.G413];4)" office:value-type="string" office:string-value="2116" calcext:value-type="string">
            <text:p>2116</text:p>
          </table:table-cell>
          <table:table-cell table:formula="of:=LEFT([.C413];28)" office:value-type="string" office:string-value=" 6:35:00 46:10:49 2116   288" calcext:value-type="string">
            <text:p><text:s/>6:35:00 46:10:49 2116 <text:s text:c="2"/>288</text:p>
          </table:table-cell>
          <table:table-cell table:style-name="ce40" table:formula="of:=RIGHT([.I413];4)" office:value-type="string" office:string-value=" 288" calcext:value-type="string">
            <text:p><text:s/>288</text:p>
          </table:table-cell>
          <table:table-cell table:style-name="ce43" table:formula="of:=[.J413]/[.H413]*100" office:value-type="float" office:value="13.6105860113422" calcext:value-type="float">
            <text:p>13,6</text:p>
          </table:table-cell>
          <table:table-cell table:style-name="ce104"/>
          <table:table-cell table:style-name="ce43" office:value-type="float" office:value="2.1" calcext:value-type="float">
            <text:p>2,1</text:p>
          </table:table-cell>
          <table:table-cell table:style-name="ce46" table:formula="of:=RIGHT([.C413];LEN([.C413])-30)" office:value-type="string" office:string-value="POINTE DE CHALUNE" calcext:value-type="string">
            <text:p>POINTE DE CHALUNE</text:p>
          </table:table-cell>
          <table:table-cell table:formula="of:=VALUE([.H413])" office:value-type="float" office:value="2116" calcext:value-type="float">
            <text:p>2116</text:p>
          </table:table-cell>
          <table:table-cell table:formula="of:=VALUE([.J413])" office:value-type="float" office:value="288" calcext:value-type="float">
            <text:p>288</text:p>
          </table:table-cell>
          <table:table-cell table:style-name="ce2" table:formula="of:=[.O413]+[.P413]" office:value-type="float" office:value="2404" calcext:value-type="float">
            <text:p>240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414" calcext:value-type="float">
            <text:p>414</text:p>
          </table:table-cell>
          <table:table-cell table:style-name="ce2" table:formula="of:=[.O414]+[.P414]" office:value-type="float" office:value="2391" calcext:value-type="float">
            <text:p>2391</text:p>
          </table:table-cell>
          <table:table-cell table:style-name="ce14" office:value-type="string" calcext:value-type="string">
            <text:p><text:s/>6:47:31 46:09:47 2300 <text:s text:c="3"/>91 <text:s/>Pointe de Fornet</text:p>
          </table:table-cell>
          <table:table-cell table:formula="of:=LEFT([.C414];17)" office:value-type="string" office:string-value=" 6:47:31 46:09:47" calcext:value-type="string">
            <text:p><text:s/>6:47:31 46:09:47</text:p>
          </table:table-cell>
          <table:table-cell table:style-name="ce40" table:formula="of:=RIGHT([.D414];8)" office:value-type="string" office:string-value="46:09:47" calcext:value-type="string">
            <text:p>46:09:47</text:p>
          </table:table-cell>
          <table:table-cell table:style-name="ce40" table:formula="of:=LEFT([.C414];8)" office:value-type="string" office:string-value=" 6:47:31" calcext:value-type="string">
            <text:p><text:s/>6:47:31</text:p>
          </table:table-cell>
          <table:table-cell table:formula="of:=LEFT([.C414];22)" office:value-type="string" office:string-value=" 6:47:31 46:09:47 2300" calcext:value-type="string">
            <text:p><text:s/>6:47:31 46:09:47 2300</text:p>
          </table:table-cell>
          <table:table-cell table:style-name="ce40" table:formula="of:=RIGHT([.G414];4)" office:value-type="string" office:string-value="2300" calcext:value-type="string">
            <text:p>2300</text:p>
          </table:table-cell>
          <table:table-cell table:formula="of:=LEFT([.C414];28)" office:value-type="string" office:string-value=" 6:47:31 46:09:47 2300    91" calcext:value-type="string">
            <text:p><text:s/>6:47:31 46:09:47 2300 <text:s text:c="3"/>91</text:p>
          </table:table-cell>
          <table:table-cell table:style-name="ce40" table:formula="of:=RIGHT([.I414];4)" office:value-type="string" office:string-value="  91" calcext:value-type="string">
            <text:p><text:s text:c="2"/>91</text:p>
          </table:table-cell>
          <table:table-cell table:style-name="ce43" table:formula="of:=[.J414]/[.H414]*100" office:value-type="float" office:value="3.95652173913043" calcext:value-type="float">
            <text:p>4,0</text:p>
          </table:table-cell>
          <table:table-cell table:style-name="ce104"/>
          <table:table-cell table:style-name="ce43"/>
          <table:table-cell table:style-name="ce46" table:formula="of:=RIGHT([.C414];LEN([.C414])-30)" office:value-type="string" office:string-value="Pointe de Fornet" calcext:value-type="string">
            <text:p>Pointe de Fornet</text:p>
          </table:table-cell>
          <table:table-cell table:formula="of:=VALUE([.H414])" office:value-type="float" office:value="2300" calcext:value-type="float">
            <text:p>2300</text:p>
          </table:table-cell>
          <table:table-cell table:formula="of:=VALUE([.J414])" office:value-type="float" office:value="91" calcext:value-type="float">
            <text:p>91</text:p>
          </table:table-cell>
          <table:table-cell table:style-name="ce2" table:formula="of:=[.O414]+[.P414]" office:value-type="float" office:value="2391" calcext:value-type="float">
            <text:p>239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415" calcext:value-type="float">
            <text:p>415</text:p>
          </table:table-cell>
          <table:table-cell table:style-name="ce2" table:formula="of:=[.O415]+[.P415]" office:value-type="float" office:value="2390" calcext:value-type="float">
            <text:p>2390</text:p>
          </table:table-cell>
          <table:table-cell table:style-name="ce13" office:value-type="string" calcext:value-type="string">
            <text:p><text:s/>6:35:35 45:02:46 2390 <text:s text:c="4"/>0 <text:s/>Lac Noir (Vallon du Vallon – Névache)</text:p>
          </table:table-cell>
          <table:table-cell table:formula="of:=LEFT([.C415];17)" office:value-type="string" office:string-value=" 6:35:35 45:02:46" calcext:value-type="string">
            <text:p><text:s/>6:35:35 45:02:46</text:p>
          </table:table-cell>
          <table:table-cell table:style-name="ce40" table:formula="of:=RIGHT([.D415];8)" office:value-type="string" office:string-value="45:02:46" calcext:value-type="string">
            <text:p>45:02:46</text:p>
          </table:table-cell>
          <table:table-cell table:style-name="ce40" table:formula="of:=LEFT([.C415];8)" office:value-type="string" office:string-value=" 6:35:35" calcext:value-type="string">
            <text:p><text:s/>6:35:35</text:p>
          </table:table-cell>
          <table:table-cell table:formula="of:=LEFT([.C415];22)" office:value-type="string" office:string-value=" 6:35:35 45:02:46 2390" calcext:value-type="string">
            <text:p><text:s/>6:35:35 45:02:46 2390</text:p>
          </table:table-cell>
          <table:table-cell table:style-name="ce40" table:formula="of:=RIGHT([.G415];4)" office:value-type="string" office:string-value="2390" calcext:value-type="string">
            <text:p>2390</text:p>
          </table:table-cell>
          <table:table-cell table:formula="of:=LEFT([.C415];28)" office:value-type="string" office:string-value=" 6:35:35 45:02:46 2390     0" calcext:value-type="string">
            <text:p><text:s/>6:35:35 45:02:46 2390 <text:s text:c="4"/>0</text:p>
          </table:table-cell>
          <table:table-cell table:style-name="ce40" table:formula="of:=RIGHT([.I415];4)" office:value-type="string" office:string-value="   0" calcext:value-type="string">
            <text:p><text:s text:c="3"/>0</text:p>
          </table:table-cell>
          <table:table-cell table:style-name="ce43" table:formula="of:=[.J415]/[.H415]*100" office:value-type="float" office:value="0" calcext:value-type="float">
            <text:p>0,0</text:p>
          </table:table-cell>
          <table:table-cell table:style-name="ce104"/>
          <table:table-cell table:style-name="ce43"/>
          <table:table-cell table:style-name="ce46" table:formula="of:=RIGHT([.C415];LEN([.C415])-30)" office:value-type="string" office:string-value="Lac Noir (Vallon du Vallon – Névache)" calcext:value-type="string">
            <text:p>Lac Noir (Vallon du Vallon – Névache)</text:p>
          </table:table-cell>
          <table:table-cell table:formula="of:=VALUE([.H415])" office:value-type="float" office:value="2390" calcext:value-type="float">
            <text:p>2390</text:p>
          </table:table-cell>
          <table:table-cell table:formula="of:=VALUE([.J415])" office:value-type="float" office:value="0" calcext:value-type="float">
            <text:p>0</text:p>
          </table:table-cell>
          <table:table-cell table:style-name="ce2" table:formula="of:=[.O415]+[.P415]" office:value-type="float" office:value="2390" calcext:value-type="float">
            <text:p>2390</text:p>
          </table:table-cell>
          <table:table-cell office:value-type="string" calcext:value-type="string">
            <text:p>Printemps 2017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16" calcext:value-type="float">
            <text:p>416</text:p>
          </table:table-cell>
          <table:table-cell table:style-name="ce2" table:formula="of:=[.O416]+[.P416]" office:value-type="float" office:value="2389" calcext:value-type="float">
            <text:p>2389</text:p>
          </table:table-cell>
          <table:table-cell table:style-name="ce13" office:value-type="string" calcext:value-type="string">
            <text:p><text:s/>6:40:14 45:42:18 2360 <text:s text:c="3"/>29 <text:s/>Rocher du Vent (Sommet Ouest 2329m)</text:p>
          </table:table-cell>
          <table:table-cell table:formula="of:=LEFT([.C416];17)" office:value-type="string" office:string-value=" 6:40:14 45:42:18" calcext:value-type="string">
            <text:p><text:s/>6:40:14 45:42:18</text:p>
          </table:table-cell>
          <table:table-cell table:style-name="ce40" table:formula="of:=RIGHT([.D416];8)" office:value-type="string" office:string-value="45:42:18" calcext:value-type="string">
            <text:p>45:42:18</text:p>
          </table:table-cell>
          <table:table-cell table:style-name="ce40" table:formula="of:=LEFT([.C416];8)" office:value-type="string" office:string-value=" 6:40:14" calcext:value-type="string">
            <text:p><text:s/>6:40:14</text:p>
          </table:table-cell>
          <table:table-cell table:formula="of:=LEFT([.C416];22)" office:value-type="string" office:string-value=" 6:40:14 45:42:18 2360" calcext:value-type="string">
            <text:p><text:s/>6:40:14 45:42:18 2360</text:p>
          </table:table-cell>
          <table:table-cell table:style-name="ce40" table:formula="of:=RIGHT([.G416];4)" office:value-type="string" office:string-value="2360" calcext:value-type="string">
            <text:p>2360</text:p>
          </table:table-cell>
          <table:table-cell table:formula="of:=LEFT([.C416];28)" office:value-type="string" office:string-value=" 6:40:14 45:42:18 2360    29" calcext:value-type="string">
            <text:p><text:s/>6:40:14 45:42:18 2360 <text:s text:c="3"/>29</text:p>
          </table:table-cell>
          <table:table-cell table:style-name="ce40" table:formula="of:=RIGHT([.I416];4)" office:value-type="string" office:string-value="  29" calcext:value-type="string">
            <text:p><text:s text:c="2"/>29</text:p>
          </table:table-cell>
          <table:table-cell table:style-name="ce43" table:formula="of:=[.J416]/[.H416]*100" office:value-type="float" office:value="1.22881355932203" calcext:value-type="float">
            <text:p>1,2</text:p>
          </table:table-cell>
          <table:table-cell table:style-name="ce104"/>
          <table:table-cell table:style-name="ce43"/>
          <table:table-cell table:style-name="ce46" table:formula="of:=RIGHT([.C416];LEN([.C416])-30)" office:value-type="string" office:string-value="Rocher du Vent (Sommet Ouest 2329m)" calcext:value-type="string">
            <text:p>Rocher du Vent (Sommet Ouest 2329m)</text:p>
          </table:table-cell>
          <table:table-cell table:formula="of:=VALUE([.H416])" office:value-type="float" office:value="2360" calcext:value-type="float">
            <text:p>2360</text:p>
          </table:table-cell>
          <table:table-cell table:formula="of:=VALUE([.J416])" office:value-type="float" office:value="29" calcext:value-type="float">
            <text:p>29</text:p>
          </table:table-cell>
          <table:table-cell table:style-name="ce2" table:formula="of:=[.O416]+[.P416]" office:value-type="float" office:value="2389" calcext:value-type="float">
            <text:p>2389</text:p>
          </table:table-cell>
          <table:table-cell office:value-type="string" calcext:value-type="string">
            <text:p>Automne 2019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17" calcext:value-type="float">
            <text:p>417</text:p>
          </table:table-cell>
          <table:table-cell table:style-name="ce2" table:formula="of:=[.O417]+[.P417]" office:value-type="float" office:value="2379" calcext:value-type="float">
            <text:p>2379</text:p>
          </table:table-cell>
          <table:table-cell table:style-name="ce90" office:value-type="string" calcext:value-type="string">
            <text:p><text:span text:style-name="T23"> 6:58:16 43:48:57 1778   601  </text:span><text:span text:style-name="T24">Montagne du Cheiron / Cime du Cheiron</text:span></text:p>
          </table:table-cell>
          <table:table-cell table:formula="of:=LEFT([.C417];17)" office:value-type="string" office:string-value=" 6:58:16 43:48:57" calcext:value-type="string">
            <text:p><text:s/>6:58:16 43:48:57</text:p>
          </table:table-cell>
          <table:table-cell table:style-name="ce40" table:formula="of:=RIGHT([.D417];8)" office:value-type="string" office:string-value="43:48:57" calcext:value-type="string">
            <text:p>43:48:57</text:p>
          </table:table-cell>
          <table:table-cell table:style-name="ce40" table:formula="of:=LEFT([.C417];8)" office:value-type="string" office:string-value=" 6:58:16" calcext:value-type="string">
            <text:p><text:s/>6:58:16</text:p>
          </table:table-cell>
          <table:table-cell table:formula="of:=LEFT([.C417];22)" office:value-type="string" office:string-value=" 6:58:16 43:48:57 1778" calcext:value-type="string">
            <text:p><text:s/>6:58:16 43:48:57 1778</text:p>
          </table:table-cell>
          <table:table-cell table:style-name="ce40" table:formula="of:=RIGHT([.G417];4)" office:value-type="string" office:string-value="1778" calcext:value-type="string">
            <text:p>1778</text:p>
          </table:table-cell>
          <table:table-cell table:formula="of:=LEFT([.C417];28)" office:value-type="string" office:string-value=" 6:58:16 43:48:57 1778   601" calcext:value-type="string">
            <text:p><text:s/>6:58:16 43:48:57 1778 <text:s text:c="2"/>601</text:p>
          </table:table-cell>
          <table:table-cell table:style-name="ce40" table:formula="of:=RIGHT([.I417];4)" office:value-type="string" office:string-value=" 601" calcext:value-type="string">
            <text:p><text:s/>601</text:p>
          </table:table-cell>
          <table:table-cell table:style-name="ce43" table:formula="of:=[.J417]/[.H417]*100" office:value-type="float" office:value="33.8020247469066" calcext:value-type="float">
            <text:p>33,8</text:p>
          </table:table-cell>
          <table:table-cell table:style-name="ce104"/>
          <table:table-cell table:style-name="ce43" office:value-type="float" office:value="21.9" calcext:value-type="float">
            <text:p>21,9</text:p>
          </table:table-cell>
          <table:table-cell table:style-name="ce46" table:formula="of:=RIGHT([.C417];LEN([.C417])-30)" office:value-type="string" office:string-value="Montagne du Cheiron / Cime du Cheiron" calcext:value-type="string">
            <text:p>Montagne du Cheiron / Cime du Cheiron</text:p>
          </table:table-cell>
          <table:table-cell table:formula="of:=VALUE([.H417])" office:value-type="float" office:value="1778" calcext:value-type="float">
            <text:p>1778</text:p>
          </table:table-cell>
          <table:table-cell table:formula="of:=VALUE([.J417])" office:value-type="float" office:value="601" calcext:value-type="float">
            <text:p>601</text:p>
          </table:table-cell>
          <table:table-cell table:style-name="ce2" table:formula="of:=[.O417]+[.P417]" office:value-type="float" office:value="2379" calcext:value-type="float">
            <text:p>2379</text:p>
          </table:table-cell>
          <table:table-cell office:value-type="string" calcext:value-type="string">
            <text:p>Automne 2020</text:p>
          </table:table-cell>
          <table:table-cell office:value-type="string" calcext:value-type="string">
            <text:p>Éloi</text:p>
          </table:table-cell>
          <table:table-cell table:number-columns-repeated="1005"/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table:style-name="ce4" table:formula="of:=[.O418]+[.P418]" office:value-type="float" office:value="2374" calcext:value-type="float">
            <text:p>2374</text:p>
          </table:table-cell>
          <table:table-cell table:style-name="ce22" office:value-type="string" calcext:value-type="string">
            <text:p><text:span text:style-name="T16"> 6:36:12 43:55:42 1879   495  Pic de Chamatte</text:span></text:p>
          </table:table-cell>
          <table:table-cell table:style-name="ce39" table:formula="of:=LEFT([.C418];17)" office:value-type="string" office:string-value=" 6:36:12 43:55:42" calcext:value-type="string">
            <text:p><text:s/>6:36:12 43:55:42</text:p>
          </table:table-cell>
          <table:table-cell table:style-name="ce42" table:formula="of:=RIGHT([.D418];8)" office:value-type="string" office:string-value="43:55:42" calcext:value-type="string">
            <text:p>43:55:42</text:p>
          </table:table-cell>
          <table:table-cell table:style-name="ce42" table:formula="of:=LEFT([.C418];8)" office:value-type="string" office:string-value=" 6:36:12" calcext:value-type="string">
            <text:p><text:s/>6:36:12</text:p>
          </table:table-cell>
          <table:table-cell table:style-name="ce39" table:formula="of:=LEFT([.C418];22)" office:value-type="string" office:string-value=" 6:36:12 43:55:42 1879" calcext:value-type="string">
            <text:p><text:s/>6:36:12 43:55:42 1879</text:p>
          </table:table-cell>
          <table:table-cell table:style-name="ce42" table:formula="of:=RIGHT([.G418];4)" office:value-type="string" office:string-value="1879" calcext:value-type="string">
            <text:p>1879</text:p>
          </table:table-cell>
          <table:table-cell table:style-name="ce39" table:formula="of:=LEFT([.C418];28)" office:value-type="string" office:string-value=" 6:36:12 43:55:42 1879   495" calcext:value-type="string">
            <text:p><text:s/>6:36:12 43:55:42 1879 <text:s text:c="2"/>495</text:p>
          </table:table-cell>
          <table:table-cell table:style-name="ce42" table:formula="of:=RIGHT([.I418];4)" office:value-type="string" office:string-value=" 495" calcext:value-type="string">
            <text:p><text:s/>495</text:p>
          </table:table-cell>
          <table:table-cell table:style-name="ce43" table:formula="of:=[.J418]/[.H418]*100" office:value-type="float" office:value="26.3437998935604" calcext:value-type="float">
            <text:p>26,3</text:p>
          </table:table-cell>
          <table:table-cell table:style-name="ce104"/>
          <table:table-cell table:style-name="ce43" office:value-type="float" office:value="4.6" calcext:value-type="float">
            <text:p>4,6</text:p>
          </table:table-cell>
          <table:table-cell table:style-name="ce50" table:formula="of:=RIGHT([.C418];LEN([.C418])-30)" office:value-type="string" office:string-value="Pic de Chamatte" calcext:value-type="string">
            <text:p>Pic de Chamatte</text:p>
          </table:table-cell>
          <table:table-cell table:style-name="ce39" table:formula="of:=VALUE([.H418])" office:value-type="float" office:value="1879" calcext:value-type="float">
            <text:p>1879</text:p>
          </table:table-cell>
          <table:table-cell table:style-name="ce39" table:formula="of:=VALUE([.J418])" office:value-type="float" office:value="495" calcext:value-type="float">
            <text:p>495</text:p>
          </table:table-cell>
          <table:table-cell table:style-name="ce4" table:formula="of:=[.O418]+[.P418]" office:value-type="float" office:value="2374" calcext:value-type="float">
            <text:p>2374</text:p>
          </table:table-cell>
          <table:table-cell table:style-name="ce42" office:value-type="string" calcext:value-type="string">
            <text:p>Printemps 2019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19" calcext:value-type="float">
            <text:p>419</text:p>
          </table:table-cell>
          <table:table-cell table:style-name="ce2" table:formula="of:=[.O419]+[.P419]" office:value-type="float" office:value="2372" calcext:value-type="float">
            <text:p>2372</text:p>
          </table:table-cell>
          <table:table-cell table:style-name="ce14" office:value-type="string" calcext:value-type="string">
            <text:p><text:s/>6:28:36 45:57:35 2050 <text:s text:c="2"/>322 <text:s/>MONT LACHAT DE CHATILLON</text:p>
          </table:table-cell>
          <table:table-cell table:formula="of:=LEFT([.C419];17)" office:value-type="string" office:string-value=" 6:28:36 45:57:35" calcext:value-type="string">
            <text:p><text:s/>6:28:36 45:57:35</text:p>
          </table:table-cell>
          <table:table-cell table:style-name="ce40" table:formula="of:=RIGHT([.D419];8)" office:value-type="string" office:string-value="45:57:35" calcext:value-type="string">
            <text:p>45:57:35</text:p>
          </table:table-cell>
          <table:table-cell table:style-name="ce40" table:formula="of:=LEFT([.C419];8)" office:value-type="string" office:string-value=" 6:28:36" calcext:value-type="string">
            <text:p><text:s/>6:28:36</text:p>
          </table:table-cell>
          <table:table-cell table:formula="of:=LEFT([.C419];22)" office:value-type="string" office:string-value=" 6:28:36 45:57:35 2050" calcext:value-type="string">
            <text:p><text:s/>6:28:36 45:57:35 2050</text:p>
          </table:table-cell>
          <table:table-cell table:style-name="ce40" table:formula="of:=RIGHT([.G419];4)" office:value-type="string" office:string-value="2050" calcext:value-type="string">
            <text:p>2050</text:p>
          </table:table-cell>
          <table:table-cell table:formula="of:=LEFT([.C419];28)" office:value-type="string" office:string-value=" 6:28:36 45:57:35 2050   322" calcext:value-type="string">
            <text:p><text:s/>6:28:36 45:57:35 2050 <text:s text:c="2"/>322</text:p>
          </table:table-cell>
          <table:table-cell table:style-name="ce40" table:formula="of:=RIGHT([.I419];4)" office:value-type="string" office:string-value=" 322" calcext:value-type="string">
            <text:p><text:s/>322</text:p>
          </table:table-cell>
          <table:table-cell table:style-name="ce43" table:formula="of:=[.J419]/[.H419]*100" office:value-type="float" office:value="15.7073170731707" calcext:value-type="float">
            <text:p>15,7</text:p>
          </table:table-cell>
          <table:table-cell table:style-name="ce104"/>
          <table:table-cell table:style-name="ce43" office:value-type="float" office:value="3.8" calcext:value-type="float">
            <text:p>3,8</text:p>
          </table:table-cell>
          <table:table-cell table:style-name="ce46" table:formula="of:=RIGHT([.C419];LEN([.C419])-30)" office:value-type="string" office:string-value="MONT LACHAT DE CHATILLON" calcext:value-type="string">
            <text:p>MONT LACHAT DE CHATILLON</text:p>
          </table:table-cell>
          <table:table-cell table:formula="of:=VALUE([.H419])" office:value-type="float" office:value="2050" calcext:value-type="float">
            <text:p>2050</text:p>
          </table:table-cell>
          <table:table-cell table:formula="of:=VALUE([.J419])" office:value-type="float" office:value="322" calcext:value-type="float">
            <text:p>322</text:p>
          </table:table-cell>
          <table:table-cell table:style-name="ce2" table:formula="of:=[.O419]+[.P419]" office:value-type="float" office:value="2372" calcext:value-type="float">
            <text:p>237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telle, Éloi, Siloé (en télésiège)</text:p>
          </table:table-cell>
          <table:table-cell table:number-columns-repeated="1005"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table:style-name="ce2" table:formula="of:=[.O420]+[.P420]" office:value-type="float" office:value="2371" calcext:value-type="float">
            <text:p>2371</text:p>
          </table:table-cell>
          <table:table-cell table:style-name="ce14" office:value-type="string" calcext:value-type="string">
            <text:p><text:s/>6:49:02 46:18:57 2093 <text:s text:c="2"/>278 <text:s/>LE LINLEU</text:p>
          </table:table-cell>
          <table:table-cell table:formula="of:=LEFT([.C420];17)" office:value-type="string" office:string-value=" 6:49:02 46:18:57" calcext:value-type="string">
            <text:p><text:s/>6:49:02 46:18:57</text:p>
          </table:table-cell>
          <table:table-cell table:style-name="ce40" table:formula="of:=RIGHT([.D420];8)" office:value-type="string" office:string-value="46:18:57" calcext:value-type="string">
            <text:p>46:18:57</text:p>
          </table:table-cell>
          <table:table-cell table:style-name="ce40" table:formula="of:=LEFT([.C420];8)" office:value-type="string" office:string-value=" 6:49:02" calcext:value-type="string">
            <text:p><text:s/>6:49:02</text:p>
          </table:table-cell>
          <table:table-cell table:formula="of:=LEFT([.C420];22)" office:value-type="string" office:string-value=" 6:49:02 46:18:57 2093" calcext:value-type="string">
            <text:p><text:s/>6:49:02 46:18:57 2093</text:p>
          </table:table-cell>
          <table:table-cell table:style-name="ce40" table:formula="of:=RIGHT([.G420];4)" office:value-type="string" office:string-value="2093" calcext:value-type="string">
            <text:p>2093</text:p>
          </table:table-cell>
          <table:table-cell table:formula="of:=LEFT([.C420];28)" office:value-type="string" office:string-value=" 6:49:02 46:18:57 2093   278" calcext:value-type="string">
            <text:p><text:s/>6:49:02 46:18:57 2093 <text:s text:c="2"/>278</text:p>
          </table:table-cell>
          <table:table-cell table:style-name="ce40" table:formula="of:=RIGHT([.I420];4)" office:value-type="string" office:string-value=" 278" calcext:value-type="string">
            <text:p><text:s/>278</text:p>
          </table:table-cell>
          <table:table-cell table:style-name="ce43" table:formula="of:=[.J420]/[.H420]*100" office:value-type="float" office:value="13.2823698041089" calcext:value-type="float">
            <text:p>13,3</text:p>
          </table:table-cell>
          <table:table-cell table:style-name="ce104"/>
          <table:table-cell table:style-name="ce43" office:value-type="float" office:value="2.2" calcext:value-type="float">
            <text:p>2,2</text:p>
          </table:table-cell>
          <table:table-cell table:style-name="ce46" table:formula="of:=RIGHT([.C420];LEN([.C420])-30)" office:value-type="string" office:string-value="LE LINLEU" calcext:value-type="string">
            <text:p>LE LINLEU</text:p>
          </table:table-cell>
          <table:table-cell table:formula="of:=VALUE([.H420])" office:value-type="float" office:value="2093" calcext:value-type="float">
            <text:p>2093</text:p>
          </table:table-cell>
          <table:table-cell table:formula="of:=VALUE([.J420])" office:value-type="float" office:value="278" calcext:value-type="float">
            <text:p>278</text:p>
          </table:table-cell>
          <table:table-cell table:style-name="ce2" table:formula="of:=[.O420]+[.P420]" office:value-type="float" office:value="2371" calcext:value-type="float">
            <text:p>237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table:style-name="ce2" table:formula="of:=[.O421]+[.P421]" office:value-type="float" office:value="2370" calcext:value-type="float">
            <text:p>2370</text:p>
          </table:table-cell>
          <table:table-cell table:style-name="ce14" office:value-type="string" calcext:value-type="string">
            <text:p><text:s/>6:12:32 44:41:35 2278 <text:s text:c="3"/>92 <text:s/>Le Palastre Sommet</text:p>
          </table:table-cell>
          <table:table-cell table:formula="of:=LEFT([.C421];17)" office:value-type="string" office:string-value=" 6:12:32 44:41:35" calcext:value-type="string">
            <text:p><text:s/>6:12:32 44:41:35</text:p>
          </table:table-cell>
          <table:table-cell table:style-name="ce40" table:formula="of:=RIGHT([.D421];8)" office:value-type="string" office:string-value="44:41:35" calcext:value-type="string">
            <text:p>44:41:35</text:p>
          </table:table-cell>
          <table:table-cell table:style-name="ce40" table:formula="of:=LEFT([.C421];8)" office:value-type="string" office:string-value=" 6:12:32" calcext:value-type="string">
            <text:p><text:s/>6:12:32</text:p>
          </table:table-cell>
          <table:table-cell table:formula="of:=LEFT([.C421];22)" office:value-type="string" office:string-value=" 6:12:32 44:41:35 2278" calcext:value-type="string">
            <text:p><text:s/>6:12:32 44:41:35 2278</text:p>
          </table:table-cell>
          <table:table-cell table:style-name="ce40" table:formula="of:=RIGHT([.G421];4)" office:value-type="string" office:string-value="2278" calcext:value-type="string">
            <text:p>2278</text:p>
          </table:table-cell>
          <table:table-cell table:formula="of:=LEFT([.C421];28)" office:value-type="string" office:string-value=" 6:12:32 44:41:35 2278    92" calcext:value-type="string">
            <text:p><text:s/>6:12:32 44:41:35 2278 <text:s text:c="3"/>92</text:p>
          </table:table-cell>
          <table:table-cell table:style-name="ce40" table:formula="of:=RIGHT([.I421];4)" office:value-type="string" office:string-value="  92" calcext:value-type="string">
            <text:p><text:s text:c="2"/>92</text:p>
          </table:table-cell>
          <table:table-cell table:style-name="ce43" table:formula="of:=[.J421]/[.H421]*100" office:value-type="float" office:value="4.03863037752414" calcext:value-type="float">
            <text:p>4,0</text:p>
          </table:table-cell>
          <table:table-cell table:style-name="ce104"/>
          <table:table-cell table:style-name="ce43"/>
          <table:table-cell table:style-name="ce46" table:formula="of:=RIGHT([.C421];LEN([.C421])-30)" office:value-type="string" office:string-value="Le Palastre Sommet" calcext:value-type="string">
            <text:p>Le Palastre Sommet</text:p>
          </table:table-cell>
          <table:table-cell table:formula="of:=VALUE([.H421])" office:value-type="float" office:value="2278" calcext:value-type="float">
            <text:p>2278</text:p>
          </table:table-cell>
          <table:table-cell table:formula="of:=VALUE([.J421])" office:value-type="float" office:value="92" calcext:value-type="float">
            <text:p>92</text:p>
          </table:table-cell>
          <table:table-cell table:style-name="ce2" table:formula="of:=[.O421]+[.P421]" office:value-type="float" office:value="2370" calcext:value-type="float">
            <text:p>237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telle, Éloi, <text:s/>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table:style-name="ce2" table:formula="of:=[.O422]+[.P422]" office:value-type="float" office:value="2357" calcext:value-type="float">
            <text:p>2357</text:p>
          </table:table-cell>
          <table:table-cell table:style-name="ce15" office:value-type="string" calcext:value-type="string">
            <text:p><text:span text:style-name="T8"> </text:span><text:span text:style-name="T19">6:16:26 44:19:53 2032   325  TETE GROSSE</text:span></text:p>
          </table:table-cell>
          <table:table-cell table:formula="of:=LEFT([.C422];17)" office:value-type="string" office:string-value=" 6:16:26 44:19:53" calcext:value-type="string">
            <text:p><text:s/>6:16:26 44:19:53</text:p>
          </table:table-cell>
          <table:table-cell table:style-name="ce40" table:formula="of:=RIGHT([.D422];8)" office:value-type="string" office:string-value="44:19:53" calcext:value-type="string">
            <text:p>44:19:53</text:p>
          </table:table-cell>
          <table:table-cell table:style-name="ce40" table:formula="of:=LEFT([.C422];8)" office:value-type="string" office:string-value=" 6:16:26" calcext:value-type="string">
            <text:p><text:s/>6:16:26</text:p>
          </table:table-cell>
          <table:table-cell table:formula="of:=LEFT([.C422];22)" office:value-type="string" office:string-value=" 6:16:26 44:19:53 2032" calcext:value-type="string">
            <text:p><text:s/>6:16:26 44:19:53 2032</text:p>
          </table:table-cell>
          <table:table-cell table:style-name="ce40" table:formula="of:=RIGHT([.G422];4)" office:value-type="string" office:string-value="2032" calcext:value-type="string">
            <text:p>2032</text:p>
          </table:table-cell>
          <table:table-cell table:formula="of:=LEFT([.C422];28)" office:value-type="string" office:string-value=" 6:16:26 44:19:53 2032   325" calcext:value-type="string">
            <text:p><text:s/>6:16:26 44:19:53 2032 <text:s text:c="2"/>325</text:p>
          </table:table-cell>
          <table:table-cell table:style-name="ce40" table:formula="of:=RIGHT([.I422];4)" office:value-type="string" office:string-value=" 325" calcext:value-type="string">
            <text:p><text:s/>325</text:p>
          </table:table-cell>
          <table:table-cell table:style-name="ce43" table:formula="of:=[.J422]/[.H422]*100" office:value-type="float" office:value="15.994094488189" calcext:value-type="float">
            <text:p>16,0</text:p>
          </table:table-cell>
          <table:table-cell table:style-name="ce104"/>
          <table:table-cell table:style-name="ce43" office:value-type="float" office:value="5.5" calcext:value-type="float">
            <text:p>5,5</text:p>
          </table:table-cell>
          <table:table-cell table:style-name="ce46" table:formula="of:=RIGHT([.C422];LEN([.C422])-30)" office:value-type="string" office:string-value="TETE GROSSE" calcext:value-type="string">
            <text:p>TETE GROSSE</text:p>
          </table:table-cell>
          <table:table-cell table:formula="of:=VALUE([.H422])" office:value-type="float" office:value="2032" calcext:value-type="float">
            <text:p>2032</text:p>
          </table:table-cell>
          <table:table-cell table:formula="of:=VALUE([.J422])" office:value-type="float" office:value="325" calcext:value-type="float">
            <text:p>325</text:p>
          </table:table-cell>
          <table:table-cell table:style-name="ce2" table:formula="of:=[.O422]+[.P422]" office:value-type="float" office:value="2357" calcext:value-type="float">
            <text:p>235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423" calcext:value-type="float">
            <text:p>423</text:p>
          </table:table-cell>
          <table:table-cell table:style-name="ce2" table:formula="of:=[.O423]+[.P423]" office:value-type="float" office:value="2353" calcext:value-type="float">
            <text:p>2353</text:p>
          </table:table-cell>
          <table:table-cell table:style-name="ce15" office:value-type="string" calcext:value-type="string">
            <text:p><text:s/>6:27:50 46:00:15 2296 <text:s text:c="3"/>57 <text:s/>Pointe de Balafrasse</text:p>
          </table:table-cell>
          <table:table-cell table:formula="of:=LEFT([.C423];17)" office:value-type="string" office:string-value=" 6:27:50 46:00:15" calcext:value-type="string">
            <text:p><text:s/>6:27:50 46:00:15</text:p>
          </table:table-cell>
          <table:table-cell table:style-name="ce40" table:formula="of:=RIGHT([.D423];8)" office:value-type="string" office:string-value="46:00:15" calcext:value-type="string">
            <text:p>46:00:15</text:p>
          </table:table-cell>
          <table:table-cell table:style-name="ce40" table:formula="of:=LEFT([.C423];8)" office:value-type="string" office:string-value=" 6:27:50" calcext:value-type="string">
            <text:p><text:s/>6:27:50</text:p>
          </table:table-cell>
          <table:table-cell table:formula="of:=LEFT([.C423];22)" office:value-type="string" office:string-value=" 6:27:50 46:00:15 2296" calcext:value-type="string">
            <text:p><text:s/>6:27:50 46:00:15 2296</text:p>
          </table:table-cell>
          <table:table-cell table:style-name="ce40" table:formula="of:=RIGHT([.G423];4)" office:value-type="string" office:string-value="2296" calcext:value-type="string">
            <text:p>2296</text:p>
          </table:table-cell>
          <table:table-cell table:formula="of:=LEFT([.C423];28)" office:value-type="string" office:string-value=" 6:27:50 46:00:15 2296    57" calcext:value-type="string">
            <text:p><text:s/>6:27:50 46:00:15 2296 <text:s text:c="3"/>57</text:p>
          </table:table-cell>
          <table:table-cell table:style-name="ce40" table:formula="of:=RIGHT([.I423];4)" office:value-type="string" office:string-value="  57" calcext:value-type="string">
            <text:p><text:s text:c="2"/>57</text:p>
          </table:table-cell>
          <table:table-cell table:style-name="ce43" table:formula="of:=[.J423]/[.H423]*100" office:value-type="float" office:value="2.48257839721254" calcext:value-type="float">
            <text:p>2,5</text:p>
          </table:table-cell>
          <table:table-cell table:style-name="ce104"/>
          <table:table-cell table:style-name="ce43"/>
          <table:table-cell table:style-name="ce46" table:formula="of:=RIGHT([.C423];LEN([.C423])-30)" office:value-type="string" office:string-value="Pointe de Balafrasse" calcext:value-type="string">
            <text:p>Pointe de Balafrasse</text:p>
          </table:table-cell>
          <table:table-cell table:formula="of:=VALUE([.H423])" office:value-type="float" office:value="2296" calcext:value-type="float">
            <text:p>2296</text:p>
          </table:table-cell>
          <table:table-cell table:formula="of:=VALUE([.J423])" office:value-type="float" office:value="57" calcext:value-type="float">
            <text:p>57</text:p>
          </table:table-cell>
          <table:table-cell table:style-name="ce2" table:formula="of:=[.O423]+[.P423]" office:value-type="float" office:value="2353" calcext:value-type="float">
            <text:p>235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(Estelle, Éloi, 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table:style-name="ce2" table:formula="of:=[.O424]+[.P424]" office:value-type="float" office:value="2349" calcext:value-type="float">
            <text:p>2349</text:p>
          </table:table-cell>
          <table:table-cell table:style-name="ce15" office:value-type="string" calcext:value-type="string">
            <text:p><text:s/>6:28:15 45:53:23 2322 <text:s text:c="3"/>27 <text:s/>Aiguille des Calvaires</text:p>
          </table:table-cell>
          <table:table-cell table:formula="of:=LEFT([.C424];17)" office:value-type="string" office:string-value=" 6:28:15 45:53:23" calcext:value-type="string">
            <text:p><text:s/>6:28:15 45:53:23</text:p>
          </table:table-cell>
          <table:table-cell table:style-name="ce40" table:formula="of:=RIGHT([.D424];8)" office:value-type="string" office:string-value="45:53:23" calcext:value-type="string">
            <text:p>45:53:23</text:p>
          </table:table-cell>
          <table:table-cell table:style-name="ce40" table:formula="of:=LEFT([.C424];8)" office:value-type="string" office:string-value=" 6:28:15" calcext:value-type="string">
            <text:p><text:s/>6:28:15</text:p>
          </table:table-cell>
          <table:table-cell table:formula="of:=LEFT([.C424];22)" office:value-type="string" office:string-value=" 6:28:15 45:53:23 2322" calcext:value-type="string">
            <text:p><text:s/>6:28:15 45:53:23 2322</text:p>
          </table:table-cell>
          <table:table-cell table:style-name="ce40" table:formula="of:=RIGHT([.G424];4)" office:value-type="string" office:string-value="2322" calcext:value-type="string">
            <text:p>2322</text:p>
          </table:table-cell>
          <table:table-cell table:formula="of:=LEFT([.C424];28)" office:value-type="string" office:string-value=" 6:28:15 45:53:23 2322    27" calcext:value-type="string">
            <text:p><text:s/>6:28:15 45:53:23 2322 <text:s text:c="3"/>27</text:p>
          </table:table-cell>
          <table:table-cell table:style-name="ce40" table:formula="of:=RIGHT([.I424];4)" office:value-type="string" office:string-value="  27" calcext:value-type="string">
            <text:p><text:s text:c="2"/>27</text:p>
          </table:table-cell>
          <table:table-cell table:style-name="ce43" table:formula="of:=[.J424]/[.H424]*100" office:value-type="float" office:value="1.16279069767442" calcext:value-type="float">
            <text:p>1,2</text:p>
          </table:table-cell>
          <table:table-cell table:style-name="ce104"/>
          <table:table-cell table:style-name="ce43"/>
          <table:table-cell table:style-name="ce46" table:formula="of:=RIGHT([.C424];LEN([.C424])-30)" office:value-type="string" office:string-value="Aiguille des Calvaires" calcext:value-type="string">
            <text:p>Aiguille des Calvaires</text:p>
          </table:table-cell>
          <table:table-cell table:formula="of:=VALUE([.H424])" office:value-type="float" office:value="2322" calcext:value-type="float">
            <text:p>2322</text:p>
          </table:table-cell>
          <table:table-cell table:formula="of:=VALUE([.J424])" office:value-type="float" office:value="27" calcext:value-type="float">
            <text:p>27</text:p>
          </table:table-cell>
          <table:table-cell table:style-name="ce2" table:formula="of:=[.O424]+[.P424]" office:value-type="float" office:value="2349" calcext:value-type="float">
            <text:p>234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25" calcext:value-type="float">
            <text:p>425</text:p>
          </table:table-cell>
          <table:table-cell table:style-name="ce2" table:formula="of:=[.O425]+[.P425]" office:value-type="float" office:value="2349" calcext:value-type="float">
            <text:p>2349</text:p>
          </table:table-cell>
          <table:table-cell table:style-name="ce14" office:value-type="string" calcext:value-type="string">
            <text:p>-0:01:47 42:43:16 2292 <text:s text:c="3"/>57 <text:s/>Pic de la Pahule</text:p>
          </table:table-cell>
          <table:table-cell table:formula="of:=LEFT([.C425];17)" office:value-type="string" office:string-value="-0:01:47 42:43:16" calcext:value-type="string">
            <text:p>-0:01:47 42:43:16</text:p>
          </table:table-cell>
          <table:table-cell table:style-name="ce40" table:formula="of:=RIGHT([.D425];8)" office:value-type="string" office:string-value="42:43:16" calcext:value-type="string">
            <text:p>42:43:16</text:p>
          </table:table-cell>
          <table:table-cell table:style-name="ce40" table:formula="of:=LEFT([.C425];8)" office:value-type="string" office:string-value="-0:01:47" calcext:value-type="string">
            <text:p>-0:01:47</text:p>
          </table:table-cell>
          <table:table-cell table:formula="of:=LEFT([.C425];22)" office:value-type="string" office:string-value="-0:01:47 42:43:16 2292" calcext:value-type="string">
            <text:p>-0:01:47 42:43:16 2292</text:p>
          </table:table-cell>
          <table:table-cell table:style-name="ce40" table:formula="of:=RIGHT([.G425];4)" office:value-type="string" office:string-value="2292" calcext:value-type="string">
            <text:p>2292</text:p>
          </table:table-cell>
          <table:table-cell table:formula="of:=LEFT([.C425];28)" office:value-type="string" office:string-value="-0:01:47 42:43:16 2292    57" calcext:value-type="string">
            <text:p>-0:01:47 42:43:16 2292 <text:s text:c="3"/>57</text:p>
          </table:table-cell>
          <table:table-cell table:style-name="ce40" table:formula="of:=RIGHT([.I425];4)" office:value-type="string" office:string-value="  57" calcext:value-type="string">
            <text:p><text:s text:c="2"/>57</text:p>
          </table:table-cell>
          <table:table-cell table:style-name="ce43" table:formula="of:=[.J425]/[.H425]*100" office:value-type="float" office:value="2.4869109947644" calcext:value-type="float">
            <text:p>2,5</text:p>
          </table:table-cell>
          <table:table-cell table:style-name="ce104"/>
          <table:table-cell table:style-name="ce43" office:value-type="float" office:value="1.2" calcext:value-type="float">
            <text:p>1,2</text:p>
          </table:table-cell>
          <table:table-cell table:style-name="ce46" table:formula="of:=RIGHT([.C425];LEN([.C425])-30)" office:value-type="string" office:string-value="Pic de la Pahule" calcext:value-type="string">
            <text:p>Pic de la Pahule</text:p>
          </table:table-cell>
          <table:table-cell table:formula="of:=VALUE([.H425])" office:value-type="float" office:value="2292" calcext:value-type="float">
            <text:p>2292</text:p>
          </table:table-cell>
          <table:table-cell table:formula="of:=VALUE([.J425])" office:value-type="float" office:value="57" calcext:value-type="float">
            <text:p>57</text:p>
          </table:table-cell>
          <table:table-cell table:style-name="ce2" table:formula="of:=[.O425]+[.P425]" office:value-type="float" office:value="2349" calcext:value-type="float">
            <text:p>234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stelle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26" calcext:value-type="float">
            <text:p>426</text:p>
          </table:table-cell>
          <table:table-cell table:style-name="ce2" table:formula="of:=[.O426]+[.P426]" office:value-type="float" office:value="2343" calcext:value-type="float">
            <text:p>2343</text:p>
          </table:table-cell>
          <table:table-cell table:style-name="ce8" office:value-type="string" calcext:value-type="string">
            <text:p><text:s/>6:35:07 46:17:18 1894 <text:s text:c="2"/>449 <text:s/>MONT BILLIAT</text:p>
          </table:table-cell>
          <table:table-cell table:formula="of:=LEFT([.C426];17)" office:value-type="string" office:string-value=" 6:35:07 46:17:18" calcext:value-type="string">
            <text:p><text:s/>6:35:07 46:17:18</text:p>
          </table:table-cell>
          <table:table-cell table:style-name="ce40" table:formula="of:=RIGHT([.D426];8)" office:value-type="string" office:string-value="46:17:18" calcext:value-type="string">
            <text:p>46:17:18</text:p>
          </table:table-cell>
          <table:table-cell table:style-name="ce40" table:formula="of:=LEFT([.C426];8)" office:value-type="string" office:string-value=" 6:35:07" calcext:value-type="string">
            <text:p><text:s/>6:35:07</text:p>
          </table:table-cell>
          <table:table-cell table:formula="of:=LEFT([.C426];22)" office:value-type="string" office:string-value=" 6:35:07 46:17:18 1894" calcext:value-type="string">
            <text:p><text:s/>6:35:07 46:17:18 1894</text:p>
          </table:table-cell>
          <table:table-cell table:style-name="ce40" table:formula="of:=RIGHT([.G426];4)" office:value-type="string" office:string-value="1894" calcext:value-type="string">
            <text:p>1894</text:p>
          </table:table-cell>
          <table:table-cell table:formula="of:=LEFT([.C426];28)" office:value-type="string" office:string-value=" 6:35:07 46:17:18 1894   449" calcext:value-type="string">
            <text:p><text:s/>6:35:07 46:17:18 1894 <text:s text:c="2"/>449</text:p>
          </table:table-cell>
          <table:table-cell table:style-name="ce40" table:formula="of:=RIGHT([.I426];4)" office:value-type="string" office:string-value=" 449" calcext:value-type="string">
            <text:p><text:s/>449</text:p>
          </table:table-cell>
          <table:table-cell table:style-name="ce43" table:formula="of:=[.J426]/[.H426]*100" office:value-type="float" office:value="23.7064413938754" calcext:value-type="float">
            <text:p>23,7</text:p>
          </table:table-cell>
          <table:table-cell table:style-name="ce104"/>
          <table:table-cell table:style-name="ce43" office:value-type="float" office:value="9.7" calcext:value-type="float">
            <text:p>9,7</text:p>
          </table:table-cell>
          <table:table-cell table:style-name="ce46" table:formula="of:=RIGHT([.C426];LEN([.C426])-30)" office:value-type="string" office:string-value="MONT BILLIAT" calcext:value-type="string">
            <text:p>MONT BILLIAT</text:p>
          </table:table-cell>
          <table:table-cell table:formula="of:=VALUE([.H426])" office:value-type="float" office:value="1894" calcext:value-type="float">
            <text:p>1894</text:p>
          </table:table-cell>
          <table:table-cell table:formula="of:=VALUE([.J426])" office:value-type="float" office:value="449" calcext:value-type="float">
            <text:p>449</text:p>
          </table:table-cell>
          <table:table-cell table:style-name="ce2" table:formula="of:=[.O426]+[.P426]" office:value-type="float" office:value="2343" calcext:value-type="float">
            <text:p>234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 table:style-name="ce2" table:formula="of:=[.O427]+[.P427]" office:value-type="float" office:value="2340" calcext:value-type="float">
            <text:p>2340</text:p>
          </table:table-cell>
          <table:table-cell table:style-name="ce19" office:value-type="string" calcext:value-type="string">
            <text:p><text:s/>0:06:44 42:35:14 2014 <text:s text:c="2"/>326 <text:s/>Castillo Mayor</text:p>
          </table:table-cell>
          <table:table-cell table:formula="of:=LEFT([.C427];17)" office:value-type="string" office:string-value=" 0:06:44 42:35:14" calcext:value-type="string">
            <text:p><text:s/>0:06:44 42:35:14</text:p>
          </table:table-cell>
          <table:table-cell table:style-name="ce40" table:formula="of:=RIGHT([.D427];8)" office:value-type="string" office:string-value="42:35:14" calcext:value-type="string">
            <text:p>42:35:14</text:p>
          </table:table-cell>
          <table:table-cell table:style-name="ce40" table:formula="of:=LEFT([.C427];8)" office:value-type="string" office:string-value=" 0:06:44" calcext:value-type="string">
            <text:p><text:s/>0:06:44</text:p>
          </table:table-cell>
          <table:table-cell table:formula="of:=LEFT([.C427];22)" office:value-type="string" office:string-value=" 0:06:44 42:35:14 2014" calcext:value-type="string">
            <text:p><text:s/>0:06:44 42:35:14 2014</text:p>
          </table:table-cell>
          <table:table-cell table:style-name="ce40" table:formula="of:=RIGHT([.G427];4)" office:value-type="string" office:string-value="2014" calcext:value-type="string">
            <text:p>2014</text:p>
          </table:table-cell>
          <table:table-cell table:formula="of:=LEFT([.C427];28)" office:value-type="string" office:string-value=" 0:06:44 42:35:14 2014   326" calcext:value-type="string">
            <text:p><text:s/>0:06:44 42:35:14 2014 <text:s text:c="2"/>326</text:p>
          </table:table-cell>
          <table:table-cell table:style-name="ce40" table:formula="of:=RIGHT([.I427];4)" office:value-type="string" office:string-value=" 326" calcext:value-type="string">
            <text:p><text:s/>326</text:p>
          </table:table-cell>
          <table:table-cell table:style-name="ce43" table:formula="of:=[.J427]/[.H427]*100" office:value-type="float" office:value="16.1866931479643" calcext:value-type="float">
            <text:p>16,2</text:p>
          </table:table-cell>
          <table:table-cell table:style-name="ce104"/>
          <table:table-cell table:style-name="ce43" office:value-type="float" office:value="4.3" calcext:value-type="float">
            <text:p>4,3</text:p>
          </table:table-cell>
          <table:table-cell table:style-name="ce46" table:formula="of:=RIGHT([.C427];LEN([.C427])-30)" office:value-type="string" office:string-value="Castillo Mayor" calcext:value-type="string">
            <text:p>Castillo Mayor</text:p>
          </table:table-cell>
          <table:table-cell table:formula="of:=VALUE([.H427])" office:value-type="float" office:value="2014" calcext:value-type="float">
            <text:p>2014</text:p>
          </table:table-cell>
          <table:table-cell table:formula="of:=VALUE([.J427])" office:value-type="float" office:value="326" calcext:value-type="float">
            <text:p>326</text:p>
          </table:table-cell>
          <table:table-cell table:style-name="ce2" table:formula="of:=[.O427]+[.P427]" office:value-type="float" office:value="2340" calcext:value-type="float">
            <text:p>2340</text:p>
          </table:table-cell>
          <table:table-cell office:value-type="string" calcext:value-type="string">
            <text:p>Printemps 2018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28" calcext:value-type="float">
            <text:p>428</text:p>
          </table:table-cell>
          <table:table-cell table:style-name="ce2" table:formula="of:=[.O428]+[.P428]" office:value-type="float" office:value="2338" calcext:value-type="float">
            <text:p>2338</text:p>
          </table:table-cell>
          <table:table-cell table:style-name="ce8" office:value-type="string" calcext:value-type="string">
            <text:p><text:s/>6:00:39 44:49:36 2121 <text:s text:c="2"/>217 <text:s/>Le Laton / Pic Gazonné</text:p>
          </table:table-cell>
          <table:table-cell table:formula="of:=LEFT([.C428];17)" office:value-type="string" office:string-value=" 6:00:39 44:49:36" calcext:value-type="string">
            <text:p><text:s/>6:00:39 44:49:36</text:p>
          </table:table-cell>
          <table:table-cell table:style-name="ce40" table:formula="of:=RIGHT([.D428];8)" office:value-type="string" office:string-value="44:49:36" calcext:value-type="string">
            <text:p>44:49:36</text:p>
          </table:table-cell>
          <table:table-cell table:style-name="ce40" table:formula="of:=LEFT([.C428];8)" office:value-type="string" office:string-value=" 6:00:39" calcext:value-type="string">
            <text:p><text:s/>6:00:39</text:p>
          </table:table-cell>
          <table:table-cell table:formula="of:=LEFT([.C428];22)" office:value-type="string" office:string-value=" 6:00:39 44:49:36 2121" calcext:value-type="string">
            <text:p><text:s/>6:00:39 44:49:36 2121</text:p>
          </table:table-cell>
          <table:table-cell table:style-name="ce40" table:formula="of:=RIGHT([.G428];4)" office:value-type="string" office:string-value="2121" calcext:value-type="string">
            <text:p>2121</text:p>
          </table:table-cell>
          <table:table-cell table:formula="of:=LEFT([.C428];28)" office:value-type="string" office:string-value=" 6:00:39 44:49:36 2121   217" calcext:value-type="string">
            <text:p><text:s/>6:00:39 44:49:36 2121 <text:s text:c="2"/>217</text:p>
          </table:table-cell>
          <table:table-cell table:style-name="ce40" table:formula="of:=RIGHT([.I428];4)" office:value-type="string" office:string-value=" 217" calcext:value-type="string">
            <text:p><text:s/>217</text:p>
          </table:table-cell>
          <table:table-cell table:style-name="ce43" table:formula="of:=[.J428]/[.H428]*100" office:value-type="float" office:value="10.2310231023102" calcext:value-type="float">
            <text:p>10,2</text:p>
          </table:table-cell>
          <table:table-cell table:style-name="ce104"/>
          <table:table-cell table:style-name="ce43" office:value-type="float" office:value="2" calcext:value-type="float">
            <text:p>2,0</text:p>
          </table:table-cell>
          <table:table-cell table:style-name="ce46" table:formula="of:=RIGHT([.C428];LEN([.C428])-30)" office:value-type="string" office:string-value="Le Laton / Pic Gazonné" calcext:value-type="string">
            <text:p>Le Laton / Pic Gazonné</text:p>
          </table:table-cell>
          <table:table-cell table:formula="of:=VALUE([.H428])" office:value-type="float" office:value="2121" calcext:value-type="float">
            <text:p>2121</text:p>
          </table:table-cell>
          <table:table-cell table:formula="of:=VALUE([.J428])" office:value-type="float" office:value="217" calcext:value-type="float">
            <text:p>217</text:p>
          </table:table-cell>
          <table:table-cell table:style-name="ce2" table:formula="of:=[.O428]+[.P428]" office:value-type="float" office:value="2338" calcext:value-type="float">
            <text:p>2338</text:p>
          </table:table-cell>
          <table:table-cell office:value-type="string" calcext:value-type="string">
            <text:p>Automne 2014</text:p>
          </table:table-cell>
          <table:table-cell office:value-type="string" calcext:value-type="string">
            <text:p>Estelle, Éloi, <text:s/>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29" calcext:value-type="float">
            <text:p>429</text:p>
          </table:table-cell>
          <table:table-cell table:style-name="ce2" table:formula="of:=[.O429]+[.P429]" office:value-type="float" office:value="2333" calcext:value-type="float">
            <text:p>2333</text:p>
          </table:table-cell>
          <table:table-cell table:style-name="ce14" office:value-type="string" calcext:value-type="string">
            <text:p>-0:04:07 42:55:11 2141 <text:s text:c="2"/>192 <text:s/>Pic de Viscos</text:p>
          </table:table-cell>
          <table:table-cell table:formula="of:=LEFT([.C429];17)" office:value-type="string" office:string-value="-0:04:07 42:55:11" calcext:value-type="string">
            <text:p>-0:04:07 42:55:11</text:p>
          </table:table-cell>
          <table:table-cell table:style-name="ce40" table:formula="of:=RIGHT([.D429];8)" office:value-type="string" office:string-value="42:55:11" calcext:value-type="string">
            <text:p>42:55:11</text:p>
          </table:table-cell>
          <table:table-cell table:style-name="ce40" table:formula="of:=LEFT([.C429];8)" office:value-type="string" office:string-value="-0:04:07" calcext:value-type="string">
            <text:p>-0:04:07</text:p>
          </table:table-cell>
          <table:table-cell table:formula="of:=LEFT([.C429];22)" office:value-type="string" office:string-value="-0:04:07 42:55:11 2141" calcext:value-type="string">
            <text:p>-0:04:07 42:55:11 2141</text:p>
          </table:table-cell>
          <table:table-cell table:style-name="ce40" table:formula="of:=RIGHT([.G429];4)" office:value-type="string" office:string-value="2141" calcext:value-type="string">
            <text:p>2141</text:p>
          </table:table-cell>
          <table:table-cell table:formula="of:=LEFT([.C429];28)" office:value-type="string" office:string-value="-0:04:07 42:55:11 2141   192" calcext:value-type="string">
            <text:p>-0:04:07 42:55:11 2141 <text:s text:c="2"/>192</text:p>
          </table:table-cell>
          <table:table-cell table:style-name="ce40" table:formula="of:=RIGHT([.I429];4)" office:value-type="string" office:string-value=" 192" calcext:value-type="string">
            <text:p><text:s/>192</text:p>
          </table:table-cell>
          <table:table-cell table:style-name="ce43" table:formula="of:=[.J429]/[.H429]*100" office:value-type="float" office:value="8.96777206912658" calcext:value-type="float">
            <text:p>9,0</text:p>
          </table:table-cell>
          <table:table-cell table:style-name="ce104"/>
          <table:table-cell table:style-name="ce43" office:value-type="float" office:value="3.4" calcext:value-type="float">
            <text:p>3,4</text:p>
          </table:table-cell>
          <table:table-cell table:style-name="ce50" table:formula="of:=RIGHT([.C429];LEN([.C429])-30)" office:value-type="string" office:string-value="Pic de Viscos" calcext:value-type="string">
            <text:p>Pic de Viscos</text:p>
          </table:table-cell>
          <table:table-cell table:formula="of:=VALUE([.H429])" office:value-type="float" office:value="2141" calcext:value-type="float">
            <text:p>2141</text:p>
          </table:table-cell>
          <table:table-cell table:formula="of:=VALUE([.J429])" office:value-type="float" office:value="192" calcext:value-type="float">
            <text:p>192</text:p>
          </table:table-cell>
          <table:table-cell table:style-name="ce2" table:formula="of:=[.O429]+[.P429]" office:value-type="float" office:value="2333" calcext:value-type="float">
            <text:p>233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stelle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table:style-name="ce2" table:formula="of:=[.O430]+[.P430]" office:value-type="float" office:value="2326" calcext:value-type="float">
            <text:p>2326</text:p>
          </table:table-cell>
          <table:table-cell table:style-name="ce14" office:value-type="string" calcext:value-type="string">
            <text:p><text:s/>5:55:35 45:27:54 1933 <text:s text:c="2"/>393 <text:s/>Mont Granier</text:p>
          </table:table-cell>
          <table:table-cell table:formula="of:=LEFT([.C430];17)" office:value-type="string" office:string-value=" 5:55:35 45:27:54" calcext:value-type="string">
            <text:p><text:s/>5:55:35 45:27:54</text:p>
          </table:table-cell>
          <table:table-cell table:style-name="ce40" table:formula="of:=RIGHT([.D430];8)" office:value-type="string" office:string-value="45:27:54" calcext:value-type="string">
            <text:p>45:27:54</text:p>
          </table:table-cell>
          <table:table-cell table:style-name="ce40" table:formula="of:=LEFT([.C430];8)" office:value-type="string" office:string-value=" 5:55:35" calcext:value-type="string">
            <text:p><text:s/>5:55:35</text:p>
          </table:table-cell>
          <table:table-cell table:formula="of:=LEFT([.C430];22)" office:value-type="string" office:string-value=" 5:55:35 45:27:54 1933" calcext:value-type="string">
            <text:p><text:s/>5:55:35 45:27:54 1933</text:p>
          </table:table-cell>
          <table:table-cell table:style-name="ce40" table:formula="of:=RIGHT([.G430];4)" office:value-type="string" office:string-value="1933" calcext:value-type="string">
            <text:p>1933</text:p>
          </table:table-cell>
          <table:table-cell table:formula="of:=LEFT([.C430];28)" office:value-type="string" office:string-value=" 5:55:35 45:27:54 1933   393" calcext:value-type="string">
            <text:p><text:s/>5:55:35 45:27:54 1933 <text:s text:c="2"/>393</text:p>
          </table:table-cell>
          <table:table-cell table:style-name="ce40" table:formula="of:=RIGHT([.I430];4)" office:value-type="string" office:string-value=" 393" calcext:value-type="string">
            <text:p><text:s/>393</text:p>
          </table:table-cell>
          <table:table-cell table:style-name="ce43" table:formula="of:=[.J430]/[.H430]*100" office:value-type="float" office:value="20.3310915675116" calcext:value-type="float">
            <text:p>20,3</text:p>
          </table:table-cell>
          <table:table-cell table:style-name="ce104"/>
          <table:table-cell table:style-name="ce43" office:value-type="float" office:value="13.7" calcext:value-type="float">
            <text:p>13,7</text:p>
          </table:table-cell>
          <table:table-cell table:style-name="ce46" table:formula="of:=RIGHT([.C430];LEN([.C430])-30)" office:value-type="string" office:string-value="Mont Granier" calcext:value-type="string">
            <text:p>Mont Granier</text:p>
          </table:table-cell>
          <table:table-cell table:formula="of:=VALUE([.H430])" office:value-type="float" office:value="1933" calcext:value-type="float">
            <text:p>1933</text:p>
          </table:table-cell>
          <table:table-cell table:formula="of:=VALUE([.J430])" office:value-type="float" office:value="393" calcext:value-type="float">
            <text:p>393</text:p>
          </table:table-cell>
          <table:table-cell table:style-name="ce2" table:formula="of:=[.O430]+[.P430]" office:value-type="float" office:value="2326" calcext:value-type="float">
            <text:p>2326</text:p>
          </table:table-cell>
          <table:table-cell office:value-type="float" office:value="2007" calcext:value-type="float">
            <text:p>2007</text:p>
          </table:table-cell>
          <table:table-cell table:number-columns-repeated="1006"/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table:style-name="ce2" table:formula="of:=[.O431]+[.P431]" office:value-type="float" office:value="2321" calcext:value-type="float">
            <text:p>2321</text:p>
          </table:table-cell>
          <table:table-cell table:style-name="ce14" office:value-type="string" calcext:value-type="string">
            <text:p><text:s/>6:14:15 45:37:40 2158 <text:s text:c="2"/>163 <text:s/>Mont d’Armenaz</text:p>
          </table:table-cell>
          <table:table-cell table:formula="of:=LEFT([.C431];17)" office:value-type="string" office:string-value=" 6:14:15 45:37:40" calcext:value-type="string">
            <text:p><text:s/>6:14:15 45:37:40</text:p>
          </table:table-cell>
          <table:table-cell table:style-name="ce40" table:formula="of:=RIGHT([.D431];8)" office:value-type="string" office:string-value="45:37:40" calcext:value-type="string">
            <text:p>45:37:40</text:p>
          </table:table-cell>
          <table:table-cell table:style-name="ce40" table:formula="of:=LEFT([.C431];8)" office:value-type="string" office:string-value=" 6:14:15" calcext:value-type="string">
            <text:p><text:s/>6:14:15</text:p>
          </table:table-cell>
          <table:table-cell table:formula="of:=LEFT([.C431];22)" office:value-type="string" office:string-value=" 6:14:15 45:37:40 2158" calcext:value-type="string">
            <text:p><text:s/>6:14:15 45:37:40 2158</text:p>
          </table:table-cell>
          <table:table-cell table:style-name="ce40" table:formula="of:=RIGHT([.G431];4)" office:value-type="string" office:string-value="2158" calcext:value-type="string">
            <text:p>2158</text:p>
          </table:table-cell>
          <table:table-cell table:formula="of:=LEFT([.C431];28)" office:value-type="string" office:string-value=" 6:14:15 45:37:40 2158   163" calcext:value-type="string">
            <text:p><text:s/>6:14:15 45:37:40 2158 <text:s text:c="2"/>163</text:p>
          </table:table-cell>
          <table:table-cell table:style-name="ce40" table:formula="of:=RIGHT([.I431];4)" office:value-type="string" office:string-value=" 163" calcext:value-type="string">
            <text:p><text:s/>163</text:p>
          </table:table-cell>
          <table:table-cell table:style-name="ce43" table:formula="of:=[.J431]/[.H431]*100" office:value-type="float" office:value="7.55329008341057" calcext:value-type="float">
            <text:p>7,6</text:p>
          </table:table-cell>
          <table:table-cell table:style-name="ce104"/>
          <table:table-cell table:style-name="ce43" office:value-type="float" office:value="0.7" calcext:value-type="float">
            <text:p>0,7</text:p>
          </table:table-cell>
          <table:table-cell table:style-name="ce46" table:formula="of:=RIGHT([.C431];LEN([.C431])-30)" office:value-type="string" office:string-value="Mont d’Armenaz" calcext:value-type="string">
            <text:p>Mont d’Armenaz</text:p>
          </table:table-cell>
          <table:table-cell table:formula="of:=VALUE([.H431])" office:value-type="float" office:value="2158" calcext:value-type="float">
            <text:p>2158</text:p>
          </table:table-cell>
          <table:table-cell table:formula="of:=VALUE([.J431])" office:value-type="float" office:value="163" calcext:value-type="float">
            <text:p>163</text:p>
          </table:table-cell>
          <table:table-cell table:style-name="ce2" table:formula="of:=[.O431]+[.P431]" office:value-type="float" office:value="2321" calcext:value-type="float">
            <text:p>2321</text:p>
          </table:table-cell>
          <table:table-cell office:value-type="float" office:value="2008" calcext:value-type="float">
            <text:p>2008</text:p>
          </table:table-cell>
          <table:table-cell table:number-columns-repeated="1006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table:style-name="ce2" table:formula="of:=[.O432]+[.P432]" office:value-type="float" office:value="2321" calcext:value-type="float">
            <text:p>2321</text:p>
          </table:table-cell>
          <table:table-cell table:style-name="ce14" office:value-type="string" calcext:value-type="string">
            <text:p><text:s/>0:12:16 42:51:26 2321 <text:s text:c="4"/>0 <text:s/>Col de Coste Goulière</text:p>
          </table:table-cell>
          <table:table-cell table:formula="of:=LEFT([.C432];17)" office:value-type="string" office:string-value=" 0:12:16 42:51:26" calcext:value-type="string">
            <text:p><text:s/>0:12:16 42:51:26</text:p>
          </table:table-cell>
          <table:table-cell table:style-name="ce40" table:formula="of:=RIGHT([.D432];8)" office:value-type="string" office:string-value="42:51:26" calcext:value-type="string">
            <text:p>42:51:26</text:p>
          </table:table-cell>
          <table:table-cell table:style-name="ce40" table:formula="of:=LEFT([.C432];8)" office:value-type="string" office:string-value=" 0:12:16" calcext:value-type="string">
            <text:p><text:s/>0:12:16</text:p>
          </table:table-cell>
          <table:table-cell table:formula="of:=LEFT([.C432];22)" office:value-type="string" office:string-value=" 0:12:16 42:51:26 2321" calcext:value-type="string">
            <text:p><text:s/>0:12:16 42:51:26 2321</text:p>
          </table:table-cell>
          <table:table-cell table:style-name="ce40" table:formula="of:=RIGHT([.G432];4)" office:value-type="string" office:string-value="2321" calcext:value-type="string">
            <text:p>2321</text:p>
          </table:table-cell>
          <table:table-cell table:formula="of:=LEFT([.C432];28)" office:value-type="string" office:string-value=" 0:12:16 42:51:26 2321     0" calcext:value-type="string">
            <text:p><text:s/>0:12:16 42:51:26 2321 <text:s text:c="4"/>0</text:p>
          </table:table-cell>
          <table:table-cell table:style-name="ce40" table:formula="of:=RIGHT([.I432];4)" office:value-type="string" office:string-value="   0" calcext:value-type="string">
            <text:p><text:s text:c="3"/>0</text:p>
          </table:table-cell>
          <table:table-cell table:style-name="ce43" table:formula="of:=[.J432]/[.H432]*100" office:value-type="float" office:value="0" calcext:value-type="float">
            <text:p>0,0</text:p>
          </table:table-cell>
          <table:table-cell table:style-name="ce104"/>
          <table:table-cell table:style-name="ce43"/>
          <table:table-cell table:style-name="ce46" table:formula="of:=RIGHT([.C432];LEN([.C432])-30)" office:value-type="string" office:string-value="Col de Coste Goulière" calcext:value-type="string">
            <text:p>Col de Coste Goulière</text:p>
          </table:table-cell>
          <table:table-cell table:formula="of:=VALUE([.H432])" office:value-type="float" office:value="2321" calcext:value-type="float">
            <text:p>2321</text:p>
          </table:table-cell>
          <table:table-cell table:formula="of:=VALUE([.J432])" office:value-type="float" office:value="0" calcext:value-type="float">
            <text:p>0</text:p>
          </table:table-cell>
          <table:table-cell table:style-name="ce2" table:formula="of:=[.O432]+[.P432]" office:value-type="float" office:value="2321" calcext:value-type="float">
            <text:p>2321</text:p>
          </table:table-cell>
          <table:table-cell office:value-type="string" calcext:value-type="string">
            <text:p>Printemps 2018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table:style-name="ce2" table:formula="of:=[.O433]+[.P433]" office:value-type="float" office:value="2319" calcext:value-type="float">
            <text:p>2319</text:p>
          </table:table-cell>
          <table:table-cell table:style-name="ce14" office:value-type="string" calcext:value-type="string">
            <text:p><text:s/>5:47:54 44:40:04 2161 <text:s text:c="2"/>158 <text:s/>L'Aiguille / Le Haut Bouffet</text:p>
          </table:table-cell>
          <table:table-cell table:formula="of:=LEFT([.C433];17)" office:value-type="string" office:string-value=" 5:47:54 44:40:04" calcext:value-type="string">
            <text:p><text:s/>5:47:54 44:40:04</text:p>
          </table:table-cell>
          <table:table-cell table:style-name="ce40" table:formula="of:=RIGHT([.D433];8)" office:value-type="string" office:string-value="44:40:04" calcext:value-type="string">
            <text:p>44:40:04</text:p>
          </table:table-cell>
          <table:table-cell table:style-name="ce40" table:formula="of:=LEFT([.C433];8)" office:value-type="string" office:string-value=" 5:47:54" calcext:value-type="string">
            <text:p><text:s/>5:47:54</text:p>
          </table:table-cell>
          <table:table-cell table:formula="of:=LEFT([.C433];22)" office:value-type="string" office:string-value=" 5:47:54 44:40:04 2161" calcext:value-type="string">
            <text:p><text:s/>5:47:54 44:40:04 2161</text:p>
          </table:table-cell>
          <table:table-cell table:style-name="ce40" table:formula="of:=RIGHT([.G433];4)" office:value-type="string" office:string-value="2161" calcext:value-type="string">
            <text:p>2161</text:p>
          </table:table-cell>
          <table:table-cell table:formula="of:=LEFT([.C433];28)" office:value-type="string" office:string-value=" 5:47:54 44:40:04 2161   158" calcext:value-type="string">
            <text:p><text:s/>5:47:54 44:40:04 2161 <text:s text:c="2"/>158</text:p>
          </table:table-cell>
          <table:table-cell table:style-name="ce40" table:formula="of:=RIGHT([.I433];4)" office:value-type="string" office:string-value=" 158" calcext:value-type="string">
            <text:p><text:s/>158</text:p>
          </table:table-cell>
          <table:table-cell table:style-name="ce43" table:formula="of:=[.J433]/[.H433]*100" office:value-type="float" office:value="7.31142989356779" calcext:value-type="float">
            <text:p>7,3</text:p>
          </table:table-cell>
          <table:table-cell table:style-name="ce104"/>
          <table:table-cell table:style-name="ce43" office:value-type="float" office:value="0.5" calcext:value-type="float">
            <text:p>0,5</text:p>
          </table:table-cell>
          <table:table-cell table:style-name="ce46" table:formula="of:=RIGHT([.C433];LEN([.C433])-30)" office:value-type="string" office:string-value="L'Aiguille / Le Haut Bouffet" calcext:value-type="string">
            <text:p>L'Aiguille / Le Haut Bouffet</text:p>
          </table:table-cell>
          <table:table-cell table:formula="of:=VALUE([.H433])" office:value-type="float" office:value="2161" calcext:value-type="float">
            <text:p>2161</text:p>
          </table:table-cell>
          <table:table-cell table:formula="of:=VALUE([.J433])" office:value-type="float" office:value="158" calcext:value-type="float">
            <text:p>158</text:p>
          </table:table-cell>
          <table:table-cell table:style-name="ce2" table:formula="of:=[.O433]+[.P433]" office:value-type="float" office:value="2319" calcext:value-type="float">
            <text:p>231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telle, Éloi, <text:s/>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table:style-name="ce2" table:formula="of:=[.O434]+[.P434]" office:value-type="float" office:value="2310" calcext:value-type="float">
            <text:p>2310</text:p>
          </table:table-cell>
          <table:table-cell table:style-name="ce24" office:value-type="string" calcext:value-type="string">
            <text:p><text:s/>6:10:35 44:13:13 1880 <text:s text:c="2"/>430 <text:s/>CRETE DE GERUEN</text:p>
          </table:table-cell>
          <table:table-cell table:formula="of:=LEFT([.C434];17)" office:value-type="string" office:string-value=" 6:10:35 44:13:13" calcext:value-type="string">
            <text:p><text:s/>6:10:35 44:13:13</text:p>
          </table:table-cell>
          <table:table-cell table:style-name="ce40" table:formula="of:=RIGHT([.D434];8)" office:value-type="string" office:string-value="44:13:13" calcext:value-type="string">
            <text:p>44:13:13</text:p>
          </table:table-cell>
          <table:table-cell table:style-name="ce40" table:formula="of:=LEFT([.C434];8)" office:value-type="string" office:string-value=" 6:10:35" calcext:value-type="string">
            <text:p><text:s/>6:10:35</text:p>
          </table:table-cell>
          <table:table-cell table:formula="of:=LEFT([.C434];22)" office:value-type="string" office:string-value=" 6:10:35 44:13:13 1880" calcext:value-type="string">
            <text:p><text:s/>6:10:35 44:13:13 1880</text:p>
          </table:table-cell>
          <table:table-cell table:style-name="ce40" table:formula="of:=RIGHT([.G434];4)" office:value-type="string" office:string-value="1880" calcext:value-type="string">
            <text:p>1880</text:p>
          </table:table-cell>
          <table:table-cell table:formula="of:=LEFT([.C434];28)" office:value-type="string" office:string-value=" 6:10:35 44:13:13 1880   430" calcext:value-type="string">
            <text:p><text:s/>6:10:35 44:13:13 1880 <text:s text:c="2"/>430</text:p>
          </table:table-cell>
          <table:table-cell table:style-name="ce40" table:formula="of:=RIGHT([.I434];4)" office:value-type="string" office:string-value=" 430" calcext:value-type="string">
            <text:p><text:s/>430</text:p>
          </table:table-cell>
          <table:table-cell table:style-name="ce43" table:formula="of:=[.J434]/[.H434]*100" office:value-type="float" office:value="22.8723404255319" calcext:value-type="float">
            <text:p>22,9</text:p>
          </table:table-cell>
          <table:table-cell table:style-name="ce104"/>
          <table:table-cell table:style-name="ce43" office:value-type="float" office:value="3.7" calcext:value-type="float">
            <text:p>3,7</text:p>
          </table:table-cell>
          <table:table-cell table:style-name="ce46" table:formula="of:=RIGHT([.C434];LEN([.C434])-30)" office:value-type="string" office:string-value="CRETE DE GERUEN" calcext:value-type="string">
            <text:p>CRETE DE GERUEN</text:p>
          </table:table-cell>
          <table:table-cell table:formula="of:=VALUE([.H434])" office:value-type="float" office:value="1880" calcext:value-type="float">
            <text:p>1880</text:p>
          </table:table-cell>
          <table:table-cell table:formula="of:=VALUE([.J434])" office:value-type="float" office:value="430" calcext:value-type="float">
            <text:p>430</text:p>
          </table:table-cell>
          <table:table-cell table:style-name="ce2" table:formula="of:=[.O434]+[.P434]" office:value-type="float" office:value="2310" calcext:value-type="float">
            <text:p>231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stelle, Maman, Éloi</text:p>
          </table:table-cell>
          <table:table-cell table:number-columns-repeated="1005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table:style-name="ce2" table:formula="of:=[.O435]+[.P435]" office:value-type="float" office:value="2292" calcext:value-type="float">
            <text:p>2292</text:p>
          </table:table-cell>
          <table:table-cell table:style-name="ce14" office:value-type="string" calcext:value-type="string">
            <text:p><text:s/>6:33:03 44:53:25 2292 <text:s text:c="4"/>0 <text:s/>Col de la Trancoulette</text:p>
          </table:table-cell>
          <table:table-cell table:formula="of:=LEFT([.C435];17)" office:value-type="string" office:string-value=" 6:33:03 44:53:25" calcext:value-type="string">
            <text:p><text:s/>6:33:03 44:53:25</text:p>
          </table:table-cell>
          <table:table-cell table:style-name="ce40" table:formula="of:=RIGHT([.D435];8)" office:value-type="string" office:string-value="44:53:25" calcext:value-type="string">
            <text:p>44:53:25</text:p>
          </table:table-cell>
          <table:table-cell table:style-name="ce40" table:formula="of:=LEFT([.C435];8)" office:value-type="string" office:string-value=" 6:33:03" calcext:value-type="string">
            <text:p><text:s/>6:33:03</text:p>
          </table:table-cell>
          <table:table-cell table:formula="of:=LEFT([.C435];22)" office:value-type="string" office:string-value=" 6:33:03 44:53:25 2292" calcext:value-type="string">
            <text:p><text:s/>6:33:03 44:53:25 2292</text:p>
          </table:table-cell>
          <table:table-cell table:style-name="ce40" table:formula="of:=RIGHT([.G435];4)" office:value-type="string" office:string-value="2292" calcext:value-type="string">
            <text:p>2292</text:p>
          </table:table-cell>
          <table:table-cell table:formula="of:=LEFT([.C435];28)" office:value-type="string" office:string-value=" 6:33:03 44:53:25 2292     0" calcext:value-type="string">
            <text:p><text:s/>6:33:03 44:53:25 2292 <text:s text:c="4"/>0</text:p>
          </table:table-cell>
          <table:table-cell table:style-name="ce40" table:formula="of:=RIGHT([.I435];4)" office:value-type="string" office:string-value="   0" calcext:value-type="string">
            <text:p><text:s text:c="3"/>0</text:p>
          </table:table-cell>
          <table:table-cell table:style-name="ce43" table:formula="of:=[.J435]/[.H435]*100" office:value-type="float" office:value="0" calcext:value-type="float">
            <text:p>0,0</text:p>
          </table:table-cell>
          <table:table-cell table:style-name="ce104"/>
          <table:table-cell table:style-name="ce43"/>
          <table:table-cell table:style-name="ce46" table:formula="of:=RIGHT([.C435];LEN([.C435])-30)" office:value-type="string" office:string-value="Col de la Trancoulette" calcext:value-type="string">
            <text:p>Col de la Trancoulette</text:p>
          </table:table-cell>
          <table:table-cell table:formula="of:=VALUE([.H435])" office:value-type="float" office:value="2292" calcext:value-type="float">
            <text:p>2292</text:p>
          </table:table-cell>
          <table:table-cell table:formula="of:=VALUE([.J435])" office:value-type="float" office:value="0" calcext:value-type="float">
            <text:p>0</text:p>
          </table:table-cell>
          <table:table-cell table:style-name="ce2" table:formula="of:=[.O435]+[.P435]" office:value-type="float" office:value="2292" calcext:value-type="float">
            <text:p>2292</text:p>
          </table:table-cell>
          <table:table-cell office:value-type="string" calcext:value-type="string">
            <text:p>Printemps 2017</text:p>
          </table:table-cell>
          <table:table-cell office:value-type="string" calcext:value-type="string">
            <text:p>Estelle, Éloi, <text:s/>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36" calcext:value-type="float">
            <text:p>436</text:p>
          </table:table-cell>
          <table:table-cell table:style-name="ce2" table:formula="of:=[.O436]+[.P436]" office:value-type="float" office:value="2291" calcext:value-type="float">
            <text:p>2291</text:p>
          </table:table-cell>
          <table:table-cell table:style-name="ce14" office:value-type="string" calcext:value-type="string">
            <text:p>-0:41:56 42:52:44 2147 <text:s text:c="2"/>144 <text:s/>Pic Laraille</text:p>
          </table:table-cell>
          <table:table-cell table:formula="of:=LEFT([.C436];17)" office:value-type="string" office:string-value="-0:41:56 42:52:44" calcext:value-type="string">
            <text:p>-0:41:56 42:52:44</text:p>
          </table:table-cell>
          <table:table-cell table:style-name="ce40" table:formula="of:=RIGHT([.D436];8)" office:value-type="string" office:string-value="42:52:44" calcext:value-type="string">
            <text:p>42:52:44</text:p>
          </table:table-cell>
          <table:table-cell table:style-name="ce40" table:formula="of:=LEFT([.C436];8)" office:value-type="string" office:string-value="-0:41:56" calcext:value-type="string">
            <text:p>-0:41:56</text:p>
          </table:table-cell>
          <table:table-cell table:formula="of:=LEFT([.C436];22)" office:value-type="string" office:string-value="-0:41:56 42:52:44 2147" calcext:value-type="string">
            <text:p>-0:41:56 42:52:44 2147</text:p>
          </table:table-cell>
          <table:table-cell table:style-name="ce40" table:formula="of:=RIGHT([.G436];4)" office:value-type="string" office:string-value="2147" calcext:value-type="string">
            <text:p>2147</text:p>
          </table:table-cell>
          <table:table-cell table:formula="of:=LEFT([.C436];28)" office:value-type="string" office:string-value="-0:41:56 42:52:44 2147   144" calcext:value-type="string">
            <text:p>-0:41:56 42:52:44 2147 <text:s text:c="2"/>144</text:p>
          </table:table-cell>
          <table:table-cell table:style-name="ce40" table:formula="of:=RIGHT([.I436];4)" office:value-type="string" office:string-value=" 144" calcext:value-type="string">
            <text:p><text:s/>144</text:p>
          </table:table-cell>
          <table:table-cell table:style-name="ce43" table:formula="of:=[.J436]/[.H436]*100" office:value-type="float" office:value="6.70703306939916" calcext:value-type="float">
            <text:p>6,7</text:p>
          </table:table-cell>
          <table:table-cell table:style-name="ce104"/>
          <table:table-cell table:style-name="ce43"/>
          <table:table-cell table:style-name="ce46" table:formula="of:=RIGHT([.C436];LEN([.C436])-30)" office:value-type="string" office:string-value="Pic Laraille" calcext:value-type="string">
            <text:p>Pic Laraille</text:p>
          </table:table-cell>
          <table:table-cell table:formula="of:=VALUE([.H436])" office:value-type="float" office:value="2147" calcext:value-type="float">
            <text:p>2147</text:p>
          </table:table-cell>
          <table:table-cell table:formula="of:=VALUE([.J436])" office:value-type="float" office:value="144" calcext:value-type="float">
            <text:p>144</text:p>
          </table:table-cell>
          <table:table-cell table:style-name="ce2" table:formula="of:=[.O436]+[.P436]" office:value-type="float" office:value="2291" calcext:value-type="float">
            <text:p>2291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437" calcext:value-type="float">
            <text:p>437</text:p>
          </table:table-cell>
          <table:table-cell table:style-name="ce2" table:formula="of:=[.O437]+[.P437]" office:value-type="float" office:value="2284" calcext:value-type="float">
            <text:p>2284</text:p>
          </table:table-cell>
          <table:table-cell table:style-name="ce14" office:value-type="string" calcext:value-type="string">
            <text:p><text:s/>6:38:22 44:05:09 2157 <text:s text:c="2"/>127 <text:s/>Le Courradour</text:p>
          </table:table-cell>
          <table:table-cell table:formula="of:=LEFT([.C437];17)" office:value-type="string" office:string-value=" 6:38:22 44:05:09" calcext:value-type="string">
            <text:p><text:s/>6:38:22 44:05:09</text:p>
          </table:table-cell>
          <table:table-cell table:style-name="ce40" table:formula="of:=RIGHT([.D437];8)" office:value-type="string" office:string-value="44:05:09" calcext:value-type="string">
            <text:p>44:05:09</text:p>
          </table:table-cell>
          <table:table-cell table:style-name="ce40" table:formula="of:=LEFT([.C437];8)" office:value-type="string" office:string-value=" 6:38:22" calcext:value-type="string">
            <text:p><text:s/>6:38:22</text:p>
          </table:table-cell>
          <table:table-cell table:formula="of:=LEFT([.C437];22)" office:value-type="string" office:string-value=" 6:38:22 44:05:09 2157" calcext:value-type="string">
            <text:p><text:s/>6:38:22 44:05:09 2157</text:p>
          </table:table-cell>
          <table:table-cell table:style-name="ce40" table:formula="of:=RIGHT([.G437];4)" office:value-type="string" office:string-value="2157" calcext:value-type="string">
            <text:p>2157</text:p>
          </table:table-cell>
          <table:table-cell table:formula="of:=LEFT([.C437];28)" office:value-type="string" office:string-value=" 6:38:22 44:05:09 2157   127" calcext:value-type="string">
            <text:p><text:s/>6:38:22 44:05:09 2157 <text:s text:c="2"/>127</text:p>
          </table:table-cell>
          <table:table-cell table:style-name="ce40" table:formula="of:=RIGHT([.I437];4)" office:value-type="string" office:string-value=" 127" calcext:value-type="string">
            <text:p><text:s/>127</text:p>
          </table:table-cell>
          <table:table-cell table:style-name="ce43" table:formula="of:=[.J437]/[.H437]*100" office:value-type="float" office:value="5.88780713954567" calcext:value-type="float">
            <text:p>5,9</text:p>
          </table:table-cell>
          <table:table-cell table:style-name="ce104"/>
          <table:table-cell table:style-name="ce43"/>
          <table:table-cell table:style-name="ce46" table:formula="of:=RIGHT([.C437];LEN([.C437])-30)" office:value-type="string" office:string-value="Le Courradour" calcext:value-type="string">
            <text:p>Le Courradour</text:p>
          </table:table-cell>
          <table:table-cell table:formula="of:=VALUE([.H437])" office:value-type="float" office:value="2157" calcext:value-type="float">
            <text:p>2157</text:p>
          </table:table-cell>
          <table:table-cell table:formula="of:=VALUE([.J437])" office:value-type="float" office:value="127" calcext:value-type="float">
            <text:p>127</text:p>
          </table:table-cell>
          <table:table-cell table:style-name="ce2" table:formula="of:=[.O437]+[.P437]" office:value-type="float" office:value="2284" calcext:value-type="float">
            <text:p>2284</text:p>
          </table:table-cell>
          <table:table-cell office:value-type="string" calcext:value-type="string">
            <text:p>Automne 2012</text:p>
          </table:table-cell>
          <table:table-cell office:value-type="string" calcext:value-type="string">
            <text:p>Estelle, Éloi, Michel &amp; Françoise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438" calcext:value-type="float">
            <text:p>438</text:p>
          </table:table-cell>
          <table:table-cell table:style-name="ce2" table:formula="of:=[.O438]+[.P438]" office:value-type="float" office:value="2281" calcext:value-type="float">
            <text:p>2281</text:p>
          </table:table-cell>
          <table:table-cell table:style-name="ce14" office:value-type="string" calcext:value-type="string">
            <text:p><text:s/>0:46:04 42:54:11 1816 <text:s text:c="2"/>465 <text:s/>TUC DE L'ETANG / Pic d'Escales</text:p>
          </table:table-cell>
          <table:table-cell table:formula="of:=LEFT([.C438];17)" office:value-type="string" office:string-value=" 0:46:04 42:54:11" calcext:value-type="string">
            <text:p><text:s/>0:46:04 42:54:11</text:p>
          </table:table-cell>
          <table:table-cell table:style-name="ce40" table:formula="of:=RIGHT([.D438];8)" office:value-type="string" office:string-value="42:54:11" calcext:value-type="string">
            <text:p>42:54:11</text:p>
          </table:table-cell>
          <table:table-cell table:style-name="ce40" table:formula="of:=LEFT([.C438];8)" office:value-type="string" office:string-value=" 0:46:04" calcext:value-type="string">
            <text:p><text:s/>0:46:04</text:p>
          </table:table-cell>
          <table:table-cell table:formula="of:=LEFT([.C438];22)" office:value-type="string" office:string-value=" 0:46:04 42:54:11 1816" calcext:value-type="string">
            <text:p><text:s/>0:46:04 42:54:11 1816</text:p>
          </table:table-cell>
          <table:table-cell table:style-name="ce40" table:formula="of:=RIGHT([.G438];4)" office:value-type="string" office:string-value="1816" calcext:value-type="string">
            <text:p>1816</text:p>
          </table:table-cell>
          <table:table-cell table:formula="of:=LEFT([.C438];28)" office:value-type="string" office:string-value=" 0:46:04 42:54:11 1816   465" calcext:value-type="string">
            <text:p><text:s/>0:46:04 42:54:11 1816 <text:s text:c="2"/>465</text:p>
          </table:table-cell>
          <table:table-cell table:style-name="ce40" table:formula="of:=RIGHT([.I438];4)" office:value-type="string" office:string-value=" 465" calcext:value-type="string">
            <text:p><text:s/>465</text:p>
          </table:table-cell>
          <table:table-cell table:style-name="ce43" table:formula="of:=[.J438]/[.H438]*100" office:value-type="float" office:value="25.6057268722467" calcext:value-type="float">
            <text:p>25,6</text:p>
          </table:table-cell>
          <table:table-cell table:style-name="ce104"/>
          <table:table-cell table:style-name="ce43" office:value-type="float" office:value="3.1" calcext:value-type="float">
            <text:p>3,1</text:p>
          </table:table-cell>
          <table:table-cell table:style-name="ce46" table:formula="of:=RIGHT([.C438];LEN([.C438])-30)" office:value-type="string" office:string-value="TUC DE L'ETANG / Pic d'Escales" calcext:value-type="string">
            <text:p>TUC DE L'ETANG / Pic d'Escales</text:p>
          </table:table-cell>
          <table:table-cell table:formula="of:=VALUE([.H438])" office:value-type="float" office:value="1816" calcext:value-type="float">
            <text:p>1816</text:p>
          </table:table-cell>
          <table:table-cell table:formula="of:=VALUE([.J438])" office:value-type="float" office:value="465" calcext:value-type="float">
            <text:p>465</text:p>
          </table:table-cell>
          <table:table-cell table:style-name="ce2" table:formula="of:=[.O438]+[.P438]" office:value-type="float" office:value="2281" calcext:value-type="float">
            <text:p>2281</text:p>
          </table:table-cell>
          <table:table-cell office:value-type="string" calcext:value-type="string">
            <text:p>Printemps 2014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39" calcext:value-type="float">
            <text:p>439</text:p>
          </table:table-cell>
          <table:table-cell table:style-name="ce2" table:formula="of:=[.O439]+[.P439]" office:value-type="float" office:value="2280" calcext:value-type="float">
            <text:p>2280</text:p>
          </table:table-cell>
          <table:table-cell table:style-name="ce14" office:value-type="string" calcext:value-type="string">
            <text:p><text:s/>6:15:31 45:41:02 2173 <text:s text:c="2"/>107 <text:s/>Pointe de Chaurionde</text:p>
          </table:table-cell>
          <table:table-cell table:formula="of:=LEFT([.C439];17)" office:value-type="string" office:string-value=" 6:15:31 45:41:02" calcext:value-type="string">
            <text:p><text:s/>6:15:31 45:41:02</text:p>
          </table:table-cell>
          <table:table-cell table:style-name="ce40" table:formula="of:=RIGHT([.D439];8)" office:value-type="string" office:string-value="45:41:02" calcext:value-type="string">
            <text:p>45:41:02</text:p>
          </table:table-cell>
          <table:table-cell table:style-name="ce40" table:formula="of:=LEFT([.C439];8)" office:value-type="string" office:string-value=" 6:15:31" calcext:value-type="string">
            <text:p><text:s/>6:15:31</text:p>
          </table:table-cell>
          <table:table-cell table:formula="of:=LEFT([.C439];22)" office:value-type="string" office:string-value=" 6:15:31 45:41:02 2173" calcext:value-type="string">
            <text:p><text:s/>6:15:31 45:41:02 2173</text:p>
          </table:table-cell>
          <table:table-cell table:style-name="ce40" table:formula="of:=RIGHT([.G439];4)" office:value-type="string" office:string-value="2173" calcext:value-type="string">
            <text:p>2173</text:p>
          </table:table-cell>
          <table:table-cell table:formula="of:=LEFT([.C439];28)" office:value-type="string" office:string-value=" 6:15:31 45:41:02 2173   107" calcext:value-type="string">
            <text:p><text:s/>6:15:31 45:41:02 2173 <text:s text:c="2"/>107</text:p>
          </table:table-cell>
          <table:table-cell table:style-name="ce40" table:formula="of:=RIGHT([.I439];4)" office:value-type="string" office:string-value=" 107" calcext:value-type="string">
            <text:p><text:s/>107</text:p>
          </table:table-cell>
          <table:table-cell table:style-name="ce43" table:formula="of:=[.J439]/[.H439]*100" office:value-type="float" office:value="4.92406810860561" calcext:value-type="float">
            <text:p>4,9</text:p>
          </table:table-cell>
          <table:table-cell table:style-name="ce104"/>
          <table:table-cell table:style-name="ce43"/>
          <table:table-cell table:style-name="ce46" table:formula="of:=RIGHT([.C439];LEN([.C439])-30)" office:value-type="string" office:string-value="Pointe de Chaurionde" calcext:value-type="string">
            <text:p>Pointe de Chaurionde</text:p>
          </table:table-cell>
          <table:table-cell table:formula="of:=VALUE([.H439])" office:value-type="float" office:value="2173" calcext:value-type="float">
            <text:p>2173</text:p>
          </table:table-cell>
          <table:table-cell table:formula="of:=VALUE([.J439])" office:value-type="float" office:value="107" calcext:value-type="float">
            <text:p>107</text:p>
          </table:table-cell>
          <table:table-cell table:style-name="ce2" table:formula="of:=[.O439]+[.P439]" office:value-type="float" office:value="2280" calcext:value-type="float">
            <text:p>2280</text:p>
          </table:table-cell>
          <table:table-cell office:value-type="string" calcext:value-type="string">
            <text:p>2008 / Automne 2015</text:p>
          </table:table-cell>
          <table:table-cell office:value-type="string" calcext:value-type="string">
            <text:p>Seul / Éloi</text:p>
          </table:table-cell>
          <table:table-cell table:number-columns-repeated="1005"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table:style-name="ce2" table:formula="of:=[.O440]+[.P440]" office:value-type="float" office:value="2277" calcext:value-type="float">
            <text:p>2277</text:p>
          </table:table-cell>
          <table:table-cell table:style-name="ce14" office:value-type="string" calcext:value-type="string">
            <text:p><text:s/>6:36:09 46:10:07 1963 <text:s text:c="2"/>314 <text:s/>POINTE D'UBLE</text:p>
          </table:table-cell>
          <table:table-cell table:formula="of:=LEFT([.C440];17)" office:value-type="string" office:string-value=" 6:36:09 46:10:07" calcext:value-type="string">
            <text:p><text:s/>6:36:09 46:10:07</text:p>
          </table:table-cell>
          <table:table-cell table:style-name="ce40" table:formula="of:=RIGHT([.D440];8)" office:value-type="string" office:string-value="46:10:07" calcext:value-type="string">
            <text:p>46:10:07</text:p>
          </table:table-cell>
          <table:table-cell table:style-name="ce40" table:formula="of:=LEFT([.C440];8)" office:value-type="string" office:string-value=" 6:36:09" calcext:value-type="string">
            <text:p><text:s/>6:36:09</text:p>
          </table:table-cell>
          <table:table-cell table:formula="of:=LEFT([.C440];22)" office:value-type="string" office:string-value=" 6:36:09 46:10:07 1963" calcext:value-type="string">
            <text:p><text:s/>6:36:09 46:10:07 1963</text:p>
          </table:table-cell>
          <table:table-cell table:style-name="ce40" table:formula="of:=RIGHT([.G440];4)" office:value-type="string" office:string-value="1963" calcext:value-type="string">
            <text:p>1963</text:p>
          </table:table-cell>
          <table:table-cell table:formula="of:=LEFT([.C440];28)" office:value-type="string" office:string-value=" 6:36:09 46:10:07 1963   314" calcext:value-type="string">
            <text:p><text:s/>6:36:09 46:10:07 1963 <text:s text:c="2"/>314</text:p>
          </table:table-cell>
          <table:table-cell table:style-name="ce40" table:formula="of:=RIGHT([.I440];4)" office:value-type="string" office:string-value=" 314" calcext:value-type="string">
            <text:p><text:s/>314</text:p>
          </table:table-cell>
          <table:table-cell table:style-name="ce43" table:formula="of:=[.J440]/[.H440]*100" office:value-type="float" office:value="15.9959246051961" calcext:value-type="float">
            <text:p>16,0</text:p>
          </table:table-cell>
          <table:table-cell table:style-name="ce104"/>
          <table:table-cell table:style-name="ce43" office:value-type="float" office:value="1.9" calcext:value-type="float">
            <text:p>1,9</text:p>
          </table:table-cell>
          <table:table-cell table:style-name="ce46" table:formula="of:=RIGHT([.C440];LEN([.C440])-30)" office:value-type="string" office:string-value="POINTE D'UBLE" calcext:value-type="string">
            <text:p>POINTE D'UBLE</text:p>
          </table:table-cell>
          <table:table-cell table:formula="of:=VALUE([.H440])" office:value-type="float" office:value="1963" calcext:value-type="float">
            <text:p>1963</text:p>
          </table:table-cell>
          <table:table-cell table:formula="of:=VALUE([.J440])" office:value-type="float" office:value="314" calcext:value-type="float">
            <text:p>314</text:p>
          </table:table-cell>
          <table:table-cell table:style-name="ce2" table:formula="of:=[.O440]+[.P440]" office:value-type="float" office:value="2277" calcext:value-type="float">
            <text:p>227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441" calcext:value-type="float">
            <text:p>441</text:p>
          </table:table-cell>
          <table:table-cell table:style-name="ce2" table:formula="of:=[.O441]+[.P441]" office:value-type="float" office:value="2265" calcext:value-type="float">
            <text:p>2265</text:p>
          </table:table-cell>
          <table:table-cell table:style-name="ce14" office:value-type="string" calcext:value-type="string">
            <text:p><text:s/>5:44:43 44:41:58 1881 <text:s text:c="2"/>384 <text:s/>POINTE FEUILLETTE</text:p>
          </table:table-cell>
          <table:table-cell table:formula="of:=LEFT([.C441];17)" office:value-type="string" office:string-value=" 5:44:43 44:41:58" calcext:value-type="string">
            <text:p><text:s/>5:44:43 44:41:58</text:p>
          </table:table-cell>
          <table:table-cell table:style-name="ce40" table:formula="of:=RIGHT([.D441];8)" office:value-type="string" office:string-value="44:41:58" calcext:value-type="string">
            <text:p>44:41:58</text:p>
          </table:table-cell>
          <table:table-cell table:style-name="ce40" table:formula="of:=LEFT([.C441];8)" office:value-type="string" office:string-value=" 5:44:43" calcext:value-type="string">
            <text:p><text:s/>5:44:43</text:p>
          </table:table-cell>
          <table:table-cell table:formula="of:=LEFT([.C441];22)" office:value-type="string" office:string-value=" 5:44:43 44:41:58 1881" calcext:value-type="string">
            <text:p><text:s/>5:44:43 44:41:58 1881</text:p>
          </table:table-cell>
          <table:table-cell table:style-name="ce40" table:formula="of:=RIGHT([.G441];4)" office:value-type="string" office:string-value="1881" calcext:value-type="string">
            <text:p>1881</text:p>
          </table:table-cell>
          <table:table-cell table:formula="of:=LEFT([.C441];28)" office:value-type="string" office:string-value=" 5:44:43 44:41:58 1881   384" calcext:value-type="string">
            <text:p><text:s/>5:44:43 44:41:58 1881 <text:s text:c="2"/>384</text:p>
          </table:table-cell>
          <table:table-cell table:style-name="ce40" table:formula="of:=RIGHT([.I441];4)" office:value-type="string" office:string-value=" 384" calcext:value-type="string">
            <text:p><text:s/>384</text:p>
          </table:table-cell>
          <table:table-cell table:style-name="ce43" table:formula="of:=[.J441]/[.H441]*100" office:value-type="float" office:value="20.414673046252" calcext:value-type="float">
            <text:p>20,4</text:p>
          </table:table-cell>
          <table:table-cell table:style-name="ce104"/>
          <table:table-cell table:style-name="ce43" office:value-type="float" office:value="4.1" calcext:value-type="float">
            <text:p>4,1</text:p>
          </table:table-cell>
          <table:table-cell table:style-name="ce46" table:formula="of:=RIGHT([.C441];LEN([.C441])-30)" office:value-type="string" office:string-value="POINTE FEUILLETTE" calcext:value-type="string">
            <text:p>POINTE FEUILLETTE</text:p>
          </table:table-cell>
          <table:table-cell table:formula="of:=VALUE([.H441])" office:value-type="float" office:value="1881" calcext:value-type="float">
            <text:p>1881</text:p>
          </table:table-cell>
          <table:table-cell table:formula="of:=VALUE([.J441])" office:value-type="float" office:value="384" calcext:value-type="float">
            <text:p>384</text:p>
          </table:table-cell>
          <table:table-cell table:style-name="ce2" table:formula="of:=[.O441]+[.P441]" office:value-type="float" office:value="2265" calcext:value-type="float">
            <text:p>2265</text:p>
          </table:table-cell>
          <table:table-cell office:value-type="string" calcext:value-type="string">
            <text:p>Printemps 2011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442" calcext:value-type="float">
            <text:p>442</text:p>
          </table:table-cell>
          <table:table-cell table:style-name="ce2" table:formula="of:=[.O442]+[.P442]" office:value-type="float" office:value="2264" calcext:value-type="float">
            <text:p>2264</text:p>
          </table:table-cell>
          <table:table-cell table:style-name="ce23" office:value-type="string" calcext:value-type="string">
            <text:p><text:span text:style-name="T8"> 5:35:38 44:53:32 1808   456  </text:span><text:span text:style-name="T25">ROCHER DU BACONNET</text:span></text:p>
          </table:table-cell>
          <table:table-cell table:formula="of:=LEFT([.C442];17)" office:value-type="string" office:string-value=" 5:35:38 44:53:32" calcext:value-type="string">
            <text:p><text:s/>5:35:38 44:53:32</text:p>
          </table:table-cell>
          <table:table-cell table:style-name="ce40" table:formula="of:=RIGHT([.D442];8)" office:value-type="string" office:string-value="44:53:32" calcext:value-type="string">
            <text:p>44:53:32</text:p>
          </table:table-cell>
          <table:table-cell table:style-name="ce40" table:formula="of:=LEFT([.C442];8)" office:value-type="string" office:string-value=" 5:35:38" calcext:value-type="string">
            <text:p><text:s/>5:35:38</text:p>
          </table:table-cell>
          <table:table-cell table:formula="of:=LEFT([.C442];22)" office:value-type="string" office:string-value=" 5:35:38 44:53:32 1808" calcext:value-type="string">
            <text:p><text:s/>5:35:38 44:53:32 1808</text:p>
          </table:table-cell>
          <table:table-cell table:style-name="ce40" table:formula="of:=RIGHT([.G442];4)" office:value-type="string" office:string-value="1808" calcext:value-type="string">
            <text:p>1808</text:p>
          </table:table-cell>
          <table:table-cell table:formula="of:=LEFT([.C442];28)" office:value-type="string" office:string-value=" 5:35:38 44:53:32 1808   456" calcext:value-type="string">
            <text:p><text:s/>5:35:38 44:53:32 1808 <text:s text:c="2"/>456</text:p>
          </table:table-cell>
          <table:table-cell table:style-name="ce40" table:formula="of:=RIGHT([.I442];4)" office:value-type="string" office:string-value=" 456" calcext:value-type="string">
            <text:p><text:s/>456</text:p>
          </table:table-cell>
          <table:table-cell table:style-name="ce43" table:formula="of:=[.J442]/[.H442]*100" office:value-type="float" office:value="25.2212389380531" calcext:value-type="float">
            <text:p>25,2</text:p>
          </table:table-cell>
          <table:table-cell table:style-name="ce104"/>
          <table:table-cell table:style-name="ce43" office:value-type="float" office:value="5.3" calcext:value-type="float">
            <text:p>5,3</text:p>
          </table:table-cell>
          <table:table-cell table:style-name="ce46" table:formula="of:=RIGHT([.C442];LEN([.C442])-30)" office:value-type="string" office:string-value="ROCHER DU BACONNET" calcext:value-type="string">
            <text:p>ROCHER DU BACONNET</text:p>
          </table:table-cell>
          <table:table-cell table:formula="of:=VALUE([.H442])" office:value-type="float" office:value="1808" calcext:value-type="float">
            <text:p>1808</text:p>
          </table:table-cell>
          <table:table-cell table:formula="of:=VALUE([.J442])" office:value-type="float" office:value="456" calcext:value-type="float">
            <text:p>456</text:p>
          </table:table-cell>
          <table:table-cell table:style-name="ce2" table:formula="of:=[.O442]+[.P442]" office:value-type="float" office:value="2264" calcext:value-type="float">
            <text:p>2264</text:p>
          </table:table-cell>
          <table:table-cell office:value-type="string" calcext:value-type="string">
            <text:p>Automne 2013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 table:style-name="ce2" table:formula="of:=[.O443]+[.P443]" office:value-type="float" office:value="2252" calcext:value-type="float">
            <text:p>2252</text:p>
          </table:table-cell>
          <table:table-cell table:style-name="ce14" office:value-type="string" calcext:value-type="string">
            <text:p><text:s/>6:25:11 46:02:36 1877 <text:s text:c="2"/>375 <text:s/>POINTE D'ANDEY</text:p>
          </table:table-cell>
          <table:table-cell table:formula="of:=LEFT([.C443];17)" office:value-type="string" office:string-value=" 6:25:11 46:02:36" calcext:value-type="string">
            <text:p><text:s/>6:25:11 46:02:36</text:p>
          </table:table-cell>
          <table:table-cell table:style-name="ce40" table:formula="of:=RIGHT([.D443];8)" office:value-type="string" office:string-value="46:02:36" calcext:value-type="string">
            <text:p>46:02:36</text:p>
          </table:table-cell>
          <table:table-cell table:style-name="ce40" table:formula="of:=LEFT([.C443];8)" office:value-type="string" office:string-value=" 6:25:11" calcext:value-type="string">
            <text:p><text:s/>6:25:11</text:p>
          </table:table-cell>
          <table:table-cell table:formula="of:=LEFT([.C443];22)" office:value-type="string" office:string-value=" 6:25:11 46:02:36 1877" calcext:value-type="string">
            <text:p><text:s/>6:25:11 46:02:36 1877</text:p>
          </table:table-cell>
          <table:table-cell table:style-name="ce40" table:formula="of:=RIGHT([.G443];4)" office:value-type="string" office:string-value="1877" calcext:value-type="string">
            <text:p>1877</text:p>
          </table:table-cell>
          <table:table-cell table:formula="of:=LEFT([.C443];28)" office:value-type="string" office:string-value=" 6:25:11 46:02:36 1877   375" calcext:value-type="string">
            <text:p><text:s/>6:25:11 46:02:36 1877 <text:s text:c="2"/>375</text:p>
          </table:table-cell>
          <table:table-cell table:style-name="ce40" table:formula="of:=RIGHT([.I443];4)" office:value-type="string" office:string-value=" 375" calcext:value-type="string">
            <text:p><text:s/>375</text:p>
          </table:table-cell>
          <table:table-cell table:style-name="ce43" table:formula="of:=[.J443]/[.H443]*100" office:value-type="float" office:value="19.9786893979755" calcext:value-type="float">
            <text:p>20,0</text:p>
          </table:table-cell>
          <table:table-cell table:style-name="ce104"/>
          <table:table-cell table:style-name="ce43" office:value-type="float" office:value="3.1" calcext:value-type="float">
            <text:p>3,1</text:p>
          </table:table-cell>
          <table:table-cell table:style-name="ce46" table:formula="of:=RIGHT([.C443];LEN([.C443])-30)" office:value-type="string" office:string-value="POINTE D'ANDEY" calcext:value-type="string">
            <text:p>POINTE D'ANDEY</text:p>
          </table:table-cell>
          <table:table-cell table:formula="of:=VALUE([.H443])" office:value-type="float" office:value="1877" calcext:value-type="float">
            <text:p>1877</text:p>
          </table:table-cell>
          <table:table-cell table:formula="of:=VALUE([.J443])" office:value-type="float" office:value="375" calcext:value-type="float">
            <text:p>375</text:p>
          </table:table-cell>
          <table:table-cell table:style-name="ce2" table:formula="of:=[.O443]+[.P443]" office:value-type="float" office:value="2252" calcext:value-type="float">
            <text:p>225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444" calcext:value-type="float">
            <text:p>444</text:p>
          </table:table-cell>
          <table:table-cell table:style-name="ce2" table:formula="of:=[.O444]+[.P444]" office:value-type="float" office:value="2249" calcext:value-type="float">
            <text:p>2249</text:p>
          </table:table-cell>
          <table:table-cell table:style-name="ce14" office:value-type="string" calcext:value-type="string">
            <text:p><text:s/>6:30:20 45:44:51 1941 <text:s text:c="2"/>308 <text:s/>MONT BISANNE</text:p>
          </table:table-cell>
          <table:table-cell table:formula="of:=LEFT([.C444];17)" office:value-type="string" office:string-value=" 6:30:20 45:44:51" calcext:value-type="string">
            <text:p><text:s/>6:30:20 45:44:51</text:p>
          </table:table-cell>
          <table:table-cell table:style-name="ce40" table:formula="of:=RIGHT([.D444];8)" office:value-type="string" office:string-value="45:44:51" calcext:value-type="string">
            <text:p>45:44:51</text:p>
          </table:table-cell>
          <table:table-cell table:style-name="ce40" table:formula="of:=LEFT([.C444];8)" office:value-type="string" office:string-value=" 6:30:20" calcext:value-type="string">
            <text:p><text:s/>6:30:20</text:p>
          </table:table-cell>
          <table:table-cell table:formula="of:=LEFT([.C444];22)" office:value-type="string" office:string-value=" 6:30:20 45:44:51 1941" calcext:value-type="string">
            <text:p><text:s/>6:30:20 45:44:51 1941</text:p>
          </table:table-cell>
          <table:table-cell table:style-name="ce40" table:formula="of:=RIGHT([.G444];4)" office:value-type="string" office:string-value="1941" calcext:value-type="string">
            <text:p>1941</text:p>
          </table:table-cell>
          <table:table-cell table:formula="of:=LEFT([.C444];28)" office:value-type="string" office:string-value=" 6:30:20 45:44:51 1941   308" calcext:value-type="string">
            <text:p><text:s/>6:30:20 45:44:51 1941 <text:s text:c="2"/>308</text:p>
          </table:table-cell>
          <table:table-cell table:style-name="ce40" table:formula="of:=RIGHT([.I444];4)" office:value-type="string" office:string-value=" 308" calcext:value-type="string">
            <text:p><text:s/>308</text:p>
          </table:table-cell>
          <table:table-cell table:style-name="ce43" table:formula="of:=[.J444]/[.H444]*100" office:value-type="float" office:value="15.8681092220505" calcext:value-type="float">
            <text:p>15,9</text:p>
          </table:table-cell>
          <table:table-cell table:style-name="ce104"/>
          <table:table-cell table:style-name="ce43" office:value-type="float" office:value="6" calcext:value-type="float">
            <text:p>6,0</text:p>
          </table:table-cell>
          <table:table-cell table:style-name="ce46" table:formula="of:=RIGHT([.C444];LEN([.C444])-30)" office:value-type="string" office:string-value="MONT BISANNE" calcext:value-type="string">
            <text:p>MONT BISANNE</text:p>
          </table:table-cell>
          <table:table-cell table:formula="of:=VALUE([.H444])" office:value-type="float" office:value="1941" calcext:value-type="float">
            <text:p>1941</text:p>
          </table:table-cell>
          <table:table-cell table:formula="of:=VALUE([.J444])" office:value-type="float" office:value="308" calcext:value-type="float">
            <text:p>308</text:p>
          </table:table-cell>
          <table:table-cell table:style-name="ce2" table:formula="of:=[.O444]+[.P444]" office:value-type="float" office:value="2249" calcext:value-type="float">
            <text:p>2249</text:p>
          </table:table-cell>
          <table:table-cell office:value-type="string" calcext:value-type="string">
            <text:p>2010 et 2014</text:p>
          </table:table-cell>
          <table:table-cell office:value-type="string" calcext:value-type="string">
            <text:p>Éloi / 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45" calcext:value-type="float">
            <text:p>445</text:p>
          </table:table-cell>
          <table:table-cell table:style-name="ce2" table:formula="of:=[.O445]+[.P445]" office:value-type="float" office:value="2249" calcext:value-type="float">
            <text:p>2249</text:p>
          </table:table-cell>
          <table:table-cell table:style-name="ce14" office:value-type="string" calcext:value-type="string">
            <text:p><text:s/>5:57:22 44:36:10 2019 <text:s text:c="2"/>230 <text:s/>Tête de la Clappe</text:p>
          </table:table-cell>
          <table:table-cell table:formula="of:=LEFT([.C445];17)" office:value-type="string" office:string-value=" 5:57:22 44:36:10" calcext:value-type="string">
            <text:p><text:s/>5:57:22 44:36:10</text:p>
          </table:table-cell>
          <table:table-cell table:style-name="ce40" table:formula="of:=RIGHT([.D445];8)" office:value-type="string" office:string-value="44:36:10" calcext:value-type="string">
            <text:p>44:36:10</text:p>
          </table:table-cell>
          <table:table-cell table:style-name="ce40" table:formula="of:=LEFT([.C445];8)" office:value-type="string" office:string-value=" 5:57:22" calcext:value-type="string">
            <text:p><text:s/>5:57:22</text:p>
          </table:table-cell>
          <table:table-cell table:formula="of:=LEFT([.C445];22)" office:value-type="string" office:string-value=" 5:57:22 44:36:10 2019" calcext:value-type="string">
            <text:p><text:s/>5:57:22 44:36:10 2019</text:p>
          </table:table-cell>
          <table:table-cell table:style-name="ce40" table:formula="of:=RIGHT([.G445];4)" office:value-type="string" office:string-value="2019" calcext:value-type="string">
            <text:p>2019</text:p>
          </table:table-cell>
          <table:table-cell table:formula="of:=LEFT([.C445];28)" office:value-type="string" office:string-value=" 5:57:22 44:36:10 2019   230" calcext:value-type="string">
            <text:p><text:s/>5:57:22 44:36:10 2019 <text:s text:c="2"/>230</text:p>
          </table:table-cell>
          <table:table-cell table:style-name="ce40" table:formula="of:=RIGHT([.I445];4)" office:value-type="string" office:string-value=" 230" calcext:value-type="string">
            <text:p><text:s/>230</text:p>
          </table:table-cell>
          <table:table-cell table:style-name="ce43" table:formula="of:=[.J445]/[.H445]*100" office:value-type="float" office:value="11.3917781079742" calcext:value-type="float">
            <text:p>11,4</text:p>
          </table:table-cell>
          <table:table-cell table:style-name="ce104"/>
          <table:table-cell table:style-name="ce43" office:value-type="float" office:value="1.4" calcext:value-type="float">
            <text:p>1,4</text:p>
          </table:table-cell>
          <table:table-cell table:style-name="ce46" table:formula="of:=RIGHT([.C445];LEN([.C445])-30)" office:value-type="string" office:string-value="Tête de la Clappe" calcext:value-type="string">
            <text:p>Tête de la Clappe</text:p>
          </table:table-cell>
          <table:table-cell table:formula="of:=VALUE([.H445])" office:value-type="float" office:value="2019" calcext:value-type="float">
            <text:p>2019</text:p>
          </table:table-cell>
          <table:table-cell table:formula="of:=VALUE([.J445])" office:value-type="float" office:value="230" calcext:value-type="float">
            <text:p>230</text:p>
          </table:table-cell>
          <table:table-cell table:style-name="ce2" table:formula="of:=[.O445]+[.P445]" office:value-type="float" office:value="2249" calcext:value-type="float">
            <text:p>2249</text:p>
          </table:table-cell>
          <table:table-cell office:value-type="string" calcext:value-type="string">
            <text:p>Automne 2010</text:p>
          </table:table-cell>
          <table:table-cell table:number-columns-repeated="1006"/>
        </table:table-row>
        <table:table-row table:style-name="ro1">
          <table:table-cell table:style-name="ce1" office:value-type="float" office:value="446" calcext:value-type="float">
            <text:p>446</text:p>
          </table:table-cell>
          <table:table-cell table:style-name="ce2" table:formula="of:=[.O446]+[.P446]" office:value-type="float" office:value="2242" calcext:value-type="float">
            <text:p>2242</text:p>
          </table:table-cell>
          <table:table-cell table:style-name="ce14" office:value-type="string" calcext:value-type="string">
            <text:p><text:s/>6:01:49 44:39:52 2079 <text:s text:c="2"/>163 <text:s/>Le Girolet / Montagne de Moutet</text:p>
          </table:table-cell>
          <table:table-cell table:formula="of:=LEFT([.C446];17)" office:value-type="string" office:string-value=" 6:01:49 44:39:52" calcext:value-type="string">
            <text:p><text:s/>6:01:49 44:39:52</text:p>
          </table:table-cell>
          <table:table-cell table:style-name="ce40" table:formula="of:=RIGHT([.D446];8)" office:value-type="string" office:string-value="44:39:52" calcext:value-type="string">
            <text:p>44:39:52</text:p>
          </table:table-cell>
          <table:table-cell table:style-name="ce40" table:formula="of:=LEFT([.C446];8)" office:value-type="string" office:string-value=" 6:01:49" calcext:value-type="string">
            <text:p><text:s/>6:01:49</text:p>
          </table:table-cell>
          <table:table-cell table:formula="of:=LEFT([.C446];22)" office:value-type="string" office:string-value=" 6:01:49 44:39:52 2079" calcext:value-type="string">
            <text:p><text:s/>6:01:49 44:39:52 2079</text:p>
          </table:table-cell>
          <table:table-cell table:style-name="ce40" table:formula="of:=RIGHT([.G446];4)" office:value-type="string" office:string-value="2079" calcext:value-type="string">
            <text:p>2079</text:p>
          </table:table-cell>
          <table:table-cell table:formula="of:=LEFT([.C446];28)" office:value-type="string" office:string-value=" 6:01:49 44:39:52 2079   163" calcext:value-type="string">
            <text:p><text:s/>6:01:49 44:39:52 2079 <text:s text:c="2"/>163</text:p>
          </table:table-cell>
          <table:table-cell table:style-name="ce40" table:formula="of:=RIGHT([.I446];4)" office:value-type="string" office:string-value=" 163" calcext:value-type="string">
            <text:p><text:s/>163</text:p>
          </table:table-cell>
          <table:table-cell table:style-name="ce43" table:formula="of:=[.J446]/[.H446]*100" office:value-type="float" office:value="7.84030784030784" calcext:value-type="float">
            <text:p>7,8</text:p>
          </table:table-cell>
          <table:table-cell table:style-name="ce104"/>
          <table:table-cell table:style-name="ce43" office:value-type="float" office:value="2.5" calcext:value-type="float">
            <text:p>2,5</text:p>
          </table:table-cell>
          <table:table-cell table:style-name="ce46" table:formula="of:=RIGHT([.C446];LEN([.C446])-30)" office:value-type="string" office:string-value="Le Girolet / Montagne de Moutet" calcext:value-type="string">
            <text:p>Le Girolet / Montagne de Moutet</text:p>
          </table:table-cell>
          <table:table-cell table:formula="of:=VALUE([.H446])" office:value-type="float" office:value="2079" calcext:value-type="float">
            <text:p>2079</text:p>
          </table:table-cell>
          <table:table-cell table:formula="of:=VALUE([.J446])" office:value-type="float" office:value="163" calcext:value-type="float">
            <text:p>163</text:p>
          </table:table-cell>
          <table:table-cell table:style-name="ce2" table:formula="of:=[.O446]+[.P446]" office:value-type="float" office:value="2242" calcext:value-type="float">
            <text:p>224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47" calcext:value-type="float">
            <text:p>447</text:p>
          </table:table-cell>
          <table:table-cell table:style-name="ce2" table:formula="of:=[.O447]+[.P447]" office:value-type="float" office:value="2231" calcext:value-type="float">
            <text:p>2231</text:p>
          </table:table-cell>
          <table:table-cell table:style-name="ce14" office:value-type="string" calcext:value-type="string">
            <text:p><text:s/>1:43:06 42:51:25 2001 <text:s text:c="2"/>230 <text:s/>Mont Fourcat</text:p>
          </table:table-cell>
          <table:table-cell table:formula="of:=LEFT([.C447];17)" office:value-type="string" office:string-value=" 1:43:06 42:51:25" calcext:value-type="string">
            <text:p><text:s/>1:43:06 42:51:25</text:p>
          </table:table-cell>
          <table:table-cell table:style-name="ce40" table:formula="of:=RIGHT([.D447];8)" office:value-type="string" office:string-value="42:51:25" calcext:value-type="string">
            <text:p>42:51:25</text:p>
          </table:table-cell>
          <table:table-cell table:style-name="ce40" table:formula="of:=LEFT([.C447];8)" office:value-type="string" office:string-value=" 1:43:06" calcext:value-type="string">
            <text:p><text:s/>1:43:06</text:p>
          </table:table-cell>
          <table:table-cell table:formula="of:=LEFT([.C447];22)" office:value-type="string" office:string-value=" 1:43:06 42:51:25 2001" calcext:value-type="string">
            <text:p><text:s/>1:43:06 42:51:25 2001</text:p>
          </table:table-cell>
          <table:table-cell table:style-name="ce40" table:formula="of:=RIGHT([.G447];4)" office:value-type="string" office:string-value="2001" calcext:value-type="string">
            <text:p>2001</text:p>
          </table:table-cell>
          <table:table-cell table:formula="of:=LEFT([.C447];28)" office:value-type="string" office:string-value=" 1:43:06 42:51:25 2001   230" calcext:value-type="string">
            <text:p><text:s/>1:43:06 42:51:25 2001 <text:s text:c="2"/>230</text:p>
          </table:table-cell>
          <table:table-cell table:style-name="ce40" table:formula="of:=RIGHT([.I447];4)" office:value-type="string" office:string-value=" 230" calcext:value-type="string">
            <text:p><text:s/>230</text:p>
          </table:table-cell>
          <table:table-cell table:style-name="ce43" table:formula="of:=[.J447]/[.H447]*100" office:value-type="float" office:value="11.4942528735632" calcext:value-type="float">
            <text:p>11,5</text:p>
          </table:table-cell>
          <table:table-cell table:style-name="ce104"/>
          <table:table-cell table:style-name="ce43" office:value-type="float" office:value="3.1" calcext:value-type="float">
            <text:p>3,1</text:p>
          </table:table-cell>
          <table:table-cell table:style-name="ce46" table:formula="of:=RIGHT([.C447];LEN([.C447])-30)" office:value-type="string" office:string-value="Mont Fourcat" calcext:value-type="string">
            <text:p>Mont Fourcat</text:p>
          </table:table-cell>
          <table:table-cell table:formula="of:=VALUE([.H447])" office:value-type="float" office:value="2001" calcext:value-type="float">
            <text:p>2001</text:p>
          </table:table-cell>
          <table:table-cell table:formula="of:=VALUE([.J447])" office:value-type="float" office:value="230" calcext:value-type="float">
            <text:p>230</text:p>
          </table:table-cell>
          <table:table-cell table:style-name="ce2" table:formula="of:=[.O447]+[.P447]" office:value-type="float" office:value="2231" calcext:value-type="float">
            <text:p>2231</text:p>
          </table:table-cell>
          <table:table-cell office:value-type="string" calcext:value-type="string">
            <text:p>Printemps 2015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48" calcext:value-type="float">
            <text:p>448</text:p>
          </table:table-cell>
          <table:table-cell table:style-name="ce2" table:formula="of:=[.O448]+[.P448]" office:value-type="float" office:value="2230" calcext:value-type="float">
            <text:p>2230</text:p>
          </table:table-cell>
          <table:table-cell table:style-name="ce8" office:value-type="string" calcext:value-type="string">
            <text:p><text:s/>5:52:29 45:20:50 2045 <text:s text:c="2"/>185 <text:s/>LANCES DE MALISSARD</text:p>
          </table:table-cell>
          <table:table-cell table:formula="of:=LEFT([.C448];17)" office:value-type="string" office:string-value=" 5:52:29 45:20:50" calcext:value-type="string">
            <text:p><text:s/>5:52:29 45:20:50</text:p>
          </table:table-cell>
          <table:table-cell table:style-name="ce40" table:formula="of:=RIGHT([.D448];8)" office:value-type="string" office:string-value="45:20:50" calcext:value-type="string">
            <text:p>45:20:50</text:p>
          </table:table-cell>
          <table:table-cell table:style-name="ce40" table:formula="of:=LEFT([.C448];8)" office:value-type="string" office:string-value=" 5:52:29" calcext:value-type="string">
            <text:p><text:s/>5:52:29</text:p>
          </table:table-cell>
          <table:table-cell table:formula="of:=LEFT([.C448];22)" office:value-type="string" office:string-value=" 5:52:29 45:20:50 2045" calcext:value-type="string">
            <text:p><text:s/>5:52:29 45:20:50 2045</text:p>
          </table:table-cell>
          <table:table-cell table:style-name="ce40" table:formula="of:=RIGHT([.G448];4)" office:value-type="string" office:string-value="2045" calcext:value-type="string">
            <text:p>2045</text:p>
          </table:table-cell>
          <table:table-cell table:formula="of:=LEFT([.C448];28)" office:value-type="string" office:string-value=" 5:52:29 45:20:50 2045   185" calcext:value-type="string">
            <text:p><text:s/>5:52:29 45:20:50 2045 <text:s text:c="2"/>185</text:p>
          </table:table-cell>
          <table:table-cell table:style-name="ce40" table:formula="of:=RIGHT([.I448];4)" office:value-type="string" office:string-value=" 185" calcext:value-type="string">
            <text:p><text:s/>185</text:p>
          </table:table-cell>
          <table:table-cell table:style-name="ce43" table:formula="of:=[.J448]/[.H448]*100" office:value-type="float" office:value="9.04645476772616" calcext:value-type="float">
            <text:p>9,0</text:p>
          </table:table-cell>
          <table:table-cell table:style-name="ce104"/>
          <table:table-cell table:style-name="ce43" office:value-type="float" office:value="4.6" calcext:value-type="float">
            <text:p>4,6</text:p>
          </table:table-cell>
          <table:table-cell table:style-name="ce46" table:formula="of:=RIGHT([.C448];LEN([.C448])-30)" office:value-type="string" office:string-value="LANCES DE MALISSARD" calcext:value-type="string">
            <text:p>LANCES DE MALISSARD</text:p>
          </table:table-cell>
          <table:table-cell table:formula="of:=VALUE([.H448])" office:value-type="float" office:value="2045" calcext:value-type="float">
            <text:p>2045</text:p>
          </table:table-cell>
          <table:table-cell table:formula="of:=VALUE([.J448])" office:value-type="float" office:value="185" calcext:value-type="float">
            <text:p>185</text:p>
          </table:table-cell>
          <table:table-cell table:style-name="ce2" table:formula="of:=[.O448]+[.P448]" office:value-type="float" office:value="2230" calcext:value-type="float">
            <text:p>223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(Estelle, Éloi, Sophie BOUQUEREL)</text:p>
          </table:table-cell>
          <table:table-cell table:number-columns-repeated="1005"/>
        </table:table-row>
        <table:table-row table:style-name="ro1">
          <table:table-cell table:style-name="ce1" office:value-type="float" office:value="449" calcext:value-type="float">
            <text:p>449</text:p>
          </table:table-cell>
          <table:table-cell table:style-name="ce2" table:formula="of:=[.O449]+[.P449]" office:value-type="float" office:value="2227" calcext:value-type="float">
            <text:p>2227</text:p>
          </table:table-cell>
          <table:table-cell table:style-name="ce8" office:value-type="string" calcext:value-type="string">
            <text:p><text:s/>5:57:08 44:51:52 2027 <text:s text:c="2"/>200 <text:s/>COTE BELLE</text:p>
          </table:table-cell>
          <table:table-cell table:formula="of:=LEFT([.C449];17)" office:value-type="string" office:string-value=" 5:57:08 44:51:52" calcext:value-type="string">
            <text:p><text:s/>5:57:08 44:51:52</text:p>
          </table:table-cell>
          <table:table-cell table:style-name="ce40" table:formula="of:=RIGHT([.D449];8)" office:value-type="string" office:string-value="44:51:52" calcext:value-type="string">
            <text:p>44:51:52</text:p>
          </table:table-cell>
          <table:table-cell table:style-name="ce40" table:formula="of:=LEFT([.C449];8)" office:value-type="string" office:string-value=" 5:57:08" calcext:value-type="string">
            <text:p><text:s/>5:57:08</text:p>
          </table:table-cell>
          <table:table-cell table:formula="of:=LEFT([.C449];22)" office:value-type="string" office:string-value=" 5:57:08 44:51:52 2027" calcext:value-type="string">
            <text:p><text:s/>5:57:08 44:51:52 2027</text:p>
          </table:table-cell>
          <table:table-cell table:style-name="ce40" table:formula="of:=RIGHT([.G449];4)" office:value-type="string" office:string-value="2027" calcext:value-type="string">
            <text:p>2027</text:p>
          </table:table-cell>
          <table:table-cell table:formula="of:=LEFT([.C449];28)" office:value-type="string" office:string-value=" 5:57:08 44:51:52 2027   200" calcext:value-type="string">
            <text:p><text:s/>5:57:08 44:51:52 2027 <text:s text:c="2"/>200</text:p>
          </table:table-cell>
          <table:table-cell table:style-name="ce40" table:formula="of:=RIGHT([.I449];4)" office:value-type="string" office:string-value=" 200" calcext:value-type="string">
            <text:p><text:s/>200</text:p>
          </table:table-cell>
          <table:table-cell table:style-name="ce43" table:formula="of:=[.J449]/[.H449]*100" office:value-type="float" office:value="9.86679822397632" calcext:value-type="float">
            <text:p>9,9</text:p>
          </table:table-cell>
          <table:table-cell table:style-name="ce104"/>
          <table:table-cell table:style-name="ce43" office:value-type="float" office:value="1" calcext:value-type="float">
            <text:p>1,0</text:p>
          </table:table-cell>
          <table:table-cell table:style-name="ce46" table:formula="of:=RIGHT([.C449];LEN([.C449])-30)" office:value-type="string" office:string-value="COTE BELLE" calcext:value-type="string">
            <text:p>COTE BELLE</text:p>
          </table:table-cell>
          <table:table-cell table:formula="of:=VALUE([.H449])" office:value-type="float" office:value="2027" calcext:value-type="float">
            <text:p>2027</text:p>
          </table:table-cell>
          <table:table-cell table:formula="of:=VALUE([.J449])" office:value-type="float" office:value="200" calcext:value-type="float">
            <text:p>200</text:p>
          </table:table-cell>
          <table:table-cell table:style-name="ce2" table:formula="of:=[.O449]+[.P449]" office:value-type="float" office:value="2227" calcext:value-type="float">
            <text:p>2227</text:p>
          </table:table-cell>
          <table:table-cell office:value-type="string" calcext:value-type="string">
            <text:p>Automne 2014</text:p>
          </table:table-cell>
          <table:table-cell office:value-type="string" calcext:value-type="string">
            <text:p>Estelle, Éloi, <text:s/>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2" table:formula="of:=[.O450]+[.P450]" office:value-type="float" office:value="2224" calcext:value-type="float">
            <text:p>2224</text:p>
          </table:table-cell>
          <table:table-cell table:style-name="ce14" office:value-type="string" calcext:value-type="string">
            <text:p><text:s/>7:09:04 43:53:50 1550 <text:s text:c="2"/>674 <text:s/>Mont Vial</text:p>
          </table:table-cell>
          <table:table-cell table:formula="of:=LEFT([.C450];17)" office:value-type="string" office:string-value=" 7:09:04 43:53:50" calcext:value-type="string">
            <text:p><text:s/>7:09:04 43:53:50</text:p>
          </table:table-cell>
          <table:table-cell table:style-name="ce40" table:formula="of:=RIGHT([.D450];8)" office:value-type="string" office:string-value="43:53:50" calcext:value-type="string">
            <text:p>43:53:50</text:p>
          </table:table-cell>
          <table:table-cell table:style-name="ce40" table:formula="of:=LEFT([.C450];8)" office:value-type="string" office:string-value=" 7:09:04" calcext:value-type="string">
            <text:p><text:s/>7:09:04</text:p>
          </table:table-cell>
          <table:table-cell table:formula="of:=LEFT([.C450];22)" office:value-type="string" office:string-value=" 7:09:04 43:53:50 1550" calcext:value-type="string">
            <text:p><text:s/>7:09:04 43:53:50 1550</text:p>
          </table:table-cell>
          <table:table-cell table:style-name="ce40" table:formula="of:=RIGHT([.G450];4)" office:value-type="string" office:string-value="1550" calcext:value-type="string">
            <text:p>1550</text:p>
          </table:table-cell>
          <table:table-cell table:formula="of:=LEFT([.C450];28)" office:value-type="string" office:string-value=" 7:09:04 43:53:50 1550   674" calcext:value-type="string">
            <text:p><text:s/>7:09:04 43:53:50 1550 <text:s text:c="2"/>674</text:p>
          </table:table-cell>
          <table:table-cell table:style-name="ce40" table:formula="of:=RIGHT([.I450];4)" office:value-type="string" office:string-value=" 674" calcext:value-type="string">
            <text:p><text:s/>674</text:p>
          </table:table-cell>
          <table:table-cell table:style-name="ce43" table:formula="of:=[.J450]/[.H450]*100" office:value-type="float" office:value="43.4838709677419" calcext:value-type="float">
            <text:p>43,5</text:p>
          </table:table-cell>
          <table:table-cell table:style-name="ce104"/>
          <table:table-cell table:style-name="ce43" office:value-type="float" office:value="9.6" calcext:value-type="float">
            <text:p>9,6</text:p>
          </table:table-cell>
          <table:table-cell table:style-name="ce46" table:formula="of:=RIGHT([.C450];LEN([.C450])-30)" office:value-type="string" office:string-value="Mont Vial" calcext:value-type="string">
            <text:p>Mont Vial</text:p>
          </table:table-cell>
          <table:table-cell table:formula="of:=VALUE([.H450])" office:value-type="float" office:value="1550" calcext:value-type="float">
            <text:p>1550</text:p>
          </table:table-cell>
          <table:table-cell table:formula="of:=VALUE([.J450])" office:value-type="float" office:value="674" calcext:value-type="float">
            <text:p>674</text:p>
          </table:table-cell>
          <table:table-cell table:style-name="ce2" table:formula="of:=[.O450]+[.P450]" office:value-type="float" office:value="2224" calcext:value-type="float">
            <text:p>2224</text:p>
          </table:table-cell>
          <table:table-cell office:value-type="string" calcext:value-type="string">
            <text:p>Automne 2020</text:p>
          </table:table-cell>
          <table:table-cell office:value-type="string" calcext:value-type="string">
            <text:p>Éloi</text:p>
          </table:table-cell>
          <table:table-cell table:number-columns-repeated="1005"/>
        </table:table-row>
        <table:table-row table:style-name="ro1">
          <table:table-cell table:style-name="ce1" office:value-type="float" office:value="451" calcext:value-type="float">
            <text:p>451</text:p>
          </table:table-cell>
          <table:table-cell table:style-name="ce2" table:formula="of:=[.O451]+[.P451]" office:value-type="float" office:value="2224" calcext:value-type="float">
            <text:p>2224</text:p>
          </table:table-cell>
          <table:table-cell table:style-name="ce14" office:value-type="string" calcext:value-type="string">
            <text:p><text:s/>6:45:06 46:20:06 2069 <text:s text:c="2"/>155 <text:s/>POINTE DE BENEVENT</text:p>
          </table:table-cell>
          <table:table-cell table:formula="of:=LEFT([.C451];17)" office:value-type="string" office:string-value=" 6:45:06 46:20:06" calcext:value-type="string">
            <text:p><text:s/>6:45:06 46:20:06</text:p>
          </table:table-cell>
          <table:table-cell table:style-name="ce40" table:formula="of:=RIGHT([.D451];8)" office:value-type="string" office:string-value="46:20:06" calcext:value-type="string">
            <text:p>46:20:06</text:p>
          </table:table-cell>
          <table:table-cell table:style-name="ce40" table:formula="of:=LEFT([.C451];8)" office:value-type="string" office:string-value=" 6:45:06" calcext:value-type="string">
            <text:p><text:s/>6:45:06</text:p>
          </table:table-cell>
          <table:table-cell table:formula="of:=LEFT([.C451];22)" office:value-type="string" office:string-value=" 6:45:06 46:20:06 2069" calcext:value-type="string">
            <text:p><text:s/>6:45:06 46:20:06 2069</text:p>
          </table:table-cell>
          <table:table-cell table:style-name="ce40" table:formula="of:=RIGHT([.G451];4)" office:value-type="string" office:string-value="2069" calcext:value-type="string">
            <text:p>2069</text:p>
          </table:table-cell>
          <table:table-cell table:formula="of:=LEFT([.C451];28)" office:value-type="string" office:string-value=" 6:45:06 46:20:06 2069   155" calcext:value-type="string">
            <text:p><text:s/>6:45:06 46:20:06 2069 <text:s text:c="2"/>155</text:p>
          </table:table-cell>
          <table:table-cell table:style-name="ce40" table:formula="of:=RIGHT([.I451];4)" office:value-type="string" office:string-value=" 155" calcext:value-type="string">
            <text:p><text:s/>155</text:p>
          </table:table-cell>
          <table:table-cell table:style-name="ce43" table:formula="of:=[.J451]/[.H451]*100" office:value-type="float" office:value="7.49154180763654" calcext:value-type="float">
            <text:p>7,5</text:p>
          </table:table-cell>
          <table:table-cell table:style-name="ce104"/>
          <table:table-cell table:style-name="ce43" office:value-type="float" office:value="1.3" calcext:value-type="float">
            <text:p>1,3</text:p>
          </table:table-cell>
          <table:table-cell table:style-name="ce46" table:formula="of:=RIGHT([.C451];LEN([.C451])-30)" office:value-type="string" office:string-value="POINTE DE BENEVENT" calcext:value-type="string">
            <text:p>POINTE DE BENEVENT</text:p>
          </table:table-cell>
          <table:table-cell table:formula="of:=VALUE([.H451])" office:value-type="float" office:value="2069" calcext:value-type="float">
            <text:p>2069</text:p>
          </table:table-cell>
          <table:table-cell table:formula="of:=VALUE([.J451])" office:value-type="float" office:value="155" calcext:value-type="float">
            <text:p>155</text:p>
          </table:table-cell>
          <table:table-cell table:style-name="ce2" table:formula="of:=[.O451]+[.P451]" office:value-type="float" office:value="2224" calcext:value-type="float">
            <text:p>222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452" calcext:value-type="float">
            <text:p>452</text:p>
          </table:table-cell>
          <table:table-cell table:style-name="ce2" table:formula="of:=[.O452]+[.P452]" office:value-type="float" office:value="2222" calcext:value-type="float">
            <text:p>2222</text:p>
          </table:table-cell>
          <table:table-cell table:style-name="ce14" office:value-type="string" calcext:value-type="string">
            <text:p><text:s/>6:34:09 46:10:37 2012 <text:s text:c="2"/>210 <text:s/>Pointe de Chavasse</text:p>
          </table:table-cell>
          <table:table-cell table:formula="of:=LEFT([.C452];17)" office:value-type="string" office:string-value=" 6:34:09 46:10:37" calcext:value-type="string">
            <text:p><text:s/>6:34:09 46:10:37</text:p>
          </table:table-cell>
          <table:table-cell table:style-name="ce40" table:formula="of:=RIGHT([.D452];8)" office:value-type="string" office:string-value="46:10:37" calcext:value-type="string">
            <text:p>46:10:37</text:p>
          </table:table-cell>
          <table:table-cell table:style-name="ce40" table:formula="of:=LEFT([.C452];8)" office:value-type="string" office:string-value=" 6:34:09" calcext:value-type="string">
            <text:p><text:s/>6:34:09</text:p>
          </table:table-cell>
          <table:table-cell table:formula="of:=LEFT([.C452];22)" office:value-type="string" office:string-value=" 6:34:09 46:10:37 2012" calcext:value-type="string">
            <text:p><text:s/>6:34:09 46:10:37 2012</text:p>
          </table:table-cell>
          <table:table-cell table:style-name="ce40" table:formula="of:=RIGHT([.G452];4)" office:value-type="string" office:string-value="2012" calcext:value-type="string">
            <text:p>2012</text:p>
          </table:table-cell>
          <table:table-cell table:formula="of:=LEFT([.C452];28)" office:value-type="string" office:string-value=" 6:34:09 46:10:37 2012   210" calcext:value-type="string">
            <text:p><text:s/>6:34:09 46:10:37 2012 <text:s text:c="2"/>210</text:p>
          </table:table-cell>
          <table:table-cell table:style-name="ce40" table:formula="of:=RIGHT([.I452];4)" office:value-type="string" office:string-value=" 210" calcext:value-type="string">
            <text:p><text:s/>210</text:p>
          </table:table-cell>
          <table:table-cell table:style-name="ce43" table:formula="of:=[.J452]/[.H452]*100" office:value-type="float" office:value="10.4373757455268" calcext:value-type="float">
            <text:p>10,4</text:p>
          </table:table-cell>
          <table:table-cell table:style-name="ce104"/>
          <table:table-cell table:style-name="ce43" office:value-type="float" office:value="0.9" calcext:value-type="float">
            <text:p>0,9</text:p>
          </table:table-cell>
          <table:table-cell table:style-name="ce46" table:formula="of:=RIGHT([.C452];LEN([.C452])-30)" office:value-type="string" office:string-value="Pointe de Chavasse" calcext:value-type="string">
            <text:p>Pointe de Chavasse</text:p>
          </table:table-cell>
          <table:table-cell table:formula="of:=VALUE([.H452])" office:value-type="float" office:value="2012" calcext:value-type="float">
            <text:p>2012</text:p>
          </table:table-cell>
          <table:table-cell table:formula="of:=VALUE([.J452])" office:value-type="float" office:value="210" calcext:value-type="float">
            <text:p>210</text:p>
          </table:table-cell>
          <table:table-cell table:style-name="ce2" table:formula="of:=[.O452]+[.P452]" office:value-type="float" office:value="2222" calcext:value-type="float">
            <text:p>222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453" calcext:value-type="float">
            <text:p>453</text:p>
          </table:table-cell>
          <table:table-cell table:style-name="ce2" table:formula="of:=[.O453]+[.P453]" office:value-type="float" office:value="2222" calcext:value-type="float">
            <text:p>2222</text:p>
          </table:table-cell>
          <table:table-cell table:style-name="ce14" office:value-type="string" calcext:value-type="string">
            <text:p><text:s/>6:25:47 44:18:50 2035 <text:s text:c="2"/>187 <text:s/>TOURTOUREL</text:p>
          </table:table-cell>
          <table:table-cell table:formula="of:=LEFT([.C453];17)" office:value-type="string" office:string-value=" 6:25:47 44:18:50" calcext:value-type="string">
            <text:p><text:s/>6:25:47 44:18:50</text:p>
          </table:table-cell>
          <table:table-cell table:style-name="ce40" table:formula="of:=RIGHT([.D453];8)" office:value-type="string" office:string-value="44:18:50" calcext:value-type="string">
            <text:p>44:18:50</text:p>
          </table:table-cell>
          <table:table-cell table:style-name="ce40" table:formula="of:=LEFT([.C453];8)" office:value-type="string" office:string-value=" 6:25:47" calcext:value-type="string">
            <text:p><text:s/>6:25:47</text:p>
          </table:table-cell>
          <table:table-cell table:formula="of:=LEFT([.C453];22)" office:value-type="string" office:string-value=" 6:25:47 44:18:50 2035" calcext:value-type="string">
            <text:p><text:s/>6:25:47 44:18:50 2035</text:p>
          </table:table-cell>
          <table:table-cell table:style-name="ce40" table:formula="of:=RIGHT([.G453];4)" office:value-type="string" office:string-value="2035" calcext:value-type="string">
            <text:p>2035</text:p>
          </table:table-cell>
          <table:table-cell table:formula="of:=LEFT([.C453];28)" office:value-type="string" office:string-value=" 6:25:47 44:18:50 2035   187" calcext:value-type="string">
            <text:p><text:s/>6:25:47 44:18:50 2035 <text:s text:c="2"/>187</text:p>
          </table:table-cell>
          <table:table-cell table:style-name="ce40" table:formula="of:=RIGHT([.I453];4)" office:value-type="string" office:string-value=" 187" calcext:value-type="string">
            <text:p><text:s/>187</text:p>
          </table:table-cell>
          <table:table-cell table:style-name="ce43" table:formula="of:=[.J453]/[.H453]*100" office:value-type="float" office:value="9.18918918918919" calcext:value-type="float">
            <text:p>9,2</text:p>
          </table:table-cell>
          <table:table-cell table:style-name="ce104"/>
          <table:table-cell table:style-name="ce43" office:value-type="float" office:value="1.2" calcext:value-type="float">
            <text:p>1,2</text:p>
          </table:table-cell>
          <table:table-cell table:style-name="ce46" table:formula="of:=RIGHT([.C453];LEN([.C453])-30)" office:value-type="string" office:string-value="TOURTOUREL" calcext:value-type="string">
            <text:p>TOURTOUREL</text:p>
          </table:table-cell>
          <table:table-cell table:formula="of:=VALUE([.H453])" office:value-type="float" office:value="2035" calcext:value-type="float">
            <text:p>2035</text:p>
          </table:table-cell>
          <table:table-cell table:formula="of:=VALUE([.J453])" office:value-type="float" office:value="187" calcext:value-type="float">
            <text:p>187</text:p>
          </table:table-cell>
          <table:table-cell table:style-name="ce2" table:formula="of:=[.O453]+[.P453]" office:value-type="float" office:value="2222" calcext:value-type="float">
            <text:p>222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telle, Éloi, Michel &amp; Françoise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454" calcext:value-type="float">
            <text:p>454</text:p>
          </table:table-cell>
          <table:table-cell table:style-name="ce2" table:formula="of:=[.O454]+[.P454]" office:value-type="float" office:value="2219" calcext:value-type="float">
            <text:p>2219</text:p>
          </table:table-cell>
          <table:table-cell table:style-name="ce19" office:value-type="string" calcext:value-type="string">
            <text:p><text:s/>6:38:57 46:10:09 1826 <text:s text:c="2"/>393 <text:s/>MONT CHERY</text:p>
          </table:table-cell>
          <table:table-cell table:formula="of:=LEFT([.C454];17)" office:value-type="string" office:string-value=" 6:38:57 46:10:09" calcext:value-type="string">
            <text:p><text:s/>6:38:57 46:10:09</text:p>
          </table:table-cell>
          <table:table-cell table:style-name="ce40" table:formula="of:=RIGHT([.D454];8)" office:value-type="string" office:string-value="46:10:09" calcext:value-type="string">
            <text:p>46:10:09</text:p>
          </table:table-cell>
          <table:table-cell table:style-name="ce40" table:formula="of:=LEFT([.C454];8)" office:value-type="string" office:string-value=" 6:38:57" calcext:value-type="string">
            <text:p><text:s/>6:38:57</text:p>
          </table:table-cell>
          <table:table-cell table:formula="of:=LEFT([.C454];22)" office:value-type="string" office:string-value=" 6:38:57 46:10:09 1826" calcext:value-type="string">
            <text:p><text:s/>6:38:57 46:10:09 1826</text:p>
          </table:table-cell>
          <table:table-cell table:style-name="ce40" table:formula="of:=RIGHT([.G454];4)" office:value-type="string" office:string-value="1826" calcext:value-type="string">
            <text:p>1826</text:p>
          </table:table-cell>
          <table:table-cell table:formula="of:=LEFT([.C454];28)" office:value-type="string" office:string-value=" 6:38:57 46:10:09 1826   393" calcext:value-type="string">
            <text:p><text:s/>6:38:57 46:10:09 1826 <text:s text:c="2"/>393</text:p>
          </table:table-cell>
          <table:table-cell table:style-name="ce40" table:formula="of:=RIGHT([.I454];4)" office:value-type="string" office:string-value=" 393" calcext:value-type="string">
            <text:p><text:s/>393</text:p>
          </table:table-cell>
          <table:table-cell table:style-name="ce43" table:formula="of:=[.J454]/[.H454]*100" office:value-type="float" office:value="21.5224534501643" calcext:value-type="float">
            <text:p>21,5</text:p>
          </table:table-cell>
          <table:table-cell table:style-name="ce104"/>
          <table:table-cell table:style-name="ce43" office:value-type="float" office:value="3.1" calcext:value-type="float">
            <text:p>3,1</text:p>
          </table:table-cell>
          <table:table-cell table:style-name="ce46" table:formula="of:=RIGHT([.C454];LEN([.C454])-30)" office:value-type="string" office:string-value="MONT CHERY" calcext:value-type="string">
            <text:p>MONT CHERY</text:p>
          </table:table-cell>
          <table:table-cell table:formula="of:=VALUE([.H454])" office:value-type="float" office:value="1826" calcext:value-type="float">
            <text:p>1826</text:p>
          </table:table-cell>
          <table:table-cell table:formula="of:=VALUE([.J454])" office:value-type="float" office:value="393" calcext:value-type="float">
            <text:p>393</text:p>
          </table:table-cell>
          <table:table-cell table:style-name="ce2" table:formula="of:=[.O454]+[.P454]" office:value-type="float" office:value="2219" calcext:value-type="float">
            <text:p>221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455" calcext:value-type="float">
            <text:p>455</text:p>
          </table:table-cell>
          <table:table-cell table:style-name="ce2" table:formula="of:=[.O455]+[.P455]" office:value-type="float" office:value="2219" calcext:value-type="float">
            <text:p>2219</text:p>
          </table:table-cell>
          <table:table-cell table:style-name="ce8" office:value-type="string" calcext:value-type="string">
            <text:p><text:s/>5:48:40 44:48:53 1937 <text:s text:c="2"/>282 <text:s/>Le Châtel / Le Bonnet de Calvin</text:p>
          </table:table-cell>
          <table:table-cell table:formula="of:=LEFT([.C455];17)" office:value-type="string" office:string-value=" 5:48:40 44:48:53" calcext:value-type="string">
            <text:p><text:s/>5:48:40 44:48:53</text:p>
          </table:table-cell>
          <table:table-cell table:style-name="ce40" table:formula="of:=RIGHT([.D455];8)" office:value-type="string" office:string-value="44:48:53" calcext:value-type="string">
            <text:p>44:48:53</text:p>
          </table:table-cell>
          <table:table-cell table:style-name="ce40" table:formula="of:=LEFT([.C455];8)" office:value-type="string" office:string-value=" 5:48:40" calcext:value-type="string">
            <text:p><text:s/>5:48:40</text:p>
          </table:table-cell>
          <table:table-cell table:formula="of:=LEFT([.C455];22)" office:value-type="string" office:string-value=" 5:48:40 44:48:53 1937" calcext:value-type="string">
            <text:p><text:s/>5:48:40 44:48:53 1937</text:p>
          </table:table-cell>
          <table:table-cell table:style-name="ce40" table:formula="of:=RIGHT([.G455];4)" office:value-type="string" office:string-value="1937" calcext:value-type="string">
            <text:p>1937</text:p>
          </table:table-cell>
          <table:table-cell table:formula="of:=LEFT([.C455];28)" office:value-type="string" office:string-value=" 5:48:40 44:48:53 1937   282" calcext:value-type="string">
            <text:p><text:s/>5:48:40 44:48:53 1937 <text:s text:c="2"/>282</text:p>
          </table:table-cell>
          <table:table-cell table:style-name="ce40" table:formula="of:=RIGHT([.I455];4)" office:value-type="string" office:string-value=" 282" calcext:value-type="string">
            <text:p><text:s/>282</text:p>
          </table:table-cell>
          <table:table-cell table:style-name="ce43" table:formula="of:=[.J455]/[.H455]*100" office:value-type="float" office:value="14.5585957666495" calcext:value-type="float">
            <text:p>14,6</text:p>
          </table:table-cell>
          <table:table-cell table:style-name="ce104"/>
          <table:table-cell table:style-name="ce43" office:value-type="float" office:value="1.6" calcext:value-type="float">
            <text:p>1,6</text:p>
          </table:table-cell>
          <table:table-cell table:style-name="ce46" table:formula="of:=RIGHT([.C455];LEN([.C455])-30)" office:value-type="string" office:string-value="Le Châtel / Le Bonnet de Calvin" calcext:value-type="string">
            <text:p>Le Châtel / Le Bonnet de Calvin</text:p>
          </table:table-cell>
          <table:table-cell table:formula="of:=VALUE([.H455])" office:value-type="float" office:value="1937" calcext:value-type="float">
            <text:p>1937</text:p>
          </table:table-cell>
          <table:table-cell table:formula="of:=VALUE([.J455])" office:value-type="float" office:value="282" calcext:value-type="float">
            <text:p>282</text:p>
          </table:table-cell>
          <table:table-cell table:style-name="ce2" table:formula="of:=[.O455]+[.P455]" office:value-type="float" office:value="2219" calcext:value-type="float">
            <text:p>2219</text:p>
          </table:table-cell>
          <table:table-cell office:value-type="string" calcext:value-type="string">
            <text:p>Printemps 2011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456" calcext:value-type="float">
            <text:p>456</text:p>
          </table:table-cell>
          <table:table-cell table:style-name="ce2" table:formula="of:=[.O456]+[.P456]" office:value-type="float" office:value="2202" calcext:value-type="float">
            <text:p>2202</text:p>
          </table:table-cell>
          <table:table-cell table:style-name="ce14" office:value-type="string" calcext:value-type="string">
            <text:p><text:s/>5:53:31 44:51:06 1705 <text:s text:c="2"/>497 <text:s/>LE CHAUVET</text:p>
          </table:table-cell>
          <table:table-cell table:formula="of:=LEFT([.C456];17)" office:value-type="string" office:string-value=" 5:53:31 44:51:06" calcext:value-type="string">
            <text:p><text:s/>5:53:31 44:51:06</text:p>
          </table:table-cell>
          <table:table-cell table:style-name="ce40" table:formula="of:=RIGHT([.D456];8)" office:value-type="string" office:string-value="44:51:06" calcext:value-type="string">
            <text:p>44:51:06</text:p>
          </table:table-cell>
          <table:table-cell table:style-name="ce40" table:formula="of:=LEFT([.C456];8)" office:value-type="string" office:string-value=" 5:53:31" calcext:value-type="string">
            <text:p><text:s/>5:53:31</text:p>
          </table:table-cell>
          <table:table-cell table:formula="of:=LEFT([.C456];22)" office:value-type="string" office:string-value=" 5:53:31 44:51:06 1705" calcext:value-type="string">
            <text:p><text:s/>5:53:31 44:51:06 1705</text:p>
          </table:table-cell>
          <table:table-cell table:style-name="ce40" table:formula="of:=RIGHT([.G456];4)" office:value-type="string" office:string-value="1705" calcext:value-type="string">
            <text:p>1705</text:p>
          </table:table-cell>
          <table:table-cell table:formula="of:=LEFT([.C456];28)" office:value-type="string" office:string-value=" 5:53:31 44:51:06 1705   497" calcext:value-type="string">
            <text:p><text:s/>5:53:31 44:51:06 1705 <text:s text:c="2"/>497</text:p>
          </table:table-cell>
          <table:table-cell table:style-name="ce40" table:formula="of:=RIGHT([.I456];4)" office:value-type="string" office:string-value=" 497" calcext:value-type="string">
            <text:p><text:s/>497</text:p>
          </table:table-cell>
          <table:table-cell table:style-name="ce43" table:formula="of:=[.J456]/[.H456]*100" office:value-type="float" office:value="29.1495601173021" calcext:value-type="float">
            <text:p>29,1</text:p>
          </table:table-cell>
          <table:table-cell table:style-name="ce104"/>
          <table:table-cell table:style-name="ce43" office:value-type="float" office:value="3.4" calcext:value-type="float">
            <text:p>3,4</text:p>
          </table:table-cell>
          <table:table-cell table:style-name="ce46" table:formula="of:=RIGHT([.C456];LEN([.C456])-30)" office:value-type="string" office:string-value="LE CHAUVET" calcext:value-type="string">
            <text:p>LE CHAUVET</text:p>
          </table:table-cell>
          <table:table-cell table:formula="of:=VALUE([.H456])" office:value-type="float" office:value="1705" calcext:value-type="float">
            <text:p>1705</text:p>
          </table:table-cell>
          <table:table-cell table:formula="of:=VALUE([.J456])" office:value-type="float" office:value="497" calcext:value-type="float">
            <text:p>497</text:p>
          </table:table-cell>
          <table:table-cell table:style-name="ce2" table:formula="of:=[.O456]+[.P456]" office:value-type="float" office:value="2202" calcext:value-type="float">
            <text:p>2202</text:p>
          </table:table-cell>
          <table:table-cell office:value-type="string" calcext:value-type="string">
            <text:p>Printemps 2012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457" calcext:value-type="float">
            <text:p>457</text:p>
          </table:table-cell>
          <table:table-cell table:style-name="ce2" table:formula="of:=[.O457]+[.P457]" office:value-type="float" office:value="2201" calcext:value-type="float">
            <text:p>2201</text:p>
          </table:table-cell>
          <table:table-cell table:style-name="ce14" office:value-type="string" calcext:value-type="string">
            <text:p><text:s/>6:01:02 45:00:49 2201 <text:s text:c="4"/>0 <text:s/>Crête de Croix de la Garde</text:p>
          </table:table-cell>
          <table:table-cell table:formula="of:=LEFT([.C457];17)" office:value-type="string" office:string-value=" 6:01:02 45:00:49" calcext:value-type="string">
            <text:p><text:s/>6:01:02 45:00:49</text:p>
          </table:table-cell>
          <table:table-cell table:style-name="ce40" table:formula="of:=RIGHT([.D457];8)" office:value-type="string" office:string-value="45:00:49" calcext:value-type="string">
            <text:p>45:00:49</text:p>
          </table:table-cell>
          <table:table-cell table:style-name="ce40" table:formula="of:=LEFT([.C457];8)" office:value-type="string" office:string-value=" 6:01:02" calcext:value-type="string">
            <text:p><text:s/>6:01:02</text:p>
          </table:table-cell>
          <table:table-cell table:formula="of:=LEFT([.C457];22)" office:value-type="string" office:string-value=" 6:01:02 45:00:49 2201" calcext:value-type="string">
            <text:p><text:s/>6:01:02 45:00:49 2201</text:p>
          </table:table-cell>
          <table:table-cell table:style-name="ce40" table:formula="of:=RIGHT([.G457];4)" office:value-type="string" office:string-value="2201" calcext:value-type="string">
            <text:p>2201</text:p>
          </table:table-cell>
          <table:table-cell table:formula="of:=LEFT([.C457];28)" office:value-type="string" office:string-value=" 6:01:02 45:00:49 2201     0" calcext:value-type="string">
            <text:p><text:s/>6:01:02 45:00:49 2201 <text:s text:c="4"/>0</text:p>
          </table:table-cell>
          <table:table-cell table:style-name="ce40" table:formula="of:=RIGHT([.I457];4)" office:value-type="string" office:string-value="   0" calcext:value-type="string">
            <text:p><text:s text:c="3"/>0</text:p>
          </table:table-cell>
          <table:table-cell table:style-name="ce43" table:formula="of:=[.J457]/[.H457]*100" office:value-type="float" office:value="0" calcext:value-type="float">
            <text:p>0,0</text:p>
          </table:table-cell>
          <table:table-cell table:style-name="ce104"/>
          <table:table-cell table:style-name="ce43"/>
          <table:table-cell table:style-name="ce46" table:formula="of:=RIGHT([.C457];LEN([.C457])-30)" office:value-type="string" office:string-value="Crête de Croix de la Garde" calcext:value-type="string">
            <text:p>Crête de Croix de la Garde</text:p>
          </table:table-cell>
          <table:table-cell table:formula="of:=VALUE([.H457])" office:value-type="float" office:value="2201" calcext:value-type="float">
            <text:p>2201</text:p>
          </table:table-cell>
          <table:table-cell table:formula="of:=VALUE([.J457])" office:value-type="float" office:value="0" calcext:value-type="float">
            <text:p>0</text:p>
          </table:table-cell>
          <table:table-cell table:style-name="ce2" table:formula="of:=[.O457]+[.P457]" office:value-type="float" office:value="2201" calcext:value-type="float">
            <text:p>2201</text:p>
          </table:table-cell>
          <table:table-cell office:value-type="string" calcext:value-type="string">
            <text:p>Automne 2014</text:p>
          </table:table-cell>
          <table:table-cell office:value-type="string" calcext:value-type="string">
            <text:p>Estelle, Éloi, <text:s/>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58" calcext:value-type="float">
            <text:p>458</text:p>
          </table:table-cell>
          <table:table-cell table:style-name="ce2" table:formula="of:=[.O458]+[.P458]" office:value-type="float" office:value="2196" calcext:value-type="float">
            <text:p>2196</text:p>
          </table:table-cell>
          <table:table-cell table:style-name="ce14" office:value-type="string" calcext:value-type="string">
            <text:p><text:s/>5:37:12 45:05:24 1966 <text:s text:c="2"/>230 <text:s/>Pic Saint-Michel</text:p>
          </table:table-cell>
          <table:table-cell table:formula="of:=LEFT([.C458];17)" office:value-type="string" office:string-value=" 5:37:12 45:05:24" calcext:value-type="string">
            <text:p><text:s/>5:37:12 45:05:24</text:p>
          </table:table-cell>
          <table:table-cell table:style-name="ce40" table:formula="of:=RIGHT([.D458];8)" office:value-type="string" office:string-value="45:05:24" calcext:value-type="string">
            <text:p>45:05:24</text:p>
          </table:table-cell>
          <table:table-cell table:style-name="ce40" table:formula="of:=LEFT([.C458];8)" office:value-type="string" office:string-value=" 5:37:12" calcext:value-type="string">
            <text:p><text:s/>5:37:12</text:p>
          </table:table-cell>
          <table:table-cell table:formula="of:=LEFT([.C458];22)" office:value-type="string" office:string-value=" 5:37:12 45:05:24 1966" calcext:value-type="string">
            <text:p><text:s/>5:37:12 45:05:24 1966</text:p>
          </table:table-cell>
          <table:table-cell table:style-name="ce40" table:formula="of:=RIGHT([.G458];4)" office:value-type="string" office:string-value="1966" calcext:value-type="string">
            <text:p>1966</text:p>
          </table:table-cell>
          <table:table-cell table:formula="of:=LEFT([.C458];28)" office:value-type="string" office:string-value=" 5:37:12 45:05:24 1966   230" calcext:value-type="string">
            <text:p><text:s/>5:37:12 45:05:24 1966 <text:s text:c="2"/>230</text:p>
          </table:table-cell>
          <table:table-cell table:style-name="ce40" table:formula="of:=RIGHT([.I458];4)" office:value-type="string" office:string-value=" 230" calcext:value-type="string">
            <text:p><text:s/>230</text:p>
          </table:table-cell>
          <table:table-cell table:style-name="ce43" table:formula="of:=[.J458]/[.H458]*100" office:value-type="float" office:value="11.6988809766022" calcext:value-type="float">
            <text:p>11,7</text:p>
          </table:table-cell>
          <table:table-cell table:style-name="ce104"/>
          <table:table-cell table:style-name="ce43" office:value-type="float" office:value="2.6" calcext:value-type="float">
            <text:p>2,6</text:p>
          </table:table-cell>
          <table:table-cell table:style-name="ce46" table:formula="of:=RIGHT([.C458];LEN([.C458])-30)" office:value-type="string" office:string-value="Pic Saint-Michel" calcext:value-type="string">
            <text:p>Pic Saint-Michel</text:p>
          </table:table-cell>
          <table:table-cell table:formula="of:=VALUE([.H458])" office:value-type="float" office:value="1966" calcext:value-type="float">
            <text:p>1966</text:p>
          </table:table-cell>
          <table:table-cell table:formula="of:=VALUE([.J458])" office:value-type="float" office:value="230" calcext:value-type="float">
            <text:p>230</text:p>
          </table:table-cell>
          <table:table-cell table:style-name="ce2" table:formula="of:=[.O458]+[.P458]" office:value-type="float" office:value="2196" calcext:value-type="float">
            <text:p>2196</text:p>
          </table:table-cell>
          <table:table-cell office:value-type="float" office:value="2005" calcext:value-type="float">
            <text:p>2005</text:p>
          </table:table-cell>
          <table:table-cell table:number-columns-repeated="1006"/>
        </table:table-row>
        <table:table-row table:style-name="ro1">
          <table:table-cell table:style-name="ce1" office:value-type="float" office:value="459" calcext:value-type="float">
            <text:p>459</text:p>
          </table:table-cell>
          <table:table-cell table:style-name="ce2" table:formula="of:=[.O459]+[.P459]" office:value-type="float" office:value="2190" calcext:value-type="float">
            <text:p>2190</text:p>
          </table:table-cell>
          <table:table-cell table:style-name="ce31" office:value-type="string" calcext:value-type="string">
            <text:p><text:s/>0:39:40 42:49:55 2081 <text:s text:c="2"/>109 <text:s/>Plan de Montmajou</text:p>
          </table:table-cell>
          <table:table-cell table:formula="of:=LEFT([.C459];17)" office:value-type="string" office:string-value=" 0:39:40 42:49:55" calcext:value-type="string">
            <text:p><text:s/>0:39:40 42:49:55</text:p>
          </table:table-cell>
          <table:table-cell table:style-name="ce40" table:formula="of:=RIGHT([.D459];8)" office:value-type="string" office:string-value="42:49:55" calcext:value-type="string">
            <text:p>42:49:55</text:p>
          </table:table-cell>
          <table:table-cell table:style-name="ce40" table:formula="of:=LEFT([.C459];8)" office:value-type="string" office:string-value=" 0:39:40" calcext:value-type="string">
            <text:p><text:s/>0:39:40</text:p>
          </table:table-cell>
          <table:table-cell table:formula="of:=LEFT([.C459];22)" office:value-type="string" office:string-value=" 0:39:40 42:49:55 2081" calcext:value-type="string">
            <text:p><text:s/>0:39:40 42:49:55 2081</text:p>
          </table:table-cell>
          <table:table-cell table:style-name="ce40" table:formula="of:=RIGHT([.G459];4)" office:value-type="string" office:string-value="2081" calcext:value-type="string">
            <text:p>2081</text:p>
          </table:table-cell>
          <table:table-cell table:formula="of:=LEFT([.C459];28)" office:value-type="string" office:string-value=" 0:39:40 42:49:55 2081   109" calcext:value-type="string">
            <text:p><text:s/>0:39:40 42:49:55 2081 <text:s text:c="2"/>109</text:p>
          </table:table-cell>
          <table:table-cell table:style-name="ce40" table:formula="of:=RIGHT([.I459];4)" office:value-type="string" office:string-value=" 109" calcext:value-type="string">
            <text:p><text:s/>109</text:p>
          </table:table-cell>
          <table:table-cell table:style-name="ce43" table:formula="of:=[.J459]/[.H459]*100" office:value-type="float" office:value="5.23786641037963" calcext:value-type="float">
            <text:p>5,2</text:p>
          </table:table-cell>
          <table:table-cell table:style-name="ce104"/>
          <table:table-cell table:style-name="ce43"/>
          <table:table-cell table:style-name="ce46" table:formula="of:=RIGHT([.C459];LEN([.C459])-30)" office:value-type="string" office:string-value="Plan de Montmajou" calcext:value-type="string">
            <text:p>Plan de Montmajou</text:p>
          </table:table-cell>
          <table:table-cell table:formula="of:=VALUE([.H459])" office:value-type="float" office:value="2081" calcext:value-type="float">
            <text:p>2081</text:p>
          </table:table-cell>
          <table:table-cell table:formula="of:=VALUE([.J459])" office:value-type="float" office:value="109" calcext:value-type="float">
            <text:p>109</text:p>
          </table:table-cell>
          <table:table-cell table:style-name="ce2" table:formula="of:=[.O459]+[.P459]" office:value-type="float" office:value="2190" calcext:value-type="float">
            <text:p>21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table:style-name="ce2" table:formula="of:=[.O460]+[.P460]" office:value-type="float" office:value="2181" calcext:value-type="float">
            <text:p>2181</text:p>
          </table:table-cell>
          <table:table-cell table:style-name="ce14" office:value-type="string" calcext:value-type="string">
            <text:p><text:s/>1:30:27 42:54:23 1715 <text:s text:c="2"/>466 <text:s/>Rocher de Batail</text:p>
          </table:table-cell>
          <table:table-cell table:formula="of:=LEFT([.C460];17)" office:value-type="string" office:string-value=" 1:30:27 42:54:23" calcext:value-type="string">
            <text:p><text:s/>1:30:27 42:54:23</text:p>
          </table:table-cell>
          <table:table-cell table:style-name="ce40" table:formula="of:=RIGHT([.D460];8)" office:value-type="string" office:string-value="42:54:23" calcext:value-type="string">
            <text:p>42:54:23</text:p>
          </table:table-cell>
          <table:table-cell table:style-name="ce40" table:formula="of:=LEFT([.C460];8)" office:value-type="string" office:string-value=" 1:30:27" calcext:value-type="string">
            <text:p><text:s/>1:30:27</text:p>
          </table:table-cell>
          <table:table-cell table:formula="of:=LEFT([.C460];22)" office:value-type="string" office:string-value=" 1:30:27 42:54:23 1715" calcext:value-type="string">
            <text:p><text:s/>1:30:27 42:54:23 1715</text:p>
          </table:table-cell>
          <table:table-cell table:style-name="ce40" table:formula="of:=RIGHT([.G460];4)" office:value-type="string" office:string-value="1715" calcext:value-type="string">
            <text:p>1715</text:p>
          </table:table-cell>
          <table:table-cell table:formula="of:=LEFT([.C460];28)" office:value-type="string" office:string-value=" 1:30:27 42:54:23 1715   466" calcext:value-type="string">
            <text:p><text:s/>1:30:27 42:54:23 1715 <text:s text:c="2"/>466</text:p>
          </table:table-cell>
          <table:table-cell table:style-name="ce40" table:formula="of:=RIGHT([.I460];4)" office:value-type="string" office:string-value=" 466" calcext:value-type="string">
            <text:p><text:s/>466</text:p>
          </table:table-cell>
          <table:table-cell table:style-name="ce43" table:formula="of:=[.J460]/[.H460]*100" office:value-type="float" office:value="27.1720116618076" calcext:value-type="float">
            <text:p>27,2</text:p>
          </table:table-cell>
          <table:table-cell table:style-name="ce104"/>
          <table:table-cell table:style-name="ce43" office:value-type="float" office:value="6.8" calcext:value-type="float">
            <text:p>6,8</text:p>
          </table:table-cell>
          <table:table-cell table:style-name="ce46" table:formula="of:=RIGHT([.C460];LEN([.C460])-30)" office:value-type="string" office:string-value="Rocher de Batail" calcext:value-type="string">
            <text:p>Rocher de Batail</text:p>
          </table:table-cell>
          <table:table-cell table:formula="of:=VALUE([.H460])" office:value-type="float" office:value="1715" calcext:value-type="float">
            <text:p>1715</text:p>
          </table:table-cell>
          <table:table-cell table:formula="of:=VALUE([.J460])" office:value-type="float" office:value="466" calcext:value-type="float">
            <text:p>466</text:p>
          </table:table-cell>
          <table:table-cell table:style-name="ce2" table:formula="of:=[.O460]+[.P460]" office:value-type="float" office:value="2181" calcext:value-type="float">
            <text:p>2181</text:p>
          </table:table-cell>
          <table:table-cell office:value-type="string" calcext:value-type="string">
            <text:p>Printemps 2015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61" calcext:value-type="float">
            <text:p>461</text:p>
          </table:table-cell>
          <table:table-cell table:style-name="ce2" table:formula="of:=[.O461]+[.P461]" office:value-type="float" office:value="2180" calcext:value-type="float">
            <text:p>2180</text:p>
          </table:table-cell>
          <table:table-cell table:style-name="ce19" office:value-type="string" calcext:value-type="string">
            <text:p><text:s/>2:15:55 42:42:34 1843 <text:s text:c="2"/>337 <text:s/>PIC DOURMIDOU</text:p>
          </table:table-cell>
          <table:table-cell table:formula="of:=LEFT([.C461];17)" office:value-type="string" office:string-value=" 2:15:55 42:42:34" calcext:value-type="string">
            <text:p><text:s/>2:15:55 42:42:34</text:p>
          </table:table-cell>
          <table:table-cell table:style-name="ce40" table:formula="of:=RIGHT([.D461];8)" office:value-type="string" office:string-value="42:42:34" calcext:value-type="string">
            <text:p>42:42:34</text:p>
          </table:table-cell>
          <table:table-cell table:style-name="ce40" table:formula="of:=LEFT([.C461];8)" office:value-type="string" office:string-value=" 2:15:55" calcext:value-type="string">
            <text:p><text:s/>2:15:55</text:p>
          </table:table-cell>
          <table:table-cell table:formula="of:=LEFT([.C461];22)" office:value-type="string" office:string-value=" 2:15:55 42:42:34 1843" calcext:value-type="string">
            <text:p><text:s/>2:15:55 42:42:34 1843</text:p>
          </table:table-cell>
          <table:table-cell table:style-name="ce40" table:formula="of:=RIGHT([.G461];4)" office:value-type="string" office:string-value="1843" calcext:value-type="string">
            <text:p>1843</text:p>
          </table:table-cell>
          <table:table-cell table:formula="of:=LEFT([.C461];28)" office:value-type="string" office:string-value=" 2:15:55 42:42:34 1843   337" calcext:value-type="string">
            <text:p><text:s/>2:15:55 42:42:34 1843 <text:s text:c="2"/>337</text:p>
          </table:table-cell>
          <table:table-cell table:style-name="ce40" table:formula="of:=RIGHT([.I461];4)" office:value-type="string" office:string-value=" 337" calcext:value-type="string">
            <text:p><text:s/>337</text:p>
          </table:table-cell>
          <table:table-cell table:style-name="ce43" table:formula="of:=[.J461]/[.H461]*100" office:value-type="float" office:value="18.2854042322301" calcext:value-type="float">
            <text:p>18,3</text:p>
          </table:table-cell>
          <table:table-cell table:style-name="ce104"/>
          <table:table-cell table:style-name="ce43" office:value-type="float" office:value="7.3" calcext:value-type="float">
            <text:p>7,3</text:p>
          </table:table-cell>
          <table:table-cell table:style-name="ce46" table:formula="of:=RIGHT([.C461];LEN([.C461])-30)" office:value-type="string" office:string-value="PIC DOURMIDOU" calcext:value-type="string">
            <text:p>PIC DOURMIDOU</text:p>
          </table:table-cell>
          <table:table-cell table:formula="of:=VALUE([.H461])" office:value-type="float" office:value="1843" calcext:value-type="float">
            <text:p>1843</text:p>
          </table:table-cell>
          <table:table-cell table:formula="of:=VALUE([.J461])" office:value-type="float" office:value="337" calcext:value-type="float">
            <text:p>337</text:p>
          </table:table-cell>
          <table:table-cell table:style-name="ce2" table:formula="of:=[.O461]+[.P461]" office:value-type="float" office:value="2180" calcext:value-type="float">
            <text:p>2180</text:p>
          </table:table-cell>
          <table:table-cell office:value-type="string" calcext:value-type="string">
            <text:p>Printemps 2016</text:p>
          </table:table-cell>
          <table:table-cell office:value-type="string" calcext:value-type="string">
            <text:p>Estelle, Eloi, Siloé, Louisette</text:p>
          </table:table-cell>
          <table:table-cell table:number-columns-repeated="1005"/>
        </table:table-row>
        <table:table-row table:style-name="ro1">
          <table:table-cell table:style-name="ce1" office:value-type="float" office:value="462" calcext:value-type="float">
            <text:p>462</text:p>
          </table:table-cell>
          <table:table-cell table:style-name="ce2" table:formula="of:=[.O462]+[.P462]" office:value-type="float" office:value="2179" calcext:value-type="float">
            <text:p>2179</text:p>
          </table:table-cell>
          <table:table-cell table:style-name="ce14" office:value-type="string" calcext:value-type="string">
            <text:p><text:s/>6:17:17 45:47:44 2033 <text:s text:c="2"/>146 <text:s/>Crêt des Mouches</text:p>
          </table:table-cell>
          <table:table-cell table:formula="of:=LEFT([.C462];17)" office:value-type="string" office:string-value=" 6:17:17 45:47:44" calcext:value-type="string">
            <text:p><text:s/>6:17:17 45:47:44</text:p>
          </table:table-cell>
          <table:table-cell table:style-name="ce40" table:formula="of:=RIGHT([.D462];8)" office:value-type="string" office:string-value="45:47:44" calcext:value-type="string">
            <text:p>45:47:44</text:p>
          </table:table-cell>
          <table:table-cell table:style-name="ce40" table:formula="of:=LEFT([.C462];8)" office:value-type="string" office:string-value=" 6:17:17" calcext:value-type="string">
            <text:p><text:s/>6:17:17</text:p>
          </table:table-cell>
          <table:table-cell table:formula="of:=LEFT([.C462];22)" office:value-type="string" office:string-value=" 6:17:17 45:47:44 2033" calcext:value-type="string">
            <text:p><text:s/>6:17:17 45:47:44 2033</text:p>
          </table:table-cell>
          <table:table-cell table:style-name="ce40" table:formula="of:=RIGHT([.G462];4)" office:value-type="string" office:string-value="2033" calcext:value-type="string">
            <text:p>2033</text:p>
          </table:table-cell>
          <table:table-cell table:formula="of:=LEFT([.C462];28)" office:value-type="string" office:string-value=" 6:17:17 45:47:44 2033   146" calcext:value-type="string">
            <text:p><text:s/>6:17:17 45:47:44 2033 <text:s text:c="2"/>146</text:p>
          </table:table-cell>
          <table:table-cell table:style-name="ce40" table:formula="of:=RIGHT([.I462];4)" office:value-type="string" office:string-value=" 146" calcext:value-type="string">
            <text:p><text:s/>146</text:p>
          </table:table-cell>
          <table:table-cell table:style-name="ce43" table:formula="of:=[.J462]/[.H462]*100" office:value-type="float" office:value="7.18150516478111" calcext:value-type="float">
            <text:p>7,2</text:p>
          </table:table-cell>
          <table:table-cell table:style-name="ce104"/>
          <table:table-cell table:style-name="ce43"/>
          <table:table-cell table:style-name="ce46" table:formula="of:=RIGHT([.C462];LEN([.C462])-30)" office:value-type="string" office:string-value="Crêt des Mouches" calcext:value-type="string">
            <text:p>Crêt des Mouches</text:p>
          </table:table-cell>
          <table:table-cell table:formula="of:=VALUE([.H462])" office:value-type="float" office:value="2033" calcext:value-type="float">
            <text:p>2033</text:p>
          </table:table-cell>
          <table:table-cell table:formula="of:=VALUE([.J462])" office:value-type="float" office:value="146" calcext:value-type="float">
            <text:p>146</text:p>
          </table:table-cell>
          <table:table-cell table:style-name="ce2" table:formula="of:=[.O462]+[.P462]" office:value-type="float" office:value="2179" calcext:value-type="float">
            <text:p>2179</text:p>
          </table:table-cell>
          <table:table-cell office:value-type="string" calcext:value-type="string">
            <text:p>Été 2013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463" calcext:value-type="float">
            <text:p>463</text:p>
          </table:table-cell>
          <table:table-cell table:style-name="ce2" table:formula="of:=[.O463]+[.P463]" office:value-type="float" office:value="2176" calcext:value-type="float">
            <text:p>2176</text:p>
          </table:table-cell>
          <table:table-cell table:style-name="ce19" office:value-type="string" calcext:value-type="string">
            <text:p><text:s/>0:27:37 42:51:07 2102 <text:s text:c="3"/>74 <text:s/>Pic du Lion</text:p>
          </table:table-cell>
          <table:table-cell table:formula="of:=LEFT([.C463];17)" office:value-type="string" office:string-value=" 0:27:37 42:51:07" calcext:value-type="string">
            <text:p><text:s/>0:27:37 42:51:07</text:p>
          </table:table-cell>
          <table:table-cell table:style-name="ce40" table:formula="of:=RIGHT([.D463];8)" office:value-type="string" office:string-value="42:51:07" calcext:value-type="string">
            <text:p>42:51:07</text:p>
          </table:table-cell>
          <table:table-cell table:style-name="ce40" table:formula="of:=LEFT([.C463];8)" office:value-type="string" office:string-value=" 0:27:37" calcext:value-type="string">
            <text:p><text:s/>0:27:37</text:p>
          </table:table-cell>
          <table:table-cell table:formula="of:=LEFT([.C463];22)" office:value-type="string" office:string-value=" 0:27:37 42:51:07 2102" calcext:value-type="string">
            <text:p><text:s/>0:27:37 42:51:07 2102</text:p>
          </table:table-cell>
          <table:table-cell table:style-name="ce40" table:formula="of:=RIGHT([.G463];4)" office:value-type="string" office:string-value="2102" calcext:value-type="string">
            <text:p>2102</text:p>
          </table:table-cell>
          <table:table-cell table:formula="of:=LEFT([.C463];28)" office:value-type="string" office:string-value=" 0:27:37 42:51:07 2102    74" calcext:value-type="string">
            <text:p><text:s/>0:27:37 42:51:07 2102 <text:s text:c="3"/>74</text:p>
          </table:table-cell>
          <table:table-cell table:style-name="ce40" table:formula="of:=RIGHT([.I463];4)" office:value-type="string" office:string-value="  74" calcext:value-type="string">
            <text:p><text:s text:c="2"/>74</text:p>
          </table:table-cell>
          <table:table-cell table:style-name="ce43" table:formula="of:=[.J463]/[.H463]*100" office:value-type="float" office:value="3.52045670789724" calcext:value-type="float">
            <text:p>3,5</text:p>
          </table:table-cell>
          <table:table-cell table:style-name="ce104"/>
          <table:table-cell table:style-name="ce43"/>
          <table:table-cell table:style-name="ce46" table:formula="of:=RIGHT([.C463];LEN([.C463])-30)" office:value-type="string" office:string-value="Pic du Lion" calcext:value-type="string">
            <text:p>Pic du Lion</text:p>
          </table:table-cell>
          <table:table-cell table:formula="of:=VALUE([.H463])" office:value-type="float" office:value="2102" calcext:value-type="float">
            <text:p>2102</text:p>
          </table:table-cell>
          <table:table-cell table:formula="of:=VALUE([.J463])" office:value-type="float" office:value="74" calcext:value-type="float">
            <text:p>74</text:p>
          </table:table-cell>
          <table:table-cell table:style-name="ce2" table:formula="of:=[.O463]+[.P463]" office:value-type="float" office:value="2176" calcext:value-type="float">
            <text:p>217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loi</text:p>
          </table:table-cell>
          <table:table-cell table:number-columns-repeated="1005"/>
        </table:table-row>
        <table:table-row table:style-name="ro1">
          <table:table-cell table:style-name="ce1" office:value-type="float" office:value="464" calcext:value-type="float">
            <text:p>464</text:p>
          </table:table-cell>
          <table:table-cell table:style-name="ce2" table:formula="of:=[.O464]+[.P464]" office:value-type="float" office:value="2175" calcext:value-type="float">
            <text:p>2175</text:p>
          </table:table-cell>
          <table:table-cell table:style-name="ce14" office:value-type="string" calcext:value-type="string">
            <text:p><text:s/>5:34:28 44:15:43 1532 <text:s text:c="2"/>643 <text:s/>Montagne de Chamouse</text:p>
          </table:table-cell>
          <table:table-cell table:formula="of:=LEFT([.C464];17)" office:value-type="string" office:string-value=" 5:34:28 44:15:43" calcext:value-type="string">
            <text:p><text:s/>5:34:28 44:15:43</text:p>
          </table:table-cell>
          <table:table-cell table:style-name="ce40" table:formula="of:=RIGHT([.D464];8)" office:value-type="string" office:string-value="44:15:43" calcext:value-type="string">
            <text:p>44:15:43</text:p>
          </table:table-cell>
          <table:table-cell table:style-name="ce40" table:formula="of:=LEFT([.C464];8)" office:value-type="string" office:string-value=" 5:34:28" calcext:value-type="string">
            <text:p><text:s/>5:34:28</text:p>
          </table:table-cell>
          <table:table-cell table:formula="of:=LEFT([.C464];22)" office:value-type="string" office:string-value=" 5:34:28 44:15:43 1532" calcext:value-type="string">
            <text:p><text:s/>5:34:28 44:15:43 1532</text:p>
          </table:table-cell>
          <table:table-cell table:style-name="ce40" table:formula="of:=RIGHT([.G464];4)" office:value-type="string" office:string-value="1532" calcext:value-type="string">
            <text:p>1532</text:p>
          </table:table-cell>
          <table:table-cell table:formula="of:=LEFT([.C464];28)" office:value-type="string" office:string-value=" 5:34:28 44:15:43 1532   643" calcext:value-type="string">
            <text:p><text:s/>5:34:28 44:15:43 1532 <text:s text:c="2"/>643</text:p>
          </table:table-cell>
          <table:table-cell table:style-name="ce40" table:formula="of:=RIGHT([.I464];4)" office:value-type="string" office:string-value=" 643" calcext:value-type="string">
            <text:p><text:s/>643</text:p>
          </table:table-cell>
          <table:table-cell table:style-name="ce43" table:formula="of:=[.J464]/[.H464]*100" office:value-type="float" office:value="41.9712793733681" calcext:value-type="float">
            <text:p>42,0</text:p>
          </table:table-cell>
          <table:table-cell table:style-name="ce104"/>
          <table:table-cell table:style-name="ce43" office:value-type="float" office:value="11.7" calcext:value-type="float">
            <text:p>11,7</text:p>
          </table:table-cell>
          <table:table-cell table:style-name="ce46" table:formula="of:=RIGHT([.C464];LEN([.C464])-30)" office:value-type="string" office:string-value="Montagne de Chamouse" calcext:value-type="string">
            <text:p>Montagne de Chamouse</text:p>
          </table:table-cell>
          <table:table-cell table:formula="of:=VALUE([.H464])" office:value-type="float" office:value="1532" calcext:value-type="float">
            <text:p>1532</text:p>
          </table:table-cell>
          <table:table-cell table:formula="of:=VALUE([.J464])" office:value-type="float" office:value="643" calcext:value-type="float">
            <text:p>643</text:p>
          </table:table-cell>
          <table:table-cell table:style-name="ce2" table:formula="of:=[.O464]+[.P464]" office:value-type="float" office:value="2175" calcext:value-type="float">
            <text:p>2175</text:p>
          </table:table-cell>
          <table:table-cell office:value-type="string" calcext:value-type="string">
            <text:p>Printemps 2010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465" calcext:value-type="float">
            <text:p>465</text:p>
          </table:table-cell>
          <table:table-cell table:style-name="ce2" table:formula="of:=[.O465]+[.P465]" office:value-type="float" office:value="2175" calcext:value-type="float">
            <text:p>2175</text:p>
          </table:table-cell>
          <table:table-cell table:style-name="ce14" office:value-type="string" calcext:value-type="string">
            <text:p><text:s/>6:35:57 45:47:33 2067 <text:s text:c="2"/>108 <text:s/>Mont de Vorès</text:p>
          </table:table-cell>
          <table:table-cell table:formula="of:=LEFT([.C465];17)" office:value-type="string" office:string-value=" 6:35:57 45:47:33" calcext:value-type="string">
            <text:p><text:s/>6:35:57 45:47:33</text:p>
          </table:table-cell>
          <table:table-cell table:style-name="ce40" table:formula="of:=RIGHT([.D465];8)" office:value-type="string" office:string-value="45:47:33" calcext:value-type="string">
            <text:p>45:47:33</text:p>
          </table:table-cell>
          <table:table-cell table:style-name="ce40" table:formula="of:=LEFT([.C465];8)" office:value-type="string" office:string-value=" 6:35:57" calcext:value-type="string">
            <text:p><text:s/>6:35:57</text:p>
          </table:table-cell>
          <table:table-cell table:formula="of:=LEFT([.C465];22)" office:value-type="string" office:string-value=" 6:35:57 45:47:33 2067" calcext:value-type="string">
            <text:p><text:s/>6:35:57 45:47:33 2067</text:p>
          </table:table-cell>
          <table:table-cell table:style-name="ce40" table:formula="of:=RIGHT([.G465];4)" office:value-type="string" office:string-value="2067" calcext:value-type="string">
            <text:p>2067</text:p>
          </table:table-cell>
          <table:table-cell table:formula="of:=LEFT([.C465];28)" office:value-type="string" office:string-value=" 6:35:57 45:47:33 2067   108" calcext:value-type="string">
            <text:p><text:s/>6:35:57 45:47:33 2067 <text:s text:c="2"/>108</text:p>
          </table:table-cell>
          <table:table-cell table:style-name="ce40" table:formula="of:=RIGHT([.I465];4)" office:value-type="string" office:string-value=" 108" calcext:value-type="string">
            <text:p><text:s/>108</text:p>
          </table:table-cell>
          <table:table-cell table:style-name="ce43" table:formula="of:=[.J465]/[.H465]*100" office:value-type="float" office:value="5.22496371552975" calcext:value-type="float">
            <text:p>5,2</text:p>
          </table:table-cell>
          <table:table-cell table:style-name="ce104"/>
          <table:table-cell table:style-name="ce43"/>
          <table:table-cell table:style-name="ce46" table:formula="of:=RIGHT([.C465];LEN([.C465])-30)" office:value-type="string" office:string-value="Mont de Vorès" calcext:value-type="string">
            <text:p>Mont de Vorès</text:p>
          </table:table-cell>
          <table:table-cell table:formula="of:=VALUE([.H465])" office:value-type="float" office:value="2067" calcext:value-type="float">
            <text:p>2067</text:p>
          </table:table-cell>
          <table:table-cell table:formula="of:=VALUE([.J465])" office:value-type="float" office:value="108" calcext:value-type="float">
            <text:p>108</text:p>
          </table:table-cell>
          <table:table-cell table:style-name="ce2" table:formula="of:=[.O465]+[.P465]" office:value-type="float" office:value="2175" calcext:value-type="float">
            <text:p>2175</text:p>
          </table:table-cell>
          <table:table-cell office:value-type="string" calcext:value-type="string">
            <text:p>2009 (?)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466" calcext:value-type="float">
            <text:p>466</text:p>
          </table:table-cell>
          <table:table-cell table:style-name="ce2" table:formula="of:=[.O466]+[.P466]" office:value-type="float" office:value="2172" calcext:value-type="float">
            <text:p>2172</text:p>
          </table:table-cell>
          <table:table-cell table:style-name="ce14" office:value-type="string" calcext:value-type="string">
            <text:p><text:s/>6:22:16 45:49:48 1839 <text:s text:c="2"/>333 <text:s/>MONTAGNE DE SULENS</text:p>
          </table:table-cell>
          <table:table-cell table:formula="of:=LEFT([.C466];17)" office:value-type="string" office:string-value=" 6:22:16 45:49:48" calcext:value-type="string">
            <text:p><text:s/>6:22:16 45:49:48</text:p>
          </table:table-cell>
          <table:table-cell table:style-name="ce40" table:formula="of:=RIGHT([.D466];8)" office:value-type="string" office:string-value="45:49:48" calcext:value-type="string">
            <text:p>45:49:48</text:p>
          </table:table-cell>
          <table:table-cell table:style-name="ce40" table:formula="of:=LEFT([.C466];8)" office:value-type="string" office:string-value=" 6:22:16" calcext:value-type="string">
            <text:p><text:s/>6:22:16</text:p>
          </table:table-cell>
          <table:table-cell table:formula="of:=LEFT([.C466];22)" office:value-type="string" office:string-value=" 6:22:16 45:49:48 1839" calcext:value-type="string">
            <text:p><text:s/>6:22:16 45:49:48 1839</text:p>
          </table:table-cell>
          <table:table-cell table:style-name="ce40" table:formula="of:=RIGHT([.G466];4)" office:value-type="string" office:string-value="1839" calcext:value-type="string">
            <text:p>1839</text:p>
          </table:table-cell>
          <table:table-cell table:formula="of:=LEFT([.C466];28)" office:value-type="string" office:string-value=" 6:22:16 45:49:48 1839   333" calcext:value-type="string">
            <text:p><text:s/>6:22:16 45:49:48 1839 <text:s text:c="2"/>333</text:p>
          </table:table-cell>
          <table:table-cell table:style-name="ce40" table:formula="of:=RIGHT([.I466];4)" office:value-type="string" office:string-value=" 333" calcext:value-type="string">
            <text:p><text:s/>333</text:p>
          </table:table-cell>
          <table:table-cell table:style-name="ce43" table:formula="of:=[.J466]/[.H466]*100" office:value-type="float" office:value="18.1076672104405" calcext:value-type="float">
            <text:p>18,1</text:p>
          </table:table-cell>
          <table:table-cell table:style-name="ce104"/>
          <table:table-cell table:style-name="ce43" office:value-type="float" office:value="3.4" calcext:value-type="float">
            <text:p>3,4</text:p>
          </table:table-cell>
          <table:table-cell table:style-name="ce46" table:formula="of:=RIGHT([.C466];LEN([.C466])-30)" office:value-type="string" office:string-value="MONTAGNE DE SULENS" calcext:value-type="string">
            <text:p>MONTAGNE DE SULENS</text:p>
          </table:table-cell>
          <table:table-cell table:formula="of:=VALUE([.H466])" office:value-type="float" office:value="1839" calcext:value-type="float">
            <text:p>1839</text:p>
          </table:table-cell>
          <table:table-cell table:formula="of:=VALUE([.J466])" office:value-type="float" office:value="333" calcext:value-type="float">
            <text:p>333</text:p>
          </table:table-cell>
          <table:table-cell table:style-name="ce2" table:formula="of:=[.O466]+[.P466]" office:value-type="float" office:value="2172" calcext:value-type="float">
            <text:p>21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467" calcext:value-type="float">
            <text:p>467</text:p>
          </table:table-cell>
          <table:table-cell table:style-name="ce2" table:formula="of:=[.O467]+[.P467]" office:value-type="float" office:value="2171" calcext:value-type="float">
            <text:p>2171</text:p>
          </table:table-cell>
          <table:table-cell table:style-name="ce14" office:value-type="string" calcext:value-type="string">
            <text:p><text:s/>6:32:59 46:10:34 1958 <text:s text:c="2"/>213 <text:s/>Haute Pointe</text:p>
          </table:table-cell>
          <table:table-cell table:formula="of:=LEFT([.C467];17)" office:value-type="string" office:string-value=" 6:32:59 46:10:34" calcext:value-type="string">
            <text:p><text:s/>6:32:59 46:10:34</text:p>
          </table:table-cell>
          <table:table-cell table:style-name="ce40" table:formula="of:=RIGHT([.D467];8)" office:value-type="string" office:string-value="46:10:34" calcext:value-type="string">
            <text:p>46:10:34</text:p>
          </table:table-cell>
          <table:table-cell table:style-name="ce40" table:formula="of:=LEFT([.C467];8)" office:value-type="string" office:string-value=" 6:32:59" calcext:value-type="string">
            <text:p><text:s/>6:32:59</text:p>
          </table:table-cell>
          <table:table-cell table:formula="of:=LEFT([.C467];22)" office:value-type="string" office:string-value=" 6:32:59 46:10:34 1958" calcext:value-type="string">
            <text:p><text:s/>6:32:59 46:10:34 1958</text:p>
          </table:table-cell>
          <table:table-cell table:style-name="ce40" table:formula="of:=RIGHT([.G467];4)" office:value-type="string" office:string-value="1958" calcext:value-type="string">
            <text:p>1958</text:p>
          </table:table-cell>
          <table:table-cell table:formula="of:=LEFT([.C467];28)" office:value-type="string" office:string-value=" 6:32:59 46:10:34 1958   213" calcext:value-type="string">
            <text:p><text:s/>6:32:59 46:10:34 1958 <text:s text:c="2"/>213</text:p>
          </table:table-cell>
          <table:table-cell table:style-name="ce40" table:formula="of:=RIGHT([.I467];4)" office:value-type="string" office:string-value=" 213" calcext:value-type="string">
            <text:p><text:s/>213</text:p>
          </table:table-cell>
          <table:table-cell table:style-name="ce43" table:formula="of:=[.J467]/[.H467]*100" office:value-type="float" office:value="10.8784473953013" calcext:value-type="float">
            <text:p>10,9</text:p>
          </table:table-cell>
          <table:table-cell table:style-name="ce104"/>
          <table:table-cell table:style-name="ce43" office:value-type="float" office:value="1.5" calcext:value-type="float">
            <text:p>1,5</text:p>
          </table:table-cell>
          <table:table-cell table:style-name="ce46" table:formula="of:=RIGHT([.C467];LEN([.C467])-30)" office:value-type="string" office:string-value="Haute Pointe" calcext:value-type="string">
            <text:p>Haute Pointe</text:p>
          </table:table-cell>
          <table:table-cell table:formula="of:=VALUE([.H467])" office:value-type="float" office:value="1958" calcext:value-type="float">
            <text:p>1958</text:p>
          </table:table-cell>
          <table:table-cell table:formula="of:=VALUE([.J467])" office:value-type="float" office:value="213" calcext:value-type="float">
            <text:p>213</text:p>
          </table:table-cell>
          <table:table-cell table:style-name="ce2" table:formula="of:=[.O467]+[.P467]" office:value-type="float" office:value="2171" calcext:value-type="float">
            <text:p>217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468" calcext:value-type="float">
            <text:p>468</text:p>
          </table:table-cell>
          <table:table-cell table:style-name="ce2" table:formula="of:=[.O468]+[.P468]" office:value-type="float" office:value="2164" calcext:value-type="float">
            <text:p>2164</text:p>
          </table:table-cell>
          <table:table-cell table:style-name="ce14" office:value-type="string" calcext:value-type="string">
            <text:p><text:s/>5:38:29 45:08:54 1901 <text:s text:c="2"/>263 <text:s/>Le Moucherotte</text:p>
          </table:table-cell>
          <table:table-cell table:formula="of:=LEFT([.C468];17)" office:value-type="string" office:string-value=" 5:38:29 45:08:54" calcext:value-type="string">
            <text:p><text:s/>5:38:29 45:08:54</text:p>
          </table:table-cell>
          <table:table-cell table:style-name="ce40" table:formula="of:=RIGHT([.D468];8)" office:value-type="string" office:string-value="45:08:54" calcext:value-type="string">
            <text:p>45:08:54</text:p>
          </table:table-cell>
          <table:table-cell table:style-name="ce40" table:formula="of:=LEFT([.C468];8)" office:value-type="string" office:string-value=" 5:38:29" calcext:value-type="string">
            <text:p><text:s/>5:38:29</text:p>
          </table:table-cell>
          <table:table-cell table:formula="of:=LEFT([.C468];22)" office:value-type="string" office:string-value=" 5:38:29 45:08:54 1901" calcext:value-type="string">
            <text:p><text:s/>5:38:29 45:08:54 1901</text:p>
          </table:table-cell>
          <table:table-cell table:style-name="ce40" table:formula="of:=RIGHT([.G468];4)" office:value-type="string" office:string-value="1901" calcext:value-type="string">
            <text:p>1901</text:p>
          </table:table-cell>
          <table:table-cell table:formula="of:=LEFT([.C468];28)" office:value-type="string" office:string-value=" 5:38:29 45:08:54 1901   263" calcext:value-type="string">
            <text:p><text:s/>5:38:29 45:08:54 1901 <text:s text:c="2"/>263</text:p>
          </table:table-cell>
          <table:table-cell table:style-name="ce40" table:formula="of:=RIGHT([.I468];4)" office:value-type="string" office:string-value=" 263" calcext:value-type="string">
            <text:p><text:s/>263</text:p>
          </table:table-cell>
          <table:table-cell table:style-name="ce43" table:formula="of:=[.J468]/[.H468]*100" office:value-type="float" office:value="13.8348237769595" calcext:value-type="float">
            <text:p>13,8</text:p>
          </table:table-cell>
          <table:table-cell table:style-name="ce104"/>
          <table:table-cell table:style-name="ce43" office:value-type="float" office:value="6.5" calcext:value-type="float">
            <text:p>6,5</text:p>
          </table:table-cell>
          <table:table-cell table:style-name="ce46" table:formula="of:=RIGHT([.C468];LEN([.C468])-30)" office:value-type="string" office:string-value="Le Moucherotte" calcext:value-type="string">
            <text:p>Le Moucherotte</text:p>
          </table:table-cell>
          <table:table-cell table:formula="of:=VALUE([.H468])" office:value-type="float" office:value="1901" calcext:value-type="float">
            <text:p>1901</text:p>
          </table:table-cell>
          <table:table-cell table:formula="of:=VALUE([.J468])" office:value-type="float" office:value="263" calcext:value-type="float">
            <text:p>263</text:p>
          </table:table-cell>
          <table:table-cell table:style-name="ce2" table:formula="of:=[.O468]+[.P468]" office:value-type="float" office:value="2164" calcext:value-type="float">
            <text:p>2164</text:p>
          </table:table-cell>
          <table:table-cell office:value-type="float" office:value="2005" calcext:value-type="float">
            <text:p>2005</text:p>
          </table:table-cell>
          <table:table-cell table:number-columns-repeated="1006"/>
        </table:table-row>
        <table:table-row table:style-name="ro1">
          <table:table-cell table:style-name="ce1" office:value-type="float" office:value="469" calcext:value-type="float">
            <text:p>469</text:p>
          </table:table-cell>
          <table:table-cell table:style-name="ce2" table:formula="of:=[.O469]+[.P469]" office:value-type="float" office:value="2155" calcext:value-type="float">
            <text:p>2155</text:p>
          </table:table-cell>
          <table:table-cell table:style-name="ce19" office:value-type="string" calcext:value-type="string">
            <text:p><text:s/>2:01:08 42:45:38 1965 <text:s text:c="2"/>190 <text:s/>Pic de Bentaillole</text:p>
          </table:table-cell>
          <table:table-cell table:formula="of:=LEFT([.C469];17)" office:value-type="string" office:string-value=" 2:01:08 42:45:38" calcext:value-type="string">
            <text:p><text:s/>2:01:08 42:45:38</text:p>
          </table:table-cell>
          <table:table-cell table:style-name="ce40" table:formula="of:=RIGHT([.D469];8)" office:value-type="string" office:string-value="42:45:38" calcext:value-type="string">
            <text:p>42:45:38</text:p>
          </table:table-cell>
          <table:table-cell table:style-name="ce40" table:formula="of:=LEFT([.C469];8)" office:value-type="string" office:string-value=" 2:01:08" calcext:value-type="string">
            <text:p><text:s/>2:01:08</text:p>
          </table:table-cell>
          <table:table-cell table:formula="of:=LEFT([.C469];22)" office:value-type="string" office:string-value=" 2:01:08 42:45:38 1965" calcext:value-type="string">
            <text:p><text:s/>2:01:08 42:45:38 1965</text:p>
          </table:table-cell>
          <table:table-cell table:style-name="ce40" table:formula="of:=RIGHT([.G469];4)" office:value-type="string" office:string-value="1965" calcext:value-type="string">
            <text:p>1965</text:p>
          </table:table-cell>
          <table:table-cell table:formula="of:=LEFT([.C469];28)" office:value-type="string" office:string-value=" 2:01:08 42:45:38 1965   190" calcext:value-type="string">
            <text:p><text:s/>2:01:08 42:45:38 1965 <text:s text:c="2"/>190</text:p>
          </table:table-cell>
          <table:table-cell table:style-name="ce40" table:formula="of:=RIGHT([.I469];4)" office:value-type="string" office:string-value=" 190" calcext:value-type="string">
            <text:p><text:s/>190</text:p>
          </table:table-cell>
          <table:table-cell table:style-name="ce43" table:formula="of:=[.J469]/[.H469]*100" office:value-type="float" office:value="9.66921119592875" calcext:value-type="float">
            <text:p>9,7</text:p>
          </table:table-cell>
          <table:table-cell table:style-name="ce104"/>
          <table:table-cell table:style-name="ce43" office:value-type="float" office:value="2.7" calcext:value-type="float">
            <text:p>2,7</text:p>
          </table:table-cell>
          <table:table-cell table:style-name="ce46" table:formula="of:=RIGHT([.C469];LEN([.C469])-30)" office:value-type="string" office:string-value="Pic de Bentaillole" calcext:value-type="string">
            <text:p>Pic de Bentaillole</text:p>
          </table:table-cell>
          <table:table-cell table:formula="of:=VALUE([.H469])" office:value-type="float" office:value="1965" calcext:value-type="float">
            <text:p>1965</text:p>
          </table:table-cell>
          <table:table-cell table:formula="of:=VALUE([.J469])" office:value-type="float" office:value="190" calcext:value-type="float">
            <text:p>190</text:p>
          </table:table-cell>
          <table:table-cell table:style-name="ce2" table:formula="of:=[.O469]+[.P469]" office:value-type="float" office:value="2155" calcext:value-type="float">
            <text:p>2155</text:p>
          </table:table-cell>
          <table:table-cell office:value-type="string" calcext:value-type="string">
            <text:p>Printemps 2016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table:style-name="ce2" table:formula="of:=[.O470]+[.P470]" office:value-type="float" office:value="2149" calcext:value-type="float">
            <text:p>2149</text:p>
          </table:table-cell>
          <table:table-cell table:style-name="ce14" office:value-type="string" calcext:value-type="string">
            <text:p><text:s/>5:56:12 45:03:30 2119 <text:s text:c="3"/>30 <text:s/>Lac Fourchu / Lac du Taillefer</text:p>
          </table:table-cell>
          <table:table-cell table:formula="of:=LEFT([.C470];17)" office:value-type="string" office:string-value=" 5:56:12 45:03:30" calcext:value-type="string">
            <text:p><text:s/>5:56:12 45:03:30</text:p>
          </table:table-cell>
          <table:table-cell table:style-name="ce40" table:formula="of:=RIGHT([.D470];8)" office:value-type="string" office:string-value="45:03:30" calcext:value-type="string">
            <text:p>45:03:30</text:p>
          </table:table-cell>
          <table:table-cell table:style-name="ce40" table:formula="of:=LEFT([.C470];8)" office:value-type="string" office:string-value=" 5:56:12" calcext:value-type="string">
            <text:p><text:s/>5:56:12</text:p>
          </table:table-cell>
          <table:table-cell table:formula="of:=LEFT([.C470];22)" office:value-type="string" office:string-value=" 5:56:12 45:03:30 2119" calcext:value-type="string">
            <text:p><text:s/>5:56:12 45:03:30 2119</text:p>
          </table:table-cell>
          <table:table-cell table:style-name="ce40" table:formula="of:=RIGHT([.G470];4)" office:value-type="string" office:string-value="2119" calcext:value-type="string">
            <text:p>2119</text:p>
          </table:table-cell>
          <table:table-cell table:formula="of:=LEFT([.C470];28)" office:value-type="string" office:string-value=" 5:56:12 45:03:30 2119    30" calcext:value-type="string">
            <text:p><text:s/>5:56:12 45:03:30 2119 <text:s text:c="3"/>30</text:p>
          </table:table-cell>
          <table:table-cell table:style-name="ce40" table:formula="of:=RIGHT([.I470];4)" office:value-type="string" office:string-value="  30" calcext:value-type="string">
            <text:p><text:s text:c="2"/>30</text:p>
          </table:table-cell>
          <table:table-cell table:style-name="ce43" table:formula="of:=[.J470]/[.H470]*100" office:value-type="float" office:value="1.41576215195847" calcext:value-type="float">
            <text:p>1,4</text:p>
          </table:table-cell>
          <table:table-cell table:style-name="ce104"/>
          <table:table-cell table:style-name="ce43"/>
          <table:table-cell table:style-name="ce46" table:formula="of:=RIGHT([.C470];LEN([.C470])-30)" office:value-type="string" office:string-value="Lac Fourchu / Lac du Taillefer" calcext:value-type="string">
            <text:p>Lac Fourchu / Lac du Taillefer</text:p>
          </table:table-cell>
          <table:table-cell table:formula="of:=VALUE([.H470])" office:value-type="float" office:value="2119" calcext:value-type="float">
            <text:p>2119</text:p>
          </table:table-cell>
          <table:table-cell table:formula="of:=VALUE([.J470])" office:value-type="float" office:value="30" calcext:value-type="float">
            <text:p>30</text:p>
          </table:table-cell>
          <table:table-cell table:style-name="ce2" table:formula="of:=[.O470]+[.P470]" office:value-type="float" office:value="2149" calcext:value-type="float">
            <text:p>2149</text:p>
          </table:table-cell>
          <table:table-cell office:value-type="string" calcext:value-type="string">
            <text:p>Automne 2014</text:p>
          </table:table-cell>
          <table:table-cell office:value-type="string" calcext:value-type="string">
            <text:p>Estelle, Éloi, <text:s/>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71" calcext:value-type="float">
            <text:p>471</text:p>
          </table:table-cell>
          <table:table-cell table:style-name="ce2" table:formula="of:=[.O471]+[.P471]" office:value-type="float" office:value="2148" calcext:value-type="float">
            <text:p>2148</text:p>
          </table:table-cell>
          <table:table-cell table:style-name="ce14" office:value-type="string" calcext:value-type="string">
            <text:p><text:s/>6:25:20 46:01:01 1936 <text:s text:c="2"/>212 <text:s/>Rochers de Leschaux</text:p>
          </table:table-cell>
          <table:table-cell table:formula="of:=LEFT([.C471];17)" office:value-type="string" office:string-value=" 6:25:20 46:01:01" calcext:value-type="string">
            <text:p><text:s/>6:25:20 46:01:01</text:p>
          </table:table-cell>
          <table:table-cell table:style-name="ce40" table:formula="of:=RIGHT([.D471];8)" office:value-type="string" office:string-value="46:01:01" calcext:value-type="string">
            <text:p>46:01:01</text:p>
          </table:table-cell>
          <table:table-cell table:style-name="ce40" table:formula="of:=LEFT([.C471];8)" office:value-type="string" office:string-value=" 6:25:20" calcext:value-type="string">
            <text:p><text:s/>6:25:20</text:p>
          </table:table-cell>
          <table:table-cell table:formula="of:=LEFT([.C471];22)" office:value-type="string" office:string-value=" 6:25:20 46:01:01 1936" calcext:value-type="string">
            <text:p><text:s/>6:25:20 46:01:01 1936</text:p>
          </table:table-cell>
          <table:table-cell table:style-name="ce40" table:formula="of:=RIGHT([.G471];4)" office:value-type="string" office:string-value="1936" calcext:value-type="string">
            <text:p>1936</text:p>
          </table:table-cell>
          <table:table-cell table:formula="of:=LEFT([.C471];28)" office:value-type="string" office:string-value=" 6:25:20 46:01:01 1936   212" calcext:value-type="string">
            <text:p><text:s/>6:25:20 46:01:01 1936 <text:s text:c="2"/>212</text:p>
          </table:table-cell>
          <table:table-cell table:style-name="ce40" table:formula="of:=RIGHT([.I471];4)" office:value-type="string" office:string-value=" 212" calcext:value-type="string">
            <text:p><text:s/>212</text:p>
          </table:table-cell>
          <table:table-cell table:style-name="ce43" table:formula="of:=[.J471]/[.H471]*100" office:value-type="float" office:value="10.9504132231405" calcext:value-type="float">
            <text:p>11,0</text:p>
          </table:table-cell>
          <table:table-cell table:style-name="ce104"/>
          <table:table-cell table:style-name="ce43" office:value-type="float" office:value="2.3" calcext:value-type="float">
            <text:p>2,3</text:p>
          </table:table-cell>
          <table:table-cell table:style-name="ce46" table:formula="of:=RIGHT([.C471];LEN([.C471])-30)" office:value-type="string" office:string-value="Rochers de Leschaux" calcext:value-type="string">
            <text:p>Rochers de Leschaux</text:p>
          </table:table-cell>
          <table:table-cell table:formula="of:=VALUE([.H471])" office:value-type="float" office:value="1936" calcext:value-type="float">
            <text:p>1936</text:p>
          </table:table-cell>
          <table:table-cell table:formula="of:=VALUE([.J471])" office:value-type="float" office:value="212" calcext:value-type="float">
            <text:p>212</text:p>
          </table:table-cell>
          <table:table-cell table:style-name="ce2" table:formula="of:=[.O471]+[.P471]" office:value-type="float" office:value="2148" calcext:value-type="float">
            <text:p>2148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472" calcext:value-type="float">
            <text:p>472</text:p>
          </table:table-cell>
          <table:table-cell table:style-name="ce2" table:formula="of:=[.O472]+[.P472]" office:value-type="float" office:value="2146" calcext:value-type="float">
            <text:p>2146</text:p>
          </table:table-cell>
          <table:table-cell table:style-name="ce14" office:value-type="string" calcext:value-type="string">
            <text:p><text:s/>6:14:43 45:56:33 1856 <text:s text:c="2"/>290 <text:s/>Le Parmelan</text:p>
          </table:table-cell>
          <table:table-cell table:formula="of:=LEFT([.C472];17)" office:value-type="string" office:string-value=" 6:14:43 45:56:33" calcext:value-type="string">
            <text:p><text:s/>6:14:43 45:56:33</text:p>
          </table:table-cell>
          <table:table-cell table:style-name="ce40" table:formula="of:=RIGHT([.D472];8)" office:value-type="string" office:string-value="45:56:33" calcext:value-type="string">
            <text:p>45:56:33</text:p>
          </table:table-cell>
          <table:table-cell table:style-name="ce40" table:formula="of:=LEFT([.C472];8)" office:value-type="string" office:string-value=" 6:14:43" calcext:value-type="string">
            <text:p><text:s/>6:14:43</text:p>
          </table:table-cell>
          <table:table-cell table:formula="of:=LEFT([.C472];22)" office:value-type="string" office:string-value=" 6:14:43 45:56:33 1856" calcext:value-type="string">
            <text:p><text:s/>6:14:43 45:56:33 1856</text:p>
          </table:table-cell>
          <table:table-cell table:style-name="ce40" table:formula="of:=RIGHT([.G472];4)" office:value-type="string" office:string-value="1856" calcext:value-type="string">
            <text:p>1856</text:p>
          </table:table-cell>
          <table:table-cell table:formula="of:=LEFT([.C472];28)" office:value-type="string" office:string-value=" 6:14:43 45:56:33 1856   290" calcext:value-type="string">
            <text:p><text:s/>6:14:43 45:56:33 1856 <text:s text:c="2"/>290</text:p>
          </table:table-cell>
          <table:table-cell table:style-name="ce40" table:formula="of:=RIGHT([.I472];4)" office:value-type="string" office:string-value=" 290" calcext:value-type="string">
            <text:p><text:s/>290</text:p>
          </table:table-cell>
          <table:table-cell table:style-name="ce43" table:formula="of:=[.J472]/[.H472]*100" office:value-type="float" office:value="15.625" calcext:value-type="float">
            <text:p>15,6</text:p>
          </table:table-cell>
          <table:table-cell table:style-name="ce104"/>
          <table:table-cell table:style-name="ce43" office:value-type="float" office:value="4.7" calcext:value-type="float">
            <text:p>4,7</text:p>
          </table:table-cell>
          <table:table-cell table:style-name="ce46" table:formula="of:=RIGHT([.C472];LEN([.C472])-30)" office:value-type="string" office:string-value="Le Parmelan" calcext:value-type="string">
            <text:p>Le Parmelan</text:p>
          </table:table-cell>
          <table:table-cell table:formula="of:=VALUE([.H472])" office:value-type="float" office:value="1856" calcext:value-type="float">
            <text:p>1856</text:p>
          </table:table-cell>
          <table:table-cell table:formula="of:=VALUE([.J472])" office:value-type="float" office:value="290" calcext:value-type="float">
            <text:p>290</text:p>
          </table:table-cell>
          <table:table-cell table:style-name="ce2" table:formula="of:=[.O472]+[.P472]" office:value-type="float" office:value="2146" calcext:value-type="float">
            <text:p>214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73" calcext:value-type="float">
            <text:p>473</text:p>
          </table:table-cell>
          <table:table-cell table:style-name="ce2" table:formula="of:=[.O473]+[.P473]" office:value-type="float" office:value="2141" calcext:value-type="float">
            <text:p>2141</text:p>
          </table:table-cell>
          <table:table-cell table:style-name="ce13" office:value-type="string" calcext:value-type="string">
            <text:p><text:span text:style-name="T21"> </text:span><text:span text:style-name="T15">6:45:23 46:19:03 1962   179  POINTE DE LACHAU</text:span></text:p>
          </table:table-cell>
          <table:table-cell table:formula="of:=LEFT([.C473];17)" office:value-type="string" office:string-value=" 6:45:23 46:19:03" calcext:value-type="string">
            <text:p><text:s/>6:45:23 46:19:03</text:p>
          </table:table-cell>
          <table:table-cell table:style-name="ce40" table:formula="of:=RIGHT([.D473];8)" office:value-type="string" office:string-value="46:19:03" calcext:value-type="string">
            <text:p>46:19:03</text:p>
          </table:table-cell>
          <table:table-cell table:style-name="ce40" table:formula="of:=LEFT([.C473];8)" office:value-type="string" office:string-value=" 6:45:23" calcext:value-type="string">
            <text:p><text:s/>6:45:23</text:p>
          </table:table-cell>
          <table:table-cell table:formula="of:=LEFT([.C473];22)" office:value-type="string" office:string-value=" 6:45:23 46:19:03 1962" calcext:value-type="string">
            <text:p><text:s/>6:45:23 46:19:03 1962</text:p>
          </table:table-cell>
          <table:table-cell table:style-name="ce40" table:formula="of:=RIGHT([.G473];4)" office:value-type="string" office:string-value="1962" calcext:value-type="string">
            <text:p>1962</text:p>
          </table:table-cell>
          <table:table-cell table:formula="of:=LEFT([.C473];28)" office:value-type="string" office:string-value=" 6:45:23 46:19:03 1962   179" calcext:value-type="string">
            <text:p><text:s/>6:45:23 46:19:03 1962 <text:s text:c="2"/>179</text:p>
          </table:table-cell>
          <table:table-cell table:style-name="ce40" table:formula="of:=RIGHT([.I473];4)" office:value-type="string" office:string-value=" 179" calcext:value-type="string">
            <text:p><text:s/>179</text:p>
          </table:table-cell>
          <table:table-cell table:style-name="ce43" table:formula="of:=[.J473]/[.H473]*100" office:value-type="float" office:value="9.12334352701325" calcext:value-type="float">
            <text:p>9,1</text:p>
          </table:table-cell>
          <table:table-cell table:style-name="ce104"/>
          <table:table-cell table:style-name="ce43" office:value-type="float" office:value="0.9" calcext:value-type="float">
            <text:p>0,9</text:p>
          </table:table-cell>
          <table:table-cell table:style-name="ce46" table:formula="of:=RIGHT([.C473];LEN([.C473])-30)" office:value-type="string" office:string-value="POINTE DE LACHAU" calcext:value-type="string">
            <text:p>POINTE DE LACHAU</text:p>
          </table:table-cell>
          <table:table-cell table:formula="of:=VALUE([.H473])" office:value-type="float" office:value="1962" calcext:value-type="float">
            <text:p>1962</text:p>
          </table:table-cell>
          <table:table-cell table:formula="of:=VALUE([.J473])" office:value-type="float" office:value="179" calcext:value-type="float">
            <text:p>179</text:p>
          </table:table-cell>
          <table:table-cell table:style-name="ce2" table:formula="of:=[.O473]+[.P473]" office:value-type="float" office:value="2141" calcext:value-type="float">
            <text:p>2141</text:p>
          </table:table-cell>
          <table:table-cell office:value-type="string" calcext:value-type="string">
            <text:p>Hiver 2011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474" calcext:value-type="float">
            <text:p>474</text:p>
          </table:table-cell>
          <table:table-cell table:style-name="ce2" table:formula="of:=[.O474]+[.P474]" office:value-type="float" office:value="2136" calcext:value-type="float">
            <text:p>2136</text:p>
          </table:table-cell>
          <table:table-cell table:style-name="ce14" office:value-type="string" calcext:value-type="string">
            <text:p><text:s/>6:23:25 45:36:11 2111 <text:s text:c="3"/>25 <text:s/>La Grande Lanche</text:p>
          </table:table-cell>
          <table:table-cell table:formula="of:=LEFT([.C474];17)" office:value-type="string" office:string-value=" 6:23:25 45:36:11" calcext:value-type="string">
            <text:p><text:s/>6:23:25 45:36:11</text:p>
          </table:table-cell>
          <table:table-cell table:style-name="ce40" table:formula="of:=RIGHT([.D474];8)" office:value-type="string" office:string-value="45:36:11" calcext:value-type="string">
            <text:p>45:36:11</text:p>
          </table:table-cell>
          <table:table-cell table:style-name="ce40" table:formula="of:=LEFT([.C474];8)" office:value-type="string" office:string-value=" 6:23:25" calcext:value-type="string">
            <text:p><text:s/>6:23:25</text:p>
          </table:table-cell>
          <table:table-cell table:formula="of:=LEFT([.C474];22)" office:value-type="string" office:string-value=" 6:23:25 45:36:11 2111" calcext:value-type="string">
            <text:p><text:s/>6:23:25 45:36:11 2111</text:p>
          </table:table-cell>
          <table:table-cell table:style-name="ce40" table:formula="of:=RIGHT([.G474];4)" office:value-type="string" office:string-value="2111" calcext:value-type="string">
            <text:p>2111</text:p>
          </table:table-cell>
          <table:table-cell table:formula="of:=LEFT([.C474];28)" office:value-type="string" office:string-value=" 6:23:25 45:36:11 2111    25" calcext:value-type="string">
            <text:p><text:s/>6:23:25 45:36:11 2111 <text:s text:c="3"/>25</text:p>
          </table:table-cell>
          <table:table-cell table:style-name="ce40" table:formula="of:=RIGHT([.I474];4)" office:value-type="string" office:string-value="  25" calcext:value-type="string">
            <text:p><text:s text:c="2"/>25</text:p>
          </table:table-cell>
          <table:table-cell table:style-name="ce43" table:formula="of:=[.J474]/[.H474]*100" office:value-type="float" office:value="1.18427285646613" calcext:value-type="float">
            <text:p>1,2</text:p>
          </table:table-cell>
          <table:table-cell table:style-name="ce104"/>
          <table:table-cell table:style-name="ce43"/>
          <table:table-cell table:style-name="ce46" table:formula="of:=RIGHT([.C474];LEN([.C474])-30)" office:value-type="string" office:string-value="La Grande Lanche" calcext:value-type="string">
            <text:p>La Grande Lanche</text:p>
          </table:table-cell>
          <table:table-cell table:formula="of:=VALUE([.H474])" office:value-type="float" office:value="2111" calcext:value-type="float">
            <text:p>2111</text:p>
          </table:table-cell>
          <table:table-cell table:formula="of:=VALUE([.J474])" office:value-type="float" office:value="25" calcext:value-type="float">
            <text:p>25</text:p>
          </table:table-cell>
          <table:table-cell table:style-name="ce2" table:formula="of:=[.O474]+[.P474]" office:value-type="float" office:value="2136" calcext:value-type="float">
            <text:p>2136</text:p>
          </table:table-cell>
          <table:table-cell office:value-type="string" calcext:value-type="string">
            <text:p>2010 / Automne 2015</text:p>
          </table:table-cell>
          <table:table-cell office:value-type="string" calcext:value-type="string">
            <text:p>Estelle, Éloi + (Siloé) / 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75" calcext:value-type="float">
            <text:p>475</text:p>
          </table:table-cell>
          <table:table-cell table:style-name="ce2" table:formula="of:=[.O475]+[.P475]" office:value-type="float" office:value="2134" calcext:value-type="float">
            <text:p>2134</text:p>
          </table:table-cell>
          <table:table-cell table:style-name="ce13" office:value-type="string" calcext:value-type="string">
            <text:p><text:s/>5:54:38 44:59:53 2098 <text:s text:c="3"/>36 <text:s/>Petite Montagne</text:p>
          </table:table-cell>
          <table:table-cell table:formula="of:=LEFT([.C475];17)" office:value-type="string" office:string-value=" 5:54:38 44:59:53" calcext:value-type="string">
            <text:p><text:s/>5:54:38 44:59:53</text:p>
          </table:table-cell>
          <table:table-cell table:style-name="ce40" table:formula="of:=RIGHT([.D475];8)" office:value-type="string" office:string-value="44:59:53" calcext:value-type="string">
            <text:p>44:59:53</text:p>
          </table:table-cell>
          <table:table-cell table:style-name="ce40" table:formula="of:=LEFT([.C475];8)" office:value-type="string" office:string-value=" 5:54:38" calcext:value-type="string">
            <text:p><text:s/>5:54:38</text:p>
          </table:table-cell>
          <table:table-cell table:formula="of:=LEFT([.C475];22)" office:value-type="string" office:string-value=" 5:54:38 44:59:53 2098" calcext:value-type="string">
            <text:p><text:s/>5:54:38 44:59:53 2098</text:p>
          </table:table-cell>
          <table:table-cell table:style-name="ce40" table:formula="of:=RIGHT([.G475];4)" office:value-type="string" office:string-value="2098" calcext:value-type="string">
            <text:p>2098</text:p>
          </table:table-cell>
          <table:table-cell table:formula="of:=LEFT([.C475];28)" office:value-type="string" office:string-value=" 5:54:38 44:59:53 2098    36" calcext:value-type="string">
            <text:p><text:s/>5:54:38 44:59:53 2098 <text:s text:c="3"/>36</text:p>
          </table:table-cell>
          <table:table-cell table:style-name="ce40" table:formula="of:=RIGHT([.I475];4)" office:value-type="string" office:string-value="  36" calcext:value-type="string">
            <text:p><text:s text:c="2"/>36</text:p>
          </table:table-cell>
          <table:table-cell table:style-name="ce43" table:formula="of:=[.J475]/[.H475]*100" office:value-type="float" office:value="1.71591992373689" calcext:value-type="float">
            <text:p>1,7</text:p>
          </table:table-cell>
          <table:table-cell table:style-name="ce104"/>
          <table:table-cell table:style-name="ce43"/>
          <table:table-cell table:style-name="ce46" table:formula="of:=RIGHT([.C475];LEN([.C475])-30)" office:value-type="string" office:string-value="Petite Montagne" calcext:value-type="string">
            <text:p>Petite Montagne</text:p>
          </table:table-cell>
          <table:table-cell table:formula="of:=VALUE([.H475])" office:value-type="float" office:value="2098" calcext:value-type="float">
            <text:p>2098</text:p>
          </table:table-cell>
          <table:table-cell table:formula="of:=VALUE([.J475])" office:value-type="float" office:value="36" calcext:value-type="float">
            <text:p>36</text:p>
          </table:table-cell>
          <table:table-cell table:style-name="ce2" table:formula="of:=[.O475]+[.P475]" office:value-type="float" office:value="2134" calcext:value-type="float">
            <text:p>2134</text:p>
          </table:table-cell>
          <table:table-cell office:value-type="string" calcext:value-type="string">
            <text:p>Automne 2014</text:p>
          </table:table-cell>
          <table:table-cell office:value-type="string" calcext:value-type="string">
            <text:p>Estelle, Éloi, <text:s/>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76" calcext:value-type="float">
            <text:p>476</text:p>
          </table:table-cell>
          <table:table-cell table:style-name="ce2" table:formula="of:=[.O476]+[.P476]" office:value-type="float" office:value="2130" calcext:value-type="float">
            <text:p>2130</text:p>
          </table:table-cell>
          <table:table-cell table:style-name="ce8" office:value-type="string" calcext:value-type="string">
            <text:p><text:s/>2:01:30 42:46:13 1933 <text:s text:c="2"/>197 <text:s/>Pic d’Ourtiset</text:p>
          </table:table-cell>
          <table:table-cell table:formula="of:=LEFT([.C476];17)" office:value-type="string" office:string-value=" 2:01:30 42:46:13" calcext:value-type="string">
            <text:p><text:s/>2:01:30 42:46:13</text:p>
          </table:table-cell>
          <table:table-cell table:style-name="ce40" table:formula="of:=RIGHT([.D476];8)" office:value-type="string" office:string-value="42:46:13" calcext:value-type="string">
            <text:p>42:46:13</text:p>
          </table:table-cell>
          <table:table-cell table:style-name="ce40" table:formula="of:=LEFT([.C476];8)" office:value-type="string" office:string-value=" 2:01:30" calcext:value-type="string">
            <text:p><text:s/>2:01:30</text:p>
          </table:table-cell>
          <table:table-cell table:formula="of:=LEFT([.C476];22)" office:value-type="string" office:string-value=" 2:01:30 42:46:13 1933" calcext:value-type="string">
            <text:p><text:s/>2:01:30 42:46:13 1933</text:p>
          </table:table-cell>
          <table:table-cell table:style-name="ce40" table:formula="of:=RIGHT([.G476];4)" office:value-type="string" office:string-value="1933" calcext:value-type="string">
            <text:p>1933</text:p>
          </table:table-cell>
          <table:table-cell table:formula="of:=LEFT([.C476];28)" office:value-type="string" office:string-value=" 2:01:30 42:46:13 1933   197" calcext:value-type="string">
            <text:p><text:s/>2:01:30 42:46:13 1933 <text:s text:c="2"/>197</text:p>
          </table:table-cell>
          <table:table-cell table:style-name="ce40" table:formula="of:=RIGHT([.I476];4)" office:value-type="string" office:string-value=" 197" calcext:value-type="string">
            <text:p><text:s/>197</text:p>
          </table:table-cell>
          <table:table-cell table:style-name="ce43" table:formula="of:=[.J476]/[.H476]*100" office:value-type="float" office:value="10.1914123124677" calcext:value-type="float">
            <text:p>10,2</text:p>
          </table:table-cell>
          <table:table-cell table:style-name="ce104"/>
          <table:table-cell table:style-name="ce43" office:value-type="float" office:value="1.2" calcext:value-type="float">
            <text:p>1,2</text:p>
          </table:table-cell>
          <table:table-cell table:style-name="ce46" table:formula="of:=RIGHT([.C476];LEN([.C476])-30)" office:value-type="string" office:string-value="Pic d’Ourtiset" calcext:value-type="string">
            <text:p>Pic d’Ourtiset</text:p>
          </table:table-cell>
          <table:table-cell table:formula="of:=VALUE([.H476])" office:value-type="float" office:value="1933" calcext:value-type="float">
            <text:p>1933</text:p>
          </table:table-cell>
          <table:table-cell table:formula="of:=VALUE([.J476])" office:value-type="float" office:value="197" calcext:value-type="float">
            <text:p>197</text:p>
          </table:table-cell>
          <table:table-cell table:style-name="ce2" table:formula="of:=[.O476]+[.P476]" office:value-type="float" office:value="2130" calcext:value-type="float">
            <text:p>2130</text:p>
          </table:table-cell>
          <table:table-cell office:value-type="string" calcext:value-type="string">
            <text:p>Printemps 2016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77" calcext:value-type="float">
            <text:p>477</text:p>
          </table:table-cell>
          <table:table-cell table:style-name="ce2" table:formula="of:=[.O477]+[.P477]" office:value-type="float" office:value="2123" calcext:value-type="float">
            <text:p>2123</text:p>
          </table:table-cell>
          <table:table-cell table:style-name="ce14" office:value-type="string" calcext:value-type="string">
            <text:p><text:s/>6:46:20 46:20:43 2091 <text:s text:c="3"/>32 <text:s/>Crête de Charousse</text:p>
          </table:table-cell>
          <table:table-cell table:formula="of:=LEFT([.C477];17)" office:value-type="string" office:string-value=" 6:46:20 46:20:43" calcext:value-type="string">
            <text:p><text:s/>6:46:20 46:20:43</text:p>
          </table:table-cell>
          <table:table-cell table:style-name="ce40" table:formula="of:=RIGHT([.D477];8)" office:value-type="string" office:string-value="46:20:43" calcext:value-type="string">
            <text:p>46:20:43</text:p>
          </table:table-cell>
          <table:table-cell table:style-name="ce40" table:formula="of:=LEFT([.C477];8)" office:value-type="string" office:string-value=" 6:46:20" calcext:value-type="string">
            <text:p><text:s/>6:46:20</text:p>
          </table:table-cell>
          <table:table-cell table:formula="of:=LEFT([.C477];22)" office:value-type="string" office:string-value=" 6:46:20 46:20:43 2091" calcext:value-type="string">
            <text:p><text:s/>6:46:20 46:20:43 2091</text:p>
          </table:table-cell>
          <table:table-cell table:style-name="ce40" table:formula="of:=RIGHT([.G477];4)" office:value-type="string" office:string-value="2091" calcext:value-type="string">
            <text:p>2091</text:p>
          </table:table-cell>
          <table:table-cell table:formula="of:=LEFT([.C477];28)" office:value-type="string" office:string-value=" 6:46:20 46:20:43 2091    32" calcext:value-type="string">
            <text:p><text:s/>6:46:20 46:20:43 2091 <text:s text:c="3"/>32</text:p>
          </table:table-cell>
          <table:table-cell table:style-name="ce40" table:formula="of:=RIGHT([.I477];4)" office:value-type="string" office:string-value="  32" calcext:value-type="string">
            <text:p><text:s text:c="2"/>32</text:p>
          </table:table-cell>
          <table:table-cell table:style-name="ce43" table:formula="of:=[.J477]/[.H477]*100" office:value-type="float" office:value="1.53036824485892" calcext:value-type="float">
            <text:p>1,5</text:p>
          </table:table-cell>
          <table:table-cell table:style-name="ce104"/>
          <table:table-cell table:style-name="ce43"/>
          <table:table-cell table:style-name="ce46" table:formula="of:=RIGHT([.C477];LEN([.C477])-30)" office:value-type="string" office:string-value="Crête de Charousse" calcext:value-type="string">
            <text:p>Crête de Charousse</text:p>
          </table:table-cell>
          <table:table-cell table:formula="of:=VALUE([.H477])" office:value-type="float" office:value="2091" calcext:value-type="float">
            <text:p>2091</text:p>
          </table:table-cell>
          <table:table-cell table:formula="of:=VALUE([.J477])" office:value-type="float" office:value="32" calcext:value-type="float">
            <text:p>32</text:p>
          </table:table-cell>
          <table:table-cell table:style-name="ce2" table:formula="of:=[.O477]+[.P477]" office:value-type="float" office:value="2123" calcext:value-type="float">
            <text:p>2123</text:p>
          </table:table-cell>
          <table:table-cell office:value-type="string" calcext:value-type="string">
            <text:p>Été 2012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478" calcext:value-type="float">
            <text:p>478</text:p>
          </table:table-cell>
          <table:table-cell table:style-name="ce2" table:formula="of:=[.O478]+[.P478]" office:value-type="float" office:value="2116" calcext:value-type="float">
            <text:p>2116</text:p>
          </table:table-cell>
          <table:table-cell table:style-name="ce14" office:value-type="string" calcext:value-type="string">
            <text:p><text:s/>0:02:46 42:35:05 1957 <text:s text:c="2"/>159 <text:s/>Pico Mondoto</text:p>
          </table:table-cell>
          <table:table-cell table:formula="of:=LEFT([.C478];17)" office:value-type="string" office:string-value=" 0:02:46 42:35:05" calcext:value-type="string">
            <text:p><text:s/>0:02:46 42:35:05</text:p>
          </table:table-cell>
          <table:table-cell table:style-name="ce40" table:formula="of:=RIGHT([.D478];8)" office:value-type="string" office:string-value="42:35:05" calcext:value-type="string">
            <text:p>42:35:05</text:p>
          </table:table-cell>
          <table:table-cell table:style-name="ce40" table:formula="of:=LEFT([.C478];8)" office:value-type="string" office:string-value=" 0:02:46" calcext:value-type="string">
            <text:p><text:s/>0:02:46</text:p>
          </table:table-cell>
          <table:table-cell table:formula="of:=LEFT([.C478];22)" office:value-type="string" office:string-value=" 0:02:46 42:35:05 1957" calcext:value-type="string">
            <text:p><text:s/>0:02:46 42:35:05 1957</text:p>
          </table:table-cell>
          <table:table-cell table:style-name="ce40" table:formula="of:=RIGHT([.G478];4)" office:value-type="string" office:string-value="1957" calcext:value-type="string">
            <text:p>1957</text:p>
          </table:table-cell>
          <table:table-cell table:formula="of:=LEFT([.C478];28)" office:value-type="string" office:string-value=" 0:02:46 42:35:05 1957   159" calcext:value-type="string">
            <text:p><text:s/>0:02:46 42:35:05 1957 <text:s text:c="2"/>159</text:p>
          </table:table-cell>
          <table:table-cell table:style-name="ce40" table:formula="of:=RIGHT([.I478];4)" office:value-type="string" office:string-value=" 159" calcext:value-type="string">
            <text:p><text:s/>159</text:p>
          </table:table-cell>
          <table:table-cell table:style-name="ce43" table:formula="of:=[.J478]/[.H478]*100" office:value-type="float" office:value="8.12468063362289" calcext:value-type="float">
            <text:p>8,1</text:p>
          </table:table-cell>
          <table:table-cell table:style-name="ce104"/>
          <table:table-cell table:style-name="ce43" office:value-type="float" office:value="1.7" calcext:value-type="float">
            <text:p>1,7</text:p>
          </table:table-cell>
          <table:table-cell table:style-name="ce46" table:formula="of:=RIGHT([.C478];LEN([.C478])-30)" office:value-type="string" office:string-value="Pico Mondoto" calcext:value-type="string">
            <text:p>Pico Mondoto</text:p>
          </table:table-cell>
          <table:table-cell table:formula="of:=VALUE([.H478])" office:value-type="float" office:value="1957" calcext:value-type="float">
            <text:p>1957</text:p>
          </table:table-cell>
          <table:table-cell table:formula="of:=VALUE([.J478])" office:value-type="float" office:value="159" calcext:value-type="float">
            <text:p>159</text:p>
          </table:table-cell>
          <table:table-cell table:style-name="ce2" table:formula="of:=[.O478]+[.P478]" office:value-type="float" office:value="2116" calcext:value-type="float">
            <text:p>2116</text:p>
          </table:table-cell>
          <table:table-cell office:value-type="float" office:value="2010" calcext:value-type="float">
            <text:p>2010</text:p>
          </table:table-cell>
          <table:table-cell table:number-columns-repeated="1006"/>
        </table:table-row>
        <table:table-row table:style-name="ro1">
          <table:table-cell table:style-name="ce1" office:value-type="float" office:value="479" calcext:value-type="float">
            <text:p>479</text:p>
          </table:table-cell>
          <table:table-cell table:style-name="ce2" table:formula="of:=[.O479]+[.P479]" office:value-type="float" office:value="2108" calcext:value-type="float">
            <text:p>2108</text:p>
          </table:table-cell>
          <table:table-cell table:style-name="ce14" office:value-type="string" calcext:value-type="string">
            <text:p><text:s/>5:59:21 44:41:50 1906 <text:s text:c="2"/>202 <text:s/>Tête du Tourneau</text:p>
          </table:table-cell>
          <table:table-cell table:formula="of:=LEFT([.C479];17)" office:value-type="string" office:string-value=" 5:59:21 44:41:50" calcext:value-type="string">
            <text:p><text:s/>5:59:21 44:41:50</text:p>
          </table:table-cell>
          <table:table-cell table:style-name="ce40" table:formula="of:=RIGHT([.D479];8)" office:value-type="string" office:string-value="44:41:50" calcext:value-type="string">
            <text:p>44:41:50</text:p>
          </table:table-cell>
          <table:table-cell table:style-name="ce40" table:formula="of:=LEFT([.C479];8)" office:value-type="string" office:string-value=" 5:59:21" calcext:value-type="string">
            <text:p><text:s/>5:59:21</text:p>
          </table:table-cell>
          <table:table-cell table:formula="of:=LEFT([.C479];22)" office:value-type="string" office:string-value=" 5:59:21 44:41:50 1906" calcext:value-type="string">
            <text:p><text:s/>5:59:21 44:41:50 1906</text:p>
          </table:table-cell>
          <table:table-cell table:style-name="ce40" table:formula="of:=RIGHT([.G479];4)" office:value-type="string" office:string-value="1906" calcext:value-type="string">
            <text:p>1906</text:p>
          </table:table-cell>
          <table:table-cell table:formula="of:=LEFT([.C479];28)" office:value-type="string" office:string-value=" 5:59:21 44:41:50 1906   202" calcext:value-type="string">
            <text:p><text:s/>5:59:21 44:41:50 1906 <text:s text:c="2"/>202</text:p>
          </table:table-cell>
          <table:table-cell table:style-name="ce40" table:formula="of:=RIGHT([.I479];4)" office:value-type="string" office:string-value=" 202" calcext:value-type="string">
            <text:p><text:s/>202</text:p>
          </table:table-cell>
          <table:table-cell table:style-name="ce43" table:formula="of:=[.J479]/[.H479]*100" office:value-type="float" office:value="10.598111227702" calcext:value-type="float">
            <text:p>10,6</text:p>
          </table:table-cell>
          <table:table-cell table:style-name="ce104"/>
          <table:table-cell table:style-name="ce43" office:value-type="float" office:value="1" calcext:value-type="float">
            <text:p>1,0</text:p>
          </table:table-cell>
          <table:table-cell table:style-name="ce46" table:formula="of:=RIGHT([.C479];LEN([.C479])-30)" office:value-type="string" office:string-value="Tête du Tourneau" calcext:value-type="string">
            <text:p>Tête du Tourneau</text:p>
          </table:table-cell>
          <table:table-cell table:formula="of:=VALUE([.H479])" office:value-type="float" office:value="1906" calcext:value-type="float">
            <text:p>1906</text:p>
          </table:table-cell>
          <table:table-cell table:formula="of:=VALUE([.J479])" office:value-type="float" office:value="202" calcext:value-type="float">
            <text:p>202</text:p>
          </table:table-cell>
          <table:table-cell table:style-name="ce2" table:formula="of:=[.O479]+[.P479]" office:value-type="float" office:value="2108" calcext:value-type="float">
            <text:p>2108</text:p>
          </table:table-cell>
          <table:table-cell office:value-type="string" calcext:value-type="string">
            <text:p>Automne 2011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table:style-name="ce2" table:formula="of:=[.O480]+[.P480]" office:value-type="float" office:value="2108" calcext:value-type="float">
            <text:p>2108</text:p>
          </table:table-cell>
          <table:table-cell table:style-name="ce34" office:value-type="string" calcext:value-type="string">
            <text:p>06:27:37 45:41:02 2037 <text:s text:c="3"/>71 <text:s/>La Roche Pourrie</text:p>
          </table:table-cell>
          <table:table-cell table:formula="of:=LEFT([.C480];17)" office:value-type="string" office:string-value="06:27:37 45:41:02" calcext:value-type="string">
            <text:p>06:27:37 45:41:02</text:p>
          </table:table-cell>
          <table:table-cell table:style-name="ce40" table:formula="of:=RIGHT([.D480];8)" office:value-type="string" office:string-value="45:41:02" calcext:value-type="string">
            <text:p>45:41:02</text:p>
          </table:table-cell>
          <table:table-cell table:style-name="ce40" table:formula="of:=LEFT([.C480];8)" office:value-type="string" office:string-value="06:27:37" calcext:value-type="string">
            <text:p>06:27:37</text:p>
          </table:table-cell>
          <table:table-cell table:formula="of:=LEFT([.C480];22)" office:value-type="string" office:string-value="06:27:37 45:41:02 2037" calcext:value-type="string">
            <text:p>06:27:37 45:41:02 2037</text:p>
          </table:table-cell>
          <table:table-cell table:style-name="ce40" table:formula="of:=RIGHT([.G480];4)" office:value-type="string" office:string-value="2037" calcext:value-type="string">
            <text:p>2037</text:p>
          </table:table-cell>
          <table:table-cell table:formula="of:=LEFT([.C480];28)" office:value-type="string" office:string-value="06:27:37 45:41:02 2037    71" calcext:value-type="string">
            <text:p>06:27:37 45:41:02 2037 <text:s text:c="3"/>71</text:p>
          </table:table-cell>
          <table:table-cell table:style-name="ce40" table:formula="of:=RIGHT([.I480];4)" office:value-type="string" office:string-value="  71" calcext:value-type="string">
            <text:p><text:s text:c="2"/>71</text:p>
          </table:table-cell>
          <table:table-cell table:style-name="ce43" table:formula="of:=[.J480]/[.H480]*100" office:value-type="float" office:value="3.48551791850761" calcext:value-type="float">
            <text:p>3,5</text:p>
          </table:table-cell>
          <table:table-cell table:style-name="ce104"/>
          <table:table-cell table:style-name="ce43"/>
          <table:table-cell table:style-name="ce46" table:formula="of:=RIGHT([.C480];LEN([.C480])-30)" office:value-type="string" office:string-value="La Roche Pourrie" calcext:value-type="string">
            <text:p>La Roche Pourrie</text:p>
          </table:table-cell>
          <table:table-cell table:formula="of:=VALUE([.H480])" office:value-type="float" office:value="2037" calcext:value-type="float">
            <text:p>2037</text:p>
          </table:table-cell>
          <table:table-cell table:formula="of:=VALUE([.J480])" office:value-type="float" office:value="71" calcext:value-type="float">
            <text:p>71</text:p>
          </table:table-cell>
          <table:table-cell table:style-name="ce2" table:formula="of:=[.O480]+[.P480]" office:value-type="float" office:value="2108" calcext:value-type="float">
            <text:p>2108</text:p>
          </table:table-cell>
          <table:table-cell office:value-type="string" calcext:value-type="string">
            <text:p>Automne 2015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table:style-name="ce2" table:formula="of:=[.O481]+[.P481]" office:value-type="float" office:value="2107" calcext:value-type="float">
            <text:p>2107</text:p>
          </table:table-cell>
          <table:table-cell table:style-name="ce8" office:value-type="string" calcext:value-type="string">
            <text:p><text:s/>6:22:54 44:18:51 1761 <text:s text:c="2"/>346 <text:s/>LE GRAND PUY</text:p>
          </table:table-cell>
          <table:table-cell table:formula="of:=LEFT([.C481];17)" office:value-type="string" office:string-value=" 6:22:54 44:18:51" calcext:value-type="string">
            <text:p><text:s/>6:22:54 44:18:51</text:p>
          </table:table-cell>
          <table:table-cell table:style-name="ce40" table:formula="of:=RIGHT([.D481];8)" office:value-type="string" office:string-value="44:18:51" calcext:value-type="string">
            <text:p>44:18:51</text:p>
          </table:table-cell>
          <table:table-cell table:style-name="ce40" table:formula="of:=LEFT([.C481];8)" office:value-type="string" office:string-value=" 6:22:54" calcext:value-type="string">
            <text:p><text:s/>6:22:54</text:p>
          </table:table-cell>
          <table:table-cell table:formula="of:=LEFT([.C481];22)" office:value-type="string" office:string-value=" 6:22:54 44:18:51 1761" calcext:value-type="string">
            <text:p><text:s/>6:22:54 44:18:51 1761</text:p>
          </table:table-cell>
          <table:table-cell table:style-name="ce40" table:formula="of:=RIGHT([.G481];4)" office:value-type="string" office:string-value="1761" calcext:value-type="string">
            <text:p>1761</text:p>
          </table:table-cell>
          <table:table-cell table:formula="of:=LEFT([.C481];28)" office:value-type="string" office:string-value=" 6:22:54 44:18:51 1761   346" calcext:value-type="string">
            <text:p><text:s/>6:22:54 44:18:51 1761 <text:s text:c="2"/>346</text:p>
          </table:table-cell>
          <table:table-cell table:style-name="ce40" table:formula="of:=RIGHT([.I481];4)" office:value-type="string" office:string-value=" 346" calcext:value-type="string">
            <text:p><text:s/>346</text:p>
          </table:table-cell>
          <table:table-cell table:style-name="ce43" table:formula="of:=[.J481]/[.H481]*100" office:value-type="float" office:value="19.6479273140261" calcext:value-type="float">
            <text:p>19,6</text:p>
          </table:table-cell>
          <table:table-cell table:style-name="ce104"/>
          <table:table-cell table:style-name="ce43" office:value-type="float" office:value="3.4" calcext:value-type="float">
            <text:p>3,4</text:p>
          </table:table-cell>
          <table:table-cell table:style-name="ce46" table:formula="of:=RIGHT([.C481];LEN([.C481])-30)" office:value-type="string" office:string-value="LE GRAND PUY" calcext:value-type="string">
            <text:p>LE GRAND PUY</text:p>
          </table:table-cell>
          <table:table-cell table:formula="of:=VALUE([.H481])" office:value-type="float" office:value="1761" calcext:value-type="float">
            <text:p>1761</text:p>
          </table:table-cell>
          <table:table-cell table:formula="of:=VALUE([.J481])" office:value-type="float" office:value="346" calcext:value-type="float">
            <text:p>346</text:p>
          </table:table-cell>
          <table:table-cell table:style-name="ce2" table:formula="of:=[.O481]+[.P481]" office:value-type="float" office:value="2107" calcext:value-type="float">
            <text:p>210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482" calcext:value-type="float">
            <text:p>482</text:p>
          </table:table-cell>
          <table:table-cell table:style-name="ce2" table:formula="of:=[.O482]+[.P482]" office:value-type="float" office:value="2104" calcext:value-type="float">
            <text:p>2104</text:p>
          </table:table-cell>
          <table:table-cell table:style-name="ce14" office:value-type="string" calcext:value-type="string">
            <text:p>-0:20:23 42:45:08 1965 <text:s text:c="2"/>139 <text:s/>Pasino</text:p>
          </table:table-cell>
          <table:table-cell table:formula="of:=LEFT([.C482];17)" office:value-type="string" office:string-value="-0:20:23 42:45:08" calcext:value-type="string">
            <text:p>-0:20:23 42:45:08</text:p>
          </table:table-cell>
          <table:table-cell table:style-name="ce40" table:formula="of:=RIGHT([.D482];8)" office:value-type="string" office:string-value="42:45:08" calcext:value-type="string">
            <text:p>42:45:08</text:p>
          </table:table-cell>
          <table:table-cell table:style-name="ce40" table:formula="of:=LEFT([.C482];8)" office:value-type="string" office:string-value="-0:20:23" calcext:value-type="string">
            <text:p>-0:20:23</text:p>
          </table:table-cell>
          <table:table-cell table:formula="of:=LEFT([.C482];22)" office:value-type="string" office:string-value="-0:20:23 42:45:08 1965" calcext:value-type="string">
            <text:p>-0:20:23 42:45:08 1965</text:p>
          </table:table-cell>
          <table:table-cell table:style-name="ce40" table:formula="of:=RIGHT([.G482];4)" office:value-type="string" office:string-value="1965" calcext:value-type="string">
            <text:p>1965</text:p>
          </table:table-cell>
          <table:table-cell table:formula="of:=LEFT([.C482];28)" office:value-type="string" office:string-value="-0:20:23 42:45:08 1965   139" calcext:value-type="string">
            <text:p>-0:20:23 42:45:08 1965 <text:s text:c="2"/>139</text:p>
          </table:table-cell>
          <table:table-cell table:style-name="ce40" table:formula="of:=RIGHT([.I482];4)" office:value-type="string" office:string-value=" 139" calcext:value-type="string">
            <text:p><text:s/>139</text:p>
          </table:table-cell>
          <table:table-cell table:style-name="ce43" table:formula="of:=[.J482]/[.H482]*100" office:value-type="float" office:value="7.07379134860051" calcext:value-type="float">
            <text:p>7,1</text:p>
          </table:table-cell>
          <table:table-cell table:style-name="ce104"/>
          <table:table-cell table:style-name="ce43"/>
          <table:table-cell table:style-name="ce46" table:formula="of:=RIGHT([.C482];LEN([.C482])-30)" office:value-type="string" office:string-value="Pasino" calcext:value-type="string">
            <text:p>Pasino</text:p>
          </table:table-cell>
          <table:table-cell table:formula="of:=VALUE([.H482])" office:value-type="float" office:value="1965" calcext:value-type="float">
            <text:p>1965</text:p>
          </table:table-cell>
          <table:table-cell table:formula="of:=VALUE([.J482])" office:value-type="float" office:value="139" calcext:value-type="float">
            <text:p>139</text:p>
          </table:table-cell>
          <table:table-cell table:style-name="ce2" table:formula="of:=[.O482]+[.P482]" office:value-type="float" office:value="2104" calcext:value-type="float">
            <text:p>2104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483" calcext:value-type="float">
            <text:p>483</text:p>
          </table:table-cell>
          <table:table-cell table:style-name="ce2" table:formula="of:=[.O483]+[.P483]" office:value-type="float" office:value="2095" calcext:value-type="float">
            <text:p>2095</text:p>
          </table:table-cell>
          <table:table-cell table:style-name="ce14" office:value-type="string" calcext:value-type="string">
            <text:p><text:s/>5:37:21 44:45:15 1903 <text:s text:c="2"/>192 <text:s/>Mont Barral</text:p>
          </table:table-cell>
          <table:table-cell table:formula="of:=LEFT([.C483];17)" office:value-type="string" office:string-value=" 5:37:21 44:45:15" calcext:value-type="string">
            <text:p><text:s/>5:37:21 44:45:15</text:p>
          </table:table-cell>
          <table:table-cell table:style-name="ce40" table:formula="of:=RIGHT([.D483];8)" office:value-type="string" office:string-value="44:45:15" calcext:value-type="string">
            <text:p>44:45:15</text:p>
          </table:table-cell>
          <table:table-cell table:style-name="ce40" table:formula="of:=LEFT([.C483];8)" office:value-type="string" office:string-value=" 5:37:21" calcext:value-type="string">
            <text:p><text:s/>5:37:21</text:p>
          </table:table-cell>
          <table:table-cell table:formula="of:=LEFT([.C483];22)" office:value-type="string" office:string-value=" 5:37:21 44:45:15 1903" calcext:value-type="string">
            <text:p><text:s/>5:37:21 44:45:15 1903</text:p>
          </table:table-cell>
          <table:table-cell table:style-name="ce40" table:formula="of:=RIGHT([.G483];4)" office:value-type="string" office:string-value="1903" calcext:value-type="string">
            <text:p>1903</text:p>
          </table:table-cell>
          <table:table-cell table:formula="of:=LEFT([.C483];28)" office:value-type="string" office:string-value=" 5:37:21 44:45:15 1903   192" calcext:value-type="string">
            <text:p><text:s/>5:37:21 44:45:15 1903 <text:s text:c="2"/>192</text:p>
          </table:table-cell>
          <table:table-cell table:style-name="ce40" table:formula="of:=RIGHT([.I483];4)" office:value-type="string" office:string-value=" 192" calcext:value-type="string">
            <text:p><text:s/>192</text:p>
          </table:table-cell>
          <table:table-cell table:style-name="ce43" table:formula="of:=[.J483]/[.H483]*100" office:value-type="float" office:value="10.0893326326852" calcext:value-type="float">
            <text:p>10,1</text:p>
          </table:table-cell>
          <table:table-cell table:style-name="ce104"/>
          <table:table-cell table:style-name="ce43" office:value-type="float" office:value="1.7" calcext:value-type="float">
            <text:p>1,7</text:p>
          </table:table-cell>
          <table:table-cell table:style-name="ce46" table:formula="of:=RIGHT([.C483];LEN([.C483])-30)" office:value-type="string" office:string-value="Mont Barral" calcext:value-type="string">
            <text:p>Mont Barral</text:p>
          </table:table-cell>
          <table:table-cell table:formula="of:=VALUE([.H483])" office:value-type="float" office:value="1903" calcext:value-type="float">
            <text:p>1903</text:p>
          </table:table-cell>
          <table:table-cell table:formula="of:=VALUE([.J483])" office:value-type="float" office:value="192" calcext:value-type="float">
            <text:p>192</text:p>
          </table:table-cell>
          <table:table-cell table:style-name="ce2" table:formula="of:=[.O483]+[.P483]" office:value-type="float" office:value="2095" calcext:value-type="float">
            <text:p>2095</text:p>
          </table:table-cell>
          <table:table-cell office:value-type="string" calcext:value-type="string">
            <text:p>Printemps 2011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484" calcext:value-type="float">
            <text:p>484</text:p>
          </table:table-cell>
          <table:table-cell table:style-name="ce2" table:formula="of:=[.O484]+[.P484]" office:value-type="float" office:value="2093" calcext:value-type="float">
            <text:p>2093</text:p>
          </table:table-cell>
          <table:table-cell table:style-name="ce14" office:value-type="string" calcext:value-type="string">
            <text:p><text:s/>6:31:45 44:47:50 2044 <text:s text:c="3"/>49 <text:s/>Les Têtes</text:p>
          </table:table-cell>
          <table:table-cell table:formula="of:=LEFT([.C484];17)" office:value-type="string" office:string-value=" 6:31:45 44:47:50" calcext:value-type="string">
            <text:p><text:s/>6:31:45 44:47:50</text:p>
          </table:table-cell>
          <table:table-cell table:style-name="ce40" table:formula="of:=RIGHT([.D484];8)" office:value-type="string" office:string-value="44:47:50" calcext:value-type="string">
            <text:p>44:47:50</text:p>
          </table:table-cell>
          <table:table-cell table:style-name="ce40" table:formula="of:=LEFT([.C484];8)" office:value-type="string" office:string-value=" 6:31:45" calcext:value-type="string">
            <text:p><text:s/>6:31:45</text:p>
          </table:table-cell>
          <table:table-cell table:formula="of:=LEFT([.C484];22)" office:value-type="string" office:string-value=" 6:31:45 44:47:50 2044" calcext:value-type="string">
            <text:p><text:s/>6:31:45 44:47:50 2044</text:p>
          </table:table-cell>
          <table:table-cell table:style-name="ce40" table:formula="of:=RIGHT([.G484];4)" office:value-type="string" office:string-value="2044" calcext:value-type="string">
            <text:p>2044</text:p>
          </table:table-cell>
          <table:table-cell table:formula="of:=LEFT([.C484];28)" office:value-type="string" office:string-value=" 6:31:45 44:47:50 2044    49" calcext:value-type="string">
            <text:p><text:s/>6:31:45 44:47:50 2044 <text:s text:c="3"/>49</text:p>
          </table:table-cell>
          <table:table-cell table:style-name="ce40" table:formula="of:=RIGHT([.I484];4)" office:value-type="string" office:string-value="  49" calcext:value-type="string">
            <text:p><text:s text:c="2"/>49</text:p>
          </table:table-cell>
          <table:table-cell table:style-name="ce43" table:formula="of:=[.J484]/[.H484]*100" office:value-type="float" office:value="2.3972602739726" calcext:value-type="float">
            <text:p>2,4</text:p>
          </table:table-cell>
          <table:table-cell table:style-name="ce104"/>
          <table:table-cell table:style-name="ce43"/>
          <table:table-cell table:style-name="ce46" table:formula="of:=RIGHT([.C484];LEN([.C484])-30)" office:value-type="string" office:string-value="Les Têtes" calcext:value-type="string">
            <text:p>Les Têtes</text:p>
          </table:table-cell>
          <table:table-cell table:formula="of:=VALUE([.H484])" office:value-type="float" office:value="2044" calcext:value-type="float">
            <text:p>2044</text:p>
          </table:table-cell>
          <table:table-cell table:formula="of:=VALUE([.J484])" office:value-type="float" office:value="49" calcext:value-type="float">
            <text:p>49</text:p>
          </table:table-cell>
          <table:table-cell table:style-name="ce2" table:formula="of:=[.O484]+[.P484]" office:value-type="float" office:value="2093" calcext:value-type="float">
            <text:p>2093</text:p>
          </table:table-cell>
          <table:table-cell office:value-type="string" calcext:value-type="string">
            <text:p>Printemps 2017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85" calcext:value-type="float">
            <text:p>485</text:p>
          </table:table-cell>
          <table:table-cell table:style-name="ce2" table:formula="of:=[.O485]+[.P485]" office:value-type="float" office:value="2081" calcext:value-type="float">
            <text:p>2081</text:p>
          </table:table-cell>
          <table:table-cell table:style-name="ce14" office:value-type="string" calcext:value-type="string">
            <text:p><text:s/>6:11:23 44:08:42 1653 <text:s text:c="2"/>428 <text:s/>LA BIGUE</text:p>
          </table:table-cell>
          <table:table-cell table:formula="of:=LEFT([.C485];17)" office:value-type="string" office:string-value=" 6:11:23 44:08:42" calcext:value-type="string">
            <text:p><text:s/>6:11:23 44:08:42</text:p>
          </table:table-cell>
          <table:table-cell table:style-name="ce40" table:formula="of:=RIGHT([.D485];8)" office:value-type="string" office:string-value="44:08:42" calcext:value-type="string">
            <text:p>44:08:42</text:p>
          </table:table-cell>
          <table:table-cell table:style-name="ce40" table:formula="of:=LEFT([.C485];8)" office:value-type="string" office:string-value=" 6:11:23" calcext:value-type="string">
            <text:p><text:s/>6:11:23</text:p>
          </table:table-cell>
          <table:table-cell table:formula="of:=LEFT([.C485];22)" office:value-type="string" office:string-value=" 6:11:23 44:08:42 1653" calcext:value-type="string">
            <text:p><text:s/>6:11:23 44:08:42 1653</text:p>
          </table:table-cell>
          <table:table-cell table:style-name="ce40" table:formula="of:=RIGHT([.G485];4)" office:value-type="string" office:string-value="1653" calcext:value-type="string">
            <text:p>1653</text:p>
          </table:table-cell>
          <table:table-cell table:formula="of:=LEFT([.C485];28)" office:value-type="string" office:string-value=" 6:11:23 44:08:42 1653   428" calcext:value-type="string">
            <text:p><text:s/>6:11:23 44:08:42 1653 <text:s text:c="2"/>428</text:p>
          </table:table-cell>
          <table:table-cell table:style-name="ce40" table:formula="of:=RIGHT([.I485];4)" office:value-type="string" office:string-value=" 428" calcext:value-type="string">
            <text:p><text:s/>428</text:p>
          </table:table-cell>
          <table:table-cell table:style-name="ce43" table:formula="of:=[.J485]/[.H485]*100" office:value-type="float" office:value="25.892316999395" calcext:value-type="float">
            <text:p>25,9</text:p>
          </table:table-cell>
          <table:table-cell table:style-name="ce104"/>
          <table:table-cell table:style-name="ce43" office:value-type="float" office:value="8.5" calcext:value-type="float">
            <text:p>8,5</text:p>
          </table:table-cell>
          <table:table-cell table:style-name="ce46" table:formula="of:=RIGHT([.C485];LEN([.C485])-30)" office:value-type="string" office:string-value="LA BIGUE" calcext:value-type="string">
            <text:p>LA BIGUE</text:p>
          </table:table-cell>
          <table:table-cell table:formula="of:=VALUE([.H485])" office:value-type="float" office:value="1653" calcext:value-type="float">
            <text:p>1653</text:p>
          </table:table-cell>
          <table:table-cell table:formula="of:=VALUE([.J485])" office:value-type="float" office:value="428" calcext:value-type="float">
            <text:p>428</text:p>
          </table:table-cell>
          <table:table-cell table:style-name="ce2" table:formula="of:=[.O485]+[.P485]" office:value-type="float" office:value="2081" calcext:value-type="float">
            <text:p>2081</text:p>
          </table:table-cell>
          <table:table-cell office:value-type="string" calcext:value-type="string">
            <text:p>Printemps 2003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486" calcext:value-type="float">
            <text:p>486</text:p>
          </table:table-cell>
          <table:table-cell table:style-name="ce2" table:formula="of:=[.O486]+[.P486]" office:value-type="float" office:value="2080" calcext:value-type="float">
            <text:p>2080</text:p>
          </table:table-cell>
          <table:table-cell table:style-name="ce8" office:value-type="string" calcext:value-type="string">
            <text:p><text:s/>2:43:39 42:25:23 1450 <text:s text:c="2"/>630 <text:s/>Roc de Frausa / Roc de France</text:p>
          </table:table-cell>
          <table:table-cell table:formula="of:=LEFT([.C486];17)" office:value-type="string" office:string-value=" 2:43:39 42:25:23" calcext:value-type="string">
            <text:p><text:s/>2:43:39 42:25:23</text:p>
          </table:table-cell>
          <table:table-cell table:style-name="ce40" table:formula="of:=RIGHT([.D486];8)" office:value-type="string" office:string-value="42:25:23" calcext:value-type="string">
            <text:p>42:25:23</text:p>
          </table:table-cell>
          <table:table-cell table:style-name="ce40" table:formula="of:=LEFT([.C486];8)" office:value-type="string" office:string-value=" 2:43:39" calcext:value-type="string">
            <text:p><text:s/>2:43:39</text:p>
          </table:table-cell>
          <table:table-cell table:formula="of:=LEFT([.C486];22)" office:value-type="string" office:string-value=" 2:43:39 42:25:23 1450" calcext:value-type="string">
            <text:p><text:s/>2:43:39 42:25:23 1450</text:p>
          </table:table-cell>
          <table:table-cell table:style-name="ce40" table:formula="of:=RIGHT([.G486];4)" office:value-type="string" office:string-value="1450" calcext:value-type="string">
            <text:p>1450</text:p>
          </table:table-cell>
          <table:table-cell table:formula="of:=LEFT([.C486];28)" office:value-type="string" office:string-value=" 2:43:39 42:25:23 1450   630" calcext:value-type="string">
            <text:p><text:s/>2:43:39 42:25:23 1450 <text:s text:c="2"/>630</text:p>
          </table:table-cell>
          <table:table-cell table:style-name="ce40" table:formula="of:=RIGHT([.I486];4)" office:value-type="string" office:string-value=" 630" calcext:value-type="string">
            <text:p><text:s/>630</text:p>
          </table:table-cell>
          <table:table-cell table:style-name="ce43" table:formula="of:=[.J486]/[.H486]*100" office:value-type="float" office:value="43.448275862069" calcext:value-type="float">
            <text:p>43,4</text:p>
          </table:table-cell>
          <table:table-cell table:style-name="ce104"/>
          <table:table-cell table:style-name="ce43" office:value-type="float" office:value="15.1" calcext:value-type="float">
            <text:p>15,1</text:p>
          </table:table-cell>
          <table:table-cell table:style-name="ce46" table:formula="of:=RIGHT([.C486];LEN([.C486])-30)" office:value-type="string" office:string-value="Roc de Frausa / Roc de France" calcext:value-type="string">
            <text:p>Roc de Frausa / Roc de France</text:p>
          </table:table-cell>
          <table:table-cell table:formula="of:=VALUE([.H486])" office:value-type="float" office:value="1450" calcext:value-type="float">
            <text:p>1450</text:p>
          </table:table-cell>
          <table:table-cell table:formula="of:=VALUE([.J486])" office:value-type="float" office:value="630" calcext:value-type="float">
            <text:p>630</text:p>
          </table:table-cell>
          <table:table-cell table:style-name="ce2" table:formula="of:=[.O486]+[.P486]" office:value-type="float" office:value="2080" calcext:value-type="float">
            <text:p>208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487" calcext:value-type="float">
            <text:p>487</text:p>
          </table:table-cell>
          <table:table-cell table:style-name="ce2" table:formula="of:=[.O487]+[.P487]" office:value-type="float" office:value="2077" calcext:value-type="float">
            <text:p>2077</text:p>
          </table:table-cell>
          <table:table-cell table:style-name="ce14" office:value-type="string" calcext:value-type="string">
            <text:p><text:s/>5:45:26 44:45:40 1594 <text:s text:c="2"/>483 <text:s/>Le Menil</text:p>
          </table:table-cell>
          <table:table-cell table:formula="of:=LEFT([.C487];17)" office:value-type="string" office:string-value=" 5:45:26 44:45:40" calcext:value-type="string">
            <text:p><text:s/>5:45:26 44:45:40</text:p>
          </table:table-cell>
          <table:table-cell table:style-name="ce40" table:formula="of:=RIGHT([.D487];8)" office:value-type="string" office:string-value="44:45:40" calcext:value-type="string">
            <text:p>44:45:40</text:p>
          </table:table-cell>
          <table:table-cell table:style-name="ce40" table:formula="of:=LEFT([.C487];8)" office:value-type="string" office:string-value=" 5:45:26" calcext:value-type="string">
            <text:p><text:s/>5:45:26</text:p>
          </table:table-cell>
          <table:table-cell table:formula="of:=LEFT([.C487];22)" office:value-type="string" office:string-value=" 5:45:26 44:45:40 1594" calcext:value-type="string">
            <text:p><text:s/>5:45:26 44:45:40 1594</text:p>
          </table:table-cell>
          <table:table-cell table:style-name="ce40" table:formula="of:=RIGHT([.G487];4)" office:value-type="string" office:string-value="1594" calcext:value-type="string">
            <text:p>1594</text:p>
          </table:table-cell>
          <table:table-cell table:formula="of:=LEFT([.C487];28)" office:value-type="string" office:string-value=" 5:45:26 44:45:40 1594   483" calcext:value-type="string">
            <text:p><text:s/>5:45:26 44:45:40 1594 <text:s text:c="2"/>483</text:p>
          </table:table-cell>
          <table:table-cell table:style-name="ce40" table:formula="of:=RIGHT([.I487];4)" office:value-type="string" office:string-value=" 483" calcext:value-type="string">
            <text:p><text:s/>483</text:p>
          </table:table-cell>
          <table:table-cell table:style-name="ce43" table:formula="of:=[.J487]/[.H487]*100" office:value-type="float" office:value="30.3011292346299" calcext:value-type="float">
            <text:p>30,3</text:p>
          </table:table-cell>
          <table:table-cell table:style-name="ce104"/>
          <table:table-cell table:style-name="ce43" office:value-type="float" office:value="3.6" calcext:value-type="float">
            <text:p>3,6</text:p>
          </table:table-cell>
          <table:table-cell table:style-name="ce46" table:formula="of:=RIGHT([.C487];LEN([.C487])-30)" office:value-type="string" office:string-value="Le Menil" calcext:value-type="string">
            <text:p>Le Menil</text:p>
          </table:table-cell>
          <table:table-cell table:formula="of:=VALUE([.H487])" office:value-type="float" office:value="1594" calcext:value-type="float">
            <text:p>1594</text:p>
          </table:table-cell>
          <table:table-cell table:formula="of:=VALUE([.J487])" office:value-type="float" office:value="483" calcext:value-type="float">
            <text:p>483</text:p>
          </table:table-cell>
          <table:table-cell table:style-name="ce2" table:formula="of:=[.O487]+[.P487]" office:value-type="float" office:value="2077" calcext:value-type="float">
            <text:p>2077</text:p>
          </table:table-cell>
          <table:table-cell office:value-type="string" calcext:value-type="string">
            <text:p>Printemps 2011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table:style-name="ce2" table:formula="of:=[.O488]+[.P488]" office:value-type="float" office:value="2072" calcext:value-type="float">
            <text:p>2072</text:p>
          </table:table-cell>
          <table:table-cell table:style-name="ce14" office:value-type="string" calcext:value-type="string">
            <text:p><text:s/>6:11:25 45:42:39 1932 <text:s text:c="2"/>140 <text:s/>Dent des Portes</text:p>
          </table:table-cell>
          <table:table-cell table:formula="of:=LEFT([.C488];17)" office:value-type="string" office:string-value=" 6:11:25 45:42:39" calcext:value-type="string">
            <text:p><text:s/>6:11:25 45:42:39</text:p>
          </table:table-cell>
          <table:table-cell table:style-name="ce40" table:formula="of:=RIGHT([.D488];8)" office:value-type="string" office:string-value="45:42:39" calcext:value-type="string">
            <text:p>45:42:39</text:p>
          </table:table-cell>
          <table:table-cell table:style-name="ce40" table:formula="of:=LEFT([.C488];8)" office:value-type="string" office:string-value=" 6:11:25" calcext:value-type="string">
            <text:p><text:s/>6:11:25</text:p>
          </table:table-cell>
          <table:table-cell table:formula="of:=LEFT([.C488];22)" office:value-type="string" office:string-value=" 6:11:25 45:42:39 1932" calcext:value-type="string">
            <text:p><text:s/>6:11:25 45:42:39 1932</text:p>
          </table:table-cell>
          <table:table-cell table:style-name="ce40" table:formula="of:=RIGHT([.G488];4)" office:value-type="string" office:string-value="1932" calcext:value-type="string">
            <text:p>1932</text:p>
          </table:table-cell>
          <table:table-cell table:formula="of:=LEFT([.C488];28)" office:value-type="string" office:string-value=" 6:11:25 45:42:39 1932   140" calcext:value-type="string">
            <text:p><text:s/>6:11:25 45:42:39 1932 <text:s text:c="2"/>140</text:p>
          </table:table-cell>
          <table:table-cell table:style-name="ce40" table:formula="of:=RIGHT([.I488];4)" office:value-type="string" office:string-value=" 140" calcext:value-type="string">
            <text:p><text:s/>140</text:p>
          </table:table-cell>
          <table:table-cell table:style-name="ce43" table:formula="of:=[.J488]/[.H488]*100" office:value-type="float" office:value="7.2463768115942" calcext:value-type="float">
            <text:p>7,2</text:p>
          </table:table-cell>
          <table:table-cell table:style-name="ce104"/>
          <table:table-cell table:style-name="ce43"/>
          <table:table-cell table:style-name="ce46" table:formula="of:=RIGHT([.C488];LEN([.C488])-30)" office:value-type="string" office:string-value="Dent des Portes" calcext:value-type="string">
            <text:p>Dent des Portes</text:p>
          </table:table-cell>
          <table:table-cell table:formula="of:=VALUE([.H488])" office:value-type="float" office:value="1932" calcext:value-type="float">
            <text:p>1932</text:p>
          </table:table-cell>
          <table:table-cell table:formula="of:=VALUE([.J488])" office:value-type="float" office:value="140" calcext:value-type="float">
            <text:p>140</text:p>
          </table:table-cell>
          <table:table-cell table:style-name="ce2" table:formula="of:=[.O488]+[.P488]" office:value-type="float" office:value="2072" calcext:value-type="float">
            <text:p>2072</text:p>
          </table:table-cell>
          <table:table-cell office:value-type="float" office:value="2008" calcext:value-type="float">
            <text:p>2008</text:p>
          </table:table-cell>
          <table:table-cell table:number-columns-repeated="1006"/>
        </table:table-row>
        <table:table-row table:style-name="ro1">
          <table:table-cell table:style-name="ce1" office:value-type="float" office:value="489" calcext:value-type="float">
            <text:p>489</text:p>
          </table:table-cell>
          <table:table-cell table:style-name="ce2" table:formula="of:=[.O489]+[.P489]" office:value-type="float" office:value="2063" calcext:value-type="float">
            <text:p>2063</text:p>
          </table:table-cell>
          <table:table-cell table:style-name="ce14" office:value-type="string" calcext:value-type="string">
            <text:p><text:s/>5:31:11 44:50:40 1979 <text:s text:c="3"/>84 <text:s/>Sommet de Montaveilla</text:p>
          </table:table-cell>
          <table:table-cell table:formula="of:=LEFT([.C489];17)" office:value-type="string" office:string-value=" 5:31:11 44:50:40" calcext:value-type="string">
            <text:p><text:s/>5:31:11 44:50:40</text:p>
          </table:table-cell>
          <table:table-cell table:style-name="ce40" table:formula="of:=RIGHT([.D489];8)" office:value-type="string" office:string-value="44:50:40" calcext:value-type="string">
            <text:p>44:50:40</text:p>
          </table:table-cell>
          <table:table-cell table:style-name="ce40" table:formula="of:=LEFT([.C489];8)" office:value-type="string" office:string-value=" 5:31:11" calcext:value-type="string">
            <text:p><text:s/>5:31:11</text:p>
          </table:table-cell>
          <table:table-cell table:formula="of:=LEFT([.C489];22)" office:value-type="string" office:string-value=" 5:31:11 44:50:40 1979" calcext:value-type="string">
            <text:p><text:s/>5:31:11 44:50:40 1979</text:p>
          </table:table-cell>
          <table:table-cell table:style-name="ce40" table:formula="of:=RIGHT([.G489];4)" office:value-type="string" office:string-value="1979" calcext:value-type="string">
            <text:p>1979</text:p>
          </table:table-cell>
          <table:table-cell table:formula="of:=LEFT([.C489];28)" office:value-type="string" office:string-value=" 5:31:11 44:50:40 1979    84" calcext:value-type="string">
            <text:p><text:s/>5:31:11 44:50:40 1979 <text:s text:c="3"/>84</text:p>
          </table:table-cell>
          <table:table-cell table:style-name="ce40" table:formula="of:=RIGHT([.I489];4)" office:value-type="string" office:string-value="  84" calcext:value-type="string">
            <text:p><text:s text:c="2"/>84</text:p>
          </table:table-cell>
          <table:table-cell table:style-name="ce43" table:formula="of:=[.J489]/[.H489]*100" office:value-type="float" office:value="4.24456796361799" calcext:value-type="float">
            <text:p>4,2</text:p>
          </table:table-cell>
          <table:table-cell table:style-name="ce104"/>
          <table:table-cell table:style-name="ce43"/>
          <table:table-cell table:style-name="ce46" table:formula="of:=RIGHT([.C489];LEN([.C489])-30)" office:value-type="string" office:string-value="Sommet de Montaveilla" calcext:value-type="string">
            <text:p>Sommet de Montaveilla</text:p>
          </table:table-cell>
          <table:table-cell table:formula="of:=VALUE([.H489])" office:value-type="float" office:value="1979" calcext:value-type="float">
            <text:p>1979</text:p>
          </table:table-cell>
          <table:table-cell table:formula="of:=VALUE([.J489])" office:value-type="float" office:value="84" calcext:value-type="float">
            <text:p>84</text:p>
          </table:table-cell>
          <table:table-cell table:style-name="ce2" table:formula="of:=[.O489]+[.P489]" office:value-type="float" office:value="2063" calcext:value-type="float">
            <text:p>2063</text:p>
          </table:table-cell>
          <table:table-cell office:value-type="string" calcext:value-type="string">
            <text:p>Automne 2013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90" calcext:value-type="float">
            <text:p>490</text:p>
          </table:table-cell>
          <table:table-cell table:style-name="ce2" table:formula="of:=[.O490]+[.P490]" office:value-type="float" office:value="2063" calcext:value-type="float">
            <text:p>2063</text:p>
          </table:table-cell>
          <table:table-cell table:style-name="ce14" office:value-type="string" calcext:value-type="string">
            <text:p><text:s/>6:47:49 46:15:48 2010 <text:s text:c="3"/>53 <text:s/>Pointe des Mattes</text:p>
          </table:table-cell>
          <table:table-cell table:formula="of:=LEFT([.C490];17)" office:value-type="string" office:string-value=" 6:47:49 46:15:48" calcext:value-type="string">
            <text:p><text:s/>6:47:49 46:15:48</text:p>
          </table:table-cell>
          <table:table-cell table:style-name="ce40" table:formula="of:=RIGHT([.D490];8)" office:value-type="string" office:string-value="46:15:48" calcext:value-type="string">
            <text:p>46:15:48</text:p>
          </table:table-cell>
          <table:table-cell table:style-name="ce40" table:formula="of:=LEFT([.C490];8)" office:value-type="string" office:string-value=" 6:47:49" calcext:value-type="string">
            <text:p><text:s/>6:47:49</text:p>
          </table:table-cell>
          <table:table-cell table:formula="of:=LEFT([.C490];22)" office:value-type="string" office:string-value=" 6:47:49 46:15:48 2010" calcext:value-type="string">
            <text:p><text:s/>6:47:49 46:15:48 2010</text:p>
          </table:table-cell>
          <table:table-cell table:style-name="ce40" table:formula="of:=RIGHT([.G490];4)" office:value-type="string" office:string-value="2010" calcext:value-type="string">
            <text:p>2010</text:p>
          </table:table-cell>
          <table:table-cell table:formula="of:=LEFT([.C490];28)" office:value-type="string" office:string-value=" 6:47:49 46:15:48 2010    53" calcext:value-type="string">
            <text:p><text:s/>6:47:49 46:15:48 2010 <text:s text:c="3"/>53</text:p>
          </table:table-cell>
          <table:table-cell table:style-name="ce40" table:formula="of:=RIGHT([.I490];4)" office:value-type="string" office:string-value="  53" calcext:value-type="string">
            <text:p><text:s text:c="2"/>53</text:p>
          </table:table-cell>
          <table:table-cell table:style-name="ce43" table:formula="of:=[.J490]/[.H490]*100" office:value-type="float" office:value="2.63681592039801" calcext:value-type="float">
            <text:p>2,6</text:p>
          </table:table-cell>
          <table:table-cell table:style-name="ce104"/>
          <table:table-cell table:style-name="ce43"/>
          <table:table-cell table:style-name="ce46" table:formula="of:=RIGHT([.C490];LEN([.C490])-30)" office:value-type="string" office:string-value="Pointe des Mattes" calcext:value-type="string">
            <text:p>Pointe des Mattes</text:p>
          </table:table-cell>
          <table:table-cell table:formula="of:=VALUE([.H490])" office:value-type="float" office:value="2010" calcext:value-type="float">
            <text:p>2010</text:p>
          </table:table-cell>
          <table:table-cell table:formula="of:=VALUE([.J490])" office:value-type="float" office:value="53" calcext:value-type="float">
            <text:p>53</text:p>
          </table:table-cell>
          <table:table-cell table:style-name="ce2" table:formula="of:=[.O490]+[.P490]" office:value-type="float" office:value="2063" calcext:value-type="float">
            <text:p>2063</text:p>
          </table:table-cell>
          <table:table-cell office:value-type="string" calcext:value-type="string">
            <text:p>Hiver 2011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491" calcext:value-type="float">
            <text:p>491</text:p>
          </table:table-cell>
          <table:table-cell table:style-name="ce2" table:formula="of:=[.O491]+[.P491]" office:value-type="float" office:value="2056" calcext:value-type="float">
            <text:p>2056</text:p>
          </table:table-cell>
          <table:table-cell table:style-name="ce14" office:value-type="string" calcext:value-type="string">
            <text:p><text:s/>6:44:12 46:14:31 1959 <text:s text:c="3"/>97 <text:s/>Pointe d'Ardens</text:p>
          </table:table-cell>
          <table:table-cell table:formula="of:=LEFT([.C491];17)" office:value-type="string" office:string-value=" 6:44:12 46:14:31" calcext:value-type="string">
            <text:p><text:s/>6:44:12 46:14:31</text:p>
          </table:table-cell>
          <table:table-cell table:style-name="ce40" table:formula="of:=RIGHT([.D491];8)" office:value-type="string" office:string-value="46:14:31" calcext:value-type="string">
            <text:p>46:14:31</text:p>
          </table:table-cell>
          <table:table-cell table:style-name="ce40" table:formula="of:=LEFT([.C491];8)" office:value-type="string" office:string-value=" 6:44:12" calcext:value-type="string">
            <text:p><text:s/>6:44:12</text:p>
          </table:table-cell>
          <table:table-cell table:formula="of:=LEFT([.C491];22)" office:value-type="string" office:string-value=" 6:44:12 46:14:31 1959" calcext:value-type="string">
            <text:p><text:s/>6:44:12 46:14:31 1959</text:p>
          </table:table-cell>
          <table:table-cell table:style-name="ce40" table:formula="of:=RIGHT([.G491];4)" office:value-type="string" office:string-value="1959" calcext:value-type="string">
            <text:p>1959</text:p>
          </table:table-cell>
          <table:table-cell table:formula="of:=LEFT([.C491];28)" office:value-type="string" office:string-value=" 6:44:12 46:14:31 1959    97" calcext:value-type="string">
            <text:p><text:s/>6:44:12 46:14:31 1959 <text:s text:c="3"/>97</text:p>
          </table:table-cell>
          <table:table-cell table:style-name="ce40" table:formula="of:=RIGHT([.I491];4)" office:value-type="string" office:string-value="  97" calcext:value-type="string">
            <text:p><text:s text:c="2"/>97</text:p>
          </table:table-cell>
          <table:table-cell table:style-name="ce43" table:formula="of:=[.J491]/[.H491]*100" office:value-type="float" office:value="4.95150587034201" calcext:value-type="float">
            <text:p>5,0</text:p>
          </table:table-cell>
          <table:table-cell table:style-name="ce104"/>
          <table:table-cell table:style-name="ce43"/>
          <table:table-cell table:style-name="ce46" table:formula="of:=RIGHT([.C491];LEN([.C491])-30)" office:value-type="string" office:string-value="Pointe d'Ardens" calcext:value-type="string">
            <text:p>Pointe d'Ardens</text:p>
          </table:table-cell>
          <table:table-cell table:formula="of:=VALUE([.H491])" office:value-type="float" office:value="1959" calcext:value-type="float">
            <text:p>1959</text:p>
          </table:table-cell>
          <table:table-cell table:formula="of:=VALUE([.J491])" office:value-type="float" office:value="97" calcext:value-type="float">
            <text:p>97</text:p>
          </table:table-cell>
          <table:table-cell table:style-name="ce2" table:formula="of:=[.O491]+[.P491]" office:value-type="float" office:value="2056" calcext:value-type="float">
            <text:p>2056</text:p>
          </table:table-cell>
          <table:table-cell office:value-type="string" calcext:value-type="string">
            <text:p>Hiver 2011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492" calcext:value-type="float">
            <text:p>492</text:p>
          </table:table-cell>
          <table:table-cell table:style-name="ce2" table:formula="of:=[.O492]+[.P492]" office:value-type="float" office:value="2052" calcext:value-type="float">
            <text:p>2052</text:p>
          </table:table-cell>
          <table:table-cell table:style-name="ce8" office:value-type="string" calcext:value-type="string">
            <text:p><text:s/>0:15:22 42:51:09 2052 <text:s text:c="4"/>0 <text:s/>Pène d‘Ariélère</text:p>
          </table:table-cell>
          <table:table-cell table:formula="of:=LEFT([.C492];17)" office:value-type="string" office:string-value=" 0:15:22 42:51:09" calcext:value-type="string">
            <text:p><text:s/>0:15:22 42:51:09</text:p>
          </table:table-cell>
          <table:table-cell table:style-name="ce40" table:formula="of:=RIGHT([.D492];8)" office:value-type="string" office:string-value="42:51:09" calcext:value-type="string">
            <text:p>42:51:09</text:p>
          </table:table-cell>
          <table:table-cell table:style-name="ce40" table:formula="of:=LEFT([.C492];8)" office:value-type="string" office:string-value=" 0:15:22" calcext:value-type="string">
            <text:p><text:s/>0:15:22</text:p>
          </table:table-cell>
          <table:table-cell table:formula="of:=LEFT([.C492];22)" office:value-type="string" office:string-value=" 0:15:22 42:51:09 2052" calcext:value-type="string">
            <text:p><text:s/>0:15:22 42:51:09 2052</text:p>
          </table:table-cell>
          <table:table-cell table:style-name="ce40" table:formula="of:=RIGHT([.G492];4)" office:value-type="string" office:string-value="2052" calcext:value-type="string">
            <text:p>2052</text:p>
          </table:table-cell>
          <table:table-cell table:formula="of:=LEFT([.C492];28)" office:value-type="string" office:string-value=" 0:15:22 42:51:09 2052     0" calcext:value-type="string">
            <text:p><text:s/>0:15:22 42:51:09 2052 <text:s text:c="4"/>0</text:p>
          </table:table-cell>
          <table:table-cell table:style-name="ce40" table:formula="of:=RIGHT([.I492];4)" office:value-type="string" office:string-value="   0" calcext:value-type="string">
            <text:p><text:s text:c="3"/>0</text:p>
          </table:table-cell>
          <table:table-cell table:style-name="ce43" table:formula="of:=[.J492]/[.H492]*100" office:value-type="float" office:value="0" calcext:value-type="float">
            <text:p>0,0</text:p>
          </table:table-cell>
          <table:table-cell table:style-name="ce104"/>
          <table:table-cell table:style-name="ce43"/>
          <table:table-cell table:style-name="ce46" table:formula="of:=RIGHT([.C492];LEN([.C492])-30)" office:value-type="string" office:string-value="Pène d‘Ariélère" calcext:value-type="string">
            <text:p>Pène d‘Ariélère</text:p>
          </table:table-cell>
          <table:table-cell table:formula="of:=VALUE([.H492])" office:value-type="float" office:value="2052" calcext:value-type="float">
            <text:p>2052</text:p>
          </table:table-cell>
          <table:table-cell table:formula="of:=VALUE([.J492])" office:value-type="float" office:value="0" calcext:value-type="float">
            <text:p>0</text:p>
          </table:table-cell>
          <table:table-cell table:style-name="ce2" table:formula="of:=[.O492]+[.P492]" office:value-type="float" office:value="2052" calcext:value-type="float">
            <text:p>2052</text:p>
          </table:table-cell>
          <table:table-cell office:value-type="string" calcext:value-type="string">
            <text:p>Printemps 2018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93" calcext:value-type="float">
            <text:p>493</text:p>
          </table:table-cell>
          <table:table-cell table:style-name="ce2" table:formula="of:=[.O493]+[.P493]" office:value-type="float" office:value="2048" calcext:value-type="float">
            <text:p>2048</text:p>
          </table:table-cell>
          <table:table-cell table:style-name="ce14" office:value-type="string" calcext:value-type="string">
            <text:p><text:s/>6:47:40 46:08:51 1992 <text:s text:c="3"/>56 <text:s/>La Berte</text:p>
          </table:table-cell>
          <table:table-cell table:formula="of:=LEFT([.C493];17)" office:value-type="string" office:string-value=" 6:47:40 46:08:51" calcext:value-type="string">
            <text:p><text:s/>6:47:40 46:08:51</text:p>
          </table:table-cell>
          <table:table-cell table:style-name="ce40" table:formula="of:=RIGHT([.D493];8)" office:value-type="string" office:string-value="46:08:51" calcext:value-type="string">
            <text:p>46:08:51</text:p>
          </table:table-cell>
          <table:table-cell table:style-name="ce40" table:formula="of:=LEFT([.C493];8)" office:value-type="string" office:string-value=" 6:47:40" calcext:value-type="string">
            <text:p><text:s/>6:47:40</text:p>
          </table:table-cell>
          <table:table-cell table:formula="of:=LEFT([.C493];22)" office:value-type="string" office:string-value=" 6:47:40 46:08:51 1992" calcext:value-type="string">
            <text:p><text:s/>6:47:40 46:08:51 1992</text:p>
          </table:table-cell>
          <table:table-cell table:style-name="ce40" table:formula="of:=RIGHT([.G493];4)" office:value-type="string" office:string-value="1992" calcext:value-type="string">
            <text:p>1992</text:p>
          </table:table-cell>
          <table:table-cell table:formula="of:=LEFT([.C493];28)" office:value-type="string" office:string-value=" 6:47:40 46:08:51 1992    56" calcext:value-type="string">
            <text:p><text:s/>6:47:40 46:08:51 1992 <text:s text:c="3"/>56</text:p>
          </table:table-cell>
          <table:table-cell table:style-name="ce40" table:formula="of:=RIGHT([.I493];4)" office:value-type="string" office:string-value="  56" calcext:value-type="string">
            <text:p><text:s text:c="2"/>56</text:p>
          </table:table-cell>
          <table:table-cell table:style-name="ce43" table:formula="of:=[.J493]/[.H493]*100" office:value-type="float" office:value="2.81124497991968" calcext:value-type="float">
            <text:p>2,8</text:p>
          </table:table-cell>
          <table:table-cell table:style-name="ce104"/>
          <table:table-cell table:style-name="ce43"/>
          <table:table-cell table:style-name="ce46" table:formula="of:=RIGHT([.C493];LEN([.C493])-30)" office:value-type="string" office:string-value="La Berte" calcext:value-type="string">
            <text:p>La Berte</text:p>
          </table:table-cell>
          <table:table-cell table:formula="of:=VALUE([.H493])" office:value-type="float" office:value="1992" calcext:value-type="float">
            <text:p>1992</text:p>
          </table:table-cell>
          <table:table-cell table:formula="of:=VALUE([.J493])" office:value-type="float" office:value="56" calcext:value-type="float">
            <text:p>56</text:p>
          </table:table-cell>
          <table:table-cell table:style-name="ce2" table:formula="of:=[.O493]+[.P493]" office:value-type="float" office:value="2048" calcext:value-type="float">
            <text:p>204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494" calcext:value-type="float">
            <text:p>494</text:p>
          </table:table-cell>
          <table:table-cell table:style-name="ce2" table:formula="of:=[.O494]+[.P494]" office:value-type="float" office:value="2044" calcext:value-type="float">
            <text:p>2044</text:p>
          </table:table-cell>
          <table:table-cell table:style-name="ce14" office:value-type="string" calcext:value-type="string">
            <text:p><text:s/>0:26:54 42:56:11 1887 <text:s text:c="2"/>157 <text:s/>Cap Nestes</text:p>
          </table:table-cell>
          <table:table-cell table:formula="of:=LEFT([.C494];17)" office:value-type="string" office:string-value=" 0:26:54 42:56:11" calcext:value-type="string">
            <text:p><text:s/>0:26:54 42:56:11</text:p>
          </table:table-cell>
          <table:table-cell table:style-name="ce40" table:formula="of:=RIGHT([.D494];8)" office:value-type="string" office:string-value="42:56:11" calcext:value-type="string">
            <text:p>42:56:11</text:p>
          </table:table-cell>
          <table:table-cell table:style-name="ce40" table:formula="of:=LEFT([.C494];8)" office:value-type="string" office:string-value=" 0:26:54" calcext:value-type="string">
            <text:p><text:s/>0:26:54</text:p>
          </table:table-cell>
          <table:table-cell table:formula="of:=LEFT([.C494];22)" office:value-type="string" office:string-value=" 0:26:54 42:56:11 1887" calcext:value-type="string">
            <text:p><text:s/>0:26:54 42:56:11 1887</text:p>
          </table:table-cell>
          <table:table-cell table:style-name="ce40" table:formula="of:=RIGHT([.G494];4)" office:value-type="string" office:string-value="1887" calcext:value-type="string">
            <text:p>1887</text:p>
          </table:table-cell>
          <table:table-cell table:formula="of:=LEFT([.C494];28)" office:value-type="string" office:string-value=" 0:26:54 42:56:11 1887   157" calcext:value-type="string">
            <text:p><text:s/>0:26:54 42:56:11 1887 <text:s text:c="2"/>157</text:p>
          </table:table-cell>
          <table:table-cell table:style-name="ce40" table:formula="of:=RIGHT([.I494];4)" office:value-type="string" office:string-value=" 157" calcext:value-type="string">
            <text:p><text:s/>157</text:p>
          </table:table-cell>
          <table:table-cell table:style-name="ce43" table:formula="of:=[.J494]/[.H494]*100" office:value-type="float" office:value="8.32008479067303" calcext:value-type="float">
            <text:p>8,3</text:p>
          </table:table-cell>
          <table:table-cell table:style-name="ce104"/>
          <table:table-cell table:style-name="ce43" office:value-type="float" office:value="2.5" calcext:value-type="float">
            <text:p>2,5</text:p>
          </table:table-cell>
          <table:table-cell table:style-name="ce46" table:formula="of:=RIGHT([.C494];LEN([.C494])-30)" office:value-type="string" office:string-value="Cap Nestes" calcext:value-type="string">
            <text:p>Cap Nestes</text:p>
          </table:table-cell>
          <table:table-cell table:formula="of:=VALUE([.H494])" office:value-type="float" office:value="1887" calcext:value-type="float">
            <text:p>1887</text:p>
          </table:table-cell>
          <table:table-cell table:formula="of:=VALUE([.J494])" office:value-type="float" office:value="157" calcext:value-type="float">
            <text:p>157</text:p>
          </table:table-cell>
          <table:table-cell table:style-name="ce2" table:formula="of:=[.O494]+[.P494]" office:value-type="float" office:value="2044" calcext:value-type="float">
            <text:p>2044</text:p>
          </table:table-cell>
          <table:table-cell office:value-type="string" calcext:value-type="string">
            <text:p>Printemps 2018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95" calcext:value-type="float">
            <text:p>495</text:p>
          </table:table-cell>
          <table:table-cell table:style-name="ce2" table:formula="of:=[.O495]+[.P495]" office:value-type="float" office:value="2040" calcext:value-type="float">
            <text:p>2040</text:p>
          </table:table-cell>
          <table:table-cell table:style-name="ce8" office:value-type="string" calcext:value-type="string">
            <text:p><text:s/>1:42:09 42:42:25 1986 <text:s text:c="3"/>54 <text:s/>Plateau de Beille</text:p>
          </table:table-cell>
          <table:table-cell table:formula="of:=LEFT([.C495];17)" office:value-type="string" office:string-value=" 1:42:09 42:42:25" calcext:value-type="string">
            <text:p><text:s/>1:42:09 42:42:25</text:p>
          </table:table-cell>
          <table:table-cell table:style-name="ce40" table:formula="of:=RIGHT([.D495];8)" office:value-type="string" office:string-value="42:42:25" calcext:value-type="string">
            <text:p>42:42:25</text:p>
          </table:table-cell>
          <table:table-cell table:style-name="ce40" table:formula="of:=LEFT([.C495];8)" office:value-type="string" office:string-value=" 1:42:09" calcext:value-type="string">
            <text:p><text:s/>1:42:09</text:p>
          </table:table-cell>
          <table:table-cell table:formula="of:=LEFT([.C495];22)" office:value-type="string" office:string-value=" 1:42:09 42:42:25 1986" calcext:value-type="string">
            <text:p><text:s/>1:42:09 42:42:25 1986</text:p>
          </table:table-cell>
          <table:table-cell table:style-name="ce40" table:formula="of:=RIGHT([.G495];4)" office:value-type="string" office:string-value="1986" calcext:value-type="string">
            <text:p>1986</text:p>
          </table:table-cell>
          <table:table-cell table:formula="of:=LEFT([.C495];28)" office:value-type="string" office:string-value=" 1:42:09 42:42:25 1986    54" calcext:value-type="string">
            <text:p><text:s/>1:42:09 42:42:25 1986 <text:s text:c="3"/>54</text:p>
          </table:table-cell>
          <table:table-cell table:style-name="ce40" table:formula="of:=RIGHT([.I495];4)" office:value-type="string" office:string-value="  54" calcext:value-type="string">
            <text:p><text:s text:c="2"/>54</text:p>
          </table:table-cell>
          <table:table-cell table:style-name="ce43" table:formula="of:=[.J495]/[.H495]*100" office:value-type="float" office:value="2.7190332326284" calcext:value-type="float">
            <text:p>2,7</text:p>
          </table:table-cell>
          <table:table-cell table:style-name="ce104"/>
          <table:table-cell table:style-name="ce43"/>
          <table:table-cell table:style-name="ce46" table:formula="of:=RIGHT([.C495];LEN([.C495])-30)" office:value-type="string" office:string-value="Plateau de Beille" calcext:value-type="string">
            <text:p>Plateau de Beille</text:p>
          </table:table-cell>
          <table:table-cell table:formula="of:=VALUE([.H495])" office:value-type="float" office:value="1986" calcext:value-type="float">
            <text:p>1986</text:p>
          </table:table-cell>
          <table:table-cell table:formula="of:=VALUE([.J495])" office:value-type="float" office:value="54" calcext:value-type="float">
            <text:p>54</text:p>
          </table:table-cell>
          <table:table-cell table:style-name="ce2" table:formula="of:=[.O495]+[.P495]" office:value-type="float" office:value="2040" calcext:value-type="float">
            <text:p>2040</text:p>
          </table:table-cell>
          <table:table-cell office:value-type="string" calcext:value-type="string">
            <text:p>Printemps 2015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96" calcext:value-type="float">
            <text:p>496</text:p>
          </table:table-cell>
          <table:table-cell table:style-name="ce2" table:formula="of:=[.O496]+[.P496]" office:value-type="float" office:value="2036" calcext:value-type="float">
            <text:p>2036</text:p>
          </table:table-cell>
          <table:table-cell table:style-name="ce14" office:value-type="string" calcext:value-type="string">
            <text:p><text:s/>6:25:11 43:51:19 1741 <text:s text:c="2"/>295 <text:s/>Sommet de Pré Chauvin</text:p>
          </table:table-cell>
          <table:table-cell table:formula="of:=LEFT([.C496];17)" office:value-type="string" office:string-value=" 6:25:11 43:51:19" calcext:value-type="string">
            <text:p><text:s/>6:25:11 43:51:19</text:p>
          </table:table-cell>
          <table:table-cell table:style-name="ce40" table:formula="of:=RIGHT([.D496];8)" office:value-type="string" office:string-value="43:51:19" calcext:value-type="string">
            <text:p>43:51:19</text:p>
          </table:table-cell>
          <table:table-cell table:style-name="ce40" table:formula="of:=LEFT([.C496];8)" office:value-type="string" office:string-value=" 6:25:11" calcext:value-type="string">
            <text:p><text:s/>6:25:11</text:p>
          </table:table-cell>
          <table:table-cell table:formula="of:=LEFT([.C496];22)" office:value-type="string" office:string-value=" 6:25:11 43:51:19 1741" calcext:value-type="string">
            <text:p><text:s/>6:25:11 43:51:19 1741</text:p>
          </table:table-cell>
          <table:table-cell table:style-name="ce40" table:formula="of:=RIGHT([.G496];4)" office:value-type="string" office:string-value="1741" calcext:value-type="string">
            <text:p>1741</text:p>
          </table:table-cell>
          <table:table-cell table:formula="of:=LEFT([.C496];28)" office:value-type="string" office:string-value=" 6:25:11 43:51:19 1741   295" calcext:value-type="string">
            <text:p><text:s/>6:25:11 43:51:19 1741 <text:s text:c="2"/>295</text:p>
          </table:table-cell>
          <table:table-cell table:style-name="ce40" table:formula="of:=RIGHT([.I496];4)" office:value-type="string" office:string-value=" 295" calcext:value-type="string">
            <text:p><text:s/>295</text:p>
          </table:table-cell>
          <table:table-cell table:style-name="ce43" table:formula="of:=[.J496]/[.H496]*100" office:value-type="float" office:value="16.9442848937392" calcext:value-type="float">
            <text:p>16,9</text:p>
          </table:table-cell>
          <table:table-cell table:style-name="ce104"/>
          <table:table-cell table:style-name="ce43" office:value-type="float" office:value="2.2" calcext:value-type="float">
            <text:p>2,2</text:p>
          </table:table-cell>
          <table:table-cell table:style-name="ce46" table:formula="of:=RIGHT([.C496];LEN([.C496])-30)" office:value-type="string" office:string-value="Sommet de Pré Chauvin" calcext:value-type="string">
            <text:p>Sommet de Pré Chauvin</text:p>
          </table:table-cell>
          <table:table-cell table:formula="of:=VALUE([.H496])" office:value-type="float" office:value="1741" calcext:value-type="float">
            <text:p>1741</text:p>
          </table:table-cell>
          <table:table-cell table:formula="of:=VALUE([.J496])" office:value-type="float" office:value="295" calcext:value-type="float">
            <text:p>295</text:p>
          </table:table-cell>
          <table:table-cell table:style-name="ce2" table:formula="of:=[.O496]+[.P496]" office:value-type="float" office:value="2036" calcext:value-type="float">
            <text:p>2036</text:p>
          </table:table-cell>
          <table:table-cell office:value-type="string" calcext:value-type="string">
            <text:p>Printemps 2019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97" calcext:value-type="float">
            <text:p>497</text:p>
          </table:table-cell>
          <table:table-cell table:style-name="ce2" table:formula="of:=[.O497]+[.P497]" office:value-type="float" office:value="2035" calcext:value-type="float">
            <text:p>2035</text:p>
          </table:table-cell>
          <table:table-cell table:style-name="ce14" office:value-type="string" calcext:value-type="string">
            <text:p><text:s/>6:20:41 45:56:58 1909 <text:s text:c="2"/>126 <text:s/>Pointe de Puvat</text:p>
          </table:table-cell>
          <table:table-cell table:formula="of:=LEFT([.C497];17)" office:value-type="string" office:string-value=" 6:20:41 45:56:58" calcext:value-type="string">
            <text:p><text:s/>6:20:41 45:56:58</text:p>
          </table:table-cell>
          <table:table-cell table:style-name="ce40" table:formula="of:=RIGHT([.D497];8)" office:value-type="string" office:string-value="45:56:58" calcext:value-type="string">
            <text:p>45:56:58</text:p>
          </table:table-cell>
          <table:table-cell table:style-name="ce40" table:formula="of:=LEFT([.C497];8)" office:value-type="string" office:string-value=" 6:20:41" calcext:value-type="string">
            <text:p><text:s/>6:20:41</text:p>
          </table:table-cell>
          <table:table-cell table:formula="of:=LEFT([.C497];22)" office:value-type="string" office:string-value=" 6:20:41 45:56:58 1909" calcext:value-type="string">
            <text:p><text:s/>6:20:41 45:56:58 1909</text:p>
          </table:table-cell>
          <table:table-cell table:style-name="ce40" table:formula="of:=RIGHT([.G497];4)" office:value-type="string" office:string-value="1909" calcext:value-type="string">
            <text:p>1909</text:p>
          </table:table-cell>
          <table:table-cell table:formula="of:=LEFT([.C497];28)" office:value-type="string" office:string-value=" 6:20:41 45:56:58 1909   126" calcext:value-type="string">
            <text:p><text:s/>6:20:41 45:56:58 1909 <text:s text:c="2"/>126</text:p>
          </table:table-cell>
          <table:table-cell table:style-name="ce40" table:formula="of:=RIGHT([.I497];4)" office:value-type="string" office:string-value=" 126" calcext:value-type="string">
            <text:p><text:s/>126</text:p>
          </table:table-cell>
          <table:table-cell table:style-name="ce43" table:formula="of:=[.J497]/[.H497]*100" office:value-type="float" office:value="6.60031430068098" calcext:value-type="float">
            <text:p>6,6</text:p>
          </table:table-cell>
          <table:table-cell table:style-name="ce104"/>
          <table:table-cell table:style-name="ce43"/>
          <table:table-cell table:style-name="ce46" table:formula="of:=RIGHT([.C497];LEN([.C497])-30)" office:value-type="string" office:string-value="Pointe de Puvat" calcext:value-type="string">
            <text:p>Pointe de Puvat</text:p>
          </table:table-cell>
          <table:table-cell table:formula="of:=VALUE([.H497])" office:value-type="float" office:value="1909" calcext:value-type="float">
            <text:p>1909</text:p>
          </table:table-cell>
          <table:table-cell table:formula="of:=VALUE([.J497])" office:value-type="float" office:value="126" calcext:value-type="float">
            <text:p>126</text:p>
          </table:table-cell>
          <table:table-cell table:style-name="ce2" table:formula="of:=[.O497]+[.P497]" office:value-type="float" office:value="2035" calcext:value-type="float">
            <text:p>203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498" calcext:value-type="float">
            <text:p>498</text:p>
          </table:table-cell>
          <table:table-cell table:style-name="ce2" table:formula="of:=[.O498]+[.P498]" office:value-type="float" office:value="2030" calcext:value-type="float">
            <text:p>2030</text:p>
          </table:table-cell>
          <table:table-cell table:style-name="ce14" office:value-type="string" calcext:value-type="string">
            <text:p><text:s/>6:14:27 44:03:17 1516 <text:s text:c="2"/>514 <text:s/>LE COUSSON</text:p>
          </table:table-cell>
          <table:table-cell table:formula="of:=LEFT([.C498];17)" office:value-type="string" office:string-value=" 6:14:27 44:03:17" calcext:value-type="string">
            <text:p><text:s/>6:14:27 44:03:17</text:p>
          </table:table-cell>
          <table:table-cell table:style-name="ce40" table:formula="of:=RIGHT([.D498];8)" office:value-type="string" office:string-value="44:03:17" calcext:value-type="string">
            <text:p>44:03:17</text:p>
          </table:table-cell>
          <table:table-cell table:style-name="ce40" table:formula="of:=LEFT([.C498];8)" office:value-type="string" office:string-value=" 6:14:27" calcext:value-type="string">
            <text:p><text:s/>6:14:27</text:p>
          </table:table-cell>
          <table:table-cell table:formula="of:=LEFT([.C498];22)" office:value-type="string" office:string-value=" 6:14:27 44:03:17 1516" calcext:value-type="string">
            <text:p><text:s/>6:14:27 44:03:17 1516</text:p>
          </table:table-cell>
          <table:table-cell table:style-name="ce40" table:formula="of:=RIGHT([.G498];4)" office:value-type="string" office:string-value="1516" calcext:value-type="string">
            <text:p>1516</text:p>
          </table:table-cell>
          <table:table-cell table:formula="of:=LEFT([.C498];28)" office:value-type="string" office:string-value=" 6:14:27 44:03:17 1516   514" calcext:value-type="string">
            <text:p><text:s/>6:14:27 44:03:17 1516 <text:s text:c="2"/>514</text:p>
          </table:table-cell>
          <table:table-cell table:style-name="ce40" table:formula="of:=RIGHT([.I498];4)" office:value-type="string" office:string-value=" 514" calcext:value-type="string">
            <text:p><text:s/>514</text:p>
          </table:table-cell>
          <table:table-cell table:style-name="ce43" table:formula="of:=[.J498]/[.H498]*100" office:value-type="float" office:value="33.9050131926121" calcext:value-type="float">
            <text:p>33,9</text:p>
          </table:table-cell>
          <table:table-cell table:style-name="ce104"/>
          <table:table-cell table:style-name="ce43" office:value-type="float" office:value="6.8" calcext:value-type="float">
            <text:p>6,8</text:p>
          </table:table-cell>
          <table:table-cell table:style-name="ce46" table:formula="of:=RIGHT([.C498];LEN([.C498])-30)" office:value-type="string" office:string-value="LE COUSSON" calcext:value-type="string">
            <text:p>LE COUSSON</text:p>
          </table:table-cell>
          <table:table-cell table:formula="of:=VALUE([.H498])" office:value-type="float" office:value="1516" calcext:value-type="float">
            <text:p>1516</text:p>
          </table:table-cell>
          <table:table-cell table:formula="of:=VALUE([.J498])" office:value-type="float" office:value="514" calcext:value-type="float">
            <text:p>514</text:p>
          </table:table-cell>
          <table:table-cell table:style-name="ce2" table:formula="of:=[.O498]+[.P498]" office:value-type="float" office:value="2030" calcext:value-type="float">
            <text:p>203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stelle, Maman + (Éloi)</text:p>
          </table:table-cell>
          <table:table-cell table:number-columns-repeated="1005"/>
        </table:table-row>
        <table:table-row table:style-name="ro1">
          <table:table-cell table:style-name="ce1" office:value-type="float" office:value="499" calcext:value-type="float">
            <text:p>499</text:p>
          </table:table-cell>
          <table:table-cell table:style-name="ce2" table:formula="of:=[.O499]+[.P499]" office:value-type="float" office:value="2030" calcext:value-type="float">
            <text:p>2030</text:p>
          </table:table-cell>
          <table:table-cell table:style-name="ce14" office:value-type="string" calcext:value-type="string">
            <text:p><text:s/>6:26:54 45:55:20 1731 <text:s text:c="2"/>299 <text:s/>Tête du Danay</text:p>
          </table:table-cell>
          <table:table-cell table:formula="of:=LEFT([.C499];17)" office:value-type="string" office:string-value=" 6:26:54 45:55:20" calcext:value-type="string">
            <text:p><text:s/>6:26:54 45:55:20</text:p>
          </table:table-cell>
          <table:table-cell table:style-name="ce40" table:formula="of:=RIGHT([.D499];8)" office:value-type="string" office:string-value="45:55:20" calcext:value-type="string">
            <text:p>45:55:20</text:p>
          </table:table-cell>
          <table:table-cell table:style-name="ce40" table:formula="of:=LEFT([.C499];8)" office:value-type="string" office:string-value=" 6:26:54" calcext:value-type="string">
            <text:p><text:s/>6:26:54</text:p>
          </table:table-cell>
          <table:table-cell table:formula="of:=LEFT([.C499];22)" office:value-type="string" office:string-value=" 6:26:54 45:55:20 1731" calcext:value-type="string">
            <text:p><text:s/>6:26:54 45:55:20 1731</text:p>
          </table:table-cell>
          <table:table-cell table:style-name="ce40" table:formula="of:=RIGHT([.G499];4)" office:value-type="string" office:string-value="1731" calcext:value-type="string">
            <text:p>1731</text:p>
          </table:table-cell>
          <table:table-cell table:formula="of:=LEFT([.C499];28)" office:value-type="string" office:string-value=" 6:26:54 45:55:20 1731   299" calcext:value-type="string">
            <text:p><text:s/>6:26:54 45:55:20 1731 <text:s text:c="2"/>299</text:p>
          </table:table-cell>
          <table:table-cell table:style-name="ce40" table:formula="of:=RIGHT([.I499];4)" office:value-type="string" office:string-value=" 299" calcext:value-type="string">
            <text:p><text:s/>299</text:p>
          </table:table-cell>
          <table:table-cell table:style-name="ce43" table:formula="of:=[.J499]/[.H499]*100" office:value-type="float" office:value="17.2732524552282" calcext:value-type="float">
            <text:p>17,3</text:p>
          </table:table-cell>
          <table:table-cell table:style-name="ce104"/>
          <table:table-cell table:style-name="ce43" office:value-type="float" office:value="2.6" calcext:value-type="float">
            <text:p>2,6</text:p>
          </table:table-cell>
          <table:table-cell table:style-name="ce46" table:formula="of:=RIGHT([.C499];LEN([.C499])-30)" office:value-type="string" office:string-value="Tête du Danay" calcext:value-type="string">
            <text:p>Tête du Danay</text:p>
          </table:table-cell>
          <table:table-cell table:formula="of:=VALUE([.H499])" office:value-type="float" office:value="1731" calcext:value-type="float">
            <text:p>1731</text:p>
          </table:table-cell>
          <table:table-cell table:formula="of:=VALUE([.J499])" office:value-type="float" office:value="299" calcext:value-type="float">
            <text:p>299</text:p>
          </table:table-cell>
          <table:table-cell table:style-name="ce2" table:formula="of:=[.O499]+[.P499]" office:value-type="float" office:value="2030" calcext:value-type="float">
            <text:p>203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2" table:formula="of:=[.O500]+[.P500]" office:value-type="float" office:value="2028" calcext:value-type="float">
            <text:p>2028</text:p>
          </table:table-cell>
          <table:table-cell table:style-name="ce14" office:value-type="string" calcext:value-type="string">
            <text:p><text:s/>6:20:46 46:01:13 1809 <text:s text:c="2"/>219 <text:s/>Sur Cou</text:p>
          </table:table-cell>
          <table:table-cell table:formula="of:=LEFT([.C500];17)" office:value-type="string" office:string-value=" 6:20:46 46:01:13" calcext:value-type="string">
            <text:p><text:s/>6:20:46 46:01:13</text:p>
          </table:table-cell>
          <table:table-cell table:style-name="ce40" table:formula="of:=RIGHT([.D500];8)" office:value-type="string" office:string-value="46:01:13" calcext:value-type="string">
            <text:p>46:01:13</text:p>
          </table:table-cell>
          <table:table-cell table:style-name="ce40" table:formula="of:=LEFT([.C500];8)" office:value-type="string" office:string-value=" 6:20:46" calcext:value-type="string">
            <text:p><text:s/>6:20:46</text:p>
          </table:table-cell>
          <table:table-cell table:formula="of:=LEFT([.C500];22)" office:value-type="string" office:string-value=" 6:20:46 46:01:13 1809" calcext:value-type="string">
            <text:p><text:s/>6:20:46 46:01:13 1809</text:p>
          </table:table-cell>
          <table:table-cell table:style-name="ce40" table:formula="of:=RIGHT([.G500];4)" office:value-type="string" office:string-value="1809" calcext:value-type="string">
            <text:p>1809</text:p>
          </table:table-cell>
          <table:table-cell table:formula="of:=LEFT([.C500];28)" office:value-type="string" office:string-value=" 6:20:46 46:01:13 1809   219" calcext:value-type="string">
            <text:p><text:s/>6:20:46 46:01:13 1809 <text:s text:c="2"/>219</text:p>
          </table:table-cell>
          <table:table-cell table:style-name="ce40" table:formula="of:=RIGHT([.I500];4)" office:value-type="string" office:string-value=" 219" calcext:value-type="string">
            <text:p><text:s/>219</text:p>
          </table:table-cell>
          <table:table-cell table:style-name="ce43" table:formula="of:=[.J500]/[.H500]*100" office:value-type="float" office:value="12.106135986733" calcext:value-type="float">
            <text:p>12,1</text:p>
          </table:table-cell>
          <table:table-cell table:style-name="ce104"/>
          <table:table-cell table:style-name="ce43" office:value-type="float" office:value="1.4" calcext:value-type="float">
            <text:p>1,4</text:p>
          </table:table-cell>
          <table:table-cell table:style-name="ce46" table:formula="of:=RIGHT([.C500];LEN([.C500])-30)" office:value-type="string" office:string-value="Sur Cou" calcext:value-type="string">
            <text:p>Sur Cou</text:p>
          </table:table-cell>
          <table:table-cell table:formula="of:=VALUE([.H500])" office:value-type="float" office:value="1809" calcext:value-type="float">
            <text:p>1809</text:p>
          </table:table-cell>
          <table:table-cell table:formula="of:=VALUE([.J500])" office:value-type="float" office:value="219" calcext:value-type="float">
            <text:p>219</text:p>
          </table:table-cell>
          <table:table-cell table:style-name="ce2" table:formula="of:=[.O500]+[.P500]" office:value-type="float" office:value="2028" calcext:value-type="float">
            <text:p>202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501" calcext:value-type="float">
            <text:p>501</text:p>
          </table:table-cell>
          <table:table-cell table:style-name="ce2" table:formula="of:=[.O501]+[.P501]" office:value-type="float" office:value="2023" calcext:value-type="float">
            <text:p>2023</text:p>
          </table:table-cell>
          <table:table-cell table:style-name="ce32" office:value-type="string" calcext:value-type="string">
            <text:p><text:s/>6:45:53 46:20:35 2003 <text:s text:c="3"/>20 <text:s/>Tête de Charousse</text:p>
          </table:table-cell>
          <table:table-cell table:formula="of:=LEFT([.C501];17)" office:value-type="string" office:string-value=" 6:45:53 46:20:35" calcext:value-type="string">
            <text:p><text:s/>6:45:53 46:20:35</text:p>
          </table:table-cell>
          <table:table-cell table:style-name="ce40" table:formula="of:=RIGHT([.D501];8)" office:value-type="string" office:string-value="46:20:35" calcext:value-type="string">
            <text:p>46:20:35</text:p>
          </table:table-cell>
          <table:table-cell table:style-name="ce40" table:formula="of:=LEFT([.C501];8)" office:value-type="string" office:string-value=" 6:45:53" calcext:value-type="string">
            <text:p><text:s/>6:45:53</text:p>
          </table:table-cell>
          <table:table-cell table:formula="of:=LEFT([.C501];22)" office:value-type="string" office:string-value=" 6:45:53 46:20:35 2003" calcext:value-type="string">
            <text:p><text:s/>6:45:53 46:20:35 2003</text:p>
          </table:table-cell>
          <table:table-cell table:style-name="ce40" table:formula="of:=RIGHT([.G501];4)" office:value-type="string" office:string-value="2003" calcext:value-type="string">
            <text:p>2003</text:p>
          </table:table-cell>
          <table:table-cell table:formula="of:=LEFT([.C501];28)" office:value-type="string" office:string-value=" 6:45:53 46:20:35 2003    20" calcext:value-type="string">
            <text:p><text:s/>6:45:53 46:20:35 2003 <text:s text:c="3"/>20</text:p>
          </table:table-cell>
          <table:table-cell table:style-name="ce40" table:formula="of:=RIGHT([.I501];4)" office:value-type="string" office:string-value="  20" calcext:value-type="string">
            <text:p><text:s text:c="2"/>20</text:p>
          </table:table-cell>
          <table:table-cell table:style-name="ce43" table:formula="of:=[.J501]/[.H501]*100" office:value-type="float" office:value="0.998502246630055" calcext:value-type="float">
            <text:p>1,0</text:p>
          </table:table-cell>
          <table:table-cell table:style-name="ce104"/>
          <table:table-cell table:style-name="ce43"/>
          <table:table-cell table:style-name="ce46" table:formula="of:=RIGHT([.C501];LEN([.C501])-30)" office:value-type="string" office:string-value="Tête de Charousse" calcext:value-type="string">
            <text:p>Tête de Charousse</text:p>
          </table:table-cell>
          <table:table-cell table:formula="of:=VALUE([.H501])" office:value-type="float" office:value="2003" calcext:value-type="float">
            <text:p>2003</text:p>
          </table:table-cell>
          <table:table-cell table:formula="of:=VALUE([.J501])" office:value-type="float" office:value="20" calcext:value-type="float">
            <text:p>20</text:p>
          </table:table-cell>
          <table:table-cell table:style-name="ce2" table:formula="of:=[.O501]+[.P501]" office:value-type="float" office:value="2023" calcext:value-type="float">
            <text:p>2023</text:p>
          </table:table-cell>
          <table:table-cell office:value-type="string" calcext:value-type="string">
            <text:p>Hiver 2011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502" calcext:value-type="float">
            <text:p>502</text:p>
          </table:table-cell>
          <table:table-cell table:style-name="ce2" table:formula="of:=[.O502]+[.P502]" office:value-type="float" office:value="2020" calcext:value-type="float">
            <text:p>2020</text:p>
          </table:table-cell>
          <table:table-cell table:style-name="ce13" office:value-type="string" calcext:value-type="string">
            <text:p><text:span text:style-name="T14"> </text:span><text:span text:style-name="T15">6:27:54 45:49:14 1835   185  LE TREU</text:span></text:p>
          </table:table-cell>
          <table:table-cell table:formula="of:=LEFT([.C502];17)" office:value-type="string" office:string-value=" 6:27:54 45:49:14" calcext:value-type="string">
            <text:p><text:s/>6:27:54 45:49:14</text:p>
          </table:table-cell>
          <table:table-cell table:style-name="ce40" table:formula="of:=RIGHT([.D502];8)" office:value-type="string" office:string-value="45:49:14" calcext:value-type="string">
            <text:p>45:49:14</text:p>
          </table:table-cell>
          <table:table-cell table:style-name="ce40" table:formula="of:=LEFT([.C502];8)" office:value-type="string" office:string-value=" 6:27:54" calcext:value-type="string">
            <text:p><text:s/>6:27:54</text:p>
          </table:table-cell>
          <table:table-cell table:formula="of:=LEFT([.C502];22)" office:value-type="string" office:string-value=" 6:27:54 45:49:14 1835" calcext:value-type="string">
            <text:p><text:s/>6:27:54 45:49:14 1835</text:p>
          </table:table-cell>
          <table:table-cell table:style-name="ce40" table:formula="of:=RIGHT([.G502];4)" office:value-type="string" office:string-value="1835" calcext:value-type="string">
            <text:p>1835</text:p>
          </table:table-cell>
          <table:table-cell table:formula="of:=LEFT([.C502];28)" office:value-type="string" office:string-value=" 6:27:54 45:49:14 1835   185" calcext:value-type="string">
            <text:p><text:s/>6:27:54 45:49:14 1835 <text:s text:c="2"/>185</text:p>
          </table:table-cell>
          <table:table-cell table:style-name="ce40" table:formula="of:=RIGHT([.I502];4)" office:value-type="string" office:string-value=" 185" calcext:value-type="string">
            <text:p><text:s/>185</text:p>
          </table:table-cell>
          <table:table-cell table:style-name="ce43" table:formula="of:=[.J502]/[.H502]*100" office:value-type="float" office:value="10.0817438692098" calcext:value-type="float">
            <text:p>10,1</text:p>
          </table:table-cell>
          <table:table-cell table:style-name="ce104"/>
          <table:table-cell table:style-name="ce43" office:value-type="float" office:value="2" calcext:value-type="float">
            <text:p>2,0</text:p>
          </table:table-cell>
          <table:table-cell table:style-name="ce46" table:formula="of:=RIGHT([.C502];LEN([.C502])-30)" office:value-type="string" office:string-value="LE TREU" calcext:value-type="string">
            <text:p>LE TREU</text:p>
          </table:table-cell>
          <table:table-cell table:formula="of:=VALUE([.H502])" office:value-type="float" office:value="1835" calcext:value-type="float">
            <text:p>1835</text:p>
          </table:table-cell>
          <table:table-cell table:formula="of:=VALUE([.J502])" office:value-type="float" office:value="185" calcext:value-type="float">
            <text:p>185</text:p>
          </table:table-cell>
          <table:table-cell table:style-name="ce2" table:formula="of:=[.O502]+[.P502]"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Éloi</text:p>
          </table:table-cell>
          <table:table-cell table:number-columns-repeated="1005"/>
        </table:table-row>
        <table:table-row table:style-name="ro1">
          <table:table-cell table:style-name="ce1" office:value-type="float" office:value="503" calcext:value-type="float">
            <text:p>503</text:p>
          </table:table-cell>
          <table:table-cell table:style-name="ce2" table:formula="of:=[.O503]+[.P503]" office:value-type="float" office:value="2018" calcext:value-type="float">
            <text:p>2018</text:p>
          </table:table-cell>
          <table:table-cell table:style-name="ce32" office:value-type="string" calcext:value-type="string">
            <text:p><text:s/>6:43:21 46:20:24 1915 <text:s text:c="2"/>103 <text:s/>Pointe de Pelluaz</text:p>
          </table:table-cell>
          <table:table-cell table:formula="of:=LEFT([.C503];17)" office:value-type="string" office:string-value=" 6:43:21 46:20:24" calcext:value-type="string">
            <text:p><text:s/>6:43:21 46:20:24</text:p>
          </table:table-cell>
          <table:table-cell table:style-name="ce40" table:formula="of:=RIGHT([.D503];8)" office:value-type="string" office:string-value="46:20:24" calcext:value-type="string">
            <text:p>46:20:24</text:p>
          </table:table-cell>
          <table:table-cell table:style-name="ce40" table:formula="of:=LEFT([.C503];8)" office:value-type="string" office:string-value=" 6:43:21" calcext:value-type="string">
            <text:p><text:s/>6:43:21</text:p>
          </table:table-cell>
          <table:table-cell table:formula="of:=LEFT([.C503];22)" office:value-type="string" office:string-value=" 6:43:21 46:20:24 1915" calcext:value-type="string">
            <text:p><text:s/>6:43:21 46:20:24 1915</text:p>
          </table:table-cell>
          <table:table-cell table:style-name="ce40" table:formula="of:=RIGHT([.G503];4)" office:value-type="string" office:string-value="1915" calcext:value-type="string">
            <text:p>1915</text:p>
          </table:table-cell>
          <table:table-cell table:formula="of:=LEFT([.C503];28)" office:value-type="string" office:string-value=" 6:43:21 46:20:24 1915   103" calcext:value-type="string">
            <text:p><text:s/>6:43:21 46:20:24 1915 <text:s text:c="2"/>103</text:p>
          </table:table-cell>
          <table:table-cell table:style-name="ce40" table:formula="of:=RIGHT([.I503];4)" office:value-type="string" office:string-value=" 103" calcext:value-type="string">
            <text:p><text:s/>103</text:p>
          </table:table-cell>
          <table:table-cell table:style-name="ce43" table:formula="of:=[.J503]/[.H503]*100" office:value-type="float" office:value="5.37859007832898" calcext:value-type="float">
            <text:p>5,4</text:p>
          </table:table-cell>
          <table:table-cell table:style-name="ce104"/>
          <table:table-cell table:style-name="ce43"/>
          <table:table-cell table:style-name="ce46" table:formula="of:=RIGHT([.C503];LEN([.C503])-30)" office:value-type="string" office:string-value="Pointe de Pelluaz" calcext:value-type="string">
            <text:p>Pointe de Pelluaz</text:p>
          </table:table-cell>
          <table:table-cell table:formula="of:=VALUE([.H503])" office:value-type="float" office:value="1915" calcext:value-type="float">
            <text:p>1915</text:p>
          </table:table-cell>
          <table:table-cell table:formula="of:=VALUE([.J503])" office:value-type="float" office:value="103" calcext:value-type="float">
            <text:p>103</text:p>
          </table:table-cell>
          <table:table-cell table:style-name="ce2" table:formula="of:=[.O503]+[.P503]" office:value-type="float" office:value="2018" calcext:value-type="float">
            <text:p>2018</text:p>
          </table:table-cell>
          <table:table-cell office:value-type="string" calcext:value-type="string">
            <text:p>Hiver 2011</text:p>
          </table:table-cell>
          <table:table-cell office:value-type="string" calcext:value-type="string">
            <text:p>Estelle</text:p>
          </table:table-cell>
          <table:table-cell table:number-columns-repeated="1005"/>
        </table:table-row>
        <table:table-row table:style-name="ro1">
          <table:table-cell table:style-name="ce1" office:value-type="float" office:value="504" calcext:value-type="float">
            <text:p>504</text:p>
          </table:table-cell>
          <table:table-cell table:style-name="ce2" table:formula="of:=[.O504]+[.P504]" office:value-type="float" office:value="2015" calcext:value-type="float">
            <text:p>2015</text:p>
          </table:table-cell>
          <table:table-cell table:style-name="ce8" office:value-type="string" calcext:value-type="string">
            <text:p><text:s/>6:22:57 45:52:58 1741 <text:s text:c="2"/>274 <text:s/>Colomban</text:p>
          </table:table-cell>
          <table:table-cell table:formula="of:=LEFT([.C504];17)" office:value-type="string" office:string-value=" 6:22:57 45:52:58" calcext:value-type="string">
            <text:p><text:s/>6:22:57 45:52:58</text:p>
          </table:table-cell>
          <table:table-cell table:style-name="ce40" table:formula="of:=RIGHT([.D504];8)" office:value-type="string" office:string-value="45:52:58" calcext:value-type="string">
            <text:p>45:52:58</text:p>
          </table:table-cell>
          <table:table-cell table:style-name="ce40" table:formula="of:=LEFT([.C504];8)" office:value-type="string" office:string-value=" 6:22:57" calcext:value-type="string">
            <text:p><text:s/>6:22:57</text:p>
          </table:table-cell>
          <table:table-cell table:formula="of:=LEFT([.C504];22)" office:value-type="string" office:string-value=" 6:22:57 45:52:58 1741" calcext:value-type="string">
            <text:p><text:s/>6:22:57 45:52:58 1741</text:p>
          </table:table-cell>
          <table:table-cell table:style-name="ce40" table:formula="of:=RIGHT([.G504];4)" office:value-type="string" office:string-value="1741" calcext:value-type="string">
            <text:p>1741</text:p>
          </table:table-cell>
          <table:table-cell table:formula="of:=LEFT([.C504];28)" office:value-type="string" office:string-value=" 6:22:57 45:52:58 1741   274" calcext:value-type="string">
            <text:p><text:s/>6:22:57 45:52:58 1741 <text:s text:c="2"/>274</text:p>
          </table:table-cell>
          <table:table-cell table:style-name="ce40" table:formula="of:=RIGHT([.I504];4)" office:value-type="string" office:string-value=" 274" calcext:value-type="string">
            <text:p><text:s/>274</text:p>
          </table:table-cell>
          <table:table-cell table:style-name="ce43" table:formula="of:=[.J504]/[.H504]*100" office:value-type="float" office:value="15.7380815623205" calcext:value-type="float">
            <text:p>15,7</text:p>
          </table:table-cell>
          <table:table-cell table:style-name="ce104"/>
          <table:table-cell table:style-name="ce43" office:value-type="float" office:value="5.1" calcext:value-type="float">
            <text:p>5,1</text:p>
          </table:table-cell>
          <table:table-cell table:style-name="ce46" table:formula="of:=RIGHT([.C504];LEN([.C504])-30)" office:value-type="string" office:string-value="Colomban" calcext:value-type="string">
            <text:p>Colomban</text:p>
          </table:table-cell>
          <table:table-cell table:formula="of:=VALUE([.H504])" office:value-type="float" office:value="1741" calcext:value-type="float">
            <text:p>1741</text:p>
          </table:table-cell>
          <table:table-cell table:formula="of:=VALUE([.J504])" office:value-type="float" office:value="274" calcext:value-type="float">
            <text:p>274</text:p>
          </table:table-cell>
          <table:table-cell table:style-name="ce2" table:formula="of:=[.O504]+[.P504]" office:value-type="float" office:value="2015" calcext:value-type="float">
            <text:p>201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505" calcext:value-type="float">
            <text:p>505</text:p>
          </table:table-cell>
          <table:table-cell table:style-name="ce2" table:formula="of:=[.O505]+[.P505]" office:value-type="float" office:value="2004" calcext:value-type="float">
            <text:p>2004</text:p>
          </table:table-cell>
          <table:table-cell table:style-name="ce14" office:value-type="string" calcext:value-type="string">
            <text:p><text:s/>6:34:24 46:13:49 1801 <text:s text:c="2"/>203 <text:s/>Pointe de la Gay</text:p>
          </table:table-cell>
          <table:table-cell table:formula="of:=LEFT([.C505];17)" office:value-type="string" office:string-value=" 6:34:24 46:13:49" calcext:value-type="string">
            <text:p><text:s/>6:34:24 46:13:49</text:p>
          </table:table-cell>
          <table:table-cell table:style-name="ce40" table:formula="of:=RIGHT([.D505];8)" office:value-type="string" office:string-value="46:13:49" calcext:value-type="string">
            <text:p>46:13:49</text:p>
          </table:table-cell>
          <table:table-cell table:style-name="ce40" table:formula="of:=LEFT([.C505];8)" office:value-type="string" office:string-value=" 6:34:24" calcext:value-type="string">
            <text:p><text:s/>6:34:24</text:p>
          </table:table-cell>
          <table:table-cell table:formula="of:=LEFT([.C505];22)" office:value-type="string" office:string-value=" 6:34:24 46:13:49 1801" calcext:value-type="string">
            <text:p><text:s/>6:34:24 46:13:49 1801</text:p>
          </table:table-cell>
          <table:table-cell table:style-name="ce40" table:formula="of:=RIGHT([.G505];4)" office:value-type="string" office:string-value="1801" calcext:value-type="string">
            <text:p>1801</text:p>
          </table:table-cell>
          <table:table-cell table:formula="of:=LEFT([.C505];28)" office:value-type="string" office:string-value=" 6:34:24 46:13:49 1801   203" calcext:value-type="string">
            <text:p><text:s/>6:34:24 46:13:49 1801 <text:s text:c="2"/>203</text:p>
          </table:table-cell>
          <table:table-cell table:style-name="ce40" table:formula="of:=RIGHT([.I505];4)" office:value-type="string" office:string-value=" 203" calcext:value-type="string">
            <text:p><text:s/>203</text:p>
          </table:table-cell>
          <table:table-cell table:style-name="ce43" table:formula="of:=[.J505]/[.H505]*100" office:value-type="float" office:value="11.2715158245419" calcext:value-type="float">
            <text:p>11,3</text:p>
          </table:table-cell>
          <table:table-cell table:style-name="ce104"/>
          <table:table-cell table:style-name="ce43" office:value-type="float" office:value="1.8" calcext:value-type="float">
            <text:p>1,8</text:p>
          </table:table-cell>
          <table:table-cell table:style-name="ce46" table:formula="of:=RIGHT([.C505];LEN([.C505])-30)" office:value-type="string" office:string-value="Pointe de la Gay" calcext:value-type="string">
            <text:p>Pointe de la Gay</text:p>
          </table:table-cell>
          <table:table-cell table:formula="of:=VALUE([.H505])" office:value-type="float" office:value="1801" calcext:value-type="float">
            <text:p>1801</text:p>
          </table:table-cell>
          <table:table-cell table:formula="of:=VALUE([.J505])" office:value-type="float" office:value="203" calcext:value-type="float">
            <text:p>203</text:p>
          </table:table-cell>
          <table:table-cell table:style-name="ce2" table:formula="of:=[.O505]+[.P505]" office:value-type="float" office:value="2004" calcext:value-type="float">
            <text:p>200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506" calcext:value-type="float">
            <text:p>506</text:p>
          </table:table-cell>
          <table:table-cell table:style-name="ce2" table:formula="of:=[.O506]+[.P506]" office:value-type="float" office:value="1998" calcext:value-type="float">
            <text:p>1998</text:p>
          </table:table-cell>
          <table:table-cell table:style-name="ce14" office:value-type="string" calcext:value-type="string">
            <text:p><text:s/>6:38:47 44:54:40 1998 <text:s text:c="4"/>0 <text:s/>La Croix de Toulouse (Via Ferrata)</text:p>
          </table:table-cell>
          <table:table-cell table:formula="of:=LEFT([.C506];17)" office:value-type="string" office:string-value=" 6:38:47 44:54:40" calcext:value-type="string">
            <text:p><text:s/>6:38:47 44:54:40</text:p>
          </table:table-cell>
          <table:table-cell table:style-name="ce40" table:formula="of:=RIGHT([.D506];8)" office:value-type="string" office:string-value="44:54:40" calcext:value-type="string">
            <text:p>44:54:40</text:p>
          </table:table-cell>
          <table:table-cell table:style-name="ce40" table:formula="of:=LEFT([.C506];8)" office:value-type="string" office:string-value=" 6:38:47" calcext:value-type="string">
            <text:p><text:s/>6:38:47</text:p>
          </table:table-cell>
          <table:table-cell table:formula="of:=LEFT([.C506];22)" office:value-type="string" office:string-value=" 6:38:47 44:54:40 1998" calcext:value-type="string">
            <text:p><text:s/>6:38:47 44:54:40 1998</text:p>
          </table:table-cell>
          <table:table-cell table:style-name="ce40" table:formula="of:=RIGHT([.G506];4)" office:value-type="string" office:string-value="1998" calcext:value-type="string">
            <text:p>1998</text:p>
          </table:table-cell>
          <table:table-cell table:formula="of:=LEFT([.C506];28)" office:value-type="string" office:string-value=" 6:38:47 44:54:40 1998     0" calcext:value-type="string">
            <text:p><text:s/>6:38:47 44:54:40 1998 <text:s text:c="4"/>0</text:p>
          </table:table-cell>
          <table:table-cell table:style-name="ce40" table:formula="of:=RIGHT([.I506];4)" office:value-type="string" office:string-value="   0" calcext:value-type="string">
            <text:p><text:s text:c="3"/>0</text:p>
          </table:table-cell>
          <table:table-cell table:style-name="ce43" table:formula="of:=[.J506]/[.H506]*100" office:value-type="float" office:value="0" calcext:value-type="float">
            <text:p>0,0</text:p>
          </table:table-cell>
          <table:table-cell table:style-name="ce104"/>
          <table:table-cell table:style-name="ce43"/>
          <table:table-cell table:style-name="ce46" table:formula="of:=RIGHT([.C506];LEN([.C506])-30)" office:value-type="string" office:string-value="La Croix de Toulouse (Via Ferrata)" calcext:value-type="string">
            <text:p>La Croix de Toulouse (Via Ferrata)</text:p>
          </table:table-cell>
          <table:table-cell table:formula="of:=VALUE([.H506])" office:value-type="float" office:value="1998" calcext:value-type="float">
            <text:p>1998</text:p>
          </table:table-cell>
          <table:table-cell table:formula="of:=VALUE([.J506])" office:value-type="float" office:value="0" calcext:value-type="float">
            <text:p>0</text:p>
          </table:table-cell>
          <table:table-cell table:style-name="ce2" table:formula="of:=[.O506]+[.P506]" office:value-type="float" office:value="1998" calcext:value-type="float">
            <text:p>199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507" calcext:value-type="float">
            <text:p>507</text:p>
          </table:table-cell>
          <table:table-cell table:style-name="ce2" table:formula="of:=[.O507]+[.P507]" office:value-type="float" office:value="1992" calcext:value-type="float">
            <text:p>1992</text:p>
          </table:table-cell>
          <table:table-cell table:style-name="ce14" office:value-type="string" calcext:value-type="string">
            <text:p><text:s/>6:05:35 44:45:14 1992 <text:s text:c="4"/>0 <text:s/>Pas du Limon (en traversée)</text:p>
          </table:table-cell>
          <table:table-cell table:formula="of:=LEFT([.C507];17)" office:value-type="string" office:string-value=" 6:05:35 44:45:14" calcext:value-type="string">
            <text:p><text:s/>6:05:35 44:45:14</text:p>
          </table:table-cell>
          <table:table-cell table:style-name="ce40" table:formula="of:=RIGHT([.D507];8)" office:value-type="string" office:string-value="44:45:14" calcext:value-type="string">
            <text:p>44:45:14</text:p>
          </table:table-cell>
          <table:table-cell table:style-name="ce40" table:formula="of:=LEFT([.C507];8)" office:value-type="string" office:string-value=" 6:05:35" calcext:value-type="string">
            <text:p><text:s/>6:05:35</text:p>
          </table:table-cell>
          <table:table-cell table:formula="of:=LEFT([.C507];22)" office:value-type="string" office:string-value=" 6:05:35 44:45:14 1992" calcext:value-type="string">
            <text:p><text:s/>6:05:35 44:45:14 1992</text:p>
          </table:table-cell>
          <table:table-cell table:style-name="ce40" table:formula="of:=RIGHT([.G507];4)" office:value-type="string" office:string-value="1992" calcext:value-type="string">
            <text:p>1992</text:p>
          </table:table-cell>
          <table:table-cell table:formula="of:=LEFT([.C507];28)" office:value-type="string" office:string-value=" 6:05:35 44:45:14 1992     0" calcext:value-type="string">
            <text:p><text:s/>6:05:35 44:45:14 1992 <text:s text:c="4"/>0</text:p>
          </table:table-cell>
          <table:table-cell table:style-name="ce40" table:formula="of:=RIGHT([.I507];4)" office:value-type="string" office:string-value="   0" calcext:value-type="string">
            <text:p><text:s text:c="3"/>0</text:p>
          </table:table-cell>
          <table:table-cell table:style-name="ce43" table:formula="of:=[.J507]/[.H507]*100" office:value-type="float" office:value="0" calcext:value-type="float">
            <text:p>0,0</text:p>
          </table:table-cell>
          <table:table-cell table:style-name="ce104"/>
          <table:table-cell table:style-name="ce43"/>
          <table:table-cell table:style-name="ce46" table:formula="of:=RIGHT([.C507];LEN([.C507])-30)" office:value-type="string" office:string-value="Pas du Limon (en traversée)" calcext:value-type="string">
            <text:p>Pas du Limon (en traversée)</text:p>
          </table:table-cell>
          <table:table-cell table:formula="of:=VALUE([.H507])" office:value-type="float" office:value="1992" calcext:value-type="float">
            <text:p>1992</text:p>
          </table:table-cell>
          <table:table-cell table:formula="of:=VALUE([.J507])" office:value-type="float" office:value="0" calcext:value-type="float">
            <text:p>0</text:p>
          </table:table-cell>
          <table:table-cell table:style-name="ce2" table:formula="of:=[.O507]+[.P507]" office:value-type="float" office:value="1992" calcext:value-type="float">
            <text:p>199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508" calcext:value-type="float">
            <text:p>508</text:p>
          </table:table-cell>
          <table:table-cell table:style-name="ce2" table:formula="of:=[.Q508]" office:value-type="float" office:value="1985" calcext:value-type="float">
            <text:p>1985</text:p>
          </table:table-cell>
          <table:table-cell table:style-name="ce25" office:value-type="string" calcext:value-type="string">
            <text:p><text:s/>5:36:49 44:47:37 1591 <text:s text:c="2"/>394 <text:s/>Sommet du Platary</text:p>
          </table:table-cell>
          <table:table-cell table:formula="of:=LEFT([.C508];17)" office:value-type="string" office:string-value=" 5:36:49 44:47:37" calcext:value-type="string">
            <text:p><text:s/>5:36:49 44:47:37</text:p>
          </table:table-cell>
          <table:table-cell table:style-name="ce40" table:formula="of:=RIGHT([.D508];8)" office:value-type="string" office:string-value="44:47:37" calcext:value-type="string">
            <text:p>44:47:37</text:p>
          </table:table-cell>
          <table:table-cell table:style-name="ce40" table:formula="of:=LEFT([.C508];8)" office:value-type="string" office:string-value=" 5:36:49" calcext:value-type="string">
            <text:p><text:s/>5:36:49</text:p>
          </table:table-cell>
          <table:table-cell table:formula="of:=LEFT([.C508];22)" office:value-type="string" office:string-value=" 5:36:49 44:47:37 1591" calcext:value-type="string">
            <text:p><text:s/>5:36:49 44:47:37 1591</text:p>
          </table:table-cell>
          <table:table-cell table:style-name="ce40" table:formula="of:=RIGHT([.G508];4)" office:value-type="string" office:string-value="1591" calcext:value-type="string">
            <text:p>1591</text:p>
          </table:table-cell>
          <table:table-cell table:formula="of:=LEFT([.C508];28)" office:value-type="string" office:string-value=" 5:36:49 44:47:37 1591   394" calcext:value-type="string">
            <text:p><text:s/>5:36:49 44:47:37 1591 <text:s text:c="2"/>394</text:p>
          </table:table-cell>
          <table:table-cell table:style-name="ce40" table:formula="of:=RIGHT([.I508];4)" office:value-type="string" office:string-value=" 394" calcext:value-type="string">
            <text:p><text:s/>394</text:p>
          </table:table-cell>
          <table:table-cell table:style-name="ce43" table:formula="of:=[.J508]/[.H508]*100" office:value-type="float" office:value="24.7642991829038" calcext:value-type="float">
            <text:p>24,8</text:p>
          </table:table-cell>
          <table:table-cell table:style-name="ce104"/>
          <table:table-cell table:style-name="ce43" office:value-type="float" office:value="2.9" calcext:value-type="float">
            <text:p>2,9</text:p>
          </table:table-cell>
          <table:table-cell table:style-name="ce49" table:formula="of:=RIGHT([.C508];LEN([.C508])-30)" office:value-type="string" office:string-value="Sommet du Platary" calcext:value-type="string">
            <text:p>Sommet du Platary</text:p>
          </table:table-cell>
          <table:table-cell table:formula="of:=VALUE([.H508])" office:value-type="float" office:value="1591" calcext:value-type="float">
            <text:p>1591</text:p>
          </table:table-cell>
          <table:table-cell table:formula="of:=VALUE([.J508])" office:value-type="float" office:value="394" calcext:value-type="float">
            <text:p>394</text:p>
          </table:table-cell>
          <table:table-cell table:style-name="ce2" table:formula="of:=[.O508]+[.P508]" office:value-type="float" office:value="1985" calcext:value-type="float">
            <text:p>1985</text:p>
          </table:table-cell>
          <table:table-cell office:value-type="string" calcext:value-type="string">
            <text:p>Automne 2013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509" calcext:value-type="float">
            <text:p>509</text:p>
          </table:table-cell>
          <table:table-cell table:style-name="ce2" table:formula="of:=[.Q509]" office:value-type="float" office:value="1980" calcext:value-type="float">
            <text:p>1980</text:p>
          </table:table-cell>
          <table:table-cell table:style-name="ce25" office:value-type="string" calcext:value-type="string">
            <text:p><text:s/>6:29:01 45:50:17 1834 <text:s text:c="2"/>146 <text:s/>La Croix Cartier</text:p>
          </table:table-cell>
          <table:table-cell table:formula="of:=LEFT([.C509];17)" office:value-type="string" office:string-value=" 6:29:01 45:50:17" calcext:value-type="string">
            <text:p><text:s/>6:29:01 45:50:17</text:p>
          </table:table-cell>
          <table:table-cell table:style-name="ce40" table:formula="of:=RIGHT([.D509];8)" office:value-type="string" office:string-value="45:50:17" calcext:value-type="string">
            <text:p>45:50:17</text:p>
          </table:table-cell>
          <table:table-cell table:style-name="ce40" table:formula="of:=LEFT([.C509];8)" office:value-type="string" office:string-value=" 6:29:01" calcext:value-type="string">
            <text:p><text:s/>6:29:01</text:p>
          </table:table-cell>
          <table:table-cell table:formula="of:=LEFT([.C509];22)" office:value-type="string" office:string-value=" 6:29:01 45:50:17 1834" calcext:value-type="string">
            <text:p><text:s/>6:29:01 45:50:17 1834</text:p>
          </table:table-cell>
          <table:table-cell table:style-name="ce40" table:formula="of:=RIGHT([.G509];4)" office:value-type="string" office:string-value="1834" calcext:value-type="string">
            <text:p>1834</text:p>
          </table:table-cell>
          <table:table-cell table:formula="of:=LEFT([.C509];28)" office:value-type="string" office:string-value=" 6:29:01 45:50:17 1834   146" calcext:value-type="string">
            <text:p><text:s/>6:29:01 45:50:17 1834 <text:s text:c="2"/>146</text:p>
          </table:table-cell>
          <table:table-cell table:style-name="ce40" table:formula="of:=RIGHT([.I509];4)" office:value-type="string" office:string-value=" 146" calcext:value-type="string">
            <text:p><text:s/>146</text:p>
          </table:table-cell>
          <table:table-cell table:style-name="ce43" table:formula="of:=[.J509]/[.H509]*100" office:value-type="float" office:value="7.96074154852781" calcext:value-type="float">
            <text:p>8,0</text:p>
          </table:table-cell>
          <table:table-cell table:style-name="ce104"/>
          <table:table-cell table:style-name="ce43"/>
          <table:table-cell table:style-name="ce49" table:formula="of:=RIGHT([.C509];LEN([.C509])-30)" office:value-type="string" office:string-value="La Croix Cartier" calcext:value-type="string">
            <text:p>La Croix Cartier</text:p>
          </table:table-cell>
          <table:table-cell table:formula="of:=VALUE([.H509])" office:value-type="float" office:value="1834" calcext:value-type="float">
            <text:p>1834</text:p>
          </table:table-cell>
          <table:table-cell table:formula="of:=VALUE([.J509])" office:value-type="float" office:value="146" calcext:value-type="float">
            <text:p>146</text:p>
          </table:table-cell>
          <table:table-cell table:style-name="ce2" table:formula="of:=[.O509]+[.P509]" office:value-type="float" office:value="1980" calcext:value-type="float">
            <text:p>198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2">
          <table:table-cell table:style-name="ce1" office:value-type="float" office:value="510" calcext:value-type="float">
            <text:p>510</text:p>
          </table:table-cell>
          <table:table-cell table:style-name="ce2" table:formula="of:=[.O510]+[.P510]" office:value-type="float" office:value="1978" calcext:value-type="float">
            <text:p>1978</text:p>
          </table:table-cell>
          <table:table-cell table:style-name="ce14" office:value-type="string" calcext:value-type="string">
            <text:p><text:s/>6:43:08 46:07:29 1889 <text:s text:c="3"/>89 <text:s/>Pointe de Chamossière</text:p>
          </table:table-cell>
          <table:table-cell table:formula="of:=LEFT([.C510];17)" office:value-type="string" office:string-value=" 6:43:08 46:07:29" calcext:value-type="string">
            <text:p><text:s/>6:43:08 46:07:29</text:p>
          </table:table-cell>
          <table:table-cell table:style-name="ce40" table:formula="of:=RIGHT([.D510];8)" office:value-type="string" office:string-value="46:07:29" calcext:value-type="string">
            <text:p>46:07:29</text:p>
          </table:table-cell>
          <table:table-cell table:style-name="ce40" table:formula="of:=LEFT([.C510];8)" office:value-type="string" office:string-value=" 6:43:08" calcext:value-type="string">
            <text:p><text:s/>6:43:08</text:p>
          </table:table-cell>
          <table:table-cell table:formula="of:=LEFT([.C510];22)" office:value-type="string" office:string-value=" 6:43:08 46:07:29 1889" calcext:value-type="string">
            <text:p><text:s/>6:43:08 46:07:29 1889</text:p>
          </table:table-cell>
          <table:table-cell table:style-name="ce40" table:formula="of:=RIGHT([.G510];4)" office:value-type="string" office:string-value="1889" calcext:value-type="string">
            <text:p>1889</text:p>
          </table:table-cell>
          <table:table-cell table:formula="of:=LEFT([.C510];28)" office:value-type="string" office:string-value=" 6:43:08 46:07:29 1889    89" calcext:value-type="string">
            <text:p><text:s/>6:43:08 46:07:29 1889 <text:s text:c="3"/>89</text:p>
          </table:table-cell>
          <table:table-cell table:style-name="ce40" table:formula="of:=RIGHT([.I510];4)" office:value-type="string" office:string-value="  89" calcext:value-type="string">
            <text:p><text:s text:c="2"/>89</text:p>
          </table:table-cell>
          <table:table-cell table:style-name="ce43" table:formula="of:=[.J510]/[.H510]*100" office:value-type="float" office:value="4.71148755955532" calcext:value-type="float">
            <text:p>4,7</text:p>
          </table:table-cell>
          <table:table-cell table:style-name="ce104"/>
          <table:table-cell table:style-name="ce43"/>
          <table:table-cell table:style-name="ce46" table:formula="of:=RIGHT([.C510];LEN([.C510])-30)" office:value-type="string" office:string-value="Pointe de Chamossière" calcext:value-type="string">
            <text:p>Pointe de Chamossière</text:p>
          </table:table-cell>
          <table:table-cell table:formula="of:=VALUE([.H510])" office:value-type="float" office:value="1889" calcext:value-type="float">
            <text:p>1889</text:p>
          </table:table-cell>
          <table:table-cell table:formula="of:=VALUE([.J510])" office:value-type="float" office:value="89" calcext:value-type="float">
            <text:p>89</text:p>
          </table:table-cell>
          <table:table-cell table:style-name="ce2" table:formula="of:=[.O510]+[.P510]" office:value-type="float" office:value="1978" calcext:value-type="float">
            <text:p>1978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table:style-name="ce2" table:formula="of:=[.O511]+[.P511]" office:value-type="float" office:value="1968" calcext:value-type="float">
            <text:p>1968</text:p>
          </table:table-cell>
          <table:table-cell table:style-name="ce14" office:value-type="string" calcext:value-type="string">
            <text:p><text:s/>6:11:13 45:53:47 1299 <text:s text:c="2"/>669 <text:s/>Mont Baron</text:p>
          </table:table-cell>
          <table:table-cell table:formula="of:=LEFT([.C511];17)" office:value-type="string" office:string-value=" 6:11:13 45:53:47" calcext:value-type="string">
            <text:p><text:s/>6:11:13 45:53:47</text:p>
          </table:table-cell>
          <table:table-cell table:style-name="ce40" table:formula="of:=RIGHT([.D511];8)" office:value-type="string" office:string-value="45:53:47" calcext:value-type="string">
            <text:p>45:53:47</text:p>
          </table:table-cell>
          <table:table-cell table:style-name="ce40" table:formula="of:=LEFT([.C511];8)" office:value-type="string" office:string-value=" 6:11:13" calcext:value-type="string">
            <text:p><text:s/>6:11:13</text:p>
          </table:table-cell>
          <table:table-cell table:formula="of:=LEFT([.C511];22)" office:value-type="string" office:string-value=" 6:11:13 45:53:47 1299" calcext:value-type="string">
            <text:p><text:s/>6:11:13 45:53:47 1299</text:p>
          </table:table-cell>
          <table:table-cell table:style-name="ce40" table:formula="of:=RIGHT([.G511];4)" office:value-type="string" office:string-value="1299" calcext:value-type="string">
            <text:p>1299</text:p>
          </table:table-cell>
          <table:table-cell table:formula="of:=LEFT([.C511];28)" office:value-type="string" office:string-value=" 6:11:13 45:53:47 1299   669" calcext:value-type="string">
            <text:p><text:s/>6:11:13 45:53:47 1299 <text:s text:c="2"/>669</text:p>
          </table:table-cell>
          <table:table-cell table:style-name="ce40" table:formula="of:=RIGHT([.I511];4)" office:value-type="string" office:string-value=" 669" calcext:value-type="string">
            <text:p><text:s/>669</text:p>
          </table:table-cell>
          <table:table-cell table:style-name="ce43" table:formula="of:=[.J511]/[.H511]*100" office:value-type="float" office:value="51.5011547344111" calcext:value-type="float">
            <text:p>51,5</text:p>
          </table:table-cell>
          <table:table-cell table:style-name="ce104"/>
          <table:table-cell table:style-name="ce43" office:value-type="float" office:value="4.8" calcext:value-type="float">
            <text:p>4,8</text:p>
          </table:table-cell>
          <table:table-cell table:style-name="ce46" table:formula="of:=RIGHT([.C511];LEN([.C511])-30)" office:value-type="string" office:string-value="Mont Baron" calcext:value-type="string">
            <text:p>Mont Baron</text:p>
          </table:table-cell>
          <table:table-cell table:formula="of:=VALUE([.H511])" office:value-type="float" office:value="1299" calcext:value-type="float">
            <text:p>1299</text:p>
          </table:table-cell>
          <table:table-cell table:formula="of:=VALUE([.J511])" office:value-type="float" office:value="669" calcext:value-type="float">
            <text:p>669</text:p>
          </table:table-cell>
          <table:table-cell table:style-name="ce2" table:formula="of:=[.O511]+[.P511]" office:value-type="float" office:value="1968" calcext:value-type="float">
            <text:p>19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2" table:formula="of:=[.O512]+[.P512]" office:value-type="float" office:value="1964" calcext:value-type="float">
            <text:p>1964</text:p>
          </table:table-cell>
          <table:table-cell table:style-name="ce14" office:value-type="string" calcext:value-type="string">
            <text:p><text:s/>6:26:42 44:17:16 1924 <text:s text:c="3"/>40 <text:s/>Le Pinet</text:p>
          </table:table-cell>
          <table:table-cell table:formula="of:=LEFT([.C512];17)" office:value-type="string" office:string-value=" 6:26:42 44:17:16" calcext:value-type="string">
            <text:p><text:s/>6:26:42 44:17:16</text:p>
          </table:table-cell>
          <table:table-cell table:style-name="ce40" table:formula="of:=RIGHT([.D512];8)" office:value-type="string" office:string-value="44:17:16" calcext:value-type="string">
            <text:p>44:17:16</text:p>
          </table:table-cell>
          <table:table-cell table:style-name="ce40" table:formula="of:=LEFT([.C512];8)" office:value-type="string" office:string-value=" 6:26:42" calcext:value-type="string">
            <text:p><text:s/>6:26:42</text:p>
          </table:table-cell>
          <table:table-cell table:formula="of:=LEFT([.C512];22)" office:value-type="string" office:string-value=" 6:26:42 44:17:16 1924" calcext:value-type="string">
            <text:p><text:s/>6:26:42 44:17:16 1924</text:p>
          </table:table-cell>
          <table:table-cell table:style-name="ce40" table:formula="of:=RIGHT([.G512];4)" office:value-type="string" office:string-value="1924" calcext:value-type="string">
            <text:p>1924</text:p>
          </table:table-cell>
          <table:table-cell table:formula="of:=LEFT([.C512];28)" office:value-type="string" office:string-value=" 6:26:42 44:17:16 1924    40" calcext:value-type="string">
            <text:p><text:s/>6:26:42 44:17:16 1924 <text:s text:c="3"/>40</text:p>
          </table:table-cell>
          <table:table-cell table:style-name="ce40" table:formula="of:=RIGHT([.I512];4)" office:value-type="string" office:string-value="  40" calcext:value-type="string">
            <text:p><text:s text:c="2"/>40</text:p>
          </table:table-cell>
          <table:table-cell table:style-name="ce43" table:formula="of:=[.J512]/[.H512]*100" office:value-type="float" office:value="2.07900207900208" calcext:value-type="float">
            <text:p>2,1</text:p>
          </table:table-cell>
          <table:table-cell table:style-name="ce104"/>
          <table:table-cell table:style-name="ce43"/>
          <table:table-cell table:style-name="ce46" table:formula="of:=RIGHT([.C512];LEN([.C512])-30)" office:value-type="string" office:string-value="Le Pinet" calcext:value-type="string">
            <text:p>Le Pinet</text:p>
          </table:table-cell>
          <table:table-cell table:formula="of:=VALUE([.H512])" office:value-type="float" office:value="1924" calcext:value-type="float">
            <text:p>1924</text:p>
          </table:table-cell>
          <table:table-cell table:formula="of:=VALUE([.J512])" office:value-type="float" office:value="40" calcext:value-type="float">
            <text:p>40</text:p>
          </table:table-cell>
          <table:table-cell table:style-name="ce2" table:formula="of:=[.O512]+[.P512]" office:value-type="float" office:value="1964" calcext:value-type="float">
            <text:p>196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513" calcext:value-type="float">
            <text:p>513</text:p>
          </table:table-cell>
          <table:table-cell table:style-name="ce2" table:formula="of:=[.O513]+[.P513]" office:value-type="float" office:value="1946" calcext:value-type="float">
            <text:p>1946</text:p>
          </table:table-cell>
          <table:table-cell table:style-name="ce14" office:value-type="string" calcext:value-type="string">
            <text:p><text:s/>6:16:41 44:36:38 1594 <text:s text:c="2"/>352 <text:s/>Clot la Cime</text:p>
          </table:table-cell>
          <table:table-cell table:formula="of:=LEFT([.C513];17)" office:value-type="string" office:string-value=" 6:16:41 44:36:38" calcext:value-type="string">
            <text:p><text:s/>6:16:41 44:36:38</text:p>
          </table:table-cell>
          <table:table-cell table:style-name="ce40" table:formula="of:=RIGHT([.D513];8)" office:value-type="string" office:string-value="44:36:38" calcext:value-type="string">
            <text:p>44:36:38</text:p>
          </table:table-cell>
          <table:table-cell table:style-name="ce40" table:formula="of:=LEFT([.C513];8)" office:value-type="string" office:string-value=" 6:16:41" calcext:value-type="string">
            <text:p><text:s/>6:16:41</text:p>
          </table:table-cell>
          <table:table-cell table:formula="of:=LEFT([.C513];22)" office:value-type="string" office:string-value=" 6:16:41 44:36:38 1594" calcext:value-type="string">
            <text:p><text:s/>6:16:41 44:36:38 1594</text:p>
          </table:table-cell>
          <table:table-cell table:style-name="ce40" table:formula="of:=RIGHT([.G513];4)" office:value-type="string" office:string-value="1594" calcext:value-type="string">
            <text:p>1594</text:p>
          </table:table-cell>
          <table:table-cell table:formula="of:=LEFT([.C513];28)" office:value-type="string" office:string-value=" 6:16:41 44:36:38 1594   352" calcext:value-type="string">
            <text:p><text:s/>6:16:41 44:36:38 1594 <text:s text:c="2"/>352</text:p>
          </table:table-cell>
          <table:table-cell table:style-name="ce40" table:formula="of:=RIGHT([.I513];4)" office:value-type="string" office:string-value=" 352" calcext:value-type="string">
            <text:p><text:s/>352</text:p>
          </table:table-cell>
          <table:table-cell table:style-name="ce43" table:formula="of:=[.J513]/[.H513]*100" office:value-type="float" office:value="22.0828105395232" calcext:value-type="float">
            <text:p>22,1</text:p>
          </table:table-cell>
          <table:table-cell table:style-name="ce104"/>
          <table:table-cell table:style-name="ce43" office:value-type="float" office:value="7.4" calcext:value-type="float">
            <text:p>7,4</text:p>
          </table:table-cell>
          <table:table-cell table:style-name="ce46" table:formula="of:=RIGHT([.C513];LEN([.C513])-30)" office:value-type="string" office:string-value="Clot la Cime" calcext:value-type="string">
            <text:p>Clot la Cime</text:p>
          </table:table-cell>
          <table:table-cell table:formula="of:=VALUE([.H513])" office:value-type="float" office:value="1594" calcext:value-type="float">
            <text:p>1594</text:p>
          </table:table-cell>
          <table:table-cell table:formula="of:=VALUE([.J513])" office:value-type="float" office:value="352" calcext:value-type="float">
            <text:p>352</text:p>
          </table:table-cell>
          <table:table-cell table:style-name="ce2" table:formula="of:=[.O513]+[.P513]" office:value-type="float" office:value="1946" calcext:value-type="float">
            <text:p>194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514" calcext:value-type="float">
            <text:p>514</text:p>
          </table:table-cell>
          <table:table-cell table:style-name="ce2" table:formula="of:=[.O514]+[.P514]" office:value-type="float" office:value="1939" calcext:value-type="float">
            <text:p>1939</text:p>
          </table:table-cell>
          <table:table-cell table:style-name="ce14" office:value-type="string" calcext:value-type="string">
            <text:p><text:s/>5:44:18 45:17:17 1771 <text:s text:c="2"/>168 <text:s/>La Pinéa</text:p>
          </table:table-cell>
          <table:table-cell table:formula="of:=LEFT([.C514];17)" office:value-type="string" office:string-value=" 5:44:18 45:17:17" calcext:value-type="string">
            <text:p><text:s/>5:44:18 45:17:17</text:p>
          </table:table-cell>
          <table:table-cell table:style-name="ce40" table:formula="of:=RIGHT([.D514];8)" office:value-type="string" office:string-value="45:17:17" calcext:value-type="string">
            <text:p>45:17:17</text:p>
          </table:table-cell>
          <table:table-cell table:style-name="ce40" table:formula="of:=LEFT([.C514];8)" office:value-type="string" office:string-value=" 5:44:18" calcext:value-type="string">
            <text:p><text:s/>5:44:18</text:p>
          </table:table-cell>
          <table:table-cell table:formula="of:=LEFT([.C514];22)" office:value-type="string" office:string-value=" 5:44:18 45:17:17 1771" calcext:value-type="string">
            <text:p><text:s/>5:44:18 45:17:17 1771</text:p>
          </table:table-cell>
          <table:table-cell table:style-name="ce40" table:formula="of:=RIGHT([.G514];4)" office:value-type="string" office:string-value="1771" calcext:value-type="string">
            <text:p>1771</text:p>
          </table:table-cell>
          <table:table-cell table:formula="of:=LEFT([.C514];28)" office:value-type="string" office:string-value=" 5:44:18 45:17:17 1771   168" calcext:value-type="string">
            <text:p><text:s/>5:44:18 45:17:17 1771 <text:s text:c="2"/>168</text:p>
          </table:table-cell>
          <table:table-cell table:style-name="ce40" table:formula="of:=RIGHT([.I514];4)" office:value-type="string" office:string-value=" 168" calcext:value-type="string">
            <text:p><text:s/>168</text:p>
          </table:table-cell>
          <table:table-cell table:style-name="ce43" table:formula="of:=[.J514]/[.H514]*100" office:value-type="float" office:value="9.48616600790514" calcext:value-type="float">
            <text:p>9,5</text:p>
          </table:table-cell>
          <table:table-cell table:style-name="ce104"/>
          <table:table-cell table:style-name="ce43" office:value-type="float" office:value="3.2" calcext:value-type="float">
            <text:p>3,2</text:p>
          </table:table-cell>
          <table:table-cell table:style-name="ce46" table:formula="of:=RIGHT([.C514];LEN([.C514])-30)" office:value-type="string" office:string-value="La Pinéa" calcext:value-type="string">
            <text:p>La Pinéa</text:p>
          </table:table-cell>
          <table:table-cell table:formula="of:=VALUE([.H514])" office:value-type="float" office:value="1771" calcext:value-type="float">
            <text:p>1771</text:p>
          </table:table-cell>
          <table:table-cell table:formula="of:=VALUE([.J514])" office:value-type="float" office:value="168" calcext:value-type="float">
            <text:p>168</text:p>
          </table:table-cell>
          <table:table-cell table:style-name="ce2" table:formula="of:=[.O514]+[.P514]" office:value-type="float" office:value="1939" calcext:value-type="float">
            <text:p>193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Estelle + (Éloi)</text:p>
          </table:table-cell>
          <table:table-cell table:number-columns-repeated="1005"/>
        </table:table-row>
        <table:table-row table:style-name="ro1">
          <table:table-cell table:style-name="ce1" office:value-type="float" office:value="515" calcext:value-type="float">
            <text:p>515</text:p>
          </table:table-cell>
          <table:table-cell table:style-name="ce2" table:formula="of:=[.O515]+[.P515]" office:value-type="float" office:value="1933" calcext:value-type="float">
            <text:p>1933</text:p>
          </table:table-cell>
          <table:table-cell table:style-name="ce14" office:value-type="string" calcext:value-type="string">
            <text:p><text:s/>6:26:38 45:47:39 1743 <text:s text:c="2"/>190 <text:s/>Praz Vechin</text:p>
          </table:table-cell>
          <table:table-cell table:formula="of:=LEFT([.C515];17)" office:value-type="string" office:string-value=" 6:26:38 45:47:39" calcext:value-type="string">
            <text:p><text:s/>6:26:38 45:47:39</text:p>
          </table:table-cell>
          <table:table-cell table:style-name="ce40" table:formula="of:=RIGHT([.D515];8)" office:value-type="string" office:string-value="45:47:39" calcext:value-type="string">
            <text:p>45:47:39</text:p>
          </table:table-cell>
          <table:table-cell table:style-name="ce40" table:formula="of:=LEFT([.C515];8)" office:value-type="string" office:string-value=" 6:26:38" calcext:value-type="string">
            <text:p><text:s/>6:26:38</text:p>
          </table:table-cell>
          <table:table-cell table:formula="of:=LEFT([.C515];22)" office:value-type="string" office:string-value=" 6:26:38 45:47:39 1743" calcext:value-type="string">
            <text:p><text:s/>6:26:38 45:47:39 1743</text:p>
          </table:table-cell>
          <table:table-cell table:style-name="ce40" table:formula="of:=RIGHT([.G515];4)" office:value-type="string" office:string-value="1743" calcext:value-type="string">
            <text:p>1743</text:p>
          </table:table-cell>
          <table:table-cell table:formula="of:=LEFT([.C515];28)" office:value-type="string" office:string-value=" 6:26:38 45:47:39 1743   190" calcext:value-type="string">
            <text:p><text:s/>6:26:38 45:47:39 1743 <text:s text:c="2"/>190</text:p>
          </table:table-cell>
          <table:table-cell table:style-name="ce40" table:formula="of:=RIGHT([.I515];4)" office:value-type="string" office:string-value=" 190" calcext:value-type="string">
            <text:p><text:s/>190</text:p>
          </table:table-cell>
          <table:table-cell table:style-name="ce43" table:formula="of:=[.J515]/[.H515]*100" office:value-type="float" office:value="10.9007458405049" calcext:value-type="float">
            <text:p>10,9</text:p>
          </table:table-cell>
          <table:table-cell table:style-name="ce104"/>
          <table:table-cell table:style-name="ce43" office:value-type="float" office:value="1.2" calcext:value-type="float">
            <text:p>1,2</text:p>
          </table:table-cell>
          <table:table-cell table:style-name="ce46" table:formula="of:=RIGHT([.C515];LEN([.C515])-30)" office:value-type="string" office:string-value="Praz Vechin" calcext:value-type="string">
            <text:p>Praz Vechin</text:p>
          </table:table-cell>
          <table:table-cell table:formula="of:=VALUE([.H515])" office:value-type="float" office:value="1743" calcext:value-type="float">
            <text:p>1743</text:p>
          </table:table-cell>
          <table:table-cell table:formula="of:=VALUE([.J515])" office:value-type="float" office:value="190" calcext:value-type="float">
            <text:p>190</text:p>
          </table:table-cell>
          <table:table-cell table:style-name="ce2" table:formula="of:=[.O515]+[.P515]" office:value-type="float" office:value="1933" calcext:value-type="float">
            <text:p>1933</text:p>
          </table:table-cell>
          <table:table-cell office:value-type="string" calcext:value-type="string">
            <text:p>2010 et 2014</text:p>
          </table:table-cell>
          <table:table-cell office:value-type="string" calcext:value-type="string">
            <text:p>Éloi / 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516" calcext:value-type="float">
            <text:p>516</text:p>
          </table:table-cell>
          <table:table-cell table:style-name="ce2" table:formula="of:=[.O516]+[.P516]" office:value-type="float" office:value="1925" calcext:value-type="float">
            <text:p>1925</text:p>
          </table:table-cell>
          <table:table-cell table:style-name="ce8" office:value-type="string" calcext:value-type="string">
            <text:p><text:s/>0:25:10 42:56:23 1805 <text:s text:c="2"/>120 <text:s/>Mountarrouy</text:p>
          </table:table-cell>
          <table:table-cell table:formula="of:=LEFT([.C516];17)" office:value-type="string" office:string-value=" 0:25:10 42:56:23" calcext:value-type="string">
            <text:p><text:s/>0:25:10 42:56:23</text:p>
          </table:table-cell>
          <table:table-cell table:style-name="ce40" table:formula="of:=RIGHT([.D516];8)" office:value-type="string" office:string-value="42:56:23" calcext:value-type="string">
            <text:p>42:56:23</text:p>
          </table:table-cell>
          <table:table-cell table:style-name="ce40" table:formula="of:=LEFT([.C516];8)" office:value-type="string" office:string-value=" 0:25:10" calcext:value-type="string">
            <text:p><text:s/>0:25:10</text:p>
          </table:table-cell>
          <table:table-cell table:formula="of:=LEFT([.C516];22)" office:value-type="string" office:string-value=" 0:25:10 42:56:23 1805" calcext:value-type="string">
            <text:p><text:s/>0:25:10 42:56:23 1805</text:p>
          </table:table-cell>
          <table:table-cell table:style-name="ce40" table:formula="of:=RIGHT([.G516];4)" office:value-type="string" office:string-value="1805" calcext:value-type="string">
            <text:p>1805</text:p>
          </table:table-cell>
          <table:table-cell table:formula="of:=LEFT([.C516];28)" office:value-type="string" office:string-value=" 0:25:10 42:56:23 1805   120" calcext:value-type="string">
            <text:p><text:s/>0:25:10 42:56:23 1805 <text:s text:c="2"/>120</text:p>
          </table:table-cell>
          <table:table-cell table:style-name="ce40" table:formula="of:=RIGHT([.I516];4)" office:value-type="string" office:string-value=" 120" calcext:value-type="string">
            <text:p><text:s/>120</text:p>
          </table:table-cell>
          <table:table-cell table:style-name="ce43" table:formula="of:=[.J516]/[.H516]*100" office:value-type="float" office:value="6.64819944598338" calcext:value-type="float">
            <text:p>6,6</text:p>
          </table:table-cell>
          <table:table-cell table:style-name="ce104"/>
          <table:table-cell table:style-name="ce43"/>
          <table:table-cell table:style-name="ce46" table:formula="of:=RIGHT([.C516];LEN([.C516])-30)" office:value-type="string" office:string-value="Mountarrouy" calcext:value-type="string">
            <text:p>Mountarrouy</text:p>
          </table:table-cell>
          <table:table-cell table:formula="of:=VALUE([.H516])" office:value-type="float" office:value="1805" calcext:value-type="float">
            <text:p>1805</text:p>
          </table:table-cell>
          <table:table-cell table:formula="of:=VALUE([.J516])" office:value-type="float" office:value="120" calcext:value-type="float">
            <text:p>120</text:p>
          </table:table-cell>
          <table:table-cell table:style-name="ce2" table:formula="of:=[.O516]+[.P516]" office:value-type="float" office:value="1925" calcext:value-type="float">
            <text:p>1925</text:p>
          </table:table-cell>
          <table:table-cell office:value-type="string" calcext:value-type="string">
            <text:p>Printemps 2018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517" calcext:value-type="float">
            <text:p>517</text:p>
          </table:table-cell>
          <table:table-cell table:style-name="ce2" table:formula="of:=[.O517]+[.P517]" office:value-type="float" office:value="1912" calcext:value-type="float">
            <text:p>1912</text:p>
          </table:table-cell>
          <table:table-cell table:style-name="ce14" office:value-type="string" calcext:value-type="string">
            <text:p><text:s/>6:21:26 45:43:25 1817 <text:s text:c="3"/>95 <text:s/>Pointe de Séllive</text:p>
          </table:table-cell>
          <table:table-cell table:formula="of:=LEFT([.C517];17)" office:value-type="string" office:string-value=" 6:21:26 45:43:25" calcext:value-type="string">
            <text:p><text:s/>6:21:26 45:43:25</text:p>
          </table:table-cell>
          <table:table-cell table:style-name="ce40" table:formula="of:=RIGHT([.D517];8)" office:value-type="string" office:string-value="45:43:25" calcext:value-type="string">
            <text:p>45:43:25</text:p>
          </table:table-cell>
          <table:table-cell table:style-name="ce40" table:formula="of:=LEFT([.C517];8)" office:value-type="string" office:string-value=" 6:21:26" calcext:value-type="string">
            <text:p><text:s/>6:21:26</text:p>
          </table:table-cell>
          <table:table-cell table:formula="of:=LEFT([.C517];22)" office:value-type="string" office:string-value=" 6:21:26 45:43:25 1817" calcext:value-type="string">
            <text:p><text:s/>6:21:26 45:43:25 1817</text:p>
          </table:table-cell>
          <table:table-cell table:style-name="ce40" table:formula="of:=RIGHT([.G517];4)" office:value-type="string" office:string-value="1817" calcext:value-type="string">
            <text:p>1817</text:p>
          </table:table-cell>
          <table:table-cell table:formula="of:=LEFT([.C517];28)" office:value-type="string" office:string-value=" 6:21:26 45:43:25 1817    95" calcext:value-type="string">
            <text:p><text:s/>6:21:26 45:43:25 1817 <text:s text:c="3"/>95</text:p>
          </table:table-cell>
          <table:table-cell table:style-name="ce40" table:formula="of:=RIGHT([.I517];4)" office:value-type="string" office:string-value="  95" calcext:value-type="string">
            <text:p><text:s text:c="2"/>95</text:p>
          </table:table-cell>
          <table:table-cell table:style-name="ce43" table:formula="of:=[.J517]/[.H517]*100" office:value-type="float" office:value="5.22839845899835" calcext:value-type="float">
            <text:p>5,2</text:p>
          </table:table-cell>
          <table:table-cell table:style-name="ce104"/>
          <table:table-cell table:style-name="ce43"/>
          <table:table-cell table:style-name="ce46" table:formula="of:=RIGHT([.C517];LEN([.C517])-30)" office:value-type="string" office:string-value="Pointe de Séllive" calcext:value-type="string">
            <text:p>Pointe de Séllive</text:p>
          </table:table-cell>
          <table:table-cell table:formula="of:=VALUE([.H517])" office:value-type="float" office:value="1817" calcext:value-type="float">
            <text:p>1817</text:p>
          </table:table-cell>
          <table:table-cell table:formula="of:=VALUE([.J517])" office:value-type="float" office:value="95" calcext:value-type="float">
            <text:p>95</text:p>
          </table:table-cell>
          <table:table-cell table:style-name="ce2" table:formula="of:=[.O517]+[.P517]" office:value-type="float" office:value="1912" calcext:value-type="float">
            <text:p>1912</text:p>
          </table:table-cell>
          <table:table-cell office:value-type="float" office:value="2010" calcext:value-type="float">
            <text:p>2010</text:p>
          </table:table-cell>
          <table:table-cell table:number-columns-repeated="1006"/>
        </table:table-row>
        <table:table-row table:style-name="ro1">
          <table:table-cell table:style-name="ce1" office:value-type="float" office:value="518" calcext:value-type="float">
            <text:p>518</text:p>
          </table:table-cell>
          <table:table-cell table:style-name="ce2" table:formula="of:=[.O518]+[.P518]" office:value-type="float" office:value="1899" calcext:value-type="float">
            <text:p>1899</text:p>
          </table:table-cell>
          <table:table-cell table:style-name="ce17" office:value-type="string" calcext:value-type="string">
            <text:p><text:s/>5:48:10 43:20:18 1148 <text:s text:c="2"/>751 <text:s/>Chaine de la Sainte-Baume / Signal des Béguines</text:p>
          </table:table-cell>
          <table:table-cell table:formula="of:=LEFT([.C518];17)" office:value-type="string" office:string-value=" 5:48:10 43:20:18" calcext:value-type="string">
            <text:p><text:s/>5:48:10 43:20:18</text:p>
          </table:table-cell>
          <table:table-cell table:style-name="ce40" table:formula="of:=RIGHT([.D518];8)" office:value-type="string" office:string-value="43:20:18" calcext:value-type="string">
            <text:p>43:20:18</text:p>
          </table:table-cell>
          <table:table-cell table:style-name="ce40" table:formula="of:=LEFT([.C518];8)" office:value-type="string" office:string-value=" 5:48:10" calcext:value-type="string">
            <text:p><text:s/>5:48:10</text:p>
          </table:table-cell>
          <table:table-cell table:formula="of:=LEFT([.C518];22)" office:value-type="string" office:string-value=" 5:48:10 43:20:18 1148" calcext:value-type="string">
            <text:p><text:s/>5:48:10 43:20:18 1148</text:p>
          </table:table-cell>
          <table:table-cell table:style-name="ce40" table:formula="of:=RIGHT([.G518];4)" office:value-type="string" office:string-value="1148" calcext:value-type="string">
            <text:p>1148</text:p>
          </table:table-cell>
          <table:table-cell table:formula="of:=LEFT([.C518];28)" office:value-type="string" office:string-value=" 5:48:10 43:20:18 1148   751" calcext:value-type="string">
            <text:p><text:s/>5:48:10 43:20:18 1148 <text:s text:c="2"/>751</text:p>
          </table:table-cell>
          <table:table-cell table:style-name="ce40" table:formula="of:=RIGHT([.I518];4)" office:value-type="string" office:string-value=" 751" calcext:value-type="string">
            <text:p><text:s/>751</text:p>
          </table:table-cell>
          <table:table-cell table:style-name="ce43" table:formula="of:=[.J518]/[.H518]*100" office:value-type="float" office:value="65.418118466899" calcext:value-type="float">
            <text:p>65,4</text:p>
          </table:table-cell>
          <table:table-cell table:style-name="ce104"/>
          <table:table-cell table:style-name="ce43" office:value-type="float" office:value="57.1" calcext:value-type="float">
            <text:p>57,1</text:p>
          </table:table-cell>
          <table:table-cell table:style-name="ce46" table:formula="of:=RIGHT([.C518];LEN([.C518])-30)" office:value-type="string" office:string-value="Chaine de la Sainte-Baume / Signal des Béguines" calcext:value-type="string">
            <text:p>Chaine de la Sainte-Baume / Signal des Béguines</text:p>
          </table:table-cell>
          <table:table-cell table:formula="of:=VALUE([.H518])" office:value-type="float" office:value="1148" calcext:value-type="float">
            <text:p>1148</text:p>
          </table:table-cell>
          <table:table-cell table:formula="of:=VALUE([.J518])" office:value-type="float" office:value="751" calcext:value-type="float">
            <text:p>751</text:p>
          </table:table-cell>
          <table:table-cell table:style-name="ce2" table:formula="of:=[.O518]+[.P518]" office:value-type="float" office:value="1899" calcext:value-type="float">
            <text:p>1899</text:p>
          </table:table-cell>
          <table:table-cell office:value-type="string" calcext:value-type="string">
            <text:p>Printemps 2013</text:p>
          </table:table-cell>
          <table:table-cell office:value-type="string" calcext:value-type="string">
            <text:p>Laurent</text:p>
          </table:table-cell>
          <table:table-cell table:number-columns-repeated="1005"/>
        </table:table-row>
        <table:table-row table:style-name="ro1">
          <table:table-cell table:style-name="ce1" office:value-type="float" office:value="519" calcext:value-type="float">
            <text:p>519</text:p>
          </table:table-cell>
          <table:table-cell table:style-name="ce2" table:formula="of:=[.O519]+[.P519]" office:value-type="float" office:value="1875" calcext:value-type="float">
            <text:p>1875</text:p>
          </table:table-cell>
          <table:table-cell table:style-name="ce17" office:value-type="string" calcext:value-type="string">
            <text:p><text:s/>5:34:13 44:45:38 1745 <text:s text:c="2"/>130 <text:s/>Serre de Beaupuy</text:p>
          </table:table-cell>
          <table:table-cell table:formula="of:=LEFT([.C519];17)" office:value-type="string" office:string-value=" 5:34:13 44:45:38" calcext:value-type="string">
            <text:p><text:s/>5:34:13 44:45:38</text:p>
          </table:table-cell>
          <table:table-cell table:style-name="ce40" table:formula="of:=RIGHT([.D519];8)" office:value-type="string" office:string-value="44:45:38" calcext:value-type="string">
            <text:p>44:45:38</text:p>
          </table:table-cell>
          <table:table-cell table:style-name="ce40" table:formula="of:=LEFT([.C519];8)" office:value-type="string" office:string-value=" 5:34:13" calcext:value-type="string">
            <text:p><text:s/>5:34:13</text:p>
          </table:table-cell>
          <table:table-cell table:formula="of:=LEFT([.C519];22)" office:value-type="string" office:string-value=" 5:34:13 44:45:38 1745" calcext:value-type="string">
            <text:p><text:s/>5:34:13 44:45:38 1745</text:p>
          </table:table-cell>
          <table:table-cell table:style-name="ce40" table:formula="of:=RIGHT([.G519];4)" office:value-type="string" office:string-value="1745" calcext:value-type="string">
            <text:p>1745</text:p>
          </table:table-cell>
          <table:table-cell table:formula="of:=LEFT([.C519];28)" office:value-type="string" office:string-value=" 5:34:13 44:45:38 1745   130" calcext:value-type="string">
            <text:p><text:s/>5:34:13 44:45:38 1745 <text:s text:c="2"/>130</text:p>
          </table:table-cell>
          <table:table-cell table:style-name="ce40" table:formula="of:=RIGHT([.I519];4)" office:value-type="string" office:string-value=" 130" calcext:value-type="string">
            <text:p><text:s/>130</text:p>
          </table:table-cell>
          <table:table-cell table:style-name="ce43" table:formula="of:=[.J519]/[.H519]*100" office:value-type="float" office:value="7.44985673352436" calcext:value-type="float">
            <text:p>7,4</text:p>
          </table:table-cell>
          <table:table-cell table:style-name="ce104"/>
          <table:table-cell table:style-name="ce43"/>
          <table:table-cell table:style-name="ce46" table:formula="of:=RIGHT([.C519];LEN([.C519])-30)" office:value-type="string" office:string-value="Serre de Beaupuy" calcext:value-type="string">
            <text:p>Serre de Beaupuy</text:p>
          </table:table-cell>
          <table:table-cell table:formula="of:=VALUE([.H519])" office:value-type="float" office:value="1745" calcext:value-type="float">
            <text:p>1745</text:p>
          </table:table-cell>
          <table:table-cell table:formula="of:=VALUE([.J519])" office:value-type="float" office:value="130" calcext:value-type="float">
            <text:p>130</text:p>
          </table:table-cell>
          <table:table-cell table:style-name="ce2" table:formula="of:=[.O519]+[.P519]" office:value-type="float" office:value="1875" calcext:value-type="float">
            <text:p>1875</text:p>
          </table:table-cell>
          <table:table-cell office:value-type="string" calcext:value-type="string">
            <text:p>Automne 2013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520" calcext:value-type="float">
            <text:p>520</text:p>
          </table:table-cell>
          <table:table-cell table:style-name="ce2" table:formula="of:=[.Q520]" office:value-type="float" office:value="1861" calcext:value-type="float">
            <text:p>1861</text:p>
          </table:table-cell>
          <table:table-cell table:style-name="ce25" office:value-type="string" calcext:value-type="string">
            <text:p><text:s/>5:35:41 44:50:42 1553 <text:s text:c="2"/>308 <text:s/>GOUTAROUX / L'AUBEYRON</text:p>
          </table:table-cell>
          <table:table-cell table:formula="of:=LEFT([.C520];17)" office:value-type="string" office:string-value=" 5:35:41 44:50:42" calcext:value-type="string">
            <text:p><text:s/>5:35:41 44:50:42</text:p>
          </table:table-cell>
          <table:table-cell table:style-name="ce40" table:formula="of:=RIGHT([.D520];8)" office:value-type="string" office:string-value="44:50:42" calcext:value-type="string">
            <text:p>44:50:42</text:p>
          </table:table-cell>
          <table:table-cell table:style-name="ce40" table:formula="of:=LEFT([.C520];8)" office:value-type="string" office:string-value=" 5:35:41" calcext:value-type="string">
            <text:p><text:s/>5:35:41</text:p>
          </table:table-cell>
          <table:table-cell table:formula="of:=LEFT([.C520];22)" office:value-type="string" office:string-value=" 5:35:41 44:50:42 1553" calcext:value-type="string">
            <text:p><text:s/>5:35:41 44:50:42 1553</text:p>
          </table:table-cell>
          <table:table-cell table:style-name="ce40" table:formula="of:=RIGHT([.G520];4)" office:value-type="string" office:string-value="1553" calcext:value-type="string">
            <text:p>1553</text:p>
          </table:table-cell>
          <table:table-cell table:formula="of:=LEFT([.C520];28)" office:value-type="string" office:string-value=" 5:35:41 44:50:42 1553   308" calcext:value-type="string">
            <text:p><text:s/>5:35:41 44:50:42 1553 <text:s text:c="2"/>308</text:p>
          </table:table-cell>
          <table:table-cell table:style-name="ce40" table:formula="of:=RIGHT([.I520];4)" office:value-type="string" office:string-value=" 308" calcext:value-type="string">
            <text:p><text:s/>308</text:p>
          </table:table-cell>
          <table:table-cell table:style-name="ce43" table:formula="of:=[.J520]/[.H520]*100" office:value-type="float" office:value="19.8325820991629" calcext:value-type="float">
            <text:p>19,8</text:p>
          </table:table-cell>
          <table:table-cell table:style-name="ce104"/>
          <table:table-cell table:style-name="ce43" office:value-type="float" office:value="2.7" calcext:value-type="float">
            <text:p>2,7</text:p>
          </table:table-cell>
          <table:table-cell table:style-name="ce49" table:formula="of:=RIGHT([.C520];LEN([.C520])-30)" office:value-type="string" office:string-value="GOUTAROUX / L'AUBEYRON" calcext:value-type="string">
            <text:p>GOUTAROUX / L'AUBEYRON</text:p>
          </table:table-cell>
          <table:table-cell table:formula="of:=VALUE([.H520])" office:value-type="float" office:value="1553" calcext:value-type="float">
            <text:p>1553</text:p>
          </table:table-cell>
          <table:table-cell table:formula="of:=VALUE([.J520])" office:value-type="float" office:value="308" calcext:value-type="float">
            <text:p>308</text:p>
          </table:table-cell>
          <table:table-cell table:style-name="ce2" table:formula="of:=[.O520]+[.P520]" office:value-type="float" office:value="1861" calcext:value-type="float">
            <text:p>1861</text:p>
          </table:table-cell>
          <table:table-cell office:value-type="string" calcext:value-type="string">
            <text:p>Automne 2013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521" calcext:value-type="float">
            <text:p>521</text:p>
          </table:table-cell>
          <table:table-cell table:style-name="ce2" table:formula="of:=[.O521]+[.P521]" office:value-type="float" office:value="1852" calcext:value-type="float">
            <text:p>1852</text:p>
          </table:table-cell>
          <table:table-cell table:style-name="ce14" office:value-type="string" calcext:value-type="string">
            <text:p><text:s/>5:52:49 44:54:26 1604 <text:s text:c="2"/>248 <text:s/>Montagne de Roussillon</text:p>
          </table:table-cell>
          <table:table-cell table:formula="of:=LEFT([.C521];17)" office:value-type="string" office:string-value=" 5:52:49 44:54:26" calcext:value-type="string">
            <text:p><text:s/>5:52:49 44:54:26</text:p>
          </table:table-cell>
          <table:table-cell table:style-name="ce40" table:formula="of:=RIGHT([.D521];8)" office:value-type="string" office:string-value="44:54:26" calcext:value-type="string">
            <text:p>44:54:26</text:p>
          </table:table-cell>
          <table:table-cell table:style-name="ce40" table:formula="of:=LEFT([.C521];8)" office:value-type="string" office:string-value=" 5:52:49" calcext:value-type="string">
            <text:p><text:s/>5:52:49</text:p>
          </table:table-cell>
          <table:table-cell table:formula="of:=LEFT([.C521];22)" office:value-type="string" office:string-value=" 5:52:49 44:54:26 1604" calcext:value-type="string">
            <text:p><text:s/>5:52:49 44:54:26 1604</text:p>
          </table:table-cell>
          <table:table-cell table:style-name="ce40" table:formula="of:=RIGHT([.G521];4)" office:value-type="string" office:string-value="1604" calcext:value-type="string">
            <text:p>1604</text:p>
          </table:table-cell>
          <table:table-cell table:formula="of:=LEFT([.C521];28)" office:value-type="string" office:string-value=" 5:52:49 44:54:26 1604   248" calcext:value-type="string">
            <text:p><text:s/>5:52:49 44:54:26 1604 <text:s text:c="2"/>248</text:p>
          </table:table-cell>
          <table:table-cell table:style-name="ce40" table:formula="of:=RIGHT([.I521];4)" office:value-type="string" office:string-value=" 248" calcext:value-type="string">
            <text:p><text:s/>248</text:p>
          </table:table-cell>
          <table:table-cell table:style-name="ce43" table:formula="of:=[.J521]/[.H521]*100" office:value-type="float" office:value="15.4613466334165" calcext:value-type="float">
            <text:p>15,5</text:p>
          </table:table-cell>
          <table:table-cell table:style-name="ce104"/>
          <table:table-cell table:style-name="ce43" office:value-type="float" office:value="1.6" calcext:value-type="float">
            <text:p>1,6</text:p>
          </table:table-cell>
          <table:table-cell table:style-name="ce49" table:formula="of:=RIGHT([.C521];LEN([.C521])-30)" office:value-type="string" office:string-value="Montagne de Roussillon" calcext:value-type="string">
            <text:p>Montagne de Roussillon</text:p>
          </table:table-cell>
          <table:table-cell table:formula="of:=VALUE([.H521])" office:value-type="float" office:value="1604" calcext:value-type="float">
            <text:p>1604</text:p>
          </table:table-cell>
          <table:table-cell table:formula="of:=VALUE([.J521])" office:value-type="float" office:value="248" calcext:value-type="float">
            <text:p>248</text:p>
          </table:table-cell>
          <table:table-cell table:style-name="ce2" table:formula="of:=[.O521]+[.P521]" office:value-type="float" office:value="1852" calcext:value-type="float">
            <text:p>1852</text:p>
          </table:table-cell>
          <table:table-cell office:value-type="string" calcext:value-type="string">
            <text:p>Printemps 2012</text:p>
          </table:table-cell>
          <table:table-cell table:number-columns-repeated="1006"/>
        </table:table-row>
        <table:table-row table:style-name="ro1">
          <table:table-cell table:style-name="ce1" office:value-type="float" office:value="522" calcext:value-type="float">
            <text:p>522</text:p>
          </table:table-cell>
          <table:table-cell table:style-name="ce2" table:formula="of:=[.O522]+[.P522]" office:value-type="float" office:value="1843" calcext:value-type="float">
            <text:p>1843</text:p>
          </table:table-cell>
          <table:table-cell table:style-name="ce8" office:value-type="string" calcext:value-type="string">
            <text:p><text:s/>1:27:31 42:49:40 1822 <text:s text:c="3"/>21 <text:s/>Étang Bleu</text:p>
          </table:table-cell>
          <table:table-cell table:formula="of:=LEFT([.C522];17)" office:value-type="string" office:string-value=" 1:27:31 42:49:40" calcext:value-type="string">
            <text:p><text:s/>1:27:31 42:49:40</text:p>
          </table:table-cell>
          <table:table-cell table:style-name="ce40" table:formula="of:=RIGHT([.D522];8)" office:value-type="string" office:string-value="42:49:40" calcext:value-type="string">
            <text:p>42:49:40</text:p>
          </table:table-cell>
          <table:table-cell table:style-name="ce40" table:formula="of:=LEFT([.C522];8)" office:value-type="string" office:string-value=" 1:27:31" calcext:value-type="string">
            <text:p><text:s/>1:27:31</text:p>
          </table:table-cell>
          <table:table-cell table:formula="of:=LEFT([.C522];22)" office:value-type="string" office:string-value=" 1:27:31 42:49:40 1822" calcext:value-type="string">
            <text:p><text:s/>1:27:31 42:49:40 1822</text:p>
          </table:table-cell>
          <table:table-cell table:style-name="ce40" table:formula="of:=RIGHT([.G522];4)" office:value-type="string" office:string-value="1822" calcext:value-type="string">
            <text:p>1822</text:p>
          </table:table-cell>
          <table:table-cell table:formula="of:=LEFT([.C522];28)" office:value-type="string" office:string-value=" 1:27:31 42:49:40 1822    21" calcext:value-type="string">
            <text:p><text:s/>1:27:31 42:49:40 1822 <text:s text:c="3"/>21</text:p>
          </table:table-cell>
          <table:table-cell table:style-name="ce40" table:formula="of:=RIGHT([.I522];4)" office:value-type="string" office:string-value="  21" calcext:value-type="string">
            <text:p><text:s text:c="2"/>21</text:p>
          </table:table-cell>
          <table:table-cell table:style-name="ce43" table:formula="of:=[.J522]/[.H522]*100" office:value-type="float" office:value="1.15257958287596" calcext:value-type="float">
            <text:p>1,2</text:p>
          </table:table-cell>
          <table:table-cell table:style-name="ce104"/>
          <table:table-cell table:style-name="ce43"/>
          <table:table-cell table:style-name="ce46" table:formula="of:=RIGHT([.C522];LEN([.C522])-30)" office:value-type="string" office:string-value="Étang Bleu" calcext:value-type="string">
            <text:p>Étang Bleu</text:p>
          </table:table-cell>
          <table:table-cell table:formula="of:=VALUE([.H522])" office:value-type="float" office:value="1822" calcext:value-type="float">
            <text:p>1822</text:p>
          </table:table-cell>
          <table:table-cell table:formula="of:=VALUE([.J522])" office:value-type="float" office:value="21" calcext:value-type="float">
            <text:p>21</text:p>
          </table:table-cell>
          <table:table-cell table:style-name="ce2" table:formula="of:=[.O522]+[.P522]" office:value-type="float" office:value="1843" calcext:value-type="float">
            <text:p>1843</text:p>
          </table:table-cell>
          <table:table-cell office:value-type="string" calcext:value-type="string">
            <text:p>Printemps 2015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523" calcext:value-type="float">
            <text:p>523</text:p>
          </table:table-cell>
          <table:table-cell table:style-name="ce2" table:formula="of:=[.O523]+[.P523]" office:value-type="float" office:value="1776" calcext:value-type="float">
            <text:p>1776</text:p>
          </table:table-cell>
          <table:table-cell table:style-name="ce14" office:value-type="string" calcext:value-type="string">
            <text:p><text:s/>6:26:56 44:04:21 1694 <text:s text:c="3"/>82 <text:s/>Sommet de Séoune</text:p>
          </table:table-cell>
          <table:table-cell table:formula="of:=LEFT([.C523];17)" office:value-type="string" office:string-value=" 6:26:56 44:04:21" calcext:value-type="string">
            <text:p><text:s/>6:26:56 44:04:21</text:p>
          </table:table-cell>
          <table:table-cell table:style-name="ce40" table:formula="of:=RIGHT([.D523];8)" office:value-type="string" office:string-value="44:04:21" calcext:value-type="string">
            <text:p>44:04:21</text:p>
          </table:table-cell>
          <table:table-cell table:style-name="ce40" table:formula="of:=LEFT([.C523];8)" office:value-type="string" office:string-value=" 6:26:56" calcext:value-type="string">
            <text:p><text:s/>6:26:56</text:p>
          </table:table-cell>
          <table:table-cell table:formula="of:=LEFT([.C523];22)" office:value-type="string" office:string-value=" 6:26:56 44:04:21 1694" calcext:value-type="string">
            <text:p><text:s/>6:26:56 44:04:21 1694</text:p>
          </table:table-cell>
          <table:table-cell table:style-name="ce40" table:formula="of:=RIGHT([.G523];4)" office:value-type="string" office:string-value="1694" calcext:value-type="string">
            <text:p>1694</text:p>
          </table:table-cell>
          <table:table-cell table:formula="of:=LEFT([.C523];28)" office:value-type="string" office:string-value=" 6:26:56 44:04:21 1694    82" calcext:value-type="string">
            <text:p><text:s/>6:26:56 44:04:21 1694 <text:s text:c="3"/>82</text:p>
          </table:table-cell>
          <table:table-cell table:style-name="ce40" table:formula="of:=RIGHT([.I523];4)" office:value-type="string" office:string-value="  82" calcext:value-type="string">
            <text:p><text:s text:c="2"/>82</text:p>
          </table:table-cell>
          <table:table-cell table:style-name="ce43" table:formula="of:=[.J523]/[.H523]*100" office:value-type="float" office:value="4.84061393152302" calcext:value-type="float">
            <text:p>4,8</text:p>
          </table:table-cell>
          <table:table-cell table:style-name="ce104"/>
          <table:table-cell table:style-name="ce43"/>
          <table:table-cell table:style-name="ce49" table:formula="of:=RIGHT([.C523];LEN([.C523])-30)" office:value-type="string" office:string-value="Sommet de Séoune" calcext:value-type="string">
            <text:p>Sommet de Séoune</text:p>
          </table:table-cell>
          <table:table-cell table:formula="of:=VALUE([.H523])" office:value-type="float" office:value="1694" calcext:value-type="float">
            <text:p>1694</text:p>
          </table:table-cell>
          <table:table-cell table:formula="of:=VALUE([.J523])" office:value-type="float" office:value="82" calcext:value-type="float">
            <text:p>82</text:p>
          </table:table-cell>
          <table:table-cell table:style-name="ce2" table:formula="of:=[.O523]+[.P523]" office:value-type="float" office:value="1776" calcext:value-type="float">
            <text:p>1776</text:p>
          </table:table-cell>
          <table:table-cell office:value-type="string" calcext:value-type="string">
            <text:p>Automne 2012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524" calcext:value-type="float">
            <text:p>524</text:p>
          </table:table-cell>
          <table:table-cell table:style-name="ce2" table:formula="of:=[.O524]+[.P524]" office:value-type="float" office:value="1749" calcext:value-type="float">
            <text:p>1749</text:p>
          </table:table-cell>
          <table:table-cell table:style-name="ce14" office:value-type="string" calcext:value-type="string">
            <text:p><text:s/>6:29:09 43:58:25 1609 <text:s text:c="2"/>140 <text:s/>Le Chalvet</text:p>
          </table:table-cell>
          <table:table-cell table:formula="of:=LEFT([.C524];17)" office:value-type="string" office:string-value=" 6:29:09 43:58:25" calcext:value-type="string">
            <text:p><text:s/>6:29:09 43:58:25</text:p>
          </table:table-cell>
          <table:table-cell table:style-name="ce40" table:formula="of:=RIGHT([.D524];8)" office:value-type="string" office:string-value="43:58:25" calcext:value-type="string">
            <text:p>43:58:25</text:p>
          </table:table-cell>
          <table:table-cell table:style-name="ce40" table:formula="of:=LEFT([.C524];8)" office:value-type="string" office:string-value=" 6:29:09" calcext:value-type="string">
            <text:p><text:s/>6:29:09</text:p>
          </table:table-cell>
          <table:table-cell table:formula="of:=LEFT([.C524];22)" office:value-type="string" office:string-value=" 6:29:09 43:58:25 1609" calcext:value-type="string">
            <text:p><text:s/>6:29:09 43:58:25 1609</text:p>
          </table:table-cell>
          <table:table-cell table:style-name="ce40" table:formula="of:=RIGHT([.G524];4)" office:value-type="string" office:string-value="1609" calcext:value-type="string">
            <text:p>1609</text:p>
          </table:table-cell>
          <table:table-cell table:formula="of:=LEFT([.C524];28)" office:value-type="string" office:string-value=" 6:29:09 43:58:25 1609   140" calcext:value-type="string">
            <text:p><text:s/>6:29:09 43:58:25 1609 <text:s text:c="2"/>140</text:p>
          </table:table-cell>
          <table:table-cell table:style-name="ce40" table:formula="of:=RIGHT([.I524];4)" office:value-type="string" office:string-value=" 140" calcext:value-type="string">
            <text:p><text:s/>140</text:p>
          </table:table-cell>
          <table:table-cell table:style-name="ce43" table:formula="of:=[.J524]/[.H524]*100" office:value-type="float" office:value="8.70105655686762" calcext:value-type="float">
            <text:p>8,7</text:p>
          </table:table-cell>
          <table:table-cell table:style-name="ce104"/>
          <table:table-cell table:style-name="ce43"/>
          <table:table-cell table:style-name="ce49" table:formula="of:=RIGHT([.C524];LEN([.C524])-30)" office:value-type="string" office:string-value="Le Chalvet" calcext:value-type="string">
            <text:p>Le Chalvet</text:p>
          </table:table-cell>
          <table:table-cell table:formula="of:=VALUE([.H524])" office:value-type="float" office:value="1609" calcext:value-type="float">
            <text:p>1609</text:p>
          </table:table-cell>
          <table:table-cell table:formula="of:=VALUE([.J524])" office:value-type="float" office:value="140" calcext:value-type="float">
            <text:p>140</text:p>
          </table:table-cell>
          <table:table-cell table:style-name="ce2" table:formula="of:=[.O524]+[.P524]" office:value-type="float" office:value="1749" calcext:value-type="float">
            <text:p>1749</text:p>
          </table:table-cell>
          <table:table-cell office:value-type="string" calcext:value-type="string">
            <text:p>Automne 2012</text:p>
          </table:table-cell>
          <table:table-cell office:value-type="string" calcext:value-type="string">
            <text:p>Estelle, Éloi + (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525" calcext:value-type="float">
            <text:p>525</text:p>
          </table:table-cell>
          <table:table-cell table:style-name="ce2" table:formula="of:=[.O525]+[.P525]" office:value-type="float" office:value="1719" calcext:value-type="float">
            <text:p>1719</text:p>
          </table:table-cell>
          <table:table-cell table:style-name="ce14" office:value-type="string" calcext:value-type="string">
            <text:p><text:s/>5:32:45 44:52:37 1678 <text:s text:c="3"/>41 <text:s/>Crête du Brisou</text:p>
          </table:table-cell>
          <table:table-cell table:formula="of:=LEFT([.C525];17)" office:value-type="string" office:string-value=" 5:32:45 44:52:37" calcext:value-type="string">
            <text:p><text:s/>5:32:45 44:52:37</text:p>
          </table:table-cell>
          <table:table-cell table:style-name="ce40" table:formula="of:=RIGHT([.D525];8)" office:value-type="string" office:string-value="44:52:37" calcext:value-type="string">
            <text:p>44:52:37</text:p>
          </table:table-cell>
          <table:table-cell table:style-name="ce40" table:formula="of:=LEFT([.C525];8)" office:value-type="string" office:string-value=" 5:32:45" calcext:value-type="string">
            <text:p><text:s/>5:32:45</text:p>
          </table:table-cell>
          <table:table-cell table:formula="of:=LEFT([.C525];22)" office:value-type="string" office:string-value=" 5:32:45 44:52:37 1678" calcext:value-type="string">
            <text:p><text:s/>5:32:45 44:52:37 1678</text:p>
          </table:table-cell>
          <table:table-cell table:style-name="ce40" table:formula="of:=RIGHT([.G525];4)" office:value-type="string" office:string-value="1678" calcext:value-type="string">
            <text:p>1678</text:p>
          </table:table-cell>
          <table:table-cell table:formula="of:=LEFT([.C525];28)" office:value-type="string" office:string-value=" 5:32:45 44:52:37 1678    41" calcext:value-type="string">
            <text:p><text:s/>5:32:45 44:52:37 1678 <text:s text:c="3"/>41</text:p>
          </table:table-cell>
          <table:table-cell table:style-name="ce40" table:formula="of:=RIGHT([.I525];4)" office:value-type="string" office:string-value="  41" calcext:value-type="string">
            <text:p><text:s text:c="2"/>41</text:p>
          </table:table-cell>
          <table:table-cell table:style-name="ce43" table:formula="of:=[.J525]/[.H525]*100" office:value-type="float" office:value="2.44338498212157" calcext:value-type="float">
            <text:p>2,4</text:p>
          </table:table-cell>
          <table:table-cell table:style-name="ce104"/>
          <table:table-cell table:style-name="ce43"/>
          <table:table-cell table:style-name="ce49" table:formula="of:=RIGHT([.C525];LEN([.C525])-30)" office:value-type="string" office:string-value="Crête du Brisou" calcext:value-type="string">
            <text:p>Crête du Brisou</text:p>
          </table:table-cell>
          <table:table-cell table:formula="of:=VALUE([.H525])" office:value-type="float" office:value="1678" calcext:value-type="float">
            <text:p>1678</text:p>
          </table:table-cell>
          <table:table-cell table:formula="of:=VALUE([.J525])" office:value-type="float" office:value="41" calcext:value-type="float">
            <text:p>41</text:p>
          </table:table-cell>
          <table:table-cell table:style-name="ce2" table:formula="of:=[.O525]+[.P525]" office:value-type="float" office:value="1719" calcext:value-type="float">
            <text:p>1719</text:p>
          </table:table-cell>
          <table:table-cell office:value-type="string" calcext:value-type="string">
            <text:p>Automne 2013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526" calcext:value-type="float">
            <text:p>526</text:p>
          </table:table-cell>
          <table:table-cell table:style-name="ce2" table:formula="of:=[.O526]+[.P526]" office:value-type="float" office:value="1664" calcext:value-type="float">
            <text:p>1664</text:p>
          </table:table-cell>
          <table:table-cell table:style-name="ce14" office:value-type="string" calcext:value-type="string">
            <text:p><text:s/>5:53:10 44:52:46 1493 <text:s text:c="2"/>171 <text:s/>Croix de la Roche</text:p>
          </table:table-cell>
          <table:table-cell table:formula="of:=LEFT([.C526];17)" office:value-type="string" office:string-value=" 5:53:10 44:52:46" calcext:value-type="string">
            <text:p><text:s/>5:53:10 44:52:46</text:p>
          </table:table-cell>
          <table:table-cell table:style-name="ce40" table:formula="of:=RIGHT([.D526];8)" office:value-type="string" office:string-value="44:52:46" calcext:value-type="string">
            <text:p>44:52:46</text:p>
          </table:table-cell>
          <table:table-cell table:style-name="ce40" table:formula="of:=LEFT([.C526];8)" office:value-type="string" office:string-value=" 5:53:10" calcext:value-type="string">
            <text:p><text:s/>5:53:10</text:p>
          </table:table-cell>
          <table:table-cell table:formula="of:=LEFT([.C526];22)" office:value-type="string" office:string-value=" 5:53:10 44:52:46 1493" calcext:value-type="string">
            <text:p><text:s/>5:53:10 44:52:46 1493</text:p>
          </table:table-cell>
          <table:table-cell table:style-name="ce40" table:formula="of:=RIGHT([.G526];4)" office:value-type="string" office:string-value="1493" calcext:value-type="string">
            <text:p>1493</text:p>
          </table:table-cell>
          <table:table-cell table:formula="of:=LEFT([.C526];28)" office:value-type="string" office:string-value=" 5:53:10 44:52:46 1493   171" calcext:value-type="string">
            <text:p><text:s/>5:53:10 44:52:46 1493 <text:s text:c="2"/>171</text:p>
          </table:table-cell>
          <table:table-cell table:style-name="ce40" table:formula="of:=RIGHT([.I526];4)" office:value-type="string" office:string-value=" 171" calcext:value-type="string">
            <text:p><text:s/>171</text:p>
          </table:table-cell>
          <table:table-cell table:style-name="ce43" table:formula="of:=[.J526]/[.H526]*100" office:value-type="float" office:value="11.4534494306765" calcext:value-type="float">
            <text:p>11,5</text:p>
          </table:table-cell>
          <table:table-cell table:style-name="ce104"/>
          <table:table-cell table:style-name="ce43" office:value-type="float" office:value="3.1" calcext:value-type="float">
            <text:p>3,1</text:p>
          </table:table-cell>
          <table:table-cell table:style-name="ce49" table:formula="of:=RIGHT([.C526];LEN([.C526])-30)" office:value-type="string" office:string-value="Croix de la Roche" calcext:value-type="string">
            <text:p>Croix de la Roche</text:p>
          </table:table-cell>
          <table:table-cell table:formula="of:=VALUE([.H526])" office:value-type="float" office:value="1493" calcext:value-type="float">
            <text:p>1493</text:p>
          </table:table-cell>
          <table:table-cell table:formula="of:=VALUE([.J526])" office:value-type="float" office:value="171" calcext:value-type="float">
            <text:p>171</text:p>
          </table:table-cell>
          <table:table-cell table:style-name="ce2" table:formula="of:=[.O526]+[.P526]" office:value-type="float" office:value="1664" calcext:value-type="float">
            <text:p>1664</text:p>
          </table:table-cell>
          <table:table-cell office:value-type="string" calcext:value-type="string">
            <text:p>Printemps 2012</text:p>
          </table:table-cell>
          <table:table-cell office:value-type="string" calcext:value-type="string">
            <text:p>Laurent</text:p>
          </table:table-cell>
          <table:table-cell table:number-columns-repeated="1005"/>
        </table:table-row>
        <table:table-row table:style-name="ro1">
          <table:table-cell table:style-name="ce1" office:value-type="float" office:value="527" calcext:value-type="float">
            <text:p>527</text:p>
          </table:table-cell>
          <table:table-cell table:style-name="ce2" table:formula="of:=[.Q527]" office:value-type="float" office:value="1633" calcext:value-type="float">
            <text:p>1633</text:p>
          </table:table-cell>
          <table:table-cell table:style-name="ce25" office:value-type="string" calcext:value-type="string">
            <text:p><text:s/>5:25:37 44:19:32 1391 <text:s text:c="2"/>242 <text:s/>La Vanige</text:p>
          </table:table-cell>
          <table:table-cell table:formula="of:=LEFT([.C527];17)" office:value-type="string" office:string-value=" 5:25:37 44:19:32" calcext:value-type="string">
            <text:p><text:s/>5:25:37 44:19:32</text:p>
          </table:table-cell>
          <table:table-cell table:style-name="ce40" table:formula="of:=RIGHT([.D527];8)" office:value-type="string" office:string-value="44:19:32" calcext:value-type="string">
            <text:p>44:19:32</text:p>
          </table:table-cell>
          <table:table-cell table:style-name="ce40" table:formula="of:=LEFT([.C527];8)" office:value-type="string" office:string-value=" 5:25:37" calcext:value-type="string">
            <text:p><text:s/>5:25:37</text:p>
          </table:table-cell>
          <table:table-cell table:formula="of:=LEFT([.C527];22)" office:value-type="string" office:string-value=" 5:25:37 44:19:32 1391" calcext:value-type="string">
            <text:p><text:s/>5:25:37 44:19:32 1391</text:p>
          </table:table-cell>
          <table:table-cell table:style-name="ce40" table:formula="of:=RIGHT([.G527];4)" office:value-type="string" office:string-value="1391" calcext:value-type="string">
            <text:p>1391</text:p>
          </table:table-cell>
          <table:table-cell table:formula="of:=LEFT([.C527];28)" office:value-type="string" office:string-value=" 5:25:37 44:19:32 1391   242" calcext:value-type="string">
            <text:p><text:s/>5:25:37 44:19:32 1391 <text:s text:c="2"/>242</text:p>
          </table:table-cell>
          <table:table-cell table:style-name="ce40" table:formula="of:=RIGHT([.I527];4)" office:value-type="string" office:string-value=" 242" calcext:value-type="string">
            <text:p><text:s/>242</text:p>
          </table:table-cell>
          <table:table-cell table:style-name="ce43" table:formula="of:=[.J527]/[.H527]*100" office:value-type="float" office:value="17.3975557153127" calcext:value-type="float">
            <text:p>17,4</text:p>
          </table:table-cell>
          <table:table-cell table:style-name="ce104"/>
          <table:table-cell table:style-name="ce43" office:value-type="float" office:value="7.8" calcext:value-type="float">
            <text:p>7,8</text:p>
          </table:table-cell>
          <table:table-cell table:style-name="ce49" table:formula="of:=RIGHT([.C527];LEN([.C527])-30)" office:value-type="string" office:string-value="La Vanige" calcext:value-type="string">
            <text:p>La Vanige</text:p>
          </table:table-cell>
          <table:table-cell table:formula="of:=VALUE([.H527])" office:value-type="float" office:value="1391" calcext:value-type="float">
            <text:p>1391</text:p>
          </table:table-cell>
          <table:table-cell table:formula="of:=VALUE([.J527])" office:value-type="float" office:value="242" calcext:value-type="float">
            <text:p>242</text:p>
          </table:table-cell>
          <table:table-cell table:style-name="ce2" table:formula="of:=[.O527]+[.P527]" office:value-type="float" office:value="1633" calcext:value-type="float">
            <text:p>1633</text:p>
          </table:table-cell>
          <table:table-cell office:value-type="string" calcext:value-type="string">
            <text:p>Printemps 2010</text:p>
          </table:table-cell>
          <table:table-cell table:number-columns-repeated="1006"/>
        </table:table-row>
        <table:table-row table:style-name="ro1">
          <table:table-cell table:style-name="ce1" office:value-type="float" office:value="528" calcext:value-type="float">
            <text:p>528</text:p>
          </table:table-cell>
          <table:table-cell table:style-name="ce2" table:formula="of:=[.O528]+[.P528]" office:value-type="float" office:value="1622" calcext:value-type="float">
            <text:p>1622</text:p>
          </table:table-cell>
          <table:table-cell table:style-name="ce17" office:value-type="string" calcext:value-type="string">
            <text:p><text:s/>5:38:49 43:32:23 1011 <text:s text:c="2"/>611 <text:s/>Pic des Mouches</text:p>
          </table:table-cell>
          <table:table-cell table:formula="of:=LEFT([.C528];17)" office:value-type="string" office:string-value=" 5:38:49 43:32:23" calcext:value-type="string">
            <text:p><text:s/>5:38:49 43:32:23</text:p>
          </table:table-cell>
          <table:table-cell table:style-name="ce40" table:formula="of:=RIGHT([.D528];8)" office:value-type="string" office:string-value="43:32:23" calcext:value-type="string">
            <text:p>43:32:23</text:p>
          </table:table-cell>
          <table:table-cell table:style-name="ce40" table:formula="of:=LEFT([.C528];8)" office:value-type="string" office:string-value=" 5:38:49" calcext:value-type="string">
            <text:p><text:s/>5:38:49</text:p>
          </table:table-cell>
          <table:table-cell table:formula="of:=LEFT([.C528];22)" office:value-type="string" office:string-value=" 5:38:49 43:32:23 1011" calcext:value-type="string">
            <text:p><text:s/>5:38:49 43:32:23 1011</text:p>
          </table:table-cell>
          <table:table-cell table:style-name="ce40" table:formula="of:=RIGHT([.G528];4)" office:value-type="string" office:string-value="1011" calcext:value-type="string">
            <text:p>1011</text:p>
          </table:table-cell>
          <table:table-cell table:formula="of:=LEFT([.C528];28)" office:value-type="string" office:string-value=" 5:38:49 43:32:23 1011   611" calcext:value-type="string">
            <text:p><text:s/>5:38:49 43:32:23 1011 <text:s text:c="2"/>611</text:p>
          </table:table-cell>
          <table:table-cell table:style-name="ce40" table:formula="of:=RIGHT([.I528];4)" office:value-type="string" office:string-value=" 611" calcext:value-type="string">
            <text:p><text:s/>611</text:p>
          </table:table-cell>
          <table:table-cell table:style-name="ce43" table:formula="of:=[.J528]/[.H528]*100" office:value-type="float" office:value="60.435212660732" calcext:value-type="float">
            <text:p>60,4</text:p>
          </table:table-cell>
          <table:table-cell table:style-name="ce104"/>
          <table:table-cell table:style-name="ce43" office:value-type="float" office:value="25.6" calcext:value-type="float">
            <text:p>25,6</text:p>
          </table:table-cell>
          <table:table-cell table:style-name="ce49" table:formula="of:=RIGHT([.C528];LEN([.C528])-30)" office:value-type="string" office:string-value="Pic des Mouches" calcext:value-type="string">
            <text:p>Pic des Mouches</text:p>
          </table:table-cell>
          <table:table-cell table:formula="of:=VALUE([.H528])" office:value-type="float" office:value="1011" calcext:value-type="float">
            <text:p>1011</text:p>
          </table:table-cell>
          <table:table-cell table:formula="of:=VALUE([.J528])" office:value-type="float" office:value="611" calcext:value-type="float">
            <text:p>611</text:p>
          </table:table-cell>
          <table:table-cell table:style-name="ce2" table:formula="of:=[.O528]+[.P528]" office:value-type="float" office:value="1622" calcext:value-type="float">
            <text:p>1622</text:p>
          </table:table-cell>
          <table:table-cell office:value-type="string" calcext:value-type="string">
            <text:p>Printemps 2013</text:p>
          </table:table-cell>
          <table:table-cell office:value-type="string" calcext:value-type="string">
            <text:p>Laurent</text:p>
          </table:table-cell>
          <table:table-cell table:number-columns-repeated="1005"/>
        </table:table-row>
        <table:table-row table:style-name="ro1">
          <table:table-cell table:style-name="ce1" office:value-type="float" office:value="529" calcext:value-type="float">
            <text:p>529</text:p>
          </table:table-cell>
          <table:table-cell table:style-name="ce2" table:formula="of:=[.O529]+[.P529]" office:value-type="float" office:value="1621" calcext:value-type="float">
            <text:p>1621</text:p>
          </table:table-cell>
          <table:table-cell table:style-name="ce14" office:value-type="string" calcext:value-type="string">
            <text:p><text:s/>5:33:36 44:55:28 1549 <text:s text:c="3"/>72 <text:s/>Rocher du Château Vert</text:p>
          </table:table-cell>
          <table:table-cell table:formula="of:=LEFT([.C529];17)" office:value-type="string" office:string-value=" 5:33:36 44:55:28" calcext:value-type="string">
            <text:p><text:s/>5:33:36 44:55:28</text:p>
          </table:table-cell>
          <table:table-cell table:style-name="ce40" table:formula="of:=RIGHT([.D529];8)" office:value-type="string" office:string-value="44:55:28" calcext:value-type="string">
            <text:p>44:55:28</text:p>
          </table:table-cell>
          <table:table-cell table:style-name="ce40" table:formula="of:=LEFT([.C529];8)" office:value-type="string" office:string-value=" 5:33:36" calcext:value-type="string">
            <text:p><text:s/>5:33:36</text:p>
          </table:table-cell>
          <table:table-cell table:formula="of:=LEFT([.C529];22)" office:value-type="string" office:string-value=" 5:33:36 44:55:28 1549" calcext:value-type="string">
            <text:p><text:s/>5:33:36 44:55:28 1549</text:p>
          </table:table-cell>
          <table:table-cell table:style-name="ce40" table:formula="of:=RIGHT([.G529];4)" office:value-type="string" office:string-value="1549" calcext:value-type="string">
            <text:p>1549</text:p>
          </table:table-cell>
          <table:table-cell table:formula="of:=LEFT([.C529];28)" office:value-type="string" office:string-value=" 5:33:36 44:55:28 1549    72" calcext:value-type="string">
            <text:p><text:s/>5:33:36 44:55:28 1549 <text:s text:c="3"/>72</text:p>
          </table:table-cell>
          <table:table-cell table:style-name="ce40" table:formula="of:=RIGHT([.I529];4)" office:value-type="string" office:string-value="  72" calcext:value-type="string">
            <text:p><text:s text:c="2"/>72</text:p>
          </table:table-cell>
          <table:table-cell table:style-name="ce43" table:formula="of:=[.J529]/[.H529]*100" office:value-type="float" office:value="4.64816010329245" calcext:value-type="float">
            <text:p>4,6</text:p>
          </table:table-cell>
          <table:table-cell table:style-name="ce104"/>
          <table:table-cell table:style-name="ce43"/>
          <table:table-cell table:style-name="ce49" table:formula="of:=RIGHT([.C529];LEN([.C529])-30)" office:value-type="string" office:string-value="Rocher du Château Vert" calcext:value-type="string">
            <text:p>Rocher du Château Vert</text:p>
          </table:table-cell>
          <table:table-cell table:formula="of:=VALUE([.H529])" office:value-type="float" office:value="1549" calcext:value-type="float">
            <text:p>1549</text:p>
          </table:table-cell>
          <table:table-cell table:formula="of:=VALUE([.J529])" office:value-type="float" office:value="72" calcext:value-type="float">
            <text:p>72</text:p>
          </table:table-cell>
          <table:table-cell table:style-name="ce2" table:formula="of:=[.O529]+[.P529]" office:value-type="float" office:value="1621" calcext:value-type="float">
            <text:p>1621</text:p>
          </table:table-cell>
          <table:table-cell office:value-type="string" calcext:value-type="string">
            <text:p>Automne 2013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530" calcext:value-type="float">
            <text:p>530</text:p>
          </table:table-cell>
          <table:table-cell table:style-name="ce2" table:formula="of:=[.O530]+[.P530]" office:value-type="float" office:value="1377" calcext:value-type="float">
            <text:p>1377</text:p>
          </table:table-cell>
          <table:table-cell table:style-name="ce14" office:value-type="string" calcext:value-type="string">
            <text:p><text:s/>5:33:36 43:51:54 1050 <text:s text:c="2"/>327 <text:s/>Mont Lion</text:p>
          </table:table-cell>
          <table:table-cell table:formula="of:=LEFT([.C530];17)" office:value-type="string" office:string-value=" 5:33:36 43:51:54" calcext:value-type="string">
            <text:p><text:s/>5:33:36 43:51:54</text:p>
          </table:table-cell>
          <table:table-cell table:style-name="ce40" table:formula="of:=RIGHT([.D530];8)" office:value-type="string" office:string-value="43:51:54" calcext:value-type="string">
            <text:p>43:51:54</text:p>
          </table:table-cell>
          <table:table-cell table:style-name="ce40" table:formula="of:=LEFT([.C530];8)" office:value-type="string" office:string-value=" 5:33:36" calcext:value-type="string">
            <text:p><text:s/>5:33:36</text:p>
          </table:table-cell>
          <table:table-cell table:formula="of:=LEFT([.C530];22)" office:value-type="string" office:string-value=" 5:33:36 43:51:54 1050" calcext:value-type="string">
            <text:p><text:s/>5:33:36 43:51:54 1050</text:p>
          </table:table-cell>
          <table:table-cell table:style-name="ce40" table:formula="of:=RIGHT([.G530];4)" office:value-type="string" office:string-value="1050" calcext:value-type="string">
            <text:p>1050</text:p>
          </table:table-cell>
          <table:table-cell table:formula="of:=LEFT([.C530];28)" office:value-type="string" office:string-value=" 5:33:36 43:51:54 1050   327" calcext:value-type="string">
            <text:p><text:s/>5:33:36 43:51:54 1050 <text:s text:c="2"/>327</text:p>
          </table:table-cell>
          <table:table-cell table:style-name="ce40" table:formula="of:=RIGHT([.I530];4)" office:value-type="string" office:string-value=" 327" calcext:value-type="string">
            <text:p><text:s/>327</text:p>
          </table:table-cell>
          <table:table-cell table:style-name="ce43" table:formula="of:=[.J530]/[.H530]*100" office:value-type="float" office:value="31.1428571428571" calcext:value-type="float">
            <text:p>31,1</text:p>
          </table:table-cell>
          <table:table-cell table:style-name="ce104"/>
          <table:table-cell table:style-name="ce43" office:value-type="float" office:value="2.5" calcext:value-type="float">
            <text:p>2,5</text:p>
          </table:table-cell>
          <table:table-cell table:style-name="ce49" table:formula="of:=RIGHT([.C530];LEN([.C530])-30)" office:value-type="string" office:string-value="Mont Lion" calcext:value-type="string">
            <text:p>Mont Lion</text:p>
          </table:table-cell>
          <table:table-cell table:formula="of:=VALUE([.H530])" office:value-type="float" office:value="1050" calcext:value-type="float">
            <text:p>1050</text:p>
          </table:table-cell>
          <table:table-cell table:formula="of:=VALUE([.J530])" office:value-type="float" office:value="327" calcext:value-type="float">
            <text:p>327</text:p>
          </table:table-cell>
          <table:table-cell table:style-name="ce2" table:formula="of:=[.O530]+[.P530]" office:value-type="float" office:value="1377" calcext:value-type="float">
            <text:p>1377</text:p>
          </table:table-cell>
          <table:table-cell office:value-type="string" calcext:value-type="string">
            <text:p>Automne 2020</text:p>
          </table:table-cell>
          <table:table-cell office:value-type="string" calcext:value-type="string">
            <text:p>Éloi</text:p>
          </table:table-cell>
          <table:table-cell table:number-columns-repeated="1005"/>
        </table:table-row>
        <table:table-row table:style-name="ro1">
          <table:table-cell table:style-name="ce1" office:value-type="float" office:value="531" calcext:value-type="float">
            <text:p>531</text:p>
          </table:table-cell>
          <table:table-cell table:style-name="ce2" table:formula="of:=[.O531]+[.P531]" office:value-type="float" office:value="1357" calcext:value-type="float">
            <text:p>1357</text:p>
          </table:table-cell>
          <table:table-cell table:style-name="ce8" office:value-type="string" calcext:value-type="string">
            <text:p><text:s/>1:39:03 42:47:03 1259 <text:s text:c="3"/>98 <text:s/>Sarrat du Miètjoun (Chapelle St-Barthélémy)</text:p>
          </table:table-cell>
          <table:table-cell table:formula="of:=LEFT([.C531];17)" office:value-type="string" office:string-value=" 1:39:03 42:47:03" calcext:value-type="string">
            <text:p><text:s/>1:39:03 42:47:03</text:p>
          </table:table-cell>
          <table:table-cell table:style-name="ce40" table:formula="of:=RIGHT([.D531];8)" office:value-type="string" office:string-value="42:47:03" calcext:value-type="string">
            <text:p>42:47:03</text:p>
          </table:table-cell>
          <table:table-cell table:style-name="ce40" table:formula="of:=LEFT([.C531];8)" office:value-type="string" office:string-value=" 1:39:03" calcext:value-type="string">
            <text:p><text:s/>1:39:03</text:p>
          </table:table-cell>
          <table:table-cell table:formula="of:=LEFT([.C531];22)" office:value-type="string" office:string-value=" 1:39:03 42:47:03 1259" calcext:value-type="string">
            <text:p><text:s/>1:39:03 42:47:03 1259</text:p>
          </table:table-cell>
          <table:table-cell table:style-name="ce40" table:formula="of:=RIGHT([.G531];4)" office:value-type="string" office:string-value="1259" calcext:value-type="string">
            <text:p>1259</text:p>
          </table:table-cell>
          <table:table-cell table:formula="of:=LEFT([.C531];28)" office:value-type="string" office:string-value=" 1:39:03 42:47:03 1259    98" calcext:value-type="string">
            <text:p><text:s/>1:39:03 42:47:03 1259 <text:s text:c="3"/>98</text:p>
          </table:table-cell>
          <table:table-cell table:style-name="ce40" table:formula="of:=RIGHT([.I531];4)" office:value-type="string" office:string-value="  98" calcext:value-type="string">
            <text:p><text:s text:c="2"/>98</text:p>
          </table:table-cell>
          <table:table-cell table:style-name="ce43" table:formula="of:=[.J531]/[.H531]*100" office:value-type="float" office:value="7.78395552025417" calcext:value-type="float">
            <text:p>7,8</text:p>
          </table:table-cell>
          <table:table-cell table:style-name="ce104"/>
          <table:table-cell table:style-name="ce43"/>
          <table:table-cell table:style-name="ce46" table:formula="of:=RIGHT([.C531];LEN([.C531])-30)" office:value-type="string" office:string-value="Sarrat du Miètjoun (Chapelle St-Barthélémy)" calcext:value-type="string">
            <text:p>Sarrat du Miètjoun (Chapelle St-Barthélémy)</text:p>
          </table:table-cell>
          <table:table-cell table:formula="of:=VALUE([.H531])" office:value-type="float" office:value="1259" calcext:value-type="float">
            <text:p>1259</text:p>
          </table:table-cell>
          <table:table-cell table:formula="of:=VALUE([.J531])" office:value-type="float" office:value="98" calcext:value-type="float">
            <text:p>98</text:p>
          </table:table-cell>
          <table:table-cell table:style-name="ce2" table:formula="of:=[.O531]+[.P531]" office:value-type="float" office:value="1357" calcext:value-type="float">
            <text:p>1357</text:p>
          </table:table-cell>
          <table:table-cell office:value-type="string" calcext:value-type="string">
            <text:p>Printemps 2015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532" calcext:value-type="float">
            <text:p>532</text:p>
          </table:table-cell>
          <table:table-cell table:style-name="ce2" table:formula="of:=[.O532]+[.P532]" office:value-type="float" office:value="1342" calcext:value-type="float">
            <text:p>1342</text:p>
          </table:table-cell>
          <table:table-cell table:style-name="ce14" office:value-type="string" calcext:value-type="string">
            <text:p><text:s/>5:33:36 43:49:20 1278 <text:s text:c="3"/>64 <text:s/>L’Estellier</text:p>
          </table:table-cell>
          <table:table-cell table:formula="of:=LEFT([.C532];17)" office:value-type="string" office:string-value=" 5:33:36 43:49:20" calcext:value-type="string">
            <text:p><text:s/>5:33:36 43:49:20</text:p>
          </table:table-cell>
          <table:table-cell table:style-name="ce40" table:formula="of:=RIGHT([.D532];8)" office:value-type="string" office:string-value="43:49:20" calcext:value-type="string">
            <text:p>43:49:20</text:p>
          </table:table-cell>
          <table:table-cell table:style-name="ce40" table:formula="of:=LEFT([.C532];8)" office:value-type="string" office:string-value=" 5:33:36" calcext:value-type="string">
            <text:p><text:s/>5:33:36</text:p>
          </table:table-cell>
          <table:table-cell table:formula="of:=LEFT([.C532];22)" office:value-type="string" office:string-value=" 5:33:36 43:49:20 1278" calcext:value-type="string">
            <text:p><text:s/>5:33:36 43:49:20 1278</text:p>
          </table:table-cell>
          <table:table-cell table:style-name="ce40" table:formula="of:=RIGHT([.G532];4)" office:value-type="string" office:string-value="1278" calcext:value-type="string">
            <text:p>1278</text:p>
          </table:table-cell>
          <table:table-cell table:formula="of:=LEFT([.C532];28)" office:value-type="string" office:string-value=" 5:33:36 43:49:20 1278    64" calcext:value-type="string">
            <text:p><text:s/>5:33:36 43:49:20 1278 <text:s text:c="3"/>64</text:p>
          </table:table-cell>
          <table:table-cell table:style-name="ce40" table:formula="of:=RIGHT([.I532];4)" office:value-type="string" office:string-value="  64" calcext:value-type="string">
            <text:p><text:s text:c="2"/>64</text:p>
          </table:table-cell>
          <table:table-cell table:style-name="ce43" table:formula="of:=[.J532]/[.H532]*100" office:value-type="float" office:value="5.00782472613459" calcext:value-type="float">
            <text:p>5,0</text:p>
          </table:table-cell>
          <table:table-cell table:style-name="ce104"/>
          <table:table-cell table:style-name="ce43"/>
          <table:table-cell table:style-name="ce46" table:formula="of:=RIGHT([.C532];LEN([.C532])-30)" office:value-type="string" office:string-value="L’Estellier" calcext:value-type="string">
            <text:p>L’Estellier</text:p>
          </table:table-cell>
          <table:table-cell table:formula="of:=VALUE([.H532])" office:value-type="float" office:value="1278" calcext:value-type="float">
            <text:p>1278</text:p>
          </table:table-cell>
          <table:table-cell table:formula="of:=VALUE([.J532])" office:value-type="float" office:value="64" calcext:value-type="float">
            <text:p>64</text:p>
          </table:table-cell>
          <table:table-cell table:style-name="ce2" table:formula="of:=[.O532]+[.P532]" office:value-type="float" office:value="1342" calcext:value-type="float">
            <text:p>1342</text:p>
          </table:table-cell>
          <table:table-cell office:value-type="string" calcext:value-type="string">
            <text:p>Automne 2020</text:p>
          </table:table-cell>
          <table:table-cell office:value-type="string" calcext:value-type="string">
            <text:p>Eloi</text:p>
          </table:table-cell>
          <table:table-cell table:number-columns-repeated="1005"/>
        </table:table-row>
        <table:table-row table:style-name="ro1">
          <table:table-cell table:style-name="ce1" office:value-type="float" office:value="533" calcext:value-type="float">
            <text:p>533</text:p>
          </table:table-cell>
          <table:table-cell table:style-name="ce2" table:formula="of:=[.O533]+[.P533]" office:value-type="float" office:value="1189" calcext:value-type="float">
            <text:p>1189</text:p>
          </table:table-cell>
          <table:table-cell table:style-name="ce8" office:value-type="string" calcext:value-type="string">
            <text:p><text:s/>1:34:30 42:52:11 1002 <text:s text:c="2"/>187 <text:s/>Calamès</text:p>
          </table:table-cell>
          <table:table-cell table:formula="of:=LEFT([.C533];17)" office:value-type="string" office:string-value=" 1:34:30 42:52:11" calcext:value-type="string">
            <text:p><text:s/>1:34:30 42:52:11</text:p>
          </table:table-cell>
          <table:table-cell table:style-name="ce40" table:formula="of:=RIGHT([.D533];8)" office:value-type="string" office:string-value="42:52:11" calcext:value-type="string">
            <text:p>42:52:11</text:p>
          </table:table-cell>
          <table:table-cell table:style-name="ce40" table:formula="of:=LEFT([.C533];8)" office:value-type="string" office:string-value=" 1:34:30" calcext:value-type="string">
            <text:p><text:s/>1:34:30</text:p>
          </table:table-cell>
          <table:table-cell table:formula="of:=LEFT([.C533];22)" office:value-type="string" office:string-value=" 1:34:30 42:52:11 1002" calcext:value-type="string">
            <text:p><text:s/>1:34:30 42:52:11 1002</text:p>
          </table:table-cell>
          <table:table-cell table:style-name="ce40" table:formula="of:=RIGHT([.G533];4)" office:value-type="string" office:string-value="1002" calcext:value-type="string">
            <text:p>1002</text:p>
          </table:table-cell>
          <table:table-cell table:formula="of:=LEFT([.C533];28)" office:value-type="string" office:string-value=" 1:34:30 42:52:11 1002   187" calcext:value-type="string">
            <text:p><text:s/>1:34:30 42:52:11 1002 <text:s text:c="2"/>187</text:p>
          </table:table-cell>
          <table:table-cell table:style-name="ce40" table:formula="of:=RIGHT([.I533];4)" office:value-type="string" office:string-value=" 187" calcext:value-type="string">
            <text:p><text:s/>187</text:p>
          </table:table-cell>
          <table:table-cell table:style-name="ce43" table:formula="of:=[.J533]/[.H533]*100" office:value-type="float" office:value="18.6626746506986" calcext:value-type="float">
            <text:p>18,7</text:p>
          </table:table-cell>
          <table:table-cell table:style-name="ce104"/>
          <table:table-cell table:style-name="ce43" office:value-type="float" office:value="1.2" calcext:value-type="float">
            <text:p>1,2</text:p>
          </table:table-cell>
          <table:table-cell table:style-name="ce46" table:formula="of:=RIGHT([.C533];LEN([.C533])-30)" office:value-type="string" office:string-value="Calamès" calcext:value-type="string">
            <text:p>Calamès</text:p>
          </table:table-cell>
          <table:table-cell table:formula="of:=VALUE([.H533])" office:value-type="float" office:value="1002" calcext:value-type="float">
            <text:p>1002</text:p>
          </table:table-cell>
          <table:table-cell table:formula="of:=VALUE([.J533])" office:value-type="float" office:value="187" calcext:value-type="float">
            <text:p>187</text:p>
          </table:table-cell>
          <table:table-cell table:style-name="ce2" table:formula="of:=[.O533]+[.P533]" office:value-type="float" office:value="1189" calcext:value-type="float">
            <text:p>1189</text:p>
          </table:table-cell>
          <table:table-cell office:value-type="string" calcext:value-type="string">
            <text:p>Printemps 2015</text:p>
          </table:table-cell>
          <table:table-cell office:value-type="string" calcext:value-type="string">
            <text:p>Estelle, E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2" table:formula="of:=[.O534]+[.P534]" office:value-type="float" office:value="2493" calcext:value-type="float">
            <text:p>2493</text:p>
          </table:table-cell>
          <table:table-cell table:style-name="ce14" office:value-type="string" calcext:value-type="string">
            <text:p><text:s/>6:02:00 45:14:29 2478 <text:s text:c="3"/>15 <text:s/>Cime de la Jasse</text:p>
          </table:table-cell>
          <table:table-cell table:formula="of:=LEFT([.C534];17)" office:value-type="string" office:string-value=" 6:02:00 45:14:29" calcext:value-type="string">
            <text:p><text:s/>6:02:00 45:14:29</text:p>
          </table:table-cell>
          <table:table-cell table:style-name="ce40" table:formula="of:=RIGHT([.D534];8)" office:value-type="string" office:string-value="45:14:29" calcext:value-type="string">
            <text:p>45:14:29</text:p>
          </table:table-cell>
          <table:table-cell table:style-name="ce40" table:formula="of:=LEFT([.C534];8)" office:value-type="string" office:string-value=" 6:02:00" calcext:value-type="string">
            <text:p><text:s/>6:02:00</text:p>
          </table:table-cell>
          <table:table-cell table:formula="of:=LEFT([.C534];22)" office:value-type="string" office:string-value=" 6:02:00 45:14:29 2478" calcext:value-type="string">
            <text:p><text:s/>6:02:00 45:14:29 2478</text:p>
          </table:table-cell>
          <table:table-cell table:style-name="ce40" table:formula="of:=RIGHT([.G534];4)" office:value-type="string" office:string-value="2478" calcext:value-type="string">
            <text:p>2478</text:p>
          </table:table-cell>
          <table:table-cell table:formula="of:=LEFT([.C534];28)" office:value-type="string" office:string-value=" 6:02:00 45:14:29 2478    15" calcext:value-type="string">
            <text:p><text:s/>6:02:00 45:14:29 2478 <text:s text:c="3"/>15</text:p>
          </table:table-cell>
          <table:table-cell table:style-name="ce40" table:formula="of:=RIGHT([.I534];4)" office:value-type="string" office:string-value="  15" calcext:value-type="string">
            <text:p><text:s text:c="2"/>15</text:p>
          </table:table-cell>
          <table:table-cell table:style-name="ce43" table:formula="of:=[.J534]/[.H534]*100" office:value-type="float" office:value="0.605326876513317" calcext:value-type="float">
            <text:p>0,6</text:p>
          </table:table-cell>
          <table:table-cell table:style-name="ce104"/>
          <table:table-cell table:style-name="ce43"/>
          <table:table-cell table:style-name="ce46" table:formula="of:=RIGHT([.C534];LEN([.C534])-30)" office:value-type="string" office:string-value="Cime de la Jasse" calcext:value-type="string">
            <text:p>Cime de la Jasse</text:p>
          </table:table-cell>
          <table:table-cell table:formula="of:=VALUE([.H534])" office:value-type="float" office:value="2478" calcext:value-type="float">
            <text:p>2478</text:p>
          </table:table-cell>
          <table:table-cell table:formula="of:=VALUE([.J534])" office:value-type="float" office:value="15" calcext:value-type="float">
            <text:p>15</text:p>
          </table:table-cell>
          <table:table-cell table:style-name="ce2" table:formula="of:=[.O534]+[.P534]" office:value-type="float" office:value="2493" calcext:value-type="float">
            <text:p>2493</text:p>
          </table:table-cell>
          <table:table-cell office:value-type="string" calcext:value-type="string">
            <text:p>Hiver 2021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style-name="ce2" table:formula="of:=[.O535]+[.P535]" office:value-type="float" office:value="2450" calcext:value-type="float">
            <text:p>2450</text:p>
          </table:table-cell>
          <table:table-cell table:style-name="ce36" office:value-type="string" calcext:value-type="string">
            <text:p><text:s/>5:54:56 45:08:13 2232 <text:s text:c="2"/>218 <text:s/>Grand Eulier</text:p>
          </table:table-cell>
          <table:table-cell table:formula="of:=LEFT([.C535];17)" office:value-type="string" office:string-value=" 5:54:56 45:08:13" calcext:value-type="string">
            <text:p><text:s/>5:54:56 45:08:13</text:p>
          </table:table-cell>
          <table:table-cell table:style-name="ce40" table:formula="of:=RIGHT([.D535];8)" office:value-type="string" office:string-value="45:08:13" calcext:value-type="string">
            <text:p>45:08:13</text:p>
          </table:table-cell>
          <table:table-cell table:style-name="ce40" table:formula="of:=LEFT([.C535];8)" office:value-type="string" office:string-value=" 5:54:56" calcext:value-type="string">
            <text:p><text:s/>5:54:56</text:p>
          </table:table-cell>
          <table:table-cell table:formula="of:=LEFT([.C535];22)" office:value-type="string" office:string-value=" 5:54:56 45:08:13 2232" calcext:value-type="string">
            <text:p><text:s/>5:54:56 45:08:13 2232</text:p>
          </table:table-cell>
          <table:table-cell table:style-name="ce40" table:formula="of:=RIGHT([.G535];4)" office:value-type="string" office:string-value="2232" calcext:value-type="string">
            <text:p>2232</text:p>
          </table:table-cell>
          <table:table-cell table:formula="of:=LEFT([.C535];28)" office:value-type="string" office:string-value=" 5:54:56 45:08:13 2232   218" calcext:value-type="string">
            <text:p><text:s/>5:54:56 45:08:13 2232 <text:s text:c="2"/>218</text:p>
          </table:table-cell>
          <table:table-cell table:style-name="ce40" table:formula="of:=RIGHT([.I535];4)" office:value-type="string" office:string-value=" 218" calcext:value-type="string">
            <text:p><text:s/>218</text:p>
          </table:table-cell>
          <table:table-cell table:style-name="ce43" table:formula="of:=[.J535]/[.H535]*100" office:value-type="float" office:value="9.76702508960574" calcext:value-type="float">
            <text:p>9,8</text:p>
          </table:table-cell>
          <table:table-cell table:style-name="ce104"/>
          <table:table-cell table:style-name="ce43" office:value-type="float" office:value="0.8" calcext:value-type="float">
            <text:p>0,8</text:p>
          </table:table-cell>
          <table:table-cell table:style-name="ce46" table:formula="of:=RIGHT([.C535];LEN([.C535])-30)" office:value-type="string" office:string-value="Grand Eulier" calcext:value-type="string">
            <text:p>Grand Eulier</text:p>
          </table:table-cell>
          <table:table-cell table:formula="of:=VALUE([.H535])" office:value-type="float" office:value="2232" calcext:value-type="float">
            <text:p>2232</text:p>
          </table:table-cell>
          <table:table-cell table:formula="of:=VALUE([.J535])" office:value-type="float" office:value="218" calcext:value-type="float">
            <text:p>218</text:p>
          </table:table-cell>
          <table:table-cell table:style-name="ce2" table:formula="of:=[.O535]+[.P535]" office:value-type="float" office:value="2450" calcext:value-type="float">
            <text:p>2450</text:p>
          </table:table-cell>
          <table:table-cell office:value-type="string" calcext:value-type="string">
            <text:p>Hiver 2021</text:p>
          </table:table-cell>
          <table:table-cell office:value-type="string" calcext:value-type="string">
            <text:p>Éloi, (Estelle, Siloé)</text:p>
          </table:table-cell>
          <table:table-cell table:number-columns-repeated="1005"/>
        </table:table-row>
        <table:table-row table:style-name="ro1">
          <table:table-cell table:style-name="ce1" office:value-type="float" office:value="356" calcext:value-type="float">
            <text:p>356</text:p>
          </table:table-cell>
          <table:table-cell table:style-name="ce2" table:formula="of:=[.O536]+[.P536]" office:value-type="float" office:value="2166" calcext:value-type="float">
            <text:p>2166</text:p>
          </table:table-cell>
          <table:table-cell table:style-name="ce14" office:value-type="string" calcext:value-type="string">
            <text:p><text:s/>6:12:28 45:25:52 2076 <text:s text:c="3"/>90 <text:s/>Chapotet</text:p>
          </table:table-cell>
          <table:table-cell table:formula="of:=LEFT([.C536];17)" office:value-type="string" office:string-value=" 6:12:28 45:25:52" calcext:value-type="string">
            <text:p><text:s/>6:12:28 45:25:52</text:p>
          </table:table-cell>
          <table:table-cell table:style-name="ce40" table:formula="of:=RIGHT([.D536];8)" office:value-type="string" office:string-value="45:25:52" calcext:value-type="string">
            <text:p>45:25:52</text:p>
          </table:table-cell>
          <table:table-cell table:style-name="ce40" table:formula="of:=LEFT([.C536];8)" office:value-type="string" office:string-value=" 6:12:28" calcext:value-type="string">
            <text:p><text:s/>6:12:28</text:p>
          </table:table-cell>
          <table:table-cell table:formula="of:=LEFT([.C536];22)" office:value-type="string" office:string-value=" 6:12:28 45:25:52 2076" calcext:value-type="string">
            <text:p><text:s/>6:12:28 45:25:52 2076</text:p>
          </table:table-cell>
          <table:table-cell table:style-name="ce40" table:formula="of:=RIGHT([.G536];4)" office:value-type="string" office:string-value="2076" calcext:value-type="string">
            <text:p>2076</text:p>
          </table:table-cell>
          <table:table-cell table:formula="of:=LEFT([.C536];28)" office:value-type="string" office:string-value=" 6:12:28 45:25:52 2076    90" calcext:value-type="string">
            <text:p><text:s/>6:12:28 45:25:52 2076 <text:s text:c="3"/>90</text:p>
          </table:table-cell>
          <table:table-cell table:style-name="ce40" table:formula="of:=RIGHT([.I536];4)" office:value-type="string" office:string-value="  90" calcext:value-type="string">
            <text:p><text:s text:c="2"/>90</text:p>
          </table:table-cell>
          <table:table-cell table:style-name="ce43" table:formula="of:=[.J536]/[.H536]*100" office:value-type="float" office:value="4.33526011560694" calcext:value-type="float">
            <text:p>4,3</text:p>
          </table:table-cell>
          <table:table-cell table:style-name="ce104"/>
          <table:table-cell table:style-name="ce43"/>
          <table:table-cell table:style-name="ce46" table:formula="of:=RIGHT([.C536];LEN([.C536])-30)" office:value-type="string" office:string-value="Chapotet" calcext:value-type="string">
            <text:p>Chapotet</text:p>
          </table:table-cell>
          <table:table-cell table:formula="of:=VALUE([.H536])" office:value-type="float" office:value="2076" calcext:value-type="float">
            <text:p>2076</text:p>
          </table:table-cell>
          <table:table-cell table:formula="of:=VALUE([.J536])" office:value-type="float" office:value="90" calcext:value-type="float">
            <text:p>90</text:p>
          </table:table-cell>
          <table:table-cell table:style-name="ce2" table:formula="of:=[.O536]+[.P536]" office:value-type="float" office:value="2166" calcext:value-type="float">
            <text:p>2166</text:p>
          </table:table-cell>
          <table:table-cell office:value-type="string" calcext:value-type="string">
            <text:p>Hiver 2021</text:p>
          </table:table-cell>
          <table:table-cell office:value-type="string" calcext:value-type="string">
            <text:p>Estelle, Éloi, <text:s/>Siloé</text:p>
          </table:table-cell>
          <table:table-cell table:number-columns-repeated="1005"/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table:style-name="ce2" table:formula="of:=[.O537]+[.P537]" office:value-type="float" office:value="2054" calcext:value-type="float">
            <text:p>2054</text:p>
          </table:table-cell>
          <table:table-cell table:style-name="ce14" office:value-type="string" calcext:value-type="string">
            <text:p><text:s/>6:03:00 45:18:13 1926 <text:s text:c="2"/>128 <text:s/>Le Grand Rocher</text:p>
          </table:table-cell>
          <table:table-cell table:formula="of:=LEFT([.C537];17)" office:value-type="string" office:string-value=" 6:03:00 45:18:13" calcext:value-type="string">
            <text:p><text:s/>6:03:00 45:18:13</text:p>
          </table:table-cell>
          <table:table-cell table:style-name="ce40" table:formula="of:=RIGHT([.D537];8)" office:value-type="string" office:string-value="45:18:13" calcext:value-type="string">
            <text:p>45:18:13</text:p>
          </table:table-cell>
          <table:table-cell table:style-name="ce40" table:formula="of:=LEFT([.C537];8)" office:value-type="string" office:string-value=" 6:03:00" calcext:value-type="string">
            <text:p><text:s/>6:03:00</text:p>
          </table:table-cell>
          <table:table-cell table:formula="of:=LEFT([.C537];22)" office:value-type="string" office:string-value=" 6:03:00 45:18:13 1926" calcext:value-type="string">
            <text:p><text:s/>6:03:00 45:18:13 1926</text:p>
          </table:table-cell>
          <table:table-cell table:style-name="ce40" table:formula="of:=RIGHT([.G537];4)" office:value-type="string" office:string-value="1926" calcext:value-type="string">
            <text:p>1926</text:p>
          </table:table-cell>
          <table:table-cell table:formula="of:=LEFT([.C537];28)" office:value-type="string" office:string-value=" 6:03:00 45:18:13 1926   128" calcext:value-type="string">
            <text:p><text:s/>6:03:00 45:18:13 1926 <text:s text:c="2"/>128</text:p>
          </table:table-cell>
          <table:table-cell table:style-name="ce40" table:formula="of:=RIGHT([.I537];4)" office:value-type="string" office:string-value=" 128" calcext:value-type="string">
            <text:p><text:s/>128</text:p>
          </table:table-cell>
          <table:table-cell table:style-name="ce43" table:formula="of:=[.J537]/[.H537]*100" office:value-type="float" office:value="6.64589823468328" calcext:value-type="float">
            <text:p>6,6</text:p>
          </table:table-cell>
          <table:table-cell table:style-name="ce104"/>
          <table:table-cell table:style-name="ce43" office:value-type="float" office:value="3.5" calcext:value-type="float">
            <text:p>3,5</text:p>
          </table:table-cell>
          <table:table-cell table:style-name="ce46" table:formula="of:=RIGHT([.C537];LEN([.C537])-30)" office:value-type="string" office:string-value="Le Grand Rocher" calcext:value-type="string">
            <text:p>Le Grand Rocher</text:p>
          </table:table-cell>
          <table:table-cell table:formula="of:=VALUE([.H537])" office:value-type="float" office:value="1926" calcext:value-type="float">
            <text:p>1926</text:p>
          </table:table-cell>
          <table:table-cell table:formula="of:=VALUE([.J537])" office:value-type="float" office:value="128" calcext:value-type="float">
            <text:p>128</text:p>
          </table:table-cell>
          <table:table-cell table:style-name="ce2" table:formula="of:=[.O537]+[.P537]" office:value-type="float" office:value="2054" calcext:value-type="float">
            <text:p>2054</text:p>
          </table:table-cell>
          <table:table-cell office:value-type="string" calcext:value-type="string">
            <text:p>Hiver 2021</text:p>
          </table:table-cell>
          <table:table-cell office:value-type="string" calcext:value-type="string">
            <text:p>Estelle, Éloi, Siloé</text:p>
          </table:table-cell>
          <table:table-cell table:number-columns-repeated="1005"/>
        </table:table-row>
        <table:table-row table:style-name="ro1" table:number-rows-repeated="65226">
          <table:table-cell/>
          <table:table-cell table:style-name="ce2"/>
          <table:table-cell table:number-columns-repeated="2"/>
          <table:table-cell table:style-name="ce40"/>
          <table:table-cell table:number-columns-repeated="8"/>
          <table:table-cell table:style-name="ce46"/>
          <table:table-cell table:number-columns-repeated="2"/>
          <table:table-cell table:style-name="ce2"/>
          <table:table-cell table:number-columns-repeated="1007"/>
        </table:table-row>
        <table:table-row table:style-name="ro1" table:number-rows-repeated="9828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AMJ137" table:contains-header="fals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31">00/00/0000</text:date>, <text:time style:data-style-name="N2" text:time-value="07:14:00.7742018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4:24:49.219008739</meta:creation-date>
    <dc:date>2021-05-30T15:53:03.189511789</dc:date>
    <meta:editing-duration>P6DT5H47M1S</meta:editing-duration>
    <meta:editing-cycles>69</meta:editing-cycles>
    <meta:generator>LibreOffice/5.3.6.1$MacOSX_X86_64 LibreOffice_project/686f202eff87ef707079aeb7f485847613344eb7</meta:generator>
    <meta:document-statistic meta:table-count="1" meta:cell-count="9629" meta:object-count="0"/>
  </office:meta>
</office:document-meta>
</file>